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36">
      <style:table-cell-properties style:vertical-align="automatic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исходные_данные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Data Source</text:p>
          </table:table-cell>
          <table:table-cell office:value-type="string" table:style-name="ce2">
            <text:p>World Development Indicators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Last Updated Date</text:p>
          </table:table-cell>
          <table:table-cell office:value-type="date" office:date-value="2026-02-24T00:00:00" table:style-name="ce3">
            <text:p>2026-02-24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Country Name</text:p>
          </table:table-cell>
          <table:table-cell office:value-type="string" table:style-name="ce2">
            <text:p>Country Code</text:p>
          </table:table-cell>
          <table:table-cell office:value-type="string" table:style-name="ce2">
            <text:p>Indicator Name</text:p>
          </table:table-cell>
          <table:table-cell office:value-type="string" table:style-name="ce2">
            <text:p>Indicator Code</text:p>
          </table:table-cell>
          <table:table-cell office:value-type="float" office:value="1960" table:style-name="ce2">
            <text:p>1960</text:p>
          </table:table-cell>
          <table:table-cell office:value-type="float" office:value="1961" table:style-name="ce2">
            <text:p>1961</text:p>
          </table:table-cell>
          <table:table-cell office:value-type="float" office:value="1962" table:style-name="ce2">
            <text:p>1962</text:p>
          </table:table-cell>
          <table:table-cell office:value-type="float" office:value="1963" table:style-name="ce2">
            <text:p>1963</text:p>
          </table:table-cell>
          <table:table-cell office:value-type="float" office:value="1964" table:style-name="ce2">
            <text:p>1964</text:p>
          </table:table-cell>
          <table:table-cell office:value-type="float" office:value="1965" table:style-name="ce2">
            <text:p>1965</text:p>
          </table:table-cell>
          <table:table-cell office:value-type="float" office:value="1966" table:style-name="ce2">
            <text:p>1966</text:p>
          </table:table-cell>
          <table:table-cell office:value-type="float" office:value="1967" table:style-name="ce2">
            <text:p>1967</text:p>
          </table:table-cell>
          <table:table-cell office:value-type="float" office:value="1968" table:style-name="ce2">
            <text:p>1968</text:p>
          </table:table-cell>
          <table:table-cell office:value-type="float" office:value="1969" table:style-name="ce2">
            <text:p>1969</text:p>
          </table:table-cell>
          <table:table-cell office:value-type="float" office:value="1970" table:style-name="ce2">
            <text:p>1970</text:p>
          </table:table-cell>
          <table:table-cell office:value-type="float" office:value="1971" table:style-name="ce2">
            <text:p>1971</text:p>
          </table:table-cell>
          <table:table-cell office:value-type="float" office:value="1972" table:style-name="ce2">
            <text:p>1972</text:p>
          </table:table-cell>
          <table:table-cell office:value-type="float" office:value="1973" table:style-name="ce2">
            <text:p>1973</text:p>
          </table:table-cell>
          <table:table-cell office:value-type="float" office:value="1974" table:style-name="ce2">
            <text:p>1974</text:p>
          </table:table-cell>
          <table:table-cell office:value-type="float" office:value="1975" table:style-name="ce2">
            <text:p>1975</text:p>
          </table:table-cell>
          <table:table-cell office:value-type="float" office:value="1976" table:style-name="ce2">
            <text:p>1976</text:p>
          </table:table-cell>
          <table:table-cell office:value-type="float" office:value="1977" table:style-name="ce2">
            <text:p>1977</text:p>
          </table:table-cell>
          <table:table-cell office:value-type="float" office:value="1978" table:style-name="ce2">
            <text:p>1978</text:p>
          </table:table-cell>
          <table:table-cell office:value-type="float" office:value="1979" table:style-name="ce2">
            <text:p>1979</text:p>
          </table:table-cell>
          <table:table-cell office:value-type="float" office:value="1980" table:style-name="ce2">
            <text:p>1980</text:p>
          </table:table-cell>
          <table:table-cell office:value-type="float" office:value="1981" table:style-name="ce2">
            <text:p>1981</text:p>
          </table:table-cell>
          <table:table-cell office:value-type="float" office:value="1982" table:style-name="ce2">
            <text:p>1982</text:p>
          </table:table-cell>
          <table:table-cell office:value-type="float" office:value="1983" table:style-name="ce2">
            <text:p>1983</text:p>
          </table:table-cell>
          <table:table-cell office:value-type="float" office:value="1984" table:style-name="ce2">
            <text:p>1984</text:p>
          </table:table-cell>
          <table:table-cell office:value-type="float" office:value="1985" table:style-name="ce2">
            <text:p>1985</text:p>
          </table:table-cell>
          <table:table-cell office:value-type="float" office:value="1986" table:style-name="ce2">
            <text:p>1986</text:p>
          </table:table-cell>
          <table:table-cell office:value-type="float" office:value="1987" table:style-name="ce2">
            <text:p>1987</text:p>
          </table:table-cell>
          <table:table-cell office:value-type="float" office:value="1988" table:style-name="ce2">
            <text:p>1988</text:p>
          </table:table-cell>
          <table:table-cell office:value-type="float" office:value="1989" table:style-name="ce2">
            <text:p>1989</text:p>
          </table:table-cell>
          <table:table-cell office:value-type="float" office:value="1990" table:style-name="ce2">
            <text:p>1990</text:p>
          </table:table-cell>
          <table:table-cell office:value-type="float" office:value="1991" table:style-name="ce2">
            <text:p>1991</text:p>
          </table:table-cell>
          <table:table-cell office:value-type="float" office:value="1992" table:style-name="ce2">
            <text:p>1992</text:p>
          </table:table-cell>
          <table:table-cell office:value-type="float" office:value="1993" table:style-name="ce2">
            <text:p>1993</text:p>
          </table:table-cell>
          <table:table-cell office:value-type="float" office:value="1994" table:style-name="ce2">
            <text:p>1994</text:p>
          </table:table-cell>
          <table:table-cell office:value-type="float" office:value="1995" table:style-name="ce2">
            <text:p>1995</text:p>
          </table:table-cell>
          <table:table-cell office:value-type="float" office:value="1996" table:style-name="ce2">
            <text:p>1996</text:p>
          </table:table-cell>
          <table:table-cell office:value-type="float" office:value="1997" table:style-name="ce2">
            <text:p>1997</text:p>
          </table:table-cell>
          <table:table-cell office:value-type="float" office:value="1998" table:style-name="ce2">
            <text:p>1998</text:p>
          </table:table-cell>
          <table:table-cell office:value-type="float" office:value="1999" table:style-name="ce2">
            <text:p>1999</text:p>
          </table:table-cell>
          <table:table-cell office:value-type="float" office:value="2000" table:style-name="ce2">
            <text:p>2000</text:p>
          </table:table-cell>
          <table:table-cell office:value-type="float" office:value="2001" table:style-name="ce2">
            <text:p>2001</text:p>
          </table:table-cell>
          <table:table-cell office:value-type="float" office:value="2002" table:style-name="ce2">
            <text:p>2002</text:p>
          </table:table-cell>
          <table:table-cell office:value-type="float" office:value="2003" table:style-name="ce2">
            <text:p>2003</text:p>
          </table:table-cell>
          <table:table-cell office:value-type="float" office:value="2004" table:style-name="ce2">
            <text:p>2004</text:p>
          </table:table-cell>
          <table:table-cell office:value-type="float" office:value="2005" table:style-name="ce2">
            <text:p>2005</text:p>
          </table:table-cell>
          <table:table-cell office:value-type="float" office:value="2006" table:style-name="ce2">
            <text:p>2006</text:p>
          </table:table-cell>
          <table:table-cell office:value-type="float" office:value="2007" table:style-name="ce2">
            <text:p>2007</text:p>
          </table:table-cell>
          <table:table-cell office:value-type="float" office:value="2008" table:style-name="ce2">
            <text:p>2008</text:p>
          </table:table-cell>
          <table:table-cell office:value-type="float" office:value="2009" table:style-name="ce2">
            <text:p>2009</text:p>
          </table:table-cell>
          <table:table-cell office:value-type="float" office:value="2010" table:style-name="ce2">
            <text:p>2010</text:p>
          </table:table-cell>
          <table:table-cell office:value-type="float" office:value="2011" table:style-name="ce2">
            <text:p>2011</text:p>
          </table:table-cell>
          <table:table-cell office:value-type="float" office:value="2012" table:style-name="ce2">
            <text:p>2012</text:p>
          </table:table-cell>
          <table:table-cell office:value-type="float" office:value="2013" table:style-name="ce2">
            <text:p>2013</text:p>
          </table:table-cell>
          <table:table-cell office:value-type="float" office:value="2014" table:style-name="ce2">
            <text:p>2014</text:p>
          </table:table-cell>
          <table:table-cell office:value-type="float" office:value="2015" table:style-name="ce2">
            <text:p>2015</text:p>
          </table:table-cell>
          <table:table-cell office:value-type="float" office:value="2016" table:style-name="ce2">
            <text:p>2016</text:p>
          </table:table-cell>
          <table:table-cell office:value-type="float" office:value="2017" table:style-name="ce2">
            <text:p>2017</text:p>
          </table:table-cell>
          <table:table-cell office:value-type="float" office:value="2018" table:style-name="ce2">
            <text:p>2018</text:p>
          </table:table-cell>
          <table:table-cell office:value-type="float" office:value="2019" table:style-name="ce2">
            <text:p>2019</text:p>
          </table:table-cell>
          <table:table-cell office:value-type="float" office:value="2020" table:style-name="ce2">
            <text:p>2020</text:p>
          </table:table-cell>
          <table:table-cell office:value-type="float" office:value="2021" table:style-name="ce2">
            <text:p>2021</text:p>
          </table:table-cell>
          <table:table-cell office:value-type="float" office:value="2022" table:style-name="ce2">
            <text:p>2022</text:p>
          </table:table-cell>
          <table:table-cell office:value-type="float" office:value="2023" table:style-name="ce2">
            <text:p>2023</text:p>
          </table:table-cell>
          <table:table-cell office:value-type="float" office:value="2024" table:style-name="ce2">
            <text:p>2024</text:p>
          </table:table-cell>
          <table:table-cell office:value-type="float" office:value="2025" table:style-name="ce2">
            <text:p>2025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Aruba</text:p>
          </table:table-cell>
          <table:table-cell office:value-type="string" table:style-name="ce2">
            <text:p>ABW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4922" table:style-name="ce2">
            <text:p>54922</text:p>
          </table:table-cell>
          <table:table-cell office:value-type="float" office:value="55578" table:style-name="ce2">
            <text:p>55578</text:p>
          </table:table-cell>
          <table:table-cell office:value-type="float" office:value="56320" table:style-name="ce2">
            <text:p>56320</text:p>
          </table:table-cell>
          <table:table-cell office:value-type="float" office:value="57002" table:style-name="ce2">
            <text:p>57002</text:p>
          </table:table-cell>
          <table:table-cell office:value-type="float" office:value="57619" table:style-name="ce2">
            <text:p>57619</text:p>
          </table:table-cell>
          <table:table-cell office:value-type="float" office:value="58190" table:style-name="ce2">
            <text:p>58190</text:p>
          </table:table-cell>
          <table:table-cell office:value-type="float" office:value="58694" table:style-name="ce2">
            <text:p>58694</text:p>
          </table:table-cell>
          <table:table-cell office:value-type="float" office:value="58990" table:style-name="ce2">
            <text:p>58990</text:p>
          </table:table-cell>
          <table:table-cell office:value-type="float" office:value="59069" table:style-name="ce2">
            <text:p>59069</text:p>
          </table:table-cell>
          <table:table-cell office:value-type="float" office:value="59052" table:style-name="ce2">
            <text:p>59052</text:p>
          </table:table-cell>
          <table:table-cell office:value-type="float" office:value="58950" table:style-name="ce2">
            <text:p>58950</text:p>
          </table:table-cell>
          <table:table-cell office:value-type="float" office:value="58781" table:style-name="ce2">
            <text:p>58781</text:p>
          </table:table-cell>
          <table:table-cell office:value-type="float" office:value="58047" table:style-name="ce2">
            <text:p>58047</text:p>
          </table:table-cell>
          <table:table-cell office:value-type="float" office:value="58299" table:style-name="ce2">
            <text:p>58299</text:p>
          </table:table-cell>
          <table:table-cell office:value-type="float" office:value="58349" table:style-name="ce2">
            <text:p>58349</text:p>
          </table:table-cell>
          <table:table-cell office:value-type="float" office:value="58295" table:style-name="ce2">
            <text:p>58295</text:p>
          </table:table-cell>
          <table:table-cell office:value-type="float" office:value="58368" table:style-name="ce2">
            <text:p>58368</text:p>
          </table:table-cell>
          <table:table-cell office:value-type="float" office:value="58580" table:style-name="ce2">
            <text:p>58580</text:p>
          </table:table-cell>
          <table:table-cell office:value-type="float" office:value="58776" table:style-name="ce2">
            <text:p>58776</text:p>
          </table:table-cell>
          <table:table-cell office:value-type="float" office:value="59191" table:style-name="ce2">
            <text:p>59191</text:p>
          </table:table-cell>
          <table:table-cell office:value-type="float" office:value="59909" table:style-name="ce2">
            <text:p>59909</text:p>
          </table:table-cell>
          <table:table-cell office:value-type="float" office:value="60563" table:style-name="ce2">
            <text:p>60563</text:p>
          </table:table-cell>
          <table:table-cell office:value-type="float" office:value="61276" table:style-name="ce2">
            <text:p>61276</text:p>
          </table:table-cell>
          <table:table-cell office:value-type="float" office:value="62228" table:style-name="ce2">
            <text:p>62228</text:p>
          </table:table-cell>
          <table:table-cell office:value-type="float" office:value="62901" table:style-name="ce2">
            <text:p>62901</text:p>
          </table:table-cell>
          <table:table-cell office:value-type="float" office:value="61728" table:style-name="ce2">
            <text:p>61728</text:p>
          </table:table-cell>
          <table:table-cell office:value-type="float" office:value="59931" table:style-name="ce2">
            <text:p>59931</text:p>
          </table:table-cell>
          <table:table-cell office:value-type="float" office:value="59159" table:style-name="ce2">
            <text:p>59159</text:p>
          </table:table-cell>
          <table:table-cell office:value-type="float" office:value="59331" table:style-name="ce2">
            <text:p>59331</text:p>
          </table:table-cell>
          <table:table-cell office:value-type="float" office:value="60443" table:style-name="ce2">
            <text:p>60443</text:p>
          </table:table-cell>
          <table:table-cell office:value-type="float" office:value="62753" table:style-name="ce2">
            <text:p>62753</text:p>
          </table:table-cell>
          <table:table-cell office:value-type="float" office:value="65896" table:style-name="ce2">
            <text:p>65896</text:p>
          </table:table-cell>
          <table:table-cell office:value-type="float" office:value="69005" table:style-name="ce2">
            <text:p>69005</text:p>
          </table:table-cell>
          <table:table-cell office:value-type="float" office:value="73685" table:style-name="ce2">
            <text:p>73685</text:p>
          </table:table-cell>
          <table:table-cell office:value-type="float" office:value="77595" table:style-name="ce2">
            <text:p>77595</text:p>
          </table:table-cell>
          <table:table-cell office:value-type="float" office:value="79805" table:style-name="ce2">
            <text:p>79805</text:p>
          </table:table-cell>
          <table:table-cell office:value-type="float" office:value="83021" table:style-name="ce2">
            <text:p>83021</text:p>
          </table:table-cell>
          <table:table-cell office:value-type="float" office:value="86301" table:style-name="ce2">
            <text:p>86301</text:p>
          </table:table-cell>
          <table:table-cell office:value-type="float" office:value="88451" table:style-name="ce2">
            <text:p>88451</text:p>
          </table:table-cell>
          <table:table-cell office:value-type="float" office:value="89659" table:style-name="ce2">
            <text:p>89659</text:p>
          </table:table-cell>
          <table:table-cell office:value-type="float" office:value="90588" table:style-name="ce2">
            <text:p>90588</text:p>
          </table:table-cell>
          <table:table-cell office:value-type="float" office:value="91439" table:style-name="ce2">
            <text:p>91439</text:p>
          </table:table-cell>
          <table:table-cell office:value-type="float" office:value="92074" table:style-name="ce2">
            <text:p>92074</text:p>
          </table:table-cell>
          <table:table-cell office:value-type="float" office:value="93128" table:style-name="ce2">
            <text:p>93128</text:p>
          </table:table-cell>
          <table:table-cell office:value-type="float" office:value="95138" table:style-name="ce2">
            <text:p>95138</text:p>
          </table:table-cell>
          <table:table-cell office:value-type="float" office:value="97635" table:style-name="ce2">
            <text:p>97635</text:p>
          </table:table-cell>
          <table:table-cell office:value-type="float" office:value="99405" table:style-name="ce2">
            <text:p>99405</text:p>
          </table:table-cell>
          <table:table-cell office:value-type="float" office:value="100150" table:style-name="ce2">
            <text:p>100150</text:p>
          </table:table-cell>
          <table:table-cell office:value-type="float" office:value="100917" table:style-name="ce2">
            <text:p>100917</text:p>
          </table:table-cell>
          <table:table-cell office:value-type="float" office:value="101604" table:style-name="ce2">
            <text:p>101604</text:p>
          </table:table-cell>
          <table:table-cell office:value-type="float" office:value="101838" table:style-name="ce2">
            <text:p>101838</text:p>
          </table:table-cell>
          <table:table-cell office:value-type="float" office:value="102591" table:style-name="ce2">
            <text:p>102591</text:p>
          </table:table-cell>
          <table:table-cell office:value-type="float" office:value="104110" table:style-name="ce2">
            <text:p>104110</text:p>
          </table:table-cell>
          <table:table-cell office:value-type="float" office:value="105675" table:style-name="ce2">
            <text:p>105675</text:p>
          </table:table-cell>
          <table:table-cell office:value-type="float" office:value="106807" table:style-name="ce2">
            <text:p>106807</text:p>
          </table:table-cell>
          <table:table-cell office:value-type="float" office:value="107906" table:style-name="ce2">
            <text:p>107906</text:p>
          </table:table-cell>
          <table:table-cell office:value-type="float" office:value="108727" table:style-name="ce2">
            <text:p>108727</text:p>
          </table:table-cell>
          <table:table-cell office:value-type="float" office:value="108735" table:style-name="ce2">
            <text:p>108735</text:p>
          </table:table-cell>
          <table:table-cell office:value-type="float" office:value="108908" table:style-name="ce2">
            <text:p>108908</text:p>
          </table:table-cell>
          <table:table-cell office:value-type="float" office:value="109203" table:style-name="ce2">
            <text:p>109203</text:p>
          </table:table-cell>
          <table:table-cell office:value-type="float" office:value="108587" table:style-name="ce2">
            <text:p>108587</text:p>
          </table:table-cell>
          <table:table-cell office:value-type="float" office:value="107700" table:style-name="ce2">
            <text:p>107700</text:p>
          </table:table-cell>
          <table:table-cell office:value-type="float" office:value="107310" table:style-name="ce2">
            <text:p>107310</text:p>
          </table:table-cell>
          <table:table-cell office:value-type="float" office:value="107359" table:style-name="ce2">
            <text:p>107359</text:p>
          </table:table-cell>
          <table:table-cell office:value-type="float" office:value="107995" table:style-name="ce2">
            <text:p>107995</text:p>
          </table:table-cell>
          <table:table-cell table:number-columns-repeated="16315" table:style-name="ce1"/>
        </table:table-row>
        <table:table-row table:style-name="ro1">
          <table:table-cell office:value-type="string" table:style-name="ce2">
            <text:p>Africa Eastern and Southern</text:p>
          </table:table-cell>
          <table:table-cell office:value-type="string" table:style-name="ce2">
            <text:p>AFE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30075728" table:style-name="ce2">
            <text:p>130075728</text:p>
          </table:table-cell>
          <table:table-cell office:value-type="float" office:value="133534923" table:style-name="ce2">
            <text:p>133534923</text:p>
          </table:table-cell>
          <table:table-cell office:value-type="float" office:value="137171659" table:style-name="ce2">
            <text:p>137171659</text:p>
          </table:table-cell>
          <table:table-cell office:value-type="float" office:value="140945536" table:style-name="ce2">
            <text:p>140945536</text:p>
          </table:table-cell>
          <table:table-cell office:value-type="float" office:value="144904094" table:style-name="ce2">
            <text:p>144904094</text:p>
          </table:table-cell>
          <table:table-cell office:value-type="float" office:value="149033472" table:style-name="ce2">
            <text:p>149033472</text:p>
          </table:table-cell>
          <table:table-cell office:value-type="float" office:value="153281203" table:style-name="ce2">
            <text:p>153281203</text:p>
          </table:table-cell>
          <table:table-cell office:value-type="float" office:value="157704381" table:style-name="ce2">
            <text:p>157704381</text:p>
          </table:table-cell>
          <table:table-cell office:value-type="float" office:value="162329396" table:style-name="ce2">
            <text:p>162329396</text:p>
          </table:table-cell>
          <table:table-cell office:value-type="float" office:value="167088245" table:style-name="ce2">
            <text:p>167088245</text:p>
          </table:table-cell>
          <table:table-cell office:value-type="float" office:value="171984985" table:style-name="ce2">
            <text:p>171984985</text:p>
          </table:table-cell>
          <table:table-cell office:value-type="float" office:value="177022314" table:style-name="ce2">
            <text:p>177022314</text:p>
          </table:table-cell>
          <table:table-cell office:value-type="float" office:value="182126556" table:style-name="ce2">
            <text:p>182126556</text:p>
          </table:table-cell>
          <table:table-cell office:value-type="float" office:value="187524135" table:style-name="ce2">
            <text:p>187524135</text:p>
          </table:table-cell>
          <table:table-cell office:value-type="float" office:value="193186642" table:style-name="ce2">
            <text:p>193186642</text:p>
          </table:table-cell>
          <table:table-cell office:value-type="float" office:value="198914573" table:style-name="ce2">
            <text:p>198914573</text:p>
          </table:table-cell>
          <table:table-cell office:value-type="float" office:value="204802976" table:style-name="ce2">
            <text:p>204802976</text:p>
          </table:table-cell>
          <table:table-cell office:value-type="float" office:value="210680842" table:style-name="ce2">
            <text:p>210680842</text:p>
          </table:table-cell>
          <table:table-cell office:value-type="float" office:value="217074286" table:style-name="ce2">
            <text:p>217074286</text:p>
          </table:table-cell>
          <table:table-cell office:value-type="float" office:value="223974122" table:style-name="ce2">
            <text:p>223974122</text:p>
          </table:table-cell>
          <table:table-cell office:value-type="float" office:value="230792729" table:style-name="ce2">
            <text:p>230792729</text:p>
          </table:table-cell>
          <table:table-cell office:value-type="float" office:value="238043099" table:style-name="ce2">
            <text:p>238043099</text:p>
          </table:table-cell>
          <table:table-cell office:value-type="float" office:value="245822010" table:style-name="ce2">
            <text:p>245822010</text:p>
          </table:table-cell>
          <table:table-cell office:value-type="float" office:value="253644643" table:style-name="ce2">
            <text:p>253644643</text:p>
          </table:table-cell>
          <table:table-cell office:value-type="float" office:value="261458202" table:style-name="ce2">
            <text:p>261458202</text:p>
          </table:table-cell>
          <table:table-cell office:value-type="float" office:value="269450407" table:style-name="ce2">
            <text:p>269450407</text:p>
          </table:table-cell>
          <table:table-cell office:value-type="float" office:value="277621771" table:style-name="ce2">
            <text:p>277621771</text:p>
          </table:table-cell>
          <table:table-cell office:value-type="float" office:value="286067346" table:style-name="ce2">
            <text:p>286067346</text:p>
          </table:table-cell>
          <table:table-cell office:value-type="float" office:value="294498625" table:style-name="ce2">
            <text:p>294498625</text:p>
          </table:table-cell>
          <table:table-cell office:value-type="float" office:value="302939121" table:style-name="ce2">
            <text:p>302939121</text:p>
          </table:table-cell>
          <table:table-cell office:value-type="float" office:value="311748681" table:style-name="ce2">
            <text:p>311748681</text:p>
          </table:table-cell>
          <table:table-cell office:value-type="float" office:value="320442961" table:style-name="ce2">
            <text:p>320442961</text:p>
          </table:table-cell>
          <table:table-cell office:value-type="float" office:value="329082707" table:style-name="ce2">
            <text:p>329082707</text:p>
          </table:table-cell>
          <table:table-cell office:value-type="float" office:value="338324002" table:style-name="ce2">
            <text:p>338324002</text:p>
          </table:table-cell>
          <table:table-cell office:value-type="float" office:value="347441809" table:style-name="ce2">
            <text:p>347441809</text:p>
          </table:table-cell>
          <table:table-cell office:value-type="float" office:value="356580375" table:style-name="ce2">
            <text:p>356580375</text:p>
          </table:table-cell>
          <table:table-cell office:value-type="float" office:value="366138524" table:style-name="ce2">
            <text:p>366138524</text:p>
          </table:table-cell>
          <table:table-cell office:value-type="float" office:value="375646235" table:style-name="ce2">
            <text:p>375646235</text:p>
          </table:table-cell>
          <table:table-cell office:value-type="float" office:value="385505757" table:style-name="ce2">
            <text:p>385505757</text:p>
          </table:table-cell>
          <table:table-cell office:value-type="float" office:value="395750933" table:style-name="ce2">
            <text:p>395750933</text:p>
          </table:table-cell>
          <table:table-cell office:value-type="float" office:value="406156661" table:style-name="ce2">
            <text:p>406156661</text:p>
          </table:table-cell>
          <table:table-cell office:value-type="float" office:value="416807868" table:style-name="ce2">
            <text:p>416807868</text:p>
          </table:table-cell>
          <table:table-cell office:value-type="float" office:value="427820358" table:style-name="ce2">
            <text:p>427820358</text:p>
          </table:table-cell>
          <table:table-cell office:value-type="float" office:value="439173286" table:style-name="ce2">
            <text:p>439173286</text:p>
          </table:table-cell>
          <table:table-cell office:value-type="float" office:value="450928044" table:style-name="ce2">
            <text:p>450928044</text:p>
          </table:table-cell>
          <table:table-cell office:value-type="float" office:value="463076637" table:style-name="ce2">
            <text:p>463076637</text:p>
          </table:table-cell>
          <table:table-cell office:value-type="float" office:value="475606210" table:style-name="ce2">
            <text:p>475606210</text:p>
          </table:table-cell>
          <table:table-cell office:value-type="float" office:value="488580707" table:style-name="ce2">
            <text:p>488580707</text:p>
          </table:table-cell>
          <table:table-cell office:value-type="float" office:value="502070763" table:style-name="ce2">
            <text:p>502070763</text:p>
          </table:table-cell>
          <table:table-cell office:value-type="float" office:value="516003448" table:style-name="ce2">
            <text:p>516003448</text:p>
          </table:table-cell>
          <table:table-cell office:value-type="float" office:value="530308387" table:style-name="ce2">
            <text:p>530308387</text:p>
          </table:table-cell>
          <table:table-cell office:value-type="float" office:value="544737983" table:style-name="ce2">
            <text:p>544737983</text:p>
          </table:table-cell>
          <table:table-cell office:value-type="float" office:value="559609961" table:style-name="ce2">
            <text:p>559609961</text:p>
          </table:table-cell>
          <table:table-cell office:value-type="float" office:value="575202699" table:style-name="ce2">
            <text:p>575202699</text:p>
          </table:table-cell>
          <table:table-cell office:value-type="float" office:value="590968990" table:style-name="ce2">
            <text:p>590968990</text:p>
          </table:table-cell>
          <table:table-cell office:value-type="float" office:value="607123269" table:style-name="ce2">
            <text:p>607123269</text:p>
          </table:table-cell>
          <table:table-cell office:value-type="float" office:value="623369401" table:style-name="ce2">
            <text:p>623369401</text:p>
          </table:table-cell>
          <table:table-cell office:value-type="float" office:value="640058741" table:style-name="ce2">
            <text:p>640058741</text:p>
          </table:table-cell>
          <table:table-cell office:value-type="float" office:value="657801085" table:style-name="ce2">
            <text:p>657801085</text:p>
          </table:table-cell>
          <table:table-cell office:value-type="float" office:value="675950189" table:style-name="ce2">
            <text:p>675950189</text:p>
          </table:table-cell>
          <table:table-cell office:value-type="float" office:value="694446100" table:style-name="ce2">
            <text:p>694446100</text:p>
          </table:table-cell>
          <table:table-cell office:value-type="float" office:value="713090928" table:style-name="ce2">
            <text:p>713090928</text:p>
          </table:table-cell>
          <table:table-cell office:value-type="float" office:value="731821393" table:style-name="ce2">
            <text:p>731821393</text:p>
          </table:table-cell>
          <table:table-cell office:value-type="float" office:value="750491370" table:style-name="ce2">
            <text:p>750491370</text:p>
          </table:table-cell>
          <table:table-cell office:value-type="float" office:value="769280888" table:style-name="ce2">
            <text:p>769280888</text:p>
          </table:table-cell>
          <table:table-cell table:number-columns-repeated="16315" table:style-name="ce1"/>
        </table:table-row>
        <table:table-row table:style-name="ro1">
          <table:table-cell office:value-type="string" table:style-name="ce2">
            <text:p>Afghanistan</text:p>
          </table:table-cell>
          <table:table-cell office:value-type="string" table:style-name="ce2">
            <text:p>AFG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9035043" table:style-name="ce2">
            <text:p>9035043</text:p>
          </table:table-cell>
          <table:table-cell office:value-type="float" office:value="9214083" table:style-name="ce2">
            <text:p>9214083</text:p>
          </table:table-cell>
          <table:table-cell office:value-type="float" office:value="9404406" table:style-name="ce2">
            <text:p>9404406</text:p>
          </table:table-cell>
          <table:table-cell office:value-type="float" office:value="9604487" table:style-name="ce2">
            <text:p>9604487</text:p>
          </table:table-cell>
          <table:table-cell office:value-type="float" office:value="9814318" table:style-name="ce2">
            <text:p>9814318</text:p>
          </table:table-cell>
          <table:table-cell office:value-type="float" office:value="10036008" table:style-name="ce2">
            <text:p>10036008</text:p>
          </table:table-cell>
          <table:table-cell office:value-type="float" office:value="10266395" table:style-name="ce2">
            <text:p>10266395</text:p>
          </table:table-cell>
          <table:table-cell office:value-type="float" office:value="10505959" table:style-name="ce2">
            <text:p>10505959</text:p>
          </table:table-cell>
          <table:table-cell office:value-type="float" office:value="10756922" table:style-name="ce2">
            <text:p>10756922</text:p>
          </table:table-cell>
          <table:table-cell office:value-type="float" office:value="11017409" table:style-name="ce2">
            <text:p>11017409</text:p>
          </table:table-cell>
          <table:table-cell office:value-type="float" office:value="11290128" table:style-name="ce2">
            <text:p>11290128</text:p>
          </table:table-cell>
          <table:table-cell office:value-type="float" office:value="11567667" table:style-name="ce2">
            <text:p>11567667</text:p>
          </table:table-cell>
          <table:table-cell office:value-type="float" office:value="11853696" table:style-name="ce2">
            <text:p>11853696</text:p>
          </table:table-cell>
          <table:table-cell office:value-type="float" office:value="12157999" table:style-name="ce2">
            <text:p>12157999</text:p>
          </table:table-cell>
          <table:table-cell office:value-type="float" office:value="12469127" table:style-name="ce2">
            <text:p>12469127</text:p>
          </table:table-cell>
          <table:table-cell office:value-type="float" office:value="12773954" table:style-name="ce2">
            <text:p>12773954</text:p>
          </table:table-cell>
          <table:table-cell office:value-type="float" office:value="13059851" table:style-name="ce2">
            <text:p>13059851</text:p>
          </table:table-cell>
          <table:table-cell office:value-type="float" office:value="13340756" table:style-name="ce2">
            <text:p>13340756</text:p>
          </table:table-cell>
          <table:table-cell office:value-type="float" office:value="13611441" table:style-name="ce2">
            <text:p>13611441</text:p>
          </table:table-cell>
          <table:table-cell office:value-type="float" office:value="13655567" table:style-name="ce2">
            <text:p>13655567</text:p>
          </table:table-cell>
          <table:table-cell office:value-type="float" office:value="13169311" table:style-name="ce2">
            <text:p>13169311</text:p>
          </table:table-cell>
          <table:table-cell office:value-type="float" office:value="11937581" table:style-name="ce2">
            <text:p>11937581</text:p>
          </table:table-cell>
          <table:table-cell office:value-type="float" office:value="10991378" table:style-name="ce2">
            <text:p>10991378</text:p>
          </table:table-cell>
          <table:table-cell office:value-type="float" office:value="10917982" table:style-name="ce2">
            <text:p>10917982</text:p>
          </table:table-cell>
          <table:table-cell office:value-type="float" office:value="11190221" table:style-name="ce2">
            <text:p>11190221</text:p>
          </table:table-cell>
          <table:table-cell office:value-type="float" office:value="11426852" table:style-name="ce2">
            <text:p>11426852</text:p>
          </table:table-cell>
          <table:table-cell office:value-type="float" office:value="11420074" table:style-name="ce2">
            <text:p>11420074</text:p>
          </table:table-cell>
          <table:table-cell office:value-type="float" office:value="11387818" table:style-name="ce2">
            <text:p>11387818</text:p>
          </table:table-cell>
          <table:table-cell office:value-type="float" office:value="11523298" table:style-name="ce2">
            <text:p>11523298</text:p>
          </table:table-cell>
          <table:table-cell office:value-type="float" office:value="11874088" table:style-name="ce2">
            <text:p>11874088</text:p>
          </table:table-cell>
          <table:table-cell office:value-type="float" office:value="12045660" table:style-name="ce2">
            <text:p>12045660</text:p>
          </table:table-cell>
          <table:table-cell office:value-type="float" office:value="12238879" table:style-name="ce2">
            <text:p>12238879</text:p>
          </table:table-cell>
          <table:table-cell office:value-type="float" office:value="13278974" table:style-name="ce2">
            <text:p>13278974</text:p>
          </table:table-cell>
          <table:table-cell office:value-type="float" office:value="14943172" table:style-name="ce2">
            <text:p>14943172</text:p>
          </table:table-cell>
          <table:table-cell office:value-type="float" office:value="16250794" table:style-name="ce2">
            <text:p>16250794</text:p>
          </table:table-cell>
          <table:table-cell office:value-type="float" office:value="17065836" table:style-name="ce2">
            <text:p>17065836</text:p>
          </table:table-cell>
          <table:table-cell office:value-type="float" office:value="17763266" table:style-name="ce2">
            <text:p>17763266</text:p>
          </table:table-cell>
          <table:table-cell office:value-type="float" office:value="18452091" table:style-name="ce2">
            <text:p>18452091</text:p>
          </table:table-cell>
          <table:table-cell office:value-type="float" office:value="19159996" table:style-name="ce2">
            <text:p>19159996</text:p>
          </table:table-cell>
          <table:table-cell office:value-type="float" office:value="19887785" table:style-name="ce2">
            <text:p>19887785</text:p>
          </table:table-cell>
          <table:table-cell office:value-type="float" office:value="20130327" table:style-name="ce2">
            <text:p>20130327</text:p>
          </table:table-cell>
          <table:table-cell office:value-type="float" office:value="20284307" table:style-name="ce2">
            <text:p>20284307</text:p>
          </table:table-cell>
          <table:table-cell office:value-type="float" office:value="21378117" table:style-name="ce2">
            <text:p>21378117</text:p>
          </table:table-cell>
          <table:table-cell office:value-type="float" office:value="22733049" table:style-name="ce2">
            <text:p>22733049</text:p>
          </table:table-cell>
          <table:table-cell office:value-type="float" office:value="23560654" table:style-name="ce2">
            <text:p>23560654</text:p>
          </table:table-cell>
          <table:table-cell office:value-type="float" office:value="24404567" table:style-name="ce2">
            <text:p>24404567</text:p>
          </table:table-cell>
          <table:table-cell office:value-type="float" office:value="25424094" table:style-name="ce2">
            <text:p>25424094</text:p>
          </table:table-cell>
          <table:table-cell office:value-type="float" office:value="25909852" table:style-name="ce2">
            <text:p>25909852</text:p>
          </table:table-cell>
          <table:table-cell office:value-type="float" office:value="26482622" table:style-name="ce2">
            <text:p>26482622</text:p>
          </table:table-cell>
          <table:table-cell office:value-type="float" office:value="27466101" table:style-name="ce2">
            <text:p>27466101</text:p>
          </table:table-cell>
          <table:table-cell office:value-type="float" office:value="28284089" table:style-name="ce2">
            <text:p>28284089</text:p>
          </table:table-cell>
          <table:table-cell office:value-type="float" office:value="29347708" table:style-name="ce2">
            <text:p>29347708</text:p>
          </table:table-cell>
          <table:table-cell office:value-type="float" office:value="30560034" table:style-name="ce2">
            <text:p>30560034</text:p>
          </table:table-cell>
          <table:table-cell office:value-type="float" office:value="31622704" table:style-name="ce2">
            <text:p>31622704</text:p>
          </table:table-cell>
          <table:table-cell office:value-type="float" office:value="32792523" table:style-name="ce2">
            <text:p>32792523</text:p>
          </table:table-cell>
          <table:table-cell office:value-type="float" office:value="33831764" table:style-name="ce2">
            <text:p>33831764</text:p>
          </table:table-cell>
          <table:table-cell office:value-type="float" office:value="34700612" table:style-name="ce2">
            <text:p>34700612</text:p>
          </table:table-cell>
          <table:table-cell office:value-type="float" office:value="35688935" table:style-name="ce2">
            <text:p>35688935</text:p>
          </table:table-cell>
          <table:table-cell office:value-type="float" office:value="36743039" table:style-name="ce2">
            <text:p>36743039</text:p>
          </table:table-cell>
          <table:table-cell office:value-type="float" office:value="37856121" table:style-name="ce2">
            <text:p>37856121</text:p>
          </table:table-cell>
          <table:table-cell office:value-type="float" office:value="39068979" table:style-name="ce2">
            <text:p>39068979</text:p>
          </table:table-cell>
          <table:table-cell office:value-type="float" office:value="40000412" table:style-name="ce2">
            <text:p>40000412</text:p>
          </table:table-cell>
          <table:table-cell office:value-type="float" office:value="40578842" table:style-name="ce2">
            <text:p>40578842</text:p>
          </table:table-cell>
          <table:table-cell office:value-type="float" office:value="41454761" table:style-name="ce2">
            <text:p>41454761</text:p>
          </table:table-cell>
          <table:table-cell office:value-type="float" office:value="42647492" table:style-name="ce2">
            <text:p>42647492</text:p>
          </table:table-cell>
          <table:table-cell table:number-columns-repeated="16315" table:style-name="ce1"/>
        </table:table-row>
        <table:table-row table:style-name="ro1">
          <table:table-cell office:value-type="string" table:style-name="ce2">
            <text:p>Africa Western and Central</text:p>
          </table:table-cell>
          <table:table-cell office:value-type="string" table:style-name="ce2">
            <text:p>AFW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97630925" table:style-name="ce2">
            <text:p>97630925</text:p>
          </table:table-cell>
          <table:table-cell office:value-type="float" office:value="99706674" table:style-name="ce2">
            <text:p>99706674</text:p>
          </table:table-cell>
          <table:table-cell office:value-type="float" office:value="101854756" table:style-name="ce2">
            <text:p>101854756</text:p>
          </table:table-cell>
          <table:table-cell office:value-type="float" office:value="104089175" table:style-name="ce2">
            <text:p>104089175</text:p>
          </table:table-cell>
          <table:table-cell office:value-type="float" office:value="106388440" table:style-name="ce2">
            <text:p>106388440</text:p>
          </table:table-cell>
          <table:table-cell office:value-type="float" office:value="108772632" table:style-name="ce2">
            <text:p>108772632</text:p>
          </table:table-cell>
          <table:table-cell office:value-type="float" office:value="111246953" table:style-name="ce2">
            <text:p>111246953</text:p>
          </table:table-cell>
          <table:table-cell office:value-type="float" office:value="113795019" table:style-name="ce2">
            <text:p>113795019</text:p>
          </table:table-cell>
          <table:table-cell office:value-type="float" office:value="116444636" table:style-name="ce2">
            <text:p>116444636</text:p>
          </table:table-cell>
          <table:table-cell office:value-type="float" office:value="119203521" table:style-name="ce2">
            <text:p>119203521</text:p>
          </table:table-cell>
          <table:table-cell office:value-type="float" office:value="122086536" table:style-name="ce2">
            <text:p>122086536</text:p>
          </table:table-cell>
          <table:table-cell office:value-type="float" office:value="125072948" table:style-name="ce2">
            <text:p>125072948</text:p>
          </table:table-cell>
          <table:table-cell office:value-type="float" office:value="128176494" table:style-name="ce2">
            <text:p>128176494</text:p>
          </table:table-cell>
          <table:table-cell office:value-type="float" office:value="131449942" table:style-name="ce2">
            <text:p>131449942</text:p>
          </table:table-cell>
          <table:table-cell office:value-type="float" office:value="134911581" table:style-name="ce2">
            <text:p>134911581</text:p>
          </table:table-cell>
          <table:table-cell office:value-type="float" office:value="138569918" table:style-name="ce2">
            <text:p>138569918</text:p>
          </table:table-cell>
          <table:table-cell office:value-type="float" office:value="142337272" table:style-name="ce2">
            <text:p>142337272</text:p>
          </table:table-cell>
          <table:table-cell office:value-type="float" office:value="146258576" table:style-name="ce2">
            <text:p>146258576</text:p>
          </table:table-cell>
          <table:table-cell office:value-type="float" office:value="150402616" table:style-name="ce2">
            <text:p>150402616</text:p>
          </table:table-cell>
          <table:table-cell office:value-type="float" office:value="154721711" table:style-name="ce2">
            <text:p>154721711</text:p>
          </table:table-cell>
          <table:table-cell office:value-type="float" office:value="159166518" table:style-name="ce2">
            <text:p>159166518</text:p>
          </table:table-cell>
          <table:table-cell office:value-type="float" office:value="163762473" table:style-name="ce2">
            <text:p>163762473</text:p>
          </table:table-cell>
          <table:table-cell office:value-type="float" office:value="168585118" table:style-name="ce2">
            <text:p>168585118</text:p>
          </table:table-cell>
          <table:table-cell office:value-type="float" office:value="173255157" table:style-name="ce2">
            <text:p>173255157</text:p>
          </table:table-cell>
          <table:table-cell office:value-type="float" office:value="177880746" table:style-name="ce2">
            <text:p>177880746</text:p>
          </table:table-cell>
          <table:table-cell office:value-type="float" office:value="182811038" table:style-name="ce2">
            <text:p>182811038</text:p>
          </table:table-cell>
          <table:table-cell office:value-type="float" office:value="187889141" table:style-name="ce2">
            <text:p>187889141</text:p>
          </table:table-cell>
          <table:table-cell office:value-type="float" office:value="193104347" table:style-name="ce2">
            <text:p>193104347</text:p>
          </table:table-cell>
          <table:table-cell office:value-type="float" office:value="198485027" table:style-name="ce2">
            <text:p>198485027</text:p>
          </table:table-cell>
          <table:table-cell office:value-type="float" office:value="204062274" table:style-name="ce2">
            <text:p>204062274</text:p>
          </table:table-cell>
          <table:table-cell office:value-type="float" office:value="209566031" table:style-name="ce2">
            <text:p>209566031</text:p>
          </table:table-cell>
          <table:table-cell office:value-type="float" office:value="215178709" table:style-name="ce2">
            <text:p>215178709</text:p>
          </table:table-cell>
          <table:table-cell office:value-type="float" office:value="221191375" table:style-name="ce2">
            <text:p>221191375</text:p>
          </table:table-cell>
          <table:table-cell office:value-type="float" office:value="227246778" table:style-name="ce2">
            <text:p>227246778</text:p>
          </table:table-cell>
          <table:table-cell office:value-type="float" office:value="233360104" table:style-name="ce2">
            <text:p>233360104</text:p>
          </table:table-cell>
          <table:table-cell office:value-type="float" office:value="239801875" table:style-name="ce2">
            <text:p>239801875</text:p>
          </table:table-cell>
          <table:table-cell office:value-type="float" office:value="246415446" table:style-name="ce2">
            <text:p>246415446</text:p>
          </table:table-cell>
          <table:table-cell office:value-type="float" office:value="253207584" table:style-name="ce2">
            <text:p>253207584</text:p>
          </table:table-cell>
          <table:table-cell office:value-type="float" office:value="260297834" table:style-name="ce2">
            <text:p>260297834</text:p>
          </table:table-cell>
          <table:table-cell office:value-type="float" office:value="267506298" table:style-name="ce2">
            <text:p>267506298</text:p>
          </table:table-cell>
          <table:table-cell office:value-type="float" office:value="274968446" table:style-name="ce2">
            <text:p>274968446</text:p>
          </table:table-cell>
          <table:table-cell office:value-type="float" office:value="282780717" table:style-name="ce2">
            <text:p>282780717</text:p>
          </table:table-cell>
          <table:table-cell office:value-type="float" office:value="290841795" table:style-name="ce2">
            <text:p>290841795</text:p>
          </table:table-cell>
          <table:table-cell office:value-type="float" office:value="299142845" table:style-name="ce2">
            <text:p>299142845</text:p>
          </table:table-cell>
          <table:table-cell office:value-type="float" office:value="307725100" table:style-name="ce2">
            <text:p>307725100</text:p>
          </table:table-cell>
          <table:table-cell office:value-type="float" office:value="316588476" table:style-name="ce2">
            <text:p>316588476</text:p>
          </table:table-cell>
          <table:table-cell office:value-type="float" office:value="325663158" table:style-name="ce2">
            <text:p>325663158</text:p>
          </table:table-cell>
          <table:table-cell office:value-type="float" office:value="334984176" table:style-name="ce2">
            <text:p>334984176</text:p>
          </table:table-cell>
          <table:table-cell office:value-type="float" office:value="344586109" table:style-name="ce2">
            <text:p>344586109</text:p>
          </table:table-cell>
          <table:table-cell office:value-type="float" office:value="354343844" table:style-name="ce2">
            <text:p>354343844</text:p>
          </table:table-cell>
          <table:table-cell office:value-type="float" office:value="364358270" table:style-name="ce2">
            <text:p>364358270</text:p>
          </table:table-cell>
          <table:table-cell office:value-type="float" office:value="374790143" table:style-name="ce2">
            <text:p>374790143</text:p>
          </table:table-cell>
          <table:table-cell office:value-type="float" office:value="385360349" table:style-name="ce2">
            <text:p>385360349</text:p>
          </table:table-cell>
          <table:table-cell office:value-type="float" office:value="396030207" table:style-name="ce2">
            <text:p>396030207</text:p>
          </table:table-cell>
          <table:table-cell office:value-type="float" office:value="406992047" table:style-name="ce2">
            <text:p>406992047</text:p>
          </table:table-cell>
          <table:table-cell office:value-type="float" office:value="418127845" table:style-name="ce2">
            <text:p>418127845</text:p>
          </table:table-cell>
          <table:table-cell office:value-type="float" office:value="429454743" table:style-name="ce2">
            <text:p>429454743</text:p>
          </table:table-cell>
          <table:table-cell office:value-type="float" office:value="440882906" table:style-name="ce2">
            <text:p>440882906</text:p>
          </table:table-cell>
          <table:table-cell office:value-type="float" office:value="452195915" table:style-name="ce2">
            <text:p>452195915</text:p>
          </table:table-cell>
          <table:table-cell office:value-type="float" office:value="463365429" table:style-name="ce2">
            <text:p>463365429</text:p>
          </table:table-cell>
          <table:table-cell office:value-type="float" office:value="474569351" table:style-name="ce2">
            <text:p>474569351</text:p>
          </table:table-cell>
          <table:table-cell office:value-type="float" office:value="485920997" table:style-name="ce2">
            <text:p>485920997</text:p>
          </table:table-cell>
          <table:table-cell office:value-type="float" office:value="497387180" table:style-name="ce2">
            <text:p>497387180</text:p>
          </table:table-cell>
          <table:table-cell office:value-type="float" office:value="509398589" table:style-name="ce2">
            <text:p>509398589</text:p>
          </table:table-cell>
          <table:table-cell office:value-type="float" office:value="521764076" table:style-name="ce2">
            <text:p>521764076</text:p>
          </table:table-cell>
          <table:table-cell table:number-columns-repeated="16315" table:style-name="ce1"/>
        </table:table-row>
        <table:table-row table:style-name="ro1">
          <table:table-cell office:value-type="string" table:style-name="ce2">
            <text:p>Angola</text:p>
          </table:table-cell>
          <table:table-cell office:value-type="string" table:style-name="ce2">
            <text:p>AGO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231654" table:style-name="ce2">
            <text:p>5231654</text:p>
          </table:table-cell>
          <table:table-cell office:value-type="float" office:value="5301583" table:style-name="ce2">
            <text:p>5301583</text:p>
          </table:table-cell>
          <table:table-cell office:value-type="float" office:value="5354310" table:style-name="ce2">
            <text:p>5354310</text:p>
          </table:table-cell>
          <table:table-cell office:value-type="float" office:value="5408320" table:style-name="ce2">
            <text:p>5408320</text:p>
          </table:table-cell>
          <table:table-cell office:value-type="float" office:value="5464187" table:style-name="ce2">
            <text:p>5464187</text:p>
          </table:table-cell>
          <table:table-cell office:value-type="float" office:value="5521981" table:style-name="ce2">
            <text:p>5521981</text:p>
          </table:table-cell>
          <table:table-cell office:value-type="float" office:value="5581386" table:style-name="ce2">
            <text:p>5581386</text:p>
          </table:table-cell>
          <table:table-cell office:value-type="float" office:value="5641807" table:style-name="ce2">
            <text:p>5641807</text:p>
          </table:table-cell>
          <table:table-cell office:value-type="float" office:value="5702699" table:style-name="ce2">
            <text:p>5702699</text:p>
          </table:table-cell>
          <table:table-cell office:value-type="float" office:value="5763685" table:style-name="ce2">
            <text:p>5763685</text:p>
          </table:table-cell>
          <table:table-cell office:value-type="float" office:value="5852788" table:style-name="ce2">
            <text:p>5852788</text:p>
          </table:table-cell>
          <table:table-cell office:value-type="float" office:value="5991102" table:style-name="ce2">
            <text:p>5991102</text:p>
          </table:table-cell>
          <table:table-cell office:value-type="float" office:value="6174262" table:style-name="ce2">
            <text:p>6174262</text:p>
          </table:table-cell>
          <table:table-cell office:value-type="float" office:value="6388528" table:style-name="ce2">
            <text:p>6388528</text:p>
          </table:table-cell>
          <table:table-cell office:value-type="float" office:value="6613367" table:style-name="ce2">
            <text:p>6613367</text:p>
          </table:table-cell>
          <table:table-cell office:value-type="float" office:value="6842947" table:style-name="ce2">
            <text:p>6842947</text:p>
          </table:table-cell>
          <table:table-cell office:value-type="float" office:value="7074664" table:style-name="ce2">
            <text:p>7074664</text:p>
          </table:table-cell>
          <table:table-cell office:value-type="float" office:value="7317829" table:style-name="ce2">
            <text:p>7317829</text:p>
          </table:table-cell>
          <table:table-cell office:value-type="float" office:value="7576734" table:style-name="ce2">
            <text:p>7576734</text:p>
          </table:table-cell>
          <table:table-cell office:value-type="float" office:value="7847207" table:style-name="ce2">
            <text:p>7847207</text:p>
          </table:table-cell>
          <table:table-cell office:value-type="float" office:value="8133872" table:style-name="ce2">
            <text:p>8133872</text:p>
          </table:table-cell>
          <table:table-cell office:value-type="float" office:value="8435607" table:style-name="ce2">
            <text:p>8435607</text:p>
          </table:table-cell>
          <table:table-cell office:value-type="float" office:value="8751648" table:style-name="ce2">
            <text:p>8751648</text:p>
          </table:table-cell>
          <table:table-cell office:value-type="float" office:value="9082983" table:style-name="ce2">
            <text:p>9082983</text:p>
          </table:table-cell>
          <table:table-cell office:value-type="float" office:value="9425917" table:style-name="ce2">
            <text:p>9425917</text:p>
          </table:table-cell>
          <table:table-cell office:value-type="float" office:value="9779120" table:style-name="ce2">
            <text:p>9779120</text:p>
          </table:table-cell>
          <table:table-cell office:value-type="float" office:value="10139450" table:style-name="ce2">
            <text:p>10139450</text:p>
          </table:table-cell>
          <table:table-cell office:value-type="float" office:value="10497858" table:style-name="ce2">
            <text:p>10497858</text:p>
          </table:table-cell>
          <table:table-cell office:value-type="float" office:value="10861291" table:style-name="ce2">
            <text:p>10861291</text:p>
          </table:table-cell>
          <table:table-cell office:value-type="float" office:value="11238562" table:style-name="ce2">
            <text:p>11238562</text:p>
          </table:table-cell>
          <table:table-cell office:value-type="float" office:value="11626360" table:style-name="ce2">
            <text:p>11626360</text:p>
          </table:table-cell>
          <table:table-cell office:value-type="float" office:value="12023529" table:style-name="ce2">
            <text:p>12023529</text:p>
          </table:table-cell>
          <table:table-cell office:value-type="float" office:value="12423712" table:style-name="ce2">
            <text:p>12423712</text:p>
          </table:table-cell>
          <table:table-cell office:value-type="float" office:value="12827135" table:style-name="ce2">
            <text:p>12827135</text:p>
          </table:table-cell>
          <table:table-cell office:value-type="float" office:value="13249764" table:style-name="ce2">
            <text:p>13249764</text:p>
          </table:table-cell>
          <table:table-cell office:value-type="float" office:value="13699778" table:style-name="ce2">
            <text:p>13699778</text:p>
          </table:table-cell>
          <table:table-cell office:value-type="float" office:value="14170973" table:style-name="ce2">
            <text:p>14170973</text:p>
          </table:table-cell>
          <table:table-cell office:value-type="float" office:value="14660413" table:style-name="ce2">
            <text:p>14660413</text:p>
          </table:table-cell>
          <table:table-cell office:value-type="float" office:value="15159370" table:style-name="ce2">
            <text:p>15159370</text:p>
          </table:table-cell>
          <table:table-cell office:value-type="float" office:value="15667235" table:style-name="ce2">
            <text:p>15667235</text:p>
          </table:table-cell>
          <table:table-cell office:value-type="float" office:value="16194869" table:style-name="ce2">
            <text:p>16194869</text:p>
          </table:table-cell>
          <table:table-cell office:value-type="float" office:value="16747208" table:style-name="ce2">
            <text:p>16747208</text:p>
          </table:table-cell>
          <table:table-cell office:value-type="float" office:value="17327699" table:style-name="ce2">
            <text:p>17327699</text:p>
          </table:table-cell>
          <table:table-cell office:value-type="float" office:value="17943712" table:style-name="ce2">
            <text:p>17943712</text:p>
          </table:table-cell>
          <table:table-cell office:value-type="float" office:value="18600423" table:style-name="ce2">
            <text:p>18600423</text:p>
          </table:table-cell>
          <table:table-cell office:value-type="float" office:value="19291161" table:style-name="ce2">
            <text:p>19291161</text:p>
          </table:table-cell>
          <table:table-cell office:value-type="float" office:value="20015279" table:style-name="ce2">
            <text:p>20015279</text:p>
          </table:table-cell>
          <table:table-cell office:value-type="float" office:value="20778561" table:style-name="ce2">
            <text:p>20778561</text:p>
          </table:table-cell>
          <table:table-cell office:value-type="float" office:value="21578655" table:style-name="ce2">
            <text:p>21578655</text:p>
          </table:table-cell>
          <table:table-cell office:value-type="float" office:value="22414773" table:style-name="ce2">
            <text:p>22414773</text:p>
          </table:table-cell>
          <table:table-cell office:value-type="float" office:value="23294825" table:style-name="ce2">
            <text:p>23294825</text:p>
          </table:table-cell>
          <table:table-cell office:value-type="float" office:value="24218352" table:style-name="ce2">
            <text:p>24218352</text:p>
          </table:table-cell>
          <table:table-cell office:value-type="float" office:value="25177394" table:style-name="ce2">
            <text:p>25177394</text:p>
          </table:table-cell>
          <table:table-cell office:value-type="float" office:value="26165620" table:style-name="ce2">
            <text:p>26165620</text:p>
          </table:table-cell>
          <table:table-cell office:value-type="float" office:value="27160769" table:style-name="ce2">
            <text:p>27160769</text:p>
          </table:table-cell>
          <table:table-cell office:value-type="float" office:value="28157798" table:style-name="ce2">
            <text:p>28157798</text:p>
          </table:table-cell>
          <table:table-cell office:value-type="float" office:value="29183070" table:style-name="ce2">
            <text:p>29183070</text:p>
          </table:table-cell>
          <table:table-cell office:value-type="float" office:value="30234839" table:style-name="ce2">
            <text:p>30234839</text:p>
          </table:table-cell>
          <table:table-cell office:value-type="float" office:value="31297155" table:style-name="ce2">
            <text:p>31297155</text:p>
          </table:table-cell>
          <table:table-cell office:value-type="float" office:value="32375632" table:style-name="ce2">
            <text:p>32375632</text:p>
          </table:table-cell>
          <table:table-cell office:value-type="float" office:value="33451132" table:style-name="ce2">
            <text:p>33451132</text:p>
          </table:table-cell>
          <table:table-cell office:value-type="float" office:value="34532429" table:style-name="ce2">
            <text:p>34532429</text:p>
          </table:table-cell>
          <table:table-cell office:value-type="float" office:value="35635029" table:style-name="ce2">
            <text:p>35635029</text:p>
          </table:table-cell>
          <table:table-cell office:value-type="float" office:value="36749906" table:style-name="ce2">
            <text:p>36749906</text:p>
          </table:table-cell>
          <table:table-cell office:value-type="float" office:value="37885849" table:style-name="ce2">
            <text:p>37885849</text:p>
          </table:table-cell>
          <table:table-cell table:number-columns-repeated="16315" table:style-name="ce1"/>
        </table:table-row>
        <table:table-row table:style-name="ro1">
          <table:table-cell office:value-type="string" table:style-name="ce2">
            <text:p>Albania</text:p>
          </table:table-cell>
          <table:table-cell office:value-type="string" table:style-name="ce2">
            <text:p>ALB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608800" table:style-name="ce2">
            <text:p>1608800</text:p>
          </table:table-cell>
          <table:table-cell office:value-type="float" office:value="1659800" table:style-name="ce2">
            <text:p>1659800</text:p>
          </table:table-cell>
          <table:table-cell office:value-type="float" office:value="1711319" table:style-name="ce2">
            <text:p>1711319</text:p>
          </table:table-cell>
          <table:table-cell office:value-type="float" office:value="1762621" table:style-name="ce2">
            <text:p>1762621</text:p>
          </table:table-cell>
          <table:table-cell office:value-type="float" office:value="1814135" table:style-name="ce2">
            <text:p>1814135</text:p>
          </table:table-cell>
          <table:table-cell office:value-type="float" office:value="1864791" table:style-name="ce2">
            <text:p>1864791</text:p>
          </table:table-cell>
          <table:table-cell office:value-type="float" office:value="1914573" table:style-name="ce2">
            <text:p>1914573</text:p>
          </table:table-cell>
          <table:table-cell office:value-type="float" office:value="1965598" table:style-name="ce2">
            <text:p>1965598</text:p>
          </table:table-cell>
          <table:table-cell office:value-type="float" office:value="2022272" table:style-name="ce2">
            <text:p>2022272</text:p>
          </table:table-cell>
          <table:table-cell office:value-type="float" office:value="2081695" table:style-name="ce2">
            <text:p>2081695</text:p>
          </table:table-cell>
          <table:table-cell office:value-type="float" office:value="2135479" table:style-name="ce2">
            <text:p>2135479</text:p>
          </table:table-cell>
          <table:table-cell office:value-type="float" office:value="2187853" table:style-name="ce2">
            <text:p>2187853</text:p>
          </table:table-cell>
          <table:table-cell office:value-type="float" office:value="2243126" table:style-name="ce2">
            <text:p>2243126</text:p>
          </table:table-cell>
          <table:table-cell office:value-type="float" office:value="2296752" table:style-name="ce2">
            <text:p>2296752</text:p>
          </table:table-cell>
          <table:table-cell office:value-type="float" office:value="2350124" table:style-name="ce2">
            <text:p>2350124</text:p>
          </table:table-cell>
          <table:table-cell office:value-type="float" office:value="2404831" table:style-name="ce2">
            <text:p>2404831</text:p>
          </table:table-cell>
          <table:table-cell office:value-type="float" office:value="2458526" table:style-name="ce2">
            <text:p>2458526</text:p>
          </table:table-cell>
          <table:table-cell office:value-type="float" office:value="2513546" table:style-name="ce2">
            <text:p>2513546</text:p>
          </table:table-cell>
          <table:table-cell office:value-type="float" office:value="2566266" table:style-name="ce2">
            <text:p>2566266</text:p>
          </table:table-cell>
          <table:table-cell office:value-type="float" office:value="2617832" table:style-name="ce2">
            <text:p>2617832</text:p>
          </table:table-cell>
          <table:table-cell office:value-type="float" office:value="2671997" table:style-name="ce2">
            <text:p>2671997</text:p>
          </table:table-cell>
          <table:table-cell office:value-type="float" office:value="2726056" table:style-name="ce2">
            <text:p>2726056</text:p>
          </table:table-cell>
          <table:table-cell office:value-type="float" office:value="2784278" table:style-name="ce2">
            <text:p>2784278</text:p>
          </table:table-cell>
          <table:table-cell office:value-type="float" office:value="2843960" table:style-name="ce2">
            <text:p>2843960</text:p>
          </table:table-cell>
          <table:table-cell office:value-type="float" office:value="2904429" table:style-name="ce2">
            <text:p>2904429</text:p>
          </table:table-cell>
          <table:table-cell office:value-type="float" office:value="2964762" table:style-name="ce2">
            <text:p>2964762</text:p>
          </table:table-cell>
          <table:table-cell office:value-type="float" office:value="3022635" table:style-name="ce2">
            <text:p>3022635</text:p>
          </table:table-cell>
          <table:table-cell office:value-type="float" office:value="3083605" table:style-name="ce2">
            <text:p>3083605</text:p>
          </table:table-cell>
          <table:table-cell office:value-type="float" office:value="3142336" table:style-name="ce2">
            <text:p>3142336</text:p>
          </table:table-cell>
          <table:table-cell office:value-type="float" office:value="3227943" table:style-name="ce2">
            <text:p>3227943</text:p>
          </table:table-cell>
          <table:table-cell office:value-type="float" office:value="3286542" table:style-name="ce2">
            <text:p>3286542</text:p>
          </table:table-cell>
          <table:table-cell office:value-type="float" office:value="3266790" table:style-name="ce2">
            <text:p>3266790</text:p>
          </table:table-cell>
          <table:table-cell office:value-type="float" office:value="3247039" table:style-name="ce2">
            <text:p>3247039</text:p>
          </table:table-cell>
          <table:table-cell office:value-type="float" office:value="3227287" table:style-name="ce2">
            <text:p>3227287</text:p>
          </table:table-cell>
          <table:table-cell office:value-type="float" office:value="3207536" table:style-name="ce2">
            <text:p>3207536</text:p>
          </table:table-cell>
          <table:table-cell office:value-type="float" office:value="3187784" table:style-name="ce2">
            <text:p>3187784</text:p>
          </table:table-cell>
          <table:table-cell office:value-type="float" office:value="3168033" table:style-name="ce2">
            <text:p>3168033</text:p>
          </table:table-cell>
          <table:table-cell office:value-type="float" office:value="3148281" table:style-name="ce2">
            <text:p>3148281</text:p>
          </table:table-cell>
          <table:table-cell office:value-type="float" office:value="3128530" table:style-name="ce2">
            <text:p>3128530</text:p>
          </table:table-cell>
          <table:table-cell office:value-type="float" office:value="3108778" table:style-name="ce2">
            <text:p>3108778</text:p>
          </table:table-cell>
          <table:table-cell office:value-type="float" office:value="3089027" table:style-name="ce2">
            <text:p>3089027</text:p>
          </table:table-cell>
          <table:table-cell office:value-type="float" office:value="3060173" table:style-name="ce2">
            <text:p>3060173</text:p>
          </table:table-cell>
          <table:table-cell office:value-type="float" office:value="3051010" table:style-name="ce2">
            <text:p>3051010</text:p>
          </table:table-cell>
          <table:table-cell office:value-type="float" office:value="3039616" table:style-name="ce2">
            <text:p>3039616</text:p>
          </table:table-cell>
          <table:table-cell office:value-type="float" office:value="3026939" table:style-name="ce2">
            <text:p>3026939</text:p>
          </table:table-cell>
          <table:table-cell office:value-type="float" office:value="3011487" table:style-name="ce2">
            <text:p>3011487</text:p>
          </table:table-cell>
          <table:table-cell office:value-type="float" office:value="2992547" table:style-name="ce2">
            <text:p>2992547</text:p>
          </table:table-cell>
          <table:table-cell office:value-type="float" office:value="2970017" table:style-name="ce2">
            <text:p>2970017</text:p>
          </table:table-cell>
          <table:table-cell office:value-type="float" office:value="2947314" table:style-name="ce2">
            <text:p>2947314</text:p>
          </table:table-cell>
          <table:table-cell office:value-type="float" office:value="2927519" table:style-name="ce2">
            <text:p>2927519</text:p>
          </table:table-cell>
          <table:table-cell office:value-type="float" office:value="2913021" table:style-name="ce2">
            <text:p>2913021</text:p>
          </table:table-cell>
          <table:table-cell office:value-type="float" office:value="2905195" table:style-name="ce2">
            <text:p>2905195</text:p>
          </table:table-cell>
          <table:table-cell office:value-type="float" office:value="2860708" table:style-name="ce2">
            <text:p>2860708</text:p>
          </table:table-cell>
          <table:table-cell office:value-type="float" office:value="2816902" table:style-name="ce2">
            <text:p>2816902</text:p>
          </table:table-cell>
          <table:table-cell office:value-type="float" office:value="2773767" table:style-name="ce2">
            <text:p>2773767</text:p>
          </table:table-cell>
          <table:table-cell office:value-type="float" office:value="2731293" table:style-name="ce2">
            <text:p>2731293</text:p>
          </table:table-cell>
          <table:table-cell office:value-type="float" office:value="2689469" table:style-name="ce2">
            <text:p>2689469</text:p>
          </table:table-cell>
          <table:table-cell office:value-type="float" office:value="2648285" table:style-name="ce2">
            <text:p>2648285</text:p>
          </table:table-cell>
          <table:table-cell office:value-type="float" office:value="2607733" table:style-name="ce2">
            <text:p>2607733</text:p>
          </table:table-cell>
          <table:table-cell office:value-type="float" office:value="2567801" table:style-name="ce2">
            <text:p>2567801</text:p>
          </table:table-cell>
          <table:table-cell office:value-type="float" office:value="2528480" table:style-name="ce2">
            <text:p>2528480</text:p>
          </table:table-cell>
          <table:table-cell office:value-type="float" office:value="2489762" table:style-name="ce2">
            <text:p>2489762</text:p>
          </table:table-cell>
          <table:table-cell office:value-type="float" office:value="2451636" table:style-name="ce2">
            <text:p>2451636</text:p>
          </table:table-cell>
          <table:table-cell office:value-type="float" office:value="2414095" table:style-name="ce2">
            <text:p>2414095</text:p>
          </table:table-cell>
          <table:table-cell office:value-type="float" office:value="2377128" table:style-name="ce2">
            <text:p>2377128</text:p>
          </table:table-cell>
          <table:table-cell table:number-columns-repeated="16315" table:style-name="ce1"/>
        </table:table-row>
        <table:table-row table:style-name="ro1">
          <table:table-cell office:value-type="string" table:style-name="ce2">
            <text:p>Andorra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9510" table:style-name="ce2">
            <text:p>9510</text:p>
          </table:table-cell>
          <table:table-cell office:value-type="float" office:value="10283" table:style-name="ce2">
            <text:p>10283</text:p>
          </table:table-cell>
          <table:table-cell office:value-type="float" office:value="11086" table:style-name="ce2">
            <text:p>11086</text:p>
          </table:table-cell>
          <table:table-cell office:value-type="float" office:value="11915" table:style-name="ce2">
            <text:p>11915</text:p>
          </table:table-cell>
          <table:table-cell office:value-type="float" office:value="12764" table:style-name="ce2">
            <text:p>12764</text:p>
          </table:table-cell>
          <table:table-cell office:value-type="float" office:value="13634" table:style-name="ce2">
            <text:p>13634</text:p>
          </table:table-cell>
          <table:table-cell office:value-type="float" office:value="14626" table:style-name="ce2">
            <text:p>14626</text:p>
          </table:table-cell>
          <table:table-cell office:value-type="float" office:value="15837" table:style-name="ce2">
            <text:p>15837</text:p>
          </table:table-cell>
          <table:table-cell office:value-type="float" office:value="17176" table:style-name="ce2">
            <text:p>17176</text:p>
          </table:table-cell>
          <table:table-cell office:value-type="float" office:value="18555" table:style-name="ce2">
            <text:p>18555</text:p>
          </table:table-cell>
          <table:table-cell office:value-type="float" office:value="19977" table:style-name="ce2">
            <text:p>19977</text:p>
          </table:table-cell>
          <table:table-cell office:value-type="float" office:value="21442" table:style-name="ce2">
            <text:p>21442</text:p>
          </table:table-cell>
          <table:table-cell office:value-type="float" office:value="22957" table:style-name="ce2">
            <text:p>22957</text:p>
          </table:table-cell>
          <table:table-cell office:value-type="float" office:value="24523" table:style-name="ce2">
            <text:p>24523</text:p>
          </table:table-cell>
          <table:table-cell office:value-type="float" office:value="26130" table:style-name="ce2">
            <text:p>26130</text:p>
          </table:table-cell>
          <table:table-cell office:value-type="float" office:value="27773" table:style-name="ce2">
            <text:p>27773</text:p>
          </table:table-cell>
          <table:table-cell office:value-type="float" office:value="29436" table:style-name="ce2">
            <text:p>29436</text:p>
          </table:table-cell>
          <table:table-cell office:value-type="float" office:value="31097" table:style-name="ce2">
            <text:p>31097</text:p>
          </table:table-cell>
          <table:table-cell office:value-type="float" office:value="32735" table:style-name="ce2">
            <text:p>32735</text:p>
          </table:table-cell>
          <table:table-cell office:value-type="float" office:value="34306" table:style-name="ce2">
            <text:p>34306</text:p>
          </table:table-cell>
          <table:table-cell office:value-type="float" office:value="35782" table:style-name="ce2">
            <text:p>35782</text:p>
          </table:table-cell>
          <table:table-cell office:value-type="float" office:value="37169" table:style-name="ce2">
            <text:p>37169</text:p>
          </table:table-cell>
          <table:table-cell office:value-type="float" office:value="38764" table:style-name="ce2">
            <text:p>38764</text:p>
          </table:table-cell>
          <table:table-cell office:value-type="float" office:value="40565" table:style-name="ce2">
            <text:p>40565</text:p>
          </table:table-cell>
          <table:table-cell office:value-type="float" office:value="42273" table:style-name="ce2">
            <text:p>42273</text:p>
          </table:table-cell>
          <table:table-cell office:value-type="float" office:value="43825" table:style-name="ce2">
            <text:p>43825</text:p>
          </table:table-cell>
          <table:table-cell office:value-type="float" office:value="45734" table:style-name="ce2">
            <text:p>45734</text:p>
          </table:table-cell>
          <table:table-cell office:value-type="float" office:value="47653" table:style-name="ce2">
            <text:p>47653</text:p>
          </table:table-cell>
          <table:table-cell office:value-type="float" office:value="49416" table:style-name="ce2">
            <text:p>49416</text:p>
          </table:table-cell>
          <table:table-cell office:value-type="float" office:value="50620" table:style-name="ce2">
            <text:p>50620</text:p>
          </table:table-cell>
          <table:table-cell office:value-type="float" office:value="52597" table:style-name="ce2">
            <text:p>52597</text:p>
          </table:table-cell>
          <table:table-cell office:value-type="float" office:value="56667" table:style-name="ce2">
            <text:p>56667</text:p>
          </table:table-cell>
          <table:table-cell office:value-type="float" office:value="60200" table:style-name="ce2">
            <text:p>60200</text:p>
          </table:table-cell>
          <table:table-cell office:value-type="float" office:value="63272" table:style-name="ce2">
            <text:p>63272</text:p>
          </table:table-cell>
          <table:table-cell office:value-type="float" office:value="64612" table:style-name="ce2">
            <text:p>64612</text:p>
          </table:table-cell>
          <table:table-cell office:value-type="float" office:value="63912" table:style-name="ce2">
            <text:p>63912</text:p>
          </table:table-cell>
          <table:table-cell office:value-type="float" office:value="63984" table:style-name="ce2">
            <text:p>63984</text:p>
          </table:table-cell>
          <table:table-cell office:value-type="float" office:value="64700" table:style-name="ce2">
            <text:p>64700</text:p>
          </table:table-cell>
          <table:table-cell office:value-type="float" office:value="65382" table:style-name="ce2">
            <text:p>65382</text:p>
          </table:table-cell>
          <table:table-cell office:value-type="float" office:value="65710" table:style-name="ce2">
            <text:p>65710</text:p>
          </table:table-cell>
          <table:table-cell office:value-type="float" office:value="65685" table:style-name="ce2">
            <text:p>65685</text:p>
          </table:table-cell>
          <table:table-cell office:value-type="float" office:value="65852" table:style-name="ce2">
            <text:p>65852</text:p>
          </table:table-cell>
          <table:table-cell office:value-type="float" office:value="66506" table:style-name="ce2">
            <text:p>66506</text:p>
          </table:table-cell>
          <table:table-cell office:value-type="float" office:value="69486" table:style-name="ce2">
            <text:p>69486</text:p>
          </table:table-cell>
          <table:table-cell office:value-type="float" office:value="74325" table:style-name="ce2">
            <text:p>74325</text:p>
          </table:table-cell>
          <table:table-cell office:value-type="float" office:value="77421" table:style-name="ce2">
            <text:p>77421</text:p>
          </table:table-cell>
          <table:table-cell office:value-type="float" office:value="79585" table:style-name="ce2">
            <text:p>79585</text:p>
          </table:table-cell>
          <table:table-cell office:value-type="float" office:value="81877" table:style-name="ce2">
            <text:p>81877</text:p>
          </table:table-cell>
          <table:table-cell office:value-type="float" office:value="83495" table:style-name="ce2">
            <text:p>83495</text:p>
          </table:table-cell>
          <table:table-cell office:value-type="float" office:value="83888" table:style-name="ce2">
            <text:p>83888</text:p>
          </table:table-cell>
          <table:table-cell office:value-type="float" office:value="80706" table:style-name="ce2">
            <text:p>80706</text:p>
          </table:table-cell>
          <table:table-cell office:value-type="float" office:value="77783" table:style-name="ce2">
            <text:p>77783</text:p>
          </table:table-cell>
          <table:table-cell office:value-type="float" office:value="76834" table:style-name="ce2">
            <text:p>76834</text:p>
          </table:table-cell>
          <table:table-cell office:value-type="float" office:value="75194" table:style-name="ce2">
            <text:p>75194</text:p>
          </table:table-cell>
          <table:table-cell office:value-type="float" office:value="73737" table:style-name="ce2">
            <text:p>73737</text:p>
          </table:table-cell>
          <table:table-cell office:value-type="float" office:value="72174" table:style-name="ce2">
            <text:p>72174</text:p>
          </table:table-cell>
          <table:table-cell office:value-type="float" office:value="72181" table:style-name="ce2">
            <text:p>72181</text:p>
          </table:table-cell>
          <table:table-cell office:value-type="float" office:value="73763" table:style-name="ce2">
            <text:p>73763</text:p>
          </table:table-cell>
          <table:table-cell office:value-type="float" office:value="75162" table:style-name="ce2">
            <text:p>75162</text:p>
          </table:table-cell>
          <table:table-cell office:value-type="float" office:value="76474" table:style-name="ce2">
            <text:p>76474</text:p>
          </table:table-cell>
          <table:table-cell office:value-type="float" office:value="77380" table:style-name="ce2">
            <text:p>77380</text:p>
          </table:table-cell>
          <table:table-cell office:value-type="float" office:value="78364" table:style-name="ce2">
            <text:p>78364</text:p>
          </table:table-cell>
          <table:table-cell office:value-type="float" office:value="79705" table:style-name="ce2">
            <text:p>79705</text:p>
          </table:table-cell>
          <table:table-cell office:value-type="float" office:value="80856" table:style-name="ce2">
            <text:p>80856</text:p>
          </table:table-cell>
          <table:table-cell office:value-type="float" office:value="81938" table:style-name="ce2">
            <text:p>81938</text:p>
          </table:table-cell>
          <table:table-cell table:number-columns-repeated="16315" table:style-name="ce1"/>
        </table:table-row>
        <table:table-row table:style-name="ro1">
          <table:table-cell office:value-type="string" table:style-name="ce2">
            <text:p>Arab World</text:p>
          </table:table-cell>
          <table:table-cell office:value-type="string" table:style-name="ce2">
            <text:p>ARB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91540853" table:style-name="ce2">
            <text:p>91540853</text:p>
          </table:table-cell>
          <table:table-cell office:value-type="float" office:value="93931683" table:style-name="ce2">
            <text:p>93931683</text:p>
          </table:table-cell>
          <table:table-cell office:value-type="float" office:value="96428599" table:style-name="ce2">
            <text:p>96428599</text:p>
          </table:table-cell>
          <table:table-cell office:value-type="float" office:value="99038509" table:style-name="ce2">
            <text:p>99038509</text:p>
          </table:table-cell>
          <table:table-cell office:value-type="float" office:value="101729760" table:style-name="ce2">
            <text:p>101729760</text:p>
          </table:table-cell>
          <table:table-cell office:value-type="float" office:value="104494008" table:style-name="ce2">
            <text:p>104494008</text:p>
          </table:table-cell>
          <table:table-cell office:value-type="float" office:value="107403055" table:style-name="ce2">
            <text:p>107403055</text:p>
          </table:table-cell>
          <table:table-cell office:value-type="float" office:value="110491709" table:style-name="ce2">
            <text:p>110491709</text:p>
          </table:table-cell>
          <table:table-cell office:value-type="float" office:value="113712171" table:style-name="ce2">
            <text:p>113712171</text:p>
          </table:table-cell>
          <table:table-cell office:value-type="float" office:value="117053219" table:style-name="ce2">
            <text:p>117053219</text:p>
          </table:table-cell>
          <table:table-cell office:value-type="float" office:value="120469263" table:style-name="ce2">
            <text:p>120469263</text:p>
          </table:table-cell>
          <table:table-cell office:value-type="float" office:value="123950810" table:style-name="ce2">
            <text:p>123950810</text:p>
          </table:table-cell>
          <table:table-cell office:value-type="float" office:value="127535560" table:style-name="ce2">
            <text:p>127535560</text:p>
          </table:table-cell>
          <table:table-cell office:value-type="float" office:value="131335660" table:style-name="ce2">
            <text:p>131335660</text:p>
          </table:table-cell>
          <table:table-cell office:value-type="float" office:value="135282861" table:style-name="ce2">
            <text:p>135282861</text:p>
          </table:table-cell>
          <table:table-cell office:value-type="float" office:value="139495837" table:style-name="ce2">
            <text:p>139495837</text:p>
          </table:table-cell>
          <table:table-cell office:value-type="float" office:value="144014135" table:style-name="ce2">
            <text:p>144014135</text:p>
          </table:table-cell>
          <table:table-cell office:value-type="float" office:value="148599336" table:style-name="ce2">
            <text:p>148599336</text:p>
          </table:table-cell>
          <table:table-cell office:value-type="float" office:value="153568663" table:style-name="ce2">
            <text:p>153568663</text:p>
          </table:table-cell>
          <table:table-cell office:value-type="float" office:value="159054118" table:style-name="ce2">
            <text:p>159054118</text:p>
          </table:table-cell>
          <table:table-cell office:value-type="float" office:value="164657321" table:style-name="ce2">
            <text:p>164657321</text:p>
          </table:table-cell>
          <table:table-cell office:value-type="float" office:value="170015485" table:style-name="ce2">
            <text:p>170015485</text:p>
          </table:table-cell>
          <table:table-cell office:value-type="float" office:value="175370356" table:style-name="ce2">
            <text:p>175370356</text:p>
          </table:table-cell>
          <table:table-cell office:value-type="float" office:value="180973288" table:style-name="ce2">
            <text:p>180973288</text:p>
          </table:table-cell>
          <table:table-cell office:value-type="float" office:value="186733957" table:style-name="ce2">
            <text:p>186733957</text:p>
          </table:table-cell>
          <table:table-cell office:value-type="float" office:value="192563243" table:style-name="ce2">
            <text:p>192563243</text:p>
          </table:table-cell>
          <table:table-cell office:value-type="float" office:value="198509771" table:style-name="ce2">
            <text:p>198509771</text:p>
          </table:table-cell>
          <table:table-cell office:value-type="float" office:value="204524595" table:style-name="ce2">
            <text:p>204524595</text:p>
          </table:table-cell>
          <table:table-cell office:value-type="float" office:value="210269696" table:style-name="ce2">
            <text:p>210269696</text:p>
          </table:table-cell>
          <table:table-cell office:value-type="float" office:value="215969068" table:style-name="ce2">
            <text:p>215969068</text:p>
          </table:table-cell>
          <table:table-cell office:value-type="float" office:value="223184294" table:style-name="ce2">
            <text:p>223184294</text:p>
          </table:table-cell>
          <table:table-cell office:value-type="float" office:value="228402316" table:style-name="ce2">
            <text:p>228402316</text:p>
          </table:table-cell>
          <table:table-cell office:value-type="float" office:value="234321565" table:style-name="ce2">
            <text:p>234321565</text:p>
          </table:table-cell>
          <table:table-cell office:value-type="float" office:value="240926205" table:style-name="ce2">
            <text:p>240926205</text:p>
          </table:table-cell>
          <table:table-cell office:value-type="float" office:value="247626514" table:style-name="ce2">
            <text:p>247626514</text:p>
          </table:table-cell>
          <table:table-cell office:value-type="float" office:value="253952538" table:style-name="ce2">
            <text:p>253952538</text:p>
          </table:table-cell>
          <table:table-cell office:value-type="float" office:value="260229121" table:style-name="ce2">
            <text:p>260229121</text:p>
          </table:table-cell>
          <table:table-cell office:value-type="float" office:value="266565183" table:style-name="ce2">
            <text:p>266565183</text:p>
          </table:table-cell>
          <table:table-cell office:value-type="float" office:value="273094199" table:style-name="ce2">
            <text:p>273094199</text:p>
          </table:table-cell>
          <table:table-cell office:value-type="float" office:value="279709634" table:style-name="ce2">
            <text:p>279709634</text:p>
          </table:table-cell>
          <table:table-cell office:value-type="float" office:value="286548096" table:style-name="ce2">
            <text:p>286548096</text:p>
          </table:table-cell>
          <table:table-cell office:value-type="float" office:value="293580252" table:style-name="ce2">
            <text:p>293580252</text:p>
          </table:table-cell>
          <table:table-cell office:value-type="float" office:value="300691509" table:style-name="ce2">
            <text:p>300691509</text:p>
          </table:table-cell>
          <table:table-cell office:value-type="float" office:value="307815105" table:style-name="ce2">
            <text:p>307815105</text:p>
          </table:table-cell>
          <table:table-cell office:value-type="float" office:value="315060277" table:style-name="ce2">
            <text:p>315060277</text:p>
          </table:table-cell>
          <table:table-cell office:value-type="float" office:value="322628451" table:style-name="ce2">
            <text:p>322628451</text:p>
          </table:table-cell>
          <table:table-cell office:value-type="float" office:value="330526310" table:style-name="ce2">
            <text:p>330526310</text:p>
          </table:table-cell>
          <table:table-cell office:value-type="float" office:value="338947976" table:style-name="ce2">
            <text:p>338947976</text:p>
          </table:table-cell>
          <table:table-cell office:value-type="float" office:value="347684619" table:style-name="ce2">
            <text:p>347684619</text:p>
          </table:table-cell>
          <table:table-cell office:value-type="float" office:value="356386673" table:style-name="ce2">
            <text:p>356386673</text:p>
          </table:table-cell>
          <table:table-cell office:value-type="float" office:value="363568534" table:style-name="ce2">
            <text:p>363568534</text:p>
          </table:table-cell>
          <table:table-cell office:value-type="float" office:value="372054934" table:style-name="ce2">
            <text:p>372054934</text:p>
          </table:table-cell>
          <table:table-cell office:value-type="float" office:value="381030177" table:style-name="ce2">
            <text:p>381030177</text:p>
          </table:table-cell>
          <table:table-cell office:value-type="float" office:value="390954281" table:style-name="ce2">
            <text:p>390954281</text:p>
          </table:table-cell>
          <table:table-cell office:value-type="float" office:value="400231008" table:style-name="ce2">
            <text:p>400231008</text:p>
          </table:table-cell>
          <table:table-cell office:value-type="float" office:value="410190679" table:style-name="ce2">
            <text:p>410190679</text:p>
          </table:table-cell>
          <table:table-cell office:value-type="float" office:value="419808341" table:style-name="ce2">
            <text:p>419808341</text:p>
          </table:table-cell>
          <table:table-cell office:value-type="float" office:value="428315886" table:style-name="ce2">
            <text:p>428315886</text:p>
          </table:table-cell>
          <table:table-cell office:value-type="float" office:value="435998060" table:style-name="ce2">
            <text:p>435998060</text:p>
          </table:table-cell>
          <table:table-cell office:value-type="float" office:value="444281315" table:style-name="ce2">
            <text:p>444281315</text:p>
          </table:table-cell>
          <table:table-cell office:value-type="float" office:value="453723239" table:style-name="ce2">
            <text:p>453723239</text:p>
          </table:table-cell>
          <table:table-cell office:value-type="float" office:value="460646603" table:style-name="ce2">
            <text:p>460646603</text:p>
          </table:table-cell>
          <table:table-cell office:value-type="float" office:value="471352066" table:style-name="ce2">
            <text:p>471352066</text:p>
          </table:table-cell>
          <table:table-cell office:value-type="float" office:value="482105978" table:style-name="ce2">
            <text:p>482105978</text:p>
          </table:table-cell>
          <table:table-cell office:value-type="float" office:value="492612632" table:style-name="ce2">
            <text:p>492612632</text:p>
          </table:table-cell>
          <table:table-cell table:number-columns-repeated="16315" table:style-name="ce1"/>
        </table:table-row>
        <table:table-row table:style-name="ro1">
          <table:table-cell office:value-type="string" table:style-name="ce2">
            <text:p>United Arab Emirates</text:p>
          </table:table-cell>
          <table:table-cell office:value-type="string" table:style-name="ce2">
            <text:p>ARE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31334" table:style-name="ce2">
            <text:p>131334</text:p>
          </table:table-cell>
          <table:table-cell office:value-type="float" office:value="137989" table:style-name="ce2">
            <text:p>137989</text:p>
          </table:table-cell>
          <table:table-cell office:value-type="float" office:value="144946" table:style-name="ce2">
            <text:p>144946</text:p>
          </table:table-cell>
          <table:table-cell office:value-type="float" office:value="152211" table:style-name="ce2">
            <text:p>152211</text:p>
          </table:table-cell>
          <table:table-cell office:value-type="float" office:value="159692" table:style-name="ce2">
            <text:p>159692</text:p>
          </table:table-cell>
          <table:table-cell office:value-type="float" office:value="167103" table:style-name="ce2">
            <text:p>167103</text:p>
          </table:table-cell>
          <table:table-cell office:value-type="float" office:value="173976" table:style-name="ce2">
            <text:p>173976</text:p>
          </table:table-cell>
          <table:table-cell office:value-type="float" office:value="179700" table:style-name="ce2">
            <text:p>179700</text:p>
          </table:table-cell>
          <table:table-cell office:value-type="float" office:value="199416" table:style-name="ce2">
            <text:p>199416</text:p>
          </table:table-cell>
          <table:table-cell office:value-type="float" office:value="239660" table:style-name="ce2">
            <text:p>239660</text:p>
          </table:table-cell>
          <table:table-cell office:value-type="float" office:value="286536" table:style-name="ce2">
            <text:p>286536</text:p>
          </table:table-cell>
          <table:table-cell office:value-type="float" office:value="335027" table:style-name="ce2">
            <text:p>335027</text:p>
          </table:table-cell>
          <table:table-cell office:value-type="float" office:value="385014" table:style-name="ce2">
            <text:p>385014</text:p>
          </table:table-cell>
          <table:table-cell office:value-type="float" office:value="436399" table:style-name="ce2">
            <text:p>436399</text:p>
          </table:table-cell>
          <table:table-cell office:value-type="float" office:value="489087" table:style-name="ce2">
            <text:p>489087</text:p>
          </table:table-cell>
          <table:table-cell office:value-type="float" office:value="542856" table:style-name="ce2">
            <text:p>542856</text:p>
          </table:table-cell>
          <table:table-cell office:value-type="float" office:value="615866" table:style-name="ce2">
            <text:p>615866</text:p>
          </table:table-cell>
          <table:table-cell office:value-type="float" office:value="710209" table:style-name="ce2">
            <text:p>710209</text:p>
          </table:table-cell>
          <table:table-cell office:value-type="float" office:value="809274" table:style-name="ce2">
            <text:p>809274</text:p>
          </table:table-cell>
          <table:table-cell office:value-type="float" office:value="912010" table:style-name="ce2">
            <text:p>912010</text:p>
          </table:table-cell>
          <table:table-cell office:value-type="float" office:value="1015700" table:style-name="ce2">
            <text:p>1015700</text:p>
          </table:table-cell>
          <table:table-cell office:value-type="float" office:value="1099855" table:style-name="ce2">
            <text:p>1099855</text:p>
          </table:table-cell>
          <table:table-cell office:value-type="float" office:value="1166370" table:style-name="ce2">
            <text:p>1166370</text:p>
          </table:table-cell>
          <table:table-cell office:value-type="float" office:value="1235305" table:style-name="ce2">
            <text:p>1235305</text:p>
          </table:table-cell>
          <table:table-cell office:value-type="float" office:value="1305996" table:style-name="ce2">
            <text:p>1305996</text:p>
          </table:table-cell>
          <table:table-cell office:value-type="float" office:value="1377911" table:style-name="ce2">
            <text:p>1377911</text:p>
          </table:table-cell>
          <table:table-cell office:value-type="float" office:value="1467383" table:style-name="ce2">
            <text:p>1467383</text:p>
          </table:table-cell>
          <table:table-cell office:value-type="float" office:value="1574244" table:style-name="ce2">
            <text:p>1574244</text:p>
          </table:table-cell>
          <table:table-cell office:value-type="float" office:value="1681788" table:style-name="ce2">
            <text:p>1681788</text:p>
          </table:table-cell>
          <table:table-cell office:value-type="float" office:value="1789851" table:style-name="ce2">
            <text:p>1789851</text:p>
          </table:table-cell>
          <table:table-cell office:value-type="float" office:value="1898220" table:style-name="ce2">
            <text:p>1898220</text:p>
          </table:table-cell>
          <table:table-cell office:value-type="float" office:value="2006626" table:style-name="ce2">
            <text:p>2006626</text:p>
          </table:table-cell>
          <table:table-cell office:value-type="float" office:value="2114730" table:style-name="ce2">
            <text:p>2114730</text:p>
          </table:table-cell>
          <table:table-cell office:value-type="float" office:value="2222093" table:style-name="ce2">
            <text:p>2222093</text:p>
          </table:table-cell>
          <table:table-cell office:value-type="float" office:value="2328188" table:style-name="ce2">
            <text:p>2328188</text:p>
          </table:table-cell>
          <table:table-cell office:value-type="float" office:value="2434662" table:style-name="ce2">
            <text:p>2434662</text:p>
          </table:table-cell>
          <table:table-cell office:value-type="float" office:value="2597564" table:style-name="ce2">
            <text:p>2597564</text:p>
          </table:table-cell>
          <table:table-cell office:value-type="float" office:value="2817410" table:style-name="ce2">
            <text:p>2817410</text:p>
          </table:table-cell>
          <table:table-cell office:value-type="float" office:value="3040421" table:style-name="ce2">
            <text:p>3040421</text:p>
          </table:table-cell>
          <table:table-cell office:value-type="float" office:value="3266009" table:style-name="ce2">
            <text:p>3266009</text:p>
          </table:table-cell>
          <table:table-cell office:value-type="float" office:value="3493575" table:style-name="ce2">
            <text:p>3493575</text:p>
          </table:table-cell>
          <table:table-cell office:value-type="float" office:value="3723590" table:style-name="ce2">
            <text:p>3723590</text:p>
          </table:table-cell>
          <table:table-cell office:value-type="float" office:value="3956826" table:style-name="ce2">
            <text:p>3956826</text:p>
          </table:table-cell>
          <table:table-cell office:value-type="float" office:value="4192457" table:style-name="ce2">
            <text:p>4192457</text:p>
          </table:table-cell>
          <table:table-cell office:value-type="float" office:value="4428967" table:style-name="ce2">
            <text:p>4428967</text:p>
          </table:table-cell>
          <table:table-cell office:value-type="float" office:value="4664790" table:style-name="ce2">
            <text:p>4664790</text:p>
          </table:table-cell>
          <table:table-cell office:value-type="float" office:value="5009100" table:style-name="ce2">
            <text:p>5009100</text:p>
          </table:table-cell>
          <table:table-cell office:value-type="float" office:value="5624635" table:style-name="ce2">
            <text:p>5624635</text:p>
          </table:table-cell>
          <table:table-cell office:value-type="float" office:value="6302664" table:style-name="ce2">
            <text:p>6302664</text:p>
          </table:table-cell>
          <table:table-cell office:value-type="float" office:value="6707058" table:style-name="ce2">
            <text:p>6707058</text:p>
          </table:table-cell>
          <table:table-cell office:value-type="float" office:value="6869838" table:style-name="ce2">
            <text:p>6869838</text:p>
          </table:table-cell>
          <table:table-cell office:value-type="float" office:value="7104538" table:style-name="ce2">
            <text:p>7104538</text:p>
          </table:table-cell>
          <table:table-cell office:value-type="float" office:value="7391448" table:style-name="ce2">
            <text:p>7391448</text:p>
          </table:table-cell>
          <table:table-cell office:value-type="float" office:value="7693031" table:style-name="ce2">
            <text:p>7693031</text:p>
          </table:table-cell>
          <table:table-cell office:value-type="float" office:value="8059440" table:style-name="ce2">
            <text:p>8059440</text:p>
          </table:table-cell>
          <table:table-cell office:value-type="float" office:value="8505237" table:style-name="ce2">
            <text:p>8505237</text:p>
          </table:table-cell>
          <table:table-cell office:value-type="float" office:value="8935095" table:style-name="ce2">
            <text:p>8935095</text:p>
          </table:table-cell>
          <table:table-cell office:value-type="float" office:value="9223225" table:style-name="ce2">
            <text:p>9223225</text:p>
          </table:table-cell>
          <table:table-cell office:value-type="float" office:value="9346701" table:style-name="ce2">
            <text:p>9346701</text:p>
          </table:table-cell>
          <table:table-cell office:value-type="float" office:value="9445785" table:style-name="ce2">
            <text:p>9445785</text:p>
          </table:table-cell>
          <table:table-cell office:value-type="float" office:value="9401038" table:style-name="ce2">
            <text:p>9401038</text:p>
          </table:table-cell>
          <table:table-cell office:value-type="float" office:value="9575152" table:style-name="ce2">
            <text:p>9575152</text:p>
          </table:table-cell>
          <table:table-cell office:value-type="float" office:value="10074977" table:style-name="ce2">
            <text:p>10074977</text:p>
          </table:table-cell>
          <table:table-cell office:value-type="float" office:value="10483751" table:style-name="ce2">
            <text:p>10483751</text:p>
          </table:table-cell>
          <table:table-cell office:value-type="float" office:value="10986400" table:style-name="ce2">
            <text:p>10986400</text:p>
          </table:table-cell>
          <table:table-cell table:number-columns-repeated="16315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string" table:style-name="ce2">
            <text:p>ARG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0386045" table:style-name="ce2">
            <text:p>20386045</text:p>
          </table:table-cell>
          <table:table-cell office:value-type="float" office:value="20726276" table:style-name="ce2">
            <text:p>20726276</text:p>
          </table:table-cell>
          <table:table-cell office:value-type="float" office:value="21072538" table:style-name="ce2">
            <text:p>21072538</text:p>
          </table:table-cell>
          <table:table-cell office:value-type="float" office:value="21421705" table:style-name="ce2">
            <text:p>21421705</text:p>
          </table:table-cell>
          <table:table-cell office:value-type="float" office:value="21769453" table:style-name="ce2">
            <text:p>21769453</text:p>
          </table:table-cell>
          <table:table-cell office:value-type="float" office:value="22112629" table:style-name="ce2">
            <text:p>22112629</text:p>
          </table:table-cell>
          <table:table-cell office:value-type="float" office:value="22453893" table:style-name="ce2">
            <text:p>22453893</text:p>
          </table:table-cell>
          <table:table-cell office:value-type="float" office:value="22799059" table:style-name="ce2">
            <text:p>22799059</text:p>
          </table:table-cell>
          <table:table-cell office:value-type="float" office:value="23150583" table:style-name="ce2">
            <text:p>23150583</text:p>
          </table:table-cell>
          <table:table-cell office:value-type="float" office:value="23508711" table:style-name="ce2">
            <text:p>23508711</text:p>
          </table:table-cell>
          <table:table-cell office:value-type="float" office:value="23878327" table:style-name="ce2">
            <text:p>23878327</text:p>
          </table:table-cell>
          <table:table-cell office:value-type="float" office:value="24257208" table:style-name="ce2">
            <text:p>24257208</text:p>
          </table:table-cell>
          <table:table-cell office:value-type="float" office:value="24644328" table:style-name="ce2">
            <text:p>24644328</text:p>
          </table:table-cell>
          <table:table-cell office:value-type="float" office:value="25046005" table:style-name="ce2">
            <text:p>25046005</text:p>
          </table:table-cell>
          <table:table-cell office:value-type="float" office:value="25461351" table:style-name="ce2">
            <text:p>25461351</text:p>
          </table:table-cell>
          <table:table-cell office:value-type="float" office:value="25874107" table:style-name="ce2">
            <text:p>25874107</text:p>
          </table:table-cell>
          <table:table-cell office:value-type="float" office:value="26282283" table:style-name="ce2">
            <text:p>26282283</text:p>
          </table:table-cell>
          <table:table-cell office:value-type="float" office:value="26701805" table:style-name="ce2">
            <text:p>26701805</text:p>
          </table:table-cell>
          <table:table-cell office:value-type="float" office:value="27132158" table:style-name="ce2">
            <text:p>27132158</text:p>
          </table:table-cell>
          <table:table-cell office:value-type="float" office:value="27568895" table:style-name="ce2">
            <text:p>27568895</text:p>
          </table:table-cell>
          <table:table-cell office:value-type="float" office:value="28011596" table:style-name="ce2">
            <text:p>28011596</text:p>
          </table:table-cell>
          <table:table-cell office:value-type="float" office:value="28463959" table:style-name="ce2">
            <text:p>28463959</text:p>
          </table:table-cell>
          <table:table-cell office:value-type="float" office:value="28924262" table:style-name="ce2">
            <text:p>28924262</text:p>
          </table:table-cell>
          <table:table-cell office:value-type="float" office:value="29391332" table:style-name="ce2">
            <text:p>29391332</text:p>
          </table:table-cell>
          <table:table-cell office:value-type="float" office:value="29863093" table:style-name="ce2">
            <text:p>29863093</text:p>
          </table:table-cell>
          <table:table-cell office:value-type="float" office:value="30336441" table:style-name="ce2">
            <text:p>30336441</text:p>
          </table:table-cell>
          <table:table-cell office:value-type="float" office:value="30811980" table:style-name="ce2">
            <text:p>30811980</text:p>
          </table:table-cell>
          <table:table-cell office:value-type="float" office:value="31291762" table:style-name="ce2">
            <text:p>31291762</text:p>
          </table:table-cell>
          <table:table-cell office:value-type="float" office:value="31780532" table:style-name="ce2">
            <text:p>31780532</text:p>
          </table:table-cell>
          <table:table-cell office:value-type="float" office:value="32270948" table:style-name="ce2">
            <text:p>32270948</text:p>
          </table:table-cell>
          <table:table-cell office:value-type="float" office:value="32755901" table:style-name="ce2">
            <text:p>32755901</text:p>
          </table:table-cell>
          <table:table-cell office:value-type="float" office:value="33230294" table:style-name="ce2">
            <text:p>33230294</text:p>
          </table:table-cell>
          <table:table-cell office:value-type="float" office:value="33693527" table:style-name="ce2">
            <text:p>33693527</text:p>
          </table:table-cell>
          <table:table-cell office:value-type="float" office:value="34152717" table:style-name="ce2">
            <text:p>34152717</text:p>
          </table:table-cell>
          <table:table-cell office:value-type="float" office:value="34613491" table:style-name="ce2">
            <text:p>34613491</text:p>
          </table:table-cell>
          <table:table-cell office:value-type="float" office:value="35070020" table:style-name="ce2">
            <text:p>35070020</text:p>
          </table:table-cell>
          <table:table-cell office:value-type="float" office:value="35513793" table:style-name="ce2">
            <text:p>35513793</text:p>
          </table:table-cell>
          <table:table-cell office:value-type="float" office:value="35947791" table:style-name="ce2">
            <text:p>35947791</text:p>
          </table:table-cell>
          <table:table-cell office:value-type="float" office:value="36372860" table:style-name="ce2">
            <text:p>36372860</text:p>
          </table:table-cell>
          <table:table-cell office:value-type="float" office:value="36794682" table:style-name="ce2">
            <text:p>36794682</text:p>
          </table:table-cell>
          <table:table-cell office:value-type="float" office:value="37213984" table:style-name="ce2">
            <text:p>37213984</text:p>
          </table:table-cell>
          <table:table-cell office:value-type="float" office:value="37624825" table:style-name="ce2">
            <text:p>37624825</text:p>
          </table:table-cell>
          <table:table-cell office:value-type="float" office:value="38029349" table:style-name="ce2">
            <text:p>38029349</text:p>
          </table:table-cell>
          <table:table-cell office:value-type="float" office:value="38424282" table:style-name="ce2">
            <text:p>38424282</text:p>
          </table:table-cell>
          <table:table-cell office:value-type="float" office:value="38815916" table:style-name="ce2">
            <text:p>38815916</text:p>
          </table:table-cell>
          <table:table-cell office:value-type="float" office:value="39216789" table:style-name="ce2">
            <text:p>39216789</text:p>
          </table:table-cell>
          <table:table-cell office:value-type="float" office:value="39622115" table:style-name="ce2">
            <text:p>39622115</text:p>
          </table:table-cell>
          <table:table-cell office:value-type="float" office:value="40016763" table:style-name="ce2">
            <text:p>40016763</text:p>
          </table:table-cell>
          <table:table-cell office:value-type="float" office:value="40424148" table:style-name="ce2">
            <text:p>40424148</text:p>
          </table:table-cell>
          <table:table-cell office:value-type="float" office:value="40854831" table:style-name="ce2">
            <text:p>40854831</text:p>
          </table:table-cell>
          <table:table-cell office:value-type="float" office:value="41288694" table:style-name="ce2">
            <text:p>41288694</text:p>
          </table:table-cell>
          <table:table-cell office:value-type="float" office:value="41730660" table:style-name="ce2">
            <text:p>41730660</text:p>
          </table:table-cell>
          <table:table-cell office:value-type="float" office:value="42161721" table:style-name="ce2">
            <text:p>42161721</text:p>
          </table:table-cell>
          <table:table-cell office:value-type="float" office:value="42582455" table:style-name="ce2">
            <text:p>42582455</text:p>
          </table:table-cell>
          <table:table-cell office:value-type="float" office:value="43024071" table:style-name="ce2">
            <text:p>43024071</text:p>
          </table:table-cell>
          <table:table-cell office:value-type="float" office:value="43477012" table:style-name="ce2">
            <text:p>43477012</text:p>
          </table:table-cell>
          <table:table-cell office:value-type="float" office:value="43900313" table:style-name="ce2">
            <text:p>43900313</text:p>
          </table:table-cell>
          <table:table-cell office:value-type="float" office:value="44288894" table:style-name="ce2">
            <text:p>44288894</text:p>
          </table:table-cell>
          <table:table-cell office:value-type="float" office:value="44654882" table:style-name="ce2">
            <text:p>44654882</text:p>
          </table:table-cell>
          <table:table-cell office:value-type="float" office:value="44973465" table:style-name="ce2">
            <text:p>44973465</text:p>
          </table:table-cell>
          <table:table-cell office:value-type="float" office:value="45191965" table:style-name="ce2">
            <text:p>45191965</text:p>
          </table:table-cell>
          <table:table-cell office:value-type="float" office:value="45312281" table:style-name="ce2">
            <text:p>45312281</text:p>
          </table:table-cell>
          <table:table-cell office:value-type="float" office:value="45407904" table:style-name="ce2">
            <text:p>45407904</text:p>
          </table:table-cell>
          <table:table-cell office:value-type="float" office:value="45538401" table:style-name="ce2">
            <text:p>45538401</text:p>
          </table:table-cell>
          <table:table-cell office:value-type="float" office:value="45696159" table:style-name="ce2">
            <text:p>45696159</text:p>
          </table:table-cell>
          <table:table-cell table:number-columns-repeated="16315" table:style-name="ce1"/>
        </table:table-row>
        <table:table-row table:style-name="ro1">
          <table:table-cell office:value-type="string" table:style-name="ce2">
            <text:p>Armenia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863705" table:style-name="ce2">
            <text:p>1863705</text:p>
          </table:table-cell>
          <table:table-cell office:value-type="float" office:value="1927484" table:style-name="ce2">
            <text:p>1927484</text:p>
          </table:table-cell>
          <table:table-cell office:value-type="float" office:value="1991689" table:style-name="ce2">
            <text:p>1991689</text:p>
          </table:table-cell>
          <table:table-cell office:value-type="float" office:value="2056023" table:style-name="ce2">
            <text:p>2056023</text:p>
          </table:table-cell>
          <table:table-cell office:value-type="float" office:value="2120135" table:style-name="ce2">
            <text:p>2120135</text:p>
          </table:table-cell>
          <table:table-cell office:value-type="float" office:value="2183635" table:style-name="ce2">
            <text:p>2183635</text:p>
          </table:table-cell>
          <table:table-cell office:value-type="float" office:value="2246159" table:style-name="ce2">
            <text:p>2246159</text:p>
          </table:table-cell>
          <table:table-cell office:value-type="float" office:value="2307492" table:style-name="ce2">
            <text:p>2307492</text:p>
          </table:table-cell>
          <table:table-cell office:value-type="float" office:value="2367319" table:style-name="ce2">
            <text:p>2367319</text:p>
          </table:table-cell>
          <table:table-cell office:value-type="float" office:value="2424030" table:style-name="ce2">
            <text:p>2424030</text:p>
          </table:table-cell>
          <table:table-cell office:value-type="float" office:value="2475633" table:style-name="ce2">
            <text:p>2475633</text:p>
          </table:table-cell>
          <table:table-cell office:value-type="float" office:value="2525345" table:style-name="ce2">
            <text:p>2525345</text:p>
          </table:table-cell>
          <table:table-cell office:value-type="float" office:value="2577079" table:style-name="ce2">
            <text:p>2577079</text:p>
          </table:table-cell>
          <table:table-cell office:value-type="float" office:value="2630860" table:style-name="ce2">
            <text:p>2630860</text:p>
          </table:table-cell>
          <table:table-cell office:value-type="float" office:value="2686445" table:style-name="ce2">
            <text:p>2686445</text:p>
          </table:table-cell>
          <table:table-cell office:value-type="float" office:value="2743660" table:style-name="ce2">
            <text:p>2743660</text:p>
          </table:table-cell>
          <table:table-cell office:value-type="float" office:value="2818165" table:style-name="ce2">
            <text:p>2818165</text:p>
          </table:table-cell>
          <table:table-cell office:value-type="float" office:value="2912827" table:style-name="ce2">
            <text:p>2912827</text:p>
          </table:table-cell>
          <table:table-cell office:value-type="float" office:value="3012807" table:style-name="ce2">
            <text:p>3012807</text:p>
          </table:table-cell>
          <table:table-cell office:value-type="float" office:value="3078501" table:style-name="ce2">
            <text:p>3078501</text:p>
          </table:table-cell>
          <table:table-cell office:value-type="float" office:value="3107415" table:style-name="ce2">
            <text:p>3107415</text:p>
          </table:table-cell>
          <table:table-cell office:value-type="float" office:value="3135349" table:style-name="ce2">
            <text:p>3135349</text:p>
          </table:table-cell>
          <table:table-cell office:value-type="float" office:value="3163144" table:style-name="ce2">
            <text:p>3163144</text:p>
          </table:table-cell>
          <table:table-cell office:value-type="float" office:value="3191539" table:style-name="ce2">
            <text:p>3191539</text:p>
          </table:table-cell>
          <table:table-cell office:value-type="float" office:value="3224547" table:style-name="ce2">
            <text:p>3224547</text:p>
          </table:table-cell>
          <table:table-cell office:value-type="float" office:value="3260432" table:style-name="ce2">
            <text:p>3260432</text:p>
          </table:table-cell>
          <table:table-cell office:value-type="float" office:value="3294847" table:style-name="ce2">
            <text:p>3294847</text:p>
          </table:table-cell>
          <table:table-cell office:value-type="float" office:value="3328520" table:style-name="ce2">
            <text:p>3328520</text:p>
          </table:table-cell>
          <table:table-cell office:value-type="float" office:value="3355125" table:style-name="ce2">
            <text:p>3355125</text:p>
          </table:table-cell>
          <table:table-cell office:value-type="float" office:value="3443100" table:style-name="ce2">
            <text:p>3443100</text:p>
          </table:table-cell>
          <table:table-cell office:value-type="float" office:value="3552128" table:style-name="ce2">
            <text:p>3552128</text:p>
          </table:table-cell>
          <table:table-cell office:value-type="float" office:value="3613977" table:style-name="ce2">
            <text:p>3613977</text:p>
          </table:table-cell>
          <table:table-cell office:value-type="float" office:value="3571861" table:style-name="ce2">
            <text:p>3571861</text:p>
          </table:table-cell>
          <table:table-cell office:value-type="float" office:value="3453332" table:style-name="ce2">
            <text:p>3453332</text:p>
          </table:table-cell>
          <table:table-cell office:value-type="float" office:value="3364610" table:style-name="ce2">
            <text:p>3364610</text:p>
          </table:table-cell>
          <table:table-cell office:value-type="float" office:value="3307581" table:style-name="ce2">
            <text:p>3307581</text:p>
          </table:table-cell>
          <table:table-cell office:value-type="float" office:value="3278735" table:style-name="ce2">
            <text:p>3278735</text:p>
          </table:table-cell>
          <table:table-cell office:value-type="float" office:value="3246289" table:style-name="ce2">
            <text:p>3246289</text:p>
          </table:table-cell>
          <table:table-cell office:value-type="float" office:value="3208401" table:style-name="ce2">
            <text:p>3208401</text:p>
          </table:table-cell>
          <table:table-cell office:value-type="float" office:value="3167286" table:style-name="ce2">
            <text:p>3167286</text:p>
          </table:table-cell>
          <table:table-cell office:value-type="float" office:value="3221100" table:style-name="ce2">
            <text:p>3221100</text:p>
          </table:table-cell>
          <table:table-cell office:value-type="float" office:value="3211800" table:style-name="ce2">
            <text:p>3211800</text:p>
          </table:table-cell>
          <table:table-cell office:value-type="float" office:value="3199800" table:style-name="ce2">
            <text:p>3199800</text:p>
          </table:table-cell>
          <table:table-cell office:value-type="float" office:value="3182500" table:style-name="ce2">
            <text:p>3182500</text:p>
          </table:table-cell>
          <table:table-cell office:value-type="float" office:value="3164900" table:style-name="ce2">
            <text:p>3164900</text:p>
          </table:table-cell>
          <table:table-cell office:value-type="float" office:value="3146400" table:style-name="ce2">
            <text:p>3146400</text:p>
          </table:table-cell>
          <table:table-cell office:value-type="float" office:value="3127100" table:style-name="ce2">
            <text:p>3127100</text:p>
          </table:table-cell>
          <table:table-cell office:value-type="float" office:value="3107400" table:style-name="ce2">
            <text:p>3107400</text:p>
          </table:table-cell>
          <table:table-cell office:value-type="float" office:value="3087100" table:style-name="ce2">
            <text:p>3087100</text:p>
          </table:table-cell>
          <table:table-cell office:value-type="float" office:value="3066000" table:style-name="ce2">
            <text:p>3066000</text:p>
          </table:table-cell>
          <table:table-cell office:value-type="float" office:value="3044800" table:style-name="ce2">
            <text:p>3044800</text:p>
          </table:table-cell>
          <table:table-cell office:value-type="float" office:value="3027900" table:style-name="ce2">
            <text:p>3027900</text:p>
          </table:table-cell>
          <table:table-cell office:value-type="float" office:value="3024100" table:style-name="ce2">
            <text:p>3024100</text:p>
          </table:table-cell>
          <table:table-cell office:value-type="float" office:value="3022000" table:style-name="ce2">
            <text:p>3022000</text:p>
          </table:table-cell>
          <table:table-cell office:value-type="float" office:value="3013800" table:style-name="ce2">
            <text:p>3013800</text:p>
          </table:table-cell>
          <table:table-cell office:value-type="float" office:value="3004600" table:style-name="ce2">
            <text:p>3004600</text:p>
          </table:table-cell>
          <table:table-cell office:value-type="float" office:value="2992300" table:style-name="ce2">
            <text:p>2992300</text:p>
          </table:table-cell>
          <table:table-cell office:value-type="float" office:value="2979400" table:style-name="ce2">
            <text:p>2979400</text:p>
          </table:table-cell>
          <table:table-cell office:value-type="float" office:value="2969000" table:style-name="ce2">
            <text:p>2969000</text:p>
          </table:table-cell>
          <table:table-cell office:value-type="float" office:value="2962500" table:style-name="ce2">
            <text:p>2962500</text:p>
          </table:table-cell>
          <table:table-cell office:value-type="float" office:value="2961500" table:style-name="ce2">
            <text:p>2961500</text:p>
          </table:table-cell>
          <table:table-cell office:value-type="float" office:value="2962300" table:style-name="ce2">
            <text:p>2962300</text:p>
          </table:table-cell>
          <table:table-cell office:value-type="float" office:value="2969200" table:style-name="ce2">
            <text:p>2969200</text:p>
          </table:table-cell>
          <table:table-cell office:value-type="float" office:value="2964300" table:style-name="ce2">
            <text:p>2964300</text:p>
          </table:table-cell>
          <table:table-cell office:value-type="float" office:value="3033500" table:style-name="ce2">
            <text:p>3033500</text:p>
          </table:table-cell>
          <table:table-cell table:number-columns-repeated="16315" table:style-name="ce1"/>
        </table:table-row>
        <table:table-row table:style-name="ro1">
          <table:table-cell office:value-type="string" table:style-name="ce2">
            <text:p>American Samoa</text:p>
          </table:table-cell>
          <table:table-cell office:value-type="string" table:style-name="ce2">
            <text:p>ASM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0133" table:style-name="ce2">
            <text:p>20133</text:p>
          </table:table-cell>
          <table:table-cell office:value-type="float" office:value="20666" table:style-name="ce2">
            <text:p>20666</text:p>
          </table:table-cell>
          <table:table-cell office:value-type="float" office:value="21298" table:style-name="ce2">
            <text:p>21298</text:p>
          </table:table-cell>
          <table:table-cell office:value-type="float" office:value="21966" table:style-name="ce2">
            <text:p>21966</text:p>
          </table:table-cell>
          <table:table-cell office:value-type="float" office:value="22673" table:style-name="ce2">
            <text:p>22673</text:p>
          </table:table-cell>
          <table:table-cell office:value-type="float" office:value="23406" table:style-name="ce2">
            <text:p>23406</text:p>
          </table:table-cell>
          <table:table-cell office:value-type="float" office:value="24136" table:style-name="ce2">
            <text:p>24136</text:p>
          </table:table-cell>
          <table:table-cell office:value-type="float" office:value="24863" table:style-name="ce2">
            <text:p>24863</text:p>
          </table:table-cell>
          <table:table-cell office:value-type="float" office:value="25614" table:style-name="ce2">
            <text:p>25614</text:p>
          </table:table-cell>
          <table:table-cell office:value-type="float" office:value="26375" table:style-name="ce2">
            <text:p>26375</text:p>
          </table:table-cell>
          <table:table-cell office:value-type="float" office:value="27026" table:style-name="ce2">
            <text:p>27026</text:p>
          </table:table-cell>
          <table:table-cell office:value-type="float" office:value="27533" table:style-name="ce2">
            <text:p>27533</text:p>
          </table:table-cell>
          <table:table-cell office:value-type="float" office:value="27995" table:style-name="ce2">
            <text:p>27995</text:p>
          </table:table-cell>
          <table:table-cell office:value-type="float" office:value="28436" table:style-name="ce2">
            <text:p>28436</text:p>
          </table:table-cell>
          <table:table-cell office:value-type="float" office:value="28875" table:style-name="ce2">
            <text:p>28875</text:p>
          </table:table-cell>
          <table:table-cell office:value-type="float" office:value="29390" table:style-name="ce2">
            <text:p>29390</text:p>
          </table:table-cell>
          <table:table-cell office:value-type="float" office:value="29959" table:style-name="ce2">
            <text:p>29959</text:p>
          </table:table-cell>
          <table:table-cell office:value-type="float" office:value="30521" table:style-name="ce2">
            <text:p>30521</text:p>
          </table:table-cell>
          <table:table-cell office:value-type="float" office:value="31076" table:style-name="ce2">
            <text:p>31076</text:p>
          </table:table-cell>
          <table:table-cell office:value-type="float" office:value="31611" table:style-name="ce2">
            <text:p>31611</text:p>
          </table:table-cell>
          <table:table-cell office:value-type="float" office:value="32403" table:style-name="ce2">
            <text:p>32403</text:p>
          </table:table-cell>
          <table:table-cell office:value-type="float" office:value="33584" table:style-name="ce2">
            <text:p>33584</text:p>
          </table:table-cell>
          <table:table-cell office:value-type="float" office:value="34909" table:style-name="ce2">
            <text:p>34909</text:p>
          </table:table-cell>
          <table:table-cell office:value-type="float" office:value="36271" table:style-name="ce2">
            <text:p>36271</text:p>
          </table:table-cell>
          <table:table-cell office:value-type="float" office:value="37667" table:style-name="ce2">
            <text:p>37667</text:p>
          </table:table-cell>
          <table:table-cell office:value-type="float" office:value="39103" table:style-name="ce2">
            <text:p>39103</text:p>
          </table:table-cell>
          <table:table-cell office:value-type="float" office:value="40571" table:style-name="ce2">
            <text:p>40571</text:p>
          </table:table-cell>
          <table:table-cell office:value-type="float" office:value="42072" table:style-name="ce2">
            <text:p>42072</text:p>
          </table:table-cell>
          <table:table-cell office:value-type="float" office:value="43615" table:style-name="ce2">
            <text:p>43615</text:p>
          </table:table-cell>
          <table:table-cell office:value-type="float" office:value="45191" table:style-name="ce2">
            <text:p>45191</text:p>
          </table:table-cell>
          <table:table-cell office:value-type="float" office:value="46640" table:style-name="ce2">
            <text:p>46640</text:p>
          </table:table-cell>
          <table:table-cell office:value-type="float" office:value="47882" table:style-name="ce2">
            <text:p>47882</text:p>
          </table:table-cell>
          <table:table-cell office:value-type="float" office:value="49038" table:style-name="ce2">
            <text:p>49038</text:p>
          </table:table-cell>
          <table:table-cell office:value-type="float" office:value="50159" table:style-name="ce2">
            <text:p>50159</text:p>
          </table:table-cell>
          <table:table-cell office:value-type="float" office:value="51251" table:style-name="ce2">
            <text:p>51251</text:p>
          </table:table-cell>
          <table:table-cell office:value-type="float" office:value="52316" table:style-name="ce2">
            <text:p>52316</text:p>
          </table:table-cell>
          <table:table-cell office:value-type="float" office:value="53353" table:style-name="ce2">
            <text:p>53353</text:p>
          </table:table-cell>
          <table:table-cell office:value-type="float" office:value="54362" table:style-name="ce2">
            <text:p>54362</text:p>
          </table:table-cell>
          <table:table-cell office:value-type="float" office:value="55334" table:style-name="ce2">
            <text:p>55334</text:p>
          </table:table-cell>
          <table:table-cell office:value-type="float" office:value="56248" table:style-name="ce2">
            <text:p>56248</text:p>
          </table:table-cell>
          <table:table-cell office:value-type="float" office:value="56855" table:style-name="ce2">
            <text:p>56855</text:p>
          </table:table-cell>
          <table:table-cell office:value-type="float" office:value="57053" table:style-name="ce2">
            <text:p>57053</text:p>
          </table:table-cell>
          <table:table-cell office:value-type="float" office:value="57062" table:style-name="ce2">
            <text:p>57062</text:p>
          </table:table-cell>
          <table:table-cell office:value-type="float" office:value="56971" table:style-name="ce2">
            <text:p>56971</text:p>
          </table:table-cell>
          <table:table-cell office:value-type="float" office:value="56818" table:style-name="ce2">
            <text:p>56818</text:p>
          </table:table-cell>
          <table:table-cell office:value-type="float" office:value="56617" table:style-name="ce2">
            <text:p>56617</text:p>
          </table:table-cell>
          <table:table-cell office:value-type="float" office:value="56374" table:style-name="ce2">
            <text:p>56374</text:p>
          </table:table-cell>
          <table:table-cell office:value-type="float" office:value="56113" table:style-name="ce2">
            <text:p>56113</text:p>
          </table:table-cell>
          <table:table-cell office:value-type="float" office:value="55828" table:style-name="ce2">
            <text:p>55828</text:p>
          </table:table-cell>
          <table:table-cell office:value-type="float" office:value="55528" table:style-name="ce2">
            <text:p>55528</text:p>
          </table:table-cell>
          <table:table-cell office:value-type="float" office:value="55228" table:style-name="ce2">
            <text:p>55228</text:p>
          </table:table-cell>
          <table:table-cell office:value-type="float" office:value="54895" table:style-name="ce2">
            <text:p>54895</text:p>
          </table:table-cell>
          <table:table-cell office:value-type="float" office:value="54489" table:style-name="ce2">
            <text:p>54489</text:p>
          </table:table-cell>
          <table:table-cell office:value-type="float" office:value="54006" table:style-name="ce2">
            <text:p>54006</text:p>
          </table:table-cell>
          <table:table-cell office:value-type="float" office:value="53466" table:style-name="ce2">
            <text:p>53466</text:p>
          </table:table-cell>
          <table:table-cell office:value-type="float" office:value="52878" table:style-name="ce2">
            <text:p>52878</text:p>
          </table:table-cell>
          <table:table-cell office:value-type="float" office:value="52245" table:style-name="ce2">
            <text:p>52245</text:p>
          </table:table-cell>
          <table:table-cell office:value-type="float" office:value="51586" table:style-name="ce2">
            <text:p>51586</text:p>
          </table:table-cell>
          <table:table-cell office:value-type="float" office:value="50908" table:style-name="ce2">
            <text:p>50908</text:p>
          </table:table-cell>
          <table:table-cell office:value-type="float" office:value="50209" table:style-name="ce2">
            <text:p>50209</text:p>
          </table:table-cell>
          <table:table-cell office:value-type="float" office:value="49761" table:style-name="ce2">
            <text:p>49761</text:p>
          </table:table-cell>
          <table:table-cell office:value-type="float" office:value="49225" table:style-name="ce2">
            <text:p>49225</text:p>
          </table:table-cell>
          <table:table-cell office:value-type="float" office:value="48342" table:style-name="ce2">
            <text:p>48342</text:p>
          </table:table-cell>
          <table:table-cell office:value-type="float" office:value="47521" table:style-name="ce2">
            <text:p>47521</text:p>
          </table:table-cell>
          <table:table-cell office:value-type="float" office:value="46765" table:style-name="ce2">
            <text:p>46765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Antigua and Barbuda</text:p>
          </table:table-cell>
          <table:table-cell office:value-type="string" table:style-name="ce2">
            <text:p>ATG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5603" table:style-name="ce2">
            <text:p>55603</text:p>
          </table:table-cell>
          <table:table-cell office:value-type="float" office:value="56540" table:style-name="ce2">
            <text:p>56540</text:p>
          </table:table-cell>
          <table:table-cell office:value-type="float" office:value="57336" table:style-name="ce2">
            <text:p>57336</text:p>
          </table:table-cell>
          <table:table-cell office:value-type="float" office:value="58138" table:style-name="ce2">
            <text:p>58138</text:p>
          </table:table-cell>
          <table:table-cell office:value-type="float" office:value="59020" table:style-name="ce2">
            <text:p>59020</text:p>
          </table:table-cell>
          <table:table-cell office:value-type="float" office:value="59970" table:style-name="ce2">
            <text:p>59970</text:p>
          </table:table-cell>
          <table:table-cell office:value-type="float" office:value="60900" table:style-name="ce2">
            <text:p>60900</text:p>
          </table:table-cell>
          <table:table-cell office:value-type="float" office:value="61837" table:style-name="ce2">
            <text:p>61837</text:p>
          </table:table-cell>
          <table:table-cell office:value-type="float" office:value="62809" table:style-name="ce2">
            <text:p>62809</text:p>
          </table:table-cell>
          <table:table-cell office:value-type="float" office:value="63819" table:style-name="ce2">
            <text:p>63819</text:p>
          </table:table-cell>
          <table:table-cell office:value-type="float" office:value="64528" table:style-name="ce2">
            <text:p>64528</text:p>
          </table:table-cell>
          <table:table-cell office:value-type="float" office:value="64729" table:style-name="ce2">
            <text:p>64729</text:p>
          </table:table-cell>
          <table:table-cell office:value-type="float" office:value="64615" table:style-name="ce2">
            <text:p>64615</text:p>
          </table:table-cell>
          <table:table-cell office:value-type="float" office:value="64342" table:style-name="ce2">
            <text:p>64342</text:p>
          </table:table-cell>
          <table:table-cell office:value-type="float" office:value="64058" table:style-name="ce2">
            <text:p>64058</text:p>
          </table:table-cell>
          <table:table-cell office:value-type="float" office:value="63839" table:style-name="ce2">
            <text:p>63839</text:p>
          </table:table-cell>
          <table:table-cell office:value-type="float" office:value="63762" table:style-name="ce2">
            <text:p>63762</text:p>
          </table:table-cell>
          <table:table-cell office:value-type="float" office:value="63862" table:style-name="ce2">
            <text:p>63862</text:p>
          </table:table-cell>
          <table:table-cell office:value-type="float" office:value="64038" table:style-name="ce2">
            <text:p>64038</text:p>
          </table:table-cell>
          <table:table-cell office:value-type="float" office:value="64274" table:style-name="ce2">
            <text:p>64274</text:p>
          </table:table-cell>
          <table:table-cell office:value-type="float" office:value="64513" table:style-name="ce2">
            <text:p>64513</text:p>
          </table:table-cell>
          <table:table-cell office:value-type="float" office:value="64665" table:style-name="ce2">
            <text:p>64665</text:p>
          </table:table-cell>
          <table:table-cell office:value-type="float" office:value="64785" table:style-name="ce2">
            <text:p>64785</text:p>
          </table:table-cell>
          <table:table-cell office:value-type="float" office:value="64934" table:style-name="ce2">
            <text:p>64934</text:p>
          </table:table-cell>
          <table:table-cell office:value-type="float" office:value="64882" table:style-name="ce2">
            <text:p>64882</text:p>
          </table:table-cell>
          <table:table-cell office:value-type="float" office:value="64591" table:style-name="ce2">
            <text:p>64591</text:p>
          </table:table-cell>
          <table:table-cell office:value-type="float" office:value="64276" table:style-name="ce2">
            <text:p>64276</text:p>
          </table:table-cell>
          <table:table-cell office:value-type="float" office:value="63946" table:style-name="ce2">
            <text:p>63946</text:p>
          </table:table-cell>
          <table:table-cell office:value-type="float" office:value="63623" table:style-name="ce2">
            <text:p>63623</text:p>
          </table:table-cell>
          <table:table-cell office:value-type="float" office:value="63325" table:style-name="ce2">
            <text:p>63325</text:p>
          </table:table-cell>
          <table:table-cell office:value-type="float" office:value="63066" table:style-name="ce2">
            <text:p>63066</text:p>
          </table:table-cell>
          <table:table-cell office:value-type="float" office:value="63387" table:style-name="ce2">
            <text:p>63387</text:p>
          </table:table-cell>
          <table:table-cell office:value-type="float" office:value="64404" table:style-name="ce2">
            <text:p>64404</text:p>
          </table:table-cell>
          <table:table-cell office:value-type="float" office:value="65587" table:style-name="ce2">
            <text:p>65587</text:p>
          </table:table-cell>
          <table:table-cell office:value-type="float" office:value="66843" table:style-name="ce2">
            <text:p>66843</text:p>
          </table:table-cell>
          <table:table-cell office:value-type="float" office:value="68189" table:style-name="ce2">
            <text:p>68189</text:p>
          </table:table-cell>
          <table:table-cell office:value-type="float" office:value="69612" table:style-name="ce2">
            <text:p>69612</text:p>
          </table:table-cell>
          <table:table-cell office:value-type="float" office:value="71053" table:style-name="ce2">
            <text:p>71053</text:p>
          </table:table-cell>
          <table:table-cell office:value-type="float" office:value="72412" table:style-name="ce2">
            <text:p>72412</text:p>
          </table:table-cell>
          <table:table-cell office:value-type="float" office:value="73666" table:style-name="ce2">
            <text:p>73666</text:p>
          </table:table-cell>
          <table:table-cell office:value-type="float" office:value="74912" table:style-name="ce2">
            <text:p>74912</text:p>
          </table:table-cell>
          <table:table-cell office:value-type="float" office:value="76069" table:style-name="ce2">
            <text:p>76069</text:p>
          </table:table-cell>
          <table:table-cell office:value-type="float" office:value="77032" table:style-name="ce2">
            <text:p>77032</text:p>
          </table:table-cell>
          <table:table-cell office:value-type="float" office:value="77884" table:style-name="ce2">
            <text:p>77884</text:p>
          </table:table-cell>
          <table:table-cell office:value-type="float" office:value="78719" table:style-name="ce2">
            <text:p>78719</text:p>
          </table:table-cell>
          <table:table-cell office:value-type="float" office:value="79611" table:style-name="ce2">
            <text:p>79611</text:p>
          </table:table-cell>
          <table:table-cell office:value-type="float" office:value="80604" table:style-name="ce2">
            <text:p>80604</text:p>
          </table:table-cell>
          <table:table-cell office:value-type="float" office:value="81704" table:style-name="ce2">
            <text:p>81704</text:p>
          </table:table-cell>
          <table:table-cell office:value-type="float" office:value="82912" table:style-name="ce2">
            <text:p>82912</text:p>
          </table:table-cell>
          <table:table-cell office:value-type="float" office:value="84173" table:style-name="ce2">
            <text:p>84173</text:p>
          </table:table-cell>
          <table:table-cell office:value-type="float" office:value="85320" table:style-name="ce2">
            <text:p>85320</text:p>
          </table:table-cell>
          <table:table-cell office:value-type="float" office:value="86332" table:style-name="ce2">
            <text:p>86332</text:p>
          </table:table-cell>
          <table:table-cell office:value-type="float" office:value="87260" table:style-name="ce2">
            <text:p>87260</text:p>
          </table:table-cell>
          <table:table-cell office:value-type="float" office:value="88064" table:style-name="ce2">
            <text:p>88064</text:p>
          </table:table-cell>
          <table:table-cell office:value-type="float" office:value="88765" table:style-name="ce2">
            <text:p>88765</text:p>
          </table:table-cell>
          <table:table-cell office:value-type="float" office:value="89409" table:style-name="ce2">
            <text:p>89409</text:p>
          </table:table-cell>
          <table:table-cell office:value-type="float" office:value="89969" table:style-name="ce2">
            <text:p>89969</text:p>
          </table:table-cell>
          <table:table-cell office:value-type="float" office:value="90468" table:style-name="ce2">
            <text:p>90468</text:p>
          </table:table-cell>
          <table:table-cell office:value-type="float" office:value="90926" table:style-name="ce2">
            <text:p>90926</text:p>
          </table:table-cell>
          <table:table-cell office:value-type="float" office:value="91364" table:style-name="ce2">
            <text:p>91364</text:p>
          </table:table-cell>
          <table:table-cell office:value-type="float" office:value="91846" table:style-name="ce2">
            <text:p>91846</text:p>
          </table:table-cell>
          <table:table-cell office:value-type="float" office:value="92349" table:style-name="ce2">
            <text:p>92349</text:p>
          </table:table-cell>
          <table:table-cell office:value-type="float" office:value="92840" table:style-name="ce2">
            <text:p>92840</text:p>
          </table:table-cell>
          <table:table-cell office:value-type="float" office:value="93316" table:style-name="ce2">
            <text:p>93316</text:p>
          </table:table-cell>
          <table:table-cell office:value-type="float" office:value="93772" table:style-name="ce2">
            <text:p>9377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Australia</text:p>
          </table:table-cell>
          <table:table-cell office:value-type="string" table:style-name="ce2">
            <text:p>AUS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0276477" table:style-name="ce2">
            <text:p>10276477</text:p>
          </table:table-cell>
          <table:table-cell office:value-type="float" office:value="10483000" table:style-name="ce2">
            <text:p>10483000</text:p>
          </table:table-cell>
          <table:table-cell office:value-type="float" office:value="10742000" table:style-name="ce2">
            <text:p>10742000</text:p>
          </table:table-cell>
          <table:table-cell office:value-type="float" office:value="10950000" table:style-name="ce2">
            <text:p>10950000</text:p>
          </table:table-cell>
          <table:table-cell office:value-type="float" office:value="11167000" table:style-name="ce2">
            <text:p>11167000</text:p>
          </table:table-cell>
          <table:table-cell office:value-type="float" office:value="11388000" table:style-name="ce2">
            <text:p>11388000</text:p>
          </table:table-cell>
          <table:table-cell office:value-type="float" office:value="11651000" table:style-name="ce2">
            <text:p>11651000</text:p>
          </table:table-cell>
          <table:table-cell office:value-type="float" office:value="11799000" table:style-name="ce2">
            <text:p>11799000</text:p>
          </table:table-cell>
          <table:table-cell office:value-type="float" office:value="12009000" table:style-name="ce2">
            <text:p>12009000</text:p>
          </table:table-cell>
          <table:table-cell office:value-type="float" office:value="12263000" table:style-name="ce2">
            <text:p>12263000</text:p>
          </table:table-cell>
          <table:table-cell office:value-type="float" office:value="12507000" table:style-name="ce2">
            <text:p>12507000</text:p>
          </table:table-cell>
          <table:table-cell office:value-type="float" office:value="12937000" table:style-name="ce2">
            <text:p>12937000</text:p>
          </table:table-cell>
          <table:table-cell office:value-type="float" office:value="13177000" table:style-name="ce2">
            <text:p>13177000</text:p>
          </table:table-cell>
          <table:table-cell office:value-type="float" office:value="13380000" table:style-name="ce2">
            <text:p>13380000</text:p>
          </table:table-cell>
          <table:table-cell office:value-type="float" office:value="13723000" table:style-name="ce2">
            <text:p>13723000</text:p>
          </table:table-cell>
          <table:table-cell office:value-type="float" office:value="13893000" table:style-name="ce2">
            <text:p>13893000</text:p>
          </table:table-cell>
          <table:table-cell office:value-type="float" office:value="14033000" table:style-name="ce2">
            <text:p>14033000</text:p>
          </table:table-cell>
          <table:table-cell office:value-type="float" office:value="14192000" table:style-name="ce2">
            <text:p>14192000</text:p>
          </table:table-cell>
          <table:table-cell office:value-type="float" office:value="14358000" table:style-name="ce2">
            <text:p>14358000</text:p>
          </table:table-cell>
          <table:table-cell office:value-type="float" office:value="14514000" table:style-name="ce2">
            <text:p>14514000</text:p>
          </table:table-cell>
          <table:table-cell office:value-type="float" office:value="14692000" table:style-name="ce2">
            <text:p>14692000</text:p>
          </table:table-cell>
          <table:table-cell office:value-type="float" office:value="14923260" table:style-name="ce2">
            <text:p>14923260</text:p>
          </table:table-cell>
          <table:table-cell office:value-type="float" office:value="15184247" table:style-name="ce2">
            <text:p>15184247</text:p>
          </table:table-cell>
          <table:table-cell office:value-type="float" office:value="15393472" table:style-name="ce2">
            <text:p>15393472</text:p>
          </table:table-cell>
          <table:table-cell office:value-type="float" office:value="15579391" table:style-name="ce2">
            <text:p>15579391</text:p>
          </table:table-cell>
          <table:table-cell office:value-type="float" office:value="15788312" table:style-name="ce2">
            <text:p>15788312</text:p>
          </table:table-cell>
          <table:table-cell office:value-type="float" office:value="16018350" table:style-name="ce2">
            <text:p>16018350</text:p>
          </table:table-cell>
          <table:table-cell office:value-type="float" office:value="16263874" table:style-name="ce2">
            <text:p>16263874</text:p>
          </table:table-cell>
          <table:table-cell office:value-type="float" office:value="16532164" table:style-name="ce2">
            <text:p>16532164</text:p>
          </table:table-cell>
          <table:table-cell office:value-type="float" office:value="16814416" table:style-name="ce2">
            <text:p>16814416</text:p>
          </table:table-cell>
          <table:table-cell office:value-type="float" office:value="17065128" table:style-name="ce2">
            <text:p>17065128</text:p>
          </table:table-cell>
          <table:table-cell office:value-type="float" office:value="17284036" table:style-name="ce2">
            <text:p>17284036</text:p>
          </table:table-cell>
          <table:table-cell office:value-type="float" office:value="17478635" table:style-name="ce2">
            <text:p>17478635</text:p>
          </table:table-cell>
          <table:table-cell office:value-type="float" office:value="17634808" table:style-name="ce2">
            <text:p>17634808</text:p>
          </table:table-cell>
          <table:table-cell office:value-type="float" office:value="17805468" table:style-name="ce2">
            <text:p>17805468</text:p>
          </table:table-cell>
          <table:table-cell office:value-type="float" office:value="18004882" table:style-name="ce2">
            <text:p>18004882</text:p>
          </table:table-cell>
          <table:table-cell office:value-type="float" office:value="18224767" table:style-name="ce2">
            <text:p>18224767</text:p>
          </table:table-cell>
          <table:table-cell office:value-type="float" office:value="18423037" table:style-name="ce2">
            <text:p>18423037</text:p>
          </table:table-cell>
          <table:table-cell office:value-type="float" office:value="18607584" table:style-name="ce2">
            <text:p>18607584</text:p>
          </table:table-cell>
          <table:table-cell office:value-type="float" office:value="18812264" table:style-name="ce2">
            <text:p>18812264</text:p>
          </table:table-cell>
          <table:table-cell office:value-type="float" office:value="19028802" table:style-name="ce2">
            <text:p>19028802</text:p>
          </table:table-cell>
          <table:table-cell office:value-type="float" office:value="19274701" table:style-name="ce2">
            <text:p>19274701</text:p>
          </table:table-cell>
          <table:table-cell office:value-type="float" office:value="19495210" table:style-name="ce2">
            <text:p>19495210</text:p>
          </table:table-cell>
          <table:table-cell office:value-type="float" office:value="19720737" table:style-name="ce2">
            <text:p>19720737</text:p>
          </table:table-cell>
          <table:table-cell office:value-type="float" office:value="19932722" table:style-name="ce2">
            <text:p>19932722</text:p>
          </table:table-cell>
          <table:table-cell office:value-type="float" office:value="20176844" table:style-name="ce2">
            <text:p>20176844</text:p>
          </table:table-cell>
          <table:table-cell office:value-type="float" office:value="20450966" table:style-name="ce2">
            <text:p>20450966</text:p>
          </table:table-cell>
          <table:table-cell office:value-type="float" office:value="20827622" table:style-name="ce2">
            <text:p>20827622</text:p>
          </table:table-cell>
          <table:table-cell office:value-type="float" office:value="21249199" table:style-name="ce2">
            <text:p>21249199</text:p>
          </table:table-cell>
          <table:table-cell office:value-type="float" office:value="21691653" table:style-name="ce2">
            <text:p>21691653</text:p>
          </table:table-cell>
          <table:table-cell office:value-type="float" office:value="22031750" table:style-name="ce2">
            <text:p>22031750</text:p>
          </table:table-cell>
          <table:table-cell office:value-type="float" office:value="22340024" table:style-name="ce2">
            <text:p>22340024</text:p>
          </table:table-cell>
          <table:table-cell office:value-type="float" office:value="22733465" table:style-name="ce2">
            <text:p>22733465</text:p>
          </table:table-cell>
          <table:table-cell office:value-type="float" office:value="23128129" table:style-name="ce2">
            <text:p>23128129</text:p>
          </table:table-cell>
          <table:table-cell office:value-type="float" office:value="23475686" table:style-name="ce2">
            <text:p>23475686</text:p>
          </table:table-cell>
          <table:table-cell office:value-type="float" office:value="23815995" table:style-name="ce2">
            <text:p>23815995</text:p>
          </table:table-cell>
          <table:table-cell office:value-type="float" office:value="24190907" table:style-name="ce2">
            <text:p>24190907</text:p>
          </table:table-cell>
          <table:table-cell office:value-type="float" office:value="24592588" table:style-name="ce2">
            <text:p>24592588</text:p>
          </table:table-cell>
          <table:table-cell office:value-type="float" office:value="24963258" table:style-name="ce2">
            <text:p>24963258</text:p>
          </table:table-cell>
          <table:table-cell office:value-type="float" office:value="25334826" table:style-name="ce2">
            <text:p>25334826</text:p>
          </table:table-cell>
          <table:table-cell office:value-type="float" office:value="25649248" table:style-name="ce2">
            <text:p>25649248</text:p>
          </table:table-cell>
          <table:table-cell office:value-type="float" office:value="25685412" table:style-name="ce2">
            <text:p>25685412</text:p>
          </table:table-cell>
          <table:table-cell office:value-type="float" office:value="26018721" table:style-name="ce2">
            <text:p>26018721</text:p>
          </table:table-cell>
          <table:table-cell office:value-type="float" office:value="26659922" table:style-name="ce2">
            <text:p>26659922</text:p>
          </table:table-cell>
          <table:table-cell office:value-type="float" office:value="27196812" table:style-name="ce2">
            <text:p>2719681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Austria</text:p>
          </table:table-cell>
          <table:table-cell office:value-type="string" table:style-name="ce2">
            <text:p>AUT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7047539" table:style-name="ce2">
            <text:p>7047539</text:p>
          </table:table-cell>
          <table:table-cell office:value-type="float" office:value="7086299" table:style-name="ce2">
            <text:p>7086299</text:p>
          </table:table-cell>
          <table:table-cell office:value-type="float" office:value="7129864" table:style-name="ce2">
            <text:p>7129864</text:p>
          </table:table-cell>
          <table:table-cell office:value-type="float" office:value="7175811" table:style-name="ce2">
            <text:p>7175811</text:p>
          </table:table-cell>
          <table:table-cell office:value-type="float" office:value="7223801" table:style-name="ce2">
            <text:p>7223801</text:p>
          </table:table-cell>
          <table:table-cell office:value-type="float" office:value="7270889" table:style-name="ce2">
            <text:p>7270889</text:p>
          </table:table-cell>
          <table:table-cell office:value-type="float" office:value="7322066" table:style-name="ce2">
            <text:p>7322066</text:p>
          </table:table-cell>
          <table:table-cell office:value-type="float" office:value="7376998" table:style-name="ce2">
            <text:p>7376998</text:p>
          </table:table-cell>
          <table:table-cell office:value-type="float" office:value="7415403" table:style-name="ce2">
            <text:p>7415403</text:p>
          </table:table-cell>
          <table:table-cell office:value-type="float" office:value="7441055" table:style-name="ce2">
            <text:p>7441055</text:p>
          </table:table-cell>
          <table:table-cell office:value-type="float" office:value="7467086" table:style-name="ce2">
            <text:p>7467086</text:p>
          </table:table-cell>
          <table:table-cell office:value-type="float" office:value="7500482" table:style-name="ce2">
            <text:p>7500482</text:p>
          </table:table-cell>
          <table:table-cell office:value-type="float" office:value="7544201" table:style-name="ce2">
            <text:p>7544201</text:p>
          </table:table-cell>
          <table:table-cell office:value-type="float" office:value="7586115" table:style-name="ce2">
            <text:p>7586115</text:p>
          </table:table-cell>
          <table:table-cell office:value-type="float" office:value="7599038" table:style-name="ce2">
            <text:p>7599038</text:p>
          </table:table-cell>
          <table:table-cell office:value-type="float" office:value="7578903" table:style-name="ce2">
            <text:p>7578903</text:p>
          </table:table-cell>
          <table:table-cell office:value-type="float" office:value="7565525" table:style-name="ce2">
            <text:p>7565525</text:p>
          </table:table-cell>
          <table:table-cell office:value-type="float" office:value="7568430" table:style-name="ce2">
            <text:p>7568430</text:p>
          </table:table-cell>
          <table:table-cell office:value-type="float" office:value="7562305" table:style-name="ce2">
            <text:p>7562305</text:p>
          </table:table-cell>
          <table:table-cell office:value-type="float" office:value="7549425" table:style-name="ce2">
            <text:p>7549425</text:p>
          </table:table-cell>
          <table:table-cell office:value-type="float" office:value="7549433" table:style-name="ce2">
            <text:p>7549433</text:p>
          </table:table-cell>
          <table:table-cell office:value-type="float" office:value="7568710" table:style-name="ce2">
            <text:p>7568710</text:p>
          </table:table-cell>
          <table:table-cell office:value-type="float" office:value="7574140" table:style-name="ce2">
            <text:p>7574140</text:p>
          </table:table-cell>
          <table:table-cell office:value-type="float" office:value="7561910" table:style-name="ce2">
            <text:p>7561910</text:p>
          </table:table-cell>
          <table:table-cell office:value-type="float" office:value="7561434" table:style-name="ce2">
            <text:p>7561434</text:p>
          </table:table-cell>
          <table:table-cell office:value-type="float" office:value="7564985" table:style-name="ce2">
            <text:p>7564985</text:p>
          </table:table-cell>
          <table:table-cell office:value-type="float" office:value="7569794" table:style-name="ce2">
            <text:p>7569794</text:p>
          </table:table-cell>
          <table:table-cell office:value-type="float" office:value="7574586" table:style-name="ce2">
            <text:p>7574586</text:p>
          </table:table-cell>
          <table:table-cell office:value-type="float" office:value="7585317" table:style-name="ce2">
            <text:p>7585317</text:p>
          </table:table-cell>
          <table:table-cell office:value-type="float" office:value="7619567" table:style-name="ce2">
            <text:p>7619567</text:p>
          </table:table-cell>
          <table:table-cell office:value-type="float" office:value="7677850" table:style-name="ce2">
            <text:p>7677850</text:p>
          </table:table-cell>
          <table:table-cell office:value-type="float" office:value="7754891" table:style-name="ce2">
            <text:p>7754891</text:p>
          </table:table-cell>
          <table:table-cell office:value-type="float" office:value="7840709" table:style-name="ce2">
            <text:p>7840709</text:p>
          </table:table-cell>
          <table:table-cell office:value-type="float" office:value="7905633" table:style-name="ce2">
            <text:p>7905633</text:p>
          </table:table-cell>
          <table:table-cell office:value-type="float" office:value="7936118" table:style-name="ce2">
            <text:p>7936118</text:p>
          </table:table-cell>
          <table:table-cell office:value-type="float" office:value="7948278" table:style-name="ce2">
            <text:p>7948278</text:p>
          </table:table-cell>
          <table:table-cell office:value-type="float" office:value="7959017" table:style-name="ce2">
            <text:p>7959017</text:p>
          </table:table-cell>
          <table:table-cell office:value-type="float" office:value="7968041" table:style-name="ce2">
            <text:p>7968041</text:p>
          </table:table-cell>
          <table:table-cell office:value-type="float" office:value="7976789" table:style-name="ce2">
            <text:p>7976789</text:p>
          </table:table-cell>
          <table:table-cell office:value-type="float" office:value="7992324" table:style-name="ce2">
            <text:p>7992324</text:p>
          </table:table-cell>
          <table:table-cell office:value-type="float" office:value="8011566" table:style-name="ce2">
            <text:p>8011566</text:p>
          </table:table-cell>
          <table:table-cell office:value-type="float" office:value="8042293" table:style-name="ce2">
            <text:p>8042293</text:p>
          </table:table-cell>
          <table:table-cell office:value-type="float" office:value="8081957" table:style-name="ce2">
            <text:p>8081957</text:p>
          </table:table-cell>
          <table:table-cell office:value-type="float" office:value="8121423" table:style-name="ce2">
            <text:p>8121423</text:p>
          </table:table-cell>
          <table:table-cell office:value-type="float" office:value="8171966" table:style-name="ce2">
            <text:p>8171966</text:p>
          </table:table-cell>
          <table:table-cell office:value-type="float" office:value="8227829" table:style-name="ce2">
            <text:p>8227829</text:p>
          </table:table-cell>
          <table:table-cell office:value-type="float" office:value="8268641" table:style-name="ce2">
            <text:p>8268641</text:p>
          </table:table-cell>
          <table:table-cell office:value-type="float" office:value="8295487" table:style-name="ce2">
            <text:p>8295487</text:p>
          </table:table-cell>
          <table:table-cell office:value-type="float" office:value="8321496" table:style-name="ce2">
            <text:p>8321496</text:p>
          </table:table-cell>
          <table:table-cell office:value-type="float" office:value="8343323" table:style-name="ce2">
            <text:p>8343323</text:p>
          </table:table-cell>
          <table:table-cell office:value-type="float" office:value="8363404" table:style-name="ce2">
            <text:p>8363404</text:p>
          </table:table-cell>
          <table:table-cell office:value-type="float" office:value="8391643" table:style-name="ce2">
            <text:p>8391643</text:p>
          </table:table-cell>
          <table:table-cell office:value-type="float" office:value="8429991" table:style-name="ce2">
            <text:p>8429991</text:p>
          </table:table-cell>
          <table:table-cell office:value-type="float" office:value="8479823" table:style-name="ce2">
            <text:p>8479823</text:p>
          </table:table-cell>
          <table:table-cell office:value-type="float" office:value="8546356" table:style-name="ce2">
            <text:p>8546356</text:p>
          </table:table-cell>
          <table:table-cell office:value-type="float" office:value="8642699" table:style-name="ce2">
            <text:p>8642699</text:p>
          </table:table-cell>
          <table:table-cell office:value-type="float" office:value="8736668" table:style-name="ce2">
            <text:p>8736668</text:p>
          </table:table-cell>
          <table:table-cell office:value-type="float" office:value="8797566" table:style-name="ce2">
            <text:p>8797566</text:p>
          </table:table-cell>
          <table:table-cell office:value-type="float" office:value="8840521" table:style-name="ce2">
            <text:p>8840521</text:p>
          </table:table-cell>
          <table:table-cell office:value-type="float" office:value="8879920" table:style-name="ce2">
            <text:p>8879920</text:p>
          </table:table-cell>
          <table:table-cell office:value-type="float" office:value="8916864" table:style-name="ce2">
            <text:p>8916864</text:p>
          </table:table-cell>
          <table:table-cell office:value-type="float" office:value="8955797" table:style-name="ce2">
            <text:p>8955797</text:p>
          </table:table-cell>
          <table:table-cell office:value-type="float" office:value="9041851" table:style-name="ce2">
            <text:p>9041851</text:p>
          </table:table-cell>
          <table:table-cell office:value-type="float" office:value="9131761" table:style-name="ce2">
            <text:p>9131761</text:p>
          </table:table-cell>
          <table:table-cell office:value-type="float" office:value="9177982" table:style-name="ce2">
            <text:p>917798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Azerbaijan</text:p>
          </table:table-cell>
          <table:table-cell office:value-type="string" table:style-name="ce2">
            <text:p>AZE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894500" table:style-name="ce2">
            <text:p>3894500</text:p>
          </table:table-cell>
          <table:table-cell office:value-type="float" office:value="4045750" table:style-name="ce2">
            <text:p>4045750</text:p>
          </table:table-cell>
          <table:table-cell office:value-type="float" office:value="4168150" table:style-name="ce2">
            <text:p>4168150</text:p>
          </table:table-cell>
          <table:table-cell office:value-type="float" office:value="4293550" table:style-name="ce2">
            <text:p>4293550</text:p>
          </table:table-cell>
          <table:table-cell office:value-type="float" office:value="4439250" table:style-name="ce2">
            <text:p>4439250</text:p>
          </table:table-cell>
          <table:table-cell office:value-type="float" office:value="4574650" table:style-name="ce2">
            <text:p>4574650</text:p>
          </table:table-cell>
          <table:table-cell office:value-type="float" office:value="4708150" table:style-name="ce2">
            <text:p>4708150</text:p>
          </table:table-cell>
          <table:table-cell office:value-type="float" office:value="4832000" table:style-name="ce2">
            <text:p>4832000</text:p>
          </table:table-cell>
          <table:table-cell office:value-type="float" office:value="4948500" table:style-name="ce2">
            <text:p>4948500</text:p>
          </table:table-cell>
          <table:table-cell office:value-type="float" office:value="5063300" table:style-name="ce2">
            <text:p>5063300</text:p>
          </table:table-cell>
          <table:table-cell office:value-type="float" office:value="5172050" table:style-name="ce2">
            <text:p>5172050</text:p>
          </table:table-cell>
          <table:table-cell office:value-type="float" office:value="5282950" table:style-name="ce2">
            <text:p>5282950</text:p>
          </table:table-cell>
          <table:table-cell office:value-type="float" office:value="5391450" table:style-name="ce2">
            <text:p>5391450</text:p>
          </table:table-cell>
          <table:table-cell office:value-type="float" office:value="5493900" table:style-name="ce2">
            <text:p>5493900</text:p>
          </table:table-cell>
          <table:table-cell office:value-type="float" office:value="5594100" table:style-name="ce2">
            <text:p>5594100</text:p>
          </table:table-cell>
          <table:table-cell office:value-type="float" office:value="5689050" table:style-name="ce2">
            <text:p>5689050</text:p>
          </table:table-cell>
          <table:table-cell office:value-type="float" office:value="5781000" table:style-name="ce2">
            <text:p>5781000</text:p>
          </table:table-cell>
          <table:table-cell office:value-type="float" office:value="5876150" table:style-name="ce2">
            <text:p>5876150</text:p>
          </table:table-cell>
          <table:table-cell office:value-type="float" office:value="5976150" table:style-name="ce2">
            <text:p>5976150</text:p>
          </table:table-cell>
          <table:table-cell office:value-type="float" office:value="6071300" table:style-name="ce2">
            <text:p>6071300</text:p>
          </table:table-cell>
          <table:table-cell office:value-type="float" office:value="6160500" table:style-name="ce2">
            <text:p>6160500</text:p>
          </table:table-cell>
          <table:table-cell office:value-type="float" office:value="6257750" table:style-name="ce2">
            <text:p>6257750</text:p>
          </table:table-cell>
          <table:table-cell office:value-type="float" office:value="6357550" table:style-name="ce2">
            <text:p>6357550</text:p>
          </table:table-cell>
          <table:table-cell office:value-type="float" office:value="6459800" table:style-name="ce2">
            <text:p>6459800</text:p>
          </table:table-cell>
          <table:table-cell office:value-type="float" office:value="6567850" table:style-name="ce2">
            <text:p>6567850</text:p>
          </table:table-cell>
          <table:table-cell office:value-type="float" office:value="6670150" table:style-name="ce2">
            <text:p>6670150</text:p>
          </table:table-cell>
          <table:table-cell office:value-type="float" office:value="6770300" table:style-name="ce2">
            <text:p>6770300</text:p>
          </table:table-cell>
          <table:table-cell office:value-type="float" office:value="6875350" table:style-name="ce2">
            <text:p>6875350</text:p>
          </table:table-cell>
          <table:table-cell office:value-type="float" office:value="6974600" table:style-name="ce2">
            <text:p>6974600</text:p>
          </table:table-cell>
          <table:table-cell office:value-type="float" office:value="7076550" table:style-name="ce2">
            <text:p>7076550</text:p>
          </table:table-cell>
          <table:table-cell office:value-type="float" office:value="7175200" table:style-name="ce2">
            <text:p>7175200</text:p>
          </table:table-cell>
          <table:table-cell office:value-type="float" office:value="7271300" table:style-name="ce2">
            <text:p>7271300</text:p>
          </table:table-cell>
          <table:table-cell office:value-type="float" office:value="7382050" table:style-name="ce2">
            <text:p>7382050</text:p>
          </table:table-cell>
          <table:table-cell office:value-type="float" office:value="7494800" table:style-name="ce2">
            <text:p>7494800</text:p>
          </table:table-cell>
          <table:table-cell office:value-type="float" office:value="7596550" table:style-name="ce2">
            <text:p>7596550</text:p>
          </table:table-cell>
          <table:table-cell office:value-type="float" office:value="7684850" table:style-name="ce2">
            <text:p>7684850</text:p>
          </table:table-cell>
          <table:table-cell office:value-type="float" office:value="7763000" table:style-name="ce2">
            <text:p>7763000</text:p>
          </table:table-cell>
          <table:table-cell office:value-type="float" office:value="7838250" table:style-name="ce2">
            <text:p>7838250</text:p>
          </table:table-cell>
          <table:table-cell office:value-type="float" office:value="7913000" table:style-name="ce2">
            <text:p>7913000</text:p>
          </table:table-cell>
          <table:table-cell office:value-type="float" office:value="7982750" table:style-name="ce2">
            <text:p>7982750</text:p>
          </table:table-cell>
          <table:table-cell office:value-type="float" office:value="8048600" table:style-name="ce2">
            <text:p>8048600</text:p>
          </table:table-cell>
          <table:table-cell office:value-type="float" office:value="8111200" table:style-name="ce2">
            <text:p>8111200</text:p>
          </table:table-cell>
          <table:table-cell office:value-type="float" office:value="8171950" table:style-name="ce2">
            <text:p>8171950</text:p>
          </table:table-cell>
          <table:table-cell office:value-type="float" office:value="8234100" table:style-name="ce2">
            <text:p>8234100</text:p>
          </table:table-cell>
          <table:table-cell office:value-type="float" office:value="8306500" table:style-name="ce2">
            <text:p>8306500</text:p>
          </table:table-cell>
          <table:table-cell office:value-type="float" office:value="8391850" table:style-name="ce2">
            <text:p>8391850</text:p>
          </table:table-cell>
          <table:table-cell office:value-type="float" office:value="8484550" table:style-name="ce2">
            <text:p>8484550</text:p>
          </table:table-cell>
          <table:table-cell office:value-type="float" office:value="8581300" table:style-name="ce2">
            <text:p>8581300</text:p>
          </table:table-cell>
          <table:table-cell office:value-type="float" office:value="8763400" table:style-name="ce2">
            <text:p>8763400</text:p>
          </table:table-cell>
          <table:table-cell office:value-type="float" office:value="8947243" table:style-name="ce2">
            <text:p>8947243</text:p>
          </table:table-cell>
          <table:table-cell office:value-type="float" office:value="9054332" table:style-name="ce2">
            <text:p>9054332</text:p>
          </table:table-cell>
          <table:table-cell office:value-type="float" office:value="9173082" table:style-name="ce2">
            <text:p>9173082</text:p>
          </table:table-cell>
          <table:table-cell office:value-type="float" office:value="9295784" table:style-name="ce2">
            <text:p>9295784</text:p>
          </table:table-cell>
          <table:table-cell office:value-type="float" office:value="9416801" table:style-name="ce2">
            <text:p>9416801</text:p>
          </table:table-cell>
          <table:table-cell office:value-type="float" office:value="9535079" table:style-name="ce2">
            <text:p>9535079</text:p>
          </table:table-cell>
          <table:table-cell office:value-type="float" office:value="9649341" table:style-name="ce2">
            <text:p>9649341</text:p>
          </table:table-cell>
          <table:table-cell office:value-type="float" office:value="9757812" table:style-name="ce2">
            <text:p>9757812</text:p>
          </table:table-cell>
          <table:table-cell office:value-type="float" office:value="9854033" table:style-name="ce2">
            <text:p>9854033</text:p>
          </table:table-cell>
          <table:table-cell office:value-type="float" office:value="9939771" table:style-name="ce2">
            <text:p>9939771</text:p>
          </table:table-cell>
          <table:table-cell office:value-type="float" office:value="10024283" table:style-name="ce2">
            <text:p>10024283</text:p>
          </table:table-cell>
          <table:table-cell office:value-type="float" office:value="10093121" table:style-name="ce2">
            <text:p>10093121</text:p>
          </table:table-cell>
          <table:table-cell office:value-type="float" office:value="10137750" table:style-name="ce2">
            <text:p>10137750</text:p>
          </table:table-cell>
          <table:table-cell office:value-type="float" office:value="10141756" table:style-name="ce2">
            <text:p>10141756</text:p>
          </table:table-cell>
          <table:table-cell office:value-type="float" office:value="10153958" table:style-name="ce2">
            <text:p>10153958</text:p>
          </table:table-cell>
          <table:table-cell office:value-type="float" office:value="10202830" table:style-name="ce2">
            <text:p>1020283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Burundi</text:p>
          </table:table-cell>
          <table:table-cell office:value-type="string" table:style-name="ce2">
            <text:p>BDI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764258" table:style-name="ce2">
            <text:p>2764258</text:p>
          </table:table-cell>
          <table:table-cell office:value-type="float" office:value="2835119" table:style-name="ce2">
            <text:p>2835119</text:p>
          </table:table-cell>
          <table:table-cell office:value-type="float" office:value="2907943" table:style-name="ce2">
            <text:p>2907943</text:p>
          </table:table-cell>
          <table:table-cell office:value-type="float" office:value="2969841" table:style-name="ce2">
            <text:p>2969841</text:p>
          </table:table-cell>
          <table:table-cell office:value-type="float" office:value="3055650" table:style-name="ce2">
            <text:p>3055650</text:p>
          </table:table-cell>
          <table:table-cell office:value-type="float" office:value="3141367" table:style-name="ce2">
            <text:p>3141367</text:p>
          </table:table-cell>
          <table:table-cell office:value-type="float" office:value="3217960" table:style-name="ce2">
            <text:p>3217960</text:p>
          </table:table-cell>
          <table:table-cell office:value-type="float" office:value="3300690" table:style-name="ce2">
            <text:p>3300690</text:p>
          </table:table-cell>
          <table:table-cell office:value-type="float" office:value="3380387" table:style-name="ce2">
            <text:p>3380387</text:p>
          </table:table-cell>
          <table:table-cell office:value-type="float" office:value="3454590" table:style-name="ce2">
            <text:p>3454590</text:p>
          </table:table-cell>
          <table:table-cell office:value-type="float" office:value="3530432" table:style-name="ce2">
            <text:p>3530432</text:p>
          </table:table-cell>
          <table:table-cell office:value-type="float" office:value="3617289" table:style-name="ce2">
            <text:p>3617289</text:p>
          </table:table-cell>
          <table:table-cell office:value-type="float" office:value="3617128" table:style-name="ce2">
            <text:p>3617128</text:p>
          </table:table-cell>
          <table:table-cell office:value-type="float" office:value="3611991" table:style-name="ce2">
            <text:p>3611991</text:p>
          </table:table-cell>
          <table:table-cell office:value-type="float" office:value="3703590" table:style-name="ce2">
            <text:p>3703590</text:p>
          </table:table-cell>
          <table:table-cell office:value-type="float" office:value="3796612" table:style-name="ce2">
            <text:p>3796612</text:p>
          </table:table-cell>
          <table:table-cell office:value-type="float" office:value="3882626" table:style-name="ce2">
            <text:p>3882626</text:p>
          </table:table-cell>
          <table:table-cell office:value-type="float" office:value="3983582" table:style-name="ce2">
            <text:p>3983582</text:p>
          </table:table-cell>
          <table:table-cell office:value-type="float" office:value="4100338" table:style-name="ce2">
            <text:p>4100338</text:p>
          </table:table-cell>
          <table:table-cell office:value-type="float" office:value="4203530" table:style-name="ce2">
            <text:p>4203530</text:p>
          </table:table-cell>
          <table:table-cell office:value-type="float" office:value="4383706" table:style-name="ce2">
            <text:p>4383706</text:p>
          </table:table-cell>
          <table:table-cell office:value-type="float" office:value="4566014" table:style-name="ce2">
            <text:p>4566014</text:p>
          </table:table-cell>
          <table:table-cell office:value-type="float" office:value="4681390" table:style-name="ce2">
            <text:p>4681390</text:p>
          </table:table-cell>
          <table:table-cell office:value-type="float" office:value="4808528" table:style-name="ce2">
            <text:p>4808528</text:p>
          </table:table-cell>
          <table:table-cell office:value-type="float" office:value="4926465" table:style-name="ce2">
            <text:p>4926465</text:p>
          </table:table-cell>
          <table:table-cell office:value-type="float" office:value="5034042" table:style-name="ce2">
            <text:p>5034042</text:p>
          </table:table-cell>
          <table:table-cell office:value-type="float" office:value="5129414" table:style-name="ce2">
            <text:p>5129414</text:p>
          </table:table-cell>
          <table:table-cell office:value-type="float" office:value="5247787" table:style-name="ce2">
            <text:p>5247787</text:p>
          </table:table-cell>
          <table:table-cell office:value-type="float" office:value="5365327" table:style-name="ce2">
            <text:p>5365327</text:p>
          </table:table-cell>
          <table:table-cell office:value-type="float" office:value="5471706" table:style-name="ce2">
            <text:p>5471706</text:p>
          </table:table-cell>
          <table:table-cell office:value-type="float" office:value="5587052" table:style-name="ce2">
            <text:p>5587052</text:p>
          </table:table-cell>
          <table:table-cell office:value-type="float" office:value="5703857" table:style-name="ce2">
            <text:p>5703857</text:p>
          </table:table-cell>
          <table:table-cell office:value-type="float" office:value="5858407" table:style-name="ce2">
            <text:p>5858407</text:p>
          </table:table-cell>
          <table:table-cell office:value-type="float" office:value="5676843" table:style-name="ce2">
            <text:p>5676843</text:p>
          </table:table-cell>
          <table:table-cell office:value-type="float" office:value="5713854" table:style-name="ce2">
            <text:p>5713854</text:p>
          </table:table-cell>
          <table:table-cell office:value-type="float" office:value="6066316" table:style-name="ce2">
            <text:p>6066316</text:p>
          </table:table-cell>
          <table:table-cell office:value-type="float" office:value="6070506" table:style-name="ce2">
            <text:p>6070506</text:p>
          </table:table-cell>
          <table:table-cell office:value-type="float" office:value="6070042" table:style-name="ce2">
            <text:p>6070042</text:p>
          </table:table-cell>
          <table:table-cell office:value-type="float" office:value="6187108" table:style-name="ce2">
            <text:p>6187108</text:p>
          </table:table-cell>
          <table:table-cell office:value-type="float" office:value="6337155" table:style-name="ce2">
            <text:p>6337155</text:p>
          </table:table-cell>
          <table:table-cell office:value-type="float" office:value="6470194" table:style-name="ce2">
            <text:p>6470194</text:p>
          </table:table-cell>
          <table:table-cell office:value-type="float" office:value="6634365" table:style-name="ce2">
            <text:p>6634365</text:p>
          </table:table-cell>
          <table:table-cell office:value-type="float" office:value="6824132" table:style-name="ce2">
            <text:p>6824132</text:p>
          </table:table-cell>
          <table:table-cell office:value-type="float" office:value="7043154" table:style-name="ce2">
            <text:p>7043154</text:p>
          </table:table-cell>
          <table:table-cell office:value-type="float" office:value="7310656" table:style-name="ce2">
            <text:p>7310656</text:p>
          </table:table-cell>
          <table:table-cell office:value-type="float" office:value="7587299" table:style-name="ce2">
            <text:p>7587299</text:p>
          </table:table-cell>
          <table:table-cell office:value-type="float" office:value="7865547" table:style-name="ce2">
            <text:p>7865547</text:p>
          </table:table-cell>
          <table:table-cell office:value-type="float" office:value="8161874" table:style-name="ce2">
            <text:p>8161874</text:p>
          </table:table-cell>
          <table:table-cell office:value-type="float" office:value="8505637" table:style-name="ce2">
            <text:p>8505637</text:p>
          </table:table-cell>
          <table:table-cell office:value-type="float" office:value="8947646" table:style-name="ce2">
            <text:p>8947646</text:p>
          </table:table-cell>
          <table:table-cell office:value-type="float" office:value="9376444" table:style-name="ce2">
            <text:p>9376444</text:p>
          </table:table-cell>
          <table:table-cell office:value-type="float" office:value="9717978" table:style-name="ce2">
            <text:p>9717978</text:p>
          </table:table-cell>
          <table:table-cell office:value-type="float" office:value="10071028" table:style-name="ce2">
            <text:p>10071028</text:p>
          </table:table-cell>
          <table:table-cell office:value-type="float" office:value="10439341" table:style-name="ce2">
            <text:p>10439341</text:p>
          </table:table-cell>
          <table:table-cell office:value-type="float" office:value="10799785" table:style-name="ce2">
            <text:p>10799785</text:p>
          </table:table-cell>
          <table:table-cell office:value-type="float" office:value="11047580" table:style-name="ce2">
            <text:p>11047580</text:p>
          </table:table-cell>
          <table:table-cell office:value-type="float" office:value="11239451" table:style-name="ce2">
            <text:p>11239451</text:p>
          </table:table-cell>
          <table:table-cell office:value-type="float" office:value="11506762" table:style-name="ce2">
            <text:p>11506762</text:p>
          </table:table-cell>
          <table:table-cell office:value-type="float" office:value="11859446" table:style-name="ce2">
            <text:p>11859446</text:p>
          </table:table-cell>
          <table:table-cell office:value-type="float" office:value="12255336" table:style-name="ce2">
            <text:p>12255336</text:p>
          </table:table-cell>
          <table:table-cell office:value-type="float" office:value="12617036" table:style-name="ce2">
            <text:p>12617036</text:p>
          </table:table-cell>
          <table:table-cell office:value-type="float" office:value="12965481" table:style-name="ce2">
            <text:p>12965481</text:p>
          </table:table-cell>
          <table:table-cell office:value-type="float" office:value="13321097" table:style-name="ce2">
            <text:p>13321097</text:p>
          </table:table-cell>
          <table:table-cell office:value-type="float" office:value="13689450" table:style-name="ce2">
            <text:p>13689450</text:p>
          </table:table-cell>
          <table:table-cell office:value-type="float" office:value="14047786" table:style-name="ce2">
            <text:p>1404778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Belgium</text:p>
          </table:table-cell>
          <table:table-cell office:value-type="string" table:style-name="ce2">
            <text:p>BEL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9153489" table:style-name="ce2">
            <text:p>9153489</text:p>
          </table:table-cell>
          <table:table-cell office:value-type="float" office:value="9183948" table:style-name="ce2">
            <text:p>9183948</text:p>
          </table:table-cell>
          <table:table-cell office:value-type="float" office:value="9220578" table:style-name="ce2">
            <text:p>9220578</text:p>
          </table:table-cell>
          <table:table-cell office:value-type="float" office:value="9289770" table:style-name="ce2">
            <text:p>9289770</text:p>
          </table:table-cell>
          <table:table-cell office:value-type="float" office:value="9378113" table:style-name="ce2">
            <text:p>9378113</text:p>
          </table:table-cell>
          <table:table-cell office:value-type="float" office:value="9463667" table:style-name="ce2">
            <text:p>9463667</text:p>
          </table:table-cell>
          <table:table-cell office:value-type="float" office:value="9527807" table:style-name="ce2">
            <text:p>9527807</text:p>
          </table:table-cell>
          <table:table-cell office:value-type="float" office:value="9580991" table:style-name="ce2">
            <text:p>9580991</text:p>
          </table:table-cell>
          <table:table-cell office:value-type="float" office:value="9618756" table:style-name="ce2">
            <text:p>9618756</text:p>
          </table:table-cell>
          <table:table-cell office:value-type="float" office:value="9646032" table:style-name="ce2">
            <text:p>9646032</text:p>
          </table:table-cell>
          <table:table-cell office:value-type="float" office:value="9655549" table:style-name="ce2">
            <text:p>9655549</text:p>
          </table:table-cell>
          <table:table-cell office:value-type="float" office:value="9673162" table:style-name="ce2">
            <text:p>9673162</text:p>
          </table:table-cell>
          <table:table-cell office:value-type="float" office:value="9711115" table:style-name="ce2">
            <text:p>9711115</text:p>
          </table:table-cell>
          <table:table-cell office:value-type="float" office:value="9741720" table:style-name="ce2">
            <text:p>9741720</text:p>
          </table:table-cell>
          <table:table-cell office:value-type="float" office:value="9772419" table:style-name="ce2">
            <text:p>9772419</text:p>
          </table:table-cell>
          <table:table-cell office:value-type="float" office:value="9800700" table:style-name="ce2">
            <text:p>9800700</text:p>
          </table:table-cell>
          <table:table-cell office:value-type="float" office:value="9818227" table:style-name="ce2">
            <text:p>9818227</text:p>
          </table:table-cell>
          <table:table-cell office:value-type="float" office:value="9830358" table:style-name="ce2">
            <text:p>9830358</text:p>
          </table:table-cell>
          <table:table-cell office:value-type="float" office:value="9839534" table:style-name="ce2">
            <text:p>9839534</text:p>
          </table:table-cell>
          <table:table-cell office:value-type="float" office:value="9848382" table:style-name="ce2">
            <text:p>9848382</text:p>
          </table:table-cell>
          <table:table-cell office:value-type="float" office:value="9859242" table:style-name="ce2">
            <text:p>9859242</text:p>
          </table:table-cell>
          <table:table-cell office:value-type="float" office:value="9858982" table:style-name="ce2">
            <text:p>9858982</text:p>
          </table:table-cell>
          <table:table-cell office:value-type="float" office:value="9856303" table:style-name="ce2">
            <text:p>9856303</text:p>
          </table:table-cell>
          <table:table-cell office:value-type="float" office:value="9855520" table:style-name="ce2">
            <text:p>9855520</text:p>
          </table:table-cell>
          <table:table-cell office:value-type="float" office:value="9855372" table:style-name="ce2">
            <text:p>9855372</text:p>
          </table:table-cell>
          <table:table-cell office:value-type="float" office:value="9858308" table:style-name="ce2">
            <text:p>9858308</text:p>
          </table:table-cell>
          <table:table-cell office:value-type="float" office:value="9861823" table:style-name="ce2">
            <text:p>9861823</text:p>
          </table:table-cell>
          <table:table-cell office:value-type="float" office:value="9870234" table:style-name="ce2">
            <text:p>9870234</text:p>
          </table:table-cell>
          <table:table-cell office:value-type="float" office:value="9901664" table:style-name="ce2">
            <text:p>9901664</text:p>
          </table:table-cell>
          <table:table-cell office:value-type="float" office:value="9937697" table:style-name="ce2">
            <text:p>9937697</text:p>
          </table:table-cell>
          <table:table-cell office:value-type="float" office:value="9967379" table:style-name="ce2">
            <text:p>9967379</text:p>
          </table:table-cell>
          <table:table-cell office:value-type="float" office:value="10004486" table:style-name="ce2">
            <text:p>10004486</text:p>
          </table:table-cell>
          <table:table-cell office:value-type="float" office:value="10045158" table:style-name="ce2">
            <text:p>10045158</text:p>
          </table:table-cell>
          <table:table-cell office:value-type="float" office:value="10084475" table:style-name="ce2">
            <text:p>10084475</text:p>
          </table:table-cell>
          <table:table-cell office:value-type="float" office:value="10115603" table:style-name="ce2">
            <text:p>10115603</text:p>
          </table:table-cell>
          <table:table-cell office:value-type="float" office:value="10136811" table:style-name="ce2">
            <text:p>10136811</text:p>
          </table:table-cell>
          <table:table-cell office:value-type="float" office:value="10156637" table:style-name="ce2">
            <text:p>10156637</text:p>
          </table:table-cell>
          <table:table-cell office:value-type="float" office:value="10181245" table:style-name="ce2">
            <text:p>10181245</text:p>
          </table:table-cell>
          <table:table-cell office:value-type="float" office:value="10203008" table:style-name="ce2">
            <text:p>10203008</text:p>
          </table:table-cell>
          <table:table-cell office:value-type="float" office:value="10226419" table:style-name="ce2">
            <text:p>10226419</text:p>
          </table:table-cell>
          <table:table-cell office:value-type="float" office:value="10251250" table:style-name="ce2">
            <text:p>10251250</text:p>
          </table:table-cell>
          <table:table-cell office:value-type="float" office:value="10286570" table:style-name="ce2">
            <text:p>10286570</text:p>
          </table:table-cell>
          <table:table-cell office:value-type="float" office:value="10332785" table:style-name="ce2">
            <text:p>10332785</text:p>
          </table:table-cell>
          <table:table-cell office:value-type="float" office:value="10376133" table:style-name="ce2">
            <text:p>10376133</text:p>
          </table:table-cell>
          <table:table-cell office:value-type="float" office:value="10421137" table:style-name="ce2">
            <text:p>10421137</text:p>
          </table:table-cell>
          <table:table-cell office:value-type="float" office:value="10478617" table:style-name="ce2">
            <text:p>10478617</text:p>
          </table:table-cell>
          <table:table-cell office:value-type="float" office:value="10547958" table:style-name="ce2">
            <text:p>10547958</text:p>
          </table:table-cell>
          <table:table-cell office:value-type="float" office:value="10625700" table:style-name="ce2">
            <text:p>10625700</text:p>
          </table:table-cell>
          <table:table-cell office:value-type="float" office:value="10709973" table:style-name="ce2">
            <text:p>10709973</text:p>
          </table:table-cell>
          <table:table-cell office:value-type="float" office:value="10796493" table:style-name="ce2">
            <text:p>10796493</text:p>
          </table:table-cell>
          <table:table-cell office:value-type="float" office:value="10895586" table:style-name="ce2">
            <text:p>10895586</text:p>
          </table:table-cell>
          <table:table-cell office:value-type="float" office:value="11038264" table:style-name="ce2">
            <text:p>11038264</text:p>
          </table:table-cell>
          <table:table-cell office:value-type="float" office:value="11106932" table:style-name="ce2">
            <text:p>11106932</text:p>
          </table:table-cell>
          <table:table-cell office:value-type="float" office:value="11159407" table:style-name="ce2">
            <text:p>11159407</text:p>
          </table:table-cell>
          <table:table-cell office:value-type="float" office:value="11209057" table:style-name="ce2">
            <text:p>11209057</text:p>
          </table:table-cell>
          <table:table-cell office:value-type="float" office:value="11274196" table:style-name="ce2">
            <text:p>11274196</text:p>
          </table:table-cell>
          <table:table-cell office:value-type="float" office:value="11331422" table:style-name="ce2">
            <text:p>11331422</text:p>
          </table:table-cell>
          <table:table-cell office:value-type="float" office:value="11375158" table:style-name="ce2">
            <text:p>11375158</text:p>
          </table:table-cell>
          <table:table-cell office:value-type="float" office:value="11427054" table:style-name="ce2">
            <text:p>11427054</text:p>
          </table:table-cell>
          <table:table-cell office:value-type="float" office:value="11488980" table:style-name="ce2">
            <text:p>11488980</text:p>
          </table:table-cell>
          <table:table-cell office:value-type="float" office:value="11538604" table:style-name="ce2">
            <text:p>11538604</text:p>
          </table:table-cell>
          <table:table-cell office:value-type="float" office:value="11586195" table:style-name="ce2">
            <text:p>11586195</text:p>
          </table:table-cell>
          <table:table-cell office:value-type="float" office:value="11680210" table:style-name="ce2">
            <text:p>11680210</text:p>
          </table:table-cell>
          <table:table-cell office:value-type="float" office:value="11779946" table:style-name="ce2">
            <text:p>11779946</text:p>
          </table:table-cell>
          <table:table-cell office:value-type="float" office:value="11858610" table:style-name="ce2">
            <text:p>1185861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Benin</text:p>
          </table:table-cell>
          <table:table-cell office:value-type="string" table:style-name="ce2">
            <text:p>BE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517286" table:style-name="ce2">
            <text:p>2517286</text:p>
          </table:table-cell>
          <table:table-cell office:value-type="float" office:value="2559223" table:style-name="ce2">
            <text:p>2559223</text:p>
          </table:table-cell>
          <table:table-cell office:value-type="float" office:value="2604659" table:style-name="ce2">
            <text:p>2604659</text:p>
          </table:table-cell>
          <table:table-cell office:value-type="float" office:value="2652908" table:style-name="ce2">
            <text:p>2652908</text:p>
          </table:table-cell>
          <table:table-cell office:value-type="float" office:value="2704003" table:style-name="ce2">
            <text:p>2704003</text:p>
          </table:table-cell>
          <table:table-cell office:value-type="float" office:value="2757936" table:style-name="ce2">
            <text:p>2757936</text:p>
          </table:table-cell>
          <table:table-cell office:value-type="float" office:value="2814317" table:style-name="ce2">
            <text:p>2814317</text:p>
          </table:table-cell>
          <table:table-cell office:value-type="float" office:value="2872997" table:style-name="ce2">
            <text:p>2872997</text:p>
          </table:table-cell>
          <table:table-cell office:value-type="float" office:value="2934257" table:style-name="ce2">
            <text:p>2934257</text:p>
          </table:table-cell>
          <table:table-cell office:value-type="float" office:value="2998222" table:style-name="ce2">
            <text:p>2998222</text:p>
          </table:table-cell>
          <table:table-cell office:value-type="float" office:value="3065057" table:style-name="ce2">
            <text:p>3065057</text:p>
          </table:table-cell>
          <table:table-cell office:value-type="float" office:value="3134767" table:style-name="ce2">
            <text:p>3134767</text:p>
          </table:table-cell>
          <table:table-cell office:value-type="float" office:value="3207543" table:style-name="ce2">
            <text:p>3207543</text:p>
          </table:table-cell>
          <table:table-cell office:value-type="float" office:value="3283496" table:style-name="ce2">
            <text:p>3283496</text:p>
          </table:table-cell>
          <table:table-cell office:value-type="float" office:value="3362633" table:style-name="ce2">
            <text:p>3362633</text:p>
          </table:table-cell>
          <table:table-cell office:value-type="float" office:value="3445407" table:style-name="ce2">
            <text:p>3445407</text:p>
          </table:table-cell>
          <table:table-cell office:value-type="float" office:value="3532196" table:style-name="ce2">
            <text:p>3532196</text:p>
          </table:table-cell>
          <table:table-cell office:value-type="float" office:value="3623202" table:style-name="ce2">
            <text:p>3623202</text:p>
          </table:table-cell>
          <table:table-cell office:value-type="float" office:value="3718305" table:style-name="ce2">
            <text:p>3718305</text:p>
          </table:table-cell>
          <table:table-cell office:value-type="float" office:value="3818528" table:style-name="ce2">
            <text:p>3818528</text:p>
          </table:table-cell>
          <table:table-cell office:value-type="float" office:value="3925251" table:style-name="ce2">
            <text:p>3925251</text:p>
          </table:table-cell>
          <table:table-cell office:value-type="float" office:value="4038307" table:style-name="ce2">
            <text:p>4038307</text:p>
          </table:table-cell>
          <table:table-cell office:value-type="float" office:value="4156596" table:style-name="ce2">
            <text:p>4156596</text:p>
          </table:table-cell>
          <table:table-cell office:value-type="float" office:value="4278978" table:style-name="ce2">
            <text:p>4278978</text:p>
          </table:table-cell>
          <table:table-cell office:value-type="float" office:value="4405895" table:style-name="ce2">
            <text:p>4405895</text:p>
          </table:table-cell>
          <table:table-cell office:value-type="float" office:value="4538012" table:style-name="ce2">
            <text:p>4538012</text:p>
          </table:table-cell>
          <table:table-cell office:value-type="float" office:value="4675420" table:style-name="ce2">
            <text:p>4675420</text:p>
          </table:table-cell>
          <table:table-cell office:value-type="float" office:value="4818486" table:style-name="ce2">
            <text:p>4818486</text:p>
          </table:table-cell>
          <table:table-cell office:value-type="float" office:value="4967341" table:style-name="ce2">
            <text:p>4967341</text:p>
          </table:table-cell>
          <table:table-cell office:value-type="float" office:value="5121657" table:style-name="ce2">
            <text:p>5121657</text:p>
          </table:table-cell>
          <table:table-cell office:value-type="float" office:value="5281479" table:style-name="ce2">
            <text:p>5281479</text:p>
          </table:table-cell>
          <table:table-cell office:value-type="float" office:value="5446932" table:style-name="ce2">
            <text:p>5446932</text:p>
          </table:table-cell>
          <table:table-cell office:value-type="float" office:value="5617844" table:style-name="ce2">
            <text:p>5617844</text:p>
          </table:table-cell>
          <table:table-cell office:value-type="float" office:value="5872706" table:style-name="ce2">
            <text:p>5872706</text:p>
          </table:table-cell>
          <table:table-cell office:value-type="float" office:value="6096506" table:style-name="ce2">
            <text:p>6096506</text:p>
          </table:table-cell>
          <table:table-cell office:value-type="float" office:value="6226773" table:style-name="ce2">
            <text:p>6226773</text:p>
          </table:table-cell>
          <table:table-cell office:value-type="float" office:value="6391858" table:style-name="ce2">
            <text:p>6391858</text:p>
          </table:table-cell>
          <table:table-cell office:value-type="float" office:value="6583365" table:style-name="ce2">
            <text:p>6583365</text:p>
          </table:table-cell>
          <table:table-cell office:value-type="float" office:value="6789489" table:style-name="ce2">
            <text:p>6789489</text:p>
          </table:table-cell>
          <table:table-cell office:value-type="float" office:value="7002818" table:style-name="ce2">
            <text:p>7002818</text:p>
          </table:table-cell>
          <table:table-cell office:value-type="float" office:value="7221619" table:style-name="ce2">
            <text:p>7221619</text:p>
          </table:table-cell>
          <table:table-cell office:value-type="float" office:value="7445596" table:style-name="ce2">
            <text:p>7445596</text:p>
          </table:table-cell>
          <table:table-cell office:value-type="float" office:value="7675426" table:style-name="ce2">
            <text:p>7675426</text:p>
          </table:table-cell>
          <table:table-cell office:value-type="float" office:value="7913070" table:style-name="ce2">
            <text:p>7913070</text:p>
          </table:table-cell>
          <table:table-cell office:value-type="float" office:value="8159094" table:style-name="ce2">
            <text:p>8159094</text:p>
          </table:table-cell>
          <table:table-cell office:value-type="float" office:value="8426144" table:style-name="ce2">
            <text:p>8426144</text:p>
          </table:table-cell>
          <table:table-cell office:value-type="float" office:value="8693242" table:style-name="ce2">
            <text:p>8693242</text:p>
          </table:table-cell>
          <table:table-cell office:value-type="float" office:value="8953969" table:style-name="ce2">
            <text:p>8953969</text:p>
          </table:table-cell>
          <table:table-cell office:value-type="float" office:value="9228466" table:style-name="ce2">
            <text:p>9228466</text:p>
          </table:table-cell>
          <table:table-cell office:value-type="float" office:value="9509423" table:style-name="ce2">
            <text:p>9509423</text:p>
          </table:table-cell>
          <table:table-cell office:value-type="float" office:value="9797484" table:style-name="ce2">
            <text:p>9797484</text:p>
          </table:table-cell>
          <table:table-cell office:value-type="float" office:value="10093623" table:style-name="ce2">
            <text:p>10093623</text:p>
          </table:table-cell>
          <table:table-cell office:value-type="float" office:value="10397657" table:style-name="ce2">
            <text:p>10397657</text:p>
          </table:table-cell>
          <table:table-cell office:value-type="float" office:value="10708834" table:style-name="ce2">
            <text:p>10708834</text:p>
          </table:table-cell>
          <table:table-cell office:value-type="float" office:value="11030004" table:style-name="ce2">
            <text:p>11030004</text:p>
          </table:table-cell>
          <table:table-cell office:value-type="float" office:value="11360681" table:style-name="ce2">
            <text:p>11360681</text:p>
          </table:table-cell>
          <table:table-cell office:value-type="float" office:value="11697842" table:style-name="ce2">
            <text:p>11697842</text:p>
          </table:table-cell>
          <table:table-cell office:value-type="float" office:value="12039780" table:style-name="ce2">
            <text:p>12039780</text:p>
          </table:table-cell>
          <table:table-cell office:value-type="float" office:value="12383347" table:style-name="ce2">
            <text:p>12383347</text:p>
          </table:table-cell>
          <table:table-cell office:value-type="float" office:value="12726755" table:style-name="ce2">
            <text:p>12726755</text:p>
          </table:table-cell>
          <table:table-cell office:value-type="float" office:value="13070169" table:style-name="ce2">
            <text:p>13070169</text:p>
          </table:table-cell>
          <table:table-cell office:value-type="float" office:value="13413417" table:style-name="ce2">
            <text:p>13413417</text:p>
          </table:table-cell>
          <table:table-cell office:value-type="float" office:value="13759501" table:style-name="ce2">
            <text:p>13759501</text:p>
          </table:table-cell>
          <table:table-cell office:value-type="float" office:value="14111034" table:style-name="ce2">
            <text:p>14111034</text:p>
          </table:table-cell>
          <table:table-cell office:value-type="float" office:value="14462724" table:style-name="ce2">
            <text:p>1446272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Burkina Faso</text:p>
          </table:table-cell>
          <table:table-cell office:value-type="string" table:style-name="ce2">
            <text:p>BF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778621" table:style-name="ce2">
            <text:p>4778621</text:p>
          </table:table-cell>
          <table:table-cell office:value-type="float" office:value="4848224" table:style-name="ce2">
            <text:p>4848224</text:p>
          </table:table-cell>
          <table:table-cell office:value-type="float" office:value="4919672" table:style-name="ce2">
            <text:p>4919672</text:p>
          </table:table-cell>
          <table:table-cell office:value-type="float" office:value="4993623" table:style-name="ce2">
            <text:p>4993623</text:p>
          </table:table-cell>
          <table:table-cell office:value-type="float" office:value="5071034" table:style-name="ce2">
            <text:p>5071034</text:p>
          </table:table-cell>
          <table:table-cell office:value-type="float" office:value="5152833" table:style-name="ce2">
            <text:p>5152833</text:p>
          </table:table-cell>
          <table:table-cell office:value-type="float" office:value="5237933" table:style-name="ce2">
            <text:p>5237933</text:p>
          </table:table-cell>
          <table:table-cell office:value-type="float" office:value="5326348" table:style-name="ce2">
            <text:p>5326348</text:p>
          </table:table-cell>
          <table:table-cell office:value-type="float" office:value="5418644" table:style-name="ce2">
            <text:p>5418644</text:p>
          </table:table-cell>
          <table:table-cell office:value-type="float" office:value="5513177" table:style-name="ce2">
            <text:p>5513177</text:p>
          </table:table-cell>
          <table:table-cell office:value-type="float" office:value="5610304" table:style-name="ce2">
            <text:p>5610304</text:p>
          </table:table-cell>
          <table:table-cell office:value-type="float" office:value="5707999" table:style-name="ce2">
            <text:p>5707999</text:p>
          </table:table-cell>
          <table:table-cell office:value-type="float" office:value="5807234" table:style-name="ce2">
            <text:p>5807234</text:p>
          </table:table-cell>
          <table:table-cell office:value-type="float" office:value="5911927" table:style-name="ce2">
            <text:p>5911927</text:p>
          </table:table-cell>
          <table:table-cell office:value-type="float" office:value="6024904" table:style-name="ce2">
            <text:p>6024904</text:p>
          </table:table-cell>
          <table:table-cell office:value-type="float" office:value="6147569" table:style-name="ce2">
            <text:p>6147569</text:p>
          </table:table-cell>
          <table:table-cell office:value-type="float" office:value="6280635" table:style-name="ce2">
            <text:p>6280635</text:p>
          </table:table-cell>
          <table:table-cell office:value-type="float" office:value="6428734" table:style-name="ce2">
            <text:p>6428734</text:p>
          </table:table-cell>
          <table:table-cell office:value-type="float" office:value="6590984" table:style-name="ce2">
            <text:p>6590984</text:p>
          </table:table-cell>
          <table:table-cell office:value-type="float" office:value="6763903" table:style-name="ce2">
            <text:p>6763903</text:p>
          </table:table-cell>
          <table:table-cell office:value-type="float" office:value="6947900" table:style-name="ce2">
            <text:p>6947900</text:p>
          </table:table-cell>
          <table:table-cell office:value-type="float" office:value="7140271" table:style-name="ce2">
            <text:p>7140271</text:p>
          </table:table-cell>
          <table:table-cell office:value-type="float" office:value="7340197" table:style-name="ce2">
            <text:p>7340197</text:p>
          </table:table-cell>
          <table:table-cell office:value-type="float" office:value="7551129" table:style-name="ce2">
            <text:p>7551129</text:p>
          </table:table-cell>
          <table:table-cell office:value-type="float" office:value="7772256" table:style-name="ce2">
            <text:p>7772256</text:p>
          </table:table-cell>
          <table:table-cell office:value-type="float" office:value="7999935" table:style-name="ce2">
            <text:p>7999935</text:p>
          </table:table-cell>
          <table:table-cell office:value-type="float" office:value="8228847" table:style-name="ce2">
            <text:p>8228847</text:p>
          </table:table-cell>
          <table:table-cell office:value-type="float" office:value="8457109" table:style-name="ce2">
            <text:p>8457109</text:p>
          </table:table-cell>
          <table:table-cell office:value-type="float" office:value="8687435" table:style-name="ce2">
            <text:p>8687435</text:p>
          </table:table-cell>
          <table:table-cell office:value-type="float" office:value="8921175" table:style-name="ce2">
            <text:p>8921175</text:p>
          </table:table-cell>
          <table:table-cell office:value-type="float" office:value="9159356" table:style-name="ce2">
            <text:p>9159356</text:p>
          </table:table-cell>
          <table:table-cell office:value-type="float" office:value="9394632" table:style-name="ce2">
            <text:p>9394632</text:p>
          </table:table-cell>
          <table:table-cell office:value-type="float" office:value="9629275" table:style-name="ce2">
            <text:p>9629275</text:p>
          </table:table-cell>
          <table:table-cell office:value-type="float" office:value="9871713" table:style-name="ce2">
            <text:p>9871713</text:p>
          </table:table-cell>
          <table:table-cell office:value-type="float" office:value="10123798" table:style-name="ce2">
            <text:p>10123798</text:p>
          </table:table-cell>
          <table:table-cell office:value-type="float" office:value="10386722" table:style-name="ce2">
            <text:p>10386722</text:p>
          </table:table-cell>
          <table:table-cell office:value-type="float" office:value="10655942" table:style-name="ce2">
            <text:p>10655942</text:p>
          </table:table-cell>
          <table:table-cell office:value-type="float" office:value="10934223" table:style-name="ce2">
            <text:p>10934223</text:p>
          </table:table-cell>
          <table:table-cell office:value-type="float" office:value="11240664" table:style-name="ce2">
            <text:p>11240664</text:p>
          </table:table-cell>
          <table:table-cell office:value-type="float" office:value="11574928" table:style-name="ce2">
            <text:p>11574928</text:p>
          </table:table-cell>
          <table:table-cell office:value-type="float" office:value="11925546" table:style-name="ce2">
            <text:p>11925546</text:p>
          </table:table-cell>
          <table:table-cell office:value-type="float" office:value="12295001" table:style-name="ce2">
            <text:p>12295001</text:p>
          </table:table-cell>
          <table:table-cell office:value-type="float" office:value="12680897" table:style-name="ce2">
            <text:p>12680897</text:p>
          </table:table-cell>
          <table:table-cell office:value-type="float" office:value="13082532" table:style-name="ce2">
            <text:p>13082532</text:p>
          </table:table-cell>
          <table:table-cell office:value-type="float" office:value="13500533" table:style-name="ce2">
            <text:p>13500533</text:p>
          </table:table-cell>
          <table:table-cell office:value-type="float" office:value="13932123" table:style-name="ce2">
            <text:p>13932123</text:p>
          </table:table-cell>
          <table:table-cell office:value-type="float" office:value="14373707" table:style-name="ce2">
            <text:p>14373707</text:p>
          </table:table-cell>
          <table:table-cell office:value-type="float" office:value="14816307" table:style-name="ce2">
            <text:p>14816307</text:p>
          </table:table-cell>
          <table:table-cell office:value-type="float" office:value="15258093" table:style-name="ce2">
            <text:p>15258093</text:p>
          </table:table-cell>
          <table:table-cell office:value-type="float" office:value="15710066" table:style-name="ce2">
            <text:p>15710066</text:p>
          </table:table-cell>
          <table:table-cell office:value-type="float" office:value="16176498" table:style-name="ce2">
            <text:p>16176498</text:p>
          </table:table-cell>
          <table:table-cell office:value-type="float" office:value="16661908" table:style-name="ce2">
            <text:p>16661908</text:p>
          </table:table-cell>
          <table:table-cell office:value-type="float" office:value="17172287" table:style-name="ce2">
            <text:p>17172287</text:p>
          </table:table-cell>
          <table:table-cell office:value-type="float" office:value="17695409" table:style-name="ce2">
            <text:p>17695409</text:p>
          </table:table-cell>
          <table:table-cell office:value-type="float" office:value="18229461" table:style-name="ce2">
            <text:p>18229461</text:p>
          </table:table-cell>
          <table:table-cell office:value-type="float" office:value="18777487" table:style-name="ce2">
            <text:p>18777487</text:p>
          </table:table-cell>
          <table:table-cell office:value-type="float" office:value="19334856" table:style-name="ce2">
            <text:p>19334856</text:p>
          </table:table-cell>
          <table:table-cell office:value-type="float" office:value="19894407" table:style-name="ce2">
            <text:p>19894407</text:p>
          </table:table-cell>
          <table:table-cell office:value-type="float" office:value="20438288" table:style-name="ce2">
            <text:p>20438288</text:p>
          </table:table-cell>
          <table:table-cell office:value-type="float" office:value="20961952" table:style-name="ce2">
            <text:p>20961952</text:p>
          </table:table-cell>
          <table:table-cell office:value-type="float" office:value="21478690" table:style-name="ce2">
            <text:p>21478690</text:p>
          </table:table-cell>
          <table:table-cell office:value-type="float" office:value="21995243" table:style-name="ce2">
            <text:p>21995243</text:p>
          </table:table-cell>
          <table:table-cell office:value-type="float" office:value="22509038" table:style-name="ce2">
            <text:p>22509038</text:p>
          </table:table-cell>
          <table:table-cell office:value-type="float" office:value="23025776" table:style-name="ce2">
            <text:p>23025776</text:p>
          </table:table-cell>
          <table:table-cell office:value-type="float" office:value="23548781" table:style-name="ce2">
            <text:p>2354878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Bangladesh</text:p>
          </table:table-cell>
          <table:table-cell office:value-type="string" table:style-name="ce2">
            <text:p>BGD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1828660" table:style-name="ce2">
            <text:p>51828660</text:p>
          </table:table-cell>
          <table:table-cell office:value-type="float" office:value="53310348" table:style-name="ce2">
            <text:p>53310348</text:p>
          </table:table-cell>
          <table:table-cell office:value-type="float" office:value="54881146" table:style-name="ce2">
            <text:p>54881146</text:p>
          </table:table-cell>
          <table:table-cell office:value-type="float" office:value="56504402" table:style-name="ce2">
            <text:p>56504402</text:p>
          </table:table-cell>
          <table:table-cell office:value-type="float" office:value="58178374" table:style-name="ce2">
            <text:p>58178374</text:p>
          </table:table-cell>
          <table:table-cell office:value-type="float" office:value="59902519" table:style-name="ce2">
            <text:p>59902519</text:p>
          </table:table-cell>
          <table:table-cell office:value-type="float" office:value="61669806" table:style-name="ce2">
            <text:p>61669806</text:p>
          </table:table-cell>
          <table:table-cell office:value-type="float" office:value="63510929" table:style-name="ce2">
            <text:p>63510929</text:p>
          </table:table-cell>
          <table:table-cell office:value-type="float" office:value="65408276" table:style-name="ce2">
            <text:p>65408276</text:p>
          </table:table-cell>
          <table:table-cell office:value-type="float" office:value="67294133" table:style-name="ce2">
            <text:p>67294133</text:p>
          </table:table-cell>
          <table:table-cell office:value-type="float" office:value="69058894" table:style-name="ce2">
            <text:p>69058894</text:p>
          </table:table-cell>
          <table:table-cell office:value-type="float" office:value="70276758" table:style-name="ce2">
            <text:p>70276758</text:p>
          </table:table-cell>
          <table:table-cell office:value-type="float" office:value="71641519" table:style-name="ce2">
            <text:p>71641519</text:p>
          </table:table-cell>
          <table:table-cell office:value-type="float" office:value="73722294" table:style-name="ce2">
            <text:p>73722294</text:p>
          </table:table-cell>
          <table:table-cell office:value-type="float" office:value="75839348" table:style-name="ce2">
            <text:p>75839348</text:p>
          </table:table-cell>
          <table:table-cell office:value-type="float" office:value="77854351" table:style-name="ce2">
            <text:p>77854351</text:p>
          </table:table-cell>
          <table:table-cell office:value-type="float" office:value="79855318" table:style-name="ce2">
            <text:p>79855318</text:p>
          </table:table-cell>
          <table:table-cell office:value-type="float" office:value="81867264" table:style-name="ce2">
            <text:p>81867264</text:p>
          </table:table-cell>
          <table:table-cell office:value-type="float" office:value="83889655" table:style-name="ce2">
            <text:p>83889655</text:p>
          </table:table-cell>
          <table:table-cell office:value-type="float" office:value="85935072" table:style-name="ce2">
            <text:p>85935072</text:p>
          </table:table-cell>
          <table:table-cell office:value-type="float" office:value="88016432" table:style-name="ce2">
            <text:p>88016432</text:p>
          </table:table-cell>
          <table:table-cell office:value-type="float" office:value="90303105" table:style-name="ce2">
            <text:p>90303105</text:p>
          </table:table-cell>
          <table:table-cell office:value-type="float" office:value="92814507" table:style-name="ce2">
            <text:p>92814507</text:p>
          </table:table-cell>
          <table:table-cell office:value-type="float" office:value="95335155" table:style-name="ce2">
            <text:p>95335155</text:p>
          </table:table-cell>
          <table:table-cell office:value-type="float" office:value="97814966" table:style-name="ce2">
            <text:p>97814966</text:p>
          </table:table-cell>
          <table:table-cell office:value-type="float" office:value="100253825" table:style-name="ce2">
            <text:p>100253825</text:p>
          </table:table-cell>
          <table:table-cell office:value-type="float" office:value="102635572" table:style-name="ce2">
            <text:p>102635572</text:p>
          </table:table-cell>
          <table:table-cell office:value-type="float" office:value="104959291" table:style-name="ce2">
            <text:p>104959291</text:p>
          </table:table-cell>
          <table:table-cell office:value-type="float" office:value="107216008" table:style-name="ce2">
            <text:p>107216008</text:p>
          </table:table-cell>
          <table:table-cell office:value-type="float" office:value="109433799" table:style-name="ce2">
            <text:p>109433799</text:p>
          </table:table-cell>
          <table:table-cell office:value-type="float" office:value="111633717" table:style-name="ce2">
            <text:p>111633717</text:p>
          </table:table-cell>
          <table:table-cell office:value-type="float" office:value="113787109" table:style-name="ce2">
            <text:p>113787109</text:p>
          </table:table-cell>
          <table:table-cell office:value-type="float" office:value="115952192" table:style-name="ce2">
            <text:p>115952192</text:p>
          </table:table-cell>
          <table:table-cell office:value-type="float" office:value="118132360" table:style-name="ce2">
            <text:p>118132360</text:p>
          </table:table-cell>
          <table:table-cell office:value-type="float" office:value="120343179" table:style-name="ce2">
            <text:p>120343179</text:p>
          </table:table-cell>
          <table:table-cell office:value-type="float" office:value="122600370" table:style-name="ce2">
            <text:p>122600370</text:p>
          </table:table-cell>
          <table:table-cell office:value-type="float" office:value="124862179" table:style-name="ce2">
            <text:p>124862179</text:p>
          </table:table-cell>
          <table:table-cell office:value-type="float" office:value="127198069" table:style-name="ce2">
            <text:p>127198069</text:p>
          </table:table-cell>
          <table:table-cell office:value-type="float" office:value="129622332" table:style-name="ce2">
            <text:p>129622332</text:p>
          </table:table-cell>
          <table:table-cell office:value-type="float" office:value="132108065" table:style-name="ce2">
            <text:p>132108065</text:p>
          </table:table-cell>
          <table:table-cell office:value-type="float" office:value="134544304" table:style-name="ce2">
            <text:p>134544304</text:p>
          </table:table-cell>
          <table:table-cell office:value-type="float" office:value="136805810" table:style-name="ce2">
            <text:p>136805810</text:p>
          </table:table-cell>
          <table:table-cell office:value-type="float" office:value="138933658" table:style-name="ce2">
            <text:p>138933658</text:p>
          </table:table-cell>
          <table:table-cell office:value-type="float" office:value="140970351" table:style-name="ce2">
            <text:p>140970351</text:p>
          </table:table-cell>
          <table:table-cell office:value-type="float" office:value="142902856" table:style-name="ce2">
            <text:p>142902856</text:p>
          </table:table-cell>
          <table:table-cell office:value-type="float" office:value="144715786" table:style-name="ce2">
            <text:p>144715786</text:p>
          </table:table-cell>
          <table:table-cell office:value-type="float" office:value="146405973" table:style-name="ce2">
            <text:p>146405973</text:p>
          </table:table-cell>
          <table:table-cell office:value-type="float" office:value="147989278" table:style-name="ce2">
            <text:p>147989278</text:p>
          </table:table-cell>
          <table:table-cell office:value-type="float" office:value="149474264" table:style-name="ce2">
            <text:p>149474264</text:p>
          </table:table-cell>
          <table:table-cell office:value-type="float" office:value="150873714" table:style-name="ce2">
            <text:p>150873714</text:p>
          </table:table-cell>
          <table:table-cell office:value-type="float" office:value="152201981" table:style-name="ce2">
            <text:p>152201981</text:p>
          </table:table-cell>
          <table:table-cell office:value-type="float" office:value="153591076" table:style-name="ce2">
            <text:p>153591076</text:p>
          </table:table-cell>
          <table:table-cell office:value-type="float" office:value="155070101" table:style-name="ce2">
            <text:p>155070101</text:p>
          </table:table-cell>
          <table:table-cell office:value-type="float" office:value="156532141" table:style-name="ce2">
            <text:p>156532141</text:p>
          </table:table-cell>
          <table:table-cell office:value-type="float" office:value="157964929" table:style-name="ce2">
            <text:p>157964929</text:p>
          </table:table-cell>
          <table:table-cell office:value-type="float" office:value="159383179" table:style-name="ce2">
            <text:p>159383179</text:p>
          </table:table-cell>
          <table:table-cell office:value-type="float" office:value="160811932" table:style-name="ce2">
            <text:p>160811932</text:p>
          </table:table-cell>
          <table:table-cell office:value-type="float" office:value="162186147" table:style-name="ce2">
            <text:p>162186147</text:p>
          </table:table-cell>
          <table:table-cell office:value-type="float" office:value="163523103" table:style-name="ce2">
            <text:p>163523103</text:p>
          </table:table-cell>
          <table:table-cell office:value-type="float" office:value="164913055" table:style-name="ce2">
            <text:p>164913055</text:p>
          </table:table-cell>
          <table:table-cell office:value-type="float" office:value="166298024" table:style-name="ce2">
            <text:p>166298024</text:p>
          </table:table-cell>
          <table:table-cell office:value-type="float" office:value="167658854" table:style-name="ce2">
            <text:p>167658854</text:p>
          </table:table-cell>
          <table:table-cell office:value-type="float" office:value="169384897" table:style-name="ce2">
            <text:p>169384897</text:p>
          </table:table-cell>
          <table:table-cell office:value-type="float" office:value="171466990" table:style-name="ce2">
            <text:p>171466990</text:p>
          </table:table-cell>
          <table:table-cell office:value-type="float" office:value="173562364" table:style-name="ce2">
            <text:p>17356236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Bulgaria</text:p>
          </table:table-cell>
          <table:table-cell office:value-type="string" table:style-name="ce2">
            <text:p>BGR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7867374" table:style-name="ce2">
            <text:p>7867374</text:p>
          </table:table-cell>
          <table:table-cell office:value-type="float" office:value="7943118" table:style-name="ce2">
            <text:p>7943118</text:p>
          </table:table-cell>
          <table:table-cell office:value-type="float" office:value="8012946" table:style-name="ce2">
            <text:p>8012946</text:p>
          </table:table-cell>
          <table:table-cell office:value-type="float" office:value="8078145" table:style-name="ce2">
            <text:p>8078145</text:p>
          </table:table-cell>
          <table:table-cell office:value-type="float" office:value="8144340" table:style-name="ce2">
            <text:p>8144340</text:p>
          </table:table-cell>
          <table:table-cell office:value-type="float" office:value="8204168" table:style-name="ce2">
            <text:p>8204168</text:p>
          </table:table-cell>
          <table:table-cell office:value-type="float" office:value="8258057" table:style-name="ce2">
            <text:p>8258057</text:p>
          </table:table-cell>
          <table:table-cell office:value-type="float" office:value="8310226" table:style-name="ce2">
            <text:p>8310226</text:p>
          </table:table-cell>
          <table:table-cell office:value-type="float" office:value="8369603" table:style-name="ce2">
            <text:p>8369603</text:p>
          </table:table-cell>
          <table:table-cell office:value-type="float" office:value="8434172" table:style-name="ce2">
            <text:p>8434172</text:p>
          </table:table-cell>
          <table:table-cell office:value-type="float" office:value="8489574" table:style-name="ce2">
            <text:p>8489574</text:p>
          </table:table-cell>
          <table:table-cell office:value-type="float" office:value="8536395" table:style-name="ce2">
            <text:p>8536395</text:p>
          </table:table-cell>
          <table:table-cell office:value-type="float" office:value="8576200" table:style-name="ce2">
            <text:p>8576200</text:p>
          </table:table-cell>
          <table:table-cell office:value-type="float" office:value="8620967" table:style-name="ce2">
            <text:p>8620967</text:p>
          </table:table-cell>
          <table:table-cell office:value-type="float" office:value="8678745" table:style-name="ce2">
            <text:p>8678745</text:p>
          </table:table-cell>
          <table:table-cell office:value-type="float" office:value="8720742" table:style-name="ce2">
            <text:p>8720742</text:p>
          </table:table-cell>
          <table:table-cell office:value-type="float" office:value="8758599" table:style-name="ce2">
            <text:p>8758599</text:p>
          </table:table-cell>
          <table:table-cell office:value-type="float" office:value="8804183" table:style-name="ce2">
            <text:p>8804183</text:p>
          </table:table-cell>
          <table:table-cell office:value-type="float" office:value="8814032" table:style-name="ce2">
            <text:p>8814032</text:p>
          </table:table-cell>
          <table:table-cell office:value-type="float" office:value="8825940" table:style-name="ce2">
            <text:p>8825940</text:p>
          </table:table-cell>
          <table:table-cell office:value-type="float" office:value="8861535" table:style-name="ce2">
            <text:p>8861535</text:p>
          </table:table-cell>
          <table:table-cell office:value-type="float" office:value="8891117" table:style-name="ce2">
            <text:p>8891117</text:p>
          </table:table-cell>
          <table:table-cell office:value-type="float" office:value="8917457" table:style-name="ce2">
            <text:p>8917457</text:p>
          </table:table-cell>
          <table:table-cell office:value-type="float" office:value="8939738" table:style-name="ce2">
            <text:p>8939738</text:p>
          </table:table-cell>
          <table:table-cell office:value-type="float" office:value="8960679" table:style-name="ce2">
            <text:p>8960679</text:p>
          </table:table-cell>
          <table:table-cell office:value-type="float" office:value="8960547" table:style-name="ce2">
            <text:p>8960547</text:p>
          </table:table-cell>
          <table:table-cell office:value-type="float" office:value="8958171" table:style-name="ce2">
            <text:p>8958171</text:p>
          </table:table-cell>
          <table:table-cell office:value-type="float" office:value="8971359" table:style-name="ce2">
            <text:p>8971359</text:p>
          </table:table-cell>
          <table:table-cell office:value-type="float" office:value="8981446" table:style-name="ce2">
            <text:p>8981446</text:p>
          </table:table-cell>
          <table:table-cell office:value-type="float" office:value="8876972" table:style-name="ce2">
            <text:p>8876972</text:p>
          </table:table-cell>
          <table:table-cell office:value-type="float" office:value="8718289" table:style-name="ce2">
            <text:p>8718289</text:p>
          </table:table-cell>
          <table:table-cell office:value-type="float" office:value="8632367" table:style-name="ce2">
            <text:p>8632367</text:p>
          </table:table-cell>
          <table:table-cell office:value-type="float" office:value="8540164" table:style-name="ce2">
            <text:p>8540164</text:p>
          </table:table-cell>
          <table:table-cell office:value-type="float" office:value="8472313" table:style-name="ce2">
            <text:p>8472313</text:p>
          </table:table-cell>
          <table:table-cell office:value-type="float" office:value="8443591" table:style-name="ce2">
            <text:p>8443591</text:p>
          </table:table-cell>
          <table:table-cell office:value-type="float" office:value="8406067" table:style-name="ce2">
            <text:p>8406067</text:p>
          </table:table-cell>
          <table:table-cell office:value-type="float" office:value="8362826" table:style-name="ce2">
            <text:p>8362826</text:p>
          </table:table-cell>
          <table:table-cell office:value-type="float" office:value="8312068" table:style-name="ce2">
            <text:p>8312068</text:p>
          </table:table-cell>
          <table:table-cell office:value-type="float" office:value="8256786" table:style-name="ce2">
            <text:p>8256786</text:p>
          </table:table-cell>
          <table:table-cell office:value-type="float" office:value="8210624" table:style-name="ce2">
            <text:p>8210624</text:p>
          </table:table-cell>
          <table:table-cell office:value-type="float" office:value="8170172" table:style-name="ce2">
            <text:p>8170172</text:p>
          </table:table-cell>
          <table:table-cell office:value-type="float" office:value="8009142" table:style-name="ce2">
            <text:p>8009142</text:p>
          </table:table-cell>
          <table:table-cell office:value-type="float" office:value="7837161" table:style-name="ce2">
            <text:p>7837161</text:p>
          </table:table-cell>
          <table:table-cell office:value-type="float" office:value="7775327" table:style-name="ce2">
            <text:p>7775327</text:p>
          </table:table-cell>
          <table:table-cell office:value-type="float" office:value="7716860" table:style-name="ce2">
            <text:p>7716860</text:p>
          </table:table-cell>
          <table:table-cell office:value-type="float" office:value="7658972" table:style-name="ce2">
            <text:p>7658972</text:p>
          </table:table-cell>
          <table:table-cell office:value-type="float" office:value="7601022" table:style-name="ce2">
            <text:p>7601022</text:p>
          </table:table-cell>
          <table:table-cell office:value-type="float" office:value="7545338" table:style-name="ce2">
            <text:p>7545338</text:p>
          </table:table-cell>
          <table:table-cell office:value-type="float" office:value="7492561" table:style-name="ce2">
            <text:p>7492561</text:p>
          </table:table-cell>
          <table:table-cell office:value-type="float" office:value="7444443" table:style-name="ce2">
            <text:p>7444443</text:p>
          </table:table-cell>
          <table:table-cell office:value-type="float" office:value="7395599" table:style-name="ce2">
            <text:p>7395599</text:p>
          </table:table-cell>
          <table:table-cell office:value-type="float" office:value="7348328" table:style-name="ce2">
            <text:p>7348328</text:p>
          </table:table-cell>
          <table:table-cell office:value-type="float" office:value="7305888" table:style-name="ce2">
            <text:p>7305888</text:p>
          </table:table-cell>
          <table:table-cell office:value-type="float" office:value="7160005" table:style-name="ce2">
            <text:p>7160005</text:p>
          </table:table-cell>
          <table:table-cell office:value-type="float" office:value="7073572" table:style-name="ce2">
            <text:p>7073572</text:p>
          </table:table-cell>
          <table:table-cell office:value-type="float" office:value="6984225" table:style-name="ce2">
            <text:p>6984225</text:p>
          </table:table-cell>
          <table:table-cell office:value-type="float" office:value="6894139" table:style-name="ce2">
            <text:p>6894139</text:p>
          </table:table-cell>
          <table:table-cell office:value-type="float" office:value="6803468" table:style-name="ce2">
            <text:p>6803468</text:p>
          </table:table-cell>
          <table:table-cell office:value-type="float" office:value="6710798" table:style-name="ce2">
            <text:p>6710798</text:p>
          </table:table-cell>
          <table:table-cell office:value-type="float" office:value="6616726" table:style-name="ce2">
            <text:p>6616726</text:p>
          </table:table-cell>
          <table:table-cell office:value-type="float" office:value="6550696" table:style-name="ce2">
            <text:p>6550696</text:p>
          </table:table-cell>
          <table:table-cell office:value-type="float" office:value="6507301" table:style-name="ce2">
            <text:p>6507301</text:p>
          </table:table-cell>
          <table:table-cell office:value-type="float" office:value="6465097" table:style-name="ce2">
            <text:p>6465097</text:p>
          </table:table-cell>
          <table:table-cell office:value-type="float" office:value="6446596" table:style-name="ce2">
            <text:p>6446596</text:p>
          </table:table-cell>
          <table:table-cell office:value-type="float" office:value="6441421" table:style-name="ce2">
            <text:p>644142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Bahrain</text:p>
          </table:table-cell>
          <table:table-cell office:value-type="string" table:style-name="ce2">
            <text:p>BHR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65477" table:style-name="ce2">
            <text:p>165477</text:p>
          </table:table-cell>
          <table:table-cell office:value-type="float" office:value="172346" table:style-name="ce2">
            <text:p>172346</text:p>
          </table:table-cell>
          <table:table-cell office:value-type="float" office:value="179349" table:style-name="ce2">
            <text:p>179349</text:p>
          </table:table-cell>
          <table:table-cell office:value-type="float" office:value="186501" table:style-name="ce2">
            <text:p>186501</text:p>
          </table:table-cell>
          <table:table-cell office:value-type="float" office:value="193816" table:style-name="ce2">
            <text:p>193816</text:p>
          </table:table-cell>
          <table:table-cell office:value-type="float" office:value="200866" table:style-name="ce2">
            <text:p>200866</text:p>
          </table:table-cell>
          <table:table-cell office:value-type="float" office:value="207543" table:style-name="ce2">
            <text:p>207543</text:p>
          </table:table-cell>
          <table:table-cell office:value-type="float" office:value="214189" table:style-name="ce2">
            <text:p>214189</text:p>
          </table:table-cell>
          <table:table-cell office:value-type="float" office:value="219337" table:style-name="ce2">
            <text:p>219337</text:p>
          </table:table-cell>
          <table:table-cell office:value-type="float" office:value="222469" table:style-name="ce2">
            <text:p>222469</text:p>
          </table:table-cell>
          <table:table-cell office:value-type="float" office:value="224809" table:style-name="ce2">
            <text:p>224809</text:p>
          </table:table-cell>
          <table:table-cell office:value-type="float" office:value="230733" table:style-name="ce2">
            <text:p>230733</text:p>
          </table:table-cell>
          <table:table-cell office:value-type="float" office:value="242113" table:style-name="ce2">
            <text:p>242113</text:p>
          </table:table-cell>
          <table:table-cell office:value-type="float" office:value="255320" table:style-name="ce2">
            <text:p>255320</text:p>
          </table:table-cell>
          <table:table-cell office:value-type="float" office:value="269038" table:style-name="ce2">
            <text:p>269038</text:p>
          </table:table-cell>
          <table:table-cell office:value-type="float" office:value="283243" table:style-name="ce2">
            <text:p>283243</text:p>
          </table:table-cell>
          <table:table-cell office:value-type="float" office:value="297863" table:style-name="ce2">
            <text:p>297863</text:p>
          </table:table-cell>
          <table:table-cell office:value-type="float" office:value="312823" table:style-name="ce2">
            <text:p>312823</text:p>
          </table:table-cell>
          <table:table-cell office:value-type="float" office:value="328046" table:style-name="ce2">
            <text:p>328046</text:p>
          </table:table-cell>
          <table:table-cell office:value-type="float" office:value="343457" table:style-name="ce2">
            <text:p>343457</text:p>
          </table:table-cell>
          <table:table-cell office:value-type="float" office:value="358978" table:style-name="ce2">
            <text:p>358978</text:p>
          </table:table-cell>
          <table:table-cell office:value-type="float" office:value="373524" table:style-name="ce2">
            <text:p>373524</text:p>
          </table:table-cell>
          <table:table-cell office:value-type="float" office:value="386983" table:style-name="ce2">
            <text:p>386983</text:p>
          </table:table-cell>
          <table:table-cell office:value-type="float" office:value="400707" table:style-name="ce2">
            <text:p>400707</text:p>
          </table:table-cell>
          <table:table-cell office:value-type="float" office:value="415154" table:style-name="ce2">
            <text:p>415154</text:p>
          </table:table-cell>
          <table:table-cell office:value-type="float" office:value="430358" table:style-name="ce2">
            <text:p>430358</text:p>
          </table:table-cell>
          <table:table-cell office:value-type="float" office:value="446286" table:style-name="ce2">
            <text:p>446286</text:p>
          </table:table-cell>
          <table:table-cell office:value-type="float" office:value="462854" table:style-name="ce2">
            <text:p>462854</text:p>
          </table:table-cell>
          <table:table-cell office:value-type="float" office:value="479929" table:style-name="ce2">
            <text:p>479929</text:p>
          </table:table-cell>
          <table:table-cell office:value-type="float" office:value="497327" table:style-name="ce2">
            <text:p>497327</text:p>
          </table:table-cell>
          <table:table-cell office:value-type="float" office:value="514797" table:style-name="ce2">
            <text:p>514797</text:p>
          </table:table-cell>
          <table:table-cell office:value-type="float" office:value="503052" table:style-name="ce2">
            <text:p>503052</text:p>
          </table:table-cell>
          <table:table-cell office:value-type="float" office:value="516458" table:style-name="ce2">
            <text:p>516458</text:p>
          </table:table-cell>
          <table:table-cell office:value-type="float" office:value="530225" table:style-name="ce2">
            <text:p>530225</text:p>
          </table:table-cell>
          <table:table-cell office:value-type="float" office:value="544366" table:style-name="ce2">
            <text:p>544366</text:p>
          </table:table-cell>
          <table:table-cell office:value-type="float" office:value="558879" table:style-name="ce2">
            <text:p>558879</text:p>
          </table:table-cell>
          <table:table-cell office:value-type="float" office:value="573792" table:style-name="ce2">
            <text:p>573792</text:p>
          </table:table-cell>
          <table:table-cell office:value-type="float" office:value="589115" table:style-name="ce2">
            <text:p>589115</text:p>
          </table:table-cell>
          <table:table-cell office:value-type="float" office:value="604842" table:style-name="ce2">
            <text:p>604842</text:p>
          </table:table-cell>
          <table:table-cell office:value-type="float" office:value="620989" table:style-name="ce2">
            <text:p>620989</text:p>
          </table:table-cell>
          <table:table-cell office:value-type="float" office:value="637582" table:style-name="ce2">
            <text:p>637582</text:p>
          </table:table-cell>
          <table:table-cell office:value-type="float" office:value="661316" table:style-name="ce2">
            <text:p>661316</text:p>
          </table:table-cell>
          <table:table-cell office:value-type="float" office:value="710553" table:style-name="ce2">
            <text:p>710553</text:p>
          </table:table-cell>
          <table:table-cell office:value-type="float" office:value="764517" table:style-name="ce2">
            <text:p>764517</text:p>
          </table:table-cell>
          <table:table-cell office:value-type="float" office:value="823741" table:style-name="ce2">
            <text:p>823741</text:p>
          </table:table-cell>
          <table:table-cell office:value-type="float" office:value="888822" table:style-name="ce2">
            <text:p>888822</text:p>
          </table:table-cell>
          <table:table-cell office:value-type="float" office:value="960424" table:style-name="ce2">
            <text:p>960424</text:p>
          </table:table-cell>
          <table:table-cell office:value-type="float" office:value="1039295" table:style-name="ce2">
            <text:p>1039295</text:p>
          </table:table-cell>
          <table:table-cell office:value-type="float" office:value="1103496" table:style-name="ce2">
            <text:p>1103496</text:p>
          </table:table-cell>
          <table:table-cell office:value-type="float" office:value="1178415" table:style-name="ce2">
            <text:p>1178415</text:p>
          </table:table-cell>
          <table:table-cell office:value-type="float" office:value="1228543" table:style-name="ce2">
            <text:p>1228543</text:p>
          </table:table-cell>
          <table:table-cell office:value-type="float" office:value="1195020" table:style-name="ce2">
            <text:p>1195020</text:p>
          </table:table-cell>
          <table:table-cell office:value-type="float" office:value="1208964" table:style-name="ce2">
            <text:p>1208964</text:p>
          </table:table-cell>
          <table:table-cell office:value-type="float" office:value="1253191" table:style-name="ce2">
            <text:p>1253191</text:p>
          </table:table-cell>
          <table:table-cell office:value-type="float" office:value="1314562" table:style-name="ce2">
            <text:p>1314562</text:p>
          </table:table-cell>
          <table:table-cell office:value-type="float" office:value="1370322" table:style-name="ce2">
            <text:p>1370322</text:p>
          </table:table-cell>
          <table:table-cell office:value-type="float" office:value="1423726" table:style-name="ce2">
            <text:p>1423726</text:p>
          </table:table-cell>
          <table:table-cell office:value-type="float" office:value="1501116" table:style-name="ce2">
            <text:p>1501116</text:p>
          </table:table-cell>
          <table:table-cell office:value-type="float" office:value="1503091" table:style-name="ce2">
            <text:p>1503091</text:p>
          </table:table-cell>
          <table:table-cell office:value-type="float" office:value="1483756" table:style-name="ce2">
            <text:p>1483756</text:p>
          </table:table-cell>
          <table:table-cell office:value-type="float" office:value="1472204" table:style-name="ce2">
            <text:p>1472204</text:p>
          </table:table-cell>
          <table:table-cell office:value-type="float" office:value="1504365" table:style-name="ce2">
            <text:p>1504365</text:p>
          </table:table-cell>
          <table:table-cell office:value-type="float" office:value="1524693" table:style-name="ce2">
            <text:p>1524693</text:p>
          </table:table-cell>
          <table:table-cell office:value-type="float" office:value="1577059" table:style-name="ce2">
            <text:p>1577059</text:p>
          </table:table-cell>
          <table:table-cell office:value-type="float" office:value="1588670" table:style-name="ce2">
            <text:p>158867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Bahamas, The</text:p>
          </table:table-cell>
          <table:table-cell office:value-type="string" table:style-name="ce2">
            <text:p>BHS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16317" table:style-name="ce2">
            <text:p>116317</text:p>
          </table:table-cell>
          <table:table-cell office:value-type="float" office:value="122197" table:style-name="ce2">
            <text:p>122197</text:p>
          </table:table-cell>
          <table:table-cell office:value-type="float" office:value="128493" table:style-name="ce2">
            <text:p>128493</text:p>
          </table:table-cell>
          <table:table-cell office:value-type="float" office:value="135087" table:style-name="ce2">
            <text:p>135087</text:p>
          </table:table-cell>
          <table:table-cell office:value-type="float" office:value="141528" table:style-name="ce2">
            <text:p>141528</text:p>
          </table:table-cell>
          <table:table-cell office:value-type="float" office:value="147952" table:style-name="ce2">
            <text:p>147952</text:p>
          </table:table-cell>
          <table:table-cell office:value-type="float" office:value="154874" table:style-name="ce2">
            <text:p>154874</text:p>
          </table:table-cell>
          <table:table-cell office:value-type="float" office:value="162267" table:style-name="ce2">
            <text:p>162267</text:p>
          </table:table-cell>
          <table:table-cell office:value-type="float" office:value="170089" table:style-name="ce2">
            <text:p>170089</text:p>
          </table:table-cell>
          <table:table-cell office:value-type="float" office:value="177981" table:style-name="ce2">
            <text:p>177981</text:p>
          </table:table-cell>
          <table:table-cell office:value-type="float" office:value="184982" table:style-name="ce2">
            <text:p>184982</text:p>
          </table:table-cell>
          <table:table-cell office:value-type="float" office:value="190857" table:style-name="ce2">
            <text:p>190857</text:p>
          </table:table-cell>
          <table:table-cell office:value-type="float" office:value="196055" table:style-name="ce2">
            <text:p>196055</text:p>
          </table:table-cell>
          <table:table-cell office:value-type="float" office:value="200791" table:style-name="ce2">
            <text:p>200791</text:p>
          </table:table-cell>
          <table:table-cell office:value-type="float" office:value="205342" table:style-name="ce2">
            <text:p>205342</text:p>
          </table:table-cell>
          <table:table-cell office:value-type="float" office:value="209886" table:style-name="ce2">
            <text:p>209886</text:p>
          </table:table-cell>
          <table:table-cell office:value-type="float" office:value="214501" table:style-name="ce2">
            <text:p>214501</text:p>
          </table:table-cell>
          <table:table-cell office:value-type="float" office:value="219157" table:style-name="ce2">
            <text:p>219157</text:p>
          </table:table-cell>
          <table:table-cell office:value-type="float" office:value="223761" table:style-name="ce2">
            <text:p>223761</text:p>
          </table:table-cell>
          <table:table-cell office:value-type="float" office:value="228230" table:style-name="ce2">
            <text:p>228230</text:p>
          </table:table-cell>
          <table:table-cell office:value-type="float" office:value="232526" table:style-name="ce2">
            <text:p>232526</text:p>
          </table:table-cell>
          <table:table-cell office:value-type="float" office:value="236614" table:style-name="ce2">
            <text:p>236614</text:p>
          </table:table-cell>
          <table:table-cell office:value-type="float" office:value="240614" table:style-name="ce2">
            <text:p>240614</text:p>
          </table:table-cell>
          <table:table-cell office:value-type="float" office:value="244698" table:style-name="ce2">
            <text:p>244698</text:p>
          </table:table-cell>
          <table:table-cell office:value-type="float" office:value="248863" table:style-name="ce2">
            <text:p>248863</text:p>
          </table:table-cell>
          <table:table-cell office:value-type="float" office:value="253154" table:style-name="ce2">
            <text:p>253154</text:p>
          </table:table-cell>
          <table:table-cell office:value-type="float" office:value="257536" table:style-name="ce2">
            <text:p>257536</text:p>
          </table:table-cell>
          <table:table-cell office:value-type="float" office:value="261935" table:style-name="ce2">
            <text:p>261935</text:p>
          </table:table-cell>
          <table:table-cell office:value-type="float" office:value="266448" table:style-name="ce2">
            <text:p>266448</text:p>
          </table:table-cell>
          <table:table-cell office:value-type="float" office:value="271178" table:style-name="ce2">
            <text:p>271178</text:p>
          </table:table-cell>
          <table:table-cell office:value-type="float" office:value="275945" table:style-name="ce2">
            <text:p>275945</text:p>
          </table:table-cell>
          <table:table-cell office:value-type="float" office:value="280731" table:style-name="ce2">
            <text:p>280731</text:p>
          </table:table-cell>
          <table:table-cell office:value-type="float" office:value="285927" table:style-name="ce2">
            <text:p>285927</text:p>
          </table:table-cell>
          <table:table-cell office:value-type="float" office:value="291339" table:style-name="ce2">
            <text:p>291339</text:p>
          </table:table-cell>
          <table:table-cell office:value-type="float" office:value="296509" table:style-name="ce2">
            <text:p>296509</text:p>
          </table:table-cell>
          <table:table-cell office:value-type="float" office:value="301461" table:style-name="ce2">
            <text:p>301461</text:p>
          </table:table-cell>
          <table:table-cell office:value-type="float" office:value="306268" table:style-name="ce2">
            <text:p>306268</text:p>
          </table:table-cell>
          <table:table-cell office:value-type="float" office:value="310904" table:style-name="ce2">
            <text:p>310904</text:p>
          </table:table-cell>
          <table:table-cell office:value-type="float" office:value="315368" table:style-name="ce2">
            <text:p>315368</text:p>
          </table:table-cell>
          <table:table-cell office:value-type="float" office:value="319614" table:style-name="ce2">
            <text:p>319614</text:p>
          </table:table-cell>
          <table:table-cell office:value-type="float" office:value="323835" table:style-name="ce2">
            <text:p>323835</text:p>
          </table:table-cell>
          <table:table-cell office:value-type="float" office:value="327836" table:style-name="ce2">
            <text:p>327836</text:p>
          </table:table-cell>
          <table:table-cell office:value-type="float" office:value="331614" table:style-name="ce2">
            <text:p>331614</text:p>
          </table:table-cell>
          <table:table-cell office:value-type="float" office:value="335618" table:style-name="ce2">
            <text:p>335618</text:p>
          </table:table-cell>
          <table:table-cell office:value-type="float" office:value="339782" table:style-name="ce2">
            <text:p>339782</text:p>
          </table:table-cell>
          <table:table-cell office:value-type="float" office:value="343894" table:style-name="ce2">
            <text:p>343894</text:p>
          </table:table-cell>
          <table:table-cell office:value-type="float" office:value="348375" table:style-name="ce2">
            <text:p>348375</text:p>
          </table:table-cell>
          <table:table-cell office:value-type="float" office:value="353334" table:style-name="ce2">
            <text:p>353334</text:p>
          </table:table-cell>
          <table:table-cell office:value-type="float" office:value="358120" table:style-name="ce2">
            <text:p>358120</text:p>
          </table:table-cell>
          <table:table-cell office:value-type="float" office:value="362810" table:style-name="ce2">
            <text:p>362810</text:p>
          </table:table-cell>
          <table:table-cell office:value-type="float" office:value="367478" table:style-name="ce2">
            <text:p>367478</text:p>
          </table:table-cell>
          <table:table-cell office:value-type="float" office:value="371729" table:style-name="ce2">
            <text:p>371729</text:p>
          </table:table-cell>
          <table:table-cell office:value-type="float" office:value="375469" table:style-name="ce2">
            <text:p>375469</text:p>
          </table:table-cell>
          <table:table-cell office:value-type="float" office:value="378953" table:style-name="ce2">
            <text:p>378953</text:p>
          </table:table-cell>
          <table:table-cell office:value-type="float" office:value="382298" table:style-name="ce2">
            <text:p>382298</text:p>
          </table:table-cell>
          <table:table-cell office:value-type="float" office:value="385346" table:style-name="ce2">
            <text:p>385346</text:p>
          </table:table-cell>
          <table:table-cell office:value-type="float" office:value="388055" table:style-name="ce2">
            <text:p>388055</text:p>
          </table:table-cell>
          <table:table-cell office:value-type="float" office:value="390485" table:style-name="ce2">
            <text:p>390485</text:p>
          </table:table-cell>
          <table:table-cell office:value-type="float" office:value="392717" table:style-name="ce2">
            <text:p>392717</text:p>
          </table:table-cell>
          <table:table-cell office:value-type="float" office:value="394675" table:style-name="ce2">
            <text:p>394675</text:p>
          </table:table-cell>
          <table:table-cell office:value-type="float" office:value="395863" table:style-name="ce2">
            <text:p>395863</text:p>
          </table:table-cell>
          <table:table-cell office:value-type="float" office:value="396373" table:style-name="ce2">
            <text:p>396373</text:p>
          </table:table-cell>
          <table:table-cell office:value-type="float" office:value="397538" table:style-name="ce2">
            <text:p>397538</text:p>
          </table:table-cell>
          <table:table-cell office:value-type="float" office:value="399440" table:style-name="ce2">
            <text:p>399440</text:p>
          </table:table-cell>
          <table:table-cell office:value-type="float" office:value="401283" table:style-name="ce2">
            <text:p>40128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Bosnia and Herzegovina</text:p>
          </table:table-cell>
          <table:table-cell office:value-type="string" table:style-name="ce2">
            <text:p>BIH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281381" table:style-name="ce2">
            <text:p>3281381</text:p>
          </table:table-cell>
          <table:table-cell office:value-type="float" office:value="3348035" table:style-name="ce2">
            <text:p>3348035</text:p>
          </table:table-cell>
          <table:table-cell office:value-type="float" office:value="3407532" table:style-name="ce2">
            <text:p>3407532</text:p>
          </table:table-cell>
          <table:table-cell office:value-type="float" office:value="3461942" table:style-name="ce2">
            <text:p>3461942</text:p>
          </table:table-cell>
          <table:table-cell office:value-type="float" office:value="3513441" table:style-name="ce2">
            <text:p>3513441</text:p>
          </table:table-cell>
          <table:table-cell office:value-type="float" office:value="3562834" table:style-name="ce2">
            <text:p>3562834</text:p>
          </table:table-cell>
          <table:table-cell office:value-type="float" office:value="3610562" table:style-name="ce2">
            <text:p>3610562</text:p>
          </table:table-cell>
          <table:table-cell office:value-type="float" office:value="3656223" table:style-name="ce2">
            <text:p>3656223</text:p>
          </table:table-cell>
          <table:table-cell office:value-type="float" office:value="3698794" table:style-name="ce2">
            <text:p>3698794</text:p>
          </table:table-cell>
          <table:table-cell office:value-type="float" office:value="3737765" table:style-name="ce2">
            <text:p>3737765</text:p>
          </table:table-cell>
          <table:table-cell office:value-type="float" office:value="3773247" table:style-name="ce2">
            <text:p>3773247</text:p>
          </table:table-cell>
          <table:table-cell office:value-type="float" office:value="3809376" table:style-name="ce2">
            <text:p>3809376</text:p>
          </table:table-cell>
          <table:table-cell office:value-type="float" office:value="3848271" table:style-name="ce2">
            <text:p>3848271</text:p>
          </table:table-cell>
          <table:table-cell office:value-type="float" office:value="3887376" table:style-name="ce2">
            <text:p>3887376</text:p>
          </table:table-cell>
          <table:table-cell office:value-type="float" office:value="3926472" table:style-name="ce2">
            <text:p>3926472</text:p>
          </table:table-cell>
          <table:table-cell office:value-type="float" office:value="3965743" table:style-name="ce2">
            <text:p>3965743</text:p>
          </table:table-cell>
          <table:table-cell office:value-type="float" office:value="4004552" table:style-name="ce2">
            <text:p>4004552</text:p>
          </table:table-cell>
          <table:table-cell office:value-type="float" office:value="4042124" table:style-name="ce2">
            <text:p>4042124</text:p>
          </table:table-cell>
          <table:table-cell office:value-type="float" office:value="4078240" table:style-name="ce2">
            <text:p>4078240</text:p>
          </table:table-cell>
          <table:table-cell office:value-type="float" office:value="4113300" table:style-name="ce2">
            <text:p>4113300</text:p>
          </table:table-cell>
          <table:table-cell office:value-type="float" office:value="4148426" table:style-name="ce2">
            <text:p>4148426</text:p>
          </table:table-cell>
          <table:table-cell office:value-type="float" office:value="4184217" table:style-name="ce2">
            <text:p>4184217</text:p>
          </table:table-cell>
          <table:table-cell office:value-type="float" office:value="4221100" table:style-name="ce2">
            <text:p>4221100</text:p>
          </table:table-cell>
          <table:table-cell office:value-type="float" office:value="4258728" table:style-name="ce2">
            <text:p>4258728</text:p>
          </table:table-cell>
          <table:table-cell office:value-type="float" office:value="4295536" table:style-name="ce2">
            <text:p>4295536</text:p>
          </table:table-cell>
          <table:table-cell office:value-type="float" office:value="4330364" table:style-name="ce2">
            <text:p>4330364</text:p>
          </table:table-cell>
          <table:table-cell office:value-type="float" office:value="4362115" table:style-name="ce2">
            <text:p>4362115</text:p>
          </table:table-cell>
          <table:table-cell office:value-type="float" office:value="4390246" table:style-name="ce2">
            <text:p>4390246</text:p>
          </table:table-cell>
          <table:table-cell office:value-type="float" office:value="4414404" table:style-name="ce2">
            <text:p>4414404</text:p>
          </table:table-cell>
          <table:table-cell office:value-type="float" office:value="4433983" table:style-name="ce2">
            <text:p>4433983</text:p>
          </table:table-cell>
          <table:table-cell office:value-type="float" office:value="4448652" table:style-name="ce2">
            <text:p>4448652</text:p>
          </table:table-cell>
          <table:table-cell office:value-type="float" office:value="4458343" table:style-name="ce2">
            <text:p>4458343</text:p>
          </table:table-cell>
          <table:table-cell office:value-type="float" office:value="4234616" table:style-name="ce2">
            <text:p>4234616</text:p>
          </table:table-cell>
          <table:table-cell office:value-type="float" office:value="3904482" table:style-name="ce2">
            <text:p>3904482</text:p>
          </table:table-cell>
          <table:table-cell office:value-type="float" office:value="3725412" table:style-name="ce2">
            <text:p>3725412</text:p>
          </table:table-cell>
          <table:table-cell office:value-type="float" office:value="3715564" table:style-name="ce2">
            <text:p>3715564</text:p>
          </table:table-cell>
          <table:table-cell office:value-type="float" office:value="3875246" table:style-name="ce2">
            <text:p>3875246</text:p>
          </table:table-cell>
          <table:table-cell office:value-type="float" office:value="4018227" table:style-name="ce2">
            <text:p>4018227</text:p>
          </table:table-cell>
          <table:table-cell office:value-type="float" office:value="4089356" table:style-name="ce2">
            <text:p>4089356</text:p>
          </table:table-cell>
          <table:table-cell office:value-type="float" office:value="4130305" table:style-name="ce2">
            <text:p>4130305</text:p>
          </table:table-cell>
          <table:table-cell office:value-type="float" office:value="4159771" table:style-name="ce2">
            <text:p>4159771</text:p>
          </table:table-cell>
          <table:table-cell office:value-type="float" office:value="4179438" table:style-name="ce2">
            <text:p>4179438</text:p>
          </table:table-cell>
          <table:table-cell office:value-type="float" office:value="4188002" table:style-name="ce2">
            <text:p>4188002</text:p>
          </table:table-cell>
          <table:table-cell office:value-type="float" office:value="4178523" table:style-name="ce2">
            <text:p>4178523</text:p>
          </table:table-cell>
          <table:table-cell office:value-type="float" office:value="4140987" table:style-name="ce2">
            <text:p>4140987</text:p>
          </table:table-cell>
          <table:table-cell office:value-type="float" office:value="4096493" table:style-name="ce2">
            <text:p>4096493</text:p>
          </table:table-cell>
          <table:table-cell office:value-type="float" office:value="4063272" table:style-name="ce2">
            <text:p>4063272</text:p>
          </table:table-cell>
          <table:table-cell office:value-type="float" office:value="4013424" table:style-name="ce2">
            <text:p>4013424</text:p>
          </table:table-cell>
          <table:table-cell office:value-type="float" office:value="3947544" table:style-name="ce2">
            <text:p>3947544</text:p>
          </table:table-cell>
          <table:table-cell office:value-type="float" office:value="3879794" table:style-name="ce2">
            <text:p>3879794</text:p>
          </table:table-cell>
          <table:table-cell office:value-type="float" office:value="3811472" table:style-name="ce2">
            <text:p>3811472</text:p>
          </table:table-cell>
          <table:table-cell office:value-type="float" office:value="3741798" table:style-name="ce2">
            <text:p>3741798</text:p>
          </table:table-cell>
          <table:table-cell office:value-type="float" office:value="3670113" table:style-name="ce2">
            <text:p>3670113</text:p>
          </table:table-cell>
          <table:table-cell office:value-type="float" office:value="3610859" table:style-name="ce2">
            <text:p>3610859</text:p>
          </table:table-cell>
          <table:table-cell office:value-type="float" office:value="3564829" table:style-name="ce2">
            <text:p>3564829</text:p>
          </table:table-cell>
          <table:table-cell office:value-type="float" office:value="3518541" table:style-name="ce2">
            <text:p>3518541</text:p>
          </table:table-cell>
          <table:table-cell office:value-type="float" office:value="3473003" table:style-name="ce2">
            <text:p>3473003</text:p>
          </table:table-cell>
          <table:table-cell office:value-type="float" office:value="3428682" table:style-name="ce2">
            <text:p>3428682</text:p>
          </table:table-cell>
          <table:table-cell office:value-type="float" office:value="3387000" table:style-name="ce2">
            <text:p>3387000</text:p>
          </table:table-cell>
          <table:table-cell office:value-type="float" office:value="3345533" table:style-name="ce2">
            <text:p>3345533</text:p>
          </table:table-cell>
          <table:table-cell office:value-type="float" office:value="3299349" table:style-name="ce2">
            <text:p>3299349</text:p>
          </table:table-cell>
          <table:table-cell office:value-type="float" office:value="3244907" table:style-name="ce2">
            <text:p>3244907</text:p>
          </table:table-cell>
          <table:table-cell office:value-type="float" office:value="3204802" table:style-name="ce2">
            <text:p>3204802</text:p>
          </table:table-cell>
          <table:table-cell office:value-type="float" office:value="3185073" table:style-name="ce2">
            <text:p>3185073</text:p>
          </table:table-cell>
          <table:table-cell office:value-type="float" office:value="3164253" table:style-name="ce2">
            <text:p>316425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Belarus</text:p>
          </table:table-cell>
          <table:table-cell office:value-type="string" table:style-name="ce2">
            <text:p>BLR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8198000" table:style-name="ce2">
            <text:p>8198000</text:p>
          </table:table-cell>
          <table:table-cell office:value-type="float" office:value="8271216" table:style-name="ce2">
            <text:p>8271216</text:p>
          </table:table-cell>
          <table:table-cell office:value-type="float" office:value="8351928" table:style-name="ce2">
            <text:p>8351928</text:p>
          </table:table-cell>
          <table:table-cell office:value-type="float" office:value="8437232" table:style-name="ce2">
            <text:p>8437232</text:p>
          </table:table-cell>
          <table:table-cell office:value-type="float" office:value="8524224" table:style-name="ce2">
            <text:p>8524224</text:p>
          </table:table-cell>
          <table:table-cell office:value-type="float" office:value="8610000" table:style-name="ce2">
            <text:p>8610000</text:p>
          </table:table-cell>
          <table:table-cell office:value-type="float" office:value="8696496" table:style-name="ce2">
            <text:p>8696496</text:p>
          </table:table-cell>
          <table:table-cell office:value-type="float" office:value="8785648" table:style-name="ce2">
            <text:p>8785648</text:p>
          </table:table-cell>
          <table:table-cell office:value-type="float" office:value="8874552" table:style-name="ce2">
            <text:p>8874552</text:p>
          </table:table-cell>
          <table:table-cell office:value-type="float" office:value="8960304" table:style-name="ce2">
            <text:p>8960304</text:p>
          </table:table-cell>
          <table:table-cell office:value-type="float" office:value="9040000" table:style-name="ce2">
            <text:p>9040000</text:p>
          </table:table-cell>
          <table:table-cell office:value-type="float" office:value="9115576" table:style-name="ce2">
            <text:p>9115576</text:p>
          </table:table-cell>
          <table:table-cell office:value-type="float" office:value="9188968" table:style-name="ce2">
            <text:p>9188968</text:p>
          </table:table-cell>
          <table:table-cell office:value-type="float" office:value="9257272" table:style-name="ce2">
            <text:p>9257272</text:p>
          </table:table-cell>
          <table:table-cell office:value-type="float" office:value="9317584" table:style-name="ce2">
            <text:p>9317584</text:p>
          </table:table-cell>
          <table:table-cell office:value-type="float" office:value="9367000" table:style-name="ce2">
            <text:p>9367000</text:p>
          </table:table-cell>
          <table:table-cell office:value-type="float" office:value="9411000" table:style-name="ce2">
            <text:p>9411000</text:p>
          </table:table-cell>
          <table:table-cell office:value-type="float" office:value="9463000" table:style-name="ce2">
            <text:p>9463000</text:p>
          </table:table-cell>
          <table:table-cell office:value-type="float" office:value="9525000" table:style-name="ce2">
            <text:p>9525000</text:p>
          </table:table-cell>
          <table:table-cell office:value-type="float" office:value="9584000" table:style-name="ce2">
            <text:p>9584000</text:p>
          </table:table-cell>
          <table:table-cell office:value-type="float" office:value="9643000" table:style-name="ce2">
            <text:p>9643000</text:p>
          </table:table-cell>
          <table:table-cell office:value-type="float" office:value="9710000" table:style-name="ce2">
            <text:p>9710000</text:p>
          </table:table-cell>
          <table:table-cell office:value-type="float" office:value="9776000" table:style-name="ce2">
            <text:p>9776000</text:p>
          </table:table-cell>
          <table:table-cell office:value-type="float" office:value="9843000" table:style-name="ce2">
            <text:p>9843000</text:p>
          </table:table-cell>
          <table:table-cell office:value-type="float" office:value="9910000" table:style-name="ce2">
            <text:p>9910000</text:p>
          </table:table-cell>
          <table:table-cell office:value-type="float" office:value="9975000" table:style-name="ce2">
            <text:p>9975000</text:p>
          </table:table-cell>
          <table:table-cell office:value-type="float" office:value="10043000" table:style-name="ce2">
            <text:p>10043000</text:p>
          </table:table-cell>
          <table:table-cell office:value-type="float" office:value="10111000" table:style-name="ce2">
            <text:p>10111000</text:p>
          </table:table-cell>
          <table:table-cell office:value-type="float" office:value="10140000" table:style-name="ce2">
            <text:p>10140000</text:p>
          </table:table-cell>
          <table:table-cell office:value-type="float" office:value="10170000" table:style-name="ce2">
            <text:p>10170000</text:p>
          </table:table-cell>
          <table:table-cell office:value-type="float" office:value="10189348" table:style-name="ce2">
            <text:p>10189348</text:p>
          </table:table-cell>
          <table:table-cell office:value-type="float" office:value="10194050" table:style-name="ce2">
            <text:p>10194050</text:p>
          </table:table-cell>
          <table:table-cell office:value-type="float" office:value="10216470" table:style-name="ce2">
            <text:p>10216470</text:p>
          </table:table-cell>
          <table:table-cell office:value-type="float" office:value="10239050" table:style-name="ce2">
            <text:p>10239050</text:p>
          </table:table-cell>
          <table:table-cell office:value-type="float" office:value="10226955" table:style-name="ce2">
            <text:p>10226955</text:p>
          </table:table-cell>
          <table:table-cell office:value-type="float" office:value="10193831" table:style-name="ce2">
            <text:p>10193831</text:p>
          </table:table-cell>
          <table:table-cell office:value-type="float" office:value="10159569" table:style-name="ce2">
            <text:p>10159569</text:p>
          </table:table-cell>
          <table:table-cell office:value-type="float" office:value="10117433" table:style-name="ce2">
            <text:p>10117433</text:p>
          </table:table-cell>
          <table:table-cell office:value-type="float" office:value="10071963" table:style-name="ce2">
            <text:p>10071963</text:p>
          </table:table-cell>
          <table:table-cell office:value-type="float" office:value="10026738" table:style-name="ce2">
            <text:p>10026738</text:p>
          </table:table-cell>
          <table:table-cell office:value-type="float" office:value="9979610" table:style-name="ce2">
            <text:p>9979610</text:p>
          </table:table-cell>
          <table:table-cell office:value-type="float" office:value="9928549" table:style-name="ce2">
            <text:p>9928549</text:p>
          </table:table-cell>
          <table:table-cell office:value-type="float" office:value="9865548" table:style-name="ce2">
            <text:p>9865548</text:p>
          </table:table-cell>
          <table:table-cell office:value-type="float" office:value="9796749" table:style-name="ce2">
            <text:p>9796749</text:p>
          </table:table-cell>
          <table:table-cell office:value-type="float" office:value="9730146" table:style-name="ce2">
            <text:p>9730146</text:p>
          </table:table-cell>
          <table:table-cell office:value-type="float" office:value="9663915" table:style-name="ce2">
            <text:p>9663915</text:p>
          </table:table-cell>
          <table:table-cell office:value-type="float" office:value="9604924" table:style-name="ce2">
            <text:p>9604924</text:p>
          </table:table-cell>
          <table:table-cell office:value-type="float" office:value="9560953" table:style-name="ce2">
            <text:p>9560953</text:p>
          </table:table-cell>
          <table:table-cell office:value-type="float" office:value="9527985" table:style-name="ce2">
            <text:p>9527985</text:p>
          </table:table-cell>
          <table:table-cell office:value-type="float" office:value="9504583" table:style-name="ce2">
            <text:p>9504583</text:p>
          </table:table-cell>
          <table:table-cell office:value-type="float" office:value="9483836" table:style-name="ce2">
            <text:p>9483836</text:p>
          </table:table-cell>
          <table:table-cell office:value-type="float" office:value="9461643" table:style-name="ce2">
            <text:p>9461643</text:p>
          </table:table-cell>
          <table:table-cell office:value-type="float" office:value="9446836" table:style-name="ce2">
            <text:p>9446836</text:p>
          </table:table-cell>
          <table:table-cell office:value-type="float" office:value="9443211" table:style-name="ce2">
            <text:p>9443211</text:p>
          </table:table-cell>
          <table:table-cell office:value-type="float" office:value="9448515" table:style-name="ce2">
            <text:p>9448515</text:p>
          </table:table-cell>
          <table:table-cell office:value-type="float" office:value="9461076" table:style-name="ce2">
            <text:p>9461076</text:p>
          </table:table-cell>
          <table:table-cell office:value-type="float" office:value="9469379" table:style-name="ce2">
            <text:p>9469379</text:p>
          </table:table-cell>
          <table:table-cell office:value-type="float" office:value="9458989" table:style-name="ce2">
            <text:p>9458989</text:p>
          </table:table-cell>
          <table:table-cell office:value-type="float" office:value="9438785" table:style-name="ce2">
            <text:p>9438785</text:p>
          </table:table-cell>
          <table:table-cell office:value-type="float" office:value="9419758" table:style-name="ce2">
            <text:p>9419758</text:p>
          </table:table-cell>
          <table:table-cell office:value-type="float" office:value="9379952" table:style-name="ce2">
            <text:p>9379952</text:p>
          </table:table-cell>
          <table:table-cell office:value-type="float" office:value="9302585" table:style-name="ce2">
            <text:p>9302585</text:p>
          </table:table-cell>
          <table:table-cell office:value-type="float" office:value="9228071" table:style-name="ce2">
            <text:p>9228071</text:p>
          </table:table-cell>
          <table:table-cell office:value-type="float" office:value="9178298" table:style-name="ce2">
            <text:p>9178298</text:p>
          </table:table-cell>
          <table:table-cell office:value-type="float" office:value="9132629" table:style-name="ce2">
            <text:p>9132629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Belize</text:p>
          </table:table-cell>
          <table:table-cell office:value-type="string" table:style-name="ce2">
            <text:p>BLZ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91318" table:style-name="ce2">
            <text:p>91318</text:p>
          </table:table-cell>
          <table:table-cell office:value-type="float" office:value="93632" table:style-name="ce2">
            <text:p>93632</text:p>
          </table:table-cell>
          <table:table-cell office:value-type="float" office:value="96042" table:style-name="ce2">
            <text:p>96042</text:p>
          </table:table-cell>
          <table:table-cell office:value-type="float" office:value="98704" table:style-name="ce2">
            <text:p>98704</text:p>
          </table:table-cell>
          <table:table-cell office:value-type="float" office:value="101603" table:style-name="ce2">
            <text:p>101603</text:p>
          </table:table-cell>
          <table:table-cell office:value-type="float" office:value="104675" table:style-name="ce2">
            <text:p>104675</text:p>
          </table:table-cell>
          <table:table-cell office:value-type="float" office:value="107906" table:style-name="ce2">
            <text:p>107906</text:p>
          </table:table-cell>
          <table:table-cell office:value-type="float" office:value="111272" table:style-name="ce2">
            <text:p>111272</text:p>
          </table:table-cell>
          <table:table-cell office:value-type="float" office:value="114713" table:style-name="ce2">
            <text:p>114713</text:p>
          </table:table-cell>
          <table:table-cell office:value-type="float" office:value="118040" table:style-name="ce2">
            <text:p>118040</text:p>
          </table:table-cell>
          <table:table-cell office:value-type="float" office:value="120736" table:style-name="ce2">
            <text:p>120736</text:p>
          </table:table-cell>
          <table:table-cell office:value-type="float" office:value="122805" table:style-name="ce2">
            <text:p>122805</text:p>
          </table:table-cell>
          <table:table-cell office:value-type="float" office:value="124676" table:style-name="ce2">
            <text:p>124676</text:p>
          </table:table-cell>
          <table:table-cell office:value-type="float" office:value="126445" table:style-name="ce2">
            <text:p>126445</text:p>
          </table:table-cell>
          <table:table-cell office:value-type="float" office:value="128185" table:style-name="ce2">
            <text:p>128185</text:p>
          </table:table-cell>
          <table:table-cell office:value-type="float" office:value="130387" table:style-name="ce2">
            <text:p>130387</text:p>
          </table:table-cell>
          <table:table-cell office:value-type="float" office:value="133099" table:style-name="ce2">
            <text:p>133099</text:p>
          </table:table-cell>
          <table:table-cell office:value-type="float" office:value="135887" table:style-name="ce2">
            <text:p>135887</text:p>
          </table:table-cell>
          <table:table-cell office:value-type="float" office:value="138713" table:style-name="ce2">
            <text:p>138713</text:p>
          </table:table-cell>
          <table:table-cell office:value-type="float" office:value="141678" table:style-name="ce2">
            <text:p>141678</text:p>
          </table:table-cell>
          <table:table-cell office:value-type="float" office:value="145062" table:style-name="ce2">
            <text:p>145062</text:p>
          </table:table-cell>
          <table:table-cell office:value-type="float" office:value="148786" table:style-name="ce2">
            <text:p>148786</text:p>
          </table:table-cell>
          <table:table-cell office:value-type="float" office:value="152548" table:style-name="ce2">
            <text:p>152548</text:p>
          </table:table-cell>
          <table:table-cell office:value-type="float" office:value="156297" table:style-name="ce2">
            <text:p>156297</text:p>
          </table:table-cell>
          <table:table-cell office:value-type="float" office:value="160044" table:style-name="ce2">
            <text:p>160044</text:p>
          </table:table-cell>
          <table:table-cell office:value-type="float" office:value="163796" table:style-name="ce2">
            <text:p>163796</text:p>
          </table:table-cell>
          <table:table-cell office:value-type="float" office:value="167554" table:style-name="ce2">
            <text:p>167554</text:p>
          </table:table-cell>
          <table:table-cell office:value-type="float" office:value="171338" table:style-name="ce2">
            <text:p>171338</text:p>
          </table:table-cell>
          <table:table-cell office:value-type="float" office:value="175180" table:style-name="ce2">
            <text:p>175180</text:p>
          </table:table-cell>
          <table:table-cell office:value-type="float" office:value="179107" table:style-name="ce2">
            <text:p>179107</text:p>
          </table:table-cell>
          <table:table-cell office:value-type="float" office:value="183076" table:style-name="ce2">
            <text:p>183076</text:p>
          </table:table-cell>
          <table:table-cell office:value-type="float" office:value="187040" table:style-name="ce2">
            <text:p>187040</text:p>
          </table:table-cell>
          <table:table-cell office:value-type="float" office:value="190983" table:style-name="ce2">
            <text:p>190983</text:p>
          </table:table-cell>
          <table:table-cell office:value-type="float" office:value="194902" table:style-name="ce2">
            <text:p>194902</text:p>
          </table:table-cell>
          <table:table-cell office:value-type="float" office:value="199097" table:style-name="ce2">
            <text:p>199097</text:p>
          </table:table-cell>
          <table:table-cell office:value-type="float" office:value="204146" table:style-name="ce2">
            <text:p>204146</text:p>
          </table:table-cell>
          <table:table-cell office:value-type="float" office:value="210310" table:style-name="ce2">
            <text:p>210310</text:p>
          </table:table-cell>
          <table:table-cell office:value-type="float" office:value="217446" table:style-name="ce2">
            <text:p>217446</text:p>
          </table:table-cell>
          <table:table-cell office:value-type="float" office:value="225173" table:style-name="ce2">
            <text:p>225173</text:p>
          </table:table-cell>
          <table:table-cell office:value-type="float" office:value="233059" table:style-name="ce2">
            <text:p>233059</text:p>
          </table:table-cell>
          <table:table-cell office:value-type="float" office:value="240799" table:style-name="ce2">
            <text:p>240799</text:p>
          </table:table-cell>
          <table:table-cell office:value-type="float" office:value="248379" table:style-name="ce2">
            <text:p>248379</text:p>
          </table:table-cell>
          <table:table-cell office:value-type="float" office:value="256009" table:style-name="ce2">
            <text:p>256009</text:p>
          </table:table-cell>
          <table:table-cell office:value-type="float" office:value="263780" table:style-name="ce2">
            <text:p>263780</text:p>
          </table:table-cell>
          <table:table-cell office:value-type="float" office:value="271688" table:style-name="ce2">
            <text:p>271688</text:p>
          </table:table-cell>
          <table:table-cell office:value-type="float" office:value="279731" table:style-name="ce2">
            <text:p>279731</text:p>
          </table:table-cell>
          <table:table-cell office:value-type="float" office:value="287878" table:style-name="ce2">
            <text:p>287878</text:p>
          </table:table-cell>
          <table:table-cell office:value-type="float" office:value="296100" table:style-name="ce2">
            <text:p>296100</text:p>
          </table:table-cell>
          <table:table-cell office:value-type="float" office:value="304361" table:style-name="ce2">
            <text:p>304361</text:p>
          </table:table-cell>
          <table:table-cell office:value-type="float" office:value="312614" table:style-name="ce2">
            <text:p>312614</text:p>
          </table:table-cell>
          <table:table-cell office:value-type="float" office:value="320245" table:style-name="ce2">
            <text:p>320245</text:p>
          </table:table-cell>
          <table:table-cell office:value-type="float" office:value="327298" table:style-name="ce2">
            <text:p>327298</text:p>
          </table:table-cell>
          <table:table-cell office:value-type="float" office:value="334414" table:style-name="ce2">
            <text:p>334414</text:p>
          </table:table-cell>
          <table:table-cell office:value-type="float" office:value="341627" table:style-name="ce2">
            <text:p>341627</text:p>
          </table:table-cell>
          <table:table-cell office:value-type="float" office:value="348923" table:style-name="ce2">
            <text:p>348923</text:p>
          </table:table-cell>
          <table:table-cell office:value-type="float" office:value="356333" table:style-name="ce2">
            <text:p>356333</text:p>
          </table:table-cell>
          <table:table-cell office:value-type="float" office:value="364705" table:style-name="ce2">
            <text:p>364705</text:p>
          </table:table-cell>
          <table:table-cell office:value-type="float" office:value="373202" table:style-name="ce2">
            <text:p>373202</text:p>
          </table:table-cell>
          <table:table-cell office:value-type="float" office:value="380226" table:style-name="ce2">
            <text:p>380226</text:p>
          </table:table-cell>
          <table:table-cell office:value-type="float" office:value="385829" table:style-name="ce2">
            <text:p>385829</text:p>
          </table:table-cell>
          <table:table-cell office:value-type="float" office:value="390812" table:style-name="ce2">
            <text:p>390812</text:p>
          </table:table-cell>
          <table:table-cell office:value-type="float" office:value="395346" table:style-name="ce2">
            <text:p>395346</text:p>
          </table:table-cell>
          <table:table-cell office:value-type="float" office:value="402733" table:style-name="ce2">
            <text:p>402733</text:p>
          </table:table-cell>
          <table:table-cell office:value-type="float" office:value="411106" table:style-name="ce2">
            <text:p>411106</text:p>
          </table:table-cell>
          <table:table-cell office:value-type="float" office:value="417072" table:style-name="ce2">
            <text:p>41707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Bermuda</text:p>
          </table:table-cell>
          <table:table-cell office:value-type="string" table:style-name="ce2">
            <text:p>BMU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2208" table:style-name="ce2">
            <text:p>42208</text:p>
          </table:table-cell>
          <table:table-cell office:value-type="float" office:value="43123" table:style-name="ce2">
            <text:p>43123</text:p>
          </table:table-cell>
          <table:table-cell office:value-type="float" office:value="44239" table:style-name="ce2">
            <text:p>44239</text:p>
          </table:table-cell>
          <table:table-cell office:value-type="float" office:value="45340" table:style-name="ce2">
            <text:p>45340</text:p>
          </table:table-cell>
          <table:table-cell office:value-type="float" office:value="46410" table:style-name="ce2">
            <text:p>46410</text:p>
          </table:table-cell>
          <table:table-cell office:value-type="float" office:value="47461" table:style-name="ce2">
            <text:p>47461</text:p>
          </table:table-cell>
          <table:table-cell office:value-type="float" office:value="48534" table:style-name="ce2">
            <text:p>48534</text:p>
          </table:table-cell>
          <table:table-cell office:value-type="float" office:value="49514" table:style-name="ce2">
            <text:p>49514</text:p>
          </table:table-cell>
          <table:table-cell office:value-type="float" office:value="50404" table:style-name="ce2">
            <text:p>50404</text:p>
          </table:table-cell>
          <table:table-cell office:value-type="float" office:value="51306" table:style-name="ce2">
            <text:p>51306</text:p>
          </table:table-cell>
          <table:table-cell office:value-type="float" office:value="52124" table:style-name="ce2">
            <text:p>52124</text:p>
          </table:table-cell>
          <table:table-cell office:value-type="float" office:value="52607" table:style-name="ce2">
            <text:p>52607</text:p>
          </table:table-cell>
          <table:table-cell office:value-type="float" office:value="52803" table:style-name="ce2">
            <text:p>52803</text:p>
          </table:table-cell>
          <table:table-cell office:value-type="float" office:value="52946" table:style-name="ce2">
            <text:p>52946</text:p>
          </table:table-cell>
          <table:table-cell office:value-type="float" office:value="53056" table:style-name="ce2">
            <text:p>53056</text:p>
          </table:table-cell>
          <table:table-cell office:value-type="float" office:value="53129" table:style-name="ce2">
            <text:p>53129</text:p>
          </table:table-cell>
          <table:table-cell office:value-type="float" office:value="53210" table:style-name="ce2">
            <text:p>53210</text:p>
          </table:table-cell>
          <table:table-cell office:value-type="float" office:value="53322" table:style-name="ce2">
            <text:p>53322</text:p>
          </table:table-cell>
          <table:table-cell office:value-type="float" office:value="53431" table:style-name="ce2">
            <text:p>53431</text:p>
          </table:table-cell>
          <table:table-cell office:value-type="float" office:value="53517" table:style-name="ce2">
            <text:p>53517</text:p>
          </table:table-cell>
          <table:table-cell office:value-type="float" office:value="53673" table:style-name="ce2">
            <text:p>53673</text:p>
          </table:table-cell>
          <table:table-cell office:value-type="float" office:value="53997" table:style-name="ce2">
            <text:p>53997</text:p>
          </table:table-cell>
          <table:table-cell office:value-type="float" office:value="54387" table:style-name="ce2">
            <text:p>54387</text:p>
          </table:table-cell>
          <table:table-cell office:value-type="float" office:value="54777" table:style-name="ce2">
            <text:p>54777</text:p>
          </table:table-cell>
          <table:table-cell office:value-type="float" office:value="55169" table:style-name="ce2">
            <text:p>55169</text:p>
          </table:table-cell>
          <table:table-cell office:value-type="float" office:value="55547" table:style-name="ce2">
            <text:p>55547</text:p>
          </table:table-cell>
          <table:table-cell office:value-type="float" office:value="55889" table:style-name="ce2">
            <text:p>55889</text:p>
          </table:table-cell>
          <table:table-cell office:value-type="float" office:value="56265" table:style-name="ce2">
            <text:p>56265</text:p>
          </table:table-cell>
          <table:table-cell office:value-type="float" office:value="56699" table:style-name="ce2">
            <text:p>56699</text:p>
          </table:table-cell>
          <table:table-cell office:value-type="float" office:value="57129" table:style-name="ce2">
            <text:p>57129</text:p>
          </table:table-cell>
          <table:table-cell office:value-type="float" office:value="57559" table:style-name="ce2">
            <text:p>57559</text:p>
          </table:table-cell>
          <table:table-cell office:value-type="float" office:value="57984" table:style-name="ce2">
            <text:p>57984</text:p>
          </table:table-cell>
          <table:table-cell office:value-type="float" office:value="58407" table:style-name="ce2">
            <text:p>58407</text:p>
          </table:table-cell>
          <table:table-cell office:value-type="float" office:value="58816" table:style-name="ce2">
            <text:p>58816</text:p>
          </table:table-cell>
          <table:table-cell office:value-type="float" office:value="59194" table:style-name="ce2">
            <text:p>59194</text:p>
          </table:table-cell>
          <table:table-cell office:value-type="float" office:value="59526" table:style-name="ce2">
            <text:p>59526</text:p>
          </table:table-cell>
          <table:table-cell office:value-type="float" office:value="59813" table:style-name="ce2">
            <text:p>59813</text:p>
          </table:table-cell>
          <table:table-cell office:value-type="float" office:value="60177" table:style-name="ce2">
            <text:p>60177</text:p>
          </table:table-cell>
          <table:table-cell office:value-type="float" office:value="60639" table:style-name="ce2">
            <text:p>60639</text:p>
          </table:table-cell>
          <table:table-cell office:value-type="float" office:value="61124" table:style-name="ce2">
            <text:p>61124</text:p>
          </table:table-cell>
          <table:table-cell office:value-type="float" office:value="61550" table:style-name="ce2">
            <text:p>61550</text:p>
          </table:table-cell>
          <table:table-cell office:value-type="float" office:value="61867" table:style-name="ce2">
            <text:p>61867</text:p>
          </table:table-cell>
          <table:table-cell office:value-type="float" office:value="62142" table:style-name="ce2">
            <text:p>62142</text:p>
          </table:table-cell>
          <table:table-cell office:value-type="float" office:value="62386" table:style-name="ce2">
            <text:p>62386</text:p>
          </table:table-cell>
          <table:table-cell office:value-type="float" office:value="62555" table:style-name="ce2">
            <text:p>62555</text:p>
          </table:table-cell>
          <table:table-cell office:value-type="float" office:value="62711" table:style-name="ce2">
            <text:p>62711</text:p>
          </table:table-cell>
          <table:table-cell office:value-type="float" office:value="62834" table:style-name="ce2">
            <text:p>62834</text:p>
          </table:table-cell>
          <table:table-cell office:value-type="float" office:value="63010" table:style-name="ce2">
            <text:p>63010</text:p>
          </table:table-cell>
          <table:table-cell office:value-type="float" office:value="63300" table:style-name="ce2">
            <text:p>63300</text:p>
          </table:table-cell>
          <table:table-cell office:value-type="float" office:value="63565" table:style-name="ce2">
            <text:p>63565</text:p>
          </table:table-cell>
          <table:table-cell office:value-type="float" office:value="63725" table:style-name="ce2">
            <text:p>63725</text:p>
          </table:table-cell>
          <table:table-cell office:value-type="float" office:value="63733" table:style-name="ce2">
            <text:p>63733</text:p>
          </table:table-cell>
          <table:table-cell office:value-type="float" office:value="63646" table:style-name="ce2">
            <text:p>63646</text:p>
          </table:table-cell>
          <table:table-cell office:value-type="float" office:value="63574" table:style-name="ce2">
            <text:p>63574</text:p>
          </table:table-cell>
          <table:table-cell office:value-type="float" office:value="63529" table:style-name="ce2">
            <text:p>63529</text:p>
          </table:table-cell>
          <table:table-cell office:value-type="float" office:value="63464" table:style-name="ce2">
            <text:p>63464</text:p>
          </table:table-cell>
          <table:table-cell office:value-type="float" office:value="63449" table:style-name="ce2">
            <text:p>63449</text:p>
          </table:table-cell>
          <table:table-cell office:value-type="float" office:value="63578" table:style-name="ce2">
            <text:p>63578</text:p>
          </table:table-cell>
          <table:table-cell office:value-type="float" office:value="63831" table:style-name="ce2">
            <text:p>63831</text:p>
          </table:table-cell>
          <table:table-cell office:value-type="float" office:value="64107" table:style-name="ce2">
            <text:p>64107</text:p>
          </table:table-cell>
          <table:table-cell office:value-type="float" office:value="64382" table:style-name="ce2">
            <text:p>64382</text:p>
          </table:table-cell>
          <table:table-cell office:value-type="float" office:value="64648" table:style-name="ce2">
            <text:p>64648</text:p>
          </table:table-cell>
          <table:table-cell office:value-type="float" office:value="64749" table:style-name="ce2">
            <text:p>64749</text:p>
          </table:table-cell>
          <table:table-cell office:value-type="float" office:value="64698" table:style-name="ce2">
            <text:p>64698</text:p>
          </table:table-cell>
          <table:table-cell office:value-type="float" office:value="64636" table:style-name="ce2">
            <text:p>6463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Bolivia</text:p>
          </table:table-cell>
          <table:table-cell office:value-type="string" table:style-name="ce2">
            <text:p>BOL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702323" table:style-name="ce2">
            <text:p>3702323</text:p>
          </table:table-cell>
          <table:table-cell office:value-type="float" office:value="3778731" table:style-name="ce2">
            <text:p>3778731</text:p>
          </table:table-cell>
          <table:table-cell office:value-type="float" office:value="3857493" table:style-name="ce2">
            <text:p>3857493</text:p>
          </table:table-cell>
          <table:table-cell office:value-type="float" office:value="3938913" table:style-name="ce2">
            <text:p>3938913</text:p>
          </table:table-cell>
          <table:table-cell office:value-type="float" office:value="4022996" table:style-name="ce2">
            <text:p>4022996</text:p>
          </table:table-cell>
          <table:table-cell office:value-type="float" office:value="4109796" table:style-name="ce2">
            <text:p>4109796</text:p>
          </table:table-cell>
          <table:table-cell office:value-type="float" office:value="4199550" table:style-name="ce2">
            <text:p>4199550</text:p>
          </table:table-cell>
          <table:table-cell office:value-type="float" office:value="4292572" table:style-name="ce2">
            <text:p>4292572</text:p>
          </table:table-cell>
          <table:table-cell office:value-type="float" office:value="4388944" table:style-name="ce2">
            <text:p>4388944</text:p>
          </table:table-cell>
          <table:table-cell office:value-type="float" office:value="4488232" table:style-name="ce2">
            <text:p>4488232</text:p>
          </table:table-cell>
          <table:table-cell office:value-type="float" office:value="4590010" table:style-name="ce2">
            <text:p>4590010</text:p>
          </table:table-cell>
          <table:table-cell office:value-type="float" office:value="4694342" table:style-name="ce2">
            <text:p>4694342</text:p>
          </table:table-cell>
          <table:table-cell office:value-type="float" office:value="4800978" table:style-name="ce2">
            <text:p>4800978</text:p>
          </table:table-cell>
          <table:table-cell office:value-type="float" office:value="4910200" table:style-name="ce2">
            <text:p>4910200</text:p>
          </table:table-cell>
          <table:table-cell office:value-type="float" office:value="5022475" table:style-name="ce2">
            <text:p>5022475</text:p>
          </table:table-cell>
          <table:table-cell office:value-type="float" office:value="5137539" table:style-name="ce2">
            <text:p>5137539</text:p>
          </table:table-cell>
          <table:table-cell office:value-type="float" office:value="5256496" table:style-name="ce2">
            <text:p>5256496</text:p>
          </table:table-cell>
          <table:table-cell office:value-type="float" office:value="5379166" table:style-name="ce2">
            <text:p>5379166</text:p>
          </table:table-cell>
          <table:table-cell office:value-type="float" office:value="5504123" table:style-name="ce2">
            <text:p>5504123</text:p>
          </table:table-cell>
          <table:table-cell office:value-type="float" office:value="5630849" table:style-name="ce2">
            <text:p>5630849</text:p>
          </table:table-cell>
          <table:table-cell office:value-type="float" office:value="5758900" table:style-name="ce2">
            <text:p>5758900</text:p>
          </table:table-cell>
          <table:table-cell office:value-type="float" office:value="5888109" table:style-name="ce2">
            <text:p>5888109</text:p>
          </table:table-cell>
          <table:table-cell office:value-type="float" office:value="6018088" table:style-name="ce2">
            <text:p>6018088</text:p>
          </table:table-cell>
          <table:table-cell office:value-type="float" office:value="6149060" table:style-name="ce2">
            <text:p>6149060</text:p>
          </table:table-cell>
          <table:table-cell office:value-type="float" office:value="6281868" table:style-name="ce2">
            <text:p>6281868</text:p>
          </table:table-cell>
          <table:table-cell office:value-type="float" office:value="6416185" table:style-name="ce2">
            <text:p>6416185</text:p>
          </table:table-cell>
          <table:table-cell office:value-type="float" office:value="6552479" table:style-name="ce2">
            <text:p>6552479</text:p>
          </table:table-cell>
          <table:table-cell office:value-type="float" office:value="6692162" table:style-name="ce2">
            <text:p>6692162</text:p>
          </table:table-cell>
          <table:table-cell office:value-type="float" office:value="6835508" table:style-name="ce2">
            <text:p>6835508</text:p>
          </table:table-cell>
          <table:table-cell office:value-type="float" office:value="6981766" table:style-name="ce2">
            <text:p>6981766</text:p>
          </table:table-cell>
          <table:table-cell office:value-type="float" office:value="7130142" table:style-name="ce2">
            <text:p>7130142</text:p>
          </table:table-cell>
          <table:table-cell office:value-type="float" office:value="7280289" table:style-name="ce2">
            <text:p>7280289</text:p>
          </table:table-cell>
          <table:table-cell office:value-type="float" office:value="7430336" table:style-name="ce2">
            <text:p>7430336</text:p>
          </table:table-cell>
          <table:table-cell office:value-type="float" office:value="7579195" table:style-name="ce2">
            <text:p>7579195</text:p>
          </table:table-cell>
          <table:table-cell office:value-type="float" office:value="7727322" table:style-name="ce2">
            <text:p>7727322</text:p>
          </table:table-cell>
          <table:table-cell office:value-type="float" office:value="7874676" table:style-name="ce2">
            <text:p>7874676</text:p>
          </table:table-cell>
          <table:table-cell office:value-type="float" office:value="8021736" table:style-name="ce2">
            <text:p>8021736</text:p>
          </table:table-cell>
          <table:table-cell office:value-type="float" office:value="8167900" table:style-name="ce2">
            <text:p>8167900</text:p>
          </table:table-cell>
          <table:table-cell office:value-type="float" office:value="8313394" table:style-name="ce2">
            <text:p>8313394</text:p>
          </table:table-cell>
          <table:table-cell office:value-type="float" office:value="8459806" table:style-name="ce2">
            <text:p>8459806</text:p>
          </table:table-cell>
          <table:table-cell office:value-type="float" office:value="8606326" table:style-name="ce2">
            <text:p>8606326</text:p>
          </table:table-cell>
          <table:table-cell office:value-type="float" office:value="8752736" table:style-name="ce2">
            <text:p>8752736</text:p>
          </table:table-cell>
          <table:table-cell office:value-type="float" office:value="8900355" table:style-name="ce2">
            <text:p>8900355</text:p>
          </table:table-cell>
          <table:table-cell office:value-type="float" office:value="9050700" table:style-name="ce2">
            <text:p>9050700</text:p>
          </table:table-cell>
          <table:table-cell office:value-type="float" office:value="9204287" table:style-name="ce2">
            <text:p>9204287</text:p>
          </table:table-cell>
          <table:table-cell office:value-type="float" office:value="9360754" table:style-name="ce2">
            <text:p>9360754</text:p>
          </table:table-cell>
          <table:table-cell office:value-type="float" office:value="9521689" table:style-name="ce2">
            <text:p>9521689</text:p>
          </table:table-cell>
          <table:table-cell office:value-type="float" office:value="9685960" table:style-name="ce2">
            <text:p>9685960</text:p>
          </table:table-cell>
          <table:table-cell office:value-type="float" office:value="9850858" table:style-name="ce2">
            <text:p>9850858</text:p>
          </table:table-cell>
          <table:table-cell office:value-type="float" office:value="10016275" table:style-name="ce2">
            <text:p>10016275</text:p>
          </table:table-cell>
          <table:table-cell office:value-type="float" office:value="10182345" table:style-name="ce2">
            <text:p>10182345</text:p>
          </table:table-cell>
          <table:table-cell office:value-type="float" office:value="10348929" table:style-name="ce2">
            <text:p>10348929</text:p>
          </table:table-cell>
          <table:table-cell office:value-type="float" office:value="10515807" table:style-name="ce2">
            <text:p>10515807</text:p>
          </table:table-cell>
          <table:table-cell office:value-type="float" office:value="10682608" table:style-name="ce2">
            <text:p>10682608</text:p>
          </table:table-cell>
          <table:table-cell office:value-type="float" office:value="10848888" table:style-name="ce2">
            <text:p>10848888</text:p>
          </table:table-cell>
          <table:table-cell office:value-type="float" office:value="11014705" table:style-name="ce2">
            <text:p>11014705</text:p>
          </table:table-cell>
          <table:table-cell office:value-type="float" office:value="11180020" table:style-name="ce2">
            <text:p>11180020</text:p>
          </table:table-cell>
          <table:table-cell office:value-type="float" office:value="11344587" table:style-name="ce2">
            <text:p>11344587</text:p>
          </table:table-cell>
          <table:table-cell office:value-type="float" office:value="11508368" table:style-name="ce2">
            <text:p>11508368</text:p>
          </table:table-cell>
          <table:table-cell office:value-type="float" office:value="11671386" table:style-name="ce2">
            <text:p>11671386</text:p>
          </table:table-cell>
          <table:table-cell office:value-type="float" office:value="11816299" table:style-name="ce2">
            <text:p>11816299</text:p>
          </table:table-cell>
          <table:table-cell office:value-type="float" office:value="11937360" table:style-name="ce2">
            <text:p>11937360</text:p>
          </table:table-cell>
          <table:table-cell office:value-type="float" office:value="12077154" table:style-name="ce2">
            <text:p>12077154</text:p>
          </table:table-cell>
          <table:table-cell office:value-type="float" office:value="12244159" table:style-name="ce2">
            <text:p>12244159</text:p>
          </table:table-cell>
          <table:table-cell office:value-type="float" office:value="12413315" table:style-name="ce2">
            <text:p>12413315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Brazil</text:p>
          </table:table-cell>
          <table:table-cell office:value-type="string" table:style-name="ce2">
            <text:p>BR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72388126" table:style-name="ce2">
            <text:p>72388126</text:p>
          </table:table-cell>
          <table:table-cell office:value-type="float" office:value="74605447" table:style-name="ce2">
            <text:p>74605447</text:p>
          </table:table-cell>
          <table:table-cell office:value-type="float" office:value="76865323" table:style-name="ce2">
            <text:p>76865323</text:p>
          </table:table-cell>
          <table:table-cell office:value-type="float" office:value="79164235" table:style-name="ce2">
            <text:p>79164235</text:p>
          </table:table-cell>
          <table:table-cell office:value-type="float" office:value="81488595" table:style-name="ce2">
            <text:p>81488595</text:p>
          </table:table-cell>
          <table:table-cell office:value-type="float" office:value="83817583" table:style-name="ce2">
            <text:p>83817583</text:p>
          </table:table-cell>
          <table:table-cell office:value-type="float" office:value="86139359" table:style-name="ce2">
            <text:p>86139359</text:p>
          </table:table-cell>
          <table:table-cell office:value-type="float" office:value="88446124" table:style-name="ce2">
            <text:p>88446124</text:p>
          </table:table-cell>
          <table:table-cell office:value-type="float" office:value="90741240" table:style-name="ce2">
            <text:p>90741240</text:p>
          </table:table-cell>
          <table:table-cell office:value-type="float" office:value="93045777" table:style-name="ce2">
            <text:p>93045777</text:p>
          </table:table-cell>
          <table:table-cell office:value-type="float" office:value="95375651" table:style-name="ce2">
            <text:p>95375651</text:p>
          </table:table-cell>
          <table:table-cell office:value-type="float" office:value="97739273" table:style-name="ce2">
            <text:p>97739273</text:p>
          </table:table-cell>
          <table:table-cell office:value-type="float" office:value="100146797" table:style-name="ce2">
            <text:p>100146797</text:p>
          </table:table-cell>
          <table:table-cell office:value-type="float" office:value="102600976" table:style-name="ce2">
            <text:p>102600976</text:p>
          </table:table-cell>
          <table:table-cell office:value-type="float" office:value="105089675" table:style-name="ce2">
            <text:p>105089675</text:p>
          </table:table-cell>
          <table:table-cell office:value-type="float" office:value="107619565" table:style-name="ce2">
            <text:p>107619565</text:p>
          </table:table-cell>
          <table:table-cell office:value-type="float" office:value="110213349" table:style-name="ce2">
            <text:p>110213349</text:p>
          </table:table-cell>
          <table:table-cell office:value-type="float" office:value="112875292" table:style-name="ce2">
            <text:p>112875292</text:p>
          </table:table-cell>
          <table:table-cell office:value-type="float" office:value="115600942" table:style-name="ce2">
            <text:p>115600942</text:p>
          </table:table-cell>
          <table:table-cell office:value-type="float" office:value="118380821" table:style-name="ce2">
            <text:p>118380821</text:p>
          </table:table-cell>
          <table:table-cell office:value-type="float" office:value="121207461" table:style-name="ce2">
            <text:p>121207461</text:p>
          </table:table-cell>
          <table:table-cell office:value-type="float" office:value="124063109" table:style-name="ce2">
            <text:p>124063109</text:p>
          </table:table-cell>
          <table:table-cell office:value-type="float" office:value="126923155" table:style-name="ce2">
            <text:p>126923155</text:p>
          </table:table-cell>
          <table:table-cell office:value-type="float" office:value="129790077" table:style-name="ce2">
            <text:p>129790077</text:p>
          </table:table-cell>
          <table:table-cell office:value-type="float" office:value="132658864" table:style-name="ce2">
            <text:p>132658864</text:p>
          </table:table-cell>
          <table:table-cell office:value-type="float" office:value="135515595" table:style-name="ce2">
            <text:p>135515595</text:p>
          </table:table-cell>
          <table:table-cell office:value-type="float" office:value="138336370" table:style-name="ce2">
            <text:p>138336370</text:p>
          </table:table-cell>
          <table:table-cell office:value-type="float" office:value="141104944" table:style-name="ce2">
            <text:p>141104944</text:p>
          </table:table-cell>
          <table:table-cell office:value-type="float" office:value="143826357" table:style-name="ce2">
            <text:p>143826357</text:p>
          </table:table-cell>
          <table:table-cell office:value-type="float" office:value="146502972" table:style-name="ce2">
            <text:p>146502972</text:p>
          </table:table-cell>
          <table:table-cell office:value-type="float" office:value="149143223" table:style-name="ce2">
            <text:p>149143223</text:p>
          </table:table-cell>
          <table:table-cell office:value-type="float" office:value="151724256" table:style-name="ce2">
            <text:p>151724256</text:p>
          </table:table-cell>
          <table:table-cell office:value-type="float" office:value="154275079" table:style-name="ce2">
            <text:p>154275079</text:p>
          </table:table-cell>
          <table:table-cell office:value-type="float" office:value="156794577" table:style-name="ce2">
            <text:p>156794577</text:p>
          </table:table-cell>
          <table:table-cell office:value-type="float" office:value="159265006" table:style-name="ce2">
            <text:p>159265006</text:p>
          </table:table-cell>
          <table:table-cell office:value-type="float" office:value="161735073" table:style-name="ce2">
            <text:p>161735073</text:p>
          </table:table-cell>
          <table:table-cell office:value-type="float" office:value="164202549" table:style-name="ce2">
            <text:p>164202549</text:p>
          </table:table-cell>
          <table:table-cell office:value-type="float" office:value="166661659" table:style-name="ce2">
            <text:p>166661659</text:p>
          </table:table-cell>
          <table:table-cell office:value-type="float" office:value="169159655" table:style-name="ce2">
            <text:p>169159655</text:p>
          </table:table-cell>
          <table:table-cell office:value-type="float" office:value="171641543" table:style-name="ce2">
            <text:p>171641543</text:p>
          </table:table-cell>
          <table:table-cell office:value-type="float" office:value="174018282" table:style-name="ce2">
            <text:p>174018282</text:p>
          </table:table-cell>
          <table:table-cell office:value-type="float" office:value="176301203" table:style-name="ce2">
            <text:p>176301203</text:p>
          </table:table-cell>
          <table:table-cell office:value-type="float" office:value="178503484" table:style-name="ce2">
            <text:p>178503484</text:p>
          </table:table-cell>
          <table:table-cell office:value-type="float" office:value="180622688" table:style-name="ce2">
            <text:p>180622688</text:p>
          </table:table-cell>
          <table:table-cell office:value-type="float" office:value="182675143" table:style-name="ce2">
            <text:p>182675143</text:p>
          </table:table-cell>
          <table:table-cell office:value-type="float" office:value="184688101" table:style-name="ce2">
            <text:p>184688101</text:p>
          </table:table-cell>
          <table:table-cell office:value-type="float" office:value="186653106" table:style-name="ce2">
            <text:p>186653106</text:p>
          </table:table-cell>
          <table:table-cell office:value-type="float" office:value="188552320" table:style-name="ce2">
            <text:p>188552320</text:p>
          </table:table-cell>
          <table:table-cell office:value-type="float" office:value="190367302" table:style-name="ce2">
            <text:p>190367302</text:p>
          </table:table-cell>
          <table:table-cell office:value-type="float" office:value="192079951" table:style-name="ce2">
            <text:p>192079951</text:p>
          </table:table-cell>
          <table:table-cell office:value-type="float" office:value="193701929" table:style-name="ce2">
            <text:p>193701929</text:p>
          </table:table-cell>
          <table:table-cell office:value-type="float" office:value="195284734" table:style-name="ce2">
            <text:p>195284734</text:p>
          </table:table-cell>
          <table:table-cell office:value-type="float" office:value="196876111" table:style-name="ce2">
            <text:p>196876111</text:p>
          </table:table-cell>
          <table:table-cell office:value-type="float" office:value="198478299" table:style-name="ce2">
            <text:p>198478299</text:p>
          </table:table-cell>
          <table:table-cell office:value-type="float" office:value="200085127" table:style-name="ce2">
            <text:p>200085127</text:p>
          </table:table-cell>
          <table:table-cell office:value-type="float" office:value="201675532" table:style-name="ce2">
            <text:p>201675532</text:p>
          </table:table-cell>
          <table:table-cell office:value-type="float" office:value="203218114" table:style-name="ce2">
            <text:p>203218114</text:p>
          </table:table-cell>
          <table:table-cell office:value-type="float" office:value="204703445" table:style-name="ce2">
            <text:p>204703445</text:p>
          </table:table-cell>
          <table:table-cell office:value-type="float" office:value="206107261" table:style-name="ce2">
            <text:p>206107261</text:p>
          </table:table-cell>
          <table:table-cell office:value-type="float" office:value="207455459" table:style-name="ce2">
            <text:p>207455459</text:p>
          </table:table-cell>
          <table:table-cell office:value-type="float" office:value="208660842" table:style-name="ce2">
            <text:p>208660842</text:p>
          </table:table-cell>
          <table:table-cell office:value-type="float" office:value="209550294" table:style-name="ce2">
            <text:p>209550294</text:p>
          </table:table-cell>
          <table:table-cell office:value-type="float" office:value="210306415" table:style-name="ce2">
            <text:p>210306415</text:p>
          </table:table-cell>
          <table:table-cell office:value-type="float" office:value="211140729" table:style-name="ce2">
            <text:p>211140729</text:p>
          </table:table-cell>
          <table:table-cell office:value-type="float" office:value="211998573" table:style-name="ce2">
            <text:p>21199857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Barbados</text:p>
          </table:table-cell>
          <table:table-cell office:value-type="string" table:style-name="ce2">
            <text:p>BRB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30893" table:style-name="ce2">
            <text:p>230893</text:p>
          </table:table-cell>
          <table:table-cell office:value-type="float" office:value="233148" table:style-name="ce2">
            <text:p>233148</text:p>
          </table:table-cell>
          <table:table-cell office:value-type="float" office:value="235224" table:style-name="ce2">
            <text:p>235224</text:p>
          </table:table-cell>
          <table:table-cell office:value-type="float" office:value="237557" table:style-name="ce2">
            <text:p>237557</text:p>
          </table:table-cell>
          <table:table-cell office:value-type="float" office:value="239958" table:style-name="ce2">
            <text:p>239958</text:p>
          </table:table-cell>
          <table:table-cell office:value-type="float" office:value="242417" table:style-name="ce2">
            <text:p>242417</text:p>
          </table:table-cell>
          <table:table-cell office:value-type="float" office:value="244996" table:style-name="ce2">
            <text:p>244996</text:p>
          </table:table-cell>
          <table:table-cell office:value-type="float" office:value="247091" table:style-name="ce2">
            <text:p>247091</text:p>
          </table:table-cell>
          <table:table-cell office:value-type="float" office:value="248540" table:style-name="ce2">
            <text:p>248540</text:p>
          </table:table-cell>
          <table:table-cell office:value-type="float" office:value="249444" table:style-name="ce2">
            <text:p>249444</text:p>
          </table:table-cell>
          <table:table-cell office:value-type="float" office:value="249387" table:style-name="ce2">
            <text:p>249387</text:p>
          </table:table-cell>
          <table:table-cell office:value-type="float" office:value="249168" table:style-name="ce2">
            <text:p>249168</text:p>
          </table:table-cell>
          <table:table-cell office:value-type="float" office:value="249658" table:style-name="ce2">
            <text:p>249658</text:p>
          </table:table-cell>
          <table:table-cell office:value-type="float" office:value="250322" table:style-name="ce2">
            <text:p>250322</text:p>
          </table:table-cell>
          <table:table-cell office:value-type="float" office:value="250777" table:style-name="ce2">
            <text:p>250777</text:p>
          </table:table-cell>
          <table:table-cell office:value-type="float" office:value="251175" table:style-name="ce2">
            <text:p>251175</text:p>
          </table:table-cell>
          <table:table-cell office:value-type="float" office:value="251442" table:style-name="ce2">
            <text:p>251442</text:p>
          </table:table-cell>
          <table:table-cell office:value-type="float" office:value="251626" table:style-name="ce2">
            <text:p>251626</text:p>
          </table:table-cell>
          <table:table-cell office:value-type="float" office:value="251551" table:style-name="ce2">
            <text:p>251551</text:p>
          </table:table-cell>
          <table:table-cell office:value-type="float" office:value="251269" table:style-name="ce2">
            <text:p>251269</text:p>
          </table:table-cell>
          <table:table-cell office:value-type="float" office:value="251524" table:style-name="ce2">
            <text:p>251524</text:p>
          </table:table-cell>
          <table:table-cell office:value-type="float" office:value="252270" table:style-name="ce2">
            <text:p>252270</text:p>
          </table:table-cell>
          <table:table-cell office:value-type="float" office:value="253095" table:style-name="ce2">
            <text:p>253095</text:p>
          </table:table-cell>
          <table:table-cell office:value-type="float" office:value="253992" table:style-name="ce2">
            <text:p>253992</text:p>
          </table:table-cell>
          <table:table-cell office:value-type="float" office:value="254920" table:style-name="ce2">
            <text:p>254920</text:p>
          </table:table-cell>
          <table:table-cell office:value-type="float" office:value="255820" table:style-name="ce2">
            <text:p>255820</text:p>
          </table:table-cell>
          <table:table-cell office:value-type="float" office:value="256618" table:style-name="ce2">
            <text:p>256618</text:p>
          </table:table-cell>
          <table:table-cell office:value-type="float" office:value="257279" table:style-name="ce2">
            <text:p>257279</text:p>
          </table:table-cell>
          <table:table-cell office:value-type="float" office:value="257763" table:style-name="ce2">
            <text:p>257763</text:p>
          </table:table-cell>
          <table:table-cell office:value-type="float" office:value="258109" table:style-name="ce2">
            <text:p>258109</text:p>
          </table:table-cell>
          <table:table-cell office:value-type="float" office:value="258582" table:style-name="ce2">
            <text:p>258582</text:p>
          </table:table-cell>
          <table:table-cell office:value-type="float" office:value="259373" table:style-name="ce2">
            <text:p>259373</text:p>
          </table:table-cell>
          <table:table-cell office:value-type="float" office:value="260267" table:style-name="ce2">
            <text:p>260267</text:p>
          </table:table-cell>
          <table:table-cell office:value-type="float" office:value="261027" table:style-name="ce2">
            <text:p>261027</text:p>
          </table:table-cell>
          <table:table-cell office:value-type="float" office:value="261620" table:style-name="ce2">
            <text:p>261620</text:p>
          </table:table-cell>
          <table:table-cell office:value-type="float" office:value="262039" table:style-name="ce2">
            <text:p>262039</text:p>
          </table:table-cell>
          <table:table-cell office:value-type="float" office:value="262284" table:style-name="ce2">
            <text:p>262284</text:p>
          </table:table-cell>
          <table:table-cell office:value-type="float" office:value="262392" table:style-name="ce2">
            <text:p>262392</text:p>
          </table:table-cell>
          <table:table-cell office:value-type="float" office:value="262436" table:style-name="ce2">
            <text:p>262436</text:p>
          </table:table-cell>
          <table:table-cell office:value-type="float" office:value="262517" table:style-name="ce2">
            <text:p>262517</text:p>
          </table:table-cell>
          <table:table-cell office:value-type="float" office:value="262063" table:style-name="ce2">
            <text:p>262063</text:p>
          </table:table-cell>
          <table:table-cell office:value-type="float" office:value="262425" table:style-name="ce2">
            <text:p>262425</text:p>
          </table:table-cell>
          <table:table-cell office:value-type="float" office:value="264148" table:style-name="ce2">
            <text:p>264148</text:p>
          </table:table-cell>
          <table:table-cell office:value-type="float" office:value="265776" table:style-name="ce2">
            <text:p>265776</text:p>
          </table:table-cell>
          <table:table-cell office:value-type="float" office:value="267298" table:style-name="ce2">
            <text:p>267298</text:p>
          </table:table-cell>
          <table:table-cell office:value-type="float" office:value="268706" table:style-name="ce2">
            <text:p>268706</text:p>
          </table:table-cell>
          <table:table-cell office:value-type="float" office:value="270002" table:style-name="ce2">
            <text:p>270002</text:p>
          </table:table-cell>
          <table:table-cell office:value-type="float" office:value="271288" table:style-name="ce2">
            <text:p>271288</text:p>
          </table:table-cell>
          <table:table-cell office:value-type="float" office:value="272714" table:style-name="ce2">
            <text:p>272714</text:p>
          </table:table-cell>
          <table:table-cell office:value-type="float" office:value="274123" table:style-name="ce2">
            <text:p>274123</text:p>
          </table:table-cell>
          <table:table-cell office:value-type="float" office:value="275243" table:style-name="ce2">
            <text:p>275243</text:p>
          </table:table-cell>
          <table:table-cell office:value-type="float" office:value="276139" table:style-name="ce2">
            <text:p>276139</text:p>
          </table:table-cell>
          <table:table-cell office:value-type="float" office:value="276938" table:style-name="ce2">
            <text:p>276938</text:p>
          </table:table-cell>
          <table:table-cell office:value-type="float" office:value="277665" table:style-name="ce2">
            <text:p>277665</text:p>
          </table:table-cell>
          <table:table-cell office:value-type="float" office:value="278348" table:style-name="ce2">
            <text:p>278348</text:p>
          </table:table-cell>
          <table:table-cell office:value-type="float" office:value="278990" table:style-name="ce2">
            <text:p>278990</text:p>
          </table:table-cell>
          <table:table-cell office:value-type="float" office:value="279598" table:style-name="ce2">
            <text:p>279598</text:p>
          </table:table-cell>
          <table:table-cell office:value-type="float" office:value="280171" table:style-name="ce2">
            <text:p>280171</text:p>
          </table:table-cell>
          <table:table-cell office:value-type="float" office:value="280711" table:style-name="ce2">
            <text:p>280711</text:p>
          </table:table-cell>
          <table:table-cell office:value-type="float" office:value="281207" table:style-name="ce2">
            <text:p>281207</text:p>
          </table:table-cell>
          <table:table-cell office:value-type="float" office:value="281698" table:style-name="ce2">
            <text:p>281698</text:p>
          </table:table-cell>
          <table:table-cell office:value-type="float" office:value="282147" table:style-name="ce2">
            <text:p>282147</text:p>
          </table:table-cell>
          <table:table-cell office:value-type="float" office:value="282318" table:style-name="ce2">
            <text:p>282318</text:p>
          </table:table-cell>
          <table:table-cell office:value-type="float" office:value="282336" table:style-name="ce2">
            <text:p>282336</text:p>
          </table:table-cell>
          <table:table-cell office:value-type="float" office:value="282467" table:style-name="ce2">
            <text:p>28246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Brunei Darussalam</text:p>
          </table:table-cell>
          <table:table-cell office:value-type="string" table:style-name="ce2">
            <text:p>BR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88347" table:style-name="ce2">
            <text:p>88347</text:p>
          </table:table-cell>
          <table:table-cell office:value-type="float" office:value="92517" table:style-name="ce2">
            <text:p>92517</text:p>
          </table:table-cell>
          <table:table-cell office:value-type="float" office:value="96719" table:style-name="ce2">
            <text:p>96719</text:p>
          </table:table-cell>
          <table:table-cell office:value-type="float" office:value="101159" table:style-name="ce2">
            <text:p>101159</text:p>
          </table:table-cell>
          <table:table-cell office:value-type="float" office:value="105922" table:style-name="ce2">
            <text:p>105922</text:p>
          </table:table-cell>
          <table:table-cell office:value-type="float" office:value="110838" table:style-name="ce2">
            <text:p>110838</text:p>
          </table:table-cell>
          <table:table-cell office:value-type="float" office:value="115874" table:style-name="ce2">
            <text:p>115874</text:p>
          </table:table-cell>
          <table:table-cell office:value-type="float" office:value="121017" table:style-name="ce2">
            <text:p>121017</text:p>
          </table:table-cell>
          <table:table-cell office:value-type="float" office:value="126222" table:style-name="ce2">
            <text:p>126222</text:p>
          </table:table-cell>
          <table:table-cell office:value-type="float" office:value="131446" table:style-name="ce2">
            <text:p>131446</text:p>
          </table:table-cell>
          <table:table-cell office:value-type="float" office:value="135138" table:style-name="ce2">
            <text:p>135138</text:p>
          </table:table-cell>
          <table:table-cell office:value-type="float" office:value="137921" table:style-name="ce2">
            <text:p>137921</text:p>
          </table:table-cell>
          <table:table-cell office:value-type="float" office:value="142189" table:style-name="ce2">
            <text:p>142189</text:p>
          </table:table-cell>
          <table:table-cell office:value-type="float" office:value="147369" table:style-name="ce2">
            <text:p>147369</text:p>
          </table:table-cell>
          <table:table-cell office:value-type="float" office:value="152656" table:style-name="ce2">
            <text:p>152656</text:p>
          </table:table-cell>
          <table:table-cell office:value-type="float" office:value="158070" table:style-name="ce2">
            <text:p>158070</text:p>
          </table:table-cell>
          <table:table-cell office:value-type="float" office:value="163607" table:style-name="ce2">
            <text:p>163607</text:p>
          </table:table-cell>
          <table:table-cell office:value-type="float" office:value="169277" table:style-name="ce2">
            <text:p>169277</text:p>
          </table:table-cell>
          <table:table-cell office:value-type="float" office:value="174884" table:style-name="ce2">
            <text:p>174884</text:p>
          </table:table-cell>
          <table:table-cell office:value-type="float" office:value="180422" table:style-name="ce2">
            <text:p>180422</text:p>
          </table:table-cell>
          <table:table-cell office:value-type="float" office:value="186111" table:style-name="ce2">
            <text:p>186111</text:p>
          </table:table-cell>
          <table:table-cell office:value-type="float" office:value="191977" table:style-name="ce2">
            <text:p>191977</text:p>
          </table:table-cell>
          <table:table-cell office:value-type="float" office:value="198165" table:style-name="ce2">
            <text:p>198165</text:p>
          </table:table-cell>
          <table:table-cell office:value-type="float" office:value="204741" table:style-name="ce2">
            <text:p>204741</text:p>
          </table:table-cell>
          <table:table-cell office:value-type="float" office:value="211661" table:style-name="ce2">
            <text:p>211661</text:p>
          </table:table-cell>
          <table:table-cell office:value-type="float" office:value="218919" table:style-name="ce2">
            <text:p>218919</text:p>
          </table:table-cell>
          <table:table-cell office:value-type="float" office:value="226495" table:style-name="ce2">
            <text:p>226495</text:p>
          </table:table-cell>
          <table:table-cell office:value-type="float" office:value="233860" table:style-name="ce2">
            <text:p>233860</text:p>
          </table:table-cell>
          <table:table-cell office:value-type="float" office:value="240913" table:style-name="ce2">
            <text:p>240913</text:p>
          </table:table-cell>
          <table:table-cell office:value-type="float" office:value="248064" table:style-name="ce2">
            <text:p>248064</text:p>
          </table:table-cell>
          <table:table-cell office:value-type="float" office:value="255292" table:style-name="ce2">
            <text:p>255292</text:p>
          </table:table-cell>
          <table:table-cell office:value-type="float" office:value="262596" table:style-name="ce2">
            <text:p>262596</text:p>
          </table:table-cell>
          <table:table-cell office:value-type="float" office:value="269839" table:style-name="ce2">
            <text:p>269839</text:p>
          </table:table-cell>
          <table:table-cell office:value-type="float" office:value="276971" table:style-name="ce2">
            <text:p>276971</text:p>
          </table:table-cell>
          <table:table-cell office:value-type="float" office:value="284091" table:style-name="ce2">
            <text:p>284091</text:p>
          </table:table-cell>
          <table:table-cell office:value-type="float" office:value="291195" table:style-name="ce2">
            <text:p>291195</text:p>
          </table:table-cell>
          <table:table-cell office:value-type="float" office:value="298276" table:style-name="ce2">
            <text:p>298276</text:p>
          </table:table-cell>
          <table:table-cell office:value-type="float" office:value="305341" table:style-name="ce2">
            <text:p>305341</text:p>
          </table:table-cell>
          <table:table-cell office:value-type="float" office:value="312385" table:style-name="ce2">
            <text:p>312385</text:p>
          </table:table-cell>
          <table:table-cell office:value-type="float" office:value="319411" table:style-name="ce2">
            <text:p>319411</text:p>
          </table:table-cell>
          <table:table-cell office:value-type="float" office:value="326424" table:style-name="ce2">
            <text:p>326424</text:p>
          </table:table-cell>
          <table:table-cell office:value-type="float" office:value="333345" table:style-name="ce2">
            <text:p>333345</text:p>
          </table:table-cell>
          <table:table-cell office:value-type="float" office:value="340099" table:style-name="ce2">
            <text:p>340099</text:p>
          </table:table-cell>
          <table:table-cell office:value-type="float" office:value="346637" table:style-name="ce2">
            <text:p>346637</text:p>
          </table:table-cell>
          <table:table-cell office:value-type="float" office:value="352911" table:style-name="ce2">
            <text:p>352911</text:p>
          </table:table-cell>
          <table:table-cell office:value-type="float" office:value="358916" table:style-name="ce2">
            <text:p>358916</text:p>
          </table:table-cell>
          <table:table-cell office:value-type="float" office:value="364663" table:style-name="ce2">
            <text:p>364663</text:p>
          </table:table-cell>
          <table:table-cell office:value-type="float" office:value="370873" table:style-name="ce2">
            <text:p>370873</text:p>
          </table:table-cell>
          <table:table-cell office:value-type="float" office:value="377793" table:style-name="ce2">
            <text:p>377793</text:p>
          </table:table-cell>
          <table:table-cell office:value-type="float" office:value="384952" table:style-name="ce2">
            <text:p>384952</text:p>
          </table:table-cell>
          <table:table-cell office:value-type="float" office:value="392332" table:style-name="ce2">
            <text:p>392332</text:p>
          </table:table-cell>
          <table:table-cell office:value-type="float" office:value="399389" table:style-name="ce2">
            <text:p>399389</text:p>
          </table:table-cell>
          <table:table-cell office:value-type="float" office:value="405557" table:style-name="ce2">
            <text:p>405557</text:p>
          </table:table-cell>
          <table:table-cell office:value-type="float" office:value="411202" table:style-name="ce2">
            <text:p>411202</text:p>
          </table:table-cell>
          <table:table-cell office:value-type="float" office:value="416750" table:style-name="ce2">
            <text:p>416750</text:p>
          </table:table-cell>
          <table:table-cell office:value-type="float" office:value="422212" table:style-name="ce2">
            <text:p>422212</text:p>
          </table:table-cell>
          <table:table-cell office:value-type="float" office:value="427564" table:style-name="ce2">
            <text:p>427564</text:p>
          </table:table-cell>
          <table:table-cell office:value-type="float" office:value="432772" table:style-name="ce2">
            <text:p>432772</text:p>
          </table:table-cell>
          <table:table-cell office:value-type="float" office:value="437810" table:style-name="ce2">
            <text:p>437810</text:p>
          </table:table-cell>
          <table:table-cell office:value-type="float" office:value="442680" table:style-name="ce2">
            <text:p>442680</text:p>
          </table:table-cell>
          <table:table-cell office:value-type="float" office:value="447404" table:style-name="ce2">
            <text:p>447404</text:p>
          </table:table-cell>
          <table:table-cell office:value-type="float" office:value="451721" table:style-name="ce2">
            <text:p>451721</text:p>
          </table:table-cell>
          <table:table-cell office:value-type="float" office:value="455370" table:style-name="ce2">
            <text:p>455370</text:p>
          </table:table-cell>
          <table:table-cell office:value-type="float" office:value="458949" table:style-name="ce2">
            <text:p>458949</text:p>
          </table:table-cell>
          <table:table-cell office:value-type="float" office:value="462721" table:style-name="ce2">
            <text:p>46272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Bhutan</text:p>
          </table:table-cell>
          <table:table-cell office:value-type="string" table:style-name="ce2">
            <text:p>BT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24084" table:style-name="ce2">
            <text:p>224084</text:p>
          </table:table-cell>
          <table:table-cell office:value-type="float" office:value="230602" table:style-name="ce2">
            <text:p>230602</text:p>
          </table:table-cell>
          <table:table-cell office:value-type="float" office:value="237636" table:style-name="ce2">
            <text:p>237636</text:p>
          </table:table-cell>
          <table:table-cell office:value-type="float" office:value="245156" table:style-name="ce2">
            <text:p>245156</text:p>
          </table:table-cell>
          <table:table-cell office:value-type="float" office:value="252987" table:style-name="ce2">
            <text:p>252987</text:p>
          </table:table-cell>
          <table:table-cell office:value-type="float" office:value="261200" table:style-name="ce2">
            <text:p>261200</text:p>
          </table:table-cell>
          <table:table-cell office:value-type="float" office:value="269820" table:style-name="ce2">
            <text:p>269820</text:p>
          </table:table-cell>
          <table:table-cell office:value-type="float" office:value="278852" table:style-name="ce2">
            <text:p>278852</text:p>
          </table:table-cell>
          <table:table-cell office:value-type="float" office:value="288311" table:style-name="ce2">
            <text:p>288311</text:p>
          </table:table-cell>
          <table:table-cell office:value-type="float" office:value="298214" table:style-name="ce2">
            <text:p>298214</text:p>
          </table:table-cell>
          <table:table-cell office:value-type="float" office:value="308528" table:style-name="ce2">
            <text:p>308528</text:p>
          </table:table-cell>
          <table:table-cell office:value-type="float" office:value="319211" table:style-name="ce2">
            <text:p>319211</text:p>
          </table:table-cell>
          <table:table-cell office:value-type="float" office:value="330264" table:style-name="ce2">
            <text:p>330264</text:p>
          </table:table-cell>
          <table:table-cell office:value-type="float" office:value="341705" table:style-name="ce2">
            <text:p>341705</text:p>
          </table:table-cell>
          <table:table-cell office:value-type="float" office:value="353538" table:style-name="ce2">
            <text:p>353538</text:p>
          </table:table-cell>
          <table:table-cell office:value-type="float" office:value="365791" table:style-name="ce2">
            <text:p>365791</text:p>
          </table:table-cell>
          <table:table-cell office:value-type="float" office:value="378490" table:style-name="ce2">
            <text:p>378490</text:p>
          </table:table-cell>
          <table:table-cell office:value-type="float" office:value="391639" table:style-name="ce2">
            <text:p>391639</text:p>
          </table:table-cell>
          <table:table-cell office:value-type="float" office:value="405243" table:style-name="ce2">
            <text:p>405243</text:p>
          </table:table-cell>
          <table:table-cell office:value-type="float" office:value="419200" table:style-name="ce2">
            <text:p>419200</text:p>
          </table:table-cell>
          <table:table-cell office:value-type="float" office:value="433404" table:style-name="ce2">
            <text:p>433404</text:p>
          </table:table-cell>
          <table:table-cell office:value-type="float" office:value="447836" table:style-name="ce2">
            <text:p>447836</text:p>
          </table:table-cell>
          <table:table-cell office:value-type="float" office:value="462485" table:style-name="ce2">
            <text:p>462485</text:p>
          </table:table-cell>
          <table:table-cell office:value-type="float" office:value="477460" table:style-name="ce2">
            <text:p>477460</text:p>
          </table:table-cell>
          <table:table-cell office:value-type="float" office:value="492784" table:style-name="ce2">
            <text:p>492784</text:p>
          </table:table-cell>
          <table:table-cell office:value-type="float" office:value="508392" table:style-name="ce2">
            <text:p>508392</text:p>
          </table:table-cell>
          <table:table-cell office:value-type="float" office:value="524324" table:style-name="ce2">
            <text:p>524324</text:p>
          </table:table-cell>
          <table:table-cell office:value-type="float" office:value="540557" table:style-name="ce2">
            <text:p>540557</text:p>
          </table:table-cell>
          <table:table-cell office:value-type="float" office:value="556986" table:style-name="ce2">
            <text:p>556986</text:p>
          </table:table-cell>
          <table:table-cell office:value-type="float" office:value="573586" table:style-name="ce2">
            <text:p>573586</text:p>
          </table:table-cell>
          <table:table-cell office:value-type="float" office:value="589287" table:style-name="ce2">
            <text:p>589287</text:p>
          </table:table-cell>
          <table:table-cell office:value-type="float" office:value="599784" table:style-name="ce2">
            <text:p>599784</text:p>
          </table:table-cell>
          <table:table-cell office:value-type="float" office:value="577774" table:style-name="ce2">
            <text:p>577774</text:p>
          </table:table-cell>
          <table:table-cell office:value-type="float" office:value="554673" table:style-name="ce2">
            <text:p>554673</text:p>
          </table:table-cell>
          <table:table-cell office:value-type="float" office:value="554497" table:style-name="ce2">
            <text:p>554497</text:p>
          </table:table-cell>
          <table:table-cell office:value-type="float" office:value="547989" table:style-name="ce2">
            <text:p>547989</text:p>
          </table:table-cell>
          <table:table-cell office:value-type="float" office:value="548784" table:style-name="ce2">
            <text:p>548784</text:p>
          </table:table-cell>
          <table:table-cell office:value-type="float" office:value="558697" table:style-name="ce2">
            <text:p>558697</text:p>
          </table:table-cell>
          <table:table-cell office:value-type="float" office:value="569435" table:style-name="ce2">
            <text:p>569435</text:p>
          </table:table-cell>
          <table:table-cell office:value-type="float" office:value="582579" table:style-name="ce2">
            <text:p>582579</text:p>
          </table:table-cell>
          <table:table-cell office:value-type="float" office:value="596863" table:style-name="ce2">
            <text:p>596863</text:p>
          </table:table-cell>
          <table:table-cell office:value-type="float" office:value="610794" table:style-name="ce2">
            <text:p>610794</text:p>
          </table:table-cell>
          <table:table-cell office:value-type="float" office:value="624409" table:style-name="ce2">
            <text:p>624409</text:p>
          </table:table-cell>
          <table:table-cell office:value-type="float" office:value="637663" table:style-name="ce2">
            <text:p>637663</text:p>
          </table:table-cell>
          <table:table-cell office:value-type="float" office:value="650544" table:style-name="ce2">
            <text:p>650544</text:p>
          </table:table-cell>
          <table:table-cell office:value-type="float" office:value="661865" table:style-name="ce2">
            <text:p>661865</text:p>
          </table:table-cell>
          <table:table-cell office:value-type="float" office:value="670799" table:style-name="ce2">
            <text:p>670799</text:p>
          </table:table-cell>
          <table:table-cell office:value-type="float" office:value="678641" table:style-name="ce2">
            <text:p>678641</text:p>
          </table:table-cell>
          <table:table-cell office:value-type="float" office:value="686351" table:style-name="ce2">
            <text:p>686351</text:p>
          </table:table-cell>
          <table:table-cell office:value-type="float" office:value="693988" table:style-name="ce2">
            <text:p>693988</text:p>
          </table:table-cell>
          <table:table-cell office:value-type="float" office:value="701632" table:style-name="ce2">
            <text:p>701632</text:p>
          </table:table-cell>
          <table:table-cell office:value-type="float" office:value="709377" table:style-name="ce2">
            <text:p>709377</text:p>
          </table:table-cell>
          <table:table-cell office:value-type="float" office:value="717279" table:style-name="ce2">
            <text:p>717279</text:p>
          </table:table-cell>
          <table:table-cell office:value-type="float" office:value="725273" table:style-name="ce2">
            <text:p>725273</text:p>
          </table:table-cell>
          <table:table-cell office:value-type="float" office:value="733139" table:style-name="ce2">
            <text:p>733139</text:p>
          </table:table-cell>
          <table:table-cell office:value-type="float" office:value="740618" table:style-name="ce2">
            <text:p>740618</text:p>
          </table:table-cell>
          <table:table-cell office:value-type="float" office:value="747866" table:style-name="ce2">
            <text:p>747866</text:p>
          </table:table-cell>
          <table:table-cell office:value-type="float" office:value="754335" table:style-name="ce2">
            <text:p>754335</text:p>
          </table:table-cell>
          <table:table-cell office:value-type="float" office:value="759759" table:style-name="ce2">
            <text:p>759759</text:p>
          </table:table-cell>
          <table:table-cell office:value-type="float" office:value="764824" table:style-name="ce2">
            <text:p>764824</text:p>
          </table:table-cell>
          <table:table-cell office:value-type="float" office:value="770006" table:style-name="ce2">
            <text:p>770006</text:p>
          </table:table-cell>
          <table:table-cell office:value-type="float" office:value="775442" table:style-name="ce2">
            <text:p>775442</text:p>
          </table:table-cell>
          <table:table-cell office:value-type="float" office:value="780914" table:style-name="ce2">
            <text:p>780914</text:p>
          </table:table-cell>
          <table:table-cell office:value-type="float" office:value="786385" table:style-name="ce2">
            <text:p>786385</text:p>
          </table:table-cell>
          <table:table-cell office:value-type="float" office:value="791524" table:style-name="ce2">
            <text:p>79152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Botswana</text:p>
          </table:table-cell>
          <table:table-cell office:value-type="string" table:style-name="ce2">
            <text:p>BW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16165" table:style-name="ce2">
            <text:p>516165</text:p>
          </table:table-cell>
          <table:table-cell office:value-type="float" office:value="527942" table:style-name="ce2">
            <text:p>527942</text:p>
          </table:table-cell>
          <table:table-cell office:value-type="float" office:value="540186" table:style-name="ce2">
            <text:p>540186</text:p>
          </table:table-cell>
          <table:table-cell office:value-type="float" office:value="552966" table:style-name="ce2">
            <text:p>552966</text:p>
          </table:table-cell>
          <table:table-cell office:value-type="float" office:value="566266" table:style-name="ce2">
            <text:p>566266</text:p>
          </table:table-cell>
          <table:table-cell office:value-type="float" office:value="574664" table:style-name="ce2">
            <text:p>574664</text:p>
          </table:table-cell>
          <table:table-cell office:value-type="float" office:value="577866" table:style-name="ce2">
            <text:p>577866</text:p>
          </table:table-cell>
          <table:table-cell office:value-type="float" office:value="580933" table:style-name="ce2">
            <text:p>580933</text:p>
          </table:table-cell>
          <table:table-cell office:value-type="float" office:value="583966" table:style-name="ce2">
            <text:p>583966</text:p>
          </table:table-cell>
          <table:table-cell office:value-type="float" office:value="587066" table:style-name="ce2">
            <text:p>587066</text:p>
          </table:table-cell>
          <table:table-cell office:value-type="float" office:value="590334" table:style-name="ce2">
            <text:p>590334</text:p>
          </table:table-cell>
          <table:table-cell office:value-type="float" office:value="600481" table:style-name="ce2">
            <text:p>600481</text:p>
          </table:table-cell>
          <table:table-cell office:value-type="float" office:value="622407" table:style-name="ce2">
            <text:p>622407</text:p>
          </table:table-cell>
          <table:table-cell office:value-type="float" office:value="652408" table:style-name="ce2">
            <text:p>652408</text:p>
          </table:table-cell>
          <table:table-cell office:value-type="float" office:value="685448" table:style-name="ce2">
            <text:p>685448</text:p>
          </table:table-cell>
          <table:table-cell office:value-type="float" office:value="720380" table:style-name="ce2">
            <text:p>720380</text:p>
          </table:table-cell>
          <table:table-cell office:value-type="float" office:value="758508" table:style-name="ce2">
            <text:p>758508</text:p>
          </table:table-cell>
          <table:table-cell office:value-type="float" office:value="799574" table:style-name="ce2">
            <text:p>799574</text:p>
          </table:table-cell>
          <table:table-cell office:value-type="float" office:value="849239" table:style-name="ce2">
            <text:p>849239</text:p>
          </table:table-cell>
          <table:table-cell office:value-type="float" office:value="901742" table:style-name="ce2">
            <text:p>901742</text:p>
          </table:table-cell>
          <table:table-cell office:value-type="float" office:value="937485" table:style-name="ce2">
            <text:p>937485</text:p>
          </table:table-cell>
          <table:table-cell office:value-type="float" office:value="969996" table:style-name="ce2">
            <text:p>969996</text:p>
          </table:table-cell>
          <table:table-cell office:value-type="float" office:value="1009269" table:style-name="ce2">
            <text:p>1009269</text:p>
          </table:table-cell>
          <table:table-cell office:value-type="float" office:value="1046137" table:style-name="ce2">
            <text:p>1046137</text:p>
          </table:table-cell>
          <table:table-cell office:value-type="float" office:value="1083660" table:style-name="ce2">
            <text:p>1083660</text:p>
          </table:table-cell>
          <table:table-cell office:value-type="float" office:value="1121945" table:style-name="ce2">
            <text:p>1121945</text:p>
          </table:table-cell>
          <table:table-cell office:value-type="float" office:value="1160650" table:style-name="ce2">
            <text:p>1160650</text:p>
          </table:table-cell>
          <table:table-cell office:value-type="float" office:value="1199167" table:style-name="ce2">
            <text:p>1199167</text:p>
          </table:table-cell>
          <table:table-cell office:value-type="float" office:value="1235476" table:style-name="ce2">
            <text:p>1235476</text:p>
          </table:table-cell>
          <table:table-cell office:value-type="float" office:value="1270274" table:style-name="ce2">
            <text:p>1270274</text:p>
          </table:table-cell>
          <table:table-cell office:value-type="float" office:value="1305696" table:style-name="ce2">
            <text:p>1305696</text:p>
          </table:table-cell>
          <table:table-cell office:value-type="float" office:value="1341756" table:style-name="ce2">
            <text:p>1341756</text:p>
          </table:table-cell>
          <table:table-cell office:value-type="float" office:value="1380033" table:style-name="ce2">
            <text:p>1380033</text:p>
          </table:table-cell>
          <table:table-cell office:value-type="float" office:value="1420115" table:style-name="ce2">
            <text:p>1420115</text:p>
          </table:table-cell>
          <table:table-cell office:value-type="float" office:value="1460023" table:style-name="ce2">
            <text:p>1460023</text:p>
          </table:table-cell>
          <table:table-cell office:value-type="float" office:value="1498836" table:style-name="ce2">
            <text:p>1498836</text:p>
          </table:table-cell>
          <table:table-cell office:value-type="float" office:value="1535914" table:style-name="ce2">
            <text:p>1535914</text:p>
          </table:table-cell>
          <table:table-cell office:value-type="float" office:value="1571691" table:style-name="ce2">
            <text:p>1571691</text:p>
          </table:table-cell>
          <table:table-cell office:value-type="float" office:value="1606899" table:style-name="ce2">
            <text:p>1606899</text:p>
          </table:table-cell>
          <table:table-cell office:value-type="float" office:value="1641997" table:style-name="ce2">
            <text:p>1641997</text:p>
          </table:table-cell>
          <table:table-cell office:value-type="float" office:value="1677382" table:style-name="ce2">
            <text:p>1677382</text:p>
          </table:table-cell>
          <table:table-cell office:value-type="float" office:value="1712254" table:style-name="ce2">
            <text:p>1712254</text:p>
          </table:table-cell>
          <table:table-cell office:value-type="float" office:value="1744763" table:style-name="ce2">
            <text:p>1744763</text:p>
          </table:table-cell>
          <table:table-cell office:value-type="float" office:value="1775736" table:style-name="ce2">
            <text:p>1775736</text:p>
          </table:table-cell>
          <table:table-cell office:value-type="float" office:value="1807146" table:style-name="ce2">
            <text:p>1807146</text:p>
          </table:table-cell>
          <table:table-cell office:value-type="float" office:value="1839877" table:style-name="ce2">
            <text:p>1839877</text:p>
          </table:table-cell>
          <table:table-cell office:value-type="float" office:value="1874516" table:style-name="ce2">
            <text:p>1874516</text:p>
          </table:table-cell>
          <table:table-cell office:value-type="float" office:value="1911201" table:style-name="ce2">
            <text:p>1911201</text:p>
          </table:table-cell>
          <table:table-cell office:value-type="float" office:value="1949970" table:style-name="ce2">
            <text:p>1949970</text:p>
          </table:table-cell>
          <table:table-cell office:value-type="float" office:value="1990673" table:style-name="ce2">
            <text:p>1990673</text:p>
          </table:table-cell>
          <table:table-cell office:value-type="float" office:value="2033111" table:style-name="ce2">
            <text:p>2033111</text:p>
          </table:table-cell>
          <table:table-cell office:value-type="float" office:value="2073535" table:style-name="ce2">
            <text:p>2073535</text:p>
          </table:table-cell>
          <table:table-cell office:value-type="float" office:value="2108617" table:style-name="ce2">
            <text:p>2108617</text:p>
          </table:table-cell>
          <table:table-cell office:value-type="float" office:value="2140682" table:style-name="ce2">
            <text:p>2140682</text:p>
          </table:table-cell>
          <table:table-cell office:value-type="float" office:value="2172044" table:style-name="ce2">
            <text:p>2172044</text:p>
          </table:table-cell>
          <table:table-cell office:value-type="float" office:value="2203273" table:style-name="ce2">
            <text:p>2203273</text:p>
          </table:table-cell>
          <table:table-cell office:value-type="float" office:value="2234776" table:style-name="ce2">
            <text:p>2234776</text:p>
          </table:table-cell>
          <table:table-cell office:value-type="float" office:value="2266747" table:style-name="ce2">
            <text:p>2266747</text:p>
          </table:table-cell>
          <table:table-cell office:value-type="float" office:value="2299141" table:style-name="ce2">
            <text:p>2299141</text:p>
          </table:table-cell>
          <table:table-cell office:value-type="float" office:value="2332083" table:style-name="ce2">
            <text:p>2332083</text:p>
          </table:table-cell>
          <table:table-cell office:value-type="float" office:value="2365894" table:style-name="ce2">
            <text:p>2365894</text:p>
          </table:table-cell>
          <table:table-cell office:value-type="float" office:value="2401441" table:style-name="ce2">
            <text:p>2401441</text:p>
          </table:table-cell>
          <table:table-cell office:value-type="float" office:value="2439892" table:style-name="ce2">
            <text:p>2439892</text:p>
          </table:table-cell>
          <table:table-cell office:value-type="float" office:value="2480244" table:style-name="ce2">
            <text:p>2480244</text:p>
          </table:table-cell>
          <table:table-cell office:value-type="float" office:value="2521139" table:style-name="ce2">
            <text:p>2521139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Central African Republic</text:p>
          </table:table-cell>
          <table:table-cell office:value-type="string" table:style-name="ce2">
            <text:p>CAF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702346" table:style-name="ce2">
            <text:p>1702346</text:p>
          </table:table-cell>
          <table:table-cell office:value-type="float" office:value="1734580" table:style-name="ce2">
            <text:p>1734580</text:p>
          </table:table-cell>
          <table:table-cell office:value-type="float" office:value="1768115" table:style-name="ce2">
            <text:p>1768115</text:p>
          </table:table-cell>
          <table:table-cell office:value-type="float" office:value="1803063" table:style-name="ce2">
            <text:p>1803063</text:p>
          </table:table-cell>
          <table:table-cell office:value-type="float" office:value="1839583" table:style-name="ce2">
            <text:p>1839583</text:p>
          </table:table-cell>
          <table:table-cell office:value-type="float" office:value="1877854" table:style-name="ce2">
            <text:p>1877854</text:p>
          </table:table-cell>
          <table:table-cell office:value-type="float" office:value="1918082" table:style-name="ce2">
            <text:p>1918082</text:p>
          </table:table-cell>
          <table:table-cell office:value-type="float" office:value="1960444" table:style-name="ce2">
            <text:p>1960444</text:p>
          </table:table-cell>
          <table:table-cell office:value-type="float" office:value="2005100" table:style-name="ce2">
            <text:p>2005100</text:p>
          </table:table-cell>
          <table:table-cell office:value-type="float" office:value="2051515" table:style-name="ce2">
            <text:p>2051515</text:p>
          </table:table-cell>
          <table:table-cell office:value-type="float" office:value="2097505" table:style-name="ce2">
            <text:p>2097505</text:p>
          </table:table-cell>
          <table:table-cell office:value-type="float" office:value="2141450" table:style-name="ce2">
            <text:p>2141450</text:p>
          </table:table-cell>
          <table:table-cell office:value-type="float" office:value="2183769" table:style-name="ce2">
            <text:p>2183769</text:p>
          </table:table-cell>
          <table:table-cell office:value-type="float" office:value="2226008" table:style-name="ce2">
            <text:p>2226008</text:p>
          </table:table-cell>
          <table:table-cell office:value-type="float" office:value="2269338" table:style-name="ce2">
            <text:p>2269338</text:p>
          </table:table-cell>
          <table:table-cell office:value-type="float" office:value="2313916" table:style-name="ce2">
            <text:p>2313916</text:p>
          </table:table-cell>
          <table:table-cell office:value-type="float" office:value="2348566" table:style-name="ce2">
            <text:p>2348566</text:p>
          </table:table-cell>
          <table:table-cell office:value-type="float" office:value="2372930" table:style-name="ce2">
            <text:p>2372930</text:p>
          </table:table-cell>
          <table:table-cell office:value-type="float" office:value="2397961" table:style-name="ce2">
            <text:p>2397961</text:p>
          </table:table-cell>
          <table:table-cell office:value-type="float" office:value="2423794" table:style-name="ce2">
            <text:p>2423794</text:p>
          </table:table-cell>
          <table:table-cell office:value-type="float" office:value="2450535" table:style-name="ce2">
            <text:p>2450535</text:p>
          </table:table-cell>
          <table:table-cell office:value-type="float" office:value="2478402" table:style-name="ce2">
            <text:p>2478402</text:p>
          </table:table-cell>
          <table:table-cell office:value-type="float" office:value="2507375" table:style-name="ce2">
            <text:p>2507375</text:p>
          </table:table-cell>
          <table:table-cell office:value-type="float" office:value="2537399" table:style-name="ce2">
            <text:p>2537399</text:p>
          </table:table-cell>
          <table:table-cell office:value-type="float" office:value="2568610" table:style-name="ce2">
            <text:p>2568610</text:p>
          </table:table-cell>
          <table:table-cell office:value-type="float" office:value="2600932" table:style-name="ce2">
            <text:p>2600932</text:p>
          </table:table-cell>
          <table:table-cell office:value-type="float" office:value="2634258" table:style-name="ce2">
            <text:p>2634258</text:p>
          </table:table-cell>
          <table:table-cell office:value-type="float" office:value="2669155" table:style-name="ce2">
            <text:p>2669155</text:p>
          </table:table-cell>
          <table:table-cell office:value-type="float" office:value="2713965" table:style-name="ce2">
            <text:p>2713965</text:p>
          </table:table-cell>
          <table:table-cell office:value-type="float" office:value="2783970" table:style-name="ce2">
            <text:p>2783970</text:p>
          </table:table-cell>
          <table:table-cell office:value-type="float" office:value="2871910" table:style-name="ce2">
            <text:p>2871910</text:p>
          </table:table-cell>
          <table:table-cell office:value-type="float" office:value="2963191" table:style-name="ce2">
            <text:p>2963191</text:p>
          </table:table-cell>
          <table:table-cell office:value-type="float" office:value="3058831" table:style-name="ce2">
            <text:p>3058831</text:p>
          </table:table-cell>
          <table:table-cell office:value-type="float" office:value="3157839" table:style-name="ce2">
            <text:p>3157839</text:p>
          </table:table-cell>
          <table:table-cell office:value-type="float" office:value="3257954" table:style-name="ce2">
            <text:p>3257954</text:p>
          </table:table-cell>
          <table:table-cell office:value-type="float" office:value="3348052" table:style-name="ce2">
            <text:p>3348052</text:p>
          </table:table-cell>
          <table:table-cell office:value-type="float" office:value="3435965" table:style-name="ce2">
            <text:p>3435965</text:p>
          </table:table-cell>
          <table:table-cell office:value-type="float" office:value="3531700" table:style-name="ce2">
            <text:p>3531700</text:p>
          </table:table-cell>
          <table:table-cell office:value-type="float" office:value="3628827" table:style-name="ce2">
            <text:p>3628827</text:p>
          </table:table-cell>
          <table:table-cell office:value-type="float" office:value="3729450" table:style-name="ce2">
            <text:p>3729450</text:p>
          </table:table-cell>
          <table:table-cell office:value-type="float" office:value="3833416" table:style-name="ce2">
            <text:p>3833416</text:p>
          </table:table-cell>
          <table:table-cell office:value-type="float" office:value="3919487" table:style-name="ce2">
            <text:p>3919487</text:p>
          </table:table-cell>
          <table:table-cell office:value-type="float" office:value="4006077" table:style-name="ce2">
            <text:p>4006077</text:p>
          </table:table-cell>
          <table:table-cell office:value-type="float" office:value="4103086" table:style-name="ce2">
            <text:p>4103086</text:p>
          </table:table-cell>
          <table:table-cell office:value-type="float" office:value="4192826" table:style-name="ce2">
            <text:p>4192826</text:p>
          </table:table-cell>
          <table:table-cell office:value-type="float" office:value="4288810" table:style-name="ce2">
            <text:p>4288810</text:p>
          </table:table-cell>
          <table:table-cell office:value-type="float" office:value="4377579" table:style-name="ce2">
            <text:p>4377579</text:p>
          </table:table-cell>
          <table:table-cell office:value-type="float" office:value="4462770" table:style-name="ce2">
            <text:p>4462770</text:p>
          </table:table-cell>
          <table:table-cell office:value-type="float" office:value="4558984" table:style-name="ce2">
            <text:p>4558984</text:p>
          </table:table-cell>
          <table:table-cell office:value-type="float" office:value="4529047" table:style-name="ce2">
            <text:p>4529047</text:p>
          </table:table-cell>
          <table:table-cell office:value-type="float" office:value="4492995" table:style-name="ce2">
            <text:p>4492995</text:p>
          </table:table-cell>
          <table:table-cell office:value-type="float" office:value="4565021" table:style-name="ce2">
            <text:p>4565021</text:p>
          </table:table-cell>
          <table:table-cell office:value-type="float" office:value="4610848" table:style-name="ce2">
            <text:p>4610848</text:p>
          </table:table-cell>
          <table:table-cell office:value-type="float" office:value="4642419" table:style-name="ce2">
            <text:p>4642419</text:p>
          </table:table-cell>
          <table:table-cell office:value-type="float" office:value="4623182" table:style-name="ce2">
            <text:p>4623182</text:p>
          </table:table-cell>
          <table:table-cell office:value-type="float" office:value="4629320" table:style-name="ce2">
            <text:p>4629320</text:p>
          </table:table-cell>
          <table:table-cell office:value-type="float" office:value="4713663" table:style-name="ce2">
            <text:p>4713663</text:p>
          </table:table-cell>
          <table:table-cell office:value-type="float" office:value="4793511" table:style-name="ce2">
            <text:p>4793511</text:p>
          </table:table-cell>
          <table:table-cell office:value-type="float" office:value="4878657" table:style-name="ce2">
            <text:p>4878657</text:p>
          </table:table-cell>
          <table:table-cell office:value-type="float" office:value="4944703" table:style-name="ce2">
            <text:p>4944703</text:p>
          </table:table-cell>
          <table:table-cell office:value-type="float" office:value="5026628" table:style-name="ce2">
            <text:p>5026628</text:p>
          </table:table-cell>
          <table:table-cell office:value-type="float" office:value="5112100" table:style-name="ce2">
            <text:p>5112100</text:p>
          </table:table-cell>
          <table:table-cell office:value-type="float" office:value="5098039" table:style-name="ce2">
            <text:p>5098039</text:p>
          </table:table-cell>
          <table:table-cell office:value-type="float" office:value="5152421" table:style-name="ce2">
            <text:p>5152421</text:p>
          </table:table-cell>
          <table:table-cell office:value-type="float" office:value="5330690" table:style-name="ce2">
            <text:p>533069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Canada</text:p>
          </table:table-cell>
          <table:table-cell office:value-type="string" table:style-name="ce2">
            <text:p>CA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7909356" table:style-name="ce2">
            <text:p>17909356</text:p>
          </table:table-cell>
          <table:table-cell office:value-type="float" office:value="18271000" table:style-name="ce2">
            <text:p>18271000</text:p>
          </table:table-cell>
          <table:table-cell office:value-type="float" office:value="18614000" table:style-name="ce2">
            <text:p>18614000</text:p>
          </table:table-cell>
          <table:table-cell office:value-type="float" office:value="18964000" table:style-name="ce2">
            <text:p>18964000</text:p>
          </table:table-cell>
          <table:table-cell office:value-type="float" office:value="19325000" table:style-name="ce2">
            <text:p>19325000</text:p>
          </table:table-cell>
          <table:table-cell office:value-type="float" office:value="19678000" table:style-name="ce2">
            <text:p>19678000</text:p>
          </table:table-cell>
          <table:table-cell office:value-type="float" office:value="20048000" table:style-name="ce2">
            <text:p>20048000</text:p>
          </table:table-cell>
          <table:table-cell office:value-type="float" office:value="20412000" table:style-name="ce2">
            <text:p>20412000</text:p>
          </table:table-cell>
          <table:table-cell office:value-type="float" office:value="20744000" table:style-name="ce2">
            <text:p>20744000</text:p>
          </table:table-cell>
          <table:table-cell office:value-type="float" office:value="21028000" table:style-name="ce2">
            <text:p>21028000</text:p>
          </table:table-cell>
          <table:table-cell office:value-type="float" office:value="21324000" table:style-name="ce2">
            <text:p>21324000</text:p>
          </table:table-cell>
          <table:table-cell office:value-type="float" office:value="21962032" table:style-name="ce2">
            <text:p>21962032</text:p>
          </table:table-cell>
          <table:table-cell office:value-type="float" office:value="22218463" table:style-name="ce2">
            <text:p>22218463</text:p>
          </table:table-cell>
          <table:table-cell office:value-type="float" office:value="22491777" table:style-name="ce2">
            <text:p>22491777</text:p>
          </table:table-cell>
          <table:table-cell office:value-type="float" office:value="22807969" table:style-name="ce2">
            <text:p>22807969</text:p>
          </table:table-cell>
          <table:table-cell office:value-type="float" office:value="23143275" table:style-name="ce2">
            <text:p>23143275</text:p>
          </table:table-cell>
          <table:table-cell office:value-type="float" office:value="23449808" table:style-name="ce2">
            <text:p>23449808</text:p>
          </table:table-cell>
          <table:table-cell office:value-type="float" office:value="23725843" table:style-name="ce2">
            <text:p>23725843</text:p>
          </table:table-cell>
          <table:table-cell office:value-type="float" office:value="23963203" table:style-name="ce2">
            <text:p>23963203</text:p>
          </table:table-cell>
          <table:table-cell office:value-type="float" office:value="24201544" table:style-name="ce2">
            <text:p>24201544</text:p>
          </table:table-cell>
          <table:table-cell office:value-type="float" office:value="24515667" table:style-name="ce2">
            <text:p>24515667</text:p>
          </table:table-cell>
          <table:table-cell office:value-type="float" office:value="24819915" table:style-name="ce2">
            <text:p>24819915</text:p>
          </table:table-cell>
          <table:table-cell office:value-type="float" office:value="25116942" table:style-name="ce2">
            <text:p>25116942</text:p>
          </table:table-cell>
          <table:table-cell office:value-type="float" office:value="25366451" table:style-name="ce2">
            <text:p>25366451</text:p>
          </table:table-cell>
          <table:table-cell office:value-type="float" office:value="25607053" table:style-name="ce2">
            <text:p>25607053</text:p>
          </table:table-cell>
          <table:table-cell office:value-type="float" office:value="25842116" table:style-name="ce2">
            <text:p>25842116</text:p>
          </table:table-cell>
          <table:table-cell office:value-type="float" office:value="26100278" table:style-name="ce2">
            <text:p>26100278</text:p>
          </table:table-cell>
          <table:table-cell office:value-type="float" office:value="26446601" table:style-name="ce2">
            <text:p>26446601</text:p>
          </table:table-cell>
          <table:table-cell office:value-type="float" office:value="26791747" table:style-name="ce2">
            <text:p>26791747</text:p>
          </table:table-cell>
          <table:table-cell office:value-type="float" office:value="27276781" table:style-name="ce2">
            <text:p>27276781</text:p>
          </table:table-cell>
          <table:table-cell office:value-type="float" office:value="27691138" table:style-name="ce2">
            <text:p>27691138</text:p>
          </table:table-cell>
          <table:table-cell office:value-type="float" office:value="28037420" table:style-name="ce2">
            <text:p>28037420</text:p>
          </table:table-cell>
          <table:table-cell office:value-type="float" office:value="28371264" table:style-name="ce2">
            <text:p>28371264</text:p>
          </table:table-cell>
          <table:table-cell office:value-type="float" office:value="28684764" table:style-name="ce2">
            <text:p>28684764</text:p>
          </table:table-cell>
          <table:table-cell office:value-type="float" office:value="29000663" table:style-name="ce2">
            <text:p>29000663</text:p>
          </table:table-cell>
          <table:table-cell office:value-type="float" office:value="29302311" table:style-name="ce2">
            <text:p>29302311</text:p>
          </table:table-cell>
          <table:table-cell office:value-type="float" office:value="29610218" table:style-name="ce2">
            <text:p>29610218</text:p>
          </table:table-cell>
          <table:table-cell office:value-type="float" office:value="29905948" table:style-name="ce2">
            <text:p>29905948</text:p>
          </table:table-cell>
          <table:table-cell office:value-type="float" office:value="30155173" table:style-name="ce2">
            <text:p>30155173</text:p>
          </table:table-cell>
          <table:table-cell office:value-type="float" office:value="30401286" table:style-name="ce2">
            <text:p>30401286</text:p>
          </table:table-cell>
          <table:table-cell office:value-type="float" office:value="30685730" table:style-name="ce2">
            <text:p>30685730</text:p>
          </table:table-cell>
          <table:table-cell office:value-type="float" office:value="31020855" table:style-name="ce2">
            <text:p>31020855</text:p>
          </table:table-cell>
          <table:table-cell office:value-type="float" office:value="31359199" table:style-name="ce2">
            <text:p>31359199</text:p>
          </table:table-cell>
          <table:table-cell office:value-type="float" office:value="31642461" table:style-name="ce2">
            <text:p>31642461</text:p>
          </table:table-cell>
          <table:table-cell office:value-type="float" office:value="31938807" table:style-name="ce2">
            <text:p>31938807</text:p>
          </table:table-cell>
          <table:table-cell office:value-type="float" office:value="32242732" table:style-name="ce2">
            <text:p>32242732</text:p>
          </table:table-cell>
          <table:table-cell office:value-type="float" office:value="32571193" table:style-name="ce2">
            <text:p>32571193</text:p>
          </table:table-cell>
          <table:table-cell office:value-type="float" office:value="32888886" table:style-name="ce2">
            <text:p>32888886</text:p>
          </table:table-cell>
          <table:table-cell office:value-type="float" office:value="33247298" table:style-name="ce2">
            <text:p>33247298</text:p>
          </table:table-cell>
          <table:table-cell office:value-type="float" office:value="33630069" table:style-name="ce2">
            <text:p>33630069</text:p>
          </table:table-cell>
          <table:table-cell office:value-type="float" office:value="34005902" table:style-name="ce2">
            <text:p>34005902</text:p>
          </table:table-cell>
          <table:table-cell office:value-type="float" office:value="34339221" table:style-name="ce2">
            <text:p>34339221</text:p>
          </table:table-cell>
          <table:table-cell office:value-type="float" office:value="34713395" table:style-name="ce2">
            <text:p>34713395</text:p>
          </table:table-cell>
          <table:table-cell office:value-type="float" office:value="35080992" table:style-name="ce2">
            <text:p>35080992</text:p>
          </table:table-cell>
          <table:table-cell office:value-type="float" office:value="35434066" table:style-name="ce2">
            <text:p>35434066</text:p>
          </table:table-cell>
          <table:table-cell office:value-type="float" office:value="35704498" table:style-name="ce2">
            <text:p>35704498</text:p>
          </table:table-cell>
          <table:table-cell office:value-type="float" office:value="36110803" table:style-name="ce2">
            <text:p>36110803</text:p>
          </table:table-cell>
          <table:table-cell office:value-type="float" office:value="36545075" table:style-name="ce2">
            <text:p>36545075</text:p>
          </table:table-cell>
          <table:table-cell office:value-type="float" office:value="37072620" table:style-name="ce2">
            <text:p>37072620</text:p>
          </table:table-cell>
          <table:table-cell office:value-type="float" office:value="37618495" table:style-name="ce2">
            <text:p>37618495</text:p>
          </table:table-cell>
          <table:table-cell office:value-type="float" office:value="38028638" table:style-name="ce2">
            <text:p>38028638</text:p>
          </table:table-cell>
          <table:table-cell office:value-type="float" office:value="38239864" table:style-name="ce2">
            <text:p>38239864</text:p>
          </table:table-cell>
          <table:table-cell office:value-type="float" office:value="38935934" table:style-name="ce2">
            <text:p>38935934</text:p>
          </table:table-cell>
          <table:table-cell office:value-type="float" office:value="40083484" table:style-name="ce2">
            <text:p>40083484</text:p>
          </table:table-cell>
          <table:table-cell office:value-type="float" office:value="41288599" table:style-name="ce2">
            <text:p>41288599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Central Europe and the Baltics</text:p>
          </table:table-cell>
          <table:table-cell office:value-type="string" table:style-name="ce2">
            <text:p>CEB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91401309" table:style-name="ce2">
            <text:p>91401309</text:p>
          </table:table-cell>
          <table:table-cell office:value-type="float" office:value="92231375" table:style-name="ce2">
            <text:p>92231375</text:p>
          </table:table-cell>
          <table:table-cell office:value-type="float" office:value="93008589" table:style-name="ce2">
            <text:p>93008589</text:p>
          </table:table-cell>
          <table:table-cell office:value-type="float" office:value="93840016" table:style-name="ce2">
            <text:p>93840016</text:p>
          </table:table-cell>
          <table:table-cell office:value-type="float" office:value="94715795" table:style-name="ce2">
            <text:p>94715795</text:p>
          </table:table-cell>
          <table:table-cell office:value-type="float" office:value="95440988" table:style-name="ce2">
            <text:p>95440988</text:p>
          </table:table-cell>
          <table:table-cell office:value-type="float" office:value="96146336" table:style-name="ce2">
            <text:p>96146336</text:p>
          </table:table-cell>
          <table:table-cell office:value-type="float" office:value="97043270" table:style-name="ce2">
            <text:p>97043270</text:p>
          </table:table-cell>
          <table:table-cell office:value-type="float" office:value="97884022" table:style-name="ce2">
            <text:p>97884022</text:p>
          </table:table-cell>
          <table:table-cell office:value-type="float" office:value="98606630" table:style-name="ce2">
            <text:p>98606630</text:p>
          </table:table-cell>
          <table:table-cell office:value-type="float" office:value="99134548" table:style-name="ce2">
            <text:p>99134548</text:p>
          </table:table-cell>
          <table:table-cell office:value-type="float" office:value="99635258" table:style-name="ce2">
            <text:p>99635258</text:p>
          </table:table-cell>
          <table:table-cell office:value-type="float" office:value="100357161" table:style-name="ce2">
            <text:p>100357161</text:p>
          </table:table-cell>
          <table:table-cell office:value-type="float" office:value="101112680" table:style-name="ce2">
            <text:p>101112680</text:p>
          </table:table-cell>
          <table:table-cell office:value-type="float" office:value="101939916" table:style-name="ce2">
            <text:p>101939916</text:p>
          </table:table-cell>
          <table:table-cell office:value-type="float" office:value="102860571" table:style-name="ce2">
            <text:p>102860571</text:p>
          </table:table-cell>
          <table:table-cell office:value-type="float" office:value="103776068" table:style-name="ce2">
            <text:p>103776068</text:p>
          </table:table-cell>
          <table:table-cell office:value-type="float" office:value="104616884" table:style-name="ce2">
            <text:p>104616884</text:p>
          </table:table-cell>
          <table:table-cell office:value-type="float" office:value="105329397" table:style-name="ce2">
            <text:p>105329397</text:p>
          </table:table-cell>
          <table:table-cell office:value-type="float" office:value="105948616" table:style-name="ce2">
            <text:p>105948616</text:p>
          </table:table-cell>
          <table:table-cell office:value-type="float" office:value="106541316" table:style-name="ce2">
            <text:p>106541316</text:p>
          </table:table-cell>
          <table:table-cell office:value-type="float" office:value="107129392" table:style-name="ce2">
            <text:p>107129392</text:p>
          </table:table-cell>
          <table:table-cell office:value-type="float" office:value="107730380" table:style-name="ce2">
            <text:p>107730380</text:p>
          </table:table-cell>
          <table:table-cell office:value-type="float" office:value="108297837" table:style-name="ce2">
            <text:p>108297837</text:p>
          </table:table-cell>
          <table:table-cell office:value-type="float" office:value="108838073" table:style-name="ce2">
            <text:p>108838073</text:p>
          </table:table-cell>
          <table:table-cell office:value-type="float" office:value="109338285" table:style-name="ce2">
            <text:p>109338285</text:p>
          </table:table-cell>
          <table:table-cell office:value-type="float" office:value="109824166" table:style-name="ce2">
            <text:p>109824166</text:p>
          </table:table-cell>
          <table:table-cell office:value-type="float" office:value="110296425" table:style-name="ce2">
            <text:p>110296425</text:p>
          </table:table-cell>
          <table:table-cell office:value-type="float" office:value="110686740" table:style-name="ce2">
            <text:p>110686740</text:p>
          </table:table-cell>
          <table:table-cell office:value-type="float" office:value="110801640" table:style-name="ce2">
            <text:p>110801640</text:p>
          </table:table-cell>
          <table:table-cell office:value-type="float" office:value="110743128" table:style-name="ce2">
            <text:p>110743128</text:p>
          </table:table-cell>
          <table:table-cell office:value-type="float" office:value="110469467" table:style-name="ce2">
            <text:p>110469467</text:p>
          </table:table-cell>
          <table:table-cell office:value-type="float" office:value="110111454" table:style-name="ce2">
            <text:p>110111454</text:p>
          </table:table-cell>
          <table:table-cell office:value-type="float" office:value="110041924" table:style-name="ce2">
            <text:p>110041924</text:p>
          </table:table-cell>
          <table:table-cell office:value-type="float" office:value="110021594" table:style-name="ce2">
            <text:p>110021594</text:p>
          </table:table-cell>
          <table:table-cell office:value-type="float" office:value="109864246" table:style-name="ce2">
            <text:p>109864246</text:p>
          </table:table-cell>
          <table:table-cell office:value-type="float" office:value="109626194" table:style-name="ce2">
            <text:p>109626194</text:p>
          </table:table-cell>
          <table:table-cell office:value-type="float" office:value="109422013" table:style-name="ce2">
            <text:p>109422013</text:p>
          </table:table-cell>
          <table:table-cell office:value-type="float" office:value="109238340" table:style-name="ce2">
            <text:p>109238340</text:p>
          </table:table-cell>
          <table:table-cell office:value-type="float" office:value="109060951" table:style-name="ce2">
            <text:p>109060951</text:p>
          </table:table-cell>
          <table:table-cell office:value-type="float" office:value="108447824" table:style-name="ce2">
            <text:p>108447824</text:p>
          </table:table-cell>
          <table:table-cell office:value-type="float" office:value="107660041" table:style-name="ce2">
            <text:p>107660041</text:p>
          </table:table-cell>
          <table:table-cell office:value-type="float" office:value="106959751" table:style-name="ce2">
            <text:p>106959751</text:p>
          </table:table-cell>
          <table:table-cell office:value-type="float" office:value="106624167" table:style-name="ce2">
            <text:p>106624167</text:p>
          </table:table-cell>
          <table:table-cell office:value-type="float" office:value="106331716" table:style-name="ce2">
            <text:p>106331716</text:p>
          </table:table-cell>
          <table:table-cell office:value-type="float" office:value="106041911" table:style-name="ce2">
            <text:p>106041911</text:p>
          </table:table-cell>
          <table:table-cell office:value-type="float" office:value="105772481" table:style-name="ce2">
            <text:p>105772481</text:p>
          </table:table-cell>
          <table:table-cell office:value-type="float" office:value="105378748" table:style-name="ce2">
            <text:p>105378748</text:p>
          </table:table-cell>
          <table:table-cell office:value-type="float" office:value="105001883" table:style-name="ce2">
            <text:p>105001883</text:p>
          </table:table-cell>
          <table:table-cell office:value-type="float" office:value="104800475" table:style-name="ce2">
            <text:p>104800475</text:p>
          </table:table-cell>
          <table:table-cell office:value-type="float" office:value="104421447" table:style-name="ce2">
            <text:p>104421447</text:p>
          </table:table-cell>
          <table:table-cell office:value-type="float" office:value="104174038" table:style-name="ce2">
            <text:p>104174038</text:p>
          </table:table-cell>
          <table:table-cell office:value-type="float" office:value="103929494" table:style-name="ce2">
            <text:p>103929494</text:p>
          </table:table-cell>
          <table:table-cell office:value-type="float" office:value="103570062" table:style-name="ce2">
            <text:p>103570062</text:p>
          </table:table-cell>
          <table:table-cell office:value-type="float" office:value="103280478" table:style-name="ce2">
            <text:p>103280478</text:p>
          </table:table-cell>
          <table:table-cell office:value-type="float" office:value="102973167" table:style-name="ce2">
            <text:p>102973167</text:p>
          </table:table-cell>
          <table:table-cell office:value-type="float" office:value="102647939" table:style-name="ce2">
            <text:p>102647939</text:p>
          </table:table-cell>
          <table:table-cell office:value-type="float" office:value="102337501" table:style-name="ce2">
            <text:p>102337501</text:p>
          </table:table-cell>
          <table:table-cell office:value-type="float" office:value="102074201" table:style-name="ce2">
            <text:p>102074201</text:p>
          </table:table-cell>
          <table:table-cell office:value-type="float" office:value="101864274" table:style-name="ce2">
            <text:p>101864274</text:p>
          </table:table-cell>
          <table:table-cell office:value-type="float" office:value="101215763" table:style-name="ce2">
            <text:p>101215763</text:p>
          </table:table-cell>
          <table:table-cell office:value-type="float" office:value="100205732" table:style-name="ce2">
            <text:p>100205732</text:p>
          </table:table-cell>
          <table:table-cell office:value-type="float" office:value="100071871" table:style-name="ce2">
            <text:p>100071871</text:p>
          </table:table-cell>
          <table:table-cell office:value-type="float" office:value="100183707" table:style-name="ce2">
            <text:p>100183707</text:p>
          </table:table-cell>
          <table:table-cell office:value-type="float" office:value="100061963" table:style-name="ce2">
            <text:p>10006196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witzerland</text:p>
          </table:table-cell>
          <table:table-cell office:value-type="string" table:style-name="ce2">
            <text:p>CHE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327827" table:style-name="ce2">
            <text:p>5327827</text:p>
          </table:table-cell>
          <table:table-cell office:value-type="float" office:value="5434294" table:style-name="ce2">
            <text:p>5434294</text:p>
          </table:table-cell>
          <table:table-cell office:value-type="float" office:value="5573815" table:style-name="ce2">
            <text:p>5573815</text:p>
          </table:table-cell>
          <table:table-cell office:value-type="float" office:value="5694247" table:style-name="ce2">
            <text:p>5694247</text:p>
          </table:table-cell>
          <table:table-cell office:value-type="float" office:value="5789228" table:style-name="ce2">
            <text:p>5789228</text:p>
          </table:table-cell>
          <table:table-cell office:value-type="float" office:value="5856472" table:style-name="ce2">
            <text:p>5856472</text:p>
          </table:table-cell>
          <table:table-cell office:value-type="float" office:value="5918002" table:style-name="ce2">
            <text:p>5918002</text:p>
          </table:table-cell>
          <table:table-cell office:value-type="float" office:value="5991785" table:style-name="ce2">
            <text:p>5991785</text:p>
          </table:table-cell>
          <table:table-cell office:value-type="float" office:value="6067714" table:style-name="ce2">
            <text:p>6067714</text:p>
          </table:table-cell>
          <table:table-cell office:value-type="float" office:value="6136387" table:style-name="ce2">
            <text:p>6136387</text:p>
          </table:table-cell>
          <table:table-cell office:value-type="float" office:value="6180877" table:style-name="ce2">
            <text:p>6180877</text:p>
          </table:table-cell>
          <table:table-cell office:value-type="float" office:value="6213399" table:style-name="ce2">
            <text:p>6213399</text:p>
          </table:table-cell>
          <table:table-cell office:value-type="float" office:value="6260956" table:style-name="ce2">
            <text:p>6260956</text:p>
          </table:table-cell>
          <table:table-cell office:value-type="float" office:value="6307347" table:style-name="ce2">
            <text:p>6307347</text:p>
          </table:table-cell>
          <table:table-cell office:value-type="float" office:value="6341405" table:style-name="ce2">
            <text:p>6341405</text:p>
          </table:table-cell>
          <table:table-cell office:value-type="float" office:value="6338632" table:style-name="ce2">
            <text:p>6338632</text:p>
          </table:table-cell>
          <table:table-cell office:value-type="float" office:value="6302504" table:style-name="ce2">
            <text:p>6302504</text:p>
          </table:table-cell>
          <table:table-cell office:value-type="float" office:value="6281174" table:style-name="ce2">
            <text:p>6281174</text:p>
          </table:table-cell>
          <table:table-cell office:value-type="float" office:value="6281738" table:style-name="ce2">
            <text:p>6281738</text:p>
          </table:table-cell>
          <table:table-cell office:value-type="float" office:value="6294365" table:style-name="ce2">
            <text:p>6294365</text:p>
          </table:table-cell>
          <table:table-cell office:value-type="float" office:value="6319408" table:style-name="ce2">
            <text:p>6319408</text:p>
          </table:table-cell>
          <table:table-cell office:value-type="float" office:value="6354074" table:style-name="ce2">
            <text:p>6354074</text:p>
          </table:table-cell>
          <table:table-cell office:value-type="float" office:value="6391309" table:style-name="ce2">
            <text:p>6391309</text:p>
          </table:table-cell>
          <table:table-cell office:value-type="float" office:value="6418773" table:style-name="ce2">
            <text:p>6418773</text:p>
          </table:table-cell>
          <table:table-cell office:value-type="float" office:value="6441865" table:style-name="ce2">
            <text:p>6441865</text:p>
          </table:table-cell>
          <table:table-cell office:value-type="float" office:value="6470365" table:style-name="ce2">
            <text:p>6470365</text:p>
          </table:table-cell>
          <table:table-cell office:value-type="float" office:value="6504124" table:style-name="ce2">
            <text:p>6504124</text:p>
          </table:table-cell>
          <table:table-cell office:value-type="float" office:value="6545106" table:style-name="ce2">
            <text:p>6545106</text:p>
          </table:table-cell>
          <table:table-cell office:value-type="float" office:value="6593386" table:style-name="ce2">
            <text:p>6593386</text:p>
          </table:table-cell>
          <table:table-cell office:value-type="float" office:value="6646912" table:style-name="ce2">
            <text:p>6646912</text:p>
          </table:table-cell>
          <table:table-cell office:value-type="float" office:value="6715519" table:style-name="ce2">
            <text:p>6715519</text:p>
          </table:table-cell>
          <table:table-cell office:value-type="float" office:value="6799978" table:style-name="ce2">
            <text:p>6799978</text:p>
          </table:table-cell>
          <table:table-cell office:value-type="float" office:value="6875364" table:style-name="ce2">
            <text:p>6875364</text:p>
          </table:table-cell>
          <table:table-cell office:value-type="float" office:value="6938265" table:style-name="ce2">
            <text:p>6938265</text:p>
          </table:table-cell>
          <table:table-cell office:value-type="float" office:value="6993795" table:style-name="ce2">
            <text:p>6993795</text:p>
          </table:table-cell>
          <table:table-cell office:value-type="float" office:value="7040687" table:style-name="ce2">
            <text:p>7040687</text:p>
          </table:table-cell>
          <table:table-cell office:value-type="float" office:value="7071850" table:style-name="ce2">
            <text:p>7071850</text:p>
          </table:table-cell>
          <table:table-cell office:value-type="float" office:value="7088906" table:style-name="ce2">
            <text:p>7088906</text:p>
          </table:table-cell>
          <table:table-cell office:value-type="float" office:value="7110001" table:style-name="ce2">
            <text:p>7110001</text:p>
          </table:table-cell>
          <table:table-cell office:value-type="float" office:value="7143991" table:style-name="ce2">
            <text:p>7143991</text:p>
          </table:table-cell>
          <table:table-cell office:value-type="float" office:value="7184250" table:style-name="ce2">
            <text:p>7184250</text:p>
          </table:table-cell>
          <table:table-cell office:value-type="float" office:value="7229854" table:style-name="ce2">
            <text:p>7229854</text:p>
          </table:table-cell>
          <table:table-cell office:value-type="float" office:value="7284753" table:style-name="ce2">
            <text:p>7284753</text:p>
          </table:table-cell>
          <table:table-cell office:value-type="float" office:value="7339001" table:style-name="ce2">
            <text:p>7339001</text:p>
          </table:table-cell>
          <table:table-cell office:value-type="float" office:value="7389625" table:style-name="ce2">
            <text:p>7389625</text:p>
          </table:table-cell>
          <table:table-cell office:value-type="float" office:value="7437115" table:style-name="ce2">
            <text:p>7437115</text:p>
          </table:table-cell>
          <table:table-cell office:value-type="float" office:value="7483934" table:style-name="ce2">
            <text:p>7483934</text:p>
          </table:table-cell>
          <table:table-cell office:value-type="float" office:value="7551117" table:style-name="ce2">
            <text:p>7551117</text:p>
          </table:table-cell>
          <table:table-cell office:value-type="float" office:value="7647675" table:style-name="ce2">
            <text:p>7647675</text:p>
          </table:table-cell>
          <table:table-cell office:value-type="float" office:value="7743831" table:style-name="ce2">
            <text:p>7743831</text:p>
          </table:table-cell>
          <table:table-cell office:value-type="float" office:value="7824909" table:style-name="ce2">
            <text:p>7824909</text:p>
          </table:table-cell>
          <table:table-cell office:value-type="float" office:value="7912398" table:style-name="ce2">
            <text:p>7912398</text:p>
          </table:table-cell>
          <table:table-cell office:value-type="float" office:value="7996861" table:style-name="ce2">
            <text:p>7996861</text:p>
          </table:table-cell>
          <table:table-cell office:value-type="float" office:value="8089346" table:style-name="ce2">
            <text:p>8089346</text:p>
          </table:table-cell>
          <table:table-cell office:value-type="float" office:value="8188649" table:style-name="ce2">
            <text:p>8188649</text:p>
          </table:table-cell>
          <table:table-cell office:value-type="float" office:value="8282396" table:style-name="ce2">
            <text:p>8282396</text:p>
          </table:table-cell>
          <table:table-cell office:value-type="float" office:value="8373338" table:style-name="ce2">
            <text:p>8373338</text:p>
          </table:table-cell>
          <table:table-cell office:value-type="float" office:value="8451840" table:style-name="ce2">
            <text:p>8451840</text:p>
          </table:table-cell>
          <table:table-cell office:value-type="float" office:value="8514329" table:style-name="ce2">
            <text:p>8514329</text:p>
          </table:table-cell>
          <table:table-cell office:value-type="float" office:value="8575280" table:style-name="ce2">
            <text:p>8575280</text:p>
          </table:table-cell>
          <table:table-cell office:value-type="float" office:value="8638167" table:style-name="ce2">
            <text:p>8638167</text:p>
          </table:table-cell>
          <table:table-cell office:value-type="float" office:value="8704546" table:style-name="ce2">
            <text:p>8704546</text:p>
          </table:table-cell>
          <table:table-cell office:value-type="float" office:value="8777088" table:style-name="ce2">
            <text:p>8777088</text:p>
          </table:table-cell>
          <table:table-cell office:value-type="float" office:value="8888822" table:style-name="ce2">
            <text:p>8888822</text:p>
          </table:table-cell>
          <table:table-cell office:value-type="float" office:value="9005582" table:style-name="ce2">
            <text:p>900558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Channel Islands</text:p>
          </table:table-cell>
          <table:table-cell office:value-type="string" table:style-name="ce2">
            <text:p>CHI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10808" table:style-name="ce2">
            <text:p>110808</text:p>
          </table:table-cell>
          <table:table-cell office:value-type="float" office:value="111782" table:style-name="ce2">
            <text:p>111782</text:p>
          </table:table-cell>
          <table:table-cell office:value-type="float" office:value="112953" table:style-name="ce2">
            <text:p>112953</text:p>
          </table:table-cell>
          <table:table-cell office:value-type="float" office:value="114234" table:style-name="ce2">
            <text:p>114234</text:p>
          </table:table-cell>
          <table:table-cell office:value-type="float" office:value="115561" table:style-name="ce2">
            <text:p>115561</text:p>
          </table:table-cell>
          <table:table-cell office:value-type="float" office:value="116879" table:style-name="ce2">
            <text:p>116879</text:p>
          </table:table-cell>
          <table:table-cell office:value-type="float" office:value="118186" table:style-name="ce2">
            <text:p>118186</text:p>
          </table:table-cell>
          <table:table-cell office:value-type="float" office:value="119505" table:style-name="ce2">
            <text:p>119505</text:p>
          </table:table-cell>
          <table:table-cell office:value-type="float" office:value="120793" table:style-name="ce2">
            <text:p>120793</text:p>
          </table:table-cell>
          <table:table-cell office:value-type="float" office:value="122039" table:style-name="ce2">
            <text:p>122039</text:p>
          </table:table-cell>
          <table:table-cell office:value-type="float" office:value="123288" table:style-name="ce2">
            <text:p>123288</text:p>
          </table:table-cell>
          <table:table-cell office:value-type="float" office:value="124555" table:style-name="ce2">
            <text:p>124555</text:p>
          </table:table-cell>
          <table:table-cell office:value-type="float" office:value="125764" table:style-name="ce2">
            <text:p>125764</text:p>
          </table:table-cell>
          <table:table-cell office:value-type="float" office:value="126873" table:style-name="ce2">
            <text:p>126873</text:p>
          </table:table-cell>
          <table:table-cell office:value-type="float" office:value="127893" table:style-name="ce2">
            <text:p>127893</text:p>
          </table:table-cell>
          <table:table-cell office:value-type="float" office:value="128781" table:style-name="ce2">
            <text:p>128781</text:p>
          </table:table-cell>
          <table:table-cell office:value-type="float" office:value="129391" table:style-name="ce2">
            <text:p>129391</text:p>
          </table:table-cell>
          <table:table-cell office:value-type="float" office:value="129726" table:style-name="ce2">
            <text:p>129726</text:p>
          </table:table-cell>
          <table:table-cell office:value-type="float" office:value="129981" table:style-name="ce2">
            <text:p>129981</text:p>
          </table:table-cell>
          <table:table-cell office:value-type="float" office:value="130220" table:style-name="ce2">
            <text:p>130220</text:p>
          </table:table-cell>
          <table:table-cell office:value-type="float" office:value="130462" table:style-name="ce2">
            <text:p>130462</text:p>
          </table:table-cell>
          <table:table-cell office:value-type="float" office:value="131078" table:style-name="ce2">
            <text:p>131078</text:p>
          </table:table-cell>
          <table:table-cell office:value-type="float" office:value="132172" table:style-name="ce2">
            <text:p>132172</text:p>
          </table:table-cell>
          <table:table-cell office:value-type="float" office:value="133413" table:style-name="ce2">
            <text:p>133413</text:p>
          </table:table-cell>
          <table:table-cell office:value-type="float" office:value="134727" table:style-name="ce2">
            <text:p>134727</text:p>
          </table:table-cell>
          <table:table-cell office:value-type="float" office:value="136075" table:style-name="ce2">
            <text:p>136075</text:p>
          </table:table-cell>
          <table:table-cell office:value-type="float" office:value="137413" table:style-name="ce2">
            <text:p>137413</text:p>
          </table:table-cell>
          <table:table-cell office:value-type="float" office:value="138743" table:style-name="ce2">
            <text:p>138743</text:p>
          </table:table-cell>
          <table:table-cell office:value-type="float" office:value="140089" table:style-name="ce2">
            <text:p>140089</text:p>
          </table:table-cell>
          <table:table-cell office:value-type="float" office:value="141501" table:style-name="ce2">
            <text:p>141501</text:p>
          </table:table-cell>
          <table:table-cell office:value-type="float" office:value="143087" table:style-name="ce2">
            <text:p>143087</text:p>
          </table:table-cell>
          <table:table-cell office:value-type="float" office:value="144269" table:style-name="ce2">
            <text:p>144269</text:p>
          </table:table-cell>
          <table:table-cell office:value-type="float" office:value="144733" table:style-name="ce2">
            <text:p>144733</text:p>
          </table:table-cell>
          <table:table-cell office:value-type="float" office:value="144984" table:style-name="ce2">
            <text:p>144984</text:p>
          </table:table-cell>
          <table:table-cell office:value-type="float" office:value="145163" table:style-name="ce2">
            <text:p>145163</text:p>
          </table:table-cell>
          <table:table-cell office:value-type="float" office:value="145247" table:style-name="ce2">
            <text:p>145247</text:p>
          </table:table-cell>
          <table:table-cell office:value-type="float" office:value="145565" table:style-name="ce2">
            <text:p>145565</text:p>
          </table:table-cell>
          <table:table-cell office:value-type="float" office:value="146214" table:style-name="ce2">
            <text:p>146214</text:p>
          </table:table-cell>
          <table:table-cell office:value-type="float" office:value="146906" table:style-name="ce2">
            <text:p>146906</text:p>
          </table:table-cell>
          <table:table-cell office:value-type="float" office:value="147554" table:style-name="ce2">
            <text:p>147554</text:p>
          </table:table-cell>
          <table:table-cell office:value-type="float" office:value="148110" table:style-name="ce2">
            <text:p>148110</text:p>
          </table:table-cell>
          <table:table-cell office:value-type="float" office:value="148850" table:style-name="ce2">
            <text:p>148850</text:p>
          </table:table-cell>
          <table:table-cell office:value-type="float" office:value="149881" table:style-name="ce2">
            <text:p>149881</text:p>
          </table:table-cell>
          <table:table-cell office:value-type="float" office:value="150960" table:style-name="ce2">
            <text:p>150960</text:p>
          </table:table-cell>
          <table:table-cell office:value-type="float" office:value="152039" table:style-name="ce2">
            <text:p>152039</text:p>
          </table:table-cell>
          <table:table-cell office:value-type="float" office:value="153126" table:style-name="ce2">
            <text:p>153126</text:p>
          </table:table-cell>
          <table:table-cell office:value-type="float" office:value="154214" table:style-name="ce2">
            <text:p>154214</text:p>
          </table:table-cell>
          <table:table-cell office:value-type="float" office:value="155309" table:style-name="ce2">
            <text:p>155309</text:p>
          </table:table-cell>
          <table:table-cell office:value-type="float" office:value="156408" table:style-name="ce2">
            <text:p>156408</text:p>
          </table:table-cell>
          <table:table-cell office:value-type="float" office:value="157511" table:style-name="ce2">
            <text:p>157511</text:p>
          </table:table-cell>
          <table:table-cell office:value-type="float" office:value="158621" table:style-name="ce2">
            <text:p>158621</text:p>
          </table:table-cell>
          <table:table-cell office:value-type="float" office:value="159706" table:style-name="ce2">
            <text:p>159706</text:p>
          </table:table-cell>
          <table:table-cell office:value-type="float" office:value="160767" table:style-name="ce2">
            <text:p>160767</text:p>
          </table:table-cell>
          <table:table-cell office:value-type="float" office:value="161777" table:style-name="ce2">
            <text:p>161777</text:p>
          </table:table-cell>
          <table:table-cell office:value-type="float" office:value="162726" table:style-name="ce2">
            <text:p>162726</text:p>
          </table:table-cell>
          <table:table-cell office:value-type="float" office:value="163454" table:style-name="ce2">
            <text:p>163454</text:p>
          </table:table-cell>
          <table:table-cell office:value-type="float" office:value="163883" table:style-name="ce2">
            <text:p>163883</text:p>
          </table:table-cell>
          <table:table-cell office:value-type="float" office:value="164319" table:style-name="ce2">
            <text:p>164319</text:p>
          </table:table-cell>
          <table:table-cell office:value-type="float" office:value="164949" table:style-name="ce2">
            <text:p>164949</text:p>
          </table:table-cell>
          <table:table-cell office:value-type="float" office:value="165639" table:style-name="ce2">
            <text:p>165639</text:p>
          </table:table-cell>
          <table:table-cell office:value-type="float" office:value="166235" table:style-name="ce2">
            <text:p>166235</text:p>
          </table:table-cell>
          <table:table-cell office:value-type="float" office:value="166741" table:style-name="ce2">
            <text:p>166741</text:p>
          </table:table-cell>
          <table:table-cell office:value-type="float" office:value="167215" table:style-name="ce2">
            <text:p>167215</text:p>
          </table:table-cell>
          <table:table-cell office:value-type="float" office:value="167691" table:style-name="ce2">
            <text:p>167691</text:p>
          </table:table-cell>
          <table:table-cell office:value-type="float" office:value="168126" table:style-name="ce2">
            <text:p>16812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Chile</text:p>
          </table:table-cell>
          <table:table-cell office:value-type="string" table:style-name="ce2">
            <text:p>CHL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8153350" table:style-name="ce2">
            <text:p>8153350</text:p>
          </table:table-cell>
          <table:table-cell office:value-type="float" office:value="8324802" table:style-name="ce2">
            <text:p>8324802</text:p>
          </table:table-cell>
          <table:table-cell office:value-type="float" office:value="8497059" table:style-name="ce2">
            <text:p>8497059</text:p>
          </table:table-cell>
          <table:table-cell office:value-type="float" office:value="8670144" table:style-name="ce2">
            <text:p>8670144</text:p>
          </table:table-cell>
          <table:table-cell office:value-type="float" office:value="8842525" table:style-name="ce2">
            <text:p>8842525</text:p>
          </table:table-cell>
          <table:table-cell office:value-type="float" office:value="9012938" table:style-name="ce2">
            <text:p>9012938</text:p>
          </table:table-cell>
          <table:table-cell office:value-type="float" office:value="9181722" table:style-name="ce2">
            <text:p>9181722</text:p>
          </table:table-cell>
          <table:table-cell office:value-type="float" office:value="9348939" table:style-name="ce2">
            <text:p>9348939</text:p>
          </table:table-cell>
          <table:table-cell office:value-type="float" office:value="9514716" table:style-name="ce2">
            <text:p>9514716</text:p>
          </table:table-cell>
          <table:table-cell office:value-type="float" office:value="9680282" table:style-name="ce2">
            <text:p>9680282</text:p>
          </table:table-cell>
          <table:table-cell office:value-type="float" office:value="9845344" table:style-name="ce2">
            <text:p>9845344</text:p>
          </table:table-cell>
          <table:table-cell office:value-type="float" office:value="10009701" table:style-name="ce2">
            <text:p>10009701</text:p>
          </table:table-cell>
          <table:table-cell office:value-type="float" office:value="10174678" table:style-name="ce2">
            <text:p>10174678</text:p>
          </table:table-cell>
          <table:table-cell office:value-type="float" office:value="10340362" table:style-name="ce2">
            <text:p>10340362</text:p>
          </table:table-cell>
          <table:table-cell office:value-type="float" office:value="10505817" table:style-name="ce2">
            <text:p>10505817</text:p>
          </table:table-cell>
          <table:table-cell office:value-type="float" office:value="10671559" table:style-name="ce2">
            <text:p>10671559</text:p>
          </table:table-cell>
          <table:table-cell office:value-type="float" office:value="10838251" table:style-name="ce2">
            <text:p>10838251</text:p>
          </table:table-cell>
          <table:table-cell office:value-type="float" office:value="11005519" table:style-name="ce2">
            <text:p>11005519</text:p>
          </table:table-cell>
          <table:table-cell office:value-type="float" office:value="11172695" table:style-name="ce2">
            <text:p>11172695</text:p>
          </table:table-cell>
          <table:table-cell office:value-type="float" office:value="11339779" table:style-name="ce2">
            <text:p>11339779</text:p>
          </table:table-cell>
          <table:table-cell office:value-type="float" office:value="11508550" table:style-name="ce2">
            <text:p>11508550</text:p>
          </table:table-cell>
          <table:table-cell office:value-type="float" office:value="11678717" table:style-name="ce2">
            <text:p>11678717</text:p>
          </table:table-cell>
          <table:table-cell office:value-type="float" office:value="11850214" table:style-name="ce2">
            <text:p>11850214</text:p>
          </table:table-cell>
          <table:table-cell office:value-type="float" office:value="12026138" table:style-name="ce2">
            <text:p>12026138</text:p>
          </table:table-cell>
          <table:table-cell office:value-type="float" office:value="12207733" table:style-name="ce2">
            <text:p>12207733</text:p>
          </table:table-cell>
          <table:table-cell office:value-type="float" office:value="12395274" table:style-name="ce2">
            <text:p>12395274</text:p>
          </table:table-cell>
          <table:table-cell office:value-type="float" office:value="12588914" table:style-name="ce2">
            <text:p>12588914</text:p>
          </table:table-cell>
          <table:table-cell office:value-type="float" office:value="12790150" table:style-name="ce2">
            <text:p>12790150</text:p>
          </table:table-cell>
          <table:table-cell office:value-type="float" office:value="12999424" table:style-name="ce2">
            <text:p>12999424</text:p>
          </table:table-cell>
          <table:table-cell office:value-type="float" office:value="13215005" table:style-name="ce2">
            <text:p>13215005</text:p>
          </table:table-cell>
          <table:table-cell office:value-type="float" office:value="13437176" table:style-name="ce2">
            <text:p>13437176</text:p>
          </table:table-cell>
          <table:table-cell office:value-type="float" office:value="13662491" table:style-name="ce2">
            <text:p>13662491</text:p>
          </table:table-cell>
          <table:table-cell office:value-type="float" office:value="13884577" table:style-name="ce2">
            <text:p>13884577</text:p>
          </table:table-cell>
          <table:table-cell office:value-type="float" office:value="14102276" table:style-name="ce2">
            <text:p>14102276</text:p>
          </table:table-cell>
          <table:table-cell office:value-type="float" office:value="14316256" table:style-name="ce2">
            <text:p>14316256</text:p>
          </table:table-cell>
          <table:table-cell office:value-type="float" office:value="14527381" table:style-name="ce2">
            <text:p>14527381</text:p>
          </table:table-cell>
          <table:table-cell office:value-type="float" office:value="14734046" table:style-name="ce2">
            <text:p>14734046</text:p>
          </table:table-cell>
          <table:table-cell office:value-type="float" office:value="14932434" table:style-name="ce2">
            <text:p>14932434</text:p>
          </table:table-cell>
          <table:table-cell office:value-type="float" office:value="15127799" table:style-name="ce2">
            <text:p>15127799</text:p>
          </table:table-cell>
          <table:table-cell office:value-type="float" office:value="15319313" table:style-name="ce2">
            <text:p>15319313</text:p>
          </table:table-cell>
          <table:table-cell office:value-type="float" office:value="15503635" table:style-name="ce2">
            <text:p>15503635</text:p>
          </table:table-cell>
          <table:table-cell office:value-type="float" office:value="15683849" table:style-name="ce2">
            <text:p>15683849</text:p>
          </table:table-cell>
          <table:table-cell office:value-type="float" office:value="15857925" table:style-name="ce2">
            <text:p>15857925</text:p>
          </table:table-cell>
          <table:table-cell office:value-type="float" office:value="16024752" table:style-name="ce2">
            <text:p>16024752</text:p>
          </table:table-cell>
          <table:table-cell office:value-type="float" office:value="16187322" table:style-name="ce2">
            <text:p>16187322</text:p>
          </table:table-cell>
          <table:table-cell office:value-type="float" office:value="16348778" table:style-name="ce2">
            <text:p>16348778</text:p>
          </table:table-cell>
          <table:table-cell office:value-type="float" office:value="16509195" table:style-name="ce2">
            <text:p>16509195</text:p>
          </table:table-cell>
          <table:table-cell office:value-type="float" office:value="16671581" table:style-name="ce2">
            <text:p>16671581</text:p>
          </table:table-cell>
          <table:table-cell office:value-type="float" office:value="16838988" table:style-name="ce2">
            <text:p>16838988</text:p>
          </table:table-cell>
          <table:table-cell office:value-type="float" office:value="17009731" table:style-name="ce2">
            <text:p>17009731</text:p>
          </table:table-cell>
          <table:table-cell office:value-type="float" office:value="17181464" table:style-name="ce2">
            <text:p>17181464</text:p>
          </table:table-cell>
          <table:table-cell office:value-type="float" office:value="17351816" table:style-name="ce2">
            <text:p>17351816</text:p>
          </table:table-cell>
          <table:table-cell office:value-type="float" office:value="17519119" table:style-name="ce2">
            <text:p>17519119</text:p>
          </table:table-cell>
          <table:table-cell office:value-type="float" office:value="17687006" table:style-name="ce2">
            <text:p>17687006</text:p>
          </table:table-cell>
          <table:table-cell office:value-type="float" office:value="17864195" table:style-name="ce2">
            <text:p>17864195</text:p>
          </table:table-cell>
          <table:table-cell office:value-type="float" office:value="18047625" table:style-name="ce2">
            <text:p>18047625</text:p>
          </table:table-cell>
          <table:table-cell office:value-type="float" office:value="18267221" table:style-name="ce2">
            <text:p>18267221</text:p>
          </table:table-cell>
          <table:table-cell office:value-type="float" office:value="18558868" table:style-name="ce2">
            <text:p>18558868</text:p>
          </table:table-cell>
          <table:table-cell office:value-type="float" office:value="18893191" table:style-name="ce2">
            <text:p>18893191</text:p>
          </table:table-cell>
          <table:table-cell office:value-type="float" office:value="19197744" table:style-name="ce2">
            <text:p>19197744</text:p>
          </table:table-cell>
          <table:table-cell office:value-type="float" office:value="19370624" table:style-name="ce2">
            <text:p>19370624</text:p>
          </table:table-cell>
          <table:table-cell office:value-type="float" office:value="19456334" table:style-name="ce2">
            <text:p>19456334</text:p>
          </table:table-cell>
          <table:table-cell office:value-type="float" office:value="19553036" table:style-name="ce2">
            <text:p>19553036</text:p>
          </table:table-cell>
          <table:table-cell office:value-type="float" office:value="19658835" table:style-name="ce2">
            <text:p>19658835</text:p>
          </table:table-cell>
          <table:table-cell office:value-type="float" office:value="19764771" table:style-name="ce2">
            <text:p>1976477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China</text:p>
          </table:table-cell>
          <table:table-cell office:value-type="string" table:style-name="ce2">
            <text:p>CH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667070000" table:style-name="ce2">
            <text:p>667070000</text:p>
          </table:table-cell>
          <table:table-cell office:value-type="float" office:value="660330000" table:style-name="ce2">
            <text:p>660330000</text:p>
          </table:table-cell>
          <table:table-cell office:value-type="float" office:value="665770000" table:style-name="ce2">
            <text:p>665770000</text:p>
          </table:table-cell>
          <table:table-cell office:value-type="float" office:value="682335000" table:style-name="ce2">
            <text:p>682335000</text:p>
          </table:table-cell>
          <table:table-cell office:value-type="float" office:value="698355000" table:style-name="ce2">
            <text:p>698355000</text:p>
          </table:table-cell>
          <table:table-cell office:value-type="float" office:value="715185000" table:style-name="ce2">
            <text:p>715185000</text:p>
          </table:table-cell>
          <table:table-cell office:value-type="float" office:value="735400000" table:style-name="ce2">
            <text:p>735400000</text:p>
          </table:table-cell>
          <table:table-cell office:value-type="float" office:value="754550000" table:style-name="ce2">
            <text:p>754550000</text:p>
          </table:table-cell>
          <table:table-cell office:value-type="float" office:value="774510000" table:style-name="ce2">
            <text:p>774510000</text:p>
          </table:table-cell>
          <table:table-cell office:value-type="float" office:value="796025000" table:style-name="ce2">
            <text:p>796025000</text:p>
          </table:table-cell>
          <table:table-cell office:value-type="float" office:value="818315000" table:style-name="ce2">
            <text:p>818315000</text:p>
          </table:table-cell>
          <table:table-cell office:value-type="float" office:value="841105000" table:style-name="ce2">
            <text:p>841105000</text:p>
          </table:table-cell>
          <table:table-cell office:value-type="float" office:value="862030000" table:style-name="ce2">
            <text:p>862030000</text:p>
          </table:table-cell>
          <table:table-cell office:value-type="float" office:value="881940000" table:style-name="ce2">
            <text:p>881940000</text:p>
          </table:table-cell>
          <table:table-cell office:value-type="float" office:value="900350000" table:style-name="ce2">
            <text:p>900350000</text:p>
          </table:table-cell>
          <table:table-cell office:value-type="float" office:value="916395000" table:style-name="ce2">
            <text:p>916395000</text:p>
          </table:table-cell>
          <table:table-cell office:value-type="float" office:value="930685000" table:style-name="ce2">
            <text:p>930685000</text:p>
          </table:table-cell>
          <table:table-cell office:value-type="float" office:value="943455000" table:style-name="ce2">
            <text:p>943455000</text:p>
          </table:table-cell>
          <table:table-cell office:value-type="float" office:value="956165000" table:style-name="ce2">
            <text:p>956165000</text:p>
          </table:table-cell>
          <table:table-cell office:value-type="float" office:value="969005000" table:style-name="ce2">
            <text:p>969005000</text:p>
          </table:table-cell>
          <table:table-cell office:value-type="float" office:value="981235000" table:style-name="ce2">
            <text:p>981235000</text:p>
          </table:table-cell>
          <table:table-cell office:value-type="float" office:value="993885000" table:style-name="ce2">
            <text:p>993885000</text:p>
          </table:table-cell>
          <table:table-cell office:value-type="float" office:value="1008630000" table:style-name="ce2">
            <text:p>1008630000</text:p>
          </table:table-cell>
          <table:table-cell office:value-type="float" office:value="1023310000" table:style-name="ce2">
            <text:p>1023310000</text:p>
          </table:table-cell>
          <table:table-cell office:value-type="float" office:value="1036825000" table:style-name="ce2">
            <text:p>1036825000</text:p>
          </table:table-cell>
          <table:table-cell office:value-type="float" office:value="1051040000" table:style-name="ce2">
            <text:p>1051040000</text:p>
          </table:table-cell>
          <table:table-cell office:value-type="float" office:value="1066790000" table:style-name="ce2">
            <text:p>1066790000</text:p>
          </table:table-cell>
          <table:table-cell office:value-type="float" office:value="1084035000" table:style-name="ce2">
            <text:p>1084035000</text:p>
          </table:table-cell>
          <table:table-cell office:value-type="float" office:value="1101630000" table:style-name="ce2">
            <text:p>1101630000</text:p>
          </table:table-cell>
          <table:table-cell office:value-type="float" office:value="1118650000" table:style-name="ce2">
            <text:p>1118650000</text:p>
          </table:table-cell>
          <table:table-cell office:value-type="float" office:value="1135185000" table:style-name="ce2">
            <text:p>1135185000</text:p>
          </table:table-cell>
          <table:table-cell office:value-type="float" office:value="1150780000" table:style-name="ce2">
            <text:p>1150780000</text:p>
          </table:table-cell>
          <table:table-cell office:value-type="float" office:value="1164970000" table:style-name="ce2">
            <text:p>1164970000</text:p>
          </table:table-cell>
          <table:table-cell office:value-type="float" office:value="1178440000" table:style-name="ce2">
            <text:p>1178440000</text:p>
          </table:table-cell>
          <table:table-cell office:value-type="float" office:value="1191835000" table:style-name="ce2">
            <text:p>1191835000</text:p>
          </table:table-cell>
          <table:table-cell office:value-type="float" office:value="1204855000" table:style-name="ce2">
            <text:p>1204855000</text:p>
          </table:table-cell>
          <table:table-cell office:value-type="float" office:value="1217550000" table:style-name="ce2">
            <text:p>1217550000</text:p>
          </table:table-cell>
          <table:table-cell office:value-type="float" office:value="1230075000" table:style-name="ce2">
            <text:p>1230075000</text:p>
          </table:table-cell>
          <table:table-cell office:value-type="float" office:value="1241935000" table:style-name="ce2">
            <text:p>1241935000</text:p>
          </table:table-cell>
          <table:table-cell office:value-type="float" office:value="1252735000" table:style-name="ce2">
            <text:p>1252735000</text:p>
          </table:table-cell>
          <table:table-cell office:value-type="float" office:value="1262645000" table:style-name="ce2">
            <text:p>1262645000</text:p>
          </table:table-cell>
          <table:table-cell office:value-type="float" office:value="1271850000" table:style-name="ce2">
            <text:p>1271850000</text:p>
          </table:table-cell>
          <table:table-cell office:value-type="float" office:value="1280400000" table:style-name="ce2">
            <text:p>1280400000</text:p>
          </table:table-cell>
          <table:table-cell office:value-type="float" office:value="1288400000" table:style-name="ce2">
            <text:p>1288400000</text:p>
          </table:table-cell>
          <table:table-cell office:value-type="float" office:value="1296075000" table:style-name="ce2">
            <text:p>1296075000</text:p>
          </table:table-cell>
          <table:table-cell office:value-type="float" office:value="1303720000" table:style-name="ce2">
            <text:p>1303720000</text:p>
          </table:table-cell>
          <table:table-cell office:value-type="float" office:value="1311020000" table:style-name="ce2">
            <text:p>1311020000</text:p>
          </table:table-cell>
          <table:table-cell office:value-type="float" office:value="1317885000" table:style-name="ce2">
            <text:p>1317885000</text:p>
          </table:table-cell>
          <table:table-cell office:value-type="float" office:value="1324655000" table:style-name="ce2">
            <text:p>1324655000</text:p>
          </table:table-cell>
          <table:table-cell office:value-type="float" office:value="1331260000" table:style-name="ce2">
            <text:p>1331260000</text:p>
          </table:table-cell>
          <table:table-cell office:value-type="float" office:value="1337705000" table:style-name="ce2">
            <text:p>1337705000</text:p>
          </table:table-cell>
          <table:table-cell office:value-type="float" office:value="1345035000" table:style-name="ce2">
            <text:p>1345035000</text:p>
          </table:table-cell>
          <table:table-cell office:value-type="float" office:value="1354190000" table:style-name="ce2">
            <text:p>1354190000</text:p>
          </table:table-cell>
          <table:table-cell office:value-type="float" office:value="1363240000" table:style-name="ce2">
            <text:p>1363240000</text:p>
          </table:table-cell>
          <table:table-cell office:value-type="float" office:value="1371860000" table:style-name="ce2">
            <text:p>1371860000</text:p>
          </table:table-cell>
          <table:table-cell office:value-type="float" office:value="1379860000" table:style-name="ce2">
            <text:p>1379860000</text:p>
          </table:table-cell>
          <table:table-cell office:value-type="float" office:value="1387790000" table:style-name="ce2">
            <text:p>1387790000</text:p>
          </table:table-cell>
          <table:table-cell office:value-type="float" office:value="1396215000" table:style-name="ce2">
            <text:p>1396215000</text:p>
          </table:table-cell>
          <table:table-cell office:value-type="float" office:value="1402760000" table:style-name="ce2">
            <text:p>1402760000</text:p>
          </table:table-cell>
          <table:table-cell office:value-type="float" office:value="1407745000" table:style-name="ce2">
            <text:p>1407745000</text:p>
          </table:table-cell>
          <table:table-cell office:value-type="float" office:value="1411100000" table:style-name="ce2">
            <text:p>1411100000</text:p>
          </table:table-cell>
          <table:table-cell office:value-type="float" office:value="1412360000" table:style-name="ce2">
            <text:p>1412360000</text:p>
          </table:table-cell>
          <table:table-cell office:value-type="float" office:value="1412175000" table:style-name="ce2">
            <text:p>1412175000</text:p>
          </table:table-cell>
          <table:table-cell office:value-type="float" office:value="1410710000" table:style-name="ce2">
            <text:p>1410710000</text:p>
          </table:table-cell>
          <table:table-cell office:value-type="float" office:value="1408975000" table:style-name="ce2">
            <text:p>140897500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Cote d'Ivoire</text:p>
          </table:table-cell>
          <table:table-cell office:value-type="string" table:style-name="ce2">
            <text:p>CIV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673666" table:style-name="ce2">
            <text:p>3673666</text:p>
          </table:table-cell>
          <table:table-cell office:value-type="float" office:value="3810151" table:style-name="ce2">
            <text:p>3810151</text:p>
          </table:table-cell>
          <table:table-cell office:value-type="float" office:value="3956939" table:style-name="ce2">
            <text:p>3956939</text:p>
          </table:table-cell>
          <table:table-cell office:value-type="float" office:value="4112061" table:style-name="ce2">
            <text:p>4112061</text:p>
          </table:table-cell>
          <table:table-cell office:value-type="float" office:value="4273952" table:style-name="ce2">
            <text:p>4273952</text:p>
          </table:table-cell>
          <table:table-cell office:value-type="float" office:value="4442377" table:style-name="ce2">
            <text:p>4442377</text:p>
          </table:table-cell>
          <table:table-cell office:value-type="float" office:value="4617519" table:style-name="ce2">
            <text:p>4617519</text:p>
          </table:table-cell>
          <table:table-cell office:value-type="float" office:value="4799744" table:style-name="ce2">
            <text:p>4799744</text:p>
          </table:table-cell>
          <table:table-cell office:value-type="float" office:value="4990021" table:style-name="ce2">
            <text:p>4990021</text:p>
          </table:table-cell>
          <table:table-cell office:value-type="float" office:value="5192221" table:style-name="ce2">
            <text:p>5192221</text:p>
          </table:table-cell>
          <table:table-cell office:value-type="float" office:value="5411567" table:style-name="ce2">
            <text:p>5411567</text:p>
          </table:table-cell>
          <table:table-cell office:value-type="float" office:value="5650868" table:style-name="ce2">
            <text:p>5650868</text:p>
          </table:table-cell>
          <table:table-cell office:value-type="float" office:value="5909716" table:style-name="ce2">
            <text:p>5909716</text:p>
          </table:table-cell>
          <table:table-cell office:value-type="float" office:value="6184944" table:style-name="ce2">
            <text:p>6184944</text:p>
          </table:table-cell>
          <table:table-cell office:value-type="float" office:value="6474057" table:style-name="ce2">
            <text:p>6474057</text:p>
          </table:table-cell>
          <table:table-cell office:value-type="float" office:value="6776297" table:style-name="ce2">
            <text:p>6776297</text:p>
          </table:table-cell>
          <table:table-cell office:value-type="float" office:value="7057958" table:style-name="ce2">
            <text:p>7057958</text:p>
          </table:table-cell>
          <table:table-cell office:value-type="float" office:value="7321950" table:style-name="ce2">
            <text:p>7321950</text:p>
          </table:table-cell>
          <table:table-cell office:value-type="float" office:value="7603130" table:style-name="ce2">
            <text:p>7603130</text:p>
          </table:table-cell>
          <table:table-cell office:value-type="float" office:value="7902267" table:style-name="ce2">
            <text:p>7902267</text:p>
          </table:table-cell>
          <table:table-cell office:value-type="float" office:value="8220714" table:style-name="ce2">
            <text:p>8220714</text:p>
          </table:table-cell>
          <table:table-cell office:value-type="float" office:value="8556596" table:style-name="ce2">
            <text:p>8556596</text:p>
          </table:table-cell>
          <table:table-cell office:value-type="float" office:value="8907936" table:style-name="ce2">
            <text:p>8907936</text:p>
          </table:table-cell>
          <table:table-cell office:value-type="float" office:value="9272744" table:style-name="ce2">
            <text:p>9272744</text:p>
          </table:table-cell>
          <table:table-cell office:value-type="float" office:value="9650516" table:style-name="ce2">
            <text:p>9650516</text:p>
          </table:table-cell>
          <table:table-cell office:value-type="float" office:value="10040483" table:style-name="ce2">
            <text:p>10040483</text:p>
          </table:table-cell>
          <table:table-cell office:value-type="float" office:value="10440917" table:style-name="ce2">
            <text:p>10440917</text:p>
          </table:table-cell>
          <table:table-cell office:value-type="float" office:value="10851475" table:style-name="ce2">
            <text:p>10851475</text:p>
          </table:table-cell>
          <table:table-cell office:value-type="float" office:value="11275189" table:style-name="ce2">
            <text:p>11275189</text:p>
          </table:table-cell>
          <table:table-cell office:value-type="float" office:value="11719771" table:style-name="ce2">
            <text:p>11719771</text:p>
          </table:table-cell>
          <table:table-cell office:value-type="float" office:value="12189778" table:style-name="ce2">
            <text:p>12189778</text:p>
          </table:table-cell>
          <table:table-cell office:value-type="float" office:value="12683870" table:style-name="ce2">
            <text:p>12683870</text:p>
          </table:table-cell>
          <table:table-cell office:value-type="float" office:value="13200310" table:style-name="ce2">
            <text:p>13200310</text:p>
          </table:table-cell>
          <table:table-cell office:value-type="float" office:value="13735951" table:style-name="ce2">
            <text:p>13735951</text:p>
          </table:table-cell>
          <table:table-cell office:value-type="float" office:value="14287201" table:style-name="ce2">
            <text:p>14287201</text:p>
          </table:table-cell>
          <table:table-cell office:value-type="float" office:value="14855565" table:style-name="ce2">
            <text:p>14855565</text:p>
          </table:table-cell>
          <table:table-cell office:value-type="float" office:value="15442312" table:style-name="ce2">
            <text:p>15442312</text:p>
          </table:table-cell>
          <table:table-cell office:value-type="float" office:value="16047170" table:style-name="ce2">
            <text:p>16047170</text:p>
          </table:table-cell>
          <table:table-cell office:value-type="float" office:value="16663948" table:style-name="ce2">
            <text:p>16663948</text:p>
          </table:table-cell>
          <table:table-cell office:value-type="float" office:value="17215935" table:style-name="ce2">
            <text:p>17215935</text:p>
          </table:table-cell>
          <table:table-cell office:value-type="float" office:value="17699004" table:style-name="ce2">
            <text:p>17699004</text:p>
          </table:table-cell>
          <table:table-cell office:value-type="float" office:value="18178913" table:style-name="ce2">
            <text:p>18178913</text:p>
          </table:table-cell>
          <table:table-cell office:value-type="float" office:value="18654771" table:style-name="ce2">
            <text:p>18654771</text:p>
          </table:table-cell>
          <table:table-cell office:value-type="float" office:value="19125542" table:style-name="ce2">
            <text:p>19125542</text:p>
          </table:table-cell>
          <table:table-cell office:value-type="float" office:value="19595000" table:style-name="ce2">
            <text:p>19595000</text:p>
          </table:table-cell>
          <table:table-cell office:value-type="float" office:value="20068458" table:style-name="ce2">
            <text:p>20068458</text:p>
          </table:table-cell>
          <table:table-cell office:value-type="float" office:value="20546802" table:style-name="ce2">
            <text:p>20546802</text:p>
          </table:table-cell>
          <table:table-cell office:value-type="float" office:value="21030558" table:style-name="ce2">
            <text:p>21030558</text:p>
          </table:table-cell>
          <table:table-cell office:value-type="float" office:value="21514439" table:style-name="ce2">
            <text:p>21514439</text:p>
          </table:table-cell>
          <table:table-cell office:value-type="float" office:value="21997940" table:style-name="ce2">
            <text:p>21997940</text:p>
          </table:table-cell>
          <table:table-cell office:value-type="float" office:value="22488065" table:style-name="ce2">
            <text:p>22488065</text:p>
          </table:table-cell>
          <table:table-cell office:value-type="float" office:value="22982000" table:style-name="ce2">
            <text:p>22982000</text:p>
          </table:table-cell>
          <table:table-cell office:value-type="float" office:value="23467078" table:style-name="ce2">
            <text:p>23467078</text:p>
          </table:table-cell>
          <table:table-cell office:value-type="float" office:value="23939775" table:style-name="ce2">
            <text:p>23939775</text:p>
          </table:table-cell>
          <table:table-cell office:value-type="float" office:value="24527395" table:style-name="ce2">
            <text:p>24527395</text:p>
          </table:table-cell>
          <table:table-cell office:value-type="float" office:value="25246342" table:style-name="ce2">
            <text:p>25246342</text:p>
          </table:table-cell>
          <table:table-cell office:value-type="float" office:value="25989405" table:style-name="ce2">
            <text:p>25989405</text:p>
          </table:table-cell>
          <table:table-cell office:value-type="float" office:value="26733372" table:style-name="ce2">
            <text:p>26733372</text:p>
          </table:table-cell>
          <table:table-cell office:value-type="float" office:value="27464173" table:style-name="ce2">
            <text:p>27464173</text:p>
          </table:table-cell>
          <table:table-cell office:value-type="float" office:value="28193009" table:style-name="ce2">
            <text:p>28193009</text:p>
          </table:table-cell>
          <table:table-cell office:value-type="float" office:value="28915449" table:style-name="ce2">
            <text:p>28915449</text:p>
          </table:table-cell>
          <table:table-cell office:value-type="float" office:value="29639736" table:style-name="ce2">
            <text:p>29639736</text:p>
          </table:table-cell>
          <table:table-cell office:value-type="float" office:value="30395002" table:style-name="ce2">
            <text:p>30395002</text:p>
          </table:table-cell>
          <table:table-cell office:value-type="float" office:value="31165654" table:style-name="ce2">
            <text:p>31165654</text:p>
          </table:table-cell>
          <table:table-cell office:value-type="float" office:value="31934230" table:style-name="ce2">
            <text:p>3193423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Cameroon</text:p>
          </table:table-cell>
          <table:table-cell office:value-type="string" table:style-name="ce2">
            <text:p>CMR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159057" table:style-name="ce2">
            <text:p>5159057</text:p>
          </table:table-cell>
          <table:table-cell office:value-type="float" office:value="5239273" table:style-name="ce2">
            <text:p>5239273</text:p>
          </table:table-cell>
          <table:table-cell office:value-type="float" office:value="5338620" table:style-name="ce2">
            <text:p>5338620</text:p>
          </table:table-cell>
          <table:table-cell office:value-type="float" office:value="5456623" table:style-name="ce2">
            <text:p>5456623</text:p>
          </table:table-cell>
          <table:table-cell office:value-type="float" office:value="5578257" table:style-name="ce2">
            <text:p>5578257</text:p>
          </table:table-cell>
          <table:table-cell office:value-type="float" office:value="5704686" table:style-name="ce2">
            <text:p>5704686</text:p>
          </table:table-cell>
          <table:table-cell office:value-type="float" office:value="5837295" table:style-name="ce2">
            <text:p>5837295</text:p>
          </table:table-cell>
          <table:table-cell office:value-type="float" office:value="5977318" table:style-name="ce2">
            <text:p>5977318</text:p>
          </table:table-cell>
          <table:table-cell office:value-type="float" office:value="6125863" table:style-name="ce2">
            <text:p>6125863</text:p>
          </table:table-cell>
          <table:table-cell office:value-type="float" office:value="6283462" table:style-name="ce2">
            <text:p>6283462</text:p>
          </table:table-cell>
          <table:table-cell office:value-type="float" office:value="6449793" table:style-name="ce2">
            <text:p>6449793</text:p>
          </table:table-cell>
          <table:table-cell office:value-type="float" office:value="6624408" table:style-name="ce2">
            <text:p>6624408</text:p>
          </table:table-cell>
          <table:table-cell office:value-type="float" office:value="6806872" table:style-name="ce2">
            <text:p>6806872</text:p>
          </table:table-cell>
          <table:table-cell office:value-type="float" office:value="6996660" table:style-name="ce2">
            <text:p>6996660</text:p>
          </table:table-cell>
          <table:table-cell office:value-type="float" office:value="7193583" table:style-name="ce2">
            <text:p>7193583</text:p>
          </table:table-cell>
          <table:table-cell office:value-type="float" office:value="7397120" table:style-name="ce2">
            <text:p>7397120</text:p>
          </table:table-cell>
          <table:table-cell office:value-type="float" office:value="7597962" table:style-name="ce2">
            <text:p>7597962</text:p>
          </table:table-cell>
          <table:table-cell office:value-type="float" office:value="7796501" table:style-name="ce2">
            <text:p>7796501</text:p>
          </table:table-cell>
          <table:table-cell office:value-type="float" office:value="8011921" table:style-name="ce2">
            <text:p>8011921</text:p>
          </table:table-cell>
          <table:table-cell office:value-type="float" office:value="8239641" table:style-name="ce2">
            <text:p>8239641</text:p>
          </table:table-cell>
          <table:table-cell office:value-type="float" office:value="8512219" table:style-name="ce2">
            <text:p>8512219</text:p>
          </table:table-cell>
          <table:table-cell office:value-type="float" office:value="8816377" table:style-name="ce2">
            <text:p>8816377</text:p>
          </table:table-cell>
          <table:table-cell office:value-type="float" office:value="9028678" table:style-name="ce2">
            <text:p>9028678</text:p>
          </table:table-cell>
          <table:table-cell office:value-type="float" office:value="9215397" table:style-name="ce2">
            <text:p>9215397</text:p>
          </table:table-cell>
          <table:table-cell office:value-type="float" office:value="9475078" table:style-name="ce2">
            <text:p>9475078</text:p>
          </table:table-cell>
          <table:table-cell office:value-type="float" office:value="9761730" table:style-name="ce2">
            <text:p>9761730</text:p>
          </table:table-cell>
          <table:table-cell office:value-type="float" office:value="10060342" table:style-name="ce2">
            <text:p>10060342</text:p>
          </table:table-cell>
          <table:table-cell office:value-type="float" office:value="10370749" table:style-name="ce2">
            <text:p>10370749</text:p>
          </table:table-cell>
          <table:table-cell office:value-type="float" office:value="10684968" table:style-name="ce2">
            <text:p>10684968</text:p>
          </table:table-cell>
          <table:table-cell office:value-type="float" office:value="11002745" table:style-name="ce2">
            <text:p>11002745</text:p>
          </table:table-cell>
          <table:table-cell office:value-type="float" office:value="11331821" table:style-name="ce2">
            <text:p>11331821</text:p>
          </table:table-cell>
          <table:table-cell office:value-type="float" office:value="11667180" table:style-name="ce2">
            <text:p>11667180</text:p>
          </table:table-cell>
          <table:table-cell office:value-type="float" office:value="12006353" table:style-name="ce2">
            <text:p>12006353</text:p>
          </table:table-cell>
          <table:table-cell office:value-type="float" office:value="12353131" table:style-name="ce2">
            <text:p>12353131</text:p>
          </table:table-cell>
          <table:table-cell office:value-type="float" office:value="12704903" table:style-name="ce2">
            <text:p>12704903</text:p>
          </table:table-cell>
          <table:table-cell office:value-type="float" office:value="13058516" table:style-name="ce2">
            <text:p>13058516</text:p>
          </table:table-cell>
          <table:table-cell office:value-type="float" office:value="13414757" table:style-name="ce2">
            <text:p>13414757</text:p>
          </table:table-cell>
          <table:table-cell office:value-type="float" office:value="13775214" table:style-name="ce2">
            <text:p>13775214</text:p>
          </table:table-cell>
          <table:table-cell office:value-type="float" office:value="14144860" table:style-name="ce2">
            <text:p>14144860</text:p>
          </table:table-cell>
          <table:table-cell office:value-type="float" office:value="14525140" table:style-name="ce2">
            <text:p>14525140</text:p>
          </table:table-cell>
          <table:table-cell office:value-type="float" office:value="14912631" table:style-name="ce2">
            <text:p>14912631</text:p>
          </table:table-cell>
          <table:table-cell office:value-type="float" office:value="15309490" table:style-name="ce2">
            <text:p>15309490</text:p>
          </table:table-cell>
          <table:table-cell office:value-type="float" office:value="15725528" table:style-name="ce2">
            <text:p>15725528</text:p>
          </table:table-cell>
          <table:table-cell office:value-type="float" office:value="16160340" table:style-name="ce2">
            <text:p>16160340</text:p>
          </table:table-cell>
          <table:table-cell office:value-type="float" office:value="16610487" table:style-name="ce2">
            <text:p>16610487</text:p>
          </table:table-cell>
          <table:table-cell office:value-type="float" office:value="17074594" table:style-name="ce2">
            <text:p>17074594</text:p>
          </table:table-cell>
          <table:table-cell office:value-type="float" office:value="17550407" table:style-name="ce2">
            <text:p>17550407</text:p>
          </table:table-cell>
          <table:table-cell office:value-type="float" office:value="18049896" table:style-name="ce2">
            <text:p>18049896</text:p>
          </table:table-cell>
          <table:table-cell office:value-type="float" office:value="18574056" table:style-name="ce2">
            <text:p>18574056</text:p>
          </table:table-cell>
          <table:table-cell office:value-type="float" office:value="19113974" table:style-name="ce2">
            <text:p>19113974</text:p>
          </table:table-cell>
          <table:table-cell office:value-type="float" office:value="19668066" table:style-name="ce2">
            <text:p>19668066</text:p>
          </table:table-cell>
          <table:table-cell office:value-type="float" office:value="20232304" table:style-name="ce2">
            <text:p>20232304</text:p>
          </table:table-cell>
          <table:table-cell office:value-type="float" office:value="20809529" table:style-name="ce2">
            <text:p>20809529</text:p>
          </table:table-cell>
          <table:table-cell office:value-type="float" office:value="21402376" table:style-name="ce2">
            <text:p>21402376</text:p>
          </table:table-cell>
          <table:table-cell office:value-type="float" office:value="22059893" table:style-name="ce2">
            <text:p>22059893</text:p>
          </table:table-cell>
          <table:table-cell office:value-type="float" office:value="22763414" table:style-name="ce2">
            <text:p>22763414</text:p>
          </table:table-cell>
          <table:table-cell office:value-type="float" office:value="23454161" table:style-name="ce2">
            <text:p>23454161</text:p>
          </table:table-cell>
          <table:table-cell office:value-type="float" office:value="24128601" table:style-name="ce2">
            <text:p>24128601</text:p>
          </table:table-cell>
          <table:table-cell office:value-type="float" office:value="24806383" table:style-name="ce2">
            <text:p>24806383</text:p>
          </table:table-cell>
          <table:table-cell office:value-type="float" office:value="25506095" table:style-name="ce2">
            <text:p>25506095</text:p>
          </table:table-cell>
          <table:table-cell office:value-type="float" office:value="26210558" table:style-name="ce2">
            <text:p>26210558</text:p>
          </table:table-cell>
          <table:table-cell office:value-type="float" office:value="26915758" table:style-name="ce2">
            <text:p>26915758</text:p>
          </table:table-cell>
          <table:table-cell office:value-type="float" office:value="27632771" table:style-name="ce2">
            <text:p>27632771</text:p>
          </table:table-cell>
          <table:table-cell office:value-type="float" office:value="28372687" table:style-name="ce2">
            <text:p>28372687</text:p>
          </table:table-cell>
          <table:table-cell office:value-type="float" office:value="29123744" table:style-name="ce2">
            <text:p>2912374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Congo, Dem. Rep.</text:p>
          </table:table-cell>
          <table:table-cell office:value-type="string" table:style-name="ce2">
            <text:p>COD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5264846" table:style-name="ce2">
            <text:p>15264846</text:p>
          </table:table-cell>
          <table:table-cell office:value-type="float" office:value="15662374" table:style-name="ce2">
            <text:p>15662374</text:p>
          </table:table-cell>
          <table:table-cell office:value-type="float" office:value="16075724" table:style-name="ce2">
            <text:p>16075724</text:p>
          </table:table-cell>
          <table:table-cell office:value-type="float" office:value="16507599" table:style-name="ce2">
            <text:p>16507599</text:p>
          </table:table-cell>
          <table:table-cell office:value-type="float" office:value="16955327" table:style-name="ce2">
            <text:p>16955327</text:p>
          </table:table-cell>
          <table:table-cell office:value-type="float" office:value="17427802" table:style-name="ce2">
            <text:p>17427802</text:p>
          </table:table-cell>
          <table:table-cell office:value-type="float" office:value="17931929" table:style-name="ce2">
            <text:p>17931929</text:p>
          </table:table-cell>
          <table:table-cell office:value-type="float" office:value="18462782" table:style-name="ce2">
            <text:p>18462782</text:p>
          </table:table-cell>
          <table:table-cell office:value-type="float" office:value="19012189" table:style-name="ce2">
            <text:p>19012189</text:p>
          </table:table-cell>
          <table:table-cell office:value-type="float" office:value="19570445" table:style-name="ce2">
            <text:p>19570445</text:p>
          </table:table-cell>
          <table:table-cell office:value-type="float" office:value="20137436" table:style-name="ce2">
            <text:p>20137436</text:p>
          </table:table-cell>
          <table:table-cell office:value-type="float" office:value="20695569" table:style-name="ce2">
            <text:p>20695569</text:p>
          </table:table-cell>
          <table:table-cell office:value-type="float" office:value="21251160" table:style-name="ce2">
            <text:p>21251160</text:p>
          </table:table-cell>
          <table:table-cell office:value-type="float" office:value="21827665" table:style-name="ce2">
            <text:p>21827665</text:p>
          </table:table-cell>
          <table:table-cell office:value-type="float" office:value="22418878" table:style-name="ce2">
            <text:p>22418878</text:p>
          </table:table-cell>
          <table:table-cell office:value-type="float" office:value="23021101" table:style-name="ce2">
            <text:p>23021101</text:p>
          </table:table-cell>
          <table:table-cell office:value-type="float" office:value="23624031" table:style-name="ce2">
            <text:p>23624031</text:p>
          </table:table-cell>
          <table:table-cell office:value-type="float" office:value="24229061" table:style-name="ce2">
            <text:p>24229061</text:p>
          </table:table-cell>
          <table:table-cell office:value-type="float" office:value="24992689" table:style-name="ce2">
            <text:p>24992689</text:p>
          </table:table-cell>
          <table:table-cell office:value-type="float" office:value="25886782" table:style-name="ce2">
            <text:p>25886782</text:p>
          </table:table-cell>
          <table:table-cell office:value-type="float" office:value="26711099" table:style-name="ce2">
            <text:p>26711099</text:p>
          </table:table-cell>
          <table:table-cell office:value-type="float" office:value="27500515" table:style-name="ce2">
            <text:p>27500515</text:p>
          </table:table-cell>
          <table:table-cell office:value-type="float" office:value="28338190" table:style-name="ce2">
            <text:p>28338190</text:p>
          </table:table-cell>
          <table:table-cell office:value-type="float" office:value="29250963" table:style-name="ce2">
            <text:p>29250963</text:p>
          </table:table-cell>
          <table:table-cell office:value-type="float" office:value="30245081" table:style-name="ce2">
            <text:p>30245081</text:p>
          </table:table-cell>
          <table:table-cell office:value-type="float" office:value="31264816" table:style-name="ce2">
            <text:p>31264816</text:p>
          </table:table-cell>
          <table:table-cell office:value-type="float" office:value="32265196" table:style-name="ce2">
            <text:p>32265196</text:p>
          </table:table-cell>
          <table:table-cell office:value-type="float" office:value="33298904" table:style-name="ce2">
            <text:p>33298904</text:p>
          </table:table-cell>
          <table:table-cell office:value-type="float" office:value="34382752" table:style-name="ce2">
            <text:p>34382752</text:p>
          </table:table-cell>
          <table:table-cell office:value-type="float" office:value="35486866" table:style-name="ce2">
            <text:p>35486866</text:p>
          </table:table-cell>
          <table:table-cell office:value-type="float" office:value="36684063" table:style-name="ce2">
            <text:p>36684063</text:p>
          </table:table-cell>
          <table:table-cell office:value-type="float" office:value="37925817" table:style-name="ce2">
            <text:p>37925817</text:p>
          </table:table-cell>
          <table:table-cell office:value-type="float" office:value="39228910" table:style-name="ce2">
            <text:p>39228910</text:p>
          </table:table-cell>
          <table:table-cell office:value-type="float" office:value="40656336" table:style-name="ce2">
            <text:p>40656336</text:p>
          </table:table-cell>
          <table:table-cell office:value-type="float" office:value="42626876" table:style-name="ce2">
            <text:p>42626876</text:p>
          </table:table-cell>
          <table:table-cell office:value-type="float" office:value="44433704" table:style-name="ce2">
            <text:p>44433704</text:p>
          </table:table-cell>
          <table:table-cell office:value-type="float" office:value="45296124" table:style-name="ce2">
            <text:p>45296124</text:p>
          </table:table-cell>
          <table:table-cell office:value-type="float" office:value="46029902" table:style-name="ce2">
            <text:p>46029902</text:p>
          </table:table-cell>
          <table:table-cell office:value-type="float" office:value="47297600" table:style-name="ce2">
            <text:p>47297600</text:p>
          </table:table-cell>
          <table:table-cell office:value-type="float" office:value="48912971" table:style-name="ce2">
            <text:p>48912971</text:p>
          </table:table-cell>
          <table:table-cell office:value-type="float" office:value="50507442" table:style-name="ce2">
            <text:p>50507442</text:p>
          </table:table-cell>
          <table:table-cell office:value-type="float" office:value="52132646" table:style-name="ce2">
            <text:p>52132646</text:p>
          </table:table-cell>
          <table:table-cell office:value-type="float" office:value="53750524" table:style-name="ce2">
            <text:p>53750524</text:p>
          </table:table-cell>
          <table:table-cell office:value-type="float" office:value="55343867" table:style-name="ce2">
            <text:p>55343867</text:p>
          </table:table-cell>
          <table:table-cell office:value-type="float" office:value="56997741" table:style-name="ce2">
            <text:p>56997741</text:p>
          </table:table-cell>
          <table:table-cell office:value-type="float" office:value="58775724" table:style-name="ce2">
            <text:p>58775724</text:p>
          </table:table-cell>
          <table:table-cell office:value-type="float" office:value="60615908" table:style-name="ce2">
            <text:p>60615908</text:p>
          </table:table-cell>
          <table:table-cell office:value-type="float" office:value="62477752" table:style-name="ce2">
            <text:p>62477752</text:p>
          </table:table-cell>
          <table:table-cell office:value-type="float" office:value="64390664" table:style-name="ce2">
            <text:p>64390664</text:p>
          </table:table-cell>
          <table:table-cell office:value-type="float" office:value="66412044" table:style-name="ce2">
            <text:p>66412044</text:p>
          </table:table-cell>
          <table:table-cell office:value-type="float" office:value="68563038" table:style-name="ce2">
            <text:p>68563038</text:p>
          </table:table-cell>
          <table:table-cell office:value-type="float" office:value="70849311" table:style-name="ce2">
            <text:p>70849311</text:p>
          </table:table-cell>
          <table:table-cell office:value-type="float" office:value="73254618" table:style-name="ce2">
            <text:p>73254618</text:p>
          </table:table-cell>
          <table:table-cell office:value-type="float" office:value="75789395" table:style-name="ce2">
            <text:p>75789395</text:p>
          </table:table-cell>
          <table:table-cell office:value-type="float" office:value="78403242" table:style-name="ce2">
            <text:p>78403242</text:p>
          </table:table-cell>
          <table:table-cell office:value-type="float" office:value="81035531" table:style-name="ce2">
            <text:p>81035531</text:p>
          </table:table-cell>
          <table:table-cell office:value-type="float" office:value="83956415" table:style-name="ce2">
            <text:p>83956415</text:p>
          </table:table-cell>
          <table:table-cell office:value-type="float" office:value="87083398" table:style-name="ce2">
            <text:p>87083398</text:p>
          </table:table-cell>
          <table:table-cell office:value-type="float" office:value="90047644" table:style-name="ce2">
            <text:p>90047644</text:p>
          </table:table-cell>
          <table:table-cell office:value-type="float" office:value="92947442" table:style-name="ce2">
            <text:p>92947442</text:p>
          </table:table-cell>
          <table:table-cell office:value-type="float" office:value="95989998" table:style-name="ce2">
            <text:p>95989998</text:p>
          </table:table-cell>
          <table:table-cell office:value-type="float" office:value="99148932" table:style-name="ce2">
            <text:p>99148932</text:p>
          </table:table-cell>
          <table:table-cell office:value-type="float" office:value="102396968" table:style-name="ce2">
            <text:p>102396968</text:p>
          </table:table-cell>
          <table:table-cell office:value-type="float" office:value="105789731" table:style-name="ce2">
            <text:p>105789731</text:p>
          </table:table-cell>
          <table:table-cell office:value-type="float" office:value="109276265" table:style-name="ce2">
            <text:p>109276265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Congo, Rep.</text:p>
          </table:table-cell>
          <table:table-cell office:value-type="string" table:style-name="ce2">
            <text:p>COG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056732" table:style-name="ce2">
            <text:p>1056732</text:p>
          </table:table-cell>
          <table:table-cell office:value-type="float" office:value="1084389" table:style-name="ce2">
            <text:p>1084389</text:p>
          </table:table-cell>
          <table:table-cell office:value-type="float" office:value="1113175" table:style-name="ce2">
            <text:p>1113175</text:p>
          </table:table-cell>
          <table:table-cell office:value-type="float" office:value="1143263" table:style-name="ce2">
            <text:p>1143263</text:p>
          </table:table-cell>
          <table:table-cell office:value-type="float" office:value="1174816" table:style-name="ce2">
            <text:p>1174816</text:p>
          </table:table-cell>
          <table:table-cell office:value-type="float" office:value="1207880" table:style-name="ce2">
            <text:p>1207880</text:p>
          </table:table-cell>
          <table:table-cell office:value-type="float" office:value="1242534" table:style-name="ce2">
            <text:p>1242534</text:p>
          </table:table-cell>
          <table:table-cell office:value-type="float" office:value="1278691" table:style-name="ce2">
            <text:p>1278691</text:p>
          </table:table-cell>
          <table:table-cell office:value-type="float" office:value="1316519" table:style-name="ce2">
            <text:p>1316519</text:p>
          </table:table-cell>
          <table:table-cell office:value-type="float" office:value="1356182" table:style-name="ce2">
            <text:p>1356182</text:p>
          </table:table-cell>
          <table:table-cell office:value-type="float" office:value="1397638" table:style-name="ce2">
            <text:p>1397638</text:p>
          </table:table-cell>
          <table:table-cell office:value-type="float" office:value="1441039" table:style-name="ce2">
            <text:p>1441039</text:p>
          </table:table-cell>
          <table:table-cell office:value-type="float" office:value="1486468" table:style-name="ce2">
            <text:p>1486468</text:p>
          </table:table-cell>
          <table:table-cell office:value-type="float" office:value="1533680" table:style-name="ce2">
            <text:p>1533680</text:p>
          </table:table-cell>
          <table:table-cell office:value-type="float" office:value="1582301" table:style-name="ce2">
            <text:p>1582301</text:p>
          </table:table-cell>
          <table:table-cell office:value-type="float" office:value="1627032" table:style-name="ce2">
            <text:p>1627032</text:p>
          </table:table-cell>
          <table:table-cell office:value-type="float" office:value="1667225" table:style-name="ce2">
            <text:p>1667225</text:p>
          </table:table-cell>
          <table:table-cell office:value-type="float" office:value="1707568" table:style-name="ce2">
            <text:p>1707568</text:p>
          </table:table-cell>
          <table:table-cell office:value-type="float" office:value="1748089" table:style-name="ce2">
            <text:p>1748089</text:p>
          </table:table-cell>
          <table:table-cell office:value-type="float" office:value="1788524" table:style-name="ce2">
            <text:p>1788524</text:p>
          </table:table-cell>
          <table:table-cell office:value-type="float" office:value="1828985" table:style-name="ce2">
            <text:p>1828985</text:p>
          </table:table-cell>
          <table:table-cell office:value-type="float" office:value="1869759" table:style-name="ce2">
            <text:p>1869759</text:p>
          </table:table-cell>
          <table:table-cell office:value-type="float" office:value="1910430" table:style-name="ce2">
            <text:p>1910430</text:p>
          </table:table-cell>
          <table:table-cell office:value-type="float" office:value="1950321" table:style-name="ce2">
            <text:p>1950321</text:p>
          </table:table-cell>
          <table:table-cell office:value-type="float" office:value="1999528" table:style-name="ce2">
            <text:p>1999528</text:p>
          </table:table-cell>
          <table:table-cell office:value-type="float" office:value="2059311" table:style-name="ce2">
            <text:p>2059311</text:p>
          </table:table-cell>
          <table:table-cell office:value-type="float" office:value="2120602" table:style-name="ce2">
            <text:p>2120602</text:p>
          </table:table-cell>
          <table:table-cell office:value-type="float" office:value="2183473" table:style-name="ce2">
            <text:p>2183473</text:p>
          </table:table-cell>
          <table:table-cell office:value-type="float" office:value="2247653" table:style-name="ce2">
            <text:p>2247653</text:p>
          </table:table-cell>
          <table:table-cell office:value-type="float" office:value="2313558" table:style-name="ce2">
            <text:p>2313558</text:p>
          </table:table-cell>
          <table:table-cell office:value-type="float" office:value="2380560" table:style-name="ce2">
            <text:p>2380560</text:p>
          </table:table-cell>
          <table:table-cell office:value-type="float" office:value="2449229" table:style-name="ce2">
            <text:p>2449229</text:p>
          </table:table-cell>
          <table:table-cell office:value-type="float" office:value="2519465" table:style-name="ce2">
            <text:p>2519465</text:p>
          </table:table-cell>
          <table:table-cell office:value-type="float" office:value="2595124" table:style-name="ce2">
            <text:p>2595124</text:p>
          </table:table-cell>
          <table:table-cell office:value-type="float" office:value="2673144" table:style-name="ce2">
            <text:p>2673144</text:p>
          </table:table-cell>
          <table:table-cell office:value-type="float" office:value="2749461" table:style-name="ce2">
            <text:p>2749461</text:p>
          </table:table-cell>
          <table:table-cell office:value-type="float" office:value="2826785" table:style-name="ce2">
            <text:p>2826785</text:p>
          </table:table-cell>
          <table:table-cell office:value-type="float" office:value="2887862" table:style-name="ce2">
            <text:p>2887862</text:p>
          </table:table-cell>
          <table:table-cell office:value-type="float" office:value="2952061" table:style-name="ce2">
            <text:p>2952061</text:p>
          </table:table-cell>
          <table:table-cell office:value-type="float" office:value="3032874" table:style-name="ce2">
            <text:p>3032874</text:p>
          </table:table-cell>
          <table:table-cell office:value-type="float" office:value="3151345" table:style-name="ce2">
            <text:p>3151345</text:p>
          </table:table-cell>
          <table:table-cell office:value-type="float" office:value="3272537" table:style-name="ce2">
            <text:p>3272537</text:p>
          </table:table-cell>
          <table:table-cell office:value-type="float" office:value="3350771" table:style-name="ce2">
            <text:p>3350771</text:p>
          </table:table-cell>
          <table:table-cell office:value-type="float" office:value="3445753" table:style-name="ce2">
            <text:p>3445753</text:p>
          </table:table-cell>
          <table:table-cell office:value-type="float" office:value="3565554" table:style-name="ce2">
            <text:p>3565554</text:p>
          </table:table-cell>
          <table:table-cell office:value-type="float" office:value="3696393" table:style-name="ce2">
            <text:p>3696393</text:p>
          </table:table-cell>
          <table:table-cell office:value-type="float" office:value="3837409" table:style-name="ce2">
            <text:p>3837409</text:p>
          </table:table-cell>
          <table:table-cell office:value-type="float" office:value="3980430" table:style-name="ce2">
            <text:p>3980430</text:p>
          </table:table-cell>
          <table:table-cell office:value-type="float" office:value="4113517" table:style-name="ce2">
            <text:p>4113517</text:p>
          </table:table-cell>
          <table:table-cell office:value-type="float" office:value="4281219" table:style-name="ce2">
            <text:p>4281219</text:p>
          </table:table-cell>
          <table:table-cell office:value-type="float" office:value="4462290" table:style-name="ce2">
            <text:p>4462290</text:p>
          </table:table-cell>
          <table:table-cell office:value-type="float" office:value="4609724" table:style-name="ce2">
            <text:p>4609724</text:p>
          </table:table-cell>
          <table:table-cell office:value-type="float" office:value="4740450" table:style-name="ce2">
            <text:p>4740450</text:p>
          </table:table-cell>
          <table:table-cell office:value-type="float" office:value="4857099" table:style-name="ce2">
            <text:p>4857099</text:p>
          </table:table-cell>
          <table:table-cell office:value-type="float" office:value="4975880" table:style-name="ce2">
            <text:p>4975880</text:p>
          </table:table-cell>
          <table:table-cell office:value-type="float" office:value="5097581" table:style-name="ce2">
            <text:p>5097581</text:p>
          </table:table-cell>
          <table:table-cell office:value-type="float" office:value="5222536" table:style-name="ce2">
            <text:p>5222536</text:p>
          </table:table-cell>
          <table:table-cell office:value-type="float" office:value="5351011" table:style-name="ce2">
            <text:p>5351011</text:p>
          </table:table-cell>
          <table:table-cell office:value-type="float" office:value="5483118" table:style-name="ce2">
            <text:p>5483118</text:p>
          </table:table-cell>
          <table:table-cell office:value-type="float" office:value="5616661" table:style-name="ce2">
            <text:p>5616661</text:p>
          </table:table-cell>
          <table:table-cell office:value-type="float" office:value="5752791" table:style-name="ce2">
            <text:p>5752791</text:p>
          </table:table-cell>
          <table:table-cell office:value-type="float" office:value="5892183" table:style-name="ce2">
            <text:p>5892183</text:p>
          </table:table-cell>
          <table:table-cell office:value-type="float" office:value="6035104" table:style-name="ce2">
            <text:p>6035104</text:p>
          </table:table-cell>
          <table:table-cell office:value-type="float" office:value="6182885" table:style-name="ce2">
            <text:p>6182885</text:p>
          </table:table-cell>
          <table:table-cell office:value-type="float" office:value="6332961" table:style-name="ce2">
            <text:p>633296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Colombia</text:p>
          </table:table-cell>
          <table:table-cell office:value-type="string" table:style-name="ce2">
            <text:p>COL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5606209" table:style-name="ce2">
            <text:p>15606209</text:p>
          </table:table-cell>
          <table:table-cell office:value-type="float" office:value="16095203" table:style-name="ce2">
            <text:p>16095203</text:p>
          </table:table-cell>
          <table:table-cell office:value-type="float" office:value="16599029" table:style-name="ce2">
            <text:p>16599029</text:p>
          </table:table-cell>
          <table:table-cell office:value-type="float" office:value="17113823" table:style-name="ce2">
            <text:p>17113823</text:p>
          </table:table-cell>
          <table:table-cell office:value-type="float" office:value="17637411" table:style-name="ce2">
            <text:p>17637411</text:p>
          </table:table-cell>
          <table:table-cell office:value-type="float" office:value="18169050" table:style-name="ce2">
            <text:p>18169050</text:p>
          </table:table-cell>
          <table:table-cell office:value-type="float" office:value="18702688" table:style-name="ce2">
            <text:p>18702688</text:p>
          </table:table-cell>
          <table:table-cell office:value-type="float" office:value="19235618" table:style-name="ce2">
            <text:p>19235618</text:p>
          </table:table-cell>
          <table:table-cell office:value-type="float" office:value="19766796" table:style-name="ce2">
            <text:p>19766796</text:p>
          </table:table-cell>
          <table:table-cell office:value-type="float" office:value="20291942" table:style-name="ce2">
            <text:p>20291942</text:p>
          </table:table-cell>
          <table:table-cell office:value-type="float" office:value="20811782" table:style-name="ce2">
            <text:p>20811782</text:p>
          </table:table-cell>
          <table:table-cell office:value-type="float" office:value="21319096" table:style-name="ce2">
            <text:p>21319096</text:p>
          </table:table-cell>
          <table:table-cell office:value-type="float" office:value="21819563" table:style-name="ce2">
            <text:p>21819563</text:p>
          </table:table-cell>
          <table:table-cell office:value-type="float" office:value="22325374" table:style-name="ce2">
            <text:p>22325374</text:p>
          </table:table-cell>
          <table:table-cell office:value-type="float" office:value="22833469" table:style-name="ce2">
            <text:p>22833469</text:p>
          </table:table-cell>
          <table:table-cell office:value-type="float" office:value="23344644" table:style-name="ce2">
            <text:p>23344644</text:p>
          </table:table-cell>
          <table:table-cell office:value-type="float" office:value="23858810" table:style-name="ce2">
            <text:p>23858810</text:p>
          </table:table-cell>
          <table:table-cell office:value-type="float" office:value="24393494" table:style-name="ce2">
            <text:p>24393494</text:p>
          </table:table-cell>
          <table:table-cell office:value-type="float" office:value="24950337" table:style-name="ce2">
            <text:p>24950337</text:p>
          </table:table-cell>
          <table:table-cell office:value-type="float" office:value="25515626" table:style-name="ce2">
            <text:p>25515626</text:p>
          </table:table-cell>
          <table:table-cell office:value-type="float" office:value="26104498" table:style-name="ce2">
            <text:p>26104498</text:p>
          </table:table-cell>
          <table:table-cell office:value-type="float" office:value="26713267" table:style-name="ce2">
            <text:p>26713267</text:p>
          </table:table-cell>
          <table:table-cell office:value-type="float" office:value="27338331" table:style-name="ce2">
            <text:p>27338331</text:p>
          </table:table-cell>
          <table:table-cell office:value-type="float" office:value="27988173" table:style-name="ce2">
            <text:p>27988173</text:p>
          </table:table-cell>
          <table:table-cell office:value-type="float" office:value="28642690" table:style-name="ce2">
            <text:p>28642690</text:p>
          </table:table-cell>
          <table:table-cell office:value-type="float" office:value="29268470" table:style-name="ce2">
            <text:p>29268470</text:p>
          </table:table-cell>
          <table:table-cell office:value-type="float" office:value="29879112" table:style-name="ce2">
            <text:p>29879112</text:p>
          </table:table-cell>
          <table:table-cell office:value-type="float" office:value="30499467" table:style-name="ce2">
            <text:p>30499467</text:p>
          </table:table-cell>
          <table:table-cell office:value-type="float" office:value="31130524" table:style-name="ce2">
            <text:p>31130524</text:p>
          </table:table-cell>
          <table:table-cell office:value-type="float" office:value="31776279" table:style-name="ce2">
            <text:p>31776279</text:p>
          </table:table-cell>
          <table:table-cell office:value-type="float" office:value="32440069" table:style-name="ce2">
            <text:p>32440069</text:p>
          </table:table-cell>
          <table:table-cell office:value-type="float" office:value="33098372" table:style-name="ce2">
            <text:p>33098372</text:p>
          </table:table-cell>
          <table:table-cell office:value-type="float" office:value="33760571" table:style-name="ce2">
            <text:p>33760571</text:p>
          </table:table-cell>
          <table:table-cell office:value-type="float" office:value="34441473" table:style-name="ce2">
            <text:p>34441473</text:p>
          </table:table-cell>
          <table:table-cell office:value-type="float" office:value="35127410" table:style-name="ce2">
            <text:p>35127410</text:p>
          </table:table-cell>
          <table:table-cell office:value-type="float" office:value="35804662" table:style-name="ce2">
            <text:p>35804662</text:p>
          </table:table-cell>
          <table:table-cell office:value-type="float" office:value="36462745" table:style-name="ce2">
            <text:p>36462745</text:p>
          </table:table-cell>
          <table:table-cell office:value-type="float" office:value="37121149" table:style-name="ce2">
            <text:p>37121149</text:p>
          </table:table-cell>
          <table:table-cell office:value-type="float" office:value="37792165" table:style-name="ce2">
            <text:p>37792165</text:p>
          </table:table-cell>
          <table:table-cell office:value-type="float" office:value="38454863" table:style-name="ce2">
            <text:p>38454863</text:p>
          </table:table-cell>
          <table:table-cell office:value-type="float" office:value="39089934" table:style-name="ce2">
            <text:p>39089934</text:p>
          </table:table-cell>
          <table:table-cell office:value-type="float" office:value="39709262" table:style-name="ce2">
            <text:p>39709262</text:p>
          </table:table-cell>
          <table:table-cell office:value-type="float" office:value="40324680" table:style-name="ce2">
            <text:p>40324680</text:p>
          </table:table-cell>
          <table:table-cell office:value-type="float" office:value="40937429" table:style-name="ce2">
            <text:p>40937429</text:p>
          </table:table-cell>
          <table:table-cell office:value-type="float" office:value="41543171" table:style-name="ce2">
            <text:p>41543171</text:p>
          </table:table-cell>
          <table:table-cell office:value-type="float" office:value="42128977" table:style-name="ce2">
            <text:p>42128977</text:p>
          </table:table-cell>
          <table:table-cell office:value-type="float" office:value="42691084" table:style-name="ce2">
            <text:p>42691084</text:p>
          </table:table-cell>
          <table:table-cell office:value-type="float" office:value="43235374" table:style-name="ce2">
            <text:p>43235374</text:p>
          </table:table-cell>
          <table:table-cell office:value-type="float" office:value="43758808" table:style-name="ce2">
            <text:p>43758808</text:p>
          </table:table-cell>
          <table:table-cell office:value-type="float" office:value="44271541" table:style-name="ce2">
            <text:p>44271541</text:p>
          </table:table-cell>
          <table:table-cell office:value-type="float" office:value="44777319" table:style-name="ce2">
            <text:p>44777319</text:p>
          </table:table-cell>
          <table:table-cell office:value-type="float" office:value="45259614" table:style-name="ce2">
            <text:p>45259614</text:p>
          </table:table-cell>
          <table:table-cell office:value-type="float" office:value="45715810" table:style-name="ce2">
            <text:p>45715810</text:p>
          </table:table-cell>
          <table:table-cell office:value-type="float" office:value="46151584" table:style-name="ce2">
            <text:p>46151584</text:p>
          </table:table-cell>
          <table:table-cell office:value-type="float" office:value="46565429" table:style-name="ce2">
            <text:p>46565429</text:p>
          </table:table-cell>
          <table:table-cell office:value-type="float" office:value="46969940" table:style-name="ce2">
            <text:p>46969940</text:p>
          </table:table-cell>
          <table:table-cell office:value-type="float" office:value="47437512" table:style-name="ce2">
            <text:p>47437512</text:p>
          </table:table-cell>
          <table:table-cell office:value-type="float" office:value="48131078" table:style-name="ce2">
            <text:p>48131078</text:p>
          </table:table-cell>
          <table:table-cell office:value-type="float" office:value="49024465" table:style-name="ce2">
            <text:p>49024465</text:p>
          </table:table-cell>
          <table:table-cell office:value-type="float" office:value="49907985" table:style-name="ce2">
            <text:p>49907985</text:p>
          </table:table-cell>
          <table:table-cell office:value-type="float" office:value="50629997" table:style-name="ce2">
            <text:p>50629997</text:p>
          </table:table-cell>
          <table:table-cell office:value-type="float" office:value="51188173" table:style-name="ce2">
            <text:p>51188173</text:p>
          </table:table-cell>
          <table:table-cell office:value-type="float" office:value="51737944" table:style-name="ce2">
            <text:p>51737944</text:p>
          </table:table-cell>
          <table:table-cell office:value-type="float" office:value="52321152" table:style-name="ce2">
            <text:p>52321152</text:p>
          </table:table-cell>
          <table:table-cell office:value-type="float" office:value="52886363" table:style-name="ce2">
            <text:p>5288636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Comoros</text:p>
          </table:table-cell>
          <table:table-cell office:value-type="string" table:style-name="ce2">
            <text:p>COM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97700" table:style-name="ce2">
            <text:p>197700</text:p>
          </table:table-cell>
          <table:table-cell office:value-type="float" office:value="201201" table:style-name="ce2">
            <text:p>201201</text:p>
          </table:table-cell>
          <table:table-cell office:value-type="float" office:value="204702" table:style-name="ce2">
            <text:p>204702</text:p>
          </table:table-cell>
          <table:table-cell office:value-type="float" office:value="208185" table:style-name="ce2">
            <text:p>208185</text:p>
          </table:table-cell>
          <table:table-cell office:value-type="float" office:value="211644" table:style-name="ce2">
            <text:p>211644</text:p>
          </table:table-cell>
          <table:table-cell office:value-type="float" office:value="214967" table:style-name="ce2">
            <text:p>214967</text:p>
          </table:table-cell>
          <table:table-cell office:value-type="float" office:value="218663" table:style-name="ce2">
            <text:p>218663</text:p>
          </table:table-cell>
          <table:table-cell office:value-type="float" office:value="223859" table:style-name="ce2">
            <text:p>223859</text:p>
          </table:table-cell>
          <table:table-cell office:value-type="float" office:value="230244" table:style-name="ce2">
            <text:p>230244</text:p>
          </table:table-cell>
          <table:table-cell office:value-type="float" office:value="237001" table:style-name="ce2">
            <text:p>237001</text:p>
          </table:table-cell>
          <table:table-cell office:value-type="float" office:value="244185" table:style-name="ce2">
            <text:p>244185</text:p>
          </table:table-cell>
          <table:table-cell office:value-type="float" office:value="251865" table:style-name="ce2">
            <text:p>251865</text:p>
          </table:table-cell>
          <table:table-cell office:value-type="float" office:value="260077" table:style-name="ce2">
            <text:p>260077</text:p>
          </table:table-cell>
          <table:table-cell office:value-type="float" office:value="268820" table:style-name="ce2">
            <text:p>268820</text:p>
          </table:table-cell>
          <table:table-cell office:value-type="float" office:value="278075" table:style-name="ce2">
            <text:p>278075</text:p>
          </table:table-cell>
          <table:table-cell office:value-type="float" office:value="287692" table:style-name="ce2">
            <text:p>287692</text:p>
          </table:table-cell>
          <table:table-cell office:value-type="float" office:value="297538" table:style-name="ce2">
            <text:p>297538</text:p>
          </table:table-cell>
          <table:table-cell office:value-type="float" office:value="307579" table:style-name="ce2">
            <text:p>307579</text:p>
          </table:table-cell>
          <table:table-cell office:value-type="float" office:value="317688" table:style-name="ce2">
            <text:p>317688</text:p>
          </table:table-cell>
          <table:table-cell office:value-type="float" office:value="327791" table:style-name="ce2">
            <text:p>327791</text:p>
          </table:table-cell>
          <table:table-cell office:value-type="float" office:value="337721" table:style-name="ce2">
            <text:p>337721</text:p>
          </table:table-cell>
          <table:table-cell office:value-type="float" office:value="347382" table:style-name="ce2">
            <text:p>347382</text:p>
          </table:table-cell>
          <table:table-cell office:value-type="float" office:value="357139" table:style-name="ce2">
            <text:p>357139</text:p>
          </table:table-cell>
          <table:table-cell office:value-type="float" office:value="367233" table:style-name="ce2">
            <text:p>367233</text:p>
          </table:table-cell>
          <table:table-cell office:value-type="float" office:value="377637" table:style-name="ce2">
            <text:p>377637</text:p>
          </table:table-cell>
          <table:table-cell office:value-type="float" office:value="388352" table:style-name="ce2">
            <text:p>388352</text:p>
          </table:table-cell>
          <table:table-cell office:value-type="float" office:value="399318" table:style-name="ce2">
            <text:p>399318</text:p>
          </table:table-cell>
          <table:table-cell office:value-type="float" office:value="410439" table:style-name="ce2">
            <text:p>410439</text:p>
          </table:table-cell>
          <table:table-cell office:value-type="float" office:value="421687" table:style-name="ce2">
            <text:p>421687</text:p>
          </table:table-cell>
          <table:table-cell office:value-type="float" office:value="433103" table:style-name="ce2">
            <text:p>433103</text:p>
          </table:table-cell>
          <table:table-cell office:value-type="float" office:value="444596" table:style-name="ce2">
            <text:p>444596</text:p>
          </table:table-cell>
          <table:table-cell office:value-type="float" office:value="455556" table:style-name="ce2">
            <text:p>455556</text:p>
          </table:table-cell>
          <table:table-cell office:value-type="float" office:value="465113" table:style-name="ce2">
            <text:p>465113</text:p>
          </table:table-cell>
          <table:table-cell office:value-type="float" office:value="473682" table:style-name="ce2">
            <text:p>473682</text:p>
          </table:table-cell>
          <table:table-cell office:value-type="float" office:value="482142" table:style-name="ce2">
            <text:p>482142</text:p>
          </table:table-cell>
          <table:table-cell office:value-type="float" office:value="490586" table:style-name="ce2">
            <text:p>490586</text:p>
          </table:table-cell>
          <table:table-cell office:value-type="float" office:value="499107" table:style-name="ce2">
            <text:p>499107</text:p>
          </table:table-cell>
          <table:table-cell office:value-type="float" office:value="507777" table:style-name="ce2">
            <text:p>507777</text:p>
          </table:table-cell>
          <table:table-cell office:value-type="float" office:value="516597" table:style-name="ce2">
            <text:p>516597</text:p>
          </table:table-cell>
          <table:table-cell office:value-type="float" office:value="525886" table:style-name="ce2">
            <text:p>525886</text:p>
          </table:table-cell>
          <table:table-cell office:value-type="float" office:value="536080" table:style-name="ce2">
            <text:p>536080</text:p>
          </table:table-cell>
          <table:table-cell office:value-type="float" office:value="547220" table:style-name="ce2">
            <text:p>547220</text:p>
          </table:table-cell>
          <table:table-cell office:value-type="float" office:value="558923" table:style-name="ce2">
            <text:p>558923</text:p>
          </table:table-cell>
          <table:table-cell office:value-type="float" office:value="569798" table:style-name="ce2">
            <text:p>569798</text:p>
          </table:table-cell>
          <table:table-cell office:value-type="float" office:value="580704" table:style-name="ce2">
            <text:p>580704</text:p>
          </table:table-cell>
          <table:table-cell office:value-type="float" office:value="592677" table:style-name="ce2">
            <text:p>592677</text:p>
          </table:table-cell>
          <table:table-cell office:value-type="float" office:value="604753" table:style-name="ce2">
            <text:p>604753</text:p>
          </table:table-cell>
          <table:table-cell office:value-type="float" office:value="616927" table:style-name="ce2">
            <text:p>616927</text:p>
          </table:table-cell>
          <table:table-cell office:value-type="float" office:value="629307" table:style-name="ce2">
            <text:p>629307</text:p>
          </table:table-cell>
          <table:table-cell office:value-type="float" office:value="641947" table:style-name="ce2">
            <text:p>641947</text:p>
          </table:table-cell>
          <table:table-cell office:value-type="float" office:value="654836" table:style-name="ce2">
            <text:p>654836</text:p>
          </table:table-cell>
          <table:table-cell office:value-type="float" office:value="668056" table:style-name="ce2">
            <text:p>668056</text:p>
          </table:table-cell>
          <table:table-cell office:value-type="float" office:value="681630" table:style-name="ce2">
            <text:p>681630</text:p>
          </table:table-cell>
          <table:table-cell office:value-type="float" office:value="696192" table:style-name="ce2">
            <text:p>696192</text:p>
          </table:table-cell>
          <table:table-cell office:value-type="float" office:value="711503" table:style-name="ce2">
            <text:p>711503</text:p>
          </table:table-cell>
          <table:table-cell office:value-type="float" office:value="726682" table:style-name="ce2">
            <text:p>726682</text:p>
          </table:table-cell>
          <table:table-cell office:value-type="float" office:value="741741" table:style-name="ce2">
            <text:p>741741</text:p>
          </table:table-cell>
          <table:table-cell office:value-type="float" office:value="756669" table:style-name="ce2">
            <text:p>756669</text:p>
          </table:table-cell>
          <table:table-cell office:value-type="float" office:value="771590" table:style-name="ce2">
            <text:p>771590</text:p>
          </table:table-cell>
          <table:table-cell office:value-type="float" office:value="786578" table:style-name="ce2">
            <text:p>786578</text:p>
          </table:table-cell>
          <table:table-cell office:value-type="float" office:value="802163" table:style-name="ce2">
            <text:p>802163</text:p>
          </table:table-cell>
          <table:table-cell office:value-type="float" office:value="818174" table:style-name="ce2">
            <text:p>818174</text:p>
          </table:table-cell>
          <table:table-cell office:value-type="float" office:value="834188" table:style-name="ce2">
            <text:p>834188</text:p>
          </table:table-cell>
          <table:table-cell office:value-type="float" office:value="850387" table:style-name="ce2">
            <text:p>850387</text:p>
          </table:table-cell>
          <table:table-cell office:value-type="float" office:value="866628" table:style-name="ce2">
            <text:p>86662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Cabo Verde</text:p>
          </table:table-cell>
          <table:table-cell office:value-type="string" table:style-name="ce2">
            <text:p>CPV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10024" table:style-name="ce2">
            <text:p>210024</text:p>
          </table:table-cell>
          <table:table-cell office:value-type="float" office:value="215087" table:style-name="ce2">
            <text:p>215087</text:p>
          </table:table-cell>
          <table:table-cell office:value-type="float" office:value="221919" table:style-name="ce2">
            <text:p>221919</text:p>
          </table:table-cell>
          <table:table-cell office:value-type="float" office:value="229373" table:style-name="ce2">
            <text:p>229373</text:p>
          </table:table-cell>
          <table:table-cell office:value-type="float" office:value="237006" table:style-name="ce2">
            <text:p>237006</text:p>
          </table:table-cell>
          <table:table-cell office:value-type="float" office:value="244856" table:style-name="ce2">
            <text:p>244856</text:p>
          </table:table-cell>
          <table:table-cell office:value-type="float" office:value="252976" table:style-name="ce2">
            <text:p>252976</text:p>
          </table:table-cell>
          <table:table-cell office:value-type="float" office:value="261404" table:style-name="ce2">
            <text:p>261404</text:p>
          </table:table-cell>
          <table:table-cell office:value-type="float" office:value="270164" table:style-name="ce2">
            <text:p>270164</text:p>
          </table:table-cell>
          <table:table-cell office:value-type="float" office:value="279248" table:style-name="ce2">
            <text:p>279248</text:p>
          </table:table-cell>
          <table:table-cell office:value-type="float" office:value="287885" table:style-name="ce2">
            <text:p>287885</text:p>
          </table:table-cell>
          <table:table-cell office:value-type="float" office:value="294046" table:style-name="ce2">
            <text:p>294046</text:p>
          </table:table-cell>
          <table:table-cell office:value-type="float" office:value="297386" table:style-name="ce2">
            <text:p>297386</text:p>
          </table:table-cell>
          <table:table-cell office:value-type="float" office:value="299881" table:style-name="ce2">
            <text:p>299881</text:p>
          </table:table-cell>
          <table:table-cell office:value-type="float" office:value="302570" table:style-name="ce2">
            <text:p>302570</text:p>
          </table:table-cell>
          <table:table-cell office:value-type="float" office:value="305847" table:style-name="ce2">
            <text:p>305847</text:p>
          </table:table-cell>
          <table:table-cell office:value-type="float" office:value="309455" table:style-name="ce2">
            <text:p>309455</text:p>
          </table:table-cell>
          <table:table-cell office:value-type="float" office:value="312834" table:style-name="ce2">
            <text:p>312834</text:p>
          </table:table-cell>
          <table:table-cell office:value-type="float" office:value="316147" table:style-name="ce2">
            <text:p>316147</text:p>
          </table:table-cell>
          <table:table-cell office:value-type="float" office:value="319480" table:style-name="ce2">
            <text:p>319480</text:p>
          </table:table-cell>
          <table:table-cell office:value-type="float" office:value="323301" table:style-name="ce2">
            <text:p>323301</text:p>
          </table:table-cell>
          <table:table-cell office:value-type="float" office:value="327846" table:style-name="ce2">
            <text:p>327846</text:p>
          </table:table-cell>
          <table:table-cell office:value-type="float" office:value="332724" table:style-name="ce2">
            <text:p>332724</text:p>
          </table:table-cell>
          <table:table-cell office:value-type="float" office:value="337654" table:style-name="ce2">
            <text:p>337654</text:p>
          </table:table-cell>
          <table:table-cell office:value-type="float" office:value="342505" table:style-name="ce2">
            <text:p>342505</text:p>
          </table:table-cell>
          <table:table-cell office:value-type="float" office:value="347365" table:style-name="ce2">
            <text:p>347365</text:p>
          </table:table-cell>
          <table:table-cell office:value-type="float" office:value="352312" table:style-name="ce2">
            <text:p>352312</text:p>
          </table:table-cell>
          <table:table-cell office:value-type="float" office:value="357302" table:style-name="ce2">
            <text:p>357302</text:p>
          </table:table-cell>
          <table:table-cell office:value-type="float" office:value="362329" table:style-name="ce2">
            <text:p>362329</text:p>
          </table:table-cell>
          <table:table-cell office:value-type="float" office:value="367803" table:style-name="ce2">
            <text:p>367803</text:p>
          </table:table-cell>
          <table:table-cell office:value-type="float" office:value="375428" table:style-name="ce2">
            <text:p>375428</text:p>
          </table:table-cell>
          <table:table-cell office:value-type="float" office:value="384586" table:style-name="ce2">
            <text:p>384586</text:p>
          </table:table-cell>
          <table:table-cell office:value-type="float" office:value="393415" table:style-name="ce2">
            <text:p>393415</text:p>
          </table:table-cell>
          <table:table-cell office:value-type="float" office:value="401965" table:style-name="ce2">
            <text:p>401965</text:p>
          </table:table-cell>
          <table:table-cell office:value-type="float" office:value="410228" table:style-name="ce2">
            <text:p>410228</text:p>
          </table:table-cell>
          <table:table-cell office:value-type="float" office:value="418104" table:style-name="ce2">
            <text:p>418104</text:p>
          </table:table-cell>
          <table:table-cell office:value-type="float" office:value="425581" table:style-name="ce2">
            <text:p>425581</text:p>
          </table:table-cell>
          <table:table-cell office:value-type="float" office:value="432798" table:style-name="ce2">
            <text:p>432798</text:p>
          </table:table-cell>
          <table:table-cell office:value-type="float" office:value="439784" table:style-name="ce2">
            <text:p>439784</text:p>
          </table:table-cell>
          <table:table-cell office:value-type="float" office:value="446519" table:style-name="ce2">
            <text:p>446519</text:p>
          </table:table-cell>
          <table:table-cell office:value-type="float" office:value="453317" table:style-name="ce2">
            <text:p>453317</text:p>
          </table:table-cell>
          <table:table-cell office:value-type="float" office:value="460293" table:style-name="ce2">
            <text:p>460293</text:p>
          </table:table-cell>
          <table:table-cell office:value-type="float" office:value="467046" table:style-name="ce2">
            <text:p>467046</text:p>
          </table:table-cell>
          <table:table-cell office:value-type="float" office:value="473383" table:style-name="ce2">
            <text:p>473383</text:p>
          </table:table-cell>
          <table:table-cell office:value-type="float" office:value="479370" table:style-name="ce2">
            <text:p>479370</text:p>
          </table:table-cell>
          <table:table-cell office:value-type="float" office:value="485115" table:style-name="ce2">
            <text:p>485115</text:p>
          </table:table-cell>
          <table:table-cell office:value-type="float" office:value="490728" table:style-name="ce2">
            <text:p>490728</text:p>
          </table:table-cell>
          <table:table-cell office:value-type="float" office:value="496190" table:style-name="ce2">
            <text:p>496190</text:p>
          </table:table-cell>
          <table:table-cell office:value-type="float" office:value="501355" table:style-name="ce2">
            <text:p>501355</text:p>
          </table:table-cell>
          <table:table-cell office:value-type="float" office:value="506141" table:style-name="ce2">
            <text:p>506141</text:p>
          </table:table-cell>
          <table:table-cell office:value-type="float" office:value="509784" table:style-name="ce2">
            <text:p>509784</text:p>
          </table:table-cell>
          <table:table-cell office:value-type="float" office:value="511447" table:style-name="ce2">
            <text:p>511447</text:p>
          </table:table-cell>
          <table:table-cell office:value-type="float" office:value="511955" table:style-name="ce2">
            <text:p>511955</text:p>
          </table:table-cell>
          <table:table-cell office:value-type="float" office:value="512225" table:style-name="ce2">
            <text:p>512225</text:p>
          </table:table-cell>
          <table:table-cell office:value-type="float" office:value="512326" table:style-name="ce2">
            <text:p>512326</text:p>
          </table:table-cell>
          <table:table-cell office:value-type="float" office:value="512394" table:style-name="ce2">
            <text:p>512394</text:p>
          </table:table-cell>
          <table:table-cell office:value-type="float" office:value="512554" table:style-name="ce2">
            <text:p>512554</text:p>
          </table:table-cell>
          <table:table-cell office:value-type="float" office:value="512893" table:style-name="ce2">
            <text:p>512893</text:p>
          </table:table-cell>
          <table:table-cell office:value-type="float" office:value="513415" table:style-name="ce2">
            <text:p>513415</text:p>
          </table:table-cell>
          <table:table-cell office:value-type="float" office:value="514104" table:style-name="ce2">
            <text:p>514104</text:p>
          </table:table-cell>
          <table:table-cell office:value-type="float" office:value="514679" table:style-name="ce2">
            <text:p>514679</text:p>
          </table:table-cell>
          <table:table-cell office:value-type="float" office:value="516649" table:style-name="ce2">
            <text:p>516649</text:p>
          </table:table-cell>
          <table:table-cell office:value-type="float" office:value="519741" table:style-name="ce2">
            <text:p>519741</text:p>
          </table:table-cell>
          <table:table-cell office:value-type="float" office:value="522331" table:style-name="ce2">
            <text:p>522331</text:p>
          </table:table-cell>
          <table:table-cell office:value-type="float" office:value="524877" table:style-name="ce2">
            <text:p>52487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Costa Rica</text:p>
          </table:table-cell>
          <table:table-cell office:value-type="string" table:style-name="ce2">
            <text:p>CRI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327496" table:style-name="ce2">
            <text:p>1327496</text:p>
          </table:table-cell>
          <table:table-cell office:value-type="float" office:value="1377920" table:style-name="ce2">
            <text:p>1377920</text:p>
          </table:table-cell>
          <table:table-cell office:value-type="float" office:value="1429445" table:style-name="ce2">
            <text:p>1429445</text:p>
          </table:table-cell>
          <table:table-cell office:value-type="float" office:value="1481604" table:style-name="ce2">
            <text:p>1481604</text:p>
          </table:table-cell>
          <table:table-cell office:value-type="float" office:value="1533960" table:style-name="ce2">
            <text:p>1533960</text:p>
          </table:table-cell>
          <table:table-cell office:value-type="float" office:value="1586208" table:style-name="ce2">
            <text:p>1586208</text:p>
          </table:table-cell>
          <table:table-cell office:value-type="float" office:value="1638116" table:style-name="ce2">
            <text:p>1638116</text:p>
          </table:table-cell>
          <table:table-cell office:value-type="float" office:value="1689523" table:style-name="ce2">
            <text:p>1689523</text:p>
          </table:table-cell>
          <table:table-cell office:value-type="float" office:value="1739731" table:style-name="ce2">
            <text:p>1739731</text:p>
          </table:table-cell>
          <table:table-cell office:value-type="float" office:value="1789276" table:style-name="ce2">
            <text:p>1789276</text:p>
          </table:table-cell>
          <table:table-cell office:value-type="float" office:value="1838949" table:style-name="ce2">
            <text:p>1838949</text:p>
          </table:table-cell>
          <table:table-cell office:value-type="float" office:value="1888539" table:style-name="ce2">
            <text:p>1888539</text:p>
          </table:table-cell>
          <table:table-cell office:value-type="float" office:value="1938248" table:style-name="ce2">
            <text:p>1938248</text:p>
          </table:table-cell>
          <table:table-cell office:value-type="float" office:value="1988343" table:style-name="ce2">
            <text:p>1988343</text:p>
          </table:table-cell>
          <table:table-cell office:value-type="float" office:value="2039643" table:style-name="ce2">
            <text:p>2039643</text:p>
          </table:table-cell>
          <table:table-cell office:value-type="float" office:value="2092719" table:style-name="ce2">
            <text:p>2092719</text:p>
          </table:table-cell>
          <table:table-cell office:value-type="float" office:value="2147774" table:style-name="ce2">
            <text:p>2147774</text:p>
          </table:table-cell>
          <table:table-cell office:value-type="float" office:value="2205025" table:style-name="ce2">
            <text:p>2205025</text:p>
          </table:table-cell>
          <table:table-cell office:value-type="float" office:value="2264510" table:style-name="ce2">
            <text:p>2264510</text:p>
          </table:table-cell>
          <table:table-cell office:value-type="float" office:value="2326490" table:style-name="ce2">
            <text:p>2326490</text:p>
          </table:table-cell>
          <table:table-cell office:value-type="float" office:value="2390633" table:style-name="ce2">
            <text:p>2390633</text:p>
          </table:table-cell>
          <table:table-cell office:value-type="float" office:value="2456637" table:style-name="ce2">
            <text:p>2456637</text:p>
          </table:table-cell>
          <table:table-cell office:value-type="float" office:value="2524806" table:style-name="ce2">
            <text:p>2524806</text:p>
          </table:table-cell>
          <table:table-cell office:value-type="float" office:value="2595153" table:style-name="ce2">
            <text:p>2595153</text:p>
          </table:table-cell>
          <table:table-cell office:value-type="float" office:value="2667595" table:style-name="ce2">
            <text:p>2667595</text:p>
          </table:table-cell>
          <table:table-cell office:value-type="float" office:value="2741894" table:style-name="ce2">
            <text:p>2741894</text:p>
          </table:table-cell>
          <table:table-cell office:value-type="float" office:value="2817216" table:style-name="ce2">
            <text:p>2817216</text:p>
          </table:table-cell>
          <table:table-cell office:value-type="float" office:value="2892699" table:style-name="ce2">
            <text:p>2892699</text:p>
          </table:table-cell>
          <table:table-cell office:value-type="float" office:value="2968103" table:style-name="ce2">
            <text:p>2968103</text:p>
          </table:table-cell>
          <table:table-cell office:value-type="float" office:value="3043827" table:style-name="ce2">
            <text:p>3043827</text:p>
          </table:table-cell>
          <table:table-cell office:value-type="float" office:value="3121706" table:style-name="ce2">
            <text:p>3121706</text:p>
          </table:table-cell>
          <table:table-cell office:value-type="float" office:value="3202176" table:style-name="ce2">
            <text:p>3202176</text:p>
          </table:table-cell>
          <table:table-cell office:value-type="float" office:value="3284258" table:style-name="ce2">
            <text:p>3284258</text:p>
          </table:table-cell>
          <table:table-cell office:value-type="float" office:value="3367434" table:style-name="ce2">
            <text:p>3367434</text:p>
          </table:table-cell>
          <table:table-cell office:value-type="float" office:value="3451122" table:style-name="ce2">
            <text:p>3451122</text:p>
          </table:table-cell>
          <table:table-cell office:value-type="float" office:value="3535176" table:style-name="ce2">
            <text:p>3535176</text:p>
          </table:table-cell>
          <table:table-cell office:value-type="float" office:value="3619013" table:style-name="ce2">
            <text:p>3619013</text:p>
          </table:table-cell>
          <table:table-cell office:value-type="float" office:value="3701711" table:style-name="ce2">
            <text:p>3701711</text:p>
          </table:table-cell>
          <table:table-cell office:value-type="float" office:value="3782838" table:style-name="ce2">
            <text:p>3782838</text:p>
          </table:table-cell>
          <table:table-cell office:value-type="float" office:value="3862101" table:style-name="ce2">
            <text:p>3862101</text:p>
          </table:table-cell>
          <table:table-cell office:value-type="float" office:value="3937739" table:style-name="ce2">
            <text:p>3937739</text:p>
          </table:table-cell>
          <table:table-cell office:value-type="float" office:value="4008947" table:style-name="ce2">
            <text:p>4008947</text:p>
          </table:table-cell>
          <table:table-cell office:value-type="float" office:value="4075705" table:style-name="ce2">
            <text:p>4075705</text:p>
          </table:table-cell>
          <table:table-cell office:value-type="float" office:value="4138784" table:style-name="ce2">
            <text:p>4138784</text:p>
          </table:table-cell>
          <table:table-cell office:value-type="float" office:value="4200078" table:style-name="ce2">
            <text:p>4200078</text:p>
          </table:table-cell>
          <table:table-cell office:value-type="float" office:value="4261240" table:style-name="ce2">
            <text:p>4261240</text:p>
          </table:table-cell>
          <table:table-cell office:value-type="float" office:value="4321340" table:style-name="ce2">
            <text:p>4321340</text:p>
          </table:table-cell>
          <table:table-cell office:value-type="float" office:value="4380248" table:style-name="ce2">
            <text:p>4380248</text:p>
          </table:table-cell>
          <table:table-cell office:value-type="float" office:value="4440056" table:style-name="ce2">
            <text:p>4440056</text:p>
          </table:table-cell>
          <table:table-cell office:value-type="float" office:value="4499791" table:style-name="ce2">
            <text:p>4499791</text:p>
          </table:table-cell>
          <table:table-cell office:value-type="float" office:value="4555962" table:style-name="ce2">
            <text:p>4555962</text:p>
          </table:table-cell>
          <table:table-cell office:value-type="float" office:value="4609833" table:style-name="ce2">
            <text:p>4609833</text:p>
          </table:table-cell>
          <table:table-cell office:value-type="float" office:value="4663934" table:style-name="ce2">
            <text:p>4663934</text:p>
          </table:table-cell>
          <table:table-cell office:value-type="float" office:value="4716147" table:style-name="ce2">
            <text:p>4716147</text:p>
          </table:table-cell>
          <table:table-cell office:value-type="float" office:value="4767119" table:style-name="ce2">
            <text:p>4767119</text:p>
          </table:table-cell>
          <table:table-cell office:value-type="float" office:value="4818038" table:style-name="ce2">
            <text:p>4818038</text:p>
          </table:table-cell>
          <table:table-cell office:value-type="float" office:value="4866998" table:style-name="ce2">
            <text:p>4866998</text:p>
          </table:table-cell>
          <table:table-cell office:value-type="float" office:value="4913177" table:style-name="ce2">
            <text:p>4913177</text:p>
          </table:table-cell>
          <table:table-cell office:value-type="float" office:value="4957818" table:style-name="ce2">
            <text:p>4957818</text:p>
          </table:table-cell>
          <table:table-cell office:value-type="float" office:value="4999553" table:style-name="ce2">
            <text:p>4999553</text:p>
          </table:table-cell>
          <table:table-cell office:value-type="float" office:value="5034320" table:style-name="ce2">
            <text:p>5034320</text:p>
          </table:table-cell>
          <table:table-cell office:value-type="float" office:value="5059988" table:style-name="ce2">
            <text:p>5059988</text:p>
          </table:table-cell>
          <table:table-cell office:value-type="float" office:value="5081765" table:style-name="ce2">
            <text:p>5081765</text:p>
          </table:table-cell>
          <table:table-cell office:value-type="float" office:value="5105525" table:style-name="ce2">
            <text:p>5105525</text:p>
          </table:table-cell>
          <table:table-cell office:value-type="float" office:value="5129910" table:style-name="ce2">
            <text:p>512991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Caribbean small states</text:p>
          </table:table-cell>
          <table:table-cell office:value-type="string" table:style-name="ce2">
            <text:p>CSS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558348" table:style-name="ce2">
            <text:p>2558348</text:p>
          </table:table-cell>
          <table:table-cell office:value-type="float" office:value="2614258" table:style-name="ce2">
            <text:p>2614258</text:p>
          </table:table-cell>
          <table:table-cell office:value-type="float" office:value="2670187" table:style-name="ce2">
            <text:p>2670187</text:p>
          </table:table-cell>
          <table:table-cell office:value-type="float" office:value="2728278" table:style-name="ce2">
            <text:p>2728278</text:p>
          </table:table-cell>
          <table:table-cell office:value-type="float" office:value="2784804" table:style-name="ce2">
            <text:p>2784804</text:p>
          </table:table-cell>
          <table:table-cell office:value-type="float" office:value="2839698" table:style-name="ce2">
            <text:p>2839698</text:p>
          </table:table-cell>
          <table:table-cell office:value-type="float" office:value="2894435" table:style-name="ce2">
            <text:p>2894435</text:p>
          </table:table-cell>
          <table:table-cell office:value-type="float" office:value="2948759" table:style-name="ce2">
            <text:p>2948759</text:p>
          </table:table-cell>
          <table:table-cell office:value-type="float" office:value="3002786" table:style-name="ce2">
            <text:p>3002786</text:p>
          </table:table-cell>
          <table:table-cell office:value-type="float" office:value="3055925" table:style-name="ce2">
            <text:p>3055925</text:p>
          </table:table-cell>
          <table:table-cell office:value-type="float" office:value="3104308" table:style-name="ce2">
            <text:p>3104308</text:p>
          </table:table-cell>
          <table:table-cell office:value-type="float" office:value="3148560" table:style-name="ce2">
            <text:p>3148560</text:p>
          </table:table-cell>
          <table:table-cell office:value-type="float" office:value="3185617" table:style-name="ce2">
            <text:p>3185617</text:p>
          </table:table-cell>
          <table:table-cell office:value-type="float" office:value="3215024" table:style-name="ce2">
            <text:p>3215024</text:p>
          </table:table-cell>
          <table:table-cell office:value-type="float" office:value="3242803" table:style-name="ce2">
            <text:p>3242803</text:p>
          </table:table-cell>
          <table:table-cell office:value-type="float" office:value="3269733" table:style-name="ce2">
            <text:p>3269733</text:p>
          </table:table-cell>
          <table:table-cell office:value-type="float" office:value="3296410" table:style-name="ce2">
            <text:p>3296410</text:p>
          </table:table-cell>
          <table:table-cell office:value-type="float" office:value="3322722" table:style-name="ce2">
            <text:p>3322722</text:p>
          </table:table-cell>
          <table:table-cell office:value-type="float" office:value="3348386" table:style-name="ce2">
            <text:p>3348386</text:p>
          </table:table-cell>
          <table:table-cell office:value-type="float" office:value="3373242" table:style-name="ce2">
            <text:p>3373242</text:p>
          </table:table-cell>
          <table:table-cell office:value-type="float" office:value="3399087" table:style-name="ce2">
            <text:p>3399087</text:p>
          </table:table-cell>
          <table:table-cell office:value-type="float" office:value="3425354" table:style-name="ce2">
            <text:p>3425354</text:p>
          </table:table-cell>
          <table:table-cell office:value-type="float" office:value="3450895" table:style-name="ce2">
            <text:p>3450895</text:p>
          </table:table-cell>
          <table:table-cell office:value-type="float" office:value="3476621" table:style-name="ce2">
            <text:p>3476621</text:p>
          </table:table-cell>
          <table:table-cell office:value-type="float" office:value="3502418" table:style-name="ce2">
            <text:p>3502418</text:p>
          </table:table-cell>
          <table:table-cell office:value-type="float" office:value="3530570" table:style-name="ce2">
            <text:p>3530570</text:p>
          </table:table-cell>
          <table:table-cell office:value-type="float" office:value="3559870" table:style-name="ce2">
            <text:p>3559870</text:p>
          </table:table-cell>
          <table:table-cell office:value-type="float" office:value="3586018" table:style-name="ce2">
            <text:p>3586018</text:p>
          </table:table-cell>
          <table:table-cell office:value-type="float" office:value="3610609" table:style-name="ce2">
            <text:p>3610609</text:p>
          </table:table-cell>
          <table:table-cell office:value-type="float" office:value="3634409" table:style-name="ce2">
            <text:p>3634409</text:p>
          </table:table-cell>
          <table:table-cell office:value-type="float" office:value="3654949" table:style-name="ce2">
            <text:p>3654949</text:p>
          </table:table-cell>
          <table:table-cell office:value-type="float" office:value="3677765" table:style-name="ce2">
            <text:p>3677765</text:p>
          </table:table-cell>
          <table:table-cell office:value-type="float" office:value="3706523" table:style-name="ce2">
            <text:p>3706523</text:p>
          </table:table-cell>
          <table:table-cell office:value-type="float" office:value="3735156" table:style-name="ce2">
            <text:p>3735156</text:p>
          </table:table-cell>
          <table:table-cell office:value-type="float" office:value="3763806" table:style-name="ce2">
            <text:p>3763806</text:p>
          </table:table-cell>
          <table:table-cell office:value-type="float" office:value="3795917" table:style-name="ce2">
            <text:p>3795917</text:p>
          </table:table-cell>
          <table:table-cell office:value-type="float" office:value="3829184" table:style-name="ce2">
            <text:p>3829184</text:p>
          </table:table-cell>
          <table:table-cell office:value-type="float" office:value="3861673" table:style-name="ce2">
            <text:p>3861673</text:p>
          </table:table-cell>
          <table:table-cell office:value-type="float" office:value="3893594" table:style-name="ce2">
            <text:p>3893594</text:p>
          </table:table-cell>
          <table:table-cell office:value-type="float" office:value="3925229" table:style-name="ce2">
            <text:p>3925229</text:p>
          </table:table-cell>
          <table:table-cell office:value-type="float" office:value="3956229" table:style-name="ce2">
            <text:p>3956229</text:p>
          </table:table-cell>
          <table:table-cell office:value-type="float" office:value="3987087" table:style-name="ce2">
            <text:p>3987087</text:p>
          </table:table-cell>
          <table:table-cell office:value-type="float" office:value="4018796" table:style-name="ce2">
            <text:p>4018796</text:p>
          </table:table-cell>
          <table:table-cell office:value-type="float" office:value="4050990" table:style-name="ce2">
            <text:p>4050990</text:p>
          </table:table-cell>
          <table:table-cell office:value-type="float" office:value="4080569" table:style-name="ce2">
            <text:p>4080569</text:p>
          </table:table-cell>
          <table:table-cell office:value-type="float" office:value="4049468" table:style-name="ce2">
            <text:p>4049468</text:p>
          </table:table-cell>
          <table:table-cell office:value-type="float" office:value="4072929" table:style-name="ce2">
            <text:p>4072929</text:p>
          </table:table-cell>
          <table:table-cell office:value-type="float" office:value="4098855" table:style-name="ce2">
            <text:p>4098855</text:p>
          </table:table-cell>
          <table:table-cell office:value-type="float" office:value="4124966" table:style-name="ce2">
            <text:p>4124966</text:p>
          </table:table-cell>
          <table:table-cell office:value-type="float" office:value="4146899" table:style-name="ce2">
            <text:p>4146899</text:p>
          </table:table-cell>
          <table:table-cell office:value-type="float" office:value="4173335" table:style-name="ce2">
            <text:p>4173335</text:p>
          </table:table-cell>
          <table:table-cell office:value-type="float" office:value="4201107" table:style-name="ce2">
            <text:p>4201107</text:p>
          </table:table-cell>
          <table:table-cell office:value-type="float" office:value="4228445" table:style-name="ce2">
            <text:p>4228445</text:p>
          </table:table-cell>
          <table:table-cell office:value-type="float" office:value="4257682" table:style-name="ce2">
            <text:p>4257682</text:p>
          </table:table-cell>
          <table:table-cell office:value-type="float" office:value="4286546" table:style-name="ce2">
            <text:p>4286546</text:p>
          </table:table-cell>
          <table:table-cell office:value-type="float" office:value="4314191" table:style-name="ce2">
            <text:p>4314191</text:p>
          </table:table-cell>
          <table:table-cell office:value-type="float" office:value="4341333" table:style-name="ce2">
            <text:p>4341333</text:p>
          </table:table-cell>
          <table:table-cell office:value-type="float" office:value="4366140" table:style-name="ce2">
            <text:p>4366140</text:p>
          </table:table-cell>
          <table:table-cell office:value-type="float" office:value="4407658" table:style-name="ce2">
            <text:p>4407658</text:p>
          </table:table-cell>
          <table:table-cell office:value-type="float" office:value="4443134" table:style-name="ce2">
            <text:p>4443134</text:p>
          </table:table-cell>
          <table:table-cell office:value-type="float" office:value="4459302" table:style-name="ce2">
            <text:p>4459302</text:p>
          </table:table-cell>
          <table:table-cell office:value-type="float" office:value="4479167" table:style-name="ce2">
            <text:p>4479167</text:p>
          </table:table-cell>
          <table:table-cell office:value-type="float" office:value="4497310" table:style-name="ce2">
            <text:p>4497310</text:p>
          </table:table-cell>
          <table:table-cell office:value-type="float" office:value="4519904" table:style-name="ce2">
            <text:p>4519904</text:p>
          </table:table-cell>
          <table:table-cell office:value-type="float" office:value="4539060" table:style-name="ce2">
            <text:p>453906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Cuba</text:p>
          </table:table-cell>
          <table:table-cell office:value-type="string" table:style-name="ce2">
            <text:p>CUB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7238081" table:style-name="ce2">
            <text:p>7238081</text:p>
          </table:table-cell>
          <table:table-cell office:value-type="float" office:value="7387117" table:style-name="ce2">
            <text:p>7387117</text:p>
          </table:table-cell>
          <table:table-cell office:value-type="float" office:value="7541098" table:style-name="ce2">
            <text:p>7541098</text:p>
          </table:table-cell>
          <table:table-cell office:value-type="float" office:value="7701660" table:style-name="ce2">
            <text:p>7701660</text:p>
          </table:table-cell>
          <table:table-cell office:value-type="float" office:value="7866020" table:style-name="ce2">
            <text:p>7866020</text:p>
          </table:table-cell>
          <table:table-cell office:value-type="float" office:value="8030797" table:style-name="ce2">
            <text:p>8030797</text:p>
          </table:table-cell>
          <table:table-cell office:value-type="float" office:value="8193450" table:style-name="ce2">
            <text:p>8193450</text:p>
          </table:table-cell>
          <table:table-cell office:value-type="float" office:value="8352625" table:style-name="ce2">
            <text:p>8352625</text:p>
          </table:table-cell>
          <table:table-cell office:value-type="float" office:value="8509522" table:style-name="ce2">
            <text:p>8509522</text:p>
          </table:table-cell>
          <table:table-cell office:value-type="float" office:value="8666640" table:style-name="ce2">
            <text:p>8666640</text:p>
          </table:table-cell>
          <table:table-cell office:value-type="float" office:value="8824382" table:style-name="ce2">
            <text:p>8824382</text:p>
          </table:table-cell>
          <table:table-cell office:value-type="float" office:value="8979085" table:style-name="ce2">
            <text:p>8979085</text:p>
          </table:table-cell>
          <table:table-cell office:value-type="float" office:value="9123891" table:style-name="ce2">
            <text:p>9123891</text:p>
          </table:table-cell>
          <table:table-cell office:value-type="float" office:value="9255328" table:style-name="ce2">
            <text:p>9255328</text:p>
          </table:table-cell>
          <table:table-cell office:value-type="float" office:value="9374183" table:style-name="ce2">
            <text:p>9374183</text:p>
          </table:table-cell>
          <table:table-cell office:value-type="float" office:value="9479726" table:style-name="ce2">
            <text:p>9479726</text:p>
          </table:table-cell>
          <table:table-cell office:value-type="float" office:value="9571242" table:style-name="ce2">
            <text:p>9571242</text:p>
          </table:table-cell>
          <table:table-cell office:value-type="float" office:value="9648440" table:style-name="ce2">
            <text:p>9648440</text:p>
          </table:table-cell>
          <table:table-cell office:value-type="float" office:value="9711980" table:style-name="ce2">
            <text:p>9711980</text:p>
          </table:table-cell>
          <table:table-cell office:value-type="float" office:value="9763355" table:style-name="ce2">
            <text:p>9763355</text:p>
          </table:table-cell>
          <table:table-cell office:value-type="float" office:value="9804796" table:style-name="ce2">
            <text:p>9804796</text:p>
          </table:table-cell>
          <table:table-cell office:value-type="float" office:value="9849320" table:style-name="ce2">
            <text:p>9849320</text:p>
          </table:table-cell>
          <table:table-cell office:value-type="float" office:value="9912681" table:style-name="ce2">
            <text:p>9912681</text:p>
          </table:table-cell>
          <table:table-cell office:value-type="float" office:value="9991026" table:style-name="ce2">
            <text:p>9991026</text:p>
          </table:table-cell>
          <table:table-cell office:value-type="float" office:value="10073299" table:style-name="ce2">
            <text:p>10073299</text:p>
          </table:table-cell>
          <table:table-cell office:value-type="float" office:value="10157228" table:style-name="ce2">
            <text:p>10157228</text:p>
          </table:table-cell>
          <table:table-cell office:value-type="float" office:value="10244247" table:style-name="ce2">
            <text:p>10244247</text:p>
          </table:table-cell>
          <table:table-cell office:value-type="float" office:value="10335342" table:style-name="ce2">
            <text:p>10335342</text:p>
          </table:table-cell>
          <table:table-cell office:value-type="float" office:value="10432585" table:style-name="ce2">
            <text:p>10432585</text:p>
          </table:table-cell>
          <table:table-cell office:value-type="float" office:value="10533243" table:style-name="ce2">
            <text:p>10533243</text:p>
          </table:table-cell>
          <table:table-cell office:value-type="float" office:value="10631799" table:style-name="ce2">
            <text:p>10631799</text:p>
          </table:table-cell>
          <table:table-cell office:value-type="float" office:value="10717640" table:style-name="ce2">
            <text:p>10717640</text:p>
          </table:table-cell>
          <table:table-cell office:value-type="float" office:value="10785801" table:style-name="ce2">
            <text:p>10785801</text:p>
          </table:table-cell>
          <table:table-cell office:value-type="float" office:value="10841031" table:style-name="ce2">
            <text:p>10841031</text:p>
          </table:table-cell>
          <table:table-cell office:value-type="float" office:value="10886021" table:style-name="ce2">
            <text:p>10886021</text:p>
          </table:table-cell>
          <table:table-cell office:value-type="float" office:value="10925362" table:style-name="ce2">
            <text:p>10925362</text:p>
          </table:table-cell>
          <table:table-cell office:value-type="float" office:value="10962010" table:style-name="ce2">
            <text:p>10962010</text:p>
          </table:table-cell>
          <table:table-cell office:value-type="float" office:value="10997934" table:style-name="ce2">
            <text:p>10997934</text:p>
          </table:table-cell>
          <table:table-cell office:value-type="float" office:value="11034712" table:style-name="ce2">
            <text:p>11034712</text:p>
          </table:table-cell>
          <table:table-cell office:value-type="float" office:value="11072230" table:style-name="ce2">
            <text:p>11072230</text:p>
          </table:table-cell>
          <table:table-cell office:value-type="float" office:value="11109109" table:style-name="ce2">
            <text:p>11109109</text:p>
          </table:table-cell>
          <table:table-cell office:value-type="float" office:value="11144132" table:style-name="ce2">
            <text:p>11144132</text:p>
          </table:table-cell>
          <table:table-cell office:value-type="float" office:value="11177418" table:style-name="ce2">
            <text:p>11177418</text:p>
          </table:table-cell>
          <table:table-cell office:value-type="float" office:value="11209383" table:style-name="ce2">
            <text:p>11209383</text:p>
          </table:table-cell>
          <table:table-cell office:value-type="float" office:value="11238756" table:style-name="ce2">
            <text:p>11238756</text:p>
          </table:table-cell>
          <table:table-cell office:value-type="float" office:value="11262554" table:style-name="ce2">
            <text:p>11262554</text:p>
          </table:table-cell>
          <table:table-cell office:value-type="float" office:value="11278550" table:style-name="ce2">
            <text:p>11278550</text:p>
          </table:table-cell>
          <table:table-cell office:value-type="float" office:value="11287272" table:style-name="ce2">
            <text:p>11287272</text:p>
          </table:table-cell>
          <table:table-cell office:value-type="float" office:value="11291762" table:style-name="ce2">
            <text:p>11291762</text:p>
          </table:table-cell>
          <table:table-cell office:value-type="float" office:value="11294719" table:style-name="ce2">
            <text:p>11294719</text:p>
          </table:table-cell>
          <table:table-cell office:value-type="float" office:value="11297409" table:style-name="ce2">
            <text:p>11297409</text:p>
          </table:table-cell>
          <table:table-cell office:value-type="float" office:value="11301571" table:style-name="ce2">
            <text:p>11301571</text:p>
          </table:table-cell>
          <table:table-cell office:value-type="float" office:value="11303175" table:style-name="ce2">
            <text:p>11303175</text:p>
          </table:table-cell>
          <table:table-cell office:value-type="float" office:value="11298167" table:style-name="ce2">
            <text:p>11298167</text:p>
          </table:table-cell>
          <table:table-cell office:value-type="float" office:value="11285775" table:style-name="ce2">
            <text:p>11285775</text:p>
          </table:table-cell>
          <table:table-cell office:value-type="float" office:value="11275065" table:style-name="ce2">
            <text:p>11275065</text:p>
          </table:table-cell>
          <table:table-cell office:value-type="float" office:value="11265612" table:style-name="ce2">
            <text:p>11265612</text:p>
          </table:table-cell>
          <table:table-cell office:value-type="float" office:value="11247829" table:style-name="ce2">
            <text:p>11247829</text:p>
          </table:table-cell>
          <table:table-cell office:value-type="float" office:value="11227118" table:style-name="ce2">
            <text:p>11227118</text:p>
          </table:table-cell>
          <table:table-cell office:value-type="float" office:value="11202846" table:style-name="ce2">
            <text:p>11202846</text:p>
          </table:table-cell>
          <table:table-cell office:value-type="float" office:value="11176354" table:style-name="ce2">
            <text:p>11176354</text:p>
          </table:table-cell>
          <table:table-cell office:value-type="float" office:value="11122168" table:style-name="ce2">
            <text:p>11122168</text:p>
          </table:table-cell>
          <table:table-cell office:value-type="float" office:value="11059820" table:style-name="ce2">
            <text:p>11059820</text:p>
          </table:table-cell>
          <table:table-cell office:value-type="float" office:value="11019931" table:style-name="ce2">
            <text:p>11019931</text:p>
          </table:table-cell>
          <table:table-cell office:value-type="float" office:value="10979783" table:style-name="ce2">
            <text:p>1097978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Curacao</text:p>
          </table:table-cell>
          <table:table-cell office:value-type="string" table:style-name="ce2">
            <text:p>CUW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24826" table:style-name="ce2">
            <text:p>124826</text:p>
          </table:table-cell>
          <table:table-cell office:value-type="float" office:value="126125" table:style-name="ce2">
            <text:p>126125</text:p>
          </table:table-cell>
          <table:table-cell office:value-type="float" office:value="128414" table:style-name="ce2">
            <text:p>128414</text:p>
          </table:table-cell>
          <table:table-cell office:value-type="float" office:value="130860" table:style-name="ce2">
            <text:p>130860</text:p>
          </table:table-cell>
          <table:table-cell office:value-type="float" office:value="133148" table:style-name="ce2">
            <text:p>133148</text:p>
          </table:table-cell>
          <table:table-cell office:value-type="float" office:value="135266" table:style-name="ce2">
            <text:p>135266</text:p>
          </table:table-cell>
          <table:table-cell office:value-type="float" office:value="136682" table:style-name="ce2">
            <text:p>136682</text:p>
          </table:table-cell>
          <table:table-cell office:value-type="float" office:value="138140" table:style-name="ce2">
            <text:p>138140</text:p>
          </table:table-cell>
          <table:table-cell office:value-type="float" office:value="140298" table:style-name="ce2">
            <text:p>140298</text:p>
          </table:table-cell>
          <table:table-cell office:value-type="float" office:value="142581" table:style-name="ce2">
            <text:p>142581</text:p>
          </table:table-cell>
          <table:table-cell office:value-type="float" office:value="144739" table:style-name="ce2">
            <text:p>144739</text:p>
          </table:table-cell>
          <table:table-cell office:value-type="float" office:value="147389" table:style-name="ce2">
            <text:p>147389</text:p>
          </table:table-cell>
          <table:table-cell office:value-type="float" office:value="147710" table:style-name="ce2">
            <text:p>147710</text:p>
          </table:table-cell>
          <table:table-cell office:value-type="float" office:value="146912" table:style-name="ce2">
            <text:p>146912</text:p>
          </table:table-cell>
          <table:table-cell office:value-type="float" office:value="148351" table:style-name="ce2">
            <text:p>148351</text:p>
          </table:table-cell>
          <table:table-cell office:value-type="float" office:value="149129" table:style-name="ce2">
            <text:p>149129</text:p>
          </table:table-cell>
          <table:table-cell office:value-type="float" office:value="149399" table:style-name="ce2">
            <text:p>149399</text:p>
          </table:table-cell>
          <table:table-cell office:value-type="float" office:value="149459" table:style-name="ce2">
            <text:p>149459</text:p>
          </table:table-cell>
          <table:table-cell office:value-type="float" office:value="148341" table:style-name="ce2">
            <text:p>148341</text:p>
          </table:table-cell>
          <table:table-cell office:value-type="float" office:value="147851" table:style-name="ce2">
            <text:p>147851</text:p>
          </table:table-cell>
          <table:table-cell office:value-type="float" office:value="148041" table:style-name="ce2">
            <text:p>148041</text:p>
          </table:table-cell>
          <table:table-cell office:value-type="float" office:value="148629" table:style-name="ce2">
            <text:p>148629</text:p>
          </table:table-cell>
          <table:table-cell office:value-type="float" office:value="150101" table:style-name="ce2">
            <text:p>150101</text:p>
          </table:table-cell>
          <table:table-cell office:value-type="float" office:value="151159" table:style-name="ce2">
            <text:p>151159</text:p>
          </table:table-cell>
          <table:table-cell office:value-type="float" office:value="151940" table:style-name="ce2">
            <text:p>151940</text:p>
          </table:table-cell>
          <table:table-cell office:value-type="float" office:value="152711" table:style-name="ce2">
            <text:p>152711</text:p>
          </table:table-cell>
          <table:table-cell office:value-type="float" office:value="152662" table:style-name="ce2">
            <text:p>152662</text:p>
          </table:table-cell>
          <table:table-cell office:value-type="float" office:value="151456" table:style-name="ce2">
            <text:p>151456</text:p>
          </table:table-cell>
          <table:table-cell office:value-type="float" office:value="149254" table:style-name="ce2">
            <text:p>149254</text:p>
          </table:table-cell>
          <table:table-cell office:value-type="float" office:value="146937" table:style-name="ce2">
            <text:p>146937</text:p>
          </table:table-cell>
          <table:table-cell office:value-type="float" office:value="145400" table:style-name="ce2">
            <text:p>145400</text:p>
          </table:table-cell>
          <table:table-cell office:value-type="float" office:value="144403" table:style-name="ce2">
            <text:p>144403</text:p>
          </table:table-cell>
          <table:table-cell office:value-type="float" office:value="143912" table:style-name="ce2">
            <text:p>143912</text:p>
          </table:table-cell>
          <table:table-cell office:value-type="float" office:value="144299" table:style-name="ce2">
            <text:p>144299</text:p>
          </table:table-cell>
          <table:table-cell office:value-type="float" office:value="144630" table:style-name="ce2">
            <text:p>144630</text:p>
          </table:table-cell>
          <table:table-cell office:value-type="float" office:value="145139" table:style-name="ce2">
            <text:p>145139</text:p>
          </table:table-cell>
          <table:table-cell office:value-type="float" office:value="146306" table:style-name="ce2">
            <text:p>146306</text:p>
          </table:table-cell>
          <table:table-cell office:value-type="float" office:value="146956" table:style-name="ce2">
            <text:p>146956</text:p>
          </table:table-cell>
          <table:table-cell office:value-type="float" office:value="144472" table:style-name="ce2">
            <text:p>144472</text:p>
          </table:table-cell>
          <table:table-cell office:value-type="float" office:value="139428" table:style-name="ce2">
            <text:p>139428</text:p>
          </table:table-cell>
          <table:table-cell office:value-type="float" office:value="133860" table:style-name="ce2">
            <text:p>133860</text:p>
          </table:table-cell>
          <table:table-cell office:value-type="float" office:value="129047" table:style-name="ce2">
            <text:p>129047</text:p>
          </table:table-cell>
          <table:table-cell office:value-type="float" office:value="129205" table:style-name="ce2">
            <text:p>129205</text:p>
          </table:table-cell>
          <table:table-cell office:value-type="float" office:value="131897" table:style-name="ce2">
            <text:p>131897</text:p>
          </table:table-cell>
          <table:table-cell office:value-type="float" office:value="134192" table:style-name="ce2">
            <text:p>134192</text:p>
          </table:table-cell>
          <table:table-cell office:value-type="float" office:value="137658" table:style-name="ce2">
            <text:p>137658</text:p>
          </table:table-cell>
          <table:table-cell office:value-type="float" office:value="141239" table:style-name="ce2">
            <text:p>141239</text:p>
          </table:table-cell>
          <table:table-cell office:value-type="float" office:value="144056" table:style-name="ce2">
            <text:p>144056</text:p>
          </table:table-cell>
          <table:table-cell office:value-type="float" office:value="145880" table:style-name="ce2">
            <text:p>145880</text:p>
          </table:table-cell>
          <table:table-cell office:value-type="float" office:value="146833" table:style-name="ce2">
            <text:p>146833</text:p>
          </table:table-cell>
          <table:table-cell office:value-type="float" office:value="148703" table:style-name="ce2">
            <text:p>148703</text:p>
          </table:table-cell>
          <table:table-cell office:value-type="float" office:value="150831" table:style-name="ce2">
            <text:p>150831</text:p>
          </table:table-cell>
          <table:table-cell office:value-type="float" office:value="152088" table:style-name="ce2">
            <text:p>152088</text:p>
          </table:table-cell>
          <table:table-cell office:value-type="float" office:value="153822" table:style-name="ce2">
            <text:p>153822</text:p>
          </table:table-cell>
          <table:table-cell office:value-type="float" office:value="155909" table:style-name="ce2">
            <text:p>155909</text:p>
          </table:table-cell>
          <table:table-cell office:value-type="float" office:value="157980" table:style-name="ce2">
            <text:p>157980</text:p>
          </table:table-cell>
          <table:table-cell office:value-type="float" office:value="159664" table:style-name="ce2">
            <text:p>159664</text:p>
          </table:table-cell>
          <table:table-cell office:value-type="float" office:value="160175" table:style-name="ce2">
            <text:p>160175</text:p>
          </table:table-cell>
          <table:table-cell office:value-type="float" office:value="159336" table:style-name="ce2">
            <text:p>159336</text:p>
          </table:table-cell>
          <table:table-cell office:value-type="float" office:value="157441" table:style-name="ce2">
            <text:p>157441</text:p>
          </table:table-cell>
          <table:table-cell office:value-type="float" office:value="155482" table:style-name="ce2">
            <text:p>155482</text:p>
          </table:table-cell>
          <table:table-cell office:value-type="float" office:value="153948" table:style-name="ce2">
            <text:p>153948</text:p>
          </table:table-cell>
          <table:table-cell office:value-type="float" office:value="153321" table:style-name="ce2">
            <text:p>153321</text:p>
          </table:table-cell>
          <table:table-cell office:value-type="float" office:value="154654" table:style-name="ce2">
            <text:p>154654</text:p>
          </table:table-cell>
          <table:table-cell office:value-type="float" office:value="155967" table:style-name="ce2">
            <text:p>15596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Cayman Islands</text:p>
          </table:table-cell>
          <table:table-cell office:value-type="string" table:style-name="ce2">
            <text:p>CYM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8428" table:style-name="ce2">
            <text:p>8428</text:p>
          </table:table-cell>
          <table:table-cell office:value-type="float" office:value="8601" table:style-name="ce2">
            <text:p>8601</text:p>
          </table:table-cell>
          <table:table-cell office:value-type="float" office:value="8781" table:style-name="ce2">
            <text:p>8781</text:p>
          </table:table-cell>
          <table:table-cell office:value-type="float" office:value="8970" table:style-name="ce2">
            <text:p>8970</text:p>
          </table:table-cell>
          <table:table-cell office:value-type="float" office:value="9166" table:style-name="ce2">
            <text:p>9166</text:p>
          </table:table-cell>
          <table:table-cell office:value-type="float" office:value="9361" table:style-name="ce2">
            <text:p>9361</text:p>
          </table:table-cell>
          <table:table-cell office:value-type="float" office:value="9560" table:style-name="ce2">
            <text:p>9560</text:p>
          </table:table-cell>
          <table:table-cell office:value-type="float" office:value="9769" table:style-name="ce2">
            <text:p>9769</text:p>
          </table:table-cell>
          <table:table-cell office:value-type="float" office:value="9971" table:style-name="ce2">
            <text:p>9971</text:p>
          </table:table-cell>
          <table:table-cell office:value-type="float" office:value="10165" table:style-name="ce2">
            <text:p>10165</text:p>
          </table:table-cell>
          <table:table-cell office:value-type="float" office:value="10517" table:style-name="ce2">
            <text:p>10517</text:p>
          </table:table-cell>
          <table:table-cell office:value-type="float" office:value="11098" table:style-name="ce2">
            <text:p>11098</text:p>
          </table:table-cell>
          <table:table-cell office:value-type="float" office:value="11764" table:style-name="ce2">
            <text:p>11764</text:p>
          </table:table-cell>
          <table:table-cell office:value-type="float" office:value="12438" table:style-name="ce2">
            <text:p>12438</text:p>
          </table:table-cell>
          <table:table-cell office:value-type="float" office:value="13114" table:style-name="ce2">
            <text:p>13114</text:p>
          </table:table-cell>
          <table:table-cell office:value-type="float" office:value="13788" table:style-name="ce2">
            <text:p>13788</text:p>
          </table:table-cell>
          <table:table-cell office:value-type="float" office:value="14454" table:style-name="ce2">
            <text:p>14454</text:p>
          </table:table-cell>
          <table:table-cell office:value-type="float" office:value="15105" table:style-name="ce2">
            <text:p>15105</text:p>
          </table:table-cell>
          <table:table-cell office:value-type="float" office:value="15727" table:style-name="ce2">
            <text:p>15727</text:p>
          </table:table-cell>
          <table:table-cell office:value-type="float" office:value="16351" table:style-name="ce2">
            <text:p>16351</text:p>
          </table:table-cell>
          <table:table-cell office:value-type="float" office:value="17079" table:style-name="ce2">
            <text:p>17079</text:p>
          </table:table-cell>
          <table:table-cell office:value-type="float" office:value="17905" table:style-name="ce2">
            <text:p>17905</text:p>
          </table:table-cell>
          <table:table-cell office:value-type="float" office:value="18750" table:style-name="ce2">
            <text:p>18750</text:p>
          </table:table-cell>
          <table:table-cell office:value-type="float" office:value="19598" table:style-name="ce2">
            <text:p>19598</text:p>
          </table:table-cell>
          <table:table-cell office:value-type="float" office:value="20454" table:style-name="ce2">
            <text:p>20454</text:p>
          </table:table-cell>
          <table:table-cell office:value-type="float" office:value="21324" table:style-name="ce2">
            <text:p>21324</text:p>
          </table:table-cell>
          <table:table-cell office:value-type="float" office:value="22197" table:style-name="ce2">
            <text:p>22197</text:p>
          </table:table-cell>
          <table:table-cell office:value-type="float" office:value="23073" table:style-name="ce2">
            <text:p>23073</text:p>
          </table:table-cell>
          <table:table-cell office:value-type="float" office:value="23951" table:style-name="ce2">
            <text:p>23951</text:p>
          </table:table-cell>
          <table:table-cell office:value-type="float" office:value="24874" table:style-name="ce2">
            <text:p>24874</text:p>
          </table:table-cell>
          <table:table-cell office:value-type="float" office:value="25999" table:style-name="ce2">
            <text:p>25999</text:p>
          </table:table-cell>
          <table:table-cell office:value-type="float" office:value="27294" table:style-name="ce2">
            <text:p>27294</text:p>
          </table:table-cell>
          <table:table-cell office:value-type="float" office:value="28621" table:style-name="ce2">
            <text:p>28621</text:p>
          </table:table-cell>
          <table:table-cell office:value-type="float" office:value="29976" table:style-name="ce2">
            <text:p>29976</text:p>
          </table:table-cell>
          <table:table-cell office:value-type="float" office:value="31352" table:style-name="ce2">
            <text:p>31352</text:p>
          </table:table-cell>
          <table:table-cell office:value-type="float" office:value="32743" table:style-name="ce2">
            <text:p>32743</text:p>
          </table:table-cell>
          <table:table-cell office:value-type="float" office:value="34143" table:style-name="ce2">
            <text:p>34143</text:p>
          </table:table-cell>
          <table:table-cell office:value-type="float" office:value="35543" table:style-name="ce2">
            <text:p>35543</text:p>
          </table:table-cell>
          <table:table-cell office:value-type="float" office:value="36922" table:style-name="ce2">
            <text:p>36922</text:p>
          </table:table-cell>
          <table:table-cell office:value-type="float" office:value="38284" table:style-name="ce2">
            <text:p>38284</text:p>
          </table:table-cell>
          <table:table-cell office:value-type="float" office:value="39674" table:style-name="ce2">
            <text:p>39674</text:p>
          </table:table-cell>
          <table:table-cell office:value-type="float" office:value="41089" table:style-name="ce2">
            <text:p>41089</text:p>
          </table:table-cell>
          <table:table-cell office:value-type="float" office:value="42514" table:style-name="ce2">
            <text:p>42514</text:p>
          </table:table-cell>
          <table:table-cell office:value-type="float" office:value="43934" table:style-name="ce2">
            <text:p>43934</text:p>
          </table:table-cell>
          <table:table-cell office:value-type="float" office:value="45352" table:style-name="ce2">
            <text:p>45352</text:p>
          </table:table-cell>
          <table:table-cell office:value-type="float" office:value="46788" table:style-name="ce2">
            <text:p>46788</text:p>
          </table:table-cell>
          <table:table-cell office:value-type="float" office:value="48232" table:style-name="ce2">
            <text:p>48232</text:p>
          </table:table-cell>
          <table:table-cell office:value-type="float" office:value="49687" table:style-name="ce2">
            <text:p>49687</text:p>
          </table:table-cell>
          <table:table-cell office:value-type="float" office:value="51151" table:style-name="ce2">
            <text:p>51151</text:p>
          </table:table-cell>
          <table:table-cell office:value-type="float" office:value="52618" table:style-name="ce2">
            <text:p>52618</text:p>
          </table:table-cell>
          <table:table-cell office:value-type="float" office:value="54099" table:style-name="ce2">
            <text:p>54099</text:p>
          </table:table-cell>
          <table:table-cell office:value-type="float" office:value="55606" table:style-name="ce2">
            <text:p>55606</text:p>
          </table:table-cell>
          <table:table-cell office:value-type="float" office:value="57136" table:style-name="ce2">
            <text:p>57136</text:p>
          </table:table-cell>
          <table:table-cell office:value-type="float" office:value="58655" table:style-name="ce2">
            <text:p>58655</text:p>
          </table:table-cell>
          <table:table-cell office:value-type="float" office:value="60160" table:style-name="ce2">
            <text:p>60160</text:p>
          </table:table-cell>
          <table:table-cell office:value-type="float" office:value="61642" table:style-name="ce2">
            <text:p>61642</text:p>
          </table:table-cell>
          <table:table-cell office:value-type="float" office:value="63100" table:style-name="ce2">
            <text:p>63100</text:p>
          </table:table-cell>
          <table:table-cell office:value-type="float" office:value="64535" table:style-name="ce2">
            <text:p>64535</text:p>
          </table:table-cell>
          <table:table-cell office:value-type="float" office:value="65941" table:style-name="ce2">
            <text:p>65941</text:p>
          </table:table-cell>
          <table:table-cell office:value-type="float" office:value="67327" table:style-name="ce2">
            <text:p>67327</text:p>
          </table:table-cell>
          <table:table-cell office:value-type="float" office:value="68684" table:style-name="ce2">
            <text:p>68684</text:p>
          </table:table-cell>
          <table:table-cell office:value-type="float" office:value="70108" table:style-name="ce2">
            <text:p>70108</text:p>
          </table:table-cell>
          <table:table-cell office:value-type="float" office:value="71591" table:style-name="ce2">
            <text:p>71591</text:p>
          </table:table-cell>
          <table:table-cell office:value-type="float" office:value="73038" table:style-name="ce2">
            <text:p>73038</text:p>
          </table:table-cell>
          <table:table-cell office:value-type="float" office:value="74457" table:style-name="ce2">
            <text:p>7445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Cyprus</text:p>
          </table:table-cell>
          <table:table-cell office:value-type="string" table:style-name="ce2">
            <text:p>CYP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86490" table:style-name="ce2">
            <text:p>586490</text:p>
          </table:table-cell>
          <table:table-cell office:value-type="float" office:value="595514" table:style-name="ce2">
            <text:p>595514</text:p>
          </table:table-cell>
          <table:table-cell office:value-type="float" office:value="601466" table:style-name="ce2">
            <text:p>601466</text:p>
          </table:table-cell>
          <table:table-cell office:value-type="float" office:value="607252" table:style-name="ce2">
            <text:p>607252</text:p>
          </table:table-cell>
          <table:table-cell office:value-type="float" office:value="612521" table:style-name="ce2">
            <text:p>612521</text:p>
          </table:table-cell>
          <table:table-cell office:value-type="float" office:value="617736" table:style-name="ce2">
            <text:p>617736</text:p>
          </table:table-cell>
          <table:table-cell office:value-type="float" office:value="623390" table:style-name="ce2">
            <text:p>623390</text:p>
          </table:table-cell>
          <table:table-cell office:value-type="float" office:value="629251" table:style-name="ce2">
            <text:p>629251</text:p>
          </table:table-cell>
          <table:table-cell office:value-type="float" office:value="635157" table:style-name="ce2">
            <text:p>635157</text:p>
          </table:table-cell>
          <table:table-cell office:value-type="float" office:value="641189" table:style-name="ce2">
            <text:p>641189</text:p>
          </table:table-cell>
          <table:table-cell office:value-type="float" office:value="647446" table:style-name="ce2">
            <text:p>647446</text:p>
          </table:table-cell>
          <table:table-cell office:value-type="float" office:value="654050" table:style-name="ce2">
            <text:p>654050</text:p>
          </table:table-cell>
          <table:table-cell office:value-type="float" office:value="661063" table:style-name="ce2">
            <text:p>661063</text:p>
          </table:table-cell>
          <table:table-cell office:value-type="float" office:value="665937" table:style-name="ce2">
            <text:p>665937</text:p>
          </table:table-cell>
          <table:table-cell office:value-type="float" office:value="663254" table:style-name="ce2">
            <text:p>663254</text:p>
          </table:table-cell>
          <table:table-cell office:value-type="float" office:value="659405" table:style-name="ce2">
            <text:p>659405</text:p>
          </table:table-cell>
          <table:table-cell office:value-type="float" office:value="662032" table:style-name="ce2">
            <text:p>662032</text:p>
          </table:table-cell>
          <table:table-cell office:value-type="float" office:value="667101" table:style-name="ce2">
            <text:p>667101</text:p>
          </table:table-cell>
          <table:table-cell office:value-type="float" office:value="672249" table:style-name="ce2">
            <text:p>672249</text:p>
          </table:table-cell>
          <table:table-cell office:value-type="float" office:value="677549" table:style-name="ce2">
            <text:p>677549</text:p>
          </table:table-cell>
          <table:table-cell office:value-type="float" office:value="683076" table:style-name="ce2">
            <text:p>683076</text:p>
          </table:table-cell>
          <table:table-cell office:value-type="float" office:value="688893" table:style-name="ce2">
            <text:p>688893</text:p>
          </table:table-cell>
          <table:table-cell office:value-type="float" office:value="696497" table:style-name="ce2">
            <text:p>696497</text:p>
          </table:table-cell>
          <table:table-cell office:value-type="float" office:value="707225" table:style-name="ce2">
            <text:p>707225</text:p>
          </table:table-cell>
          <table:table-cell office:value-type="float" office:value="719334" table:style-name="ce2">
            <text:p>719334</text:p>
          </table:table-cell>
          <table:table-cell office:value-type="float" office:value="731277" table:style-name="ce2">
            <text:p>731277</text:p>
          </table:table-cell>
          <table:table-cell office:value-type="float" office:value="743105" table:style-name="ce2">
            <text:p>743105</text:p>
          </table:table-cell>
          <table:table-cell office:value-type="float" office:value="754785" table:style-name="ce2">
            <text:p>754785</text:p>
          </table:table-cell>
          <table:table-cell office:value-type="float" office:value="766235" table:style-name="ce2">
            <text:p>766235</text:p>
          </table:table-cell>
          <table:table-cell office:value-type="float" office:value="777420" table:style-name="ce2">
            <text:p>777420</text:p>
          </table:table-cell>
          <table:table-cell office:value-type="float" office:value="788351" table:style-name="ce2">
            <text:p>788351</text:p>
          </table:table-cell>
          <table:table-cell office:value-type="float" office:value="798944" table:style-name="ce2">
            <text:p>798944</text:p>
          </table:table-cell>
          <table:table-cell office:value-type="float" office:value="810341" table:style-name="ce2">
            <text:p>810341</text:p>
          </table:table-cell>
          <table:table-cell office:value-type="float" office:value="826034" table:style-name="ce2">
            <text:p>826034</text:p>
          </table:table-cell>
          <table:table-cell office:value-type="float" office:value="844667" table:style-name="ce2">
            <text:p>844667</text:p>
          </table:table-cell>
          <table:table-cell office:value-type="float" office:value="862695" table:style-name="ce2">
            <text:p>862695</text:p>
          </table:table-cell>
          <table:table-cell office:value-type="float" office:value="880290" table:style-name="ce2">
            <text:p>880290</text:p>
          </table:table-cell>
          <table:table-cell office:value-type="float" office:value="897568" table:style-name="ce2">
            <text:p>897568</text:p>
          </table:table-cell>
          <table:table-cell office:value-type="float" office:value="914548" table:style-name="ce2">
            <text:p>914548</text:p>
          </table:table-cell>
          <table:table-cell office:value-type="float" office:value="931234" table:style-name="ce2">
            <text:p>931234</text:p>
          </table:table-cell>
          <table:table-cell office:value-type="float" office:value="947667" table:style-name="ce2">
            <text:p>947667</text:p>
          </table:table-cell>
          <table:table-cell office:value-type="float" office:value="964127" table:style-name="ce2">
            <text:p>964127</text:p>
          </table:table-cell>
          <table:table-cell office:value-type="float" office:value="981440" table:style-name="ce2">
            <text:p>981440</text:p>
          </table:table-cell>
          <table:table-cell office:value-type="float" office:value="999590" table:style-name="ce2">
            <text:p>999590</text:p>
          </table:table-cell>
          <table:table-cell office:value-type="float" office:value="1017875" table:style-name="ce2">
            <text:p>1017875</text:p>
          </table:table-cell>
          <table:table-cell office:value-type="float" office:value="1036151" table:style-name="ce2">
            <text:p>1036151</text:p>
          </table:table-cell>
          <table:table-cell office:value-type="float" office:value="1054418" table:style-name="ce2">
            <text:p>1054418</text:p>
          </table:table-cell>
          <table:table-cell office:value-type="float" office:value="1072714" table:style-name="ce2">
            <text:p>1072714</text:p>
          </table:table-cell>
          <table:table-cell office:value-type="float" office:value="1091026" table:style-name="ce2">
            <text:p>1091026</text:p>
          </table:table-cell>
          <table:table-cell office:value-type="float" office:value="1109371" table:style-name="ce2">
            <text:p>1109371</text:p>
          </table:table-cell>
          <table:table-cell office:value-type="float" office:value="1127816" table:style-name="ce2">
            <text:p>1127816</text:p>
          </table:table-cell>
          <table:table-cell office:value-type="float" office:value="1146493" table:style-name="ce2">
            <text:p>1146493</text:p>
          </table:table-cell>
          <table:table-cell office:value-type="float" office:value="1165397" table:style-name="ce2">
            <text:p>1165397</text:p>
          </table:table-cell>
          <table:table-cell office:value-type="float" office:value="1183895" table:style-name="ce2">
            <text:p>1183895</text:p>
          </table:table-cell>
          <table:table-cell office:value-type="float" office:value="1201801" table:style-name="ce2">
            <text:p>1201801</text:p>
          </table:table-cell>
          <table:table-cell office:value-type="float" office:value="1219502" table:style-name="ce2">
            <text:p>1219502</text:p>
          </table:table-cell>
          <table:table-cell office:value-type="float" office:value="1237112" table:style-name="ce2">
            <text:p>1237112</text:p>
          </table:table-cell>
          <table:table-cell office:value-type="float" office:value="1254275" table:style-name="ce2">
            <text:p>1254275</text:p>
          </table:table-cell>
          <table:table-cell office:value-type="float" office:value="1270737" table:style-name="ce2">
            <text:p>1270737</text:p>
          </table:table-cell>
          <table:table-cell office:value-type="float" office:value="1286671" table:style-name="ce2">
            <text:p>1286671</text:p>
          </table:table-cell>
          <table:table-cell office:value-type="float" office:value="1302247" table:style-name="ce2">
            <text:p>1302247</text:p>
          </table:table-cell>
          <table:table-cell office:value-type="float" office:value="1317309" table:style-name="ce2">
            <text:p>1317309</text:p>
          </table:table-cell>
          <table:table-cell office:value-type="float" office:value="1331370" table:style-name="ce2">
            <text:p>1331370</text:p>
          </table:table-cell>
          <table:table-cell office:value-type="float" office:value="1344976" table:style-name="ce2">
            <text:p>1344976</text:p>
          </table:table-cell>
          <table:table-cell office:value-type="float" office:value="1358282" table:style-name="ce2">
            <text:p>135828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Czechia</text:p>
          </table:table-cell>
          <table:table-cell office:value-type="string" table:style-name="ce2">
            <text:p>CZE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9602006" table:style-name="ce2">
            <text:p>9602006</text:p>
          </table:table-cell>
          <table:table-cell office:value-type="float" office:value="9586651" table:style-name="ce2">
            <text:p>9586651</text:p>
          </table:table-cell>
          <table:table-cell office:value-type="float" office:value="9624660" table:style-name="ce2">
            <text:p>9624660</text:p>
          </table:table-cell>
          <table:table-cell office:value-type="float" office:value="9670685" table:style-name="ce2">
            <text:p>9670685</text:p>
          </table:table-cell>
          <table:table-cell office:value-type="float" office:value="9727804" table:style-name="ce2">
            <text:p>9727804</text:p>
          </table:table-cell>
          <table:table-cell office:value-type="float" office:value="9779358" table:style-name="ce2">
            <text:p>9779358</text:p>
          </table:table-cell>
          <table:table-cell office:value-type="float" office:value="9821040" table:style-name="ce2">
            <text:p>9821040</text:p>
          </table:table-cell>
          <table:table-cell office:value-type="float" office:value="9852899" table:style-name="ce2">
            <text:p>9852899</text:p>
          </table:table-cell>
          <table:table-cell office:value-type="float" office:value="9876346" table:style-name="ce2">
            <text:p>9876346</text:p>
          </table:table-cell>
          <table:table-cell office:value-type="float" office:value="9896580" table:style-name="ce2">
            <text:p>9896580</text:p>
          </table:table-cell>
          <table:table-cell office:value-type="float" office:value="9858071" table:style-name="ce2">
            <text:p>9858071</text:p>
          </table:table-cell>
          <table:table-cell office:value-type="float" office:value="9826815" table:style-name="ce2">
            <text:p>9826815</text:p>
          </table:table-cell>
          <table:table-cell office:value-type="float" office:value="9867632" table:style-name="ce2">
            <text:p>9867632</text:p>
          </table:table-cell>
          <table:table-cell office:value-type="float" office:value="9922266" table:style-name="ce2">
            <text:p>9922266</text:p>
          </table:table-cell>
          <table:table-cell office:value-type="float" office:value="9988459" table:style-name="ce2">
            <text:p>9988459</text:p>
          </table:table-cell>
          <table:table-cell office:value-type="float" office:value="10058620" table:style-name="ce2">
            <text:p>10058620</text:p>
          </table:table-cell>
          <table:table-cell office:value-type="float" office:value="10125939" table:style-name="ce2">
            <text:p>10125939</text:p>
          </table:table-cell>
          <table:table-cell office:value-type="float" office:value="10186755" table:style-name="ce2">
            <text:p>10186755</text:p>
          </table:table-cell>
          <table:table-cell office:value-type="float" office:value="10242098" table:style-name="ce2">
            <text:p>10242098</text:p>
          </table:table-cell>
          <table:table-cell office:value-type="float" office:value="10292341" table:style-name="ce2">
            <text:p>10292341</text:p>
          </table:table-cell>
          <table:table-cell office:value-type="float" office:value="10304193" table:style-name="ce2">
            <text:p>10304193</text:p>
          </table:table-cell>
          <table:table-cell office:value-type="float" office:value="10300591" table:style-name="ce2">
            <text:p>10300591</text:p>
          </table:table-cell>
          <table:table-cell office:value-type="float" office:value="10314826" table:style-name="ce2">
            <text:p>10314826</text:p>
          </table:table-cell>
          <table:table-cell office:value-type="float" office:value="10323856" table:style-name="ce2">
            <text:p>10323856</text:p>
          </table:table-cell>
          <table:table-cell office:value-type="float" office:value="10330213" table:style-name="ce2">
            <text:p>10330213</text:p>
          </table:table-cell>
          <table:table-cell office:value-type="float" office:value="10337118" table:style-name="ce2">
            <text:p>10337118</text:p>
          </table:table-cell>
          <table:table-cell office:value-type="float" office:value="10342227" table:style-name="ce2">
            <text:p>10342227</text:p>
          </table:table-cell>
          <table:table-cell office:value-type="float" office:value="10347318" table:style-name="ce2">
            <text:p>10347318</text:p>
          </table:table-cell>
          <table:table-cell office:value-type="float" office:value="10355276" table:style-name="ce2">
            <text:p>10355276</text:p>
          </table:table-cell>
          <table:table-cell office:value-type="float" office:value="10361068" table:style-name="ce2">
            <text:p>10361068</text:p>
          </table:table-cell>
          <table:table-cell office:value-type="float" office:value="10333355" table:style-name="ce2">
            <text:p>10333355</text:p>
          </table:table-cell>
          <table:table-cell office:value-type="float" office:value="10308578" table:style-name="ce2">
            <text:p>10308578</text:p>
          </table:table-cell>
          <table:table-cell office:value-type="float" office:value="10319123" table:style-name="ce2">
            <text:p>10319123</text:p>
          </table:table-cell>
          <table:table-cell office:value-type="float" office:value="10329855" table:style-name="ce2">
            <text:p>10329855</text:p>
          </table:table-cell>
          <table:table-cell office:value-type="float" office:value="10333587" table:style-name="ce2">
            <text:p>10333587</text:p>
          </table:table-cell>
          <table:table-cell office:value-type="float" office:value="10327253" table:style-name="ce2">
            <text:p>10327253</text:p>
          </table:table-cell>
          <table:table-cell office:value-type="float" office:value="10315241" table:style-name="ce2">
            <text:p>10315241</text:p>
          </table:table-cell>
          <table:table-cell office:value-type="float" office:value="10304131" table:style-name="ce2">
            <text:p>10304131</text:p>
          </table:table-cell>
          <table:table-cell office:value-type="float" office:value="10294373" table:style-name="ce2">
            <text:p>10294373</text:p>
          </table:table-cell>
          <table:table-cell office:value-type="float" office:value="10283860" table:style-name="ce2">
            <text:p>10283860</text:p>
          </table:table-cell>
          <table:table-cell office:value-type="float" office:value="10255063" table:style-name="ce2">
            <text:p>10255063</text:p>
          </table:table-cell>
          <table:table-cell office:value-type="float" office:value="10216605" table:style-name="ce2">
            <text:p>10216605</text:p>
          </table:table-cell>
          <table:table-cell office:value-type="float" office:value="10196916" table:style-name="ce2">
            <text:p>10196916</text:p>
          </table:table-cell>
          <table:table-cell office:value-type="float" office:value="10193998" table:style-name="ce2">
            <text:p>10193998</text:p>
          </table:table-cell>
          <table:table-cell office:value-type="float" office:value="10197101" table:style-name="ce2">
            <text:p>10197101</text:p>
          </table:table-cell>
          <table:table-cell office:value-type="float" office:value="10211216" table:style-name="ce2">
            <text:p>10211216</text:p>
          </table:table-cell>
          <table:table-cell office:value-type="float" office:value="10238905" table:style-name="ce2">
            <text:p>10238905</text:p>
          </table:table-cell>
          <table:table-cell office:value-type="float" office:value="10298828" table:style-name="ce2">
            <text:p>10298828</text:p>
          </table:table-cell>
          <table:table-cell office:value-type="float" office:value="10384603" table:style-name="ce2">
            <text:p>10384603</text:p>
          </table:table-cell>
          <table:table-cell office:value-type="float" office:value="10443936" table:style-name="ce2">
            <text:p>10443936</text:p>
          </table:table-cell>
          <table:table-cell office:value-type="float" office:value="10474410" table:style-name="ce2">
            <text:p>10474410</text:p>
          </table:table-cell>
          <table:table-cell office:value-type="float" office:value="10496088" table:style-name="ce2">
            <text:p>10496088</text:p>
          </table:table-cell>
          <table:table-cell office:value-type="float" office:value="10510785" table:style-name="ce2">
            <text:p>10510785</text:p>
          </table:table-cell>
          <table:table-cell office:value-type="float" office:value="10514272" table:style-name="ce2">
            <text:p>10514272</text:p>
          </table:table-cell>
          <table:table-cell office:value-type="float" office:value="10525347" table:style-name="ce2">
            <text:p>10525347</text:p>
          </table:table-cell>
          <table:table-cell office:value-type="float" office:value="10546059" table:style-name="ce2">
            <text:p>10546059</text:p>
          </table:table-cell>
          <table:table-cell office:value-type="float" office:value="10566332" table:style-name="ce2">
            <text:p>10566332</text:p>
          </table:table-cell>
          <table:table-cell office:value-type="float" office:value="10594438" table:style-name="ce2">
            <text:p>10594438</text:p>
          </table:table-cell>
          <table:table-cell office:value-type="float" office:value="10629928" table:style-name="ce2">
            <text:p>10629928</text:p>
          </table:table-cell>
          <table:table-cell office:value-type="float" office:value="10671870" table:style-name="ce2">
            <text:p>10671870</text:p>
          </table:table-cell>
          <table:table-cell office:value-type="float" office:value="10697858" table:style-name="ce2">
            <text:p>10697858</text:p>
          </table:table-cell>
          <table:table-cell office:value-type="float" office:value="10505772" table:style-name="ce2">
            <text:p>10505772</text:p>
          </table:table-cell>
          <table:table-cell office:value-type="float" office:value="10672118" table:style-name="ce2">
            <text:p>10672118</text:p>
          </table:table-cell>
          <table:table-cell office:value-type="float" office:value="10864042" table:style-name="ce2">
            <text:p>10864042</text:p>
          </table:table-cell>
          <table:table-cell office:value-type="float" office:value="10905028" table:style-name="ce2">
            <text:p>1090502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Germany</text:p>
          </table:table-cell>
          <table:table-cell office:value-type="string" table:style-name="ce2">
            <text:p>DEU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72814900" table:style-name="ce2">
            <text:p>72814900</text:p>
          </table:table-cell>
          <table:table-cell office:value-type="float" office:value="73377632" table:style-name="ce2">
            <text:p>73377632</text:p>
          </table:table-cell>
          <table:table-cell office:value-type="float" office:value="74025784" table:style-name="ce2">
            <text:p>74025784</text:p>
          </table:table-cell>
          <table:table-cell office:value-type="float" office:value="74714353" table:style-name="ce2">
            <text:p>74714353</text:p>
          </table:table-cell>
          <table:table-cell office:value-type="float" office:value="75318337" table:style-name="ce2">
            <text:p>75318337</text:p>
          </table:table-cell>
          <table:table-cell office:value-type="float" office:value="75963695" table:style-name="ce2">
            <text:p>75963695</text:p>
          </table:table-cell>
          <table:table-cell office:value-type="float" office:value="76600311" table:style-name="ce2">
            <text:p>76600311</text:p>
          </table:table-cell>
          <table:table-cell office:value-type="float" office:value="76951336" table:style-name="ce2">
            <text:p>76951336</text:p>
          </table:table-cell>
          <table:table-cell office:value-type="float" office:value="77294314" table:style-name="ce2">
            <text:p>77294314</text:p>
          </table:table-cell>
          <table:table-cell office:value-type="float" office:value="77909682" table:style-name="ce2">
            <text:p>77909682</text:p>
          </table:table-cell>
          <table:table-cell office:value-type="float" office:value="78169289" table:style-name="ce2">
            <text:p>78169289</text:p>
          </table:table-cell>
          <table:table-cell office:value-type="float" office:value="78312842" table:style-name="ce2">
            <text:p>78312842</text:p>
          </table:table-cell>
          <table:table-cell office:value-type="float" office:value="78688452" table:style-name="ce2">
            <text:p>78688452</text:p>
          </table:table-cell>
          <table:table-cell office:value-type="float" office:value="78936666" table:style-name="ce2">
            <text:p>78936666</text:p>
          </table:table-cell>
          <table:table-cell office:value-type="float" office:value="78967433" table:style-name="ce2">
            <text:p>78967433</text:p>
          </table:table-cell>
          <table:table-cell office:value-type="float" office:value="78673554" table:style-name="ce2">
            <text:p>78673554</text:p>
          </table:table-cell>
          <table:table-cell office:value-type="float" office:value="78336950" table:style-name="ce2">
            <text:p>78336950</text:p>
          </table:table-cell>
          <table:table-cell office:value-type="float" office:value="78159814" table:style-name="ce2">
            <text:p>78159814</text:p>
          </table:table-cell>
          <table:table-cell office:value-type="float" office:value="78091820" table:style-name="ce2">
            <text:p>78091820</text:p>
          </table:table-cell>
          <table:table-cell office:value-type="float" office:value="78126350" table:style-name="ce2">
            <text:p>78126350</text:p>
          </table:table-cell>
          <table:table-cell office:value-type="float" office:value="78288576" table:style-name="ce2">
            <text:p>78288576</text:p>
          </table:table-cell>
          <table:table-cell office:value-type="float" office:value="78407907" table:style-name="ce2">
            <text:p>78407907</text:p>
          </table:table-cell>
          <table:table-cell office:value-type="float" office:value="78333366" table:style-name="ce2">
            <text:p>78333366</text:p>
          </table:table-cell>
          <table:table-cell office:value-type="float" office:value="78128282" table:style-name="ce2">
            <text:p>78128282</text:p>
          </table:table-cell>
          <table:table-cell office:value-type="float" office:value="77858685" table:style-name="ce2">
            <text:p>77858685</text:p>
          </table:table-cell>
          <table:table-cell office:value-type="float" office:value="77684873" table:style-name="ce2">
            <text:p>77684873</text:p>
          </table:table-cell>
          <table:table-cell office:value-type="float" office:value="77720436" table:style-name="ce2">
            <text:p>77720436</text:p>
          </table:table-cell>
          <table:table-cell office:value-type="float" office:value="77839920" table:style-name="ce2">
            <text:p>77839920</text:p>
          </table:table-cell>
          <table:table-cell office:value-type="float" office:value="78144619" table:style-name="ce2">
            <text:p>78144619</text:p>
          </table:table-cell>
          <table:table-cell office:value-type="float" office:value="78751283" table:style-name="ce2">
            <text:p>78751283</text:p>
          </table:table-cell>
          <table:table-cell office:value-type="float" office:value="79433029" table:style-name="ce2">
            <text:p>79433029</text:p>
          </table:table-cell>
          <table:table-cell office:value-type="float" office:value="80013896" table:style-name="ce2">
            <text:p>80013896</text:p>
          </table:table-cell>
          <table:table-cell office:value-type="float" office:value="80624598" table:style-name="ce2">
            <text:p>80624598</text:p>
          </table:table-cell>
          <table:table-cell office:value-type="float" office:value="81156363" table:style-name="ce2">
            <text:p>81156363</text:p>
          </table:table-cell>
          <table:table-cell office:value-type="float" office:value="81438348" table:style-name="ce2">
            <text:p>81438348</text:p>
          </table:table-cell>
          <table:table-cell office:value-type="float" office:value="81678051" table:style-name="ce2">
            <text:p>81678051</text:p>
          </table:table-cell>
          <table:table-cell office:value-type="float" office:value="81914831" table:style-name="ce2">
            <text:p>81914831</text:p>
          </table:table-cell>
          <table:table-cell office:value-type="float" office:value="82034771" table:style-name="ce2">
            <text:p>82034771</text:p>
          </table:table-cell>
          <table:table-cell office:value-type="float" office:value="82047195" table:style-name="ce2">
            <text:p>82047195</text:p>
          </table:table-cell>
          <table:table-cell office:value-type="float" office:value="82100243" table:style-name="ce2">
            <text:p>82100243</text:p>
          </table:table-cell>
          <table:table-cell office:value-type="float" office:value="82211508" table:style-name="ce2">
            <text:p>82211508</text:p>
          </table:table-cell>
          <table:table-cell office:value-type="float" office:value="82349925" table:style-name="ce2">
            <text:p>82349925</text:p>
          </table:table-cell>
          <table:table-cell office:value-type="float" office:value="82488495" table:style-name="ce2">
            <text:p>82488495</text:p>
          </table:table-cell>
          <table:table-cell office:value-type="float" office:value="82534176" table:style-name="ce2">
            <text:p>82534176</text:p>
          </table:table-cell>
          <table:table-cell office:value-type="float" office:value="82516260" table:style-name="ce2">
            <text:p>82516260</text:p>
          </table:table-cell>
          <table:table-cell office:value-type="float" office:value="82469422" table:style-name="ce2">
            <text:p>82469422</text:p>
          </table:table-cell>
          <table:table-cell office:value-type="float" office:value="82376451" table:style-name="ce2">
            <text:p>82376451</text:p>
          </table:table-cell>
          <table:table-cell office:value-type="float" office:value="82266372" table:style-name="ce2">
            <text:p>82266372</text:p>
          </table:table-cell>
          <table:table-cell office:value-type="float" office:value="82110097" table:style-name="ce2">
            <text:p>82110097</text:p>
          </table:table-cell>
          <table:table-cell office:value-type="float" office:value="81902307" table:style-name="ce2">
            <text:p>81902307</text:p>
          </table:table-cell>
          <table:table-cell office:value-type="float" office:value="81776930" table:style-name="ce2">
            <text:p>81776930</text:p>
          </table:table-cell>
          <table:table-cell office:value-type="float" office:value="80274983" table:style-name="ce2">
            <text:p>80274983</text:p>
          </table:table-cell>
          <table:table-cell office:value-type="float" office:value="80425823" table:style-name="ce2">
            <text:p>80425823</text:p>
          </table:table-cell>
          <table:table-cell office:value-type="float" office:value="80645605" table:style-name="ce2">
            <text:p>80645605</text:p>
          </table:table-cell>
          <table:table-cell office:value-type="float" office:value="80982500" table:style-name="ce2">
            <text:p>80982500</text:p>
          </table:table-cell>
          <table:table-cell office:value-type="float" office:value="81686611" table:style-name="ce2">
            <text:p>81686611</text:p>
          </table:table-cell>
          <table:table-cell office:value-type="float" office:value="82348669" table:style-name="ce2">
            <text:p>82348669</text:p>
          </table:table-cell>
          <table:table-cell office:value-type="float" office:value="82657002" table:style-name="ce2">
            <text:p>82657002</text:p>
          </table:table-cell>
          <table:table-cell office:value-type="float" office:value="82905782" table:style-name="ce2">
            <text:p>82905782</text:p>
          </table:table-cell>
          <table:table-cell office:value-type="float" office:value="83092962" table:style-name="ce2">
            <text:p>83092962</text:p>
          </table:table-cell>
          <table:table-cell office:value-type="float" office:value="83160871" table:style-name="ce2">
            <text:p>83160871</text:p>
          </table:table-cell>
          <table:table-cell office:value-type="float" office:value="83196078" table:style-name="ce2">
            <text:p>83196078</text:p>
          </table:table-cell>
          <table:table-cell office:value-type="float" office:value="83177813" table:style-name="ce2">
            <text:p>83177813</text:p>
          </table:table-cell>
          <table:table-cell office:value-type="float" office:value="83287273" table:style-name="ce2">
            <text:p>83287273</text:p>
          </table:table-cell>
          <table:table-cell office:value-type="float" office:value="83516593" table:style-name="ce2">
            <text:p>8351659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Djibouti</text:p>
          </table:table-cell>
          <table:table-cell office:value-type="string" table:style-name="ce2">
            <text:p>DJI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86024" table:style-name="ce2">
            <text:p>86024</text:p>
          </table:table-cell>
          <table:table-cell office:value-type="float" office:value="89390" table:style-name="ce2">
            <text:p>89390</text:p>
          </table:table-cell>
          <table:table-cell office:value-type="float" office:value="93283" table:style-name="ce2">
            <text:p>93283</text:p>
          </table:table-cell>
          <table:table-cell office:value-type="float" office:value="97872" table:style-name="ce2">
            <text:p>97872</text:p>
          </table:table-cell>
          <table:table-cell office:value-type="float" office:value="103198" table:style-name="ce2">
            <text:p>103198</text:p>
          </table:table-cell>
          <table:table-cell office:value-type="float" office:value="109092" table:style-name="ce2">
            <text:p>109092</text:p>
          </table:table-cell>
          <table:table-cell office:value-type="float" office:value="115269" table:style-name="ce2">
            <text:p>115269</text:p>
          </table:table-cell>
          <table:table-cell office:value-type="float" office:value="121649" table:style-name="ce2">
            <text:p>121649</text:p>
          </table:table-cell>
          <table:table-cell office:value-type="float" office:value="128250" table:style-name="ce2">
            <text:p>128250</text:p>
          </table:table-cell>
          <table:table-cell office:value-type="float" office:value="136078" table:style-name="ce2">
            <text:p>136078</text:p>
          </table:table-cell>
          <table:table-cell office:value-type="float" office:value="145175" table:style-name="ce2">
            <text:p>145175</text:p>
          </table:table-cell>
          <table:table-cell office:value-type="float" office:value="155136" table:style-name="ce2">
            <text:p>155136</text:p>
          </table:table-cell>
          <table:table-cell office:value-type="float" office:value="166256" table:style-name="ce2">
            <text:p>166256</text:p>
          </table:table-cell>
          <table:table-cell office:value-type="float" office:value="178449" table:style-name="ce2">
            <text:p>178449</text:p>
          </table:table-cell>
          <table:table-cell office:value-type="float" office:value="192613" table:style-name="ce2">
            <text:p>192613</text:p>
          </table:table-cell>
          <table:table-cell office:value-type="float" office:value="209908" table:style-name="ce2">
            <text:p>209908</text:p>
          </table:table-cell>
          <table:table-cell office:value-type="float" office:value="230737" table:style-name="ce2">
            <text:p>230737</text:p>
          </table:table-cell>
          <table:table-cell office:value-type="float" office:value="254613" table:style-name="ce2">
            <text:p>254613</text:p>
          </table:table-cell>
          <table:table-cell office:value-type="float" office:value="280031" table:style-name="ce2">
            <text:p>280031</text:p>
          </table:table-cell>
          <table:table-cell office:value-type="float" office:value="304513" table:style-name="ce2">
            <text:p>304513</text:p>
          </table:table-cell>
          <table:table-cell office:value-type="float" office:value="325815" table:style-name="ce2">
            <text:p>325815</text:p>
          </table:table-cell>
          <table:table-cell office:value-type="float" office:value="343047" table:style-name="ce2">
            <text:p>343047</text:p>
          </table:table-cell>
          <table:table-cell office:value-type="float" office:value="356880" table:style-name="ce2">
            <text:p>356880</text:p>
          </table:table-cell>
          <table:table-cell office:value-type="float" office:value="369553" table:style-name="ce2">
            <text:p>369553</text:p>
          </table:table-cell>
          <table:table-cell office:value-type="float" office:value="384053" table:style-name="ce2">
            <text:p>384053</text:p>
          </table:table-cell>
          <table:table-cell office:value-type="float" office:value="402687" table:style-name="ce2">
            <text:p>402687</text:p>
          </table:table-cell>
          <table:table-cell office:value-type="float" office:value="426341" table:style-name="ce2">
            <text:p>426341</text:p>
          </table:table-cell>
          <table:table-cell office:value-type="float" office:value="454399" table:style-name="ce2">
            <text:p>454399</text:p>
          </table:table-cell>
          <table:table-cell office:value-type="float" office:value="484523" table:style-name="ce2">
            <text:p>484523</text:p>
          </table:table-cell>
          <table:table-cell office:value-type="float" office:value="523355" table:style-name="ce2">
            <text:p>523355</text:p>
          </table:table-cell>
          <table:table-cell office:value-type="float" office:value="579538" table:style-name="ce2">
            <text:p>579538</text:p>
          </table:table-cell>
          <table:table-cell office:value-type="float" office:value="631092" table:style-name="ce2">
            <text:p>631092</text:p>
          </table:table-cell>
          <table:table-cell office:value-type="float" office:value="626010" table:style-name="ce2">
            <text:p>626010</text:p>
          </table:table-cell>
          <table:table-cell office:value-type="float" office:value="614245" table:style-name="ce2">
            <text:p>614245</text:p>
          </table:table-cell>
          <table:table-cell office:value-type="float" office:value="626710" table:style-name="ce2">
            <text:p>626710</text:p>
          </table:table-cell>
          <table:table-cell office:value-type="float" office:value="633074" table:style-name="ce2">
            <text:p>633074</text:p>
          </table:table-cell>
          <table:table-cell office:value-type="float" office:value="648348" table:style-name="ce2">
            <text:p>648348</text:p>
          </table:table-cell>
          <table:table-cell office:value-type="float" office:value="671817" table:style-name="ce2">
            <text:p>671817</text:p>
          </table:table-cell>
          <table:table-cell office:value-type="float" office:value="699352" table:style-name="ce2">
            <text:p>699352</text:p>
          </table:table-cell>
          <table:table-cell office:value-type="float" office:value="724218" table:style-name="ce2">
            <text:p>724218</text:p>
          </table:table-cell>
          <table:table-cell office:value-type="float" office:value="747318" table:style-name="ce2">
            <text:p>747318</text:p>
          </table:table-cell>
          <table:table-cell office:value-type="float" office:value="771313" table:style-name="ce2">
            <text:p>771313</text:p>
          </table:table-cell>
          <table:table-cell office:value-type="float" office:value="795574" table:style-name="ce2">
            <text:p>795574</text:p>
          </table:table-cell>
          <table:table-cell office:value-type="float" office:value="813519" table:style-name="ce2">
            <text:p>813519</text:p>
          </table:table-cell>
          <table:table-cell office:value-type="float" office:value="826124" table:style-name="ce2">
            <text:p>826124</text:p>
          </table:table-cell>
          <table:table-cell office:value-type="float" office:value="839167" table:style-name="ce2">
            <text:p>839167</text:p>
          </table:table-cell>
          <table:table-cell office:value-type="float" office:value="855764" table:style-name="ce2">
            <text:p>855764</text:p>
          </table:table-cell>
          <table:table-cell office:value-type="float" office:value="874528" table:style-name="ce2">
            <text:p>874528</text:p>
          </table:table-cell>
          <table:table-cell office:value-type="float" office:value="892734" table:style-name="ce2">
            <text:p>892734</text:p>
          </table:table-cell>
          <table:table-cell office:value-type="float" office:value="911527" table:style-name="ce2">
            <text:p>911527</text:p>
          </table:table-cell>
          <table:table-cell office:value-type="float" office:value="930251" table:style-name="ce2">
            <text:p>930251</text:p>
          </table:table-cell>
          <table:table-cell office:value-type="float" office:value="948558" table:style-name="ce2">
            <text:p>948558</text:p>
          </table:table-cell>
          <table:table-cell office:value-type="float" office:value="966747" table:style-name="ce2">
            <text:p>966747</text:p>
          </table:table-cell>
          <table:table-cell office:value-type="float" office:value="984824" table:style-name="ce2">
            <text:p>984824</text:p>
          </table:table-cell>
          <table:table-cell office:value-type="float" office:value="1002717" table:style-name="ce2">
            <text:p>1002717</text:p>
          </table:table-cell>
          <table:table-cell office:value-type="float" office:value="1020313" table:style-name="ce2">
            <text:p>1020313</text:p>
          </table:table-cell>
          <table:table-cell office:value-type="float" office:value="1037653" table:style-name="ce2">
            <text:p>1037653</text:p>
          </table:table-cell>
          <table:table-cell office:value-type="float" office:value="1054841" table:style-name="ce2">
            <text:p>1054841</text:p>
          </table:table-cell>
          <table:table-cell office:value-type="float" office:value="1071882" table:style-name="ce2">
            <text:p>1071882</text:p>
          </table:table-cell>
          <table:table-cell office:value-type="float" office:value="1088709" table:style-name="ce2">
            <text:p>1088709</text:p>
          </table:table-cell>
          <table:table-cell office:value-type="float" office:value="1105188" table:style-name="ce2">
            <text:p>1105188</text:p>
          </table:table-cell>
          <table:table-cell office:value-type="float" office:value="1121248" table:style-name="ce2">
            <text:p>1121248</text:p>
          </table:table-cell>
          <table:table-cell office:value-type="float" office:value="1137096" table:style-name="ce2">
            <text:p>1137096</text:p>
          </table:table-cell>
          <table:table-cell office:value-type="float" office:value="1152944" table:style-name="ce2">
            <text:p>1152944</text:p>
          </table:table-cell>
          <table:table-cell office:value-type="float" office:value="1168722" table:style-name="ce2">
            <text:p>116872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Dominica</text:p>
          </table:table-cell>
          <table:table-cell office:value-type="string" table:style-name="ce2">
            <text:p>DM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9372" table:style-name="ce2">
            <text:p>59372</text:p>
          </table:table-cell>
          <table:table-cell office:value-type="float" office:value="60209" table:style-name="ce2">
            <text:p>60209</text:p>
          </table:table-cell>
          <table:table-cell office:value-type="float" office:value="60948" table:style-name="ce2">
            <text:p>60948</text:p>
          </table:table-cell>
          <table:table-cell office:value-type="float" office:value="61739" table:style-name="ce2">
            <text:p>61739</text:p>
          </table:table-cell>
          <table:table-cell office:value-type="float" office:value="62587" table:style-name="ce2">
            <text:p>62587</text:p>
          </table:table-cell>
          <table:table-cell office:value-type="float" office:value="63505" table:style-name="ce2">
            <text:p>63505</text:p>
          </table:table-cell>
          <table:table-cell office:value-type="float" office:value="64507" table:style-name="ce2">
            <text:p>64507</text:p>
          </table:table-cell>
          <table:table-cell office:value-type="float" office:value="65585" table:style-name="ce2">
            <text:p>65585</text:p>
          </table:table-cell>
          <table:table-cell office:value-type="float" office:value="66732" table:style-name="ce2">
            <text:p>66732</text:p>
          </table:table-cell>
          <table:table-cell office:value-type="float" office:value="67934" table:style-name="ce2">
            <text:p>67934</text:p>
          </table:table-cell>
          <table:table-cell office:value-type="float" office:value="68908" table:style-name="ce2">
            <text:p>68908</text:p>
          </table:table-cell>
          <table:table-cell office:value-type="float" office:value="69532" table:style-name="ce2">
            <text:p>69532</text:p>
          </table:table-cell>
          <table:table-cell office:value-type="float" office:value="70060" table:style-name="ce2">
            <text:p>70060</text:p>
          </table:table-cell>
          <table:table-cell office:value-type="float" office:value="70585" table:style-name="ce2">
            <text:p>70585</text:p>
          </table:table-cell>
          <table:table-cell office:value-type="float" office:value="71091" table:style-name="ce2">
            <text:p>71091</text:p>
          </table:table-cell>
          <table:table-cell office:value-type="float" office:value="71570" table:style-name="ce2">
            <text:p>71570</text:p>
          </table:table-cell>
          <table:table-cell office:value-type="float" office:value="72017" table:style-name="ce2">
            <text:p>72017</text:p>
          </table:table-cell>
          <table:table-cell office:value-type="float" office:value="72406" table:style-name="ce2">
            <text:p>72406</text:p>
          </table:table-cell>
          <table:table-cell office:value-type="float" office:value="72724" table:style-name="ce2">
            <text:p>72724</text:p>
          </table:table-cell>
          <table:table-cell office:value-type="float" office:value="72959" table:style-name="ce2">
            <text:p>72959</text:p>
          </table:table-cell>
          <table:table-cell office:value-type="float" office:value="73083" table:style-name="ce2">
            <text:p>73083</text:p>
          </table:table-cell>
          <table:table-cell office:value-type="float" office:value="72986" table:style-name="ce2">
            <text:p>72986</text:p>
          </table:table-cell>
          <table:table-cell office:value-type="float" office:value="72688" table:style-name="ce2">
            <text:p>72688</text:p>
          </table:table-cell>
          <table:table-cell office:value-type="float" office:value="72365" table:style-name="ce2">
            <text:p>72365</text:p>
          </table:table-cell>
          <table:table-cell office:value-type="float" office:value="72056" table:style-name="ce2">
            <text:p>72056</text:p>
          </table:table-cell>
          <table:table-cell office:value-type="float" office:value="71744" table:style-name="ce2">
            <text:p>71744</text:p>
          </table:table-cell>
          <table:table-cell office:value-type="float" office:value="71406" table:style-name="ce2">
            <text:p>71406</text:p>
          </table:table-cell>
          <table:table-cell office:value-type="float" office:value="71023" table:style-name="ce2">
            <text:p>71023</text:p>
          </table:table-cell>
          <table:table-cell office:value-type="float" office:value="70608" table:style-name="ce2">
            <text:p>70608</text:p>
          </table:table-cell>
          <table:table-cell office:value-type="float" office:value="70153" table:style-name="ce2">
            <text:p>70153</text:p>
          </table:table-cell>
          <table:table-cell office:value-type="float" office:value="69627" table:style-name="ce2">
            <text:p>69627</text:p>
          </table:table-cell>
          <table:table-cell office:value-type="float" office:value="69296" table:style-name="ce2">
            <text:p>69296</text:p>
          </table:table-cell>
          <table:table-cell office:value-type="float" office:value="69325" table:style-name="ce2">
            <text:p>69325</text:p>
          </table:table-cell>
          <table:table-cell office:value-type="float" office:value="69433" table:style-name="ce2">
            <text:p>69433</text:p>
          </table:table-cell>
          <table:table-cell office:value-type="float" office:value="69477" table:style-name="ce2">
            <text:p>69477</text:p>
          </table:table-cell>
          <table:table-cell office:value-type="float" office:value="69469" table:style-name="ce2">
            <text:p>69469</text:p>
          </table:table-cell>
          <table:table-cell office:value-type="float" office:value="69410" table:style-name="ce2">
            <text:p>69410</text:p>
          </table:table-cell>
          <table:table-cell office:value-type="float" office:value="69299" table:style-name="ce2">
            <text:p>69299</text:p>
          </table:table-cell>
          <table:table-cell office:value-type="float" office:value="69124" table:style-name="ce2">
            <text:p>69124</text:p>
          </table:table-cell>
          <table:table-cell office:value-type="float" office:value="68870" table:style-name="ce2">
            <text:p>68870</text:p>
          </table:table-cell>
          <table:table-cell office:value-type="float" office:value="68511" table:style-name="ce2">
            <text:p>68511</text:p>
          </table:table-cell>
          <table:table-cell office:value-type="float" office:value="68288" table:style-name="ce2">
            <text:p>68288</text:p>
          </table:table-cell>
          <table:table-cell office:value-type="float" office:value="68367" table:style-name="ce2">
            <text:p>68367</text:p>
          </table:table-cell>
          <table:table-cell office:value-type="float" office:value="68531" table:style-name="ce2">
            <text:p>68531</text:p>
          </table:table-cell>
          <table:table-cell office:value-type="float" office:value="68649" table:style-name="ce2">
            <text:p>68649</text:p>
          </table:table-cell>
          <table:table-cell office:value-type="float" office:value="68734" table:style-name="ce2">
            <text:p>68734</text:p>
          </table:table-cell>
          <table:table-cell office:value-type="float" office:value="68806" table:style-name="ce2">
            <text:p>68806</text:p>
          </table:table-cell>
          <table:table-cell office:value-type="float" office:value="68847" table:style-name="ce2">
            <text:p>68847</text:p>
          </table:table-cell>
          <table:table-cell office:value-type="float" office:value="68854" table:style-name="ce2">
            <text:p>68854</text:p>
          </table:table-cell>
          <table:table-cell office:value-type="float" office:value="68864" table:style-name="ce2">
            <text:p>68864</text:p>
          </table:table-cell>
          <table:table-cell office:value-type="float" office:value="68859" table:style-name="ce2">
            <text:p>68859</text:p>
          </table:table-cell>
          <table:table-cell office:value-type="float" office:value="69053" table:style-name="ce2">
            <text:p>69053</text:p>
          </table:table-cell>
          <table:table-cell office:value-type="float" office:value="69118" table:style-name="ce2">
            <text:p>69118</text:p>
          </table:table-cell>
          <table:table-cell office:value-type="float" office:value="69715" table:style-name="ce2">
            <text:p>69715</text:p>
          </table:table-cell>
          <table:table-cell office:value-type="float" office:value="70373" table:style-name="ce2">
            <text:p>70373</text:p>
          </table:table-cell>
          <table:table-cell office:value-type="float" office:value="70410" table:style-name="ce2">
            <text:p>70410</text:p>
          </table:table-cell>
          <table:table-cell office:value-type="float" office:value="69606" table:style-name="ce2">
            <text:p>69606</text:p>
          </table:table-cell>
          <table:table-cell office:value-type="float" office:value="68496" table:style-name="ce2">
            <text:p>68496</text:p>
          </table:table-cell>
          <table:table-cell office:value-type="float" office:value="68174" table:style-name="ce2">
            <text:p>68174</text:p>
          </table:table-cell>
          <table:table-cell office:value-type="float" office:value="67880" table:style-name="ce2">
            <text:p>67880</text:p>
          </table:table-cell>
          <table:table-cell office:value-type="float" office:value="67573" table:style-name="ce2">
            <text:p>67573</text:p>
          </table:table-cell>
          <table:table-cell office:value-type="float" office:value="67202" table:style-name="ce2">
            <text:p>67202</text:p>
          </table:table-cell>
          <table:table-cell office:value-type="float" office:value="66826" table:style-name="ce2">
            <text:p>66826</text:p>
          </table:table-cell>
          <table:table-cell office:value-type="float" office:value="66510" table:style-name="ce2">
            <text:p>66510</text:p>
          </table:table-cell>
          <table:table-cell office:value-type="float" office:value="66205" table:style-name="ce2">
            <text:p>66205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Denmark</text:p>
          </table:table-cell>
          <table:table-cell office:value-type="string" table:style-name="ce2">
            <text:p>DNK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579603" table:style-name="ce2">
            <text:p>4579603</text:p>
          </table:table-cell>
          <table:table-cell office:value-type="float" office:value="4611687" table:style-name="ce2">
            <text:p>4611687</text:p>
          </table:table-cell>
          <table:table-cell office:value-type="float" office:value="4647727" table:style-name="ce2">
            <text:p>4647727</text:p>
          </table:table-cell>
          <table:table-cell office:value-type="float" office:value="4684483" table:style-name="ce2">
            <text:p>4684483</text:p>
          </table:table-cell>
          <table:table-cell office:value-type="float" office:value="4722072" table:style-name="ce2">
            <text:p>4722072</text:p>
          </table:table-cell>
          <table:table-cell office:value-type="float" office:value="4759012" table:style-name="ce2">
            <text:p>4759012</text:p>
          </table:table-cell>
          <table:table-cell office:value-type="float" office:value="4797381" table:style-name="ce2">
            <text:p>4797381</text:p>
          </table:table-cell>
          <table:table-cell office:value-type="float" office:value="4835354" table:style-name="ce2">
            <text:p>4835354</text:p>
          </table:table-cell>
          <table:table-cell office:value-type="float" office:value="4864883" table:style-name="ce2">
            <text:p>4864883</text:p>
          </table:table-cell>
          <table:table-cell office:value-type="float" office:value="4891860" table:style-name="ce2">
            <text:p>4891860</text:p>
          </table:table-cell>
          <table:table-cell office:value-type="float" office:value="4928757" table:style-name="ce2">
            <text:p>4928757</text:p>
          </table:table-cell>
          <table:table-cell office:value-type="float" office:value="4963126" table:style-name="ce2">
            <text:p>4963126</text:p>
          </table:table-cell>
          <table:table-cell office:value-type="float" office:value="4991596" table:style-name="ce2">
            <text:p>4991596</text:p>
          </table:table-cell>
          <table:table-cell office:value-type="float" office:value="5021861" table:style-name="ce2">
            <text:p>5021861</text:p>
          </table:table-cell>
          <table:table-cell office:value-type="float" office:value="5045297" table:style-name="ce2">
            <text:p>5045297</text:p>
          </table:table-cell>
          <table:table-cell office:value-type="float" office:value="5059862" table:style-name="ce2">
            <text:p>5059862</text:p>
          </table:table-cell>
          <table:table-cell office:value-type="float" office:value="5072596" table:style-name="ce2">
            <text:p>5072596</text:p>
          </table:table-cell>
          <table:table-cell office:value-type="float" office:value="5088419" table:style-name="ce2">
            <text:p>5088419</text:p>
          </table:table-cell>
          <table:table-cell office:value-type="float" office:value="5104248" table:style-name="ce2">
            <text:p>5104248</text:p>
          </table:table-cell>
          <table:table-cell office:value-type="float" office:value="5116801" table:style-name="ce2">
            <text:p>5116801</text:p>
          </table:table-cell>
          <table:table-cell office:value-type="float" office:value="5123027" table:style-name="ce2">
            <text:p>5123027</text:p>
          </table:table-cell>
          <table:table-cell office:value-type="float" office:value="5121572" table:style-name="ce2">
            <text:p>5121572</text:p>
          </table:table-cell>
          <table:table-cell office:value-type="float" office:value="5117810" table:style-name="ce2">
            <text:p>5117810</text:p>
          </table:table-cell>
          <table:table-cell office:value-type="float" office:value="5114297" table:style-name="ce2">
            <text:p>5114297</text:p>
          </table:table-cell>
          <table:table-cell office:value-type="float" office:value="5111619" table:style-name="ce2">
            <text:p>5111619</text:p>
          </table:table-cell>
          <table:table-cell office:value-type="float" office:value="5113691" table:style-name="ce2">
            <text:p>5113691</text:p>
          </table:table-cell>
          <table:table-cell office:value-type="float" office:value="5120534" table:style-name="ce2">
            <text:p>5120534</text:p>
          </table:table-cell>
          <table:table-cell office:value-type="float" office:value="5127024" table:style-name="ce2">
            <text:p>5127024</text:p>
          </table:table-cell>
          <table:table-cell office:value-type="float" office:value="5129516" table:style-name="ce2">
            <text:p>5129516</text:p>
          </table:table-cell>
          <table:table-cell office:value-type="float" office:value="5132594" table:style-name="ce2">
            <text:p>5132594</text:p>
          </table:table-cell>
          <table:table-cell office:value-type="float" office:value="5140939" table:style-name="ce2">
            <text:p>5140939</text:p>
          </table:table-cell>
          <table:table-cell office:value-type="float" office:value="5154298" table:style-name="ce2">
            <text:p>5154298</text:p>
          </table:table-cell>
          <table:table-cell office:value-type="float" office:value="5171370" table:style-name="ce2">
            <text:p>5171370</text:p>
          </table:table-cell>
          <table:table-cell office:value-type="float" office:value="5188628" table:style-name="ce2">
            <text:p>5188628</text:p>
          </table:table-cell>
          <table:table-cell office:value-type="float" office:value="5206180" table:style-name="ce2">
            <text:p>5206180</text:p>
          </table:table-cell>
          <table:table-cell office:value-type="float" office:value="5233373" table:style-name="ce2">
            <text:p>5233373</text:p>
          </table:table-cell>
          <table:table-cell office:value-type="float" office:value="5263074" table:style-name="ce2">
            <text:p>5263074</text:p>
          </table:table-cell>
          <table:table-cell office:value-type="float" office:value="5284991" table:style-name="ce2">
            <text:p>5284991</text:p>
          </table:table-cell>
          <table:table-cell office:value-type="float" office:value="5304219" table:style-name="ce2">
            <text:p>5304219</text:p>
          </table:table-cell>
          <table:table-cell office:value-type="float" office:value="5321799" table:style-name="ce2">
            <text:p>5321799</text:p>
          </table:table-cell>
          <table:table-cell office:value-type="float" office:value="5339616" table:style-name="ce2">
            <text:p>5339616</text:p>
          </table:table-cell>
          <table:table-cell office:value-type="float" office:value="5358783" table:style-name="ce2">
            <text:p>5358783</text:p>
          </table:table-cell>
          <table:table-cell office:value-type="float" office:value="5375931" table:style-name="ce2">
            <text:p>5375931</text:p>
          </table:table-cell>
          <table:table-cell office:value-type="float" office:value="5390574" table:style-name="ce2">
            <text:p>5390574</text:p>
          </table:table-cell>
          <table:table-cell office:value-type="float" office:value="5404523" table:style-name="ce2">
            <text:p>5404523</text:p>
          </table:table-cell>
          <table:table-cell office:value-type="float" office:value="5419432" table:style-name="ce2">
            <text:p>5419432</text:p>
          </table:table-cell>
          <table:table-cell office:value-type="float" office:value="5437272" table:style-name="ce2">
            <text:p>5437272</text:p>
          </table:table-cell>
          <table:table-cell office:value-type="float" office:value="5461438" table:style-name="ce2">
            <text:p>5461438</text:p>
          </table:table-cell>
          <table:table-cell office:value-type="float" office:value="5493621" table:style-name="ce2">
            <text:p>5493621</text:p>
          </table:table-cell>
          <table:table-cell office:value-type="float" office:value="5523095" table:style-name="ce2">
            <text:p>5523095</text:p>
          </table:table-cell>
          <table:table-cell office:value-type="float" office:value="5547683" table:style-name="ce2">
            <text:p>5547683</text:p>
          </table:table-cell>
          <table:table-cell office:value-type="float" office:value="5570572" table:style-name="ce2">
            <text:p>5570572</text:p>
          </table:table-cell>
          <table:table-cell office:value-type="float" office:value="5591572" table:style-name="ce2">
            <text:p>5591572</text:p>
          </table:table-cell>
          <table:table-cell office:value-type="float" office:value="5614932" table:style-name="ce2">
            <text:p>5614932</text:p>
          </table:table-cell>
          <table:table-cell office:value-type="float" office:value="5643475" table:style-name="ce2">
            <text:p>5643475</text:p>
          </table:table-cell>
          <table:table-cell office:value-type="float" office:value="5683483" table:style-name="ce2">
            <text:p>5683483</text:p>
          </table:table-cell>
          <table:table-cell office:value-type="float" office:value="5728010" table:style-name="ce2">
            <text:p>5728010</text:p>
          </table:table-cell>
          <table:table-cell office:value-type="float" office:value="5764980" table:style-name="ce2">
            <text:p>5764980</text:p>
          </table:table-cell>
          <table:table-cell office:value-type="float" office:value="5793636" table:style-name="ce2">
            <text:p>5793636</text:p>
          </table:table-cell>
          <table:table-cell office:value-type="float" office:value="5814422" table:style-name="ce2">
            <text:p>5814422</text:p>
          </table:table-cell>
          <table:table-cell office:value-type="float" office:value="5831404" table:style-name="ce2">
            <text:p>5831404</text:p>
          </table:table-cell>
          <table:table-cell office:value-type="float" office:value="5856733" table:style-name="ce2">
            <text:p>5856733</text:p>
          </table:table-cell>
          <table:table-cell office:value-type="float" office:value="5903037" table:style-name="ce2">
            <text:p>5903037</text:p>
          </table:table-cell>
          <table:table-cell office:value-type="float" office:value="5946952" table:style-name="ce2">
            <text:p>5946952</text:p>
          </table:table-cell>
          <table:table-cell office:value-type="float" office:value="5976992" table:style-name="ce2">
            <text:p>597699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Dominican Republic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268336" table:style-name="ce2">
            <text:p>3268336</text:p>
          </table:table-cell>
          <table:table-cell office:value-type="float" office:value="3373233" table:style-name="ce2">
            <text:p>3373233</text:p>
          </table:table-cell>
          <table:table-cell office:value-type="float" office:value="3479936" table:style-name="ce2">
            <text:p>3479936</text:p>
          </table:table-cell>
          <table:table-cell office:value-type="float" office:value="3588287" table:style-name="ce2">
            <text:p>3588287</text:p>
          </table:table-cell>
          <table:table-cell office:value-type="float" office:value="3698559" table:style-name="ce2">
            <text:p>3698559</text:p>
          </table:table-cell>
          <table:table-cell office:value-type="float" office:value="3808963" table:style-name="ce2">
            <text:p>3808963</text:p>
          </table:table-cell>
          <table:table-cell office:value-type="float" office:value="3921847" table:style-name="ce2">
            <text:p>3921847</text:p>
          </table:table-cell>
          <table:table-cell office:value-type="float" office:value="4038928" table:style-name="ce2">
            <text:p>4038928</text:p>
          </table:table-cell>
          <table:table-cell office:value-type="float" office:value="4157189" table:style-name="ce2">
            <text:p>4157189</text:p>
          </table:table-cell>
          <table:table-cell office:value-type="float" office:value="4277035" table:style-name="ce2">
            <text:p>4277035</text:p>
          </table:table-cell>
          <table:table-cell office:value-type="float" office:value="4399290" table:style-name="ce2">
            <text:p>4399290</text:p>
          </table:table-cell>
          <table:table-cell office:value-type="float" office:value="4524234" table:style-name="ce2">
            <text:p>4524234</text:p>
          </table:table-cell>
          <table:table-cell office:value-type="float" office:value="4651883" table:style-name="ce2">
            <text:p>4651883</text:p>
          </table:table-cell>
          <table:table-cell office:value-type="float" office:value="4782227" table:style-name="ce2">
            <text:p>4782227</text:p>
          </table:table-cell>
          <table:table-cell office:value-type="float" office:value="4914197" table:style-name="ce2">
            <text:p>4914197</text:p>
          </table:table-cell>
          <table:table-cell office:value-type="float" office:value="5046776" table:style-name="ce2">
            <text:p>5046776</text:p>
          </table:table-cell>
          <table:table-cell office:value-type="float" office:value="5180404" table:style-name="ce2">
            <text:p>5180404</text:p>
          </table:table-cell>
          <table:table-cell office:value-type="float" office:value="5315443" table:style-name="ce2">
            <text:p>5315443</text:p>
          </table:table-cell>
          <table:table-cell office:value-type="float" office:value="5451882" table:style-name="ce2">
            <text:p>5451882</text:p>
          </table:table-cell>
          <table:table-cell office:value-type="float" office:value="5589690" table:style-name="ce2">
            <text:p>5589690</text:p>
          </table:table-cell>
          <table:table-cell office:value-type="float" office:value="5729037" table:style-name="ce2">
            <text:p>5729037</text:p>
          </table:table-cell>
          <table:table-cell office:value-type="float" office:value="5868453" table:style-name="ce2">
            <text:p>5868453</text:p>
          </table:table-cell>
          <table:table-cell office:value-type="float" office:value="6007114" table:style-name="ce2">
            <text:p>6007114</text:p>
          </table:table-cell>
          <table:table-cell office:value-type="float" office:value="6147248" table:style-name="ce2">
            <text:p>6147248</text:p>
          </table:table-cell>
          <table:table-cell office:value-type="float" office:value="6289040" table:style-name="ce2">
            <text:p>6289040</text:p>
          </table:table-cell>
          <table:table-cell office:value-type="float" office:value="6430404" table:style-name="ce2">
            <text:p>6430404</text:p>
          </table:table-cell>
          <table:table-cell office:value-type="float" office:value="6571208" table:style-name="ce2">
            <text:p>6571208</text:p>
          </table:table-cell>
          <table:table-cell office:value-type="float" office:value="6712515" table:style-name="ce2">
            <text:p>6712515</text:p>
          </table:table-cell>
          <table:table-cell office:value-type="float" office:value="6855734" table:style-name="ce2">
            <text:p>6855734</text:p>
          </table:table-cell>
          <table:table-cell office:value-type="float" office:value="7002295" table:style-name="ce2">
            <text:p>7002295</text:p>
          </table:table-cell>
          <table:table-cell office:value-type="float" office:value="7151166" table:style-name="ce2">
            <text:p>7151166</text:p>
          </table:table-cell>
          <table:table-cell office:value-type="float" office:value="7299853" table:style-name="ce2">
            <text:p>7299853</text:p>
          </table:table-cell>
          <table:table-cell office:value-type="float" office:value="7447474" table:style-name="ce2">
            <text:p>7447474</text:p>
          </table:table-cell>
          <table:table-cell office:value-type="float" office:value="7594572" table:style-name="ce2">
            <text:p>7594572</text:p>
          </table:table-cell>
          <table:table-cell office:value-type="float" office:value="7741694" table:style-name="ce2">
            <text:p>7741694</text:p>
          </table:table-cell>
          <table:table-cell office:value-type="float" office:value="7888115" table:style-name="ce2">
            <text:p>7888115</text:p>
          </table:table-cell>
          <table:table-cell office:value-type="float" office:value="8032894" table:style-name="ce2">
            <text:p>8032894</text:p>
          </table:table-cell>
          <table:table-cell office:value-type="float" office:value="8174078" table:style-name="ce2">
            <text:p>8174078</text:p>
          </table:table-cell>
          <table:table-cell office:value-type="float" office:value="8310362" table:style-name="ce2">
            <text:p>8310362</text:p>
          </table:table-cell>
          <table:table-cell office:value-type="float" office:value="8446208" table:style-name="ce2">
            <text:p>8446208</text:p>
          </table:table-cell>
          <table:table-cell office:value-type="float" office:value="8584190" table:style-name="ce2">
            <text:p>8584190</text:p>
          </table:table-cell>
          <table:table-cell office:value-type="float" office:value="8720283" table:style-name="ce2">
            <text:p>8720283</text:p>
          </table:table-cell>
          <table:table-cell office:value-type="float" office:value="8852235" table:style-name="ce2">
            <text:p>8852235</text:p>
          </table:table-cell>
          <table:table-cell office:value-type="float" office:value="8980620" table:style-name="ce2">
            <text:p>8980620</text:p>
          </table:table-cell>
          <table:table-cell office:value-type="float" office:value="9104892" table:style-name="ce2">
            <text:p>9104892</text:p>
          </table:table-cell>
          <table:table-cell office:value-type="float" office:value="9225034" table:style-name="ce2">
            <text:p>9225034</text:p>
          </table:table-cell>
          <table:table-cell office:value-type="float" office:value="9341183" table:style-name="ce2">
            <text:p>9341183</text:p>
          </table:table-cell>
          <table:table-cell office:value-type="float" office:value="9455658" table:style-name="ce2">
            <text:p>9455658</text:p>
          </table:table-cell>
          <table:table-cell office:value-type="float" office:value="9573130" table:style-name="ce2">
            <text:p>9573130</text:p>
          </table:table-cell>
          <table:table-cell office:value-type="float" office:value="9695265" table:style-name="ce2">
            <text:p>9695265</text:p>
          </table:table-cell>
          <table:table-cell office:value-type="float" office:value="9820175" table:style-name="ce2">
            <text:p>9820175</text:p>
          </table:table-cell>
          <table:table-cell office:value-type="float" office:value="9945621" table:style-name="ce2">
            <text:p>9945621</text:p>
          </table:table-cell>
          <table:table-cell office:value-type="float" office:value="10070411" table:style-name="ce2">
            <text:p>10070411</text:p>
          </table:table-cell>
          <table:table-cell office:value-type="float" office:value="10193833" table:style-name="ce2">
            <text:p>10193833</text:p>
          </table:table-cell>
          <table:table-cell office:value-type="float" office:value="10315528" table:style-name="ce2">
            <text:p>10315528</text:p>
          </table:table-cell>
          <table:table-cell office:value-type="float" office:value="10434829" table:style-name="ce2">
            <text:p>10434829</text:p>
          </table:table-cell>
          <table:table-cell office:value-type="float" office:value="10551430" table:style-name="ce2">
            <text:p>10551430</text:p>
          </table:table-cell>
          <table:table-cell office:value-type="float" office:value="10666843" table:style-name="ce2">
            <text:p>10666843</text:p>
          </table:table-cell>
          <table:table-cell office:value-type="float" office:value="10782053" table:style-name="ce2">
            <text:p>10782053</text:p>
          </table:table-cell>
          <table:table-cell office:value-type="float" office:value="10894043" table:style-name="ce2">
            <text:p>10894043</text:p>
          </table:table-cell>
          <table:table-cell office:value-type="float" office:value="11008300" table:style-name="ce2">
            <text:p>11008300</text:p>
          </table:table-cell>
          <table:table-cell office:value-type="float" office:value="11123476" table:style-name="ce2">
            <text:p>11123476</text:p>
          </table:table-cell>
          <table:table-cell office:value-type="float" office:value="11230734" table:style-name="ce2">
            <text:p>11230734</text:p>
          </table:table-cell>
          <table:table-cell office:value-type="float" office:value="11331265" table:style-name="ce2">
            <text:p>11331265</text:p>
          </table:table-cell>
          <table:table-cell office:value-type="float" office:value="11427557" table:style-name="ce2">
            <text:p>1142755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Algeria</text:p>
          </table:table-cell>
          <table:table-cell office:value-type="string" table:style-name="ce2">
            <text:p>DZ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1424922" table:style-name="ce2">
            <text:p>11424922</text:p>
          </table:table-cell>
          <table:table-cell office:value-type="float" office:value="11628883" table:style-name="ce2">
            <text:p>11628883</text:p>
          </table:table-cell>
          <table:table-cell office:value-type="float" office:value="11800771" table:style-name="ce2">
            <text:p>11800771</text:p>
          </table:table-cell>
          <table:table-cell office:value-type="float" office:value="11982118" table:style-name="ce2">
            <text:p>11982118</text:p>
          </table:table-cell>
          <table:table-cell office:value-type="float" office:value="12179813" table:style-name="ce2">
            <text:p>12179813</text:p>
          </table:table-cell>
          <table:table-cell office:value-type="float" office:value="12365976" table:style-name="ce2">
            <text:p>12365976</text:p>
          </table:table-cell>
          <table:table-cell office:value-type="float" office:value="12590069" table:style-name="ce2">
            <text:p>12590069</text:p>
          </table:table-cell>
          <table:table-cell office:value-type="float" office:value="12876118" table:style-name="ce2">
            <text:p>12876118</text:p>
          </table:table-cell>
          <table:table-cell office:value-type="float" office:value="13172614" table:style-name="ce2">
            <text:p>13172614</text:p>
          </table:table-cell>
          <table:table-cell office:value-type="float" office:value="13475960" table:style-name="ce2">
            <text:p>13475960</text:p>
          </table:table-cell>
          <table:table-cell office:value-type="float" office:value="13783719" table:style-name="ce2">
            <text:p>13783719</text:p>
          </table:table-cell>
          <table:table-cell office:value-type="float" office:value="14098936" table:style-name="ce2">
            <text:p>14098936</text:p>
          </table:table-cell>
          <table:table-cell office:value-type="float" office:value="14427072" table:style-name="ce2">
            <text:p>14427072</text:p>
          </table:table-cell>
          <table:table-cell office:value-type="float" office:value="14771147" table:style-name="ce2">
            <text:p>14771147</text:p>
          </table:table-cell>
          <table:table-cell office:value-type="float" office:value="15133502" table:style-name="ce2">
            <text:p>15133502</text:p>
          </table:table-cell>
          <table:table-cell office:value-type="float" office:value="15678596" table:style-name="ce2">
            <text:p>15678596</text:p>
          </table:table-cell>
          <table:table-cell office:value-type="float" office:value="16409170" table:style-name="ce2">
            <text:p>16409170</text:p>
          </table:table-cell>
          <table:table-cell office:value-type="float" office:value="17015994" table:style-name="ce2">
            <text:p>17015994</text:p>
          </table:table-cell>
          <table:table-cell office:value-type="float" office:value="17506974" table:style-name="ce2">
            <text:p>17506974</text:p>
          </table:table-cell>
          <table:table-cell office:value-type="float" office:value="18036655" table:style-name="ce2">
            <text:p>18036655</text:p>
          </table:table-cell>
          <table:table-cell office:value-type="float" office:value="18607174" table:style-name="ce2">
            <text:p>18607174</text:p>
          </table:table-cell>
          <table:table-cell office:value-type="float" office:value="19220704" table:style-name="ce2">
            <text:p>19220704</text:p>
          </table:table-cell>
          <table:table-cell office:value-type="float" office:value="19872348" table:style-name="ce2">
            <text:p>19872348</text:p>
          </table:table-cell>
          <table:table-cell office:value-type="float" office:value="20558115" table:style-name="ce2">
            <text:p>20558115</text:p>
          </table:table-cell>
          <table:table-cell office:value-type="float" office:value="21271969" table:style-name="ce2">
            <text:p>21271969</text:p>
          </table:table-cell>
          <table:table-cell office:value-type="float" office:value="22008544" table:style-name="ce2">
            <text:p>22008544</text:p>
          </table:table-cell>
          <table:table-cell office:value-type="float" office:value="22745499" table:style-name="ce2">
            <text:p>22745499</text:p>
          </table:table-cell>
          <table:table-cell office:value-type="float" office:value="23443624" table:style-name="ce2">
            <text:p>23443624</text:p>
          </table:table-cell>
          <table:table-cell office:value-type="float" office:value="24109536" table:style-name="ce2">
            <text:p>24109536</text:p>
          </table:table-cell>
          <table:table-cell office:value-type="float" office:value="24754485" table:style-name="ce2">
            <text:p>24754485</text:p>
          </table:table-cell>
          <table:table-cell office:value-type="float" office:value="25375810" table:style-name="ce2">
            <text:p>25375810</text:p>
          </table:table-cell>
          <table:table-cell office:value-type="float" office:value="25987928" table:style-name="ce2">
            <text:p>25987928</text:p>
          </table:table-cell>
          <table:table-cell office:value-type="float" office:value="26628568" table:style-name="ce2">
            <text:p>26628568</text:p>
          </table:table-cell>
          <table:table-cell office:value-type="float" office:value="27277048" table:style-name="ce2">
            <text:p>27277048</text:p>
          </table:table-cell>
          <table:table-cell office:value-type="float" office:value="27887279" table:style-name="ce2">
            <text:p>27887279</text:p>
          </table:table-cell>
          <table:table-cell office:value-type="float" office:value="28470191" table:style-name="ce2">
            <text:p>28470191</text:p>
          </table:table-cell>
          <table:table-cell office:value-type="float" office:value="29033044" table:style-name="ce2">
            <text:p>29033044</text:p>
          </table:table-cell>
          <table:table-cell office:value-type="float" office:value="29579301" table:style-name="ce2">
            <text:p>29579301</text:p>
          </table:table-cell>
          <table:table-cell office:value-type="float" office:value="30054133" table:style-name="ce2">
            <text:p>30054133</text:p>
          </table:table-cell>
          <table:table-cell office:value-type="float" office:value="30474354" table:style-name="ce2">
            <text:p>30474354</text:p>
          </table:table-cell>
          <table:table-cell office:value-type="float" office:value="30903893" table:style-name="ce2">
            <text:p>30903893</text:p>
          </table:table-cell>
          <table:table-cell office:value-type="float" office:value="31331221" table:style-name="ce2">
            <text:p>31331221</text:p>
          </table:table-cell>
          <table:table-cell office:value-type="float" office:value="31750835" table:style-name="ce2">
            <text:p>31750835</text:p>
          </table:table-cell>
          <table:table-cell office:value-type="float" office:value="32175818" table:style-name="ce2">
            <text:p>32175818</text:p>
          </table:table-cell>
          <table:table-cell office:value-type="float" office:value="32628286" table:style-name="ce2">
            <text:p>32628286</text:p>
          </table:table-cell>
          <table:table-cell office:value-type="float" office:value="33109249" table:style-name="ce2">
            <text:p>33109249</text:p>
          </table:table-cell>
          <table:table-cell office:value-type="float" office:value="33623506" table:style-name="ce2">
            <text:p>33623506</text:p>
          </table:table-cell>
          <table:table-cell office:value-type="float" office:value="34189416" table:style-name="ce2">
            <text:p>34189416</text:p>
          </table:table-cell>
          <table:table-cell office:value-type="float" office:value="34816961" table:style-name="ce2">
            <text:p>34816961</text:p>
          </table:table-cell>
          <table:table-cell office:value-type="float" office:value="35490445" table:style-name="ce2">
            <text:p>35490445</text:p>
          </table:table-cell>
          <table:table-cell office:value-type="float" office:value="36188236" table:style-name="ce2">
            <text:p>36188236</text:p>
          </table:table-cell>
          <table:table-cell office:value-type="float" office:value="36903376" table:style-name="ce2">
            <text:p>36903376</text:p>
          </table:table-cell>
          <table:table-cell office:value-type="float" office:value="37646166" table:style-name="ce2">
            <text:p>37646166</text:p>
          </table:table-cell>
          <table:table-cell office:value-type="float" office:value="38414171" table:style-name="ce2">
            <text:p>38414171</text:p>
          </table:table-cell>
          <table:table-cell office:value-type="float" office:value="39205031" table:style-name="ce2">
            <text:p>39205031</text:p>
          </table:table-cell>
          <table:table-cell office:value-type="float" office:value="40019529" table:style-name="ce2">
            <text:p>40019529</text:p>
          </table:table-cell>
          <table:table-cell office:value-type="float" office:value="40850721" table:style-name="ce2">
            <text:p>40850721</text:p>
          </table:table-cell>
          <table:table-cell office:value-type="float" office:value="41689299" table:style-name="ce2">
            <text:p>41689299</text:p>
          </table:table-cell>
          <table:table-cell office:value-type="float" office:value="42505035" table:style-name="ce2">
            <text:p>42505035</text:p>
          </table:table-cell>
          <table:table-cell office:value-type="float" office:value="43294546" table:style-name="ce2">
            <text:p>43294546</text:p>
          </table:table-cell>
          <table:table-cell office:value-type="float" office:value="44042091" table:style-name="ce2">
            <text:p>44042091</text:p>
          </table:table-cell>
          <table:table-cell office:value-type="float" office:value="44761099" table:style-name="ce2">
            <text:p>44761099</text:p>
          </table:table-cell>
          <table:table-cell office:value-type="float" office:value="45477389" table:style-name="ce2">
            <text:p>45477389</text:p>
          </table:table-cell>
          <table:table-cell office:value-type="float" office:value="46164219" table:style-name="ce2">
            <text:p>46164219</text:p>
          </table:table-cell>
          <table:table-cell office:value-type="float" office:value="46814308" table:style-name="ce2">
            <text:p>4681430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East Asia &amp; Pacific (excluding high income)</text:p>
          </table:table-cell>
          <table:table-cell office:value-type="string" table:style-name="ce2">
            <text:p>EAP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895961535" table:style-name="ce2">
            <text:p>895961535</text:p>
          </table:table-cell>
          <table:table-cell office:value-type="float" office:value="895534581" table:style-name="ce2">
            <text:p>895534581</text:p>
          </table:table-cell>
          <table:table-cell office:value-type="float" office:value="907473022" table:style-name="ce2">
            <text:p>907473022</text:p>
          </table:table-cell>
          <table:table-cell office:value-type="float" office:value="930810837" table:style-name="ce2">
            <text:p>930810837</text:p>
          </table:table-cell>
          <table:table-cell office:value-type="float" office:value="953783472" table:style-name="ce2">
            <text:p>953783472</text:p>
          </table:table-cell>
          <table:table-cell office:value-type="float" office:value="977366928" table:style-name="ce2">
            <text:p>977366928</text:p>
          </table:table-cell>
          <table:table-cell office:value-type="float" office:value="1004271490" table:style-name="ce2">
            <text:p>1004271490</text:p>
          </table:table-cell>
          <table:table-cell office:value-type="float" office:value="1030471073" table:style-name="ce2">
            <text:p>1030471073</text:p>
          </table:table-cell>
          <table:table-cell office:value-type="float" office:value="1057697808" table:style-name="ce2">
            <text:p>1057697808</text:p>
          </table:table-cell>
          <table:table-cell office:value-type="float" office:value="1086662478" table:style-name="ce2">
            <text:p>1086662478</text:p>
          </table:table-cell>
          <table:table-cell office:value-type="float" office:value="1116395242" table:style-name="ce2">
            <text:p>1116395242</text:p>
          </table:table-cell>
          <table:table-cell office:value-type="float" office:value="1146649477" table:style-name="ce2">
            <text:p>1146649477</text:p>
          </table:table-cell>
          <table:table-cell office:value-type="float" office:value="1175176176" table:style-name="ce2">
            <text:p>1175176176</text:p>
          </table:table-cell>
          <table:table-cell office:value-type="float" office:value="1202715705" table:style-name="ce2">
            <text:p>1202715705</text:p>
          </table:table-cell>
          <table:table-cell office:value-type="float" office:value="1228688547" table:style-name="ce2">
            <text:p>1228688547</text:p>
          </table:table-cell>
          <table:table-cell office:value-type="float" office:value="1252174248" table:style-name="ce2">
            <text:p>1252174248</text:p>
          </table:table-cell>
          <table:table-cell office:value-type="float" office:value="1273922384" table:style-name="ce2">
            <text:p>1273922384</text:p>
          </table:table-cell>
          <table:table-cell office:value-type="float" office:value="1294303118" table:style-name="ce2">
            <text:p>1294303118</text:p>
          </table:table-cell>
          <table:table-cell office:value-type="float" office:value="1314775496" table:style-name="ce2">
            <text:p>1314775496</text:p>
          </table:table-cell>
          <table:table-cell office:value-type="float" office:value="1335637622" table:style-name="ce2">
            <text:p>1335637622</text:p>
          </table:table-cell>
          <table:table-cell office:value-type="float" office:value="1356226475" table:style-name="ce2">
            <text:p>1356226475</text:p>
          </table:table-cell>
          <table:table-cell office:value-type="float" office:value="1377473854" table:style-name="ce2">
            <text:p>1377473854</text:p>
          </table:table-cell>
          <table:table-cell office:value-type="float" office:value="1401081634" table:style-name="ce2">
            <text:p>1401081634</text:p>
          </table:table-cell>
          <table:table-cell office:value-type="float" office:value="1424971585" table:style-name="ce2">
            <text:p>1424971585</text:p>
          </table:table-cell>
          <table:table-cell office:value-type="float" office:value="1447871073" table:style-name="ce2">
            <text:p>1447871073</text:p>
          </table:table-cell>
          <table:table-cell office:value-type="float" office:value="1471340337" table:style-name="ce2">
            <text:p>1471340337</text:p>
          </table:table-cell>
          <table:table-cell office:value-type="float" office:value="1496124294" table:style-name="ce2">
            <text:p>1496124294</text:p>
          </table:table-cell>
          <table:table-cell office:value-type="float" office:value="1522374575" table:style-name="ce2">
            <text:p>1522374575</text:p>
          </table:table-cell>
          <table:table-cell office:value-type="float" office:value="1549038591" table:style-name="ce2">
            <text:p>1549038591</text:p>
          </table:table-cell>
          <table:table-cell office:value-type="float" office:value="1575101307" table:style-name="ce2">
            <text:p>1575101307</text:p>
          </table:table-cell>
          <table:table-cell office:value-type="float" office:value="1600739173" table:style-name="ce2">
            <text:p>1600739173</text:p>
          </table:table-cell>
          <table:table-cell office:value-type="float" office:value="1625498444" table:style-name="ce2">
            <text:p>1625498444</text:p>
          </table:table-cell>
          <table:table-cell office:value-type="float" office:value="1648872786" table:style-name="ce2">
            <text:p>1648872786</text:p>
          </table:table-cell>
          <table:table-cell office:value-type="float" office:value="1671604370" table:style-name="ce2">
            <text:p>1671604370</text:p>
          </table:table-cell>
          <table:table-cell office:value-type="float" office:value="1694244506" table:style-name="ce2">
            <text:p>1694244506</text:p>
          </table:table-cell>
          <table:table-cell office:value-type="float" office:value="1716602413" table:style-name="ce2">
            <text:p>1716602413</text:p>
          </table:table-cell>
          <table:table-cell office:value-type="float" office:value="1738632397" table:style-name="ce2">
            <text:p>1738632397</text:p>
          </table:table-cell>
          <table:table-cell office:value-type="float" office:value="1760512371" table:style-name="ce2">
            <text:p>1760512371</text:p>
          </table:table-cell>
          <table:table-cell office:value-type="float" office:value="1781546477" table:style-name="ce2">
            <text:p>1781546477</text:p>
          </table:table-cell>
          <table:table-cell office:value-type="float" office:value="1800932833" table:style-name="ce2">
            <text:p>1800932833</text:p>
          </table:table-cell>
          <table:table-cell office:value-type="float" office:value="1819011507" table:style-name="ce2">
            <text:p>1819011507</text:p>
          </table:table-cell>
          <table:table-cell office:value-type="float" office:value="1836260943" table:style-name="ce2">
            <text:p>1836260943</text:p>
          </table:table-cell>
          <table:table-cell office:value-type="float" office:value="1852659155" table:style-name="ce2">
            <text:p>1852659155</text:p>
          </table:table-cell>
          <table:table-cell office:value-type="float" office:value="1868409996" table:style-name="ce2">
            <text:p>1868409996</text:p>
          </table:table-cell>
          <table:table-cell office:value-type="float" office:value="1883675167" table:style-name="ce2">
            <text:p>1883675167</text:p>
          </table:table-cell>
          <table:table-cell office:value-type="float" office:value="1898853723" table:style-name="ce2">
            <text:p>1898853723</text:p>
          </table:table-cell>
          <table:table-cell office:value-type="float" office:value="1914002124" table:style-name="ce2">
            <text:p>1914002124</text:p>
          </table:table-cell>
          <table:table-cell office:value-type="float" office:value="1929185103" table:style-name="ce2">
            <text:p>1929185103</text:p>
          </table:table-cell>
          <table:table-cell office:value-type="float" office:value="1944305887" table:style-name="ce2">
            <text:p>1944305887</text:p>
          </table:table-cell>
          <table:table-cell office:value-type="float" office:value="1959017463" table:style-name="ce2">
            <text:p>1959017463</text:p>
          </table:table-cell>
          <table:table-cell office:value-type="float" office:value="1973602166" table:style-name="ce2">
            <text:p>1973602166</text:p>
          </table:table-cell>
          <table:table-cell office:value-type="float" office:value="1989106668" table:style-name="ce2">
            <text:p>1989106668</text:p>
          </table:table-cell>
          <table:table-cell office:value-type="float" office:value="2006566431" table:style-name="ce2">
            <text:p>2006566431</text:p>
          </table:table-cell>
          <table:table-cell office:value-type="float" office:value="2023850158" table:style-name="ce2">
            <text:p>2023850158</text:p>
          </table:table-cell>
          <table:table-cell office:value-type="float" office:value="2040383789" table:style-name="ce2">
            <text:p>2040383789</text:p>
          </table:table-cell>
          <table:table-cell office:value-type="float" office:value="2056050896" table:style-name="ce2">
            <text:p>2056050896</text:p>
          </table:table-cell>
          <table:table-cell office:value-type="float" office:value="2071486140" table:style-name="ce2">
            <text:p>2071486140</text:p>
          </table:table-cell>
          <table:table-cell office:value-type="float" office:value="2087238522" table:style-name="ce2">
            <text:p>2087238522</text:p>
          </table:table-cell>
          <table:table-cell office:value-type="float" office:value="2100698838" table:style-name="ce2">
            <text:p>2100698838</text:p>
          </table:table-cell>
          <table:table-cell office:value-type="float" office:value="2112289891" table:style-name="ce2">
            <text:p>2112289891</text:p>
          </table:table-cell>
          <table:table-cell office:value-type="float" office:value="2121866294" table:style-name="ce2">
            <text:p>2121866294</text:p>
          </table:table-cell>
          <table:table-cell office:value-type="float" office:value="2128553744" table:style-name="ce2">
            <text:p>2128553744</text:p>
          </table:table-cell>
          <table:table-cell office:value-type="float" office:value="2133560408" table:style-name="ce2">
            <text:p>2133560408</text:p>
          </table:table-cell>
          <table:table-cell office:value-type="float" office:value="2137527754" table:style-name="ce2">
            <text:p>2137527754</text:p>
          </table:table-cell>
          <table:table-cell office:value-type="float" office:value="2141122258" table:style-name="ce2">
            <text:p>214112225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Early-demographic dividend</text:p>
          </table:table-cell>
          <table:table-cell office:value-type="string" table:style-name="ce2">
            <text:p>EAR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968909356" table:style-name="ce2">
            <text:p>968909356</text:p>
          </table:table-cell>
          <table:table-cell office:value-type="float" office:value="994176841" table:style-name="ce2">
            <text:p>994176841</text:p>
          </table:table-cell>
          <table:table-cell office:value-type="float" office:value="1020130725" table:style-name="ce2">
            <text:p>1020130725</text:p>
          </table:table-cell>
          <table:table-cell office:value-type="float" office:value="1046697479" table:style-name="ce2">
            <text:p>1046697479</text:p>
          </table:table-cell>
          <table:table-cell office:value-type="float" office:value="1074021283" table:style-name="ce2">
            <text:p>1074021283</text:p>
          </table:table-cell>
          <table:table-cell office:value-type="float" office:value="1101264258" table:style-name="ce2">
            <text:p>1101264258</text:p>
          </table:table-cell>
          <table:table-cell office:value-type="float" office:value="1128474732" table:style-name="ce2">
            <text:p>1128474732</text:p>
          </table:table-cell>
          <table:table-cell office:value-type="float" office:value="1156817324" table:style-name="ce2">
            <text:p>1156817324</text:p>
          </table:table-cell>
          <table:table-cell office:value-type="float" office:value="1185936827" table:style-name="ce2">
            <text:p>1185936827</text:p>
          </table:table-cell>
          <table:table-cell office:value-type="float" office:value="1215536741" table:style-name="ce2">
            <text:p>1215536741</text:p>
          </table:table-cell>
          <table:table-cell office:value-type="float" office:value="1245960808" table:style-name="ce2">
            <text:p>1245960808</text:p>
          </table:table-cell>
          <table:table-cell office:value-type="float" office:value="1276141826" table:style-name="ce2">
            <text:p>1276141826</text:p>
          </table:table-cell>
          <table:table-cell office:value-type="float" office:value="1307009646" table:style-name="ce2">
            <text:p>1307009646</text:p>
          </table:table-cell>
          <table:table-cell office:value-type="float" office:value="1339671375" table:style-name="ce2">
            <text:p>1339671375</text:p>
          </table:table-cell>
          <table:table-cell office:value-type="float" office:value="1373219822" table:style-name="ce2">
            <text:p>1373219822</text:p>
          </table:table-cell>
          <table:table-cell office:value-type="float" office:value="1407636737" table:style-name="ce2">
            <text:p>1407636737</text:p>
          </table:table-cell>
          <table:table-cell office:value-type="float" office:value="1442753987" table:style-name="ce2">
            <text:p>1442753987</text:p>
          </table:table-cell>
          <table:table-cell office:value-type="float" office:value="1478479688" table:style-name="ce2">
            <text:p>1478479688</text:p>
          </table:table-cell>
          <table:table-cell office:value-type="float" office:value="1514572817" table:style-name="ce2">
            <text:p>1514572817</text:p>
          </table:table-cell>
          <table:table-cell office:value-type="float" office:value="1552194676" table:style-name="ce2">
            <text:p>1552194676</text:p>
          </table:table-cell>
          <table:table-cell office:value-type="float" office:value="1591961664" table:style-name="ce2">
            <text:p>1591961664</text:p>
          </table:table-cell>
          <table:table-cell office:value-type="float" office:value="1634107159" table:style-name="ce2">
            <text:p>1634107159</text:p>
          </table:table-cell>
          <table:table-cell office:value-type="float" office:value="1677532811" table:style-name="ce2">
            <text:p>1677532811</text:p>
          </table:table-cell>
          <table:table-cell office:value-type="float" office:value="1721104015" table:style-name="ce2">
            <text:p>1721104015</text:p>
          </table:table-cell>
          <table:table-cell office:value-type="float" office:value="1765269111" table:style-name="ce2">
            <text:p>1765269111</text:p>
          </table:table-cell>
          <table:table-cell office:value-type="float" office:value="1810019176" table:style-name="ce2">
            <text:p>1810019176</text:p>
          </table:table-cell>
          <table:table-cell office:value-type="float" office:value="1855391159" table:style-name="ce2">
            <text:p>1855391159</text:p>
          </table:table-cell>
          <table:table-cell office:value-type="float" office:value="1901405537" table:style-name="ce2">
            <text:p>1901405537</text:p>
          </table:table-cell>
          <table:table-cell office:value-type="float" office:value="1947928955" table:style-name="ce2">
            <text:p>1947928955</text:p>
          </table:table-cell>
          <table:table-cell office:value-type="float" office:value="1994666990" table:style-name="ce2">
            <text:p>1994666990</text:p>
          </table:table-cell>
          <table:table-cell office:value-type="float" office:value="2044241467" table:style-name="ce2">
            <text:p>2044241467</text:p>
          </table:table-cell>
          <table:table-cell office:value-type="float" office:value="2092102478" table:style-name="ce2">
            <text:p>2092102478</text:p>
          </table:table-cell>
          <table:table-cell office:value-type="float" office:value="2138854231" table:style-name="ce2">
            <text:p>2138854231</text:p>
          </table:table-cell>
          <table:table-cell office:value-type="float" office:value="2184656122" table:style-name="ce2">
            <text:p>2184656122</text:p>
          </table:table-cell>
          <table:table-cell office:value-type="float" office:value="2228719169" table:style-name="ce2">
            <text:p>2228719169</text:p>
          </table:table-cell>
          <table:table-cell office:value-type="float" office:value="2273692181" table:style-name="ce2">
            <text:p>2273692181</text:p>
          </table:table-cell>
          <table:table-cell office:value-type="float" office:value="2321284245" table:style-name="ce2">
            <text:p>2321284245</text:p>
          </table:table-cell>
          <table:table-cell office:value-type="float" office:value="2369042441" table:style-name="ce2">
            <text:p>2369042441</text:p>
          </table:table-cell>
          <table:table-cell office:value-type="float" office:value="2416119734" table:style-name="ce2">
            <text:p>2416119734</text:p>
          </table:table-cell>
          <table:table-cell office:value-type="float" office:value="2462704115" table:style-name="ce2">
            <text:p>2462704115</text:p>
          </table:table-cell>
          <table:table-cell office:value-type="float" office:value="2509431470" table:style-name="ce2">
            <text:p>2509431470</text:p>
          </table:table-cell>
          <table:table-cell office:value-type="float" office:value="2556335424" table:style-name="ce2">
            <text:p>2556335424</text:p>
          </table:table-cell>
          <table:table-cell office:value-type="float" office:value="2601917557" table:style-name="ce2">
            <text:p>2601917557</text:p>
          </table:table-cell>
          <table:table-cell office:value-type="float" office:value="2647109296" table:style-name="ce2">
            <text:p>2647109296</text:p>
          </table:table-cell>
          <table:table-cell office:value-type="float" office:value="2693184997" table:style-name="ce2">
            <text:p>2693184997</text:p>
          </table:table-cell>
          <table:table-cell office:value-type="float" office:value="2738846905" table:style-name="ce2">
            <text:p>2738846905</text:p>
          </table:table-cell>
          <table:table-cell office:value-type="float" office:value="2784726644" table:style-name="ce2">
            <text:p>2784726644</text:p>
          </table:table-cell>
          <table:table-cell office:value-type="float" office:value="2830531957" table:style-name="ce2">
            <text:p>2830531957</text:p>
          </table:table-cell>
          <table:table-cell office:value-type="float" office:value="2875943965" table:style-name="ce2">
            <text:p>2875943965</text:p>
          </table:table-cell>
          <table:table-cell office:value-type="float" office:value="2921563644" table:style-name="ce2">
            <text:p>2921563644</text:p>
          </table:table-cell>
          <table:table-cell office:value-type="float" office:value="2967104472" table:style-name="ce2">
            <text:p>2967104472</text:p>
          </table:table-cell>
          <table:table-cell office:value-type="float" office:value="3013476947" table:style-name="ce2">
            <text:p>3013476947</text:p>
          </table:table-cell>
          <table:table-cell office:value-type="float" office:value="3058869436" table:style-name="ce2">
            <text:p>3058869436</text:p>
          </table:table-cell>
          <table:table-cell office:value-type="float" office:value="3103677284" table:style-name="ce2">
            <text:p>3103677284</text:p>
          </table:table-cell>
          <table:table-cell office:value-type="float" office:value="3146800078" table:style-name="ce2">
            <text:p>3146800078</text:p>
          </table:table-cell>
          <table:table-cell office:value-type="float" office:value="3190318707" table:style-name="ce2">
            <text:p>3190318707</text:p>
          </table:table-cell>
          <table:table-cell office:value-type="float" office:value="3233033717" table:style-name="ce2">
            <text:p>3233033717</text:p>
          </table:table-cell>
          <table:table-cell office:value-type="float" office:value="3274060446" table:style-name="ce2">
            <text:p>3274060446</text:p>
          </table:table-cell>
          <table:table-cell office:value-type="float" office:value="3314245247" table:style-name="ce2">
            <text:p>3314245247</text:p>
          </table:table-cell>
          <table:table-cell office:value-type="float" office:value="3355014793" table:style-name="ce2">
            <text:p>3355014793</text:p>
          </table:table-cell>
          <table:table-cell office:value-type="float" office:value="3396051187" table:style-name="ce2">
            <text:p>3396051187</text:p>
          </table:table-cell>
          <table:table-cell office:value-type="float" office:value="3432026092" table:style-name="ce2">
            <text:p>3432026092</text:p>
          </table:table-cell>
          <table:table-cell office:value-type="float" office:value="3470644834" table:style-name="ce2">
            <text:p>3470644834</text:p>
          </table:table-cell>
          <table:table-cell office:value-type="float" office:value="3511607650" table:style-name="ce2">
            <text:p>3511607650</text:p>
          </table:table-cell>
          <table:table-cell office:value-type="float" office:value="3552278604" table:style-name="ce2">
            <text:p>355227860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East Asia &amp; Pacific</text:p>
          </table:table-cell>
          <table:table-cell office:value-type="string" table:style-name="ce2">
            <text:p>EAS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042818620" table:style-name="ce2">
            <text:p>1042818620</text:p>
          </table:table-cell>
          <table:table-cell office:value-type="float" office:value="1044749888" table:style-name="ce2">
            <text:p>1044749888</text:p>
          </table:table-cell>
          <table:table-cell office:value-type="float" office:value="1059216594" table:style-name="ce2">
            <text:p>1059216594</text:p>
          </table:table-cell>
          <table:table-cell office:value-type="float" office:value="1085095424" table:style-name="ce2">
            <text:p>1085095424</text:p>
          </table:table-cell>
          <table:table-cell office:value-type="float" office:value="1110651177" table:style-name="ce2">
            <text:p>1110651177</text:p>
          </table:table-cell>
          <table:table-cell office:value-type="float" office:value="1136869154" table:style-name="ce2">
            <text:p>1136869154</text:p>
          </table:table-cell>
          <table:table-cell office:value-type="float" office:value="1166223463" table:style-name="ce2">
            <text:p>1166223463</text:p>
          </table:table-cell>
          <table:table-cell office:value-type="float" office:value="1194633135" table:style-name="ce2">
            <text:p>1194633135</text:p>
          </table:table-cell>
          <table:table-cell office:value-type="float" office:value="1224397449" table:style-name="ce2">
            <text:p>1224397449</text:p>
          </table:table-cell>
          <table:table-cell office:value-type="float" office:value="1256167955" table:style-name="ce2">
            <text:p>1256167955</text:p>
          </table:table-cell>
          <table:table-cell office:value-type="float" office:value="1288721548" table:style-name="ce2">
            <text:p>1288721548</text:p>
          </table:table-cell>
          <table:table-cell office:value-type="float" office:value="1322856516" table:style-name="ce2">
            <text:p>1322856516</text:p>
          </table:table-cell>
          <table:table-cell office:value-type="float" office:value="1354228289" table:style-name="ce2">
            <text:p>1354228289</text:p>
          </table:table-cell>
          <table:table-cell office:value-type="float" office:value="1384605041" table:style-name="ce2">
            <text:p>1384605041</text:p>
          </table:table-cell>
          <table:table-cell office:value-type="float" office:value="1413496627" table:style-name="ce2">
            <text:p>1413496627</text:p>
          </table:table-cell>
          <table:table-cell office:value-type="float" office:value="1439634332" table:style-name="ce2">
            <text:p>1439634332</text:p>
          </table:table-cell>
          <table:table-cell office:value-type="float" office:value="1463747757" table:style-name="ce2">
            <text:p>1463747757</text:p>
          </table:table-cell>
          <table:table-cell office:value-type="float" office:value="1486397441" table:style-name="ce2">
            <text:p>1486397441</text:p>
          </table:table-cell>
          <table:table-cell office:value-type="float" office:value="1509073118" table:style-name="ce2">
            <text:p>1509073118</text:p>
          </table:table-cell>
          <table:table-cell office:value-type="float" office:value="1532261700" table:style-name="ce2">
            <text:p>1532261700</text:p>
          </table:table-cell>
          <table:table-cell office:value-type="float" office:value="1555055871" table:style-name="ce2">
            <text:p>1555055871</text:p>
          </table:table-cell>
          <table:table-cell office:value-type="float" office:value="1578588756" table:style-name="ce2">
            <text:p>1578588756</text:p>
          </table:table-cell>
          <table:table-cell office:value-type="float" office:value="1604460320" table:style-name="ce2">
            <text:p>1604460320</text:p>
          </table:table-cell>
          <table:table-cell office:value-type="float" office:value="1630462798" table:style-name="ce2">
            <text:p>1630462798</text:p>
          </table:table-cell>
          <table:table-cell office:value-type="float" office:value="1655263328" table:style-name="ce2">
            <text:p>1655263328</text:p>
          </table:table-cell>
          <table:table-cell office:value-type="float" office:value="1680467718" table:style-name="ce2">
            <text:p>1680467718</text:p>
          </table:table-cell>
          <table:table-cell office:value-type="float" office:value="1706848439" table:style-name="ce2">
            <text:p>1706848439</text:p>
          </table:table-cell>
          <table:table-cell office:value-type="float" office:value="1734703629" table:style-name="ce2">
            <text:p>1734703629</text:p>
          </table:table-cell>
          <table:table-cell office:value-type="float" office:value="1762936165" table:style-name="ce2">
            <text:p>1762936165</text:p>
          </table:table-cell>
          <table:table-cell office:value-type="float" office:value="1790597018" table:style-name="ce2">
            <text:p>1790597018</text:p>
          </table:table-cell>
          <table:table-cell office:value-type="float" office:value="1817735909" table:style-name="ce2">
            <text:p>1817735909</text:p>
          </table:table-cell>
          <table:table-cell office:value-type="float" office:value="1844189975" table:style-name="ce2">
            <text:p>1844189975</text:p>
          </table:table-cell>
          <table:table-cell office:value-type="float" office:value="1869074614" table:style-name="ce2">
            <text:p>1869074614</text:p>
          </table:table-cell>
          <table:table-cell office:value-type="float" office:value="1893258583" table:style-name="ce2">
            <text:p>1893258583</text:p>
          </table:table-cell>
          <table:table-cell office:value-type="float" office:value="1917389243" table:style-name="ce2">
            <text:p>1917389243</text:p>
          </table:table-cell>
          <table:table-cell office:value-type="float" office:value="1941185229" table:style-name="ce2">
            <text:p>1941185229</text:p>
          </table:table-cell>
          <table:table-cell office:value-type="float" office:value="1964830092" table:style-name="ce2">
            <text:p>1964830092</text:p>
          </table:table-cell>
          <table:table-cell office:value-type="float" office:value="1988067577" table:style-name="ce2">
            <text:p>1988067577</text:p>
          </table:table-cell>
          <table:table-cell office:value-type="float" office:value="2010443502" table:style-name="ce2">
            <text:p>2010443502</text:p>
          </table:table-cell>
          <table:table-cell office:value-type="float" office:value="2030912462" table:style-name="ce2">
            <text:p>2030912462</text:p>
          </table:table-cell>
          <table:table-cell office:value-type="float" office:value="2050149617" table:style-name="ce2">
            <text:p>2050149617</text:p>
          </table:table-cell>
          <table:table-cell office:value-type="float" office:value="2068682053" table:style-name="ce2">
            <text:p>2068682053</text:p>
          </table:table-cell>
          <table:table-cell office:value-type="float" office:value="2086144389" table:style-name="ce2">
            <text:p>2086144389</text:p>
          </table:table-cell>
          <table:table-cell office:value-type="float" office:value="2102761941" table:style-name="ce2">
            <text:p>2102761941</text:p>
          </table:table-cell>
          <table:table-cell office:value-type="float" office:value="2118747885" table:style-name="ce2">
            <text:p>2118747885</text:p>
          </table:table-cell>
          <table:table-cell office:value-type="float" office:value="2134573057" table:style-name="ce2">
            <text:p>2134573057</text:p>
          </table:table-cell>
          <table:table-cell office:value-type="float" office:value="2150688938" table:style-name="ce2">
            <text:p>2150688938</text:p>
          </table:table-cell>
          <table:table-cell office:value-type="float" office:value="2167046538" table:style-name="ce2">
            <text:p>2167046538</text:p>
          </table:table-cell>
          <table:table-cell office:value-type="float" office:value="2183472438" table:style-name="ce2">
            <text:p>2183472438</text:p>
          </table:table-cell>
          <table:table-cell office:value-type="float" office:value="2199148703" table:style-name="ce2">
            <text:p>2199148703</text:p>
          </table:table-cell>
          <table:table-cell office:value-type="float" office:value="2214613815" table:style-name="ce2">
            <text:p>2214613815</text:p>
          </table:table-cell>
          <table:table-cell office:value-type="float" office:value="2230826576" table:style-name="ce2">
            <text:p>2230826576</text:p>
          </table:table-cell>
          <table:table-cell office:value-type="float" office:value="2249081393" table:style-name="ce2">
            <text:p>2249081393</text:p>
          </table:table-cell>
          <table:table-cell office:value-type="float" office:value="2267072102" table:style-name="ce2">
            <text:p>2267072102</text:p>
          </table:table-cell>
          <table:table-cell office:value-type="float" office:value="2284385542" table:style-name="ce2">
            <text:p>2284385542</text:p>
          </table:table-cell>
          <table:table-cell office:value-type="float" office:value="2300844269" table:style-name="ce2">
            <text:p>2300844269</text:p>
          </table:table-cell>
          <table:table-cell office:value-type="float" office:value="2317076058" table:style-name="ce2">
            <text:p>2317076058</text:p>
          </table:table-cell>
          <table:table-cell office:value-type="float" office:value="2333475520" table:style-name="ce2">
            <text:p>2333475520</text:p>
          </table:table-cell>
          <table:table-cell office:value-type="float" office:value="2347576325" table:style-name="ce2">
            <text:p>2347576325</text:p>
          </table:table-cell>
          <table:table-cell office:value-type="float" office:value="2359762190" table:style-name="ce2">
            <text:p>2359762190</text:p>
          </table:table-cell>
          <table:table-cell office:value-type="float" office:value="2369420882" table:style-name="ce2">
            <text:p>2369420882</text:p>
          </table:table-cell>
          <table:table-cell office:value-type="float" office:value="2375117716" table:style-name="ce2">
            <text:p>2375117716</text:p>
          </table:table-cell>
          <table:table-cell office:value-type="float" office:value="2379617118" table:style-name="ce2">
            <text:p>2379617118</text:p>
          </table:table-cell>
          <table:table-cell office:value-type="float" office:value="2384441485" table:style-name="ce2">
            <text:p>2384441485</text:p>
          </table:table-cell>
          <table:table-cell office:value-type="float" office:value="2388319494" table:style-name="ce2">
            <text:p>238831949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Europe &amp; Central Asia (excluding high income)</text:p>
          </table:table-cell>
          <table:table-cell office:value-type="string" table:style-name="ce2">
            <text:p>EC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28810451" table:style-name="ce2">
            <text:p>128810451</text:p>
          </table:table-cell>
          <table:table-cell office:value-type="float" office:value="131617926" table:style-name="ce2">
            <text:p>131617926</text:p>
          </table:table-cell>
          <table:table-cell office:value-type="float" office:value="134400419" table:style-name="ce2">
            <text:p>134400419</text:p>
          </table:table-cell>
          <table:table-cell office:value-type="float" office:value="137187829" table:style-name="ce2">
            <text:p>137187829</text:p>
          </table:table-cell>
          <table:table-cell office:value-type="float" office:value="139973968" table:style-name="ce2">
            <text:p>139973968</text:p>
          </table:table-cell>
          <table:table-cell office:value-type="float" office:value="142668572" table:style-name="ce2">
            <text:p>142668572</text:p>
          </table:table-cell>
          <table:table-cell office:value-type="float" office:value="145371529" table:style-name="ce2">
            <text:p>145371529</text:p>
          </table:table-cell>
          <table:table-cell office:value-type="float" office:value="148087983" table:style-name="ce2">
            <text:p>148087983</text:p>
          </table:table-cell>
          <table:table-cell office:value-type="float" office:value="150777578" table:style-name="ce2">
            <text:p>150777578</text:p>
          </table:table-cell>
          <table:table-cell office:value-type="float" office:value="153462746" table:style-name="ce2">
            <text:p>153462746</text:p>
          </table:table-cell>
          <table:table-cell office:value-type="float" office:value="155918823" table:style-name="ce2">
            <text:p>155918823</text:p>
          </table:table-cell>
          <table:table-cell office:value-type="float" office:value="158428591" table:style-name="ce2">
            <text:p>158428591</text:p>
          </table:table-cell>
          <table:table-cell office:value-type="float" office:value="161049046" table:style-name="ce2">
            <text:p>161049046</text:p>
          </table:table-cell>
          <table:table-cell office:value-type="float" office:value="163601189" table:style-name="ce2">
            <text:p>163601189</text:p>
          </table:table-cell>
          <table:table-cell office:value-type="float" office:value="166121814" table:style-name="ce2">
            <text:p>166121814</text:p>
          </table:table-cell>
          <table:table-cell office:value-type="float" office:value="168594458" table:style-name="ce2">
            <text:p>168594458</text:p>
          </table:table-cell>
          <table:table-cell office:value-type="float" office:value="171119860" table:style-name="ce2">
            <text:p>171119860</text:p>
          </table:table-cell>
          <table:table-cell office:value-type="float" office:value="173726978" table:style-name="ce2">
            <text:p>173726978</text:p>
          </table:table-cell>
          <table:table-cell office:value-type="float" office:value="176315643" table:style-name="ce2">
            <text:p>176315643</text:p>
          </table:table-cell>
          <table:table-cell office:value-type="float" office:value="178774505" table:style-name="ce2">
            <text:p>178774505</text:p>
          </table:table-cell>
          <table:table-cell office:value-type="float" office:value="181309432" table:style-name="ce2">
            <text:p>181309432</text:p>
          </table:table-cell>
          <table:table-cell office:value-type="float" office:value="183746315" table:style-name="ce2">
            <text:p>183746315</text:p>
          </table:table-cell>
          <table:table-cell office:value-type="float" office:value="186272610" table:style-name="ce2">
            <text:p>186272610</text:p>
          </table:table-cell>
          <table:table-cell office:value-type="float" office:value="188979984" table:style-name="ce2">
            <text:p>188979984</text:p>
          </table:table-cell>
          <table:table-cell office:value-type="float" office:value="191755370" table:style-name="ce2">
            <text:p>191755370</text:p>
          </table:table-cell>
          <table:table-cell office:value-type="float" office:value="194525195" table:style-name="ce2">
            <text:p>194525195</text:p>
          </table:table-cell>
          <table:table-cell office:value-type="float" office:value="197344981" table:style-name="ce2">
            <text:p>197344981</text:p>
          </table:table-cell>
          <table:table-cell office:value-type="float" office:value="200194022" table:style-name="ce2">
            <text:p>200194022</text:p>
          </table:table-cell>
          <table:table-cell office:value-type="float" office:value="202990335" table:style-name="ce2">
            <text:p>202990335</text:p>
          </table:table-cell>
          <table:table-cell office:value-type="float" office:value="205733205" table:style-name="ce2">
            <text:p>205733205</text:p>
          </table:table-cell>
          <table:table-cell office:value-type="float" office:value="208212866" table:style-name="ce2">
            <text:p>208212866</text:p>
          </table:table-cell>
          <table:table-cell office:value-type="float" office:value="210169114" table:style-name="ce2">
            <text:p>210169114</text:p>
          </table:table-cell>
          <table:table-cell office:value-type="float" office:value="212032319" table:style-name="ce2">
            <text:p>212032319</text:p>
          </table:table-cell>
          <table:table-cell office:value-type="float" office:value="213395945" table:style-name="ce2">
            <text:p>213395945</text:p>
          </table:table-cell>
          <table:table-cell office:value-type="float" office:value="214329901" table:style-name="ce2">
            <text:p>214329901</text:p>
          </table:table-cell>
          <table:table-cell office:value-type="float" office:value="215114964" table:style-name="ce2">
            <text:p>215114964</text:p>
          </table:table-cell>
          <table:table-cell office:value-type="float" office:value="216002100" table:style-name="ce2">
            <text:p>216002100</text:p>
          </table:table-cell>
          <table:table-cell office:value-type="float" office:value="216672059" table:style-name="ce2">
            <text:p>216672059</text:p>
          </table:table-cell>
          <table:table-cell office:value-type="float" office:value="217104725" table:style-name="ce2">
            <text:p>217104725</text:p>
          </table:table-cell>
          <table:table-cell office:value-type="float" office:value="217579952" table:style-name="ce2">
            <text:p>217579952</text:p>
          </table:table-cell>
          <table:table-cell office:value-type="float" office:value="218486598" table:style-name="ce2">
            <text:p>218486598</text:p>
          </table:table-cell>
          <table:table-cell office:value-type="float" office:value="219435056" table:style-name="ce2">
            <text:p>219435056</text:p>
          </table:table-cell>
          <table:table-cell office:value-type="float" office:value="220400259" table:style-name="ce2">
            <text:p>220400259</text:p>
          </table:table-cell>
          <table:table-cell office:value-type="float" office:value="221399692" table:style-name="ce2">
            <text:p>221399692</text:p>
          </table:table-cell>
          <table:table-cell office:value-type="float" office:value="222413290" table:style-name="ce2">
            <text:p>222413290</text:p>
          </table:table-cell>
          <table:table-cell office:value-type="float" office:value="223360135" table:style-name="ce2">
            <text:p>223360135</text:p>
          </table:table-cell>
          <table:table-cell office:value-type="float" office:value="224417513" table:style-name="ce2">
            <text:p>224417513</text:p>
          </table:table-cell>
          <table:table-cell office:value-type="float" office:value="225016072" table:style-name="ce2">
            <text:p>225016072</text:p>
          </table:table-cell>
          <table:table-cell office:value-type="float" office:value="226524480" table:style-name="ce2">
            <text:p>226524480</text:p>
          </table:table-cell>
          <table:table-cell office:value-type="float" office:value="228250911" table:style-name="ce2">
            <text:p>228250911</text:p>
          </table:table-cell>
          <table:table-cell office:value-type="float" office:value="230106440" table:style-name="ce2">
            <text:p>230106440</text:p>
          </table:table-cell>
          <table:table-cell office:value-type="float" office:value="231988438" table:style-name="ce2">
            <text:p>231988438</text:p>
          </table:table-cell>
          <table:table-cell office:value-type="float" office:value="233875199" table:style-name="ce2">
            <text:p>233875199</text:p>
          </table:table-cell>
          <table:table-cell office:value-type="float" office:value="235905150" table:style-name="ce2">
            <text:p>235905150</text:p>
          </table:table-cell>
          <table:table-cell office:value-type="float" office:value="237999321" table:style-name="ce2">
            <text:p>237999321</text:p>
          </table:table-cell>
          <table:table-cell office:value-type="float" office:value="240083379" table:style-name="ce2">
            <text:p>240083379</text:p>
          </table:table-cell>
          <table:table-cell office:value-type="float" office:value="242224182" table:style-name="ce2">
            <text:p>242224182</text:p>
          </table:table-cell>
          <table:table-cell office:value-type="float" office:value="244308649" table:style-name="ce2">
            <text:p>244308649</text:p>
          </table:table-cell>
          <table:table-cell office:value-type="float" office:value="246400484" table:style-name="ce2">
            <text:p>246400484</text:p>
          </table:table-cell>
          <table:table-cell office:value-type="float" office:value="248576676" table:style-name="ce2">
            <text:p>248576676</text:p>
          </table:table-cell>
          <table:table-cell office:value-type="float" office:value="250351240" table:style-name="ce2">
            <text:p>250351240</text:p>
          </table:table-cell>
          <table:table-cell office:value-type="float" office:value="251867727" table:style-name="ce2">
            <text:p>251867727</text:p>
          </table:table-cell>
          <table:table-cell office:value-type="float" office:value="250514347" table:style-name="ce2">
            <text:p>250514347</text:p>
          </table:table-cell>
          <table:table-cell office:value-type="float" office:value="248721385" table:style-name="ce2">
            <text:p>248721385</text:p>
          </table:table-cell>
          <table:table-cell office:value-type="float" office:value="250281521" table:style-name="ce2">
            <text:p>25028152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Europe &amp; Central Asia</text:p>
          </table:table-cell>
          <table:table-cell office:value-type="string" table:style-name="ce2">
            <text:p>ECS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667887356" table:style-name="ce2">
            <text:p>667887356</text:p>
          </table:table-cell>
          <table:table-cell office:value-type="float" office:value="675548634" table:style-name="ce2">
            <text:p>675548634</text:p>
          </table:table-cell>
          <table:table-cell office:value-type="float" office:value="683341199" table:style-name="ce2">
            <text:p>683341199</text:p>
          </table:table-cell>
          <table:table-cell office:value-type="float" office:value="691189404" table:style-name="ce2">
            <text:p>691189404</text:p>
          </table:table-cell>
          <table:table-cell office:value-type="float" office:value="699058435" table:style-name="ce2">
            <text:p>699058435</text:p>
          </table:table-cell>
          <table:table-cell office:value-type="float" office:value="706683416" table:style-name="ce2">
            <text:p>706683416</text:p>
          </table:table-cell>
          <table:table-cell office:value-type="float" office:value="713443573" table:style-name="ce2">
            <text:p>713443573</text:p>
          </table:table-cell>
          <table:table-cell office:value-type="float" office:value="720146318" table:style-name="ce2">
            <text:p>720146318</text:p>
          </table:table-cell>
          <table:table-cell office:value-type="float" office:value="726634174" table:style-name="ce2">
            <text:p>726634174</text:p>
          </table:table-cell>
          <table:table-cell office:value-type="float" office:value="733044421" table:style-name="ce2">
            <text:p>733044421</text:p>
          </table:table-cell>
          <table:table-cell office:value-type="float" office:value="738724073" table:style-name="ce2">
            <text:p>738724073</text:p>
          </table:table-cell>
          <table:table-cell office:value-type="float" office:value="744432963" table:style-name="ce2">
            <text:p>744432963</text:p>
          </table:table-cell>
          <table:table-cell office:value-type="float" office:value="750728655" table:style-name="ce2">
            <text:p>750728655</text:p>
          </table:table-cell>
          <table:table-cell office:value-type="float" office:value="756775460" table:style-name="ce2">
            <text:p>756775460</text:p>
          </table:table-cell>
          <table:table-cell office:value-type="float" office:value="762546552" table:style-name="ce2">
            <text:p>762546552</text:p>
          </table:table-cell>
          <table:table-cell office:value-type="float" office:value="768080678" table:style-name="ce2">
            <text:p>768080678</text:p>
          </table:table-cell>
          <table:table-cell office:value-type="float" office:value="773619713" table:style-name="ce2">
            <text:p>773619713</text:p>
          </table:table-cell>
          <table:table-cell office:value-type="float" office:value="779117798" table:style-name="ce2">
            <text:p>779117798</text:p>
          </table:table-cell>
          <table:table-cell office:value-type="float" office:value="784556247" table:style-name="ce2">
            <text:p>784556247</text:p>
          </table:table-cell>
          <table:table-cell office:value-type="float" office:value="789862141" table:style-name="ce2">
            <text:p>789862141</text:p>
          </table:table-cell>
          <table:table-cell office:value-type="float" office:value="795362835" table:style-name="ce2">
            <text:p>795362835</text:p>
          </table:table-cell>
          <table:table-cell office:value-type="float" office:value="800542417" table:style-name="ce2">
            <text:p>800542417</text:p>
          </table:table-cell>
          <table:table-cell office:value-type="float" office:value="805247476" table:style-name="ce2">
            <text:p>805247476</text:p>
          </table:table-cell>
          <table:table-cell office:value-type="float" office:value="809947364" table:style-name="ce2">
            <text:p>809947364</text:p>
          </table:table-cell>
          <table:table-cell office:value-type="float" office:value="814856984" table:style-name="ce2">
            <text:p>814856984</text:p>
          </table:table-cell>
          <table:table-cell office:value-type="float" office:value="819874109" table:style-name="ce2">
            <text:p>819874109</text:p>
          </table:table-cell>
          <table:table-cell office:value-type="float" office:value="825034695" table:style-name="ce2">
            <text:p>825034695</text:p>
          </table:table-cell>
          <table:table-cell office:value-type="float" office:value="830294805" table:style-name="ce2">
            <text:p>830294805</text:p>
          </table:table-cell>
          <table:table-cell office:value-type="float" office:value="835601587" table:style-name="ce2">
            <text:p>835601587</text:p>
          </table:table-cell>
          <table:table-cell office:value-type="float" office:value="840881506" table:style-name="ce2">
            <text:p>840881506</text:p>
          </table:table-cell>
          <table:table-cell office:value-type="float" office:value="845290251" table:style-name="ce2">
            <text:p>845290251</text:p>
          </table:table-cell>
          <table:table-cell office:value-type="float" office:value="849169385" table:style-name="ce2">
            <text:p>849169385</text:p>
          </table:table-cell>
          <table:table-cell office:value-type="float" office:value="852664501" table:style-name="ce2">
            <text:p>852664501</text:p>
          </table:table-cell>
          <table:table-cell office:value-type="float" office:value="855554222" table:style-name="ce2">
            <text:p>855554222</text:p>
          </table:table-cell>
          <table:table-cell office:value-type="float" office:value="857724587" table:style-name="ce2">
            <text:p>857724587</text:p>
          </table:table-cell>
          <table:table-cell office:value-type="float" office:value="859504754" table:style-name="ce2">
            <text:p>859504754</text:p>
          </table:table-cell>
          <table:table-cell office:value-type="float" office:value="861073426" table:style-name="ce2">
            <text:p>861073426</text:p>
          </table:table-cell>
          <table:table-cell office:value-type="float" office:value="862335057" table:style-name="ce2">
            <text:p>862335057</text:p>
          </table:table-cell>
          <table:table-cell office:value-type="float" office:value="863317613" table:style-name="ce2">
            <text:p>863317613</text:p>
          </table:table-cell>
          <table:table-cell office:value-type="float" office:value="864306932" table:style-name="ce2">
            <text:p>864306932</text:p>
          </table:table-cell>
          <table:table-cell office:value-type="float" office:value="865392479" table:style-name="ce2">
            <text:p>865392479</text:p>
          </table:table-cell>
          <table:table-cell office:value-type="float" office:value="866590696" table:style-name="ce2">
            <text:p>866590696</text:p>
          </table:table-cell>
          <table:table-cell office:value-type="float" office:value="868234843" table:style-name="ce2">
            <text:p>868234843</text:p>
          </table:table-cell>
          <table:table-cell office:value-type="float" office:value="870529446" table:style-name="ce2">
            <text:p>870529446</text:p>
          </table:table-cell>
          <table:table-cell office:value-type="float" office:value="873069464" table:style-name="ce2">
            <text:p>873069464</text:p>
          </table:table-cell>
          <table:table-cell office:value-type="float" office:value="875563919" table:style-name="ce2">
            <text:p>875563919</text:p>
          </table:table-cell>
          <table:table-cell office:value-type="float" office:value="878166933" table:style-name="ce2">
            <text:p>878166933</text:p>
          </table:table-cell>
          <table:table-cell office:value-type="float" office:value="880656346" table:style-name="ce2">
            <text:p>880656346</text:p>
          </table:table-cell>
          <table:table-cell office:value-type="float" office:value="884224673" table:style-name="ce2">
            <text:p>884224673</text:p>
          </table:table-cell>
          <table:table-cell office:value-type="float" office:value="887741128" table:style-name="ce2">
            <text:p>887741128</text:p>
          </table:table-cell>
          <table:table-cell office:value-type="float" office:value="890990371" table:style-name="ce2">
            <text:p>890990371</text:p>
          </table:table-cell>
          <table:table-cell office:value-type="float" office:value="893009595" table:style-name="ce2">
            <text:p>893009595</text:p>
          </table:table-cell>
          <table:table-cell office:value-type="float" office:value="896514510" table:style-name="ce2">
            <text:p>896514510</text:p>
          </table:table-cell>
          <table:table-cell office:value-type="float" office:value="899907172" table:style-name="ce2">
            <text:p>899907172</text:p>
          </table:table-cell>
          <table:table-cell office:value-type="float" office:value="903561071" table:style-name="ce2">
            <text:p>903561071</text:p>
          </table:table-cell>
          <table:table-cell office:value-type="float" office:value="907527486" table:style-name="ce2">
            <text:p>907527486</text:p>
          </table:table-cell>
          <table:table-cell office:value-type="float" office:value="911579016" table:style-name="ce2">
            <text:p>911579016</text:p>
          </table:table-cell>
          <table:table-cell office:value-type="float" office:value="915065824" table:style-name="ce2">
            <text:p>915065824</text:p>
          </table:table-cell>
          <table:table-cell office:value-type="float" office:value="918689254" table:style-name="ce2">
            <text:p>918689254</text:p>
          </table:table-cell>
          <table:table-cell office:value-type="float" office:value="921932163" table:style-name="ce2">
            <text:p>921932163</text:p>
          </table:table-cell>
          <table:table-cell office:value-type="float" office:value="923664467" table:style-name="ce2">
            <text:p>923664467</text:p>
          </table:table-cell>
          <table:table-cell office:value-type="float" office:value="924381062" table:style-name="ce2">
            <text:p>924381062</text:p>
          </table:table-cell>
          <table:table-cell office:value-type="float" office:value="924234471" table:style-name="ce2">
            <text:p>924234471</text:p>
          </table:table-cell>
          <table:table-cell office:value-type="float" office:value="924773523" table:style-name="ce2">
            <text:p>924773523</text:p>
          </table:table-cell>
          <table:table-cell office:value-type="float" office:value="928263208" table:style-name="ce2">
            <text:p>92826320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Ecuador</text:p>
          </table:table-cell>
          <table:table-cell office:value-type="string" table:style-name="ce2">
            <text:p>ECU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590891" table:style-name="ce2">
            <text:p>4590891</text:p>
          </table:table-cell>
          <table:table-cell office:value-type="float" office:value="4722331" table:style-name="ce2">
            <text:p>4722331</text:p>
          </table:table-cell>
          <table:table-cell office:value-type="float" office:value="4859269" table:style-name="ce2">
            <text:p>4859269</text:p>
          </table:table-cell>
          <table:table-cell office:value-type="float" office:value="5001716" table:style-name="ce2">
            <text:p>5001716</text:p>
          </table:table-cell>
          <table:table-cell office:value-type="float" office:value="5149918" table:style-name="ce2">
            <text:p>5149918</text:p>
          </table:table-cell>
          <table:table-cell office:value-type="float" office:value="5303963" table:style-name="ce2">
            <text:p>5303963</text:p>
          </table:table-cell>
          <table:table-cell office:value-type="float" office:value="5463748" table:style-name="ce2">
            <text:p>5463748</text:p>
          </table:table-cell>
          <table:table-cell office:value-type="float" office:value="5629057" table:style-name="ce2">
            <text:p>5629057</text:p>
          </table:table-cell>
          <table:table-cell office:value-type="float" office:value="5799680" table:style-name="ce2">
            <text:p>5799680</text:p>
          </table:table-cell>
          <table:table-cell office:value-type="float" office:value="5975236" table:style-name="ce2">
            <text:p>5975236</text:p>
          </table:table-cell>
          <table:table-cell office:value-type="float" office:value="6155387" table:style-name="ce2">
            <text:p>6155387</text:p>
          </table:table-cell>
          <table:table-cell office:value-type="float" office:value="6340052" table:style-name="ce2">
            <text:p>6340052</text:p>
          </table:table-cell>
          <table:table-cell office:value-type="float" office:value="6529034" table:style-name="ce2">
            <text:p>6529034</text:p>
          </table:table-cell>
          <table:table-cell office:value-type="float" office:value="6722033" table:style-name="ce2">
            <text:p>6722033</text:p>
          </table:table-cell>
          <table:table-cell office:value-type="float" office:value="6918573" table:style-name="ce2">
            <text:p>6918573</text:p>
          </table:table-cell>
          <table:table-cell office:value-type="float" office:value="7118251" table:style-name="ce2">
            <text:p>7118251</text:p>
          </table:table-cell>
          <table:table-cell office:value-type="float" office:value="7320912" table:style-name="ce2">
            <text:p>7320912</text:p>
          </table:table-cell>
          <table:table-cell office:value-type="float" office:value="7526819" table:style-name="ce2">
            <text:p>7526819</text:p>
          </table:table-cell>
          <table:table-cell office:value-type="float" office:value="7736167" table:style-name="ce2">
            <text:p>7736167</text:p>
          </table:table-cell>
          <table:table-cell office:value-type="float" office:value="7948869" table:style-name="ce2">
            <text:p>7948869</text:p>
          </table:table-cell>
          <table:table-cell office:value-type="float" office:value="8165877" table:style-name="ce2">
            <text:p>8165877</text:p>
          </table:table-cell>
          <table:table-cell office:value-type="float" office:value="8386910" table:style-name="ce2">
            <text:p>8386910</text:p>
          </table:table-cell>
          <table:table-cell office:value-type="float" office:value="8611298" table:style-name="ce2">
            <text:p>8611298</text:p>
          </table:table-cell>
          <table:table-cell office:value-type="float" office:value="8840417" table:style-name="ce2">
            <text:p>8840417</text:p>
          </table:table-cell>
          <table:table-cell office:value-type="float" office:value="9074782" table:style-name="ce2">
            <text:p>9074782</text:p>
          </table:table-cell>
          <table:table-cell office:value-type="float" office:value="9311154" table:style-name="ce2">
            <text:p>9311154</text:p>
          </table:table-cell>
          <table:table-cell office:value-type="float" office:value="9545998" table:style-name="ce2">
            <text:p>9545998</text:p>
          </table:table-cell>
          <table:table-cell office:value-type="float" office:value="9779290" table:style-name="ce2">
            <text:p>9779290</text:p>
          </table:table-cell>
          <table:table-cell office:value-type="float" office:value="10010808" table:style-name="ce2">
            <text:p>10010808</text:p>
          </table:table-cell>
          <table:table-cell office:value-type="float" office:value="10241852" table:style-name="ce2">
            <text:p>10241852</text:p>
          </table:table-cell>
          <table:table-cell office:value-type="float" office:value="10473673" table:style-name="ce2">
            <text:p>10473673</text:p>
          </table:table-cell>
          <table:table-cell office:value-type="float" office:value="10702380" table:style-name="ce2">
            <text:p>10702380</text:p>
          </table:table-cell>
          <table:table-cell office:value-type="float" office:value="10930128" table:style-name="ce2">
            <text:p>10930128</text:p>
          </table:table-cell>
          <table:table-cell office:value-type="float" office:value="11154274" table:style-name="ce2">
            <text:p>11154274</text:p>
          </table:table-cell>
          <table:table-cell office:value-type="float" office:value="11372197" table:style-name="ce2">
            <text:p>11372197</text:p>
          </table:table-cell>
          <table:table-cell office:value-type="float" office:value="11590514" table:style-name="ce2">
            <text:p>11590514</text:p>
          </table:table-cell>
          <table:table-cell office:value-type="float" office:value="11810950" table:style-name="ce2">
            <text:p>11810950</text:p>
          </table:table-cell>
          <table:table-cell office:value-type="float" office:value="12031127" table:style-name="ce2">
            <text:p>12031127</text:p>
          </table:table-cell>
          <table:table-cell office:value-type="float" office:value="12251184" table:style-name="ce2">
            <text:p>12251184</text:p>
          </table:table-cell>
          <table:table-cell office:value-type="float" office:value="12470795" table:style-name="ce2">
            <text:p>12470795</text:p>
          </table:table-cell>
          <table:table-cell office:value-type="float" office:value="12689206" table:style-name="ce2">
            <text:p>12689206</text:p>
          </table:table-cell>
          <table:table-cell office:value-type="float" office:value="12910740" table:style-name="ce2">
            <text:p>12910740</text:p>
          </table:table-cell>
          <table:table-cell office:value-type="float" office:value="13138472" table:style-name="ce2">
            <text:p>13138472</text:p>
          </table:table-cell>
          <table:table-cell office:value-type="float" office:value="13372306" table:style-name="ce2">
            <text:p>13372306</text:p>
          </table:table-cell>
          <table:table-cell office:value-type="float" office:value="13608701" table:style-name="ce2">
            <text:p>13608701</text:p>
          </table:table-cell>
          <table:table-cell office:value-type="float" office:value="13846163" table:style-name="ce2">
            <text:p>13846163</text:p>
          </table:table-cell>
          <table:table-cell office:value-type="float" office:value="14086131" table:style-name="ce2">
            <text:p>14086131</text:p>
          </table:table-cell>
          <table:table-cell office:value-type="float" office:value="14328773" table:style-name="ce2">
            <text:p>14328773</text:p>
          </table:table-cell>
          <table:table-cell office:value-type="float" office:value="14575202" table:style-name="ce2">
            <text:p>14575202</text:p>
          </table:table-cell>
          <table:table-cell office:value-type="float" office:value="14825954" table:style-name="ce2">
            <text:p>14825954</text:p>
          </table:table-cell>
          <table:table-cell office:value-type="float" office:value="15076695" table:style-name="ce2">
            <text:p>15076695</text:p>
          </table:table-cell>
          <table:table-cell office:value-type="float" office:value="15326227" table:style-name="ce2">
            <text:p>15326227</text:p>
          </table:table-cell>
          <table:table-cell office:value-type="float" office:value="15572194" table:style-name="ce2">
            <text:p>15572194</text:p>
          </table:table-cell>
          <table:table-cell office:value-type="float" office:value="15807128" table:style-name="ce2">
            <text:p>15807128</text:p>
          </table:table-cell>
          <table:table-cell office:value-type="float" office:value="16035124" table:style-name="ce2">
            <text:p>16035124</text:p>
          </table:table-cell>
          <table:table-cell office:value-type="float" office:value="16266225" table:style-name="ce2">
            <text:p>16266225</text:p>
          </table:table-cell>
          <table:table-cell office:value-type="float" office:value="16505139" table:style-name="ce2">
            <text:p>16505139</text:p>
          </table:table-cell>
          <table:table-cell office:value-type="float" office:value="16759519" table:style-name="ce2">
            <text:p>16759519</text:p>
          </table:table-cell>
          <table:table-cell office:value-type="float" office:value="17049547" table:style-name="ce2">
            <text:p>17049547</text:p>
          </table:table-cell>
          <table:table-cell office:value-type="float" office:value="17340021" table:style-name="ce2">
            <text:p>17340021</text:p>
          </table:table-cell>
          <table:table-cell office:value-type="float" office:value="17546065" table:style-name="ce2">
            <text:p>17546065</text:p>
          </table:table-cell>
          <table:table-cell office:value-type="float" office:value="17682454" table:style-name="ce2">
            <text:p>17682454</text:p>
          </table:table-cell>
          <table:table-cell office:value-type="float" office:value="17823897" table:style-name="ce2">
            <text:p>17823897</text:p>
          </table:table-cell>
          <table:table-cell office:value-type="float" office:value="17980083" table:style-name="ce2">
            <text:p>17980083</text:p>
          </table:table-cell>
          <table:table-cell office:value-type="float" office:value="18135478" table:style-name="ce2">
            <text:p>1813547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Egypt, Arab Rep.</text:p>
          </table:table-cell>
          <table:table-cell office:value-type="string" table:style-name="ce2">
            <text:p>EGY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6896479" table:style-name="ce2">
            <text:p>26896479</text:p>
          </table:table-cell>
          <table:table-cell office:value-type="float" office:value="27600898" table:style-name="ce2">
            <text:p>27600898</text:p>
          </table:table-cell>
          <table:table-cell office:value-type="float" office:value="28337013" table:style-name="ce2">
            <text:p>28337013</text:p>
          </table:table-cell>
          <table:table-cell office:value-type="float" office:value="29091869" table:style-name="ce2">
            <text:p>29091869</text:p>
          </table:table-cell>
          <table:table-cell office:value-type="float" office:value="29858922" table:style-name="ce2">
            <text:p>29858922</text:p>
          </table:table-cell>
          <table:table-cell office:value-type="float" office:value="30629174" table:style-name="ce2">
            <text:p>30629174</text:p>
          </table:table-cell>
          <table:table-cell office:value-type="float" office:value="31406541" table:style-name="ce2">
            <text:p>31406541</text:p>
          </table:table-cell>
          <table:table-cell office:value-type="float" office:value="32196360" table:style-name="ce2">
            <text:p>32196360</text:p>
          </table:table-cell>
          <table:table-cell office:value-type="float" office:value="32998319" table:style-name="ce2">
            <text:p>32998319</text:p>
          </table:table-cell>
          <table:table-cell office:value-type="float" office:value="33811615" table:style-name="ce2">
            <text:p>33811615</text:p>
          </table:table-cell>
          <table:table-cell office:value-type="float" office:value="34623990" table:style-name="ce2">
            <text:p>34623990</text:p>
          </table:table-cell>
          <table:table-cell office:value-type="float" office:value="35433368" table:style-name="ce2">
            <text:p>35433368</text:p>
          </table:table-cell>
          <table:table-cell office:value-type="float" office:value="36258328" table:style-name="ce2">
            <text:p>36258328</text:p>
          </table:table-cell>
          <table:table-cell office:value-type="float" office:value="37102043" table:style-name="ce2">
            <text:p>37102043</text:p>
          </table:table-cell>
          <table:table-cell office:value-type="float" office:value="37969667" table:style-name="ce2">
            <text:p>37969667</text:p>
          </table:table-cell>
          <table:table-cell office:value-type="float" office:value="38875327" table:style-name="ce2">
            <text:p>38875327</text:p>
          </table:table-cell>
          <table:table-cell office:value-type="float" office:value="39795557" table:style-name="ce2">
            <text:p>39795557</text:p>
          </table:table-cell>
          <table:table-cell office:value-type="float" office:value="40748870" table:style-name="ce2">
            <text:p>40748870</text:p>
          </table:table-cell>
          <table:table-cell office:value-type="float" office:value="41761431" table:style-name="ce2">
            <text:p>41761431</text:p>
          </table:table-cell>
          <table:table-cell office:value-type="float" office:value="42818628" table:style-name="ce2">
            <text:p>42818628</text:p>
          </table:table-cell>
          <table:table-cell office:value-type="float" office:value="43950413" table:style-name="ce2">
            <text:p>43950413</text:p>
          </table:table-cell>
          <table:table-cell office:value-type="float" office:value="45147224" table:style-name="ce2">
            <text:p>45147224</text:p>
          </table:table-cell>
          <table:table-cell office:value-type="float" office:value="46407611" table:style-name="ce2">
            <text:p>46407611</text:p>
          </table:table-cell>
          <table:table-cell office:value-type="float" office:value="47786402" table:style-name="ce2">
            <text:p>47786402</text:p>
          </table:table-cell>
          <table:table-cell office:value-type="float" office:value="49247334" table:style-name="ce2">
            <text:p>49247334</text:p>
          </table:table-cell>
          <table:table-cell office:value-type="float" office:value="50734968" table:style-name="ce2">
            <text:p>50734968</text:p>
          </table:table-cell>
          <table:table-cell office:value-type="float" office:value="52206295" table:style-name="ce2">
            <text:p>52206295</text:p>
          </table:table-cell>
          <table:table-cell office:value-type="float" office:value="53674435" table:style-name="ce2">
            <text:p>53674435</text:p>
          </table:table-cell>
          <table:table-cell office:value-type="float" office:value="55187681" table:style-name="ce2">
            <text:p>55187681</text:p>
          </table:table-cell>
          <table:table-cell office:value-type="float" office:value="56710642" table:style-name="ce2">
            <text:p>56710642</text:p>
          </table:table-cell>
          <table:table-cell office:value-type="float" office:value="58396618" table:style-name="ce2">
            <text:p>58396618</text:p>
          </table:table-cell>
          <table:table-cell office:value-type="float" office:value="60028997" table:style-name="ce2">
            <text:p>60028997</text:p>
          </table:table-cell>
          <table:table-cell office:value-type="float" office:value="61480660" table:style-name="ce2">
            <text:p>61480660</text:p>
          </table:table-cell>
          <table:table-cell office:value-type="float" office:value="62915681" table:style-name="ce2">
            <text:p>62915681</text:p>
          </table:table-cell>
          <table:table-cell office:value-type="float" office:value="64285589" table:style-name="ce2">
            <text:p>64285589</text:p>
          </table:table-cell>
          <table:table-cell office:value-type="float" office:value="65652622" table:style-name="ce2">
            <text:p>65652622</text:p>
          </table:table-cell>
          <table:table-cell office:value-type="float" office:value="67028048" table:style-name="ce2">
            <text:p>67028048</text:p>
          </table:table-cell>
          <table:table-cell office:value-type="float" office:value="68431740" table:style-name="ce2">
            <text:p>68431740</text:p>
          </table:table-cell>
          <table:table-cell office:value-type="float" office:value="69943294" table:style-name="ce2">
            <text:p>69943294</text:p>
          </table:table-cell>
          <table:table-cell office:value-type="float" office:value="71520954" table:style-name="ce2">
            <text:p>71520954</text:p>
          </table:table-cell>
          <table:table-cell office:value-type="float" office:value="73083284" table:style-name="ce2">
            <text:p>73083284</text:p>
          </table:table-cell>
          <table:table-cell office:value-type="float" office:value="74652029" table:style-name="ce2">
            <text:p>74652029</text:p>
          </table:table-cell>
          <table:table-cell office:value-type="float" office:value="76239137" table:style-name="ce2">
            <text:p>76239137</text:p>
          </table:table-cell>
          <table:table-cell office:value-type="float" office:value="77853548" table:style-name="ce2">
            <text:p>77853548</text:p>
          </table:table-cell>
          <table:table-cell office:value-type="float" office:value="79477443" table:style-name="ce2">
            <text:p>79477443</text:p>
          </table:table-cell>
          <table:table-cell office:value-type="float" office:value="81101004" table:style-name="ce2">
            <text:p>81101004</text:p>
          </table:table-cell>
          <table:table-cell office:value-type="float" office:value="82700403" table:style-name="ce2">
            <text:p>82700403</text:p>
          </table:table-cell>
          <table:table-cell office:value-type="float" office:value="84276225" table:style-name="ce2">
            <text:p>84276225</text:p>
          </table:table-cell>
          <table:table-cell office:value-type="float" office:value="85864789" table:style-name="ce2">
            <text:p>85864789</text:p>
          </table:table-cell>
          <table:table-cell office:value-type="float" office:value="87501636" table:style-name="ce2">
            <text:p>87501636</text:p>
          </table:table-cell>
          <table:table-cell office:value-type="float" office:value="89196072" table:style-name="ce2">
            <text:p>89196072</text:p>
          </table:table-cell>
          <table:table-cell office:value-type="float" office:value="91093059" table:style-name="ce2">
            <text:p>91093059</text:p>
          </table:table-cell>
          <table:table-cell office:value-type="float" office:value="93161001" table:style-name="ce2">
            <text:p>93161001</text:p>
          </table:table-cell>
          <table:table-cell office:value-type="float" office:value="95333553" table:style-name="ce2">
            <text:p>95333553</text:p>
          </table:table-cell>
          <table:table-cell office:value-type="float" office:value="97528654" table:style-name="ce2">
            <text:p>97528654</text:p>
          </table:table-cell>
          <table:table-cell office:value-type="float" office:value="99597342" table:style-name="ce2">
            <text:p>99597342</text:p>
          </table:table-cell>
          <table:table-cell office:value-type="float" office:value="101644589" table:style-name="ce2">
            <text:p>101644589</text:p>
          </table:table-cell>
          <table:table-cell office:value-type="float" office:value="103696057" table:style-name="ce2">
            <text:p>103696057</text:p>
          </table:table-cell>
          <table:table-cell office:value-type="float" office:value="105682094" table:style-name="ce2">
            <text:p>105682094</text:p>
          </table:table-cell>
          <table:table-cell office:value-type="float" office:value="107553158" table:style-name="ce2">
            <text:p>107553158</text:p>
          </table:table-cell>
          <table:table-cell office:value-type="float" office:value="109315124" table:style-name="ce2">
            <text:p>109315124</text:p>
          </table:table-cell>
          <table:table-cell office:value-type="float" office:value="110957008" table:style-name="ce2">
            <text:p>110957008</text:p>
          </table:table-cell>
          <table:table-cell office:value-type="float" office:value="112618250" table:style-name="ce2">
            <text:p>112618250</text:p>
          </table:table-cell>
          <table:table-cell office:value-type="float" office:value="114535772" table:style-name="ce2">
            <text:p>114535772</text:p>
          </table:table-cell>
          <table:table-cell office:value-type="float" office:value="116538258" table:style-name="ce2">
            <text:p>11653825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Euro area</text:p>
          </table:table-cell>
          <table:table-cell office:value-type="string" table:style-name="ce2">
            <text:p>EMU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70148970" table:style-name="ce2">
            <text:p>270148970</text:p>
          </table:table-cell>
          <table:table-cell office:value-type="float" office:value="272472951" table:style-name="ce2">
            <text:p>272472951</text:p>
          </table:table-cell>
          <table:table-cell office:value-type="float" office:value="274815182" table:style-name="ce2">
            <text:p>274815182</text:p>
          </table:table-cell>
          <table:table-cell office:value-type="float" office:value="277205348" table:style-name="ce2">
            <text:p>277205348</text:p>
          </table:table-cell>
          <table:table-cell office:value-type="float" office:value="279621056" table:style-name="ce2">
            <text:p>279621056</text:p>
          </table:table-cell>
          <table:table-cell office:value-type="float" office:value="282028347" table:style-name="ce2">
            <text:p>282028347</text:p>
          </table:table-cell>
          <table:table-cell office:value-type="float" office:value="284299197" table:style-name="ce2">
            <text:p>284299197</text:p>
          </table:table-cell>
          <table:table-cell office:value-type="float" office:value="286298506" table:style-name="ce2">
            <text:p>286298506</text:p>
          </table:table-cell>
          <table:table-cell office:value-type="float" office:value="288206171" table:style-name="ce2">
            <text:p>288206171</text:p>
          </table:table-cell>
          <table:table-cell office:value-type="float" office:value="290179378" table:style-name="ce2">
            <text:p>290179378</text:p>
          </table:table-cell>
          <table:table-cell office:value-type="float" office:value="291834356" table:style-name="ce2">
            <text:p>291834356</text:p>
          </table:table-cell>
          <table:table-cell office:value-type="float" office:value="293516097" table:style-name="ce2">
            <text:p>293516097</text:p>
          </table:table-cell>
          <table:table-cell office:value-type="float" office:value="295527442" table:style-name="ce2">
            <text:p>295527442</text:p>
          </table:table-cell>
          <table:table-cell office:value-type="float" office:value="297413652" table:style-name="ce2">
            <text:p>297413652</text:p>
          </table:table-cell>
          <table:table-cell office:value-type="float" office:value="299065145" table:style-name="ce2">
            <text:p>299065145</text:p>
          </table:table-cell>
          <table:table-cell office:value-type="float" office:value="300516726" table:style-name="ce2">
            <text:p>300516726</text:p>
          </table:table-cell>
          <table:table-cell office:value-type="float" office:value="301804324" table:style-name="ce2">
            <text:p>301804324</text:p>
          </table:table-cell>
          <table:table-cell office:value-type="float" office:value="303021757" table:style-name="ce2">
            <text:p>303021757</text:p>
          </table:table-cell>
          <table:table-cell office:value-type="float" office:value="304275086" table:style-name="ce2">
            <text:p>304275086</text:p>
          </table:table-cell>
          <table:table-cell office:value-type="float" office:value="305541545" table:style-name="ce2">
            <text:p>305541545</text:p>
          </table:table-cell>
          <table:table-cell office:value-type="float" office:value="306894340" table:style-name="ce2">
            <text:p>306894340</text:p>
          </table:table-cell>
          <table:table-cell office:value-type="float" office:value="308127421" table:style-name="ce2">
            <text:p>308127421</text:p>
          </table:table-cell>
          <table:table-cell office:value-type="float" office:value="308901125" table:style-name="ce2">
            <text:p>308901125</text:p>
          </table:table-cell>
          <table:table-cell office:value-type="float" office:value="309543455" table:style-name="ce2">
            <text:p>309543455</text:p>
          </table:table-cell>
          <table:table-cell office:value-type="float" office:value="310046458" table:style-name="ce2">
            <text:p>310046458</text:p>
          </table:table-cell>
          <table:table-cell office:value-type="float" office:value="310617659" table:style-name="ce2">
            <text:p>310617659</text:p>
          </table:table-cell>
          <table:table-cell office:value-type="float" office:value="311372728" table:style-name="ce2">
            <text:p>311372728</text:p>
          </table:table-cell>
          <table:table-cell office:value-type="float" office:value="312223048" table:style-name="ce2">
            <text:p>312223048</text:p>
          </table:table-cell>
          <table:table-cell office:value-type="float" office:value="313272522" table:style-name="ce2">
            <text:p>313272522</text:p>
          </table:table-cell>
          <table:table-cell office:value-type="float" office:value="314634075" table:style-name="ce2">
            <text:p>314634075</text:p>
          </table:table-cell>
          <table:table-cell office:value-type="float" office:value="316087007" table:style-name="ce2">
            <text:p>316087007</text:p>
          </table:table-cell>
          <table:table-cell office:value-type="float" office:value="317407910" table:style-name="ce2">
            <text:p>317407910</text:p>
          </table:table-cell>
          <table:table-cell office:value-type="float" office:value="318742973" table:style-name="ce2">
            <text:p>318742973</text:p>
          </table:table-cell>
          <table:table-cell office:value-type="float" office:value="320053176" table:style-name="ce2">
            <text:p>320053176</text:p>
          </table:table-cell>
          <table:table-cell office:value-type="float" office:value="321024031" table:style-name="ce2">
            <text:p>321024031</text:p>
          </table:table-cell>
          <table:table-cell office:value-type="float" office:value="321808185" table:style-name="ce2">
            <text:p>321808185</text:p>
          </table:table-cell>
          <table:table-cell office:value-type="float" office:value="322568383" table:style-name="ce2">
            <text:p>322568383</text:p>
          </table:table-cell>
          <table:table-cell office:value-type="float" office:value="323306275" table:style-name="ce2">
            <text:p>323306275</text:p>
          </table:table-cell>
          <table:table-cell office:value-type="float" office:value="323976358" table:style-name="ce2">
            <text:p>323976358</text:p>
          </table:table-cell>
          <table:table-cell office:value-type="float" office:value="324781951" table:style-name="ce2">
            <text:p>324781951</text:p>
          </table:table-cell>
          <table:table-cell office:value-type="float" office:value="325789631" table:style-name="ce2">
            <text:p>325789631</text:p>
          </table:table-cell>
          <table:table-cell office:value-type="float" office:value="326861195" table:style-name="ce2">
            <text:p>326861195</text:p>
          </table:table-cell>
          <table:table-cell office:value-type="float" office:value="328469678" table:style-name="ce2">
            <text:p>328469678</text:p>
          </table:table-cell>
          <table:table-cell office:value-type="float" office:value="330286340" table:style-name="ce2">
            <text:p>330286340</text:p>
          </table:table-cell>
          <table:table-cell office:value-type="float" office:value="332140117" table:style-name="ce2">
            <text:p>332140117</text:p>
          </table:table-cell>
          <table:table-cell office:value-type="float" office:value="333897752" table:style-name="ce2">
            <text:p>333897752</text:p>
          </table:table-cell>
          <table:table-cell office:value-type="float" office:value="335499702" table:style-name="ce2">
            <text:p>335499702</text:p>
          </table:table-cell>
          <table:table-cell office:value-type="float" office:value="337282985" table:style-name="ce2">
            <text:p>337282985</text:p>
          </table:table-cell>
          <table:table-cell office:value-type="float" office:value="338978475" table:style-name="ce2">
            <text:p>338978475</text:p>
          </table:table-cell>
          <table:table-cell office:value-type="float" office:value="340136844" table:style-name="ce2">
            <text:p>340136844</text:p>
          </table:table-cell>
          <table:table-cell office:value-type="float" office:value="341002804" table:style-name="ce2">
            <text:p>341002804</text:p>
          </table:table-cell>
          <table:table-cell office:value-type="float" office:value="340367367" table:style-name="ce2">
            <text:p>340367367</text:p>
          </table:table-cell>
          <table:table-cell office:value-type="float" office:value="341100659" table:style-name="ce2">
            <text:p>341100659</text:p>
          </table:table-cell>
          <table:table-cell office:value-type="float" office:value="341639530" table:style-name="ce2">
            <text:p>341639530</text:p>
          </table:table-cell>
          <table:table-cell office:value-type="float" office:value="342228563" table:style-name="ce2">
            <text:p>342228563</text:p>
          </table:table-cell>
          <table:table-cell office:value-type="float" office:value="343180482" table:style-name="ce2">
            <text:p>343180482</text:p>
          </table:table-cell>
          <table:table-cell office:value-type="float" office:value="344132977" table:style-name="ce2">
            <text:p>344132977</text:p>
          </table:table-cell>
          <table:table-cell office:value-type="float" office:value="344810179" table:style-name="ce2">
            <text:p>344810179</text:p>
          </table:table-cell>
          <table:table-cell office:value-type="float" office:value="345864630" table:style-name="ce2">
            <text:p>345864630</text:p>
          </table:table-cell>
          <table:table-cell office:value-type="float" office:value="346496601" table:style-name="ce2">
            <text:p>346496601</text:p>
          </table:table-cell>
          <table:table-cell office:value-type="float" office:value="346986142" table:style-name="ce2">
            <text:p>346986142</text:p>
          </table:table-cell>
          <table:table-cell office:value-type="float" office:value="347207191" table:style-name="ce2">
            <text:p>347207191</text:p>
          </table:table-cell>
          <table:table-cell office:value-type="float" office:value="348200155" table:style-name="ce2">
            <text:p>348200155</text:p>
          </table:table-cell>
          <table:table-cell office:value-type="float" office:value="349762722" table:style-name="ce2">
            <text:p>349762722</text:p>
          </table:table-cell>
          <table:table-cell office:value-type="float" office:value="351161936" table:style-name="ce2">
            <text:p>35116193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Eritrea</text:p>
          </table:table-cell>
          <table:table-cell office:value-type="string" table:style-name="ce2">
            <text:p>ERI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972547" table:style-name="ce2">
            <text:p>972547</text:p>
          </table:table-cell>
          <table:table-cell office:value-type="float" office:value="995573" table:style-name="ce2">
            <text:p>995573</text:p>
          </table:table-cell>
          <table:table-cell office:value-type="float" office:value="1019788" table:style-name="ce2">
            <text:p>1019788</text:p>
          </table:table-cell>
          <table:table-cell office:value-type="float" office:value="1045092" table:style-name="ce2">
            <text:p>1045092</text:p>
          </table:table-cell>
          <table:table-cell office:value-type="float" office:value="1071287" table:style-name="ce2">
            <text:p>1071287</text:p>
          </table:table-cell>
          <table:table-cell office:value-type="float" office:value="1098335" table:style-name="ce2">
            <text:p>1098335</text:p>
          </table:table-cell>
          <table:table-cell office:value-type="float" office:value="1124957" table:style-name="ce2">
            <text:p>1124957</text:p>
          </table:table-cell>
          <table:table-cell office:value-type="float" office:value="1152339" table:style-name="ce2">
            <text:p>1152339</text:p>
          </table:table-cell>
          <table:table-cell office:value-type="float" office:value="1181737" table:style-name="ce2">
            <text:p>1181737</text:p>
          </table:table-cell>
          <table:table-cell office:value-type="float" office:value="1212005" table:style-name="ce2">
            <text:p>1212005</text:p>
          </table:table-cell>
          <table:table-cell office:value-type="float" office:value="1243453" table:style-name="ce2">
            <text:p>1243453</text:p>
          </table:table-cell>
          <table:table-cell office:value-type="float" office:value="1276154" table:style-name="ce2">
            <text:p>1276154</text:p>
          </table:table-cell>
          <table:table-cell office:value-type="float" office:value="1309235" table:style-name="ce2">
            <text:p>1309235</text:p>
          </table:table-cell>
          <table:table-cell office:value-type="float" office:value="1342669" table:style-name="ce2">
            <text:p>1342669</text:p>
          </table:table-cell>
          <table:table-cell office:value-type="float" office:value="1375688" table:style-name="ce2">
            <text:p>1375688</text:p>
          </table:table-cell>
          <table:table-cell office:value-type="float" office:value="1408210" table:style-name="ce2">
            <text:p>1408210</text:p>
          </table:table-cell>
          <table:table-cell office:value-type="float" office:value="1443807" table:style-name="ce2">
            <text:p>1443807</text:p>
          </table:table-cell>
          <table:table-cell office:value-type="float" office:value="1482565" table:style-name="ce2">
            <text:p>1482565</text:p>
          </table:table-cell>
          <table:table-cell office:value-type="float" office:value="1522378" table:style-name="ce2">
            <text:p>1522378</text:p>
          </table:table-cell>
          <table:table-cell office:value-type="float" office:value="1563332" table:style-name="ce2">
            <text:p>1563332</text:p>
          </table:table-cell>
          <table:table-cell office:value-type="float" office:value="1605797" table:style-name="ce2">
            <text:p>1605797</text:p>
          </table:table-cell>
          <table:table-cell office:value-type="float" office:value="1649939" table:style-name="ce2">
            <text:p>1649939</text:p>
          </table:table-cell>
          <table:table-cell office:value-type="float" office:value="1695461" table:style-name="ce2">
            <text:p>1695461</text:p>
          </table:table-cell>
          <table:table-cell office:value-type="float" office:value="1736160" table:style-name="ce2">
            <text:p>1736160</text:p>
          </table:table-cell>
          <table:table-cell office:value-type="float" office:value="1771730" table:style-name="ce2">
            <text:p>1771730</text:p>
          </table:table-cell>
          <table:table-cell office:value-type="float" office:value="1807816" table:style-name="ce2">
            <text:p>1807816</text:p>
          </table:table-cell>
          <table:table-cell office:value-type="float" office:value="1845164" table:style-name="ce2">
            <text:p>1845164</text:p>
          </table:table-cell>
          <table:table-cell office:value-type="float" office:value="1888669" table:style-name="ce2">
            <text:p>1888669</text:p>
          </table:table-cell>
          <table:table-cell office:value-type="float" office:value="1938255" table:style-name="ce2">
            <text:p>1938255</text:p>
          </table:table-cell>
          <table:table-cell office:value-type="float" office:value="1987017" table:style-name="ce2">
            <text:p>1987017</text:p>
          </table:table-cell>
          <table:table-cell office:value-type="float" office:value="2032737" table:style-name="ce2">
            <text:p>2032737</text:p>
          </table:table-cell>
          <table:table-cell office:value-type="float" office:value="1919571" table:style-name="ce2">
            <text:p>1919571</text:p>
          </table:table-cell>
          <table:table-cell office:value-type="float" office:value="1798748" table:style-name="ce2">
            <text:p>1798748</text:p>
          </table:table-cell>
          <table:table-cell office:value-type="float" office:value="1856006" table:style-name="ce2">
            <text:p>1856006</text:p>
          </table:table-cell>
          <table:table-cell office:value-type="float" office:value="1913915" table:style-name="ce2">
            <text:p>1913915</text:p>
          </table:table-cell>
          <table:table-cell office:value-type="float" office:value="2025267" table:style-name="ce2">
            <text:p>2025267</text:p>
          </table:table-cell>
          <table:table-cell office:value-type="float" office:value="2128464" table:style-name="ce2">
            <text:p>2128464</text:p>
          </table:table-cell>
          <table:table-cell office:value-type="float" office:value="2152135" table:style-name="ce2">
            <text:p>2152135</text:p>
          </table:table-cell>
          <table:table-cell office:value-type="float" office:value="2180419" table:style-name="ce2">
            <text:p>2180419</text:p>
          </table:table-cell>
          <table:table-cell office:value-type="float" office:value="2212780" table:style-name="ce2">
            <text:p>2212780</text:p>
          </table:table-cell>
          <table:table-cell office:value-type="float" office:value="2247031" table:style-name="ce2">
            <text:p>2247031</text:p>
          </table:table-cell>
          <table:table-cell office:value-type="float" office:value="2312079" table:style-name="ce2">
            <text:p>2312079</text:p>
          </table:table-cell>
          <table:table-cell office:value-type="float" office:value="2392978" table:style-name="ce2">
            <text:p>2392978</text:p>
          </table:table-cell>
          <table:table-cell office:value-type="float" office:value="2493903" table:style-name="ce2">
            <text:p>2493903</text:p>
          </table:table-cell>
          <table:table-cell office:value-type="float" office:value="2598284" table:style-name="ce2">
            <text:p>2598284</text:p>
          </table:table-cell>
          <table:table-cell office:value-type="float" office:value="2661215" table:style-name="ce2">
            <text:p>2661215</text:p>
          </table:table-cell>
          <table:table-cell office:value-type="float" office:value="2703502" table:style-name="ce2">
            <text:p>2703502</text:p>
          </table:table-cell>
          <table:table-cell office:value-type="float" office:value="2743222" table:style-name="ce2">
            <text:p>2743222</text:p>
          </table:table-cell>
          <table:table-cell office:value-type="float" office:value="2816327" table:style-name="ce2">
            <text:p>2816327</text:p>
          </table:table-cell>
          <table:table-cell office:value-type="float" office:value="2887885" table:style-name="ce2">
            <text:p>2887885</text:p>
          </table:table-cell>
          <table:table-cell office:value-type="float" office:value="2945186" table:style-name="ce2">
            <text:p>2945186</text:p>
          </table:table-cell>
          <table:table-cell office:value-type="float" office:value="2998485" table:style-name="ce2">
            <text:p>2998485</text:p>
          </table:table-cell>
          <table:table-cell office:value-type="float" office:value="3036988" table:style-name="ce2">
            <text:p>3036988</text:p>
          </table:table-cell>
          <table:table-cell office:value-type="float" office:value="3074360" table:style-name="ce2">
            <text:p>3074360</text:p>
          </table:table-cell>
          <table:table-cell office:value-type="float" office:value="3095173" table:style-name="ce2">
            <text:p>3095173</text:p>
          </table:table-cell>
          <table:table-cell office:value-type="float" office:value="3105546" table:style-name="ce2">
            <text:p>3105546</text:p>
          </table:table-cell>
          <table:table-cell office:value-type="float" office:value="3124698" table:style-name="ce2">
            <text:p>3124698</text:p>
          </table:table-cell>
          <table:table-cell office:value-type="float" office:value="3150347" table:style-name="ce2">
            <text:p>3150347</text:p>
          </table:table-cell>
          <table:table-cell office:value-type="float" office:value="3192760" table:style-name="ce2">
            <text:p>3192760</text:p>
          </table:table-cell>
          <table:table-cell office:value-type="float" office:value="3240194" table:style-name="ce2">
            <text:p>3240194</text:p>
          </table:table-cell>
          <table:table-cell office:value-type="float" office:value="3291271" table:style-name="ce2">
            <text:p>3291271</text:p>
          </table:table-cell>
          <table:table-cell office:value-type="float" office:value="3350183" table:style-name="ce2">
            <text:p>3350183</text:p>
          </table:table-cell>
          <table:table-cell office:value-type="float" office:value="3409447" table:style-name="ce2">
            <text:p>3409447</text:p>
          </table:table-cell>
          <table:table-cell office:value-type="float" office:value="3470390" table:style-name="ce2">
            <text:p>3470390</text:p>
          </table:table-cell>
          <table:table-cell office:value-type="float" office:value="3535603" table:style-name="ce2">
            <text:p>353560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pain</text:p>
          </table:table-cell>
          <table:table-cell office:value-type="string" table:style-name="ce2">
            <text:p>ESP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0455000" table:style-name="ce2">
            <text:p>30455000</text:p>
          </table:table-cell>
          <table:table-cell office:value-type="float" office:value="30739250" table:style-name="ce2">
            <text:p>30739250</text:p>
          </table:table-cell>
          <table:table-cell office:value-type="float" office:value="31023366" table:style-name="ce2">
            <text:p>31023366</text:p>
          </table:table-cell>
          <table:table-cell office:value-type="float" office:value="31296651" table:style-name="ce2">
            <text:p>31296651</text:p>
          </table:table-cell>
          <table:table-cell office:value-type="float" office:value="31609195" table:style-name="ce2">
            <text:p>31609195</text:p>
          </table:table-cell>
          <table:table-cell office:value-type="float" office:value="31954292" table:style-name="ce2">
            <text:p>31954292</text:p>
          </table:table-cell>
          <table:table-cell office:value-type="float" office:value="32283194" table:style-name="ce2">
            <text:p>32283194</text:p>
          </table:table-cell>
          <table:table-cell office:value-type="float" office:value="32682947" table:style-name="ce2">
            <text:p>32682947</text:p>
          </table:table-cell>
          <table:table-cell office:value-type="float" office:value="33113134" table:style-name="ce2">
            <text:p>33113134</text:p>
          </table:table-cell>
          <table:table-cell office:value-type="float" office:value="33441054" table:style-name="ce2">
            <text:p>33441054</text:p>
          </table:table-cell>
          <table:table-cell office:value-type="float" office:value="33814531" table:style-name="ce2">
            <text:p>33814531</text:p>
          </table:table-cell>
          <table:table-cell office:value-type="float" office:value="34224490" table:style-name="ce2">
            <text:p>34224490</text:p>
          </table:table-cell>
          <table:table-cell office:value-type="float" office:value="34604469" table:style-name="ce2">
            <text:p>34604469</text:p>
          </table:table-cell>
          <table:table-cell office:value-type="float" office:value="34988947" table:style-name="ce2">
            <text:p>34988947</text:p>
          </table:table-cell>
          <table:table-cell office:value-type="float" office:value="35373335" table:style-name="ce2">
            <text:p>35373335</text:p>
          </table:table-cell>
          <table:table-cell office:value-type="float" office:value="35757900" table:style-name="ce2">
            <text:p>35757900</text:p>
          </table:table-cell>
          <table:table-cell office:value-type="float" office:value="36137812" table:style-name="ce2">
            <text:p>36137812</text:p>
          </table:table-cell>
          <table:table-cell office:value-type="float" office:value="36511638" table:style-name="ce2">
            <text:p>36511638</text:p>
          </table:table-cell>
          <table:table-cell office:value-type="float" office:value="36864898" table:style-name="ce2">
            <text:p>36864898</text:p>
          </table:table-cell>
          <table:table-cell office:value-type="float" office:value="37191330" table:style-name="ce2">
            <text:p>37191330</text:p>
          </table:table-cell>
          <table:table-cell office:value-type="float" office:value="37491165" table:style-name="ce2">
            <text:p>37491165</text:p>
          </table:table-cell>
          <table:table-cell office:value-type="float" office:value="37758631" table:style-name="ce2">
            <text:p>37758631</text:p>
          </table:table-cell>
          <table:table-cell office:value-type="float" office:value="37986012" table:style-name="ce2">
            <text:p>37986012</text:p>
          </table:table-cell>
          <table:table-cell office:value-type="float" office:value="38171525" table:style-name="ce2">
            <text:p>38171525</text:p>
          </table:table-cell>
          <table:table-cell office:value-type="float" office:value="38330364" table:style-name="ce2">
            <text:p>38330364</text:p>
          </table:table-cell>
          <table:table-cell office:value-type="float" office:value="38469512" table:style-name="ce2">
            <text:p>38469512</text:p>
          </table:table-cell>
          <table:table-cell office:value-type="float" office:value="38584624" table:style-name="ce2">
            <text:p>38584624</text:p>
          </table:table-cell>
          <table:table-cell office:value-type="float" office:value="38684815" table:style-name="ce2">
            <text:p>38684815</text:p>
          </table:table-cell>
          <table:table-cell office:value-type="float" office:value="38766939" table:style-name="ce2">
            <text:p>38766939</text:p>
          </table:table-cell>
          <table:table-cell office:value-type="float" office:value="38827764" table:style-name="ce2">
            <text:p>38827764</text:p>
          </table:table-cell>
          <table:table-cell office:value-type="float" office:value="38867322" table:style-name="ce2">
            <text:p>38867322</text:p>
          </table:table-cell>
          <table:table-cell office:value-type="float" office:value="38966376" table:style-name="ce2">
            <text:p>38966376</text:p>
          </table:table-cell>
          <table:table-cell office:value-type="float" office:value="39157685" table:style-name="ce2">
            <text:p>39157685</text:p>
          </table:table-cell>
          <table:table-cell office:value-type="float" office:value="39361262" table:style-name="ce2">
            <text:p>39361262</text:p>
          </table:table-cell>
          <table:table-cell office:value-type="float" office:value="39549108" table:style-name="ce2">
            <text:p>39549108</text:p>
          </table:table-cell>
          <table:table-cell office:value-type="float" office:value="39724050" table:style-name="ce2">
            <text:p>39724050</text:p>
          </table:table-cell>
          <table:table-cell office:value-type="float" office:value="39889852" table:style-name="ce2">
            <text:p>39889852</text:p>
          </table:table-cell>
          <table:table-cell office:value-type="float" office:value="40057389" table:style-name="ce2">
            <text:p>40057389</text:p>
          </table:table-cell>
          <table:table-cell office:value-type="float" office:value="40223509" table:style-name="ce2">
            <text:p>40223509</text:p>
          </table:table-cell>
          <table:table-cell office:value-type="float" office:value="40386875" table:style-name="ce2">
            <text:p>40386875</text:p>
          </table:table-cell>
          <table:table-cell office:value-type="float" office:value="40567864" table:style-name="ce2">
            <text:p>40567864</text:p>
          </table:table-cell>
          <table:table-cell office:value-type="float" office:value="40850412" table:style-name="ce2">
            <text:p>40850412</text:p>
          </table:table-cell>
          <table:table-cell office:value-type="float" office:value="41431558" table:style-name="ce2">
            <text:p>41431558</text:p>
          </table:table-cell>
          <table:table-cell office:value-type="float" office:value="42187645" table:style-name="ce2">
            <text:p>42187645</text:p>
          </table:table-cell>
          <table:table-cell office:value-type="float" office:value="42921895" table:style-name="ce2">
            <text:p>42921895</text:p>
          </table:table-cell>
          <table:table-cell office:value-type="float" office:value="43653155" table:style-name="ce2">
            <text:p>43653155</text:p>
          </table:table-cell>
          <table:table-cell office:value-type="float" office:value="44397319" table:style-name="ce2">
            <text:p>44397319</text:p>
          </table:table-cell>
          <table:table-cell office:value-type="float" office:value="45226803" table:style-name="ce2">
            <text:p>45226803</text:p>
          </table:table-cell>
          <table:table-cell office:value-type="float" office:value="45954106" table:style-name="ce2">
            <text:p>45954106</text:p>
          </table:table-cell>
          <table:table-cell office:value-type="float" office:value="46362946" table:style-name="ce2">
            <text:p>46362946</text:p>
          </table:table-cell>
          <table:table-cell office:value-type="float" office:value="46576897" table:style-name="ce2">
            <text:p>46576897</text:p>
          </table:table-cell>
          <table:table-cell office:value-type="float" office:value="46742697" table:style-name="ce2">
            <text:p>46742697</text:p>
          </table:table-cell>
          <table:table-cell office:value-type="float" office:value="46773055" table:style-name="ce2">
            <text:p>46773055</text:p>
          </table:table-cell>
          <table:table-cell office:value-type="float" office:value="46604197" table:style-name="ce2">
            <text:p>46604197</text:p>
          </table:table-cell>
          <table:table-cell office:value-type="float" office:value="46460733" table:style-name="ce2">
            <text:p>46460733</text:p>
          </table:table-cell>
          <table:table-cell office:value-type="float" office:value="46422303" table:style-name="ce2">
            <text:p>46422303</text:p>
          </table:table-cell>
          <table:table-cell office:value-type="float" office:value="46458139" table:style-name="ce2">
            <text:p>46458139</text:p>
          </table:table-cell>
          <table:table-cell office:value-type="float" office:value="46571232" table:style-name="ce2">
            <text:p>46571232</text:p>
          </table:table-cell>
          <table:table-cell office:value-type="float" office:value="46782011" table:style-name="ce2">
            <text:p>46782011</text:p>
          </table:table-cell>
          <table:table-cell office:value-type="float" office:value="47118501" table:style-name="ce2">
            <text:p>47118501</text:p>
          </table:table-cell>
          <table:table-cell office:value-type="float" office:value="47359424" table:style-name="ce2">
            <text:p>47359424</text:p>
          </table:table-cell>
          <table:table-cell office:value-type="float" office:value="47443821" table:style-name="ce2">
            <text:p>47443821</text:p>
          </table:table-cell>
          <table:table-cell office:value-type="float" office:value="47786102" table:style-name="ce2">
            <text:p>47786102</text:p>
          </table:table-cell>
          <table:table-cell office:value-type="float" office:value="48352528" table:style-name="ce2">
            <text:p>48352528</text:p>
          </table:table-cell>
          <table:table-cell office:value-type="float" office:value="48848840" table:style-name="ce2">
            <text:p>4884884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Estonia</text:p>
          </table:table-cell>
          <table:table-cell office:value-type="string" table:style-name="ce2">
            <text:p>EST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211537" table:style-name="ce2">
            <text:p>1211537</text:p>
          </table:table-cell>
          <table:table-cell office:value-type="float" office:value="1225077" table:style-name="ce2">
            <text:p>1225077</text:p>
          </table:table-cell>
          <table:table-cell office:value-type="float" office:value="1241623" table:style-name="ce2">
            <text:p>1241623</text:p>
          </table:table-cell>
          <table:table-cell office:value-type="float" office:value="1258857" table:style-name="ce2">
            <text:p>1258857</text:p>
          </table:table-cell>
          <table:table-cell office:value-type="float" office:value="1277086" table:style-name="ce2">
            <text:p>1277086</text:p>
          </table:table-cell>
          <table:table-cell office:value-type="float" office:value="1294566" table:style-name="ce2">
            <text:p>1294566</text:p>
          </table:table-cell>
          <table:table-cell office:value-type="float" office:value="1308597" table:style-name="ce2">
            <text:p>1308597</text:p>
          </table:table-cell>
          <table:table-cell office:value-type="float" office:value="1318946" table:style-name="ce2">
            <text:p>1318946</text:p>
          </table:table-cell>
          <table:table-cell office:value-type="float" office:value="1331214" table:style-name="ce2">
            <text:p>1331214</text:p>
          </table:table-cell>
          <table:table-cell office:value-type="float" office:value="1345249" table:style-name="ce2">
            <text:p>1345249</text:p>
          </table:table-cell>
          <table:table-cell office:value-type="float" office:value="1360076" table:style-name="ce2">
            <text:p>1360076</text:p>
          </table:table-cell>
          <table:table-cell office:value-type="float" office:value="1376955" table:style-name="ce2">
            <text:p>1376955</text:p>
          </table:table-cell>
          <table:table-cell office:value-type="float" office:value="1392518" table:style-name="ce2">
            <text:p>1392518</text:p>
          </table:table-cell>
          <table:table-cell office:value-type="float" office:value="1405951" table:style-name="ce2">
            <text:p>1405951</text:p>
          </table:table-cell>
          <table:table-cell office:value-type="float" office:value="1418169" table:style-name="ce2">
            <text:p>1418169</text:p>
          </table:table-cell>
          <table:table-cell office:value-type="float" office:value="1429352" table:style-name="ce2">
            <text:p>1429352</text:p>
          </table:table-cell>
          <table:table-cell office:value-type="float" office:value="1439576" table:style-name="ce2">
            <text:p>1439576</text:p>
          </table:table-cell>
          <table:table-cell office:value-type="float" office:value="1450211" table:style-name="ce2">
            <text:p>1450211</text:p>
          </table:table-cell>
          <table:table-cell office:value-type="float" office:value="1460188" table:style-name="ce2">
            <text:p>1460188</text:p>
          </table:table-cell>
          <table:table-cell office:value-type="float" office:value="1468333" table:style-name="ce2">
            <text:p>1468333</text:p>
          </table:table-cell>
          <table:table-cell office:value-type="float" office:value="1477219" table:style-name="ce2">
            <text:p>1477219</text:p>
          </table:table-cell>
          <table:table-cell office:value-type="float" office:value="1487666" table:style-name="ce2">
            <text:p>1487666</text:p>
          </table:table-cell>
          <table:table-cell office:value-type="float" office:value="1498414" table:style-name="ce2">
            <text:p>1498414</text:p>
          </table:table-cell>
          <table:table-cell office:value-type="float" office:value="1508745" table:style-name="ce2">
            <text:p>1508745</text:p>
          </table:table-cell>
          <table:table-cell office:value-type="float" office:value="1518617" table:style-name="ce2">
            <text:p>1518617</text:p>
          </table:table-cell>
          <table:table-cell office:value-type="float" office:value="1528781" table:style-name="ce2">
            <text:p>1528781</text:p>
          </table:table-cell>
          <table:table-cell office:value-type="float" office:value="1540190" table:style-name="ce2">
            <text:p>1540190</text:p>
          </table:table-cell>
          <table:table-cell office:value-type="float" office:value="1552221" table:style-name="ce2">
            <text:p>1552221</text:p>
          </table:table-cell>
          <table:table-cell office:value-type="float" office:value="1561900" table:style-name="ce2">
            <text:p>1561900</text:p>
          </table:table-cell>
          <table:table-cell office:value-type="float" office:value="1568131" table:style-name="ce2">
            <text:p>1568131</text:p>
          </table:table-cell>
          <table:table-cell office:value-type="float" office:value="1569174" table:style-name="ce2">
            <text:p>1569174</text:p>
          </table:table-cell>
          <table:table-cell office:value-type="float" office:value="1561314" table:style-name="ce2">
            <text:p>1561314</text:p>
          </table:table-cell>
          <table:table-cell office:value-type="float" office:value="1533091" table:style-name="ce2">
            <text:p>1533091</text:p>
          </table:table-cell>
          <table:table-cell office:value-type="float" office:value="1494128" table:style-name="ce2">
            <text:p>1494128</text:p>
          </table:table-cell>
          <table:table-cell office:value-type="float" office:value="1462514" table:style-name="ce2">
            <text:p>1462514</text:p>
          </table:table-cell>
          <table:table-cell office:value-type="float" office:value="1436634" table:style-name="ce2">
            <text:p>1436634</text:p>
          </table:table-cell>
          <table:table-cell office:value-type="float" office:value="1415594" table:style-name="ce2">
            <text:p>1415594</text:p>
          </table:table-cell>
          <table:table-cell office:value-type="float" office:value="1399535" table:style-name="ce2">
            <text:p>1399535</text:p>
          </table:table-cell>
          <table:table-cell office:value-type="float" office:value="1386156" table:style-name="ce2">
            <text:p>1386156</text:p>
          </table:table-cell>
          <table:table-cell office:value-type="float" office:value="1390244" table:style-name="ce2">
            <text:p>1390244</text:p>
          </table:table-cell>
          <table:table-cell office:value-type="float" office:value="1396985" table:style-name="ce2">
            <text:p>1396985</text:p>
          </table:table-cell>
          <table:table-cell office:value-type="float" office:value="1388115" table:style-name="ce2">
            <text:p>1388115</text:p>
          </table:table-cell>
          <table:table-cell office:value-type="float" office:value="1379350" table:style-name="ce2">
            <text:p>1379350</text:p>
          </table:table-cell>
          <table:table-cell office:value-type="float" office:value="1370720" table:style-name="ce2">
            <text:p>1370720</text:p>
          </table:table-cell>
          <table:table-cell office:value-type="float" office:value="1362550" table:style-name="ce2">
            <text:p>1362550</text:p>
          </table:table-cell>
          <table:table-cell office:value-type="float" office:value="1354775" table:style-name="ce2">
            <text:p>1354775</text:p>
          </table:table-cell>
          <table:table-cell office:value-type="float" office:value="1346810" table:style-name="ce2">
            <text:p>1346810</text:p>
          </table:table-cell>
          <table:table-cell office:value-type="float" office:value="1340680" table:style-name="ce2">
            <text:p>1340680</text:p>
          </table:table-cell>
          <table:table-cell office:value-type="float" office:value="1337090" table:style-name="ce2">
            <text:p>1337090</text:p>
          </table:table-cell>
          <table:table-cell office:value-type="float" office:value="1334515" table:style-name="ce2">
            <text:p>1334515</text:p>
          </table:table-cell>
          <table:table-cell office:value-type="float" office:value="1331475" table:style-name="ce2">
            <text:p>1331475</text:p>
          </table:table-cell>
          <table:table-cell office:value-type="float" office:value="1327439" table:style-name="ce2">
            <text:p>1327439</text:p>
          </table:table-cell>
          <table:table-cell office:value-type="float" office:value="1322696" table:style-name="ce2">
            <text:p>1322696</text:p>
          </table:table-cell>
          <table:table-cell office:value-type="float" office:value="1317997" table:style-name="ce2">
            <text:p>1317997</text:p>
          </table:table-cell>
          <table:table-cell office:value-type="float" office:value="1314545" table:style-name="ce2">
            <text:p>1314545</text:p>
          </table:table-cell>
          <table:table-cell office:value-type="float" office:value="1315407" table:style-name="ce2">
            <text:p>1315407</text:p>
          </table:table-cell>
          <table:table-cell office:value-type="float" office:value="1315790" table:style-name="ce2">
            <text:p>1315790</text:p>
          </table:table-cell>
          <table:table-cell office:value-type="float" office:value="1317384" table:style-name="ce2">
            <text:p>1317384</text:p>
          </table:table-cell>
          <table:table-cell office:value-type="float" office:value="1321977" table:style-name="ce2">
            <text:p>1321977</text:p>
          </table:table-cell>
          <table:table-cell office:value-type="float" office:value="1326898" table:style-name="ce2">
            <text:p>1326898</text:p>
          </table:table-cell>
          <table:table-cell office:value-type="float" office:value="1329522" table:style-name="ce2">
            <text:p>1329522</text:p>
          </table:table-cell>
          <table:table-cell office:value-type="float" office:value="1330932" table:style-name="ce2">
            <text:p>1330932</text:p>
          </table:table-cell>
          <table:table-cell office:value-type="float" office:value="1348840" table:style-name="ce2">
            <text:p>1348840</text:p>
          </table:table-cell>
          <table:table-cell office:value-type="float" office:value="1370286" table:style-name="ce2">
            <text:p>1370286</text:p>
          </table:table-cell>
          <table:table-cell office:value-type="float" office:value="1372341" table:style-name="ce2">
            <text:p>137234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Ethiopia</text:p>
          </table:table-cell>
          <table:table-cell office:value-type="string" table:style-name="ce2">
            <text:p>ETH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1376693" table:style-name="ce2">
            <text:p>21376693</text:p>
          </table:table-cell>
          <table:table-cell office:value-type="float" office:value="21906102" table:style-name="ce2">
            <text:p>21906102</text:p>
          </table:table-cell>
          <table:table-cell office:value-type="float" office:value="22465126" table:style-name="ce2">
            <text:p>22465126</text:p>
          </table:table-cell>
          <table:table-cell office:value-type="float" office:value="23051637" table:style-name="ce2">
            <text:p>23051637</text:p>
          </table:table-cell>
          <table:table-cell office:value-type="float" office:value="23666548" table:style-name="ce2">
            <text:p>23666548</text:p>
          </table:table-cell>
          <table:table-cell office:value-type="float" office:value="24310612" table:style-name="ce2">
            <text:p>24310612</text:p>
          </table:table-cell>
          <table:table-cell office:value-type="float" office:value="24952689" table:style-name="ce2">
            <text:p>24952689</text:p>
          </table:table-cell>
          <table:table-cell office:value-type="float" office:value="25620276" table:style-name="ce2">
            <text:p>25620276</text:p>
          </table:table-cell>
          <table:table-cell office:value-type="float" office:value="26337930" table:style-name="ce2">
            <text:p>26337930</text:p>
          </table:table-cell>
          <table:table-cell office:value-type="float" office:value="27072571" table:style-name="ce2">
            <text:p>27072571</text:p>
          </table:table-cell>
          <table:table-cell office:value-type="float" office:value="27829128" table:style-name="ce2">
            <text:p>27829128</text:p>
          </table:table-cell>
          <table:table-cell office:value-type="float" office:value="28600106" table:style-name="ce2">
            <text:p>28600106</text:p>
          </table:table-cell>
          <table:table-cell office:value-type="float" office:value="29374608" table:style-name="ce2">
            <text:p>29374608</text:p>
          </table:table-cell>
          <table:table-cell office:value-type="float" office:value="30166785" table:style-name="ce2">
            <text:p>30166785</text:p>
          </table:table-cell>
          <table:table-cell office:value-type="float" office:value="30957273" table:style-name="ce2">
            <text:p>30957273</text:p>
          </table:table-cell>
          <table:table-cell office:value-type="float" office:value="31723252" table:style-name="ce2">
            <text:p>31723252</text:p>
          </table:table-cell>
          <table:table-cell office:value-type="float" office:value="32534418" table:style-name="ce2">
            <text:p>32534418</text:p>
          </table:table-cell>
          <table:table-cell office:value-type="float" office:value="33167272" table:style-name="ce2">
            <text:p>33167272</text:p>
          </table:table-cell>
          <table:table-cell office:value-type="float" office:value="33734592" table:style-name="ce2">
            <text:p>33734592</text:p>
          </table:table-cell>
          <table:table-cell office:value-type="float" office:value="34238652" table:style-name="ce2">
            <text:p>34238652</text:p>
          </table:table-cell>
          <table:table-cell office:value-type="float" office:value="34428514" table:style-name="ce2">
            <text:p>34428514</text:p>
          </table:table-cell>
          <table:table-cell office:value-type="float" office:value="35304012" table:style-name="ce2">
            <text:p>35304012</text:p>
          </table:table-cell>
          <table:table-cell office:value-type="float" office:value="36701290" table:style-name="ce2">
            <text:p>36701290</text:p>
          </table:table-cell>
          <table:table-cell office:value-type="float" office:value="37740817" table:style-name="ce2">
            <text:p>37740817</text:p>
          </table:table-cell>
          <table:table-cell office:value-type="float" office:value="38735722" table:style-name="ce2">
            <text:p>38735722</text:p>
          </table:table-cell>
          <table:table-cell office:value-type="float" office:value="39842136" table:style-name="ce2">
            <text:p>39842136</text:p>
          </table:table-cell>
          <table:table-cell office:value-type="float" office:value="41037656" table:style-name="ce2">
            <text:p>41037656</text:p>
          </table:table-cell>
          <table:table-cell office:value-type="float" office:value="42460039" table:style-name="ce2">
            <text:p>42460039</text:p>
          </table:table-cell>
          <table:table-cell office:value-type="float" office:value="44150825" table:style-name="ce2">
            <text:p>44150825</text:p>
          </table:table-cell>
          <table:table-cell office:value-type="float" office:value="45879690" table:style-name="ce2">
            <text:p>45879690</text:p>
          </table:table-cell>
          <table:table-cell office:value-type="float" office:value="47609755" table:style-name="ce2">
            <text:p>47609755</text:p>
          </table:table-cell>
          <table:table-cell office:value-type="float" office:value="49717198" table:style-name="ce2">
            <text:p>49717198</text:p>
          </table:table-cell>
          <table:table-cell office:value-type="float" office:value="51853747" table:style-name="ce2">
            <text:p>51853747</text:p>
          </table:table-cell>
          <table:table-cell office:value-type="float" office:value="53708891" table:style-name="ce2">
            <text:p>53708891</text:p>
          </table:table-cell>
          <table:table-cell office:value-type="float" office:value="55611508" table:style-name="ce2">
            <text:p>55611508</text:p>
          </table:table-cell>
          <table:table-cell office:value-type="float" office:value="57537335" table:style-name="ce2">
            <text:p>57537335</text:p>
          </table:table-cell>
          <table:table-cell office:value-type="float" office:value="59467635" table:style-name="ce2">
            <text:p>59467635</text:p>
          </table:table-cell>
          <table:table-cell office:value-type="float" office:value="61404539" table:style-name="ce2">
            <text:p>61404539</text:p>
          </table:table-cell>
          <table:table-cell office:value-type="float" office:value="63363524" table:style-name="ce2">
            <text:p>63363524</text:p>
          </table:table-cell>
          <table:table-cell office:value-type="float" office:value="65374561" table:style-name="ce2">
            <text:p>65374561</text:p>
          </table:table-cell>
          <table:table-cell office:value-type="float" office:value="67411494" table:style-name="ce2">
            <text:p>67411494</text:p>
          </table:table-cell>
          <table:table-cell office:value-type="float" office:value="69487762" table:style-name="ce2">
            <text:p>69487762</text:p>
          </table:table-cell>
          <table:table-cell office:value-type="float" office:value="71635517" table:style-name="ce2">
            <text:p>71635517</text:p>
          </table:table-cell>
          <table:table-cell office:value-type="float" office:value="73832663" table:style-name="ce2">
            <text:p>73832663</text:p>
          </table:table-cell>
          <table:table-cell office:value-type="float" office:value="76077206" table:style-name="ce2">
            <text:p>76077206</text:p>
          </table:table-cell>
          <table:table-cell office:value-type="float" office:value="78367470" table:style-name="ce2">
            <text:p>78367470</text:p>
          </table:table-cell>
          <table:table-cell office:value-type="float" office:value="80703490" table:style-name="ce2">
            <text:p>80703490</text:p>
          </table:table-cell>
          <table:table-cell office:value-type="float" office:value="83103217" table:style-name="ce2">
            <text:p>83103217</text:p>
          </table:table-cell>
          <table:table-cell office:value-type="float" office:value="85543668" table:style-name="ce2">
            <text:p>85543668</text:p>
          </table:table-cell>
          <table:table-cell office:value-type="float" office:value="88007636" table:style-name="ce2">
            <text:p>88007636</text:p>
          </table:table-cell>
          <table:table-cell office:value-type="float" office:value="90538514" table:style-name="ce2">
            <text:p>90538514</text:p>
          </table:table-cell>
          <table:table-cell office:value-type="float" office:value="93149970" table:style-name="ce2">
            <text:p>93149970</text:p>
          </table:table-cell>
          <table:table-cell office:value-type="float" office:value="95798767" table:style-name="ce2">
            <text:p>95798767</text:p>
          </table:table-cell>
          <table:table-cell office:value-type="float" office:value="98438751" table:style-name="ce2">
            <text:p>98438751</text:p>
          </table:table-cell>
          <table:table-cell office:value-type="float" office:value="101115610" table:style-name="ce2">
            <text:p>101115610</text:p>
          </table:table-cell>
          <table:table-cell office:value-type="float" office:value="103867135" table:style-name="ce2">
            <text:p>103867135</text:p>
          </table:table-cell>
          <table:table-cell office:value-type="float" office:value="106718162" table:style-name="ce2">
            <text:p>106718162</text:p>
          </table:table-cell>
          <table:table-cell office:value-type="float" office:value="109666481" table:style-name="ce2">
            <text:p>109666481</text:p>
          </table:table-cell>
          <table:table-cell office:value-type="float" office:value="112664152" table:style-name="ce2">
            <text:p>112664152</text:p>
          </table:table-cell>
          <table:table-cell office:value-type="float" office:value="115737383" table:style-name="ce2">
            <text:p>115737383</text:p>
          </table:table-cell>
          <table:table-cell office:value-type="float" office:value="118917671" table:style-name="ce2">
            <text:p>118917671</text:p>
          </table:table-cell>
          <table:table-cell office:value-type="float" office:value="122138588" table:style-name="ce2">
            <text:p>122138588</text:p>
          </table:table-cell>
          <table:table-cell office:value-type="float" office:value="125384287" table:style-name="ce2">
            <text:p>125384287</text:p>
          </table:table-cell>
          <table:table-cell office:value-type="float" office:value="128691692" table:style-name="ce2">
            <text:p>128691692</text:p>
          </table:table-cell>
          <table:table-cell office:value-type="float" office:value="132059767" table:style-name="ce2">
            <text:p>13205976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European Union</text:p>
          </table:table-cell>
          <table:table-cell office:value-type="string" table:style-name="ce2">
            <text:p>EUU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57710476" table:style-name="ce2">
            <text:p>357710476</text:p>
          </table:table-cell>
          <table:table-cell office:value-type="float" office:value="360681613" table:style-name="ce2">
            <text:p>360681613</text:p>
          </table:table-cell>
          <table:table-cell office:value-type="float" office:value="363707978" table:style-name="ce2">
            <text:p>363707978</text:p>
          </table:table-cell>
          <table:table-cell office:value-type="float" office:value="366840786" table:style-name="ce2">
            <text:p>366840786</text:p>
          </table:table-cell>
          <table:table-cell office:value-type="float" office:value="370055037" table:style-name="ce2">
            <text:p>370055037</text:p>
          </table:table-cell>
          <table:table-cell office:value-type="float" office:value="373129199" table:style-name="ce2">
            <text:p>373129199</text:p>
          </table:table-cell>
          <table:table-cell office:value-type="float" office:value="376058575" table:style-name="ce2">
            <text:p>376058575</text:p>
          </table:table-cell>
          <table:table-cell office:value-type="float" office:value="378902917" table:style-name="ce2">
            <text:p>378902917</text:p>
          </table:table-cell>
          <table:table-cell office:value-type="float" office:value="381579577" table:style-name="ce2">
            <text:p>381579577</text:p>
          </table:table-cell>
          <table:table-cell office:value-type="float" office:value="384226226" table:style-name="ce2">
            <text:p>384226226</text:p>
          </table:table-cell>
          <table:table-cell office:value-type="float" office:value="386406167" table:style-name="ce2">
            <text:p>386406167</text:p>
          </table:table-cell>
          <table:table-cell office:value-type="float" office:value="388553371" table:style-name="ce2">
            <text:p>388553371</text:p>
          </table:table-cell>
          <table:table-cell office:value-type="float" office:value="391197266" table:style-name="ce2">
            <text:p>391197266</text:p>
          </table:table-cell>
          <table:table-cell office:value-type="float" office:value="393739994" table:style-name="ce2">
            <text:p>393739994</text:p>
          </table:table-cell>
          <table:table-cell office:value-type="float" office:value="396124649" table:style-name="ce2">
            <text:p>396124649</text:p>
          </table:table-cell>
          <table:table-cell office:value-type="float" office:value="398397694" table:style-name="ce2">
            <text:p>398397694</text:p>
          </table:table-cell>
          <table:table-cell office:value-type="float" office:value="400490355" table:style-name="ce2">
            <text:p>400490355</text:p>
          </table:table-cell>
          <table:table-cell office:value-type="float" office:value="402445831" table:style-name="ce2">
            <text:p>402445831</text:p>
          </table:table-cell>
          <table:table-cell office:value-type="float" office:value="404312949" table:style-name="ce2">
            <text:p>404312949</text:p>
          </table:table-cell>
          <table:table-cell office:value-type="float" office:value="406112162" table:style-name="ce2">
            <text:p>406112162</text:p>
          </table:table-cell>
          <table:table-cell office:value-type="float" office:value="407986180" table:style-name="ce2">
            <text:p>407986180</text:p>
          </table:table-cell>
          <table:table-cell office:value-type="float" office:value="409724709" table:style-name="ce2">
            <text:p>409724709</text:p>
          </table:table-cell>
          <table:table-cell office:value-type="float" office:value="410988238" table:style-name="ce2">
            <text:p>410988238</text:p>
          </table:table-cell>
          <table:table-cell office:value-type="float" office:value="412072128" table:style-name="ce2">
            <text:p>412072128</text:p>
          </table:table-cell>
          <table:table-cell office:value-type="float" office:value="412998350" table:style-name="ce2">
            <text:p>412998350</text:p>
          </table:table-cell>
          <table:table-cell office:value-type="float" office:value="413962998" table:style-name="ce2">
            <text:p>413962998</text:p>
          </table:table-cell>
          <table:table-cell office:value-type="float" office:value="415087013" table:style-name="ce2">
            <text:p>415087013</text:p>
          </table:table-cell>
          <table:table-cell office:value-type="float" office:value="416296769" table:style-name="ce2">
            <text:p>416296769</text:p>
          </table:table-cell>
          <table:table-cell office:value-type="float" office:value="417653885" table:style-name="ce2">
            <text:p>417653885</text:p>
          </table:table-cell>
          <table:table-cell office:value-type="float" office:value="419102379" table:style-name="ce2">
            <text:p>419102379</text:p>
          </table:table-cell>
          <table:table-cell office:value-type="float" office:value="420525030" table:style-name="ce2">
            <text:p>420525030</text:p>
          </table:table-cell>
          <table:table-cell office:value-type="float" office:value="421741276" table:style-name="ce2">
            <text:p>421741276</text:p>
          </table:table-cell>
          <table:table-cell office:value-type="float" office:value="422968989" table:style-name="ce2">
            <text:p>422968989</text:p>
          </table:table-cell>
          <table:table-cell office:value-type="float" office:value="424344744" table:style-name="ce2">
            <text:p>424344744</text:p>
          </table:table-cell>
          <table:table-cell office:value-type="float" office:value="425404352" table:style-name="ce2">
            <text:p>425404352</text:p>
          </table:table-cell>
          <table:table-cell office:value-type="float" office:value="426210050" table:style-name="ce2">
            <text:p>426210050</text:p>
          </table:table-cell>
          <table:table-cell office:value-type="float" office:value="426905134" table:style-name="ce2">
            <text:p>426905134</text:p>
          </table:table-cell>
          <table:table-cell office:value-type="float" office:value="427547651" table:style-name="ce2">
            <text:p>427547651</text:p>
          </table:table-cell>
          <table:table-cell office:value-type="float" office:value="428120105" table:style-name="ce2">
            <text:p>428120105</text:p>
          </table:table-cell>
          <table:table-cell office:value-type="float" office:value="428825949" table:style-name="ce2">
            <text:p>428825949</text:p>
          </table:table-cell>
          <table:table-cell office:value-type="float" office:value="429339162" table:style-name="ce2">
            <text:p>429339162</text:p>
          </table:table-cell>
          <table:table-cell office:value-type="float" office:value="429909307" table:style-name="ce2">
            <text:p>429909307</text:p>
          </table:table-cell>
          <table:table-cell office:value-type="float" office:value="430924112" table:style-name="ce2">
            <text:p>430924112</text:p>
          </table:table-cell>
          <table:table-cell office:value-type="float" office:value="432512916" table:style-name="ce2">
            <text:p>432512916</text:p>
          </table:table-cell>
          <table:table-cell office:value-type="float" office:value="434193248" table:style-name="ce2">
            <text:p>434193248</text:p>
          </table:table-cell>
          <table:table-cell office:value-type="float" office:value="435789139" table:style-name="ce2">
            <text:p>435789139</text:p>
          </table:table-cell>
          <table:table-cell office:value-type="float" office:value="437263803" table:style-name="ce2">
            <text:p>437263803</text:p>
          </table:table-cell>
          <table:table-cell office:value-type="float" office:value="438796003" table:style-name="ce2">
            <text:p>438796003</text:p>
          </table:table-cell>
          <table:table-cell office:value-type="float" office:value="440270719" table:style-name="ce2">
            <text:p>440270719</text:p>
          </table:table-cell>
          <table:table-cell office:value-type="float" office:value="441388573" table:style-name="ce2">
            <text:p>441388573</text:p>
          </table:table-cell>
          <table:table-cell office:value-type="float" office:value="442088310" table:style-name="ce2">
            <text:p>442088310</text:p>
          </table:table-cell>
          <table:table-cell office:value-type="float" office:value="441414078" table:style-name="ce2">
            <text:p>441414078</text:p>
          </table:table-cell>
          <table:table-cell office:value-type="float" office:value="442069839" table:style-name="ce2">
            <text:p>442069839</text:p>
          </table:table-cell>
          <table:table-cell office:value-type="float" office:value="442425741" table:style-name="ce2">
            <text:p>442425741</text:p>
          </table:table-cell>
          <table:table-cell office:value-type="float" office:value="442920819" table:style-name="ce2">
            <text:p>442920819</text:p>
          </table:table-cell>
          <table:table-cell office:value-type="float" office:value="443793218" table:style-name="ce2">
            <text:p>443793218</text:p>
          </table:table-cell>
          <table:table-cell office:value-type="float" office:value="444676652" table:style-name="ce2">
            <text:p>444676652</text:p>
          </table:table-cell>
          <table:table-cell office:value-type="float" office:value="445321060" table:style-name="ce2">
            <text:p>445321060</text:p>
          </table:table-cell>
          <table:table-cell office:value-type="float" office:value="446329890" table:style-name="ce2">
            <text:p>446329890</text:p>
          </table:table-cell>
          <table:table-cell office:value-type="float" office:value="446910453" table:style-name="ce2">
            <text:p>446910453</text:p>
          </table:table-cell>
          <table:table-cell office:value-type="float" office:value="446870959" table:style-name="ce2">
            <text:p>446870959</text:p>
          </table:table-cell>
          <table:table-cell office:value-type="float" office:value="446227358" table:style-name="ce2">
            <text:p>446227358</text:p>
          </table:table-cell>
          <table:table-cell office:value-type="float" office:value="447202673" table:style-name="ce2">
            <text:p>447202673</text:p>
          </table:table-cell>
          <table:table-cell office:value-type="float" office:value="448897545" table:style-name="ce2">
            <text:p>448897545</text:p>
          </table:table-cell>
          <table:table-cell office:value-type="float" office:value="450228188" table:style-name="ce2">
            <text:p>45022818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Fragile and conflict affected situations</text:p>
          </table:table-cell>
          <table:table-cell office:value-type="string" table:style-name="ce2">
            <text:p>FCS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44461631" table:style-name="ce2">
            <text:p>244461631</text:p>
          </table:table-cell>
          <table:table-cell office:value-type="float" office:value="249737371" table:style-name="ce2">
            <text:p>249737371</text:p>
          </table:table-cell>
          <table:table-cell office:value-type="float" office:value="255228141" table:style-name="ce2">
            <text:p>255228141</text:p>
          </table:table-cell>
          <table:table-cell office:value-type="float" office:value="260895002" table:style-name="ce2">
            <text:p>260895002</text:p>
          </table:table-cell>
          <table:table-cell office:value-type="float" office:value="266719458" table:style-name="ce2">
            <text:p>266719458</text:p>
          </table:table-cell>
          <table:table-cell office:value-type="float" office:value="272676376" table:style-name="ce2">
            <text:p>272676376</text:p>
          </table:table-cell>
          <table:table-cell office:value-type="float" office:value="278749755" table:style-name="ce2">
            <text:p>278749755</text:p>
          </table:table-cell>
          <table:table-cell office:value-type="float" office:value="284996969" table:style-name="ce2">
            <text:p>284996969</text:p>
          </table:table-cell>
          <table:table-cell office:value-type="float" office:value="291464978" table:style-name="ce2">
            <text:p>291464978</text:p>
          </table:table-cell>
          <table:table-cell office:value-type="float" office:value="298094137" table:style-name="ce2">
            <text:p>298094137</text:p>
          </table:table-cell>
          <table:table-cell office:value-type="float" office:value="304858040" table:style-name="ce2">
            <text:p>304858040</text:p>
          </table:table-cell>
          <table:table-cell office:value-type="float" office:value="311844505" table:style-name="ce2">
            <text:p>311844505</text:p>
          </table:table-cell>
          <table:table-cell office:value-type="float" office:value="319025117" table:style-name="ce2">
            <text:p>319025117</text:p>
          </table:table-cell>
          <table:table-cell office:value-type="float" office:value="326527998" table:style-name="ce2">
            <text:p>326527998</text:p>
          </table:table-cell>
          <table:table-cell office:value-type="float" office:value="334361510" table:style-name="ce2">
            <text:p>334361510</text:p>
          </table:table-cell>
          <table:table-cell office:value-type="float" office:value="342377291" table:style-name="ce2">
            <text:p>342377291</text:p>
          </table:table-cell>
          <table:table-cell office:value-type="float" office:value="350583131" table:style-name="ce2">
            <text:p>350583131</text:p>
          </table:table-cell>
          <table:table-cell office:value-type="float" office:value="358846637" table:style-name="ce2">
            <text:p>358846637</text:p>
          </table:table-cell>
          <table:table-cell office:value-type="float" office:value="367727720" table:style-name="ce2">
            <text:p>367727720</text:p>
          </table:table-cell>
          <table:table-cell office:value-type="float" office:value="376996705" table:style-name="ce2">
            <text:p>376996705</text:p>
          </table:table-cell>
          <table:table-cell office:value-type="float" office:value="385675261" table:style-name="ce2">
            <text:p>385675261</text:p>
          </table:table-cell>
          <table:table-cell office:value-type="float" office:value="393958598" table:style-name="ce2">
            <text:p>393958598</text:p>
          </table:table-cell>
          <table:table-cell office:value-type="float" office:value="402886924" table:style-name="ce2">
            <text:p>402886924</text:p>
          </table:table-cell>
          <table:table-cell office:value-type="float" office:value="412313057" table:style-name="ce2">
            <text:p>412313057</text:p>
          </table:table-cell>
          <table:table-cell office:value-type="float" office:value="422123181" table:style-name="ce2">
            <text:p>422123181</text:p>
          </table:table-cell>
          <table:table-cell office:value-type="float" office:value="432271865" table:style-name="ce2">
            <text:p>432271865</text:p>
          </table:table-cell>
          <table:table-cell office:value-type="float" office:value="442386405" table:style-name="ce2">
            <text:p>442386405</text:p>
          </table:table-cell>
          <table:table-cell office:value-type="float" office:value="452678880" table:style-name="ce2">
            <text:p>452678880</text:p>
          </table:table-cell>
          <table:table-cell office:value-type="float" office:value="463045466" table:style-name="ce2">
            <text:p>463045466</text:p>
          </table:table-cell>
          <table:table-cell office:value-type="float" office:value="473853393" table:style-name="ce2">
            <text:p>473853393</text:p>
          </table:table-cell>
          <table:table-cell office:value-type="float" office:value="486723712" table:style-name="ce2">
            <text:p>486723712</text:p>
          </table:table-cell>
          <table:table-cell office:value-type="float" office:value="497970454" table:style-name="ce2">
            <text:p>497970454</text:p>
          </table:table-cell>
          <table:table-cell office:value-type="float" office:value="510691966" table:style-name="ce2">
            <text:p>510691966</text:p>
          </table:table-cell>
          <table:table-cell office:value-type="float" office:value="524592905" table:style-name="ce2">
            <text:p>524592905</text:p>
          </table:table-cell>
          <table:table-cell office:value-type="float" office:value="539513196" table:style-name="ce2">
            <text:p>539513196</text:p>
          </table:table-cell>
          <table:table-cell office:value-type="float" office:value="554041514" table:style-name="ce2">
            <text:p>554041514</text:p>
          </table:table-cell>
          <table:table-cell office:value-type="float" office:value="566796346" table:style-name="ce2">
            <text:p>566796346</text:p>
          </table:table-cell>
          <table:table-cell office:value-type="float" office:value="579354582" table:style-name="ce2">
            <text:p>579354582</text:p>
          </table:table-cell>
          <table:table-cell office:value-type="float" office:value="592889780" table:style-name="ce2">
            <text:p>592889780</text:p>
          </table:table-cell>
          <table:table-cell office:value-type="float" office:value="607064140" table:style-name="ce2">
            <text:p>607064140</text:p>
          </table:table-cell>
          <table:table-cell office:value-type="float" office:value="621080692" table:style-name="ce2">
            <text:p>621080692</text:p>
          </table:table-cell>
          <table:table-cell office:value-type="float" office:value="635481068" table:style-name="ce2">
            <text:p>635481068</text:p>
          </table:table-cell>
          <table:table-cell office:value-type="float" office:value="651226758" table:style-name="ce2">
            <text:p>651226758</text:p>
          </table:table-cell>
          <table:table-cell office:value-type="float" office:value="667644273" table:style-name="ce2">
            <text:p>667644273</text:p>
          </table:table-cell>
          <table:table-cell office:value-type="float" office:value="684007365" table:style-name="ce2">
            <text:p>684007365</text:p>
          </table:table-cell>
          <table:table-cell office:value-type="float" office:value="700820603" table:style-name="ce2">
            <text:p>700820603</text:p>
          </table:table-cell>
          <table:table-cell office:value-type="float" office:value="717975893" table:style-name="ce2">
            <text:p>717975893</text:p>
          </table:table-cell>
          <table:table-cell office:value-type="float" office:value="735110300" table:style-name="ce2">
            <text:p>735110300</text:p>
          </table:table-cell>
          <table:table-cell office:value-type="float" office:value="753058095" table:style-name="ce2">
            <text:p>753058095</text:p>
          </table:table-cell>
          <table:table-cell office:value-type="float" office:value="772015937" table:style-name="ce2">
            <text:p>772015937</text:p>
          </table:table-cell>
          <table:table-cell office:value-type="float" office:value="791371804" table:style-name="ce2">
            <text:p>791371804</text:p>
          </table:table-cell>
          <table:table-cell office:value-type="float" office:value="810972272" table:style-name="ce2">
            <text:p>810972272</text:p>
          </table:table-cell>
          <table:table-cell office:value-type="float" office:value="831065598" table:style-name="ce2">
            <text:p>831065598</text:p>
          </table:table-cell>
          <table:table-cell office:value-type="float" office:value="851404936" table:style-name="ce2">
            <text:p>851404936</text:p>
          </table:table-cell>
          <table:table-cell office:value-type="float" office:value="871345375" table:style-name="ce2">
            <text:p>871345375</text:p>
          </table:table-cell>
          <table:table-cell office:value-type="float" office:value="890869511" table:style-name="ce2">
            <text:p>890869511</text:p>
          </table:table-cell>
          <table:table-cell office:value-type="float" office:value="910836458" table:style-name="ce2">
            <text:p>910836458</text:p>
          </table:table-cell>
          <table:table-cell office:value-type="float" office:value="931222867" table:style-name="ce2">
            <text:p>931222867</text:p>
          </table:table-cell>
          <table:table-cell office:value-type="float" office:value="951851595" table:style-name="ce2">
            <text:p>951851595</text:p>
          </table:table-cell>
          <table:table-cell office:value-type="float" office:value="973035228" table:style-name="ce2">
            <text:p>973035228</text:p>
          </table:table-cell>
          <table:table-cell office:value-type="float" office:value="994901090" table:style-name="ce2">
            <text:p>994901090</text:p>
          </table:table-cell>
          <table:table-cell office:value-type="float" office:value="1016906998" table:style-name="ce2">
            <text:p>1016906998</text:p>
          </table:table-cell>
          <table:table-cell office:value-type="float" office:value="1036390026" table:style-name="ce2">
            <text:p>1036390026</text:p>
          </table:table-cell>
          <table:table-cell office:value-type="float" office:value="1057033168" table:style-name="ce2">
            <text:p>1057033168</text:p>
          </table:table-cell>
          <table:table-cell office:value-type="float" office:value="1081767572" table:style-name="ce2">
            <text:p>108176757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Finland</text:p>
          </table:table-cell>
          <table:table-cell office:value-type="string" table:style-name="ce2">
            <text:p>FI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429634" table:style-name="ce2">
            <text:p>4429634</text:p>
          </table:table-cell>
          <table:table-cell office:value-type="float" office:value="4461005" table:style-name="ce2">
            <text:p>4461005</text:p>
          </table:table-cell>
          <table:table-cell office:value-type="float" office:value="4491443" table:style-name="ce2">
            <text:p>4491443</text:p>
          </table:table-cell>
          <table:table-cell office:value-type="float" office:value="4523309" table:style-name="ce2">
            <text:p>4523309</text:p>
          </table:table-cell>
          <table:table-cell office:value-type="float" office:value="4548543" table:style-name="ce2">
            <text:p>4548543</text:p>
          </table:table-cell>
          <table:table-cell office:value-type="float" office:value="4563732" table:style-name="ce2">
            <text:p>4563732</text:p>
          </table:table-cell>
          <table:table-cell office:value-type="float" office:value="4580869" table:style-name="ce2">
            <text:p>4580869</text:p>
          </table:table-cell>
          <table:table-cell office:value-type="float" office:value="4605744" table:style-name="ce2">
            <text:p>4605744</text:p>
          </table:table-cell>
          <table:table-cell office:value-type="float" office:value="4626469" table:style-name="ce2">
            <text:p>4626469</text:p>
          </table:table-cell>
          <table:table-cell office:value-type="float" office:value="4623785" table:style-name="ce2">
            <text:p>4623785</text:p>
          </table:table-cell>
          <table:table-cell office:value-type="float" office:value="4606307" table:style-name="ce2">
            <text:p>4606307</text:p>
          </table:table-cell>
          <table:table-cell office:value-type="float" office:value="4612124" table:style-name="ce2">
            <text:p>4612124</text:p>
          </table:table-cell>
          <table:table-cell office:value-type="float" office:value="4639657" table:style-name="ce2">
            <text:p>4639657</text:p>
          </table:table-cell>
          <table:table-cell office:value-type="float" office:value="4666081" table:style-name="ce2">
            <text:p>4666081</text:p>
          </table:table-cell>
          <table:table-cell office:value-type="float" office:value="4690574" table:style-name="ce2">
            <text:p>4690574</text:p>
          </table:table-cell>
          <table:table-cell office:value-type="float" office:value="4711440" table:style-name="ce2">
            <text:p>4711440</text:p>
          </table:table-cell>
          <table:table-cell office:value-type="float" office:value="4725664" table:style-name="ce2">
            <text:p>4725664</text:p>
          </table:table-cell>
          <table:table-cell office:value-type="float" office:value="4738902" table:style-name="ce2">
            <text:p>4738902</text:p>
          </table:table-cell>
          <table:table-cell office:value-type="float" office:value="4752528" table:style-name="ce2">
            <text:p>4752528</text:p>
          </table:table-cell>
          <table:table-cell office:value-type="float" office:value="4764690" table:style-name="ce2">
            <text:p>4764690</text:p>
          </table:table-cell>
          <table:table-cell office:value-type="float" office:value="4779535" table:style-name="ce2">
            <text:p>4779535</text:p>
          </table:table-cell>
          <table:table-cell office:value-type="float" office:value="4799964" table:style-name="ce2">
            <text:p>4799964</text:p>
          </table:table-cell>
          <table:table-cell office:value-type="float" office:value="4826933" table:style-name="ce2">
            <text:p>4826933</text:p>
          </table:table-cell>
          <table:table-cell office:value-type="float" office:value="4855787" table:style-name="ce2">
            <text:p>4855787</text:p>
          </table:table-cell>
          <table:table-cell office:value-type="float" office:value="4881803" table:style-name="ce2">
            <text:p>4881803</text:p>
          </table:table-cell>
          <table:table-cell office:value-type="float" office:value="4902206" table:style-name="ce2">
            <text:p>4902206</text:p>
          </table:table-cell>
          <table:table-cell office:value-type="float" office:value="4918154" table:style-name="ce2">
            <text:p>4918154</text:p>
          </table:table-cell>
          <table:table-cell office:value-type="float" office:value="4932123" table:style-name="ce2">
            <text:p>4932123</text:p>
          </table:table-cell>
          <table:table-cell office:value-type="float" office:value="4946481" table:style-name="ce2">
            <text:p>4946481</text:p>
          </table:table-cell>
          <table:table-cell office:value-type="float" office:value="4964371" table:style-name="ce2">
            <text:p>4964371</text:p>
          </table:table-cell>
          <table:table-cell office:value-type="float" office:value="4986431" table:style-name="ce2">
            <text:p>4986431</text:p>
          </table:table-cell>
          <table:table-cell office:value-type="float" office:value="5013740" table:style-name="ce2">
            <text:p>5013740</text:p>
          </table:table-cell>
          <table:table-cell office:value-type="float" office:value="5041992" table:style-name="ce2">
            <text:p>5041992</text:p>
          </table:table-cell>
          <table:table-cell office:value-type="float" office:value="5066447" table:style-name="ce2">
            <text:p>5066447</text:p>
          </table:table-cell>
          <table:table-cell office:value-type="float" office:value="5088333" table:style-name="ce2">
            <text:p>5088333</text:p>
          </table:table-cell>
          <table:table-cell office:value-type="float" office:value="5107790" table:style-name="ce2">
            <text:p>5107790</text:p>
          </table:table-cell>
          <table:table-cell office:value-type="float" office:value="5124573" table:style-name="ce2">
            <text:p>5124573</text:p>
          </table:table-cell>
          <table:table-cell office:value-type="float" office:value="5139835" table:style-name="ce2">
            <text:p>5139835</text:p>
          </table:table-cell>
          <table:table-cell office:value-type="float" office:value="5153498" table:style-name="ce2">
            <text:p>5153498</text:p>
          </table:table-cell>
          <table:table-cell office:value-type="float" office:value="5165474" table:style-name="ce2">
            <text:p>5165474</text:p>
          </table:table-cell>
          <table:table-cell office:value-type="float" office:value="5176209" table:style-name="ce2">
            <text:p>5176209</text:p>
          </table:table-cell>
          <table:table-cell office:value-type="float" office:value="5188008" table:style-name="ce2">
            <text:p>5188008</text:p>
          </table:table-cell>
          <table:table-cell office:value-type="float" office:value="5200598" table:style-name="ce2">
            <text:p>5200598</text:p>
          </table:table-cell>
          <table:table-cell office:value-type="float" office:value="5213014" table:style-name="ce2">
            <text:p>5213014</text:p>
          </table:table-cell>
          <table:table-cell office:value-type="float" office:value="5228172" table:style-name="ce2">
            <text:p>5228172</text:p>
          </table:table-cell>
          <table:table-cell office:value-type="float" office:value="5246096" table:style-name="ce2">
            <text:p>5246096</text:p>
          </table:table-cell>
          <table:table-cell office:value-type="float" office:value="5266268" table:style-name="ce2">
            <text:p>5266268</text:p>
          </table:table-cell>
          <table:table-cell office:value-type="float" office:value="5288720" table:style-name="ce2">
            <text:p>5288720</text:p>
          </table:table-cell>
          <table:table-cell office:value-type="float" office:value="5313399" table:style-name="ce2">
            <text:p>5313399</text:p>
          </table:table-cell>
          <table:table-cell office:value-type="float" office:value="5338871" table:style-name="ce2">
            <text:p>5338871</text:p>
          </table:table-cell>
          <table:table-cell office:value-type="float" office:value="5363352" table:style-name="ce2">
            <text:p>5363352</text:p>
          </table:table-cell>
          <table:table-cell office:value-type="float" office:value="5388272" table:style-name="ce2">
            <text:p>5388272</text:p>
          </table:table-cell>
          <table:table-cell office:value-type="float" office:value="5413971" table:style-name="ce2">
            <text:p>5413971</text:p>
          </table:table-cell>
          <table:table-cell office:value-type="float" office:value="5438972" table:style-name="ce2">
            <text:p>5438972</text:p>
          </table:table-cell>
          <table:table-cell office:value-type="float" office:value="5461512" table:style-name="ce2">
            <text:p>5461512</text:p>
          </table:table-cell>
          <table:table-cell office:value-type="float" office:value="5479531" table:style-name="ce2">
            <text:p>5479531</text:p>
          </table:table-cell>
          <table:table-cell office:value-type="float" office:value="5495303" table:style-name="ce2">
            <text:p>5495303</text:p>
          </table:table-cell>
          <table:table-cell office:value-type="float" office:value="5508214" table:style-name="ce2">
            <text:p>5508214</text:p>
          </table:table-cell>
          <table:table-cell office:value-type="float" office:value="5515525" table:style-name="ce2">
            <text:p>5515525</text:p>
          </table:table-cell>
          <table:table-cell office:value-type="float" office:value="5521606" table:style-name="ce2">
            <text:p>5521606</text:p>
          </table:table-cell>
          <table:table-cell office:value-type="float" office:value="5529543" table:style-name="ce2">
            <text:p>5529543</text:p>
          </table:table-cell>
          <table:table-cell office:value-type="float" office:value="5541017" table:style-name="ce2">
            <text:p>5541017</text:p>
          </table:table-cell>
          <table:table-cell office:value-type="float" office:value="5556106" table:style-name="ce2">
            <text:p>5556106</text:p>
          </table:table-cell>
          <table:table-cell office:value-type="float" office:value="5583911" table:style-name="ce2">
            <text:p>5583911</text:p>
          </table:table-cell>
          <table:table-cell office:value-type="float" office:value="5619911" table:style-name="ce2">
            <text:p>561991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Fiji</text:p>
          </table:table-cell>
          <table:table-cell office:value-type="string" table:style-name="ce2">
            <text:p>FJI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04887" table:style-name="ce2">
            <text:p>404887</text:p>
          </table:table-cell>
          <table:table-cell office:value-type="float" office:value="417406" table:style-name="ce2">
            <text:p>417406</text:p>
          </table:table-cell>
          <table:table-cell office:value-type="float" office:value="430536" table:style-name="ce2">
            <text:p>430536</text:p>
          </table:table-cell>
          <table:table-cell office:value-type="float" office:value="444276" table:style-name="ce2">
            <text:p>444276</text:p>
          </table:table-cell>
          <table:table-cell office:value-type="float" office:value="458324" table:style-name="ce2">
            <text:p>458324</text:p>
          </table:table-cell>
          <table:table-cell office:value-type="float" office:value="472575" table:style-name="ce2">
            <text:p>472575</text:p>
          </table:table-cell>
          <table:table-cell office:value-type="float" office:value="486487" table:style-name="ce2">
            <text:p>486487</text:p>
          </table:table-cell>
          <table:table-cell office:value-type="float" office:value="498873" table:style-name="ce2">
            <text:p>498873</text:p>
          </table:table-cell>
          <table:table-cell office:value-type="float" office:value="510002" table:style-name="ce2">
            <text:p>510002</text:p>
          </table:table-cell>
          <table:table-cell office:value-type="float" office:value="520797" table:style-name="ce2">
            <text:p>520797</text:p>
          </table:table-cell>
          <table:table-cell office:value-type="float" office:value="531188" table:style-name="ce2">
            <text:p>531188</text:p>
          </table:table-cell>
          <table:table-cell office:value-type="float" office:value="541121" table:style-name="ce2">
            <text:p>541121</text:p>
          </table:table-cell>
          <table:table-cell office:value-type="float" office:value="550499" table:style-name="ce2">
            <text:p>550499</text:p>
          </table:table-cell>
          <table:table-cell office:value-type="float" office:value="559222" table:style-name="ce2">
            <text:p>559222</text:p>
          </table:table-cell>
          <table:table-cell office:value-type="float" office:value="567489" table:style-name="ce2">
            <text:p>567489</text:p>
          </table:table-cell>
          <table:table-cell office:value-type="float" office:value="575906" table:style-name="ce2">
            <text:p>575906</text:p>
          </table:table-cell>
          <table:table-cell office:value-type="float" office:value="585534" table:style-name="ce2">
            <text:p>585534</text:p>
          </table:table-cell>
          <table:table-cell office:value-type="float" office:value="597805" table:style-name="ce2">
            <text:p>597805</text:p>
          </table:table-cell>
          <table:table-cell office:value-type="float" office:value="612091" table:style-name="ce2">
            <text:p>612091</text:p>
          </table:table-cell>
          <table:table-cell office:value-type="float" office:value="626862" table:style-name="ce2">
            <text:p>626862</text:p>
          </table:table-cell>
          <table:table-cell office:value-type="float" office:value="641975" table:style-name="ce2">
            <text:p>641975</text:p>
          </table:table-cell>
          <table:table-cell office:value-type="float" office:value="657471" table:style-name="ce2">
            <text:p>657471</text:p>
          </table:table-cell>
          <table:table-cell office:value-type="float" office:value="673414" table:style-name="ce2">
            <text:p>673414</text:p>
          </table:table-cell>
          <table:table-cell office:value-type="float" office:value="689835" table:style-name="ce2">
            <text:p>689835</text:p>
          </table:table-cell>
          <table:table-cell office:value-type="float" office:value="706716" table:style-name="ce2">
            <text:p>706716</text:p>
          </table:table-cell>
          <table:table-cell office:value-type="float" office:value="723761" table:style-name="ce2">
            <text:p>723761</text:p>
          </table:table-cell>
          <table:table-cell office:value-type="float" office:value="739306" table:style-name="ce2">
            <text:p>739306</text:p>
          </table:table-cell>
          <table:table-cell office:value-type="float" office:value="750540" table:style-name="ce2">
            <text:p>750540</text:p>
          </table:table-cell>
          <table:table-cell office:value-type="float" office:value="758697" table:style-name="ce2">
            <text:p>758697</text:p>
          </table:table-cell>
          <table:table-cell office:value-type="float" office:value="766321" table:style-name="ce2">
            <text:p>766321</text:p>
          </table:table-cell>
          <table:table-cell office:value-type="float" office:value="773316" table:style-name="ce2">
            <text:p>773316</text:p>
          </table:table-cell>
          <table:table-cell office:value-type="float" office:value="779656" table:style-name="ce2">
            <text:p>779656</text:p>
          </table:table-cell>
          <table:table-cell office:value-type="float" office:value="785346" table:style-name="ce2">
            <text:p>785346</text:p>
          </table:table-cell>
          <table:table-cell office:value-type="float" office:value="790369" table:style-name="ce2">
            <text:p>790369</text:p>
          </table:table-cell>
          <table:table-cell office:value-type="float" office:value="794771" table:style-name="ce2">
            <text:p>794771</text:p>
          </table:table-cell>
          <table:table-cell office:value-type="float" office:value="798746" table:style-name="ce2">
            <text:p>798746</text:p>
          </table:table-cell>
          <table:table-cell office:value-type="float" office:value="803789" table:style-name="ce2">
            <text:p>803789</text:p>
          </table:table-cell>
          <table:table-cell office:value-type="float" office:value="812139" table:style-name="ce2">
            <text:p>812139</text:p>
          </table:table-cell>
          <table:table-cell office:value-type="float" office:value="822258" table:style-name="ce2">
            <text:p>822258</text:p>
          </table:table-cell>
          <table:table-cell office:value-type="float" office:value="831828" table:style-name="ce2">
            <text:p>831828</text:p>
          </table:table-cell>
          <table:table-cell office:value-type="float" office:value="840909" table:style-name="ce2">
            <text:p>840909</text:p>
          </table:table-cell>
          <table:table-cell office:value-type="float" office:value="849596" table:style-name="ce2">
            <text:p>849596</text:p>
          </table:table-cell>
          <table:table-cell office:value-type="float" office:value="858049" table:style-name="ce2">
            <text:p>858049</text:p>
          </table:table-cell>
          <table:table-cell office:value-type="float" office:value="866286" table:style-name="ce2">
            <text:p>866286</text:p>
          </table:table-cell>
          <table:table-cell office:value-type="float" office:value="874366" table:style-name="ce2">
            <text:p>874366</text:p>
          </table:table-cell>
          <table:table-cell office:value-type="float" office:value="882379" table:style-name="ce2">
            <text:p>882379</text:p>
          </table:table-cell>
          <table:table-cell office:value-type="float" office:value="890365" table:style-name="ce2">
            <text:p>890365</text:p>
          </table:table-cell>
          <table:table-cell office:value-type="float" office:value="897832" table:style-name="ce2">
            <text:p>897832</text:p>
          </table:table-cell>
          <table:table-cell office:value-type="float" office:value="903399" table:style-name="ce2">
            <text:p>903399</text:p>
          </table:table-cell>
          <table:table-cell office:value-type="float" office:value="907239" table:style-name="ce2">
            <text:p>907239</text:p>
          </table:table-cell>
          <table:table-cell office:value-type="float" office:value="910419" table:style-name="ce2">
            <text:p>910419</text:p>
          </table:table-cell>
          <table:table-cell office:value-type="float" office:value="912989" table:style-name="ce2">
            <text:p>912989</text:p>
          </table:table-cell>
          <table:table-cell office:value-type="float" office:value="914918" table:style-name="ce2">
            <text:p>914918</text:p>
          </table:table-cell>
          <table:table-cell office:value-type="float" office:value="916352" table:style-name="ce2">
            <text:p>916352</text:p>
          </table:table-cell>
          <table:table-cell office:value-type="float" office:value="917585" table:style-name="ce2">
            <text:p>917585</text:p>
          </table:table-cell>
          <table:table-cell office:value-type="float" office:value="918578" table:style-name="ce2">
            <text:p>918578</text:p>
          </table:table-cell>
          <table:table-cell office:value-type="float" office:value="919166" table:style-name="ce2">
            <text:p>919166</text:p>
          </table:table-cell>
          <table:table-cell office:value-type="float" office:value="918759" table:style-name="ce2">
            <text:p>918759</text:p>
          </table:table-cell>
          <table:table-cell office:value-type="float" office:value="917180" table:style-name="ce2">
            <text:p>917180</text:p>
          </table:table-cell>
          <table:table-cell office:value-type="float" office:value="914899" table:style-name="ce2">
            <text:p>914899</text:p>
          </table:table-cell>
          <table:table-cell office:value-type="float" office:value="914963" table:style-name="ce2">
            <text:p>914963</text:p>
          </table:table-cell>
          <table:table-cell office:value-type="float" office:value="916711" table:style-name="ce2">
            <text:p>916711</text:p>
          </table:table-cell>
          <table:table-cell office:value-type="float" office:value="919422" table:style-name="ce2">
            <text:p>919422</text:p>
          </table:table-cell>
          <table:table-cell office:value-type="float" office:value="924145" table:style-name="ce2">
            <text:p>924145</text:p>
          </table:table-cell>
          <table:table-cell office:value-type="float" office:value="928784" table:style-name="ce2">
            <text:p>92878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France</text:p>
          </table:table-cell>
          <table:table-cell office:value-type="string" table:style-name="ce2">
            <text:p>FR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7412964" table:style-name="ce2">
            <text:p>47412964</text:p>
          </table:table-cell>
          <table:table-cell office:value-type="float" office:value="47905982" table:style-name="ce2">
            <text:p>47905982</text:p>
          </table:table-cell>
          <table:table-cell office:value-type="float" office:value="48389516" table:style-name="ce2">
            <text:p>48389516</text:p>
          </table:table-cell>
          <table:table-cell office:value-type="float" office:value="48877567" table:style-name="ce2">
            <text:p>48877567</text:p>
          </table:table-cell>
          <table:table-cell office:value-type="float" office:value="49401492" table:style-name="ce2">
            <text:p>49401492</text:p>
          </table:table-cell>
          <table:table-cell office:value-type="float" office:value="49877725" table:style-name="ce2">
            <text:p>49877725</text:p>
          </table:table-cell>
          <table:table-cell office:value-type="float" office:value="50311637" table:style-name="ce2">
            <text:p>50311637</text:p>
          </table:table-cell>
          <table:table-cell office:value-type="float" office:value="50722791" table:style-name="ce2">
            <text:p>50722791</text:p>
          </table:table-cell>
          <table:table-cell office:value-type="float" office:value="51112980" table:style-name="ce2">
            <text:p>51112980</text:p>
          </table:table-cell>
          <table:table-cell office:value-type="float" office:value="51536014" table:style-name="ce2">
            <text:p>51536014</text:p>
          </table:table-cell>
          <table:table-cell office:value-type="float" office:value="52007169" table:style-name="ce2">
            <text:p>52007169</text:p>
          </table:table-cell>
          <table:table-cell office:value-type="float" office:value="52499553" table:style-name="ce2">
            <text:p>52499553</text:p>
          </table:table-cell>
          <table:table-cell office:value-type="float" office:value="52962356" table:style-name="ce2">
            <text:p>52962356</text:p>
          </table:table-cell>
          <table:table-cell office:value-type="float" office:value="53392161" table:style-name="ce2">
            <text:p>53392161</text:p>
          </table:table-cell>
          <table:table-cell office:value-type="float" office:value="53746571" table:style-name="ce2">
            <text:p>53746571</text:p>
          </table:table-cell>
          <table:table-cell office:value-type="float" office:value="54002853" table:style-name="ce2">
            <text:p>54002853</text:p>
          </table:table-cell>
          <table:table-cell office:value-type="float" office:value="54232383" table:style-name="ce2">
            <text:p>54232383</text:p>
          </table:table-cell>
          <table:table-cell office:value-type="float" office:value="54486467" table:style-name="ce2">
            <text:p>54486467</text:p>
          </table:table-cell>
          <table:table-cell office:value-type="float" office:value="54734030" table:style-name="ce2">
            <text:p>54734030</text:p>
          </table:table-cell>
          <table:table-cell office:value-type="float" office:value="54979851" table:style-name="ce2">
            <text:p>54979851</text:p>
          </table:table-cell>
          <table:table-cell office:value-type="float" office:value="55274184" table:style-name="ce2">
            <text:p>55274184</text:p>
          </table:table-cell>
          <table:table-cell office:value-type="float" office:value="55603353" table:style-name="ce2">
            <text:p>55603353</text:p>
          </table:table-cell>
          <table:table-cell office:value-type="float" office:value="55806789" table:style-name="ce2">
            <text:p>55806789</text:p>
          </table:table-cell>
          <table:table-cell office:value-type="float" office:value="56108330" table:style-name="ce2">
            <text:p>56108330</text:p>
          </table:table-cell>
          <table:table-cell office:value-type="float" office:value="56383085" table:style-name="ce2">
            <text:p>56383085</text:p>
          </table:table-cell>
          <table:table-cell office:value-type="float" office:value="56665619" table:style-name="ce2">
            <text:p>56665619</text:p>
          </table:table-cell>
          <table:table-cell office:value-type="float" office:value="56956002" table:style-name="ce2">
            <text:p>56956002</text:p>
          </table:table-cell>
          <table:table-cell office:value-type="float" office:value="57266167" table:style-name="ce2">
            <text:p>57266167</text:p>
          </table:table-cell>
          <table:table-cell office:value-type="float" office:value="57598186" table:style-name="ce2">
            <text:p>57598186</text:p>
          </table:table-cell>
          <table:table-cell office:value-type="float" office:value="57943062" table:style-name="ce2">
            <text:p>57943062</text:p>
          </table:table-cell>
          <table:table-cell office:value-type="float" office:value="58261012" table:style-name="ce2">
            <text:p>58261012</text:p>
          </table:table-cell>
          <table:table-cell office:value-type="float" office:value="58554242" table:style-name="ce2">
            <text:p>58554242</text:p>
          </table:table-cell>
          <table:table-cell office:value-type="float" office:value="58846584" table:style-name="ce2">
            <text:p>58846584</text:p>
          </table:table-cell>
          <table:table-cell office:value-type="float" office:value="59103094" table:style-name="ce2">
            <text:p>59103094</text:p>
          </table:table-cell>
          <table:table-cell office:value-type="float" office:value="59324863" table:style-name="ce2">
            <text:p>59324863</text:p>
          </table:table-cell>
          <table:table-cell office:value-type="float" office:value="59541294" table:style-name="ce2">
            <text:p>59541294</text:p>
          </table:table-cell>
          <table:table-cell office:value-type="float" office:value="59754504" table:style-name="ce2">
            <text:p>59754504</text:p>
          </table:table-cell>
          <table:table-cell office:value-type="float" office:value="59968066" table:style-name="ce2">
            <text:p>59968066</text:p>
          </table:table-cell>
          <table:table-cell office:value-type="float" office:value="60190684" table:style-name="ce2">
            <text:p>60190684</text:p>
          </table:table-cell>
          <table:table-cell office:value-type="float" office:value="60501986" table:style-name="ce2">
            <text:p>60501986</text:p>
          </table:table-cell>
          <table:table-cell office:value-type="float" office:value="60918661" table:style-name="ce2">
            <text:p>60918661</text:p>
          </table:table-cell>
          <table:table-cell office:value-type="float" office:value="61364377" table:style-name="ce2">
            <text:p>61364377</text:p>
          </table:table-cell>
          <table:table-cell office:value-type="float" office:value="61812142" table:style-name="ce2">
            <text:p>61812142</text:p>
          </table:table-cell>
          <table:table-cell office:value-type="float" office:value="62249855" table:style-name="ce2">
            <text:p>62249855</text:p>
          </table:table-cell>
          <table:table-cell office:value-type="float" office:value="62707588" table:style-name="ce2">
            <text:p>62707588</text:p>
          </table:table-cell>
          <table:table-cell office:value-type="float" office:value="63180854" table:style-name="ce2">
            <text:p>63180854</text:p>
          </table:table-cell>
          <table:table-cell office:value-type="float" office:value="63622342" table:style-name="ce2">
            <text:p>63622342</text:p>
          </table:table-cell>
          <table:table-cell office:value-type="float" office:value="64016890" table:style-name="ce2">
            <text:p>64016890</text:p>
          </table:table-cell>
          <table:table-cell office:value-type="float" office:value="64375116" table:style-name="ce2">
            <text:p>64375116</text:p>
          </table:table-cell>
          <table:table-cell office:value-type="float" office:value="64706436" table:style-name="ce2">
            <text:p>64706436</text:p>
          </table:table-cell>
          <table:table-cell office:value-type="float" office:value="65026211" table:style-name="ce2">
            <text:p>65026211</text:p>
          </table:table-cell>
          <table:table-cell office:value-type="float" office:value="65340830" table:style-name="ce2">
            <text:p>65340830</text:p>
          </table:table-cell>
          <table:table-cell office:value-type="float" office:value="65657659" table:style-name="ce2">
            <text:p>65657659</text:p>
          </table:table-cell>
          <table:table-cell office:value-type="float" office:value="65997932" table:style-name="ce2">
            <text:p>65997932</text:p>
          </table:table-cell>
          <table:table-cell office:value-type="float" office:value="66312067" table:style-name="ce2">
            <text:p>66312067</text:p>
          </table:table-cell>
          <table:table-cell office:value-type="float" office:value="66548272" table:style-name="ce2">
            <text:p>66548272</text:p>
          </table:table-cell>
          <table:table-cell office:value-type="float" office:value="66724104" table:style-name="ce2">
            <text:p>66724104</text:p>
          </table:table-cell>
          <table:table-cell office:value-type="float" office:value="66918020" table:style-name="ce2">
            <text:p>66918020</text:p>
          </table:table-cell>
          <table:table-cell office:value-type="float" office:value="67158348" table:style-name="ce2">
            <text:p>67158348</text:p>
          </table:table-cell>
          <table:table-cell office:value-type="float" office:value="67382061" table:style-name="ce2">
            <text:p>67382061</text:p>
          </table:table-cell>
          <table:table-cell office:value-type="float" office:value="67601110" table:style-name="ce2">
            <text:p>67601110</text:p>
          </table:table-cell>
          <table:table-cell office:value-type="float" office:value="67842811" table:style-name="ce2">
            <text:p>67842811</text:p>
          </table:table-cell>
          <table:table-cell office:value-type="float" office:value="68184457" table:style-name="ce2">
            <text:p>68184457</text:p>
          </table:table-cell>
          <table:table-cell office:value-type="float" office:value="68372286" table:style-name="ce2">
            <text:p>68372286</text:p>
          </table:table-cell>
          <table:table-cell office:value-type="float" office:value="68551653" table:style-name="ce2">
            <text:p>6855165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Faroe Islands</text:p>
          </table:table-cell>
          <table:table-cell office:value-type="string" table:style-name="ce2">
            <text:p>FRO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4127" table:style-name="ce2">
            <text:p>34127</text:p>
          </table:table-cell>
          <table:table-cell office:value-type="float" office:value="34557" table:style-name="ce2">
            <text:p>34557</text:p>
          </table:table-cell>
          <table:table-cell office:value-type="float" office:value="34963" table:style-name="ce2">
            <text:p>34963</text:p>
          </table:table-cell>
          <table:table-cell office:value-type="float" office:value="35391" table:style-name="ce2">
            <text:p>35391</text:p>
          </table:table-cell>
          <table:table-cell office:value-type="float" office:value="35847" table:style-name="ce2">
            <text:p>35847</text:p>
          </table:table-cell>
          <table:table-cell office:value-type="float" office:value="36347" table:style-name="ce2">
            <text:p>36347</text:p>
          </table:table-cell>
          <table:table-cell office:value-type="float" office:value="36816" table:style-name="ce2">
            <text:p>36816</text:p>
          </table:table-cell>
          <table:table-cell office:value-type="float" office:value="37202" table:style-name="ce2">
            <text:p>37202</text:p>
          </table:table-cell>
          <table:table-cell office:value-type="float" office:value="37560" table:style-name="ce2">
            <text:p>37560</text:p>
          </table:table-cell>
          <table:table-cell office:value-type="float" office:value="37907" table:style-name="ce2">
            <text:p>37907</text:p>
          </table:table-cell>
          <table:table-cell office:value-type="float" office:value="38269" table:style-name="ce2">
            <text:p>38269</text:p>
          </table:table-cell>
          <table:table-cell office:value-type="float" office:value="38703" table:style-name="ce2">
            <text:p>38703</text:p>
          </table:table-cell>
          <table:table-cell office:value-type="float" office:value="39172" table:style-name="ce2">
            <text:p>39172</text:p>
          </table:table-cell>
          <table:table-cell office:value-type="float" office:value="39636" table:style-name="ce2">
            <text:p>39636</text:p>
          </table:table-cell>
          <table:table-cell office:value-type="float" office:value="40106" table:style-name="ce2">
            <text:p>40106</text:p>
          </table:table-cell>
          <table:table-cell office:value-type="float" office:value="40568" table:style-name="ce2">
            <text:p>40568</text:p>
          </table:table-cell>
          <table:table-cell office:value-type="float" office:value="41020" table:style-name="ce2">
            <text:p>41020</text:p>
          </table:table-cell>
          <table:table-cell office:value-type="float" office:value="41468" table:style-name="ce2">
            <text:p>41468</text:p>
          </table:table-cell>
          <table:table-cell office:value-type="float" office:value="41968" table:style-name="ce2">
            <text:p>41968</text:p>
          </table:table-cell>
          <table:table-cell office:value-type="float" office:value="42521" table:style-name="ce2">
            <text:p>42521</text:p>
          </table:table-cell>
          <table:table-cell office:value-type="float" office:value="43072" table:style-name="ce2">
            <text:p>43072</text:p>
          </table:table-cell>
          <table:table-cell office:value-type="float" office:value="43626" table:style-name="ce2">
            <text:p>43626</text:p>
          </table:table-cell>
          <table:table-cell office:value-type="float" office:value="44171" table:style-name="ce2">
            <text:p>44171</text:p>
          </table:table-cell>
          <table:table-cell office:value-type="float" office:value="44670" table:style-name="ce2">
            <text:p>44670</text:p>
          </table:table-cell>
          <table:table-cell office:value-type="float" office:value="45141" table:style-name="ce2">
            <text:p>45141</text:p>
          </table:table-cell>
          <table:table-cell office:value-type="float" office:value="45707" table:style-name="ce2">
            <text:p>45707</text:p>
          </table:table-cell>
          <table:table-cell office:value-type="float" office:value="46131" table:style-name="ce2">
            <text:p>46131</text:p>
          </table:table-cell>
          <table:table-cell office:value-type="float" office:value="46701" table:style-name="ce2">
            <text:p>46701</text:p>
          </table:table-cell>
          <table:table-cell office:value-type="float" office:value="47355" table:style-name="ce2">
            <text:p>47355</text:p>
          </table:table-cell>
          <table:table-cell office:value-type="float" office:value="47958" table:style-name="ce2">
            <text:p>47958</text:p>
          </table:table-cell>
          <table:table-cell office:value-type="float" office:value="47740" table:style-name="ce2">
            <text:p>47740</text:p>
          </table:table-cell>
          <table:table-cell office:value-type="float" office:value="47447" table:style-name="ce2">
            <text:p>47447</text:p>
          </table:table-cell>
          <table:table-cell office:value-type="float" office:value="47287" table:style-name="ce2">
            <text:p>47287</text:p>
          </table:table-cell>
          <table:table-cell office:value-type="float" office:value="46474" table:style-name="ce2">
            <text:p>46474</text:p>
          </table:table-cell>
          <table:table-cell office:value-type="float" office:value="44695" table:style-name="ce2">
            <text:p>44695</text:p>
          </table:table-cell>
          <table:table-cell office:value-type="float" office:value="43611" table:style-name="ce2">
            <text:p>43611</text:p>
          </table:table-cell>
          <table:table-cell office:value-type="float" office:value="43581" table:style-name="ce2">
            <text:p>43581</text:p>
          </table:table-cell>
          <table:table-cell office:value-type="float" office:value="44132" table:style-name="ce2">
            <text:p>44132</text:p>
          </table:table-cell>
          <table:table-cell office:value-type="float" office:value="44674" table:style-name="ce2">
            <text:p>44674</text:p>
          </table:table-cell>
          <table:table-cell office:value-type="float" office:value="45146" table:style-name="ce2">
            <text:p>45146</text:p>
          </table:table-cell>
          <table:table-cell office:value-type="float" office:value="45754" table:style-name="ce2">
            <text:p>45754</text:p>
          </table:table-cell>
          <table:table-cell office:value-type="float" office:value="46635" table:style-name="ce2">
            <text:p>46635</text:p>
          </table:table-cell>
          <table:table-cell office:value-type="float" office:value="47335" table:style-name="ce2">
            <text:p>47335</text:p>
          </table:table-cell>
          <table:table-cell office:value-type="float" office:value="48032" table:style-name="ce2">
            <text:p>48032</text:p>
          </table:table-cell>
          <table:table-cell office:value-type="float" office:value="48384" table:style-name="ce2">
            <text:p>48384</text:p>
          </table:table-cell>
          <table:table-cell office:value-type="float" office:value="48359" table:style-name="ce2">
            <text:p>48359</text:p>
          </table:table-cell>
          <table:table-cell office:value-type="float" office:value="48335" table:style-name="ce2">
            <text:p>48335</text:p>
          </table:table-cell>
          <table:table-cell office:value-type="float" office:value="48378" table:style-name="ce2">
            <text:p>48378</text:p>
          </table:table-cell>
          <table:table-cell office:value-type="float" office:value="48547" table:style-name="ce2">
            <text:p>48547</text:p>
          </table:table-cell>
          <table:table-cell office:value-type="float" office:value="48791" table:style-name="ce2">
            <text:p>48791</text:p>
          </table:table-cell>
          <table:table-cell office:value-type="float" office:value="48657" table:style-name="ce2">
            <text:p>48657</text:p>
          </table:table-cell>
          <table:table-cell office:value-type="float" office:value="48543" table:style-name="ce2">
            <text:p>48543</text:p>
          </table:table-cell>
          <table:table-cell office:value-type="float" office:value="48291" table:style-name="ce2">
            <text:p>48291</text:p>
          </table:table-cell>
          <table:table-cell office:value-type="float" office:value="48246" table:style-name="ce2">
            <text:p>48246</text:p>
          </table:table-cell>
          <table:table-cell office:value-type="float" office:value="48428" table:style-name="ce2">
            <text:p>48428</text:p>
          </table:table-cell>
          <table:table-cell office:value-type="float" office:value="48899" table:style-name="ce2">
            <text:p>48899</text:p>
          </table:table-cell>
          <table:table-cell office:value-type="float" office:value="49464" table:style-name="ce2">
            <text:p>49464</text:p>
          </table:table-cell>
          <table:table-cell office:value-type="float" office:value="50180" table:style-name="ce2">
            <text:p>50180</text:p>
          </table:table-cell>
          <table:table-cell office:value-type="float" office:value="50996" table:style-name="ce2">
            <text:p>50996</text:p>
          </table:table-cell>
          <table:table-cell office:value-type="float" office:value="51792" table:style-name="ce2">
            <text:p>51792</text:p>
          </table:table-cell>
          <table:table-cell office:value-type="float" office:value="52565" table:style-name="ce2">
            <text:p>52565</text:p>
          </table:table-cell>
          <table:table-cell office:value-type="float" office:value="53296" table:style-name="ce2">
            <text:p>53296</text:p>
          </table:table-cell>
          <table:table-cell office:value-type="float" office:value="53912" table:style-name="ce2">
            <text:p>53912</text:p>
          </table:table-cell>
          <table:table-cell office:value-type="float" office:value="54414" table:style-name="ce2">
            <text:p>54414</text:p>
          </table:table-cell>
          <table:table-cell office:value-type="float" office:value="54681" table:style-name="ce2">
            <text:p>5468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Micronesia, Fed. Sts.</text:p>
          </table:table-cell>
          <table:table-cell office:value-type="string" table:style-name="ce2">
            <text:p>FSM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3061" table:style-name="ce2">
            <text:p>43061</text:p>
          </table:table-cell>
          <table:table-cell office:value-type="float" office:value="44610" table:style-name="ce2">
            <text:p>44610</text:p>
          </table:table-cell>
          <table:table-cell office:value-type="float" office:value="46218" table:style-name="ce2">
            <text:p>46218</text:p>
          </table:table-cell>
          <table:table-cell office:value-type="float" office:value="47744" table:style-name="ce2">
            <text:p>47744</text:p>
          </table:table-cell>
          <table:table-cell office:value-type="float" office:value="49181" table:style-name="ce2">
            <text:p>49181</text:p>
          </table:table-cell>
          <table:table-cell office:value-type="float" office:value="50684" table:style-name="ce2">
            <text:p>50684</text:p>
          </table:table-cell>
          <table:table-cell office:value-type="float" office:value="52258" table:style-name="ce2">
            <text:p>52258</text:p>
          </table:table-cell>
          <table:table-cell office:value-type="float" office:value="53846" table:style-name="ce2">
            <text:p>53846</text:p>
          </table:table-cell>
          <table:table-cell office:value-type="float" office:value="55457" table:style-name="ce2">
            <text:p>55457</text:p>
          </table:table-cell>
          <table:table-cell office:value-type="float" office:value="57145" table:style-name="ce2">
            <text:p>57145</text:p>
          </table:table-cell>
          <table:table-cell office:value-type="float" office:value="58922" table:style-name="ce2">
            <text:p>58922</text:p>
          </table:table-cell>
          <table:table-cell office:value-type="float" office:value="60636" table:style-name="ce2">
            <text:p>60636</text:p>
          </table:table-cell>
          <table:table-cell office:value-type="float" office:value="62278" table:style-name="ce2">
            <text:p>62278</text:p>
          </table:table-cell>
          <table:table-cell office:value-type="float" office:value="63986" table:style-name="ce2">
            <text:p>63986</text:p>
          </table:table-cell>
          <table:table-cell office:value-type="float" office:value="65749" table:style-name="ce2">
            <text:p>65749</text:p>
          </table:table-cell>
          <table:table-cell office:value-type="float" office:value="67428" table:style-name="ce2">
            <text:p>67428</text:p>
          </table:table-cell>
          <table:table-cell office:value-type="float" office:value="69049" table:style-name="ce2">
            <text:p>69049</text:p>
          </table:table-cell>
          <table:table-cell office:value-type="float" office:value="70753" table:style-name="ce2">
            <text:p>70753</text:p>
          </table:table-cell>
          <table:table-cell office:value-type="float" office:value="72754" table:style-name="ce2">
            <text:p>72754</text:p>
          </table:table-cell>
          <table:table-cell office:value-type="float" office:value="75054" table:style-name="ce2">
            <text:p>75054</text:p>
          </table:table-cell>
          <table:table-cell office:value-type="float" office:value="77407" table:style-name="ce2">
            <text:p>77407</text:p>
          </table:table-cell>
          <table:table-cell office:value-type="float" office:value="79794" table:style-name="ce2">
            <text:p>79794</text:p>
          </table:table-cell>
          <table:table-cell office:value-type="float" office:value="82219" table:style-name="ce2">
            <text:p>82219</text:p>
          </table:table-cell>
          <table:table-cell office:value-type="float" office:value="84680" table:style-name="ce2">
            <text:p>84680</text:p>
          </table:table-cell>
          <table:table-cell office:value-type="float" office:value="87176" table:style-name="ce2">
            <text:p>87176</text:p>
          </table:table-cell>
          <table:table-cell office:value-type="float" office:value="89707" table:style-name="ce2">
            <text:p>89707</text:p>
          </table:table-cell>
          <table:table-cell office:value-type="float" office:value="92266" table:style-name="ce2">
            <text:p>92266</text:p>
          </table:table-cell>
          <table:table-cell office:value-type="float" office:value="94844" table:style-name="ce2">
            <text:p>94844</text:p>
          </table:table-cell>
          <table:table-cell office:value-type="float" office:value="97097" table:style-name="ce2">
            <text:p>97097</text:p>
          </table:table-cell>
          <table:table-cell office:value-type="float" office:value="99003" table:style-name="ce2">
            <text:p>99003</text:p>
          </table:table-cell>
          <table:table-cell office:value-type="float" office:value="100888" table:style-name="ce2">
            <text:p>100888</text:p>
          </table:table-cell>
          <table:table-cell office:value-type="float" office:value="102754" table:style-name="ce2">
            <text:p>102754</text:p>
          </table:table-cell>
          <table:table-cell office:value-type="float" office:value="104806" table:style-name="ce2">
            <text:p>104806</text:p>
          </table:table-cell>
          <table:table-cell office:value-type="float" office:value="107066" table:style-name="ce2">
            <text:p>107066</text:p>
          </table:table-cell>
          <table:table-cell office:value-type="float" office:value="109075" table:style-name="ce2">
            <text:p>109075</text:p>
          </table:table-cell>
          <table:table-cell office:value-type="float" office:value="110230" table:style-name="ce2">
            <text:p>110230</text:p>
          </table:table-cell>
          <table:table-cell office:value-type="float" office:value="110710" table:style-name="ce2">
            <text:p>110710</text:p>
          </table:table-cell>
          <table:table-cell office:value-type="float" office:value="111071" table:style-name="ce2">
            <text:p>111071</text:p>
          </table:table-cell>
          <table:table-cell office:value-type="float" office:value="111377" table:style-name="ce2">
            <text:p>111377</text:p>
          </table:table-cell>
          <table:table-cell office:value-type="float" office:value="111680" table:style-name="ce2">
            <text:p>111680</text:p>
          </table:table-cell>
          <table:table-cell office:value-type="float" office:value="112044" table:style-name="ce2">
            <text:p>112044</text:p>
          </table:table-cell>
          <table:table-cell office:value-type="float" office:value="112365" table:style-name="ce2">
            <text:p>112365</text:p>
          </table:table-cell>
          <table:table-cell office:value-type="float" office:value="112448" table:style-name="ce2">
            <text:p>112448</text:p>
          </table:table-cell>
          <table:table-cell office:value-type="float" office:value="112285" table:style-name="ce2">
            <text:p>112285</text:p>
          </table:table-cell>
          <table:table-cell office:value-type="float" office:value="111925" table:style-name="ce2">
            <text:p>111925</text:p>
          </table:table-cell>
          <table:table-cell office:value-type="float" office:value="111412" table:style-name="ce2">
            <text:p>111412</text:p>
          </table:table-cell>
          <table:table-cell office:value-type="float" office:value="110729" table:style-name="ce2">
            <text:p>110729</text:p>
          </table:table-cell>
          <table:table-cell office:value-type="float" office:value="109880" table:style-name="ce2">
            <text:p>109880</text:p>
          </table:table-cell>
          <table:table-cell office:value-type="float" office:value="108936" table:style-name="ce2">
            <text:p>108936</text:p>
          </table:table-cell>
          <table:table-cell office:value-type="float" office:value="107957" table:style-name="ce2">
            <text:p>107957</text:p>
          </table:table-cell>
          <table:table-cell office:value-type="float" office:value="107540" table:style-name="ce2">
            <text:p>107540</text:p>
          </table:table-cell>
          <table:table-cell office:value-type="float" office:value="107698" table:style-name="ce2">
            <text:p>107698</text:p>
          </table:table-cell>
          <table:table-cell office:value-type="float" office:value="107890" table:style-name="ce2">
            <text:p>107890</text:p>
          </table:table-cell>
          <table:table-cell office:value-type="float" office:value="108121" table:style-name="ce2">
            <text:p>108121</text:p>
          </table:table-cell>
          <table:table-cell office:value-type="float" office:value="108396" table:style-name="ce2">
            <text:p>108396</text:p>
          </table:table-cell>
          <table:table-cell office:value-type="float" office:value="108716" table:style-name="ce2">
            <text:p>108716</text:p>
          </table:table-cell>
          <table:table-cell office:value-type="float" office:value="109075" table:style-name="ce2">
            <text:p>109075</text:p>
          </table:table-cell>
          <table:table-cell office:value-type="float" office:value="109481" table:style-name="ce2">
            <text:p>109481</text:p>
          </table:table-cell>
          <table:table-cell office:value-type="float" office:value="109909" table:style-name="ce2">
            <text:p>109909</text:p>
          </table:table-cell>
          <table:table-cell office:value-type="float" office:value="110282" table:style-name="ce2">
            <text:p>110282</text:p>
          </table:table-cell>
          <table:table-cell office:value-type="float" office:value="110916" table:style-name="ce2">
            <text:p>110916</text:p>
          </table:table-cell>
          <table:table-cell office:value-type="float" office:value="111624" table:style-name="ce2">
            <text:p>111624</text:p>
          </table:table-cell>
          <table:table-cell office:value-type="float" office:value="112114" table:style-name="ce2">
            <text:p>112114</text:p>
          </table:table-cell>
          <table:table-cell office:value-type="float" office:value="112630" table:style-name="ce2">
            <text:p>112630</text:p>
          </table:table-cell>
          <table:table-cell office:value-type="float" office:value="113160" table:style-name="ce2">
            <text:p>11316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Gabon</text:p>
          </table:table-cell>
          <table:table-cell office:value-type="string" table:style-name="ce2">
            <text:p>GAB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12316" table:style-name="ce2">
            <text:p>512316</text:p>
          </table:table-cell>
          <table:table-cell office:value-type="float" office:value="518266" table:style-name="ce2">
            <text:p>518266</text:p>
          </table:table-cell>
          <table:table-cell office:value-type="float" office:value="524649" table:style-name="ce2">
            <text:p>524649</text:p>
          </table:table-cell>
          <table:table-cell office:value-type="float" office:value="531452" table:style-name="ce2">
            <text:p>531452</text:p>
          </table:table-cell>
          <table:table-cell office:value-type="float" office:value="538657" table:style-name="ce2">
            <text:p>538657</text:p>
          </table:table-cell>
          <table:table-cell office:value-type="float" office:value="546308" table:style-name="ce2">
            <text:p>546308</text:p>
          </table:table-cell>
          <table:table-cell office:value-type="float" office:value="554463" table:style-name="ce2">
            <text:p>554463</text:p>
          </table:table-cell>
          <table:table-cell office:value-type="float" office:value="563108" table:style-name="ce2">
            <text:p>563108</text:p>
          </table:table-cell>
          <table:table-cell office:value-type="float" office:value="572257" table:style-name="ce2">
            <text:p>572257</text:p>
          </table:table-cell>
          <table:table-cell office:value-type="float" office:value="583276" table:style-name="ce2">
            <text:p>583276</text:p>
          </table:table-cell>
          <table:table-cell office:value-type="float" office:value="595846" table:style-name="ce2">
            <text:p>595846</text:p>
          </table:table-cell>
          <table:table-cell office:value-type="float" office:value="608348" table:style-name="ce2">
            <text:p>608348</text:p>
          </table:table-cell>
          <table:table-cell office:value-type="float" office:value="620960" table:style-name="ce2">
            <text:p>620960</text:p>
          </table:table-cell>
          <table:table-cell office:value-type="float" office:value="633995" table:style-name="ce2">
            <text:p>633995</text:p>
          </table:table-cell>
          <table:table-cell office:value-type="float" office:value="647691" table:style-name="ce2">
            <text:p>647691</text:p>
          </table:table-cell>
          <table:table-cell office:value-type="float" office:value="662197" table:style-name="ce2">
            <text:p>662197</text:p>
          </table:table-cell>
          <table:table-cell office:value-type="float" office:value="677628" table:style-name="ce2">
            <text:p>677628</text:p>
          </table:table-cell>
          <table:table-cell office:value-type="float" office:value="693984" table:style-name="ce2">
            <text:p>693984</text:p>
          </table:table-cell>
          <table:table-cell office:value-type="float" office:value="711245" table:style-name="ce2">
            <text:p>711245</text:p>
          </table:table-cell>
          <table:table-cell office:value-type="float" office:value="729375" table:style-name="ce2">
            <text:p>729375</text:p>
          </table:table-cell>
          <table:table-cell office:value-type="float" office:value="748389" table:style-name="ce2">
            <text:p>748389</text:p>
          </table:table-cell>
          <table:table-cell office:value-type="float" office:value="768385" table:style-name="ce2">
            <text:p>768385</text:p>
          </table:table-cell>
          <table:table-cell office:value-type="float" office:value="789286" table:style-name="ce2">
            <text:p>789286</text:p>
          </table:table-cell>
          <table:table-cell office:value-type="float" office:value="811005" table:style-name="ce2">
            <text:p>811005</text:p>
          </table:table-cell>
          <table:table-cell office:value-type="float" office:value="833501" table:style-name="ce2">
            <text:p>833501</text:p>
          </table:table-cell>
          <table:table-cell office:value-type="float" office:value="856726" table:style-name="ce2">
            <text:p>856726</text:p>
          </table:table-cell>
          <table:table-cell office:value-type="float" office:value="880705" table:style-name="ce2">
            <text:p>880705</text:p>
          </table:table-cell>
          <table:table-cell office:value-type="float" office:value="905479" table:style-name="ce2">
            <text:p>905479</text:p>
          </table:table-cell>
          <table:table-cell office:value-type="float" office:value="931020" table:style-name="ce2">
            <text:p>931020</text:p>
          </table:table-cell>
          <table:table-cell office:value-type="float" office:value="957138" table:style-name="ce2">
            <text:p>957138</text:p>
          </table:table-cell>
          <table:table-cell office:value-type="float" office:value="983734" table:style-name="ce2">
            <text:p>983734</text:p>
          </table:table-cell>
          <table:table-cell office:value-type="float" office:value="1010818" table:style-name="ce2">
            <text:p>1010818</text:p>
          </table:table-cell>
          <table:table-cell office:value-type="float" office:value="1038380" table:style-name="ce2">
            <text:p>1038380</text:p>
          </table:table-cell>
          <table:table-cell office:value-type="float" office:value="1066405" table:style-name="ce2">
            <text:p>1066405</text:p>
          </table:table-cell>
          <table:table-cell office:value-type="float" office:value="1094720" table:style-name="ce2">
            <text:p>1094720</text:p>
          </table:table-cell>
          <table:table-cell office:value-type="float" office:value="1123213" table:style-name="ce2">
            <text:p>1123213</text:p>
          </table:table-cell>
          <table:table-cell office:value-type="float" office:value="1152015" table:style-name="ce2">
            <text:p>1152015</text:p>
          </table:table-cell>
          <table:table-cell office:value-type="float" office:value="1181439" table:style-name="ce2">
            <text:p>1181439</text:p>
          </table:table-cell>
          <table:table-cell office:value-type="float" office:value="1211736" table:style-name="ce2">
            <text:p>1211736</text:p>
          </table:table-cell>
          <table:table-cell office:value-type="float" office:value="1243016" table:style-name="ce2">
            <text:p>1243016</text:p>
          </table:table-cell>
          <table:table-cell office:value-type="float" office:value="1275572" table:style-name="ce2">
            <text:p>1275572</text:p>
          </table:table-cell>
          <table:table-cell office:value-type="float" office:value="1309589" table:style-name="ce2">
            <text:p>1309589</text:p>
          </table:table-cell>
          <table:table-cell office:value-type="float" office:value="1345135" table:style-name="ce2">
            <text:p>1345135</text:p>
          </table:table-cell>
          <table:table-cell office:value-type="float" office:value="1382350" table:style-name="ce2">
            <text:p>1382350</text:p>
          </table:table-cell>
          <table:table-cell office:value-type="float" office:value="1421609" table:style-name="ce2">
            <text:p>1421609</text:p>
          </table:table-cell>
          <table:table-cell office:value-type="float" office:value="1463495" table:style-name="ce2">
            <text:p>1463495</text:p>
          </table:table-cell>
          <table:table-cell office:value-type="float" office:value="1508337" table:style-name="ce2">
            <text:p>1508337</text:p>
          </table:table-cell>
          <table:table-cell office:value-type="float" office:value="1556237" table:style-name="ce2">
            <text:p>1556237</text:p>
          </table:table-cell>
          <table:table-cell office:value-type="float" office:value="1607175" table:style-name="ce2">
            <text:p>1607175</text:p>
          </table:table-cell>
          <table:table-cell office:value-type="float" office:value="1661556" table:style-name="ce2">
            <text:p>1661556</text:p>
          </table:table-cell>
          <table:table-cell office:value-type="float" office:value="1719879" table:style-name="ce2">
            <text:p>1719879</text:p>
          </table:table-cell>
          <table:table-cell office:value-type="float" office:value="1781985" table:style-name="ce2">
            <text:p>1781985</text:p>
          </table:table-cell>
          <table:table-cell office:value-type="float" office:value="1846889" table:style-name="ce2">
            <text:p>1846889</text:p>
          </table:table-cell>
          <table:table-cell office:value-type="float" office:value="1913059" table:style-name="ce2">
            <text:p>1913059</text:p>
          </table:table-cell>
          <table:table-cell office:value-type="float" office:value="1978399" table:style-name="ce2">
            <text:p>1978399</text:p>
          </table:table-cell>
          <table:table-cell office:value-type="float" office:value="2040989" table:style-name="ce2">
            <text:p>2040989</text:p>
          </table:table-cell>
          <table:table-cell office:value-type="float" office:value="2100306" table:style-name="ce2">
            <text:p>2100306</text:p>
          </table:table-cell>
          <table:table-cell office:value-type="float" office:value="2156900" table:style-name="ce2">
            <text:p>2156900</text:p>
          </table:table-cell>
          <table:table-cell office:value-type="float" office:value="2212318" table:style-name="ce2">
            <text:p>2212318</text:p>
          </table:table-cell>
          <table:table-cell office:value-type="float" office:value="2267706" table:style-name="ce2">
            <text:p>2267706</text:p>
          </table:table-cell>
          <table:table-cell office:value-type="float" office:value="2322539" table:style-name="ce2">
            <text:p>2322539</text:p>
          </table:table-cell>
          <table:table-cell office:value-type="float" office:value="2376722" table:style-name="ce2">
            <text:p>2376722</text:p>
          </table:table-cell>
          <table:table-cell office:value-type="float" office:value="2430747" table:style-name="ce2">
            <text:p>2430747</text:p>
          </table:table-cell>
          <table:table-cell office:value-type="float" office:value="2484789" table:style-name="ce2">
            <text:p>2484789</text:p>
          </table:table-cell>
          <table:table-cell office:value-type="float" office:value="2538952" table:style-name="ce2">
            <text:p>253895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United Kingdom</text:p>
          </table:table-cell>
          <table:table-cell office:value-type="string" table:style-name="ce2">
            <text:p>GBR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2400000" table:style-name="ce2">
            <text:p>52400000</text:p>
          </table:table-cell>
          <table:table-cell office:value-type="float" office:value="52800000" table:style-name="ce2">
            <text:p>52800000</text:p>
          </table:table-cell>
          <table:table-cell office:value-type="float" office:value="53250000" table:style-name="ce2">
            <text:p>53250000</text:p>
          </table:table-cell>
          <table:table-cell office:value-type="float" office:value="53650000" table:style-name="ce2">
            <text:p>53650000</text:p>
          </table:table-cell>
          <table:table-cell office:value-type="float" office:value="54000000" table:style-name="ce2">
            <text:p>54000000</text:p>
          </table:table-cell>
          <table:table-cell office:value-type="float" office:value="54348050" table:style-name="ce2">
            <text:p>54348050</text:p>
          </table:table-cell>
          <table:table-cell office:value-type="float" office:value="54648500" table:style-name="ce2">
            <text:p>54648500</text:p>
          </table:table-cell>
          <table:table-cell office:value-type="float" office:value="54943600" table:style-name="ce2">
            <text:p>54943600</text:p>
          </table:table-cell>
          <table:table-cell office:value-type="float" office:value="55211700" table:style-name="ce2">
            <text:p>55211700</text:p>
          </table:table-cell>
          <table:table-cell office:value-type="float" office:value="55441750" table:style-name="ce2">
            <text:p>55441750</text:p>
          </table:table-cell>
          <table:table-cell office:value-type="float" office:value="55663250" table:style-name="ce2">
            <text:p>55663250</text:p>
          </table:table-cell>
          <table:table-cell office:value-type="float" office:value="55896223" table:style-name="ce2">
            <text:p>55896223</text:p>
          </table:table-cell>
          <table:table-cell office:value-type="float" office:value="56086065" table:style-name="ce2">
            <text:p>56086065</text:p>
          </table:table-cell>
          <table:table-cell office:value-type="float" office:value="56194527" table:style-name="ce2">
            <text:p>56194527</text:p>
          </table:table-cell>
          <table:table-cell office:value-type="float" office:value="56229974" table:style-name="ce2">
            <text:p>56229974</text:p>
          </table:table-cell>
          <table:table-cell office:value-type="float" office:value="56225800" table:style-name="ce2">
            <text:p>56225800</text:p>
          </table:table-cell>
          <table:table-cell office:value-type="float" office:value="56211968" table:style-name="ce2">
            <text:p>56211968</text:p>
          </table:table-cell>
          <table:table-cell office:value-type="float" office:value="56193492" table:style-name="ce2">
            <text:p>56193492</text:p>
          </table:table-cell>
          <table:table-cell office:value-type="float" office:value="56196504" table:style-name="ce2">
            <text:p>56196504</text:p>
          </table:table-cell>
          <table:table-cell office:value-type="float" office:value="56246951" table:style-name="ce2">
            <text:p>56246951</text:p>
          </table:table-cell>
          <table:table-cell office:value-type="float" office:value="56314216" table:style-name="ce2">
            <text:p>56314216</text:p>
          </table:table-cell>
          <table:table-cell office:value-type="float" office:value="56333829" table:style-name="ce2">
            <text:p>56333829</text:p>
          </table:table-cell>
          <table:table-cell office:value-type="float" office:value="56313641" table:style-name="ce2">
            <text:p>56313641</text:p>
          </table:table-cell>
          <table:table-cell office:value-type="float" office:value="56332848" table:style-name="ce2">
            <text:p>56332848</text:p>
          </table:table-cell>
          <table:table-cell office:value-type="float" office:value="56422072" table:style-name="ce2">
            <text:p>56422072</text:p>
          </table:table-cell>
          <table:table-cell office:value-type="float" office:value="56550268" table:style-name="ce2">
            <text:p>56550268</text:p>
          </table:table-cell>
          <table:table-cell office:value-type="float" office:value="56681396" table:style-name="ce2">
            <text:p>56681396</text:p>
          </table:table-cell>
          <table:table-cell office:value-type="float" office:value="56802050" table:style-name="ce2">
            <text:p>56802050</text:p>
          </table:table-cell>
          <table:table-cell office:value-type="float" office:value="56928327" table:style-name="ce2">
            <text:p>56928327</text:p>
          </table:table-cell>
          <table:table-cell office:value-type="float" office:value="57076711" table:style-name="ce2">
            <text:p>57076711</text:p>
          </table:table-cell>
          <table:table-cell office:value-type="float" office:value="57247586" table:style-name="ce2">
            <text:p>57247586</text:p>
          </table:table-cell>
          <table:table-cell office:value-type="float" office:value="57424897" table:style-name="ce2">
            <text:p>57424897</text:p>
          </table:table-cell>
          <table:table-cell office:value-type="float" office:value="57580402" table:style-name="ce2">
            <text:p>57580402</text:p>
          </table:table-cell>
          <table:table-cell office:value-type="float" office:value="57718614" table:style-name="ce2">
            <text:p>57718614</text:p>
          </table:table-cell>
          <table:table-cell office:value-type="float" office:value="57865745" table:style-name="ce2">
            <text:p>57865745</text:p>
          </table:table-cell>
          <table:table-cell office:value-type="float" office:value="58019030" table:style-name="ce2">
            <text:p>58019030</text:p>
          </table:table-cell>
          <table:table-cell office:value-type="float" office:value="58166950" table:style-name="ce2">
            <text:p>58166950</text:p>
          </table:table-cell>
          <table:table-cell office:value-type="float" office:value="58316954" table:style-name="ce2">
            <text:p>58316954</text:p>
          </table:table-cell>
          <table:table-cell office:value-type="float" office:value="58487141" table:style-name="ce2">
            <text:p>58487141</text:p>
          </table:table-cell>
          <table:table-cell office:value-type="float" office:value="58682466" table:style-name="ce2">
            <text:p>58682466</text:p>
          </table:table-cell>
          <table:table-cell office:value-type="float" office:value="58892514" table:style-name="ce2">
            <text:p>58892514</text:p>
          </table:table-cell>
          <table:table-cell office:value-type="float" office:value="59119673" table:style-name="ce2">
            <text:p>59119673</text:p>
          </table:table-cell>
          <table:table-cell office:value-type="float" office:value="59370479" table:style-name="ce2">
            <text:p>59370479</text:p>
          </table:table-cell>
          <table:table-cell office:value-type="float" office:value="59647577" table:style-name="ce2">
            <text:p>59647577</text:p>
          </table:table-cell>
          <table:table-cell office:value-type="float" office:value="59987905" table:style-name="ce2">
            <text:p>59987905</text:p>
          </table:table-cell>
          <table:table-cell office:value-type="float" office:value="60401206" table:style-name="ce2">
            <text:p>60401206</text:p>
          </table:table-cell>
          <table:table-cell office:value-type="float" office:value="60846820" table:style-name="ce2">
            <text:p>60846820</text:p>
          </table:table-cell>
          <table:table-cell office:value-type="float" office:value="61322463" table:style-name="ce2">
            <text:p>61322463</text:p>
          </table:table-cell>
          <table:table-cell office:value-type="float" office:value="61806995" table:style-name="ce2">
            <text:p>61806995</text:p>
          </table:table-cell>
          <table:table-cell office:value-type="float" office:value="62276270" table:style-name="ce2">
            <text:p>62276270</text:p>
          </table:table-cell>
          <table:table-cell office:value-type="float" office:value="62766365" table:style-name="ce2">
            <text:p>62766365</text:p>
          </table:table-cell>
          <table:table-cell office:value-type="float" office:value="63258810" table:style-name="ce2">
            <text:p>63258810</text:p>
          </table:table-cell>
          <table:table-cell office:value-type="float" office:value="63711000" table:style-name="ce2">
            <text:p>63711000</text:p>
          </table:table-cell>
          <table:table-cell office:value-type="float" office:value="64139000" table:style-name="ce2">
            <text:p>64139000</text:p>
          </table:table-cell>
          <table:table-cell office:value-type="float" office:value="64620000" table:style-name="ce2">
            <text:p>64620000</text:p>
          </table:table-cell>
          <table:table-cell office:value-type="float" office:value="65088000" table:style-name="ce2">
            <text:p>65088000</text:p>
          </table:table-cell>
          <table:table-cell office:value-type="float" office:value="65607000" table:style-name="ce2">
            <text:p>65607000</text:p>
          </table:table-cell>
          <table:table-cell office:value-type="float" office:value="65966000" table:style-name="ce2">
            <text:p>65966000</text:p>
          </table:table-cell>
          <table:table-cell office:value-type="float" office:value="66289000" table:style-name="ce2">
            <text:p>66289000</text:p>
          </table:table-cell>
          <table:table-cell office:value-type="float" office:value="66631000" table:style-name="ce2">
            <text:p>66631000</text:p>
          </table:table-cell>
          <table:table-cell office:value-type="float" office:value="66744000" table:style-name="ce2">
            <text:p>66744000</text:p>
          </table:table-cell>
          <table:table-cell office:value-type="float" office:value="66984000" table:style-name="ce2">
            <text:p>66984000</text:p>
          </table:table-cell>
          <table:table-cell office:value-type="float" office:value="67604000" table:style-name="ce2">
            <text:p>67604000</text:p>
          </table:table-cell>
          <table:table-cell office:value-type="float" office:value="68492000" table:style-name="ce2">
            <text:p>68492000</text:p>
          </table:table-cell>
          <table:table-cell office:value-type="float" office:value="69226000" table:style-name="ce2">
            <text:p>6922600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Georgia</text:p>
          </table:table-cell>
          <table:table-cell office:value-type="string" table:style-name="ce2">
            <text:p>GEO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645600" table:style-name="ce2">
            <text:p>3645600</text:p>
          </table:table-cell>
          <table:table-cell office:value-type="float" office:value="3703600" table:style-name="ce2">
            <text:p>3703600</text:p>
          </table:table-cell>
          <table:table-cell office:value-type="float" office:value="3760300" table:style-name="ce2">
            <text:p>3760300</text:p>
          </table:table-cell>
          <table:table-cell office:value-type="float" office:value="3816100" table:style-name="ce2">
            <text:p>3816100</text:p>
          </table:table-cell>
          <table:table-cell office:value-type="float" office:value="3870300" table:style-name="ce2">
            <text:p>3870300</text:p>
          </table:table-cell>
          <table:table-cell office:value-type="float" office:value="3921600" table:style-name="ce2">
            <text:p>3921600</text:p>
          </table:table-cell>
          <table:table-cell office:value-type="float" office:value="3966700" table:style-name="ce2">
            <text:p>3966700</text:p>
          </table:table-cell>
          <table:table-cell office:value-type="float" office:value="4005800" table:style-name="ce2">
            <text:p>4005800</text:p>
          </table:table-cell>
          <table:table-cell office:value-type="float" office:value="4042300" table:style-name="ce2">
            <text:p>4042300</text:p>
          </table:table-cell>
          <table:table-cell office:value-type="float" office:value="4080300" table:style-name="ce2">
            <text:p>4080300</text:p>
          </table:table-cell>
          <table:table-cell office:value-type="float" office:value="4119900" table:style-name="ce2">
            <text:p>4119900</text:p>
          </table:table-cell>
          <table:table-cell office:value-type="float" office:value="4163000" table:style-name="ce2">
            <text:p>4163000</text:p>
          </table:table-cell>
          <table:table-cell office:value-type="float" office:value="4205300" table:style-name="ce2">
            <text:p>4205300</text:p>
          </table:table-cell>
          <table:table-cell office:value-type="float" office:value="4242500" table:style-name="ce2">
            <text:p>4242500</text:p>
          </table:table-cell>
          <table:table-cell office:value-type="float" office:value="4279500" table:style-name="ce2">
            <text:p>4279500</text:p>
          </table:table-cell>
          <table:table-cell office:value-type="float" office:value="4311200" table:style-name="ce2">
            <text:p>4311200</text:p>
          </table:table-cell>
          <table:table-cell office:value-type="float" office:value="4342400" table:style-name="ce2">
            <text:p>4342400</text:p>
          </table:table-cell>
          <table:table-cell office:value-type="float" office:value="4372100" table:style-name="ce2">
            <text:p>4372100</text:p>
          </table:table-cell>
          <table:table-cell office:value-type="float" office:value="4397700" table:style-name="ce2">
            <text:p>4397700</text:p>
          </table:table-cell>
          <table:table-cell office:value-type="float" office:value="4430200" table:style-name="ce2">
            <text:p>4430200</text:p>
          </table:table-cell>
          <table:table-cell office:value-type="float" office:value="4467700" table:style-name="ce2">
            <text:p>4467700</text:p>
          </table:table-cell>
          <table:table-cell office:value-type="float" office:value="4504500" table:style-name="ce2">
            <text:p>4504500</text:p>
          </table:table-cell>
          <table:table-cell office:value-type="float" office:value="4542800" table:style-name="ce2">
            <text:p>4542800</text:p>
          </table:table-cell>
          <table:table-cell office:value-type="float" office:value="4582900" table:style-name="ce2">
            <text:p>4582900</text:p>
          </table:table-cell>
          <table:table-cell office:value-type="float" office:value="4622200" table:style-name="ce2">
            <text:p>4622200</text:p>
          </table:table-cell>
          <table:table-cell office:value-type="float" office:value="4662900" table:style-name="ce2">
            <text:p>4662900</text:p>
          </table:table-cell>
          <table:table-cell office:value-type="float" office:value="4704500" table:style-name="ce2">
            <text:p>4704500</text:p>
          </table:table-cell>
          <table:table-cell office:value-type="float" office:value="4743500" table:style-name="ce2">
            <text:p>4743500</text:p>
          </table:table-cell>
          <table:table-cell office:value-type="float" office:value="4790700" table:style-name="ce2">
            <text:p>4790700</text:p>
          </table:table-cell>
          <table:table-cell office:value-type="float" office:value="4803300" table:style-name="ce2">
            <text:p>4803300</text:p>
          </table:table-cell>
          <table:table-cell office:value-type="float" office:value="4802000" table:style-name="ce2">
            <text:p>4802000</text:p>
          </table:table-cell>
          <table:table-cell office:value-type="float" office:value="4835900" table:style-name="ce2">
            <text:p>4835900</text:p>
          </table:table-cell>
          <table:table-cell office:value-type="float" office:value="4873500" table:style-name="ce2">
            <text:p>4873500</text:p>
          </table:table-cell>
          <table:table-cell office:value-type="float" office:value="4911100" table:style-name="ce2">
            <text:p>4911100</text:p>
          </table:table-cell>
          <table:table-cell office:value-type="float" office:value="4836076" table:style-name="ce2">
            <text:p>4836076</text:p>
          </table:table-cell>
          <table:table-cell office:value-type="float" office:value="4657722" table:style-name="ce2">
            <text:p>4657722</text:p>
          </table:table-cell>
          <table:table-cell office:value-type="float" office:value="4491699" table:style-name="ce2">
            <text:p>4491699</text:p>
          </table:table-cell>
          <table:table-cell office:value-type="float" office:value="4349913" table:style-name="ce2">
            <text:p>4349913</text:p>
          </table:table-cell>
          <table:table-cell office:value-type="float" office:value="4243607" table:style-name="ce2">
            <text:p>4243607</text:p>
          </table:table-cell>
          <table:table-cell office:value-type="float" office:value="4157192" table:style-name="ce2">
            <text:p>4157192</text:p>
          </table:table-cell>
          <table:table-cell office:value-type="float" office:value="4077131" table:style-name="ce2">
            <text:p>4077131</text:p>
          </table:table-cell>
          <table:table-cell office:value-type="float" office:value="4014373" table:style-name="ce2">
            <text:p>4014373</text:p>
          </table:table-cell>
          <table:table-cell office:value-type="float" office:value="3978515" table:style-name="ce2">
            <text:p>3978515</text:p>
          </table:table-cell>
          <table:table-cell office:value-type="float" office:value="3951736" table:style-name="ce2">
            <text:p>3951736</text:p>
          </table:table-cell>
          <table:table-cell office:value-type="float" office:value="3927340" table:style-name="ce2">
            <text:p>3927340</text:p>
          </table:table-cell>
          <table:table-cell office:value-type="float" office:value="3902469" table:style-name="ce2">
            <text:p>3902469</text:p>
          </table:table-cell>
          <table:table-cell office:value-type="float" office:value="3880347" table:style-name="ce2">
            <text:p>3880347</text:p>
          </table:table-cell>
          <table:table-cell office:value-type="float" office:value="3860158" table:style-name="ce2">
            <text:p>3860158</text:p>
          </table:table-cell>
          <table:table-cell office:value-type="float" office:value="3848449" table:style-name="ce2">
            <text:p>3848449</text:p>
          </table:table-cell>
          <table:table-cell office:value-type="float" office:value="3814419" table:style-name="ce2">
            <text:p>3814419</text:p>
          </table:table-cell>
          <table:table-cell office:value-type="float" office:value="3786695" table:style-name="ce2">
            <text:p>3786695</text:p>
          </table:table-cell>
          <table:table-cell office:value-type="float" office:value="3756441" table:style-name="ce2">
            <text:p>3756441</text:p>
          </table:table-cell>
          <table:table-cell office:value-type="float" office:value="3728874" table:style-name="ce2">
            <text:p>3728874</text:p>
          </table:table-cell>
          <table:table-cell office:value-type="float" office:value="3717668" table:style-name="ce2">
            <text:p>3717668</text:p>
          </table:table-cell>
          <table:table-cell office:value-type="float" office:value="3719414" table:style-name="ce2">
            <text:p>3719414</text:p>
          </table:table-cell>
          <table:table-cell office:value-type="float" office:value="3725276" table:style-name="ce2">
            <text:p>3725276</text:p>
          </table:table-cell>
          <table:table-cell office:value-type="float" office:value="3727505" table:style-name="ce2">
            <text:p>3727505</text:p>
          </table:table-cell>
          <table:table-cell office:value-type="float" office:value="3728004" table:style-name="ce2">
            <text:p>3728004</text:p>
          </table:table-cell>
          <table:table-cell office:value-type="float" office:value="3726549" table:style-name="ce2">
            <text:p>3726549</text:p>
          </table:table-cell>
          <table:table-cell office:value-type="float" office:value="3720161" table:style-name="ce2">
            <text:p>3720161</text:p>
          </table:table-cell>
          <table:table-cell office:value-type="float" office:value="3722716" table:style-name="ce2">
            <text:p>3722716</text:p>
          </table:table-cell>
          <table:table-cell office:value-type="float" office:value="3708610" table:style-name="ce2">
            <text:p>3708610</text:p>
          </table:table-cell>
          <table:table-cell office:value-type="float" office:value="3712502" table:style-name="ce2">
            <text:p>3712502</text:p>
          </table:table-cell>
          <table:table-cell office:value-type="float" office:value="3715483" table:style-name="ce2">
            <text:p>3715483</text:p>
          </table:table-cell>
          <table:table-cell office:value-type="float" office:value="3699557" table:style-name="ce2">
            <text:p>369955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Ghana</text:p>
          </table:table-cell>
          <table:table-cell office:value-type="string" table:style-name="ce2">
            <text:p>GH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6961215" table:style-name="ce2">
            <text:p>6961215</text:p>
          </table:table-cell>
          <table:table-cell office:value-type="float" office:value="7162667" table:style-name="ce2">
            <text:p>7162667</text:p>
          </table:table-cell>
          <table:table-cell office:value-type="float" office:value="7337375" table:style-name="ce2">
            <text:p>7337375</text:p>
          </table:table-cell>
          <table:table-cell office:value-type="float" office:value="7514714" table:style-name="ce2">
            <text:p>7514714</text:p>
          </table:table-cell>
          <table:table-cell office:value-type="float" office:value="7695739" table:style-name="ce2">
            <text:p>7695739</text:p>
          </table:table-cell>
          <table:table-cell office:value-type="float" office:value="7882606" table:style-name="ce2">
            <text:p>7882606</text:p>
          </table:table-cell>
          <table:table-cell office:value-type="float" office:value="8074521" table:style-name="ce2">
            <text:p>8074521</text:p>
          </table:table-cell>
          <table:table-cell office:value-type="float" office:value="8271913" table:style-name="ce2">
            <text:p>8271913</text:p>
          </table:table-cell>
          <table:table-cell office:value-type="float" office:value="8475729" table:style-name="ce2">
            <text:p>8475729</text:p>
          </table:table-cell>
          <table:table-cell office:value-type="float" office:value="8690383" table:style-name="ce2">
            <text:p>8690383</text:p>
          </table:table-cell>
          <table:table-cell office:value-type="float" office:value="8925813" table:style-name="ce2">
            <text:p>8925813</text:p>
          </table:table-cell>
          <table:table-cell office:value-type="float" office:value="9176264" table:style-name="ce2">
            <text:p>9176264</text:p>
          </table:table-cell>
          <table:table-cell office:value-type="float" office:value="9438187" table:style-name="ce2">
            <text:p>9438187</text:p>
          </table:table-cell>
          <table:table-cell office:value-type="float" office:value="9714617" table:style-name="ce2">
            <text:p>9714617</text:p>
          </table:table-cell>
          <table:table-cell office:value-type="float" office:value="10000523" table:style-name="ce2">
            <text:p>10000523</text:p>
          </table:table-cell>
          <table:table-cell office:value-type="float" office:value="10294308" table:style-name="ce2">
            <text:p>10294308</text:p>
          </table:table-cell>
          <table:table-cell office:value-type="float" office:value="10594913" table:style-name="ce2">
            <text:p>10594913</text:p>
          </table:table-cell>
          <table:table-cell office:value-type="float" office:value="10911871" table:style-name="ce2">
            <text:p>10911871</text:p>
          </table:table-cell>
          <table:table-cell office:value-type="float" office:value="11248450" table:style-name="ce2">
            <text:p>11248450</text:p>
          </table:table-cell>
          <table:table-cell office:value-type="float" office:value="11597255" table:style-name="ce2">
            <text:p>11597255</text:p>
          </table:table-cell>
          <table:table-cell office:value-type="float" office:value="11941448" table:style-name="ce2">
            <text:p>11941448</text:p>
          </table:table-cell>
          <table:table-cell office:value-type="float" office:value="12281712" table:style-name="ce2">
            <text:p>12281712</text:p>
          </table:table-cell>
          <table:table-cell office:value-type="float" office:value="12643819" table:style-name="ce2">
            <text:p>12643819</text:p>
          </table:table-cell>
          <table:table-cell office:value-type="float" office:value="13029836" table:style-name="ce2">
            <text:p>13029836</text:p>
          </table:table-cell>
          <table:table-cell office:value-type="float" office:value="13370590" table:style-name="ce2">
            <text:p>13370590</text:p>
          </table:table-cell>
          <table:table-cell office:value-type="float" office:value="13661229" table:style-name="ce2">
            <text:p>13661229</text:p>
          </table:table-cell>
          <table:table-cell office:value-type="float" office:value="13965217" table:style-name="ce2">
            <text:p>13965217</text:p>
          </table:table-cell>
          <table:table-cell office:value-type="float" office:value="14289108" table:style-name="ce2">
            <text:p>14289108</text:p>
          </table:table-cell>
          <table:table-cell office:value-type="float" office:value="14636568" table:style-name="ce2">
            <text:p>14636568</text:p>
          </table:table-cell>
          <table:table-cell office:value-type="float" office:value="15006813" table:style-name="ce2">
            <text:p>15006813</text:p>
          </table:table-cell>
          <table:table-cell office:value-type="float" office:value="15394648" table:style-name="ce2">
            <text:p>15394648</text:p>
          </table:table-cell>
          <table:table-cell office:value-type="float" office:value="15787496" table:style-name="ce2">
            <text:p>15787496</text:p>
          </table:table-cell>
          <table:table-cell office:value-type="float" office:value="16184855" table:style-name="ce2">
            <text:p>16184855</text:p>
          </table:table-cell>
          <table:table-cell office:value-type="float" office:value="16589519" table:style-name="ce2">
            <text:p>16589519</text:p>
          </table:table-cell>
          <table:table-cell office:value-type="float" office:value="16993190" table:style-name="ce2">
            <text:p>16993190</text:p>
          </table:table-cell>
          <table:table-cell office:value-type="float" office:value="17399017" table:style-name="ce2">
            <text:p>17399017</text:p>
          </table:table-cell>
          <table:table-cell office:value-type="float" office:value="17810181" table:style-name="ce2">
            <text:p>17810181</text:p>
          </table:table-cell>
          <table:table-cell office:value-type="float" office:value="18238958" table:style-name="ce2">
            <text:p>18238958</text:p>
          </table:table-cell>
          <table:table-cell office:value-type="float" office:value="18688036" table:style-name="ce2">
            <text:p>18688036</text:p>
          </table:table-cell>
          <table:table-cell office:value-type="float" office:value="19149864" table:style-name="ce2">
            <text:p>19149864</text:p>
          </table:table-cell>
          <table:table-cell office:value-type="float" office:value="19637087" table:style-name="ce2">
            <text:p>19637087</text:p>
          </table:table-cell>
          <table:table-cell office:value-type="float" office:value="20167069" table:style-name="ce2">
            <text:p>20167069</text:p>
          </table:table-cell>
          <table:table-cell office:value-type="float" office:value="20729388" table:style-name="ce2">
            <text:p>20729388</text:p>
          </table:table-cell>
          <table:table-cell office:value-type="float" office:value="21296705" table:style-name="ce2">
            <text:p>21296705</text:p>
          </table:table-cell>
          <table:table-cell office:value-type="float" office:value="21868298" table:style-name="ce2">
            <text:p>21868298</text:p>
          </table:table-cell>
          <table:table-cell office:value-type="float" office:value="22449438" table:style-name="ce2">
            <text:p>22449438</text:p>
          </table:table-cell>
          <table:table-cell office:value-type="float" office:value="23040702" table:style-name="ce2">
            <text:p>23040702</text:p>
          </table:table-cell>
          <table:table-cell office:value-type="float" office:value="23642279" table:style-name="ce2">
            <text:p>23642279</text:p>
          </table:table-cell>
          <table:table-cell office:value-type="float" office:value="24249946" table:style-name="ce2">
            <text:p>24249946</text:p>
          </table:table-cell>
          <table:table-cell office:value-type="float" office:value="24862664" table:style-name="ce2">
            <text:p>24862664</text:p>
          </table:table-cell>
          <table:table-cell office:value-type="float" office:value="25474995" table:style-name="ce2">
            <text:p>25474995</text:p>
          </table:table-cell>
          <table:table-cell office:value-type="float" office:value="26095088" table:style-name="ce2">
            <text:p>26095088</text:p>
          </table:table-cell>
          <table:table-cell office:value-type="float" office:value="26734268" table:style-name="ce2">
            <text:p>26734268</text:p>
          </table:table-cell>
          <table:table-cell office:value-type="float" office:value="27386193" table:style-name="ce2">
            <text:p>27386193</text:p>
          </table:table-cell>
          <table:table-cell office:value-type="float" office:value="28041592" table:style-name="ce2">
            <text:p>28041592</text:p>
          </table:table-cell>
          <table:table-cell office:value-type="float" office:value="28696068" table:style-name="ce2">
            <text:p>28696068</text:p>
          </table:table-cell>
          <table:table-cell office:value-type="float" office:value="29356742" table:style-name="ce2">
            <text:p>29356742</text:p>
          </table:table-cell>
          <table:table-cell office:value-type="float" office:value="30008354" table:style-name="ce2">
            <text:p>30008354</text:p>
          </table:table-cell>
          <table:table-cell office:value-type="float" office:value="30637585" table:style-name="ce2">
            <text:p>30637585</text:p>
          </table:table-cell>
          <table:table-cell office:value-type="float" office:value="31258945" table:style-name="ce2">
            <text:p>31258945</text:p>
          </table:table-cell>
          <table:table-cell office:value-type="float" office:value="31887809" table:style-name="ce2">
            <text:p>31887809</text:p>
          </table:table-cell>
          <table:table-cell office:value-type="float" office:value="32518665" table:style-name="ce2">
            <text:p>32518665</text:p>
          </table:table-cell>
          <table:table-cell office:value-type="float" office:value="33149152" table:style-name="ce2">
            <text:p>33149152</text:p>
          </table:table-cell>
          <table:table-cell office:value-type="float" office:value="33787914" table:style-name="ce2">
            <text:p>33787914</text:p>
          </table:table-cell>
          <table:table-cell office:value-type="float" office:value="34427414" table:style-name="ce2">
            <text:p>3442741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Gibraltar</text:p>
          </table:table-cell>
          <table:table-cell office:value-type="string" table:style-name="ce2">
            <text:p>GIB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1839" table:style-name="ce2">
            <text:p>21839</text:p>
          </table:table-cell>
          <table:table-cell office:value-type="float" office:value="21872" table:style-name="ce2">
            <text:p>21872</text:p>
          </table:table-cell>
          <table:table-cell office:value-type="float" office:value="22197" table:style-name="ce2">
            <text:p>22197</text:p>
          </table:table-cell>
          <table:table-cell office:value-type="float" office:value="22753" table:style-name="ce2">
            <text:p>22753</text:p>
          </table:table-cell>
          <table:table-cell office:value-type="float" office:value="23315" table:style-name="ce2">
            <text:p>23315</text:p>
          </table:table-cell>
          <table:table-cell office:value-type="float" office:value="23878" table:style-name="ce2">
            <text:p>23878</text:p>
          </table:table-cell>
          <table:table-cell office:value-type="float" office:value="24444" table:style-name="ce2">
            <text:p>24444</text:p>
          </table:table-cell>
          <table:table-cell office:value-type="float" office:value="25015" table:style-name="ce2">
            <text:p>25015</text:p>
          </table:table-cell>
          <table:table-cell office:value-type="float" office:value="25578" table:style-name="ce2">
            <text:p>25578</text:p>
          </table:table-cell>
          <table:table-cell office:value-type="float" office:value="26120" table:style-name="ce2">
            <text:p>26120</text:p>
          </table:table-cell>
          <table:table-cell office:value-type="float" office:value="26634" table:style-name="ce2">
            <text:p>26634</text:p>
          </table:table-cell>
          <table:table-cell office:value-type="float" office:value="27020" table:style-name="ce2">
            <text:p>27020</text:p>
          </table:table-cell>
          <table:table-cell office:value-type="float" office:value="27290" table:style-name="ce2">
            <text:p>27290</text:p>
          </table:table-cell>
          <table:table-cell office:value-type="float" office:value="27537" table:style-name="ce2">
            <text:p>27537</text:p>
          </table:table-cell>
          <table:table-cell office:value-type="float" office:value="27755" table:style-name="ce2">
            <text:p>27755</text:p>
          </table:table-cell>
          <table:table-cell office:value-type="float" office:value="27951" table:style-name="ce2">
            <text:p>27951</text:p>
          </table:table-cell>
          <table:table-cell office:value-type="float" office:value="28134" table:style-name="ce2">
            <text:p>28134</text:p>
          </table:table-cell>
          <table:table-cell office:value-type="float" office:value="28300" table:style-name="ce2">
            <text:p>28300</text:p>
          </table:table-cell>
          <table:table-cell office:value-type="float" office:value="28446" table:style-name="ce2">
            <text:p>28446</text:p>
          </table:table-cell>
          <table:table-cell office:value-type="float" office:value="28575" table:style-name="ce2">
            <text:p>28575</text:p>
          </table:table-cell>
          <table:table-cell office:value-type="float" office:value="28675" table:style-name="ce2">
            <text:p>28675</text:p>
          </table:table-cell>
          <table:table-cell office:value-type="float" office:value="28740" table:style-name="ce2">
            <text:p>28740</text:p>
          </table:table-cell>
          <table:table-cell office:value-type="float" office:value="28765" table:style-name="ce2">
            <text:p>28765</text:p>
          </table:table-cell>
          <table:table-cell office:value-type="float" office:value="28733" table:style-name="ce2">
            <text:p>28733</text:p>
          </table:table-cell>
          <table:table-cell office:value-type="float" office:value="28643" table:style-name="ce2">
            <text:p>28643</text:p>
          </table:table-cell>
          <table:table-cell office:value-type="float" office:value="28512" table:style-name="ce2">
            <text:p>28512</text:p>
          </table:table-cell>
          <table:table-cell office:value-type="float" office:value="28328" table:style-name="ce2">
            <text:p>28328</text:p>
          </table:table-cell>
          <table:table-cell office:value-type="float" office:value="28096" table:style-name="ce2">
            <text:p>28096</text:p>
          </table:table-cell>
          <table:table-cell office:value-type="float" office:value="27839" table:style-name="ce2">
            <text:p>27839</text:p>
          </table:table-cell>
          <table:table-cell office:value-type="float" office:value="27544" table:style-name="ce2">
            <text:p>27544</text:p>
          </table:table-cell>
          <table:table-cell office:value-type="float" office:value="27200" table:style-name="ce2">
            <text:p>27200</text:p>
          </table:table-cell>
          <table:table-cell office:value-type="float" office:value="26898" table:style-name="ce2">
            <text:p>26898</text:p>
          </table:table-cell>
          <table:table-cell office:value-type="float" office:value="26878" table:style-name="ce2">
            <text:p>26878</text:p>
          </table:table-cell>
          <table:table-cell office:value-type="float" office:value="27070" table:style-name="ce2">
            <text:p>27070</text:p>
          </table:table-cell>
          <table:table-cell office:value-type="float" office:value="27239" table:style-name="ce2">
            <text:p>27239</text:p>
          </table:table-cell>
          <table:table-cell office:value-type="float" office:value="27377" table:style-name="ce2">
            <text:p>27377</text:p>
          </table:table-cell>
          <table:table-cell office:value-type="float" office:value="27487" table:style-name="ce2">
            <text:p>27487</text:p>
          </table:table-cell>
          <table:table-cell office:value-type="float" office:value="27582" table:style-name="ce2">
            <text:p>27582</text:p>
          </table:table-cell>
          <table:table-cell office:value-type="float" office:value="27650" table:style-name="ce2">
            <text:p>27650</text:p>
          </table:table-cell>
          <table:table-cell office:value-type="float" office:value="27692" table:style-name="ce2">
            <text:p>27692</text:p>
          </table:table-cell>
          <table:table-cell office:value-type="float" office:value="27709" table:style-name="ce2">
            <text:p>27709</text:p>
          </table:table-cell>
          <table:table-cell office:value-type="float" office:value="27657" table:style-name="ce2">
            <text:p>27657</text:p>
          </table:table-cell>
          <table:table-cell office:value-type="float" office:value="27831" table:style-name="ce2">
            <text:p>27831</text:p>
          </table:table-cell>
          <table:table-cell office:value-type="float" office:value="28274" table:style-name="ce2">
            <text:p>28274</text:p>
          </table:table-cell>
          <table:table-cell office:value-type="float" office:value="28715" table:style-name="ce2">
            <text:p>28715</text:p>
          </table:table-cell>
          <table:table-cell office:value-type="float" office:value="29163" table:style-name="ce2">
            <text:p>29163</text:p>
          </table:table-cell>
          <table:table-cell office:value-type="float" office:value="29594" table:style-name="ce2">
            <text:p>29594</text:p>
          </table:table-cell>
          <table:table-cell office:value-type="float" office:value="30006" table:style-name="ce2">
            <text:p>30006</text:p>
          </table:table-cell>
          <table:table-cell office:value-type="float" office:value="30413" table:style-name="ce2">
            <text:p>30413</text:p>
          </table:table-cell>
          <table:table-cell office:value-type="float" office:value="30823" table:style-name="ce2">
            <text:p>30823</text:p>
          </table:table-cell>
          <table:table-cell office:value-type="float" office:value="31248" table:style-name="ce2">
            <text:p>31248</text:p>
          </table:table-cell>
          <table:table-cell office:value-type="float" office:value="31660" table:style-name="ce2">
            <text:p>31660</text:p>
          </table:table-cell>
          <table:table-cell office:value-type="float" office:value="32029" table:style-name="ce2">
            <text:p>32029</text:p>
          </table:table-cell>
          <table:table-cell office:value-type="float" office:value="32407" table:style-name="ce2">
            <text:p>32407</text:p>
          </table:table-cell>
          <table:table-cell office:value-type="float" office:value="32813" table:style-name="ce2">
            <text:p>32813</text:p>
          </table:table-cell>
          <table:table-cell office:value-type="float" office:value="33193" table:style-name="ce2">
            <text:p>33193</text:p>
          </table:table-cell>
          <table:table-cell office:value-type="float" office:value="33658" table:style-name="ce2">
            <text:p>33658</text:p>
          </table:table-cell>
          <table:table-cell office:value-type="float" office:value="34245" table:style-name="ce2">
            <text:p>34245</text:p>
          </table:table-cell>
          <table:table-cell office:value-type="float" office:value="34854" table:style-name="ce2">
            <text:p>34854</text:p>
          </table:table-cell>
          <table:table-cell office:value-type="float" office:value="35494" table:style-name="ce2">
            <text:p>35494</text:p>
          </table:table-cell>
          <table:table-cell office:value-type="float" office:value="36173" table:style-name="ce2">
            <text:p>36173</text:p>
          </table:table-cell>
          <table:table-cell office:value-type="float" office:value="36858" table:style-name="ce2">
            <text:p>36858</text:p>
          </table:table-cell>
          <table:table-cell office:value-type="float" office:value="37609" table:style-name="ce2">
            <text:p>37609</text:p>
          </table:table-cell>
          <table:table-cell office:value-type="float" office:value="38471" table:style-name="ce2">
            <text:p>38471</text:p>
          </table:table-cell>
          <table:table-cell office:value-type="float" office:value="39329" table:style-name="ce2">
            <text:p>39329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Guinea</text:p>
          </table:table-cell>
          <table:table-cell office:value-type="string" table:style-name="ce2">
            <text:p>GI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556749" table:style-name="ce2">
            <text:p>3556749</text:p>
          </table:table-cell>
          <table:table-cell office:value-type="float" office:value="3619551" table:style-name="ce2">
            <text:p>3619551</text:p>
          </table:table-cell>
          <table:table-cell office:value-type="float" office:value="3684273" table:style-name="ce2">
            <text:p>3684273</text:p>
          </table:table-cell>
          <table:table-cell office:value-type="float" office:value="3750954" table:style-name="ce2">
            <text:p>3750954</text:p>
          </table:table-cell>
          <table:table-cell office:value-type="float" office:value="3819722" table:style-name="ce2">
            <text:p>3819722</text:p>
          </table:table-cell>
          <table:table-cell office:value-type="float" office:value="3890716" table:style-name="ce2">
            <text:p>3890716</text:p>
          </table:table-cell>
          <table:table-cell office:value-type="float" office:value="3964155" table:style-name="ce2">
            <text:p>3964155</text:p>
          </table:table-cell>
          <table:table-cell office:value-type="float" office:value="4040153" table:style-name="ce2">
            <text:p>4040153</text:p>
          </table:table-cell>
          <table:table-cell office:value-type="float" office:value="4118550" table:style-name="ce2">
            <text:p>4118550</text:p>
          </table:table-cell>
          <table:table-cell office:value-type="float" office:value="4198300" table:style-name="ce2">
            <text:p>4198300</text:p>
          </table:table-cell>
          <table:table-cell office:value-type="float" office:value="4277535" table:style-name="ce2">
            <text:p>4277535</text:p>
          </table:table-cell>
          <table:table-cell office:value-type="float" office:value="4355200" table:style-name="ce2">
            <text:p>4355200</text:p>
          </table:table-cell>
          <table:table-cell office:value-type="float" office:value="4431292" table:style-name="ce2">
            <text:p>4431292</text:p>
          </table:table-cell>
          <table:table-cell office:value-type="float" office:value="4506324" table:style-name="ce2">
            <text:p>4506324</text:p>
          </table:table-cell>
          <table:table-cell office:value-type="float" office:value="4580510" table:style-name="ce2">
            <text:p>4580510</text:p>
          </table:table-cell>
          <table:table-cell office:value-type="float" office:value="4653876" table:style-name="ce2">
            <text:p>4653876</text:p>
          </table:table-cell>
          <table:table-cell office:value-type="float" office:value="4727022" table:style-name="ce2">
            <text:p>4727022</text:p>
          </table:table-cell>
          <table:table-cell office:value-type="float" office:value="4801128" table:style-name="ce2">
            <text:p>4801128</text:p>
          </table:table-cell>
          <table:table-cell office:value-type="float" office:value="4877854" table:style-name="ce2">
            <text:p>4877854</text:p>
          </table:table-cell>
          <table:table-cell office:value-type="float" office:value="4959283" table:style-name="ce2">
            <text:p>4959283</text:p>
          </table:table-cell>
          <table:table-cell office:value-type="float" office:value="5047419" table:style-name="ce2">
            <text:p>5047419</text:p>
          </table:table-cell>
          <table:table-cell office:value-type="float" office:value="5143288" table:style-name="ce2">
            <text:p>5143288</text:p>
          </table:table-cell>
          <table:table-cell office:value-type="float" office:value="5247672" table:style-name="ce2">
            <text:p>5247672</text:p>
          </table:table-cell>
          <table:table-cell office:value-type="float" office:value="5359814" table:style-name="ce2">
            <text:p>5359814</text:p>
          </table:table-cell>
          <table:table-cell office:value-type="float" office:value="5480096" table:style-name="ce2">
            <text:p>5480096</text:p>
          </table:table-cell>
          <table:table-cell office:value-type="float" office:value="5610373" table:style-name="ce2">
            <text:p>5610373</text:p>
          </table:table-cell>
          <table:table-cell office:value-type="float" office:value="5750668" table:style-name="ce2">
            <text:p>5750668</text:p>
          </table:table-cell>
          <table:table-cell office:value-type="float" office:value="5900198" table:style-name="ce2">
            <text:p>5900198</text:p>
          </table:table-cell>
          <table:table-cell office:value-type="float" office:value="6056574" table:style-name="ce2">
            <text:p>6056574</text:p>
          </table:table-cell>
          <table:table-cell office:value-type="float" office:value="6215811" table:style-name="ce2">
            <text:p>6215811</text:p>
          </table:table-cell>
          <table:table-cell office:value-type="float" office:value="6434374" table:style-name="ce2">
            <text:p>6434374</text:p>
          </table:table-cell>
          <table:table-cell office:value-type="float" office:value="6697166" table:style-name="ce2">
            <text:p>6697166</text:p>
          </table:table-cell>
          <table:table-cell office:value-type="float" office:value="6914366" table:style-name="ce2">
            <text:p>6914366</text:p>
          </table:table-cell>
          <table:table-cell office:value-type="float" office:value="7128177" table:style-name="ce2">
            <text:p>7128177</text:p>
          </table:table-cell>
          <table:table-cell office:value-type="float" office:value="7345107" table:style-name="ce2">
            <text:p>7345107</text:p>
          </table:table-cell>
          <table:table-cell office:value-type="float" office:value="7553249" table:style-name="ce2">
            <text:p>7553249</text:p>
          </table:table-cell>
          <table:table-cell office:value-type="float" office:value="7770035" table:style-name="ce2">
            <text:p>7770035</text:p>
          </table:table-cell>
          <table:table-cell office:value-type="float" office:value="7931370" table:style-name="ce2">
            <text:p>7931370</text:p>
          </table:table-cell>
          <table:table-cell office:value-type="float" office:value="8081990" table:style-name="ce2">
            <text:p>8081990</text:p>
          </table:table-cell>
          <table:table-cell office:value-type="float" office:value="8265123" table:style-name="ce2">
            <text:p>8265123</text:p>
          </table:table-cell>
          <table:table-cell office:value-type="float" office:value="8428832" table:style-name="ce2">
            <text:p>8428832</text:p>
          </table:table-cell>
          <table:table-cell office:value-type="float" office:value="8539960" table:style-name="ce2">
            <text:p>8539960</text:p>
          </table:table-cell>
          <table:table-cell office:value-type="float" office:value="8674066" table:style-name="ce2">
            <text:p>8674066</text:p>
          </table:table-cell>
          <table:table-cell office:value-type="float" office:value="8870781" table:style-name="ce2">
            <text:p>8870781</text:p>
          </table:table-cell>
          <table:table-cell office:value-type="float" office:value="9062726" table:style-name="ce2">
            <text:p>9062726</text:p>
          </table:table-cell>
          <table:table-cell office:value-type="float" office:value="9245844" table:style-name="ce2">
            <text:p>9245844</text:p>
          </table:table-cell>
          <table:table-cell office:value-type="float" office:value="9441171" table:style-name="ce2">
            <text:p>9441171</text:p>
          </table:table-cell>
          <table:table-cell office:value-type="float" office:value="9662281" table:style-name="ce2">
            <text:p>9662281</text:p>
          </table:table-cell>
          <table:table-cell office:value-type="float" office:value="9898870" table:style-name="ce2">
            <text:p>9898870</text:p>
          </table:table-cell>
          <table:table-cell office:value-type="float" office:value="10143534" table:style-name="ce2">
            <text:p>10143534</text:p>
          </table:table-cell>
          <table:table-cell office:value-type="float" office:value="10396086" table:style-name="ce2">
            <text:p>10396086</text:p>
          </table:table-cell>
          <table:table-cell office:value-type="float" office:value="10656810" table:style-name="ce2">
            <text:p>10656810</text:p>
          </table:table-cell>
          <table:table-cell office:value-type="float" office:value="10921581" table:style-name="ce2">
            <text:p>10921581</text:p>
          </table:table-cell>
          <table:table-cell office:value-type="float" office:value="11191873" table:style-name="ce2">
            <text:p>11191873</text:p>
          </table:table-cell>
          <table:table-cell office:value-type="float" office:value="11472924" table:style-name="ce2">
            <text:p>11472924</text:p>
          </table:table-cell>
          <table:table-cell office:value-type="float" office:value="11767070" table:style-name="ce2">
            <text:p>11767070</text:p>
          </table:table-cell>
          <table:table-cell office:value-type="float" office:value="12073030" table:style-name="ce2">
            <text:p>12073030</text:p>
          </table:table-cell>
          <table:table-cell office:value-type="float" office:value="12385659" table:style-name="ce2">
            <text:p>12385659</text:p>
          </table:table-cell>
          <table:table-cell office:value-type="float" office:value="12704774" table:style-name="ce2">
            <text:p>12704774</text:p>
          </table:table-cell>
          <table:table-cell office:value-type="float" office:value="13034346" table:style-name="ce2">
            <text:p>13034346</text:p>
          </table:table-cell>
          <table:table-cell office:value-type="float" office:value="13371183" table:style-name="ce2">
            <text:p>13371183</text:p>
          </table:table-cell>
          <table:table-cell office:value-type="float" office:value="13710513" table:style-name="ce2">
            <text:p>13710513</text:p>
          </table:table-cell>
          <table:table-cell office:value-type="float" office:value="14055137" table:style-name="ce2">
            <text:p>14055137</text:p>
          </table:table-cell>
          <table:table-cell office:value-type="float" office:value="14405468" table:style-name="ce2">
            <text:p>14405468</text:p>
          </table:table-cell>
          <table:table-cell office:value-type="float" office:value="14754785" table:style-name="ce2">
            <text:p>14754785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Gambia, The</text:p>
          </table:table-cell>
          <table:table-cell office:value-type="string" table:style-name="ce2">
            <text:p>GMB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98060" table:style-name="ce2">
            <text:p>398060</text:p>
          </table:table-cell>
          <table:table-cell office:value-type="float" office:value="408930" table:style-name="ce2">
            <text:p>408930</text:p>
          </table:table-cell>
          <table:table-cell office:value-type="float" office:value="420163" table:style-name="ce2">
            <text:p>420163</text:p>
          </table:table-cell>
          <table:table-cell office:value-type="float" office:value="431757" table:style-name="ce2">
            <text:p>431757</text:p>
          </table:table-cell>
          <table:table-cell office:value-type="float" office:value="443687" table:style-name="ce2">
            <text:p>443687</text:p>
          </table:table-cell>
          <table:table-cell office:value-type="float" office:value="455952" table:style-name="ce2">
            <text:p>455952</text:p>
          </table:table-cell>
          <table:table-cell office:value-type="float" office:value="468516" table:style-name="ce2">
            <text:p>468516</text:p>
          </table:table-cell>
          <table:table-cell office:value-type="float" office:value="481588" table:style-name="ce2">
            <text:p>481588</text:p>
          </table:table-cell>
          <table:table-cell office:value-type="float" office:value="495269" table:style-name="ce2">
            <text:p>495269</text:p>
          </table:table-cell>
          <table:table-cell office:value-type="float" office:value="509440" table:style-name="ce2">
            <text:p>509440</text:p>
          </table:table-cell>
          <table:table-cell office:value-type="float" office:value="524105" table:style-name="ce2">
            <text:p>524105</text:p>
          </table:table-cell>
          <table:table-cell office:value-type="float" office:value="539388" table:style-name="ce2">
            <text:p>539388</text:p>
          </table:table-cell>
          <table:table-cell office:value-type="float" office:value="555370" table:style-name="ce2">
            <text:p>555370</text:p>
          </table:table-cell>
          <table:table-cell office:value-type="float" office:value="571991" table:style-name="ce2">
            <text:p>571991</text:p>
          </table:table-cell>
          <table:table-cell office:value-type="float" office:value="589085" table:style-name="ce2">
            <text:p>589085</text:p>
          </table:table-cell>
          <table:table-cell office:value-type="float" office:value="606821" table:style-name="ce2">
            <text:p>606821</text:p>
          </table:table-cell>
          <table:table-cell office:value-type="float" office:value="625667" table:style-name="ce2">
            <text:p>625667</text:p>
          </table:table-cell>
          <table:table-cell office:value-type="float" office:value="645770" table:style-name="ce2">
            <text:p>645770</text:p>
          </table:table-cell>
          <table:table-cell office:value-type="float" office:value="667103" table:style-name="ce2">
            <text:p>667103</text:p>
          </table:table-cell>
          <table:table-cell office:value-type="float" office:value="689781" table:style-name="ce2">
            <text:p>689781</text:p>
          </table:table-cell>
          <table:table-cell office:value-type="float" office:value="713913" table:style-name="ce2">
            <text:p>713913</text:p>
          </table:table-cell>
          <table:table-cell office:value-type="float" office:value="739125" table:style-name="ce2">
            <text:p>739125</text:p>
          </table:table-cell>
          <table:table-cell office:value-type="float" office:value="765753" table:style-name="ce2">
            <text:p>765753</text:p>
          </table:table-cell>
          <table:table-cell office:value-type="float" office:value="794525" table:style-name="ce2">
            <text:p>794525</text:p>
          </table:table-cell>
          <table:table-cell office:value-type="float" office:value="825631" table:style-name="ce2">
            <text:p>825631</text:p>
          </table:table-cell>
          <table:table-cell office:value-type="float" office:value="858874" table:style-name="ce2">
            <text:p>858874</text:p>
          </table:table-cell>
          <table:table-cell office:value-type="float" office:value="894019" table:style-name="ce2">
            <text:p>894019</text:p>
          </table:table-cell>
          <table:table-cell office:value-type="float" office:value="931091" table:style-name="ce2">
            <text:p>931091</text:p>
          </table:table-cell>
          <table:table-cell office:value-type="float" office:value="970160" table:style-name="ce2">
            <text:p>970160</text:p>
          </table:table-cell>
          <table:table-cell office:value-type="float" office:value="1011357" table:style-name="ce2">
            <text:p>1011357</text:p>
          </table:table-cell>
          <table:table-cell office:value-type="float" office:value="1054696" table:style-name="ce2">
            <text:p>1054696</text:p>
          </table:table-cell>
          <table:table-cell office:value-type="float" office:value="1099959" table:style-name="ce2">
            <text:p>1099959</text:p>
          </table:table-cell>
          <table:table-cell office:value-type="float" office:value="1145582" table:style-name="ce2">
            <text:p>1145582</text:p>
          </table:table-cell>
          <table:table-cell office:value-type="float" office:value="1188365" table:style-name="ce2">
            <text:p>1188365</text:p>
          </table:table-cell>
          <table:table-cell office:value-type="float" office:value="1227226" table:style-name="ce2">
            <text:p>1227226</text:p>
          </table:table-cell>
          <table:table-cell office:value-type="float" office:value="1264313" table:style-name="ce2">
            <text:p>1264313</text:p>
          </table:table-cell>
          <table:table-cell office:value-type="float" office:value="1301410" table:style-name="ce2">
            <text:p>1301410</text:p>
          </table:table-cell>
          <table:table-cell office:value-type="float" office:value="1338889" table:style-name="ce2">
            <text:p>1338889</text:p>
          </table:table-cell>
          <table:table-cell office:value-type="float" office:value="1376987" table:style-name="ce2">
            <text:p>1376987</text:p>
          </table:table-cell>
          <table:table-cell office:value-type="float" office:value="1415779" table:style-name="ce2">
            <text:p>1415779</text:p>
          </table:table-cell>
          <table:table-cell office:value-type="float" office:value="1455084" table:style-name="ce2">
            <text:p>1455084</text:p>
          </table:table-cell>
          <table:table-cell office:value-type="float" office:value="1495011" table:style-name="ce2">
            <text:p>1495011</text:p>
          </table:table-cell>
          <table:table-cell office:value-type="float" office:value="1535691" table:style-name="ce2">
            <text:p>1535691</text:p>
          </table:table-cell>
          <table:table-cell office:value-type="float" office:value="1577611" table:style-name="ce2">
            <text:p>1577611</text:p>
          </table:table-cell>
          <table:table-cell office:value-type="float" office:value="1621312" table:style-name="ce2">
            <text:p>1621312</text:p>
          </table:table-cell>
          <table:table-cell office:value-type="float" office:value="1667037" table:style-name="ce2">
            <text:p>1667037</text:p>
          </table:table-cell>
          <table:table-cell office:value-type="float" office:value="1715275" table:style-name="ce2">
            <text:p>1715275</text:p>
          </table:table-cell>
          <table:table-cell office:value-type="float" office:value="1765774" table:style-name="ce2">
            <text:p>1765774</text:p>
          </table:table-cell>
          <table:table-cell office:value-type="float" office:value="1817852" table:style-name="ce2">
            <text:p>1817852</text:p>
          </table:table-cell>
          <table:table-cell office:value-type="float" office:value="1871422" table:style-name="ce2">
            <text:p>1871422</text:p>
          </table:table-cell>
          <table:table-cell office:value-type="float" office:value="1926630" table:style-name="ce2">
            <text:p>1926630</text:p>
          </table:table-cell>
          <table:table-cell office:value-type="float" office:value="1983784" table:style-name="ce2">
            <text:p>1983784</text:p>
          </table:table-cell>
          <table:table-cell office:value-type="float" office:value="2043094" table:style-name="ce2">
            <text:p>2043094</text:p>
          </table:table-cell>
          <table:table-cell office:value-type="float" office:value="2103820" table:style-name="ce2">
            <text:p>2103820</text:p>
          </table:table-cell>
          <table:table-cell office:value-type="float" office:value="2164528" table:style-name="ce2">
            <text:p>2164528</text:p>
          </table:table-cell>
          <table:table-cell office:value-type="float" office:value="2224529" table:style-name="ce2">
            <text:p>2224529</text:p>
          </table:table-cell>
          <table:table-cell office:value-type="float" office:value="2283769" table:style-name="ce2">
            <text:p>2283769</text:p>
          </table:table-cell>
          <table:table-cell office:value-type="float" office:value="2342189" table:style-name="ce2">
            <text:p>2342189</text:p>
          </table:table-cell>
          <table:table-cell office:value-type="float" office:value="2399632" table:style-name="ce2">
            <text:p>2399632</text:p>
          </table:table-cell>
          <table:table-cell office:value-type="float" office:value="2456844" table:style-name="ce2">
            <text:p>2456844</text:p>
          </table:table-cell>
          <table:table-cell office:value-type="float" office:value="2515733" table:style-name="ce2">
            <text:p>2515733</text:p>
          </table:table-cell>
          <table:table-cell office:value-type="float" office:value="2576010" table:style-name="ce2">
            <text:p>2576010</text:p>
          </table:table-cell>
          <table:table-cell office:value-type="float" office:value="2636470" table:style-name="ce2">
            <text:p>2636470</text:p>
          </table:table-cell>
          <table:table-cell office:value-type="float" office:value="2697845" table:style-name="ce2">
            <text:p>2697845</text:p>
          </table:table-cell>
          <table:table-cell office:value-type="float" office:value="2759988" table:style-name="ce2">
            <text:p>275998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Guinea-Bissau</text:p>
          </table:table-cell>
          <table:table-cell office:value-type="string" table:style-name="ce2">
            <text:p>GNB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77633" table:style-name="ce2">
            <text:p>577633</text:p>
          </table:table-cell>
          <table:table-cell office:value-type="float" office:value="582532" table:style-name="ce2">
            <text:p>582532</text:p>
          </table:table-cell>
          <table:table-cell office:value-type="float" office:value="589474" table:style-name="ce2">
            <text:p>589474</text:p>
          </table:table-cell>
          <table:table-cell office:value-type="float" office:value="594418" table:style-name="ce2">
            <text:p>594418</text:p>
          </table:table-cell>
          <table:table-cell office:value-type="float" office:value="588543" table:style-name="ce2">
            <text:p>588543</text:p>
          </table:table-cell>
          <table:table-cell office:value-type="float" office:value="575005" table:style-name="ce2">
            <text:p>575005</text:p>
          </table:table-cell>
          <table:table-cell office:value-type="float" office:value="566908" table:style-name="ce2">
            <text:p>566908</text:p>
          </table:table-cell>
          <table:table-cell office:value-type="float" office:value="569011" table:style-name="ce2">
            <text:p>569011</text:p>
          </table:table-cell>
          <table:table-cell office:value-type="float" office:value="578170" table:style-name="ce2">
            <text:p>578170</text:p>
          </table:table-cell>
          <table:table-cell office:value-type="float" office:value="581610" table:style-name="ce2">
            <text:p>581610</text:p>
          </table:table-cell>
          <table:table-cell office:value-type="float" office:value="584403" table:style-name="ce2">
            <text:p>584403</text:p>
          </table:table-cell>
          <table:table-cell office:value-type="float" office:value="586221" table:style-name="ce2">
            <text:p>586221</text:p>
          </table:table-cell>
          <table:table-cell office:value-type="float" office:value="586620" table:style-name="ce2">
            <text:p>586620</text:p>
          </table:table-cell>
          <table:table-cell office:value-type="float" office:value="592808" table:style-name="ce2">
            <text:p>592808</text:p>
          </table:table-cell>
          <table:table-cell office:value-type="float" office:value="613338" table:style-name="ce2">
            <text:p>613338</text:p>
          </table:table-cell>
          <table:table-cell office:value-type="float" office:value="650966" table:style-name="ce2">
            <text:p>650966</text:p>
          </table:table-cell>
          <table:table-cell office:value-type="float" office:value="694191" table:style-name="ce2">
            <text:p>694191</text:p>
          </table:table-cell>
          <table:table-cell office:value-type="float" office:value="741789" table:style-name="ce2">
            <text:p>741789</text:p>
          </table:table-cell>
          <table:table-cell office:value-type="float" office:value="791694" table:style-name="ce2">
            <text:p>791694</text:p>
          </table:table-cell>
          <table:table-cell office:value-type="float" office:value="819867" table:style-name="ce2">
            <text:p>819867</text:p>
          </table:table-cell>
          <table:table-cell office:value-type="float" office:value="829303" table:style-name="ce2">
            <text:p>829303</text:p>
          </table:table-cell>
          <table:table-cell office:value-type="float" office:value="842432" table:style-name="ce2">
            <text:p>842432</text:p>
          </table:table-cell>
          <table:table-cell office:value-type="float" office:value="855891" table:style-name="ce2">
            <text:p>855891</text:p>
          </table:table-cell>
          <table:table-cell office:value-type="float" office:value="869592" table:style-name="ce2">
            <text:p>869592</text:p>
          </table:table-cell>
          <table:table-cell office:value-type="float" office:value="883519" table:style-name="ce2">
            <text:p>883519</text:p>
          </table:table-cell>
          <table:table-cell office:value-type="float" office:value="897697" table:style-name="ce2">
            <text:p>897697</text:p>
          </table:table-cell>
          <table:table-cell office:value-type="float" office:value="912126" table:style-name="ce2">
            <text:p>912126</text:p>
          </table:table-cell>
          <table:table-cell office:value-type="float" office:value="926862" table:style-name="ce2">
            <text:p>926862</text:p>
          </table:table-cell>
          <table:table-cell office:value-type="float" office:value="942061" table:style-name="ce2">
            <text:p>942061</text:p>
          </table:table-cell>
          <table:table-cell office:value-type="float" office:value="957789" table:style-name="ce2">
            <text:p>957789</text:p>
          </table:table-cell>
          <table:table-cell office:value-type="float" office:value="973669" table:style-name="ce2">
            <text:p>973669</text:p>
          </table:table-cell>
          <table:table-cell office:value-type="float" office:value="994639" table:style-name="ce2">
            <text:p>994639</text:p>
          </table:table-cell>
          <table:table-cell office:value-type="float" office:value="1024356" table:style-name="ce2">
            <text:p>1024356</text:p>
          </table:table-cell>
          <table:table-cell office:value-type="float" office:value="1058745" table:style-name="ce2">
            <text:p>1058745</text:p>
          </table:table-cell>
          <table:table-cell office:value-type="float" office:value="1092031" table:style-name="ce2">
            <text:p>1092031</text:p>
          </table:table-cell>
          <table:table-cell office:value-type="float" office:value="1119949" table:style-name="ce2">
            <text:p>1119949</text:p>
          </table:table-cell>
          <table:table-cell office:value-type="float" office:value="1143535" table:style-name="ce2">
            <text:p>1143535</text:p>
          </table:table-cell>
          <table:table-cell office:value-type="float" office:value="1165545" table:style-name="ce2">
            <text:p>1165545</text:p>
          </table:table-cell>
          <table:table-cell office:value-type="float" office:value="1187473" table:style-name="ce2">
            <text:p>1187473</text:p>
          </table:table-cell>
          <table:table-cell office:value-type="float" office:value="1210206" table:style-name="ce2">
            <text:p>1210206</text:p>
          </table:table-cell>
          <table:table-cell office:value-type="float" office:value="1234741" table:style-name="ce2">
            <text:p>1234741</text:p>
          </table:table-cell>
          <table:table-cell office:value-type="float" office:value="1261273" table:style-name="ce2">
            <text:p>1261273</text:p>
          </table:table-cell>
          <table:table-cell office:value-type="float" office:value="1289307" table:style-name="ce2">
            <text:p>1289307</text:p>
          </table:table-cell>
          <table:table-cell office:value-type="float" office:value="1318806" table:style-name="ce2">
            <text:p>1318806</text:p>
          </table:table-cell>
          <table:table-cell office:value-type="float" office:value="1349563" table:style-name="ce2">
            <text:p>1349563</text:p>
          </table:table-cell>
          <table:table-cell office:value-type="float" office:value="1381585" table:style-name="ce2">
            <text:p>1381585</text:p>
          </table:table-cell>
          <table:table-cell office:value-type="float" office:value="1415303" table:style-name="ce2">
            <text:p>1415303</text:p>
          </table:table-cell>
          <table:table-cell office:value-type="float" office:value="1450986" table:style-name="ce2">
            <text:p>1450986</text:p>
          </table:table-cell>
          <table:table-cell office:value-type="float" office:value="1488054" table:style-name="ce2">
            <text:p>1488054</text:p>
          </table:table-cell>
          <table:table-cell office:value-type="float" office:value="1526377" table:style-name="ce2">
            <text:p>1526377</text:p>
          </table:table-cell>
          <table:table-cell office:value-type="float" office:value="1566347" table:style-name="ce2">
            <text:p>1566347</text:p>
          </table:table-cell>
          <table:table-cell office:value-type="float" office:value="1608076" table:style-name="ce2">
            <text:p>1608076</text:p>
          </table:table-cell>
          <table:table-cell office:value-type="float" office:value="1651417" table:style-name="ce2">
            <text:p>1651417</text:p>
          </table:table-cell>
          <table:table-cell office:value-type="float" office:value="1695973" table:style-name="ce2">
            <text:p>1695973</text:p>
          </table:table-cell>
          <table:table-cell office:value-type="float" office:value="1741122" table:style-name="ce2">
            <text:p>1741122</text:p>
          </table:table-cell>
          <table:table-cell office:value-type="float" office:value="1786457" table:style-name="ce2">
            <text:p>1786457</text:p>
          </table:table-cell>
          <table:table-cell office:value-type="float" office:value="1831893" table:style-name="ce2">
            <text:p>1831893</text:p>
          </table:table-cell>
          <table:table-cell office:value-type="float" office:value="1877072" table:style-name="ce2">
            <text:p>1877072</text:p>
          </table:table-cell>
          <table:table-cell office:value-type="float" office:value="1922168" table:style-name="ce2">
            <text:p>1922168</text:p>
          </table:table-cell>
          <table:table-cell office:value-type="float" office:value="1967696" table:style-name="ce2">
            <text:p>1967696</text:p>
          </table:table-cell>
          <table:table-cell office:value-type="float" office:value="2013255" table:style-name="ce2">
            <text:p>2013255</text:p>
          </table:table-cell>
          <table:table-cell office:value-type="float" office:value="2058841" table:style-name="ce2">
            <text:p>2058841</text:p>
          </table:table-cell>
          <table:table-cell office:value-type="float" office:value="2105529" table:style-name="ce2">
            <text:p>2105529</text:p>
          </table:table-cell>
          <table:table-cell office:value-type="float" office:value="2153339" table:style-name="ce2">
            <text:p>2153339</text:p>
          </table:table-cell>
          <table:table-cell office:value-type="float" office:value="2201352" table:style-name="ce2">
            <text:p>220135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Equatorial Guinea</text:p>
          </table:table-cell>
          <table:table-cell office:value-type="string" table:style-name="ce2">
            <text:p>GNQ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69807" table:style-name="ce2">
            <text:p>269807</text:p>
          </table:table-cell>
          <table:table-cell office:value-type="float" office:value="274896" table:style-name="ce2">
            <text:p>274896</text:p>
          </table:table-cell>
          <table:table-cell office:value-type="float" office:value="280286" table:style-name="ce2">
            <text:p>280286</text:p>
          </table:table-cell>
          <table:table-cell office:value-type="float" office:value="285965" table:style-name="ce2">
            <text:p>285965</text:p>
          </table:table-cell>
          <table:table-cell office:value-type="float" office:value="291942" table:style-name="ce2">
            <text:p>291942</text:p>
          </table:table-cell>
          <table:table-cell office:value-type="float" office:value="298238" table:style-name="ce2">
            <text:p>298238</text:p>
          </table:table-cell>
          <table:table-cell office:value-type="float" office:value="304859" table:style-name="ce2">
            <text:p>304859</text:p>
          </table:table-cell>
          <table:table-cell office:value-type="float" office:value="311805" table:style-name="ce2">
            <text:p>311805</text:p>
          </table:table-cell>
          <table:table-cell office:value-type="float" office:value="318849" table:style-name="ce2">
            <text:p>318849</text:p>
          </table:table-cell>
          <table:table-cell office:value-type="float" office:value="322517" table:style-name="ce2">
            <text:p>322517</text:p>
          </table:table-cell>
          <table:table-cell office:value-type="float" office:value="320803" table:style-name="ce2">
            <text:p>320803</text:p>
          </table:table-cell>
          <table:table-cell office:value-type="float" office:value="315940" table:style-name="ce2">
            <text:p>315940</text:p>
          </table:table-cell>
          <table:table-cell office:value-type="float" office:value="309468" table:style-name="ce2">
            <text:p>309468</text:p>
          </table:table-cell>
          <table:table-cell office:value-type="float" office:value="302281" table:style-name="ce2">
            <text:p>302281</text:p>
          </table:table-cell>
          <table:table-cell office:value-type="float" office:value="294953" table:style-name="ce2">
            <text:p>294953</text:p>
          </table:table-cell>
          <table:table-cell office:value-type="float" office:value="287901" table:style-name="ce2">
            <text:p>287901</text:p>
          </table:table-cell>
          <table:table-cell office:value-type="float" office:value="281031" table:style-name="ce2">
            <text:p>281031</text:p>
          </table:table-cell>
          <table:table-cell office:value-type="float" office:value="276779" table:style-name="ce2">
            <text:p>276779</text:p>
          </table:table-cell>
          <table:table-cell office:value-type="float" office:value="276531" table:style-name="ce2">
            <text:p>276531</text:p>
          </table:table-cell>
          <table:table-cell office:value-type="float" office:value="279846" table:style-name="ce2">
            <text:p>279846</text:p>
          </table:table-cell>
          <table:table-cell office:value-type="float" office:value="288644" table:style-name="ce2">
            <text:p>288644</text:p>
          </table:table-cell>
          <table:table-cell office:value-type="float" office:value="303252" table:style-name="ce2">
            <text:p>303252</text:p>
          </table:table-cell>
          <table:table-cell office:value-type="float" office:value="322216" table:style-name="ce2">
            <text:p>322216</text:p>
          </table:table-cell>
          <table:table-cell office:value-type="float" office:value="343421" table:style-name="ce2">
            <text:p>343421</text:p>
          </table:table-cell>
          <table:table-cell office:value-type="float" office:value="364899" table:style-name="ce2">
            <text:p>364899</text:p>
          </table:table-cell>
          <table:table-cell office:value-type="float" office:value="385547" table:style-name="ce2">
            <text:p>385547</text:p>
          </table:table-cell>
          <table:table-cell office:value-type="float" office:value="404728" table:style-name="ce2">
            <text:p>404728</text:p>
          </table:table-cell>
          <table:table-cell office:value-type="float" office:value="422522" table:style-name="ce2">
            <text:p>422522</text:p>
          </table:table-cell>
          <table:table-cell office:value-type="float" office:value="439651" table:style-name="ce2">
            <text:p>439651</text:p>
          </table:table-cell>
          <table:table-cell office:value-type="float" office:value="456808" table:style-name="ce2">
            <text:p>456808</text:p>
          </table:table-cell>
          <table:table-cell office:value-type="float" office:value="474274" table:style-name="ce2">
            <text:p>474274</text:p>
          </table:table-cell>
          <table:table-cell office:value-type="float" office:value="492217" table:style-name="ce2">
            <text:p>492217</text:p>
          </table:table-cell>
          <table:table-cell office:value-type="float" office:value="510770" table:style-name="ce2">
            <text:p>510770</text:p>
          </table:table-cell>
          <table:table-cell office:value-type="float" office:value="530023" table:style-name="ce2">
            <text:p>530023</text:p>
          </table:table-cell>
          <table:table-cell office:value-type="float" office:value="550138" table:style-name="ce2">
            <text:p>550138</text:p>
          </table:table-cell>
          <table:table-cell office:value-type="float" office:value="571264" table:style-name="ce2">
            <text:p>571264</text:p>
          </table:table-cell>
          <table:table-cell office:value-type="float" office:value="593492" table:style-name="ce2">
            <text:p>593492</text:p>
          </table:table-cell>
          <table:table-cell office:value-type="float" office:value="616893" table:style-name="ce2">
            <text:p>616893</text:p>
          </table:table-cell>
          <table:table-cell office:value-type="float" office:value="641474" table:style-name="ce2">
            <text:p>641474</text:p>
          </table:table-cell>
          <table:table-cell office:value-type="float" office:value="667214" table:style-name="ce2">
            <text:p>667214</text:p>
          </table:table-cell>
          <table:table-cell office:value-type="float" office:value="703279" table:style-name="ce2">
            <text:p>703279</text:p>
          </table:table-cell>
          <table:table-cell office:value-type="float" office:value="749836" table:style-name="ce2">
            <text:p>749836</text:p>
          </table:table-cell>
          <table:table-cell office:value-type="float" office:value="797957" table:style-name="ce2">
            <text:p>797957</text:p>
          </table:table-cell>
          <table:table-cell office:value-type="float" office:value="847862" table:style-name="ce2">
            <text:p>847862</text:p>
          </table:table-cell>
          <table:table-cell office:value-type="float" office:value="899917" table:style-name="ce2">
            <text:p>899917</text:p>
          </table:table-cell>
          <table:table-cell office:value-type="float" office:value="947367" table:style-name="ce2">
            <text:p>947367</text:p>
          </table:table-cell>
          <table:table-cell office:value-type="float" office:value="990343" table:style-name="ce2">
            <text:p>990343</text:p>
          </table:table-cell>
          <table:table-cell office:value-type="float" office:value="1036044" table:style-name="ce2">
            <text:p>1036044</text:p>
          </table:table-cell>
          <table:table-cell office:value-type="float" office:value="1084530" table:style-name="ce2">
            <text:p>1084530</text:p>
          </table:table-cell>
          <table:table-cell office:value-type="float" office:value="1135673" table:style-name="ce2">
            <text:p>1135673</text:p>
          </table:table-cell>
          <table:table-cell office:value-type="float" office:value="1189085" table:style-name="ce2">
            <text:p>1189085</text:p>
          </table:table-cell>
          <table:table-cell office:value-type="float" office:value="1241835" table:style-name="ce2">
            <text:p>1241835</text:p>
          </table:table-cell>
          <table:table-cell office:value-type="float" office:value="1293483" table:style-name="ce2">
            <text:p>1293483</text:p>
          </table:table-cell>
          <table:table-cell office:value-type="float" office:value="1346218" table:style-name="ce2">
            <text:p>1346218</text:p>
          </table:table-cell>
          <table:table-cell office:value-type="float" office:value="1399828" table:style-name="ce2">
            <text:p>1399828</text:p>
          </table:table-cell>
          <table:table-cell office:value-type="float" office:value="1453923" table:style-name="ce2">
            <text:p>1453923</text:p>
          </table:table-cell>
          <table:table-cell office:value-type="float" office:value="1508186" table:style-name="ce2">
            <text:p>1508186</text:p>
          </table:table-cell>
          <table:table-cell office:value-type="float" office:value="1562396" table:style-name="ce2">
            <text:p>1562396</text:p>
          </table:table-cell>
          <table:table-cell office:value-type="float" office:value="1616422" table:style-name="ce2">
            <text:p>1616422</text:p>
          </table:table-cell>
          <table:table-cell office:value-type="float" office:value="1670177" table:style-name="ce2">
            <text:p>1670177</text:p>
          </table:table-cell>
          <table:table-cell office:value-type="float" office:value="1716468" table:style-name="ce2">
            <text:p>1716468</text:p>
          </table:table-cell>
          <table:table-cell office:value-type="float" office:value="1758786" table:style-name="ce2">
            <text:p>1758786</text:p>
          </table:table-cell>
          <table:table-cell office:value-type="float" office:value="1803545" table:style-name="ce2">
            <text:p>1803545</text:p>
          </table:table-cell>
          <table:table-cell office:value-type="float" office:value="1847549" table:style-name="ce2">
            <text:p>1847549</text:p>
          </table:table-cell>
          <table:table-cell office:value-type="float" office:value="1892516" table:style-name="ce2">
            <text:p>189251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Greece</text:p>
          </table:table-cell>
          <table:table-cell office:value-type="string" table:style-name="ce2">
            <text:p>GRC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8331725" table:style-name="ce2">
            <text:p>8331725</text:p>
          </table:table-cell>
          <table:table-cell office:value-type="float" office:value="8398050" table:style-name="ce2">
            <text:p>8398050</text:p>
          </table:table-cell>
          <table:table-cell office:value-type="float" office:value="8448233" table:style-name="ce2">
            <text:p>8448233</text:p>
          </table:table-cell>
          <table:table-cell office:value-type="float" office:value="8479625" table:style-name="ce2">
            <text:p>8479625</text:p>
          </table:table-cell>
          <table:table-cell office:value-type="float" office:value="8510429" table:style-name="ce2">
            <text:p>8510429</text:p>
          </table:table-cell>
          <table:table-cell office:value-type="float" office:value="8550333" table:style-name="ce2">
            <text:p>8550333</text:p>
          </table:table-cell>
          <table:table-cell office:value-type="float" office:value="8613651" table:style-name="ce2">
            <text:p>8613651</text:p>
          </table:table-cell>
          <table:table-cell office:value-type="float" office:value="8684088" table:style-name="ce2">
            <text:p>8684088</text:p>
          </table:table-cell>
          <table:table-cell office:value-type="float" office:value="8740765" table:style-name="ce2">
            <text:p>8740765</text:p>
          </table:table-cell>
          <table:table-cell office:value-type="float" office:value="8772764" table:style-name="ce2">
            <text:p>8772764</text:p>
          </table:table-cell>
          <table:table-cell office:value-type="float" office:value="8792806" table:style-name="ce2">
            <text:p>8792806</text:p>
          </table:table-cell>
          <table:table-cell office:value-type="float" office:value="8831036" table:style-name="ce2">
            <text:p>8831036</text:p>
          </table:table-cell>
          <table:table-cell office:value-type="float" office:value="8888628" table:style-name="ce2">
            <text:p>8888628</text:p>
          </table:table-cell>
          <table:table-cell office:value-type="float" office:value="8929086" table:style-name="ce2">
            <text:p>8929086</text:p>
          </table:table-cell>
          <table:table-cell office:value-type="float" office:value="8962022" table:style-name="ce2">
            <text:p>8962022</text:p>
          </table:table-cell>
          <table:table-cell office:value-type="float" office:value="9046541" table:style-name="ce2">
            <text:p>9046541</text:p>
          </table:table-cell>
          <table:table-cell office:value-type="float" office:value="9188150" table:style-name="ce2">
            <text:p>9188150</text:p>
          </table:table-cell>
          <table:table-cell office:value-type="float" office:value="9308479" table:style-name="ce2">
            <text:p>9308479</text:p>
          </table:table-cell>
          <table:table-cell office:value-type="float" office:value="9429959" table:style-name="ce2">
            <text:p>9429959</text:p>
          </table:table-cell>
          <table:table-cell office:value-type="float" office:value="9548258" table:style-name="ce2">
            <text:p>9548258</text:p>
          </table:table-cell>
          <table:table-cell office:value-type="float" office:value="9642505" table:style-name="ce2">
            <text:p>9642505</text:p>
          </table:table-cell>
          <table:table-cell office:value-type="float" office:value="9729350" table:style-name="ce2">
            <text:p>9729350</text:p>
          </table:table-cell>
          <table:table-cell office:value-type="float" office:value="9789513" table:style-name="ce2">
            <text:p>9789513</text:p>
          </table:table-cell>
          <table:table-cell office:value-type="float" office:value="9846627" table:style-name="ce2">
            <text:p>9846627</text:p>
          </table:table-cell>
          <table:table-cell office:value-type="float" office:value="9895801" table:style-name="ce2">
            <text:p>9895801</text:p>
          </table:table-cell>
          <table:table-cell office:value-type="float" office:value="9934300" table:style-name="ce2">
            <text:p>9934300</text:p>
          </table:table-cell>
          <table:table-cell office:value-type="float" office:value="9967213" table:style-name="ce2">
            <text:p>9967213</text:p>
          </table:table-cell>
          <table:table-cell office:value-type="float" office:value="10000595" table:style-name="ce2">
            <text:p>10000595</text:p>
          </table:table-cell>
          <table:table-cell office:value-type="float" office:value="10036983" table:style-name="ce2">
            <text:p>10036983</text:p>
          </table:table-cell>
          <table:table-cell office:value-type="float" office:value="10089498" table:style-name="ce2">
            <text:p>10089498</text:p>
          </table:table-cell>
          <table:table-cell office:value-type="float" office:value="10196792" table:style-name="ce2">
            <text:p>10196792</text:p>
          </table:table-cell>
          <table:table-cell office:value-type="float" office:value="10319927" table:style-name="ce2">
            <text:p>10319927</text:p>
          </table:table-cell>
          <table:table-cell office:value-type="float" office:value="10399061" table:style-name="ce2">
            <text:p>10399061</text:p>
          </table:table-cell>
          <table:table-cell office:value-type="float" office:value="10460415" table:style-name="ce2">
            <text:p>10460415</text:p>
          </table:table-cell>
          <table:table-cell office:value-type="float" office:value="10512922" table:style-name="ce2">
            <text:p>10512922</text:p>
          </table:table-cell>
          <table:table-cell office:value-type="float" office:value="10562153" table:style-name="ce2">
            <text:p>10562153</text:p>
          </table:table-cell>
          <table:table-cell office:value-type="float" office:value="10608800" table:style-name="ce2">
            <text:p>10608800</text:p>
          </table:table-cell>
          <table:table-cell office:value-type="float" office:value="10661259" table:style-name="ce2">
            <text:p>10661259</text:p>
          </table:table-cell>
          <table:table-cell office:value-type="float" office:value="10720509" table:style-name="ce2">
            <text:p>10720509</text:p>
          </table:table-cell>
          <table:table-cell office:value-type="float" office:value="10761698" table:style-name="ce2">
            <text:p>10761698</text:p>
          </table:table-cell>
          <table:table-cell office:value-type="float" office:value="10805808" table:style-name="ce2">
            <text:p>10805808</text:p>
          </table:table-cell>
          <table:table-cell office:value-type="float" office:value="10862132" table:style-name="ce2">
            <text:p>10862132</text:p>
          </table:table-cell>
          <table:table-cell office:value-type="float" office:value="10902022" table:style-name="ce2">
            <text:p>10902022</text:p>
          </table:table-cell>
          <table:table-cell office:value-type="float" office:value="10928070" table:style-name="ce2">
            <text:p>10928070</text:p>
          </table:table-cell>
          <table:table-cell office:value-type="float" office:value="10955141" table:style-name="ce2">
            <text:p>10955141</text:p>
          </table:table-cell>
          <table:table-cell office:value-type="float" office:value="10987314" table:style-name="ce2">
            <text:p>10987314</text:p>
          </table:table-cell>
          <table:table-cell office:value-type="float" office:value="11020362" table:style-name="ce2">
            <text:p>11020362</text:p>
          </table:table-cell>
          <table:table-cell office:value-type="float" office:value="11048473" table:style-name="ce2">
            <text:p>11048473</text:p>
          </table:table-cell>
          <table:table-cell office:value-type="float" office:value="11077841" table:style-name="ce2">
            <text:p>11077841</text:p>
          </table:table-cell>
          <table:table-cell office:value-type="float" office:value="11107017" table:style-name="ce2">
            <text:p>11107017</text:p>
          </table:table-cell>
          <table:table-cell office:value-type="float" office:value="11121341" table:style-name="ce2">
            <text:p>11121341</text:p>
          </table:table-cell>
          <table:table-cell office:value-type="float" office:value="11104899" table:style-name="ce2">
            <text:p>11104899</text:p>
          </table:table-cell>
          <table:table-cell office:value-type="float" office:value="11045011" table:style-name="ce2">
            <text:p>11045011</text:p>
          </table:table-cell>
          <table:table-cell office:value-type="float" office:value="10965211" table:style-name="ce2">
            <text:p>10965211</text:p>
          </table:table-cell>
          <table:table-cell office:value-type="float" office:value="10892413" table:style-name="ce2">
            <text:p>10892413</text:p>
          </table:table-cell>
          <table:table-cell office:value-type="float" office:value="10820883" table:style-name="ce2">
            <text:p>10820883</text:p>
          </table:table-cell>
          <table:table-cell office:value-type="float" office:value="10775971" table:style-name="ce2">
            <text:p>10775971</text:p>
          </table:table-cell>
          <table:table-cell office:value-type="float" office:value="10754679" table:style-name="ce2">
            <text:p>10754679</text:p>
          </table:table-cell>
          <table:table-cell office:value-type="float" office:value="10732882" table:style-name="ce2">
            <text:p>10732882</text:p>
          </table:table-cell>
          <table:table-cell office:value-type="float" office:value="10721582" table:style-name="ce2">
            <text:p>10721582</text:p>
          </table:table-cell>
          <table:table-cell office:value-type="float" office:value="10698599" table:style-name="ce2">
            <text:p>10698599</text:p>
          </table:table-cell>
          <table:table-cell office:value-type="float" office:value="10569207" table:style-name="ce2">
            <text:p>10569207</text:p>
          </table:table-cell>
          <table:table-cell office:value-type="float" office:value="10436882" table:style-name="ce2">
            <text:p>10436882</text:p>
          </table:table-cell>
          <table:table-cell office:value-type="float" office:value="10407351" table:style-name="ce2">
            <text:p>10407351</text:p>
          </table:table-cell>
          <table:table-cell office:value-type="float" office:value="10405134" table:style-name="ce2">
            <text:p>1040513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Grenada</text:p>
          </table:table-cell>
          <table:table-cell office:value-type="string" table:style-name="ce2">
            <text:p>GRD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94058" table:style-name="ce2">
            <text:p>94058</text:p>
          </table:table-cell>
          <table:table-cell office:value-type="float" office:value="95335" table:style-name="ce2">
            <text:p>95335</text:p>
          </table:table-cell>
          <table:table-cell office:value-type="float" office:value="96375" table:style-name="ce2">
            <text:p>96375</text:p>
          </table:table-cell>
          <table:table-cell office:value-type="float" office:value="97195" table:style-name="ce2">
            <text:p>97195</text:p>
          </table:table-cell>
          <table:table-cell office:value-type="float" office:value="97760" table:style-name="ce2">
            <text:p>97760</text:p>
          </table:table-cell>
          <table:table-cell office:value-type="float" office:value="98067" table:style-name="ce2">
            <text:p>98067</text:p>
          </table:table-cell>
          <table:table-cell office:value-type="float" office:value="98121" table:style-name="ce2">
            <text:p>98121</text:p>
          </table:table-cell>
          <table:table-cell office:value-type="float" office:value="98066" table:style-name="ce2">
            <text:p>98066</text:p>
          </table:table-cell>
          <table:table-cell office:value-type="float" office:value="98078" table:style-name="ce2">
            <text:p>98078</text:p>
          </table:table-cell>
          <table:table-cell office:value-type="float" office:value="98204" table:style-name="ce2">
            <text:p>98204</text:p>
          </table:table-cell>
          <table:table-cell office:value-type="float" office:value="98414" table:style-name="ce2">
            <text:p>98414</text:p>
          </table:table-cell>
          <table:table-cell office:value-type="float" office:value="98648" table:style-name="ce2">
            <text:p>98648</text:p>
          </table:table-cell>
          <table:table-cell office:value-type="float" office:value="98777" table:style-name="ce2">
            <text:p>98777</text:p>
          </table:table-cell>
          <table:table-cell office:value-type="float" office:value="98709" table:style-name="ce2">
            <text:p>98709</text:p>
          </table:table-cell>
          <table:table-cell office:value-type="float" office:value="98486" table:style-name="ce2">
            <text:p>98486</text:p>
          </table:table-cell>
          <table:table-cell office:value-type="float" office:value="98126" table:style-name="ce2">
            <text:p>98126</text:p>
          </table:table-cell>
          <table:table-cell office:value-type="float" office:value="97632" table:style-name="ce2">
            <text:p>97632</text:p>
          </table:table-cell>
          <table:table-cell office:value-type="float" office:value="97017" table:style-name="ce2">
            <text:p>97017</text:p>
          </table:table-cell>
          <table:table-cell office:value-type="float" office:value="96305" table:style-name="ce2">
            <text:p>96305</text:p>
          </table:table-cell>
          <table:table-cell office:value-type="float" office:value="95490" table:style-name="ce2">
            <text:p>95490</text:p>
          </table:table-cell>
          <table:table-cell office:value-type="float" office:value="94538" table:style-name="ce2">
            <text:p>94538</text:p>
          </table:table-cell>
          <table:table-cell office:value-type="float" office:value="94052" table:style-name="ce2">
            <text:p>94052</text:p>
          </table:table-cell>
          <table:table-cell office:value-type="float" office:value="94383" table:style-name="ce2">
            <text:p>94383</text:p>
          </table:table-cell>
          <table:table-cell office:value-type="float" office:value="94948" table:style-name="ce2">
            <text:p>94948</text:p>
          </table:table-cell>
          <table:table-cell office:value-type="float" office:value="95498" table:style-name="ce2">
            <text:p>95498</text:p>
          </table:table-cell>
          <table:table-cell office:value-type="float" office:value="96111" table:style-name="ce2">
            <text:p>96111</text:p>
          </table:table-cell>
          <table:table-cell office:value-type="float" office:value="96790" table:style-name="ce2">
            <text:p>96790</text:p>
          </table:table-cell>
          <table:table-cell office:value-type="float" office:value="97526" table:style-name="ce2">
            <text:p>97526</text:p>
          </table:table-cell>
          <table:table-cell office:value-type="float" office:value="98308" table:style-name="ce2">
            <text:p>98308</text:p>
          </table:table-cell>
          <table:table-cell office:value-type="float" office:value="99121" table:style-name="ce2">
            <text:p>99121</text:p>
          </table:table-cell>
          <table:table-cell office:value-type="float" office:value="99957" table:style-name="ce2">
            <text:p>99957</text:p>
          </table:table-cell>
          <table:table-cell office:value-type="float" office:value="100793" table:style-name="ce2">
            <text:p>100793</text:p>
          </table:table-cell>
          <table:table-cell office:value-type="float" office:value="101602" table:style-name="ce2">
            <text:p>101602</text:p>
          </table:table-cell>
          <table:table-cell office:value-type="float" office:value="102382" table:style-name="ce2">
            <text:p>102382</text:p>
          </table:table-cell>
          <table:table-cell office:value-type="float" office:value="103138" table:style-name="ce2">
            <text:p>103138</text:p>
          </table:table-cell>
          <table:table-cell office:value-type="float" office:value="103869" table:style-name="ce2">
            <text:p>103869</text:p>
          </table:table-cell>
          <table:table-cell office:value-type="float" office:value="104584" table:style-name="ce2">
            <text:p>104584</text:p>
          </table:table-cell>
          <table:table-cell office:value-type="float" office:value="105293" table:style-name="ce2">
            <text:p>105293</text:p>
          </table:table-cell>
          <table:table-cell office:value-type="float" office:value="106009" table:style-name="ce2">
            <text:p>106009</text:p>
          </table:table-cell>
          <table:table-cell office:value-type="float" office:value="106727" table:style-name="ce2">
            <text:p>106727</text:p>
          </table:table-cell>
          <table:table-cell office:value-type="float" office:value="107451" table:style-name="ce2">
            <text:p>107451</text:p>
          </table:table-cell>
          <table:table-cell office:value-type="float" office:value="107987" table:style-name="ce2">
            <text:p>107987</text:p>
          </table:table-cell>
          <table:table-cell office:value-type="float" office:value="108404" table:style-name="ce2">
            <text:p>108404</text:p>
          </table:table-cell>
          <table:table-cell office:value-type="float" office:value="108884" table:style-name="ce2">
            <text:p>108884</text:p>
          </table:table-cell>
          <table:table-cell office:value-type="float" office:value="109323" table:style-name="ce2">
            <text:p>109323</text:p>
          </table:table-cell>
          <table:table-cell office:value-type="float" office:value="109734" table:style-name="ce2">
            <text:p>109734</text:p>
          </table:table-cell>
          <table:table-cell office:value-type="float" office:value="110135" table:style-name="ce2">
            <text:p>110135</text:p>
          </table:table-cell>
          <table:table-cell office:value-type="float" office:value="110522" table:style-name="ce2">
            <text:p>110522</text:p>
          </table:table-cell>
          <table:table-cell office:value-type="float" office:value="110896" table:style-name="ce2">
            <text:p>110896</text:p>
          </table:table-cell>
          <table:table-cell office:value-type="float" office:value="111254" table:style-name="ce2">
            <text:p>111254</text:p>
          </table:table-cell>
          <table:table-cell office:value-type="float" office:value="111586" table:style-name="ce2">
            <text:p>111586</text:p>
          </table:table-cell>
          <table:table-cell office:value-type="float" office:value="112079" table:style-name="ce2">
            <text:p>112079</text:p>
          </table:table-cell>
          <table:table-cell office:value-type="float" office:value="112775" table:style-name="ce2">
            <text:p>112775</text:p>
          </table:table-cell>
          <table:table-cell office:value-type="float" office:value="113487" table:style-name="ce2">
            <text:p>113487</text:p>
          </table:table-cell>
          <table:table-cell office:value-type="float" office:value="114132" table:style-name="ce2">
            <text:p>114132</text:p>
          </table:table-cell>
          <table:table-cell office:value-type="float" office:value="114676" table:style-name="ce2">
            <text:p>114676</text:p>
          </table:table-cell>
          <table:table-cell office:value-type="float" office:value="115130" table:style-name="ce2">
            <text:p>115130</text:p>
          </table:table-cell>
          <table:table-cell office:value-type="float" office:value="115438" table:style-name="ce2">
            <text:p>115438</text:p>
          </table:table-cell>
          <table:table-cell office:value-type="float" office:value="115691" table:style-name="ce2">
            <text:p>115691</text:p>
          </table:table-cell>
          <table:table-cell office:value-type="float" office:value="115981" table:style-name="ce2">
            <text:p>115981</text:p>
          </table:table-cell>
          <table:table-cell office:value-type="float" office:value="116341" table:style-name="ce2">
            <text:p>116341</text:p>
          </table:table-cell>
          <table:table-cell office:value-type="float" office:value="116688" table:style-name="ce2">
            <text:p>116688</text:p>
          </table:table-cell>
          <table:table-cell office:value-type="float" office:value="116913" table:style-name="ce2">
            <text:p>116913</text:p>
          </table:table-cell>
          <table:table-cell office:value-type="float" office:value="117081" table:style-name="ce2">
            <text:p>117081</text:p>
          </table:table-cell>
          <table:table-cell office:value-type="float" office:value="117207" table:style-name="ce2">
            <text:p>11720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Greenland</text:p>
          </table:table-cell>
          <table:table-cell office:value-type="string" table:style-name="ce2">
            <text:p>GRL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2500" table:style-name="ce2">
            <text:p>32500</text:p>
          </table:table-cell>
          <table:table-cell office:value-type="float" office:value="33700" table:style-name="ce2">
            <text:p>33700</text:p>
          </table:table-cell>
          <table:table-cell office:value-type="float" office:value="35000" table:style-name="ce2">
            <text:p>35000</text:p>
          </table:table-cell>
          <table:table-cell office:value-type="float" office:value="36400" table:style-name="ce2">
            <text:p>36400</text:p>
          </table:table-cell>
          <table:table-cell office:value-type="float" office:value="37600" table:style-name="ce2">
            <text:p>37600</text:p>
          </table:table-cell>
          <table:table-cell office:value-type="float" office:value="39200" table:style-name="ce2">
            <text:p>39200</text:p>
          </table:table-cell>
          <table:table-cell office:value-type="float" office:value="40500" table:style-name="ce2">
            <text:p>40500</text:p>
          </table:table-cell>
          <table:table-cell office:value-type="float" office:value="41900" table:style-name="ce2">
            <text:p>41900</text:p>
          </table:table-cell>
          <table:table-cell office:value-type="float" office:value="43400" table:style-name="ce2">
            <text:p>43400</text:p>
          </table:table-cell>
          <table:table-cell office:value-type="float" office:value="44900" table:style-name="ce2">
            <text:p>44900</text:p>
          </table:table-cell>
          <table:table-cell office:value-type="float" office:value="46400" table:style-name="ce2">
            <text:p>46400</text:p>
          </table:table-cell>
          <table:table-cell office:value-type="float" office:value="47200" table:style-name="ce2">
            <text:p>47200</text:p>
          </table:table-cell>
          <table:table-cell office:value-type="float" office:value="48300" table:style-name="ce2">
            <text:p>48300</text:p>
          </table:table-cell>
          <table:table-cell office:value-type="float" office:value="49000" table:style-name="ce2">
            <text:p>49000</text:p>
          </table:table-cell>
          <table:table-cell office:value-type="float" office:value="49500" table:style-name="ce2">
            <text:p>49500</text:p>
          </table:table-cell>
          <table:table-cell office:value-type="float" office:value="49600" table:style-name="ce2">
            <text:p>49600</text:p>
          </table:table-cell>
          <table:table-cell office:value-type="float" office:value="49700" table:style-name="ce2">
            <text:p>49700</text:p>
          </table:table-cell>
          <table:table-cell office:value-type="float" office:value="49400" table:style-name="ce2">
            <text:p>49400</text:p>
          </table:table-cell>
          <table:table-cell office:value-type="float" office:value="49200" table:style-name="ce2">
            <text:p>49200</text:p>
          </table:table-cell>
          <table:table-cell office:value-type="float" office:value="49600" table:style-name="ce2">
            <text:p>49600</text:p>
          </table:table-cell>
          <table:table-cell office:value-type="float" office:value="50200" table:style-name="ce2">
            <text:p>50200</text:p>
          </table:table-cell>
          <table:table-cell office:value-type="float" office:value="51000" table:style-name="ce2">
            <text:p>51000</text:p>
          </table:table-cell>
          <table:table-cell office:value-type="float" office:value="51500" table:style-name="ce2">
            <text:p>51500</text:p>
          </table:table-cell>
          <table:table-cell office:value-type="float" office:value="52100" table:style-name="ce2">
            <text:p>52100</text:p>
          </table:table-cell>
          <table:table-cell office:value-type="float" office:value="52700" table:style-name="ce2">
            <text:p>52700</text:p>
          </table:table-cell>
          <table:table-cell office:value-type="float" office:value="53200" table:style-name="ce2">
            <text:p>53200</text:p>
          </table:table-cell>
          <table:table-cell office:value-type="float" office:value="53500" table:style-name="ce2">
            <text:p>53500</text:p>
          </table:table-cell>
          <table:table-cell office:value-type="float" office:value="54100" table:style-name="ce2">
            <text:p>54100</text:p>
          </table:table-cell>
          <table:table-cell office:value-type="float" office:value="54800" table:style-name="ce2">
            <text:p>54800</text:p>
          </table:table-cell>
          <table:table-cell office:value-type="float" office:value="55300" table:style-name="ce2">
            <text:p>55300</text:p>
          </table:table-cell>
          <table:table-cell office:value-type="float" office:value="55600" table:style-name="ce2">
            <text:p>55600</text:p>
          </table:table-cell>
          <table:table-cell office:value-type="float" office:value="55500" table:style-name="ce2">
            <text:p>55500</text:p>
          </table:table-cell>
          <table:table-cell office:value-type="float" office:value="55300" table:style-name="ce2">
            <text:p>55300</text:p>
          </table:table-cell>
          <table:table-cell office:value-type="float" office:value="55200" table:style-name="ce2">
            <text:p>55200</text:p>
          </table:table-cell>
          <table:table-cell office:value-type="float" office:value="55500" table:style-name="ce2">
            <text:p>55500</text:p>
          </table:table-cell>
          <table:table-cell office:value-type="float" office:value="55800" table:style-name="ce2">
            <text:p>55800</text:p>
          </table:table-cell>
          <table:table-cell office:value-type="float" office:value="55900" table:style-name="ce2">
            <text:p>55900</text:p>
          </table:table-cell>
          <table:table-cell office:value-type="float" office:value="56000" table:style-name="ce2">
            <text:p>56000</text:p>
          </table:table-cell>
          <table:table-cell office:value-type="float" office:value="56100" table:style-name="ce2">
            <text:p>56100</text:p>
          </table:table-cell>
          <table:table-cell office:value-type="float" office:value="56100" table:style-name="ce2">
            <text:p>56100</text:p>
          </table:table-cell>
          <table:table-cell office:value-type="float" office:value="56185" table:style-name="ce2">
            <text:p>56185</text:p>
          </table:table-cell>
          <table:table-cell office:value-type="float" office:value="56379" table:style-name="ce2">
            <text:p>56379</text:p>
          </table:table-cell>
          <table:table-cell office:value-type="float" office:value="56595" table:style-name="ce2">
            <text:p>56595</text:p>
          </table:table-cell>
          <table:table-cell office:value-type="float" office:value="56751" table:style-name="ce2">
            <text:p>56751</text:p>
          </table:table-cell>
          <table:table-cell office:value-type="float" office:value="56898" table:style-name="ce2">
            <text:p>56898</text:p>
          </table:table-cell>
          <table:table-cell office:value-type="float" office:value="56935" table:style-name="ce2">
            <text:p>56935</text:p>
          </table:table-cell>
          <table:table-cell office:value-type="float" office:value="56775" table:style-name="ce2">
            <text:p>56775</text:p>
          </table:table-cell>
          <table:table-cell office:value-type="float" office:value="56555" table:style-name="ce2">
            <text:p>56555</text:p>
          </table:table-cell>
          <table:table-cell office:value-type="float" office:value="56328" table:style-name="ce2">
            <text:p>56328</text:p>
          </table:table-cell>
          <table:table-cell office:value-type="float" office:value="56323" table:style-name="ce2">
            <text:p>56323</text:p>
          </table:table-cell>
          <table:table-cell office:value-type="float" office:value="56534" table:style-name="ce2">
            <text:p>56534</text:p>
          </table:table-cell>
          <table:table-cell office:value-type="float" office:value="56890" table:style-name="ce2">
            <text:p>56890</text:p>
          </table:table-cell>
          <table:table-cell office:value-type="float" office:value="56810" table:style-name="ce2">
            <text:p>56810</text:p>
          </table:table-cell>
          <table:table-cell office:value-type="float" office:value="56483" table:style-name="ce2">
            <text:p>56483</text:p>
          </table:table-cell>
          <table:table-cell office:value-type="float" office:value="56295" table:style-name="ce2">
            <text:p>56295</text:p>
          </table:table-cell>
          <table:table-cell office:value-type="float" office:value="56114" table:style-name="ce2">
            <text:p>56114</text:p>
          </table:table-cell>
          <table:table-cell office:value-type="float" office:value="56186" table:style-name="ce2">
            <text:p>56186</text:p>
          </table:table-cell>
          <table:table-cell office:value-type="float" office:value="56172" table:style-name="ce2">
            <text:p>56172</text:p>
          </table:table-cell>
          <table:table-cell office:value-type="float" office:value="56023" table:style-name="ce2">
            <text:p>56023</text:p>
          </table:table-cell>
          <table:table-cell office:value-type="float" office:value="56225" table:style-name="ce2">
            <text:p>56225</text:p>
          </table:table-cell>
          <table:table-cell office:value-type="float" office:value="56367" table:style-name="ce2">
            <text:p>56367</text:p>
          </table:table-cell>
          <table:table-cell office:value-type="float" office:value="56653" table:style-name="ce2">
            <text:p>56653</text:p>
          </table:table-cell>
          <table:table-cell office:value-type="float" office:value="56661" table:style-name="ce2">
            <text:p>56661</text:p>
          </table:table-cell>
          <table:table-cell office:value-type="float" office:value="56865" table:style-name="ce2">
            <text:p>56865</text:p>
          </table:table-cell>
          <table:table-cell office:value-type="float" office:value="56836" table:style-name="ce2">
            <text:p>5683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Guatemala</text:p>
          </table:table-cell>
          <table:table-cell office:value-type="string" table:style-name="ce2">
            <text:p>GTM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063655" table:style-name="ce2">
            <text:p>4063655</text:p>
          </table:table-cell>
          <table:table-cell office:value-type="float" office:value="4186201" table:style-name="ce2">
            <text:p>4186201</text:p>
          </table:table-cell>
          <table:table-cell office:value-type="float" office:value="4312044" table:style-name="ce2">
            <text:p>4312044</text:p>
          </table:table-cell>
          <table:table-cell office:value-type="float" office:value="4440264" table:style-name="ce2">
            <text:p>4440264</text:p>
          </table:table-cell>
          <table:table-cell office:value-type="float" office:value="4571109" table:style-name="ce2">
            <text:p>4571109</text:p>
          </table:table-cell>
          <table:table-cell office:value-type="float" office:value="4704965" table:style-name="ce2">
            <text:p>4704965</text:p>
          </table:table-cell>
          <table:table-cell office:value-type="float" office:value="4840958" table:style-name="ce2">
            <text:p>4840958</text:p>
          </table:table-cell>
          <table:table-cell office:value-type="float" office:value="4978862" table:style-name="ce2">
            <text:p>4978862</text:p>
          </table:table-cell>
          <table:table-cell office:value-type="float" office:value="5118111" table:style-name="ce2">
            <text:p>5118111</text:p>
          </table:table-cell>
          <table:table-cell office:value-type="float" office:value="5257081" table:style-name="ce2">
            <text:p>5257081</text:p>
          </table:table-cell>
          <table:table-cell office:value-type="float" office:value="5396966" table:style-name="ce2">
            <text:p>5396966</text:p>
          </table:table-cell>
          <table:table-cell office:value-type="float" office:value="5538355" table:style-name="ce2">
            <text:p>5538355</text:p>
          </table:table-cell>
          <table:table-cell office:value-type="float" office:value="5682833" table:style-name="ce2">
            <text:p>5682833</text:p>
          </table:table-cell>
          <table:table-cell office:value-type="float" office:value="5831631" table:style-name="ce2">
            <text:p>5831631</text:p>
          </table:table-cell>
          <table:table-cell office:value-type="float" office:value="5981197" table:style-name="ce2">
            <text:p>5981197</text:p>
          </table:table-cell>
          <table:table-cell office:value-type="float" office:value="6128731" table:style-name="ce2">
            <text:p>6128731</text:p>
          </table:table-cell>
          <table:table-cell office:value-type="float" office:value="6262404" table:style-name="ce2">
            <text:p>6262404</text:p>
          </table:table-cell>
          <table:table-cell office:value-type="float" office:value="6401515" table:style-name="ce2">
            <text:p>6401515</text:p>
          </table:table-cell>
          <table:table-cell office:value-type="float" office:value="6561534" table:style-name="ce2">
            <text:p>6561534</text:p>
          </table:table-cell>
          <table:table-cell office:value-type="float" office:value="6727797" table:style-name="ce2">
            <text:p>6727797</text:p>
          </table:table-cell>
          <table:table-cell office:value-type="float" office:value="6900212" table:style-name="ce2">
            <text:p>6900212</text:p>
          </table:table-cell>
          <table:table-cell office:value-type="float" office:value="7075648" table:style-name="ce2">
            <text:p>7075648</text:p>
          </table:table-cell>
          <table:table-cell office:value-type="float" office:value="7240241" table:style-name="ce2">
            <text:p>7240241</text:p>
          </table:table-cell>
          <table:table-cell office:value-type="float" office:value="7419642" table:style-name="ce2">
            <text:p>7419642</text:p>
          </table:table-cell>
          <table:table-cell office:value-type="float" office:value="7630682" table:style-name="ce2">
            <text:p>7630682</text:p>
          </table:table-cell>
          <table:table-cell office:value-type="float" office:value="7849693" table:style-name="ce2">
            <text:p>7849693</text:p>
          </table:table-cell>
          <table:table-cell office:value-type="float" office:value="8070818" table:style-name="ce2">
            <text:p>8070818</text:p>
          </table:table-cell>
          <table:table-cell office:value-type="float" office:value="8296485" table:style-name="ce2">
            <text:p>8296485</text:p>
          </table:table-cell>
          <table:table-cell office:value-type="float" office:value="8532099" table:style-name="ce2">
            <text:p>8532099</text:p>
          </table:table-cell>
          <table:table-cell office:value-type="float" office:value="8775546" table:style-name="ce2">
            <text:p>8775546</text:p>
          </table:table-cell>
          <table:table-cell office:value-type="float" office:value="9024773" table:style-name="ce2">
            <text:p>9024773</text:p>
          </table:table-cell>
          <table:table-cell office:value-type="float" office:value="9272584" table:style-name="ce2">
            <text:p>9272584</text:p>
          </table:table-cell>
          <table:table-cell office:value-type="float" office:value="9522266" table:style-name="ce2">
            <text:p>9522266</text:p>
          </table:table-cell>
          <table:table-cell office:value-type="float" office:value="9779761" table:style-name="ce2">
            <text:p>9779761</text:p>
          </table:table-cell>
          <table:table-cell office:value-type="float" office:value="10043718" table:style-name="ce2">
            <text:p>10043718</text:p>
          </table:table-cell>
          <table:table-cell office:value-type="float" office:value="10312996" table:style-name="ce2">
            <text:p>10312996</text:p>
          </table:table-cell>
          <table:table-cell office:value-type="float" office:value="10583526" table:style-name="ce2">
            <text:p>10583526</text:p>
          </table:table-cell>
          <table:table-cell office:value-type="float" office:value="10857754" table:style-name="ce2">
            <text:p>10857754</text:p>
          </table:table-cell>
          <table:table-cell office:value-type="float" office:value="11139145" table:style-name="ce2">
            <text:p>11139145</text:p>
          </table:table-cell>
          <table:table-cell office:value-type="float" office:value="11422965" table:style-name="ce2">
            <text:p>11422965</text:p>
          </table:table-cell>
          <table:table-cell office:value-type="float" office:value="11697592" table:style-name="ce2">
            <text:p>11697592</text:p>
          </table:table-cell>
          <table:table-cell office:value-type="float" office:value="11969422" table:style-name="ce2">
            <text:p>11969422</text:p>
          </table:table-cell>
          <table:table-cell office:value-type="float" office:value="12246915" table:style-name="ce2">
            <text:p>12246915</text:p>
          </table:table-cell>
          <table:table-cell office:value-type="float" office:value="12525842" table:style-name="ce2">
            <text:p>12525842</text:p>
          </table:table-cell>
          <table:table-cell office:value-type="float" office:value="12807402" table:style-name="ce2">
            <text:p>12807402</text:p>
          </table:table-cell>
          <table:table-cell office:value-type="float" office:value="13087629" table:style-name="ce2">
            <text:p>13087629</text:p>
          </table:table-cell>
          <table:table-cell office:value-type="float" office:value="13367459" table:style-name="ce2">
            <text:p>13367459</text:p>
          </table:table-cell>
          <table:table-cell office:value-type="float" office:value="13652040" table:style-name="ce2">
            <text:p>13652040</text:p>
          </table:table-cell>
          <table:table-cell office:value-type="float" office:value="13935174" table:style-name="ce2">
            <text:p>13935174</text:p>
          </table:table-cell>
          <table:table-cell office:value-type="float" office:value="14215611" table:style-name="ce2">
            <text:p>14215611</text:p>
          </table:table-cell>
          <table:table-cell office:value-type="float" office:value="14500112" table:style-name="ce2">
            <text:p>14500112</text:p>
          </table:table-cell>
          <table:table-cell office:value-type="float" office:value="14792126" table:style-name="ce2">
            <text:p>14792126</text:p>
          </table:table-cell>
          <table:table-cell office:value-type="float" office:value="15089647" table:style-name="ce2">
            <text:p>15089647</text:p>
          </table:table-cell>
          <table:table-cell office:value-type="float" office:value="15387337" table:style-name="ce2">
            <text:p>15387337</text:p>
          </table:table-cell>
          <table:table-cell office:value-type="float" office:value="15681725" table:style-name="ce2">
            <text:p>15681725</text:p>
          </table:table-cell>
          <table:table-cell office:value-type="float" office:value="15971743" table:style-name="ce2">
            <text:p>15971743</text:p>
          </table:table-cell>
          <table:table-cell office:value-type="float" office:value="16268760" table:style-name="ce2">
            <text:p>16268760</text:p>
          </table:table-cell>
          <table:table-cell office:value-type="float" office:value="16567357" table:style-name="ce2">
            <text:p>16567357</text:p>
          </table:table-cell>
          <table:table-cell office:value-type="float" office:value="16845685" table:style-name="ce2">
            <text:p>16845685</text:p>
          </table:table-cell>
          <table:table-cell office:value-type="float" office:value="17103803" table:style-name="ce2">
            <text:p>17103803</text:p>
          </table:table-cell>
          <table:table-cell office:value-type="float" office:value="17357325" table:style-name="ce2">
            <text:p>17357325</text:p>
          </table:table-cell>
          <table:table-cell office:value-type="float" office:value="17598650" table:style-name="ce2">
            <text:p>17598650</text:p>
          </table:table-cell>
          <table:table-cell office:value-type="float" office:value="17847877" table:style-name="ce2">
            <text:p>17847877</text:p>
          </table:table-cell>
          <table:table-cell office:value-type="float" office:value="18124838" table:style-name="ce2">
            <text:p>18124838</text:p>
          </table:table-cell>
          <table:table-cell office:value-type="float" office:value="18406359" table:style-name="ce2">
            <text:p>18406359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Guam</text:p>
          </table:table-cell>
          <table:table-cell office:value-type="string" table:style-name="ce2">
            <text:p>GUM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69525" table:style-name="ce2">
            <text:p>69525</text:p>
          </table:table-cell>
          <table:table-cell office:value-type="float" office:value="71311" table:style-name="ce2">
            <text:p>71311</text:p>
          </table:table-cell>
          <table:table-cell office:value-type="float" office:value="73192" table:style-name="ce2">
            <text:p>73192</text:p>
          </table:table-cell>
          <table:table-cell office:value-type="float" office:value="75095" table:style-name="ce2">
            <text:p>75095</text:p>
          </table:table-cell>
          <table:table-cell office:value-type="float" office:value="77008" table:style-name="ce2">
            <text:p>77008</text:p>
          </table:table-cell>
          <table:table-cell office:value-type="float" office:value="78932" table:style-name="ce2">
            <text:p>78932</text:p>
          </table:table-cell>
          <table:table-cell office:value-type="float" office:value="80844" table:style-name="ce2">
            <text:p>80844</text:p>
          </table:table-cell>
          <table:table-cell office:value-type="float" office:value="82719" table:style-name="ce2">
            <text:p>82719</text:p>
          </table:table-cell>
          <table:table-cell office:value-type="float" office:value="84563" table:style-name="ce2">
            <text:p>84563</text:p>
          </table:table-cell>
          <table:table-cell office:value-type="float" office:value="86404" table:style-name="ce2">
            <text:p>86404</text:p>
          </table:table-cell>
          <table:table-cell office:value-type="float" office:value="88365" table:style-name="ce2">
            <text:p>88365</text:p>
          </table:table-cell>
          <table:table-cell office:value-type="float" office:value="90466" table:style-name="ce2">
            <text:p>90466</text:p>
          </table:table-cell>
          <table:table-cell office:value-type="float" office:value="92619" table:style-name="ce2">
            <text:p>92619</text:p>
          </table:table-cell>
          <table:table-cell office:value-type="float" office:value="94781" table:style-name="ce2">
            <text:p>94781</text:p>
          </table:table-cell>
          <table:table-cell office:value-type="float" office:value="96939" table:style-name="ce2">
            <text:p>96939</text:p>
          </table:table-cell>
          <table:table-cell office:value-type="float" office:value="99057" table:style-name="ce2">
            <text:p>99057</text:p>
          </table:table-cell>
          <table:table-cell office:value-type="float" office:value="101166" table:style-name="ce2">
            <text:p>101166</text:p>
          </table:table-cell>
          <table:table-cell office:value-type="float" office:value="103298" table:style-name="ce2">
            <text:p>103298</text:p>
          </table:table-cell>
          <table:table-cell office:value-type="float" office:value="105424" table:style-name="ce2">
            <text:p>105424</text:p>
          </table:table-cell>
          <table:table-cell office:value-type="float" office:value="107636" table:style-name="ce2">
            <text:p>107636</text:p>
          </table:table-cell>
          <table:table-cell office:value-type="float" office:value="110141" table:style-name="ce2">
            <text:p>110141</text:p>
          </table:table-cell>
          <table:table-cell office:value-type="float" office:value="112902" table:style-name="ce2">
            <text:p>112902</text:p>
          </table:table-cell>
          <table:table-cell office:value-type="float" office:value="115711" table:style-name="ce2">
            <text:p>115711</text:p>
          </table:table-cell>
          <table:table-cell office:value-type="float" office:value="118508" table:style-name="ce2">
            <text:p>118508</text:p>
          </table:table-cell>
          <table:table-cell office:value-type="float" office:value="121302" table:style-name="ce2">
            <text:p>121302</text:p>
          </table:table-cell>
          <table:table-cell office:value-type="float" office:value="124117" table:style-name="ce2">
            <text:p>124117</text:p>
          </table:table-cell>
          <table:table-cell office:value-type="float" office:value="126965" table:style-name="ce2">
            <text:p>126965</text:p>
          </table:table-cell>
          <table:table-cell office:value-type="float" office:value="129858" table:style-name="ce2">
            <text:p>129858</text:p>
          </table:table-cell>
          <table:table-cell office:value-type="float" office:value="132799" table:style-name="ce2">
            <text:p>132799</text:p>
          </table:table-cell>
          <table:table-cell office:value-type="float" office:value="135799" table:style-name="ce2">
            <text:p>135799</text:p>
          </table:table-cell>
          <table:table-cell office:value-type="float" office:value="138610" table:style-name="ce2">
            <text:p>138610</text:p>
          </table:table-cell>
          <table:table-cell office:value-type="float" office:value="141073" table:style-name="ce2">
            <text:p>141073</text:p>
          </table:table-cell>
          <table:table-cell office:value-type="float" office:value="143393" table:style-name="ce2">
            <text:p>143393</text:p>
          </table:table-cell>
          <table:table-cell office:value-type="float" office:value="145654" table:style-name="ce2">
            <text:p>145654</text:p>
          </table:table-cell>
          <table:table-cell office:value-type="float" office:value="147868" table:style-name="ce2">
            <text:p>147868</text:p>
          </table:table-cell>
          <table:table-cell office:value-type="float" office:value="150054" table:style-name="ce2">
            <text:p>150054</text:p>
          </table:table-cell>
          <table:table-cell office:value-type="float" office:value="152169" table:style-name="ce2">
            <text:p>152169</text:p>
          </table:table-cell>
          <table:table-cell office:value-type="float" office:value="154215" table:style-name="ce2">
            <text:p>154215</text:p>
          </table:table-cell>
          <table:table-cell office:value-type="float" office:value="156237" table:style-name="ce2">
            <text:p>156237</text:p>
          </table:table-cell>
          <table:table-cell office:value-type="float" office:value="158289" table:style-name="ce2">
            <text:p>158289</text:p>
          </table:table-cell>
          <table:table-cell office:value-type="float" office:value="160065" table:style-name="ce2">
            <text:p>160065</text:p>
          </table:table-cell>
          <table:table-cell office:value-type="float" office:value="161329" table:style-name="ce2">
            <text:p>161329</text:p>
          </table:table-cell>
          <table:table-cell office:value-type="float" office:value="162315" table:style-name="ce2">
            <text:p>162315</text:p>
          </table:table-cell>
          <table:table-cell office:value-type="float" office:value="163137" table:style-name="ce2">
            <text:p>163137</text:p>
          </table:table-cell>
          <table:table-cell office:value-type="float" office:value="163810" table:style-name="ce2">
            <text:p>163810</text:p>
          </table:table-cell>
          <table:table-cell office:value-type="float" office:value="164365" table:style-name="ce2">
            <text:p>164365</text:p>
          </table:table-cell>
          <table:table-cell office:value-type="float" office:value="164839" table:style-name="ce2">
            <text:p>164839</text:p>
          </table:table-cell>
          <table:table-cell office:value-type="float" office:value="165267" table:style-name="ce2">
            <text:p>165267</text:p>
          </table:table-cell>
          <table:table-cell office:value-type="float" office:value="165693" table:style-name="ce2">
            <text:p>165693</text:p>
          </table:table-cell>
          <table:table-cell office:value-type="float" office:value="166173" table:style-name="ce2">
            <text:p>166173</text:p>
          </table:table-cell>
          <table:table-cell office:value-type="float" office:value="166522" table:style-name="ce2">
            <text:p>166522</text:p>
          </table:table-cell>
          <table:table-cell office:value-type="float" office:value="166543" table:style-name="ce2">
            <text:p>166543</text:p>
          </table:table-cell>
          <table:table-cell office:value-type="float" office:value="166331" table:style-name="ce2">
            <text:p>166331</text:p>
          </table:table-cell>
          <table:table-cell office:value-type="float" office:value="165966" table:style-name="ce2">
            <text:p>165966</text:p>
          </table:table-cell>
          <table:table-cell office:value-type="float" office:value="165486" table:style-name="ce2">
            <text:p>165486</text:p>
          </table:table-cell>
          <table:table-cell office:value-type="float" office:value="164905" table:style-name="ce2">
            <text:p>164905</text:p>
          </table:table-cell>
          <table:table-cell office:value-type="float" office:value="164233" table:style-name="ce2">
            <text:p>164233</text:p>
          </table:table-cell>
          <table:table-cell office:value-type="float" office:value="163490" table:style-name="ce2">
            <text:p>163490</text:p>
          </table:table-cell>
          <table:table-cell office:value-type="float" office:value="162679" table:style-name="ce2">
            <text:p>162679</text:p>
          </table:table-cell>
          <table:table-cell office:value-type="float" office:value="161808" table:style-name="ce2">
            <text:p>161808</text:p>
          </table:table-cell>
          <table:table-cell office:value-type="float" office:value="162158" table:style-name="ce2">
            <text:p>162158</text:p>
          </table:table-cell>
          <table:table-cell office:value-type="float" office:value="163730" table:style-name="ce2">
            <text:p>163730</text:p>
          </table:table-cell>
          <table:table-cell office:value-type="float" office:value="165180" table:style-name="ce2">
            <text:p>165180</text:p>
          </table:table-cell>
          <table:table-cell office:value-type="float" office:value="166506" table:style-name="ce2">
            <text:p>166506</text:p>
          </table:table-cell>
          <table:table-cell office:value-type="float" office:value="167777" table:style-name="ce2">
            <text:p>16777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Guyana</text:p>
          </table:table-cell>
          <table:table-cell office:value-type="string" table:style-name="ce2">
            <text:p>GUY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69143" table:style-name="ce2">
            <text:p>569143</text:p>
          </table:table-cell>
          <table:table-cell office:value-type="float" office:value="582568" table:style-name="ce2">
            <text:p>582568</text:p>
          </table:table-cell>
          <table:table-cell office:value-type="float" office:value="595461" table:style-name="ce2">
            <text:p>595461</text:p>
          </table:table-cell>
          <table:table-cell office:value-type="float" office:value="608537" table:style-name="ce2">
            <text:p>608537</text:p>
          </table:table-cell>
          <table:table-cell office:value-type="float" office:value="621764" table:style-name="ce2">
            <text:p>621764</text:p>
          </table:table-cell>
          <table:table-cell office:value-type="float" office:value="635128" table:style-name="ce2">
            <text:p>635128</text:p>
          </table:table-cell>
          <table:table-cell office:value-type="float" office:value="648646" table:style-name="ce2">
            <text:p>648646</text:p>
          </table:table-cell>
          <table:table-cell office:value-type="float" office:value="662311" table:style-name="ce2">
            <text:p>662311</text:p>
          </table:table-cell>
          <table:table-cell office:value-type="float" office:value="676160" table:style-name="ce2">
            <text:p>676160</text:p>
          </table:table-cell>
          <table:table-cell office:value-type="float" office:value="690223" table:style-name="ce2">
            <text:p>690223</text:p>
          </table:table-cell>
          <table:table-cell office:value-type="float" office:value="702705" table:style-name="ce2">
            <text:p>702705</text:p>
          </table:table-cell>
          <table:table-cell office:value-type="float" office:value="712662" table:style-name="ce2">
            <text:p>712662</text:p>
          </table:table-cell>
          <table:table-cell office:value-type="float" office:value="721617" table:style-name="ce2">
            <text:p>721617</text:p>
          </table:table-cell>
          <table:table-cell office:value-type="float" office:value="730138" table:style-name="ce2">
            <text:p>730138</text:p>
          </table:table-cell>
          <table:table-cell office:value-type="float" office:value="738057" table:style-name="ce2">
            <text:p>738057</text:p>
          </table:table-cell>
          <table:table-cell office:value-type="float" office:value="745393" table:style-name="ce2">
            <text:p>745393</text:p>
          </table:table-cell>
          <table:table-cell office:value-type="float" office:value="752253" table:style-name="ce2">
            <text:p>752253</text:p>
          </table:table-cell>
          <table:table-cell office:value-type="float" office:value="758654" table:style-name="ce2">
            <text:p>758654</text:p>
          </table:table-cell>
          <table:table-cell office:value-type="float" office:value="764586" table:style-name="ce2">
            <text:p>764586</text:p>
          </table:table-cell>
          <table:table-cell office:value-type="float" office:value="770062" table:style-name="ce2">
            <text:p>770062</text:p>
          </table:table-cell>
          <table:table-cell office:value-type="float" office:value="774367" table:style-name="ce2">
            <text:p>774367</text:p>
          </table:table-cell>
          <table:table-cell office:value-type="float" office:value="776453" table:style-name="ce2">
            <text:p>776453</text:p>
          </table:table-cell>
          <table:table-cell office:value-type="float" office:value="776712" table:style-name="ce2">
            <text:p>776712</text:p>
          </table:table-cell>
          <table:table-cell office:value-type="float" office:value="775891" table:style-name="ce2">
            <text:p>775891</text:p>
          </table:table-cell>
          <table:table-cell office:value-type="float" office:value="774111" table:style-name="ce2">
            <text:p>774111</text:p>
          </table:table-cell>
          <table:table-cell office:value-type="float" office:value="771477" table:style-name="ce2">
            <text:p>771477</text:p>
          </table:table-cell>
          <table:table-cell office:value-type="float" office:value="768098" table:style-name="ce2">
            <text:p>768098</text:p>
          </table:table-cell>
          <table:table-cell office:value-type="float" office:value="764120" table:style-name="ce2">
            <text:p>764120</text:p>
          </table:table-cell>
          <table:table-cell office:value-type="float" office:value="759663" table:style-name="ce2">
            <text:p>759663</text:p>
          </table:table-cell>
          <table:table-cell office:value-type="float" office:value="754865" table:style-name="ce2">
            <text:p>754865</text:p>
          </table:table-cell>
          <table:table-cell office:value-type="float" office:value="749894" table:style-name="ce2">
            <text:p>749894</text:p>
          </table:table-cell>
          <table:table-cell office:value-type="float" office:value="747861" table:style-name="ce2">
            <text:p>747861</text:p>
          </table:table-cell>
          <table:table-cell office:value-type="float" office:value="749911" table:style-name="ce2">
            <text:p>749911</text:p>
          </table:table-cell>
          <table:table-cell office:value-type="float" office:value="752965" table:style-name="ce2">
            <text:p>752965</text:p>
          </table:table-cell>
          <table:table-cell office:value-type="float" office:value="755822" table:style-name="ce2">
            <text:p>755822</text:p>
          </table:table-cell>
          <table:table-cell office:value-type="float" office:value="758388" table:style-name="ce2">
            <text:p>758388</text:p>
          </table:table-cell>
          <table:table-cell office:value-type="float" office:value="760526" table:style-name="ce2">
            <text:p>760526</text:p>
          </table:table-cell>
          <table:table-cell office:value-type="float" office:value="762245" table:style-name="ce2">
            <text:p>762245</text:p>
          </table:table-cell>
          <table:table-cell office:value-type="float" office:value="763586" table:style-name="ce2">
            <text:p>763586</text:p>
          </table:table-cell>
          <table:table-cell office:value-type="float" office:value="764483" table:style-name="ce2">
            <text:p>764483</text:p>
          </table:table-cell>
          <table:table-cell office:value-type="float" office:value="764832" table:style-name="ce2">
            <text:p>764832</text:p>
          </table:table-cell>
          <table:table-cell office:value-type="float" office:value="764477" table:style-name="ce2">
            <text:p>764477</text:p>
          </table:table-cell>
          <table:table-cell office:value-type="float" office:value="763652" table:style-name="ce2">
            <text:p>763652</text:p>
          </table:table-cell>
          <table:table-cell office:value-type="float" office:value="763101" table:style-name="ce2">
            <text:p>763101</text:p>
          </table:table-cell>
          <table:table-cell office:value-type="float" office:value="762418" table:style-name="ce2">
            <text:p>762418</text:p>
          </table:table-cell>
          <table:table-cell office:value-type="float" office:value="760914" table:style-name="ce2">
            <text:p>760914</text:p>
          </table:table-cell>
          <table:table-cell office:value-type="float" office:value="758966" table:style-name="ce2">
            <text:p>758966</text:p>
          </table:table-cell>
          <table:table-cell office:value-type="float" office:value="756861" table:style-name="ce2">
            <text:p>756861</text:p>
          </table:table-cell>
          <table:table-cell office:value-type="float" office:value="754606" table:style-name="ce2">
            <text:p>754606</text:p>
          </table:table-cell>
          <table:table-cell office:value-type="float" office:value="752094" table:style-name="ce2">
            <text:p>752094</text:p>
          </table:table-cell>
          <table:table-cell office:value-type="float" office:value="749256" table:style-name="ce2">
            <text:p>749256</text:p>
          </table:table-cell>
          <table:table-cell office:value-type="float" office:value="746153" table:style-name="ce2">
            <text:p>746153</text:p>
          </table:table-cell>
          <table:table-cell office:value-type="float" office:value="746288" table:style-name="ce2">
            <text:p>746288</text:p>
          </table:table-cell>
          <table:table-cell office:value-type="float" office:value="750021" table:style-name="ce2">
            <text:p>750021</text:p>
          </table:table-cell>
          <table:table-cell office:value-type="float" office:value="754229" table:style-name="ce2">
            <text:p>754229</text:p>
          </table:table-cell>
          <table:table-cell office:value-type="float" office:value="758781" table:style-name="ce2">
            <text:p>758781</text:p>
          </table:table-cell>
          <table:table-cell office:value-type="float" office:value="763548" table:style-name="ce2">
            <text:p>763548</text:p>
          </table:table-cell>
          <table:table-cell office:value-type="float" office:value="768479" table:style-name="ce2">
            <text:p>768479</text:p>
          </table:table-cell>
          <table:table-cell office:value-type="float" office:value="791556" table:style-name="ce2">
            <text:p>791556</text:p>
          </table:table-cell>
          <table:table-cell office:value-type="float" office:value="807665" table:style-name="ce2">
            <text:p>807665</text:p>
          </table:table-cell>
          <table:table-cell office:value-type="float" office:value="807481" table:style-name="ce2">
            <text:p>807481</text:p>
          </table:table-cell>
          <table:table-cell office:value-type="float" office:value="815482" table:style-name="ce2">
            <text:p>815482</text:p>
          </table:table-cell>
          <table:table-cell office:value-type="float" office:value="821637" table:style-name="ce2">
            <text:p>821637</text:p>
          </table:table-cell>
          <table:table-cell office:value-type="float" office:value="826353" table:style-name="ce2">
            <text:p>826353</text:p>
          </table:table-cell>
          <table:table-cell office:value-type="float" office:value="831087" table:style-name="ce2">
            <text:p>83108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High income</text:p>
          </table:table-cell>
          <table:table-cell office:value-type="string" table:style-name="ce2">
            <text:p>HIC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908257300" table:style-name="ce2">
            <text:p>908257300</text:p>
          </table:table-cell>
          <table:table-cell office:value-type="float" office:value="919449343" table:style-name="ce2">
            <text:p>919449343</text:p>
          </table:table-cell>
          <table:table-cell office:value-type="float" office:value="930832910" table:style-name="ce2">
            <text:p>930832910</text:p>
          </table:table-cell>
          <table:table-cell office:value-type="float" office:value="942141564" table:style-name="ce2">
            <text:p>942141564</text:p>
          </table:table-cell>
          <table:table-cell office:value-type="float" office:value="953477851" table:style-name="ce2">
            <text:p>953477851</text:p>
          </table:table-cell>
          <table:table-cell office:value-type="float" office:value="964459737" table:style-name="ce2">
            <text:p>964459737</text:p>
          </table:table-cell>
          <table:table-cell office:value-type="float" office:value="974216640" table:style-name="ce2">
            <text:p>974216640</text:p>
          </table:table-cell>
          <table:table-cell office:value-type="float" office:value="983598764" table:style-name="ce2">
            <text:p>983598764</text:p>
          </table:table-cell>
          <table:table-cell office:value-type="float" office:value="992893702" table:style-name="ce2">
            <text:p>992893702</text:p>
          </table:table-cell>
          <table:table-cell office:value-type="float" office:value="1002359669" table:style-name="ce2">
            <text:p>1002359669</text:p>
          </table:table-cell>
          <table:table-cell office:value-type="float" office:value="1011801481" table:style-name="ce2">
            <text:p>1011801481</text:p>
          </table:table-cell>
          <table:table-cell office:value-type="float" office:value="1022885127" table:style-name="ce2">
            <text:p>1022885127</text:p>
          </table:table-cell>
          <table:table-cell office:value-type="float" office:value="1032671994" table:style-name="ce2">
            <text:p>1032671994</text:p>
          </table:table-cell>
          <table:table-cell office:value-type="float" office:value="1042151537" table:style-name="ce2">
            <text:p>1042151537</text:p>
          </table:table-cell>
          <table:table-cell office:value-type="float" office:value="1051440406" table:style-name="ce2">
            <text:p>1051440406</text:p>
          </table:table-cell>
          <table:table-cell office:value-type="float" office:value="1060472674" table:style-name="ce2">
            <text:p>1060472674</text:p>
          </table:table-cell>
          <table:table-cell office:value-type="float" office:value="1069129380" table:style-name="ce2">
            <text:p>1069129380</text:p>
          </table:table-cell>
          <table:table-cell office:value-type="float" office:value="1077728159" table:style-name="ce2">
            <text:p>1077728159</text:p>
          </table:table-cell>
          <table:table-cell office:value-type="float" office:value="1086358633" table:style-name="ce2">
            <text:p>1086358633</text:p>
          </table:table-cell>
          <table:table-cell office:value-type="float" office:value="1095282220" table:style-name="ce2">
            <text:p>1095282220</text:p>
          </table:table-cell>
          <table:table-cell office:value-type="float" office:value="1104005914" table:style-name="ce2">
            <text:p>1104005914</text:p>
          </table:table-cell>
          <table:table-cell office:value-type="float" office:value="1112639701" table:style-name="ce2">
            <text:p>1112639701</text:p>
          </table:table-cell>
          <table:table-cell office:value-type="float" office:value="1120660141" table:style-name="ce2">
            <text:p>1120660141</text:p>
          </table:table-cell>
          <table:table-cell office:value-type="float" office:value="1128262810" table:style-name="ce2">
            <text:p>1128262810</text:p>
          </table:table-cell>
          <table:table-cell office:value-type="float" office:value="1135690050" table:style-name="ce2">
            <text:p>1135690050</text:p>
          </table:table-cell>
          <table:table-cell office:value-type="float" office:value="1143179465" table:style-name="ce2">
            <text:p>1143179465</text:p>
          </table:table-cell>
          <table:table-cell office:value-type="float" office:value="1150810379" table:style-name="ce2">
            <text:p>1150810379</text:p>
          </table:table-cell>
          <table:table-cell office:value-type="float" office:value="1158607400" table:style-name="ce2">
            <text:p>1158607400</text:p>
          </table:table-cell>
          <table:table-cell office:value-type="float" office:value="1166527684" table:style-name="ce2">
            <text:p>1166527684</text:p>
          </table:table-cell>
          <table:table-cell office:value-type="float" office:value="1174766407" table:style-name="ce2">
            <text:p>1174766407</text:p>
          </table:table-cell>
          <table:table-cell office:value-type="float" office:value="1182189938" table:style-name="ce2">
            <text:p>1182189938</text:p>
          </table:table-cell>
          <table:table-cell office:value-type="float" office:value="1190620652" table:style-name="ce2">
            <text:p>1190620652</text:p>
          </table:table-cell>
          <table:table-cell office:value-type="float" office:value="1199265190" table:style-name="ce2">
            <text:p>1199265190</text:p>
          </table:table-cell>
          <table:table-cell office:value-type="float" office:value="1207321942" table:style-name="ce2">
            <text:p>1207321942</text:p>
          </table:table-cell>
          <table:table-cell office:value-type="float" office:value="1214865411" table:style-name="ce2">
            <text:p>1214865411</text:p>
          </table:table-cell>
          <table:table-cell office:value-type="float" office:value="1222056186" table:style-name="ce2">
            <text:p>1222056186</text:p>
          </table:table-cell>
          <table:table-cell office:value-type="float" office:value="1229173348" table:style-name="ce2">
            <text:p>1229173348</text:p>
          </table:table-cell>
          <table:table-cell office:value-type="float" office:value="1236130405" table:style-name="ce2">
            <text:p>1236130405</text:p>
          </table:table-cell>
          <table:table-cell office:value-type="float" office:value="1242897726" table:style-name="ce2">
            <text:p>1242897726</text:p>
          </table:table-cell>
          <table:table-cell office:value-type="float" office:value="1249367360" table:style-name="ce2">
            <text:p>1249367360</text:p>
          </table:table-cell>
          <table:table-cell office:value-type="float" office:value="1255696330" table:style-name="ce2">
            <text:p>1255696330</text:p>
          </table:table-cell>
          <table:table-cell office:value-type="float" office:value="1262093741" table:style-name="ce2">
            <text:p>1262093741</text:p>
          </table:table-cell>
          <table:table-cell office:value-type="float" office:value="1268559564" table:style-name="ce2">
            <text:p>1268559564</text:p>
          </table:table-cell>
          <table:table-cell office:value-type="float" office:value="1275200577" table:style-name="ce2">
            <text:p>1275200577</text:p>
          </table:table-cell>
          <table:table-cell office:value-type="float" office:value="1282168195" table:style-name="ce2">
            <text:p>1282168195</text:p>
          </table:table-cell>
          <table:table-cell office:value-type="float" office:value="1289125857" table:style-name="ce2">
            <text:p>1289125857</text:p>
          </table:table-cell>
          <table:table-cell office:value-type="float" office:value="1296891494" table:style-name="ce2">
            <text:p>1296891494</text:p>
          </table:table-cell>
          <table:table-cell office:value-type="float" office:value="1305578110" table:style-name="ce2">
            <text:p>1305578110</text:p>
          </table:table-cell>
          <table:table-cell office:value-type="float" office:value="1314671040" table:style-name="ce2">
            <text:p>1314671040</text:p>
          </table:table-cell>
          <table:table-cell office:value-type="float" office:value="1322754052" table:style-name="ce2">
            <text:p>1322754052</text:p>
          </table:table-cell>
          <table:table-cell office:value-type="float" office:value="1328657754" table:style-name="ce2">
            <text:p>1328657754</text:p>
          </table:table-cell>
          <table:table-cell office:value-type="float" office:value="1334557663" table:style-name="ce2">
            <text:p>1334557663</text:p>
          </table:table-cell>
          <table:table-cell office:value-type="float" office:value="1342428400" table:style-name="ce2">
            <text:p>1342428400</text:p>
          </table:table-cell>
          <table:table-cell office:value-type="float" office:value="1350149879" table:style-name="ce2">
            <text:p>1350149879</text:p>
          </table:table-cell>
          <table:table-cell office:value-type="float" office:value="1357496263" table:style-name="ce2">
            <text:p>1357496263</text:p>
          </table:table-cell>
          <table:table-cell office:value-type="float" office:value="1366013614" table:style-name="ce2">
            <text:p>1366013614</text:p>
          </table:table-cell>
          <table:table-cell office:value-type="float" office:value="1374284415" table:style-name="ce2">
            <text:p>1374284415</text:p>
          </table:table-cell>
          <table:table-cell office:value-type="float" office:value="1380319892" table:style-name="ce2">
            <text:p>1380319892</text:p>
          </table:table-cell>
          <table:table-cell office:value-type="float" office:value="1385103279" table:style-name="ce2">
            <text:p>1385103279</text:p>
          </table:table-cell>
          <table:table-cell office:value-type="float" office:value="1389770301" table:style-name="ce2">
            <text:p>1389770301</text:p>
          </table:table-cell>
          <table:table-cell office:value-type="float" office:value="1393472875" table:style-name="ce2">
            <text:p>1393472875</text:p>
          </table:table-cell>
          <table:table-cell office:value-type="float" office:value="1391814501" table:style-name="ce2">
            <text:p>1391814501</text:p>
          </table:table-cell>
          <table:table-cell office:value-type="float" office:value="1398001706" table:style-name="ce2">
            <text:p>1398001706</text:p>
          </table:table-cell>
          <table:table-cell office:value-type="float" office:value="1408190184" table:style-name="ce2">
            <text:p>1408190184</text:p>
          </table:table-cell>
          <table:table-cell office:value-type="float" office:value="1417841927" table:style-name="ce2">
            <text:p>141784192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Hong Kong SAR, China</text:p>
          </table:table-cell>
          <table:table-cell office:value-type="string" table:style-name="ce2">
            <text:p>HKG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094840" table:style-name="ce2">
            <text:p>3094840</text:p>
          </table:table-cell>
          <table:table-cell office:value-type="float" office:value="3168100" table:style-name="ce2">
            <text:p>3168100</text:p>
          </table:table-cell>
          <table:table-cell office:value-type="float" office:value="3305200" table:style-name="ce2">
            <text:p>3305200</text:p>
          </table:table-cell>
          <table:table-cell office:value-type="float" office:value="3420900" table:style-name="ce2">
            <text:p>3420900</text:p>
          </table:table-cell>
          <table:table-cell office:value-type="float" office:value="3504600" table:style-name="ce2">
            <text:p>3504600</text:p>
          </table:table-cell>
          <table:table-cell office:value-type="float" office:value="3597900" table:style-name="ce2">
            <text:p>3597900</text:p>
          </table:table-cell>
          <table:table-cell office:value-type="float" office:value="3629900" table:style-name="ce2">
            <text:p>3629900</text:p>
          </table:table-cell>
          <table:table-cell office:value-type="float" office:value="3722800" table:style-name="ce2">
            <text:p>3722800</text:p>
          </table:table-cell>
          <table:table-cell office:value-type="float" office:value="3802700" table:style-name="ce2">
            <text:p>3802700</text:p>
          </table:table-cell>
          <table:table-cell office:value-type="float" office:value="3863900" table:style-name="ce2">
            <text:p>3863900</text:p>
          </table:table-cell>
          <table:table-cell office:value-type="float" office:value="3959000" table:style-name="ce2">
            <text:p>3959000</text:p>
          </table:table-cell>
          <table:table-cell office:value-type="float" office:value="4045300" table:style-name="ce2">
            <text:p>4045300</text:p>
          </table:table-cell>
          <table:table-cell office:value-type="float" office:value="4123600" table:style-name="ce2">
            <text:p>4123600</text:p>
          </table:table-cell>
          <table:table-cell office:value-type="float" office:value="4241600" table:style-name="ce2">
            <text:p>4241600</text:p>
          </table:table-cell>
          <table:table-cell office:value-type="float" office:value="4377800" table:style-name="ce2">
            <text:p>4377800</text:p>
          </table:table-cell>
          <table:table-cell office:value-type="float" office:value="4461600" table:style-name="ce2">
            <text:p>4461600</text:p>
          </table:table-cell>
          <table:table-cell office:value-type="float" office:value="4518000" table:style-name="ce2">
            <text:p>4518000</text:p>
          </table:table-cell>
          <table:table-cell office:value-type="float" office:value="4583700" table:style-name="ce2">
            <text:p>4583700</text:p>
          </table:table-cell>
          <table:table-cell office:value-type="float" office:value="4667500" table:style-name="ce2">
            <text:p>4667500</text:p>
          </table:table-cell>
          <table:table-cell office:value-type="float" office:value="4929700" table:style-name="ce2">
            <text:p>4929700</text:p>
          </table:table-cell>
          <table:table-cell office:value-type="float" office:value="5063100" table:style-name="ce2">
            <text:p>5063100</text:p>
          </table:table-cell>
          <table:table-cell office:value-type="float" office:value="5183400" table:style-name="ce2">
            <text:p>5183400</text:p>
          </table:table-cell>
          <table:table-cell office:value-type="float" office:value="5264500" table:style-name="ce2">
            <text:p>5264500</text:p>
          </table:table-cell>
          <table:table-cell office:value-type="float" office:value="5345100" table:style-name="ce2">
            <text:p>5345100</text:p>
          </table:table-cell>
          <table:table-cell office:value-type="float" office:value="5397900" table:style-name="ce2">
            <text:p>5397900</text:p>
          </table:table-cell>
          <table:table-cell office:value-type="float" office:value="5456200" table:style-name="ce2">
            <text:p>5456200</text:p>
          </table:table-cell>
          <table:table-cell office:value-type="float" office:value="5524600" table:style-name="ce2">
            <text:p>5524600</text:p>
          </table:table-cell>
          <table:table-cell office:value-type="float" office:value="5580500" table:style-name="ce2">
            <text:p>5580500</text:p>
          </table:table-cell>
          <table:table-cell office:value-type="float" office:value="5627600" table:style-name="ce2">
            <text:p>5627600</text:p>
          </table:table-cell>
          <table:table-cell office:value-type="float" office:value="5686200" table:style-name="ce2">
            <text:p>5686200</text:p>
          </table:table-cell>
          <table:table-cell office:value-type="float" office:value="5704500" table:style-name="ce2">
            <text:p>5704500</text:p>
          </table:table-cell>
          <table:table-cell office:value-type="float" office:value="5752000" table:style-name="ce2">
            <text:p>5752000</text:p>
          </table:table-cell>
          <table:table-cell office:value-type="float" office:value="5800500" table:style-name="ce2">
            <text:p>5800500</text:p>
          </table:table-cell>
          <table:table-cell office:value-type="float" office:value="5901000" table:style-name="ce2">
            <text:p>5901000</text:p>
          </table:table-cell>
          <table:table-cell office:value-type="float" office:value="6035400" table:style-name="ce2">
            <text:p>6035400</text:p>
          </table:table-cell>
          <table:table-cell office:value-type="float" office:value="6156100" table:style-name="ce2">
            <text:p>6156100</text:p>
          </table:table-cell>
          <table:table-cell office:value-type="float" office:value="6435500" table:style-name="ce2">
            <text:p>6435500</text:p>
          </table:table-cell>
          <table:table-cell office:value-type="float" office:value="6489300" table:style-name="ce2">
            <text:p>6489300</text:p>
          </table:table-cell>
          <table:table-cell office:value-type="float" office:value="6543700" table:style-name="ce2">
            <text:p>6543700</text:p>
          </table:table-cell>
          <table:table-cell office:value-type="float" office:value="6606500" table:style-name="ce2">
            <text:p>6606500</text:p>
          </table:table-cell>
          <table:table-cell office:value-type="float" office:value="6665000" table:style-name="ce2">
            <text:p>6665000</text:p>
          </table:table-cell>
          <table:table-cell office:value-type="float" office:value="6714300" table:style-name="ce2">
            <text:p>6714300</text:p>
          </table:table-cell>
          <table:table-cell office:value-type="float" office:value="6744100" table:style-name="ce2">
            <text:p>6744100</text:p>
          </table:table-cell>
          <table:table-cell office:value-type="float" office:value="6730800" table:style-name="ce2">
            <text:p>6730800</text:p>
          </table:table-cell>
          <table:table-cell office:value-type="float" office:value="6783500" table:style-name="ce2">
            <text:p>6783500</text:p>
          </table:table-cell>
          <table:table-cell office:value-type="float" office:value="6813200" table:style-name="ce2">
            <text:p>6813200</text:p>
          </table:table-cell>
          <table:table-cell office:value-type="float" office:value="6857100" table:style-name="ce2">
            <text:p>6857100</text:p>
          </table:table-cell>
          <table:table-cell office:value-type="float" office:value="6916300" table:style-name="ce2">
            <text:p>6916300</text:p>
          </table:table-cell>
          <table:table-cell office:value-type="float" office:value="6957800" table:style-name="ce2">
            <text:p>6957800</text:p>
          </table:table-cell>
          <table:table-cell office:value-type="float" office:value="6972800" table:style-name="ce2">
            <text:p>6972800</text:p>
          </table:table-cell>
          <table:table-cell office:value-type="float" office:value="7024200" table:style-name="ce2">
            <text:p>7024200</text:p>
          </table:table-cell>
          <table:table-cell office:value-type="float" office:value="7071600" table:style-name="ce2">
            <text:p>7071600</text:p>
          </table:table-cell>
          <table:table-cell office:value-type="float" office:value="7150100" table:style-name="ce2">
            <text:p>7150100</text:p>
          </table:table-cell>
          <table:table-cell office:value-type="float" office:value="7178900" table:style-name="ce2">
            <text:p>7178900</text:p>
          </table:table-cell>
          <table:table-cell office:value-type="float" office:value="7229500" table:style-name="ce2">
            <text:p>7229500</text:p>
          </table:table-cell>
          <table:table-cell office:value-type="float" office:value="7291300" table:style-name="ce2">
            <text:p>7291300</text:p>
          </table:table-cell>
          <table:table-cell office:value-type="float" office:value="7336600" table:style-name="ce2">
            <text:p>7336600</text:p>
          </table:table-cell>
          <table:table-cell office:value-type="float" office:value="7393200" table:style-name="ce2">
            <text:p>7393200</text:p>
          </table:table-cell>
          <table:table-cell office:value-type="float" office:value="7452600" table:style-name="ce2">
            <text:p>7452600</text:p>
          </table:table-cell>
          <table:table-cell office:value-type="float" office:value="7507900" table:style-name="ce2">
            <text:p>7507900</text:p>
          </table:table-cell>
          <table:table-cell office:value-type="float" office:value="7481000" table:style-name="ce2">
            <text:p>7481000</text:p>
          </table:table-cell>
          <table:table-cell office:value-type="float" office:value="7413100" table:style-name="ce2">
            <text:p>7413100</text:p>
          </table:table-cell>
          <table:table-cell office:value-type="float" office:value="7346100" table:style-name="ce2">
            <text:p>7346100</text:p>
          </table:table-cell>
          <table:table-cell office:value-type="float" office:value="7536100" table:style-name="ce2">
            <text:p>7536100</text:p>
          </table:table-cell>
          <table:table-cell office:value-type="float" office:value="7524100" table:style-name="ce2">
            <text:p>752410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Honduras</text:p>
          </table:table-cell>
          <table:table-cell office:value-type="string" table:style-name="ce2">
            <text:p>HND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062060" table:style-name="ce2">
            <text:p>2062060</text:p>
          </table:table-cell>
          <table:table-cell office:value-type="float" office:value="2121242" table:style-name="ce2">
            <text:p>2121242</text:p>
          </table:table-cell>
          <table:table-cell office:value-type="float" office:value="2182064" table:style-name="ce2">
            <text:p>2182064</text:p>
          </table:table-cell>
          <table:table-cell office:value-type="float" office:value="2244878" table:style-name="ce2">
            <text:p>2244878</text:p>
          </table:table-cell>
          <table:table-cell office:value-type="float" office:value="2309855" table:style-name="ce2">
            <text:p>2309855</text:p>
          </table:table-cell>
          <table:table-cell office:value-type="float" office:value="2377157" table:style-name="ce2">
            <text:p>2377157</text:p>
          </table:table-cell>
          <table:table-cell office:value-type="float" office:value="2446751" table:style-name="ce2">
            <text:p>2446751</text:p>
          </table:table-cell>
          <table:table-cell office:value-type="float" office:value="2518648" table:style-name="ce2">
            <text:p>2518648</text:p>
          </table:table-cell>
          <table:table-cell office:value-type="float" office:value="2593057" table:style-name="ce2">
            <text:p>2593057</text:p>
          </table:table-cell>
          <table:table-cell office:value-type="float" office:value="2670289" table:style-name="ce2">
            <text:p>2670289</text:p>
          </table:table-cell>
          <table:table-cell office:value-type="float" office:value="2750715" table:style-name="ce2">
            <text:p>2750715</text:p>
          </table:table-cell>
          <table:table-cell office:value-type="float" office:value="2834616" table:style-name="ce2">
            <text:p>2834616</text:p>
          </table:table-cell>
          <table:table-cell office:value-type="float" office:value="2922064" table:style-name="ce2">
            <text:p>2922064</text:p>
          </table:table-cell>
          <table:table-cell office:value-type="float" office:value="3011459" table:style-name="ce2">
            <text:p>3011459</text:p>
          </table:table-cell>
          <table:table-cell office:value-type="float" office:value="3099836" table:style-name="ce2">
            <text:p>3099836</text:p>
          </table:table-cell>
          <table:table-cell office:value-type="float" office:value="3193234" table:style-name="ce2">
            <text:p>3193234</text:p>
          </table:table-cell>
          <table:table-cell office:value-type="float" office:value="3294457" table:style-name="ce2">
            <text:p>3294457</text:p>
          </table:table-cell>
          <table:table-cell office:value-type="float" office:value="3398655" table:style-name="ce2">
            <text:p>3398655</text:p>
          </table:table-cell>
          <table:table-cell office:value-type="float" office:value="3505463" table:style-name="ce2">
            <text:p>3505463</text:p>
          </table:table-cell>
          <table:table-cell office:value-type="float" office:value="3614981" table:style-name="ce2">
            <text:p>3614981</text:p>
          </table:table-cell>
          <table:table-cell office:value-type="float" office:value="3727173" table:style-name="ce2">
            <text:p>3727173</text:p>
          </table:table-cell>
          <table:table-cell office:value-type="float" office:value="3841778" table:style-name="ce2">
            <text:p>3841778</text:p>
          </table:table-cell>
          <table:table-cell office:value-type="float" office:value="3958728" table:style-name="ce2">
            <text:p>3958728</text:p>
          </table:table-cell>
          <table:table-cell office:value-type="float" office:value="4078174" table:style-name="ce2">
            <text:p>4078174</text:p>
          </table:table-cell>
          <table:table-cell office:value-type="float" office:value="4199850" table:style-name="ce2">
            <text:p>4199850</text:p>
          </table:table-cell>
          <table:table-cell office:value-type="float" office:value="4323342" table:style-name="ce2">
            <text:p>4323342</text:p>
          </table:table-cell>
          <table:table-cell office:value-type="float" office:value="4448899" table:style-name="ce2">
            <text:p>4448899</text:p>
          </table:table-cell>
          <table:table-cell office:value-type="float" office:value="4576910" table:style-name="ce2">
            <text:p>4576910</text:p>
          </table:table-cell>
          <table:table-cell office:value-type="float" office:value="4707677" table:style-name="ce2">
            <text:p>4707677</text:p>
          </table:table-cell>
          <table:table-cell office:value-type="float" office:value="4841838" table:style-name="ce2">
            <text:p>4841838</text:p>
          </table:table-cell>
          <table:table-cell office:value-type="float" office:value="4980488" table:style-name="ce2">
            <text:p>4980488</text:p>
          </table:table-cell>
          <table:table-cell office:value-type="float" office:value="5123792" table:style-name="ce2">
            <text:p>5123792</text:p>
          </table:table-cell>
          <table:table-cell office:value-type="float" office:value="5271431" table:style-name="ce2">
            <text:p>5271431</text:p>
          </table:table-cell>
          <table:table-cell office:value-type="float" office:value="5423249" table:style-name="ce2">
            <text:p>5423249</text:p>
          </table:table-cell>
          <table:table-cell office:value-type="float" office:value="5579242" table:style-name="ce2">
            <text:p>5579242</text:p>
          </table:table-cell>
          <table:table-cell office:value-type="float" office:value="5739637" table:style-name="ce2">
            <text:p>5739637</text:p>
          </table:table-cell>
          <table:table-cell office:value-type="float" office:value="5903954" table:style-name="ce2">
            <text:p>5903954</text:p>
          </table:table-cell>
          <table:table-cell office:value-type="float" office:value="6071454" table:style-name="ce2">
            <text:p>6071454</text:p>
          </table:table-cell>
          <table:table-cell office:value-type="float" office:value="6234431" table:style-name="ce2">
            <text:p>6234431</text:p>
          </table:table-cell>
          <table:table-cell office:value-type="float" office:value="6400463" table:style-name="ce2">
            <text:p>6400463</text:p>
          </table:table-cell>
          <table:table-cell office:value-type="float" office:value="6577773" table:style-name="ce2">
            <text:p>6577773</text:p>
          </table:table-cell>
          <table:table-cell office:value-type="float" office:value="6757993" table:style-name="ce2">
            <text:p>6757993</text:p>
          </table:table-cell>
          <table:table-cell office:value-type="float" office:value="6938859" table:style-name="ce2">
            <text:p>6938859</text:p>
          </table:table-cell>
          <table:table-cell office:value-type="float" office:value="7119213" table:style-name="ce2">
            <text:p>7119213</text:p>
          </table:table-cell>
          <table:table-cell office:value-type="float" office:value="7298994" table:style-name="ce2">
            <text:p>7298994</text:p>
          </table:table-cell>
          <table:table-cell office:value-type="float" office:value="7478355" table:style-name="ce2">
            <text:p>7478355</text:p>
          </table:table-cell>
          <table:table-cell office:value-type="float" office:value="7656832" table:style-name="ce2">
            <text:p>7656832</text:p>
          </table:table-cell>
          <table:table-cell office:value-type="float" office:value="7834798" table:style-name="ce2">
            <text:p>7834798</text:p>
          </table:table-cell>
          <table:table-cell office:value-type="float" office:value="8012587" table:style-name="ce2">
            <text:p>8012587</text:p>
          </table:table-cell>
          <table:table-cell office:value-type="float" office:value="8189899" table:style-name="ce2">
            <text:p>8189899</text:p>
          </table:table-cell>
          <table:table-cell office:value-type="float" office:value="8365878" table:style-name="ce2">
            <text:p>8365878</text:p>
          </table:table-cell>
          <table:table-cell office:value-type="float" office:value="8540583" table:style-name="ce2">
            <text:p>8540583</text:p>
          </table:table-cell>
          <table:table-cell office:value-type="float" office:value="8715076" table:style-name="ce2">
            <text:p>8715076</text:p>
          </table:table-cell>
          <table:table-cell office:value-type="float" office:value="8889278" table:style-name="ce2">
            <text:p>8889278</text:p>
          </table:table-cell>
          <table:table-cell office:value-type="float" office:value="9063122" table:style-name="ce2">
            <text:p>9063122</text:p>
          </table:table-cell>
          <table:table-cell office:value-type="float" office:value="9237305" table:style-name="ce2">
            <text:p>9237305</text:p>
          </table:table-cell>
          <table:table-cell office:value-type="float" office:value="9412380" table:style-name="ce2">
            <text:p>9412380</text:p>
          </table:table-cell>
          <table:table-cell office:value-type="float" office:value="9588137" table:style-name="ce2">
            <text:p>9588137</text:p>
          </table:table-cell>
          <table:table-cell office:value-type="float" office:value="9765210" table:style-name="ce2">
            <text:p>9765210</text:p>
          </table:table-cell>
          <table:table-cell office:value-type="float" office:value="9943633" table:style-name="ce2">
            <text:p>9943633</text:p>
          </table:table-cell>
          <table:table-cell office:value-type="float" office:value="10119640" table:style-name="ce2">
            <text:p>10119640</text:p>
          </table:table-cell>
          <table:table-cell office:value-type="float" office:value="10289877" table:style-name="ce2">
            <text:p>10289877</text:p>
          </table:table-cell>
          <table:table-cell office:value-type="float" office:value="10463872" table:style-name="ce2">
            <text:p>10463872</text:p>
          </table:table-cell>
          <table:table-cell office:value-type="float" office:value="10644851" table:style-name="ce2">
            <text:p>10644851</text:p>
          </table:table-cell>
          <table:table-cell office:value-type="float" office:value="10825703" table:style-name="ce2">
            <text:p>1082570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Heavily indebted poor countries (HIPC)</text:p>
          </table:table-cell>
          <table:table-cell office:value-type="string" table:style-name="ce2">
            <text:p>HPC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63650527" table:style-name="ce2">
            <text:p>163650527</text:p>
          </table:table-cell>
          <table:table-cell office:value-type="float" office:value="167634887" table:style-name="ce2">
            <text:p>167634887</text:p>
          </table:table-cell>
          <table:table-cell office:value-type="float" office:value="171771666" table:style-name="ce2">
            <text:p>171771666</text:p>
          </table:table-cell>
          <table:table-cell office:value-type="float" office:value="176063263" table:style-name="ce2">
            <text:p>176063263</text:p>
          </table:table-cell>
          <table:table-cell office:value-type="float" office:value="180537667" table:style-name="ce2">
            <text:p>180537667</text:p>
          </table:table-cell>
          <table:table-cell office:value-type="float" office:value="185208644" table:style-name="ce2">
            <text:p>185208644</text:p>
          </table:table-cell>
          <table:table-cell office:value-type="float" office:value="190048827" table:style-name="ce2">
            <text:p>190048827</text:p>
          </table:table-cell>
          <table:table-cell office:value-type="float" office:value="195111370" table:style-name="ce2">
            <text:p>195111370</text:p>
          </table:table-cell>
          <table:table-cell office:value-type="float" office:value="200419142" table:style-name="ce2">
            <text:p>200419142</text:p>
          </table:table-cell>
          <table:table-cell office:value-type="float" office:value="205895893" table:style-name="ce2">
            <text:p>205895893</text:p>
          </table:table-cell>
          <table:table-cell office:value-type="float" office:value="211549510" table:style-name="ce2">
            <text:p>211549510</text:p>
          </table:table-cell>
          <table:table-cell office:value-type="float" office:value="217344674" table:style-name="ce2">
            <text:p>217344674</text:p>
          </table:table-cell>
          <table:table-cell office:value-type="float" office:value="223189830" table:style-name="ce2">
            <text:p>223189830</text:p>
          </table:table-cell>
          <table:table-cell office:value-type="float" office:value="229341403" table:style-name="ce2">
            <text:p>229341403</text:p>
          </table:table-cell>
          <table:table-cell office:value-type="float" office:value="235791936" table:style-name="ce2">
            <text:p>235791936</text:p>
          </table:table-cell>
          <table:table-cell office:value-type="float" office:value="242344150" table:style-name="ce2">
            <text:p>242344150</text:p>
          </table:table-cell>
          <table:table-cell office:value-type="float" office:value="249034009" table:style-name="ce2">
            <text:p>249034009</text:p>
          </table:table-cell>
          <table:table-cell office:value-type="float" office:value="255707170" table:style-name="ce2">
            <text:p>255707170</text:p>
          </table:table-cell>
          <table:table-cell office:value-type="float" office:value="262985512" table:style-name="ce2">
            <text:p>262985512</text:p>
          </table:table-cell>
          <table:table-cell office:value-type="float" office:value="270569759" table:style-name="ce2">
            <text:p>270569759</text:p>
          </table:table-cell>
          <table:table-cell office:value-type="float" office:value="277128014" table:style-name="ce2">
            <text:p>277128014</text:p>
          </table:table-cell>
          <table:table-cell office:value-type="float" office:value="283255371" table:style-name="ce2">
            <text:p>283255371</text:p>
          </table:table-cell>
          <table:table-cell office:value-type="float" office:value="290471550" table:style-name="ce2">
            <text:p>290471550</text:p>
          </table:table-cell>
          <table:table-cell office:value-type="float" office:value="298600262" table:style-name="ce2">
            <text:p>298600262</text:p>
          </table:table-cell>
          <table:table-cell office:value-type="float" office:value="306943902" table:style-name="ce2">
            <text:p>306943902</text:p>
          </table:table-cell>
          <table:table-cell office:value-type="float" office:value="315429759" table:style-name="ce2">
            <text:p>315429759</text:p>
          </table:table-cell>
          <table:table-cell office:value-type="float" office:value="324025001" table:style-name="ce2">
            <text:p>324025001</text:p>
          </table:table-cell>
          <table:table-cell office:value-type="float" office:value="333016950" table:style-name="ce2">
            <text:p>333016950</text:p>
          </table:table-cell>
          <table:table-cell office:value-type="float" office:value="342381086" table:style-name="ce2">
            <text:p>342381086</text:p>
          </table:table-cell>
          <table:table-cell office:value-type="float" office:value="352065913" table:style-name="ce2">
            <text:p>352065913</text:p>
          </table:table-cell>
          <table:table-cell office:value-type="float" office:value="361657937" table:style-name="ce2">
            <text:p>361657937</text:p>
          </table:table-cell>
          <table:table-cell office:value-type="float" office:value="371411648" table:style-name="ce2">
            <text:p>371411648</text:p>
          </table:table-cell>
          <table:table-cell office:value-type="float" office:value="382507617" table:style-name="ce2">
            <text:p>382507617</text:p>
          </table:table-cell>
          <table:table-cell office:value-type="float" office:value="394851493" table:style-name="ce2">
            <text:p>394851493</text:p>
          </table:table-cell>
          <table:table-cell office:value-type="float" office:value="406935718" table:style-name="ce2">
            <text:p>406935718</text:p>
          </table:table-cell>
          <table:table-cell office:value-type="float" office:value="418830100" table:style-name="ce2">
            <text:p>418830100</text:p>
          </table:table-cell>
          <table:table-cell office:value-type="float" office:value="431006940" table:style-name="ce2">
            <text:p>431006940</text:p>
          </table:table-cell>
          <table:table-cell office:value-type="float" office:value="443196153" table:style-name="ce2">
            <text:p>443196153</text:p>
          </table:table-cell>
          <table:table-cell office:value-type="float" office:value="455939263" table:style-name="ce2">
            <text:p>455939263</text:p>
          </table:table-cell>
          <table:table-cell office:value-type="float" office:value="469076891" table:style-name="ce2">
            <text:p>469076891</text:p>
          </table:table-cell>
          <table:table-cell office:value-type="float" office:value="481984327" table:style-name="ce2">
            <text:p>481984327</text:p>
          </table:table-cell>
          <table:table-cell office:value-type="float" office:value="495197350" table:style-name="ce2">
            <text:p>495197350</text:p>
          </table:table-cell>
          <table:table-cell office:value-type="float" office:value="509679981" table:style-name="ce2">
            <text:p>509679981</text:p>
          </table:table-cell>
          <table:table-cell office:value-type="float" office:value="524773987" table:style-name="ce2">
            <text:p>524773987</text:p>
          </table:table-cell>
          <table:table-cell office:value-type="float" office:value="539803501" table:style-name="ce2">
            <text:p>539803501</text:p>
          </table:table-cell>
          <table:table-cell office:value-type="float" office:value="555358929" table:style-name="ce2">
            <text:p>555358929</text:p>
          </table:table-cell>
          <table:table-cell office:value-type="float" office:value="571454590" table:style-name="ce2">
            <text:p>571454590</text:p>
          </table:table-cell>
          <table:table-cell office:value-type="float" office:value="587432384" table:style-name="ce2">
            <text:p>587432384</text:p>
          </table:table-cell>
          <table:table-cell office:value-type="float" office:value="604007702" table:style-name="ce2">
            <text:p>604007702</text:p>
          </table:table-cell>
          <table:table-cell office:value-type="float" office:value="621337653" table:style-name="ce2">
            <text:p>621337653</text:p>
          </table:table-cell>
          <table:table-cell office:value-type="float" office:value="638796398" table:style-name="ce2">
            <text:p>638796398</text:p>
          </table:table-cell>
          <table:table-cell office:value-type="float" office:value="656783491" table:style-name="ce2">
            <text:p>656783491</text:p>
          </table:table-cell>
          <table:table-cell office:value-type="float" office:value="675397557" table:style-name="ce2">
            <text:p>675397557</text:p>
          </table:table-cell>
          <table:table-cell office:value-type="float" office:value="694622934" table:style-name="ce2">
            <text:p>694622934</text:p>
          </table:table-cell>
          <table:table-cell office:value-type="float" office:value="714769441" table:style-name="ce2">
            <text:p>714769441</text:p>
          </table:table-cell>
          <table:table-cell office:value-type="float" office:value="735429414" table:style-name="ce2">
            <text:p>735429414</text:p>
          </table:table-cell>
          <table:table-cell office:value-type="float" office:value="756895035" table:style-name="ce2">
            <text:p>756895035</text:p>
          </table:table-cell>
          <table:table-cell office:value-type="float" office:value="779389964" table:style-name="ce2">
            <text:p>779389964</text:p>
          </table:table-cell>
          <table:table-cell office:value-type="float" office:value="802020674" table:style-name="ce2">
            <text:p>802020674</text:p>
          </table:table-cell>
          <table:table-cell office:value-type="float" office:value="824649053" table:style-name="ce2">
            <text:p>824649053</text:p>
          </table:table-cell>
          <table:table-cell office:value-type="float" office:value="847743308" table:style-name="ce2">
            <text:p>847743308</text:p>
          </table:table-cell>
          <table:table-cell office:value-type="float" office:value="870930036" table:style-name="ce2">
            <text:p>870930036</text:p>
          </table:table-cell>
          <table:table-cell office:value-type="float" office:value="893906294" table:style-name="ce2">
            <text:p>893906294</text:p>
          </table:table-cell>
          <table:table-cell office:value-type="float" office:value="917304254" table:style-name="ce2">
            <text:p>917304254</text:p>
          </table:table-cell>
          <table:table-cell office:value-type="float" office:value="941413026" table:style-name="ce2">
            <text:p>94141302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Croatia</text:p>
          </table:table-cell>
          <table:table-cell office:value-type="string" table:style-name="ce2">
            <text:p>HRV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140181" table:style-name="ce2">
            <text:p>4140181</text:p>
          </table:table-cell>
          <table:table-cell office:value-type="float" office:value="4167292" table:style-name="ce2">
            <text:p>4167292</text:p>
          </table:table-cell>
          <table:table-cell office:value-type="float" office:value="4196712" table:style-name="ce2">
            <text:p>4196712</text:p>
          </table:table-cell>
          <table:table-cell office:value-type="float" office:value="4225675" table:style-name="ce2">
            <text:p>4225675</text:p>
          </table:table-cell>
          <table:table-cell office:value-type="float" office:value="4252876" table:style-name="ce2">
            <text:p>4252876</text:p>
          </table:table-cell>
          <table:table-cell office:value-type="float" office:value="4280923" table:style-name="ce2">
            <text:p>4280923</text:p>
          </table:table-cell>
          <table:table-cell office:value-type="float" office:value="4310701" table:style-name="ce2">
            <text:p>4310701</text:p>
          </table:table-cell>
          <table:table-cell office:value-type="float" office:value="4338683" table:style-name="ce2">
            <text:p>4338683</text:p>
          </table:table-cell>
          <table:table-cell office:value-type="float" office:value="4365628" table:style-name="ce2">
            <text:p>4365628</text:p>
          </table:table-cell>
          <table:table-cell office:value-type="float" office:value="4391490" table:style-name="ce2">
            <text:p>4391490</text:p>
          </table:table-cell>
          <table:table-cell office:value-type="float" office:value="4412252" table:style-name="ce2">
            <text:p>4412252</text:p>
          </table:table-cell>
          <table:table-cell office:value-type="float" office:value="4431275" table:style-name="ce2">
            <text:p>4431275</text:p>
          </table:table-cell>
          <table:table-cell office:value-type="float" office:value="4450564" table:style-name="ce2">
            <text:p>4450564</text:p>
          </table:table-cell>
          <table:table-cell office:value-type="float" office:value="4470161" table:style-name="ce2">
            <text:p>4470161</text:p>
          </table:table-cell>
          <table:table-cell office:value-type="float" office:value="4490660" table:style-name="ce2">
            <text:p>4490660</text:p>
          </table:table-cell>
          <table:table-cell office:value-type="float" office:value="4512082" table:style-name="ce2">
            <text:p>4512082</text:p>
          </table:table-cell>
          <table:table-cell office:value-type="float" office:value="4535934" table:style-name="ce2">
            <text:p>4535934</text:p>
          </table:table-cell>
          <table:table-cell office:value-type="float" office:value="4559571" table:style-name="ce2">
            <text:p>4559571</text:p>
          </table:table-cell>
          <table:table-cell office:value-type="float" office:value="4581085" table:style-name="ce2">
            <text:p>4581085</text:p>
          </table:table-cell>
          <table:table-cell office:value-type="float" office:value="4594778" table:style-name="ce2">
            <text:p>4594778</text:p>
          </table:table-cell>
          <table:table-cell office:value-type="float" office:value="4599782" table:style-name="ce2">
            <text:p>4599782</text:p>
          </table:table-cell>
          <table:table-cell office:value-type="float" office:value="4611509" table:style-name="ce2">
            <text:p>4611509</text:p>
          </table:table-cell>
          <table:table-cell office:value-type="float" office:value="4634234" table:style-name="ce2">
            <text:p>4634234</text:p>
          </table:table-cell>
          <table:table-cell office:value-type="float" office:value="4658254" table:style-name="ce2">
            <text:p>4658254</text:p>
          </table:table-cell>
          <table:table-cell office:value-type="float" office:value="4680285" table:style-name="ce2">
            <text:p>4680285</text:p>
          </table:table-cell>
          <table:table-cell office:value-type="float" office:value="4701417" table:style-name="ce2">
            <text:p>4701417</text:p>
          </table:table-cell>
          <table:table-cell office:value-type="float" office:value="4721446" table:style-name="ce2">
            <text:p>4721446</text:p>
          </table:table-cell>
          <table:table-cell office:value-type="float" office:value="4739745" table:style-name="ce2">
            <text:p>4739745</text:p>
          </table:table-cell>
          <table:table-cell office:value-type="float" office:value="4755207" table:style-name="ce2">
            <text:p>4755207</text:p>
          </table:table-cell>
          <table:table-cell office:value-type="float" office:value="4767260" table:style-name="ce2">
            <text:p>4767260</text:p>
          </table:table-cell>
          <table:table-cell office:value-type="float" office:value="4777368" table:style-name="ce2">
            <text:p>4777368</text:p>
          </table:table-cell>
          <table:table-cell office:value-type="float" office:value="4689022" table:style-name="ce2">
            <text:p>4689022</text:p>
          </table:table-cell>
          <table:table-cell office:value-type="float" office:value="4575818" table:style-name="ce2">
            <text:p>4575818</text:p>
          </table:table-cell>
          <table:table-cell office:value-type="float" office:value="4600463" table:style-name="ce2">
            <text:p>4600463</text:p>
          </table:table-cell>
          <table:table-cell office:value-type="float" office:value="4652024" table:style-name="ce2">
            <text:p>4652024</text:p>
          </table:table-cell>
          <table:table-cell office:value-type="float" office:value="4620030" table:style-name="ce2">
            <text:p>4620030</text:p>
          </table:table-cell>
          <table:table-cell office:value-type="float" office:value="4557097" table:style-name="ce2">
            <text:p>4557097</text:p>
          </table:table-cell>
          <table:table-cell office:value-type="float" office:value="4534920" table:style-name="ce2">
            <text:p>4534920</text:p>
          </table:table-cell>
          <table:table-cell office:value-type="float" office:value="4532135" table:style-name="ce2">
            <text:p>4532135</text:p>
          </table:table-cell>
          <table:table-cell office:value-type="float" office:value="4512597" table:style-name="ce2">
            <text:p>4512597</text:p>
          </table:table-cell>
          <table:table-cell office:value-type="float" office:value="4468302" table:style-name="ce2">
            <text:p>4468302</text:p>
          </table:table-cell>
          <table:table-cell office:value-type="float" office:value="4299642" table:style-name="ce2">
            <text:p>4299642</text:p>
          </table:table-cell>
          <table:table-cell office:value-type="float" office:value="4302174" table:style-name="ce2">
            <text:p>4302174</text:p>
          </table:table-cell>
          <table:table-cell office:value-type="float" office:value="4303399" table:style-name="ce2">
            <text:p>4303399</text:p>
          </table:table-cell>
          <table:table-cell office:value-type="float" office:value="4304600" table:style-name="ce2">
            <text:p>4304600</text:p>
          </table:table-cell>
          <table:table-cell office:value-type="float" office:value="4310145" table:style-name="ce2">
            <text:p>4310145</text:p>
          </table:table-cell>
          <table:table-cell office:value-type="float" office:value="4311159" table:style-name="ce2">
            <text:p>4311159</text:p>
          </table:table-cell>
          <table:table-cell office:value-type="float" office:value="4310217" table:style-name="ce2">
            <text:p>4310217</text:p>
          </table:table-cell>
          <table:table-cell office:value-type="float" office:value="4309705" table:style-name="ce2">
            <text:p>4309705</text:p>
          </table:table-cell>
          <table:table-cell office:value-type="float" office:value="4305181" table:style-name="ce2">
            <text:p>4305181</text:p>
          </table:table-cell>
          <table:table-cell office:value-type="float" office:value="4295427" table:style-name="ce2">
            <text:p>4295427</text:p>
          </table:table-cell>
          <table:table-cell office:value-type="float" office:value="4280622" table:style-name="ce2">
            <text:p>4280622</text:p>
          </table:table-cell>
          <table:table-cell office:value-type="float" office:value="4260368" table:style-name="ce2">
            <text:p>4260368</text:p>
          </table:table-cell>
          <table:table-cell office:value-type="float" office:value="4233922" table:style-name="ce2">
            <text:p>4233922</text:p>
          </table:table-cell>
          <table:table-cell office:value-type="float" office:value="4201598" table:style-name="ce2">
            <text:p>4201598</text:p>
          </table:table-cell>
          <table:table-cell office:value-type="float" office:value="4151725" table:style-name="ce2">
            <text:p>4151725</text:p>
          </table:table-cell>
          <table:table-cell office:value-type="float" office:value="4106867" table:style-name="ce2">
            <text:p>4106867</text:p>
          </table:table-cell>
          <table:table-cell office:value-type="float" office:value="4041407" table:style-name="ce2">
            <text:p>4041407</text:p>
          </table:table-cell>
          <table:table-cell office:value-type="float" office:value="3988775" table:style-name="ce2">
            <text:p>3988775</text:p>
          </table:table-cell>
          <table:table-cell office:value-type="float" office:value="3949390" table:style-name="ce2">
            <text:p>3949390</text:p>
          </table:table-cell>
          <table:table-cell office:value-type="float" office:value="3914206" table:style-name="ce2">
            <text:p>3914206</text:p>
          </table:table-cell>
          <table:table-cell office:value-type="float" office:value="3878981" table:style-name="ce2">
            <text:p>3878981</text:p>
          </table:table-cell>
          <table:table-cell office:value-type="float" office:value="3855641" table:style-name="ce2">
            <text:p>3855641</text:p>
          </table:table-cell>
          <table:table-cell office:value-type="float" office:value="3859686" table:style-name="ce2">
            <text:p>3859686</text:p>
          </table:table-cell>
          <table:table-cell office:value-type="float" office:value="3866200" table:style-name="ce2">
            <text:p>386620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Haiti</text:p>
          </table:table-cell>
          <table:table-cell office:value-type="string" table:style-name="ce2">
            <text:p>HTI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858443" table:style-name="ce2">
            <text:p>3858443</text:p>
          </table:table-cell>
          <table:table-cell office:value-type="float" office:value="3929030" table:style-name="ce2">
            <text:p>3929030</text:p>
          </table:table-cell>
          <table:table-cell office:value-type="float" office:value="4001575" table:style-name="ce2">
            <text:p>4001575</text:p>
          </table:table-cell>
          <table:table-cell office:value-type="float" office:value="4073068" table:style-name="ce2">
            <text:p>4073068</text:p>
          </table:table-cell>
          <table:table-cell office:value-type="float" office:value="4146244" table:style-name="ce2">
            <text:p>4146244</text:p>
          </table:table-cell>
          <table:table-cell office:value-type="float" office:value="4223820" table:style-name="ce2">
            <text:p>4223820</text:p>
          </table:table-cell>
          <table:table-cell office:value-type="float" office:value="4302639" table:style-name="ce2">
            <text:p>4302639</text:p>
          </table:table-cell>
          <table:table-cell office:value-type="float" office:value="4382999" table:style-name="ce2">
            <text:p>4382999</text:p>
          </table:table-cell>
          <table:table-cell office:value-type="float" office:value="4465328" table:style-name="ce2">
            <text:p>4465328</text:p>
          </table:table-cell>
          <table:table-cell office:value-type="float" office:value="4549334" table:style-name="ce2">
            <text:p>4549334</text:p>
          </table:table-cell>
          <table:table-cell office:value-type="float" office:value="4635124" table:style-name="ce2">
            <text:p>4635124</text:p>
          </table:table-cell>
          <table:table-cell office:value-type="float" office:value="4723244" table:style-name="ce2">
            <text:p>4723244</text:p>
          </table:table-cell>
          <table:table-cell office:value-type="float" office:value="4813868" table:style-name="ce2">
            <text:p>4813868</text:p>
          </table:table-cell>
          <table:table-cell office:value-type="float" office:value="4906743" table:style-name="ce2">
            <text:p>4906743</text:p>
          </table:table-cell>
          <table:table-cell office:value-type="float" office:value="5001796" table:style-name="ce2">
            <text:p>5001796</text:p>
          </table:table-cell>
          <table:table-cell office:value-type="float" office:value="5099086" table:style-name="ce2">
            <text:p>5099086</text:p>
          </table:table-cell>
          <table:table-cell office:value-type="float" office:value="5198357" table:style-name="ce2">
            <text:p>5198357</text:p>
          </table:table-cell>
          <table:table-cell office:value-type="float" office:value="5299476" table:style-name="ce2">
            <text:p>5299476</text:p>
          </table:table-cell>
          <table:table-cell office:value-type="float" office:value="5402580" table:style-name="ce2">
            <text:p>5402580</text:p>
          </table:table-cell>
          <table:table-cell office:value-type="float" office:value="5507590" table:style-name="ce2">
            <text:p>5507590</text:p>
          </table:table-cell>
          <table:table-cell office:value-type="float" office:value="5614493" table:style-name="ce2">
            <text:p>5614493</text:p>
          </table:table-cell>
          <table:table-cell office:value-type="float" office:value="5723725" table:style-name="ce2">
            <text:p>5723725</text:p>
          </table:table-cell>
          <table:table-cell office:value-type="float" office:value="5835937" table:style-name="ce2">
            <text:p>5835937</text:p>
          </table:table-cell>
          <table:table-cell office:value-type="float" office:value="5951096" table:style-name="ce2">
            <text:p>5951096</text:p>
          </table:table-cell>
          <table:table-cell office:value-type="float" office:value="6069230" table:style-name="ce2">
            <text:p>6069230</text:p>
          </table:table-cell>
          <table:table-cell office:value-type="float" office:value="6190862" table:style-name="ce2">
            <text:p>6190862</text:p>
          </table:table-cell>
          <table:table-cell office:value-type="float" office:value="6316122" table:style-name="ce2">
            <text:p>6316122</text:p>
          </table:table-cell>
          <table:table-cell office:value-type="float" office:value="6445123" table:style-name="ce2">
            <text:p>6445123</text:p>
          </table:table-cell>
          <table:table-cell office:value-type="float" office:value="6578145" table:style-name="ce2">
            <text:p>6578145</text:p>
          </table:table-cell>
          <table:table-cell office:value-type="float" office:value="6714730" table:style-name="ce2">
            <text:p>6714730</text:p>
          </table:table-cell>
          <table:table-cell office:value-type="float" office:value="6854441" table:style-name="ce2">
            <text:p>6854441</text:p>
          </table:table-cell>
          <table:table-cell office:value-type="float" office:value="6995450" table:style-name="ce2">
            <text:p>6995450</text:p>
          </table:table-cell>
          <table:table-cell office:value-type="float" office:value="7136571" table:style-name="ce2">
            <text:p>7136571</text:p>
          </table:table-cell>
          <table:table-cell office:value-type="float" office:value="7278181" table:style-name="ce2">
            <text:p>7278181</text:p>
          </table:table-cell>
          <table:table-cell office:value-type="float" office:value="7419771" table:style-name="ce2">
            <text:p>7419771</text:p>
          </table:table-cell>
          <table:table-cell office:value-type="float" office:value="7562546" table:style-name="ce2">
            <text:p>7562546</text:p>
          </table:table-cell>
          <table:table-cell office:value-type="float" office:value="7707557" table:style-name="ce2">
            <text:p>7707557</text:p>
          </table:table-cell>
          <table:table-cell office:value-type="float" office:value="7854298" table:style-name="ce2">
            <text:p>7854298</text:p>
          </table:table-cell>
          <table:table-cell office:value-type="float" office:value="8002143" table:style-name="ce2">
            <text:p>8002143</text:p>
          </table:table-cell>
          <table:table-cell office:value-type="float" office:value="8151296" table:style-name="ce2">
            <text:p>8151296</text:p>
          </table:table-cell>
          <table:table-cell office:value-type="float" office:value="8303151" table:style-name="ce2">
            <text:p>8303151</text:p>
          </table:table-cell>
          <table:table-cell office:value-type="float" office:value="8455918" table:style-name="ce2">
            <text:p>8455918</text:p>
          </table:table-cell>
          <table:table-cell office:value-type="float" office:value="8607641" table:style-name="ce2">
            <text:p>8607641</text:p>
          </table:table-cell>
          <table:table-cell office:value-type="float" office:value="8759912" table:style-name="ce2">
            <text:p>8759912</text:p>
          </table:table-cell>
          <table:table-cell office:value-type="float" office:value="8910263" table:style-name="ce2">
            <text:p>8910263</text:p>
          </table:table-cell>
          <table:table-cell office:value-type="float" office:value="9061273" table:style-name="ce2">
            <text:p>9061273</text:p>
          </table:table-cell>
          <table:table-cell office:value-type="float" office:value="9216562" table:style-name="ce2">
            <text:p>9216562</text:p>
          </table:table-cell>
          <table:table-cell office:value-type="float" office:value="9373296" table:style-name="ce2">
            <text:p>9373296</text:p>
          </table:table-cell>
          <table:table-cell office:value-type="float" office:value="9530774" table:style-name="ce2">
            <text:p>9530774</text:p>
          </table:table-cell>
          <table:table-cell office:value-type="float" office:value="9689581" table:style-name="ce2">
            <text:p>9689581</text:p>
          </table:table-cell>
          <table:table-cell office:value-type="float" office:value="9803294" table:style-name="ce2">
            <text:p>9803294</text:p>
          </table:table-cell>
          <table:table-cell office:value-type="float" office:value="9914904" table:style-name="ce2">
            <text:p>9914904</text:p>
          </table:table-cell>
          <table:table-cell office:value-type="float" office:value="10069771" table:style-name="ce2">
            <text:p>10069771</text:p>
          </table:table-cell>
          <table:table-cell office:value-type="float" office:value="10222362" table:style-name="ce2">
            <text:p>10222362</text:p>
          </table:table-cell>
          <table:table-cell office:value-type="float" office:value="10373235" table:style-name="ce2">
            <text:p>10373235</text:p>
          </table:table-cell>
          <table:table-cell office:value-type="float" office:value="10523242" table:style-name="ce2">
            <text:p>10523242</text:p>
          </table:table-cell>
          <table:table-cell office:value-type="float" office:value="10671457" table:style-name="ce2">
            <text:p>10671457</text:p>
          </table:table-cell>
          <table:table-cell office:value-type="float" office:value="10817754" table:style-name="ce2">
            <text:p>10817754</text:p>
          </table:table-cell>
          <table:table-cell office:value-type="float" office:value="10962362" table:style-name="ce2">
            <text:p>10962362</text:p>
          </table:table-cell>
          <table:table-cell office:value-type="float" office:value="11105163" table:style-name="ce2">
            <text:p>11105163</text:p>
          </table:table-cell>
          <table:table-cell office:value-type="float" office:value="11243848" table:style-name="ce2">
            <text:p>11243848</text:p>
          </table:table-cell>
          <table:table-cell office:value-type="float" office:value="11374586" table:style-name="ce2">
            <text:p>11374586</text:p>
          </table:table-cell>
          <table:table-cell office:value-type="float" office:value="11503606" table:style-name="ce2">
            <text:p>11503606</text:p>
          </table:table-cell>
          <table:table-cell office:value-type="float" office:value="11637398" table:style-name="ce2">
            <text:p>11637398</text:p>
          </table:table-cell>
          <table:table-cell office:value-type="float" office:value="11772557" table:style-name="ce2">
            <text:p>1177255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Hungary</text:p>
          </table:table-cell>
          <table:table-cell office:value-type="string" table:style-name="ce2">
            <text:p>HU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9983512" table:style-name="ce2">
            <text:p>9983512</text:p>
          </table:table-cell>
          <table:table-cell office:value-type="float" office:value="10027958" table:style-name="ce2">
            <text:p>10027958</text:p>
          </table:table-cell>
          <table:table-cell office:value-type="float" office:value="10060825" table:style-name="ce2">
            <text:p>10060825</text:p>
          </table:table-cell>
          <table:table-cell office:value-type="float" office:value="10087947" table:style-name="ce2">
            <text:p>10087947</text:p>
          </table:table-cell>
          <table:table-cell office:value-type="float" office:value="10119835" table:style-name="ce2">
            <text:p>10119835</text:p>
          </table:table-cell>
          <table:table-cell office:value-type="float" office:value="10147935" table:style-name="ce2">
            <text:p>10147935</text:p>
          </table:table-cell>
          <table:table-cell office:value-type="float" office:value="10178653" table:style-name="ce2">
            <text:p>10178653</text:p>
          </table:table-cell>
          <table:table-cell office:value-type="float" office:value="10216604" table:style-name="ce2">
            <text:p>10216604</text:p>
          </table:table-cell>
          <table:table-cell office:value-type="float" office:value="10255815" table:style-name="ce2">
            <text:p>10255815</text:p>
          </table:table-cell>
          <table:table-cell office:value-type="float" office:value="10298723" table:style-name="ce2">
            <text:p>10298723</text:p>
          </table:table-cell>
          <table:table-cell office:value-type="float" office:value="10337910" table:style-name="ce2">
            <text:p>10337910</text:p>
          </table:table-cell>
          <table:table-cell office:value-type="float" office:value="10367537" table:style-name="ce2">
            <text:p>10367537</text:p>
          </table:table-cell>
          <table:table-cell office:value-type="float" office:value="10398489" table:style-name="ce2">
            <text:p>10398489</text:p>
          </table:table-cell>
          <table:table-cell office:value-type="float" office:value="10432055" table:style-name="ce2">
            <text:p>10432055</text:p>
          </table:table-cell>
          <table:table-cell office:value-type="float" office:value="10478720" table:style-name="ce2">
            <text:p>10478720</text:p>
          </table:table-cell>
          <table:table-cell office:value-type="float" office:value="10540525" table:style-name="ce2">
            <text:p>10540525</text:p>
          </table:table-cell>
          <table:table-cell office:value-type="float" office:value="10598677" table:style-name="ce2">
            <text:p>10598677</text:p>
          </table:table-cell>
          <table:table-cell office:value-type="float" office:value="10648031" table:style-name="ce2">
            <text:p>10648031</text:p>
          </table:table-cell>
          <table:table-cell office:value-type="float" office:value="10684822" table:style-name="ce2">
            <text:p>10684822</text:p>
          </table:table-cell>
          <table:table-cell office:value-type="float" office:value="10704152" table:style-name="ce2">
            <text:p>10704152</text:p>
          </table:table-cell>
          <table:table-cell office:value-type="float" office:value="10711122" table:style-name="ce2">
            <text:p>10711122</text:p>
          </table:table-cell>
          <table:table-cell office:value-type="float" office:value="10711848" table:style-name="ce2">
            <text:p>10711848</text:p>
          </table:table-cell>
          <table:table-cell office:value-type="float" office:value="10705535" table:style-name="ce2">
            <text:p>10705535</text:p>
          </table:table-cell>
          <table:table-cell office:value-type="float" office:value="10689463" table:style-name="ce2">
            <text:p>10689463</text:p>
          </table:table-cell>
          <table:table-cell office:value-type="float" office:value="10668095" table:style-name="ce2">
            <text:p>10668095</text:p>
          </table:table-cell>
          <table:table-cell office:value-type="float" office:value="10648713" table:style-name="ce2">
            <text:p>10648713</text:p>
          </table:table-cell>
          <table:table-cell office:value-type="float" office:value="10630564" table:style-name="ce2">
            <text:p>10630564</text:p>
          </table:table-cell>
          <table:table-cell office:value-type="float" office:value="10612741" table:style-name="ce2">
            <text:p>10612741</text:p>
          </table:table-cell>
          <table:table-cell office:value-type="float" office:value="10596487" table:style-name="ce2">
            <text:p>10596487</text:p>
          </table:table-cell>
          <table:table-cell office:value-type="float" office:value="10481719" table:style-name="ce2">
            <text:p>10481719</text:p>
          </table:table-cell>
          <table:table-cell office:value-type="float" office:value="10373988" table:style-name="ce2">
            <text:p>10373988</text:p>
          </table:table-cell>
          <table:table-cell office:value-type="float" office:value="10373400" table:style-name="ce2">
            <text:p>10373400</text:p>
          </table:table-cell>
          <table:table-cell office:value-type="float" office:value="10369341" table:style-name="ce2">
            <text:p>10369341</text:p>
          </table:table-cell>
          <table:table-cell office:value-type="float" office:value="10357523" table:style-name="ce2">
            <text:p>10357523</text:p>
          </table:table-cell>
          <table:table-cell office:value-type="float" office:value="10343355" table:style-name="ce2">
            <text:p>10343355</text:p>
          </table:table-cell>
          <table:table-cell office:value-type="float" office:value="10328965" table:style-name="ce2">
            <text:p>10328965</text:p>
          </table:table-cell>
          <table:table-cell office:value-type="float" office:value="10311238" table:style-name="ce2">
            <text:p>10311238</text:p>
          </table:table-cell>
          <table:table-cell office:value-type="float" office:value="10290486" table:style-name="ce2">
            <text:p>10290486</text:p>
          </table:table-cell>
          <table:table-cell office:value-type="float" office:value="10266570" table:style-name="ce2">
            <text:p>10266570</text:p>
          </table:table-cell>
          <table:table-cell office:value-type="float" office:value="10237530" table:style-name="ce2">
            <text:p>10237530</text:p>
          </table:table-cell>
          <table:table-cell office:value-type="float" office:value="10210971" table:style-name="ce2">
            <text:p>10210971</text:p>
          </table:table-cell>
          <table:table-cell office:value-type="float" office:value="10187576" table:style-name="ce2">
            <text:p>10187576</text:p>
          </table:table-cell>
          <table:table-cell office:value-type="float" office:value="10158608" table:style-name="ce2">
            <text:p>10158608</text:p>
          </table:table-cell>
          <table:table-cell office:value-type="float" office:value="10129552" table:style-name="ce2">
            <text:p>10129552</text:p>
          </table:table-cell>
          <table:table-cell office:value-type="float" office:value="10107146" table:style-name="ce2">
            <text:p>10107146</text:p>
          </table:table-cell>
          <table:table-cell office:value-type="float" office:value="10087065" table:style-name="ce2">
            <text:p>10087065</text:p>
          </table:table-cell>
          <table:table-cell office:value-type="float" office:value="10071370" table:style-name="ce2">
            <text:p>10071370</text:p>
          </table:table-cell>
          <table:table-cell office:value-type="float" office:value="10055780" table:style-name="ce2">
            <text:p>10055780</text:p>
          </table:table-cell>
          <table:table-cell office:value-type="float" office:value="10038188" table:style-name="ce2">
            <text:p>10038188</text:p>
          </table:table-cell>
          <table:table-cell office:value-type="float" office:value="10022650" table:style-name="ce2">
            <text:p>10022650</text:p>
          </table:table-cell>
          <table:table-cell office:value-type="float" office:value="10000023" table:style-name="ce2">
            <text:p>10000023</text:p>
          </table:table-cell>
          <table:table-cell office:value-type="float" office:value="9971727" table:style-name="ce2">
            <text:p>9971727</text:p>
          </table:table-cell>
          <table:table-cell office:value-type="float" office:value="9920362" table:style-name="ce2">
            <text:p>9920362</text:p>
          </table:table-cell>
          <table:table-cell office:value-type="float" office:value="9872734" table:style-name="ce2">
            <text:p>9872734</text:p>
          </table:table-cell>
          <table:table-cell office:value-type="float" office:value="9833038" table:style-name="ce2">
            <text:p>9833038</text:p>
          </table:table-cell>
          <table:table-cell office:value-type="float" office:value="9797755" table:style-name="ce2">
            <text:p>9797755</text:p>
          </table:table-cell>
          <table:table-cell office:value-type="float" office:value="9759755" table:style-name="ce2">
            <text:p>9759755</text:p>
          </table:table-cell>
          <table:table-cell office:value-type="float" office:value="9726756" table:style-name="ce2">
            <text:p>9726756</text:p>
          </table:table-cell>
          <table:table-cell office:value-type="float" office:value="9706964" table:style-name="ce2">
            <text:p>9706964</text:p>
          </table:table-cell>
          <table:table-cell office:value-type="float" office:value="9694824" table:style-name="ce2">
            <text:p>9694824</text:p>
          </table:table-cell>
          <table:table-cell office:value-type="float" office:value="9670419" table:style-name="ce2">
            <text:p>9670419</text:p>
          </table:table-cell>
          <table:table-cell office:value-type="float" office:value="9630932" table:style-name="ce2">
            <text:p>9630932</text:p>
          </table:table-cell>
          <table:table-cell office:value-type="float" office:value="9605074" table:style-name="ce2">
            <text:p>9605074</text:p>
          </table:table-cell>
          <table:table-cell office:value-type="float" office:value="9592186" table:style-name="ce2">
            <text:p>9592186</text:p>
          </table:table-cell>
          <table:table-cell office:value-type="float" office:value="9562065" table:style-name="ce2">
            <text:p>9562065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IBRD only</text:p>
          </table:table-cell>
          <table:table-cell office:value-type="string" table:style-name="ce2">
            <text:p>IBD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893704624" table:style-name="ce2">
            <text:p>1893704624</text:p>
          </table:table-cell>
          <table:table-cell office:value-type="float" office:value="1915613080" table:style-name="ce2">
            <text:p>1915613080</text:p>
          </table:table-cell>
          <table:table-cell office:value-type="float" office:value="1950274734" table:style-name="ce2">
            <text:p>1950274734</text:p>
          </table:table-cell>
          <table:table-cell office:value-type="float" office:value="1996753344" table:style-name="ce2">
            <text:p>1996753344</text:p>
          </table:table-cell>
          <table:table-cell office:value-type="float" office:value="2043309631" table:style-name="ce2">
            <text:p>2043309631</text:p>
          </table:table-cell>
          <table:table-cell office:value-type="float" office:value="2090209567" table:style-name="ce2">
            <text:p>2090209567</text:p>
          </table:table-cell>
          <table:table-cell office:value-type="float" office:value="2139608511" table:style-name="ce2">
            <text:p>2139608511</text:p>
          </table:table-cell>
          <table:table-cell office:value-type="float" office:value="2188950141" table:style-name="ce2">
            <text:p>2188950141</text:p>
          </table:table-cell>
          <table:table-cell office:value-type="float" office:value="2239610101" table:style-name="ce2">
            <text:p>2239610101</text:p>
          </table:table-cell>
          <table:table-cell office:value-type="float" office:value="2292098651" table:style-name="ce2">
            <text:p>2292098651</text:p>
          </table:table-cell>
          <table:table-cell office:value-type="float" office:value="2346056161" table:style-name="ce2">
            <text:p>2346056161</text:p>
          </table:table-cell>
          <table:table-cell office:value-type="float" office:value="2401008150" table:style-name="ce2">
            <text:p>2401008150</text:p>
          </table:table-cell>
          <table:table-cell office:value-type="float" office:value="2454764228" table:style-name="ce2">
            <text:p>2454764228</text:p>
          </table:table-cell>
          <table:table-cell office:value-type="float" office:value="2508370507" table:style-name="ce2">
            <text:p>2508370507</text:p>
          </table:table-cell>
          <table:table-cell office:value-type="float" office:value="2561343989" table:style-name="ce2">
            <text:p>2561343989</text:p>
          </table:table-cell>
          <table:table-cell office:value-type="float" office:value="2613194091" table:style-name="ce2">
            <text:p>2613194091</text:p>
          </table:table-cell>
          <table:table-cell office:value-type="float" office:value="2664387118" table:style-name="ce2">
            <text:p>2664387118</text:p>
          </table:table-cell>
          <table:table-cell office:value-type="float" office:value="2714845767" table:style-name="ce2">
            <text:p>2714845767</text:p>
          </table:table-cell>
          <table:table-cell office:value-type="float" office:value="2765565797" table:style-name="ce2">
            <text:p>2765565797</text:p>
          </table:table-cell>
          <table:table-cell office:value-type="float" office:value="2816995104" table:style-name="ce2">
            <text:p>2816995104</text:p>
          </table:table-cell>
          <table:table-cell office:value-type="float" office:value="2869277824" table:style-name="ce2">
            <text:p>2869277824</text:p>
          </table:table-cell>
          <table:table-cell office:value-type="float" office:value="2923255528" table:style-name="ce2">
            <text:p>2923255528</text:p>
          </table:table-cell>
          <table:table-cell office:value-type="float" office:value="2980033813" table:style-name="ce2">
            <text:p>2980033813</text:p>
          </table:table-cell>
          <table:table-cell office:value-type="float" office:value="3037252917" table:style-name="ce2">
            <text:p>3037252917</text:p>
          </table:table-cell>
          <table:table-cell office:value-type="float" office:value="3094477559" table:style-name="ce2">
            <text:p>3094477559</text:p>
          </table:table-cell>
          <table:table-cell office:value-type="float" office:value="3152581662" table:style-name="ce2">
            <text:p>3152581662</text:p>
          </table:table-cell>
          <table:table-cell office:value-type="float" office:value="3212177926" table:style-name="ce2">
            <text:p>3212177926</text:p>
          </table:table-cell>
          <table:table-cell office:value-type="float" office:value="3273388723" table:style-name="ce2">
            <text:p>3273388723</text:p>
          </table:table-cell>
          <table:table-cell office:value-type="float" office:value="3334875641" table:style-name="ce2">
            <text:p>3334875641</text:p>
          </table:table-cell>
          <table:table-cell office:value-type="float" office:value="3395765359" table:style-name="ce2">
            <text:p>3395765359</text:p>
          </table:table-cell>
          <table:table-cell office:value-type="float" office:value="3455533853" table:style-name="ce2">
            <text:p>3455533853</text:p>
          </table:table-cell>
          <table:table-cell office:value-type="float" office:value="3513390696" table:style-name="ce2">
            <text:p>3513390696</text:p>
          </table:table-cell>
          <table:table-cell office:value-type="float" office:value="3568890021" table:style-name="ce2">
            <text:p>3568890021</text:p>
          </table:table-cell>
          <table:table-cell office:value-type="float" office:value="3622924380" table:style-name="ce2">
            <text:p>3622924380</text:p>
          </table:table-cell>
          <table:table-cell office:value-type="float" office:value="3675872938" table:style-name="ce2">
            <text:p>3675872938</text:p>
          </table:table-cell>
          <table:table-cell office:value-type="float" office:value="3728290191" table:style-name="ce2">
            <text:p>3728290191</text:p>
          </table:table-cell>
          <table:table-cell office:value-type="float" office:value="3780446473" table:style-name="ce2">
            <text:p>3780446473</text:p>
          </table:table-cell>
          <table:table-cell office:value-type="float" office:value="3832391543" table:style-name="ce2">
            <text:p>3832391543</text:p>
          </table:table-cell>
          <table:table-cell office:value-type="float" office:value="3884078902" table:style-name="ce2">
            <text:p>3884078902</text:p>
          </table:table-cell>
          <table:table-cell office:value-type="float" office:value="3934521819" table:style-name="ce2">
            <text:p>3934521819</text:p>
          </table:table-cell>
          <table:table-cell office:value-type="float" office:value="3983328255" table:style-name="ce2">
            <text:p>3983328255</text:p>
          </table:table-cell>
          <table:table-cell office:value-type="float" office:value="4031080605" table:style-name="ce2">
            <text:p>4031080605</text:p>
          </table:table-cell>
          <table:table-cell office:value-type="float" office:value="4077229003" table:style-name="ce2">
            <text:p>4077229003</text:p>
          </table:table-cell>
          <table:table-cell office:value-type="float" office:value="4122775918" table:style-name="ce2">
            <text:p>4122775918</text:p>
          </table:table-cell>
          <table:table-cell office:value-type="float" office:value="4168676771" table:style-name="ce2">
            <text:p>4168676771</text:p>
          </table:table-cell>
          <table:table-cell office:value-type="float" office:value="4214082145" table:style-name="ce2">
            <text:p>4214082145</text:p>
          </table:table-cell>
          <table:table-cell office:value-type="float" office:value="4258827055" table:style-name="ce2">
            <text:p>4258827055</text:p>
          </table:table-cell>
          <table:table-cell office:value-type="float" office:value="4302067550" table:style-name="ce2">
            <text:p>4302067550</text:p>
          </table:table-cell>
          <table:table-cell office:value-type="float" office:value="4346234014" table:style-name="ce2">
            <text:p>4346234014</text:p>
          </table:table-cell>
          <table:table-cell office:value-type="float" office:value="4391389527" table:style-name="ce2">
            <text:p>4391389527</text:p>
          </table:table-cell>
          <table:table-cell office:value-type="float" office:value="4436714947" table:style-name="ce2">
            <text:p>4436714947</text:p>
          </table:table-cell>
          <table:table-cell office:value-type="float" office:value="4483152627" table:style-name="ce2">
            <text:p>4483152627</text:p>
          </table:table-cell>
          <table:table-cell office:value-type="float" office:value="4532100585" table:style-name="ce2">
            <text:p>4532100585</text:p>
          </table:table-cell>
          <table:table-cell office:value-type="float" office:value="4581958556" table:style-name="ce2">
            <text:p>4581958556</text:p>
          </table:table-cell>
          <table:table-cell office:value-type="float" office:value="4630607878" table:style-name="ce2">
            <text:p>4630607878</text:p>
          </table:table-cell>
          <table:table-cell office:value-type="float" office:value="4676773551" table:style-name="ce2">
            <text:p>4676773551</text:p>
          </table:table-cell>
          <table:table-cell office:value-type="float" office:value="4721566970" table:style-name="ce2">
            <text:p>4721566970</text:p>
          </table:table-cell>
          <table:table-cell office:value-type="float" office:value="4765773411" table:style-name="ce2">
            <text:p>4765773411</text:p>
          </table:table-cell>
          <table:table-cell office:value-type="float" office:value="4806981820" table:style-name="ce2">
            <text:p>4806981820</text:p>
          </table:table-cell>
          <table:table-cell office:value-type="float" office:value="4845075024" table:style-name="ce2">
            <text:p>4845075024</text:p>
          </table:table-cell>
          <table:table-cell office:value-type="float" office:value="4878296727" table:style-name="ce2">
            <text:p>4878296727</text:p>
          </table:table-cell>
          <table:table-cell office:value-type="float" office:value="4905212516" table:style-name="ce2">
            <text:p>4905212516</text:p>
          </table:table-cell>
          <table:table-cell office:value-type="float" office:value="4928196300" table:style-name="ce2">
            <text:p>4928196300</text:p>
          </table:table-cell>
          <table:table-cell office:value-type="float" office:value="4952212190" table:style-name="ce2">
            <text:p>4952212190</text:p>
          </table:table-cell>
          <table:table-cell office:value-type="float" office:value="4979421568" table:style-name="ce2">
            <text:p>497942156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IDA &amp; IBRD total</text:p>
          </table:table-cell>
          <table:table-cell office:value-type="string" table:style-name="ce2">
            <text:p>IBT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289192009" table:style-name="ce2">
            <text:p>2289192009</text:p>
          </table:table-cell>
          <table:table-cell office:value-type="float" office:value="2321079191" table:style-name="ce2">
            <text:p>2321079191</text:p>
          </table:table-cell>
          <table:table-cell office:value-type="float" office:value="2366117598" table:style-name="ce2">
            <text:p>2366117598</text:p>
          </table:table-cell>
          <table:table-cell office:value-type="float" office:value="2423348992" table:style-name="ce2">
            <text:p>2423348992</text:p>
          </table:table-cell>
          <table:table-cell office:value-type="float" office:value="2481068241" table:style-name="ce2">
            <text:p>2481068241</text:p>
          </table:table-cell>
          <table:table-cell office:value-type="float" office:value="2539564344" table:style-name="ce2">
            <text:p>2539564344</text:p>
          </table:table-cell>
          <table:table-cell office:value-type="float" office:value="2600930009" table:style-name="ce2">
            <text:p>2600930009</text:p>
          </table:table-cell>
          <table:table-cell office:value-type="float" office:value="2662674586" table:style-name="ce2">
            <text:p>2662674586</text:p>
          </table:table-cell>
          <table:table-cell office:value-type="float" office:value="2726203260" table:style-name="ce2">
            <text:p>2726203260</text:p>
          </table:table-cell>
          <table:table-cell office:value-type="float" office:value="2791883177" table:style-name="ce2">
            <text:p>2791883177</text:p>
          </table:table-cell>
          <table:table-cell office:value-type="float" office:value="2859123476" table:style-name="ce2">
            <text:p>2859123476</text:p>
          </table:table-cell>
          <table:table-cell office:value-type="float" office:value="2926951963" table:style-name="ce2">
            <text:p>2926951963</text:p>
          </table:table-cell>
          <table:table-cell office:value-type="float" office:value="2994028911" table:style-name="ce2">
            <text:p>2994028911</text:p>
          </table:table-cell>
          <table:table-cell office:value-type="float" office:value="3062266606" table:style-name="ce2">
            <text:p>3062266606</text:p>
          </table:table-cell>
          <table:table-cell office:value-type="float" office:value="3130418531" table:style-name="ce2">
            <text:p>3130418531</text:p>
          </table:table-cell>
          <table:table-cell office:value-type="float" office:value="3197494325" table:style-name="ce2">
            <text:p>3197494325</text:p>
          </table:table-cell>
          <table:table-cell office:value-type="float" office:value="3264075702" table:style-name="ce2">
            <text:p>3264075702</text:p>
          </table:table-cell>
          <table:table-cell office:value-type="float" office:value="3330218383" table:style-name="ce2">
            <text:p>3330218383</text:p>
          </table:table-cell>
          <table:table-cell office:value-type="float" office:value="3397524507" table:style-name="ce2">
            <text:p>3397524507</text:p>
          </table:table-cell>
          <table:table-cell office:value-type="float" office:value="3466649271" table:style-name="ce2">
            <text:p>3466649271</text:p>
          </table:table-cell>
          <table:table-cell office:value-type="float" office:value="3536954994" table:style-name="ce2">
            <text:p>3536954994</text:p>
          </table:table-cell>
          <table:table-cell office:value-type="float" office:value="3609089669" table:style-name="ce2">
            <text:p>3609089669</text:p>
          </table:table-cell>
          <table:table-cell office:value-type="float" office:value="3685043956" table:style-name="ce2">
            <text:p>3685043956</text:p>
          </table:table-cell>
          <table:table-cell office:value-type="float" office:value="3762109361" table:style-name="ce2">
            <text:p>3762109361</text:p>
          </table:table-cell>
          <table:table-cell office:value-type="float" office:value="3839296592" table:style-name="ce2">
            <text:p>3839296592</text:p>
          </table:table-cell>
          <table:table-cell office:value-type="float" office:value="3918002286" table:style-name="ce2">
            <text:p>3918002286</text:p>
          </table:table-cell>
          <table:table-cell office:value-type="float" office:value="3998725110" table:style-name="ce2">
            <text:p>3998725110</text:p>
          </table:table-cell>
          <table:table-cell office:value-type="float" office:value="4081589183" table:style-name="ce2">
            <text:p>4081589183</text:p>
          </table:table-cell>
          <table:table-cell office:value-type="float" office:value="4165012459" table:style-name="ce2">
            <text:p>4165012459</text:p>
          </table:table-cell>
          <table:table-cell office:value-type="float" office:value="4248240134" table:style-name="ce2">
            <text:p>4248240134</text:p>
          </table:table-cell>
          <table:table-cell office:value-type="float" office:value="4330689753" table:style-name="ce2">
            <text:p>4330689753</text:p>
          </table:table-cell>
          <table:table-cell office:value-type="float" office:value="4411587746" table:style-name="ce2">
            <text:p>4411587746</text:p>
          </table:table-cell>
          <table:table-cell office:value-type="float" office:value="4491324220" table:style-name="ce2">
            <text:p>4491324220</text:p>
          </table:table-cell>
          <table:table-cell office:value-type="float" office:value="4570777029" table:style-name="ce2">
            <text:p>4570777029</text:p>
          </table:table-cell>
          <table:table-cell office:value-type="float" office:value="4649243135" table:style-name="ce2">
            <text:p>4649243135</text:p>
          </table:table-cell>
          <table:table-cell office:value-type="float" office:value="4727566480" table:style-name="ce2">
            <text:p>4727566480</text:p>
          </table:table-cell>
          <table:table-cell office:value-type="float" office:value="4806199043" table:style-name="ce2">
            <text:p>4806199043</text:p>
          </table:table-cell>
          <table:table-cell office:value-type="float" office:value="4884731621" table:style-name="ce2">
            <text:p>4884731621</text:p>
          </table:table-cell>
          <table:table-cell office:value-type="float" office:value="4963254080" table:style-name="ce2">
            <text:p>4963254080</text:p>
          </table:table-cell>
          <table:table-cell office:value-type="float" office:value="5040645749" table:style-name="ce2">
            <text:p>5040645749</text:p>
          </table:table-cell>
          <table:table-cell office:value-type="float" office:value="5116723507" table:style-name="ce2">
            <text:p>5116723507</text:p>
          </table:table-cell>
          <table:table-cell office:value-type="float" office:value="5192348770" table:style-name="ce2">
            <text:p>5192348770</text:p>
          </table:table-cell>
          <table:table-cell office:value-type="float" office:value="5267145775" table:style-name="ce2">
            <text:p>5267145775</text:p>
          </table:table-cell>
          <table:table-cell office:value-type="float" office:value="5341840046" table:style-name="ce2">
            <text:p>5341840046</text:p>
          </table:table-cell>
          <table:table-cell office:value-type="float" office:value="5417128229" table:style-name="ce2">
            <text:p>5417128229</text:p>
          </table:table-cell>
          <table:table-cell office:value-type="float" office:value="5492481030" table:style-name="ce2">
            <text:p>5492481030</text:p>
          </table:table-cell>
          <table:table-cell office:value-type="float" office:value="5568236362" table:style-name="ce2">
            <text:p>5568236362</text:p>
          </table:table-cell>
          <table:table-cell office:value-type="float" office:value="5643505923" table:style-name="ce2">
            <text:p>5643505923</text:p>
          </table:table-cell>
          <table:table-cell office:value-type="float" office:value="5720065907" table:style-name="ce2">
            <text:p>5720065907</text:p>
          </table:table-cell>
          <table:table-cell office:value-type="float" office:value="5797994405" table:style-name="ce2">
            <text:p>5797994405</text:p>
          </table:table-cell>
          <table:table-cell office:value-type="float" office:value="5876645582" table:style-name="ce2">
            <text:p>5876645582</text:p>
          </table:table-cell>
          <table:table-cell office:value-type="float" office:value="5956718993" table:style-name="ce2">
            <text:p>5956718993</text:p>
          </table:table-cell>
          <table:table-cell office:value-type="float" office:value="6038958543" table:style-name="ce2">
            <text:p>6038958543</text:p>
          </table:table-cell>
          <table:table-cell office:value-type="float" office:value="6120456890" table:style-name="ce2">
            <text:p>6120456890</text:p>
          </table:table-cell>
          <table:table-cell office:value-type="float" office:value="6201607778" table:style-name="ce2">
            <text:p>6201607778</text:p>
          </table:table-cell>
          <table:table-cell office:value-type="float" office:value="6280961830" table:style-name="ce2">
            <text:p>6280961830</text:p>
          </table:table-cell>
          <table:table-cell office:value-type="float" office:value="6360153661" table:style-name="ce2">
            <text:p>6360153661</text:p>
          </table:table-cell>
          <table:table-cell office:value-type="float" office:value="6440011821" table:style-name="ce2">
            <text:p>6440011821</text:p>
          </table:table-cell>
          <table:table-cell office:value-type="float" office:value="6518058354" table:style-name="ce2">
            <text:p>6518058354</text:p>
          </table:table-cell>
          <table:table-cell office:value-type="float" office:value="6594216452" table:style-name="ce2">
            <text:p>6594216452</text:p>
          </table:table-cell>
          <table:table-cell office:value-type="float" office:value="6666470352" table:style-name="ce2">
            <text:p>6666470352</text:p>
          </table:table-cell>
          <table:table-cell office:value-type="float" office:value="6732651035" table:style-name="ce2">
            <text:p>6732651035</text:p>
          </table:table-cell>
          <table:table-cell office:value-type="float" office:value="6794724390" table:style-name="ce2">
            <text:p>6794724390</text:p>
          </table:table-cell>
          <table:table-cell office:value-type="float" office:value="6858521511" table:style-name="ce2">
            <text:p>6858521511</text:p>
          </table:table-cell>
          <table:table-cell office:value-type="float" office:value="6926222113" table:style-name="ce2">
            <text:p>692622211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IDA total</text:p>
          </table:table-cell>
          <table:table-cell office:value-type="string" table:style-name="ce2">
            <text:p>ID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95487385" table:style-name="ce2">
            <text:p>395487385</text:p>
          </table:table-cell>
          <table:table-cell office:value-type="float" office:value="405466111" table:style-name="ce2">
            <text:p>405466111</text:p>
          </table:table-cell>
          <table:table-cell office:value-type="float" office:value="415842864" table:style-name="ce2">
            <text:p>415842864</text:p>
          </table:table-cell>
          <table:table-cell office:value-type="float" office:value="426595648" table:style-name="ce2">
            <text:p>426595648</text:p>
          </table:table-cell>
          <table:table-cell office:value-type="float" office:value="437758610" table:style-name="ce2">
            <text:p>437758610</text:p>
          </table:table-cell>
          <table:table-cell office:value-type="float" office:value="449354777" table:style-name="ce2">
            <text:p>449354777</text:p>
          </table:table-cell>
          <table:table-cell office:value-type="float" office:value="461321498" table:style-name="ce2">
            <text:p>461321498</text:p>
          </table:table-cell>
          <table:table-cell office:value-type="float" office:value="473724445" table:style-name="ce2">
            <text:p>473724445</text:p>
          </table:table-cell>
          <table:table-cell office:value-type="float" office:value="486593159" table:style-name="ce2">
            <text:p>486593159</text:p>
          </table:table-cell>
          <table:table-cell office:value-type="float" office:value="499784526" table:style-name="ce2">
            <text:p>499784526</text:p>
          </table:table-cell>
          <table:table-cell office:value-type="float" office:value="513067315" table:style-name="ce2">
            <text:p>513067315</text:p>
          </table:table-cell>
          <table:table-cell office:value-type="float" office:value="525943813" table:style-name="ce2">
            <text:p>525943813</text:p>
          </table:table-cell>
          <table:table-cell office:value-type="float" office:value="539264683" table:style-name="ce2">
            <text:p>539264683</text:p>
          </table:table-cell>
          <table:table-cell office:value-type="float" office:value="553896099" table:style-name="ce2">
            <text:p>553896099</text:p>
          </table:table-cell>
          <table:table-cell office:value-type="float" office:value="569074542" table:style-name="ce2">
            <text:p>569074542</text:p>
          </table:table-cell>
          <table:table-cell office:value-type="float" office:value="584300234" table:style-name="ce2">
            <text:p>584300234</text:p>
          </table:table-cell>
          <table:table-cell office:value-type="float" office:value="599688584" table:style-name="ce2">
            <text:p>599688584</text:p>
          </table:table-cell>
          <table:table-cell office:value-type="float" office:value="615372616" table:style-name="ce2">
            <text:p>615372616</text:p>
          </table:table-cell>
          <table:table-cell office:value-type="float" office:value="631958710" table:style-name="ce2">
            <text:p>631958710</text:p>
          </table:table-cell>
          <table:table-cell office:value-type="float" office:value="649654167" table:style-name="ce2">
            <text:p>649654167</text:p>
          </table:table-cell>
          <table:table-cell office:value-type="float" office:value="667677170" table:style-name="ce2">
            <text:p>667677170</text:p>
          </table:table-cell>
          <table:table-cell office:value-type="float" office:value="685834141" table:style-name="ce2">
            <text:p>685834141</text:p>
          </table:table-cell>
          <table:table-cell office:value-type="float" office:value="705010143" table:style-name="ce2">
            <text:p>705010143</text:p>
          </table:table-cell>
          <table:table-cell office:value-type="float" office:value="724856444" table:style-name="ce2">
            <text:p>724856444</text:p>
          </table:table-cell>
          <table:table-cell office:value-type="float" office:value="744819033" table:style-name="ce2">
            <text:p>744819033</text:p>
          </table:table-cell>
          <table:table-cell office:value-type="float" office:value="765420624" table:style-name="ce2">
            <text:p>765420624</text:p>
          </table:table-cell>
          <table:table-cell office:value-type="float" office:value="786547184" table:style-name="ce2">
            <text:p>786547184</text:p>
          </table:table-cell>
          <table:table-cell office:value-type="float" office:value="808200460" table:style-name="ce2">
            <text:p>808200460</text:p>
          </table:table-cell>
          <table:table-cell office:value-type="float" office:value="830136818" table:style-name="ce2">
            <text:p>830136818</text:p>
          </table:table-cell>
          <table:table-cell office:value-type="float" office:value="852474775" table:style-name="ce2">
            <text:p>852474775</text:p>
          </table:table-cell>
          <table:table-cell office:value-type="float" office:value="875155900" table:style-name="ce2">
            <text:p>875155900</text:p>
          </table:table-cell>
          <table:table-cell office:value-type="float" office:value="898197050" table:style-name="ce2">
            <text:p>898197050</text:p>
          </table:table-cell>
          <table:table-cell office:value-type="float" office:value="922434199" table:style-name="ce2">
            <text:p>922434199</text:p>
          </table:table-cell>
          <table:table-cell office:value-type="float" office:value="947852649" table:style-name="ce2">
            <text:p>947852649</text:p>
          </table:table-cell>
          <table:table-cell office:value-type="float" office:value="973370197" table:style-name="ce2">
            <text:p>973370197</text:p>
          </table:table-cell>
          <table:table-cell office:value-type="float" office:value="999276289" table:style-name="ce2">
            <text:p>999276289</text:p>
          </table:table-cell>
          <table:table-cell office:value-type="float" office:value="1025752570" table:style-name="ce2">
            <text:p>1025752570</text:p>
          </table:table-cell>
          <table:table-cell office:value-type="float" office:value="1052340078" table:style-name="ce2">
            <text:p>1052340078</text:p>
          </table:table-cell>
          <table:table-cell office:value-type="float" office:value="1079175178" table:style-name="ce2">
            <text:p>1079175178</text:p>
          </table:table-cell>
          <table:table-cell office:value-type="float" office:value="1106123930" table:style-name="ce2">
            <text:p>1106123930</text:p>
          </table:table-cell>
          <table:table-cell office:value-type="float" office:value="1133395252" table:style-name="ce2">
            <text:p>1133395252</text:p>
          </table:table-cell>
          <table:table-cell office:value-type="float" office:value="1161268165" table:style-name="ce2">
            <text:p>1161268165</text:p>
          </table:table-cell>
          <table:table-cell office:value-type="float" office:value="1189916772" table:style-name="ce2">
            <text:p>1189916772</text:p>
          </table:table-cell>
          <table:table-cell office:value-type="float" office:value="1219064128" table:style-name="ce2">
            <text:p>1219064128</text:p>
          </table:table-cell>
          <table:table-cell office:value-type="float" office:value="1248451458" table:style-name="ce2">
            <text:p>1248451458</text:p>
          </table:table-cell>
          <table:table-cell office:value-type="float" office:value="1278398885" table:style-name="ce2">
            <text:p>1278398885</text:p>
          </table:table-cell>
          <table:table-cell office:value-type="float" office:value="1309409307" table:style-name="ce2">
            <text:p>1309409307</text:p>
          </table:table-cell>
          <table:table-cell office:value-type="float" office:value="1341438373" table:style-name="ce2">
            <text:p>1341438373</text:p>
          </table:table-cell>
          <table:table-cell office:value-type="float" office:value="1373831893" table:style-name="ce2">
            <text:p>1373831893</text:p>
          </table:table-cell>
          <table:table-cell office:value-type="float" office:value="1406604878" table:style-name="ce2">
            <text:p>1406604878</text:p>
          </table:table-cell>
          <table:table-cell office:value-type="float" office:value="1439930635" table:style-name="ce2">
            <text:p>1439930635</text:p>
          </table:table-cell>
          <table:table-cell office:value-type="float" office:value="1473566366" table:style-name="ce2">
            <text:p>1473566366</text:p>
          </table:table-cell>
          <table:table-cell office:value-type="float" office:value="1506857958" table:style-name="ce2">
            <text:p>1506857958</text:p>
          </table:table-cell>
          <table:table-cell office:value-type="float" office:value="1538498334" table:style-name="ce2">
            <text:p>1538498334</text:p>
          </table:table-cell>
          <table:table-cell office:value-type="float" office:value="1570999900" table:style-name="ce2">
            <text:p>1570999900</text:p>
          </table:table-cell>
          <table:table-cell office:value-type="float" office:value="1604188279" table:style-name="ce2">
            <text:p>1604188279</text:p>
          </table:table-cell>
          <table:table-cell office:value-type="float" office:value="1638586691" table:style-name="ce2">
            <text:p>1638586691</text:p>
          </table:table-cell>
          <table:table-cell office:value-type="float" office:value="1674238410" table:style-name="ce2">
            <text:p>1674238410</text:p>
          </table:table-cell>
          <table:table-cell office:value-type="float" office:value="1711076534" table:style-name="ce2">
            <text:p>1711076534</text:p>
          </table:table-cell>
          <table:table-cell office:value-type="float" office:value="1749141428" table:style-name="ce2">
            <text:p>1749141428</text:p>
          </table:table-cell>
          <table:table-cell office:value-type="float" office:value="1788173625" table:style-name="ce2">
            <text:p>1788173625</text:p>
          </table:table-cell>
          <table:table-cell office:value-type="float" office:value="1827438519" table:style-name="ce2">
            <text:p>1827438519</text:p>
          </table:table-cell>
          <table:table-cell office:value-type="float" office:value="1866528090" table:style-name="ce2">
            <text:p>1866528090</text:p>
          </table:table-cell>
          <table:table-cell office:value-type="float" office:value="1906309321" table:style-name="ce2">
            <text:p>1906309321</text:p>
          </table:table-cell>
          <table:table-cell office:value-type="float" office:value="1946800545" table:style-name="ce2">
            <text:p>1946800545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IDA blend</text:p>
          </table:table-cell>
          <table:table-cell office:value-type="string" table:style-name="ce2">
            <text:p>IDB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24475467" table:style-name="ce2">
            <text:p>124475467</text:p>
          </table:table-cell>
          <table:table-cell office:value-type="float" office:value="127688784" table:style-name="ce2">
            <text:p>127688784</text:p>
          </table:table-cell>
          <table:table-cell office:value-type="float" office:value="131049320" table:style-name="ce2">
            <text:p>131049320</text:p>
          </table:table-cell>
          <table:table-cell office:value-type="float" office:value="134563454" table:style-name="ce2">
            <text:p>134563454</text:p>
          </table:table-cell>
          <table:table-cell office:value-type="float" office:value="138208407" table:style-name="ce2">
            <text:p>138208407</text:p>
          </table:table-cell>
          <table:table-cell office:value-type="float" office:value="141992226" table:style-name="ce2">
            <text:p>141992226</text:p>
          </table:table-cell>
          <table:table-cell office:value-type="float" office:value="145904459" table:style-name="ce2">
            <text:p>145904459</text:p>
          </table:table-cell>
          <table:table-cell office:value-type="float" office:value="149923848" table:style-name="ce2">
            <text:p>149923848</text:p>
          </table:table-cell>
          <table:table-cell office:value-type="float" office:value="154080039" table:style-name="ce2">
            <text:p>154080039</text:p>
          </table:table-cell>
          <table:table-cell office:value-type="float" office:value="158393968" table:style-name="ce2">
            <text:p>158393968</text:p>
          </table:table-cell>
          <table:table-cell office:value-type="float" office:value="162852517" table:style-name="ce2">
            <text:p>162852517</text:p>
          </table:table-cell>
          <table:table-cell office:value-type="float" office:value="167356115" table:style-name="ce2">
            <text:p>167356115</text:p>
          </table:table-cell>
          <table:table-cell office:value-type="float" office:value="172011394" table:style-name="ce2">
            <text:p>172011394</text:p>
          </table:table-cell>
          <table:table-cell office:value-type="float" office:value="176954946" table:style-name="ce2">
            <text:p>176954946</text:p>
          </table:table-cell>
          <table:table-cell office:value-type="float" office:value="182138604" table:style-name="ce2">
            <text:p>182138604</text:p>
          </table:table-cell>
          <table:table-cell office:value-type="float" office:value="187586058" table:style-name="ce2">
            <text:p>187586058</text:p>
          </table:table-cell>
          <table:table-cell office:value-type="float" office:value="193252681" table:style-name="ce2">
            <text:p>193252681</text:p>
          </table:table-cell>
          <table:table-cell office:value-type="float" office:value="199165729" table:style-name="ce2">
            <text:p>199165729</text:p>
          </table:table-cell>
          <table:table-cell office:value-type="float" office:value="205318127" table:style-name="ce2">
            <text:p>205318127</text:p>
          </table:table-cell>
          <table:table-cell office:value-type="float" office:value="211887858" table:style-name="ce2">
            <text:p>211887858</text:p>
          </table:table-cell>
          <table:table-cell office:value-type="float" office:value="219552133" table:style-name="ce2">
            <text:p>219552133</text:p>
          </table:table-cell>
          <table:table-cell office:value-type="float" office:value="227625217" table:style-name="ce2">
            <text:p>227625217</text:p>
          </table:table-cell>
          <table:table-cell office:value-type="float" office:value="235282858" table:style-name="ce2">
            <text:p>235282858</text:p>
          </table:table-cell>
          <table:table-cell office:value-type="float" office:value="242589635" table:style-name="ce2">
            <text:p>242589635</text:p>
          </table:table-cell>
          <table:table-cell office:value-type="float" office:value="249868265" table:style-name="ce2">
            <text:p>249868265</text:p>
          </table:table-cell>
          <table:table-cell office:value-type="float" office:value="257661913" table:style-name="ce2">
            <text:p>257661913</text:p>
          </table:table-cell>
          <table:table-cell office:value-type="float" office:value="265801351" table:style-name="ce2">
            <text:p>265801351</text:p>
          </table:table-cell>
          <table:table-cell office:value-type="float" office:value="274161638" table:style-name="ce2">
            <text:p>274161638</text:p>
          </table:table-cell>
          <table:table-cell office:value-type="float" office:value="282708012" table:style-name="ce2">
            <text:p>282708012</text:p>
          </table:table-cell>
          <table:table-cell office:value-type="float" office:value="291381564" table:style-name="ce2">
            <text:p>291381564</text:p>
          </table:table-cell>
          <table:table-cell office:value-type="float" office:value="300366368" table:style-name="ce2">
            <text:p>300366368</text:p>
          </table:table-cell>
          <table:table-cell office:value-type="float" office:value="309491517" table:style-name="ce2">
            <text:p>309491517</text:p>
          </table:table-cell>
          <table:table-cell office:value-type="float" office:value="318337815" table:style-name="ce2">
            <text:p>318337815</text:p>
          </table:table-cell>
          <table:table-cell office:value-type="float" office:value="327140314" table:style-name="ce2">
            <text:p>327140314</text:p>
          </table:table-cell>
          <table:table-cell office:value-type="float" office:value="336096421" table:style-name="ce2">
            <text:p>336096421</text:p>
          </table:table-cell>
          <table:table-cell office:value-type="float" office:value="345327214" table:style-name="ce2">
            <text:p>345327214</text:p>
          </table:table-cell>
          <table:table-cell office:value-type="float" office:value="354861820" table:style-name="ce2">
            <text:p>354861820</text:p>
          </table:table-cell>
          <table:table-cell office:value-type="float" office:value="364489851" table:style-name="ce2">
            <text:p>364489851</text:p>
          </table:table-cell>
          <table:table-cell office:value-type="float" office:value="374262946" table:style-name="ce2">
            <text:p>374262946</text:p>
          </table:table-cell>
          <table:table-cell office:value-type="float" office:value="384018319" table:style-name="ce2">
            <text:p>384018319</text:p>
          </table:table-cell>
          <table:table-cell office:value-type="float" office:value="394129957" table:style-name="ce2">
            <text:p>394129957</text:p>
          </table:table-cell>
          <table:table-cell office:value-type="float" office:value="404662385" table:style-name="ce2">
            <text:p>404662385</text:p>
          </table:table-cell>
          <table:table-cell office:value-type="float" office:value="414935066" table:style-name="ce2">
            <text:p>414935066</text:p>
          </table:table-cell>
          <table:table-cell office:value-type="float" office:value="425311302" table:style-name="ce2">
            <text:p>425311302</text:p>
          </table:table-cell>
          <table:table-cell office:value-type="float" office:value="436147454" table:style-name="ce2">
            <text:p>436147454</text:p>
          </table:table-cell>
          <table:table-cell office:value-type="float" office:value="447132945" table:style-name="ce2">
            <text:p>447132945</text:p>
          </table:table-cell>
          <table:table-cell office:value-type="float" office:value="458394453" table:style-name="ce2">
            <text:p>458394453</text:p>
          </table:table-cell>
          <table:table-cell office:value-type="float" office:value="470476526" table:style-name="ce2">
            <text:p>470476526</text:p>
          </table:table-cell>
          <table:table-cell office:value-type="float" office:value="482975881" table:style-name="ce2">
            <text:p>482975881</text:p>
          </table:table-cell>
          <table:table-cell office:value-type="float" office:value="495610570" table:style-name="ce2">
            <text:p>495610570</text:p>
          </table:table-cell>
          <table:table-cell office:value-type="float" office:value="508422508" table:style-name="ce2">
            <text:p>508422508</text:p>
          </table:table-cell>
          <table:table-cell office:value-type="float" office:value="520984443" table:style-name="ce2">
            <text:p>520984443</text:p>
          </table:table-cell>
          <table:table-cell office:value-type="float" office:value="532980174" table:style-name="ce2">
            <text:p>532980174</text:p>
          </table:table-cell>
          <table:table-cell office:value-type="float" office:value="544442648" table:style-name="ce2">
            <text:p>544442648</text:p>
          </table:table-cell>
          <table:table-cell office:value-type="float" office:value="555868551" table:style-name="ce2">
            <text:p>555868551</text:p>
          </table:table-cell>
          <table:table-cell office:value-type="float" office:value="567234056" table:style-name="ce2">
            <text:p>567234056</text:p>
          </table:table-cell>
          <table:table-cell office:value-type="float" office:value="578463670" table:style-name="ce2">
            <text:p>578463670</text:p>
          </table:table-cell>
          <table:table-cell office:value-type="float" office:value="590024074" table:style-name="ce2">
            <text:p>590024074</text:p>
          </table:table-cell>
          <table:table-cell office:value-type="float" office:value="601951913" table:style-name="ce2">
            <text:p>601951913</text:p>
          </table:table-cell>
          <table:table-cell office:value-type="float" office:value="614017319" table:style-name="ce2">
            <text:p>614017319</text:p>
          </table:table-cell>
          <table:table-cell office:value-type="float" office:value="626440308" table:style-name="ce2">
            <text:p>626440308</text:p>
          </table:table-cell>
          <table:table-cell office:value-type="float" office:value="639196319" table:style-name="ce2">
            <text:p>639196319</text:p>
          </table:table-cell>
          <table:table-cell office:value-type="float" office:value="651895919" table:style-name="ce2">
            <text:p>651895919</text:p>
          </table:table-cell>
          <table:table-cell office:value-type="float" office:value="664395892" table:style-name="ce2">
            <text:p>664395892</text:p>
          </table:table-cell>
          <table:table-cell office:value-type="float" office:value="676957651" table:style-name="ce2">
            <text:p>67695765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Indonesia</text:p>
          </table:table-cell>
          <table:table-cell office:value-type="string" table:style-name="ce2">
            <text:p>ID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88296070" table:style-name="ce2">
            <text:p>88296070</text:p>
          </table:table-cell>
          <table:table-cell office:value-type="float" office:value="90791249" table:style-name="ce2">
            <text:p>90791249</text:p>
          </table:table-cell>
          <table:table-cell office:value-type="float" office:value="93375850" table:style-name="ce2">
            <text:p>93375850</text:p>
          </table:table-cell>
          <table:table-cell office:value-type="float" office:value="96051424" table:style-name="ce2">
            <text:p>96051424</text:p>
          </table:table-cell>
          <table:table-cell office:value-type="float" office:value="98833749" table:style-name="ce2">
            <text:p>98833749</text:p>
          </table:table-cell>
          <table:table-cell office:value-type="float" office:value="101365130" table:style-name="ce2">
            <text:p>101365130</text:p>
          </table:table-cell>
          <table:table-cell office:value-type="float" office:value="103792754" table:style-name="ce2">
            <text:p>103792754</text:p>
          </table:table-cell>
          <table:table-cell office:value-type="float" office:value="106526393" table:style-name="ce2">
            <text:p>106526393</text:p>
          </table:table-cell>
          <table:table-cell office:value-type="float" office:value="109450006" table:style-name="ce2">
            <text:p>109450006</text:p>
          </table:table-cell>
          <table:table-cell office:value-type="float" office:value="112517639" table:style-name="ce2">
            <text:p>112517639</text:p>
          </table:table-cell>
          <table:table-cell office:value-type="float" office:value="115657495" table:style-name="ce2">
            <text:p>115657495</text:p>
          </table:table-cell>
          <table:table-cell office:value-type="float" office:value="118833702" table:style-name="ce2">
            <text:p>118833702</text:p>
          </table:table-cell>
          <table:table-cell office:value-type="float" office:value="122039841" table:style-name="ce2">
            <text:p>122039841</text:p>
          </table:table-cell>
          <table:table-cell office:value-type="float" office:value="125288515" table:style-name="ce2">
            <text:p>125288515</text:p>
          </table:table-cell>
          <table:table-cell office:value-type="float" office:value="128555045" table:style-name="ce2">
            <text:p>128555045</text:p>
          </table:table-cell>
          <table:table-cell office:value-type="float" office:value="131843848" table:style-name="ce2">
            <text:p>131843848</text:p>
          </table:table-cell>
          <table:table-cell office:value-type="float" office:value="135173655" table:style-name="ce2">
            <text:p>135173655</text:p>
          </table:table-cell>
          <table:table-cell office:value-type="float" office:value="138533541" table:style-name="ce2">
            <text:p>138533541</text:p>
          </table:table-cell>
          <table:table-cell office:value-type="float" office:value="141953163" table:style-name="ce2">
            <text:p>141953163</text:p>
          </table:table-cell>
          <table:table-cell office:value-type="float" office:value="145434834" table:style-name="ce2">
            <text:p>145434834</text:p>
          </table:table-cell>
          <table:table-cell office:value-type="float" office:value="148950540" table:style-name="ce2">
            <text:p>148950540</text:p>
          </table:table-cell>
          <table:table-cell office:value-type="float" office:value="152485035" table:style-name="ce2">
            <text:p>152485035</text:p>
          </table:table-cell>
          <table:table-cell office:value-type="float" office:value="156052152" table:style-name="ce2">
            <text:p>156052152</text:p>
          </table:table-cell>
          <table:table-cell office:value-type="float" office:value="159651381" table:style-name="ce2">
            <text:p>159651381</text:p>
          </table:table-cell>
          <table:table-cell office:value-type="float" office:value="163251124" table:style-name="ce2">
            <text:p>163251124</text:p>
          </table:table-cell>
          <table:table-cell office:value-type="float" office:value="166776185" table:style-name="ce2">
            <text:p>166776185</text:p>
          </table:table-cell>
          <table:table-cell office:value-type="float" office:value="170175065" table:style-name="ce2">
            <text:p>170175065</text:p>
          </table:table-cell>
          <table:table-cell office:value-type="float" office:value="173511154" table:style-name="ce2">
            <text:p>173511154</text:p>
          </table:table-cell>
          <table:table-cell office:value-type="float" office:value="176855065" table:style-name="ce2">
            <text:p>176855065</text:p>
          </table:table-cell>
          <table:table-cell office:value-type="float" office:value="180201630" table:style-name="ce2">
            <text:p>180201630</text:p>
          </table:table-cell>
          <table:table-cell office:value-type="float" office:value="183501098" table:style-name="ce2">
            <text:p>183501098</text:p>
          </table:table-cell>
          <table:table-cell office:value-type="float" office:value="186778238" table:style-name="ce2">
            <text:p>186778238</text:p>
          </table:table-cell>
          <table:table-cell office:value-type="float" office:value="190043744" table:style-name="ce2">
            <text:p>190043744</text:p>
          </table:table-cell>
          <table:table-cell office:value-type="float" office:value="193305168" table:style-name="ce2">
            <text:p>193305168</text:p>
          </table:table-cell>
          <table:table-cell office:value-type="float" office:value="196591828" table:style-name="ce2">
            <text:p>196591828</text:p>
          </table:table-cell>
          <table:table-cell office:value-type="float" office:value="199888057" table:style-name="ce2">
            <text:p>199888057</text:p>
          </table:table-cell>
          <table:table-cell office:value-type="float" office:value="203204348" table:style-name="ce2">
            <text:p>203204348</text:p>
          </table:table-cell>
          <table:table-cell office:value-type="float" office:value="206536095" table:style-name="ce2">
            <text:p>206536095</text:p>
          </table:table-cell>
          <table:table-cell office:value-type="float" office:value="209826788" table:style-name="ce2">
            <text:p>209826788</text:p>
          </table:table-cell>
          <table:table-cell office:value-type="float" office:value="213004668" table:style-name="ce2">
            <text:p>213004668</text:p>
          </table:table-cell>
          <table:table-cell office:value-type="float" office:value="216077790" table:style-name="ce2">
            <text:p>216077790</text:p>
          </table:table-cell>
          <table:table-cell office:value-type="float" office:value="219097902" table:style-name="ce2">
            <text:p>219097902</text:p>
          </table:table-cell>
          <table:table-cell office:value-type="float" office:value="222088495" table:style-name="ce2">
            <text:p>222088495</text:p>
          </table:table-cell>
          <table:table-cell office:value-type="float" office:value="225048008" table:style-name="ce2">
            <text:p>225048008</text:p>
          </table:table-cell>
          <table:table-cell office:value-type="float" office:value="227926649" table:style-name="ce2">
            <text:p>227926649</text:p>
          </table:table-cell>
          <table:table-cell office:value-type="float" office:value="230871650" table:style-name="ce2">
            <text:p>230871650</text:p>
          </table:table-cell>
          <table:table-cell office:value-type="float" office:value="233951652" table:style-name="ce2">
            <text:p>233951652</text:p>
          </table:table-cell>
          <table:table-cell office:value-type="float" office:value="237062337" table:style-name="ce2">
            <text:p>237062337</text:p>
          </table:table-cell>
          <table:table-cell office:value-type="float" office:value="240157903" table:style-name="ce2">
            <text:p>240157903</text:p>
          </table:table-cell>
          <table:table-cell office:value-type="float" office:value="243220028" table:style-name="ce2">
            <text:p>243220028</text:p>
          </table:table-cell>
          <table:table-cell office:value-type="float" office:value="246305322" table:style-name="ce2">
            <text:p>246305322</text:p>
          </table:table-cell>
          <table:table-cell office:value-type="float" office:value="249470032" table:style-name="ce2">
            <text:p>249470032</text:p>
          </table:table-cell>
          <table:table-cell office:value-type="float" office:value="252698525" table:style-name="ce2">
            <text:p>252698525</text:p>
          </table:table-cell>
          <table:table-cell office:value-type="float" office:value="255852467" table:style-name="ce2">
            <text:p>255852467</text:p>
          </table:table-cell>
          <table:table-cell office:value-type="float" office:value="258877399" table:style-name="ce2">
            <text:p>258877399</text:p>
          </table:table-cell>
          <table:table-cell office:value-type="float" office:value="261799249" table:style-name="ce2">
            <text:p>261799249</text:p>
          </table:table-cell>
          <table:table-cell office:value-type="float" office:value="264627418" table:style-name="ce2">
            <text:p>264627418</text:p>
          </table:table-cell>
          <table:table-cell office:value-type="float" office:value="267346658" table:style-name="ce2">
            <text:p>267346658</text:p>
          </table:table-cell>
          <table:table-cell office:value-type="float" office:value="269951846" table:style-name="ce2">
            <text:p>269951846</text:p>
          </table:table-cell>
          <table:table-cell office:value-type="float" office:value="272489381" table:style-name="ce2">
            <text:p>272489381</text:p>
          </table:table-cell>
          <table:table-cell office:value-type="float" office:value="274814866" table:style-name="ce2">
            <text:p>274814866</text:p>
          </table:table-cell>
          <table:table-cell office:value-type="float" office:value="276758053" table:style-name="ce2">
            <text:p>276758053</text:p>
          </table:table-cell>
          <table:table-cell office:value-type="float" office:value="278830529" table:style-name="ce2">
            <text:p>278830529</text:p>
          </table:table-cell>
          <table:table-cell office:value-type="float" office:value="281190067" table:style-name="ce2">
            <text:p>281190067</text:p>
          </table:table-cell>
          <table:table-cell office:value-type="float" office:value="283487931" table:style-name="ce2">
            <text:p>28348793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IDA only</text:p>
          </table:table-cell>
          <table:table-cell office:value-type="string" table:style-name="ce2">
            <text:p>IDX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71011918" table:style-name="ce2">
            <text:p>271011918</text:p>
          </table:table-cell>
          <table:table-cell office:value-type="float" office:value="277777327" table:style-name="ce2">
            <text:p>277777327</text:p>
          </table:table-cell>
          <table:table-cell office:value-type="float" office:value="284793544" table:style-name="ce2">
            <text:p>284793544</text:p>
          </table:table-cell>
          <table:table-cell office:value-type="float" office:value="292032194" table:style-name="ce2">
            <text:p>292032194</text:p>
          </table:table-cell>
          <table:table-cell office:value-type="float" office:value="299550203" table:style-name="ce2">
            <text:p>299550203</text:p>
          </table:table-cell>
          <table:table-cell office:value-type="float" office:value="307362551" table:style-name="ce2">
            <text:p>307362551</text:p>
          </table:table-cell>
          <table:table-cell office:value-type="float" office:value="315417039" table:style-name="ce2">
            <text:p>315417039</text:p>
          </table:table-cell>
          <table:table-cell office:value-type="float" office:value="323800597" table:style-name="ce2">
            <text:p>323800597</text:p>
          </table:table-cell>
          <table:table-cell office:value-type="float" office:value="332513120" table:style-name="ce2">
            <text:p>332513120</text:p>
          </table:table-cell>
          <table:table-cell office:value-type="float" office:value="341390558" table:style-name="ce2">
            <text:p>341390558</text:p>
          </table:table-cell>
          <table:table-cell office:value-type="float" office:value="350214798" table:style-name="ce2">
            <text:p>350214798</text:p>
          </table:table-cell>
          <table:table-cell office:value-type="float" office:value="358587698" table:style-name="ce2">
            <text:p>358587698</text:p>
          </table:table-cell>
          <table:table-cell office:value-type="float" office:value="367253289" table:style-name="ce2">
            <text:p>367253289</text:p>
          </table:table-cell>
          <table:table-cell office:value-type="float" office:value="376941153" table:style-name="ce2">
            <text:p>376941153</text:p>
          </table:table-cell>
          <table:table-cell office:value-type="float" office:value="386935938" table:style-name="ce2">
            <text:p>386935938</text:p>
          </table:table-cell>
          <table:table-cell office:value-type="float" office:value="396714176" table:style-name="ce2">
            <text:p>396714176</text:p>
          </table:table-cell>
          <table:table-cell office:value-type="float" office:value="406435903" table:style-name="ce2">
            <text:p>406435903</text:p>
          </table:table-cell>
          <table:table-cell office:value-type="float" office:value="416206887" table:style-name="ce2">
            <text:p>416206887</text:p>
          </table:table-cell>
          <table:table-cell office:value-type="float" office:value="426640583" table:style-name="ce2">
            <text:p>426640583</text:p>
          </table:table-cell>
          <table:table-cell office:value-type="float" office:value="437766309" table:style-name="ce2">
            <text:p>437766309</text:p>
          </table:table-cell>
          <table:table-cell office:value-type="float" office:value="448125037" table:style-name="ce2">
            <text:p>448125037</text:p>
          </table:table-cell>
          <table:table-cell office:value-type="float" office:value="458208924" table:style-name="ce2">
            <text:p>458208924</text:p>
          </table:table-cell>
          <table:table-cell office:value-type="float" office:value="469727285" table:style-name="ce2">
            <text:p>469727285</text:p>
          </table:table-cell>
          <table:table-cell office:value-type="float" office:value="482266809" table:style-name="ce2">
            <text:p>482266809</text:p>
          </table:table-cell>
          <table:table-cell office:value-type="float" office:value="494950768" table:style-name="ce2">
            <text:p>494950768</text:p>
          </table:table-cell>
          <table:table-cell office:value-type="float" office:value="507758711" table:style-name="ce2">
            <text:p>507758711</text:p>
          </table:table-cell>
          <table:table-cell office:value-type="float" office:value="520745833" table:style-name="ce2">
            <text:p>520745833</text:p>
          </table:table-cell>
          <table:table-cell office:value-type="float" office:value="534038822" table:style-name="ce2">
            <text:p>534038822</text:p>
          </table:table-cell>
          <table:table-cell office:value-type="float" office:value="547428806" table:style-name="ce2">
            <text:p>547428806</text:p>
          </table:table-cell>
          <table:table-cell office:value-type="float" office:value="561093211" table:style-name="ce2">
            <text:p>561093211</text:p>
          </table:table-cell>
          <table:table-cell office:value-type="float" office:value="574789532" table:style-name="ce2">
            <text:p>574789532</text:p>
          </table:table-cell>
          <table:table-cell office:value-type="float" office:value="588705533" table:style-name="ce2">
            <text:p>588705533</text:p>
          </table:table-cell>
          <table:table-cell office:value-type="float" office:value="604096384" table:style-name="ce2">
            <text:p>604096384</text:p>
          </table:table-cell>
          <table:table-cell office:value-type="float" office:value="620712335" table:style-name="ce2">
            <text:p>620712335</text:p>
          </table:table-cell>
          <table:table-cell office:value-type="float" office:value="637273776" table:style-name="ce2">
            <text:p>637273776</text:p>
          </table:table-cell>
          <table:table-cell office:value-type="float" office:value="653949075" table:style-name="ce2">
            <text:p>653949075</text:p>
          </table:table-cell>
          <table:table-cell office:value-type="float" office:value="670890750" table:style-name="ce2">
            <text:p>670890750</text:p>
          </table:table-cell>
          <table:table-cell office:value-type="float" office:value="687850227" table:style-name="ce2">
            <text:p>687850227</text:p>
          </table:table-cell>
          <table:table-cell office:value-type="float" office:value="704912232" table:style-name="ce2">
            <text:p>704912232</text:p>
          </table:table-cell>
          <table:table-cell office:value-type="float" office:value="722105611" table:style-name="ce2">
            <text:p>722105611</text:p>
          </table:table-cell>
          <table:table-cell office:value-type="float" office:value="739265295" table:style-name="ce2">
            <text:p>739265295</text:p>
          </table:table-cell>
          <table:table-cell office:value-type="float" office:value="756605780" table:style-name="ce2">
            <text:p>756605780</text:p>
          </table:table-cell>
          <table:table-cell office:value-type="float" office:value="774981706" table:style-name="ce2">
            <text:p>774981706</text:p>
          </table:table-cell>
          <table:table-cell office:value-type="float" office:value="793752826" table:style-name="ce2">
            <text:p>793752826</text:p>
          </table:table-cell>
          <table:table-cell office:value-type="float" office:value="812304004" table:style-name="ce2">
            <text:p>812304004</text:p>
          </table:table-cell>
          <table:table-cell office:value-type="float" office:value="831265940" table:style-name="ce2">
            <text:p>831265940</text:p>
          </table:table-cell>
          <table:table-cell office:value-type="float" office:value="851014854" table:style-name="ce2">
            <text:p>851014854</text:p>
          </table:table-cell>
          <table:table-cell office:value-type="float" office:value="870961847" table:style-name="ce2">
            <text:p>870961847</text:p>
          </table:table-cell>
          <table:table-cell office:value-type="float" office:value="890856012" table:style-name="ce2">
            <text:p>890856012</text:p>
          </table:table-cell>
          <table:table-cell office:value-type="float" office:value="910994308" table:style-name="ce2">
            <text:p>910994308</text:p>
          </table:table-cell>
          <table:table-cell office:value-type="float" office:value="931508127" table:style-name="ce2">
            <text:p>931508127</text:p>
          </table:table-cell>
          <table:table-cell office:value-type="float" office:value="952581923" table:style-name="ce2">
            <text:p>952581923</text:p>
          </table:table-cell>
          <table:table-cell office:value-type="float" office:value="973877784" table:style-name="ce2">
            <text:p>973877784</text:p>
          </table:table-cell>
          <table:table-cell office:value-type="float" office:value="994055686" table:style-name="ce2">
            <text:p>994055686</text:p>
          </table:table-cell>
          <table:table-cell office:value-type="float" office:value="1015131349" table:style-name="ce2">
            <text:p>1015131349</text:p>
          </table:table-cell>
          <table:table-cell office:value-type="float" office:value="1036954223" table:style-name="ce2">
            <text:p>1036954223</text:p>
          </table:table-cell>
          <table:table-cell office:value-type="float" office:value="1060123021" table:style-name="ce2">
            <text:p>1060123021</text:p>
          </table:table-cell>
          <table:table-cell office:value-type="float" office:value="1084214336" table:style-name="ce2">
            <text:p>1084214336</text:p>
          </table:table-cell>
          <table:table-cell office:value-type="float" office:value="1109124621" table:style-name="ce2">
            <text:p>1109124621</text:p>
          </table:table-cell>
          <table:table-cell office:value-type="float" office:value="1135124109" table:style-name="ce2">
            <text:p>1135124109</text:p>
          </table:table-cell>
          <table:table-cell office:value-type="float" office:value="1161733317" table:style-name="ce2">
            <text:p>1161733317</text:p>
          </table:table-cell>
          <table:table-cell office:value-type="float" office:value="1188242200" table:style-name="ce2">
            <text:p>1188242200</text:p>
          </table:table-cell>
          <table:table-cell office:value-type="float" office:value="1214632171" table:style-name="ce2">
            <text:p>1214632171</text:p>
          </table:table-cell>
          <table:table-cell office:value-type="float" office:value="1241913429" table:style-name="ce2">
            <text:p>1241913429</text:p>
          </table:table-cell>
          <table:table-cell office:value-type="float" office:value="1269842894" table:style-name="ce2">
            <text:p>126984289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Isle of Man</text:p>
          </table:table-cell>
          <table:table-cell office:value-type="string" table:style-name="ce2">
            <text:p>IM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8868" table:style-name="ce2">
            <text:p>48868</text:p>
          </table:table-cell>
          <table:table-cell office:value-type="float" office:value="48451" table:style-name="ce2">
            <text:p>48451</text:p>
          </table:table-cell>
          <table:table-cell office:value-type="float" office:value="48688" table:style-name="ce2">
            <text:p>48688</text:p>
          </table:table-cell>
          <table:table-cell office:value-type="float" office:value="49151" table:style-name="ce2">
            <text:p>49151</text:p>
          </table:table-cell>
          <table:table-cell office:value-type="float" office:value="49625" table:style-name="ce2">
            <text:p>49625</text:p>
          </table:table-cell>
          <table:table-cell office:value-type="float" office:value="50090" table:style-name="ce2">
            <text:p>50090</text:p>
          </table:table-cell>
          <table:table-cell office:value-type="float" office:value="50749" table:style-name="ce2">
            <text:p>50749</text:p>
          </table:table-cell>
          <table:table-cell office:value-type="float" office:value="51741" table:style-name="ce2">
            <text:p>51741</text:p>
          </table:table-cell>
          <table:table-cell office:value-type="float" office:value="52891" table:style-name="ce2">
            <text:p>52891</text:p>
          </table:table-cell>
          <table:table-cell office:value-type="float" office:value="54074" table:style-name="ce2">
            <text:p>54074</text:p>
          </table:table-cell>
          <table:table-cell office:value-type="float" office:value="55300" table:style-name="ce2">
            <text:p>55300</text:p>
          </table:table-cell>
          <table:table-cell office:value-type="float" office:value="56427" table:style-name="ce2">
            <text:p>56427</text:p>
          </table:table-cell>
          <table:table-cell office:value-type="float" office:value="57367" table:style-name="ce2">
            <text:p>57367</text:p>
          </table:table-cell>
          <table:table-cell office:value-type="float" office:value="58256" table:style-name="ce2">
            <text:p>58256</text:p>
          </table:table-cell>
          <table:table-cell office:value-type="float" office:value="59139" table:style-name="ce2">
            <text:p>59139</text:p>
          </table:table-cell>
          <table:table-cell office:value-type="float" office:value="59959" table:style-name="ce2">
            <text:p>59959</text:p>
          </table:table-cell>
          <table:table-cell office:value-type="float" office:value="60750" table:style-name="ce2">
            <text:p>60750</text:p>
          </table:table-cell>
          <table:table-cell office:value-type="float" office:value="61566" table:style-name="ce2">
            <text:p>61566</text:p>
          </table:table-cell>
          <table:table-cell office:value-type="float" office:value="62398" table:style-name="ce2">
            <text:p>62398</text:p>
          </table:table-cell>
          <table:table-cell office:value-type="float" office:value="63239" table:style-name="ce2">
            <text:p>63239</text:p>
          </table:table-cell>
          <table:table-cell office:value-type="float" office:value="64076" table:style-name="ce2">
            <text:p>64076</text:p>
          </table:table-cell>
          <table:table-cell office:value-type="float" office:value="64596" table:style-name="ce2">
            <text:p>64596</text:p>
          </table:table-cell>
          <table:table-cell office:value-type="float" office:value="64686" table:style-name="ce2">
            <text:p>64686</text:p>
          </table:table-cell>
          <table:table-cell office:value-type="float" office:value="64630" table:style-name="ce2">
            <text:p>64630</text:p>
          </table:table-cell>
          <table:table-cell office:value-type="float" office:value="64528" table:style-name="ce2">
            <text:p>64528</text:p>
          </table:table-cell>
          <table:table-cell office:value-type="float" office:value="64401" table:style-name="ce2">
            <text:p>64401</text:p>
          </table:table-cell>
          <table:table-cell office:value-type="float" office:value="64695" table:style-name="ce2">
            <text:p>64695</text:p>
          </table:table-cell>
          <table:table-cell office:value-type="float" office:value="65597" table:style-name="ce2">
            <text:p>65597</text:p>
          </table:table-cell>
          <table:table-cell office:value-type="float" office:value="66680" table:style-name="ce2">
            <text:p>66680</text:p>
          </table:table-cell>
          <table:table-cell office:value-type="float" office:value="67790" table:style-name="ce2">
            <text:p>67790</text:p>
          </table:table-cell>
          <table:table-cell office:value-type="float" office:value="68916" table:style-name="ce2">
            <text:p>68916</text:p>
          </table:table-cell>
          <table:table-cell office:value-type="float" office:value="69808" table:style-name="ce2">
            <text:p>69808</text:p>
          </table:table-cell>
          <table:table-cell office:value-type="float" office:value="70353" table:style-name="ce2">
            <text:p>70353</text:p>
          </table:table-cell>
          <table:table-cell office:value-type="float" office:value="70772" table:style-name="ce2">
            <text:p>70772</text:p>
          </table:table-cell>
          <table:table-cell office:value-type="float" office:value="71168" table:style-name="ce2">
            <text:p>71168</text:p>
          </table:table-cell>
          <table:table-cell office:value-type="float" office:value="71513" table:style-name="ce2">
            <text:p>71513</text:p>
          </table:table-cell>
          <table:table-cell office:value-type="float" office:value="72047" table:style-name="ce2">
            <text:p>72047</text:p>
          </table:table-cell>
          <table:table-cell office:value-type="float" office:value="72909" table:style-name="ce2">
            <text:p>72909</text:p>
          </table:table-cell>
          <table:table-cell office:value-type="float" office:value="73861" table:style-name="ce2">
            <text:p>73861</text:p>
          </table:table-cell>
          <table:table-cell office:value-type="float" office:value="74790" table:style-name="ce2">
            <text:p>74790</text:p>
          </table:table-cell>
          <table:table-cell office:value-type="float" office:value="75659" table:style-name="ce2">
            <text:p>75659</text:p>
          </table:table-cell>
          <table:table-cell office:value-type="float" office:value="76476" table:style-name="ce2">
            <text:p>76476</text:p>
          </table:table-cell>
          <table:table-cell office:value-type="float" office:value="77275" table:style-name="ce2">
            <text:p>77275</text:p>
          </table:table-cell>
          <table:table-cell office:value-type="float" office:value="78049" table:style-name="ce2">
            <text:p>78049</text:p>
          </table:table-cell>
          <table:table-cell office:value-type="float" office:value="78792" table:style-name="ce2">
            <text:p>78792</text:p>
          </table:table-cell>
          <table:table-cell office:value-type="float" office:value="79516" table:style-name="ce2">
            <text:p>79516</text:p>
          </table:table-cell>
          <table:table-cell office:value-type="float" office:value="80294" table:style-name="ce2">
            <text:p>80294</text:p>
          </table:table-cell>
          <table:table-cell office:value-type="float" office:value="81147" table:style-name="ce2">
            <text:p>81147</text:p>
          </table:table-cell>
          <table:table-cell office:value-type="float" office:value="82029" table:style-name="ce2">
            <text:p>82029</text:p>
          </table:table-cell>
          <table:table-cell office:value-type="float" office:value="82939" table:style-name="ce2">
            <text:p>82939</text:p>
          </table:table-cell>
          <table:table-cell office:value-type="float" office:value="83873" table:style-name="ce2">
            <text:p>83873</text:p>
          </table:table-cell>
          <table:table-cell office:value-type="float" office:value="84382" table:style-name="ce2">
            <text:p>84382</text:p>
          </table:table-cell>
          <table:table-cell office:value-type="float" office:value="84335" table:style-name="ce2">
            <text:p>84335</text:p>
          </table:table-cell>
          <table:table-cell office:value-type="float" office:value="84141" table:style-name="ce2">
            <text:p>84141</text:p>
          </table:table-cell>
          <table:table-cell office:value-type="float" office:value="83892" table:style-name="ce2">
            <text:p>83892</text:p>
          </table:table-cell>
          <table:table-cell office:value-type="float" office:value="83593" table:style-name="ce2">
            <text:p>83593</text:p>
          </table:table-cell>
          <table:table-cell office:value-type="float" office:value="83466" table:style-name="ce2">
            <text:p>83466</text:p>
          </table:table-cell>
          <table:table-cell office:value-type="float" office:value="83609" table:style-name="ce2">
            <text:p>83609</text:p>
          </table:table-cell>
          <table:table-cell office:value-type="float" office:value="83805" table:style-name="ce2">
            <text:p>83805</text:p>
          </table:table-cell>
          <table:table-cell office:value-type="float" office:value="83957" table:style-name="ce2">
            <text:p>83957</text:p>
          </table:table-cell>
          <table:table-cell office:value-type="float" office:value="84064" table:style-name="ce2">
            <text:p>84064</text:p>
          </table:table-cell>
          <table:table-cell office:value-type="float" office:value="84106" table:style-name="ce2">
            <text:p>84106</text:p>
          </table:table-cell>
          <table:table-cell office:value-type="float" office:value="84132" table:style-name="ce2">
            <text:p>84132</text:p>
          </table:table-cell>
          <table:table-cell office:value-type="float" office:value="84165" table:style-name="ce2">
            <text:p>84165</text:p>
          </table:table-cell>
          <table:table-cell office:value-type="float" office:value="84160" table:style-name="ce2">
            <text:p>8416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India</text:p>
          </table:table-cell>
          <table:table-cell office:value-type="string" table:style-name="ce2">
            <text:p>IND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35990338" table:style-name="ce2">
            <text:p>435990338</text:p>
          </table:table-cell>
          <table:table-cell office:value-type="float" office:value="446564729" table:style-name="ce2">
            <text:p>446564729</text:p>
          </table:table-cell>
          <table:table-cell office:value-type="float" office:value="457283090" table:style-name="ce2">
            <text:p>457283090</text:p>
          </table:table-cell>
          <table:table-cell office:value-type="float" office:value="468138575" table:style-name="ce2">
            <text:p>468138575</text:p>
          </table:table-cell>
          <table:table-cell office:value-type="float" office:value="479229598" table:style-name="ce2">
            <text:p>479229598</text:p>
          </table:table-cell>
          <table:table-cell office:value-type="float" office:value="490140146" table:style-name="ce2">
            <text:p>490140146</text:p>
          </table:table-cell>
          <table:table-cell office:value-type="float" office:value="500740247" table:style-name="ce2">
            <text:p>500740247</text:p>
          </table:table-cell>
          <table:table-cell office:value-type="float" office:value="511606372" table:style-name="ce2">
            <text:p>511606372</text:p>
          </table:table-cell>
          <table:table-cell office:value-type="float" office:value="522716889" table:style-name="ce2">
            <text:p>522716889</text:p>
          </table:table-cell>
          <table:table-cell office:value-type="float" office:value="533880544" table:style-name="ce2">
            <text:p>533880544</text:p>
          </table:table-cell>
          <table:table-cell office:value-type="float" office:value="545864268" table:style-name="ce2">
            <text:p>545864268</text:p>
          </table:table-cell>
          <table:table-cell office:value-type="float" office:value="558096387" table:style-name="ce2">
            <text:p>558096387</text:p>
          </table:table-cell>
          <table:table-cell office:value-type="float" office:value="570482142" table:style-name="ce2">
            <text:p>570482142</text:p>
          </table:table-cell>
          <table:table-cell office:value-type="float" office:value="583465598" table:style-name="ce2">
            <text:p>583465598</text:p>
          </table:table-cell>
          <table:table-cell office:value-type="float" office:value="597041391" table:style-name="ce2">
            <text:p>597041391</text:p>
          </table:table-cell>
          <table:table-cell office:value-type="float" office:value="611309535" table:style-name="ce2">
            <text:p>611309535</text:p>
          </table:table-cell>
          <table:table-cell office:value-type="float" office:value="625861883" table:style-name="ce2">
            <text:p>625861883</text:p>
          </table:table-cell>
          <table:table-cell office:value-type="float" office:value="640801103" table:style-name="ce2">
            <text:p>640801103</text:p>
          </table:table-cell>
          <table:table-cell office:value-type="float" office:value="655728229" table:style-name="ce2">
            <text:p>655728229</text:p>
          </table:table-cell>
          <table:table-cell office:value-type="float" office:value="671155747" table:style-name="ce2">
            <text:p>671155747</text:p>
          </table:table-cell>
          <table:table-cell office:value-type="float" office:value="687354025" table:style-name="ce2">
            <text:p>687354025</text:p>
          </table:table-cell>
          <table:table-cell office:value-type="float" office:value="703696250" table:style-name="ce2">
            <text:p>703696250</text:p>
          </table:table-cell>
          <table:table-cell office:value-type="float" office:value="720313473" table:style-name="ce2">
            <text:p>720313473</text:p>
          </table:table-cell>
          <table:table-cell office:value-type="float" office:value="737372681" table:style-name="ce2">
            <text:p>737372681</text:p>
          </table:table-cell>
          <table:table-cell office:value-type="float" office:value="754875449" table:style-name="ce2">
            <text:p>754875449</text:p>
          </table:table-cell>
          <table:table-cell office:value-type="float" office:value="772647793" table:style-name="ce2">
            <text:p>772647793</text:p>
          </table:table-cell>
          <table:table-cell office:value-type="float" office:value="790689978" table:style-name="ce2">
            <text:p>790689978</text:p>
          </table:table-cell>
          <table:table-cell office:value-type="float" office:value="808931270" table:style-name="ce2">
            <text:p>808931270</text:p>
          </table:table-cell>
          <table:table-cell office:value-type="float" office:value="827342990" table:style-name="ce2">
            <text:p>827342990</text:p>
          </table:table-cell>
          <table:table-cell office:value-type="float" office:value="846039529" table:style-name="ce2">
            <text:p>846039529</text:p>
          </table:table-cell>
          <table:table-cell office:value-type="float" office:value="864972221" table:style-name="ce2">
            <text:p>864972221</text:p>
          </table:table-cell>
          <table:table-cell office:value-type="float" office:value="883927600" table:style-name="ce2">
            <text:p>883927600</text:p>
          </table:table-cell>
          <table:table-cell office:value-type="float" office:value="902957070" table:style-name="ce2">
            <text:p>902957070</text:p>
          </table:table-cell>
          <table:table-cell office:value-type="float" office:value="922118387" table:style-name="ce2">
            <text:p>922118387</text:p>
          </table:table-cell>
          <table:table-cell office:value-type="float" office:value="941163767" table:style-name="ce2">
            <text:p>941163767</text:p>
          </table:table-cell>
          <table:table-cell office:value-type="float" office:value="960301044" table:style-name="ce2">
            <text:p>960301044</text:p>
          </table:table-cell>
          <table:table-cell office:value-type="float" office:value="979678458" table:style-name="ce2">
            <text:p>979678458</text:p>
          </table:table-cell>
          <table:table-cell office:value-type="float" office:value="999133762" table:style-name="ce2">
            <text:p>999133762</text:p>
          </table:table-cell>
          <table:table-cell office:value-type="float" office:value="1018665080" table:style-name="ce2">
            <text:p>1018665080</text:p>
          </table:table-cell>
          <table:table-cell office:value-type="float" office:value="1038225823" table:style-name="ce2">
            <text:p>1038225823</text:p>
          </table:table-cell>
          <table:table-cell office:value-type="float" office:value="1057922733" table:style-name="ce2">
            <text:p>1057922733</text:p>
          </table:table-cell>
          <table:table-cell office:value-type="float" office:value="1077898575" table:style-name="ce2">
            <text:p>1077898575</text:p>
          </table:table-cell>
          <table:table-cell office:value-type="float" office:value="1097600380" table:style-name="ce2">
            <text:p>1097600380</text:p>
          </table:table-cell>
          <table:table-cell office:value-type="float" office:value="1116803006" table:style-name="ce2">
            <text:p>1116803006</text:p>
          </table:table-cell>
          <table:table-cell office:value-type="float" office:value="1135991513" table:style-name="ce2">
            <text:p>1135991513</text:p>
          </table:table-cell>
          <table:table-cell office:value-type="float" office:value="1154676322" table:style-name="ce2">
            <text:p>1154676322</text:p>
          </table:table-cell>
          <table:table-cell office:value-type="float" office:value="1172878890" table:style-name="ce2">
            <text:p>1172878890</text:p>
          </table:table-cell>
          <table:table-cell office:value-type="float" office:value="1190676021" table:style-name="ce2">
            <text:p>1190676021</text:p>
          </table:table-cell>
          <table:table-cell office:value-type="float" office:value="1207930964" table:style-name="ce2">
            <text:p>1207930964</text:p>
          </table:table-cell>
          <table:table-cell office:value-type="float" office:value="1225524753" table:style-name="ce2">
            <text:p>1225524753</text:p>
          </table:table-cell>
          <table:table-cell office:value-type="float" office:value="1243481564" table:style-name="ce2">
            <text:p>1243481564</text:p>
          </table:table-cell>
          <table:table-cell office:value-type="float" office:value="1261224954" table:style-name="ce2">
            <text:p>1261224954</text:p>
          </table:table-cell>
          <table:table-cell office:value-type="float" office:value="1278674502" table:style-name="ce2">
            <text:p>1278674502</text:p>
          </table:table-cell>
          <table:table-cell office:value-type="float" office:value="1295829511" table:style-name="ce2">
            <text:p>1295829511</text:p>
          </table:table-cell>
          <table:table-cell office:value-type="float" office:value="1312277191" table:style-name="ce2">
            <text:p>1312277191</text:p>
          </table:table-cell>
          <table:table-cell office:value-type="float" office:value="1328024498" table:style-name="ce2">
            <text:p>1328024498</text:p>
          </table:table-cell>
          <table:table-cell office:value-type="float" office:value="1343944296" table:style-name="ce2">
            <text:p>1343944296</text:p>
          </table:table-cell>
          <table:table-cell office:value-type="float" office:value="1359657400" table:style-name="ce2">
            <text:p>1359657400</text:p>
          </table:table-cell>
          <table:table-cell office:value-type="float" office:value="1374659064" table:style-name="ce2">
            <text:p>1374659064</text:p>
          </table:table-cell>
          <table:table-cell office:value-type="float" office:value="1389030312" table:style-name="ce2">
            <text:p>1389030312</text:p>
          </table:table-cell>
          <table:table-cell office:value-type="float" office:value="1402617695" table:style-name="ce2">
            <text:p>1402617695</text:p>
          </table:table-cell>
          <table:table-cell office:value-type="float" office:value="1414203896" table:style-name="ce2">
            <text:p>1414203896</text:p>
          </table:table-cell>
          <table:table-cell office:value-type="float" office:value="1425423212" table:style-name="ce2">
            <text:p>1425423212</text:p>
          </table:table-cell>
          <table:table-cell office:value-type="float" office:value="1438069596" table:style-name="ce2">
            <text:p>1438069596</text:p>
          </table:table-cell>
          <table:table-cell office:value-type="float" office:value="1450935791" table:style-name="ce2">
            <text:p>145093579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Not classified</text:p>
          </table:table-cell>
          <table:table-cell office:value-type="string" table:style-name="ce2">
            <text:p>INX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Ireland</text:p>
          </table:table-cell>
          <table:table-cell office:value-type="string" table:style-name="ce2">
            <text:p>IRL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828600" table:style-name="ce2">
            <text:p>2828600</text:p>
          </table:table-cell>
          <table:table-cell office:value-type="float" office:value="2824400" table:style-name="ce2">
            <text:p>2824400</text:p>
          </table:table-cell>
          <table:table-cell office:value-type="float" office:value="2836050" table:style-name="ce2">
            <text:p>2836050</text:p>
          </table:table-cell>
          <table:table-cell office:value-type="float" office:value="2852650" table:style-name="ce2">
            <text:p>2852650</text:p>
          </table:table-cell>
          <table:table-cell office:value-type="float" office:value="2866550" table:style-name="ce2">
            <text:p>2866550</text:p>
          </table:table-cell>
          <table:table-cell office:value-type="float" office:value="2877300" table:style-name="ce2">
            <text:p>2877300</text:p>
          </table:table-cell>
          <table:table-cell office:value-type="float" office:value="2888800" table:style-name="ce2">
            <text:p>2888800</text:p>
          </table:table-cell>
          <table:table-cell office:value-type="float" office:value="2902450" table:style-name="ce2">
            <text:p>2902450</text:p>
          </table:table-cell>
          <table:table-cell office:value-type="float" office:value="2915550" table:style-name="ce2">
            <text:p>2915550</text:p>
          </table:table-cell>
          <table:table-cell office:value-type="float" office:value="2932650" table:style-name="ce2">
            <text:p>2932650</text:p>
          </table:table-cell>
          <table:table-cell office:value-type="float" office:value="2957250" table:style-name="ce2">
            <text:p>2957250</text:p>
          </table:table-cell>
          <table:table-cell office:value-type="float" office:value="2992050" table:style-name="ce2">
            <text:p>2992050</text:p>
          </table:table-cell>
          <table:table-cell office:value-type="float" office:value="3036850" table:style-name="ce2">
            <text:p>3036850</text:p>
          </table:table-cell>
          <table:table-cell office:value-type="float" office:value="3085950" table:style-name="ce2">
            <text:p>3085950</text:p>
          </table:table-cell>
          <table:table-cell office:value-type="float" office:value="3137500" table:style-name="ce2">
            <text:p>3137500</text:p>
          </table:table-cell>
          <table:table-cell office:value-type="float" office:value="3189550" table:style-name="ce2">
            <text:p>3189550</text:p>
          </table:table-cell>
          <table:table-cell office:value-type="float" office:value="3238050" table:style-name="ce2">
            <text:p>3238050</text:p>
          </table:table-cell>
          <table:table-cell office:value-type="float" office:value="3282200" table:style-name="ce2">
            <text:p>3282200</text:p>
          </table:table-cell>
          <table:table-cell office:value-type="float" office:value="3329100" table:style-name="ce2">
            <text:p>3329100</text:p>
          </table:table-cell>
          <table:table-cell office:value-type="float" office:value="3373750" table:style-name="ce2">
            <text:p>3373750</text:p>
          </table:table-cell>
          <table:table-cell office:value-type="float" office:value="3412800" table:style-name="ce2">
            <text:p>3412800</text:p>
          </table:table-cell>
          <table:table-cell office:value-type="float" office:value="3453000" table:style-name="ce2">
            <text:p>3453000</text:p>
          </table:table-cell>
          <table:table-cell office:value-type="float" office:value="3485800" table:style-name="ce2">
            <text:p>3485800</text:p>
          </table:table-cell>
          <table:table-cell office:value-type="float" office:value="3510600" table:style-name="ce2">
            <text:p>3510600</text:p>
          </table:table-cell>
          <table:table-cell office:value-type="float" office:value="3532423" table:style-name="ce2">
            <text:p>3532423</text:p>
          </table:table-cell>
          <table:table-cell office:value-type="float" office:value="3538082" table:style-name="ce2">
            <text:p>3538082</text:p>
          </table:table-cell>
          <table:table-cell office:value-type="float" office:value="3539690" table:style-name="ce2">
            <text:p>3539690</text:p>
          </table:table-cell>
          <table:table-cell office:value-type="float" office:value="3540057" table:style-name="ce2">
            <text:p>3540057</text:p>
          </table:table-cell>
          <table:table-cell office:value-type="float" office:value="3524949" table:style-name="ce2">
            <text:p>3524949</text:p>
          </table:table-cell>
          <table:table-cell office:value-type="float" office:value="3511009" table:style-name="ce2">
            <text:p>3511009</text:p>
          </table:table-cell>
          <table:table-cell office:value-type="float" office:value="3513974" table:style-name="ce2">
            <text:p>3513974</text:p>
          </table:table-cell>
          <table:table-cell office:value-type="float" office:value="3534235" table:style-name="ce2">
            <text:p>3534235</text:p>
          </table:table-cell>
          <table:table-cell office:value-type="float" office:value="3558430" table:style-name="ce2">
            <text:p>3558430</text:p>
          </table:table-cell>
          <table:table-cell office:value-type="float" office:value="3576261" table:style-name="ce2">
            <text:p>3576261</text:p>
          </table:table-cell>
          <table:table-cell office:value-type="float" office:value="3590386" table:style-name="ce2">
            <text:p>3590386</text:p>
          </table:table-cell>
          <table:table-cell office:value-type="float" office:value="3608841" table:style-name="ce2">
            <text:p>3608841</text:p>
          </table:table-cell>
          <table:table-cell office:value-type="float" office:value="3637510" table:style-name="ce2">
            <text:p>3637510</text:p>
          </table:table-cell>
          <table:table-cell office:value-type="float" office:value="3674171" table:style-name="ce2">
            <text:p>3674171</text:p>
          </table:table-cell>
          <table:table-cell office:value-type="float" office:value="3712696" table:style-name="ce2">
            <text:p>3712696</text:p>
          </table:table-cell>
          <table:table-cell office:value-type="float" office:value="3754786" table:style-name="ce2">
            <text:p>3754786</text:p>
          </table:table-cell>
          <table:table-cell office:value-type="float" office:value="3805174" table:style-name="ce2">
            <text:p>3805174</text:p>
          </table:table-cell>
          <table:table-cell office:value-type="float" office:value="3866243" table:style-name="ce2">
            <text:p>3866243</text:p>
          </table:table-cell>
          <table:table-cell office:value-type="float" office:value="3931947" table:style-name="ce2">
            <text:p>3931947</text:p>
          </table:table-cell>
          <table:table-cell office:value-type="float" office:value="3996521" table:style-name="ce2">
            <text:p>3996521</text:p>
          </table:table-cell>
          <table:table-cell office:value-type="float" office:value="4070262" table:style-name="ce2">
            <text:p>4070262</text:p>
          </table:table-cell>
          <table:table-cell office:value-type="float" office:value="4159914" table:style-name="ce2">
            <text:p>4159914</text:p>
          </table:table-cell>
          <table:table-cell office:value-type="float" office:value="4273591" table:style-name="ce2">
            <text:p>4273591</text:p>
          </table:table-cell>
          <table:table-cell office:value-type="float" office:value="4398942" table:style-name="ce2">
            <text:p>4398942</text:p>
          </table:table-cell>
          <table:table-cell office:value-type="float" office:value="4489544" table:style-name="ce2">
            <text:p>4489544</text:p>
          </table:table-cell>
          <table:table-cell office:value-type="float" office:value="4535375" table:style-name="ce2">
            <text:p>4535375</text:p>
          </table:table-cell>
          <table:table-cell office:value-type="float" office:value="4560155" table:style-name="ce2">
            <text:p>4560155</text:p>
          </table:table-cell>
          <table:table-cell office:value-type="float" office:value="4580084" table:style-name="ce2">
            <text:p>4580084</text:p>
          </table:table-cell>
          <table:table-cell office:value-type="float" office:value="4599533" table:style-name="ce2">
            <text:p>4599533</text:p>
          </table:table-cell>
          <table:table-cell office:value-type="float" office:value="4623816" table:style-name="ce2">
            <text:p>4623816</text:p>
          </table:table-cell>
          <table:table-cell office:value-type="float" office:value="4657740" table:style-name="ce2">
            <text:p>4657740</text:p>
          </table:table-cell>
          <table:table-cell office:value-type="float" office:value="4701957" table:style-name="ce2">
            <text:p>4701957</text:p>
          </table:table-cell>
          <table:table-cell office:value-type="float" office:value="4762722" table:style-name="ce2">
            <text:p>4762722</text:p>
          </table:table-cell>
          <table:table-cell office:value-type="float" office:value="4827445" table:style-name="ce2">
            <text:p>4827445</text:p>
          </table:table-cell>
          <table:table-cell office:value-type="float" office:value="4898022" table:style-name="ce2">
            <text:p>4898022</text:p>
          </table:table-cell>
          <table:table-cell office:value-type="float" office:value="4976456" table:style-name="ce2">
            <text:p>4976456</text:p>
          </table:table-cell>
          <table:table-cell office:value-type="float" office:value="5039747" table:style-name="ce2">
            <text:p>5039747</text:p>
          </table:table-cell>
          <table:table-cell office:value-type="float" office:value="5110585" table:style-name="ce2">
            <text:p>5110585</text:p>
          </table:table-cell>
          <table:table-cell office:value-type="float" office:value="5212836" table:style-name="ce2">
            <text:p>5212836</text:p>
          </table:table-cell>
          <table:table-cell office:value-type="float" office:value="5311538" table:style-name="ce2">
            <text:p>5311538</text:p>
          </table:table-cell>
          <table:table-cell office:value-type="float" office:value="5395790" table:style-name="ce2">
            <text:p>539579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Iran, Islamic Rep.</text:p>
          </table:table-cell>
          <table:table-cell office:value-type="string" table:style-name="ce2">
            <text:p>IR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1470434" table:style-name="ce2">
            <text:p>21470434</text:p>
          </table:table-cell>
          <table:table-cell office:value-type="float" office:value="22125726" table:style-name="ce2">
            <text:p>22125726</text:p>
          </table:table-cell>
          <table:table-cell office:value-type="float" office:value="22807907" table:style-name="ce2">
            <text:p>22807907</text:p>
          </table:table-cell>
          <table:table-cell office:value-type="float" office:value="23519005" table:style-name="ce2">
            <text:p>23519005</text:p>
          </table:table-cell>
          <table:table-cell office:value-type="float" office:value="24262859" table:style-name="ce2">
            <text:p>24262859</text:p>
          </table:table-cell>
          <table:table-cell office:value-type="float" office:value="25036978" table:style-name="ce2">
            <text:p>25036978</text:p>
          </table:table-cell>
          <table:table-cell office:value-type="float" office:value="25829270" table:style-name="ce2">
            <text:p>25829270</text:p>
          </table:table-cell>
          <table:table-cell office:value-type="float" office:value="26628432" table:style-name="ce2">
            <text:p>26628432</text:p>
          </table:table-cell>
          <table:table-cell office:value-type="float" office:value="27437391" table:style-name="ce2">
            <text:p>27437391</text:p>
          </table:table-cell>
          <table:table-cell office:value-type="float" office:value="28273482" table:style-name="ce2">
            <text:p>28273482</text:p>
          </table:table-cell>
          <table:table-cell office:value-type="float" office:value="29145100" table:style-name="ce2">
            <text:p>29145100</text:p>
          </table:table-cell>
          <table:table-cell office:value-type="float" office:value="30029071" table:style-name="ce2">
            <text:p>30029071</text:p>
          </table:table-cell>
          <table:table-cell office:value-type="float" office:value="30921179" table:style-name="ce2">
            <text:p>30921179</text:p>
          </table:table-cell>
          <table:table-cell office:value-type="float" office:value="31839838" table:style-name="ce2">
            <text:p>31839838</text:p>
          </table:table-cell>
          <table:table-cell office:value-type="float" office:value="32796463" table:style-name="ce2">
            <text:p>32796463</text:p>
          </table:table-cell>
          <table:table-cell office:value-type="float" office:value="33802973" table:style-name="ce2">
            <text:p>33802973</text:p>
          </table:table-cell>
          <table:table-cell office:value-type="float" office:value="34837271" table:style-name="ce2">
            <text:p>34837271</text:p>
          </table:table-cell>
          <table:table-cell office:value-type="float" office:value="35933181" table:style-name="ce2">
            <text:p>35933181</text:p>
          </table:table-cell>
          <table:table-cell office:value-type="float" office:value="37126535" table:style-name="ce2">
            <text:p>37126535</text:p>
          </table:table-cell>
          <table:table-cell office:value-type="float" office:value="38424952" table:style-name="ce2">
            <text:p>38424952</text:p>
          </table:table-cell>
          <table:table-cell office:value-type="float" office:value="39842324" table:style-name="ce2">
            <text:p>39842324</text:p>
          </table:table-cell>
          <table:table-cell office:value-type="float" office:value="41989312" table:style-name="ce2">
            <text:p>41989312</text:p>
          </table:table-cell>
          <table:table-cell office:value-type="float" office:value="44272141" table:style-name="ce2">
            <text:p>44272141</text:p>
          </table:table-cell>
          <table:table-cell office:value-type="float" office:value="46029535" table:style-name="ce2">
            <text:p>46029535</text:p>
          </table:table-cell>
          <table:table-cell office:value-type="float" office:value="47793998" table:style-name="ce2">
            <text:p>47793998</text:p>
          </table:table-cell>
          <table:table-cell office:value-type="float" office:value="49582289" table:style-name="ce2">
            <text:p>49582289</text:p>
          </table:table-cell>
          <table:table-cell office:value-type="float" office:value="51446045" table:style-name="ce2">
            <text:p>51446045</text:p>
          </table:table-cell>
          <table:table-cell office:value-type="float" office:value="53323493" table:style-name="ce2">
            <text:p>53323493</text:p>
          </table:table-cell>
          <table:table-cell office:value-type="float" office:value="55072694" table:style-name="ce2">
            <text:p>55072694</text:p>
          </table:table-cell>
          <table:table-cell office:value-type="float" office:value="56704914" table:style-name="ce2">
            <text:p>56704914</text:p>
          </table:table-cell>
          <table:table-cell office:value-type="float" office:value="58380092" table:style-name="ce2">
            <text:p>58380092</text:p>
          </table:table-cell>
          <table:table-cell office:value-type="float" office:value="59986931" table:style-name="ce2">
            <text:p>59986931</text:p>
          </table:table-cell>
          <table:table-cell office:value-type="float" office:value="61184983" table:style-name="ce2">
            <text:p>61184983</text:p>
          </table:table-cell>
          <table:table-cell office:value-type="float" office:value="61403543" table:style-name="ce2">
            <text:p>61403543</text:p>
          </table:table-cell>
          <table:table-cell office:value-type="float" office:value="61520598" table:style-name="ce2">
            <text:p>61520598</text:p>
          </table:table-cell>
          <table:table-cell office:value-type="float" office:value="62205567" table:style-name="ce2">
            <text:p>62205567</text:p>
          </table:table-cell>
          <table:table-cell office:value-type="float" office:value="62881300" table:style-name="ce2">
            <text:p>62881300</text:p>
          </table:table-cell>
          <table:table-cell office:value-type="float" office:value="63639638" table:style-name="ce2">
            <text:p>63639638</text:p>
          </table:table-cell>
          <table:table-cell office:value-type="float" office:value="64519859" table:style-name="ce2">
            <text:p>64519859</text:p>
          </table:table-cell>
          <table:table-cell office:value-type="float" office:value="65445391" table:style-name="ce2">
            <text:p>65445391</text:p>
          </table:table-cell>
          <table:table-cell office:value-type="float" office:value="66418659" table:style-name="ce2">
            <text:p>66418659</text:p>
          </table:table-cell>
          <table:table-cell office:value-type="float" office:value="67452005" table:style-name="ce2">
            <text:p>67452005</text:p>
          </table:table-cell>
          <table:table-cell office:value-type="float" office:value="68011317" table:style-name="ce2">
            <text:p>68011317</text:p>
          </table:table-cell>
          <table:table-cell office:value-type="float" office:value="68769340" table:style-name="ce2">
            <text:p>68769340</text:p>
          </table:table-cell>
          <table:table-cell office:value-type="float" office:value="70256316" table:style-name="ce2">
            <text:p>70256316</text:p>
          </table:table-cell>
          <table:table-cell office:value-type="float" office:value="71828455" table:style-name="ce2">
            <text:p>71828455</text:p>
          </table:table-cell>
          <table:table-cell office:value-type="float" office:value="73392747" table:style-name="ce2">
            <text:p>73392747</text:p>
          </table:table-cell>
          <table:table-cell office:value-type="float" office:value="74602648" table:style-name="ce2">
            <text:p>74602648</text:p>
          </table:table-cell>
          <table:table-cell office:value-type="float" office:value="75514204" table:style-name="ce2">
            <text:p>75514204</text:p>
          </table:table-cell>
          <table:table-cell office:value-type="float" office:value="76457825" table:style-name="ce2">
            <text:p>76457825</text:p>
          </table:table-cell>
          <table:table-cell office:value-type="float" office:value="77420842" table:style-name="ce2">
            <text:p>77420842</text:p>
          </table:table-cell>
          <table:table-cell office:value-type="float" office:value="78383598" table:style-name="ce2">
            <text:p>78383598</text:p>
          </table:table-cell>
          <table:table-cell office:value-type="float" office:value="79370580" table:style-name="ce2">
            <text:p>79370580</text:p>
          </table:table-cell>
          <table:table-cell office:value-type="float" office:value="80414686" table:style-name="ce2">
            <text:p>80414686</text:p>
          </table:table-cell>
          <table:table-cell office:value-type="float" office:value="81502045" table:style-name="ce2">
            <text:p>81502045</text:p>
          </table:table-cell>
          <table:table-cell office:value-type="float" office:value="82619362" table:style-name="ce2">
            <text:p>82619362</text:p>
          </table:table-cell>
          <table:table-cell office:value-type="float" office:value="83812228" table:style-name="ce2">
            <text:p>83812228</text:p>
          </table:table-cell>
          <table:table-cell office:value-type="float" office:value="85026754" table:style-name="ce2">
            <text:p>85026754</text:p>
          </table:table-cell>
          <table:table-cell office:value-type="float" office:value="86117998" table:style-name="ce2">
            <text:p>86117998</text:p>
          </table:table-cell>
          <table:table-cell office:value-type="float" office:value="87051648" table:style-name="ce2">
            <text:p>87051648</text:p>
          </table:table-cell>
          <table:table-cell office:value-type="float" office:value="87723443" table:style-name="ce2">
            <text:p>87723443</text:p>
          </table:table-cell>
          <table:table-cell office:value-type="float" office:value="88455488" table:style-name="ce2">
            <text:p>88455488</text:p>
          </table:table-cell>
          <table:table-cell office:value-type="float" office:value="89524246" table:style-name="ce2">
            <text:p>89524246</text:p>
          </table:table-cell>
          <table:table-cell office:value-type="float" office:value="90608707" table:style-name="ce2">
            <text:p>90608707</text:p>
          </table:table-cell>
          <table:table-cell office:value-type="float" office:value="91567738" table:style-name="ce2">
            <text:p>9156773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Iraq</text:p>
          </table:table-cell>
          <table:table-cell office:value-type="string" table:style-name="ce2">
            <text:p>IRQ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7022052" table:style-name="ce2">
            <text:p>7022052</text:p>
          </table:table-cell>
          <table:table-cell office:value-type="float" office:value="7194553" table:style-name="ce2">
            <text:p>7194553</text:p>
          </table:table-cell>
          <table:table-cell office:value-type="float" office:value="7413875" table:style-name="ce2">
            <text:p>7413875</text:p>
          </table:table-cell>
          <table:table-cell office:value-type="float" office:value="7667928" table:style-name="ce2">
            <text:p>7667928</text:p>
          </table:table-cell>
          <table:table-cell office:value-type="float" office:value="7929566" table:style-name="ce2">
            <text:p>7929566</text:p>
          </table:table-cell>
          <table:table-cell office:value-type="float" office:value="8202140" table:style-name="ce2">
            <text:p>8202140</text:p>
          </table:table-cell>
          <table:table-cell office:value-type="float" office:value="8485104" table:style-name="ce2">
            <text:p>8485104</text:p>
          </table:table-cell>
          <table:table-cell office:value-type="float" office:value="8778869" table:style-name="ce2">
            <text:p>8778869</text:p>
          </table:table-cell>
          <table:table-cell office:value-type="float" office:value="9085016" table:style-name="ce2">
            <text:p>9085016</text:p>
          </table:table-cell>
          <table:table-cell office:value-type="float" office:value="9403356" table:style-name="ce2">
            <text:p>9403356</text:p>
          </table:table-cell>
          <table:table-cell office:value-type="float" office:value="9735611" table:style-name="ce2">
            <text:p>9735611</text:p>
          </table:table-cell>
          <table:table-cell office:value-type="float" office:value="10077809" table:style-name="ce2">
            <text:p>10077809</text:p>
          </table:table-cell>
          <table:table-cell office:value-type="float" office:value="10430164" table:style-name="ce2">
            <text:p>10430164</text:p>
          </table:table-cell>
          <table:table-cell office:value-type="float" office:value="10795869" table:style-name="ce2">
            <text:p>10795869</text:p>
          </table:table-cell>
          <table:table-cell office:value-type="float" office:value="11167761" table:style-name="ce2">
            <text:p>11167761</text:p>
          </table:table-cell>
          <table:table-cell office:value-type="float" office:value="11543639" table:style-name="ce2">
            <text:p>11543639</text:p>
          </table:table-cell>
          <table:table-cell office:value-type="float" office:value="11927651" table:style-name="ce2">
            <text:p>11927651</text:p>
          </table:table-cell>
          <table:table-cell office:value-type="float" office:value="12331046" table:style-name="ce2">
            <text:p>12331046</text:p>
          </table:table-cell>
          <table:table-cell office:value-type="float" office:value="12753355" table:style-name="ce2">
            <text:p>12753355</text:p>
          </table:table-cell>
          <table:table-cell office:value-type="float" office:value="13170365" table:style-name="ce2">
            <text:p>13170365</text:p>
          </table:table-cell>
          <table:table-cell office:value-type="float" office:value="13591992" table:style-name="ce2">
            <text:p>13591992</text:p>
          </table:table-cell>
          <table:table-cell office:value-type="float" office:value="14006381" table:style-name="ce2">
            <text:p>14006381</text:p>
          </table:table-cell>
          <table:table-cell office:value-type="float" office:value="14406083" table:style-name="ce2">
            <text:p>14406083</text:p>
          </table:table-cell>
          <table:table-cell office:value-type="float" office:value="14840555" table:style-name="ce2">
            <text:p>14840555</text:p>
          </table:table-cell>
          <table:table-cell office:value-type="float" office:value="15310733" table:style-name="ce2">
            <text:p>15310733</text:p>
          </table:table-cell>
          <table:table-cell office:value-type="float" office:value="15683430" table:style-name="ce2">
            <text:p>15683430</text:p>
          </table:table-cell>
          <table:table-cell office:value-type="float" office:value="16074145" table:style-name="ce2">
            <text:p>16074145</text:p>
          </table:table-cell>
          <table:table-cell office:value-type="float" office:value="16521049" table:style-name="ce2">
            <text:p>16521049</text:p>
          </table:table-cell>
          <table:table-cell office:value-type="float" office:value="16908819" table:style-name="ce2">
            <text:p>16908819</text:p>
          </table:table-cell>
          <table:table-cell office:value-type="float" office:value="17364542" table:style-name="ce2">
            <text:p>17364542</text:p>
          </table:table-cell>
          <table:table-cell office:value-type="float" office:value="17581206" table:style-name="ce2">
            <text:p>17581206</text:p>
          </table:table-cell>
          <table:table-cell office:value-type="float" office:value="17767253" table:style-name="ce2">
            <text:p>17767253</text:p>
          </table:table-cell>
          <table:table-cell office:value-type="float" office:value="18300845" table:style-name="ce2">
            <text:p>18300845</text:p>
          </table:table-cell>
          <table:table-cell office:value-type="float" office:value="19201195" table:style-name="ce2">
            <text:p>19201195</text:p>
          </table:table-cell>
          <table:table-cell office:value-type="float" office:value="20139807" table:style-name="ce2">
            <text:p>20139807</text:p>
          </table:table-cell>
          <table:table-cell office:value-type="float" office:value="20825860" table:style-name="ce2">
            <text:p>20825860</text:p>
          </table:table-cell>
          <table:table-cell office:value-type="float" office:value="21501321" table:style-name="ce2">
            <text:p>21501321</text:p>
          </table:table-cell>
          <table:table-cell office:value-type="float" office:value="22176593" table:style-name="ce2">
            <text:p>22176593</text:p>
          </table:table-cell>
          <table:table-cell office:value-type="float" office:value="22884399" table:style-name="ce2">
            <text:p>22884399</text:p>
          </table:table-cell>
          <table:table-cell office:value-type="float" office:value="23636527" table:style-name="ce2">
            <text:p>23636527</text:p>
          </table:table-cell>
          <table:table-cell office:value-type="float" office:value="24424056" table:style-name="ce2">
            <text:p>24424056</text:p>
          </table:table-cell>
          <table:table-cell office:value-type="float" office:value="25197840" table:style-name="ce2">
            <text:p>25197840</text:p>
          </table:table-cell>
          <table:table-cell office:value-type="float" office:value="26006559" table:style-name="ce2">
            <text:p>26006559</text:p>
          </table:table-cell>
          <table:table-cell office:value-type="float" office:value="26802659" table:style-name="ce2">
            <text:p>26802659</text:p>
          </table:table-cell>
          <table:table-cell office:value-type="float" office:value="27577878" table:style-name="ce2">
            <text:p>27577878</text:p>
          </table:table-cell>
          <table:table-cell office:value-type="float" office:value="28407448" table:style-name="ce2">
            <text:p>28407448</text:p>
          </table:table-cell>
          <table:table-cell office:value-type="float" office:value="28616515" table:style-name="ce2">
            <text:p>28616515</text:p>
          </table:table-cell>
          <table:table-cell office:value-type="float" office:value="28391607" table:style-name="ce2">
            <text:p>28391607</text:p>
          </table:table-cell>
          <table:table-cell office:value-type="float" office:value="28971036" table:style-name="ce2">
            <text:p>28971036</text:p>
          </table:table-cell>
          <table:table-cell office:value-type="float" office:value="30058206" table:style-name="ce2">
            <text:p>30058206</text:p>
          </table:table-cell>
          <table:table-cell office:value-type="float" office:value="31045366" table:style-name="ce2">
            <text:p>31045366</text:p>
          </table:table-cell>
          <table:table-cell office:value-type="float" office:value="32161424" table:style-name="ce2">
            <text:p>32161424</text:p>
          </table:table-cell>
          <table:table-cell office:value-type="float" office:value="33654842" table:style-name="ce2">
            <text:p>33654842</text:p>
          </table:table-cell>
          <table:table-cell office:value-type="float" office:value="35281989" table:style-name="ce2">
            <text:p>35281989</text:p>
          </table:table-cell>
          <table:table-cell office:value-type="float" office:value="36550059" table:style-name="ce2">
            <text:p>36550059</text:p>
          </table:table-cell>
          <table:table-cell office:value-type="float" office:value="37560535" table:style-name="ce2">
            <text:p>37560535</text:p>
          </table:table-cell>
          <table:table-cell office:value-type="float" office:value="38469627" table:style-name="ce2">
            <text:p>38469627</text:p>
          </table:table-cell>
          <table:table-cell office:value-type="float" office:value="39337353" table:style-name="ce2">
            <text:p>39337353</text:p>
          </table:table-cell>
          <table:table-cell office:value-type="float" office:value="40265624" table:style-name="ce2">
            <text:p>40265624</text:p>
          </table:table-cell>
          <table:table-cell office:value-type="float" office:value="41192171" table:style-name="ce2">
            <text:p>41192171</text:p>
          </table:table-cell>
          <table:table-cell office:value-type="float" office:value="42116605" table:style-name="ce2">
            <text:p>42116605</text:p>
          </table:table-cell>
          <table:table-cell office:value-type="float" office:value="43071211" table:style-name="ce2">
            <text:p>43071211</text:p>
          </table:table-cell>
          <table:table-cell office:value-type="float" office:value="44070551" table:style-name="ce2">
            <text:p>44070551</text:p>
          </table:table-cell>
          <table:table-cell office:value-type="float" office:value="45074049" table:style-name="ce2">
            <text:p>45074049</text:p>
          </table:table-cell>
          <table:table-cell office:value-type="float" office:value="46042015" table:style-name="ce2">
            <text:p>46042015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Iceland</text:p>
          </table:table-cell>
          <table:table-cell office:value-type="string" table:style-name="ce2">
            <text:p>ISL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75574" table:style-name="ce2">
            <text:p>175574</text:p>
          </table:table-cell>
          <table:table-cell office:value-type="float" office:value="179029" table:style-name="ce2">
            <text:p>179029</text:p>
          </table:table-cell>
          <table:table-cell office:value-type="float" office:value="182378" table:style-name="ce2">
            <text:p>182378</text:p>
          </table:table-cell>
          <table:table-cell office:value-type="float" office:value="185653" table:style-name="ce2">
            <text:p>185653</text:p>
          </table:table-cell>
          <table:table-cell office:value-type="float" office:value="188983" table:style-name="ce2">
            <text:p>188983</text:p>
          </table:table-cell>
          <table:table-cell office:value-type="float" office:value="192286" table:style-name="ce2">
            <text:p>192286</text:p>
          </table:table-cell>
          <table:table-cell office:value-type="float" office:value="195570" table:style-name="ce2">
            <text:p>195570</text:p>
          </table:table-cell>
          <table:table-cell office:value-type="float" office:value="198751" table:style-name="ce2">
            <text:p>198751</text:p>
          </table:table-cell>
          <table:table-cell office:value-type="float" office:value="201488" table:style-name="ce2">
            <text:p>201488</text:p>
          </table:table-cell>
          <table:table-cell office:value-type="float" office:value="203369" table:style-name="ce2">
            <text:p>203369</text:p>
          </table:table-cell>
          <table:table-cell office:value-type="float" office:value="204438" table:style-name="ce2">
            <text:p>204438</text:p>
          </table:table-cell>
          <table:table-cell office:value-type="float" office:value="206098" table:style-name="ce2">
            <text:p>206098</text:p>
          </table:table-cell>
          <table:table-cell office:value-type="float" office:value="209137" table:style-name="ce2">
            <text:p>209137</text:p>
          </table:table-cell>
          <table:table-cell office:value-type="float" office:value="212317" table:style-name="ce2">
            <text:p>212317</text:p>
          </table:table-cell>
          <table:table-cell office:value-type="float" office:value="215209" table:style-name="ce2">
            <text:p>215209</text:p>
          </table:table-cell>
          <table:table-cell office:value-type="float" office:value="217979" table:style-name="ce2">
            <text:p>217979</text:p>
          </table:table-cell>
          <table:table-cell office:value-type="float" office:value="220154" table:style-name="ce2">
            <text:p>220154</text:p>
          </table:table-cell>
          <table:table-cell office:value-type="float" office:value="221799" table:style-name="ce2">
            <text:p>221799</text:p>
          </table:table-cell>
          <table:table-cell office:value-type="float" office:value="223537" table:style-name="ce2">
            <text:p>223537</text:p>
          </table:table-cell>
          <table:table-cell office:value-type="float" office:value="225735" table:style-name="ce2">
            <text:p>225735</text:p>
          </table:table-cell>
          <table:table-cell office:value-type="float" office:value="228138" table:style-name="ce2">
            <text:p>228138</text:p>
          </table:table-cell>
          <table:table-cell office:value-type="float" office:value="230755" table:style-name="ce2">
            <text:p>230755</text:p>
          </table:table-cell>
          <table:table-cell office:value-type="float" office:value="233860" table:style-name="ce2">
            <text:p>233860</text:p>
          </table:table-cell>
          <table:table-cell office:value-type="float" office:value="236977" table:style-name="ce2">
            <text:p>236977</text:p>
          </table:table-cell>
          <table:table-cell office:value-type="float" office:value="239511" table:style-name="ce2">
            <text:p>239511</text:p>
          </table:table-cell>
          <table:table-cell office:value-type="float" office:value="241405" table:style-name="ce2">
            <text:p>241405</text:p>
          </table:table-cell>
          <table:table-cell office:value-type="float" office:value="243180" table:style-name="ce2">
            <text:p>243180</text:p>
          </table:table-cell>
          <table:table-cell office:value-type="float" office:value="245859" table:style-name="ce2">
            <text:p>245859</text:p>
          </table:table-cell>
          <table:table-cell office:value-type="float" office:value="249740" table:style-name="ce2">
            <text:p>249740</text:p>
          </table:table-cell>
          <table:table-cell office:value-type="float" office:value="252852" table:style-name="ce2">
            <text:p>252852</text:p>
          </table:table-cell>
          <table:table-cell office:value-type="float" office:value="254826" table:style-name="ce2">
            <text:p>254826</text:p>
          </table:table-cell>
          <table:table-cell office:value-type="float" office:value="257797" table:style-name="ce2">
            <text:p>257797</text:p>
          </table:table-cell>
          <table:table-cell office:value-type="float" office:value="261057" table:style-name="ce2">
            <text:p>261057</text:p>
          </table:table-cell>
          <table:table-cell office:value-type="float" office:value="263725" table:style-name="ce2">
            <text:p>263725</text:p>
          </table:table-cell>
          <table:table-cell office:value-type="float" office:value="266021" table:style-name="ce2">
            <text:p>266021</text:p>
          </table:table-cell>
          <table:table-cell office:value-type="float" office:value="267468" table:style-name="ce2">
            <text:p>267468</text:p>
          </table:table-cell>
          <table:table-cell office:value-type="float" office:value="268916" table:style-name="ce2">
            <text:p>268916</text:p>
          </table:table-cell>
          <table:table-cell office:value-type="float" office:value="271128" table:style-name="ce2">
            <text:p>271128</text:p>
          </table:table-cell>
          <table:table-cell office:value-type="float" office:value="274047" table:style-name="ce2">
            <text:p>274047</text:p>
          </table:table-cell>
          <table:table-cell office:value-type="float" office:value="277381" table:style-name="ce2">
            <text:p>277381</text:p>
          </table:table-cell>
          <table:table-cell office:value-type="float" office:value="281205" table:style-name="ce2">
            <text:p>281205</text:p>
          </table:table-cell>
          <table:table-cell office:value-type="float" office:value="284968" table:style-name="ce2">
            <text:p>284968</text:p>
          </table:table-cell>
          <table:table-cell office:value-type="float" office:value="287523" table:style-name="ce2">
            <text:p>287523</text:p>
          </table:table-cell>
          <table:table-cell office:value-type="float" office:value="289521" table:style-name="ce2">
            <text:p>289521</text:p>
          </table:table-cell>
          <table:table-cell office:value-type="float" office:value="292074" table:style-name="ce2">
            <text:p>292074</text:p>
          </table:table-cell>
          <table:table-cell office:value-type="float" office:value="296734" table:style-name="ce2">
            <text:p>296734</text:p>
          </table:table-cell>
          <table:table-cell office:value-type="float" office:value="303782" table:style-name="ce2">
            <text:p>303782</text:p>
          </table:table-cell>
          <table:table-cell office:value-type="float" office:value="311566" table:style-name="ce2">
            <text:p>311566</text:p>
          </table:table-cell>
          <table:table-cell office:value-type="float" office:value="317414" table:style-name="ce2">
            <text:p>317414</text:p>
          </table:table-cell>
          <table:table-cell office:value-type="float" office:value="318499" table:style-name="ce2">
            <text:p>318499</text:p>
          </table:table-cell>
          <table:table-cell office:value-type="float" office:value="318041" table:style-name="ce2">
            <text:p>318041</text:p>
          </table:table-cell>
          <table:table-cell office:value-type="float" office:value="319014" table:style-name="ce2">
            <text:p>319014</text:p>
          </table:table-cell>
          <table:table-cell office:value-type="float" office:value="320716" table:style-name="ce2">
            <text:p>320716</text:p>
          </table:table-cell>
          <table:table-cell office:value-type="float" office:value="323764" table:style-name="ce2">
            <text:p>323764</text:p>
          </table:table-cell>
          <table:table-cell office:value-type="float" office:value="327386" table:style-name="ce2">
            <text:p>327386</text:p>
          </table:table-cell>
          <table:table-cell office:value-type="float" office:value="330815" table:style-name="ce2">
            <text:p>330815</text:p>
          </table:table-cell>
          <table:table-cell office:value-type="float" office:value="335439" table:style-name="ce2">
            <text:p>335439</text:p>
          </table:table-cell>
          <table:table-cell office:value-type="float" office:value="343400" table:style-name="ce2">
            <text:p>343400</text:p>
          </table:table-cell>
          <table:table-cell office:value-type="float" office:value="352721" table:style-name="ce2">
            <text:p>352721</text:p>
          </table:table-cell>
          <table:table-cell office:value-type="float" office:value="360563" table:style-name="ce2">
            <text:p>360563</text:p>
          </table:table-cell>
          <table:table-cell office:value-type="float" office:value="366463" table:style-name="ce2">
            <text:p>366463</text:p>
          </table:table-cell>
          <table:table-cell office:value-type="float" office:value="372520" table:style-name="ce2">
            <text:p>372520</text:p>
          </table:table-cell>
          <table:table-cell office:value-type="float" office:value="382003" table:style-name="ce2">
            <text:p>382003</text:p>
          </table:table-cell>
          <table:table-cell office:value-type="float" office:value="385663" table:style-name="ce2">
            <text:p>385663</text:p>
          </table:table-cell>
          <table:table-cell office:value-type="float" office:value="386506" table:style-name="ce2">
            <text:p>38650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Israel</text:p>
          </table:table-cell>
          <table:table-cell office:value-type="string" table:style-name="ce2">
            <text:p>ISR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114020" table:style-name="ce2">
            <text:p>2114020</text:p>
          </table:table-cell>
          <table:table-cell office:value-type="float" office:value="2185000" table:style-name="ce2">
            <text:p>2185000</text:p>
          </table:table-cell>
          <table:table-cell office:value-type="float" office:value="2293000" table:style-name="ce2">
            <text:p>2293000</text:p>
          </table:table-cell>
          <table:table-cell office:value-type="float" office:value="2379000" table:style-name="ce2">
            <text:p>2379000</text:p>
          </table:table-cell>
          <table:table-cell office:value-type="float" office:value="2475000" table:style-name="ce2">
            <text:p>2475000</text:p>
          </table:table-cell>
          <table:table-cell office:value-type="float" office:value="2563000" table:style-name="ce2">
            <text:p>2563000</text:p>
          </table:table-cell>
          <table:table-cell office:value-type="float" office:value="2629000" table:style-name="ce2">
            <text:p>2629000</text:p>
          </table:table-cell>
          <table:table-cell office:value-type="float" office:value="2745000" table:style-name="ce2">
            <text:p>2745000</text:p>
          </table:table-cell>
          <table:table-cell office:value-type="float" office:value="2803000" table:style-name="ce2">
            <text:p>2803000</text:p>
          </table:table-cell>
          <table:table-cell office:value-type="float" office:value="2877000" table:style-name="ce2">
            <text:p>2877000</text:p>
          </table:table-cell>
          <table:table-cell office:value-type="float" office:value="2974000" table:style-name="ce2">
            <text:p>2974000</text:p>
          </table:table-cell>
          <table:table-cell office:value-type="float" office:value="3069000" table:style-name="ce2">
            <text:p>3069000</text:p>
          </table:table-cell>
          <table:table-cell office:value-type="float" office:value="3148000" table:style-name="ce2">
            <text:p>3148000</text:p>
          </table:table-cell>
          <table:table-cell office:value-type="float" office:value="3278000" table:style-name="ce2">
            <text:p>3278000</text:p>
          </table:table-cell>
          <table:table-cell office:value-type="float" office:value="3377000" table:style-name="ce2">
            <text:p>3377000</text:p>
          </table:table-cell>
          <table:table-cell office:value-type="float" office:value="3455000" table:style-name="ce2">
            <text:p>3455000</text:p>
          </table:table-cell>
          <table:table-cell office:value-type="float" office:value="3533000" table:style-name="ce2">
            <text:p>3533000</text:p>
          </table:table-cell>
          <table:table-cell office:value-type="float" office:value="3613000" table:style-name="ce2">
            <text:p>3613000</text:p>
          </table:table-cell>
          <table:table-cell office:value-type="float" office:value="3690000" table:style-name="ce2">
            <text:p>3690000</text:p>
          </table:table-cell>
          <table:table-cell office:value-type="float" office:value="3786000" table:style-name="ce2">
            <text:p>3786000</text:p>
          </table:table-cell>
          <table:table-cell office:value-type="float" office:value="3878000" table:style-name="ce2">
            <text:p>3878000</text:p>
          </table:table-cell>
          <table:table-cell office:value-type="float" office:value="3956000" table:style-name="ce2">
            <text:p>3956000</text:p>
          </table:table-cell>
          <table:table-cell office:value-type="float" office:value="4031000" table:style-name="ce2">
            <text:p>4031000</text:p>
          </table:table-cell>
          <table:table-cell office:value-type="float" office:value="4105000" table:style-name="ce2">
            <text:p>4105000</text:p>
          </table:table-cell>
          <table:table-cell office:value-type="float" office:value="4159000" table:style-name="ce2">
            <text:p>4159000</text:p>
          </table:table-cell>
          <table:table-cell office:value-type="float" office:value="4233000" table:style-name="ce2">
            <text:p>4233000</text:p>
          </table:table-cell>
          <table:table-cell office:value-type="float" office:value="4299000" table:style-name="ce2">
            <text:p>4299000</text:p>
          </table:table-cell>
          <table:table-cell office:value-type="float" office:value="4369000" table:style-name="ce2">
            <text:p>4369000</text:p>
          </table:table-cell>
          <table:table-cell office:value-type="float" office:value="4442000" table:style-name="ce2">
            <text:p>4442000</text:p>
          </table:table-cell>
          <table:table-cell office:value-type="float" office:value="4518000" table:style-name="ce2">
            <text:p>4518000</text:p>
          </table:table-cell>
          <table:table-cell office:value-type="float" office:value="4660000" table:style-name="ce2">
            <text:p>4660000</text:p>
          </table:table-cell>
          <table:table-cell office:value-type="float" office:value="4949000" table:style-name="ce2">
            <text:p>4949000</text:p>
          </table:table-cell>
          <table:table-cell office:value-type="float" office:value="5123000" table:style-name="ce2">
            <text:p>5123000</text:p>
          </table:table-cell>
          <table:table-cell office:value-type="float" office:value="5261000" table:style-name="ce2">
            <text:p>5261000</text:p>
          </table:table-cell>
          <table:table-cell office:value-type="float" office:value="5399000" table:style-name="ce2">
            <text:p>5399000</text:p>
          </table:table-cell>
          <table:table-cell office:value-type="float" office:value="5545000" table:style-name="ce2">
            <text:p>5545000</text:p>
          </table:table-cell>
          <table:table-cell office:value-type="float" office:value="5692000" table:style-name="ce2">
            <text:p>5692000</text:p>
          </table:table-cell>
          <table:table-cell office:value-type="float" office:value="5836000" table:style-name="ce2">
            <text:p>5836000</text:p>
          </table:table-cell>
          <table:table-cell office:value-type="float" office:value="5971000" table:style-name="ce2">
            <text:p>5971000</text:p>
          </table:table-cell>
          <table:table-cell office:value-type="float" office:value="6125000" table:style-name="ce2">
            <text:p>6125000</text:p>
          </table:table-cell>
          <table:table-cell office:value-type="float" office:value="6289000" table:style-name="ce2">
            <text:p>6289000</text:p>
          </table:table-cell>
          <table:table-cell office:value-type="float" office:value="6439000" table:style-name="ce2">
            <text:p>6439000</text:p>
          </table:table-cell>
          <table:table-cell office:value-type="float" office:value="6570000" table:style-name="ce2">
            <text:p>6570000</text:p>
          </table:table-cell>
          <table:table-cell office:value-type="float" office:value="6689700" table:style-name="ce2">
            <text:p>6689700</text:p>
          </table:table-cell>
          <table:table-cell office:value-type="float" office:value="6809000" table:style-name="ce2">
            <text:p>6809000</text:p>
          </table:table-cell>
          <table:table-cell office:value-type="float" office:value="6930100" table:style-name="ce2">
            <text:p>6930100</text:p>
          </table:table-cell>
          <table:table-cell office:value-type="float" office:value="7053700" table:style-name="ce2">
            <text:p>7053700</text:p>
          </table:table-cell>
          <table:table-cell office:value-type="float" office:value="7180100" table:style-name="ce2">
            <text:p>7180100</text:p>
          </table:table-cell>
          <table:table-cell office:value-type="float" office:value="7308800" table:style-name="ce2">
            <text:p>7308800</text:p>
          </table:table-cell>
          <table:table-cell office:value-type="float" office:value="7485600" table:style-name="ce2">
            <text:p>7485600</text:p>
          </table:table-cell>
          <table:table-cell office:value-type="float" office:value="7623600" table:style-name="ce2">
            <text:p>7623600</text:p>
          </table:table-cell>
          <table:table-cell office:value-type="float" office:value="7765800" table:style-name="ce2">
            <text:p>7765800</text:p>
          </table:table-cell>
          <table:table-cell office:value-type="float" office:value="7910500" table:style-name="ce2">
            <text:p>7910500</text:p>
          </table:table-cell>
          <table:table-cell office:value-type="float" office:value="8059500" table:style-name="ce2">
            <text:p>8059500</text:p>
          </table:table-cell>
          <table:table-cell office:value-type="float" office:value="8215700" table:style-name="ce2">
            <text:p>8215700</text:p>
          </table:table-cell>
          <table:table-cell office:value-type="float" office:value="8380100" table:style-name="ce2">
            <text:p>8380100</text:p>
          </table:table-cell>
          <table:table-cell office:value-type="float" office:value="8546000" table:style-name="ce2">
            <text:p>8546000</text:p>
          </table:table-cell>
          <table:table-cell office:value-type="float" office:value="8713300" table:style-name="ce2">
            <text:p>8713300</text:p>
          </table:table-cell>
          <table:table-cell office:value-type="float" office:value="8882800" table:style-name="ce2">
            <text:p>8882800</text:p>
          </table:table-cell>
          <table:table-cell office:value-type="float" office:value="9054000" table:style-name="ce2">
            <text:p>9054000</text:p>
          </table:table-cell>
          <table:table-cell office:value-type="float" office:value="9215100" table:style-name="ce2">
            <text:p>9215100</text:p>
          </table:table-cell>
          <table:table-cell office:value-type="float" office:value="9371400" table:style-name="ce2">
            <text:p>9371400</text:p>
          </table:table-cell>
          <table:table-cell office:value-type="float" office:value="9557500" table:style-name="ce2">
            <text:p>9557500</text:p>
          </table:table-cell>
          <table:table-cell office:value-type="float" office:value="9849000" table:style-name="ce2">
            <text:p>9849000</text:p>
          </table:table-cell>
          <table:table-cell office:value-type="float" office:value="9974400" table:style-name="ce2">
            <text:p>997440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Italy</text:p>
          </table:table-cell>
          <table:table-cell office:value-type="string" table:style-name="ce2">
            <text:p>IT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0199700" table:style-name="ce2">
            <text:p>50199700</text:p>
          </table:table-cell>
          <table:table-cell office:value-type="float" office:value="50536350" table:style-name="ce2">
            <text:p>50536350</text:p>
          </table:table-cell>
          <table:table-cell office:value-type="float" office:value="50879450" table:style-name="ce2">
            <text:p>50879450</text:p>
          </table:table-cell>
          <table:table-cell office:value-type="float" office:value="51252000" table:style-name="ce2">
            <text:p>51252000</text:p>
          </table:table-cell>
          <table:table-cell office:value-type="float" office:value="51675350" table:style-name="ce2">
            <text:p>51675350</text:p>
          </table:table-cell>
          <table:table-cell office:value-type="float" office:value="52112350" table:style-name="ce2">
            <text:p>52112350</text:p>
          </table:table-cell>
          <table:table-cell office:value-type="float" office:value="52519000" table:style-name="ce2">
            <text:p>52519000</text:p>
          </table:table-cell>
          <table:table-cell office:value-type="float" office:value="52900500" table:style-name="ce2">
            <text:p>52900500</text:p>
          </table:table-cell>
          <table:table-cell office:value-type="float" office:value="53235750" table:style-name="ce2">
            <text:p>53235750</text:p>
          </table:table-cell>
          <table:table-cell office:value-type="float" office:value="53537950" table:style-name="ce2">
            <text:p>53537950</text:p>
          </table:table-cell>
          <table:table-cell office:value-type="float" office:value="53821850" table:style-name="ce2">
            <text:p>53821850</text:p>
          </table:table-cell>
          <table:table-cell office:value-type="float" office:value="54073490" table:style-name="ce2">
            <text:p>54073490</text:p>
          </table:table-cell>
          <table:table-cell office:value-type="float" office:value="54381345" table:style-name="ce2">
            <text:p>54381345</text:p>
          </table:table-cell>
          <table:table-cell office:value-type="float" office:value="54751406" table:style-name="ce2">
            <text:p>54751406</text:p>
          </table:table-cell>
          <table:table-cell office:value-type="float" office:value="55110868" table:style-name="ce2">
            <text:p>55110868</text:p>
          </table:table-cell>
          <table:table-cell office:value-type="float" office:value="55441001" table:style-name="ce2">
            <text:p>55441001</text:p>
          </table:table-cell>
          <table:table-cell office:value-type="float" office:value="55718260" table:style-name="ce2">
            <text:p>55718260</text:p>
          </table:table-cell>
          <table:table-cell office:value-type="float" office:value="55955411" table:style-name="ce2">
            <text:p>55955411</text:p>
          </table:table-cell>
          <table:table-cell office:value-type="float" office:value="56155143" table:style-name="ce2">
            <text:p>56155143</text:p>
          </table:table-cell>
          <table:table-cell office:value-type="float" office:value="56317749" table:style-name="ce2">
            <text:p>56317749</text:p>
          </table:table-cell>
          <table:table-cell office:value-type="float" office:value="56433883" table:style-name="ce2">
            <text:p>56433883</text:p>
          </table:table-cell>
          <table:table-cell office:value-type="float" office:value="56501675" table:style-name="ce2">
            <text:p>56501675</text:p>
          </table:table-cell>
          <table:table-cell office:value-type="float" office:value="56543548" table:style-name="ce2">
            <text:p>56543548</text:p>
          </table:table-cell>
          <table:table-cell office:value-type="float" office:value="56564074" table:style-name="ce2">
            <text:p>56564074</text:p>
          </table:table-cell>
          <table:table-cell office:value-type="float" office:value="56576718" table:style-name="ce2">
            <text:p>56576718</text:p>
          </table:table-cell>
          <table:table-cell office:value-type="float" office:value="56593071" table:style-name="ce2">
            <text:p>56593071</text:p>
          </table:table-cell>
          <table:table-cell office:value-type="float" office:value="56596155" table:style-name="ce2">
            <text:p>56596155</text:p>
          </table:table-cell>
          <table:table-cell office:value-type="float" office:value="56601931" table:style-name="ce2">
            <text:p>56601931</text:p>
          </table:table-cell>
          <table:table-cell office:value-type="float" office:value="56629288" table:style-name="ce2">
            <text:p>56629288</text:p>
          </table:table-cell>
          <table:table-cell office:value-type="float" office:value="56671781" table:style-name="ce2">
            <text:p>56671781</text:p>
          </table:table-cell>
          <table:table-cell office:value-type="float" office:value="56719240" table:style-name="ce2">
            <text:p>56719240</text:p>
          </table:table-cell>
          <table:table-cell office:value-type="float" office:value="56758521" table:style-name="ce2">
            <text:p>56758521</text:p>
          </table:table-cell>
          <table:table-cell office:value-type="float" office:value="56797087" table:style-name="ce2">
            <text:p>56797087</text:p>
          </table:table-cell>
          <table:table-cell office:value-type="float" office:value="56831821" table:style-name="ce2">
            <text:p>56831821</text:p>
          </table:table-cell>
          <table:table-cell office:value-type="float" office:value="56843400" table:style-name="ce2">
            <text:p>56843400</text:p>
          </table:table-cell>
          <table:table-cell office:value-type="float" office:value="56844303" table:style-name="ce2">
            <text:p>56844303</text:p>
          </table:table-cell>
          <table:table-cell office:value-type="float" office:value="56860281" table:style-name="ce2">
            <text:p>56860281</text:p>
          </table:table-cell>
          <table:table-cell office:value-type="float" office:value="56890372" table:style-name="ce2">
            <text:p>56890372</text:p>
          </table:table-cell>
          <table:table-cell office:value-type="float" office:value="56906744" table:style-name="ce2">
            <text:p>56906744</text:p>
          </table:table-cell>
          <table:table-cell office:value-type="float" office:value="56916317" table:style-name="ce2">
            <text:p>56916317</text:p>
          </table:table-cell>
          <table:table-cell office:value-type="float" office:value="56942108" table:style-name="ce2">
            <text:p>56942108</text:p>
          </table:table-cell>
          <table:table-cell office:value-type="float" office:value="56976981" table:style-name="ce2">
            <text:p>56976981</text:p>
          </table:table-cell>
          <table:table-cell office:value-type="float" office:value="57089824" table:style-name="ce2">
            <text:p>57089824</text:p>
          </table:table-cell>
          <table:table-cell office:value-type="float" office:value="57399184" table:style-name="ce2">
            <text:p>57399184</text:p>
          </table:table-cell>
          <table:table-cell office:value-type="float" office:value="57828179" table:style-name="ce2">
            <text:p>57828179</text:p>
          </table:table-cell>
          <table:table-cell office:value-type="float" office:value="58166682" table:style-name="ce2">
            <text:p>58166682</text:p>
          </table:table-cell>
          <table:table-cell office:value-type="float" office:value="58399861" table:style-name="ce2">
            <text:p>58399861</text:p>
          </table:table-cell>
          <table:table-cell office:value-type="float" office:value="58756247" table:style-name="ce2">
            <text:p>58756247</text:p>
          </table:table-cell>
          <table:table-cell office:value-type="float" office:value="59211181" table:style-name="ce2">
            <text:p>59211181</text:p>
          </table:table-cell>
          <table:table-cell office:value-type="float" office:value="59555454" table:style-name="ce2">
            <text:p>59555454</text:p>
          </table:table-cell>
          <table:table-cell office:value-type="float" office:value="59819407" table:style-name="ce2">
            <text:p>59819407</text:p>
          </table:table-cell>
          <table:table-cell office:value-type="float" office:value="60026841" table:style-name="ce2">
            <text:p>60026841</text:p>
          </table:table-cell>
          <table:table-cell office:value-type="float" office:value="60191247" table:style-name="ce2">
            <text:p>60191247</text:p>
          </table:table-cell>
          <table:table-cell office:value-type="float" office:value="60311613" table:style-name="ce2">
            <text:p>60311613</text:p>
          </table:table-cell>
          <table:table-cell office:value-type="float" office:value="60320707" table:style-name="ce2">
            <text:p>60320707</text:p>
          </table:table-cell>
          <table:table-cell office:value-type="float" office:value="60229605" table:style-name="ce2">
            <text:p>60229605</text:p>
          </table:table-cell>
          <table:table-cell office:value-type="float" office:value="60115223" table:style-name="ce2">
            <text:p>60115223</text:p>
          </table:table-cell>
          <table:table-cell office:value-type="float" office:value="60002252" table:style-name="ce2">
            <text:p>60002252</text:p>
          </table:table-cell>
          <table:table-cell office:value-type="float" office:value="60148658" table:style-name="ce2">
            <text:p>60148658</text:p>
          </table:table-cell>
          <table:table-cell office:value-type="float" office:value="59729081" table:style-name="ce2">
            <text:p>59729081</text:p>
          </table:table-cell>
          <table:table-cell office:value-type="float" office:value="59438851" table:style-name="ce2">
            <text:p>59438851</text:p>
          </table:table-cell>
          <table:table-cell office:value-type="float" office:value="59133173" table:style-name="ce2">
            <text:p>59133173</text:p>
          </table:table-cell>
          <table:table-cell office:value-type="float" office:value="59013667" table:style-name="ce2">
            <text:p>59013667</text:p>
          </table:table-cell>
          <table:table-cell office:value-type="float" office:value="58984216" table:style-name="ce2">
            <text:p>58984216</text:p>
          </table:table-cell>
          <table:table-cell office:value-type="float" office:value="58952704" table:style-name="ce2">
            <text:p>5895270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Jamaica</text:p>
          </table:table-cell>
          <table:table-cell office:value-type="string" table:style-name="ce2">
            <text:p>JAM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650005" table:style-name="ce2">
            <text:p>1650005</text:p>
          </table:table-cell>
          <table:table-cell office:value-type="float" office:value="1673261" table:style-name="ce2">
            <text:p>1673261</text:p>
          </table:table-cell>
          <table:table-cell office:value-type="float" office:value="1696932" table:style-name="ce2">
            <text:p>1696932</text:p>
          </table:table-cell>
          <table:table-cell office:value-type="float" office:value="1721099" table:style-name="ce2">
            <text:p>1721099</text:p>
          </table:table-cell>
          <table:table-cell office:value-type="float" office:value="1745568" table:style-name="ce2">
            <text:p>1745568</text:p>
          </table:table-cell>
          <table:table-cell office:value-type="float" office:value="1769192" table:style-name="ce2">
            <text:p>1769192</text:p>
          </table:table-cell>
          <table:table-cell office:value-type="float" office:value="1791475" table:style-name="ce2">
            <text:p>1791475</text:p>
          </table:table-cell>
          <table:table-cell office:value-type="float" office:value="1812865" table:style-name="ce2">
            <text:p>1812865</text:p>
          </table:table-cell>
          <table:table-cell office:value-type="float" office:value="1833765" table:style-name="ce2">
            <text:p>1833765</text:p>
          </table:table-cell>
          <table:table-cell office:value-type="float" office:value="1855127" table:style-name="ce2">
            <text:p>1855127</text:p>
          </table:table-cell>
          <table:table-cell office:value-type="float" office:value="1878196" table:style-name="ce2">
            <text:p>1878196</text:p>
          </table:table-cell>
          <table:table-cell office:value-type="float" office:value="1903728" table:style-name="ce2">
            <text:p>1903728</text:p>
          </table:table-cell>
          <table:table-cell office:value-type="float" office:value="1931542" table:style-name="ce2">
            <text:p>1931542</text:p>
          </table:table-cell>
          <table:table-cell office:value-type="float" office:value="1961219" table:style-name="ce2">
            <text:p>1961219</text:p>
          </table:table-cell>
          <table:table-cell office:value-type="float" office:value="1990906" table:style-name="ce2">
            <text:p>1990906</text:p>
          </table:table-cell>
          <table:table-cell office:value-type="float" office:value="2018981" table:style-name="ce2">
            <text:p>2018981</text:p>
          </table:table-cell>
          <table:table-cell office:value-type="float" office:value="2045578" table:style-name="ce2">
            <text:p>2045578</text:p>
          </table:table-cell>
          <table:table-cell office:value-type="float" office:value="2070657" table:style-name="ce2">
            <text:p>2070657</text:p>
          </table:table-cell>
          <table:table-cell office:value-type="float" office:value="2094836" table:style-name="ce2">
            <text:p>2094836</text:p>
          </table:table-cell>
          <table:table-cell office:value-type="float" office:value="2119486" table:style-name="ce2">
            <text:p>2119486</text:p>
          </table:table-cell>
          <table:table-cell office:value-type="float" office:value="2145658" table:style-name="ce2">
            <text:p>2145658</text:p>
          </table:table-cell>
          <table:table-cell office:value-type="float" office:value="2173818" table:style-name="ce2">
            <text:p>2173818</text:p>
          </table:table-cell>
          <table:table-cell office:value-type="float" office:value="2203889" table:style-name="ce2">
            <text:p>2203889</text:p>
          </table:table-cell>
          <table:table-cell office:value-type="float" office:value="2234832" table:style-name="ce2">
            <text:p>2234832</text:p>
          </table:table-cell>
          <table:table-cell office:value-type="float" office:value="2264562" table:style-name="ce2">
            <text:p>2264562</text:p>
          </table:table-cell>
          <table:table-cell office:value-type="float" office:value="2290656" table:style-name="ce2">
            <text:p>2290656</text:p>
          </table:table-cell>
          <table:table-cell office:value-type="float" office:value="2312125" table:style-name="ce2">
            <text:p>2312125</text:p>
          </table:table-cell>
          <table:table-cell office:value-type="float" office:value="2329813" table:style-name="ce2">
            <text:p>2329813</text:p>
          </table:table-cell>
          <table:table-cell office:value-type="float" office:value="2345777" table:style-name="ce2">
            <text:p>2345777</text:p>
          </table:table-cell>
          <table:table-cell office:value-type="float" office:value="2361916" table:style-name="ce2">
            <text:p>2361916</text:p>
          </table:table-cell>
          <table:table-cell office:value-type="float" office:value="2379877" table:style-name="ce2">
            <text:p>2379877</text:p>
          </table:table-cell>
          <table:table-cell office:value-type="float" office:value="2400869" table:style-name="ce2">
            <text:p>2400869</text:p>
          </table:table-cell>
          <table:table-cell office:value-type="float" office:value="2424701" table:style-name="ce2">
            <text:p>2424701</text:p>
          </table:table-cell>
          <table:table-cell office:value-type="float" office:value="2449916" table:style-name="ce2">
            <text:p>2449916</text:p>
          </table:table-cell>
          <table:table-cell office:value-type="float" office:value="2475220" table:style-name="ce2">
            <text:p>2475220</text:p>
          </table:table-cell>
          <table:table-cell office:value-type="float" office:value="2500151" table:style-name="ce2">
            <text:p>2500151</text:p>
          </table:table-cell>
          <table:table-cell office:value-type="float" office:value="2524463" table:style-name="ce2">
            <text:p>2524463</text:p>
          </table:table-cell>
          <table:table-cell office:value-type="float" office:value="2547848" table:style-name="ce2">
            <text:p>2547848</text:p>
          </table:table-cell>
          <table:table-cell office:value-type="float" office:value="2569736" table:style-name="ce2">
            <text:p>2569736</text:p>
          </table:table-cell>
          <table:table-cell office:value-type="float" office:value="2589795" table:style-name="ce2">
            <text:p>2589795</text:p>
          </table:table-cell>
          <table:table-cell office:value-type="float" office:value="2607826" table:style-name="ce2">
            <text:p>2607826</text:p>
          </table:table-cell>
          <table:table-cell office:value-type="float" office:value="2624403" table:style-name="ce2">
            <text:p>2624403</text:p>
          </table:table-cell>
          <table:table-cell office:value-type="float" office:value="2640572" table:style-name="ce2">
            <text:p>2640572</text:p>
          </table:table-cell>
          <table:table-cell office:value-type="float" office:value="2656623" table:style-name="ce2">
            <text:p>2656623</text:p>
          </table:table-cell>
          <table:table-cell office:value-type="float" office:value="2672225" table:style-name="ce2">
            <text:p>2672225</text:p>
          </table:table-cell>
          <table:table-cell office:value-type="float" office:value="2687066" table:style-name="ce2">
            <text:p>2687066</text:p>
          </table:table-cell>
          <table:table-cell office:value-type="float" office:value="2700968" table:style-name="ce2">
            <text:p>2700968</text:p>
          </table:table-cell>
          <table:table-cell office:value-type="float" office:value="2713800" table:style-name="ce2">
            <text:p>2713800</text:p>
          </table:table-cell>
          <table:table-cell office:value-type="float" office:value="2725635" table:style-name="ce2">
            <text:p>2725635</text:p>
          </table:table-cell>
          <table:table-cell office:value-type="float" office:value="2736995" table:style-name="ce2">
            <text:p>2736995</text:p>
          </table:table-cell>
          <table:table-cell office:value-type="float" office:value="2748568" table:style-name="ce2">
            <text:p>2748568</text:p>
          </table:table-cell>
          <table:table-cell office:value-type="float" office:value="2760494" table:style-name="ce2">
            <text:p>2760494</text:p>
          </table:table-cell>
          <table:table-cell office:value-type="float" office:value="2772430" table:style-name="ce2">
            <text:p>2772430</text:p>
          </table:table-cell>
          <table:table-cell office:value-type="float" office:value="2783687" table:style-name="ce2">
            <text:p>2783687</text:p>
          </table:table-cell>
          <table:table-cell office:value-type="float" office:value="2793749" table:style-name="ce2">
            <text:p>2793749</text:p>
          </table:table-cell>
          <table:table-cell office:value-type="float" office:value="2802534" table:style-name="ce2">
            <text:p>2802534</text:p>
          </table:table-cell>
          <table:table-cell office:value-type="float" office:value="2809915" table:style-name="ce2">
            <text:p>2809915</text:p>
          </table:table-cell>
          <table:table-cell office:value-type="float" office:value="2815764" table:style-name="ce2">
            <text:p>2815764</text:p>
          </table:table-cell>
          <table:table-cell office:value-type="float" office:value="2820097" table:style-name="ce2">
            <text:p>2820097</text:p>
          </table:table-cell>
          <table:table-cell office:value-type="float" office:value="2823271" table:style-name="ce2">
            <text:p>2823271</text:p>
          </table:table-cell>
          <table:table-cell office:value-type="float" office:value="2830739" table:style-name="ce2">
            <text:p>2830739</text:p>
          </table:table-cell>
          <table:table-cell office:value-type="float" office:value="2837682" table:style-name="ce2">
            <text:p>2837682</text:p>
          </table:table-cell>
          <table:table-cell office:value-type="float" office:value="2839144" table:style-name="ce2">
            <text:p>2839144</text:p>
          </table:table-cell>
          <table:table-cell office:value-type="float" office:value="2839786" table:style-name="ce2">
            <text:p>2839786</text:p>
          </table:table-cell>
          <table:table-cell office:value-type="float" office:value="2839175" table:style-name="ce2">
            <text:p>2839175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Jordan</text:p>
          </table:table-cell>
          <table:table-cell office:value-type="string" table:style-name="ce2">
            <text:p>JOR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853471" table:style-name="ce2">
            <text:p>853471</text:p>
          </table:table-cell>
          <table:table-cell office:value-type="float" office:value="897591" table:style-name="ce2">
            <text:p>897591</text:p>
          </table:table-cell>
          <table:table-cell office:value-type="float" office:value="940554" table:style-name="ce2">
            <text:p>940554</text:p>
          </table:table-cell>
          <table:table-cell office:value-type="float" office:value="984714" table:style-name="ce2">
            <text:p>984714</text:p>
          </table:table-cell>
          <table:table-cell office:value-type="float" office:value="1035640" table:style-name="ce2">
            <text:p>1035640</text:p>
          </table:table-cell>
          <table:table-cell office:value-type="float" office:value="1099440" table:style-name="ce2">
            <text:p>1099440</text:p>
          </table:table-cell>
          <table:table-cell office:value-type="float" office:value="1178360" table:style-name="ce2">
            <text:p>1178360</text:p>
          </table:table-cell>
          <table:table-cell office:value-type="float" office:value="1271183" table:style-name="ce2">
            <text:p>1271183</text:p>
          </table:table-cell>
          <table:table-cell office:value-type="float" office:value="1372460" table:style-name="ce2">
            <text:p>1372460</text:p>
          </table:table-cell>
          <table:table-cell office:value-type="float" office:value="1473100" table:style-name="ce2">
            <text:p>1473100</text:p>
          </table:table-cell>
          <table:table-cell office:value-type="float" office:value="1565163" table:style-name="ce2">
            <text:p>1565163</text:p>
          </table:table-cell>
          <table:table-cell office:value-type="float" office:value="1645145" table:style-name="ce2">
            <text:p>1645145</text:p>
          </table:table-cell>
          <table:table-cell office:value-type="float" office:value="1714555" table:style-name="ce2">
            <text:p>1714555</text:p>
          </table:table-cell>
          <table:table-cell office:value-type="float" office:value="1778094" table:style-name="ce2">
            <text:p>1778094</text:p>
          </table:table-cell>
          <table:table-cell office:value-type="float" office:value="1839182" table:style-name="ce2">
            <text:p>1839182</text:p>
          </table:table-cell>
          <table:table-cell office:value-type="float" office:value="1899055" table:style-name="ce2">
            <text:p>1899055</text:p>
          </table:table-cell>
          <table:table-cell office:value-type="float" office:value="1958177" table:style-name="ce2">
            <text:p>1958177</text:p>
          </table:table-cell>
          <table:table-cell office:value-type="float" office:value="2019002" table:style-name="ce2">
            <text:p>2019002</text:p>
          </table:table-cell>
          <table:table-cell office:value-type="float" office:value="2083595" table:style-name="ce2">
            <text:p>2083595</text:p>
          </table:table-cell>
          <table:table-cell office:value-type="float" office:value="2153882" table:style-name="ce2">
            <text:p>2153882</text:p>
          </table:table-cell>
          <table:table-cell office:value-type="float" office:value="2234186" table:style-name="ce2">
            <text:p>2234186</text:p>
          </table:table-cell>
          <table:table-cell office:value-type="float" office:value="2325517" table:style-name="ce2">
            <text:p>2325517</text:p>
          </table:table-cell>
          <table:table-cell office:value-type="float" office:value="2426927" table:style-name="ce2">
            <text:p>2426927</text:p>
          </table:table-cell>
          <table:table-cell office:value-type="float" office:value="2537307" table:style-name="ce2">
            <text:p>2537307</text:p>
          </table:table-cell>
          <table:table-cell office:value-type="float" office:value="2654688" table:style-name="ce2">
            <text:p>2654688</text:p>
          </table:table-cell>
          <table:table-cell office:value-type="float" office:value="2778810" table:style-name="ce2">
            <text:p>2778810</text:p>
          </table:table-cell>
          <table:table-cell office:value-type="float" office:value="2909887" table:style-name="ce2">
            <text:p>2909887</text:p>
          </table:table-cell>
          <table:table-cell office:value-type="float" office:value="3047634" table:style-name="ce2">
            <text:p>3047634</text:p>
          </table:table-cell>
          <table:table-cell office:value-type="float" office:value="3193039" table:style-name="ce2">
            <text:p>3193039</text:p>
          </table:table-cell>
          <table:table-cell office:value-type="float" office:value="3349627" table:style-name="ce2">
            <text:p>3349627</text:p>
          </table:table-cell>
          <table:table-cell office:value-type="float" office:value="3621908" table:style-name="ce2">
            <text:p>3621908</text:p>
          </table:table-cell>
          <table:table-cell office:value-type="float" office:value="3915149" table:style-name="ce2">
            <text:p>3915149</text:p>
          </table:table-cell>
          <table:table-cell office:value-type="float" office:value="4127693" table:style-name="ce2">
            <text:p>4127693</text:p>
          </table:table-cell>
          <table:table-cell office:value-type="float" office:value="4348020" table:style-name="ce2">
            <text:p>4348020</text:p>
          </table:table-cell>
          <table:table-cell office:value-type="float" office:value="4561406" table:style-name="ce2">
            <text:p>4561406</text:p>
          </table:table-cell>
          <table:table-cell office:value-type="float" office:value="4752096" table:style-name="ce2">
            <text:p>4752096</text:p>
          </table:table-cell>
          <table:table-cell office:value-type="float" office:value="4912516" table:style-name="ce2">
            <text:p>4912516</text:p>
          </table:table-cell>
          <table:table-cell office:value-type="float" office:value="5046285" table:style-name="ce2">
            <text:p>5046285</text:p>
          </table:table-cell>
          <table:table-cell office:value-type="float" office:value="5164284" table:style-name="ce2">
            <text:p>5164284</text:p>
          </table:table-cell>
          <table:table-cell office:value-type="float" office:value="5276444" table:style-name="ce2">
            <text:p>5276444</text:p>
          </table:table-cell>
          <table:table-cell office:value-type="float" office:value="5386945" table:style-name="ce2">
            <text:p>5386945</text:p>
          </table:table-cell>
          <table:table-cell office:value-type="float" office:value="5498894" table:style-name="ce2">
            <text:p>5498894</text:p>
          </table:table-cell>
          <table:table-cell office:value-type="float" office:value="5616066" table:style-name="ce2">
            <text:p>5616066</text:p>
          </table:table-cell>
          <table:table-cell office:value-type="float" office:value="5741828" table:style-name="ce2">
            <text:p>5741828</text:p>
          </table:table-cell>
          <table:table-cell office:value-type="float" office:value="5882061" table:style-name="ce2">
            <text:p>5882061</text:p>
          </table:table-cell>
          <table:table-cell office:value-type="float" office:value="6029587" table:style-name="ce2">
            <text:p>6029587</text:p>
          </table:table-cell>
          <table:table-cell office:value-type="float" office:value="6427371" table:style-name="ce2">
            <text:p>6427371</text:p>
          </table:table-cell>
          <table:table-cell office:value-type="float" office:value="6827227" table:style-name="ce2">
            <text:p>6827227</text:p>
          </table:table-cell>
          <table:table-cell office:value-type="float" office:value="6989866" table:style-name="ce2">
            <text:p>6989866</text:p>
          </table:table-cell>
          <table:table-cell office:value-type="float" office:value="7141753" table:style-name="ce2">
            <text:p>7141753</text:p>
          </table:table-cell>
          <table:table-cell office:value-type="float" office:value="7297043" table:style-name="ce2">
            <text:p>7297043</text:p>
          </table:table-cell>
          <table:table-cell office:value-type="float" office:value="7480424" table:style-name="ce2">
            <text:p>7480424</text:p>
          </table:table-cell>
          <table:table-cell office:value-type="float" office:value="7587127" table:style-name="ce2">
            <text:p>7587127</text:p>
          </table:table-cell>
          <table:table-cell office:value-type="float" office:value="7991809" table:style-name="ce2">
            <text:p>7991809</text:p>
          </table:table-cell>
          <table:table-cell office:value-type="float" office:value="8791710" table:style-name="ce2">
            <text:p>8791710</text:p>
          </table:table-cell>
          <table:table-cell office:value-type="float" office:value="9544729" table:style-name="ce2">
            <text:p>9544729</text:p>
          </table:table-cell>
          <table:table-cell office:value-type="float" office:value="10006367" table:style-name="ce2">
            <text:p>10006367</text:p>
          </table:table-cell>
          <table:table-cell office:value-type="float" office:value="10234226" table:style-name="ce2">
            <text:p>10234226</text:p>
          </table:table-cell>
          <table:table-cell office:value-type="float" office:value="10462306" table:style-name="ce2">
            <text:p>10462306</text:p>
          </table:table-cell>
          <table:table-cell office:value-type="float" office:value="10671891" table:style-name="ce2">
            <text:p>10671891</text:p>
          </table:table-cell>
          <table:table-cell office:value-type="float" office:value="10865228" table:style-name="ce2">
            <text:p>10865228</text:p>
          </table:table-cell>
          <table:table-cell office:value-type="float" office:value="11066356" table:style-name="ce2">
            <text:p>11066356</text:p>
          </table:table-cell>
          <table:table-cell office:value-type="float" office:value="11256263" table:style-name="ce2">
            <text:p>11256263</text:p>
          </table:table-cell>
          <table:table-cell office:value-type="float" office:value="11439213" table:style-name="ce2">
            <text:p>11439213</text:p>
          </table:table-cell>
          <table:table-cell office:value-type="float" office:value="11552876" table:style-name="ce2">
            <text:p>1155287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Japan</text:p>
          </table:table-cell>
          <table:table-cell office:value-type="string" table:style-name="ce2">
            <text:p>JP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93216000" table:style-name="ce2">
            <text:p>93216000</text:p>
          </table:table-cell>
          <table:table-cell office:value-type="float" office:value="94055000" table:style-name="ce2">
            <text:p>94055000</text:p>
          </table:table-cell>
          <table:table-cell office:value-type="float" office:value="94933000" table:style-name="ce2">
            <text:p>94933000</text:p>
          </table:table-cell>
          <table:table-cell office:value-type="float" office:value="95900000" table:style-name="ce2">
            <text:p>95900000</text:p>
          </table:table-cell>
          <table:table-cell office:value-type="float" office:value="96903000" table:style-name="ce2">
            <text:p>96903000</text:p>
          </table:table-cell>
          <table:table-cell office:value-type="float" office:value="97952000" table:style-name="ce2">
            <text:p>97952000</text:p>
          </table:table-cell>
          <table:table-cell office:value-type="float" office:value="98851000" table:style-name="ce2">
            <text:p>98851000</text:p>
          </table:table-cell>
          <table:table-cell office:value-type="float" office:value="99879000" table:style-name="ce2">
            <text:p>99879000</text:p>
          </table:table-cell>
          <table:table-cell office:value-type="float" office:value="101011000" table:style-name="ce2">
            <text:p>101011000</text:p>
          </table:table-cell>
          <table:table-cell office:value-type="float" office:value="102219000" table:style-name="ce2">
            <text:p>102219000</text:p>
          </table:table-cell>
          <table:table-cell office:value-type="float" office:value="103403000" table:style-name="ce2">
            <text:p>103403000</text:p>
          </table:table-cell>
          <table:table-cell office:value-type="float" office:value="105697000" table:style-name="ce2">
            <text:p>105697000</text:p>
          </table:table-cell>
          <table:table-cell office:value-type="float" office:value="107188000" table:style-name="ce2">
            <text:p>107188000</text:p>
          </table:table-cell>
          <table:table-cell office:value-type="float" office:value="108707000" table:style-name="ce2">
            <text:p>108707000</text:p>
          </table:table-cell>
          <table:table-cell office:value-type="float" office:value="110162000" table:style-name="ce2">
            <text:p>110162000</text:p>
          </table:table-cell>
          <table:table-cell office:value-type="float" office:value="111573000" table:style-name="ce2">
            <text:p>111573000</text:p>
          </table:table-cell>
          <table:table-cell office:value-type="float" office:value="112775000" table:style-name="ce2">
            <text:p>112775000</text:p>
          </table:table-cell>
          <table:table-cell office:value-type="float" office:value="113872000" table:style-name="ce2">
            <text:p>113872000</text:p>
          </table:table-cell>
          <table:table-cell office:value-type="float" office:value="114913000" table:style-name="ce2">
            <text:p>114913000</text:p>
          </table:table-cell>
          <table:table-cell office:value-type="float" office:value="115890000" table:style-name="ce2">
            <text:p>115890000</text:p>
          </table:table-cell>
          <table:table-cell office:value-type="float" office:value="116807000" table:style-name="ce2">
            <text:p>116807000</text:p>
          </table:table-cell>
          <table:table-cell office:value-type="float" office:value="117661000" table:style-name="ce2">
            <text:p>117661000</text:p>
          </table:table-cell>
          <table:table-cell office:value-type="float" office:value="118480000" table:style-name="ce2">
            <text:p>118480000</text:p>
          </table:table-cell>
          <table:table-cell office:value-type="float" office:value="119307000" table:style-name="ce2">
            <text:p>119307000</text:p>
          </table:table-cell>
          <table:table-cell office:value-type="float" office:value="120083000" table:style-name="ce2">
            <text:p>120083000</text:p>
          </table:table-cell>
          <table:table-cell office:value-type="float" office:value="120837000" table:style-name="ce2">
            <text:p>120837000</text:p>
          </table:table-cell>
          <table:table-cell office:value-type="float" office:value="121482000" table:style-name="ce2">
            <text:p>121482000</text:p>
          </table:table-cell>
          <table:table-cell office:value-type="float" office:value="122069000" table:style-name="ce2">
            <text:p>122069000</text:p>
          </table:table-cell>
          <table:table-cell office:value-type="float" office:value="122578000" table:style-name="ce2">
            <text:p>122578000</text:p>
          </table:table-cell>
          <table:table-cell office:value-type="float" office:value="123069000" table:style-name="ce2">
            <text:p>123069000</text:p>
          </table:table-cell>
          <table:table-cell office:value-type="float" office:value="123478000" table:style-name="ce2">
            <text:p>123478000</text:p>
          </table:table-cell>
          <table:table-cell office:value-type="float" office:value="123964000" table:style-name="ce2">
            <text:p>123964000</text:p>
          </table:table-cell>
          <table:table-cell office:value-type="float" office:value="124425000" table:style-name="ce2">
            <text:p>124425000</text:p>
          </table:table-cell>
          <table:table-cell office:value-type="float" office:value="124829000" table:style-name="ce2">
            <text:p>124829000</text:p>
          </table:table-cell>
          <table:table-cell office:value-type="float" office:value="125178000" table:style-name="ce2">
            <text:p>125178000</text:p>
          </table:table-cell>
          <table:table-cell office:value-type="float" office:value="125472000" table:style-name="ce2">
            <text:p>125472000</text:p>
          </table:table-cell>
          <table:table-cell office:value-type="float" office:value="125757000" table:style-name="ce2">
            <text:p>125757000</text:p>
          </table:table-cell>
          <table:table-cell office:value-type="float" office:value="126057000" table:style-name="ce2">
            <text:p>126057000</text:p>
          </table:table-cell>
          <table:table-cell office:value-type="float" office:value="126400000" table:style-name="ce2">
            <text:p>126400000</text:p>
          </table:table-cell>
          <table:table-cell office:value-type="float" office:value="126631000" table:style-name="ce2">
            <text:p>126631000</text:p>
          </table:table-cell>
          <table:table-cell office:value-type="float" office:value="126843000" table:style-name="ce2">
            <text:p>126843000</text:p>
          </table:table-cell>
          <table:table-cell office:value-type="float" office:value="127149000" table:style-name="ce2">
            <text:p>127149000</text:p>
          </table:table-cell>
          <table:table-cell office:value-type="float" office:value="127445000" table:style-name="ce2">
            <text:p>127445000</text:p>
          </table:table-cell>
          <table:table-cell office:value-type="float" office:value="127718000" table:style-name="ce2">
            <text:p>127718000</text:p>
          </table:table-cell>
          <table:table-cell office:value-type="float" office:value="127761000" table:style-name="ce2">
            <text:p>127761000</text:p>
          </table:table-cell>
          <table:table-cell office:value-type="float" office:value="127773000" table:style-name="ce2">
            <text:p>127773000</text:p>
          </table:table-cell>
          <table:table-cell office:value-type="float" office:value="127854000" table:style-name="ce2">
            <text:p>127854000</text:p>
          </table:table-cell>
          <table:table-cell office:value-type="float" office:value="128001000" table:style-name="ce2">
            <text:p>128001000</text:p>
          </table:table-cell>
          <table:table-cell office:value-type="float" office:value="128063000" table:style-name="ce2">
            <text:p>128063000</text:p>
          </table:table-cell>
          <table:table-cell office:value-type="float" office:value="128047000" table:style-name="ce2">
            <text:p>128047000</text:p>
          </table:table-cell>
          <table:table-cell office:value-type="float" office:value="128070000" table:style-name="ce2">
            <text:p>128070000</text:p>
          </table:table-cell>
          <table:table-cell office:value-type="float" office:value="127833000" table:style-name="ce2">
            <text:p>127833000</text:p>
          </table:table-cell>
          <table:table-cell office:value-type="float" office:value="127629000" table:style-name="ce2">
            <text:p>127629000</text:p>
          </table:table-cell>
          <table:table-cell office:value-type="float" office:value="127445000" table:style-name="ce2">
            <text:p>127445000</text:p>
          </table:table-cell>
          <table:table-cell office:value-type="float" office:value="127276000" table:style-name="ce2">
            <text:p>127276000</text:p>
          </table:table-cell>
          <table:table-cell office:value-type="float" office:value="127141000" table:style-name="ce2">
            <text:p>127141000</text:p>
          </table:table-cell>
          <table:table-cell office:value-type="float" office:value="127076000" table:style-name="ce2">
            <text:p>127076000</text:p>
          </table:table-cell>
          <table:table-cell office:value-type="float" office:value="126972000" table:style-name="ce2">
            <text:p>126972000</text:p>
          </table:table-cell>
          <table:table-cell office:value-type="float" office:value="126811000" table:style-name="ce2">
            <text:p>126811000</text:p>
          </table:table-cell>
          <table:table-cell office:value-type="float" office:value="126633000" table:style-name="ce2">
            <text:p>126633000</text:p>
          </table:table-cell>
          <table:table-cell office:value-type="float" office:value="126261000" table:style-name="ce2">
            <text:p>126261000</text:p>
          </table:table-cell>
          <table:table-cell office:value-type="float" office:value="125681593" table:style-name="ce2">
            <text:p>125681593</text:p>
          </table:table-cell>
          <table:table-cell office:value-type="float" office:value="125124989" table:style-name="ce2">
            <text:p>125124989</text:p>
          </table:table-cell>
          <table:table-cell office:value-type="float" office:value="124516650" table:style-name="ce2">
            <text:p>124516650</text:p>
          </table:table-cell>
          <table:table-cell office:value-type="float" office:value="123975371" table:style-name="ce2">
            <text:p>12397537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Kazakhstan</text:p>
          </table:table-cell>
          <table:table-cell office:value-type="string" table:style-name="ce2">
            <text:p>KAZ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9429981" table:style-name="ce2">
            <text:p>9429981</text:p>
          </table:table-cell>
          <table:table-cell office:value-type="float" office:value="9742085" table:style-name="ce2">
            <text:p>9742085</text:p>
          </table:table-cell>
          <table:table-cell office:value-type="float" office:value="10058928" table:style-name="ce2">
            <text:p>10058928</text:p>
          </table:table-cell>
          <table:table-cell office:value-type="float" office:value="10377466" table:style-name="ce2">
            <text:p>10377466</text:p>
          </table:table-cell>
          <table:table-cell office:value-type="float" office:value="10690309" table:style-name="ce2">
            <text:p>10690309</text:p>
          </table:table-cell>
          <table:table-cell office:value-type="float" office:value="10993183" table:style-name="ce2">
            <text:p>10993183</text:p>
          </table:table-cell>
          <table:table-cell office:value-type="float" office:value="11288989" table:style-name="ce2">
            <text:p>11288989</text:p>
          </table:table-cell>
          <table:table-cell office:value-type="float" office:value="11584428" table:style-name="ce2">
            <text:p>11584428</text:p>
          </table:table-cell>
          <table:table-cell office:value-type="float" office:value="11879182" table:style-name="ce2">
            <text:p>11879182</text:p>
          </table:table-cell>
          <table:table-cell office:value-type="float" office:value="12156212" table:style-name="ce2">
            <text:p>12156212</text:p>
          </table:table-cell>
          <table:table-cell office:value-type="float" office:value="12419057" table:style-name="ce2">
            <text:p>12419057</text:p>
          </table:table-cell>
          <table:table-cell office:value-type="float" office:value="12684813" table:style-name="ce2">
            <text:p>12684813</text:p>
          </table:table-cell>
          <table:table-cell office:value-type="float" office:value="12951798" table:style-name="ce2">
            <text:p>12951798</text:p>
          </table:table-cell>
          <table:table-cell office:value-type="float" office:value="13208121" table:style-name="ce2">
            <text:p>13208121</text:p>
          </table:table-cell>
          <table:table-cell office:value-type="float" office:value="13454570" table:style-name="ce2">
            <text:p>13454570</text:p>
          </table:table-cell>
          <table:table-cell office:value-type="float" office:value="13700843" table:style-name="ce2">
            <text:p>13700843</text:p>
          </table:table-cell>
          <table:table-cell office:value-type="float" office:value="13998738" table:style-name="ce2">
            <text:p>13998738</text:p>
          </table:table-cell>
          <table:table-cell office:value-type="float" office:value="14353265" table:style-name="ce2">
            <text:p>14353265</text:p>
          </table:table-cell>
          <table:table-cell office:value-type="float" office:value="14711497" table:style-name="ce2">
            <text:p>14711497</text:p>
          </table:table-cell>
          <table:table-cell office:value-type="float" office:value="14978696" table:style-name="ce2">
            <text:p>14978696</text:p>
          </table:table-cell>
          <table:table-cell office:value-type="float" office:value="15152949" table:style-name="ce2">
            <text:p>15152949</text:p>
          </table:table-cell>
          <table:table-cell office:value-type="float" office:value="15323082" table:style-name="ce2">
            <text:p>15323082</text:p>
          </table:table-cell>
          <table:table-cell office:value-type="float" office:value="15492595" table:style-name="ce2">
            <text:p>15492595</text:p>
          </table:table-cell>
          <table:table-cell office:value-type="float" office:value="15665551" table:style-name="ce2">
            <text:p>15665551</text:p>
          </table:table-cell>
          <table:table-cell office:value-type="float" office:value="15844621" table:style-name="ce2">
            <text:p>15844621</text:p>
          </table:table-cell>
          <table:table-cell office:value-type="float" office:value="16031090" table:style-name="ce2">
            <text:p>16031090</text:p>
          </table:table-cell>
          <table:table-cell office:value-type="float" office:value="16262702" table:style-name="ce2">
            <text:p>16262702</text:p>
          </table:table-cell>
          <table:table-cell office:value-type="float" office:value="16527715" table:style-name="ce2">
            <text:p>16527715</text:p>
          </table:table-cell>
          <table:table-cell office:value-type="float" office:value="16781168" table:style-name="ce2">
            <text:p>16781168</text:p>
          </table:table-cell>
          <table:table-cell office:value-type="float" office:value="16997013" table:style-name="ce2">
            <text:p>16997013</text:p>
          </table:table-cell>
          <table:table-cell office:value-type="float" office:value="17154054" table:style-name="ce2">
            <text:p>17154054</text:p>
          </table:table-cell>
          <table:table-cell office:value-type="float" office:value="17278600" table:style-name="ce2">
            <text:p>17278600</text:p>
          </table:table-cell>
          <table:table-cell office:value-type="float" office:value="17332625" table:style-name="ce2">
            <text:p>17332625</text:p>
          </table:table-cell>
          <table:table-cell office:value-type="float" office:value="17274487" table:style-name="ce2">
            <text:p>17274487</text:p>
          </table:table-cell>
          <table:table-cell office:value-type="float" office:value="17043771" table:style-name="ce2">
            <text:p>17043771</text:p>
          </table:table-cell>
          <table:table-cell office:value-type="float" office:value="16730536" table:style-name="ce2">
            <text:p>16730536</text:p>
          </table:table-cell>
          <table:table-cell office:value-type="float" office:value="16416027" table:style-name="ce2">
            <text:p>16416027</text:p>
          </table:table-cell>
          <table:table-cell office:value-type="float" office:value="16043251" table:style-name="ce2">
            <text:p>16043251</text:p>
          </table:table-cell>
          <table:table-cell office:value-type="float" office:value="15647785" table:style-name="ce2">
            <text:p>15647785</text:p>
          </table:table-cell>
          <table:table-cell office:value-type="float" office:value="15455874" table:style-name="ce2">
            <text:p>15455874</text:p>
          </table:table-cell>
          <table:table-cell office:value-type="float" office:value="15501103" table:style-name="ce2">
            <text:p>15501103</text:p>
          </table:table-cell>
          <table:table-cell office:value-type="float" office:value="15575550" table:style-name="ce2">
            <text:p>15575550</text:p>
          </table:table-cell>
          <table:table-cell office:value-type="float" office:value="15656677" table:style-name="ce2">
            <text:p>15656677</text:p>
          </table:table-cell>
          <table:table-cell office:value-type="float" office:value="15747380" table:style-name="ce2">
            <text:p>15747380</text:p>
          </table:table-cell>
          <table:table-cell office:value-type="float" office:value="15850159" table:style-name="ce2">
            <text:p>15850159</text:p>
          </table:table-cell>
          <table:table-cell office:value-type="float" office:value="15968117" table:style-name="ce2">
            <text:p>15968117</text:p>
          </table:table-cell>
          <table:table-cell office:value-type="float" office:value="16103716" table:style-name="ce2">
            <text:p>16103716</text:p>
          </table:table-cell>
          <table:table-cell office:value-type="float" office:value="16257214" table:style-name="ce2">
            <text:p>16257214</text:p>
          </table:table-cell>
          <table:table-cell office:value-type="float" office:value="16426525" table:style-name="ce2">
            <text:p>16426525</text:p>
          </table:table-cell>
          <table:table-cell office:value-type="float" office:value="16619846" table:style-name="ce2">
            <text:p>16619846</text:p>
          </table:table-cell>
          <table:table-cell office:value-type="float" office:value="16836810" table:style-name="ce2">
            <text:p>16836810</text:p>
          </table:table-cell>
          <table:table-cell office:value-type="float" office:value="17066002" table:style-name="ce2">
            <text:p>17066002</text:p>
          </table:table-cell>
          <table:table-cell office:value-type="float" office:value="17306106" table:style-name="ce2">
            <text:p>17306106</text:p>
          </table:table-cell>
          <table:table-cell office:value-type="float" office:value="17556502" table:style-name="ce2">
            <text:p>17556502</text:p>
          </table:table-cell>
          <table:table-cell office:value-type="float" office:value="17816285" table:style-name="ce2">
            <text:p>17816285</text:p>
          </table:table-cell>
          <table:table-cell office:value-type="float" office:value="18084169" table:style-name="ce2">
            <text:p>18084169</text:p>
          </table:table-cell>
          <table:table-cell office:value-type="float" office:value="18363600" table:style-name="ce2">
            <text:p>18363600</text:p>
          </table:table-cell>
          <table:table-cell office:value-type="float" office:value="18651931" table:style-name="ce2">
            <text:p>18651931</text:p>
          </table:table-cell>
          <table:table-cell office:value-type="float" office:value="18932727" table:style-name="ce2">
            <text:p>18932727</text:p>
          </table:table-cell>
          <table:table-cell office:value-type="float" office:value="19209555" table:style-name="ce2">
            <text:p>19209555</text:p>
          </table:table-cell>
          <table:table-cell office:value-type="float" office:value="19482117" table:style-name="ce2">
            <text:p>19482117</text:p>
          </table:table-cell>
          <table:table-cell office:value-type="float" office:value="19743603" table:style-name="ce2">
            <text:p>19743603</text:p>
          </table:table-cell>
          <table:table-cell office:value-type="float" office:value="20034609" table:style-name="ce2">
            <text:p>20034609</text:p>
          </table:table-cell>
          <table:table-cell office:value-type="float" office:value="20330104" table:style-name="ce2">
            <text:p>20330104</text:p>
          </table:table-cell>
          <table:table-cell office:value-type="float" office:value="20592571" table:style-name="ce2">
            <text:p>2059257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Kenya</text:p>
          </table:table-cell>
          <table:table-cell office:value-type="string" table:style-name="ce2">
            <text:p>KE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7695307" table:style-name="ce2">
            <text:p>7695307</text:p>
          </table:table-cell>
          <table:table-cell office:value-type="float" office:value="7987770" table:style-name="ce2">
            <text:p>7987770</text:p>
          </table:table-cell>
          <table:table-cell office:value-type="float" office:value="8299308" table:style-name="ce2">
            <text:p>8299308</text:p>
          </table:table-cell>
          <table:table-cell office:value-type="float" office:value="8627971" table:style-name="ce2">
            <text:p>8627971</text:p>
          </table:table-cell>
          <table:table-cell office:value-type="float" office:value="8973535" table:style-name="ce2">
            <text:p>8973535</text:p>
          </table:table-cell>
          <table:table-cell office:value-type="float" office:value="9338078" table:style-name="ce2">
            <text:p>9338078</text:p>
          </table:table-cell>
          <table:table-cell office:value-type="float" office:value="9717816" table:style-name="ce2">
            <text:p>9717816</text:p>
          </table:table-cell>
          <table:table-cell office:value-type="float" office:value="10111057" table:style-name="ce2">
            <text:p>10111057</text:p>
          </table:table-cell>
          <table:table-cell office:value-type="float" office:value="10518823" table:style-name="ce2">
            <text:p>10518823</text:p>
          </table:table-cell>
          <table:table-cell office:value-type="float" office:value="10939695" table:style-name="ce2">
            <text:p>10939695</text:p>
          </table:table-cell>
          <table:table-cell office:value-type="float" office:value="11368791" table:style-name="ce2">
            <text:p>11368791</text:p>
          </table:table-cell>
          <table:table-cell office:value-type="float" office:value="11788904" table:style-name="ce2">
            <text:p>11788904</text:p>
          </table:table-cell>
          <table:table-cell office:value-type="float" office:value="12206060" table:style-name="ce2">
            <text:p>12206060</text:p>
          </table:table-cell>
          <table:table-cell office:value-type="float" office:value="12634835" table:style-name="ce2">
            <text:p>12634835</text:p>
          </table:table-cell>
          <table:table-cell office:value-type="float" office:value="13070078" table:style-name="ce2">
            <text:p>13070078</text:p>
          </table:table-cell>
          <table:table-cell office:value-type="float" office:value="13511671" table:style-name="ce2">
            <text:p>13511671</text:p>
          </table:table-cell>
          <table:table-cell office:value-type="float" office:value="13957623" table:style-name="ce2">
            <text:p>13957623</text:p>
          </table:table-cell>
          <table:table-cell office:value-type="float" office:value="14428819" table:style-name="ce2">
            <text:p>14428819</text:p>
          </table:table-cell>
          <table:table-cell office:value-type="float" office:value="14934126" table:style-name="ce2">
            <text:p>14934126</text:p>
          </table:table-cell>
          <table:table-cell office:value-type="float" office:value="15460666" table:style-name="ce2">
            <text:p>15460666</text:p>
          </table:table-cell>
          <table:table-cell office:value-type="float" office:value="16018459" table:style-name="ce2">
            <text:p>16018459</text:p>
          </table:table-cell>
          <table:table-cell office:value-type="float" office:value="16601507" table:style-name="ce2">
            <text:p>16601507</text:p>
          </table:table-cell>
          <table:table-cell office:value-type="float" office:value="17206175" table:style-name="ce2">
            <text:p>17206175</text:p>
          </table:table-cell>
          <table:table-cell office:value-type="float" office:value="17846374" table:style-name="ce2">
            <text:p>17846374</text:p>
          </table:table-cell>
          <table:table-cell office:value-type="float" office:value="18514906" table:style-name="ce2">
            <text:p>18514906</text:p>
          </table:table-cell>
          <table:table-cell office:value-type="float" office:value="19201768" table:style-name="ce2">
            <text:p>19201768</text:p>
          </table:table-cell>
          <table:table-cell office:value-type="float" office:value="19901646" table:style-name="ce2">
            <text:p>19901646</text:p>
          </table:table-cell>
          <table:table-cell office:value-type="float" office:value="20616096" table:style-name="ce2">
            <text:p>20616096</text:p>
          </table:table-cell>
          <table:table-cell office:value-type="float" office:value="21356219" table:style-name="ce2">
            <text:p>21356219</text:p>
          </table:table-cell>
          <table:table-cell office:value-type="float" office:value="22118434" table:style-name="ce2">
            <text:p>22118434</text:p>
          </table:table-cell>
          <table:table-cell office:value-type="float" office:value="22892651" table:style-name="ce2">
            <text:p>22892651</text:p>
          </table:table-cell>
          <table:table-cell office:value-type="float" office:value="23646514" table:style-name="ce2">
            <text:p>23646514</text:p>
          </table:table-cell>
          <table:table-cell office:value-type="float" office:value="24382460" table:style-name="ce2">
            <text:p>24382460</text:p>
          </table:table-cell>
          <table:table-cell office:value-type="float" office:value="25117188" table:style-name="ce2">
            <text:p>25117188</text:p>
          </table:table-cell>
          <table:table-cell office:value-type="float" office:value="25857130" table:style-name="ce2">
            <text:p>25857130</text:p>
          </table:table-cell>
          <table:table-cell office:value-type="float" office:value="26601751" table:style-name="ce2">
            <text:p>26601751</text:p>
          </table:table-cell>
          <table:table-cell office:value-type="float" office:value="27344211" table:style-name="ce2">
            <text:p>27344211</text:p>
          </table:table-cell>
          <table:table-cell office:value-type="float" office:value="28101768" table:style-name="ce2">
            <text:p>28101768</text:p>
          </table:table-cell>
          <table:table-cell office:value-type="float" office:value="28888057" table:style-name="ce2">
            <text:p>28888057</text:p>
          </table:table-cell>
          <table:table-cell office:value-type="float" office:value="29733408" table:style-name="ce2">
            <text:p>29733408</text:p>
          </table:table-cell>
          <table:table-cell office:value-type="float" office:value="30642890" table:style-name="ce2">
            <text:p>30642890</text:p>
          </table:table-cell>
          <table:table-cell office:value-type="float" office:value="31619170" table:style-name="ce2">
            <text:p>31619170</text:p>
          </table:table-cell>
          <table:table-cell office:value-type="float" office:value="32629808" table:style-name="ce2">
            <text:p>32629808</text:p>
          </table:table-cell>
          <table:table-cell office:value-type="float" office:value="33652223" table:style-name="ce2">
            <text:p>33652223</text:p>
          </table:table-cell>
          <table:table-cell office:value-type="float" office:value="34713455" table:style-name="ce2">
            <text:p>34713455</text:p>
          </table:table-cell>
          <table:table-cell office:value-type="float" office:value="35796484" table:style-name="ce2">
            <text:p>35796484</text:p>
          </table:table-cell>
          <table:table-cell office:value-type="float" office:value="36904008" table:style-name="ce2">
            <text:p>36904008</text:p>
          </table:table-cell>
          <table:table-cell office:value-type="float" office:value="38036349" table:style-name="ce2">
            <text:p>38036349</text:p>
          </table:table-cell>
          <table:table-cell office:value-type="float" office:value="39206351" table:style-name="ce2">
            <text:p>39206351</text:p>
          </table:table-cell>
          <table:table-cell office:value-type="float" office:value="40408891" table:style-name="ce2">
            <text:p>40408891</text:p>
          </table:table-cell>
          <table:table-cell office:value-type="float" office:value="41598567" table:style-name="ce2">
            <text:p>41598567</text:p>
          </table:table-cell>
          <table:table-cell office:value-type="float" office:value="42758461" table:style-name="ce2">
            <text:p>42758461</text:p>
          </table:table-cell>
          <table:table-cell office:value-type="float" office:value="43888303" table:style-name="ce2">
            <text:p>43888303</text:p>
          </table:table-cell>
          <table:table-cell office:value-type="float" office:value="44986791" table:style-name="ce2">
            <text:p>44986791</text:p>
          </table:table-cell>
          <table:table-cell office:value-type="float" office:value="46051440" table:style-name="ce2">
            <text:p>46051440</text:p>
          </table:table-cell>
          <table:table-cell office:value-type="float" office:value="47088526" table:style-name="ce2">
            <text:p>47088526</text:p>
          </table:table-cell>
          <table:table-cell office:value-type="float" office:value="48139687" table:style-name="ce2">
            <text:p>48139687</text:p>
          </table:table-cell>
          <table:table-cell office:value-type="float" office:value="49197766" table:style-name="ce2">
            <text:p>49197766</text:p>
          </table:table-cell>
          <table:table-cell office:value-type="float" office:value="50207107" table:style-name="ce2">
            <text:p>50207107</text:p>
          </table:table-cell>
          <table:table-cell office:value-type="float" office:value="51202827" table:style-name="ce2">
            <text:p>51202827</text:p>
          </table:table-cell>
          <table:table-cell office:value-type="float" office:value="52217334" table:style-name="ce2">
            <text:p>52217334</text:p>
          </table:table-cell>
          <table:table-cell office:value-type="float" office:value="53219166" table:style-name="ce2">
            <text:p>53219166</text:p>
          </table:table-cell>
          <table:table-cell office:value-type="float" office:value="54252461" table:style-name="ce2">
            <text:p>54252461</text:p>
          </table:table-cell>
          <table:table-cell office:value-type="float" office:value="55339003" table:style-name="ce2">
            <text:p>55339003</text:p>
          </table:table-cell>
          <table:table-cell office:value-type="float" office:value="56432944" table:style-name="ce2">
            <text:p>5643294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Kyrgyz Republic</text:p>
          </table:table-cell>
          <table:table-cell office:value-type="string" table:style-name="ce2">
            <text:p>KGZ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172300" table:style-name="ce2">
            <text:p>2172300</text:p>
          </table:table-cell>
          <table:table-cell office:value-type="float" office:value="2255900" table:style-name="ce2">
            <text:p>2255900</text:p>
          </table:table-cell>
          <table:table-cell office:value-type="float" office:value="2333400" table:style-name="ce2">
            <text:p>2333400</text:p>
          </table:table-cell>
          <table:table-cell office:value-type="float" office:value="2413700" table:style-name="ce2">
            <text:p>2413700</text:p>
          </table:table-cell>
          <table:table-cell office:value-type="float" office:value="2495300" table:style-name="ce2">
            <text:p>2495300</text:p>
          </table:table-cell>
          <table:table-cell office:value-type="float" office:value="2573300" table:style-name="ce2">
            <text:p>2573300</text:p>
          </table:table-cell>
          <table:table-cell office:value-type="float" office:value="2655300" table:style-name="ce2">
            <text:p>2655300</text:p>
          </table:table-cell>
          <table:table-cell office:value-type="float" office:value="2736500" table:style-name="ce2">
            <text:p>2736500</text:p>
          </table:table-cell>
          <table:table-cell office:value-type="float" office:value="2818300" table:style-name="ce2">
            <text:p>2818300</text:p>
          </table:table-cell>
          <table:table-cell office:value-type="float" office:value="2894800" table:style-name="ce2">
            <text:p>2894800</text:p>
          </table:table-cell>
          <table:table-cell office:value-type="float" office:value="2959900" table:style-name="ce2">
            <text:p>2959900</text:p>
          </table:table-cell>
          <table:table-cell office:value-type="float" office:value="3022300" table:style-name="ce2">
            <text:p>3022300</text:p>
          </table:table-cell>
          <table:table-cell office:value-type="float" office:value="3088200" table:style-name="ce2">
            <text:p>3088200</text:p>
          </table:table-cell>
          <table:table-cell office:value-type="float" office:value="3153800" table:style-name="ce2">
            <text:p>3153800</text:p>
          </table:table-cell>
          <table:table-cell office:value-type="float" office:value="3223900" table:style-name="ce2">
            <text:p>3223900</text:p>
          </table:table-cell>
          <table:table-cell office:value-type="float" office:value="3292400" table:style-name="ce2">
            <text:p>3292400</text:p>
          </table:table-cell>
          <table:table-cell office:value-type="float" office:value="3358700" table:style-name="ce2">
            <text:p>3358700</text:p>
          </table:table-cell>
          <table:table-cell office:value-type="float" office:value="3423900" table:style-name="ce2">
            <text:p>3423900</text:p>
          </table:table-cell>
          <table:table-cell office:value-type="float" office:value="3487100" table:style-name="ce2">
            <text:p>3487100</text:p>
          </table:table-cell>
          <table:table-cell office:value-type="float" office:value="3552000" table:style-name="ce2">
            <text:p>3552000</text:p>
          </table:table-cell>
          <table:table-cell office:value-type="float" office:value="3617400" table:style-name="ce2">
            <text:p>3617400</text:p>
          </table:table-cell>
          <table:table-cell office:value-type="float" office:value="3685800" table:style-name="ce2">
            <text:p>3685800</text:p>
          </table:table-cell>
          <table:table-cell office:value-type="float" office:value="3759300" table:style-name="ce2">
            <text:p>3759300</text:p>
          </table:table-cell>
          <table:table-cell office:value-type="float" office:value="3838300" table:style-name="ce2">
            <text:p>3838300</text:p>
          </table:table-cell>
          <table:table-cell office:value-type="float" office:value="3916400" table:style-name="ce2">
            <text:p>3916400</text:p>
          </table:table-cell>
          <table:table-cell office:value-type="float" office:value="3990300" table:style-name="ce2">
            <text:p>3990300</text:p>
          </table:table-cell>
          <table:table-cell office:value-type="float" office:value="4066500" table:style-name="ce2">
            <text:p>4066500</text:p>
          </table:table-cell>
          <table:table-cell office:value-type="float" office:value="4144600" table:style-name="ce2">
            <text:p>4144600</text:p>
          </table:table-cell>
          <table:table-cell office:value-type="float" office:value="4218400" table:style-name="ce2">
            <text:p>4218400</text:p>
          </table:table-cell>
          <table:table-cell office:value-type="float" office:value="4307500" table:style-name="ce2">
            <text:p>4307500</text:p>
          </table:table-cell>
          <table:table-cell office:value-type="float" office:value="4391236" table:style-name="ce2">
            <text:p>4391236</text:p>
          </table:table-cell>
          <table:table-cell office:value-type="float" office:value="4463634" table:style-name="ce2">
            <text:p>4463634</text:p>
          </table:table-cell>
          <table:table-cell office:value-type="float" office:value="4515400" table:style-name="ce2">
            <text:p>4515400</text:p>
          </table:table-cell>
          <table:table-cell office:value-type="float" office:value="4516777" table:style-name="ce2">
            <text:p>4516777</text:p>
          </table:table-cell>
          <table:table-cell office:value-type="float" office:value="4515069" table:style-name="ce2">
            <text:p>4515069</text:p>
          </table:table-cell>
          <table:table-cell office:value-type="float" office:value="4560454" table:style-name="ce2">
            <text:p>4560454</text:p>
          </table:table-cell>
          <table:table-cell office:value-type="float" office:value="4628438" table:style-name="ce2">
            <text:p>4628438</text:p>
          </table:table-cell>
          <table:table-cell office:value-type="float" office:value="4696421" table:style-name="ce2">
            <text:p>4696421</text:p>
          </table:table-cell>
          <table:table-cell office:value-type="float" office:value="4769015" table:style-name="ce2">
            <text:p>4769015</text:p>
          </table:table-cell>
          <table:table-cell office:value-type="float" office:value="4840422" table:style-name="ce2">
            <text:p>4840422</text:p>
          </table:table-cell>
          <table:table-cell office:value-type="float" office:value="4898362" table:style-name="ce2">
            <text:p>4898362</text:p>
          </table:table-cell>
          <table:table-cell office:value-type="float" office:value="4945073" table:style-name="ce2">
            <text:p>4945073</text:p>
          </table:table-cell>
          <table:table-cell office:value-type="float" office:value="4990704" table:style-name="ce2">
            <text:p>4990704</text:p>
          </table:table-cell>
          <table:table-cell office:value-type="float" office:value="5043308" table:style-name="ce2">
            <text:p>5043308</text:p>
          </table:table-cell>
          <table:table-cell office:value-type="float" office:value="5104713" table:style-name="ce2">
            <text:p>5104713</text:p>
          </table:table-cell>
          <table:table-cell office:value-type="float" office:value="5162640" table:style-name="ce2">
            <text:p>5162640</text:p>
          </table:table-cell>
          <table:table-cell office:value-type="float" office:value="5218373" table:style-name="ce2">
            <text:p>5218373</text:p>
          </table:table-cell>
          <table:table-cell office:value-type="float" office:value="5268385" table:style-name="ce2">
            <text:p>5268385</text:p>
          </table:table-cell>
          <table:table-cell office:value-type="float" office:value="5318729" table:style-name="ce2">
            <text:p>5318729</text:p>
          </table:table-cell>
          <table:table-cell office:value-type="float" office:value="5389643" table:style-name="ce2">
            <text:p>5389643</text:p>
          </table:table-cell>
          <table:table-cell office:value-type="float" office:value="5467059" table:style-name="ce2">
            <text:p>5467059</text:p>
          </table:table-cell>
          <table:table-cell office:value-type="float" office:value="5546587" table:style-name="ce2">
            <text:p>5546587</text:p>
          </table:table-cell>
          <table:table-cell office:value-type="float" office:value="5652076" table:style-name="ce2">
            <text:p>5652076</text:p>
          </table:table-cell>
          <table:table-cell office:value-type="float" office:value="5777150" table:style-name="ce2">
            <text:p>5777150</text:p>
          </table:table-cell>
          <table:table-cell office:value-type="float" office:value="5905848" table:style-name="ce2">
            <text:p>5905848</text:p>
          </table:table-cell>
          <table:table-cell office:value-type="float" office:value="6040036" table:style-name="ce2">
            <text:p>6040036</text:p>
          </table:table-cell>
          <table:table-cell office:value-type="float" office:value="6175338" table:style-name="ce2">
            <text:p>6175338</text:p>
          </table:table-cell>
          <table:table-cell office:value-type="float" office:value="6306696" table:style-name="ce2">
            <text:p>6306696</text:p>
          </table:table-cell>
          <table:table-cell office:value-type="float" office:value="6444079" table:style-name="ce2">
            <text:p>6444079</text:p>
          </table:table-cell>
          <table:table-cell office:value-type="float" office:value="6590211" table:style-name="ce2">
            <text:p>6590211</text:p>
          </table:table-cell>
          <table:table-cell office:value-type="float" office:value="6726596" table:style-name="ce2">
            <text:p>6726596</text:p>
          </table:table-cell>
          <table:table-cell office:value-type="float" office:value="6851224" table:style-name="ce2">
            <text:p>6851224</text:p>
          </table:table-cell>
          <table:table-cell office:value-type="float" office:value="6975220" table:style-name="ce2">
            <text:p>6975220</text:p>
          </table:table-cell>
          <table:table-cell office:value-type="float" office:value="7099750" table:style-name="ce2">
            <text:p>7099750</text:p>
          </table:table-cell>
          <table:table-cell office:value-type="float" office:value="7221868" table:style-name="ce2">
            <text:p>722186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Cambodia</text:p>
          </table:table-cell>
          <table:table-cell office:value-type="string" table:style-name="ce2">
            <text:p>KHM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449966" table:style-name="ce2">
            <text:p>5449966</text:p>
          </table:table-cell>
          <table:table-cell office:value-type="float" office:value="5571168" table:style-name="ce2">
            <text:p>5571168</text:p>
          </table:table-cell>
          <table:table-cell office:value-type="float" office:value="5697558" table:style-name="ce2">
            <text:p>5697558</text:p>
          </table:table-cell>
          <table:table-cell office:value-type="float" office:value="5823010" table:style-name="ce2">
            <text:p>5823010</text:p>
          </table:table-cell>
          <table:table-cell office:value-type="float" office:value="5946178" table:style-name="ce2">
            <text:p>5946178</text:p>
          </table:table-cell>
          <table:table-cell office:value-type="float" office:value="6072289" table:style-name="ce2">
            <text:p>6072289</text:p>
          </table:table-cell>
          <table:table-cell office:value-type="float" office:value="6201232" table:style-name="ce2">
            <text:p>6201232</text:p>
          </table:table-cell>
          <table:table-cell office:value-type="float" office:value="6332944" table:style-name="ce2">
            <text:p>6332944</text:p>
          </table:table-cell>
          <table:table-cell office:value-type="float" office:value="6467324" table:style-name="ce2">
            <text:p>6467324</text:p>
          </table:table-cell>
          <table:table-cell office:value-type="float" office:value="6604725" table:style-name="ce2">
            <text:p>6604725</text:p>
          </table:table-cell>
          <table:table-cell office:value-type="float" office:value="6639182" table:style-name="ce2">
            <text:p>6639182</text:p>
          </table:table-cell>
          <table:table-cell office:value-type="float" office:value="6620880" table:style-name="ce2">
            <text:p>6620880</text:p>
          </table:table-cell>
          <table:table-cell office:value-type="float" office:value="6673886" table:style-name="ce2">
            <text:p>6673886</text:p>
          </table:table-cell>
          <table:table-cell office:value-type="float" office:value="6739726" table:style-name="ce2">
            <text:p>6739726</text:p>
          </table:table-cell>
          <table:table-cell office:value-type="float" office:value="6783240" table:style-name="ce2">
            <text:p>6783240</text:p>
          </table:table-cell>
          <table:table-cell office:value-type="float" office:value="6581371" table:style-name="ce2">
            <text:p>6581371</text:p>
          </table:table-cell>
          <table:table-cell office:value-type="float" office:value="6134991" table:style-name="ce2">
            <text:p>6134991</text:p>
          </table:table-cell>
          <table:table-cell office:value-type="float" office:value="5668551" table:style-name="ce2">
            <text:p>5668551</text:p>
          </table:table-cell>
          <table:table-cell office:value-type="float" office:value="5211653" table:style-name="ce2">
            <text:p>5211653</text:p>
          </table:table-cell>
          <table:table-cell office:value-type="float" office:value="5088808" table:style-name="ce2">
            <text:p>5088808</text:p>
          </table:table-cell>
          <table:table-cell office:value-type="float" office:value="5199872" table:style-name="ce2">
            <text:p>5199872</text:p>
          </table:table-cell>
          <table:table-cell office:value-type="float" office:value="5284495" table:style-name="ce2">
            <text:p>5284495</text:p>
          </table:table-cell>
          <table:table-cell office:value-type="float" office:value="5436432" table:style-name="ce2">
            <text:p>5436432</text:p>
          </table:table-cell>
          <table:table-cell office:value-type="float" office:value="5636203" table:style-name="ce2">
            <text:p>5636203</text:p>
          </table:table-cell>
          <table:table-cell office:value-type="float" office:value="5845117" table:style-name="ce2">
            <text:p>5845117</text:p>
          </table:table-cell>
          <table:table-cell office:value-type="float" office:value="6043783" table:style-name="ce2">
            <text:p>6043783</text:p>
          </table:table-cell>
          <table:table-cell office:value-type="float" office:value="6285693" table:style-name="ce2">
            <text:p>6285693</text:p>
          </table:table-cell>
          <table:table-cell office:value-type="float" office:value="6557970" table:style-name="ce2">
            <text:p>6557970</text:p>
          </table:table-cell>
          <table:table-cell office:value-type="float" office:value="6812014" table:style-name="ce2">
            <text:p>6812014</text:p>
          </table:table-cell>
          <table:table-cell office:value-type="float" office:value="7073473" table:style-name="ce2">
            <text:p>7073473</text:p>
          </table:table-cell>
          <table:table-cell office:value-type="float" office:value="7374752" table:style-name="ce2">
            <text:p>7374752</text:p>
          </table:table-cell>
          <table:table-cell office:value-type="float" office:value="7686850" table:style-name="ce2">
            <text:p>7686850</text:p>
          </table:table-cell>
          <table:table-cell office:value-type="float" office:value="8113083" table:style-name="ce2">
            <text:p>8113083</text:p>
          </table:table-cell>
          <table:table-cell office:value-type="float" office:value="8616381" table:style-name="ce2">
            <text:p>8616381</text:p>
          </table:table-cell>
          <table:table-cell office:value-type="float" office:value="9239162" table:style-name="ce2">
            <text:p>9239162</text:p>
          </table:table-cell>
          <table:table-cell office:value-type="float" office:value="10018497" table:style-name="ce2">
            <text:p>10018497</text:p>
          </table:table-cell>
          <table:table-cell office:value-type="float" office:value="10801270" table:style-name="ce2">
            <text:p>10801270</text:p>
          </table:table-cell>
          <table:table-cell office:value-type="float" office:value="11570982" table:style-name="ce2">
            <text:p>11570982</text:p>
          </table:table-cell>
          <table:table-cell office:value-type="float" office:value="12058173" table:style-name="ce2">
            <text:p>12058173</text:p>
          </table:table-cell>
          <table:table-cell office:value-type="float" office:value="12265731" table:style-name="ce2">
            <text:p>12265731</text:p>
          </table:table-cell>
          <table:table-cell office:value-type="float" office:value="12462336" table:style-name="ce2">
            <text:p>12462336</text:p>
          </table:table-cell>
          <table:table-cell office:value-type="float" office:value="12658484" table:style-name="ce2">
            <text:p>12658484</text:p>
          </table:table-cell>
          <table:table-cell office:value-type="float" office:value="12855241" table:style-name="ce2">
            <text:p>12855241</text:p>
          </table:table-cell>
          <table:table-cell office:value-type="float" office:value="13050968" table:style-name="ce2">
            <text:p>13050968</text:p>
          </table:table-cell>
          <table:table-cell office:value-type="float" office:value="13244731" table:style-name="ce2">
            <text:p>13244731</text:p>
          </table:table-cell>
          <table:table-cell office:value-type="float" office:value="13439202" table:style-name="ce2">
            <text:p>13439202</text:p>
          </table:table-cell>
          <table:table-cell office:value-type="float" office:value="13639028" table:style-name="ce2">
            <text:p>13639028</text:p>
          </table:table-cell>
          <table:table-cell office:value-type="float" office:value="13841770" table:style-name="ce2">
            <text:p>13841770</text:p>
          </table:table-cell>
          <table:table-cell office:value-type="float" office:value="14053479" table:style-name="ce2">
            <text:p>14053479</text:p>
          </table:table-cell>
          <table:table-cell office:value-type="float" office:value="14276810" table:style-name="ce2">
            <text:p>14276810</text:p>
          </table:table-cell>
          <table:table-cell office:value-type="float" office:value="14500726" table:style-name="ce2">
            <text:p>14500726</text:p>
          </table:table-cell>
          <table:table-cell office:value-type="float" office:value="14722584" table:style-name="ce2">
            <text:p>14722584</text:p>
          </table:table-cell>
          <table:table-cell office:value-type="float" office:value="14945085" table:style-name="ce2">
            <text:p>14945085</text:p>
          </table:table-cell>
          <table:table-cell office:value-type="float" office:value="15170208" table:style-name="ce2">
            <text:p>15170208</text:p>
          </table:table-cell>
          <table:table-cell office:value-type="float" office:value="15396772" table:style-name="ce2">
            <text:p>15396772</text:p>
          </table:table-cell>
          <table:table-cell office:value-type="float" office:value="15623251" table:style-name="ce2">
            <text:p>15623251</text:p>
          </table:table-cell>
          <table:table-cell office:value-type="float" office:value="15852803" table:style-name="ce2">
            <text:p>15852803</text:p>
          </table:table-cell>
          <table:table-cell office:value-type="float" office:value="16073372" table:style-name="ce2">
            <text:p>16073372</text:p>
          </table:table-cell>
          <table:table-cell office:value-type="float" office:value="16274522" table:style-name="ce2">
            <text:p>16274522</text:p>
          </table:table-cell>
          <table:table-cell office:value-type="float" office:value="16481304" table:style-name="ce2">
            <text:p>16481304</text:p>
          </table:table-cell>
          <table:table-cell office:value-type="float" office:value="16725474" table:style-name="ce2">
            <text:p>16725474</text:p>
          </table:table-cell>
          <table:table-cell office:value-type="float" office:value="16974305" table:style-name="ce2">
            <text:p>16974305</text:p>
          </table:table-cell>
          <table:table-cell office:value-type="float" office:value="17201724" table:style-name="ce2">
            <text:p>17201724</text:p>
          </table:table-cell>
          <table:table-cell office:value-type="float" office:value="17423880" table:style-name="ce2">
            <text:p>17423880</text:p>
          </table:table-cell>
          <table:table-cell office:value-type="float" office:value="17638801" table:style-name="ce2">
            <text:p>1763880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Kiribati</text:p>
          </table:table-cell>
          <table:table-cell office:value-type="string" table:style-name="ce2">
            <text:p>KIR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7157" table:style-name="ce2">
            <text:p>47157</text:p>
          </table:table-cell>
          <table:table-cell office:value-type="float" office:value="48323" table:style-name="ce2">
            <text:p>48323</text:p>
          </table:table-cell>
          <table:table-cell office:value-type="float" office:value="49538" table:style-name="ce2">
            <text:p>49538</text:p>
          </table:table-cell>
          <table:table-cell office:value-type="float" office:value="50791" table:style-name="ce2">
            <text:p>50791</text:p>
          </table:table-cell>
          <table:table-cell office:value-type="float" office:value="52088" table:style-name="ce2">
            <text:p>52088</text:p>
          </table:table-cell>
          <table:table-cell office:value-type="float" office:value="53439" table:style-name="ce2">
            <text:p>53439</text:p>
          </table:table-cell>
          <table:table-cell office:value-type="float" office:value="54425" table:style-name="ce2">
            <text:p>54425</text:p>
          </table:table-cell>
          <table:table-cell office:value-type="float" office:value="54996" table:style-name="ce2">
            <text:p>54996</text:p>
          </table:table-cell>
          <table:table-cell office:value-type="float" office:value="55529" table:style-name="ce2">
            <text:p>55529</text:p>
          </table:table-cell>
          <table:table-cell office:value-type="float" office:value="56360" table:style-name="ce2">
            <text:p>56360</text:p>
          </table:table-cell>
          <table:table-cell office:value-type="float" office:value="57510" table:style-name="ce2">
            <text:p>57510</text:p>
          </table:table-cell>
          <table:table-cell office:value-type="float" office:value="58652" table:style-name="ce2">
            <text:p>58652</text:p>
          </table:table-cell>
          <table:table-cell office:value-type="float" office:value="59778" table:style-name="ce2">
            <text:p>59778</text:p>
          </table:table-cell>
          <table:table-cell office:value-type="float" office:value="60824" table:style-name="ce2">
            <text:p>60824</text:p>
          </table:table-cell>
          <table:table-cell office:value-type="float" office:value="61219" table:style-name="ce2">
            <text:p>61219</text:p>
          </table:table-cell>
          <table:table-cell office:value-type="float" office:value="60987" table:style-name="ce2">
            <text:p>60987</text:p>
          </table:table-cell>
          <table:table-cell office:value-type="float" office:value="60661" table:style-name="ce2">
            <text:p>60661</text:p>
          </table:table-cell>
          <table:table-cell office:value-type="float" office:value="60267" table:style-name="ce2">
            <text:p>60267</text:p>
          </table:table-cell>
          <table:table-cell office:value-type="float" office:value="59864" table:style-name="ce2">
            <text:p>59864</text:p>
          </table:table-cell>
          <table:table-cell office:value-type="float" office:value="60172" table:style-name="ce2">
            <text:p>60172</text:p>
          </table:table-cell>
          <table:table-cell office:value-type="float" office:value="61148" table:style-name="ce2">
            <text:p>61148</text:p>
          </table:table-cell>
          <table:table-cell office:value-type="float" office:value="62121" table:style-name="ce2">
            <text:p>62121</text:p>
          </table:table-cell>
          <table:table-cell office:value-type="float" office:value="63134" table:style-name="ce2">
            <text:p>63134</text:p>
          </table:table-cell>
          <table:table-cell office:value-type="float" office:value="64169" table:style-name="ce2">
            <text:p>64169</text:p>
          </table:table-cell>
          <table:table-cell office:value-type="float" office:value="65228" table:style-name="ce2">
            <text:p>65228</text:p>
          </table:table-cell>
          <table:table-cell office:value-type="float" office:value="66496" table:style-name="ce2">
            <text:p>66496</text:p>
          </table:table-cell>
          <table:table-cell office:value-type="float" office:value="68059" table:style-name="ce2">
            <text:p>68059</text:p>
          </table:table-cell>
          <table:table-cell office:value-type="float" office:value="69733" table:style-name="ce2">
            <text:p>69733</text:p>
          </table:table-cell>
          <table:table-cell office:value-type="float" office:value="71427" table:style-name="ce2">
            <text:p>71427</text:p>
          </table:table-cell>
          <table:table-cell office:value-type="float" office:value="73147" table:style-name="ce2">
            <text:p>73147</text:p>
          </table:table-cell>
          <table:table-cell office:value-type="float" office:value="74855" table:style-name="ce2">
            <text:p>74855</text:p>
          </table:table-cell>
          <table:table-cell office:value-type="float" office:value="76367" table:style-name="ce2">
            <text:p>76367</text:p>
          </table:table-cell>
          <table:table-cell office:value-type="float" office:value="77641" table:style-name="ce2">
            <text:p>77641</text:p>
          </table:table-cell>
          <table:table-cell office:value-type="float" office:value="78841" table:style-name="ce2">
            <text:p>78841</text:p>
          </table:table-cell>
          <table:table-cell office:value-type="float" office:value="80021" table:style-name="ce2">
            <text:p>80021</text:p>
          </table:table-cell>
          <table:table-cell office:value-type="float" office:value="81234" table:style-name="ce2">
            <text:p>81234</text:p>
          </table:table-cell>
          <table:table-cell office:value-type="float" office:value="82623" table:style-name="ce2">
            <text:p>82623</text:p>
          </table:table-cell>
          <table:table-cell office:value-type="float" office:value="84147" table:style-name="ce2">
            <text:p>84147</text:p>
          </table:table-cell>
          <table:table-cell office:value-type="float" office:value="85657" table:style-name="ce2">
            <text:p>85657</text:p>
          </table:table-cell>
          <table:table-cell office:value-type="float" office:value="87126" table:style-name="ce2">
            <text:p>87126</text:p>
          </table:table-cell>
          <table:table-cell office:value-type="float" office:value="88613" table:style-name="ce2">
            <text:p>88613</text:p>
          </table:table-cell>
          <table:table-cell office:value-type="float" office:value="90335" table:style-name="ce2">
            <text:p>90335</text:p>
          </table:table-cell>
          <table:table-cell office:value-type="float" office:value="92264" table:style-name="ce2">
            <text:p>92264</text:p>
          </table:table-cell>
          <table:table-cell office:value-type="float" office:value="94175" table:style-name="ce2">
            <text:p>94175</text:p>
          </table:table-cell>
          <table:table-cell office:value-type="float" office:value="96085" table:style-name="ce2">
            <text:p>96085</text:p>
          </table:table-cell>
          <table:table-cell office:value-type="float" office:value="98035" table:style-name="ce2">
            <text:p>98035</text:p>
          </table:table-cell>
          <table:table-cell office:value-type="float" office:value="100017" table:style-name="ce2">
            <text:p>100017</text:p>
          </table:table-cell>
          <table:table-cell office:value-type="float" office:value="102068" table:style-name="ce2">
            <text:p>102068</text:p>
          </table:table-cell>
          <table:table-cell office:value-type="float" office:value="104222" table:style-name="ce2">
            <text:p>104222</text:p>
          </table:table-cell>
          <table:table-cell office:value-type="float" office:value="106467" table:style-name="ce2">
            <text:p>106467</text:p>
          </table:table-cell>
          <table:table-cell office:value-type="float" office:value="108704" table:style-name="ce2">
            <text:p>108704</text:p>
          </table:table-cell>
          <table:table-cell office:value-type="float" office:value="110647" table:style-name="ce2">
            <text:p>110647</text:p>
          </table:table-cell>
          <table:table-cell office:value-type="float" office:value="112284" table:style-name="ce2">
            <text:p>112284</text:p>
          </table:table-cell>
          <table:table-cell office:value-type="float" office:value="113838" table:style-name="ce2">
            <text:p>113838</text:p>
          </table:table-cell>
          <table:table-cell office:value-type="float" office:value="115326" table:style-name="ce2">
            <text:p>115326</text:p>
          </table:table-cell>
          <table:table-cell office:value-type="float" office:value="116815" table:style-name="ce2">
            <text:p>116815</text:p>
          </table:table-cell>
          <table:table-cell office:value-type="float" office:value="118478" table:style-name="ce2">
            <text:p>118478</text:p>
          </table:table-cell>
          <table:table-cell office:value-type="float" office:value="120275" table:style-name="ce2">
            <text:p>120275</text:p>
          </table:table-cell>
          <table:table-cell office:value-type="float" office:value="122084" table:style-name="ce2">
            <text:p>122084</text:p>
          </table:table-cell>
          <table:table-cell office:value-type="float" office:value="123921" table:style-name="ce2">
            <text:p>123921</text:p>
          </table:table-cell>
          <table:table-cell office:value-type="float" office:value="126099" table:style-name="ce2">
            <text:p>126099</text:p>
          </table:table-cell>
          <table:table-cell office:value-type="float" office:value="128377" table:style-name="ce2">
            <text:p>128377</text:p>
          </table:table-cell>
          <table:table-cell office:value-type="float" office:value="130469" table:style-name="ce2">
            <text:p>130469</text:p>
          </table:table-cell>
          <table:table-cell office:value-type="float" office:value="132530" table:style-name="ce2">
            <text:p>132530</text:p>
          </table:table-cell>
          <table:table-cell office:value-type="float" office:value="134518" table:style-name="ce2">
            <text:p>13451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t. Kitts and Nevis</text:p>
          </table:table-cell>
          <table:table-cell office:value-type="string" table:style-name="ce2">
            <text:p>KN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5810" table:style-name="ce2">
            <text:p>55810</text:p>
          </table:table-cell>
          <table:table-cell office:value-type="float" office:value="55334" table:style-name="ce2">
            <text:p>55334</text:p>
          </table:table-cell>
          <table:table-cell office:value-type="float" office:value="54461" table:style-name="ce2">
            <text:p>54461</text:p>
          </table:table-cell>
          <table:table-cell office:value-type="float" office:value="53441" table:style-name="ce2">
            <text:p>53441</text:p>
          </table:table-cell>
          <table:table-cell office:value-type="float" office:value="52326" table:style-name="ce2">
            <text:p>52326</text:p>
          </table:table-cell>
          <table:table-cell office:value-type="float" office:value="51139" table:style-name="ce2">
            <text:p>51139</text:p>
          </table:table-cell>
          <table:table-cell office:value-type="float" office:value="49898" table:style-name="ce2">
            <text:p>49898</text:p>
          </table:table-cell>
          <table:table-cell office:value-type="float" office:value="48605" table:style-name="ce2">
            <text:p>48605</text:p>
          </table:table-cell>
          <table:table-cell office:value-type="float" office:value="47245" table:style-name="ce2">
            <text:p>47245</text:p>
          </table:table-cell>
          <table:table-cell office:value-type="float" office:value="45731" table:style-name="ce2">
            <text:p>45731</text:p>
          </table:table-cell>
          <table:table-cell office:value-type="float" office:value="44606" table:style-name="ce2">
            <text:p>44606</text:p>
          </table:table-cell>
          <table:table-cell office:value-type="float" office:value="44206" table:style-name="ce2">
            <text:p>44206</text:p>
          </table:table-cell>
          <table:table-cell office:value-type="float" office:value="44033" table:style-name="ce2">
            <text:p>44033</text:p>
          </table:table-cell>
          <table:table-cell office:value-type="float" office:value="43880" table:style-name="ce2">
            <text:p>43880</text:p>
          </table:table-cell>
          <table:table-cell office:value-type="float" office:value="43738" table:style-name="ce2">
            <text:p>43738</text:p>
          </table:table-cell>
          <table:table-cell office:value-type="float" office:value="43606" table:style-name="ce2">
            <text:p>43606</text:p>
          </table:table-cell>
          <table:table-cell office:value-type="float" office:value="43482" table:style-name="ce2">
            <text:p>43482</text:p>
          </table:table-cell>
          <table:table-cell office:value-type="float" office:value="43358" table:style-name="ce2">
            <text:p>43358</text:p>
          </table:table-cell>
          <table:table-cell office:value-type="float" office:value="43217" table:style-name="ce2">
            <text:p>43217</text:p>
          </table:table-cell>
          <table:table-cell office:value-type="float" office:value="43033" table:style-name="ce2">
            <text:p>43033</text:p>
          </table:table-cell>
          <table:table-cell office:value-type="float" office:value="42850" table:style-name="ce2">
            <text:p>42850</text:p>
          </table:table-cell>
          <table:table-cell office:value-type="float" office:value="42698" table:style-name="ce2">
            <text:p>42698</text:p>
          </table:table-cell>
          <table:table-cell office:value-type="float" office:value="42532" table:style-name="ce2">
            <text:p>42532</text:p>
          </table:table-cell>
          <table:table-cell office:value-type="float" office:value="42334" table:style-name="ce2">
            <text:p>42334</text:p>
          </table:table-cell>
          <table:table-cell office:value-type="float" office:value="42113" table:style-name="ce2">
            <text:p>42113</text:p>
          </table:table-cell>
          <table:table-cell office:value-type="float" office:value="41874" table:style-name="ce2">
            <text:p>41874</text:p>
          </table:table-cell>
          <table:table-cell office:value-type="float" office:value="41618" table:style-name="ce2">
            <text:p>41618</text:p>
          </table:table-cell>
          <table:table-cell office:value-type="float" office:value="41348" table:style-name="ce2">
            <text:p>41348</text:p>
          </table:table-cell>
          <table:table-cell office:value-type="float" office:value="41062" table:style-name="ce2">
            <text:p>41062</text:p>
          </table:table-cell>
          <table:table-cell office:value-type="float" office:value="40758" table:style-name="ce2">
            <text:p>40758</text:p>
          </table:table-cell>
          <table:table-cell office:value-type="float" office:value="40432" table:style-name="ce2">
            <text:p>40432</text:p>
          </table:table-cell>
          <table:table-cell office:value-type="float" office:value="40358" table:style-name="ce2">
            <text:p>40358</text:p>
          </table:table-cell>
          <table:table-cell office:value-type="float" office:value="40715" table:style-name="ce2">
            <text:p>40715</text:p>
          </table:table-cell>
          <table:table-cell office:value-type="float" office:value="41242" table:style-name="ce2">
            <text:p>41242</text:p>
          </table:table-cell>
          <table:table-cell office:value-type="float" office:value="41776" table:style-name="ce2">
            <text:p>41776</text:p>
          </table:table-cell>
          <table:table-cell office:value-type="float" office:value="42326" table:style-name="ce2">
            <text:p>42326</text:p>
          </table:table-cell>
          <table:table-cell office:value-type="float" office:value="42877" table:style-name="ce2">
            <text:p>42877</text:p>
          </table:table-cell>
          <table:table-cell office:value-type="float" office:value="43428" table:style-name="ce2">
            <text:p>43428</text:p>
          </table:table-cell>
          <table:table-cell office:value-type="float" office:value="43998" table:style-name="ce2">
            <text:p>43998</text:p>
          </table:table-cell>
          <table:table-cell office:value-type="float" office:value="44601" table:style-name="ce2">
            <text:p>44601</text:p>
          </table:table-cell>
          <table:table-cell office:value-type="float" office:value="45248" table:style-name="ce2">
            <text:p>45248</text:p>
          </table:table-cell>
          <table:table-cell office:value-type="float" office:value="45761" table:style-name="ce2">
            <text:p>45761</text:p>
          </table:table-cell>
          <table:table-cell office:value-type="float" office:value="46020" table:style-name="ce2">
            <text:p>46020</text:p>
          </table:table-cell>
          <table:table-cell office:value-type="float" office:value="46176" table:style-name="ce2">
            <text:p>46176</text:p>
          </table:table-cell>
          <table:table-cell office:value-type="float" office:value="46315" table:style-name="ce2">
            <text:p>46315</text:p>
          </table:table-cell>
          <table:table-cell office:value-type="float" office:value="46437" table:style-name="ce2">
            <text:p>46437</text:p>
          </table:table-cell>
          <table:table-cell office:value-type="float" office:value="46569" table:style-name="ce2">
            <text:p>46569</text:p>
          </table:table-cell>
          <table:table-cell office:value-type="float" office:value="46706" table:style-name="ce2">
            <text:p>46706</text:p>
          </table:table-cell>
          <table:table-cell office:value-type="float" office:value="46835" table:style-name="ce2">
            <text:p>46835</text:p>
          </table:table-cell>
          <table:table-cell office:value-type="float" office:value="46916" table:style-name="ce2">
            <text:p>46916</text:p>
          </table:table-cell>
          <table:table-cell office:value-type="float" office:value="46846" table:style-name="ce2">
            <text:p>46846</text:p>
          </table:table-cell>
          <table:table-cell office:value-type="float" office:value="46886" table:style-name="ce2">
            <text:p>46886</text:p>
          </table:table-cell>
          <table:table-cell office:value-type="float" office:value="47033" table:style-name="ce2">
            <text:p>47033</text:p>
          </table:table-cell>
          <table:table-cell office:value-type="float" office:value="47069" table:style-name="ce2">
            <text:p>47069</text:p>
          </table:table-cell>
          <table:table-cell office:value-type="float" office:value="47089" table:style-name="ce2">
            <text:p>47089</text:p>
          </table:table-cell>
          <table:table-cell office:value-type="float" office:value="47087" table:style-name="ce2">
            <text:p>47087</text:p>
          </table:table-cell>
          <table:table-cell office:value-type="float" office:value="47075" table:style-name="ce2">
            <text:p>47075</text:p>
          </table:table-cell>
          <table:table-cell office:value-type="float" office:value="47050" table:style-name="ce2">
            <text:p>47050</text:p>
          </table:table-cell>
          <table:table-cell office:value-type="float" office:value="47008" table:style-name="ce2">
            <text:p>47008</text:p>
          </table:table-cell>
          <table:table-cell office:value-type="float" office:value="46952" table:style-name="ce2">
            <text:p>46952</text:p>
          </table:table-cell>
          <table:table-cell office:value-type="float" office:value="46870" table:style-name="ce2">
            <text:p>46870</text:p>
          </table:table-cell>
          <table:table-cell office:value-type="float" office:value="46763" table:style-name="ce2">
            <text:p>46763</text:p>
          </table:table-cell>
          <table:table-cell office:value-type="float" office:value="46709" table:style-name="ce2">
            <text:p>46709</text:p>
          </table:table-cell>
          <table:table-cell office:value-type="float" office:value="46758" table:style-name="ce2">
            <text:p>46758</text:p>
          </table:table-cell>
          <table:table-cell office:value-type="float" office:value="46843" table:style-name="ce2">
            <text:p>4684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Korea, Rep.</text:p>
          </table:table-cell>
          <table:table-cell office:value-type="string" table:style-name="ce2">
            <text:p>KOR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5012374" table:style-name="ce2">
            <text:p>25012374</text:p>
          </table:table-cell>
          <table:table-cell office:value-type="float" office:value="25765673" table:style-name="ce2">
            <text:p>25765673</text:p>
          </table:table-cell>
          <table:table-cell office:value-type="float" office:value="26513030" table:style-name="ce2">
            <text:p>26513030</text:p>
          </table:table-cell>
          <table:table-cell office:value-type="float" office:value="27261747" table:style-name="ce2">
            <text:p>27261747</text:p>
          </table:table-cell>
          <table:table-cell office:value-type="float" office:value="27984155" table:style-name="ce2">
            <text:p>27984155</text:p>
          </table:table-cell>
          <table:table-cell office:value-type="float" office:value="28704674" table:style-name="ce2">
            <text:p>28704674</text:p>
          </table:table-cell>
          <table:table-cell office:value-type="float" office:value="29435571" table:style-name="ce2">
            <text:p>29435571</text:p>
          </table:table-cell>
          <table:table-cell office:value-type="float" office:value="30130983" table:style-name="ce2">
            <text:p>30130983</text:p>
          </table:table-cell>
          <table:table-cell office:value-type="float" office:value="30838302" table:style-name="ce2">
            <text:p>30838302</text:p>
          </table:table-cell>
          <table:table-cell office:value-type="float" office:value="31544266" table:style-name="ce2">
            <text:p>31544266</text:p>
          </table:table-cell>
          <table:table-cell office:value-type="float" office:value="32240827" table:style-name="ce2">
            <text:p>32240827</text:p>
          </table:table-cell>
          <table:table-cell office:value-type="float" office:value="32882704" table:style-name="ce2">
            <text:p>32882704</text:p>
          </table:table-cell>
          <table:table-cell office:value-type="float" office:value="33505406" table:style-name="ce2">
            <text:p>33505406</text:p>
          </table:table-cell>
          <table:table-cell office:value-type="float" office:value="34103149" table:style-name="ce2">
            <text:p>34103149</text:p>
          </table:table-cell>
          <table:table-cell office:value-type="float" office:value="34692266" table:style-name="ce2">
            <text:p>34692266</text:p>
          </table:table-cell>
          <table:table-cell office:value-type="float" office:value="35280725" table:style-name="ce2">
            <text:p>35280725</text:p>
          </table:table-cell>
          <table:table-cell office:value-type="float" office:value="35848523" table:style-name="ce2">
            <text:p>35848523</text:p>
          </table:table-cell>
          <table:table-cell office:value-type="float" office:value="36411795" table:style-name="ce2">
            <text:p>36411795</text:p>
          </table:table-cell>
          <table:table-cell office:value-type="float" office:value="36969185" table:style-name="ce2">
            <text:p>36969185</text:p>
          </table:table-cell>
          <table:table-cell office:value-type="float" office:value="37534236" table:style-name="ce2">
            <text:p>37534236</text:p>
          </table:table-cell>
          <table:table-cell office:value-type="float" office:value="38123775" table:style-name="ce2">
            <text:p>38123775</text:p>
          </table:table-cell>
          <table:table-cell office:value-type="float" office:value="38723248" table:style-name="ce2">
            <text:p>38723248</text:p>
          </table:table-cell>
          <table:table-cell office:value-type="float" office:value="39326352" table:style-name="ce2">
            <text:p>39326352</text:p>
          </table:table-cell>
          <table:table-cell office:value-type="float" office:value="39910403" table:style-name="ce2">
            <text:p>39910403</text:p>
          </table:table-cell>
          <table:table-cell office:value-type="float" office:value="40405956" table:style-name="ce2">
            <text:p>40405956</text:p>
          </table:table-cell>
          <table:table-cell office:value-type="float" office:value="40805744" table:style-name="ce2">
            <text:p>40805744</text:p>
          </table:table-cell>
          <table:table-cell office:value-type="float" office:value="41213674" table:style-name="ce2">
            <text:p>41213674</text:p>
          </table:table-cell>
          <table:table-cell office:value-type="float" office:value="41621690" table:style-name="ce2">
            <text:p>41621690</text:p>
          </table:table-cell>
          <table:table-cell office:value-type="float" office:value="42031247" table:style-name="ce2">
            <text:p>42031247</text:p>
          </table:table-cell>
          <table:table-cell office:value-type="float" office:value="42449038" table:style-name="ce2">
            <text:p>42449038</text:p>
          </table:table-cell>
          <table:table-cell office:value-type="float" office:value="42869283" table:style-name="ce2">
            <text:p>42869283</text:p>
          </table:table-cell>
          <table:table-cell office:value-type="float" office:value="43295704" table:style-name="ce2">
            <text:p>43295704</text:p>
          </table:table-cell>
          <table:table-cell office:value-type="float" office:value="43747962" table:style-name="ce2">
            <text:p>43747962</text:p>
          </table:table-cell>
          <table:table-cell office:value-type="float" office:value="44194628" table:style-name="ce2">
            <text:p>44194628</text:p>
          </table:table-cell>
          <table:table-cell office:value-type="float" office:value="44641540" table:style-name="ce2">
            <text:p>44641540</text:p>
          </table:table-cell>
          <table:table-cell office:value-type="float" office:value="45092991" table:style-name="ce2">
            <text:p>45092991</text:p>
          </table:table-cell>
          <table:table-cell office:value-type="float" office:value="45524681" table:style-name="ce2">
            <text:p>45524681</text:p>
          </table:table-cell>
          <table:table-cell office:value-type="float" office:value="45953580" table:style-name="ce2">
            <text:p>45953580</text:p>
          </table:table-cell>
          <table:table-cell office:value-type="float" office:value="46286503" table:style-name="ce2">
            <text:p>46286503</text:p>
          </table:table-cell>
          <table:table-cell office:value-type="float" office:value="46616677" table:style-name="ce2">
            <text:p>46616677</text:p>
          </table:table-cell>
          <table:table-cell office:value-type="float" office:value="47008111" table:style-name="ce2">
            <text:p>47008111</text:p>
          </table:table-cell>
          <table:table-cell office:value-type="float" office:value="47370164" table:style-name="ce2">
            <text:p>47370164</text:p>
          </table:table-cell>
          <table:table-cell office:value-type="float" office:value="47644736" table:style-name="ce2">
            <text:p>47644736</text:p>
          </table:table-cell>
          <table:table-cell office:value-type="float" office:value="47892330" table:style-name="ce2">
            <text:p>47892330</text:p>
          </table:table-cell>
          <table:table-cell office:value-type="float" office:value="48082519" table:style-name="ce2">
            <text:p>48082519</text:p>
          </table:table-cell>
          <table:table-cell office:value-type="float" office:value="48184561" table:style-name="ce2">
            <text:p>48184561</text:p>
          </table:table-cell>
          <table:table-cell office:value-type="float" office:value="48438292" table:style-name="ce2">
            <text:p>48438292</text:p>
          </table:table-cell>
          <table:table-cell office:value-type="float" office:value="48683638" table:style-name="ce2">
            <text:p>48683638</text:p>
          </table:table-cell>
          <table:table-cell office:value-type="float" office:value="49054708" table:style-name="ce2">
            <text:p>49054708</text:p>
          </table:table-cell>
          <table:table-cell office:value-type="float" office:value="49307835" table:style-name="ce2">
            <text:p>49307835</text:p>
          </table:table-cell>
          <table:table-cell office:value-type="float" office:value="49554112" table:style-name="ce2">
            <text:p>49554112</text:p>
          </table:table-cell>
          <table:table-cell office:value-type="float" office:value="49936638" table:style-name="ce2">
            <text:p>49936638</text:p>
          </table:table-cell>
          <table:table-cell office:value-type="float" office:value="50199853" table:style-name="ce2">
            <text:p>50199853</text:p>
          </table:table-cell>
          <table:table-cell office:value-type="float" office:value="50428893" table:style-name="ce2">
            <text:p>50428893</text:p>
          </table:table-cell>
          <table:table-cell office:value-type="float" office:value="50746659" table:style-name="ce2">
            <text:p>50746659</text:p>
          </table:table-cell>
          <table:table-cell office:value-type="float" office:value="51014947" table:style-name="ce2">
            <text:p>51014947</text:p>
          </table:table-cell>
          <table:table-cell office:value-type="float" office:value="51217803" table:style-name="ce2">
            <text:p>51217803</text:p>
          </table:table-cell>
          <table:table-cell office:value-type="float" office:value="51361911" table:style-name="ce2">
            <text:p>51361911</text:p>
          </table:table-cell>
          <table:table-cell office:value-type="float" office:value="51585058" table:style-name="ce2">
            <text:p>51585058</text:p>
          </table:table-cell>
          <table:table-cell office:value-type="float" office:value="51764822" table:style-name="ce2">
            <text:p>51764822</text:p>
          </table:table-cell>
          <table:table-cell office:value-type="float" office:value="51836239" table:style-name="ce2">
            <text:p>51836239</text:p>
          </table:table-cell>
          <table:table-cell office:value-type="float" office:value="51769539" table:style-name="ce2">
            <text:p>51769539</text:p>
          </table:table-cell>
          <table:table-cell office:value-type="float" office:value="51672569" table:style-name="ce2">
            <text:p>51672569</text:p>
          </table:table-cell>
          <table:table-cell office:value-type="float" office:value="51712619" table:style-name="ce2">
            <text:p>51712619</text:p>
          </table:table-cell>
          <table:table-cell office:value-type="float" office:value="51751065" table:style-name="ce2">
            <text:p>51751065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Kuwait</text:p>
          </table:table-cell>
          <table:table-cell office:value-type="string" table:style-name="ce2">
            <text:p>KWT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11060" table:style-name="ce2">
            <text:p>311060</text:p>
          </table:table-cell>
          <table:table-cell office:value-type="float" office:value="345945" table:style-name="ce2">
            <text:p>345945</text:p>
          </table:table-cell>
          <table:table-cell office:value-type="float" office:value="384995" table:style-name="ce2">
            <text:p>384995</text:p>
          </table:table-cell>
          <table:table-cell office:value-type="float" office:value="427694" table:style-name="ce2">
            <text:p>427694</text:p>
          </table:table-cell>
          <table:table-cell office:value-type="float" office:value="473115" table:style-name="ce2">
            <text:p>473115</text:p>
          </table:table-cell>
          <table:table-cell office:value-type="float" office:value="521174" table:style-name="ce2">
            <text:p>521174</text:p>
          </table:table-cell>
          <table:table-cell office:value-type="float" office:value="572590" table:style-name="ce2">
            <text:p>572590</text:p>
          </table:table-cell>
          <table:table-cell office:value-type="float" office:value="628089" table:style-name="ce2">
            <text:p>628089</text:p>
          </table:table-cell>
          <table:table-cell office:value-type="float" office:value="687716" table:style-name="ce2">
            <text:p>687716</text:p>
          </table:table-cell>
          <table:table-cell office:value-type="float" office:value="749452" table:style-name="ce2">
            <text:p>749452</text:p>
          </table:table-cell>
          <table:table-cell office:value-type="float" office:value="809114" table:style-name="ce2">
            <text:p>809114</text:p>
          </table:table-cell>
          <table:table-cell office:value-type="float" office:value="865076" table:style-name="ce2">
            <text:p>865076</text:p>
          </table:table-cell>
          <table:table-cell office:value-type="float" office:value="920352" table:style-name="ce2">
            <text:p>920352</text:p>
          </table:table-cell>
          <table:table-cell office:value-type="float" office:value="977654" table:style-name="ce2">
            <text:p>977654</text:p>
          </table:table-cell>
          <table:table-cell office:value-type="float" office:value="1038346" table:style-name="ce2">
            <text:p>1038346</text:p>
          </table:table-cell>
          <table:table-cell office:value-type="float" office:value="1104863" table:style-name="ce2">
            <text:p>1104863</text:p>
          </table:table-cell>
          <table:table-cell office:value-type="float" office:value="1178711" table:style-name="ce2">
            <text:p>1178711</text:p>
          </table:table-cell>
          <table:table-cell office:value-type="float" office:value="1258023" table:style-name="ce2">
            <text:p>1258023</text:p>
          </table:table-cell>
          <table:table-cell office:value-type="float" office:value="1340319" table:style-name="ce2">
            <text:p>1340319</text:p>
          </table:table-cell>
          <table:table-cell office:value-type="float" office:value="1423514" table:style-name="ce2">
            <text:p>1423514</text:p>
          </table:table-cell>
          <table:table-cell office:value-type="float" office:value="1504782" table:style-name="ce2">
            <text:p>1504782</text:p>
          </table:table-cell>
          <table:table-cell office:value-type="float" office:value="1583426" table:style-name="ce2">
            <text:p>1583426</text:p>
          </table:table-cell>
          <table:table-cell office:value-type="float" office:value="1662480" table:style-name="ce2">
            <text:p>1662480</text:p>
          </table:table-cell>
          <table:table-cell office:value-type="float" office:value="1744295" table:style-name="ce2">
            <text:p>1744295</text:p>
          </table:table-cell>
          <table:table-cell office:value-type="float" office:value="1820688" table:style-name="ce2">
            <text:p>1820688</text:p>
          </table:table-cell>
          <table:table-cell office:value-type="float" office:value="1894242" table:style-name="ce2">
            <text:p>1894242</text:p>
          </table:table-cell>
          <table:table-cell office:value-type="float" office:value="1972520" table:style-name="ce2">
            <text:p>1972520</text:p>
          </table:table-cell>
          <table:table-cell office:value-type="float" office:value="2052994" table:style-name="ce2">
            <text:p>2052994</text:p>
          </table:table-cell>
          <table:table-cell office:value-type="float" office:value="2134707" table:style-name="ce2">
            <text:p>2134707</text:p>
          </table:table-cell>
          <table:table-cell office:value-type="float" office:value="2217468" table:style-name="ce2">
            <text:p>2217468</text:p>
          </table:table-cell>
          <table:table-cell office:value-type="float" office:value="1684819" table:style-name="ce2">
            <text:p>1684819</text:p>
          </table:table-cell>
          <table:table-cell office:value-type="float" office:value="1351399" table:style-name="ce2">
            <text:p>1351399</text:p>
          </table:table-cell>
          <table:table-cell office:value-type="float" office:value="1634961" table:style-name="ce2">
            <text:p>1634961</text:p>
          </table:table-cell>
          <table:table-cell office:value-type="float" office:value="1672151" table:style-name="ce2">
            <text:p>1672151</text:p>
          </table:table-cell>
          <table:table-cell office:value-type="float" office:value="1664361" table:style-name="ce2">
            <text:p>1664361</text:p>
          </table:table-cell>
          <table:table-cell office:value-type="float" office:value="1681513" table:style-name="ce2">
            <text:p>1681513</text:p>
          </table:table-cell>
          <table:table-cell office:value-type="float" office:value="1730246" table:style-name="ce2">
            <text:p>1730246</text:p>
          </table:table-cell>
          <table:table-cell office:value-type="float" office:value="1787683" table:style-name="ce2">
            <text:p>1787683</text:p>
          </table:table-cell>
          <table:table-cell office:value-type="float" office:value="1844302" table:style-name="ce2">
            <text:p>1844302</text:p>
          </table:table-cell>
          <table:table-cell office:value-type="float" office:value="1900030" table:style-name="ce2">
            <text:p>1900030</text:p>
          </table:table-cell>
          <table:table-cell office:value-type="float" office:value="1954709" table:style-name="ce2">
            <text:p>1954709</text:p>
          </table:table-cell>
          <table:table-cell office:value-type="float" office:value="2008121" table:style-name="ce2">
            <text:p>2008121</text:p>
          </table:table-cell>
          <table:table-cell office:value-type="float" office:value="2059974" table:style-name="ce2">
            <text:p>2059974</text:p>
          </table:table-cell>
          <table:table-cell office:value-type="float" office:value="2109881" table:style-name="ce2">
            <text:p>2109881</text:p>
          </table:table-cell>
          <table:table-cell office:value-type="float" office:value="2157320" table:style-name="ce2">
            <text:p>2157320</text:p>
          </table:table-cell>
          <table:table-cell office:value-type="float" office:value="2236788" table:style-name="ce2">
            <text:p>2236788</text:p>
          </table:table-cell>
          <table:table-cell office:value-type="float" office:value="2364733" table:style-name="ce2">
            <text:p>2364733</text:p>
          </table:table-cell>
          <table:table-cell office:value-type="float" office:value="2507887" table:style-name="ce2">
            <text:p>2507887</text:p>
          </table:table-cell>
          <table:table-cell office:value-type="float" office:value="2651421" table:style-name="ce2">
            <text:p>2651421</text:p>
          </table:table-cell>
          <table:table-cell office:value-type="float" office:value="2795484" table:style-name="ce2">
            <text:p>2795484</text:p>
          </table:table-cell>
          <table:table-cell office:value-type="float" office:value="2943372" table:style-name="ce2">
            <text:p>2943372</text:p>
          </table:table-cell>
          <table:table-cell office:value-type="float" office:value="3132814" table:style-name="ce2">
            <text:p>3132814</text:p>
          </table:table-cell>
          <table:table-cell office:value-type="float" office:value="3337109" table:style-name="ce2">
            <text:p>3337109</text:p>
          </table:table-cell>
          <table:table-cell office:value-type="float" office:value="3507844" table:style-name="ce2">
            <text:p>3507844</text:p>
          </table:table-cell>
          <table:table-cell office:value-type="float" office:value="3665876" table:style-name="ce2">
            <text:p>3665876</text:p>
          </table:table-cell>
          <table:table-cell office:value-type="float" office:value="3834574" table:style-name="ce2">
            <text:p>3834574</text:p>
          </table:table-cell>
          <table:table-cell office:value-type="float" office:value="4004096" table:style-name="ce2">
            <text:p>4004096</text:p>
          </table:table-cell>
          <table:table-cell office:value-type="float" office:value="4154812" table:style-name="ce2">
            <text:p>4154812</text:p>
          </table:table-cell>
          <table:table-cell office:value-type="float" office:value="4323515" table:style-name="ce2">
            <text:p>4323515</text:p>
          </table:table-cell>
          <table:table-cell office:value-type="float" office:value="4442316" table:style-name="ce2">
            <text:p>4442316</text:p>
          </table:table-cell>
          <table:table-cell office:value-type="float" office:value="4400267" table:style-name="ce2">
            <text:p>4400267</text:p>
          </table:table-cell>
          <table:table-cell office:value-type="float" office:value="4360865" table:style-name="ce2">
            <text:p>4360865</text:p>
          </table:table-cell>
          <table:table-cell office:value-type="float" office:value="4589643" table:style-name="ce2">
            <text:p>4589643</text:p>
          </table:table-cell>
          <table:table-cell office:value-type="float" office:value="4853420" table:style-name="ce2">
            <text:p>4853420</text:p>
          </table:table-cell>
          <table:table-cell office:value-type="float" office:value="4897263" table:style-name="ce2">
            <text:p>489726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Latin America &amp; Caribbean (excluding high income)</text:p>
          </table:table-cell>
          <table:table-cell office:value-type="string" table:style-name="ce2">
            <text:p>LAC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92855898" table:style-name="ce2">
            <text:p>192855898</text:p>
          </table:table-cell>
          <table:table-cell office:value-type="float" office:value="198298501" table:style-name="ce2">
            <text:p>198298501</text:p>
          </table:table-cell>
          <table:table-cell office:value-type="float" office:value="203914785" table:style-name="ce2">
            <text:p>203914785</text:p>
          </table:table-cell>
          <table:table-cell office:value-type="float" office:value="209675273" table:style-name="ce2">
            <text:p>209675273</text:p>
          </table:table-cell>
          <table:table-cell office:value-type="float" office:value="215558178" table:style-name="ce2">
            <text:p>215558178</text:p>
          </table:table-cell>
          <table:table-cell office:value-type="float" office:value="221535468" table:style-name="ce2">
            <text:p>221535468</text:p>
          </table:table-cell>
          <table:table-cell office:value-type="float" office:value="227585310" table:style-name="ce2">
            <text:p>227585310</text:p>
          </table:table-cell>
          <table:table-cell office:value-type="float" office:value="233696754" table:style-name="ce2">
            <text:p>233696754</text:p>
          </table:table-cell>
          <table:table-cell office:value-type="float" office:value="239864448" table:style-name="ce2">
            <text:p>239864448</text:p>
          </table:table-cell>
          <table:table-cell office:value-type="float" office:value="246093261" table:style-name="ce2">
            <text:p>246093261</text:p>
          </table:table-cell>
          <table:table-cell office:value-type="float" office:value="252358538" table:style-name="ce2">
            <text:p>252358538</text:p>
          </table:table-cell>
          <table:table-cell office:value-type="float" office:value="258688096" table:style-name="ce2">
            <text:p>258688096</text:p>
          </table:table-cell>
          <table:table-cell office:value-type="float" office:value="265122103" table:style-name="ce2">
            <text:p>265122103</text:p>
          </table:table-cell>
          <table:table-cell office:value-type="float" office:value="271649494" table:style-name="ce2">
            <text:p>271649494</text:p>
          </table:table-cell>
          <table:table-cell office:value-type="float" office:value="278251796" table:style-name="ce2">
            <text:p>278251796</text:p>
          </table:table-cell>
          <table:table-cell office:value-type="float" office:value="284908402" table:style-name="ce2">
            <text:p>284908402</text:p>
          </table:table-cell>
          <table:table-cell office:value-type="float" office:value="291624269" table:style-name="ce2">
            <text:p>291624269</text:p>
          </table:table-cell>
          <table:table-cell office:value-type="float" office:value="298457236" table:style-name="ce2">
            <text:p>298457236</text:p>
          </table:table-cell>
          <table:table-cell office:value-type="float" office:value="305428657" table:style-name="ce2">
            <text:p>305428657</text:p>
          </table:table-cell>
          <table:table-cell office:value-type="float" office:value="312477579" table:style-name="ce2">
            <text:p>312477579</text:p>
          </table:table-cell>
          <table:table-cell office:value-type="float" office:value="319588567" table:style-name="ce2">
            <text:p>319588567</text:p>
          </table:table-cell>
          <table:table-cell office:value-type="float" office:value="326710408" table:style-name="ce2">
            <text:p>326710408</text:p>
          </table:table-cell>
          <table:table-cell office:value-type="float" office:value="333866128" table:style-name="ce2">
            <text:p>333866128</text:p>
          </table:table-cell>
          <table:table-cell office:value-type="float" office:value="341148229" table:style-name="ce2">
            <text:p>341148229</text:p>
          </table:table-cell>
          <table:table-cell office:value-type="float" office:value="348504110" table:style-name="ce2">
            <text:p>348504110</text:p>
          </table:table-cell>
          <table:table-cell office:value-type="float" office:value="355849792" table:style-name="ce2">
            <text:p>355849792</text:p>
          </table:table-cell>
          <table:table-cell office:value-type="float" office:value="363159117" table:style-name="ce2">
            <text:p>363159117</text:p>
          </table:table-cell>
          <table:table-cell office:value-type="float" office:value="370452304" table:style-name="ce2">
            <text:p>370452304</text:p>
          </table:table-cell>
          <table:table-cell office:value-type="float" office:value="377766659" table:style-name="ce2">
            <text:p>377766659</text:p>
          </table:table-cell>
          <table:table-cell office:value-type="float" office:value="385080987" table:style-name="ce2">
            <text:p>385080987</text:p>
          </table:table-cell>
          <table:table-cell office:value-type="float" office:value="392413347" table:style-name="ce2">
            <text:p>392413347</text:p>
          </table:table-cell>
          <table:table-cell office:value-type="float" office:value="399683088" table:style-name="ce2">
            <text:p>399683088</text:p>
          </table:table-cell>
          <table:table-cell office:value-type="float" office:value="406898894" table:style-name="ce2">
            <text:p>406898894</text:p>
          </table:table-cell>
          <table:table-cell office:value-type="float" office:value="414075451" table:style-name="ce2">
            <text:p>414075451</text:p>
          </table:table-cell>
          <table:table-cell office:value-type="float" office:value="421179547" table:style-name="ce2">
            <text:p>421179547</text:p>
          </table:table-cell>
          <table:table-cell office:value-type="float" office:value="428268339" table:style-name="ce2">
            <text:p>428268339</text:p>
          </table:table-cell>
          <table:table-cell office:value-type="float" office:value="435299542" table:style-name="ce2">
            <text:p>435299542</text:p>
          </table:table-cell>
          <table:table-cell office:value-type="float" office:value="442282724" table:style-name="ce2">
            <text:p>442282724</text:p>
          </table:table-cell>
          <table:table-cell office:value-type="float" office:value="449283157" table:style-name="ce2">
            <text:p>449283157</text:p>
          </table:table-cell>
          <table:table-cell office:value-type="float" office:value="456223550" table:style-name="ce2">
            <text:p>456223550</text:p>
          </table:table-cell>
          <table:table-cell office:value-type="float" office:value="462953688" table:style-name="ce2">
            <text:p>462953688</text:p>
          </table:table-cell>
          <table:table-cell office:value-type="float" office:value="469463143" table:style-name="ce2">
            <text:p>469463143</text:p>
          </table:table-cell>
          <table:table-cell office:value-type="float" office:value="475799008" table:style-name="ce2">
            <text:p>475799008</text:p>
          </table:table-cell>
          <table:table-cell office:value-type="float" office:value="481977727" table:style-name="ce2">
            <text:p>481977727</text:p>
          </table:table-cell>
          <table:table-cell office:value-type="float" office:value="488032486" table:style-name="ce2">
            <text:p>488032486</text:p>
          </table:table-cell>
          <table:table-cell office:value-type="float" office:value="494006571" table:style-name="ce2">
            <text:p>494006571</text:p>
          </table:table-cell>
          <table:table-cell office:value-type="float" office:value="499910627" table:style-name="ce2">
            <text:p>499910627</text:p>
          </table:table-cell>
          <table:table-cell office:value-type="float" office:value="505793340" table:style-name="ce2">
            <text:p>505793340</text:p>
          </table:table-cell>
          <table:table-cell office:value-type="float" office:value="511659365" table:style-name="ce2">
            <text:p>511659365</text:p>
          </table:table-cell>
          <table:table-cell office:value-type="float" office:value="517459947" table:style-name="ce2">
            <text:p>517459947</text:p>
          </table:table-cell>
          <table:table-cell office:value-type="float" office:value="523147480" table:style-name="ce2">
            <text:p>523147480</text:p>
          </table:table-cell>
          <table:table-cell office:value-type="float" office:value="528822706" table:style-name="ce2">
            <text:p>528822706</text:p>
          </table:table-cell>
          <table:table-cell office:value-type="float" office:value="534503260" table:style-name="ce2">
            <text:p>534503260</text:p>
          </table:table-cell>
          <table:table-cell office:value-type="float" office:value="540118712" table:style-name="ce2">
            <text:p>540118712</text:p>
          </table:table-cell>
          <table:table-cell office:value-type="float" office:value="545661592" table:style-name="ce2">
            <text:p>545661592</text:p>
          </table:table-cell>
          <table:table-cell office:value-type="float" office:value="551075145" table:style-name="ce2">
            <text:p>551075145</text:p>
          </table:table-cell>
          <table:table-cell office:value-type="float" office:value="556440282" table:style-name="ce2">
            <text:p>556440282</text:p>
          </table:table-cell>
          <table:table-cell office:value-type="float" office:value="561957179" table:style-name="ce2">
            <text:p>561957179</text:p>
          </table:table-cell>
          <table:table-cell office:value-type="float" office:value="567711159" table:style-name="ce2">
            <text:p>567711159</text:p>
          </table:table-cell>
          <table:table-cell office:value-type="float" office:value="573311679" table:style-name="ce2">
            <text:p>573311679</text:p>
          </table:table-cell>
          <table:table-cell office:value-type="float" office:value="578091505" table:style-name="ce2">
            <text:p>578091505</text:p>
          </table:table-cell>
          <table:table-cell office:value-type="float" office:value="581884231" table:style-name="ce2">
            <text:p>581884231</text:p>
          </table:table-cell>
          <table:table-cell office:value-type="float" office:value="585648822" table:style-name="ce2">
            <text:p>585648822</text:p>
          </table:table-cell>
          <table:table-cell office:value-type="float" office:value="589889543" table:style-name="ce2">
            <text:p>589889543</text:p>
          </table:table-cell>
          <table:table-cell office:value-type="float" office:value="594158638" table:style-name="ce2">
            <text:p>59415863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Lao PDR</text:p>
          </table:table-cell>
          <table:table-cell office:value-type="string" table:style-name="ce2">
            <text:p>LAO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121514" table:style-name="ce2">
            <text:p>2121514</text:p>
          </table:table-cell>
          <table:table-cell office:value-type="float" office:value="2169796" table:style-name="ce2">
            <text:p>2169796</text:p>
          </table:table-cell>
          <table:table-cell office:value-type="float" office:value="2219910" table:style-name="ce2">
            <text:p>2219910</text:p>
          </table:table-cell>
          <table:table-cell office:value-type="float" office:value="2271061" table:style-name="ce2">
            <text:p>2271061</text:p>
          </table:table-cell>
          <table:table-cell office:value-type="float" office:value="2322826" table:style-name="ce2">
            <text:p>2322826</text:p>
          </table:table-cell>
          <table:table-cell office:value-type="float" office:value="2376200" table:style-name="ce2">
            <text:p>2376200</text:p>
          </table:table-cell>
          <table:table-cell office:value-type="float" office:value="2431084" table:style-name="ce2">
            <text:p>2431084</text:p>
          </table:table-cell>
          <table:table-cell office:value-type="float" office:value="2487715" table:style-name="ce2">
            <text:p>2487715</text:p>
          </table:table-cell>
          <table:table-cell office:value-type="float" office:value="2546377" table:style-name="ce2">
            <text:p>2546377</text:p>
          </table:table-cell>
          <table:table-cell office:value-type="float" office:value="2606959" table:style-name="ce2">
            <text:p>2606959</text:p>
          </table:table-cell>
          <table:table-cell office:value-type="float" office:value="2669702" table:style-name="ce2">
            <text:p>2669702</text:p>
          </table:table-cell>
          <table:table-cell office:value-type="float" office:value="2734628" table:style-name="ce2">
            <text:p>2734628</text:p>
          </table:table-cell>
          <table:table-cell office:value-type="float" office:value="2801660" table:style-name="ce2">
            <text:p>2801660</text:p>
          </table:table-cell>
          <table:table-cell office:value-type="float" office:value="2870573" table:style-name="ce2">
            <text:p>2870573</text:p>
          </table:table-cell>
          <table:table-cell office:value-type="float" office:value="2939761" table:style-name="ce2">
            <text:p>2939761</text:p>
          </table:table-cell>
          <table:table-cell office:value-type="float" office:value="3005521" table:style-name="ce2">
            <text:p>3005521</text:p>
          </table:table-cell>
          <table:table-cell office:value-type="float" office:value="3064876" table:style-name="ce2">
            <text:p>3064876</text:p>
          </table:table-cell>
          <table:table-cell office:value-type="float" office:value="3118923" table:style-name="ce2">
            <text:p>3118923</text:p>
          </table:table-cell>
          <table:table-cell office:value-type="float" office:value="3171740" table:style-name="ce2">
            <text:p>3171740</text:p>
          </table:table-cell>
          <table:table-cell office:value-type="float" office:value="3228202" table:style-name="ce2">
            <text:p>3228202</text:p>
          </table:table-cell>
          <table:table-cell office:value-type="float" office:value="3292573" table:style-name="ce2">
            <text:p>3292573</text:p>
          </table:table-cell>
          <table:table-cell office:value-type="float" office:value="3366631" table:style-name="ce2">
            <text:p>3366631</text:p>
          </table:table-cell>
          <table:table-cell office:value-type="float" office:value="3450026" table:style-name="ce2">
            <text:p>3450026</text:p>
          </table:table-cell>
          <table:table-cell office:value-type="float" office:value="3541001" table:style-name="ce2">
            <text:p>3541001</text:p>
          </table:table-cell>
          <table:table-cell office:value-type="float" office:value="3637843" table:style-name="ce2">
            <text:p>3637843</text:p>
          </table:table-cell>
          <table:table-cell office:value-type="float" office:value="3739985" table:style-name="ce2">
            <text:p>3739985</text:p>
          </table:table-cell>
          <table:table-cell office:value-type="float" office:value="3846715" table:style-name="ce2">
            <text:p>3846715</text:p>
          </table:table-cell>
          <table:table-cell office:value-type="float" office:value="3957612" table:style-name="ce2">
            <text:p>3957612</text:p>
          </table:table-cell>
          <table:table-cell office:value-type="float" office:value="4072601" table:style-name="ce2">
            <text:p>4072601</text:p>
          </table:table-cell>
          <table:table-cell office:value-type="float" office:value="4190974" table:style-name="ce2">
            <text:p>4190974</text:p>
          </table:table-cell>
          <table:table-cell office:value-type="float" office:value="4311955" table:style-name="ce2">
            <text:p>4311955</text:p>
          </table:table-cell>
          <table:table-cell office:value-type="float" office:value="4435118" table:style-name="ce2">
            <text:p>4435118</text:p>
          </table:table-cell>
          <table:table-cell office:value-type="float" office:value="4559646" table:style-name="ce2">
            <text:p>4559646</text:p>
          </table:table-cell>
          <table:table-cell office:value-type="float" office:value="4685060" table:style-name="ce2">
            <text:p>4685060</text:p>
          </table:table-cell>
          <table:table-cell office:value-type="float" office:value="4809220" table:style-name="ce2">
            <text:p>4809220</text:p>
          </table:table-cell>
          <table:table-cell office:value-type="float" office:value="4929409" table:style-name="ce2">
            <text:p>4929409</text:p>
          </table:table-cell>
          <table:table-cell office:value-type="float" office:value="5045678" table:style-name="ce2">
            <text:p>5045678</text:p>
          </table:table-cell>
          <table:table-cell office:value-type="float" office:value="5152011" table:style-name="ce2">
            <text:p>5152011</text:p>
          </table:table-cell>
          <table:table-cell office:value-type="float" office:value="5248266" table:style-name="ce2">
            <text:p>5248266</text:p>
          </table:table-cell>
          <table:table-cell office:value-type="float" office:value="5340784" table:style-name="ce2">
            <text:p>5340784</text:p>
          </table:table-cell>
          <table:table-cell office:value-type="float" office:value="5431212" table:style-name="ce2">
            <text:p>5431212</text:p>
          </table:table-cell>
          <table:table-cell office:value-type="float" office:value="5521482" table:style-name="ce2">
            <text:p>5521482</text:p>
          </table:table-cell>
          <table:table-cell office:value-type="float" office:value="5610889" table:style-name="ce2">
            <text:p>5610889</text:p>
          </table:table-cell>
          <table:table-cell office:value-type="float" office:value="5697945" table:style-name="ce2">
            <text:p>5697945</text:p>
          </table:table-cell>
          <table:table-cell office:value-type="float" office:value="5781626" table:style-name="ce2">
            <text:p>5781626</text:p>
          </table:table-cell>
          <table:table-cell office:value-type="float" office:value="5869523" table:style-name="ce2">
            <text:p>5869523</text:p>
          </table:table-cell>
          <table:table-cell office:value-type="float" office:value="5963200" table:style-name="ce2">
            <text:p>5963200</text:p>
          </table:table-cell>
          <table:table-cell office:value-type="float" office:value="6056236" table:style-name="ce2">
            <text:p>6056236</text:p>
          </table:table-cell>
          <table:table-cell office:value-type="float" office:value="6148969" table:style-name="ce2">
            <text:p>6148969</text:p>
          </table:table-cell>
          <table:table-cell office:value-type="float" office:value="6241642" table:style-name="ce2">
            <text:p>6241642</text:p>
          </table:table-cell>
          <table:table-cell office:value-type="float" office:value="6334194" table:style-name="ce2">
            <text:p>6334194</text:p>
          </table:table-cell>
          <table:table-cell office:value-type="float" office:value="6426590" table:style-name="ce2">
            <text:p>6426590</text:p>
          </table:table-cell>
          <table:table-cell office:value-type="float" office:value="6518978" table:style-name="ce2">
            <text:p>6518978</text:p>
          </table:table-cell>
          <table:table-cell office:value-type="float" office:value="6611385" table:style-name="ce2">
            <text:p>6611385</text:p>
          </table:table-cell>
          <table:table-cell office:value-type="float" office:value="6703172" table:style-name="ce2">
            <text:p>6703172</text:p>
          </table:table-cell>
          <table:table-cell office:value-type="float" office:value="6801645" table:style-name="ce2">
            <text:p>6801645</text:p>
          </table:table-cell>
          <table:table-cell office:value-type="float" office:value="6908802" table:style-name="ce2">
            <text:p>6908802</text:p>
          </table:table-cell>
          <table:table-cell office:value-type="float" office:value="7018147" table:style-name="ce2">
            <text:p>7018147</text:p>
          </table:table-cell>
          <table:table-cell office:value-type="float" office:value="7128045" table:style-name="ce2">
            <text:p>7128045</text:p>
          </table:table-cell>
          <table:table-cell office:value-type="float" office:value="7237636" table:style-name="ce2">
            <text:p>7237636</text:p>
          </table:table-cell>
          <table:table-cell office:value-type="float" office:value="7346533" table:style-name="ce2">
            <text:p>7346533</text:p>
          </table:table-cell>
          <table:table-cell office:value-type="float" office:value="7453194" table:style-name="ce2">
            <text:p>7453194</text:p>
          </table:table-cell>
          <table:table-cell office:value-type="float" office:value="7559007" table:style-name="ce2">
            <text:p>7559007</text:p>
          </table:table-cell>
          <table:table-cell office:value-type="float" office:value="7664993" table:style-name="ce2">
            <text:p>7664993</text:p>
          </table:table-cell>
          <table:table-cell office:value-type="float" office:value="7769819" table:style-name="ce2">
            <text:p>7769819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Lebanon</text:p>
          </table:table-cell>
          <table:table-cell office:value-type="string" table:style-name="ce2">
            <text:p>LB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794406" table:style-name="ce2">
            <text:p>1794406</text:p>
          </table:table-cell>
          <table:table-cell office:value-type="float" office:value="1850084" table:style-name="ce2">
            <text:p>1850084</text:p>
          </table:table-cell>
          <table:table-cell office:value-type="float" office:value="1909578" table:style-name="ce2">
            <text:p>1909578</text:p>
          </table:table-cell>
          <table:table-cell office:value-type="float" office:value="1970316" table:style-name="ce2">
            <text:p>1970316</text:p>
          </table:table-cell>
          <table:table-cell office:value-type="float" office:value="2030543" table:style-name="ce2">
            <text:p>2030543</text:p>
          </table:table-cell>
          <table:table-cell office:value-type="float" office:value="2088831" table:style-name="ce2">
            <text:p>2088831</text:p>
          </table:table-cell>
          <table:table-cell office:value-type="float" office:value="2148260" table:style-name="ce2">
            <text:p>2148260</text:p>
          </table:table-cell>
          <table:table-cell office:value-type="float" office:value="2206731" table:style-name="ce2">
            <text:p>2206731</text:p>
          </table:table-cell>
          <table:table-cell office:value-type="float" office:value="2266368" table:style-name="ce2">
            <text:p>2266368</text:p>
          </table:table-cell>
          <table:table-cell office:value-type="float" office:value="2328159" table:style-name="ce2">
            <text:p>2328159</text:p>
          </table:table-cell>
          <table:table-cell office:value-type="float" office:value="2386114" table:style-name="ce2">
            <text:p>2386114</text:p>
          </table:table-cell>
          <table:table-cell office:value-type="float" office:value="2446314" table:style-name="ce2">
            <text:p>2446314</text:p>
          </table:table-cell>
          <table:table-cell office:value-type="float" office:value="2509729" table:style-name="ce2">
            <text:p>2509729</text:p>
          </table:table-cell>
          <table:table-cell office:value-type="float" office:value="2572935" table:style-name="ce2">
            <text:p>2572935</text:p>
          </table:table-cell>
          <table:table-cell office:value-type="float" office:value="2635185" table:style-name="ce2">
            <text:p>2635185</text:p>
          </table:table-cell>
          <table:table-cell office:value-type="float" office:value="2693191" table:style-name="ce2">
            <text:p>2693191</text:p>
          </table:table-cell>
          <table:table-cell office:value-type="float" office:value="2726469" table:style-name="ce2">
            <text:p>2726469</text:p>
          </table:table-cell>
          <table:table-cell office:value-type="float" office:value="2762155" table:style-name="ce2">
            <text:p>2762155</text:p>
          </table:table-cell>
          <table:table-cell office:value-type="float" office:value="2822682" table:style-name="ce2">
            <text:p>2822682</text:p>
          </table:table-cell>
          <table:table-cell office:value-type="float" office:value="2882635" table:style-name="ce2">
            <text:p>2882635</text:p>
          </table:table-cell>
          <table:table-cell office:value-type="float" office:value="2944763" table:style-name="ce2">
            <text:p>2944763</text:p>
          </table:table-cell>
          <table:table-cell office:value-type="float" office:value="3008981" table:style-name="ce2">
            <text:p>3008981</text:p>
          </table:table-cell>
          <table:table-cell office:value-type="float" office:value="3054931" table:style-name="ce2">
            <text:p>3054931</text:p>
          </table:table-cell>
          <table:table-cell office:value-type="float" office:value="3094996" table:style-name="ce2">
            <text:p>3094996</text:p>
          </table:table-cell>
          <table:table-cell office:value-type="float" office:value="3152744" table:style-name="ce2">
            <text:p>3152744</text:p>
          </table:table-cell>
          <table:table-cell office:value-type="float" office:value="3217376" table:style-name="ce2">
            <text:p>3217376</text:p>
          </table:table-cell>
          <table:table-cell office:value-type="float" office:value="3300365" table:style-name="ce2">
            <text:p>3300365</text:p>
          </table:table-cell>
          <table:table-cell office:value-type="float" office:value="3385555" table:style-name="ce2">
            <text:p>3385555</text:p>
          </table:table-cell>
          <table:table-cell office:value-type="float" office:value="3454649" table:style-name="ce2">
            <text:p>3454649</text:p>
          </table:table-cell>
          <table:table-cell office:value-type="float" office:value="3525285" table:style-name="ce2">
            <text:p>3525285</text:p>
          </table:table-cell>
          <table:table-cell office:value-type="float" office:value="3595175" table:style-name="ce2">
            <text:p>3595175</text:p>
          </table:table-cell>
          <table:table-cell office:value-type="float" office:value="3668912" table:style-name="ce2">
            <text:p>3668912</text:p>
          </table:table-cell>
          <table:table-cell office:value-type="float" office:value="3747371" table:style-name="ce2">
            <text:p>3747371</text:p>
          </table:table-cell>
          <table:table-cell office:value-type="float" office:value="3820647" table:style-name="ce2">
            <text:p>3820647</text:p>
          </table:table-cell>
          <table:table-cell office:value-type="float" office:value="3889799" table:style-name="ce2">
            <text:p>3889799</text:p>
          </table:table-cell>
          <table:table-cell office:value-type="float" office:value="3960735" table:style-name="ce2">
            <text:p>3960735</text:p>
          </table:table-cell>
          <table:table-cell office:value-type="float" office:value="4034781" table:style-name="ce2">
            <text:p>4034781</text:p>
          </table:table-cell>
          <table:table-cell office:value-type="float" office:value="4108405" table:style-name="ce2">
            <text:p>4108405</text:p>
          </table:table-cell>
          <table:table-cell office:value-type="float" office:value="4181281" table:style-name="ce2">
            <text:p>4181281</text:p>
          </table:table-cell>
          <table:table-cell office:value-type="float" office:value="4255277" table:style-name="ce2">
            <text:p>4255277</text:p>
          </table:table-cell>
          <table:table-cell office:value-type="float" office:value="4329340" table:style-name="ce2">
            <text:p>4329340</text:p>
          </table:table-cell>
          <table:table-cell office:value-type="float" office:value="4401918" table:style-name="ce2">
            <text:p>4401918</text:p>
          </table:table-cell>
          <table:table-cell office:value-type="float" office:value="4463504" table:style-name="ce2">
            <text:p>4463504</text:p>
          </table:table-cell>
          <table:table-cell office:value-type="float" office:value="4525508" table:style-name="ce2">
            <text:p>4525508</text:p>
          </table:table-cell>
          <table:table-cell office:value-type="float" office:value="4599279" table:style-name="ce2">
            <text:p>4599279</text:p>
          </table:table-cell>
          <table:table-cell office:value-type="float" office:value="4671102" table:style-name="ce2">
            <text:p>4671102</text:p>
          </table:table-cell>
          <table:table-cell office:value-type="float" office:value="4751136" table:style-name="ce2">
            <text:p>4751136</text:p>
          </table:table-cell>
          <table:table-cell office:value-type="float" office:value="4844118" table:style-name="ce2">
            <text:p>4844118</text:p>
          </table:table-cell>
          <table:table-cell office:value-type="float" office:value="4925354" table:style-name="ce2">
            <text:p>4925354</text:p>
          </table:table-cell>
          <table:table-cell office:value-type="float" office:value="4992287" table:style-name="ce2">
            <text:p>4992287</text:p>
          </table:table-cell>
          <table:table-cell office:value-type="float" office:value="5041288" table:style-name="ce2">
            <text:p>5041288</text:p>
          </table:table-cell>
          <table:table-cell office:value-type="float" office:value="5096020" table:style-name="ce2">
            <text:p>5096020</text:p>
          </table:table-cell>
          <table:table-cell office:value-type="float" office:value="5235742" table:style-name="ce2">
            <text:p>5235742</text:p>
          </table:table-cell>
          <table:table-cell office:value-type="float" office:value="5743436" table:style-name="ce2">
            <text:p>5743436</text:p>
          </table:table-cell>
          <table:table-cell office:value-type="float" office:value="6346990" table:style-name="ce2">
            <text:p>6346990</text:p>
          </table:table-cell>
          <table:table-cell office:value-type="float" office:value="6472469" table:style-name="ce2">
            <text:p>6472469</text:p>
          </table:table-cell>
          <table:table-cell office:value-type="float" office:value="6323060" table:style-name="ce2">
            <text:p>6323060</text:p>
          </table:table-cell>
          <table:table-cell office:value-type="float" office:value="6160128" table:style-name="ce2">
            <text:p>6160128</text:p>
          </table:table-cell>
          <table:table-cell office:value-type="float" office:value="5984119" table:style-name="ce2">
            <text:p>5984119</text:p>
          </table:table-cell>
          <table:table-cell office:value-type="float" office:value="5794594" table:style-name="ce2">
            <text:p>5794594</text:p>
          </table:table-cell>
          <table:table-cell office:value-type="float" office:value="5702398" table:style-name="ce2">
            <text:p>5702398</text:p>
          </table:table-cell>
          <table:table-cell office:value-type="float" office:value="5718122" table:style-name="ce2">
            <text:p>5718122</text:p>
          </table:table-cell>
          <table:table-cell office:value-type="float" office:value="5744489" table:style-name="ce2">
            <text:p>5744489</text:p>
          </table:table-cell>
          <table:table-cell office:value-type="float" office:value="5773493" table:style-name="ce2">
            <text:p>5773493</text:p>
          </table:table-cell>
          <table:table-cell office:value-type="float" office:value="5805962" table:style-name="ce2">
            <text:p>580596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Liberia</text:p>
          </table:table-cell>
          <table:table-cell office:value-type="string" table:style-name="ce2">
            <text:p>LBR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139522" table:style-name="ce2">
            <text:p>1139522</text:p>
          </table:table-cell>
          <table:table-cell office:value-type="float" office:value="1167717" table:style-name="ce2">
            <text:p>1167717</text:p>
          </table:table-cell>
          <table:table-cell office:value-type="float" office:value="1197039" table:style-name="ce2">
            <text:p>1197039</text:p>
          </table:table-cell>
          <table:table-cell office:value-type="float" office:value="1227414" table:style-name="ce2">
            <text:p>1227414</text:p>
          </table:table-cell>
          <table:table-cell office:value-type="float" office:value="1258745" table:style-name="ce2">
            <text:p>1258745</text:p>
          </table:table-cell>
          <table:table-cell office:value-type="float" office:value="1291156" table:style-name="ce2">
            <text:p>1291156</text:p>
          </table:table-cell>
          <table:table-cell office:value-type="float" office:value="1324383" table:style-name="ce2">
            <text:p>1324383</text:p>
          </table:table-cell>
          <table:table-cell office:value-type="float" office:value="1358435" table:style-name="ce2">
            <text:p>1358435</text:p>
          </table:table-cell>
          <table:table-cell office:value-type="float" office:value="1393530" table:style-name="ce2">
            <text:p>1393530</text:p>
          </table:table-cell>
          <table:table-cell office:value-type="float" office:value="1429605" table:style-name="ce2">
            <text:p>1429605</text:p>
          </table:table-cell>
          <table:table-cell office:value-type="float" office:value="1466676" table:style-name="ce2">
            <text:p>1466676</text:p>
          </table:table-cell>
          <table:table-cell office:value-type="float" office:value="1504077" table:style-name="ce2">
            <text:p>1504077</text:p>
          </table:table-cell>
          <table:table-cell office:value-type="float" office:value="1542670" table:style-name="ce2">
            <text:p>1542670</text:p>
          </table:table-cell>
          <table:table-cell office:value-type="float" office:value="1583588" table:style-name="ce2">
            <text:p>1583588</text:p>
          </table:table-cell>
          <table:table-cell office:value-type="float" office:value="1626362" table:style-name="ce2">
            <text:p>1626362</text:p>
          </table:table-cell>
          <table:table-cell office:value-type="float" office:value="1670913" table:style-name="ce2">
            <text:p>1670913</text:p>
          </table:table-cell>
          <table:table-cell office:value-type="float" office:value="1717060" table:style-name="ce2">
            <text:p>1717060</text:p>
          </table:table-cell>
          <table:table-cell office:value-type="float" office:value="1766019" table:style-name="ce2">
            <text:p>1766019</text:p>
          </table:table-cell>
          <table:table-cell office:value-type="float" office:value="1818247" table:style-name="ce2">
            <text:p>1818247</text:p>
          </table:table-cell>
          <table:table-cell office:value-type="float" office:value="1872713" table:style-name="ce2">
            <text:p>1872713</text:p>
          </table:table-cell>
          <table:table-cell office:value-type="float" office:value="1929253" table:style-name="ce2">
            <text:p>1929253</text:p>
          </table:table-cell>
          <table:table-cell office:value-type="float" office:value="1986867" table:style-name="ce2">
            <text:p>1986867</text:p>
          </table:table-cell>
          <table:table-cell office:value-type="float" office:value="2045073" table:style-name="ce2">
            <text:p>2045073</text:p>
          </table:table-cell>
          <table:table-cell office:value-type="float" office:value="2107113" table:style-name="ce2">
            <text:p>2107113</text:p>
          </table:table-cell>
          <table:table-cell office:value-type="float" office:value="2173312" table:style-name="ce2">
            <text:p>2173312</text:p>
          </table:table-cell>
          <table:table-cell office:value-type="float" office:value="2240539" table:style-name="ce2">
            <text:p>2240539</text:p>
          </table:table-cell>
          <table:table-cell office:value-type="float" office:value="2308511" table:style-name="ce2">
            <text:p>2308511</text:p>
          </table:table-cell>
          <table:table-cell office:value-type="float" office:value="2377229" table:style-name="ce2">
            <text:p>2377229</text:p>
          </table:table-cell>
          <table:table-cell office:value-type="float" office:value="2446941" table:style-name="ce2">
            <text:p>2446941</text:p>
          </table:table-cell>
          <table:table-cell office:value-type="float" office:value="2517858" table:style-name="ce2">
            <text:p>2517858</text:p>
          </table:table-cell>
          <table:table-cell office:value-type="float" office:value="2223667" table:style-name="ce2">
            <text:p>2223667</text:p>
          </table:table-cell>
          <table:table-cell office:value-type="float" office:value="1956518" table:style-name="ce2">
            <text:p>1956518</text:p>
          </table:table-cell>
          <table:table-cell office:value-type="float" office:value="2072461" table:style-name="ce2">
            <text:p>2072461</text:p>
          </table:table-cell>
          <table:table-cell office:value-type="float" office:value="2155126" table:style-name="ce2">
            <text:p>2155126</text:p>
          </table:table-cell>
          <table:table-cell office:value-type="float" office:value="2149928" table:style-name="ce2">
            <text:p>2149928</text:p>
          </table:table-cell>
          <table:table-cell office:value-type="float" office:value="2169162" table:style-name="ce2">
            <text:p>2169162</text:p>
          </table:table-cell>
          <table:table-cell office:value-type="float" office:value="2232289" table:style-name="ce2">
            <text:p>2232289</text:p>
          </table:table-cell>
          <table:table-cell office:value-type="float" office:value="2412989" table:style-name="ce2">
            <text:p>2412989</text:p>
          </table:table-cell>
          <table:table-cell office:value-type="float" office:value="2670124" table:style-name="ce2">
            <text:p>2670124</text:p>
          </table:table-cell>
          <table:table-cell office:value-type="float" office:value="2821684" table:style-name="ce2">
            <text:p>2821684</text:p>
          </table:table-cell>
          <table:table-cell office:value-type="float" office:value="2928117" table:style-name="ce2">
            <text:p>2928117</text:p>
          </table:table-cell>
          <table:table-cell office:value-type="float" office:value="3015338" table:style-name="ce2">
            <text:p>3015338</text:p>
          </table:table-cell>
          <table:table-cell office:value-type="float" office:value="3094782" table:style-name="ce2">
            <text:p>3094782</text:p>
          </table:table-cell>
          <table:table-cell office:value-type="float" office:value="3119532" table:style-name="ce2">
            <text:p>3119532</text:p>
          </table:table-cell>
          <table:table-cell office:value-type="float" office:value="3156892" table:style-name="ce2">
            <text:p>3156892</text:p>
          </table:table-cell>
          <table:table-cell office:value-type="float" office:value="3301015" table:style-name="ce2">
            <text:p>3301015</text:p>
          </table:table-cell>
          <table:table-cell office:value-type="float" office:value="3490787" table:style-name="ce2">
            <text:p>3490787</text:p>
          </table:table-cell>
          <table:table-cell office:value-type="float" office:value="3669050" table:style-name="ce2">
            <text:p>3669050</text:p>
          </table:table-cell>
          <table:table-cell office:value-type="float" office:value="3821003" table:style-name="ce2">
            <text:p>3821003</text:p>
          </table:table-cell>
          <table:table-cell office:value-type="float" office:value="3943028" table:style-name="ce2">
            <text:p>3943028</text:p>
          </table:table-cell>
          <table:table-cell office:value-type="float" office:value="4058890" table:style-name="ce2">
            <text:p>4058890</text:p>
          </table:table-cell>
          <table:table-cell office:value-type="float" office:value="4221178" table:style-name="ce2">
            <text:p>4221178</text:p>
          </table:table-cell>
          <table:table-cell office:value-type="float" office:value="4373043" table:style-name="ce2">
            <text:p>4373043</text:p>
          </table:table-cell>
          <table:table-cell office:value-type="float" office:value="4470239" table:style-name="ce2">
            <text:p>4470239</text:p>
          </table:table-cell>
          <table:table-cell office:value-type="float" office:value="4564293" table:style-name="ce2">
            <text:p>4564293</text:p>
          </table:table-cell>
          <table:table-cell office:value-type="float" office:value="4659431" table:style-name="ce2">
            <text:p>4659431</text:p>
          </table:table-cell>
          <table:table-cell office:value-type="float" office:value="4755608" table:style-name="ce2">
            <text:p>4755608</text:p>
          </table:table-cell>
          <table:table-cell office:value-type="float" office:value="4848925" table:style-name="ce2">
            <text:p>4848925</text:p>
          </table:table-cell>
          <table:table-cell office:value-type="float" office:value="4944726" table:style-name="ce2">
            <text:p>4944726</text:p>
          </table:table-cell>
          <table:table-cell office:value-type="float" office:value="5043721" table:style-name="ce2">
            <text:p>5043721</text:p>
          </table:table-cell>
          <table:table-cell office:value-type="float" office:value="5149463" table:style-name="ce2">
            <text:p>5149463</text:p>
          </table:table-cell>
          <table:table-cell office:value-type="float" office:value="5259323" table:style-name="ce2">
            <text:p>5259323</text:p>
          </table:table-cell>
          <table:table-cell office:value-type="float" office:value="5373294" table:style-name="ce2">
            <text:p>5373294</text:p>
          </table:table-cell>
          <table:table-cell office:value-type="float" office:value="5493031" table:style-name="ce2">
            <text:p>5493031</text:p>
          </table:table-cell>
          <table:table-cell office:value-type="float" office:value="5612817" table:style-name="ce2">
            <text:p>561281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Libya</text:p>
          </table:table-cell>
          <table:table-cell office:value-type="string" table:style-name="ce2">
            <text:p>LBY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492890" table:style-name="ce2">
            <text:p>1492890</text:p>
          </table:table-cell>
          <table:table-cell office:value-type="float" office:value="1555699" table:style-name="ce2">
            <text:p>1555699</text:p>
          </table:table-cell>
          <table:table-cell office:value-type="float" office:value="1621960" table:style-name="ce2">
            <text:p>1621960</text:p>
          </table:table-cell>
          <table:table-cell office:value-type="float" office:value="1690457" table:style-name="ce2">
            <text:p>1690457</text:p>
          </table:table-cell>
          <table:table-cell office:value-type="float" office:value="1753691" table:style-name="ce2">
            <text:p>1753691</text:p>
          </table:table-cell>
          <table:table-cell office:value-type="float" office:value="1804015" table:style-name="ce2">
            <text:p>1804015</text:p>
          </table:table-cell>
          <table:table-cell office:value-type="float" office:value="1849063" table:style-name="ce2">
            <text:p>1849063</text:p>
          </table:table-cell>
          <table:table-cell office:value-type="float" office:value="1898199" table:style-name="ce2">
            <text:p>1898199</text:p>
          </table:table-cell>
          <table:table-cell office:value-type="float" office:value="1952781" table:style-name="ce2">
            <text:p>1952781</text:p>
          </table:table-cell>
          <table:table-cell office:value-type="float" office:value="2014293" table:style-name="ce2">
            <text:p>2014293</text:p>
          </table:table-cell>
          <table:table-cell office:value-type="float" office:value="2082589" table:style-name="ce2">
            <text:p>2082589</text:p>
          </table:table-cell>
          <table:table-cell office:value-type="float" office:value="2153534" table:style-name="ce2">
            <text:p>2153534</text:p>
          </table:table-cell>
          <table:table-cell office:value-type="float" office:value="2226091" table:style-name="ce2">
            <text:p>2226091</text:p>
          </table:table-cell>
          <table:table-cell office:value-type="float" office:value="2314193" table:style-name="ce2">
            <text:p>2314193</text:p>
          </table:table-cell>
          <table:table-cell office:value-type="float" office:value="2432211" table:style-name="ce2">
            <text:p>2432211</text:p>
          </table:table-cell>
          <table:table-cell office:value-type="float" office:value="2571556" table:style-name="ce2">
            <text:p>2571556</text:p>
          </table:table-cell>
          <table:table-cell office:value-type="float" office:value="2721237" table:style-name="ce2">
            <text:p>2721237</text:p>
          </table:table-cell>
          <table:table-cell office:value-type="float" office:value="2881533" table:style-name="ce2">
            <text:p>2881533</text:p>
          </table:table-cell>
          <table:table-cell office:value-type="float" office:value="3052526" table:style-name="ce2">
            <text:p>3052526</text:p>
          </table:table-cell>
          <table:table-cell office:value-type="float" office:value="3233846" table:style-name="ce2">
            <text:p>3233846</text:p>
          </table:table-cell>
          <table:table-cell office:value-type="float" office:value="3424378" table:style-name="ce2">
            <text:p>3424378</text:p>
          </table:table-cell>
          <table:table-cell office:value-type="float" office:value="3621486" table:style-name="ce2">
            <text:p>3621486</text:p>
          </table:table-cell>
          <table:table-cell office:value-type="float" office:value="3724765" table:style-name="ce2">
            <text:p>3724765</text:p>
          </table:table-cell>
          <table:table-cell office:value-type="float" office:value="3718961" table:style-name="ce2">
            <text:p>3718961</text:p>
          </table:table-cell>
          <table:table-cell office:value-type="float" office:value="3773633" table:style-name="ce2">
            <text:p>3773633</text:p>
          </table:table-cell>
          <table:table-cell office:value-type="float" office:value="3898745" table:style-name="ce2">
            <text:p>3898745</text:p>
          </table:table-cell>
          <table:table-cell office:value-type="float" office:value="4017403" table:style-name="ce2">
            <text:p>4017403</text:p>
          </table:table-cell>
          <table:table-cell office:value-type="float" office:value="4129739" table:style-name="ce2">
            <text:p>4129739</text:p>
          </table:table-cell>
          <table:table-cell office:value-type="float" office:value="4237755" table:style-name="ce2">
            <text:p>4237755</text:p>
          </table:table-cell>
          <table:table-cell office:value-type="float" office:value="4342920" table:style-name="ce2">
            <text:p>4342920</text:p>
          </table:table-cell>
          <table:table-cell office:value-type="float" office:value="4445239" table:style-name="ce2">
            <text:p>4445239</text:p>
          </table:table-cell>
          <table:table-cell office:value-type="float" office:value="4544400" table:style-name="ce2">
            <text:p>4544400</text:p>
          </table:table-cell>
          <table:table-cell office:value-type="float" office:value="4640352" table:style-name="ce2">
            <text:p>4640352</text:p>
          </table:table-cell>
          <table:table-cell office:value-type="float" office:value="4733045" table:style-name="ce2">
            <text:p>4733045</text:p>
          </table:table-cell>
          <table:table-cell office:value-type="float" office:value="4822037" table:style-name="ce2">
            <text:p>4822037</text:p>
          </table:table-cell>
          <table:table-cell office:value-type="float" office:value="4906843" table:style-name="ce2">
            <text:p>4906843</text:p>
          </table:table-cell>
          <table:table-cell office:value-type="float" office:value="4987393" table:style-name="ce2">
            <text:p>4987393</text:p>
          </table:table-cell>
          <table:table-cell office:value-type="float" office:value="5064639" table:style-name="ce2">
            <text:p>5064639</text:p>
          </table:table-cell>
          <table:table-cell office:value-type="float" office:value="5140704" table:style-name="ce2">
            <text:p>5140704</text:p>
          </table:table-cell>
          <table:table-cell office:value-type="float" office:value="5218038" table:style-name="ce2">
            <text:p>5218038</text:p>
          </table:table-cell>
          <table:table-cell office:value-type="float" office:value="5305021" table:style-name="ce2">
            <text:p>5305021</text:p>
          </table:table-cell>
          <table:table-cell office:value-type="float" office:value="5403639" table:style-name="ce2">
            <text:p>5403639</text:p>
          </table:table-cell>
          <table:table-cell office:value-type="float" office:value="5508410" table:style-name="ce2">
            <text:p>5508410</text:p>
          </table:table-cell>
          <table:table-cell office:value-type="float" office:value="5619398" table:style-name="ce2">
            <text:p>5619398</text:p>
          </table:table-cell>
          <table:table-cell office:value-type="float" office:value="5736693" table:style-name="ce2">
            <text:p>5736693</text:p>
          </table:table-cell>
          <table:table-cell office:value-type="float" office:value="5858798" table:style-name="ce2">
            <text:p>5858798</text:p>
          </table:table-cell>
          <table:table-cell office:value-type="float" office:value="5980211" table:style-name="ce2">
            <text:p>5980211</text:p>
          </table:table-cell>
          <table:table-cell office:value-type="float" office:value="6104380" table:style-name="ce2">
            <text:p>6104380</text:p>
          </table:table-cell>
          <table:table-cell office:value-type="float" office:value="6235430" table:style-name="ce2">
            <text:p>6235430</text:p>
          </table:table-cell>
          <table:table-cell office:value-type="float" office:value="6366686" table:style-name="ce2">
            <text:p>6366686</text:p>
          </table:table-cell>
          <table:table-cell office:value-type="float" office:value="6497839" table:style-name="ce2">
            <text:p>6497839</text:p>
          </table:table-cell>
          <table:table-cell office:value-type="float" office:value="6343203" table:style-name="ce2">
            <text:p>6343203</text:p>
          </table:table-cell>
          <table:table-cell office:value-type="float" office:value="6179328" table:style-name="ce2">
            <text:p>6179328</text:p>
          </table:table-cell>
          <table:table-cell office:value-type="float" office:value="6304628" table:style-name="ce2">
            <text:p>6304628</text:p>
          </table:table-cell>
          <table:table-cell office:value-type="float" office:value="6427252" table:style-name="ce2">
            <text:p>6427252</text:p>
          </table:table-cell>
          <table:table-cell office:value-type="float" office:value="6531819" table:style-name="ce2">
            <text:p>6531819</text:p>
          </table:table-cell>
          <table:table-cell office:value-type="float" office:value="6632126" table:style-name="ce2">
            <text:p>6632126</text:p>
          </table:table-cell>
          <table:table-cell office:value-type="float" office:value="6738770" table:style-name="ce2">
            <text:p>6738770</text:p>
          </table:table-cell>
          <table:table-cell office:value-type="float" office:value="6849055" table:style-name="ce2">
            <text:p>6849055</text:p>
          </table:table-cell>
          <table:table-cell office:value-type="float" office:value="6951033" table:style-name="ce2">
            <text:p>6951033</text:p>
          </table:table-cell>
          <table:table-cell office:value-type="float" office:value="7045399" table:style-name="ce2">
            <text:p>7045399</text:p>
          </table:table-cell>
          <table:table-cell office:value-type="float" office:value="7135175" table:style-name="ce2">
            <text:p>7135175</text:p>
          </table:table-cell>
          <table:table-cell office:value-type="float" office:value="7223805" table:style-name="ce2">
            <text:p>7223805</text:p>
          </table:table-cell>
          <table:table-cell office:value-type="float" office:value="7305659" table:style-name="ce2">
            <text:p>7305659</text:p>
          </table:table-cell>
          <table:table-cell office:value-type="float" office:value="7381023" table:style-name="ce2">
            <text:p>738102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t. Lucia</text:p>
          </table:table-cell>
          <table:table-cell office:value-type="string" table:style-name="ce2">
            <text:p>LC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92585" table:style-name="ce2">
            <text:p>92585</text:p>
          </table:table-cell>
          <table:table-cell office:value-type="float" office:value="93490" table:style-name="ce2">
            <text:p>93490</text:p>
          </table:table-cell>
          <table:table-cell office:value-type="float" office:value="94505" table:style-name="ce2">
            <text:p>94505</text:p>
          </table:table-cell>
          <table:table-cell office:value-type="float" office:value="95519" table:style-name="ce2">
            <text:p>95519</text:p>
          </table:table-cell>
          <table:table-cell office:value-type="float" office:value="96505" table:style-name="ce2">
            <text:p>96505</text:p>
          </table:table-cell>
          <table:table-cell office:value-type="float" office:value="97493" table:style-name="ce2">
            <text:p>97493</text:p>
          </table:table-cell>
          <table:table-cell office:value-type="float" office:value="98463" table:style-name="ce2">
            <text:p>98463</text:p>
          </table:table-cell>
          <table:table-cell office:value-type="float" office:value="99504" table:style-name="ce2">
            <text:p>99504</text:p>
          </table:table-cell>
          <table:table-cell office:value-type="float" office:value="100675" table:style-name="ce2">
            <text:p>100675</text:p>
          </table:table-cell>
          <table:table-cell office:value-type="float" office:value="101879" table:style-name="ce2">
            <text:p>101879</text:p>
          </table:table-cell>
          <table:table-cell office:value-type="float" office:value="103165" table:style-name="ce2">
            <text:p>103165</text:p>
          </table:table-cell>
          <table:table-cell office:value-type="float" office:value="104564" table:style-name="ce2">
            <text:p>104564</text:p>
          </table:table-cell>
          <table:table-cell office:value-type="float" office:value="106002" table:style-name="ce2">
            <text:p>106002</text:p>
          </table:table-cell>
          <table:table-cell office:value-type="float" office:value="107498" table:style-name="ce2">
            <text:p>107498</text:p>
          </table:table-cell>
          <table:table-cell office:value-type="float" office:value="109076" table:style-name="ce2">
            <text:p>109076</text:p>
          </table:table-cell>
          <table:table-cell office:value-type="float" office:value="110725" table:style-name="ce2">
            <text:p>110725</text:p>
          </table:table-cell>
          <table:table-cell office:value-type="float" office:value="112425" table:style-name="ce2">
            <text:p>112425</text:p>
          </table:table-cell>
          <table:table-cell office:value-type="float" office:value="114135" table:style-name="ce2">
            <text:p>114135</text:p>
          </table:table-cell>
          <table:table-cell office:value-type="float" office:value="115834" table:style-name="ce2">
            <text:p>115834</text:p>
          </table:table-cell>
          <table:table-cell office:value-type="float" office:value="117528" table:style-name="ce2">
            <text:p>117528</text:p>
          </table:table-cell>
          <table:table-cell office:value-type="float" office:value="119290" table:style-name="ce2">
            <text:p>119290</text:p>
          </table:table-cell>
          <table:table-cell office:value-type="float" office:value="121166" table:style-name="ce2">
            <text:p>121166</text:p>
          </table:table-cell>
          <table:table-cell office:value-type="float" office:value="123087" table:style-name="ce2">
            <text:p>123087</text:p>
          </table:table-cell>
          <table:table-cell office:value-type="float" office:value="125044" table:style-name="ce2">
            <text:p>125044</text:p>
          </table:table-cell>
          <table:table-cell office:value-type="float" office:value="127067" table:style-name="ce2">
            <text:p>127067</text:p>
          </table:table-cell>
          <table:table-cell office:value-type="float" office:value="129159" table:style-name="ce2">
            <text:p>129159</text:p>
          </table:table-cell>
          <table:table-cell office:value-type="float" office:value="131239" table:style-name="ce2">
            <text:p>131239</text:p>
          </table:table-cell>
          <table:table-cell office:value-type="float" office:value="133227" table:style-name="ce2">
            <text:p>133227</text:p>
          </table:table-cell>
          <table:table-cell office:value-type="float" office:value="135000" table:style-name="ce2">
            <text:p>135000</text:p>
          </table:table-cell>
          <table:table-cell office:value-type="float" office:value="136512" table:style-name="ce2">
            <text:p>136512</text:p>
          </table:table-cell>
          <table:table-cell office:value-type="float" office:value="137857" table:style-name="ce2">
            <text:p>137857</text:p>
          </table:table-cell>
          <table:table-cell office:value-type="float" office:value="139520" table:style-name="ce2">
            <text:p>139520</text:p>
          </table:table-cell>
          <table:table-cell office:value-type="float" office:value="141617" table:style-name="ce2">
            <text:p>141617</text:p>
          </table:table-cell>
          <table:table-cell office:value-type="float" office:value="143726" table:style-name="ce2">
            <text:p>143726</text:p>
          </table:table-cell>
          <table:table-cell office:value-type="float" office:value="145890" table:style-name="ce2">
            <text:p>145890</text:p>
          </table:table-cell>
          <table:table-cell office:value-type="float" office:value="148208" table:style-name="ce2">
            <text:p>148208</text:p>
          </table:table-cell>
          <table:table-cell office:value-type="float" office:value="150436" table:style-name="ce2">
            <text:p>150436</text:p>
          </table:table-cell>
          <table:table-cell office:value-type="float" office:value="152569" table:style-name="ce2">
            <text:p>152569</text:p>
          </table:table-cell>
          <table:table-cell office:value-type="float" office:value="154677" table:style-name="ce2">
            <text:p>154677</text:p>
          </table:table-cell>
          <table:table-cell office:value-type="float" office:value="156702" table:style-name="ce2">
            <text:p>156702</text:p>
          </table:table-cell>
          <table:table-cell office:value-type="float" office:value="158616" table:style-name="ce2">
            <text:p>158616</text:p>
          </table:table-cell>
          <table:table-cell office:value-type="float" office:value="160237" table:style-name="ce2">
            <text:p>160237</text:p>
          </table:table-cell>
          <table:table-cell office:value-type="float" office:value="161641" table:style-name="ce2">
            <text:p>161641</text:p>
          </table:table-cell>
          <table:table-cell office:value-type="float" office:value="162976" table:style-name="ce2">
            <text:p>162976</text:p>
          </table:table-cell>
          <table:table-cell office:value-type="float" office:value="164239" table:style-name="ce2">
            <text:p>164239</text:p>
          </table:table-cell>
          <table:table-cell office:value-type="float" office:value="165450" table:style-name="ce2">
            <text:p>165450</text:p>
          </table:table-cell>
          <table:table-cell office:value-type="float" office:value="166639" table:style-name="ce2">
            <text:p>166639</text:p>
          </table:table-cell>
          <table:table-cell office:value-type="float" office:value="167758" table:style-name="ce2">
            <text:p>167758</text:p>
          </table:table-cell>
          <table:table-cell office:value-type="float" office:value="168808" table:style-name="ce2">
            <text:p>168808</text:p>
          </table:table-cell>
          <table:table-cell office:value-type="float" office:value="169869" table:style-name="ce2">
            <text:p>169869</text:p>
          </table:table-cell>
          <table:table-cell office:value-type="float" office:value="170906" table:style-name="ce2">
            <text:p>170906</text:p>
          </table:table-cell>
          <table:table-cell office:value-type="float" office:value="171801" table:style-name="ce2">
            <text:p>171801</text:p>
          </table:table-cell>
          <table:table-cell office:value-type="float" office:value="172587" table:style-name="ce2">
            <text:p>172587</text:p>
          </table:table-cell>
          <table:table-cell office:value-type="float" office:value="173369" table:style-name="ce2">
            <text:p>173369</text:p>
          </table:table-cell>
          <table:table-cell office:value-type="float" office:value="174138" table:style-name="ce2">
            <text:p>174138</text:p>
          </table:table-cell>
          <table:table-cell office:value-type="float" office:value="174905" table:style-name="ce2">
            <text:p>174905</text:p>
          </table:table-cell>
          <table:table-cell office:value-type="float" office:value="175646" table:style-name="ce2">
            <text:p>175646</text:p>
          </table:table-cell>
          <table:table-cell office:value-type="float" office:value="176342" table:style-name="ce2">
            <text:p>176342</text:p>
          </table:table-cell>
          <table:table-cell office:value-type="float" office:value="177017" table:style-name="ce2">
            <text:p>177017</text:p>
          </table:table-cell>
          <table:table-cell office:value-type="float" office:value="177661" table:style-name="ce2">
            <text:p>177661</text:p>
          </table:table-cell>
          <table:table-cell office:value-type="float" office:value="178250" table:style-name="ce2">
            <text:p>178250</text:p>
          </table:table-cell>
          <table:table-cell office:value-type="float" office:value="178522" table:style-name="ce2">
            <text:p>178522</text:p>
          </table:table-cell>
          <table:table-cell office:value-type="float" office:value="178781" table:style-name="ce2">
            <text:p>178781</text:p>
          </table:table-cell>
          <table:table-cell office:value-type="float" office:value="179285" table:style-name="ce2">
            <text:p>179285</text:p>
          </table:table-cell>
          <table:table-cell office:value-type="float" office:value="179744" table:style-name="ce2">
            <text:p>17974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Latin America &amp; Caribbean</text:p>
          </table:table-cell>
          <table:table-cell office:value-type="string" table:style-name="ce2">
            <text:p>LC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18624695" table:style-name="ce2">
            <text:p>218624695</text:p>
          </table:table-cell>
          <table:table-cell office:value-type="float" office:value="224737321" table:style-name="ce2">
            <text:p>224737321</text:p>
          </table:table-cell>
          <table:table-cell office:value-type="float" office:value="231038261" table:style-name="ce2">
            <text:p>231038261</text:p>
          </table:table-cell>
          <table:table-cell office:value-type="float" office:value="237499676" table:style-name="ce2">
            <text:p>237499676</text:p>
          </table:table-cell>
          <table:table-cell office:value-type="float" office:value="244080552" table:style-name="ce2">
            <text:p>244080552</text:p>
          </table:table-cell>
          <table:table-cell office:value-type="float" office:value="250750949" table:style-name="ce2">
            <text:p>250750949</text:p>
          </table:table-cell>
          <table:table-cell office:value-type="float" office:value="257488362" table:style-name="ce2">
            <text:p>257488362</text:p>
          </table:table-cell>
          <table:table-cell office:value-type="float" office:value="264279682" table:style-name="ce2">
            <text:p>264279682</text:p>
          </table:table-cell>
          <table:table-cell office:value-type="float" office:value="271127278" table:style-name="ce2">
            <text:p>271127278</text:p>
          </table:table-cell>
          <table:table-cell office:value-type="float" office:value="278039112" table:style-name="ce2">
            <text:p>278039112</text:p>
          </table:table-cell>
          <table:table-cell office:value-type="float" office:value="284995920" table:style-name="ce2">
            <text:p>284995920</text:p>
          </table:table-cell>
          <table:table-cell office:value-type="float" office:value="292033454" table:style-name="ce2">
            <text:p>292033454</text:p>
          </table:table-cell>
          <table:table-cell office:value-type="float" office:value="299187510" table:style-name="ce2">
            <text:p>299187510</text:p>
          </table:table-cell>
          <table:table-cell office:value-type="float" office:value="306451409" table:style-name="ce2">
            <text:p>306451409</text:p>
          </table:table-cell>
          <table:table-cell office:value-type="float" office:value="313798324" table:style-name="ce2">
            <text:p>313798324</text:p>
          </table:table-cell>
          <table:table-cell office:value-type="float" office:value="321203546" table:style-name="ce2">
            <text:p>321203546</text:p>
          </table:table-cell>
          <table:table-cell office:value-type="float" office:value="328673285" table:style-name="ce2">
            <text:p>328673285</text:p>
          </table:table-cell>
          <table:table-cell office:value-type="float" office:value="336262441" table:style-name="ce2">
            <text:p>336262441</text:p>
          </table:table-cell>
          <table:table-cell office:value-type="float" office:value="344000129" table:style-name="ce2">
            <text:p>344000129</text:p>
          </table:table-cell>
          <table:table-cell office:value-type="float" office:value="351820083" table:style-name="ce2">
            <text:p>351820083</text:p>
          </table:table-cell>
          <table:table-cell office:value-type="float" office:value="359713036" table:style-name="ce2">
            <text:p>359713036</text:p>
          </table:table-cell>
          <table:table-cell office:value-type="float" office:value="367619244" table:style-name="ce2">
            <text:p>367619244</text:p>
          </table:table-cell>
          <table:table-cell office:value-type="float" office:value="375568417" table:style-name="ce2">
            <text:p>375568417</text:p>
          </table:table-cell>
          <table:table-cell office:value-type="float" office:value="383657148" table:style-name="ce2">
            <text:p>383657148</text:p>
          </table:table-cell>
          <table:table-cell office:value-type="float" office:value="391832861" table:style-name="ce2">
            <text:p>391832861</text:p>
          </table:table-cell>
          <table:table-cell office:value-type="float" office:value="400012327" table:style-name="ce2">
            <text:p>400012327</text:p>
          </table:table-cell>
          <table:table-cell office:value-type="float" office:value="408172564" table:style-name="ce2">
            <text:p>408172564</text:p>
          </table:table-cell>
          <table:table-cell office:value-type="float" office:value="416332693" table:style-name="ce2">
            <text:p>416332693</text:p>
          </table:table-cell>
          <table:table-cell office:value-type="float" office:value="424525590" table:style-name="ce2">
            <text:p>424525590</text:p>
          </table:table-cell>
          <table:table-cell office:value-type="float" office:value="432726590" table:style-name="ce2">
            <text:p>432726590</text:p>
          </table:table-cell>
          <table:table-cell office:value-type="float" office:value="440958144" table:style-name="ce2">
            <text:p>440958144</text:p>
          </table:table-cell>
          <table:table-cell office:value-type="float" office:value="449128999" table:style-name="ce2">
            <text:p>449128999</text:p>
          </table:table-cell>
          <table:table-cell office:value-type="float" office:value="457245250" table:style-name="ce2">
            <text:p>457245250</text:p>
          </table:table-cell>
          <table:table-cell office:value-type="float" office:value="465325731" table:style-name="ce2">
            <text:p>465325731</text:p>
          </table:table-cell>
          <table:table-cell office:value-type="float" office:value="473328616" table:style-name="ce2">
            <text:p>473328616</text:p>
          </table:table-cell>
          <table:table-cell office:value-type="float" office:value="481309028" table:style-name="ce2">
            <text:p>481309028</text:p>
          </table:table-cell>
          <table:table-cell office:value-type="float" office:value="489235073" table:style-name="ce2">
            <text:p>489235073</text:p>
          </table:table-cell>
          <table:table-cell office:value-type="float" office:value="497097004" table:style-name="ce2">
            <text:p>497097004</text:p>
          </table:table-cell>
          <table:table-cell office:value-type="float" office:value="504952583" table:style-name="ce2">
            <text:p>504952583</text:p>
          </table:table-cell>
          <table:table-cell office:value-type="float" office:value="512730984" table:style-name="ce2">
            <text:p>512730984</text:p>
          </table:table-cell>
          <table:table-cell office:value-type="float" office:value="520272118" table:style-name="ce2">
            <text:p>520272118</text:p>
          </table:table-cell>
          <table:table-cell office:value-type="float" office:value="527572583" table:style-name="ce2">
            <text:p>527572583</text:p>
          </table:table-cell>
          <table:table-cell office:value-type="float" office:value="534691591" table:style-name="ce2">
            <text:p>534691591</text:p>
          </table:table-cell>
          <table:table-cell office:value-type="float" office:value="541643365" table:style-name="ce2">
            <text:p>541643365</text:p>
          </table:table-cell>
          <table:table-cell office:value-type="float" office:value="548455563" table:style-name="ce2">
            <text:p>548455563</text:p>
          </table:table-cell>
          <table:table-cell office:value-type="float" office:value="555120780" table:style-name="ce2">
            <text:p>555120780</text:p>
          </table:table-cell>
          <table:table-cell office:value-type="float" office:value="561751999" table:style-name="ce2">
            <text:p>561751999</text:p>
          </table:table-cell>
          <table:table-cell office:value-type="float" office:value="568345245" table:style-name="ce2">
            <text:p>568345245</text:p>
          </table:table-cell>
          <table:table-cell office:value-type="float" office:value="574908733" table:style-name="ce2">
            <text:p>574908733</text:p>
          </table:table-cell>
          <table:table-cell office:value-type="float" office:value="581388129" table:style-name="ce2">
            <text:p>581388129</text:p>
          </table:table-cell>
          <table:table-cell office:value-type="float" office:value="587752505" table:style-name="ce2">
            <text:p>587752505</text:p>
          </table:table-cell>
          <table:table-cell office:value-type="float" office:value="594086829" table:style-name="ce2">
            <text:p>594086829</text:p>
          </table:table-cell>
          <table:table-cell office:value-type="float" office:value="600420316" table:style-name="ce2">
            <text:p>600420316</text:p>
          </table:table-cell>
          <table:table-cell office:value-type="float" office:value="606683307" table:style-name="ce2">
            <text:p>606683307</text:p>
          </table:table-cell>
          <table:table-cell office:value-type="float" office:value="612849401" table:style-name="ce2">
            <text:p>612849401</text:p>
          </table:table-cell>
          <table:table-cell office:value-type="float" office:value="618868462" table:style-name="ce2">
            <text:p>618868462</text:p>
          </table:table-cell>
          <table:table-cell office:value-type="float" office:value="624737786" table:style-name="ce2">
            <text:p>624737786</text:p>
          </table:table-cell>
          <table:table-cell office:value-type="float" office:value="630414986" table:style-name="ce2">
            <text:p>630414986</text:p>
          </table:table-cell>
          <table:table-cell office:value-type="float" office:value="635778081" table:style-name="ce2">
            <text:p>635778081</text:p>
          </table:table-cell>
          <table:table-cell office:value-type="float" office:value="640962372" table:style-name="ce2">
            <text:p>640962372</text:p>
          </table:table-cell>
          <table:table-cell office:value-type="float" office:value="645498186" table:style-name="ce2">
            <text:p>645498186</text:p>
          </table:table-cell>
          <table:table-cell office:value-type="float" office:value="649236072" table:style-name="ce2">
            <text:p>649236072</text:p>
          </table:table-cell>
          <table:table-cell office:value-type="float" office:value="653108120" table:style-name="ce2">
            <text:p>653108120</text:p>
          </table:table-cell>
          <table:table-cell office:value-type="float" office:value="657616517" table:style-name="ce2">
            <text:p>657616517</text:p>
          </table:table-cell>
          <table:table-cell office:value-type="float" office:value="662186388" table:style-name="ce2">
            <text:p>66218638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Least developed countries: UN classification</text:p>
          </table:table-cell>
          <table:table-cell office:value-type="string" table:style-name="ce2">
            <text:p>LDC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45048596" table:style-name="ce2">
            <text:p>245048596</text:p>
          </table:table-cell>
          <table:table-cell office:value-type="float" office:value="250984924" table:style-name="ce2">
            <text:p>250984924</text:p>
          </table:table-cell>
          <table:table-cell office:value-type="float" office:value="257173413" table:style-name="ce2">
            <text:p>257173413</text:p>
          </table:table-cell>
          <table:table-cell office:value-type="float" office:value="263557766" table:style-name="ce2">
            <text:p>263557766</text:p>
          </table:table-cell>
          <table:table-cell office:value-type="float" office:value="270194662" table:style-name="ce2">
            <text:p>270194662</text:p>
          </table:table-cell>
          <table:table-cell office:value-type="float" office:value="277101968" table:style-name="ce2">
            <text:p>277101968</text:p>
          </table:table-cell>
          <table:table-cell office:value-type="float" office:value="284221585" table:style-name="ce2">
            <text:p>284221585</text:p>
          </table:table-cell>
          <table:table-cell office:value-type="float" office:value="291642814" table:style-name="ce2">
            <text:p>291642814</text:p>
          </table:table-cell>
          <table:table-cell office:value-type="float" office:value="299374569" table:style-name="ce2">
            <text:p>299374569</text:p>
          </table:table-cell>
          <table:table-cell office:value-type="float" office:value="307260565" table:style-name="ce2">
            <text:p>307260565</text:p>
          </table:table-cell>
          <table:table-cell office:value-type="float" office:value="315102512" table:style-name="ce2">
            <text:p>315102512</text:p>
          </table:table-cell>
          <table:table-cell office:value-type="float" office:value="322517398" table:style-name="ce2">
            <text:p>322517398</text:p>
          </table:table-cell>
          <table:table-cell office:value-type="float" office:value="330244369" table:style-name="ce2">
            <text:p>330244369</text:p>
          </table:table-cell>
          <table:table-cell office:value-type="float" office:value="339000836" table:style-name="ce2">
            <text:p>339000836</text:p>
          </table:table-cell>
          <table:table-cell office:value-type="float" office:value="348044659" table:style-name="ce2">
            <text:p>348044659</text:p>
          </table:table-cell>
          <table:table-cell office:value-type="float" office:value="356845675" table:style-name="ce2">
            <text:p>356845675</text:p>
          </table:table-cell>
          <table:table-cell office:value-type="float" office:value="365558134" table:style-name="ce2">
            <text:p>365558134</text:p>
          </table:table-cell>
          <table:table-cell office:value-type="float" office:value="374293198" table:style-name="ce2">
            <text:p>374293198</text:p>
          </table:table-cell>
          <table:table-cell office:value-type="float" office:value="383667234" table:style-name="ce2">
            <text:p>383667234</text:p>
          </table:table-cell>
          <table:table-cell office:value-type="float" office:value="393715341" table:style-name="ce2">
            <text:p>393715341</text:p>
          </table:table-cell>
          <table:table-cell office:value-type="float" office:value="403007563" table:style-name="ce2">
            <text:p>403007563</text:p>
          </table:table-cell>
          <table:table-cell office:value-type="float" office:value="412046787" table:style-name="ce2">
            <text:p>412046787</text:p>
          </table:table-cell>
          <table:table-cell office:value-type="float" office:value="422560922" table:style-name="ce2">
            <text:p>422560922</text:p>
          </table:table-cell>
          <table:table-cell office:value-type="float" office:value="434142125" table:style-name="ce2">
            <text:p>434142125</text:p>
          </table:table-cell>
          <table:table-cell office:value-type="float" office:value="445947594" table:style-name="ce2">
            <text:p>445947594</text:p>
          </table:table-cell>
          <table:table-cell office:value-type="float" office:value="457866946" table:style-name="ce2">
            <text:p>457866946</text:p>
          </table:table-cell>
          <table:table-cell office:value-type="float" office:value="469843634" table:style-name="ce2">
            <text:p>469843634</text:p>
          </table:table-cell>
          <table:table-cell office:value-type="float" office:value="482075790" table:style-name="ce2">
            <text:p>482075790</text:p>
          </table:table-cell>
          <table:table-cell office:value-type="float" office:value="494400159" table:style-name="ce2">
            <text:p>494400159</text:p>
          </table:table-cell>
          <table:table-cell office:value-type="float" office:value="506991476" table:style-name="ce2">
            <text:p>506991476</text:p>
          </table:table-cell>
          <table:table-cell office:value-type="float" office:value="519693837" table:style-name="ce2">
            <text:p>519693837</text:p>
          </table:table-cell>
          <table:table-cell office:value-type="float" office:value="532595517" table:style-name="ce2">
            <text:p>532595517</text:p>
          </table:table-cell>
          <table:table-cell office:value-type="float" office:value="546905231" table:style-name="ce2">
            <text:p>546905231</text:p>
          </table:table-cell>
          <table:table-cell office:value-type="float" office:value="562489881" table:style-name="ce2">
            <text:p>562489881</text:p>
          </table:table-cell>
          <table:table-cell office:value-type="float" office:value="578028937" table:style-name="ce2">
            <text:p>578028937</text:p>
          </table:table-cell>
          <table:table-cell office:value-type="float" office:value="593609643" table:style-name="ce2">
            <text:p>593609643</text:p>
          </table:table-cell>
          <table:table-cell office:value-type="float" office:value="609407699" table:style-name="ce2">
            <text:p>609407699</text:p>
          </table:table-cell>
          <table:table-cell office:value-type="float" office:value="625267815" table:style-name="ce2">
            <text:p>625267815</text:p>
          </table:table-cell>
          <table:table-cell office:value-type="float" office:value="641401023" table:style-name="ce2">
            <text:p>641401023</text:p>
          </table:table-cell>
          <table:table-cell office:value-type="float" office:value="657616923" table:style-name="ce2">
            <text:p>657616923</text:p>
          </table:table-cell>
          <table:table-cell office:value-type="float" office:value="673630102" table:style-name="ce2">
            <text:p>673630102</text:p>
          </table:table-cell>
          <table:table-cell office:value-type="float" office:value="689878805" table:style-name="ce2">
            <text:p>689878805</text:p>
          </table:table-cell>
          <table:table-cell office:value-type="float" office:value="707266809" table:style-name="ce2">
            <text:p>707266809</text:p>
          </table:table-cell>
          <table:table-cell office:value-type="float" office:value="725111768" table:style-name="ce2">
            <text:p>725111768</text:p>
          </table:table-cell>
          <table:table-cell office:value-type="float" office:value="742717957" table:style-name="ce2">
            <text:p>742717957</text:p>
          </table:table-cell>
          <table:table-cell office:value-type="float" office:value="760741611" table:style-name="ce2">
            <text:p>760741611</text:p>
          </table:table-cell>
          <table:table-cell office:value-type="float" office:value="779230030" table:style-name="ce2">
            <text:p>779230030</text:p>
          </table:table-cell>
          <table:table-cell office:value-type="float" office:value="797516000" table:style-name="ce2">
            <text:p>797516000</text:p>
          </table:table-cell>
          <table:table-cell office:value-type="float" office:value="816268129" table:style-name="ce2">
            <text:p>816268129</text:p>
          </table:table-cell>
          <table:table-cell office:value-type="float" office:value="835687108" table:style-name="ce2">
            <text:p>835687108</text:p>
          </table:table-cell>
          <table:table-cell office:value-type="float" office:value="855348118" table:style-name="ce2">
            <text:p>855348118</text:p>
          </table:table-cell>
          <table:table-cell office:value-type="float" office:value="875685078" table:style-name="ce2">
            <text:p>875685078</text:p>
          </table:table-cell>
          <table:table-cell office:value-type="float" office:value="896684951" table:style-name="ce2">
            <text:p>896684951</text:p>
          </table:table-cell>
          <table:table-cell office:value-type="float" office:value="918269633" table:style-name="ce2">
            <text:p>918269633</text:p>
          </table:table-cell>
          <table:table-cell office:value-type="float" office:value="940284138" table:style-name="ce2">
            <text:p>940284138</text:p>
          </table:table-cell>
          <table:table-cell office:value-type="float" office:value="962508256" table:style-name="ce2">
            <text:p>962508256</text:p>
          </table:table-cell>
          <table:table-cell office:value-type="float" office:value="985414939" table:style-name="ce2">
            <text:p>985414939</text:p>
          </table:table-cell>
          <table:table-cell office:value-type="float" office:value="1008993468" table:style-name="ce2">
            <text:p>1008993468</text:p>
          </table:table-cell>
          <table:table-cell office:value-type="float" office:value="1033110314" table:style-name="ce2">
            <text:p>1033110314</text:p>
          </table:table-cell>
          <table:table-cell office:value-type="float" office:value="1058013514" table:style-name="ce2">
            <text:p>1058013514</text:p>
          </table:table-cell>
          <table:table-cell office:value-type="float" office:value="1083636132" table:style-name="ce2">
            <text:p>1083636132</text:p>
          </table:table-cell>
          <table:table-cell office:value-type="float" office:value="1109175268" table:style-name="ce2">
            <text:p>1109175268</text:p>
          </table:table-cell>
          <table:table-cell office:value-type="float" office:value="1134585604" table:style-name="ce2">
            <text:p>1134585604</text:p>
          </table:table-cell>
          <table:table-cell office:value-type="float" office:value="1160824674" table:style-name="ce2">
            <text:p>1160824674</text:p>
          </table:table-cell>
          <table:table-cell office:value-type="float" office:value="1187777591" table:style-name="ce2">
            <text:p>118777759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Low income</text:p>
          </table:table-cell>
          <table:table-cell office:value-type="string" table:style-name="ce2">
            <text:p>LIC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14749038" table:style-name="ce2">
            <text:p>114749038</text:p>
          </table:table-cell>
          <table:table-cell office:value-type="float" office:value="117449222" table:style-name="ce2">
            <text:p>117449222</text:p>
          </table:table-cell>
          <table:table-cell office:value-type="float" office:value="120247507" table:style-name="ce2">
            <text:p>120247507</text:p>
          </table:table-cell>
          <table:table-cell office:value-type="float" office:value="123153845" table:style-name="ce2">
            <text:p>123153845</text:p>
          </table:table-cell>
          <table:table-cell office:value-type="float" office:value="126203534" table:style-name="ce2">
            <text:p>126203534</text:p>
          </table:table-cell>
          <table:table-cell office:value-type="float" office:value="129388226" table:style-name="ce2">
            <text:p>129388226</text:p>
          </table:table-cell>
          <table:table-cell office:value-type="float" office:value="132707292" table:style-name="ce2">
            <text:p>132707292</text:p>
          </table:table-cell>
          <table:table-cell office:value-type="float" office:value="136209201" table:style-name="ce2">
            <text:p>136209201</text:p>
          </table:table-cell>
          <table:table-cell office:value-type="float" office:value="139862334" table:style-name="ce2">
            <text:p>139862334</text:p>
          </table:table-cell>
          <table:table-cell office:value-type="float" office:value="143593621" table:style-name="ce2">
            <text:p>143593621</text:p>
          </table:table-cell>
          <table:table-cell office:value-type="float" office:value="147417297" table:style-name="ce2">
            <text:p>147417297</text:p>
          </table:table-cell>
          <table:table-cell office:value-type="float" office:value="151313255" table:style-name="ce2">
            <text:p>151313255</text:p>
          </table:table-cell>
          <table:table-cell office:value-type="float" office:value="155206976" table:style-name="ce2">
            <text:p>155206976</text:p>
          </table:table-cell>
          <table:table-cell office:value-type="float" office:value="159304515" table:style-name="ce2">
            <text:p>159304515</text:p>
          </table:table-cell>
          <table:table-cell office:value-type="float" office:value="163605392" table:style-name="ce2">
            <text:p>163605392</text:p>
          </table:table-cell>
          <table:table-cell office:value-type="float" office:value="167964187" table:style-name="ce2">
            <text:p>167964187</text:p>
          </table:table-cell>
          <table:table-cell office:value-type="float" office:value="172393281" table:style-name="ce2">
            <text:p>172393281</text:p>
          </table:table-cell>
          <table:table-cell office:value-type="float" office:value="176957140" table:style-name="ce2">
            <text:p>176957140</text:p>
          </table:table-cell>
          <table:table-cell office:value-type="float" office:value="182134871" table:style-name="ce2">
            <text:p>182134871</text:p>
          </table:table-cell>
          <table:table-cell office:value-type="float" office:value="187656318" table:style-name="ce2">
            <text:p>187656318</text:p>
          </table:table-cell>
          <table:table-cell office:value-type="float" office:value="192424417" table:style-name="ce2">
            <text:p>192424417</text:p>
          </table:table-cell>
          <table:table-cell office:value-type="float" office:value="196030673" table:style-name="ce2">
            <text:p>196030673</text:p>
          </table:table-cell>
          <table:table-cell office:value-type="float" office:value="200239487" table:style-name="ce2">
            <text:p>200239487</text:p>
          </table:table-cell>
          <table:table-cell office:value-type="float" office:value="205645993" table:style-name="ce2">
            <text:p>205645993</text:p>
          </table:table-cell>
          <table:table-cell office:value-type="float" office:value="211255335" table:style-name="ce2">
            <text:p>211255335</text:p>
          </table:table-cell>
          <table:table-cell office:value-type="float" office:value="216877271" table:style-name="ce2">
            <text:p>216877271</text:p>
          </table:table-cell>
          <table:table-cell office:value-type="float" office:value="222444478" table:style-name="ce2">
            <text:p>222444478</text:p>
          </table:table-cell>
          <table:table-cell office:value-type="float" office:value="228079094" table:style-name="ce2">
            <text:p>228079094</text:p>
          </table:table-cell>
          <table:table-cell office:value-type="float" office:value="233656588" table:style-name="ce2">
            <text:p>233656588</text:p>
          </table:table-cell>
          <table:table-cell office:value-type="float" office:value="239520711" table:style-name="ce2">
            <text:p>239520711</text:p>
          </table:table-cell>
          <table:table-cell office:value-type="float" office:value="245338485" table:style-name="ce2">
            <text:p>245338485</text:p>
          </table:table-cell>
          <table:table-cell office:value-type="float" office:value="250935723" table:style-name="ce2">
            <text:p>250935723</text:p>
          </table:table-cell>
          <table:table-cell office:value-type="float" office:value="257817106" table:style-name="ce2">
            <text:p>257817106</text:p>
          </table:table-cell>
          <table:table-cell office:value-type="float" office:value="265888248" table:style-name="ce2">
            <text:p>265888248</text:p>
          </table:table-cell>
          <table:table-cell office:value-type="float" office:value="273508544" table:style-name="ce2">
            <text:p>273508544</text:p>
          </table:table-cell>
          <table:table-cell office:value-type="float" office:value="281169146" table:style-name="ce2">
            <text:p>281169146</text:p>
          </table:table-cell>
          <table:table-cell office:value-type="float" office:value="289332496" table:style-name="ce2">
            <text:p>289332496</text:p>
          </table:table-cell>
          <table:table-cell office:value-type="float" office:value="297416997" table:style-name="ce2">
            <text:p>297416997</text:p>
          </table:table-cell>
          <table:table-cell office:value-type="float" office:value="305718387" table:style-name="ce2">
            <text:p>305718387</text:p>
          </table:table-cell>
          <table:table-cell office:value-type="float" office:value="314325970" table:style-name="ce2">
            <text:p>314325970</text:p>
          </table:table-cell>
          <table:table-cell office:value-type="float" office:value="322668237" table:style-name="ce2">
            <text:p>322668237</text:p>
          </table:table-cell>
          <table:table-cell office:value-type="float" office:value="331269527" table:style-name="ce2">
            <text:p>331269527</text:p>
          </table:table-cell>
          <table:table-cell office:value-type="float" office:value="341035328" table:style-name="ce2">
            <text:p>341035328</text:p>
          </table:table-cell>
          <table:table-cell office:value-type="float" office:value="351244442" table:style-name="ce2">
            <text:p>351244442</text:p>
          </table:table-cell>
          <table:table-cell office:value-type="float" office:value="361305645" table:style-name="ce2">
            <text:p>361305645</text:p>
          </table:table-cell>
          <table:table-cell office:value-type="float" office:value="371788197" table:style-name="ce2">
            <text:p>371788197</text:p>
          </table:table-cell>
          <table:table-cell office:value-type="float" office:value="383041001" table:style-name="ce2">
            <text:p>383041001</text:p>
          </table:table-cell>
          <table:table-cell office:value-type="float" office:value="394448347" table:style-name="ce2">
            <text:p>394448347</text:p>
          </table:table-cell>
          <table:table-cell office:value-type="float" office:value="405862712" table:style-name="ce2">
            <text:p>405862712</text:p>
          </table:table-cell>
          <table:table-cell office:value-type="float" office:value="417577386" table:style-name="ce2">
            <text:p>417577386</text:p>
          </table:table-cell>
          <table:table-cell office:value-type="float" office:value="429515596" table:style-name="ce2">
            <text:p>429515596</text:p>
          </table:table-cell>
          <table:table-cell office:value-type="float" office:value="441658754" table:style-name="ce2">
            <text:p>441658754</text:p>
          </table:table-cell>
          <table:table-cell office:value-type="float" office:value="453652889" table:style-name="ce2">
            <text:p>453652889</text:p>
          </table:table-cell>
          <table:table-cell office:value-type="float" office:value="465087882" table:style-name="ce2">
            <text:p>465087882</text:p>
          </table:table-cell>
          <table:table-cell office:value-type="float" office:value="476470767" table:style-name="ce2">
            <text:p>476470767</text:p>
          </table:table-cell>
          <table:table-cell office:value-type="float" office:value="488308267" table:style-name="ce2">
            <text:p>488308267</text:p>
          </table:table-cell>
          <table:table-cell office:value-type="float" office:value="501149314" table:style-name="ce2">
            <text:p>501149314</text:p>
          </table:table-cell>
          <table:table-cell office:value-type="float" office:value="514890519" table:style-name="ce2">
            <text:p>514890519</text:p>
          </table:table-cell>
          <table:table-cell office:value-type="float" office:value="529522043" table:style-name="ce2">
            <text:p>529522043</text:p>
          </table:table-cell>
          <table:table-cell office:value-type="float" office:value="544980983" table:style-name="ce2">
            <text:p>544980983</text:p>
          </table:table-cell>
          <table:table-cell office:value-type="float" office:value="560643073" table:style-name="ce2">
            <text:p>560643073</text:p>
          </table:table-cell>
          <table:table-cell office:value-type="float" office:value="576076618" table:style-name="ce2">
            <text:p>576076618</text:p>
          </table:table-cell>
          <table:table-cell office:value-type="float" office:value="591481496" table:style-name="ce2">
            <text:p>591481496</text:p>
          </table:table-cell>
          <table:table-cell office:value-type="float" office:value="607774703" table:style-name="ce2">
            <text:p>607774703</text:p>
          </table:table-cell>
          <table:table-cell office:value-type="float" office:value="624608098" table:style-name="ce2">
            <text:p>62460809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Liechtenstein</text:p>
          </table:table-cell>
          <table:table-cell office:value-type="string" table:style-name="ce2">
            <text:p>LIE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6451" table:style-name="ce2">
            <text:p>16451</text:p>
          </table:table-cell>
          <table:table-cell office:value-type="float" office:value="16877" table:style-name="ce2">
            <text:p>16877</text:p>
          </table:table-cell>
          <table:table-cell office:value-type="float" office:value="17443" table:style-name="ce2">
            <text:p>17443</text:p>
          </table:table-cell>
          <table:table-cell office:value-type="float" office:value="18093" table:style-name="ce2">
            <text:p>18093</text:p>
          </table:table-cell>
          <table:table-cell office:value-type="float" office:value="18755" table:style-name="ce2">
            <text:p>18755</text:p>
          </table:table-cell>
          <table:table-cell office:value-type="float" office:value="19195" table:style-name="ce2">
            <text:p>19195</text:p>
          </table:table-cell>
          <table:table-cell office:value-type="float" office:value="19610" table:style-name="ce2">
            <text:p>19610</text:p>
          </table:table-cell>
          <table:table-cell office:value-type="float" office:value="20175" table:style-name="ce2">
            <text:p>20175</text:p>
          </table:table-cell>
          <table:table-cell office:value-type="float" office:value="20835" table:style-name="ce2">
            <text:p>20835</text:p>
          </table:table-cell>
          <table:table-cell office:value-type="float" office:value="21084" table:style-name="ce2">
            <text:p>21084</text:p>
          </table:table-cell>
          <table:table-cell office:value-type="float" office:value="21140" table:style-name="ce2">
            <text:p>21140</text:p>
          </table:table-cell>
          <table:table-cell office:value-type="float" office:value="21600" table:style-name="ce2">
            <text:p>21600</text:p>
          </table:table-cell>
          <table:table-cell office:value-type="float" office:value="22132" table:style-name="ce2">
            <text:p>22132</text:p>
          </table:table-cell>
          <table:table-cell office:value-type="float" office:value="22785" table:style-name="ce2">
            <text:p>22785</text:p>
          </table:table-cell>
          <table:table-cell office:value-type="float" office:value="23451" table:style-name="ce2">
            <text:p>23451</text:p>
          </table:table-cell>
          <table:table-cell office:value-type="float" office:value="23846" table:style-name="ce2">
            <text:p>23846</text:p>
          </table:table-cell>
          <table:table-cell office:value-type="float" office:value="24058" table:style-name="ce2">
            <text:p>24058</text:p>
          </table:table-cell>
          <table:table-cell office:value-type="float" office:value="24442" table:style-name="ce2">
            <text:p>24442</text:p>
          </table:table-cell>
          <table:table-cell office:value-type="float" office:value="25028" table:style-name="ce2">
            <text:p>25028</text:p>
          </table:table-cell>
          <table:table-cell office:value-type="float" office:value="25575" table:style-name="ce2">
            <text:p>25575</text:p>
          </table:table-cell>
          <table:table-cell office:value-type="float" office:value="25512" table:style-name="ce2">
            <text:p>25512</text:p>
          </table:table-cell>
          <table:table-cell office:value-type="float" office:value="25673" table:style-name="ce2">
            <text:p>25673</text:p>
          </table:table-cell>
          <table:table-cell office:value-type="float" office:value="26255" table:style-name="ce2">
            <text:p>26255</text:p>
          </table:table-cell>
          <table:table-cell office:value-type="float" office:value="26446" table:style-name="ce2">
            <text:p>26446</text:p>
          </table:table-cell>
          <table:table-cell office:value-type="float" office:value="26596" table:style-name="ce2">
            <text:p>26596</text:p>
          </table:table-cell>
          <table:table-cell office:value-type="float" office:value="26878" table:style-name="ce2">
            <text:p>26878</text:p>
          </table:table-cell>
          <table:table-cell office:value-type="float" office:value="27238" table:style-name="ce2">
            <text:p>27238</text:p>
          </table:table-cell>
          <table:table-cell office:value-type="float" office:value="27557" table:style-name="ce2">
            <text:p>27557</text:p>
          </table:table-cell>
          <table:table-cell office:value-type="float" office:value="27948" table:style-name="ce2">
            <text:p>27948</text:p>
          </table:table-cell>
          <table:table-cell office:value-type="float" office:value="28317" table:style-name="ce2">
            <text:p>28317</text:p>
          </table:table-cell>
          <table:table-cell office:value-type="float" office:value="28742" table:style-name="ce2">
            <text:p>28742</text:p>
          </table:table-cell>
          <table:table-cell office:value-type="float" office:value="29209" table:style-name="ce2">
            <text:p>29209</text:p>
          </table:table-cell>
          <table:table-cell office:value-type="float" office:value="29627" table:style-name="ce2">
            <text:p>29627</text:p>
          </table:table-cell>
          <table:table-cell office:value-type="float" office:value="30089" table:style-name="ce2">
            <text:p>30089</text:p>
          </table:table-cell>
          <table:table-cell office:value-type="float" office:value="30470" table:style-name="ce2">
            <text:p>30470</text:p>
          </table:table-cell>
          <table:table-cell office:value-type="float" office:value="30776" table:style-name="ce2">
            <text:p>30776</text:p>
          </table:table-cell>
          <table:table-cell office:value-type="float" office:value="31033" table:style-name="ce2">
            <text:p>31033</text:p>
          </table:table-cell>
          <table:table-cell office:value-type="float" office:value="31232" table:style-name="ce2">
            <text:p>31232</text:p>
          </table:table-cell>
          <table:table-cell office:value-type="float" office:value="31668" table:style-name="ce2">
            <text:p>31668</text:p>
          </table:table-cell>
          <table:table-cell office:value-type="float" office:value="32221" table:style-name="ce2">
            <text:p>32221</text:p>
          </table:table-cell>
          <table:table-cell office:value-type="float" office:value="32645" table:style-name="ce2">
            <text:p>32645</text:p>
          </table:table-cell>
          <table:table-cell office:value-type="float" office:value="33194" table:style-name="ce2">
            <text:p>33194</text:p>
          </table:table-cell>
          <table:table-cell office:value-type="float" office:value="33694" table:style-name="ce2">
            <text:p>33694</text:p>
          </table:table-cell>
          <table:table-cell office:value-type="float" office:value="34079" table:style-name="ce2">
            <text:p>34079</text:p>
          </table:table-cell>
          <table:table-cell office:value-type="float" office:value="34447" table:style-name="ce2">
            <text:p>34447</text:p>
          </table:table-cell>
          <table:table-cell office:value-type="float" office:value="34753" table:style-name="ce2">
            <text:p>34753</text:p>
          </table:table-cell>
          <table:table-cell office:value-type="float" office:value="35037" table:style-name="ce2">
            <text:p>35037</text:p>
          </table:table-cell>
          <table:table-cell office:value-type="float" office:value="35262" table:style-name="ce2">
            <text:p>35262</text:p>
          </table:table-cell>
          <table:table-cell office:value-type="float" office:value="35473" table:style-name="ce2">
            <text:p>35473</text:p>
          </table:table-cell>
          <table:table-cell office:value-type="float" office:value="35742" table:style-name="ce2">
            <text:p>35742</text:p>
          </table:table-cell>
          <table:table-cell office:value-type="float" office:value="36022" table:style-name="ce2">
            <text:p>36022</text:p>
          </table:table-cell>
          <table:table-cell office:value-type="float" office:value="36312" table:style-name="ce2">
            <text:p>36312</text:p>
          </table:table-cell>
          <table:table-cell office:value-type="float" office:value="36657" table:style-name="ce2">
            <text:p>36657</text:p>
          </table:table-cell>
          <table:table-cell office:value-type="float" office:value="36984" table:style-name="ce2">
            <text:p>36984</text:p>
          </table:table-cell>
          <table:table-cell office:value-type="float" office:value="37248" table:style-name="ce2">
            <text:p>37248</text:p>
          </table:table-cell>
          <table:table-cell office:value-type="float" office:value="37494" table:style-name="ce2">
            <text:p>37494</text:p>
          </table:table-cell>
          <table:table-cell office:value-type="float" office:value="37716" table:style-name="ce2">
            <text:p>37716</text:p>
          </table:table-cell>
          <table:table-cell office:value-type="float" office:value="37962" table:style-name="ce2">
            <text:p>37962</text:p>
          </table:table-cell>
          <table:table-cell office:value-type="float" office:value="38246" table:style-name="ce2">
            <text:p>38246</text:p>
          </table:table-cell>
          <table:table-cell office:value-type="float" office:value="38563" table:style-name="ce2">
            <text:p>38563</text:p>
          </table:table-cell>
          <table:table-cell office:value-type="float" office:value="38901" table:style-name="ce2">
            <text:p>38901</text:p>
          </table:table-cell>
          <table:table-cell office:value-type="float" office:value="39182" table:style-name="ce2">
            <text:p>39182</text:p>
          </table:table-cell>
          <table:table-cell office:value-type="float" office:value="39493" table:style-name="ce2">
            <text:p>39493</text:p>
          </table:table-cell>
          <table:table-cell office:value-type="float" office:value="39846" table:style-name="ce2">
            <text:p>39846</text:p>
          </table:table-cell>
          <table:table-cell office:value-type="float" office:value="40450" table:style-name="ce2">
            <text:p>4045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ri Lanka</text:p>
          </table:table-cell>
          <table:table-cell office:value-type="string" table:style-name="ce2">
            <text:p>LK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9661389" table:style-name="ce2">
            <text:p>9661389</text:p>
          </table:table-cell>
          <table:table-cell office:value-type="float" office:value="9899372" table:style-name="ce2">
            <text:p>9899372</text:p>
          </table:table-cell>
          <table:table-cell office:value-type="float" office:value="10143754" table:style-name="ce2">
            <text:p>10143754</text:p>
          </table:table-cell>
          <table:table-cell office:value-type="float" office:value="10395040" table:style-name="ce2">
            <text:p>10395040</text:p>
          </table:table-cell>
          <table:table-cell office:value-type="float" office:value="10653397" table:style-name="ce2">
            <text:p>10653397</text:p>
          </table:table-cell>
          <table:table-cell office:value-type="float" office:value="10916965" table:style-name="ce2">
            <text:p>10916965</text:p>
          </table:table-cell>
          <table:table-cell office:value-type="float" office:value="11183928" table:style-name="ce2">
            <text:p>11183928</text:p>
          </table:table-cell>
          <table:table-cell office:value-type="float" office:value="11457328" table:style-name="ce2">
            <text:p>11457328</text:p>
          </table:table-cell>
          <table:table-cell office:value-type="float" office:value="11736088" table:style-name="ce2">
            <text:p>11736088</text:p>
          </table:table-cell>
          <table:table-cell office:value-type="float" office:value="12013858" table:style-name="ce2">
            <text:p>12013858</text:p>
          </table:table-cell>
          <table:table-cell office:value-type="float" office:value="12287110" table:style-name="ce2">
            <text:p>12287110</text:p>
          </table:table-cell>
          <table:table-cell office:value-type="float" office:value="12551910" table:style-name="ce2">
            <text:p>12551910</text:p>
          </table:table-cell>
          <table:table-cell office:value-type="float" office:value="12809205" table:style-name="ce2">
            <text:p>12809205</text:p>
          </table:table-cell>
          <table:table-cell office:value-type="float" office:value="13060916" table:style-name="ce2">
            <text:p>13060916</text:p>
          </table:table-cell>
          <table:table-cell office:value-type="float" office:value="13305693" table:style-name="ce2">
            <text:p>13305693</text:p>
          </table:table-cell>
          <table:table-cell office:value-type="float" office:value="13548984" table:style-name="ce2">
            <text:p>13548984</text:p>
          </table:table-cell>
          <table:table-cell office:value-type="float" office:value="13796770" table:style-name="ce2">
            <text:p>13796770</text:p>
          </table:table-cell>
          <table:table-cell office:value-type="float" office:value="14049371" table:style-name="ce2">
            <text:p>14049371</text:p>
          </table:table-cell>
          <table:table-cell office:value-type="float" office:value="14310128" table:style-name="ce2">
            <text:p>14310128</text:p>
          </table:table-cell>
          <table:table-cell office:value-type="float" office:value="14579614" table:style-name="ce2">
            <text:p>14579614</text:p>
          </table:table-cell>
          <table:table-cell office:value-type="float" office:value="14847974" table:style-name="ce2">
            <text:p>14847974</text:p>
          </table:table-cell>
          <table:table-cell office:value-type="float" office:value="15099414" table:style-name="ce2">
            <text:p>15099414</text:p>
          </table:table-cell>
          <table:table-cell office:value-type="float" office:value="15286567" table:style-name="ce2">
            <text:p>15286567</text:p>
          </table:table-cell>
          <table:table-cell office:value-type="float" office:value="15388794" table:style-name="ce2">
            <text:p>15388794</text:p>
          </table:table-cell>
          <table:table-cell office:value-type="float" office:value="15441860" table:style-name="ce2">
            <text:p>15441860</text:p>
          </table:table-cell>
          <table:table-cell office:value-type="float" office:value="15544154" table:style-name="ce2">
            <text:p>15544154</text:p>
          </table:table-cell>
          <table:table-cell office:value-type="float" office:value="15731256" table:style-name="ce2">
            <text:p>15731256</text:p>
          </table:table-cell>
          <table:table-cell office:value-type="float" office:value="15916576" table:style-name="ce2">
            <text:p>15916576</text:p>
          </table:table-cell>
          <table:table-cell office:value-type="float" office:value="16078621" table:style-name="ce2">
            <text:p>16078621</text:p>
          </table:table-cell>
          <table:table-cell office:value-type="float" office:value="16248557" table:style-name="ce2">
            <text:p>16248557</text:p>
          </table:table-cell>
          <table:table-cell office:value-type="float" office:value="16352458" table:style-name="ce2">
            <text:p>16352458</text:p>
          </table:table-cell>
          <table:table-cell office:value-type="float" office:value="16475354" table:style-name="ce2">
            <text:p>16475354</text:p>
          </table:table-cell>
          <table:table-cell office:value-type="float" office:value="16739284" table:style-name="ce2">
            <text:p>16739284</text:p>
          </table:table-cell>
          <table:table-cell office:value-type="float" office:value="17025918" table:style-name="ce2">
            <text:p>17025918</text:p>
          </table:table-cell>
          <table:table-cell office:value-type="float" office:value="17275773" table:style-name="ce2">
            <text:p>17275773</text:p>
          </table:table-cell>
          <table:table-cell office:value-type="float" office:value="17564068" table:style-name="ce2">
            <text:p>17564068</text:p>
          </table:table-cell>
          <table:table-cell office:value-type="float" office:value="17905018" table:style-name="ce2">
            <text:p>17905018</text:p>
          </table:table-cell>
          <table:table-cell office:value-type="float" office:value="18248200" table:style-name="ce2">
            <text:p>18248200</text:p>
          </table:table-cell>
          <table:table-cell office:value-type="float" office:value="18596003" table:style-name="ce2">
            <text:p>18596003</text:p>
          </table:table-cell>
          <table:table-cell office:value-type="float" office:value="18944731" table:style-name="ce2">
            <text:p>18944731</text:p>
          </table:table-cell>
          <table:table-cell office:value-type="float" office:value="19293054" table:style-name="ce2">
            <text:p>19293054</text:p>
          </table:table-cell>
          <table:table-cell office:value-type="float" office:value="19600362" table:style-name="ce2">
            <text:p>19600362</text:p>
          </table:table-cell>
          <table:table-cell office:value-type="float" office:value="19805752" table:style-name="ce2">
            <text:p>19805752</text:p>
          </table:table-cell>
          <table:table-cell office:value-type="float" office:value="19951521" table:style-name="ce2">
            <text:p>19951521</text:p>
          </table:table-cell>
          <table:table-cell office:value-type="float" office:value="20087605" table:style-name="ce2">
            <text:p>20087605</text:p>
          </table:table-cell>
          <table:table-cell office:value-type="float" office:value="20216524" table:style-name="ce2">
            <text:p>20216524</text:p>
          </table:table-cell>
          <table:table-cell office:value-type="float" office:value="20352411" table:style-name="ce2">
            <text:p>20352411</text:p>
          </table:table-cell>
          <table:table-cell office:value-type="float" office:value="20492545" table:style-name="ce2">
            <text:p>20492545</text:p>
          </table:table-cell>
          <table:table-cell office:value-type="float" office:value="20629378" table:style-name="ce2">
            <text:p>20629378</text:p>
          </table:table-cell>
          <table:table-cell office:value-type="float" office:value="20756435" table:style-name="ce2">
            <text:p>20756435</text:p>
          </table:table-cell>
          <table:table-cell office:value-type="float" office:value="20879089" table:style-name="ce2">
            <text:p>20879089</text:p>
          </table:table-cell>
          <table:table-cell office:value-type="float" office:value="21009048" table:style-name="ce2">
            <text:p>21009048</text:p>
          </table:table-cell>
          <table:table-cell office:value-type="float" office:value="21169458" table:style-name="ce2">
            <text:p>21169458</text:p>
          </table:table-cell>
          <table:table-cell office:value-type="float" office:value="20585000" table:style-name="ce2">
            <text:p>20585000</text:p>
          </table:table-cell>
          <table:table-cell office:value-type="float" office:value="20778000" table:style-name="ce2">
            <text:p>20778000</text:p>
          </table:table-cell>
          <table:table-cell office:value-type="float" office:value="20970000" table:style-name="ce2">
            <text:p>20970000</text:p>
          </table:table-cell>
          <table:table-cell office:value-type="float" office:value="21209000" table:style-name="ce2">
            <text:p>21209000</text:p>
          </table:table-cell>
          <table:table-cell office:value-type="float" office:value="21453000" table:style-name="ce2">
            <text:p>21453000</text:p>
          </table:table-cell>
          <table:table-cell office:value-type="float" office:value="21670000" table:style-name="ce2">
            <text:p>21670000</text:p>
          </table:table-cell>
          <table:table-cell office:value-type="float" office:value="21803000" table:style-name="ce2">
            <text:p>21803000</text:p>
          </table:table-cell>
          <table:table-cell office:value-type="float" office:value="21919000" table:style-name="ce2">
            <text:p>21919000</text:p>
          </table:table-cell>
          <table:table-cell office:value-type="float" office:value="22156000" table:style-name="ce2">
            <text:p>22156000</text:p>
          </table:table-cell>
          <table:table-cell office:value-type="float" office:value="22181000" table:style-name="ce2">
            <text:p>22181000</text:p>
          </table:table-cell>
          <table:table-cell office:value-type="float" office:value="22037000" table:style-name="ce2">
            <text:p>22037000</text:p>
          </table:table-cell>
          <table:table-cell office:value-type="float" office:value="21916000" table:style-name="ce2">
            <text:p>2191600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Lower middle income</text:p>
          </table:table-cell>
          <table:table-cell office:value-type="string" table:style-name="ce2">
            <text:p>LMC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819316105" table:style-name="ce2">
            <text:p>819316105</text:p>
          </table:table-cell>
          <table:table-cell office:value-type="float" office:value="839921567" table:style-name="ce2">
            <text:p>839921567</text:p>
          </table:table-cell>
          <table:table-cell office:value-type="float" office:value="861015557" table:style-name="ce2">
            <text:p>861015557</text:p>
          </table:table-cell>
          <table:table-cell office:value-type="float" office:value="882650423" table:style-name="ce2">
            <text:p>882650423</text:p>
          </table:table-cell>
          <table:table-cell office:value-type="float" office:value="904811416" table:style-name="ce2">
            <text:p>904811416</text:p>
          </table:table-cell>
          <table:table-cell office:value-type="float" office:value="927102247" table:style-name="ce2">
            <text:p>927102247</text:p>
          </table:table-cell>
          <table:table-cell office:value-type="float" office:value="949379894" table:style-name="ce2">
            <text:p>949379894</text:p>
          </table:table-cell>
          <table:table-cell office:value-type="float" office:value="972239035" table:style-name="ce2">
            <text:p>972239035</text:p>
          </table:table-cell>
          <table:table-cell office:value-type="float" office:value="995662056" table:style-name="ce2">
            <text:p>995662056</text:p>
          </table:table-cell>
          <table:table-cell office:value-type="float" office:value="1019411884" table:style-name="ce2">
            <text:p>1019411884</text:p>
          </table:table-cell>
          <table:table-cell office:value-type="float" office:value="1043977970" table:style-name="ce2">
            <text:p>1043977970</text:p>
          </table:table-cell>
          <table:table-cell office:value-type="float" office:value="1068357281" table:style-name="ce2">
            <text:p>1068357281</text:p>
          </table:table-cell>
          <table:table-cell office:value-type="float" office:value="1093403193" table:style-name="ce2">
            <text:p>1093403193</text:p>
          </table:table-cell>
          <table:table-cell office:value-type="float" office:value="1120170342" table:style-name="ce2">
            <text:p>1120170342</text:p>
          </table:table-cell>
          <table:table-cell office:value-type="float" office:value="1147885460" table:style-name="ce2">
            <text:p>1147885460</text:p>
          </table:table-cell>
          <table:table-cell office:value-type="float" office:value="1176467266" table:style-name="ce2">
            <text:p>1176467266</text:p>
          </table:table-cell>
          <table:table-cell office:value-type="float" office:value="1205621573" table:style-name="ce2">
            <text:p>1205621573</text:p>
          </table:table-cell>
          <table:table-cell office:value-type="float" office:value="1235700491" table:style-name="ce2">
            <text:p>1235700491</text:p>
          </table:table-cell>
          <table:table-cell office:value-type="float" office:value="1266293483" table:style-name="ce2">
            <text:p>1266293483</text:p>
          </table:table-cell>
          <table:table-cell office:value-type="float" office:value="1298149128" table:style-name="ce2">
            <text:p>1298149128</text:p>
          </table:table-cell>
          <table:table-cell office:value-type="float" office:value="1332297507" table:style-name="ce2">
            <text:p>1332297507</text:p>
          </table:table-cell>
          <table:table-cell office:value-type="float" office:value="1367489973" table:style-name="ce2">
            <text:p>1367489973</text:p>
          </table:table-cell>
          <table:table-cell office:value-type="float" office:value="1403093561" table:style-name="ce2">
            <text:p>1403093561</text:p>
          </table:table-cell>
          <table:table-cell office:value-type="float" office:value="1439288342" table:style-name="ce2">
            <text:p>1439288342</text:p>
          </table:table-cell>
          <table:table-cell office:value-type="float" office:value="1476095233" table:style-name="ce2">
            <text:p>1476095233</text:p>
          </table:table-cell>
          <table:table-cell office:value-type="float" office:value="1513694513" table:style-name="ce2">
            <text:p>1513694513</text:p>
          </table:table-cell>
          <table:table-cell office:value-type="float" office:value="1551923872" table:style-name="ce2">
            <text:p>1551923872</text:p>
          </table:table-cell>
          <table:table-cell office:value-type="float" office:value="1590598381" table:style-name="ce2">
            <text:p>1590598381</text:p>
          </table:table-cell>
          <table:table-cell office:value-type="float" office:value="1629655073" table:style-name="ce2">
            <text:p>1629655073</text:p>
          </table:table-cell>
          <table:table-cell office:value-type="float" office:value="1669138722" table:style-name="ce2">
            <text:p>1669138722</text:p>
          </table:table-cell>
          <table:table-cell office:value-type="float" office:value="1711634869" table:style-name="ce2">
            <text:p>1711634869</text:p>
          </table:table-cell>
          <table:table-cell office:value-type="float" office:value="1752379727" table:style-name="ce2">
            <text:p>1752379727</text:p>
          </table:table-cell>
          <table:table-cell office:value-type="float" office:value="1792821112" table:style-name="ce2">
            <text:p>1792821112</text:p>
          </table:table-cell>
          <table:table-cell office:value-type="float" office:value="1833665328" table:style-name="ce2">
            <text:p>1833665328</text:p>
          </table:table-cell>
          <table:table-cell office:value-type="float" office:value="1874637283" table:style-name="ce2">
            <text:p>1874637283</text:p>
          </table:table-cell>
          <table:table-cell office:value-type="float" office:value="1915943684" table:style-name="ce2">
            <text:p>1915943684</text:p>
          </table:table-cell>
          <table:table-cell office:value-type="float" office:value="1957535877" table:style-name="ce2">
            <text:p>1957535877</text:p>
          </table:table-cell>
          <table:table-cell office:value-type="float" office:value="1999429097" table:style-name="ce2">
            <text:p>1999429097</text:p>
          </table:table-cell>
          <table:table-cell office:value-type="float" office:value="2041752501" table:style-name="ce2">
            <text:p>2041752501</text:p>
          </table:table-cell>
          <table:table-cell office:value-type="float" office:value="2083995762" table:style-name="ce2">
            <text:p>2083995762</text:p>
          </table:table-cell>
          <table:table-cell office:value-type="float" office:value="2126559759" table:style-name="ce2">
            <text:p>2126559759</text:p>
          </table:table-cell>
          <table:table-cell office:value-type="float" office:value="2169474338" table:style-name="ce2">
            <text:p>2169474338</text:p>
          </table:table-cell>
          <table:table-cell office:value-type="float" office:value="2211549617" table:style-name="ce2">
            <text:p>2211549617</text:p>
          </table:table-cell>
          <table:table-cell office:value-type="float" office:value="2253206148" table:style-name="ce2">
            <text:p>2253206148</text:p>
          </table:table-cell>
          <table:table-cell office:value-type="float" office:value="2295275996" table:style-name="ce2">
            <text:p>2295275996</text:p>
          </table:table-cell>
          <table:table-cell office:value-type="float" office:value="2336911352" table:style-name="ce2">
            <text:p>2336911352</text:p>
          </table:table-cell>
          <table:table-cell office:value-type="float" office:value="2378783316" table:style-name="ce2">
            <text:p>2378783316</text:p>
          </table:table-cell>
          <table:table-cell office:value-type="float" office:value="2421545203" table:style-name="ce2">
            <text:p>2421545203</text:p>
          </table:table-cell>
          <table:table-cell office:value-type="float" office:value="2464036877" table:style-name="ce2">
            <text:p>2464036877</text:p>
          </table:table-cell>
          <table:table-cell office:value-type="float" office:value="2506795582" table:style-name="ce2">
            <text:p>2506795582</text:p>
          </table:table-cell>
          <table:table-cell office:value-type="float" office:value="2550264612" table:style-name="ce2">
            <text:p>2550264612</text:p>
          </table:table-cell>
          <table:table-cell office:value-type="float" office:value="2593815085" table:style-name="ce2">
            <text:p>2593815085</text:p>
          </table:table-cell>
          <table:table-cell office:value-type="float" office:value="2637101332" table:style-name="ce2">
            <text:p>2637101332</text:p>
          </table:table-cell>
          <table:table-cell office:value-type="float" office:value="2679816109" table:style-name="ce2">
            <text:p>2679816109</text:p>
          </table:table-cell>
          <table:table-cell office:value-type="float" office:value="2723061855" table:style-name="ce2">
            <text:p>2723061855</text:p>
          </table:table-cell>
          <table:table-cell office:value-type="float" office:value="2765011526" table:style-name="ce2">
            <text:p>2765011526</text:p>
          </table:table-cell>
          <table:table-cell office:value-type="float" office:value="2806590212" table:style-name="ce2">
            <text:p>2806590212</text:p>
          </table:table-cell>
          <table:table-cell office:value-type="float" office:value="2847931114" table:style-name="ce2">
            <text:p>2847931114</text:p>
          </table:table-cell>
          <table:table-cell office:value-type="float" office:value="2888561818" table:style-name="ce2">
            <text:p>2888561818</text:p>
          </table:table-cell>
          <table:table-cell office:value-type="float" office:value="2928617292" table:style-name="ce2">
            <text:p>2928617292</text:p>
          </table:table-cell>
          <table:table-cell office:value-type="float" office:value="2968398856" table:style-name="ce2">
            <text:p>2968398856</text:p>
          </table:table-cell>
          <table:table-cell office:value-type="float" office:value="3006243027" table:style-name="ce2">
            <text:p>3006243027</text:p>
          </table:table-cell>
          <table:table-cell office:value-type="float" office:value="3043358377" table:style-name="ce2">
            <text:p>3043358377</text:p>
          </table:table-cell>
          <table:table-cell office:value-type="float" office:value="3082002881" table:style-name="ce2">
            <text:p>3082002881</text:p>
          </table:table-cell>
          <table:table-cell office:value-type="float" office:value="3120980912" table:style-name="ce2">
            <text:p>312098091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Low &amp; middle income</text:p>
          </table:table-cell>
          <table:table-cell office:value-type="string" table:style-name="ce2">
            <text:p>LMY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083718515" table:style-name="ce2">
            <text:p>2083718515</text:p>
          </table:table-cell>
          <table:table-cell office:value-type="float" office:value="2112956756" table:style-name="ce2">
            <text:p>2112956756</text:p>
          </table:table-cell>
          <table:table-cell office:value-type="float" office:value="2155317281" table:style-name="ce2">
            <text:p>2155317281</text:p>
          </table:table-cell>
          <table:table-cell office:value-type="float" office:value="2209805827" table:style-name="ce2">
            <text:p>2209805827</text:p>
          </table:table-cell>
          <table:table-cell office:value-type="float" office:value="2264731089" table:style-name="ce2">
            <text:p>2264731089</text:p>
          </table:table-cell>
          <table:table-cell office:value-type="float" office:value="2320529383" table:style-name="ce2">
            <text:p>2320529383</text:p>
          </table:table-cell>
          <table:table-cell office:value-type="float" office:value="2379893006" table:style-name="ce2">
            <text:p>2379893006</text:p>
          </table:table-cell>
          <table:table-cell office:value-type="float" office:value="2439437803" table:style-name="ce2">
            <text:p>2439437803</text:p>
          </table:table-cell>
          <table:table-cell office:value-type="float" office:value="2500774399" table:style-name="ce2">
            <text:p>2500774399</text:p>
          </table:table-cell>
          <table:table-cell office:value-type="float" office:value="2564343032" table:style-name="ce2">
            <text:p>2564343032</text:p>
          </table:table-cell>
          <table:table-cell office:value-type="float" office:value="2629570646" table:style-name="ce2">
            <text:p>2629570646</text:p>
          </table:table-cell>
          <table:table-cell office:value-type="float" office:value="2695387305" table:style-name="ce2">
            <text:p>2695387305</text:p>
          </table:table-cell>
          <table:table-cell office:value-type="float" office:value="2760300540" table:style-name="ce2">
            <text:p>2760300540</text:p>
          </table:table-cell>
          <table:table-cell office:value-type="float" office:value="2826286599" table:style-name="ce2">
            <text:p>2826286599</text:p>
          </table:table-cell>
          <table:table-cell office:value-type="float" office:value="2892061210" table:style-name="ce2">
            <text:p>2892061210</text:p>
          </table:table-cell>
          <table:table-cell office:value-type="float" office:value="2956658953" table:style-name="ce2">
            <text:p>2956658953</text:p>
          </table:table-cell>
          <table:table-cell office:value-type="float" office:value="3020488457" table:style-name="ce2">
            <text:p>3020488457</text:p>
          </table:table-cell>
          <table:table-cell office:value-type="float" office:value="3084056561" table:style-name="ce2">
            <text:p>3084056561</text:p>
          </table:table-cell>
          <table:table-cell office:value-type="float" office:value="3148921134" table:style-name="ce2">
            <text:p>3148921134</text:p>
          </table:table-cell>
          <table:table-cell office:value-type="float" office:value="3215700977" table:style-name="ce2">
            <text:p>3215700977</text:p>
          </table:table-cell>
          <table:table-cell office:value-type="float" office:value="3283910246" table:style-name="ce2">
            <text:p>3283910246</text:p>
          </table:table-cell>
          <table:table-cell office:value-type="float" office:value="3353295180" table:style-name="ce2">
            <text:p>3353295180</text:p>
          </table:table-cell>
          <table:table-cell office:value-type="float" office:value="3426055936" table:style-name="ce2">
            <text:p>3426055936</text:p>
          </table:table-cell>
          <table:table-cell office:value-type="float" office:value="3500358704" table:style-name="ce2">
            <text:p>3500358704</text:p>
          </table:table-cell>
          <table:table-cell office:value-type="float" office:value="3574605687" table:style-name="ce2">
            <text:p>3574605687</text:p>
          </table:table-cell>
          <table:table-cell office:value-type="float" office:value="3650257753" table:style-name="ce2">
            <text:p>3650257753</text:p>
          </table:table-cell>
          <table:table-cell office:value-type="float" office:value="3727939991" table:style-name="ce2">
            <text:p>3727939991</text:p>
          </table:table-cell>
          <table:table-cell office:value-type="float" office:value="3807567876" table:style-name="ce2">
            <text:p>3807567876</text:p>
          </table:table-cell>
          <table:table-cell office:value-type="float" office:value="3887617477" table:style-name="ce2">
            <text:p>3887617477</text:p>
          </table:table-cell>
          <table:table-cell office:value-type="float" office:value="3967659848" table:style-name="ce2">
            <text:p>3967659848</text:p>
          </table:table-cell>
          <table:table-cell office:value-type="float" office:value="4049620054" table:style-name="ce2">
            <text:p>4049620054</text:p>
          </table:table-cell>
          <table:table-cell office:value-type="float" office:value="4127853483" table:style-name="ce2">
            <text:p>4127853483</text:p>
          </table:table-cell>
          <table:table-cell office:value-type="float" office:value="4205224081" table:style-name="ce2">
            <text:p>4205224081</text:p>
          </table:table-cell>
          <table:table-cell office:value-type="float" office:value="4282493268" table:style-name="ce2">
            <text:p>4282493268</text:p>
          </table:table-cell>
          <table:table-cell office:value-type="float" office:value="4358651071" table:style-name="ce2">
            <text:p>4358651071</text:p>
          </table:table-cell>
          <table:table-cell office:value-type="float" office:value="4434718175" table:style-name="ce2">
            <text:p>4434718175</text:p>
          </table:table-cell>
          <table:table-cell office:value-type="float" office:value="4511311531" table:style-name="ce2">
            <text:p>4511311531</text:p>
          </table:table-cell>
          <table:table-cell office:value-type="float" office:value="4587799929" table:style-name="ce2">
            <text:p>4587799929</text:p>
          </table:table-cell>
          <table:table-cell office:value-type="float" office:value="4664177477" table:style-name="ce2">
            <text:p>4664177477</text:p>
          </table:table-cell>
          <table:table-cell office:value-type="float" office:value="4739595823" table:style-name="ce2">
            <text:p>4739595823</text:p>
          </table:table-cell>
          <table:table-cell office:value-type="float" office:value="4814250279" table:style-name="ce2">
            <text:p>4814250279</text:p>
          </table:table-cell>
          <table:table-cell office:value-type="float" office:value="4888551481" table:style-name="ce2">
            <text:p>4888551481</text:p>
          </table:table-cell>
          <table:table-cell office:value-type="float" office:value="4961926647" table:style-name="ce2">
            <text:p>4961926647</text:p>
          </table:table-cell>
          <table:table-cell office:value-type="float" office:value="5034824498" table:style-name="ce2">
            <text:p>5034824498</text:p>
          </table:table-cell>
          <table:table-cell office:value-type="float" office:value="5108183576" table:style-name="ce2">
            <text:p>5108183576</text:p>
          </table:table-cell>
          <table:table-cell office:value-type="float" office:value="5181562375" table:style-name="ce2">
            <text:p>5181562375</text:p>
          </table:table-cell>
          <table:table-cell office:value-type="float" office:value="5255157355" table:style-name="ce2">
            <text:p>5255157355</text:p>
          </table:table-cell>
          <table:table-cell office:value-type="float" office:value="5328158709" table:style-name="ce2">
            <text:p>5328158709</text:p>
          </table:table-cell>
          <table:table-cell office:value-type="float" office:value="5402245137" table:style-name="ce2">
            <text:p>5402245137</text:p>
          </table:table-cell>
          <table:table-cell office:value-type="float" office:value="5477389130" table:style-name="ce2">
            <text:p>5477389130</text:p>
          </table:table-cell>
          <table:table-cell office:value-type="float" office:value="5553257507" table:style-name="ce2">
            <text:p>5553257507</text:p>
          </table:table-cell>
          <table:table-cell office:value-type="float" office:value="5630227189" table:style-name="ce2">
            <text:p>5630227189</text:p>
          </table:table-cell>
          <table:table-cell office:value-type="float" office:value="5709148191" table:style-name="ce2">
            <text:p>5709148191</text:p>
          </table:table-cell>
          <table:table-cell office:value-type="float" office:value="5787391504" table:style-name="ce2">
            <text:p>5787391504</text:p>
          </table:table-cell>
          <table:table-cell office:value-type="float" office:value="5865202078" table:style-name="ce2">
            <text:p>5865202078</text:p>
          </table:table-cell>
          <table:table-cell office:value-type="float" office:value="5941222744" table:style-name="ce2">
            <text:p>5941222744</text:p>
          </table:table-cell>
          <table:table-cell office:value-type="float" office:value="6017111688" table:style-name="ce2">
            <text:p>6017111688</text:p>
          </table:table-cell>
          <table:table-cell office:value-type="float" office:value="6093971714" table:style-name="ce2">
            <text:p>6093971714</text:p>
          </table:table-cell>
          <table:table-cell office:value-type="float" office:value="6169658713" table:style-name="ce2">
            <text:p>6169658713</text:p>
          </table:table-cell>
          <table:table-cell office:value-type="float" office:value="6243562839" table:style-name="ce2">
            <text:p>6243562839</text:p>
          </table:table-cell>
          <table:table-cell office:value-type="float" office:value="6313913801" table:style-name="ce2">
            <text:p>6313913801</text:p>
          </table:table-cell>
          <table:table-cell office:value-type="float" office:value="6378323939" table:style-name="ce2">
            <text:p>6378323939</text:p>
          </table:table-cell>
          <table:table-cell office:value-type="float" office:value="6437946207" table:style-name="ce2">
            <text:p>6437946207</text:p>
          </table:table-cell>
          <table:table-cell office:value-type="float" office:value="6498875200" table:style-name="ce2">
            <text:p>6498875200</text:p>
          </table:table-cell>
          <table:table-cell office:value-type="float" office:value="6563501708" table:style-name="ce2">
            <text:p>656350170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Lesotho</text:p>
          </table:table-cell>
          <table:table-cell office:value-type="string" table:style-name="ce2">
            <text:p>LSO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736500" table:style-name="ce2">
            <text:p>736500</text:p>
          </table:table-cell>
          <table:table-cell office:value-type="float" office:value="758824" table:style-name="ce2">
            <text:p>758824</text:p>
          </table:table-cell>
          <table:table-cell office:value-type="float" office:value="781814" table:style-name="ce2">
            <text:p>781814</text:p>
          </table:table-cell>
          <table:table-cell office:value-type="float" office:value="805373" table:style-name="ce2">
            <text:p>805373</text:p>
          </table:table-cell>
          <table:table-cell office:value-type="float" office:value="829437" table:style-name="ce2">
            <text:p>829437</text:p>
          </table:table-cell>
          <table:table-cell office:value-type="float" office:value="854090" table:style-name="ce2">
            <text:p>854090</text:p>
          </table:table-cell>
          <table:table-cell office:value-type="float" office:value="881870" table:style-name="ce2">
            <text:p>881870</text:p>
          </table:table-cell>
          <table:table-cell office:value-type="float" office:value="913982" table:style-name="ce2">
            <text:p>913982</text:p>
          </table:table-cell>
          <table:table-cell office:value-type="float" office:value="948105" table:style-name="ce2">
            <text:p>948105</text:p>
          </table:table-cell>
          <table:table-cell office:value-type="float" office:value="983202" table:style-name="ce2">
            <text:p>983202</text:p>
          </table:table-cell>
          <table:table-cell office:value-type="float" office:value="1019273" table:style-name="ce2">
            <text:p>1019273</text:p>
          </table:table-cell>
          <table:table-cell office:value-type="float" office:value="1056246" table:style-name="ce2">
            <text:p>1056246</text:p>
          </table:table-cell>
          <table:table-cell office:value-type="float" office:value="1094063" table:style-name="ce2">
            <text:p>1094063</text:p>
          </table:table-cell>
          <table:table-cell office:value-type="float" office:value="1132697" table:style-name="ce2">
            <text:p>1132697</text:p>
          </table:table-cell>
          <table:table-cell office:value-type="float" office:value="1172420" table:style-name="ce2">
            <text:p>1172420</text:p>
          </table:table-cell>
          <table:table-cell office:value-type="float" office:value="1213643" table:style-name="ce2">
            <text:p>1213643</text:p>
          </table:table-cell>
          <table:table-cell office:value-type="float" office:value="1253214" table:style-name="ce2">
            <text:p>1253214</text:p>
          </table:table-cell>
          <table:table-cell office:value-type="float" office:value="1289967" table:style-name="ce2">
            <text:p>1289967</text:p>
          </table:table-cell>
          <table:table-cell office:value-type="float" office:value="1327240" table:style-name="ce2">
            <text:p>1327240</text:p>
          </table:table-cell>
          <table:table-cell office:value-type="float" office:value="1366169" table:style-name="ce2">
            <text:p>1366169</text:p>
          </table:table-cell>
          <table:table-cell office:value-type="float" office:value="1406521" table:style-name="ce2">
            <text:p>1406521</text:p>
          </table:table-cell>
          <table:table-cell office:value-type="float" office:value="1448069" table:style-name="ce2">
            <text:p>1448069</text:p>
          </table:table-cell>
          <table:table-cell office:value-type="float" office:value="1490732" table:style-name="ce2">
            <text:p>1490732</text:p>
          </table:table-cell>
          <table:table-cell office:value-type="float" office:value="1534413" table:style-name="ce2">
            <text:p>1534413</text:p>
          </table:table-cell>
          <table:table-cell office:value-type="float" office:value="1578986" table:style-name="ce2">
            <text:p>1578986</text:p>
          </table:table-cell>
          <table:table-cell office:value-type="float" office:value="1624379" table:style-name="ce2">
            <text:p>1624379</text:p>
          </table:table-cell>
          <table:table-cell office:value-type="float" office:value="1666138" table:style-name="ce2">
            <text:p>1666138</text:p>
          </table:table-cell>
          <table:table-cell office:value-type="float" office:value="1703390" table:style-name="ce2">
            <text:p>1703390</text:p>
          </table:table-cell>
          <table:table-cell office:value-type="float" office:value="1739841" table:style-name="ce2">
            <text:p>1739841</text:p>
          </table:table-cell>
          <table:table-cell office:value-type="float" office:value="1775436" table:style-name="ce2">
            <text:p>1775436</text:p>
          </table:table-cell>
          <table:table-cell office:value-type="float" office:value="1809696" table:style-name="ce2">
            <text:p>1809696</text:p>
          </table:table-cell>
          <table:table-cell office:value-type="float" office:value="1842379" table:style-name="ce2">
            <text:p>1842379</text:p>
          </table:table-cell>
          <table:table-cell office:value-type="float" office:value="1873274" table:style-name="ce2">
            <text:p>1873274</text:p>
          </table:table-cell>
          <table:table-cell office:value-type="float" office:value="1901793" table:style-name="ce2">
            <text:p>1901793</text:p>
          </table:table-cell>
          <table:table-cell office:value-type="float" office:value="1927707" table:style-name="ce2">
            <text:p>1927707</text:p>
          </table:table-cell>
          <table:table-cell office:value-type="float" office:value="1951437" table:style-name="ce2">
            <text:p>1951437</text:p>
          </table:table-cell>
          <table:table-cell office:value-type="float" office:value="1972418" table:style-name="ce2">
            <text:p>1972418</text:p>
          </table:table-cell>
          <table:table-cell office:value-type="float" office:value="1988130" table:style-name="ce2">
            <text:p>1988130</text:p>
          </table:table-cell>
          <table:table-cell office:value-type="float" office:value="1998049" table:style-name="ce2">
            <text:p>1998049</text:p>
          </table:table-cell>
          <table:table-cell office:value-type="float" office:value="2003234" table:style-name="ce2">
            <text:p>2003234</text:p>
          </table:table-cell>
          <table:table-cell office:value-type="float" office:value="2003913" table:style-name="ce2">
            <text:p>2003913</text:p>
          </table:table-cell>
          <table:table-cell office:value-type="float" office:value="2000853" table:style-name="ce2">
            <text:p>2000853</text:p>
          </table:table-cell>
          <table:table-cell office:value-type="float" office:value="1994679" table:style-name="ce2">
            <text:p>1994679</text:p>
          </table:table-cell>
          <table:table-cell office:value-type="float" office:value="1985059" table:style-name="ce2">
            <text:p>1985059</text:p>
          </table:table-cell>
          <table:table-cell office:value-type="float" office:value="1971129" table:style-name="ce2">
            <text:p>1971129</text:p>
          </table:table-cell>
          <table:table-cell office:value-type="float" office:value="1953076" table:style-name="ce2">
            <text:p>1953076</text:p>
          </table:table-cell>
          <table:table-cell office:value-type="float" office:value="1945063" table:style-name="ce2">
            <text:p>1945063</text:p>
          </table:table-cell>
          <table:table-cell office:value-type="float" office:value="1953268" table:style-name="ce2">
            <text:p>1953268</text:p>
          </table:table-cell>
          <table:table-cell office:value-type="float" office:value="1966541" table:style-name="ce2">
            <text:p>1966541</text:p>
          </table:table-cell>
          <table:table-cell office:value-type="float" office:value="1980883" table:style-name="ce2">
            <text:p>1980883</text:p>
          </table:table-cell>
          <table:table-cell office:value-type="float" office:value="1996251" table:style-name="ce2">
            <text:p>1996251</text:p>
          </table:table-cell>
          <table:table-cell office:value-type="float" office:value="2014009" table:style-name="ce2">
            <text:p>2014009</text:p>
          </table:table-cell>
          <table:table-cell office:value-type="float" office:value="2034354" table:style-name="ce2">
            <text:p>2034354</text:p>
          </table:table-cell>
          <table:table-cell office:value-type="float" office:value="2056504" table:style-name="ce2">
            <text:p>2056504</text:p>
          </table:table-cell>
          <table:table-cell office:value-type="float" office:value="2080089" table:style-name="ce2">
            <text:p>2080089</text:p>
          </table:table-cell>
          <table:table-cell office:value-type="float" office:value="2104611" table:style-name="ce2">
            <text:p>2104611</text:p>
          </table:table-cell>
          <table:table-cell office:value-type="float" office:value="2130422" table:style-name="ce2">
            <text:p>2130422</text:p>
          </table:table-cell>
          <table:table-cell office:value-type="float" office:value="2157110" table:style-name="ce2">
            <text:p>2157110</text:p>
          </table:table-cell>
          <table:table-cell office:value-type="float" office:value="2183603" table:style-name="ce2">
            <text:p>2183603</text:p>
          </table:table-cell>
          <table:table-cell office:value-type="float" office:value="2209405" table:style-name="ce2">
            <text:p>2209405</text:p>
          </table:table-cell>
          <table:table-cell office:value-type="float" office:value="2235727" table:style-name="ce2">
            <text:p>2235727</text:p>
          </table:table-cell>
          <table:table-cell office:value-type="float" office:value="2261542" table:style-name="ce2">
            <text:p>2261542</text:p>
          </table:table-cell>
          <table:table-cell office:value-type="float" office:value="2286110" table:style-name="ce2">
            <text:p>2286110</text:p>
          </table:table-cell>
          <table:table-cell office:value-type="float" office:value="2311472" table:style-name="ce2">
            <text:p>2311472</text:p>
          </table:table-cell>
          <table:table-cell office:value-type="float" office:value="2337423" table:style-name="ce2">
            <text:p>233742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Late-demographic dividend</text:p>
          </table:table-cell>
          <table:table-cell office:value-type="string" table:style-name="ce2">
            <text:p>LTE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094883717" table:style-name="ce2">
            <text:p>1094883717</text:p>
          </table:table-cell>
          <table:table-cell office:value-type="float" office:value="1096959453" table:style-name="ce2">
            <text:p>1096959453</text:p>
          </table:table-cell>
          <table:table-cell office:value-type="float" office:value="1111293141" table:style-name="ce2">
            <text:p>1111293141</text:p>
          </table:table-cell>
          <table:table-cell office:value-type="float" office:value="1137056579" table:style-name="ce2">
            <text:p>1137056579</text:p>
          </table:table-cell>
          <table:table-cell office:value-type="float" office:value="1162405292" table:style-name="ce2">
            <text:p>1162405292</text:p>
          </table:table-cell>
          <table:table-cell office:value-type="float" office:value="1188451832" table:style-name="ce2">
            <text:p>1188451832</text:p>
          </table:table-cell>
          <table:table-cell office:value-type="float" office:value="1217220438" table:style-name="ce2">
            <text:p>1217220438</text:p>
          </table:table-cell>
          <table:table-cell office:value-type="float" office:value="1245130293" table:style-name="ce2">
            <text:p>1245130293</text:p>
          </table:table-cell>
          <table:table-cell office:value-type="float" office:value="1273820149" table:style-name="ce2">
            <text:p>1273820149</text:p>
          </table:table-cell>
          <table:table-cell office:value-type="float" office:value="1304068257" table:style-name="ce2">
            <text:p>1304068257</text:p>
          </table:table-cell>
          <table:table-cell office:value-type="float" office:value="1334963829" table:style-name="ce2">
            <text:p>1334963829</text:p>
          </table:table-cell>
          <table:table-cell office:value-type="float" office:value="1366487769" table:style-name="ce2">
            <text:p>1366487769</text:p>
          </table:table-cell>
          <table:table-cell office:value-type="float" office:value="1396407513" table:style-name="ce2">
            <text:p>1396407513</text:p>
          </table:table-cell>
          <table:table-cell office:value-type="float" office:value="1425381475" table:style-name="ce2">
            <text:p>1425381475</text:p>
          </table:table-cell>
          <table:table-cell office:value-type="float" office:value="1452919554" table:style-name="ce2">
            <text:p>1452919554</text:p>
          </table:table-cell>
          <table:table-cell office:value-type="float" office:value="1478265786" table:style-name="ce2">
            <text:p>1478265786</text:p>
          </table:table-cell>
          <table:table-cell office:value-type="float" office:value="1502269051" table:style-name="ce2">
            <text:p>1502269051</text:p>
          </table:table-cell>
          <table:table-cell office:value-type="float" office:value="1524947137" table:style-name="ce2">
            <text:p>1524947137</text:p>
          </table:table-cell>
          <table:table-cell office:value-type="float" office:value="1547677040" table:style-name="ce2">
            <text:p>1547677040</text:p>
          </table:table-cell>
          <table:table-cell office:value-type="float" office:value="1570272872" table:style-name="ce2">
            <text:p>1570272872</text:p>
          </table:table-cell>
          <table:table-cell office:value-type="float" office:value="1592439385" table:style-name="ce2">
            <text:p>1592439385</text:p>
          </table:table-cell>
          <table:table-cell office:value-type="float" office:value="1615106897" table:style-name="ce2">
            <text:p>1615106897</text:p>
          </table:table-cell>
          <table:table-cell office:value-type="float" office:value="1639793804" table:style-name="ce2">
            <text:p>1639793804</text:p>
          </table:table-cell>
          <table:table-cell office:value-type="float" office:value="1664394629" table:style-name="ce2">
            <text:p>1664394629</text:p>
          </table:table-cell>
          <table:table-cell office:value-type="float" office:value="1688121991" table:style-name="ce2">
            <text:p>1688121991</text:p>
          </table:table-cell>
          <table:table-cell office:value-type="float" office:value="1712585483" table:style-name="ce2">
            <text:p>1712585483</text:p>
          </table:table-cell>
          <table:table-cell office:value-type="float" office:value="1738504785" table:style-name="ce2">
            <text:p>1738504785</text:p>
          </table:table-cell>
          <table:table-cell office:value-type="float" office:value="1765799733" table:style-name="ce2">
            <text:p>1765799733</text:p>
          </table:table-cell>
          <table:table-cell office:value-type="float" office:value="1793220326" table:style-name="ce2">
            <text:p>1793220326</text:p>
          </table:table-cell>
          <table:table-cell office:value-type="float" office:value="1819952808" table:style-name="ce2">
            <text:p>1819952808</text:p>
          </table:table-cell>
          <table:table-cell office:value-type="float" office:value="1844718134" table:style-name="ce2">
            <text:p>1844718134</text:p>
          </table:table-cell>
          <table:table-cell office:value-type="float" office:value="1868272190" table:style-name="ce2">
            <text:p>1868272190</text:p>
          </table:table-cell>
          <table:table-cell office:value-type="float" office:value="1890820460" table:style-name="ce2">
            <text:p>1890820460</text:p>
          </table:table-cell>
          <table:table-cell office:value-type="float" office:value="1912010271" table:style-name="ce2">
            <text:p>1912010271</text:p>
          </table:table-cell>
          <table:table-cell office:value-type="float" office:value="1932650915" table:style-name="ce2">
            <text:p>1932650915</text:p>
          </table:table-cell>
          <table:table-cell office:value-type="float" office:value="1952702058" table:style-name="ce2">
            <text:p>1952702058</text:p>
          </table:table-cell>
          <table:table-cell office:value-type="float" office:value="1972254664" table:style-name="ce2">
            <text:p>1972254664</text:p>
          </table:table-cell>
          <table:table-cell office:value-type="float" office:value="1991505992" table:style-name="ce2">
            <text:p>1991505992</text:p>
          </table:table-cell>
          <table:table-cell office:value-type="float" office:value="2010169496" table:style-name="ce2">
            <text:p>2010169496</text:p>
          </table:table-cell>
          <table:table-cell office:value-type="float" office:value="2027628907" table:style-name="ce2">
            <text:p>2027628907</text:p>
          </table:table-cell>
          <table:table-cell office:value-type="float" office:value="2043581322" table:style-name="ce2">
            <text:p>2043581322</text:p>
          </table:table-cell>
          <table:table-cell office:value-type="float" office:value="2058600486" table:style-name="ce2">
            <text:p>2058600486</text:p>
          </table:table-cell>
          <table:table-cell office:value-type="float" office:value="2072599555" table:style-name="ce2">
            <text:p>2072599555</text:p>
          </table:table-cell>
          <table:table-cell office:value-type="float" office:value="2086139068" table:style-name="ce2">
            <text:p>2086139068</text:p>
          </table:table-cell>
          <table:table-cell office:value-type="float" office:value="2099412663" table:style-name="ce2">
            <text:p>2099412663</text:p>
          </table:table-cell>
          <table:table-cell office:value-type="float" office:value="2112603351" table:style-name="ce2">
            <text:p>2112603351</text:p>
          </table:table-cell>
          <table:table-cell office:value-type="float" office:value="2126122277" table:style-name="ce2">
            <text:p>2126122277</text:p>
          </table:table-cell>
          <table:table-cell office:value-type="float" office:value="2139958608" table:style-name="ce2">
            <text:p>2139958608</text:p>
          </table:table-cell>
          <table:table-cell office:value-type="float" office:value="2153941306" table:style-name="ce2">
            <text:p>2153941306</text:p>
          </table:table-cell>
          <table:table-cell office:value-type="float" office:value="2167303374" table:style-name="ce2">
            <text:p>2167303374</text:p>
          </table:table-cell>
          <table:table-cell office:value-type="float" office:value="2179525352" table:style-name="ce2">
            <text:p>2179525352</text:p>
          </table:table-cell>
          <table:table-cell office:value-type="float" office:value="2193171336" table:style-name="ce2">
            <text:p>2193171336</text:p>
          </table:table-cell>
          <table:table-cell office:value-type="float" office:value="2209319631" table:style-name="ce2">
            <text:p>2209319631</text:p>
          </table:table-cell>
          <table:table-cell office:value-type="float" office:value="2225005187" table:style-name="ce2">
            <text:p>2225005187</text:p>
          </table:table-cell>
          <table:table-cell office:value-type="float" office:value="2241122152" table:style-name="ce2">
            <text:p>2241122152</text:p>
          </table:table-cell>
          <table:table-cell office:value-type="float" office:value="2256126712" table:style-name="ce2">
            <text:p>2256126712</text:p>
          </table:table-cell>
          <table:table-cell office:value-type="float" office:value="2270841806" table:style-name="ce2">
            <text:p>2270841806</text:p>
          </table:table-cell>
          <table:table-cell office:value-type="float" office:value="2285870134" table:style-name="ce2">
            <text:p>2285870134</text:p>
          </table:table-cell>
          <table:table-cell office:value-type="float" office:value="2298394042" table:style-name="ce2">
            <text:p>2298394042</text:p>
          </table:table-cell>
          <table:table-cell office:value-type="float" office:value="2308878047" table:style-name="ce2">
            <text:p>2308878047</text:p>
          </table:table-cell>
          <table:table-cell office:value-type="float" office:value="2316152451" table:style-name="ce2">
            <text:p>2316152451</text:p>
          </table:table-cell>
          <table:table-cell office:value-type="float" office:value="2320127638" table:style-name="ce2">
            <text:p>2320127638</text:p>
          </table:table-cell>
          <table:table-cell office:value-type="float" office:value="2323799591" table:style-name="ce2">
            <text:p>2323799591</text:p>
          </table:table-cell>
          <table:table-cell office:value-type="float" office:value="2326296729" table:style-name="ce2">
            <text:p>2326296729</text:p>
          </table:table-cell>
          <table:table-cell office:value-type="float" office:value="2328628339" table:style-name="ce2">
            <text:p>2328628339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Lithuania</text:p>
          </table:table-cell>
          <table:table-cell office:value-type="string" table:style-name="ce2">
            <text:p>LTU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778550" table:style-name="ce2">
            <text:p>2778550</text:p>
          </table:table-cell>
          <table:table-cell office:value-type="float" office:value="2823550" table:style-name="ce2">
            <text:p>2823550</text:p>
          </table:table-cell>
          <table:table-cell office:value-type="float" office:value="2863350" table:style-name="ce2">
            <text:p>2863350</text:p>
          </table:table-cell>
          <table:table-cell office:value-type="float" office:value="2898950" table:style-name="ce2">
            <text:p>2898950</text:p>
          </table:table-cell>
          <table:table-cell office:value-type="float" office:value="2935200" table:style-name="ce2">
            <text:p>2935200</text:p>
          </table:table-cell>
          <table:table-cell office:value-type="float" office:value="2971450" table:style-name="ce2">
            <text:p>2971450</text:p>
          </table:table-cell>
          <table:table-cell office:value-type="float" office:value="3008050" table:style-name="ce2">
            <text:p>3008050</text:p>
          </table:table-cell>
          <table:table-cell office:value-type="float" office:value="3044400" table:style-name="ce2">
            <text:p>3044400</text:p>
          </table:table-cell>
          <table:table-cell office:value-type="float" office:value="3078850" table:style-name="ce2">
            <text:p>3078850</text:p>
          </table:table-cell>
          <table:table-cell office:value-type="float" office:value="3107321" table:style-name="ce2">
            <text:p>3107321</text:p>
          </table:table-cell>
          <table:table-cell office:value-type="float" office:value="3139689" table:style-name="ce2">
            <text:p>3139689</text:p>
          </table:table-cell>
          <table:table-cell office:value-type="float" office:value="3179041" table:style-name="ce2">
            <text:p>3179041</text:p>
          </table:table-cell>
          <table:table-cell office:value-type="float" office:value="3213622" table:style-name="ce2">
            <text:p>3213622</text:p>
          </table:table-cell>
          <table:table-cell office:value-type="float" office:value="3244438" table:style-name="ce2">
            <text:p>3244438</text:p>
          </table:table-cell>
          <table:table-cell office:value-type="float" office:value="3273894" table:style-name="ce2">
            <text:p>3273894</text:p>
          </table:table-cell>
          <table:table-cell office:value-type="float" office:value="3301652" table:style-name="ce2">
            <text:p>3301652</text:p>
          </table:table-cell>
          <table:table-cell office:value-type="float" office:value="3328664" table:style-name="ce2">
            <text:p>3328664</text:p>
          </table:table-cell>
          <table:table-cell office:value-type="float" office:value="3355036" table:style-name="ce2">
            <text:p>3355036</text:p>
          </table:table-cell>
          <table:table-cell office:value-type="float" office:value="3379514" table:style-name="ce2">
            <text:p>3379514</text:p>
          </table:table-cell>
          <table:table-cell office:value-type="float" office:value="3397842" table:style-name="ce2">
            <text:p>3397842</text:p>
          </table:table-cell>
          <table:table-cell office:value-type="float" office:value="3413202" table:style-name="ce2">
            <text:p>3413202</text:p>
          </table:table-cell>
          <table:table-cell office:value-type="float" office:value="3432947" table:style-name="ce2">
            <text:p>3432947</text:p>
          </table:table-cell>
          <table:table-cell office:value-type="float" office:value="3457179" table:style-name="ce2">
            <text:p>3457179</text:p>
          </table:table-cell>
          <table:table-cell office:value-type="float" office:value="3485192" table:style-name="ce2">
            <text:p>3485192</text:p>
          </table:table-cell>
          <table:table-cell office:value-type="float" office:value="3514205" table:style-name="ce2">
            <text:p>3514205</text:p>
          </table:table-cell>
          <table:table-cell office:value-type="float" office:value="3544543" table:style-name="ce2">
            <text:p>3544543</text:p>
          </table:table-cell>
          <table:table-cell office:value-type="float" office:value="3578914" table:style-name="ce2">
            <text:p>3578914</text:p>
          </table:table-cell>
          <table:table-cell office:value-type="float" office:value="3616367" table:style-name="ce2">
            <text:p>3616367</text:p>
          </table:table-cell>
          <table:table-cell office:value-type="float" office:value="3655049" table:style-name="ce2">
            <text:p>3655049</text:p>
          </table:table-cell>
          <table:table-cell office:value-type="float" office:value="3684255" table:style-name="ce2">
            <text:p>3684255</text:p>
          </table:table-cell>
          <table:table-cell office:value-type="float" office:value="3697838" table:style-name="ce2">
            <text:p>3697838</text:p>
          </table:table-cell>
          <table:table-cell office:value-type="float" office:value="3704134" table:style-name="ce2">
            <text:p>3704134</text:p>
          </table:table-cell>
          <table:table-cell office:value-type="float" office:value="3700114" table:style-name="ce2">
            <text:p>3700114</text:p>
          </table:table-cell>
          <table:table-cell office:value-type="float" office:value="3682613" table:style-name="ce2">
            <text:p>3682613</text:p>
          </table:table-cell>
          <table:table-cell office:value-type="float" office:value="3657144" table:style-name="ce2">
            <text:p>3657144</text:p>
          </table:table-cell>
          <table:table-cell office:value-type="float" office:value="3629102" table:style-name="ce2">
            <text:p>3629102</text:p>
          </table:table-cell>
          <table:table-cell office:value-type="float" office:value="3601613" table:style-name="ce2">
            <text:p>3601613</text:p>
          </table:table-cell>
          <table:table-cell office:value-type="float" office:value="3575137" table:style-name="ce2">
            <text:p>3575137</text:p>
          </table:table-cell>
          <table:table-cell office:value-type="float" office:value="3549331" table:style-name="ce2">
            <text:p>3549331</text:p>
          </table:table-cell>
          <table:table-cell office:value-type="float" office:value="3524238" table:style-name="ce2">
            <text:p>3524238</text:p>
          </table:table-cell>
          <table:table-cell office:value-type="float" office:value="3499536" table:style-name="ce2">
            <text:p>3499536</text:p>
          </table:table-cell>
          <table:table-cell office:value-type="float" office:value="3470818" table:style-name="ce2">
            <text:p>3470818</text:p>
          </table:table-cell>
          <table:table-cell office:value-type="float" office:value="3443067" table:style-name="ce2">
            <text:p>3443067</text:p>
          </table:table-cell>
          <table:table-cell office:value-type="float" office:value="3415213" table:style-name="ce2">
            <text:p>3415213</text:p>
          </table:table-cell>
          <table:table-cell office:value-type="float" office:value="3377075" table:style-name="ce2">
            <text:p>3377075</text:p>
          </table:table-cell>
          <table:table-cell office:value-type="float" office:value="3322528" table:style-name="ce2">
            <text:p>3322528</text:p>
          </table:table-cell>
          <table:table-cell office:value-type="float" office:value="3269909" table:style-name="ce2">
            <text:p>3269909</text:p>
          </table:table-cell>
          <table:table-cell office:value-type="float" office:value="3231294" table:style-name="ce2">
            <text:p>3231294</text:p>
          </table:table-cell>
          <table:table-cell office:value-type="float" office:value="3198231" table:style-name="ce2">
            <text:p>3198231</text:p>
          </table:table-cell>
          <table:table-cell office:value-type="float" office:value="3162916" table:style-name="ce2">
            <text:p>3162916</text:p>
          </table:table-cell>
          <table:table-cell office:value-type="float" office:value="3097282" table:style-name="ce2">
            <text:p>3097282</text:p>
          </table:table-cell>
          <table:table-cell office:value-type="float" office:value="3028115" table:style-name="ce2">
            <text:p>3028115</text:p>
          </table:table-cell>
          <table:table-cell office:value-type="float" office:value="2989139" table:style-name="ce2">
            <text:p>2989139</text:p>
          </table:table-cell>
          <table:table-cell office:value-type="float" office:value="2961250" table:style-name="ce2">
            <text:p>2961250</text:p>
          </table:table-cell>
          <table:table-cell office:value-type="float" office:value="2937253" table:style-name="ce2">
            <text:p>2937253</text:p>
          </table:table-cell>
          <table:table-cell office:value-type="float" office:value="2911109" table:style-name="ce2">
            <text:p>2911109</text:p>
          </table:table-cell>
          <table:table-cell office:value-type="float" office:value="2877325" table:style-name="ce2">
            <text:p>2877325</text:p>
          </table:table-cell>
          <table:table-cell office:value-type="float" office:value="2842639" table:style-name="ce2">
            <text:p>2842639</text:p>
          </table:table-cell>
          <table:table-cell office:value-type="float" office:value="2819200" table:style-name="ce2">
            <text:p>2819200</text:p>
          </table:table-cell>
          <table:table-cell office:value-type="float" office:value="2811089" table:style-name="ce2">
            <text:p>2811089</text:p>
          </table:table-cell>
          <table:table-cell office:value-type="float" office:value="2810369" table:style-name="ce2">
            <text:p>2810369</text:p>
          </table:table-cell>
          <table:table-cell office:value-type="float" office:value="2808380" table:style-name="ce2">
            <text:p>2808380</text:p>
          </table:table-cell>
          <table:table-cell office:value-type="float" office:value="2831639" table:style-name="ce2">
            <text:p>2831639</text:p>
          </table:table-cell>
          <table:table-cell office:value-type="float" office:value="2871585" table:style-name="ce2">
            <text:p>2871585</text:p>
          </table:table-cell>
          <table:table-cell office:value-type="float" office:value="2888278" table:style-name="ce2">
            <text:p>288827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Luxembourg</text:p>
          </table:table-cell>
          <table:table-cell office:value-type="string" table:style-name="ce2">
            <text:p>LUX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13970" table:style-name="ce2">
            <text:p>313970</text:p>
          </table:table-cell>
          <table:table-cell office:value-type="float" office:value="316845" table:style-name="ce2">
            <text:p>316845</text:p>
          </table:table-cell>
          <table:table-cell office:value-type="float" office:value="320750" table:style-name="ce2">
            <text:p>320750</text:p>
          </table:table-cell>
          <table:table-cell office:value-type="float" office:value="324100" table:style-name="ce2">
            <text:p>324100</text:p>
          </table:table-cell>
          <table:table-cell office:value-type="float" office:value="327750" table:style-name="ce2">
            <text:p>327750</text:p>
          </table:table-cell>
          <table:table-cell office:value-type="float" office:value="331500" table:style-name="ce2">
            <text:p>331500</text:p>
          </table:table-cell>
          <table:table-cell office:value-type="float" office:value="333895" table:style-name="ce2">
            <text:p>333895</text:p>
          </table:table-cell>
          <table:table-cell office:value-type="float" office:value="334995" table:style-name="ce2">
            <text:p>334995</text:p>
          </table:table-cell>
          <table:table-cell office:value-type="float" office:value="335850" table:style-name="ce2">
            <text:p>335850</text:p>
          </table:table-cell>
          <table:table-cell office:value-type="float" office:value="337500" table:style-name="ce2">
            <text:p>337500</text:p>
          </table:table-cell>
          <table:table-cell office:value-type="float" office:value="339171" table:style-name="ce2">
            <text:p>339171</text:p>
          </table:table-cell>
          <table:table-cell office:value-type="float" office:value="342421" table:style-name="ce2">
            <text:p>342421</text:p>
          </table:table-cell>
          <table:table-cell office:value-type="float" office:value="346600" table:style-name="ce2">
            <text:p>346600</text:p>
          </table:table-cell>
          <table:table-cell office:value-type="float" office:value="350450" table:style-name="ce2">
            <text:p>350450</text:p>
          </table:table-cell>
          <table:table-cell office:value-type="float" office:value="355050" table:style-name="ce2">
            <text:p>355050</text:p>
          </table:table-cell>
          <table:table-cell office:value-type="float" office:value="358950" table:style-name="ce2">
            <text:p>358950</text:p>
          </table:table-cell>
          <table:table-cell office:value-type="float" office:value="360731" table:style-name="ce2">
            <text:p>360731</text:p>
          </table:table-cell>
          <table:table-cell office:value-type="float" office:value="361358" table:style-name="ce2">
            <text:p>361358</text:p>
          </table:table-cell>
          <table:table-cell office:value-type="float" office:value="362007" table:style-name="ce2">
            <text:p>362007</text:p>
          </table:table-cell>
          <table:table-cell office:value-type="float" office:value="362856" table:style-name="ce2">
            <text:p>362856</text:p>
          </table:table-cell>
          <table:table-cell office:value-type="float" office:value="364150" table:style-name="ce2">
            <text:p>364150</text:p>
          </table:table-cell>
          <table:table-cell office:value-type="float" office:value="365225" table:style-name="ce2">
            <text:p>365225</text:p>
          </table:table-cell>
          <table:table-cell office:value-type="float" office:value="365525" table:style-name="ce2">
            <text:p>365525</text:p>
          </table:table-cell>
          <table:table-cell office:value-type="float" office:value="365622" table:style-name="ce2">
            <text:p>365622</text:p>
          </table:table-cell>
          <table:table-cell office:value-type="float" office:value="365998" table:style-name="ce2">
            <text:p>365998</text:p>
          </table:table-cell>
          <table:table-cell office:value-type="float" office:value="366706" table:style-name="ce2">
            <text:p>366706</text:p>
          </table:table-cell>
          <table:table-cell office:value-type="float" office:value="368355" table:style-name="ce2">
            <text:p>368355</text:p>
          </table:table-cell>
          <table:table-cell office:value-type="float" office:value="370750" table:style-name="ce2">
            <text:p>370750</text:p>
          </table:table-cell>
          <table:table-cell office:value-type="float" office:value="373450" table:style-name="ce2">
            <text:p>373450</text:p>
          </table:table-cell>
          <table:table-cell office:value-type="float" office:value="377100" table:style-name="ce2">
            <text:p>377100</text:p>
          </table:table-cell>
          <table:table-cell office:value-type="float" office:value="381850" table:style-name="ce2">
            <text:p>381850</text:p>
          </table:table-cell>
          <table:table-cell office:value-type="float" office:value="387000" table:style-name="ce2">
            <text:p>387000</text:p>
          </table:table-cell>
          <table:table-cell office:value-type="float" office:value="392175" table:style-name="ce2">
            <text:p>392175</text:p>
          </table:table-cell>
          <table:table-cell office:value-type="float" office:value="397475" table:style-name="ce2">
            <text:p>397475</text:p>
          </table:table-cell>
          <table:table-cell office:value-type="float" office:value="402925" table:style-name="ce2">
            <text:p>402925</text:p>
          </table:table-cell>
          <table:table-cell office:value-type="float" office:value="408625" table:style-name="ce2">
            <text:p>408625</text:p>
          </table:table-cell>
          <table:table-cell office:value-type="float" office:value="414225" table:style-name="ce2">
            <text:p>414225</text:p>
          </table:table-cell>
          <table:table-cell office:value-type="float" office:value="419450" table:style-name="ce2">
            <text:p>419450</text:p>
          </table:table-cell>
          <table:table-cell office:value-type="float" office:value="424700" table:style-name="ce2">
            <text:p>424700</text:p>
          </table:table-cell>
          <table:table-cell office:value-type="float" office:value="430475" table:style-name="ce2">
            <text:p>430475</text:p>
          </table:table-cell>
          <table:table-cell office:value-type="float" office:value="436300" table:style-name="ce2">
            <text:p>436300</text:p>
          </table:table-cell>
          <table:table-cell office:value-type="float" office:value="441525" table:style-name="ce2">
            <text:p>441525</text:p>
          </table:table-cell>
          <table:table-cell office:value-type="float" office:value="446175" table:style-name="ce2">
            <text:p>446175</text:p>
          </table:table-cell>
          <table:table-cell office:value-type="float" office:value="451630" table:style-name="ce2">
            <text:p>451630</text:p>
          </table:table-cell>
          <table:table-cell office:value-type="float" office:value="458095" table:style-name="ce2">
            <text:p>458095</text:p>
          </table:table-cell>
          <table:table-cell office:value-type="float" office:value="465158" table:style-name="ce2">
            <text:p>465158</text:p>
          </table:table-cell>
          <table:table-cell office:value-type="float" office:value="472637" table:style-name="ce2">
            <text:p>472637</text:p>
          </table:table-cell>
          <table:table-cell office:value-type="float" office:value="479993" table:style-name="ce2">
            <text:p>479993</text:p>
          </table:table-cell>
          <table:table-cell office:value-type="float" office:value="488650" table:style-name="ce2">
            <text:p>488650</text:p>
          </table:table-cell>
          <table:table-cell office:value-type="float" office:value="497783" table:style-name="ce2">
            <text:p>497783</text:p>
          </table:table-cell>
          <table:table-cell office:value-type="float" office:value="506953" table:style-name="ce2">
            <text:p>506953</text:p>
          </table:table-cell>
          <table:table-cell office:value-type="float" office:value="518347" table:style-name="ce2">
            <text:p>518347</text:p>
          </table:table-cell>
          <table:table-cell office:value-type="float" office:value="530946" table:style-name="ce2">
            <text:p>530946</text:p>
          </table:table-cell>
          <table:table-cell office:value-type="float" office:value="543360" table:style-name="ce2">
            <text:p>543360</text:p>
          </table:table-cell>
          <table:table-cell office:value-type="float" office:value="556319" table:style-name="ce2">
            <text:p>556319</text:p>
          </table:table-cell>
          <table:table-cell office:value-type="float" office:value="569604" table:style-name="ce2">
            <text:p>569604</text:p>
          </table:table-cell>
          <table:table-cell office:value-type="float" office:value="582014" table:style-name="ce2">
            <text:p>582014</text:p>
          </table:table-cell>
          <table:table-cell office:value-type="float" office:value="596336" table:style-name="ce2">
            <text:p>596336</text:p>
          </table:table-cell>
          <table:table-cell office:value-type="float" office:value="607950" table:style-name="ce2">
            <text:p>607950</text:p>
          </table:table-cell>
          <table:table-cell office:value-type="float" office:value="620001" table:style-name="ce2">
            <text:p>620001</text:p>
          </table:table-cell>
          <table:table-cell office:value-type="float" office:value="630419" table:style-name="ce2">
            <text:p>630419</text:p>
          </table:table-cell>
          <table:table-cell office:value-type="float" office:value="640064" table:style-name="ce2">
            <text:p>640064</text:p>
          </table:table-cell>
          <table:table-cell office:value-type="float" office:value="653103" table:style-name="ce2">
            <text:p>653103</text:p>
          </table:table-cell>
          <table:table-cell office:value-type="float" office:value="666430" table:style-name="ce2">
            <text:p>666430</text:p>
          </table:table-cell>
          <table:table-cell office:value-type="float" office:value="677012" table:style-name="ce2">
            <text:p>67701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Latvia</text:p>
          </table:table-cell>
          <table:table-cell office:value-type="string" table:style-name="ce2">
            <text:p>LV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120979" table:style-name="ce2">
            <text:p>2120979</text:p>
          </table:table-cell>
          <table:table-cell office:value-type="float" office:value="2152681" table:style-name="ce2">
            <text:p>2152681</text:p>
          </table:table-cell>
          <table:table-cell office:value-type="float" office:value="2181586" table:style-name="ce2">
            <text:p>2181586</text:p>
          </table:table-cell>
          <table:table-cell office:value-type="float" office:value="2210919" table:style-name="ce2">
            <text:p>2210919</text:p>
          </table:table-cell>
          <table:table-cell office:value-type="float" office:value="2240623" table:style-name="ce2">
            <text:p>2240623</text:p>
          </table:table-cell>
          <table:table-cell office:value-type="float" office:value="2265919" table:style-name="ce2">
            <text:p>2265919</text:p>
          </table:table-cell>
          <table:table-cell office:value-type="float" office:value="2283217" table:style-name="ce2">
            <text:p>2283217</text:p>
          </table:table-cell>
          <table:table-cell office:value-type="float" office:value="2301220" table:style-name="ce2">
            <text:p>2301220</text:p>
          </table:table-cell>
          <table:table-cell office:value-type="float" office:value="2323619" table:style-name="ce2">
            <text:p>2323619</text:p>
          </table:table-cell>
          <table:table-cell office:value-type="float" office:value="2343173" table:style-name="ce2">
            <text:p>2343173</text:p>
          </table:table-cell>
          <table:table-cell office:value-type="float" office:value="2359164" table:style-name="ce2">
            <text:p>2359164</text:p>
          </table:table-cell>
          <table:table-cell office:value-type="float" office:value="2376389" table:style-name="ce2">
            <text:p>2376389</text:p>
          </table:table-cell>
          <table:table-cell office:value-type="float" office:value="2395674" table:style-name="ce2">
            <text:p>2395674</text:p>
          </table:table-cell>
          <table:table-cell office:value-type="float" office:value="2415819" table:style-name="ce2">
            <text:p>2415819</text:p>
          </table:table-cell>
          <table:table-cell office:value-type="float" office:value="2437186" table:style-name="ce2">
            <text:p>2437186</text:p>
          </table:table-cell>
          <table:table-cell office:value-type="float" office:value="2456130" table:style-name="ce2">
            <text:p>2456130</text:p>
          </table:table-cell>
          <table:table-cell office:value-type="float" office:value="2470989" table:style-name="ce2">
            <text:p>2470989</text:p>
          </table:table-cell>
          <table:table-cell office:value-type="float" office:value="2485073" table:style-name="ce2">
            <text:p>2485073</text:p>
          </table:table-cell>
          <table:table-cell office:value-type="float" office:value="2497921" table:style-name="ce2">
            <text:p>2497921</text:p>
          </table:table-cell>
          <table:table-cell office:value-type="float" office:value="2505953" table:style-name="ce2">
            <text:p>2505953</text:p>
          </table:table-cell>
          <table:table-cell office:value-type="float" office:value="2511701" table:style-name="ce2">
            <text:p>2511701</text:p>
          </table:table-cell>
          <table:table-cell office:value-type="float" office:value="2519421" table:style-name="ce2">
            <text:p>2519421</text:p>
          </table:table-cell>
          <table:table-cell office:value-type="float" office:value="2531080" table:style-name="ce2">
            <text:p>2531080</text:p>
          </table:table-cell>
          <table:table-cell office:value-type="float" office:value="2546011" table:style-name="ce2">
            <text:p>2546011</text:p>
          </table:table-cell>
          <table:table-cell office:value-type="float" office:value="2562047" table:style-name="ce2">
            <text:p>2562047</text:p>
          </table:table-cell>
          <table:table-cell office:value-type="float" office:value="2578873" table:style-name="ce2">
            <text:p>2578873</text:p>
          </table:table-cell>
          <table:table-cell office:value-type="float" office:value="2599892" table:style-name="ce2">
            <text:p>2599892</text:p>
          </table:table-cell>
          <table:table-cell office:value-type="float" office:value="2626583" table:style-name="ce2">
            <text:p>2626583</text:p>
          </table:table-cell>
          <table:table-cell office:value-type="float" office:value="2653434" table:style-name="ce2">
            <text:p>2653434</text:p>
          </table:table-cell>
          <table:table-cell office:value-type="float" office:value="2666955" table:style-name="ce2">
            <text:p>2666955</text:p>
          </table:table-cell>
          <table:table-cell office:value-type="float" office:value="2663151" table:style-name="ce2">
            <text:p>2663151</text:p>
          </table:table-cell>
          <table:table-cell office:value-type="float" office:value="2650581" table:style-name="ce2">
            <text:p>2650581</text:p>
          </table:table-cell>
          <table:table-cell office:value-type="float" office:value="2614338" table:style-name="ce2">
            <text:p>2614338</text:p>
          </table:table-cell>
          <table:table-cell office:value-type="float" office:value="2563290" table:style-name="ce2">
            <text:p>2563290</text:p>
          </table:table-cell>
          <table:table-cell office:value-type="float" office:value="2520742" table:style-name="ce2">
            <text:p>2520742</text:p>
          </table:table-cell>
          <table:table-cell office:value-type="float" office:value="2485056" table:style-name="ce2">
            <text:p>2485056</text:p>
          </table:table-cell>
          <table:table-cell office:value-type="float" office:value="2457222" table:style-name="ce2">
            <text:p>2457222</text:p>
          </table:table-cell>
          <table:table-cell office:value-type="float" office:value="2432851" table:style-name="ce2">
            <text:p>2432851</text:p>
          </table:table-cell>
          <table:table-cell office:value-type="float" office:value="2410019" table:style-name="ce2">
            <text:p>2410019</text:p>
          </table:table-cell>
          <table:table-cell office:value-type="float" office:value="2390482" table:style-name="ce2">
            <text:p>2390482</text:p>
          </table:table-cell>
          <table:table-cell office:value-type="float" office:value="2367550" table:style-name="ce2">
            <text:p>2367550</text:p>
          </table:table-cell>
          <table:table-cell office:value-type="float" office:value="2337170" table:style-name="ce2">
            <text:p>2337170</text:p>
          </table:table-cell>
          <table:table-cell office:value-type="float" office:value="2310173" table:style-name="ce2">
            <text:p>2310173</text:p>
          </table:table-cell>
          <table:table-cell office:value-type="float" office:value="2287955" table:style-name="ce2">
            <text:p>2287955</text:p>
          </table:table-cell>
          <table:table-cell office:value-type="float" office:value="2263122" table:style-name="ce2">
            <text:p>2263122</text:p>
          </table:table-cell>
          <table:table-cell office:value-type="float" office:value="2238799" table:style-name="ce2">
            <text:p>2238799</text:p>
          </table:table-cell>
          <table:table-cell office:value-type="float" office:value="2218357" table:style-name="ce2">
            <text:p>2218357</text:p>
          </table:table-cell>
          <table:table-cell office:value-type="float" office:value="2200325" table:style-name="ce2">
            <text:p>2200325</text:p>
          </table:table-cell>
          <table:table-cell office:value-type="float" office:value="2177322" table:style-name="ce2">
            <text:p>2177322</text:p>
          </table:table-cell>
          <table:table-cell office:value-type="float" office:value="2141669" table:style-name="ce2">
            <text:p>2141669</text:p>
          </table:table-cell>
          <table:table-cell office:value-type="float" office:value="2097555" table:style-name="ce2">
            <text:p>2097555</text:p>
          </table:table-cell>
          <table:table-cell office:value-type="float" office:value="2059709" table:style-name="ce2">
            <text:p>2059709</text:p>
          </table:table-cell>
          <table:table-cell office:value-type="float" office:value="2034319" table:style-name="ce2">
            <text:p>2034319</text:p>
          </table:table-cell>
          <table:table-cell office:value-type="float" office:value="2012647" table:style-name="ce2">
            <text:p>2012647</text:p>
          </table:table-cell>
          <table:table-cell office:value-type="float" office:value="1993782" table:style-name="ce2">
            <text:p>1993782</text:p>
          </table:table-cell>
          <table:table-cell office:value-type="float" office:value="1977527" table:style-name="ce2">
            <text:p>1977527</text:p>
          </table:table-cell>
          <table:table-cell office:value-type="float" office:value="1959537" table:style-name="ce2">
            <text:p>1959537</text:p>
          </table:table-cell>
          <table:table-cell office:value-type="float" office:value="1942248" table:style-name="ce2">
            <text:p>1942248</text:p>
          </table:table-cell>
          <table:table-cell office:value-type="float" office:value="1927174" table:style-name="ce2">
            <text:p>1927174</text:p>
          </table:table-cell>
          <table:table-cell office:value-type="float" office:value="1913822" table:style-name="ce2">
            <text:p>1913822</text:p>
          </table:table-cell>
          <table:table-cell office:value-type="float" office:value="1900449" table:style-name="ce2">
            <text:p>1900449</text:p>
          </table:table-cell>
          <table:table-cell office:value-type="float" office:value="1884490" table:style-name="ce2">
            <text:p>1884490</text:p>
          </table:table-cell>
          <table:table-cell office:value-type="float" office:value="1879383" table:style-name="ce2">
            <text:p>1879383</text:p>
          </table:table-cell>
          <table:table-cell office:value-type="float" office:value="1883710" table:style-name="ce2">
            <text:p>1883710</text:p>
          </table:table-cell>
          <table:table-cell office:value-type="float" office:value="1866124" table:style-name="ce2">
            <text:p>186612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Macao SAR, China</text:p>
          </table:table-cell>
          <table:table-cell office:value-type="string" table:style-name="ce2">
            <text:p>MAC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73315" table:style-name="ce2">
            <text:p>173315</text:p>
          </table:table-cell>
          <table:table-cell office:value-type="float" office:value="173323" table:style-name="ce2">
            <text:p>173323</text:p>
          </table:table-cell>
          <table:table-cell office:value-type="float" office:value="177810" table:style-name="ce2">
            <text:p>177810</text:p>
          </table:table-cell>
          <table:table-cell office:value-type="float" office:value="182135" table:style-name="ce2">
            <text:p>182135</text:p>
          </table:table-cell>
          <table:table-cell office:value-type="float" office:value="225655" table:style-name="ce2">
            <text:p>225655</text:p>
          </table:table-cell>
          <table:table-cell office:value-type="float" office:value="265631" table:style-name="ce2">
            <text:p>265631</text:p>
          </table:table-cell>
          <table:table-cell office:value-type="float" office:value="262942" table:style-name="ce2">
            <text:p>262942</text:p>
          </table:table-cell>
          <table:table-cell office:value-type="float" office:value="260423" table:style-name="ce2">
            <text:p>260423</text:p>
          </table:table-cell>
          <table:table-cell office:value-type="float" office:value="257933" table:style-name="ce2">
            <text:p>257933</text:p>
          </table:table-cell>
          <table:table-cell office:value-type="float" office:value="255306" table:style-name="ce2">
            <text:p>255306</text:p>
          </table:table-cell>
          <table:table-cell office:value-type="float" office:value="257396" table:style-name="ce2">
            <text:p>257396</text:p>
          </table:table-cell>
          <table:table-cell office:value-type="float" office:value="247400" table:style-name="ce2">
            <text:p>247400</text:p>
          </table:table-cell>
          <table:table-cell office:value-type="float" office:value="245050" table:style-name="ce2">
            <text:p>245050</text:p>
          </table:table-cell>
          <table:table-cell office:value-type="float" office:value="242800" table:style-name="ce2">
            <text:p>242800</text:p>
          </table:table-cell>
          <table:table-cell office:value-type="float" office:value="240550" table:style-name="ce2">
            <text:p>240550</text:p>
          </table:table-cell>
          <table:table-cell office:value-type="float" office:value="238200" table:style-name="ce2">
            <text:p>238200</text:p>
          </table:table-cell>
          <table:table-cell office:value-type="float" office:value="235600" table:style-name="ce2">
            <text:p>235600</text:p>
          </table:table-cell>
          <table:table-cell office:value-type="float" office:value="232950" table:style-name="ce2">
            <text:p>232950</text:p>
          </table:table-cell>
          <table:table-cell office:value-type="float" office:value="232400" table:style-name="ce2">
            <text:p>232400</text:p>
          </table:table-cell>
          <table:table-cell office:value-type="float" office:value="235200" table:style-name="ce2">
            <text:p>235200</text:p>
          </table:table-cell>
          <table:table-cell office:value-type="float" office:value="239650" table:style-name="ce2">
            <text:p>239650</text:p>
          </table:table-cell>
          <table:table-cell office:value-type="float" office:value="244800" table:style-name="ce2">
            <text:p>244800</text:p>
          </table:table-cell>
          <table:table-cell office:value-type="float" office:value="254650" table:style-name="ce2">
            <text:p>254650</text:p>
          </table:table-cell>
          <table:table-cell office:value-type="float" office:value="269300" table:style-name="ce2">
            <text:p>269300</text:p>
          </table:table-cell>
          <table:table-cell office:value-type="float" office:value="282850" table:style-name="ce2">
            <text:p>282850</text:p>
          </table:table-cell>
          <table:table-cell office:value-type="float" office:value="289700" table:style-name="ce2">
            <text:p>289700</text:p>
          </table:table-cell>
          <table:table-cell office:value-type="float" office:value="296050" table:style-name="ce2">
            <text:p>296050</text:p>
          </table:table-cell>
          <table:table-cell office:value-type="float" office:value="306850" table:style-name="ce2">
            <text:p>306850</text:p>
          </table:table-cell>
          <table:table-cell office:value-type="float" office:value="316000" table:style-name="ce2">
            <text:p>316000</text:p>
          </table:table-cell>
          <table:table-cell office:value-type="float" office:value="325100" table:style-name="ce2">
            <text:p>325100</text:p>
          </table:table-cell>
          <table:table-cell office:value-type="float" office:value="334950" table:style-name="ce2">
            <text:p>334950</text:p>
          </table:table-cell>
          <table:table-cell office:value-type="float" office:value="351650" table:style-name="ce2">
            <text:p>351650</text:p>
          </table:table-cell>
          <table:table-cell office:value-type="float" office:value="370900" table:style-name="ce2">
            <text:p>370900</text:p>
          </table:table-cell>
          <table:table-cell office:value-type="float" office:value="384000" table:style-name="ce2">
            <text:p>384000</text:p>
          </table:table-cell>
          <table:table-cell office:value-type="float" office:value="396800" table:style-name="ce2">
            <text:p>396800</text:p>
          </table:table-cell>
          <table:table-cell office:value-type="float" office:value="409300" table:style-name="ce2">
            <text:p>409300</text:p>
          </table:table-cell>
          <table:table-cell office:value-type="float" office:value="415100" table:style-name="ce2">
            <text:p>415100</text:p>
          </table:table-cell>
          <table:table-cell office:value-type="float" office:value="417300" table:style-name="ce2">
            <text:p>417300</text:p>
          </table:table-cell>
          <table:table-cell office:value-type="float" office:value="422300" table:style-name="ce2">
            <text:p>422300</text:p>
          </table:table-cell>
          <table:table-cell office:value-type="float" office:value="427400" table:style-name="ce2">
            <text:p>427400</text:p>
          </table:table-cell>
          <table:table-cell office:value-type="float" office:value="430600" table:style-name="ce2">
            <text:p>430600</text:p>
          </table:table-cell>
          <table:table-cell office:value-type="float" office:value="433900" table:style-name="ce2">
            <text:p>433900</text:p>
          </table:table-cell>
          <table:table-cell office:value-type="float" office:value="438400" table:style-name="ce2">
            <text:p>438400</text:p>
          </table:table-cell>
          <table:table-cell office:value-type="float" office:value="443600" table:style-name="ce2">
            <text:p>443600</text:p>
          </table:table-cell>
          <table:table-cell office:value-type="float" office:value="454700" table:style-name="ce2">
            <text:p>454700</text:p>
          </table:table-cell>
          <table:table-cell office:value-type="float" office:value="473500" table:style-name="ce2">
            <text:p>473500</text:p>
          </table:table-cell>
          <table:table-cell office:value-type="float" office:value="498900" table:style-name="ce2">
            <text:p>498900</text:p>
          </table:table-cell>
          <table:table-cell office:value-type="float" office:value="520900" table:style-name="ce2">
            <text:p>520900</text:p>
          </table:table-cell>
          <table:table-cell office:value-type="float" office:value="540700" table:style-name="ce2">
            <text:p>540700</text:p>
          </table:table-cell>
          <table:table-cell office:value-type="float" office:value="535000" table:style-name="ce2">
            <text:p>535000</text:p>
          </table:table-cell>
          <table:table-cell office:value-type="float" office:value="537000" table:style-name="ce2">
            <text:p>537000</text:p>
          </table:table-cell>
          <table:table-cell office:value-type="float" office:value="549600" table:style-name="ce2">
            <text:p>549600</text:p>
          </table:table-cell>
          <table:table-cell office:value-type="float" office:value="567900" table:style-name="ce2">
            <text:p>567900</text:p>
          </table:table-cell>
          <table:table-cell office:value-type="float" office:value="591900" table:style-name="ce2">
            <text:p>591900</text:p>
          </table:table-cell>
          <table:table-cell office:value-type="float" office:value="621700" table:style-name="ce2">
            <text:p>621700</text:p>
          </table:table-cell>
          <table:table-cell office:value-type="float" office:value="642900" table:style-name="ce2">
            <text:p>642900</text:p>
          </table:table-cell>
          <table:table-cell office:value-type="float" office:value="652500" table:style-name="ce2">
            <text:p>652500</text:p>
          </table:table-cell>
          <table:table-cell office:value-type="float" office:value="648400" table:style-name="ce2">
            <text:p>648400</text:p>
          </table:table-cell>
          <table:table-cell office:value-type="float" office:value="658900" table:style-name="ce2">
            <text:p>658900</text:p>
          </table:table-cell>
          <table:table-cell office:value-type="float" office:value="672000" table:style-name="ce2">
            <text:p>672000</text:p>
          </table:table-cell>
          <table:table-cell office:value-type="float" office:value="685400" table:style-name="ce2">
            <text:p>685400</text:p>
          </table:table-cell>
          <table:table-cell office:value-type="float" office:value="682500" table:style-name="ce2">
            <text:p>682500</text:p>
          </table:table-cell>
          <table:table-cell office:value-type="float" office:value="677300" table:style-name="ce2">
            <text:p>677300</text:p>
          </table:table-cell>
          <table:table-cell office:value-type="float" office:value="678800" table:style-name="ce2">
            <text:p>678800</text:p>
          </table:table-cell>
          <table:table-cell office:value-type="float" office:value="687000" table:style-name="ce2">
            <text:p>68700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t. Martin (French part)</text:p>
          </table:table-cell>
          <table:table-cell office:value-type="string" table:style-name="ce2">
            <text:p>MAF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250" table:style-name="ce2">
            <text:p>4250</text:p>
          </table:table-cell>
          <table:table-cell office:value-type="float" office:value="4386" table:style-name="ce2">
            <text:p>4386</text:p>
          </table:table-cell>
          <table:table-cell office:value-type="float" office:value="4527" table:style-name="ce2">
            <text:p>4527</text:p>
          </table:table-cell>
          <table:table-cell office:value-type="float" office:value="4673" table:style-name="ce2">
            <text:p>4673</text:p>
          </table:table-cell>
          <table:table-cell office:value-type="float" office:value="4827" table:style-name="ce2">
            <text:p>4827</text:p>
          </table:table-cell>
          <table:table-cell office:value-type="float" office:value="4996" table:style-name="ce2">
            <text:p>4996</text:p>
          </table:table-cell>
          <table:table-cell office:value-type="float" office:value="5213" table:style-name="ce2">
            <text:p>5213</text:p>
          </table:table-cell>
          <table:table-cell office:value-type="float" office:value="5472" table:style-name="ce2">
            <text:p>5472</text:p>
          </table:table-cell>
          <table:table-cell office:value-type="float" office:value="5693" table:style-name="ce2">
            <text:p>5693</text:p>
          </table:table-cell>
          <table:table-cell office:value-type="float" office:value="5868" table:style-name="ce2">
            <text:p>5868</text:p>
          </table:table-cell>
          <table:table-cell office:value-type="float" office:value="6047" table:style-name="ce2">
            <text:p>6047</text:p>
          </table:table-cell>
          <table:table-cell office:value-type="float" office:value="6228" table:style-name="ce2">
            <text:p>6228</text:p>
          </table:table-cell>
          <table:table-cell office:value-type="float" office:value="6409" table:style-name="ce2">
            <text:p>6409</text:p>
          </table:table-cell>
          <table:table-cell office:value-type="float" office:value="6596" table:style-name="ce2">
            <text:p>6596</text:p>
          </table:table-cell>
          <table:table-cell office:value-type="float" office:value="6801" table:style-name="ce2">
            <text:p>6801</text:p>
          </table:table-cell>
          <table:table-cell office:value-type="float" office:value="7038" table:style-name="ce2">
            <text:p>7038</text:p>
          </table:table-cell>
          <table:table-cell office:value-type="float" office:value="7303" table:style-name="ce2">
            <text:p>7303</text:p>
          </table:table-cell>
          <table:table-cell office:value-type="float" office:value="7569" table:style-name="ce2">
            <text:p>7569</text:p>
          </table:table-cell>
          <table:table-cell office:value-type="float" office:value="7822" table:style-name="ce2">
            <text:p>7822</text:p>
          </table:table-cell>
          <table:table-cell office:value-type="float" office:value="8063" table:style-name="ce2">
            <text:p>8063</text:p>
          </table:table-cell>
          <table:table-cell office:value-type="float" office:value="8288" table:style-name="ce2">
            <text:p>8288</text:p>
          </table:table-cell>
          <table:table-cell office:value-type="float" office:value="8498" table:style-name="ce2">
            <text:p>8498</text:p>
          </table:table-cell>
          <table:table-cell office:value-type="float" office:value="9494" table:style-name="ce2">
            <text:p>9494</text:p>
          </table:table-cell>
          <table:table-cell office:value-type="float" office:value="11485" table:style-name="ce2">
            <text:p>11485</text:p>
          </table:table-cell>
          <table:table-cell office:value-type="float" office:value="13733" table:style-name="ce2">
            <text:p>13733</text:p>
          </table:table-cell>
          <table:table-cell office:value-type="float" office:value="16095" table:style-name="ce2">
            <text:p>16095</text:p>
          </table:table-cell>
          <table:table-cell office:value-type="float" office:value="18558" table:style-name="ce2">
            <text:p>18558</text:p>
          </table:table-cell>
          <table:table-cell office:value-type="float" office:value="21108" table:style-name="ce2">
            <text:p>21108</text:p>
          </table:table-cell>
          <table:table-cell office:value-type="float" office:value="23749" table:style-name="ce2">
            <text:p>23749</text:p>
          </table:table-cell>
          <table:table-cell office:value-type="float" office:value="26453" table:style-name="ce2">
            <text:p>26453</text:p>
          </table:table-cell>
          <table:table-cell office:value-type="float" office:value="28224" table:style-name="ce2">
            <text:p>28224</text:p>
          </table:table-cell>
          <table:table-cell office:value-type="float" office:value="28800" table:style-name="ce2">
            <text:p>28800</text:p>
          </table:table-cell>
          <table:table-cell office:value-type="float" office:value="29081" table:style-name="ce2">
            <text:p>29081</text:p>
          </table:table-cell>
          <table:table-cell office:value-type="float" office:value="29282" table:style-name="ce2">
            <text:p>29282</text:p>
          </table:table-cell>
          <table:table-cell office:value-type="float" office:value="29413" table:style-name="ce2">
            <text:p>29413</text:p>
          </table:table-cell>
          <table:table-cell office:value-type="float" office:value="29470" table:style-name="ce2">
            <text:p>29470</text:p>
          </table:table-cell>
          <table:table-cell office:value-type="float" office:value="29443" table:style-name="ce2">
            <text:p>29443</text:p>
          </table:table-cell>
          <table:table-cell office:value-type="float" office:value="29323" table:style-name="ce2">
            <text:p>29323</text:p>
          </table:table-cell>
          <table:table-cell office:value-type="float" office:value="29107" table:style-name="ce2">
            <text:p>29107</text:p>
          </table:table-cell>
          <table:table-cell office:value-type="float" office:value="29284" table:style-name="ce2">
            <text:p>29284</text:p>
          </table:table-cell>
          <table:table-cell office:value-type="float" office:value="29996" table:style-name="ce2">
            <text:p>29996</text:p>
          </table:table-cell>
          <table:table-cell office:value-type="float" office:value="30803" table:style-name="ce2">
            <text:p>30803</text:p>
          </table:table-cell>
          <table:table-cell office:value-type="float" office:value="31604" table:style-name="ce2">
            <text:p>31604</text:p>
          </table:table-cell>
          <table:table-cell office:value-type="float" office:value="32395" table:style-name="ce2">
            <text:p>32395</text:p>
          </table:table-cell>
          <table:table-cell office:value-type="float" office:value="33171" table:style-name="ce2">
            <text:p>33171</text:p>
          </table:table-cell>
          <table:table-cell office:value-type="float" office:value="33928" table:style-name="ce2">
            <text:p>33928</text:p>
          </table:table-cell>
          <table:table-cell office:value-type="float" office:value="34658" table:style-name="ce2">
            <text:p>34658</text:p>
          </table:table-cell>
          <table:table-cell office:value-type="float" office:value="35337" table:style-name="ce2">
            <text:p>35337</text:p>
          </table:table-cell>
          <table:table-cell office:value-type="float" office:value="35958" table:style-name="ce2">
            <text:p>35958</text:p>
          </table:table-cell>
          <table:table-cell office:value-type="float" office:value="36502" table:style-name="ce2">
            <text:p>36502</text:p>
          </table:table-cell>
          <table:table-cell office:value-type="float" office:value="36856" table:style-name="ce2">
            <text:p>36856</text:p>
          </table:table-cell>
          <table:table-cell office:value-type="float" office:value="37069" table:style-name="ce2">
            <text:p>37069</text:p>
          </table:table-cell>
          <table:table-cell office:value-type="float" office:value="37276" table:style-name="ce2">
            <text:p>37276</text:p>
          </table:table-cell>
          <table:table-cell office:value-type="float" office:value="37419" table:style-name="ce2">
            <text:p>37419</text:p>
          </table:table-cell>
          <table:table-cell office:value-type="float" office:value="37450" table:style-name="ce2">
            <text:p>37450</text:p>
          </table:table-cell>
          <table:table-cell office:value-type="float" office:value="37369" table:style-name="ce2">
            <text:p>37369</text:p>
          </table:table-cell>
          <table:table-cell office:value-type="float" office:value="37175" table:style-name="ce2">
            <text:p>37175</text:p>
          </table:table-cell>
          <table:table-cell office:value-type="float" office:value="36837" table:style-name="ce2">
            <text:p>36837</text:p>
          </table:table-cell>
          <table:table-cell office:value-type="float" office:value="36012" table:style-name="ce2">
            <text:p>36012</text:p>
          </table:table-cell>
          <table:table-cell office:value-type="float" office:value="34267" table:style-name="ce2">
            <text:p>34267</text:p>
          </table:table-cell>
          <table:table-cell office:value-type="float" office:value="31786" table:style-name="ce2">
            <text:p>31786</text:p>
          </table:table-cell>
          <table:table-cell office:value-type="float" office:value="29961" table:style-name="ce2">
            <text:p>29961</text:p>
          </table:table-cell>
          <table:table-cell office:value-type="float" office:value="28870" table:style-name="ce2">
            <text:p>28870</text:p>
          </table:table-cell>
          <table:table-cell office:value-type="float" office:value="27515" table:style-name="ce2">
            <text:p>27515</text:p>
          </table:table-cell>
          <table:table-cell office:value-type="float" office:value="26129" table:style-name="ce2">
            <text:p>26129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Morocco</text:p>
          </table:table-cell>
          <table:table-cell office:value-type="string" table:style-name="ce2">
            <text:p>MAR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1624933" table:style-name="ce2">
            <text:p>11624933</text:p>
          </table:table-cell>
          <table:table-cell office:value-type="float" office:value="11931085" table:style-name="ce2">
            <text:p>11931085</text:p>
          </table:table-cell>
          <table:table-cell office:value-type="float" office:value="12253092" table:style-name="ce2">
            <text:p>12253092</text:p>
          </table:table-cell>
          <table:table-cell office:value-type="float" office:value="12577502" table:style-name="ce2">
            <text:p>12577502</text:p>
          </table:table-cell>
          <table:table-cell office:value-type="float" office:value="12898886" table:style-name="ce2">
            <text:p>12898886</text:p>
          </table:table-cell>
          <table:table-cell office:value-type="float" office:value="13239171" table:style-name="ce2">
            <text:p>13239171</text:p>
          </table:table-cell>
          <table:table-cell office:value-type="float" office:value="13597065" table:style-name="ce2">
            <text:p>13597065</text:p>
          </table:table-cell>
          <table:table-cell office:value-type="float" office:value="13968175" table:style-name="ce2">
            <text:p>13968175</text:p>
          </table:table-cell>
          <table:table-cell office:value-type="float" office:value="14347899" table:style-name="ce2">
            <text:p>14347899</text:p>
          </table:table-cell>
          <table:table-cell office:value-type="float" office:value="14734255" table:style-name="ce2">
            <text:p>14734255</text:p>
          </table:table-cell>
          <table:table-cell office:value-type="float" office:value="15129449" table:style-name="ce2">
            <text:p>15129449</text:p>
          </table:table-cell>
          <table:table-cell office:value-type="float" office:value="15527225" table:style-name="ce2">
            <text:p>15527225</text:p>
          </table:table-cell>
          <table:table-cell office:value-type="float" office:value="15924692" table:style-name="ce2">
            <text:p>15924692</text:p>
          </table:table-cell>
          <table:table-cell office:value-type="float" office:value="16326269" table:style-name="ce2">
            <text:p>16326269</text:p>
          </table:table-cell>
          <table:table-cell office:value-type="float" office:value="16733842" table:style-name="ce2">
            <text:p>16733842</text:p>
          </table:table-cell>
          <table:table-cell office:value-type="float" office:value="17150786" table:style-name="ce2">
            <text:p>17150786</text:p>
          </table:table-cell>
          <table:table-cell office:value-type="float" office:value="17574182" table:style-name="ce2">
            <text:p>17574182</text:p>
          </table:table-cell>
          <table:table-cell office:value-type="float" office:value="18014756" table:style-name="ce2">
            <text:p>18014756</text:p>
          </table:table-cell>
          <table:table-cell office:value-type="float" office:value="18477385" table:style-name="ce2">
            <text:p>18477385</text:p>
          </table:table-cell>
          <table:table-cell office:value-type="float" office:value="18955589" table:style-name="ce2">
            <text:p>18955589</text:p>
          </table:table-cell>
          <table:table-cell office:value-type="float" office:value="19459943" table:style-name="ce2">
            <text:p>19459943</text:p>
          </table:table-cell>
          <table:table-cell office:value-type="float" office:value="19985401" table:style-name="ce2">
            <text:p>19985401</text:p>
          </table:table-cell>
          <table:table-cell office:value-type="float" office:value="20520318" table:style-name="ce2">
            <text:p>20520318</text:p>
          </table:table-cell>
          <table:table-cell office:value-type="float" office:value="21060696" table:style-name="ce2">
            <text:p>21060696</text:p>
          </table:table-cell>
          <table:table-cell office:value-type="float" office:value="21593778" table:style-name="ce2">
            <text:p>21593778</text:p>
          </table:table-cell>
          <table:table-cell office:value-type="float" office:value="22113953" table:style-name="ce2">
            <text:p>22113953</text:p>
          </table:table-cell>
          <table:table-cell office:value-type="float" office:value="22600803" table:style-name="ce2">
            <text:p>22600803</text:p>
          </table:table-cell>
          <table:table-cell office:value-type="float" office:value="23054392" table:style-name="ce2">
            <text:p>23054392</text:p>
          </table:table-cell>
          <table:table-cell office:value-type="float" office:value="23500524" table:style-name="ce2">
            <text:p>23500524</text:p>
          </table:table-cell>
          <table:table-cell office:value-type="float" office:value="23939414" table:style-name="ce2">
            <text:p>23939414</text:p>
          </table:table-cell>
          <table:table-cell office:value-type="float" office:value="24375551" table:style-name="ce2">
            <text:p>24375551</text:p>
          </table:table-cell>
          <table:table-cell office:value-type="float" office:value="24799014" table:style-name="ce2">
            <text:p>24799014</text:p>
          </table:table-cell>
          <table:table-cell office:value-type="float" office:value="25212468" table:style-name="ce2">
            <text:p>25212468</text:p>
          </table:table-cell>
          <table:table-cell office:value-type="float" office:value="25614586" table:style-name="ce2">
            <text:p>25614586</text:p>
          </table:table-cell>
          <table:table-cell office:value-type="float" office:value="26000822" table:style-name="ce2">
            <text:p>26000822</text:p>
          </table:table-cell>
          <table:table-cell office:value-type="float" office:value="26399429" table:style-name="ce2">
            <text:p>26399429</text:p>
          </table:table-cell>
          <table:table-cell office:value-type="float" office:value="26808107" table:style-name="ce2">
            <text:p>26808107</text:p>
          </table:table-cell>
          <table:table-cell office:value-type="float" office:value="27213337" table:style-name="ce2">
            <text:p>27213337</text:p>
          </table:table-cell>
          <table:table-cell office:value-type="float" office:value="27621648" table:style-name="ce2">
            <text:p>27621648</text:p>
          </table:table-cell>
          <table:table-cell office:value-type="float" office:value="28027179" table:style-name="ce2">
            <text:p>28027179</text:p>
          </table:table-cell>
          <table:table-cell office:value-type="float" office:value="28423435" table:style-name="ce2">
            <text:p>28423435</text:p>
          </table:table-cell>
          <table:table-cell office:value-type="float" office:value="28814643" table:style-name="ce2">
            <text:p>28814643</text:p>
          </table:table-cell>
          <table:table-cell office:value-type="float" office:value="29198142" table:style-name="ce2">
            <text:p>29198142</text:p>
          </table:table-cell>
          <table:table-cell office:value-type="float" office:value="29571415" table:style-name="ce2">
            <text:p>29571415</text:p>
          </table:table-cell>
          <table:table-cell office:value-type="float" office:value="29953018" table:style-name="ce2">
            <text:p>29953018</text:p>
          </table:table-cell>
          <table:table-cell office:value-type="float" office:value="30358144" table:style-name="ce2">
            <text:p>30358144</text:p>
          </table:table-cell>
          <table:table-cell office:value-type="float" office:value="30771178" table:style-name="ce2">
            <text:p>30771178</text:p>
          </table:table-cell>
          <table:table-cell office:value-type="float" office:value="31186468" table:style-name="ce2">
            <text:p>31186468</text:p>
          </table:table-cell>
          <table:table-cell office:value-type="float" office:value="31606767" table:style-name="ce2">
            <text:p>31606767</text:p>
          </table:table-cell>
          <table:table-cell office:value-type="float" office:value="32030778" table:style-name="ce2">
            <text:p>32030778</text:p>
          </table:table-cell>
          <table:table-cell office:value-type="float" office:value="32467016" table:style-name="ce2">
            <text:p>32467016</text:p>
          </table:table-cell>
          <table:table-cell office:value-type="float" office:value="32912588" table:style-name="ce2">
            <text:p>32912588</text:p>
          </table:table-cell>
          <table:table-cell office:value-type="float" office:value="33355241" table:style-name="ce2">
            <text:p>33355241</text:p>
          </table:table-cell>
          <table:table-cell office:value-type="float" office:value="33787571" table:style-name="ce2">
            <text:p>33787571</text:p>
          </table:table-cell>
          <table:table-cell office:value-type="float" office:value="34204780" table:style-name="ce2">
            <text:p>34204780</text:p>
          </table:table-cell>
          <table:table-cell office:value-type="float" office:value="34607588" table:style-name="ce2">
            <text:p>34607588</text:p>
          </table:table-cell>
          <table:table-cell office:value-type="float" office:value="35023457" table:style-name="ce2">
            <text:p>35023457</text:p>
          </table:table-cell>
          <table:table-cell office:value-type="float" office:value="35446392" table:style-name="ce2">
            <text:p>35446392</text:p>
          </table:table-cell>
          <table:table-cell office:value-type="float" office:value="35839760" table:style-name="ce2">
            <text:p>35839760</text:p>
          </table:table-cell>
          <table:table-cell office:value-type="float" office:value="36210898" table:style-name="ce2">
            <text:p>36210898</text:p>
          </table:table-cell>
          <table:table-cell office:value-type="float" office:value="36584208" table:style-name="ce2">
            <text:p>36584208</text:p>
          </table:table-cell>
          <table:table-cell office:value-type="float" office:value="36954442" table:style-name="ce2">
            <text:p>36954442</text:p>
          </table:table-cell>
          <table:table-cell office:value-type="float" office:value="37329064" table:style-name="ce2">
            <text:p>37329064</text:p>
          </table:table-cell>
          <table:table-cell office:value-type="float" office:value="37712505" table:style-name="ce2">
            <text:p>37712505</text:p>
          </table:table-cell>
          <table:table-cell office:value-type="float" office:value="38081173" table:style-name="ce2">
            <text:p>3808117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Monaco</text:p>
          </table:table-cell>
          <table:table-cell office:value-type="string" table:style-name="ce2">
            <text:p>MCO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1808" table:style-name="ce2">
            <text:p>21808</text:p>
          </table:table-cell>
          <table:table-cell office:value-type="float" office:value="21901" table:style-name="ce2">
            <text:p>21901</text:p>
          </table:table-cell>
          <table:table-cell office:value-type="float" office:value="22078" table:style-name="ce2">
            <text:p>22078</text:p>
          </table:table-cell>
          <table:table-cell office:value-type="float" office:value="22385" table:style-name="ce2">
            <text:p>22385</text:p>
          </table:table-cell>
          <table:table-cell office:value-type="float" office:value="22686" table:style-name="ce2">
            <text:p>22686</text:p>
          </table:table-cell>
          <table:table-cell office:value-type="float" office:value="22941" table:style-name="ce2">
            <text:p>22941</text:p>
          </table:table-cell>
          <table:table-cell office:value-type="float" office:value="23131" table:style-name="ce2">
            <text:p>23131</text:p>
          </table:table-cell>
          <table:table-cell office:value-type="float" office:value="23230" table:style-name="ce2">
            <text:p>23230</text:p>
          </table:table-cell>
          <table:table-cell office:value-type="float" office:value="23437" table:style-name="ce2">
            <text:p>23437</text:p>
          </table:table-cell>
          <table:table-cell office:value-type="float" office:value="23831" table:style-name="ce2">
            <text:p>23831</text:p>
          </table:table-cell>
          <table:table-cell office:value-type="float" office:value="24229" table:style-name="ce2">
            <text:p>24229</text:p>
          </table:table-cell>
          <table:table-cell office:value-type="float" office:value="24576" table:style-name="ce2">
            <text:p>24576</text:p>
          </table:table-cell>
          <table:table-cell office:value-type="float" office:value="24862" table:style-name="ce2">
            <text:p>24862</text:p>
          </table:table-cell>
          <table:table-cell office:value-type="float" office:value="25072" table:style-name="ce2">
            <text:p>25072</text:p>
          </table:table-cell>
          <table:table-cell office:value-type="float" office:value="25235" table:style-name="ce2">
            <text:p>25235</text:p>
          </table:table-cell>
          <table:table-cell office:value-type="float" office:value="25500" table:style-name="ce2">
            <text:p>25500</text:p>
          </table:table-cell>
          <table:table-cell office:value-type="float" office:value="25895" table:style-name="ce2">
            <text:p>25895</text:p>
          </table:table-cell>
          <table:table-cell office:value-type="float" office:value="26273" table:style-name="ce2">
            <text:p>26273</text:p>
          </table:table-cell>
          <table:table-cell office:value-type="float" office:value="26605" table:style-name="ce2">
            <text:p>26605</text:p>
          </table:table-cell>
          <table:table-cell office:value-type="float" office:value="26892" table:style-name="ce2">
            <text:p>26892</text:p>
          </table:table-cell>
          <table:table-cell office:value-type="float" office:value="27122" table:style-name="ce2">
            <text:p>27122</text:p>
          </table:table-cell>
          <table:table-cell office:value-type="float" office:value="27293" table:style-name="ce2">
            <text:p>27293</text:p>
          </table:table-cell>
          <table:table-cell office:value-type="float" office:value="27561" table:style-name="ce2">
            <text:p>27561</text:p>
          </table:table-cell>
          <table:table-cell office:value-type="float" office:value="27960" table:style-name="ce2">
            <text:p>27960</text:p>
          </table:table-cell>
          <table:table-cell office:value-type="float" office:value="28356" table:style-name="ce2">
            <text:p>28356</text:p>
          </table:table-cell>
          <table:table-cell office:value-type="float" office:value="28731" table:style-name="ce2">
            <text:p>28731</text:p>
          </table:table-cell>
          <table:table-cell office:value-type="float" office:value="29093" table:style-name="ce2">
            <text:p>29093</text:p>
          </table:table-cell>
          <table:table-cell office:value-type="float" office:value="29446" table:style-name="ce2">
            <text:p>29446</text:p>
          </table:table-cell>
          <table:table-cell office:value-type="float" office:value="29781" table:style-name="ce2">
            <text:p>29781</text:p>
          </table:table-cell>
          <table:table-cell office:value-type="float" office:value="30084" table:style-name="ce2">
            <text:p>30084</text:p>
          </table:table-cell>
          <table:table-cell office:value-type="float" office:value="30358" table:style-name="ce2">
            <text:p>30358</text:p>
          </table:table-cell>
          <table:table-cell office:value-type="float" office:value="30625" table:style-name="ce2">
            <text:p>30625</text:p>
          </table:table-cell>
          <table:table-cell office:value-type="float" office:value="30887" table:style-name="ce2">
            <text:p>30887</text:p>
          </table:table-cell>
          <table:table-cell office:value-type="float" office:value="31136" table:style-name="ce2">
            <text:p>31136</text:p>
          </table:table-cell>
          <table:table-cell office:value-type="float" office:value="31375" table:style-name="ce2">
            <text:p>31375</text:p>
          </table:table-cell>
          <table:table-cell office:value-type="float" office:value="31609" table:style-name="ce2">
            <text:p>31609</text:p>
          </table:table-cell>
          <table:table-cell office:value-type="float" office:value="31837" table:style-name="ce2">
            <text:p>31837</text:p>
          </table:table-cell>
          <table:table-cell office:value-type="float" office:value="32063" table:style-name="ce2">
            <text:p>32063</text:p>
          </table:table-cell>
          <table:table-cell office:value-type="float" office:value="32267" table:style-name="ce2">
            <text:p>32267</text:p>
          </table:table-cell>
          <table:table-cell office:value-type="float" office:value="32410" table:style-name="ce2">
            <text:p>32410</text:p>
          </table:table-cell>
          <table:table-cell office:value-type="float" office:value="32455" table:style-name="ce2">
            <text:p>32455</text:p>
          </table:table-cell>
          <table:table-cell office:value-type="float" office:value="32447" table:style-name="ce2">
            <text:p>32447</text:p>
          </table:table-cell>
          <table:table-cell office:value-type="float" office:value="32422" table:style-name="ce2">
            <text:p>32422</text:p>
          </table:table-cell>
          <table:table-cell office:value-type="float" office:value="32374" table:style-name="ce2">
            <text:p>32374</text:p>
          </table:table-cell>
          <table:table-cell office:value-type="float" office:value="32307" table:style-name="ce2">
            <text:p>32307</text:p>
          </table:table-cell>
          <table:table-cell office:value-type="float" office:value="32210" table:style-name="ce2">
            <text:p>32210</text:p>
          </table:table-cell>
          <table:table-cell office:value-type="float" office:value="32057" table:style-name="ce2">
            <text:p>32057</text:p>
          </table:table-cell>
          <table:table-cell office:value-type="float" office:value="31837" table:style-name="ce2">
            <text:p>31837</text:p>
          </table:table-cell>
          <table:table-cell office:value-type="float" office:value="31836" table:style-name="ce2">
            <text:p>31836</text:p>
          </table:table-cell>
          <table:table-cell office:value-type="float" office:value="32364" table:style-name="ce2">
            <text:p>32364</text:p>
          </table:table-cell>
          <table:table-cell office:value-type="float" office:value="33163" table:style-name="ce2">
            <text:p>33163</text:p>
          </table:table-cell>
          <table:table-cell office:value-type="float" office:value="33946" table:style-name="ce2">
            <text:p>33946</text:p>
          </table:table-cell>
          <table:table-cell office:value-type="float" office:value="34711" table:style-name="ce2">
            <text:p>34711</text:p>
          </table:table-cell>
          <table:table-cell office:value-type="float" office:value="35447" table:style-name="ce2">
            <text:p>35447</text:p>
          </table:table-cell>
          <table:table-cell office:value-type="float" office:value="36128" table:style-name="ce2">
            <text:p>36128</text:p>
          </table:table-cell>
          <table:table-cell office:value-type="float" office:value="36757" table:style-name="ce2">
            <text:p>36757</text:p>
          </table:table-cell>
          <table:table-cell office:value-type="float" office:value="37276" table:style-name="ce2">
            <text:p>37276</text:p>
          </table:table-cell>
          <table:table-cell office:value-type="float" office:value="37678" table:style-name="ce2">
            <text:p>37678</text:p>
          </table:table-cell>
          <table:table-cell office:value-type="float" office:value="38154" table:style-name="ce2">
            <text:p>38154</text:p>
          </table:table-cell>
          <table:table-cell office:value-type="float" office:value="38109" table:style-name="ce2">
            <text:p>38109</text:p>
          </table:table-cell>
          <table:table-cell office:value-type="float" office:value="38050" table:style-name="ce2">
            <text:p>38050</text:p>
          </table:table-cell>
          <table:table-cell office:value-type="float" office:value="38527" table:style-name="ce2">
            <text:p>38527</text:p>
          </table:table-cell>
          <table:table-cell office:value-type="float" office:value="38931" table:style-name="ce2">
            <text:p>38931</text:p>
          </table:table-cell>
          <table:table-cell office:value-type="float" office:value="38956" table:style-name="ce2">
            <text:p>38956</text:p>
          </table:table-cell>
          <table:table-cell office:value-type="float" office:value="38631" table:style-name="ce2">
            <text:p>3863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Moldova</text:p>
          </table:table-cell>
          <table:table-cell office:value-type="string" table:style-name="ce2">
            <text:p>MD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058020" table:style-name="ce2">
            <text:p>2058020</text:p>
          </table:table-cell>
          <table:table-cell office:value-type="float" office:value="2103327" table:style-name="ce2">
            <text:p>2103327</text:p>
          </table:table-cell>
          <table:table-cell office:value-type="float" office:value="2147227" table:style-name="ce2">
            <text:p>2147227</text:p>
          </table:table-cell>
          <table:table-cell office:value-type="float" office:value="2188895" table:style-name="ce2">
            <text:p>2188895</text:p>
          </table:table-cell>
          <table:table-cell office:value-type="float" office:value="2228000" table:style-name="ce2">
            <text:p>2228000</text:p>
          </table:table-cell>
          <table:table-cell office:value-type="float" office:value="2265287" table:style-name="ce2">
            <text:p>2265287</text:p>
          </table:table-cell>
          <table:table-cell office:value-type="float" office:value="2301871" table:style-name="ce2">
            <text:p>2301871</text:p>
          </table:table-cell>
          <table:table-cell office:value-type="float" office:value="2337695" table:style-name="ce2">
            <text:p>2337695</text:p>
          </table:table-cell>
          <table:table-cell office:value-type="float" office:value="2373073" table:style-name="ce2">
            <text:p>2373073</text:p>
          </table:table-cell>
          <table:table-cell office:value-type="float" office:value="2408469" table:style-name="ce2">
            <text:p>2408469</text:p>
          </table:table-cell>
          <table:table-cell office:value-type="float" office:value="2437590" table:style-name="ce2">
            <text:p>2437590</text:p>
          </table:table-cell>
          <table:table-cell office:value-type="float" office:value="2460611" table:style-name="ce2">
            <text:p>2460611</text:p>
          </table:table-cell>
          <table:table-cell office:value-type="float" office:value="2484742" table:style-name="ce2">
            <text:p>2484742</text:p>
          </table:table-cell>
          <table:table-cell office:value-type="float" office:value="2510584" table:style-name="ce2">
            <text:p>2510584</text:p>
          </table:table-cell>
          <table:table-cell office:value-type="float" office:value="2538164" table:style-name="ce2">
            <text:p>2538164</text:p>
          </table:table-cell>
          <table:table-cell office:value-type="float" office:value="2566998" table:style-name="ce2">
            <text:p>2566998</text:p>
          </table:table-cell>
          <table:table-cell office:value-type="float" office:value="2596491" table:style-name="ce2">
            <text:p>2596491</text:p>
          </table:table-cell>
          <table:table-cell office:value-type="float" office:value="2626298" table:style-name="ce2">
            <text:p>2626298</text:p>
          </table:table-cell>
          <table:table-cell office:value-type="float" office:value="2656211" table:style-name="ce2">
            <text:p>2656211</text:p>
          </table:table-cell>
          <table:table-cell office:value-type="float" office:value="2683035" table:style-name="ce2">
            <text:p>2683035</text:p>
          </table:table-cell>
          <table:table-cell office:value-type="float" office:value="2708675" table:style-name="ce2">
            <text:p>2708675</text:p>
          </table:table-cell>
          <table:table-cell office:value-type="float" office:value="2735987" table:style-name="ce2">
            <text:p>2735987</text:p>
          </table:table-cell>
          <table:table-cell office:value-type="float" office:value="2763101" table:style-name="ce2">
            <text:p>2763101</text:p>
          </table:table-cell>
          <table:table-cell office:value-type="float" office:value="2791207" table:style-name="ce2">
            <text:p>2791207</text:p>
          </table:table-cell>
          <table:table-cell office:value-type="float" office:value="2820518" table:style-name="ce2">
            <text:p>2820518</text:p>
          </table:table-cell>
          <table:table-cell office:value-type="float" office:value="2850787" table:style-name="ce2">
            <text:p>2850787</text:p>
          </table:table-cell>
          <table:table-cell office:value-type="float" office:value="2883057" table:style-name="ce2">
            <text:p>2883057</text:p>
          </table:table-cell>
          <table:table-cell office:value-type="float" office:value="2916306" table:style-name="ce2">
            <text:p>2916306</text:p>
          </table:table-cell>
          <table:table-cell office:value-type="float" office:value="2948891" table:style-name="ce2">
            <text:p>2948891</text:p>
          </table:table-cell>
          <table:table-cell office:value-type="float" office:value="2970039" table:style-name="ce2">
            <text:p>2970039</text:p>
          </table:table-cell>
          <table:table-cell office:value-type="float" office:value="2977912" table:style-name="ce2">
            <text:p>2977912</text:p>
          </table:table-cell>
          <table:table-cell office:value-type="float" office:value="2981566" table:style-name="ce2">
            <text:p>2981566</text:p>
          </table:table-cell>
          <table:table-cell office:value-type="float" office:value="2980965" table:style-name="ce2">
            <text:p>2980965</text:p>
          </table:table-cell>
          <table:table-cell office:value-type="float" office:value="2975966" table:style-name="ce2">
            <text:p>2975966</text:p>
          </table:table-cell>
          <table:table-cell office:value-type="float" office:value="2966745" table:style-name="ce2">
            <text:p>2966745</text:p>
          </table:table-cell>
          <table:table-cell office:value-type="float" office:value="2953200" table:style-name="ce2">
            <text:p>2953200</text:p>
          </table:table-cell>
          <table:table-cell office:value-type="float" office:value="2947293" table:style-name="ce2">
            <text:p>2947293</text:p>
          </table:table-cell>
          <table:table-cell office:value-type="float" office:value="2936413" table:style-name="ce2">
            <text:p>2936413</text:p>
          </table:table-cell>
          <table:table-cell office:value-type="float" office:value="2935227" table:style-name="ce2">
            <text:p>2935227</text:p>
          </table:table-cell>
          <table:table-cell office:value-type="float" office:value="2930622" table:style-name="ce2">
            <text:p>2930622</text:p>
          </table:table-cell>
          <table:table-cell office:value-type="float" office:value="2924668" table:style-name="ce2">
            <text:p>2924668</text:p>
          </table:table-cell>
          <table:table-cell office:value-type="float" office:value="2918135" table:style-name="ce2">
            <text:p>2918135</text:p>
          </table:table-cell>
          <table:table-cell office:value-type="float" office:value="2911385" table:style-name="ce2">
            <text:p>2911385</text:p>
          </table:table-cell>
          <table:table-cell office:value-type="float" office:value="2903198" table:style-name="ce2">
            <text:p>2903198</text:p>
          </table:table-cell>
          <table:table-cell office:value-type="float" office:value="2896023" table:style-name="ce2">
            <text:p>2896023</text:p>
          </table:table-cell>
          <table:table-cell office:value-type="float" office:value="2888985" table:style-name="ce2">
            <text:p>2888985</text:p>
          </table:table-cell>
          <table:table-cell office:value-type="float" office:value="2880967" table:style-name="ce2">
            <text:p>2880967</text:p>
          </table:table-cell>
          <table:table-cell office:value-type="float" office:value="2874299" table:style-name="ce2">
            <text:p>2874299</text:p>
          </table:table-cell>
          <table:table-cell office:value-type="float" office:value="2868833" table:style-name="ce2">
            <text:p>2868833</text:p>
          </table:table-cell>
          <table:table-cell office:value-type="float" office:value="2865213" table:style-name="ce2">
            <text:p>2865213</text:p>
          </table:table-cell>
          <table:table-cell office:value-type="float" office:value="2862354" table:style-name="ce2">
            <text:p>2862354</text:p>
          </table:table-cell>
          <table:table-cell office:value-type="float" office:value="2860699" table:style-name="ce2">
            <text:p>2860699</text:p>
          </table:table-cell>
          <table:table-cell office:value-type="float" office:value="2860324" table:style-name="ce2">
            <text:p>2860324</text:p>
          </table:table-cell>
          <table:table-cell office:value-type="float" office:value="2859558" table:style-name="ce2">
            <text:p>2859558</text:p>
          </table:table-cell>
          <table:table-cell office:value-type="float" office:value="2857815" table:style-name="ce2">
            <text:p>2857815</text:p>
          </table:table-cell>
          <table:table-cell office:value-type="float" office:value="2835978" table:style-name="ce2">
            <text:p>2835978</text:p>
          </table:table-cell>
          <table:table-cell office:value-type="float" office:value="2803186" table:style-name="ce2">
            <text:p>2803186</text:p>
          </table:table-cell>
          <table:table-cell office:value-type="float" office:value="2755189" table:style-name="ce2">
            <text:p>2755189</text:p>
          </table:table-cell>
          <table:table-cell office:value-type="float" office:value="2707203" table:style-name="ce2">
            <text:p>2707203</text:p>
          </table:table-cell>
          <table:table-cell office:value-type="float" office:value="2664224" table:style-name="ce2">
            <text:p>2664224</text:p>
          </table:table-cell>
          <table:table-cell office:value-type="float" office:value="2635130" table:style-name="ce2">
            <text:p>2635130</text:p>
          </table:table-cell>
          <table:table-cell office:value-type="float" office:value="2595809" table:style-name="ce2">
            <text:p>2595809</text:p>
          </table:table-cell>
          <table:table-cell office:value-type="float" office:value="2528654" table:style-name="ce2">
            <text:p>2528654</text:p>
          </table:table-cell>
          <table:table-cell office:value-type="float" office:value="2457783" table:style-name="ce2">
            <text:p>2457783</text:p>
          </table:table-cell>
          <table:table-cell office:value-type="float" office:value="2402306" table:style-name="ce2">
            <text:p>240230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Madagascar</text:p>
          </table:table-cell>
          <table:table-cell office:value-type="string" table:style-name="ce2">
            <text:p>MDG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111029" table:style-name="ce2">
            <text:p>5111029</text:p>
          </table:table-cell>
          <table:table-cell office:value-type="float" office:value="5246158" table:style-name="ce2">
            <text:p>5246158</text:p>
          </table:table-cell>
          <table:table-cell office:value-type="float" office:value="5384150" table:style-name="ce2">
            <text:p>5384150</text:p>
          </table:table-cell>
          <table:table-cell office:value-type="float" office:value="5525185" table:style-name="ce2">
            <text:p>5525185</text:p>
          </table:table-cell>
          <table:table-cell office:value-type="float" office:value="5669863" table:style-name="ce2">
            <text:p>5669863</text:p>
          </table:table-cell>
          <table:table-cell office:value-type="float" office:value="5819116" table:style-name="ce2">
            <text:p>5819116</text:p>
          </table:table-cell>
          <table:table-cell office:value-type="float" office:value="5974279" table:style-name="ce2">
            <text:p>5974279</text:p>
          </table:table-cell>
          <table:table-cell office:value-type="float" office:value="6136486" table:style-name="ce2">
            <text:p>6136486</text:p>
          </table:table-cell>
          <table:table-cell office:value-type="float" office:value="6306493" table:style-name="ce2">
            <text:p>6306493</text:p>
          </table:table-cell>
          <table:table-cell office:value-type="float" office:value="6484716" table:style-name="ce2">
            <text:p>6484716</text:p>
          </table:table-cell>
          <table:table-cell office:value-type="float" office:value="6672003" table:style-name="ce2">
            <text:p>6672003</text:p>
          </table:table-cell>
          <table:table-cell office:value-type="float" office:value="6868868" table:style-name="ce2">
            <text:p>6868868</text:p>
          </table:table-cell>
          <table:table-cell office:value-type="float" office:value="7074398" table:style-name="ce2">
            <text:p>7074398</text:p>
          </table:table-cell>
          <table:table-cell office:value-type="float" office:value="7288048" table:style-name="ce2">
            <text:p>7288048</text:p>
          </table:table-cell>
          <table:table-cell office:value-type="float" office:value="7509726" table:style-name="ce2">
            <text:p>7509726</text:p>
          </table:table-cell>
          <table:table-cell office:value-type="float" office:value="7739336" table:style-name="ce2">
            <text:p>7739336</text:p>
          </table:table-cell>
          <table:table-cell office:value-type="float" office:value="7976831" table:style-name="ce2">
            <text:p>7976831</text:p>
          </table:table-cell>
          <table:table-cell office:value-type="float" office:value="8222240" table:style-name="ce2">
            <text:p>8222240</text:p>
          </table:table-cell>
          <table:table-cell office:value-type="float" office:value="8475864" table:style-name="ce2">
            <text:p>8475864</text:p>
          </table:table-cell>
          <table:table-cell office:value-type="float" office:value="8737581" table:style-name="ce2">
            <text:p>8737581</text:p>
          </table:table-cell>
          <table:table-cell office:value-type="float" office:value="9006032" table:style-name="ce2">
            <text:p>9006032</text:p>
          </table:table-cell>
          <table:table-cell office:value-type="float" office:value="9279011" table:style-name="ce2">
            <text:p>9279011</text:p>
          </table:table-cell>
          <table:table-cell office:value-type="float" office:value="9557671" table:style-name="ce2">
            <text:p>9557671</text:p>
          </table:table-cell>
          <table:table-cell office:value-type="float" office:value="9843044" table:style-name="ce2">
            <text:p>9843044</text:p>
          </table:table-cell>
          <table:table-cell office:value-type="float" office:value="10134550" table:style-name="ce2">
            <text:p>10134550</text:p>
          </table:table-cell>
          <table:table-cell office:value-type="float" office:value="10433142" table:style-name="ce2">
            <text:p>10433142</text:p>
          </table:table-cell>
          <table:table-cell office:value-type="float" office:value="10736857" table:style-name="ce2">
            <text:p>10736857</text:p>
          </table:table-cell>
          <table:table-cell office:value-type="float" office:value="11047291" table:style-name="ce2">
            <text:p>11047291</text:p>
          </table:table-cell>
          <table:table-cell office:value-type="float" office:value="11369462" table:style-name="ce2">
            <text:p>11369462</text:p>
          </table:table-cell>
          <table:table-cell office:value-type="float" office:value="11704998" table:style-name="ce2">
            <text:p>11704998</text:p>
          </table:table-cell>
          <table:table-cell office:value-type="float" office:value="12055639" table:style-name="ce2">
            <text:p>12055639</text:p>
          </table:table-cell>
          <table:table-cell office:value-type="float" office:value="12421412" table:style-name="ce2">
            <text:p>12421412</text:p>
          </table:table-cell>
          <table:table-cell office:value-type="float" office:value="12800870" table:style-name="ce2">
            <text:p>12800870</text:p>
          </table:table-cell>
          <table:table-cell office:value-type="float" office:value="13197345" table:style-name="ce2">
            <text:p>13197345</text:p>
          </table:table-cell>
          <table:table-cell office:value-type="float" office:value="13613850" table:style-name="ce2">
            <text:p>13613850</text:p>
          </table:table-cell>
          <table:table-cell office:value-type="float" office:value="14051275" table:style-name="ce2">
            <text:p>14051275</text:p>
          </table:table-cell>
          <table:table-cell office:value-type="float" office:value="14510711" table:style-name="ce2">
            <text:p>14510711</text:p>
          </table:table-cell>
          <table:table-cell office:value-type="float" office:value="14990814" table:style-name="ce2">
            <text:p>14990814</text:p>
          </table:table-cell>
          <table:table-cell office:value-type="float" office:value="15489364" table:style-name="ce2">
            <text:p>15489364</text:p>
          </table:table-cell>
          <table:table-cell office:value-type="float" office:value="16000506" table:style-name="ce2">
            <text:p>16000506</text:p>
          </table:table-cell>
          <table:table-cell office:value-type="float" office:value="16516338" table:style-name="ce2">
            <text:p>16516338</text:p>
          </table:table-cell>
          <table:table-cell office:value-type="float" office:value="17032939" table:style-name="ce2">
            <text:p>17032939</text:p>
          </table:table-cell>
          <table:table-cell office:value-type="float" office:value="17549913" table:style-name="ce2">
            <text:p>17549913</text:p>
          </table:table-cell>
          <table:table-cell office:value-type="float" office:value="18071854" table:style-name="ce2">
            <text:p>18071854</text:p>
          </table:table-cell>
          <table:table-cell office:value-type="float" office:value="18606608" table:style-name="ce2">
            <text:p>18606608</text:p>
          </table:table-cell>
          <table:table-cell office:value-type="float" office:value="19159707" table:style-name="ce2">
            <text:p>19159707</text:p>
          </table:table-cell>
          <table:table-cell office:value-type="float" office:value="19730909" table:style-name="ce2">
            <text:p>19730909</text:p>
          </table:table-cell>
          <table:table-cell office:value-type="float" office:value="20318583" table:style-name="ce2">
            <text:p>20318583</text:p>
          </table:table-cell>
          <table:table-cell office:value-type="float" office:value="20923840" table:style-name="ce2">
            <text:p>20923840</text:p>
          </table:table-cell>
          <table:table-cell office:value-type="float" office:value="21547280" table:style-name="ce2">
            <text:p>21547280</text:p>
          </table:table-cell>
          <table:table-cell office:value-type="float" office:value="22183340" table:style-name="ce2">
            <text:p>22183340</text:p>
          </table:table-cell>
          <table:table-cell office:value-type="float" office:value="22822300" table:style-name="ce2">
            <text:p>22822300</text:p>
          </table:table-cell>
          <table:table-cell office:value-type="float" office:value="23462438" table:style-name="ce2">
            <text:p>23462438</text:p>
          </table:table-cell>
          <table:table-cell office:value-type="float" office:value="24109290" table:style-name="ce2">
            <text:p>24109290</text:p>
          </table:table-cell>
          <table:table-cell office:value-type="float" office:value="24764348" table:style-name="ce2">
            <text:p>24764348</text:p>
          </table:table-cell>
          <table:table-cell office:value-type="float" office:value="25426702" table:style-name="ce2">
            <text:p>25426702</text:p>
          </table:table-cell>
          <table:table-cell office:value-type="float" office:value="26099952" table:style-name="ce2">
            <text:p>26099952</text:p>
          </table:table-cell>
          <table:table-cell office:value-type="float" office:value="26788375" table:style-name="ce2">
            <text:p>26788375</text:p>
          </table:table-cell>
          <table:table-cell office:value-type="float" office:value="27494926" table:style-name="ce2">
            <text:p>27494926</text:p>
          </table:table-cell>
          <table:table-cell office:value-type="float" office:value="28219554" table:style-name="ce2">
            <text:p>28219554</text:p>
          </table:table-cell>
          <table:table-cell office:value-type="float" office:value="28953556" table:style-name="ce2">
            <text:p>28953556</text:p>
          </table:table-cell>
          <table:table-cell office:value-type="float" office:value="29691083" table:style-name="ce2">
            <text:p>29691083</text:p>
          </table:table-cell>
          <table:table-cell office:value-type="float" office:value="30437261" table:style-name="ce2">
            <text:p>30437261</text:p>
          </table:table-cell>
          <table:table-cell office:value-type="float" office:value="31195932" table:style-name="ce2">
            <text:p>31195932</text:p>
          </table:table-cell>
          <table:table-cell office:value-type="float" office:value="31964956" table:style-name="ce2">
            <text:p>3196495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Maldives</text:p>
          </table:table-cell>
          <table:table-cell office:value-type="string" table:style-name="ce2">
            <text:p>MDV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91189" table:style-name="ce2">
            <text:p>91189</text:p>
          </table:table-cell>
          <table:table-cell office:value-type="float" office:value="93450" table:style-name="ce2">
            <text:p>93450</text:p>
          </table:table-cell>
          <table:table-cell office:value-type="float" office:value="95802" table:style-name="ce2">
            <text:p>95802</text:p>
          </table:table-cell>
          <table:table-cell office:value-type="float" office:value="98222" table:style-name="ce2">
            <text:p>98222</text:p>
          </table:table-cell>
          <table:table-cell office:value-type="float" office:value="100662" table:style-name="ce2">
            <text:p>100662</text:p>
          </table:table-cell>
          <table:table-cell office:value-type="float" office:value="104102" table:style-name="ce2">
            <text:p>104102</text:p>
          </table:table-cell>
          <table:table-cell office:value-type="float" office:value="108507" table:style-name="ce2">
            <text:p>108507</text:p>
          </table:table-cell>
          <table:table-cell office:value-type="float" office:value="112528" table:style-name="ce2">
            <text:p>112528</text:p>
          </table:table-cell>
          <table:table-cell office:value-type="float" office:value="116075" table:style-name="ce2">
            <text:p>116075</text:p>
          </table:table-cell>
          <table:table-cell office:value-type="float" office:value="119564" table:style-name="ce2">
            <text:p>119564</text:p>
          </table:table-cell>
          <table:table-cell office:value-type="float" office:value="123219" table:style-name="ce2">
            <text:p>123219</text:p>
          </table:table-cell>
          <table:table-cell office:value-type="float" office:value="127035" table:style-name="ce2">
            <text:p>127035</text:p>
          </table:table-cell>
          <table:table-cell office:value-type="float" office:value="130968" table:style-name="ce2">
            <text:p>130968</text:p>
          </table:table-cell>
          <table:table-cell office:value-type="float" office:value="134952" table:style-name="ce2">
            <text:p>134952</text:p>
          </table:table-cell>
          <table:table-cell office:value-type="float" office:value="138978" table:style-name="ce2">
            <text:p>138978</text:p>
          </table:table-cell>
          <table:table-cell office:value-type="float" office:value="143158" table:style-name="ce2">
            <text:p>143158</text:p>
          </table:table-cell>
          <table:table-cell office:value-type="float" office:value="147525" table:style-name="ce2">
            <text:p>147525</text:p>
          </table:table-cell>
          <table:table-cell office:value-type="float" office:value="151930" table:style-name="ce2">
            <text:p>151930</text:p>
          </table:table-cell>
          <table:table-cell office:value-type="float" office:value="156159" table:style-name="ce2">
            <text:p>156159</text:p>
          </table:table-cell>
          <table:table-cell office:value-type="float" office:value="160360" table:style-name="ce2">
            <text:p>160360</text:p>
          </table:table-cell>
          <table:table-cell office:value-type="float" office:value="164835" table:style-name="ce2">
            <text:p>164835</text:p>
          </table:table-cell>
          <table:table-cell office:value-type="float" office:value="169532" table:style-name="ce2">
            <text:p>169532</text:p>
          </table:table-cell>
          <table:table-cell office:value-type="float" office:value="174333" table:style-name="ce2">
            <text:p>174333</text:p>
          </table:table-cell>
          <table:table-cell office:value-type="float" office:value="179128" table:style-name="ce2">
            <text:p>179128</text:p>
          </table:table-cell>
          <table:table-cell office:value-type="float" office:value="184198" table:style-name="ce2">
            <text:p>184198</text:p>
          </table:table-cell>
          <table:table-cell office:value-type="float" office:value="190169" table:style-name="ce2">
            <text:p>190169</text:p>
          </table:table-cell>
          <table:table-cell office:value-type="float" office:value="196935" table:style-name="ce2">
            <text:p>196935</text:p>
          </table:table-cell>
          <table:table-cell office:value-type="float" office:value="203944" table:style-name="ce2">
            <text:p>203944</text:p>
          </table:table-cell>
          <table:table-cell office:value-type="float" office:value="210885" table:style-name="ce2">
            <text:p>210885</text:p>
          </table:table-cell>
          <table:table-cell office:value-type="float" office:value="217738" table:style-name="ce2">
            <text:p>217738</text:p>
          </table:table-cell>
          <table:table-cell office:value-type="float" office:value="224762" table:style-name="ce2">
            <text:p>224762</text:p>
          </table:table-cell>
          <table:table-cell office:value-type="float" office:value="231802" table:style-name="ce2">
            <text:p>231802</text:p>
          </table:table-cell>
          <table:table-cell office:value-type="float" office:value="238543" table:style-name="ce2">
            <text:p>238543</text:p>
          </table:table-cell>
          <table:table-cell office:value-type="float" office:value="244884" table:style-name="ce2">
            <text:p>244884</text:p>
          </table:table-cell>
          <table:table-cell office:value-type="float" office:value="250822" table:style-name="ce2">
            <text:p>250822</text:p>
          </table:table-cell>
          <table:table-cell office:value-type="float" office:value="256649" table:style-name="ce2">
            <text:p>256649</text:p>
          </table:table-cell>
          <table:table-cell office:value-type="float" office:value="262347" table:style-name="ce2">
            <text:p>262347</text:p>
          </table:table-cell>
          <table:table-cell office:value-type="float" office:value="267707" table:style-name="ce2">
            <text:p>267707</text:p>
          </table:table-cell>
          <table:table-cell office:value-type="float" office:value="272723" table:style-name="ce2">
            <text:p>272723</text:p>
          </table:table-cell>
          <table:table-cell office:value-type="float" office:value="277412" table:style-name="ce2">
            <text:p>277412</text:p>
          </table:table-cell>
          <table:table-cell office:value-type="float" office:value="282019" table:style-name="ce2">
            <text:p>282019</text:p>
          </table:table-cell>
          <table:table-cell office:value-type="float" office:value="286767" table:style-name="ce2">
            <text:p>286767</text:p>
          </table:table-cell>
          <table:table-cell office:value-type="float" office:value="291616" table:style-name="ce2">
            <text:p>291616</text:p>
          </table:table-cell>
          <table:table-cell office:value-type="float" office:value="296491" table:style-name="ce2">
            <text:p>296491</text:p>
          </table:table-cell>
          <table:table-cell office:value-type="float" office:value="301413" table:style-name="ce2">
            <text:p>301413</text:p>
          </table:table-cell>
          <table:table-cell office:value-type="float" office:value="306429" table:style-name="ce2">
            <text:p>306429</text:p>
          </table:table-cell>
          <table:table-cell office:value-type="float" office:value="313851" table:style-name="ce2">
            <text:p>313851</text:p>
          </table:table-cell>
          <table:table-cell office:value-type="float" office:value="324479" table:style-name="ce2">
            <text:p>324479</text:p>
          </table:table-cell>
          <table:table-cell office:value-type="float" office:value="336170" table:style-name="ce2">
            <text:p>336170</text:p>
          </table:table-cell>
          <table:table-cell office:value-type="float" office:value="348275" table:style-name="ce2">
            <text:p>348275</text:p>
          </table:table-cell>
          <table:table-cell office:value-type="float" office:value="360792" table:style-name="ce2">
            <text:p>360792</text:p>
          </table:table-cell>
          <table:table-cell office:value-type="float" office:value="373674" table:style-name="ce2">
            <text:p>373674</text:p>
          </table:table-cell>
          <table:table-cell office:value-type="float" office:value="386818" table:style-name="ce2">
            <text:p>386818</text:p>
          </table:table-cell>
          <table:table-cell office:value-type="float" office:value="400070" table:style-name="ce2">
            <text:p>400070</text:p>
          </table:table-cell>
          <table:table-cell office:value-type="float" office:value="413617" table:style-name="ce2">
            <text:p>413617</text:p>
          </table:table-cell>
          <table:table-cell office:value-type="float" office:value="428154" table:style-name="ce2">
            <text:p>428154</text:p>
          </table:table-cell>
          <table:table-cell office:value-type="float" office:value="443308" table:style-name="ce2">
            <text:p>443308</text:p>
          </table:table-cell>
          <table:table-cell office:value-type="float" office:value="458287" table:style-name="ce2">
            <text:p>458287</text:p>
          </table:table-cell>
          <table:table-cell office:value-type="float" office:value="473099" table:style-name="ce2">
            <text:p>473099</text:p>
          </table:table-cell>
          <table:table-cell office:value-type="float" office:value="487731" table:style-name="ce2">
            <text:p>487731</text:p>
          </table:table-cell>
          <table:table-cell office:value-type="float" office:value="502118" table:style-name="ce2">
            <text:p>502118</text:p>
          </table:table-cell>
          <table:table-cell office:value-type="float" office:value="516154" table:style-name="ce2">
            <text:p>516154</text:p>
          </table:table-cell>
          <table:table-cell office:value-type="float" office:value="524106" table:style-name="ce2">
            <text:p>524106</text:p>
          </table:table-cell>
          <table:table-cell office:value-type="float" office:value="525994" table:style-name="ce2">
            <text:p>525994</text:p>
          </table:table-cell>
          <table:table-cell office:value-type="float" office:value="527799" table:style-name="ce2">
            <text:p>527799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Middle East, North Africa, Afghanistan &amp; Pakistan</text:p>
          </table:table-cell>
          <table:table-cell office:value-type="string" table:style-name="ce2">
            <text:p>ME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57933392" table:style-name="ce2">
            <text:p>157933392</text:p>
          </table:table-cell>
          <table:table-cell office:value-type="float" office:value="162068656" table:style-name="ce2">
            <text:p>162068656</text:p>
          </table:table-cell>
          <table:table-cell office:value-type="float" office:value="166390935" table:style-name="ce2">
            <text:p>166390935</text:p>
          </table:table-cell>
          <table:table-cell office:value-type="float" office:value="170881281" table:style-name="ce2">
            <text:p>170881281</text:p>
          </table:table-cell>
          <table:table-cell office:value-type="float" office:value="175548682" table:style-name="ce2">
            <text:p>175548682</text:p>
          </table:table-cell>
          <table:table-cell office:value-type="float" office:value="180361095" table:style-name="ce2">
            <text:p>180361095</text:p>
          </table:table-cell>
          <table:table-cell office:value-type="float" office:value="185366083" table:style-name="ce2">
            <text:p>185366083</text:p>
          </table:table-cell>
          <table:table-cell office:value-type="float" office:value="190664582" table:style-name="ce2">
            <text:p>190664582</text:p>
          </table:table-cell>
          <table:table-cell office:value-type="float" office:value="196098319" table:style-name="ce2">
            <text:p>196098319</text:p>
          </table:table-cell>
          <table:table-cell office:value-type="float" office:value="201742643" table:style-name="ce2">
            <text:p>201742643</text:p>
          </table:table-cell>
          <table:table-cell office:value-type="float" office:value="207569650" table:style-name="ce2">
            <text:p>207569650</text:p>
          </table:table-cell>
          <table:table-cell office:value-type="float" office:value="213438350" table:style-name="ce2">
            <text:p>213438350</text:p>
          </table:table-cell>
          <table:table-cell office:value-type="float" office:value="219448355" table:style-name="ce2">
            <text:p>219448355</text:p>
          </table:table-cell>
          <table:table-cell office:value-type="float" office:value="225808044" table:style-name="ce2">
            <text:p>225808044</text:p>
          </table:table-cell>
          <table:table-cell office:value-type="float" office:value="232392106" table:style-name="ce2">
            <text:p>232392106</text:p>
          </table:table-cell>
          <table:table-cell office:value-type="float" office:value="239405806" table:style-name="ce2">
            <text:p>239405806</text:p>
          </table:table-cell>
          <table:table-cell office:value-type="float" office:value="246821883" table:style-name="ce2">
            <text:p>246821883</text:p>
          </table:table-cell>
          <table:table-cell office:value-type="float" office:value="254463059" table:style-name="ce2">
            <text:p>254463059</text:p>
          </table:table-cell>
          <table:table-cell office:value-type="float" office:value="262393904" table:style-name="ce2">
            <text:p>262393904</text:p>
          </table:table-cell>
          <table:table-cell office:value-type="float" office:value="270666000" table:style-name="ce2">
            <text:p>270666000</text:p>
          </table:table-cell>
          <table:table-cell office:value-type="float" office:value="279347788" table:style-name="ce2">
            <text:p>279347788</text:p>
          </table:table-cell>
          <table:table-cell office:value-type="float" office:value="288391729" table:style-name="ce2">
            <text:p>288391729</text:p>
          </table:table-cell>
          <table:table-cell office:value-type="float" office:value="297671219" table:style-name="ce2">
            <text:p>297671219</text:p>
          </table:table-cell>
          <table:table-cell office:value-type="float" office:value="307301861" table:style-name="ce2">
            <text:p>307301861</text:p>
          </table:table-cell>
          <table:table-cell office:value-type="float" office:value="317366458" table:style-name="ce2">
            <text:p>317366458</text:p>
          </table:table-cell>
          <table:table-cell office:value-type="float" office:value="327681501" table:style-name="ce2">
            <text:p>327681501</text:p>
          </table:table-cell>
          <table:table-cell office:value-type="float" office:value="338209596" table:style-name="ce2">
            <text:p>338209596</text:p>
          </table:table-cell>
          <table:table-cell office:value-type="float" office:value="348933449" table:style-name="ce2">
            <text:p>348933449</text:p>
          </table:table-cell>
          <table:table-cell office:value-type="float" office:value="359728415" table:style-name="ce2">
            <text:p>359728415</text:p>
          </table:table-cell>
          <table:table-cell office:value-type="float" office:value="370724431" table:style-name="ce2">
            <text:p>370724431</text:p>
          </table:table-cell>
          <table:table-cell office:value-type="float" office:value="383279026" table:style-name="ce2">
            <text:p>383279026</text:p>
          </table:table-cell>
          <table:table-cell office:value-type="float" office:value="394251647" table:style-name="ce2">
            <text:p>394251647</text:p>
          </table:table-cell>
          <table:table-cell office:value-type="float" office:value="405847278" table:style-name="ce2">
            <text:p>405847278</text:p>
          </table:table-cell>
          <table:table-cell office:value-type="float" office:value="417150344" table:style-name="ce2">
            <text:p>417150344</text:p>
          </table:table-cell>
          <table:table-cell office:value-type="float" office:value="428117445" table:style-name="ce2">
            <text:p>428117445</text:p>
          </table:table-cell>
          <table:table-cell office:value-type="float" office:value="438968860" table:style-name="ce2">
            <text:p>438968860</text:p>
          </table:table-cell>
          <table:table-cell office:value-type="float" office:value="449859387" table:style-name="ce2">
            <text:p>449859387</text:p>
          </table:table-cell>
          <table:table-cell office:value-type="float" office:value="460864078" table:style-name="ce2">
            <text:p>460864078</text:p>
          </table:table-cell>
          <table:table-cell office:value-type="float" office:value="472047033" table:style-name="ce2">
            <text:p>472047033</text:p>
          </table:table-cell>
          <table:table-cell office:value-type="float" office:value="483430509" table:style-name="ce2">
            <text:p>483430509</text:p>
          </table:table-cell>
          <table:table-cell office:value-type="float" office:value="494850317" table:style-name="ce2">
            <text:p>494850317</text:p>
          </table:table-cell>
          <table:table-cell office:value-type="float" office:value="506478256" table:style-name="ce2">
            <text:p>506478256</text:p>
          </table:table-cell>
          <table:table-cell office:value-type="float" office:value="518193093" table:style-name="ce2">
            <text:p>518193093</text:p>
          </table:table-cell>
          <table:table-cell office:value-type="float" office:value="530338988" table:style-name="ce2">
            <text:p>530338988</text:p>
          </table:table-cell>
          <table:table-cell office:value-type="float" office:value="543086512" table:style-name="ce2">
            <text:p>543086512</text:p>
          </table:table-cell>
          <table:table-cell office:value-type="float" office:value="556210211" table:style-name="ce2">
            <text:p>556210211</text:p>
          </table:table-cell>
          <table:table-cell office:value-type="float" office:value="569898499" table:style-name="ce2">
            <text:p>569898499</text:p>
          </table:table-cell>
          <table:table-cell office:value-type="float" office:value="583743828" table:style-name="ce2">
            <text:p>583743828</text:p>
          </table:table-cell>
          <table:table-cell office:value-type="float" office:value="597799097" table:style-name="ce2">
            <text:p>597799097</text:p>
          </table:table-cell>
          <table:table-cell office:value-type="float" office:value="612128501" table:style-name="ce2">
            <text:p>612128501</text:p>
          </table:table-cell>
          <table:table-cell office:value-type="float" office:value="624828664" table:style-name="ce2">
            <text:p>624828664</text:p>
          </table:table-cell>
          <table:table-cell office:value-type="float" office:value="639053870" table:style-name="ce2">
            <text:p>639053870</text:p>
          </table:table-cell>
          <table:table-cell office:value-type="float" office:value="653273442" table:style-name="ce2">
            <text:p>653273442</text:p>
          </table:table-cell>
          <table:table-cell office:value-type="float" office:value="667464006" table:style-name="ce2">
            <text:p>667464006</text:p>
          </table:table-cell>
          <table:table-cell office:value-type="float" office:value="680716578" table:style-name="ce2">
            <text:p>680716578</text:p>
          </table:table-cell>
          <table:table-cell office:value-type="float" office:value="694232973" table:style-name="ce2">
            <text:p>694232973</text:p>
          </table:table-cell>
          <table:table-cell office:value-type="float" office:value="707023525" table:style-name="ce2">
            <text:p>707023525</text:p>
          </table:table-cell>
          <table:table-cell office:value-type="float" office:value="718887744" table:style-name="ce2">
            <text:p>718887744</text:p>
          </table:table-cell>
          <table:table-cell office:value-type="float" office:value="730362334" table:style-name="ce2">
            <text:p>730362334</text:p>
          </table:table-cell>
          <table:table-cell office:value-type="float" office:value="742714463" table:style-name="ce2">
            <text:p>742714463</text:p>
          </table:table-cell>
          <table:table-cell office:value-type="float" office:value="756405281" table:style-name="ce2">
            <text:p>756405281</text:p>
          </table:table-cell>
          <table:table-cell office:value-type="float" office:value="767578451" table:style-name="ce2">
            <text:p>767578451</text:p>
          </table:table-cell>
          <table:table-cell office:value-type="float" office:value="782349366" table:style-name="ce2">
            <text:p>782349366</text:p>
          </table:table-cell>
          <table:table-cell office:value-type="float" office:value="797801454" table:style-name="ce2">
            <text:p>797801454</text:p>
          </table:table-cell>
          <table:table-cell office:value-type="float" office:value="813146136" table:style-name="ce2">
            <text:p>81314613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Mexico</text:p>
          </table:table-cell>
          <table:table-cell office:value-type="string" table:style-name="ce2">
            <text:p>MEX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6724615" table:style-name="ce2">
            <text:p>36724615</text:p>
          </table:table-cell>
          <table:table-cell office:value-type="float" office:value="37890118" table:style-name="ce2">
            <text:p>37890118</text:p>
          </table:table-cell>
          <table:table-cell office:value-type="float" office:value="39129200" table:style-name="ce2">
            <text:p>39129200</text:p>
          </table:table-cell>
          <table:table-cell office:value-type="float" office:value="40424065" table:style-name="ce2">
            <text:p>40424065</text:p>
          </table:table-cell>
          <table:table-cell office:value-type="float" office:value="41772049" table:style-name="ce2">
            <text:p>41772049</text:p>
          </table:table-cell>
          <table:table-cell office:value-type="float" office:value="43174477" table:style-name="ce2">
            <text:p>43174477</text:p>
          </table:table-cell>
          <table:table-cell office:value-type="float" office:value="44629106" table:style-name="ce2">
            <text:p>44629106</text:p>
          </table:table-cell>
          <table:table-cell office:value-type="float" office:value="46129608" table:style-name="ce2">
            <text:p>46129608</text:p>
          </table:table-cell>
          <table:table-cell office:value-type="float" office:value="47668303" table:style-name="ce2">
            <text:p>47668303</text:p>
          </table:table-cell>
          <table:table-cell office:value-type="float" office:value="49233194" table:style-name="ce2">
            <text:p>49233194</text:p>
          </table:table-cell>
          <table:table-cell office:value-type="float" office:value="50814953" table:style-name="ce2">
            <text:p>50814953</text:p>
          </table:table-cell>
          <table:table-cell office:value-type="float" office:value="52412558" table:style-name="ce2">
            <text:p>52412558</text:p>
          </table:table-cell>
          <table:table-cell office:value-type="float" office:value="54030168" table:style-name="ce2">
            <text:p>54030168</text:p>
          </table:table-cell>
          <table:table-cell office:value-type="float" office:value="55667284" table:style-name="ce2">
            <text:p>55667284</text:p>
          </table:table-cell>
          <table:table-cell office:value-type="float" office:value="57320149" table:style-name="ce2">
            <text:p>57320149</text:p>
          </table:table-cell>
          <table:table-cell office:value-type="float" office:value="58982400" table:style-name="ce2">
            <text:p>58982400</text:p>
          </table:table-cell>
          <table:table-cell office:value-type="float" office:value="60645512" table:style-name="ce2">
            <text:p>60645512</text:p>
          </table:table-cell>
          <table:table-cell office:value-type="float" office:value="62308493" table:style-name="ce2">
            <text:p>62308493</text:p>
          </table:table-cell>
          <table:table-cell office:value-type="float" office:value="63979046" table:style-name="ce2">
            <text:p>63979046</text:p>
          </table:table-cell>
          <table:table-cell office:value-type="float" office:value="65648865" table:style-name="ce2">
            <text:p>65648865</text:p>
          </table:table-cell>
          <table:table-cell office:value-type="float" office:value="67300334" table:style-name="ce2">
            <text:p>67300334</text:p>
          </table:table-cell>
          <table:table-cell office:value-type="float" office:value="68892108" table:style-name="ce2">
            <text:p>68892108</text:p>
          </table:table-cell>
          <table:table-cell office:value-type="float" office:value="70433260" table:style-name="ce2">
            <text:p>70433260</text:p>
          </table:table-cell>
          <table:table-cell office:value-type="float" office:value="71971240" table:style-name="ce2">
            <text:p>71971240</text:p>
          </table:table-cell>
          <table:table-cell office:value-type="float" office:value="73506846" table:style-name="ce2">
            <text:p>73506846</text:p>
          </table:table-cell>
          <table:table-cell office:value-type="float" office:value="75043414" table:style-name="ce2">
            <text:p>75043414</text:p>
          </table:table-cell>
          <table:table-cell office:value-type="float" office:value="76585637" table:style-name="ce2">
            <text:p>76585637</text:p>
          </table:table-cell>
          <table:table-cell office:value-type="float" office:value="78136651" table:style-name="ce2">
            <text:p>78136651</text:p>
          </table:table-cell>
          <table:table-cell office:value-type="float" office:value="79695531" table:style-name="ce2">
            <text:p>79695531</text:p>
          </table:table-cell>
          <table:table-cell office:value-type="float" office:value="81247182" table:style-name="ce2">
            <text:p>81247182</text:p>
          </table:table-cell>
          <table:table-cell office:value-type="float" office:value="82820170" table:style-name="ce2">
            <text:p>82820170</text:p>
          </table:table-cell>
          <table:table-cell office:value-type="float" office:value="84430572" table:style-name="ce2">
            <text:p>84430572</text:p>
          </table:table-cell>
          <table:table-cell office:value-type="float" office:value="86044809" table:style-name="ce2">
            <text:p>86044809</text:p>
          </table:table-cell>
          <table:table-cell office:value-type="float" office:value="87653807" table:style-name="ce2">
            <text:p>87653807</text:p>
          </table:table-cell>
          <table:table-cell office:value-type="float" office:value="89259205" table:style-name="ce2">
            <text:p>89259205</text:p>
          </table:table-cell>
          <table:table-cell office:value-type="float" office:value="90862455" table:style-name="ce2">
            <text:p>90862455</text:p>
          </table:table-cell>
          <table:table-cell office:value-type="float" office:value="92452702" table:style-name="ce2">
            <text:p>92452702</text:p>
          </table:table-cell>
          <table:table-cell office:value-type="float" office:value="94021207" table:style-name="ce2">
            <text:p>94021207</text:p>
          </table:table-cell>
          <table:table-cell office:value-type="float" office:value="95575245" table:style-name="ce2">
            <text:p>95575245</text:p>
          </table:table-cell>
          <table:table-cell office:value-type="float" office:value="97115707" table:style-name="ce2">
            <text:p>97115707</text:p>
          </table:table-cell>
          <table:table-cell office:value-type="float" office:value="98625552" table:style-name="ce2">
            <text:p>98625552</text:p>
          </table:table-cell>
          <table:table-cell office:value-type="float" office:value="100099099" table:style-name="ce2">
            <text:p>100099099</text:p>
          </table:table-cell>
          <table:table-cell office:value-type="float" office:value="101548624" table:style-name="ce2">
            <text:p>101548624</text:p>
          </table:table-cell>
          <table:table-cell office:value-type="float" office:value="102978515" table:style-name="ce2">
            <text:p>102978515</text:p>
          </table:table-cell>
          <table:table-cell office:value-type="float" office:value="104394131" table:style-name="ce2">
            <text:p>104394131</text:p>
          </table:table-cell>
          <table:table-cell office:value-type="float" office:value="105811504" table:style-name="ce2">
            <text:p>105811504</text:p>
          </table:table-cell>
          <table:table-cell office:value-type="float" office:value="107253666" table:style-name="ce2">
            <text:p>107253666</text:p>
          </table:table-cell>
          <table:table-cell office:value-type="float" office:value="108774360" table:style-name="ce2">
            <text:p>108774360</text:p>
          </table:table-cell>
          <table:table-cell office:value-type="float" office:value="110374288" table:style-name="ce2">
            <text:p>110374288</text:p>
          </table:table-cell>
          <table:table-cell office:value-type="float" office:value="111999721" table:style-name="ce2">
            <text:p>111999721</text:p>
          </table:table-cell>
          <table:table-cell office:value-type="float" office:value="113623895" table:style-name="ce2">
            <text:p>113623895</text:p>
          </table:table-cell>
          <table:table-cell office:value-type="float" office:value="115243504" table:style-name="ce2">
            <text:p>115243504</text:p>
          </table:table-cell>
          <table:table-cell office:value-type="float" office:value="116818208" table:style-name="ce2">
            <text:p>116818208</text:p>
          </table:table-cell>
          <table:table-cell office:value-type="float" office:value="118343573" table:style-name="ce2">
            <text:p>118343573</text:p>
          </table:table-cell>
          <table:table-cell office:value-type="float" office:value="119784261" table:style-name="ce2">
            <text:p>119784261</text:p>
          </table:table-cell>
          <table:table-cell office:value-type="float" office:value="121072306" table:style-name="ce2">
            <text:p>121072306</text:p>
          </table:table-cell>
          <table:table-cell office:value-type="float" office:value="122251351" table:style-name="ce2">
            <text:p>122251351</text:p>
          </table:table-cell>
          <table:table-cell office:value-type="float" office:value="123400057" table:style-name="ce2">
            <text:p>123400057</text:p>
          </table:table-cell>
          <table:table-cell office:value-type="float" office:value="124573711" table:style-name="ce2">
            <text:p>124573711</text:p>
          </table:table-cell>
          <table:table-cell office:value-type="float" office:value="125762982" table:style-name="ce2">
            <text:p>125762982</text:p>
          </table:table-cell>
          <table:table-cell office:value-type="float" office:value="126799054" table:style-name="ce2">
            <text:p>126799054</text:p>
          </table:table-cell>
          <table:table-cell office:value-type="float" office:value="127648148" table:style-name="ce2">
            <text:p>127648148</text:p>
          </table:table-cell>
          <table:table-cell office:value-type="float" office:value="128613117" table:style-name="ce2">
            <text:p>128613117</text:p>
          </table:table-cell>
          <table:table-cell office:value-type="float" office:value="129739759" table:style-name="ce2">
            <text:p>129739759</text:p>
          </table:table-cell>
          <table:table-cell office:value-type="float" office:value="130861007" table:style-name="ce2">
            <text:p>13086100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Marshall Islands</text:p>
          </table:table-cell>
          <table:table-cell office:value-type="string" table:style-name="ce2">
            <text:p>MHL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4703" table:style-name="ce2">
            <text:p>14703</text:p>
          </table:table-cell>
          <table:table-cell office:value-type="float" office:value="15219" table:style-name="ce2">
            <text:p>15219</text:p>
          </table:table-cell>
          <table:table-cell office:value-type="float" office:value="15755" table:style-name="ce2">
            <text:p>15755</text:p>
          </table:table-cell>
          <table:table-cell office:value-type="float" office:value="16302" table:style-name="ce2">
            <text:p>16302</text:p>
          </table:table-cell>
          <table:table-cell office:value-type="float" office:value="16852" table:style-name="ce2">
            <text:p>16852</text:p>
          </table:table-cell>
          <table:table-cell office:value-type="float" office:value="17402" table:style-name="ce2">
            <text:p>17402</text:p>
          </table:table-cell>
          <table:table-cell office:value-type="float" office:value="17927" table:style-name="ce2">
            <text:p>17927</text:p>
          </table:table-cell>
          <table:table-cell office:value-type="float" office:value="18655" table:style-name="ce2">
            <text:p>18655</text:p>
          </table:table-cell>
          <table:table-cell office:value-type="float" office:value="19862" table:style-name="ce2">
            <text:p>19862</text:p>
          </table:table-cell>
          <table:table-cell office:value-type="float" office:value="21305" table:style-name="ce2">
            <text:p>21305</text:p>
          </table:table-cell>
          <table:table-cell office:value-type="float" office:value="22530" table:style-name="ce2">
            <text:p>22530</text:p>
          </table:table-cell>
          <table:table-cell office:value-type="float" office:value="23366" table:style-name="ce2">
            <text:p>23366</text:p>
          </table:table-cell>
          <table:table-cell office:value-type="float" office:value="23992" table:style-name="ce2">
            <text:p>23992</text:p>
          </table:table-cell>
          <table:table-cell office:value-type="float" office:value="24581" table:style-name="ce2">
            <text:p>24581</text:p>
          </table:table-cell>
          <table:table-cell office:value-type="float" office:value="25296" table:style-name="ce2">
            <text:p>25296</text:p>
          </table:table-cell>
          <table:table-cell office:value-type="float" office:value="26154" table:style-name="ce2">
            <text:p>26154</text:p>
          </table:table-cell>
          <table:table-cell office:value-type="float" office:value="27021" table:style-name="ce2">
            <text:p>27021</text:p>
          </table:table-cell>
          <table:table-cell office:value-type="float" office:value="27906" table:style-name="ce2">
            <text:p>27906</text:p>
          </table:table-cell>
          <table:table-cell office:value-type="float" office:value="28809" table:style-name="ce2">
            <text:p>28809</text:p>
          </table:table-cell>
          <table:table-cell office:value-type="float" office:value="29738" table:style-name="ce2">
            <text:p>29738</text:p>
          </table:table-cell>
          <table:table-cell office:value-type="float" office:value="30774" table:style-name="ce2">
            <text:p>30774</text:p>
          </table:table-cell>
          <table:table-cell office:value-type="float" office:value="32017" table:style-name="ce2">
            <text:p>32017</text:p>
          </table:table-cell>
          <table:table-cell office:value-type="float" office:value="33397" table:style-name="ce2">
            <text:p>33397</text:p>
          </table:table-cell>
          <table:table-cell office:value-type="float" office:value="34811" table:style-name="ce2">
            <text:p>34811</text:p>
          </table:table-cell>
          <table:table-cell office:value-type="float" office:value="36264" table:style-name="ce2">
            <text:p>36264</text:p>
          </table:table-cell>
          <table:table-cell office:value-type="float" office:value="37761" table:style-name="ce2">
            <text:p>37761</text:p>
          </table:table-cell>
          <table:table-cell office:value-type="float" office:value="39286" table:style-name="ce2">
            <text:p>39286</text:p>
          </table:table-cell>
          <table:table-cell office:value-type="float" office:value="40828" table:style-name="ce2">
            <text:p>40828</text:p>
          </table:table-cell>
          <table:table-cell office:value-type="float" office:value="42321" table:style-name="ce2">
            <text:p>42321</text:p>
          </table:table-cell>
          <table:table-cell office:value-type="float" office:value="43586" table:style-name="ce2">
            <text:p>43586</text:p>
          </table:table-cell>
          <table:table-cell office:value-type="float" office:value="44629" table:style-name="ce2">
            <text:p>44629</text:p>
          </table:table-cell>
          <table:table-cell office:value-type="float" office:value="45568" table:style-name="ce2">
            <text:p>45568</text:p>
          </table:table-cell>
          <table:table-cell office:value-type="float" office:value="46388" table:style-name="ce2">
            <text:p>46388</text:p>
          </table:table-cell>
          <table:table-cell office:value-type="float" office:value="47093" table:style-name="ce2">
            <text:p>47093</text:p>
          </table:table-cell>
          <table:table-cell office:value-type="float" office:value="47712" table:style-name="ce2">
            <text:p>47712</text:p>
          </table:table-cell>
          <table:table-cell office:value-type="float" office:value="48266" table:style-name="ce2">
            <text:p>48266</text:p>
          </table:table-cell>
          <table:table-cell office:value-type="float" office:value="48775" table:style-name="ce2">
            <text:p>48775</text:p>
          </table:table-cell>
          <table:table-cell office:value-type="float" office:value="49259" table:style-name="ce2">
            <text:p>49259</text:p>
          </table:table-cell>
          <table:table-cell office:value-type="float" office:value="49717" table:style-name="ce2">
            <text:p>49717</text:p>
          </table:table-cell>
          <table:table-cell office:value-type="float" office:value="50202" table:style-name="ce2">
            <text:p>50202</text:p>
          </table:table-cell>
          <table:table-cell office:value-type="float" office:value="50706" table:style-name="ce2">
            <text:p>50706</text:p>
          </table:table-cell>
          <table:table-cell office:value-type="float" office:value="51123" table:style-name="ce2">
            <text:p>51123</text:p>
          </table:table-cell>
          <table:table-cell office:value-type="float" office:value="51425" table:style-name="ce2">
            <text:p>51425</text:p>
          </table:table-cell>
          <table:table-cell office:value-type="float" office:value="51639" table:style-name="ce2">
            <text:p>51639</text:p>
          </table:table-cell>
          <table:table-cell office:value-type="float" office:value="51791" table:style-name="ce2">
            <text:p>51791</text:p>
          </table:table-cell>
          <table:table-cell office:value-type="float" office:value="51906" table:style-name="ce2">
            <text:p>51906</text:p>
          </table:table-cell>
          <table:table-cell office:value-type="float" office:value="51992" table:style-name="ce2">
            <text:p>51992</text:p>
          </table:table-cell>
          <table:table-cell office:value-type="float" office:value="52035" table:style-name="ce2">
            <text:p>52035</text:p>
          </table:table-cell>
          <table:table-cell office:value-type="float" office:value="52030" table:style-name="ce2">
            <text:p>52030</text:p>
          </table:table-cell>
          <table:table-cell office:value-type="float" office:value="52019" table:style-name="ce2">
            <text:p>52019</text:p>
          </table:table-cell>
          <table:table-cell office:value-type="float" office:value="52044" table:style-name="ce2">
            <text:p>52044</text:p>
          </table:table-cell>
          <table:table-cell office:value-type="float" office:value="51907" table:style-name="ce2">
            <text:p>51907</text:p>
          </table:table-cell>
          <table:table-cell office:value-type="float" office:value="51419" table:style-name="ce2">
            <text:p>51419</text:p>
          </table:table-cell>
          <table:table-cell office:value-type="float" office:value="50681" table:style-name="ce2">
            <text:p>50681</text:p>
          </table:table-cell>
          <table:table-cell office:value-type="float" office:value="49796" table:style-name="ce2">
            <text:p>49796</text:p>
          </table:table-cell>
          <table:table-cell office:value-type="float" office:value="48800" table:style-name="ce2">
            <text:p>48800</text:p>
          </table:table-cell>
          <table:table-cell office:value-type="float" office:value="47709" table:style-name="ce2">
            <text:p>47709</text:p>
          </table:table-cell>
          <table:table-cell office:value-type="float" office:value="46529" table:style-name="ce2">
            <text:p>46529</text:p>
          </table:table-cell>
          <table:table-cell office:value-type="float" office:value="45285" table:style-name="ce2">
            <text:p>45285</text:p>
          </table:table-cell>
          <table:table-cell office:value-type="float" office:value="44007" table:style-name="ce2">
            <text:p>44007</text:p>
          </table:table-cell>
          <table:table-cell office:value-type="float" office:value="42706" table:style-name="ce2">
            <text:p>42706</text:p>
          </table:table-cell>
          <table:table-cell office:value-type="float" office:value="41367" table:style-name="ce2">
            <text:p>41367</text:p>
          </table:table-cell>
          <table:table-cell office:value-type="float" office:value="40077" table:style-name="ce2">
            <text:p>40077</text:p>
          </table:table-cell>
          <table:table-cell office:value-type="float" office:value="38827" table:style-name="ce2">
            <text:p>38827</text:p>
          </table:table-cell>
          <table:table-cell office:value-type="float" office:value="37548" table:style-name="ce2">
            <text:p>3754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Middle income</text:p>
          </table:table-cell>
          <table:table-cell office:value-type="string" table:style-name="ce2">
            <text:p>MIC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968969477" table:style-name="ce2">
            <text:p>1968969477</text:p>
          </table:table-cell>
          <table:table-cell office:value-type="float" office:value="1995507534" table:style-name="ce2">
            <text:p>1995507534</text:p>
          </table:table-cell>
          <table:table-cell office:value-type="float" office:value="2035069774" table:style-name="ce2">
            <text:p>2035069774</text:p>
          </table:table-cell>
          <table:table-cell office:value-type="float" office:value="2086651982" table:style-name="ce2">
            <text:p>2086651982</text:p>
          </table:table-cell>
          <table:table-cell office:value-type="float" office:value="2138527555" table:style-name="ce2">
            <text:p>2138527555</text:p>
          </table:table-cell>
          <table:table-cell office:value-type="float" office:value="2191141157" table:style-name="ce2">
            <text:p>2191141157</text:p>
          </table:table-cell>
          <table:table-cell office:value-type="float" office:value="2247185714" table:style-name="ce2">
            <text:p>2247185714</text:p>
          </table:table-cell>
          <table:table-cell office:value-type="float" office:value="2303228602" table:style-name="ce2">
            <text:p>2303228602</text:p>
          </table:table-cell>
          <table:table-cell office:value-type="float" office:value="2360912065" table:style-name="ce2">
            <text:p>2360912065</text:p>
          </table:table-cell>
          <table:table-cell office:value-type="float" office:value="2420749411" table:style-name="ce2">
            <text:p>2420749411</text:p>
          </table:table-cell>
          <table:table-cell office:value-type="float" office:value="2482153349" table:style-name="ce2">
            <text:p>2482153349</text:p>
          </table:table-cell>
          <table:table-cell office:value-type="float" office:value="2544074050" table:style-name="ce2">
            <text:p>2544074050</text:p>
          </table:table-cell>
          <table:table-cell office:value-type="float" office:value="2605093564" table:style-name="ce2">
            <text:p>2605093564</text:p>
          </table:table-cell>
          <table:table-cell office:value-type="float" office:value="2666982084" table:style-name="ce2">
            <text:p>2666982084</text:p>
          </table:table-cell>
          <table:table-cell office:value-type="float" office:value="2728455818" table:style-name="ce2">
            <text:p>2728455818</text:p>
          </table:table-cell>
          <table:table-cell office:value-type="float" office:value="2788694766" table:style-name="ce2">
            <text:p>2788694766</text:p>
          </table:table-cell>
          <table:table-cell office:value-type="float" office:value="2848095176" table:style-name="ce2">
            <text:p>2848095176</text:p>
          </table:table-cell>
          <table:table-cell office:value-type="float" office:value="2907099421" table:style-name="ce2">
            <text:p>2907099421</text:p>
          </table:table-cell>
          <table:table-cell office:value-type="float" office:value="2966786263" table:style-name="ce2">
            <text:p>2966786263</text:p>
          </table:table-cell>
          <table:table-cell office:value-type="float" office:value="3028044659" table:style-name="ce2">
            <text:p>3028044659</text:p>
          </table:table-cell>
          <table:table-cell office:value-type="float" office:value="3091485829" table:style-name="ce2">
            <text:p>3091485829</text:p>
          </table:table-cell>
          <table:table-cell office:value-type="float" office:value="3157264507" table:style-name="ce2">
            <text:p>3157264507</text:p>
          </table:table-cell>
          <table:table-cell office:value-type="float" office:value="3225816449" table:style-name="ce2">
            <text:p>3225816449</text:p>
          </table:table-cell>
          <table:table-cell office:value-type="float" office:value="3294712711" table:style-name="ce2">
            <text:p>3294712711</text:p>
          </table:table-cell>
          <table:table-cell office:value-type="float" office:value="3363350352" table:style-name="ce2">
            <text:p>3363350352</text:p>
          </table:table-cell>
          <table:table-cell office:value-type="float" office:value="3433380482" table:style-name="ce2">
            <text:p>3433380482</text:p>
          </table:table-cell>
          <table:table-cell office:value-type="float" office:value="3505495513" table:style-name="ce2">
            <text:p>3505495513</text:p>
          </table:table-cell>
          <table:table-cell office:value-type="float" office:value="3579488782" table:style-name="ce2">
            <text:p>3579488782</text:p>
          </table:table-cell>
          <table:table-cell office:value-type="float" office:value="3653960889" table:style-name="ce2">
            <text:p>3653960889</text:p>
          </table:table-cell>
          <table:table-cell office:value-type="float" office:value="3728139137" table:style-name="ce2">
            <text:p>3728139137</text:p>
          </table:table-cell>
          <table:table-cell office:value-type="float" office:value="3804281569" table:style-name="ce2">
            <text:p>3804281569</text:p>
          </table:table-cell>
          <table:table-cell office:value-type="float" office:value="3876917760" table:style-name="ce2">
            <text:p>3876917760</text:p>
          </table:table-cell>
          <table:table-cell office:value-type="float" office:value="3947406975" table:style-name="ce2">
            <text:p>3947406975</text:p>
          </table:table-cell>
          <table:table-cell office:value-type="float" office:value="4016605020" table:style-name="ce2">
            <text:p>4016605020</text:p>
          </table:table-cell>
          <table:table-cell office:value-type="float" office:value="4085142527" table:style-name="ce2">
            <text:p>4085142527</text:p>
          </table:table-cell>
          <table:table-cell office:value-type="float" office:value="4153549029" table:style-name="ce2">
            <text:p>4153549029</text:p>
          </table:table-cell>
          <table:table-cell office:value-type="float" office:value="4221979035" table:style-name="ce2">
            <text:p>4221979035</text:p>
          </table:table-cell>
          <table:table-cell office:value-type="float" office:value="4290382932" table:style-name="ce2">
            <text:p>4290382932</text:p>
          </table:table-cell>
          <table:table-cell office:value-type="float" office:value="4358459090" table:style-name="ce2">
            <text:p>4358459090</text:p>
          </table:table-cell>
          <table:table-cell office:value-type="float" office:value="4425269853" table:style-name="ce2">
            <text:p>4425269853</text:p>
          </table:table-cell>
          <table:table-cell office:value-type="float" office:value="4491582042" table:style-name="ce2">
            <text:p>4491582042</text:p>
          </table:table-cell>
          <table:table-cell office:value-type="float" office:value="4557281954" table:style-name="ce2">
            <text:p>4557281954</text:p>
          </table:table-cell>
          <table:table-cell office:value-type="float" office:value="4620891319" table:style-name="ce2">
            <text:p>4620891319</text:p>
          </table:table-cell>
          <table:table-cell office:value-type="float" office:value="4683580056" table:style-name="ce2">
            <text:p>4683580056</text:p>
          </table:table-cell>
          <table:table-cell office:value-type="float" office:value="4746877931" table:style-name="ce2">
            <text:p>4746877931</text:p>
          </table:table-cell>
          <table:table-cell office:value-type="float" office:value="4809774178" table:style-name="ce2">
            <text:p>4809774178</text:p>
          </table:table-cell>
          <table:table-cell office:value-type="float" office:value="4872116354" table:style-name="ce2">
            <text:p>4872116354</text:p>
          </table:table-cell>
          <table:table-cell office:value-type="float" office:value="4933710362" table:style-name="ce2">
            <text:p>4933710362</text:p>
          </table:table-cell>
          <table:table-cell office:value-type="float" office:value="4996382425" table:style-name="ce2">
            <text:p>4996382425</text:p>
          </table:table-cell>
          <table:table-cell office:value-type="float" office:value="5059811744" table:style-name="ce2">
            <text:p>5059811744</text:p>
          </table:table-cell>
          <table:table-cell office:value-type="float" office:value="5123741911" table:style-name="ce2">
            <text:p>5123741911</text:p>
          </table:table-cell>
          <table:table-cell office:value-type="float" office:value="5188568435" table:style-name="ce2">
            <text:p>5188568435</text:p>
          </table:table-cell>
          <table:table-cell office:value-type="float" office:value="5255495302" table:style-name="ce2">
            <text:p>5255495302</text:p>
          </table:table-cell>
          <table:table-cell office:value-type="float" office:value="5322303622" table:style-name="ce2">
            <text:p>5322303622</text:p>
          </table:table-cell>
          <table:table-cell office:value-type="float" office:value="5388731311" table:style-name="ce2">
            <text:p>5388731311</text:p>
          </table:table-cell>
          <table:table-cell office:value-type="float" office:value="5452914477" table:style-name="ce2">
            <text:p>5452914477</text:p>
          </table:table-cell>
          <table:table-cell office:value-type="float" office:value="5515962374" table:style-name="ce2">
            <text:p>5515962374</text:p>
          </table:table-cell>
          <table:table-cell office:value-type="float" office:value="5579081195" table:style-name="ce2">
            <text:p>5579081195</text:p>
          </table:table-cell>
          <table:table-cell office:value-type="float" office:value="5640136670" table:style-name="ce2">
            <text:p>5640136670</text:p>
          </table:table-cell>
          <table:table-cell office:value-type="float" office:value="5698581856" table:style-name="ce2">
            <text:p>5698581856</text:p>
          </table:table-cell>
          <table:table-cell office:value-type="float" office:value="5753270728" table:style-name="ce2">
            <text:p>5753270728</text:p>
          </table:table-cell>
          <table:table-cell office:value-type="float" office:value="5802247321" table:style-name="ce2">
            <text:p>5802247321</text:p>
          </table:table-cell>
          <table:table-cell office:value-type="float" office:value="5846464711" table:style-name="ce2">
            <text:p>5846464711</text:p>
          </table:table-cell>
          <table:table-cell office:value-type="float" office:value="5891100497" table:style-name="ce2">
            <text:p>5891100497</text:p>
          </table:table-cell>
          <table:table-cell office:value-type="float" office:value="5938893610" table:style-name="ce2">
            <text:p>593889361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North Macedonia</text:p>
          </table:table-cell>
          <table:table-cell office:value-type="string" table:style-name="ce2">
            <text:p>MKD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435059" table:style-name="ce2">
            <text:p>1435059</text:p>
          </table:table-cell>
          <table:table-cell office:value-type="float" office:value="1455171" table:style-name="ce2">
            <text:p>1455171</text:p>
          </table:table-cell>
          <table:table-cell office:value-type="float" office:value="1471745" table:style-name="ce2">
            <text:p>1471745</text:p>
          </table:table-cell>
          <table:table-cell office:value-type="float" office:value="1488737" table:style-name="ce2">
            <text:p>1488737</text:p>
          </table:table-cell>
          <table:table-cell office:value-type="float" office:value="1510900" table:style-name="ce2">
            <text:p>1510900</text:p>
          </table:table-cell>
          <table:table-cell office:value-type="float" office:value="1533466" table:style-name="ce2">
            <text:p>1533466</text:p>
          </table:table-cell>
          <table:table-cell office:value-type="float" office:value="1557349" table:style-name="ce2">
            <text:p>1557349</text:p>
          </table:table-cell>
          <table:table-cell office:value-type="float" office:value="1582492" table:style-name="ce2">
            <text:p>1582492</text:p>
          </table:table-cell>
          <table:table-cell office:value-type="float" office:value="1608930" table:style-name="ce2">
            <text:p>1608930</text:p>
          </table:table-cell>
          <table:table-cell office:value-type="float" office:value="1636345" table:style-name="ce2">
            <text:p>1636345</text:p>
          </table:table-cell>
          <table:table-cell office:value-type="float" office:value="1664208" table:style-name="ce2">
            <text:p>1664208</text:p>
          </table:table-cell>
          <table:table-cell office:value-type="float" office:value="1691216" table:style-name="ce2">
            <text:p>1691216</text:p>
          </table:table-cell>
          <table:table-cell office:value-type="float" office:value="1717395" table:style-name="ce2">
            <text:p>1717395</text:p>
          </table:table-cell>
          <table:table-cell office:value-type="float" office:value="1743816" table:style-name="ce2">
            <text:p>1743816</text:p>
          </table:table-cell>
          <table:table-cell office:value-type="float" office:value="1770545" table:style-name="ce2">
            <text:p>1770545</text:p>
          </table:table-cell>
          <table:table-cell office:value-type="float" office:value="1797972" table:style-name="ce2">
            <text:p>1797972</text:p>
          </table:table-cell>
          <table:table-cell office:value-type="float" office:value="1825830" table:style-name="ce2">
            <text:p>1825830</text:p>
          </table:table-cell>
          <table:table-cell office:value-type="float" office:value="1853138" table:style-name="ce2">
            <text:p>1853138</text:p>
          </table:table-cell>
          <table:table-cell office:value-type="float" office:value="1879847" table:style-name="ce2">
            <text:p>1879847</text:p>
          </table:table-cell>
          <table:table-cell office:value-type="float" office:value="1906523" table:style-name="ce2">
            <text:p>1906523</text:p>
          </table:table-cell>
          <table:table-cell office:value-type="float" office:value="1933038" table:style-name="ce2">
            <text:p>1933038</text:p>
          </table:table-cell>
          <table:table-cell office:value-type="float" office:value="1959065" table:style-name="ce2">
            <text:p>1959065</text:p>
          </table:table-cell>
          <table:table-cell office:value-type="float" office:value="1978956" table:style-name="ce2">
            <text:p>1978956</text:p>
          </table:table-cell>
          <table:table-cell office:value-type="float" office:value="1991901" table:style-name="ce2">
            <text:p>1991901</text:p>
          </table:table-cell>
          <table:table-cell office:value-type="float" office:value="2003399" table:style-name="ce2">
            <text:p>2003399</text:p>
          </table:table-cell>
          <table:table-cell office:value-type="float" office:value="2014331" table:style-name="ce2">
            <text:p>2014331</text:p>
          </table:table-cell>
          <table:table-cell office:value-type="float" office:value="2024732" table:style-name="ce2">
            <text:p>2024732</text:p>
          </table:table-cell>
          <table:table-cell office:value-type="float" office:value="2035157" table:style-name="ce2">
            <text:p>2035157</text:p>
          </table:table-cell>
          <table:table-cell office:value-type="float" office:value="2045737" table:style-name="ce2">
            <text:p>2045737</text:p>
          </table:table-cell>
          <table:table-cell office:value-type="float" office:value="2055649" table:style-name="ce2">
            <text:p>2055649</text:p>
          </table:table-cell>
          <table:table-cell office:value-type="float" office:value="2063689" table:style-name="ce2">
            <text:p>2063689</text:p>
          </table:table-cell>
          <table:table-cell office:value-type="float" office:value="2055994" table:style-name="ce2">
            <text:p>2055994</text:p>
          </table:table-cell>
          <table:table-cell office:value-type="float" office:value="2032523" table:style-name="ce2">
            <text:p>2032523</text:p>
          </table:table-cell>
          <table:table-cell office:value-type="float" office:value="2006854" table:style-name="ce2">
            <text:p>2006854</text:p>
          </table:table-cell>
          <table:table-cell office:value-type="float" office:value="1992666" table:style-name="ce2">
            <text:p>1992666</text:p>
          </table:table-cell>
          <table:table-cell office:value-type="float" office:value="1998534" table:style-name="ce2">
            <text:p>1998534</text:p>
          </table:table-cell>
          <table:table-cell office:value-type="float" office:value="2012553" table:style-name="ce2">
            <text:p>2012553</text:p>
          </table:table-cell>
          <table:table-cell office:value-type="float" office:value="1996869" table:style-name="ce2">
            <text:p>1996869</text:p>
          </table:table-cell>
          <table:table-cell office:value-type="float" office:value="2007523" table:style-name="ce2">
            <text:p>2007523</text:p>
          </table:table-cell>
          <table:table-cell office:value-type="float" office:value="2017142" table:style-name="ce2">
            <text:p>2017142</text:p>
          </table:table-cell>
          <table:table-cell office:value-type="float" office:value="2026350" table:style-name="ce2">
            <text:p>2026350</text:p>
          </table:table-cell>
          <table:table-cell office:value-type="float" office:value="2034882" table:style-name="ce2">
            <text:p>2034882</text:p>
          </table:table-cell>
          <table:table-cell office:value-type="float" office:value="2020157" table:style-name="ce2">
            <text:p>2020157</text:p>
          </table:table-cell>
          <table:table-cell office:value-type="float" office:value="2022725" table:style-name="ce2">
            <text:p>2022725</text:p>
          </table:table-cell>
          <table:table-cell office:value-type="float" office:value="2016186" table:style-name="ce2">
            <text:p>2016186</text:p>
          </table:table-cell>
          <table:table-cell office:value-type="float" office:value="2005330" table:style-name="ce2">
            <text:p>2005330</text:p>
          </table:table-cell>
          <table:table-cell office:value-type="float" office:value="1994287" table:style-name="ce2">
            <text:p>1994287</text:p>
          </table:table-cell>
          <table:table-cell office:value-type="float" office:value="1982933" table:style-name="ce2">
            <text:p>1982933</text:p>
          </table:table-cell>
          <table:table-cell office:value-type="float" office:value="1971493" table:style-name="ce2">
            <text:p>1971493</text:p>
          </table:table-cell>
          <table:table-cell office:value-type="float" office:value="1958782" table:style-name="ce2">
            <text:p>1958782</text:p>
          </table:table-cell>
          <table:table-cell office:value-type="float" office:value="1946298" table:style-name="ce2">
            <text:p>1946298</text:p>
          </table:table-cell>
          <table:table-cell office:value-type="float" office:value="1937398" table:style-name="ce2">
            <text:p>1937398</text:p>
          </table:table-cell>
          <table:table-cell office:value-type="float" office:value="1929821" table:style-name="ce2">
            <text:p>1929821</text:p>
          </table:table-cell>
          <table:table-cell office:value-type="float" office:value="1922716" table:style-name="ce2">
            <text:p>1922716</text:p>
          </table:table-cell>
          <table:table-cell office:value-type="float" office:value="1917557" table:style-name="ce2">
            <text:p>1917557</text:p>
          </table:table-cell>
          <table:table-cell office:value-type="float" office:value="1912430" table:style-name="ce2">
            <text:p>1912430</text:p>
          </table:table-cell>
          <table:table-cell office:value-type="float" office:value="1906313" table:style-name="ce2">
            <text:p>1906313</text:p>
          </table:table-cell>
          <table:table-cell office:value-type="float" office:value="1898657" table:style-name="ce2">
            <text:p>1898657</text:p>
          </table:table-cell>
          <table:table-cell office:value-type="float" office:value="1889051" table:style-name="ce2">
            <text:p>1889051</text:p>
          </table:table-cell>
          <table:table-cell office:value-type="float" office:value="1876262" table:style-name="ce2">
            <text:p>1876262</text:p>
          </table:table-cell>
          <table:table-cell office:value-type="float" office:value="1856124" table:style-name="ce2">
            <text:p>1856124</text:p>
          </table:table-cell>
          <table:table-cell office:value-type="float" office:value="1837114" table:style-name="ce2">
            <text:p>1837114</text:p>
          </table:table-cell>
          <table:table-cell office:value-type="float" office:value="1831712" table:style-name="ce2">
            <text:p>1831712</text:p>
          </table:table-cell>
          <table:table-cell office:value-type="float" office:value="1827816" table:style-name="ce2">
            <text:p>1827816</text:p>
          </table:table-cell>
          <table:table-cell office:value-type="float" office:value="1824359" table:style-name="ce2">
            <text:p>1824359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Mali</text:p>
          </table:table-cell>
          <table:table-cell office:value-type="string" table:style-name="ce2">
            <text:p>MLI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402550" table:style-name="ce2">
            <text:p>5402550</text:p>
          </table:table-cell>
          <table:table-cell office:value-type="float" office:value="5482283" table:style-name="ce2">
            <text:p>5482283</text:p>
          </table:table-cell>
          <table:table-cell office:value-type="float" office:value="5563917" table:style-name="ce2">
            <text:p>5563917</text:p>
          </table:table-cell>
          <table:table-cell office:value-type="float" office:value="5646605" table:style-name="ce2">
            <text:p>5646605</text:p>
          </table:table-cell>
          <table:table-cell office:value-type="float" office:value="5730125" table:style-name="ce2">
            <text:p>5730125</text:p>
          </table:table-cell>
          <table:table-cell office:value-type="float" office:value="5815487" table:style-name="ce2">
            <text:p>5815487</text:p>
          </table:table-cell>
          <table:table-cell office:value-type="float" office:value="5902204" table:style-name="ce2">
            <text:p>5902204</text:p>
          </table:table-cell>
          <table:table-cell office:value-type="float" office:value="5990906" table:style-name="ce2">
            <text:p>5990906</text:p>
          </table:table-cell>
          <table:table-cell office:value-type="float" office:value="6082979" table:style-name="ce2">
            <text:p>6082979</text:p>
          </table:table-cell>
          <table:table-cell office:value-type="float" office:value="6177704" table:style-name="ce2">
            <text:p>6177704</text:p>
          </table:table-cell>
          <table:table-cell office:value-type="float" office:value="6276472" table:style-name="ce2">
            <text:p>6276472</text:p>
          </table:table-cell>
          <table:table-cell office:value-type="float" office:value="6377944" table:style-name="ce2">
            <text:p>6377944</text:p>
          </table:table-cell>
          <table:table-cell office:value-type="float" office:value="6483726" table:style-name="ce2">
            <text:p>6483726</text:p>
          </table:table-cell>
          <table:table-cell office:value-type="float" office:value="6597106" table:style-name="ce2">
            <text:p>6597106</text:p>
          </table:table-cell>
          <table:table-cell office:value-type="float" office:value="6715436" table:style-name="ce2">
            <text:p>6715436</text:p>
          </table:table-cell>
          <table:table-cell office:value-type="float" office:value="6837261" table:style-name="ce2">
            <text:p>6837261</text:p>
          </table:table-cell>
          <table:table-cell office:value-type="float" office:value="6960979" table:style-name="ce2">
            <text:p>6960979</text:p>
          </table:table-cell>
          <table:table-cell office:value-type="float" office:value="7090979" table:style-name="ce2">
            <text:p>7090979</text:p>
          </table:table-cell>
          <table:table-cell office:value-type="float" office:value="7229651" table:style-name="ce2">
            <text:p>7229651</text:p>
          </table:table-cell>
          <table:table-cell office:value-type="float" office:value="7375266" table:style-name="ce2">
            <text:p>7375266</text:p>
          </table:table-cell>
          <table:table-cell office:value-type="float" office:value="7530515" table:style-name="ce2">
            <text:p>7530515</text:p>
          </table:table-cell>
          <table:table-cell office:value-type="float" office:value="7692766" table:style-name="ce2">
            <text:p>7692766</text:p>
          </table:table-cell>
          <table:table-cell office:value-type="float" office:value="7860194" table:style-name="ce2">
            <text:p>7860194</text:p>
          </table:table-cell>
          <table:table-cell office:value-type="float" office:value="8034400" table:style-name="ce2">
            <text:p>8034400</text:p>
          </table:table-cell>
          <table:table-cell office:value-type="float" office:value="8208599" table:style-name="ce2">
            <text:p>8208599</text:p>
          </table:table-cell>
          <table:table-cell office:value-type="float" office:value="8374663" table:style-name="ce2">
            <text:p>8374663</text:p>
          </table:table-cell>
          <table:table-cell office:value-type="float" office:value="8531277" table:style-name="ce2">
            <text:p>8531277</text:p>
          </table:table-cell>
          <table:table-cell office:value-type="float" office:value="8681164" table:style-name="ce2">
            <text:p>8681164</text:p>
          </table:table-cell>
          <table:table-cell office:value-type="float" office:value="8833996" table:style-name="ce2">
            <text:p>8833996</text:p>
          </table:table-cell>
          <table:table-cell office:value-type="float" office:value="8999938" table:style-name="ce2">
            <text:p>8999938</text:p>
          </table:table-cell>
          <table:table-cell office:value-type="float" office:value="9178830" table:style-name="ce2">
            <text:p>9178830</text:p>
          </table:table-cell>
          <table:table-cell office:value-type="float" office:value="9362888" table:style-name="ce2">
            <text:p>9362888</text:p>
          </table:table-cell>
          <table:table-cell office:value-type="float" office:value="9553540" table:style-name="ce2">
            <text:p>9553540</text:p>
          </table:table-cell>
          <table:table-cell office:value-type="float" office:value="9754786" table:style-name="ce2">
            <text:p>9754786</text:p>
          </table:table-cell>
          <table:table-cell office:value-type="float" office:value="9967031" table:style-name="ce2">
            <text:p>9967031</text:p>
          </table:table-cell>
          <table:table-cell office:value-type="float" office:value="10185365" table:style-name="ce2">
            <text:p>10185365</text:p>
          </table:table-cell>
          <table:table-cell office:value-type="float" office:value="10407278" table:style-name="ce2">
            <text:p>10407278</text:p>
          </table:table-cell>
          <table:table-cell office:value-type="float" office:value="10646495" table:style-name="ce2">
            <text:p>10646495</text:p>
          </table:table-cell>
          <table:table-cell office:value-type="float" office:value="10919573" table:style-name="ce2">
            <text:p>10919573</text:p>
          </table:table-cell>
          <table:table-cell office:value-type="float" office:value="11227415" table:style-name="ce2">
            <text:p>11227415</text:p>
          </table:table-cell>
          <table:table-cell office:value-type="float" office:value="11559290" table:style-name="ce2">
            <text:p>11559290</text:p>
          </table:table-cell>
          <table:table-cell office:value-type="float" office:value="11912158" table:style-name="ce2">
            <text:p>11912158</text:p>
          </table:table-cell>
          <table:table-cell office:value-type="float" office:value="12288050" table:style-name="ce2">
            <text:p>12288050</text:p>
          </table:table-cell>
          <table:table-cell office:value-type="float" office:value="12684955" table:style-name="ce2">
            <text:p>12684955</text:p>
          </table:table-cell>
          <table:table-cell office:value-type="float" office:value="13102409" table:style-name="ce2">
            <text:p>13102409</text:p>
          </table:table-cell>
          <table:table-cell office:value-type="float" office:value="13538647" table:style-name="ce2">
            <text:p>13538647</text:p>
          </table:table-cell>
          <table:table-cell office:value-type="float" office:value="13990139" table:style-name="ce2">
            <text:p>13990139</text:p>
          </table:table-cell>
          <table:table-cell office:value-type="float" office:value="14457775" table:style-name="ce2">
            <text:p>14457775</text:p>
          </table:table-cell>
          <table:table-cell office:value-type="float" office:value="14940782" table:style-name="ce2">
            <text:p>14940782</text:p>
          </table:table-cell>
          <table:table-cell office:value-type="float" office:value="15435539" table:style-name="ce2">
            <text:p>15435539</text:p>
          </table:table-cell>
          <table:table-cell office:value-type="float" office:value="15945198" table:style-name="ce2">
            <text:p>15945198</text:p>
          </table:table-cell>
          <table:table-cell office:value-type="float" office:value="16469049" table:style-name="ce2">
            <text:p>16469049</text:p>
          </table:table-cell>
          <table:table-cell office:value-type="float" office:value="16957033" table:style-name="ce2">
            <text:p>16957033</text:p>
          </table:table-cell>
          <table:table-cell office:value-type="float" office:value="17459615" table:style-name="ce2">
            <text:p>17459615</text:p>
          </table:table-cell>
          <table:table-cell office:value-type="float" office:value="18020267" table:style-name="ce2">
            <text:p>18020267</text:p>
          </table:table-cell>
          <table:table-cell office:value-type="float" office:value="18593022" table:style-name="ce2">
            <text:p>18593022</text:p>
          </table:table-cell>
          <table:table-cell office:value-type="float" office:value="19191289" table:style-name="ce2">
            <text:p>19191289</text:p>
          </table:table-cell>
          <table:table-cell office:value-type="float" office:value="19813011" table:style-name="ce2">
            <text:p>19813011</text:p>
          </table:table-cell>
          <table:table-cell office:value-type="float" office:value="20442030" table:style-name="ce2">
            <text:p>20442030</text:p>
          </table:table-cell>
          <table:table-cell office:value-type="float" office:value="21068405" table:style-name="ce2">
            <text:p>21068405</text:p>
          </table:table-cell>
          <table:table-cell office:value-type="float" office:value="21713836" table:style-name="ce2">
            <text:p>21713836</text:p>
          </table:table-cell>
          <table:table-cell office:value-type="float" office:value="22388630" table:style-name="ce2">
            <text:p>22388630</text:p>
          </table:table-cell>
          <table:table-cell office:value-type="float" office:value="23072640" table:style-name="ce2">
            <text:p>23072640</text:p>
          </table:table-cell>
          <table:table-cell office:value-type="float" office:value="23769127" table:style-name="ce2">
            <text:p>23769127</text:p>
          </table:table-cell>
          <table:table-cell office:value-type="float" office:value="24478595" table:style-name="ce2">
            <text:p>24478595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Malta</text:p>
          </table:table-cell>
          <table:table-cell office:value-type="string" table:style-name="ce2">
            <text:p>MLT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26550" table:style-name="ce2">
            <text:p>326550</text:p>
          </table:table-cell>
          <table:table-cell office:value-type="float" office:value="325250" table:style-name="ce2">
            <text:p>325250</text:p>
          </table:table-cell>
          <table:table-cell office:value-type="float" office:value="323900" table:style-name="ce2">
            <text:p>323900</text:p>
          </table:table-cell>
          <table:table-cell office:value-type="float" office:value="322550" table:style-name="ce2">
            <text:p>322550</text:p>
          </table:table-cell>
          <table:table-cell office:value-type="float" office:value="321250" table:style-name="ce2">
            <text:p>321250</text:p>
          </table:table-cell>
          <table:table-cell office:value-type="float" office:value="318800" table:style-name="ce2">
            <text:p>318800</text:p>
          </table:table-cell>
          <table:table-cell office:value-type="float" office:value="315200" table:style-name="ce2">
            <text:p>315200</text:p>
          </table:table-cell>
          <table:table-cell office:value-type="float" office:value="311550" table:style-name="ce2">
            <text:p>311550</text:p>
          </table:table-cell>
          <table:table-cell office:value-type="float" office:value="307900" table:style-name="ce2">
            <text:p>307900</text:p>
          </table:table-cell>
          <table:table-cell office:value-type="float" office:value="304300" table:style-name="ce2">
            <text:p>304300</text:p>
          </table:table-cell>
          <table:table-cell office:value-type="float" office:value="302650" table:style-name="ce2">
            <text:p>302650</text:p>
          </table:table-cell>
          <table:table-cell office:value-type="float" office:value="302700" table:style-name="ce2">
            <text:p>302700</text:p>
          </table:table-cell>
          <table:table-cell office:value-type="float" office:value="302450" table:style-name="ce2">
            <text:p>302450</text:p>
          </table:table-cell>
          <table:table-cell office:value-type="float" office:value="302200" table:style-name="ce2">
            <text:p>302200</text:p>
          </table:table-cell>
          <table:table-cell office:value-type="float" office:value="301996" table:style-name="ce2">
            <text:p>301996</text:p>
          </table:table-cell>
          <table:table-cell office:value-type="float" office:value="304222" table:style-name="ce2">
            <text:p>304222</text:p>
          </table:table-cell>
          <table:table-cell office:value-type="float" office:value="305774" table:style-name="ce2">
            <text:p>305774</text:p>
          </table:table-cell>
          <table:table-cell office:value-type="float" office:value="306970" table:style-name="ce2">
            <text:p>306970</text:p>
          </table:table-cell>
          <table:table-cell office:value-type="float" office:value="310182" table:style-name="ce2">
            <text:p>310182</text:p>
          </table:table-cell>
          <table:table-cell office:value-type="float" office:value="313342" table:style-name="ce2">
            <text:p>313342</text:p>
          </table:table-cell>
          <table:table-cell office:value-type="float" office:value="316645" table:style-name="ce2">
            <text:p>316645</text:p>
          </table:table-cell>
          <table:table-cell office:value-type="float" office:value="318982" table:style-name="ce2">
            <text:p>318982</text:p>
          </table:table-cell>
          <table:table-cell office:value-type="float" office:value="325898" table:style-name="ce2">
            <text:p>325898</text:p>
          </table:table-cell>
          <table:table-cell office:value-type="float" office:value="330524" table:style-name="ce2">
            <text:p>330524</text:p>
          </table:table-cell>
          <table:table-cell office:value-type="float" office:value="330593" table:style-name="ce2">
            <text:p>330593</text:p>
          </table:table-cell>
          <table:table-cell office:value-type="float" office:value="336452" table:style-name="ce2">
            <text:p>336452</text:p>
          </table:table-cell>
          <table:table-cell office:value-type="float" office:value="342121" table:style-name="ce2">
            <text:p>342121</text:p>
          </table:table-cell>
          <table:table-cell office:value-type="float" office:value="344485" table:style-name="ce2">
            <text:p>344485</text:p>
          </table:table-cell>
          <table:table-cell office:value-type="float" office:value="347325" table:style-name="ce2">
            <text:p>347325</text:p>
          </table:table-cell>
          <table:table-cell office:value-type="float" office:value="350722" table:style-name="ce2">
            <text:p>350722</text:p>
          </table:table-cell>
          <table:table-cell office:value-type="float" office:value="354170" table:style-name="ce2">
            <text:p>354170</text:p>
          </table:table-cell>
          <table:table-cell office:value-type="float" office:value="363845" table:style-name="ce2">
            <text:p>363845</text:p>
          </table:table-cell>
          <table:table-cell office:value-type="float" office:value="367618" table:style-name="ce2">
            <text:p>367618</text:p>
          </table:table-cell>
          <table:table-cell office:value-type="float" office:value="371308" table:style-name="ce2">
            <text:p>371308</text:p>
          </table:table-cell>
          <table:table-cell office:value-type="float" office:value="374797" table:style-name="ce2">
            <text:p>374797</text:p>
          </table:table-cell>
          <table:table-cell office:value-type="float" office:value="377419" table:style-name="ce2">
            <text:p>377419</text:p>
          </table:table-cell>
          <table:table-cell office:value-type="float" office:value="379905" table:style-name="ce2">
            <text:p>379905</text:p>
          </table:table-cell>
          <table:table-cell office:value-type="float" office:value="382791" table:style-name="ce2">
            <text:p>382791</text:p>
          </table:table-cell>
          <table:table-cell office:value-type="float" office:value="385287" table:style-name="ce2">
            <text:p>385287</text:p>
          </table:table-cell>
          <table:table-cell office:value-type="float" office:value="387578" table:style-name="ce2">
            <text:p>387578</text:p>
          </table:table-cell>
          <table:table-cell office:value-type="float" office:value="390087" table:style-name="ce2">
            <text:p>390087</text:p>
          </table:table-cell>
          <table:table-cell office:value-type="float" office:value="393028" table:style-name="ce2">
            <text:p>393028</text:p>
          </table:table-cell>
          <table:table-cell office:value-type="float" office:value="395969" table:style-name="ce2">
            <text:p>395969</text:p>
          </table:table-cell>
          <table:table-cell office:value-type="float" office:value="398582" table:style-name="ce2">
            <text:p>398582</text:p>
          </table:table-cell>
          <table:table-cell office:value-type="float" office:value="401268" table:style-name="ce2">
            <text:p>401268</text:p>
          </table:table-cell>
          <table:table-cell office:value-type="float" office:value="403834" table:style-name="ce2">
            <text:p>403834</text:p>
          </table:table-cell>
          <table:table-cell office:value-type="float" office:value="405308" table:style-name="ce2">
            <text:p>405308</text:p>
          </table:table-cell>
          <table:table-cell office:value-type="float" office:value="406724" table:style-name="ce2">
            <text:p>406724</text:p>
          </table:table-cell>
          <table:table-cell office:value-type="float" office:value="409379" table:style-name="ce2">
            <text:p>409379</text:p>
          </table:table-cell>
          <table:table-cell office:value-type="float" office:value="412477" table:style-name="ce2">
            <text:p>412477</text:p>
          </table:table-cell>
          <table:table-cell office:value-type="float" office:value="414508" table:style-name="ce2">
            <text:p>414508</text:p>
          </table:table-cell>
          <table:table-cell office:value-type="float" office:value="416268" table:style-name="ce2">
            <text:p>416268</text:p>
          </table:table-cell>
          <table:table-cell office:value-type="float" office:value="420028" table:style-name="ce2">
            <text:p>420028</text:p>
          </table:table-cell>
          <table:table-cell office:value-type="float" office:value="424810" table:style-name="ce2">
            <text:p>424810</text:p>
          </table:table-cell>
          <table:table-cell office:value-type="float" office:value="433481" table:style-name="ce2">
            <text:p>433481</text:p>
          </table:table-cell>
          <table:table-cell office:value-type="float" office:value="444220" table:style-name="ce2">
            <text:p>444220</text:p>
          </table:table-cell>
          <table:table-cell office:value-type="float" office:value="454505" table:style-name="ce2">
            <text:p>454505</text:p>
          </table:table-cell>
          <table:table-cell office:value-type="float" office:value="467106" table:style-name="ce2">
            <text:p>467106</text:p>
          </table:table-cell>
          <table:table-cell office:value-type="float" office:value="483903" table:style-name="ce2">
            <text:p>483903</text:p>
          </table:table-cell>
          <table:table-cell office:value-type="float" office:value="503912" table:style-name="ce2">
            <text:p>503912</text:p>
          </table:table-cell>
          <table:table-cell office:value-type="float" office:value="515490" table:style-name="ce2">
            <text:p>515490</text:p>
          </table:table-cell>
          <table:table-cell office:value-type="float" office:value="518150" table:style-name="ce2">
            <text:p>518150</text:p>
          </table:table-cell>
          <table:table-cell office:value-type="float" office:value="531113" table:style-name="ce2">
            <text:p>531113</text:p>
          </table:table-cell>
          <table:table-cell office:value-type="float" office:value="552747" table:style-name="ce2">
            <text:p>552747</text:p>
          </table:table-cell>
          <table:table-cell office:value-type="float" office:value="568847" table:style-name="ce2">
            <text:p>56884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Myanmar</text:p>
          </table:table-cell>
          <table:table-cell office:value-type="string" table:style-name="ce2">
            <text:p>MMR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1730250" table:style-name="ce2">
            <text:p>21730250</text:p>
          </table:table-cell>
          <table:table-cell office:value-type="float" office:value="22210581" table:style-name="ce2">
            <text:p>22210581</text:p>
          </table:table-cell>
          <table:table-cell office:value-type="float" office:value="22704719" table:style-name="ce2">
            <text:p>22704719</text:p>
          </table:table-cell>
          <table:table-cell office:value-type="float" office:value="23213408" table:style-name="ce2">
            <text:p>23213408</text:p>
          </table:table-cell>
          <table:table-cell office:value-type="float" office:value="23737315" table:style-name="ce2">
            <text:p>23737315</text:p>
          </table:table-cell>
          <table:table-cell office:value-type="float" office:value="24279431" table:style-name="ce2">
            <text:p>24279431</text:p>
          </table:table-cell>
          <table:table-cell office:value-type="float" office:value="24836496" table:style-name="ce2">
            <text:p>24836496</text:p>
          </table:table-cell>
          <table:table-cell office:value-type="float" office:value="25406429" table:style-name="ce2">
            <text:p>25406429</text:p>
          </table:table-cell>
          <table:table-cell office:value-type="float" office:value="25989662" table:style-name="ce2">
            <text:p>25989662</text:p>
          </table:table-cell>
          <table:table-cell office:value-type="float" office:value="26585112" table:style-name="ce2">
            <text:p>26585112</text:p>
          </table:table-cell>
          <table:table-cell office:value-type="float" office:value="27193016" table:style-name="ce2">
            <text:p>27193016</text:p>
          </table:table-cell>
          <table:table-cell office:value-type="float" office:value="27807219" table:style-name="ce2">
            <text:p>27807219</text:p>
          </table:table-cell>
          <table:table-cell office:value-type="float" office:value="28428324" table:style-name="ce2">
            <text:p>28428324</text:p>
          </table:table-cell>
          <table:table-cell office:value-type="float" office:value="29026388" table:style-name="ce2">
            <text:p>29026388</text:p>
          </table:table-cell>
          <table:table-cell office:value-type="float" office:value="29598167" table:style-name="ce2">
            <text:p>29598167</text:p>
          </table:table-cell>
          <table:table-cell office:value-type="float" office:value="30176565" table:style-name="ce2">
            <text:p>30176565</text:p>
          </table:table-cell>
          <table:table-cell office:value-type="float" office:value="30758811" table:style-name="ce2">
            <text:p>30758811</text:p>
          </table:table-cell>
          <table:table-cell office:value-type="float" office:value="31355966" table:style-name="ce2">
            <text:p>31355966</text:p>
          </table:table-cell>
          <table:table-cell office:value-type="float" office:value="31972976" table:style-name="ce2">
            <text:p>31972976</text:p>
          </table:table-cell>
          <table:table-cell office:value-type="float" office:value="32596550" table:style-name="ce2">
            <text:p>32596550</text:p>
          </table:table-cell>
          <table:table-cell office:value-type="float" office:value="33227204" table:style-name="ce2">
            <text:p>33227204</text:p>
          </table:table-cell>
          <table:table-cell office:value-type="float" office:value="33858783" table:style-name="ce2">
            <text:p>33858783</text:p>
          </table:table-cell>
          <table:table-cell office:value-type="float" office:value="34482965" table:style-name="ce2">
            <text:p>34482965</text:p>
          </table:table-cell>
          <table:table-cell office:value-type="float" office:value="35162715" table:style-name="ce2">
            <text:p>35162715</text:p>
          </table:table-cell>
          <table:table-cell office:value-type="float" office:value="35899313" table:style-name="ce2">
            <text:p>35899313</text:p>
          </table:table-cell>
          <table:table-cell office:value-type="float" office:value="36622827" table:style-name="ce2">
            <text:p>36622827</text:p>
          </table:table-cell>
          <table:table-cell office:value-type="float" office:value="37314878" table:style-name="ce2">
            <text:p>37314878</text:p>
          </table:table-cell>
          <table:table-cell office:value-type="float" office:value="37971594" table:style-name="ce2">
            <text:p>37971594</text:p>
          </table:table-cell>
          <table:table-cell office:value-type="float" office:value="38600927" table:style-name="ce2">
            <text:p>38600927</text:p>
          </table:table-cell>
          <table:table-cell office:value-type="float" office:value="39214618" table:style-name="ce2">
            <text:p>39214618</text:p>
          </table:table-cell>
          <table:table-cell office:value-type="float" office:value="39817251" table:style-name="ce2">
            <text:p>39817251</text:p>
          </table:table-cell>
          <table:table-cell office:value-type="float" office:value="40394154" table:style-name="ce2">
            <text:p>40394154</text:p>
          </table:table-cell>
          <table:table-cell office:value-type="float" office:value="40950342" table:style-name="ce2">
            <text:p>40950342</text:p>
          </table:table-cell>
          <table:table-cell office:value-type="float" office:value="41502429" table:style-name="ce2">
            <text:p>41502429</text:p>
          </table:table-cell>
          <table:table-cell office:value-type="float" office:value="42055143" table:style-name="ce2">
            <text:p>42055143</text:p>
          </table:table-cell>
          <table:table-cell office:value-type="float" office:value="42605338" table:style-name="ce2">
            <text:p>42605338</text:p>
          </table:table-cell>
          <table:table-cell office:value-type="float" office:value="43154860" table:style-name="ce2">
            <text:p>43154860</text:p>
          </table:table-cell>
          <table:table-cell office:value-type="float" office:value="43708798" table:style-name="ce2">
            <text:p>43708798</text:p>
          </table:table-cell>
          <table:table-cell office:value-type="float" office:value="44257793" table:style-name="ce2">
            <text:p>44257793</text:p>
          </table:table-cell>
          <table:table-cell office:value-type="float" office:value="44787724" table:style-name="ce2">
            <text:p>44787724</text:p>
          </table:table-cell>
          <table:table-cell office:value-type="float" office:value="45290841" table:style-name="ce2">
            <text:p>45290841</text:p>
          </table:table-cell>
          <table:table-cell office:value-type="float" office:value="45771139" table:style-name="ce2">
            <text:p>45771139</text:p>
          </table:table-cell>
          <table:table-cell office:value-type="float" office:value="46232653" table:style-name="ce2">
            <text:p>46232653</text:p>
          </table:table-cell>
          <table:table-cell office:value-type="float" office:value="46667192" table:style-name="ce2">
            <text:p>46667192</text:p>
          </table:table-cell>
          <table:table-cell office:value-type="float" office:value="47068772" table:style-name="ce2">
            <text:p>47068772</text:p>
          </table:table-cell>
          <table:table-cell office:value-type="float" office:value="47438365" table:style-name="ce2">
            <text:p>47438365</text:p>
          </table:table-cell>
          <table:table-cell office:value-type="float" office:value="47785135" table:style-name="ce2">
            <text:p>47785135</text:p>
          </table:table-cell>
          <table:table-cell office:value-type="float" office:value="48125043" table:style-name="ce2">
            <text:p>48125043</text:p>
          </table:table-cell>
          <table:table-cell office:value-type="float" office:value="48390793" table:style-name="ce2">
            <text:p>48390793</text:p>
          </table:table-cell>
          <table:table-cell office:value-type="float" office:value="48660459" table:style-name="ce2">
            <text:p>48660459</text:p>
          </table:table-cell>
          <table:table-cell office:value-type="float" office:value="49024382" table:style-name="ce2">
            <text:p>49024382</text:p>
          </table:table-cell>
          <table:table-cell office:value-type="float" office:value="49419820" table:style-name="ce2">
            <text:p>49419820</text:p>
          </table:table-cell>
          <table:table-cell office:value-type="float" office:value="49837446" table:style-name="ce2">
            <text:p>49837446</text:p>
          </table:table-cell>
          <table:table-cell office:value-type="float" office:value="50262658" table:style-name="ce2">
            <text:p>50262658</text:p>
          </table:table-cell>
          <table:table-cell office:value-type="float" office:value="50681634" table:style-name="ce2">
            <text:p>50681634</text:p>
          </table:table-cell>
          <table:table-cell office:value-type="float" office:value="51089056" table:style-name="ce2">
            <text:p>51089056</text:p>
          </table:table-cell>
          <table:table-cell office:value-type="float" office:value="51495696" table:style-name="ce2">
            <text:p>51495696</text:p>
          </table:table-cell>
          <table:table-cell office:value-type="float" office:value="51894938" table:style-name="ce2">
            <text:p>51894938</text:p>
          </table:table-cell>
          <table:table-cell office:value-type="float" office:value="52272247" table:style-name="ce2">
            <text:p>52272247</text:p>
          </table:table-cell>
          <table:table-cell office:value-type="float" office:value="52640713" table:style-name="ce2">
            <text:p>52640713</text:p>
          </table:table-cell>
          <table:table-cell office:value-type="float" office:value="53016522" table:style-name="ce2">
            <text:p>53016522</text:p>
          </table:table-cell>
          <table:table-cell office:value-type="float" office:value="53387102" table:style-name="ce2">
            <text:p>53387102</text:p>
          </table:table-cell>
          <table:table-cell office:value-type="float" office:value="53756787" table:style-name="ce2">
            <text:p>53756787</text:p>
          </table:table-cell>
          <table:table-cell office:value-type="float" office:value="54133798" table:style-name="ce2">
            <text:p>54133798</text:p>
          </table:table-cell>
          <table:table-cell office:value-type="float" office:value="54500091" table:style-name="ce2">
            <text:p>5450009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Middle East, North Africa, Afghanistan &amp; Pakistan (excluding high income)</text:p>
          </table:table-cell>
          <table:table-cell office:value-type="string" table:style-name="ce2">
            <text:p>MN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51883053" table:style-name="ce2">
            <text:p>151883053</text:p>
          </table:table-cell>
          <table:table-cell office:value-type="float" office:value="155796245" table:style-name="ce2">
            <text:p>155796245</text:p>
          </table:table-cell>
          <table:table-cell office:value-type="float" office:value="159849264" table:style-name="ce2">
            <text:p>159849264</text:p>
          </table:table-cell>
          <table:table-cell office:value-type="float" office:value="164082777" table:style-name="ce2">
            <text:p>164082777</text:p>
          </table:table-cell>
          <table:table-cell office:value-type="float" office:value="168474397" table:style-name="ce2">
            <text:p>168474397</text:p>
          </table:table-cell>
          <table:table-cell office:value-type="float" office:value="173012080" table:style-name="ce2">
            <text:p>173012080</text:p>
          </table:table-cell>
          <table:table-cell office:value-type="float" office:value="177756891" table:style-name="ce2">
            <text:p>177756891</text:p>
          </table:table-cell>
          <table:table-cell office:value-type="float" office:value="182734055" table:style-name="ce2">
            <text:p>182734055</text:p>
          </table:table-cell>
          <table:table-cell office:value-type="float" office:value="187877692" table:style-name="ce2">
            <text:p>187877692</text:p>
          </table:table-cell>
          <table:table-cell office:value-type="float" office:value="193184368" table:style-name="ce2">
            <text:p>193184368</text:p>
          </table:table-cell>
          <table:table-cell office:value-type="float" office:value="198631041" table:style-name="ce2">
            <text:p>198631041</text:p>
          </table:table-cell>
          <table:table-cell office:value-type="float" office:value="204099318" table:style-name="ce2">
            <text:p>204099318</text:p>
          </table:table-cell>
          <table:table-cell office:value-type="float" office:value="209697605" table:style-name="ce2">
            <text:p>209697605</text:p>
          </table:table-cell>
          <table:table-cell office:value-type="float" office:value="215569107" table:style-name="ce2">
            <text:p>215569107</text:p>
          </table:table-cell>
          <table:table-cell office:value-type="float" office:value="221668657" table:style-name="ce2">
            <text:p>221668657</text:p>
          </table:table-cell>
          <table:table-cell office:value-type="float" office:value="228187384" table:style-name="ce2">
            <text:p>228187384</text:p>
          </table:table-cell>
          <table:table-cell office:value-type="float" office:value="235058983" table:style-name="ce2">
            <text:p>235058983</text:p>
          </table:table-cell>
          <table:table-cell office:value-type="float" office:value="242098387" table:style-name="ce2">
            <text:p>242098387</text:p>
          </table:table-cell>
          <table:table-cell office:value-type="float" office:value="249392069" table:style-name="ce2">
            <text:p>249392069</text:p>
          </table:table-cell>
          <table:table-cell office:value-type="float" office:value="256976193" table:style-name="ce2">
            <text:p>256976193</text:p>
          </table:table-cell>
          <table:table-cell office:value-type="float" office:value="264948525" table:style-name="ce2">
            <text:p>264948525</text:p>
          </table:table-cell>
          <table:table-cell office:value-type="float" office:value="273288518" table:style-name="ce2">
            <text:p>273288518</text:p>
          </table:table-cell>
          <table:table-cell office:value-type="float" office:value="281844787" table:style-name="ce2">
            <text:p>281844787</text:p>
          </table:table-cell>
          <table:table-cell office:value-type="float" office:value="290721921" table:style-name="ce2">
            <text:p>290721921</text:p>
          </table:table-cell>
          <table:table-cell office:value-type="float" office:value="300042126" table:style-name="ce2">
            <text:p>300042126</text:p>
          </table:table-cell>
          <table:table-cell office:value-type="float" office:value="309566339" table:style-name="ce2">
            <text:p>309566339</text:p>
          </table:table-cell>
          <table:table-cell office:value-type="float" office:value="319257806" table:style-name="ce2">
            <text:p>319257806</text:p>
          </table:table-cell>
          <table:table-cell office:value-type="float" office:value="329101677" table:style-name="ce2">
            <text:p>329101677</text:p>
          </table:table-cell>
          <table:table-cell office:value-type="float" office:value="339013669" table:style-name="ce2">
            <text:p>339013669</text:p>
          </table:table-cell>
          <table:table-cell office:value-type="float" office:value="349120795" table:style-name="ce2">
            <text:p>349120795</text:p>
          </table:table-cell>
          <table:table-cell office:value-type="float" office:value="361322200" table:style-name="ce2">
            <text:p>361322200</text:p>
          </table:table-cell>
          <table:table-cell office:value-type="float" office:value="371610655" table:style-name="ce2">
            <text:p>371610655</text:p>
          </table:table-cell>
          <table:table-cell office:value-type="float" office:value="381995940" table:style-name="ce2">
            <text:p>381995940</text:p>
          </table:table-cell>
          <table:table-cell office:value-type="float" office:value="392371485" table:style-name="ce2">
            <text:p>392371485</text:p>
          </table:table-cell>
          <table:table-cell office:value-type="float" office:value="402475400" table:style-name="ce2">
            <text:p>402475400</text:p>
          </table:table-cell>
          <table:table-cell office:value-type="float" office:value="412447289" table:style-name="ce2">
            <text:p>412447289</text:p>
          </table:table-cell>
          <table:table-cell office:value-type="float" office:value="422368926" table:style-name="ce2">
            <text:p>422368926</text:p>
          </table:table-cell>
          <table:table-cell office:value-type="float" office:value="432334916" table:style-name="ce2">
            <text:p>432334916</text:p>
          </table:table-cell>
          <table:table-cell office:value-type="float" office:value="442475967" table:style-name="ce2">
            <text:p>442475967</text:p>
          </table:table-cell>
          <table:table-cell office:value-type="float" office:value="452793419" table:style-name="ce2">
            <text:p>452793419</text:p>
          </table:table-cell>
          <table:table-cell office:value-type="float" office:value="462980522" table:style-name="ce2">
            <text:p>462980522</text:p>
          </table:table-cell>
          <table:table-cell office:value-type="float" office:value="473223662" table:style-name="ce2">
            <text:p>473223662</text:p>
          </table:table-cell>
          <table:table-cell office:value-type="float" office:value="483540516" table:style-name="ce2">
            <text:p>483540516</text:p>
          </table:table-cell>
          <table:table-cell office:value-type="float" office:value="494288606" table:style-name="ce2">
            <text:p>494288606</text:p>
          </table:table-cell>
          <table:table-cell office:value-type="float" office:value="505618583" table:style-name="ce2">
            <text:p>505618583</text:p>
          </table:table-cell>
          <table:table-cell office:value-type="float" office:value="517240777" table:style-name="ce2">
            <text:p>517240777</text:p>
          </table:table-cell>
          <table:table-cell office:value-type="float" office:value="529158464" table:style-name="ce2">
            <text:p>529158464</text:p>
          </table:table-cell>
          <table:table-cell office:value-type="float" office:value="540838105" table:style-name="ce2">
            <text:p>540838105</text:p>
          </table:table-cell>
          <table:table-cell office:value-type="float" office:value="552681993" table:style-name="ce2">
            <text:p>552681993</text:p>
          </table:table-cell>
          <table:table-cell office:value-type="float" office:value="565038251" table:style-name="ce2">
            <text:p>565038251</text:p>
          </table:table-cell>
          <table:table-cell office:value-type="float" office:value="577396038" table:style-name="ce2">
            <text:p>577396038</text:p>
          </table:table-cell>
          <table:table-cell office:value-type="float" office:value="589646039" table:style-name="ce2">
            <text:p>589646039</text:p>
          </table:table-cell>
          <table:table-cell office:value-type="float" office:value="601566988" table:style-name="ce2">
            <text:p>601566988</text:p>
          </table:table-cell>
          <table:table-cell office:value-type="float" office:value="613151287" table:style-name="ce2">
            <text:p>613151287</text:p>
          </table:table-cell>
          <table:table-cell office:value-type="float" office:value="624564062" table:style-name="ce2">
            <text:p>624564062</text:p>
          </table:table-cell>
          <table:table-cell office:value-type="float" office:value="635352686" table:style-name="ce2">
            <text:p>635352686</text:p>
          </table:table-cell>
          <table:table-cell office:value-type="float" office:value="645837915" table:style-name="ce2">
            <text:p>645837915</text:p>
          </table:table-cell>
          <table:table-cell office:value-type="float" office:value="656767614" table:style-name="ce2">
            <text:p>656767614</text:p>
          </table:table-cell>
          <table:table-cell office:value-type="float" office:value="668447432" table:style-name="ce2">
            <text:p>668447432</text:p>
          </table:table-cell>
          <table:table-cell office:value-type="float" office:value="680490997" table:style-name="ce2">
            <text:p>680490997</text:p>
          </table:table-cell>
          <table:table-cell office:value-type="float" office:value="692532027" table:style-name="ce2">
            <text:p>692532027</text:p>
          </table:table-cell>
          <table:table-cell office:value-type="float" office:value="704458802" table:style-name="ce2">
            <text:p>704458802</text:p>
          </table:table-cell>
          <table:table-cell office:value-type="float" office:value="716508657" table:style-name="ce2">
            <text:p>716508657</text:p>
          </table:table-cell>
          <table:table-cell office:value-type="float" office:value="729077445" table:style-name="ce2">
            <text:p>729077445</text:p>
          </table:table-cell>
          <table:table-cell office:value-type="float" office:value="741690916" table:style-name="ce2">
            <text:p>74169091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Montenegro</text:p>
          </table:table-cell>
          <table:table-cell office:value-type="string" table:style-name="ce2">
            <text:p>MNE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80579" table:style-name="ce2">
            <text:p>480579</text:p>
          </table:table-cell>
          <table:table-cell office:value-type="float" office:value="491140" table:style-name="ce2">
            <text:p>491140</text:p>
          </table:table-cell>
          <table:table-cell office:value-type="float" office:value="502558" table:style-name="ce2">
            <text:p>502558</text:p>
          </table:table-cell>
          <table:table-cell office:value-type="float" office:value="513409" table:style-name="ce2">
            <text:p>513409</text:p>
          </table:table-cell>
          <table:table-cell office:value-type="float" office:value="521753" table:style-name="ce2">
            <text:p>521753</text:p>
          </table:table-cell>
          <table:table-cell office:value-type="float" office:value="526327" table:style-name="ce2">
            <text:p>526327</text:p>
          </table:table-cell>
          <table:table-cell office:value-type="float" office:value="526419" table:style-name="ce2">
            <text:p>526419</text:p>
          </table:table-cell>
          <table:table-cell office:value-type="float" office:value="522796" table:style-name="ce2">
            <text:p>522796</text:p>
          </table:table-cell>
          <table:table-cell office:value-type="float" office:value="517481" table:style-name="ce2">
            <text:p>517481</text:p>
          </table:table-cell>
          <table:table-cell office:value-type="float" office:value="513340" table:style-name="ce2">
            <text:p>513340</text:p>
          </table:table-cell>
          <table:table-cell office:value-type="float" office:value="512407" table:style-name="ce2">
            <text:p>512407</text:p>
          </table:table-cell>
          <table:table-cell office:value-type="float" office:value="515449" table:style-name="ce2">
            <text:p>515449</text:p>
          </table:table-cell>
          <table:table-cell office:value-type="float" office:value="521785" table:style-name="ce2">
            <text:p>521785</text:p>
          </table:table-cell>
          <table:table-cell office:value-type="float" office:value="530220" table:style-name="ce2">
            <text:p>530220</text:p>
          </table:table-cell>
          <table:table-cell office:value-type="float" office:value="538902" table:style-name="ce2">
            <text:p>538902</text:p>
          </table:table-cell>
          <table:table-cell office:value-type="float" office:value="546487" table:style-name="ce2">
            <text:p>546487</text:p>
          </table:table-cell>
          <table:table-cell office:value-type="float" office:value="552562" table:style-name="ce2">
            <text:p>552562</text:p>
          </table:table-cell>
          <table:table-cell office:value-type="float" office:value="557576" table:style-name="ce2">
            <text:p>557576</text:p>
          </table:table-cell>
          <table:table-cell office:value-type="float" office:value="562065" table:style-name="ce2">
            <text:p>562065</text:p>
          </table:table-cell>
          <table:table-cell office:value-type="float" office:value="566888" table:style-name="ce2">
            <text:p>566888</text:p>
          </table:table-cell>
          <table:table-cell office:value-type="float" office:value="572608" table:style-name="ce2">
            <text:p>572608</text:p>
          </table:table-cell>
          <table:table-cell office:value-type="float" office:value="579445" table:style-name="ce2">
            <text:p>579445</text:p>
          </table:table-cell>
          <table:table-cell office:value-type="float" office:value="587001" table:style-name="ce2">
            <text:p>587001</text:p>
          </table:table-cell>
          <table:table-cell office:value-type="float" office:value="594506" table:style-name="ce2">
            <text:p>594506</text:p>
          </table:table-cell>
          <table:table-cell office:value-type="float" office:value="600884" table:style-name="ce2">
            <text:p>600884</text:p>
          </table:table-cell>
          <table:table-cell office:value-type="float" office:value="605398" table:style-name="ce2">
            <text:p>605398</text:p>
          </table:table-cell>
          <table:table-cell office:value-type="float" office:value="607711" table:style-name="ce2">
            <text:p>607711</text:p>
          </table:table-cell>
          <table:table-cell office:value-type="float" office:value="608144" table:style-name="ce2">
            <text:p>608144</text:p>
          </table:table-cell>
          <table:table-cell office:value-type="float" office:value="607413" table:style-name="ce2">
            <text:p>607413</text:p>
          </table:table-cell>
          <table:table-cell office:value-type="float" office:value="606571" table:style-name="ce2">
            <text:p>606571</text:p>
          </table:table-cell>
          <table:table-cell office:value-type="float" office:value="606372" table:style-name="ce2">
            <text:p>606372</text:p>
          </table:table-cell>
          <table:table-cell office:value-type="float" office:value="607105" table:style-name="ce2">
            <text:p>607105</text:p>
          </table:table-cell>
          <table:table-cell office:value-type="float" office:value="608516" table:style-name="ce2">
            <text:p>608516</text:p>
          </table:table-cell>
          <table:table-cell office:value-type="float" office:value="610170" table:style-name="ce2">
            <text:p>610170</text:p>
          </table:table-cell>
          <table:table-cell office:value-type="float" office:value="611389" table:style-name="ce2">
            <text:p>611389</text:p>
          </table:table-cell>
          <table:table-cell office:value-type="float" office:value="611712" table:style-name="ce2">
            <text:p>611712</text:p>
          </table:table-cell>
          <table:table-cell office:value-type="float" office:value="611003" table:style-name="ce2">
            <text:p>611003</text:p>
          </table:table-cell>
          <table:table-cell office:value-type="float" office:value="609520" table:style-name="ce2">
            <text:p>609520</text:p>
          </table:table-cell>
          <table:table-cell office:value-type="float" office:value="607662" table:style-name="ce2">
            <text:p>607662</text:p>
          </table:table-cell>
          <table:table-cell office:value-type="float" office:value="606001" table:style-name="ce2">
            <text:p>606001</text:p>
          </table:table-cell>
          <table:table-cell office:value-type="float" office:value="604950" table:style-name="ce2">
            <text:p>604950</text:p>
          </table:table-cell>
          <table:table-cell office:value-type="float" office:value="607389" table:style-name="ce2">
            <text:p>607389</text:p>
          </table:table-cell>
          <table:table-cell office:value-type="float" office:value="609828" table:style-name="ce2">
            <text:p>609828</text:p>
          </table:table-cell>
          <table:table-cell office:value-type="float" office:value="612267" table:style-name="ce2">
            <text:p>612267</text:p>
          </table:table-cell>
          <table:table-cell office:value-type="float" office:value="613353" table:style-name="ce2">
            <text:p>613353</text:p>
          </table:table-cell>
          <table:table-cell office:value-type="float" office:value="614261" table:style-name="ce2">
            <text:p>614261</text:p>
          </table:table-cell>
          <table:table-cell office:value-type="float" office:value="615025" table:style-name="ce2">
            <text:p>615025</text:p>
          </table:table-cell>
          <table:table-cell office:value-type="float" office:value="615875" table:style-name="ce2">
            <text:p>615875</text:p>
          </table:table-cell>
          <table:table-cell office:value-type="float" office:value="616969" table:style-name="ce2">
            <text:p>616969</text:p>
          </table:table-cell>
          <table:table-cell office:value-type="float" office:value="618294" table:style-name="ce2">
            <text:p>618294</text:p>
          </table:table-cell>
          <table:table-cell office:value-type="float" office:value="619428" table:style-name="ce2">
            <text:p>619428</text:p>
          </table:table-cell>
          <table:table-cell office:value-type="float" office:value="620345" table:style-name="ce2">
            <text:p>620345</text:p>
          </table:table-cell>
          <table:table-cell office:value-type="float" office:value="621418" table:style-name="ce2">
            <text:p>621418</text:p>
          </table:table-cell>
          <table:table-cell office:value-type="float" office:value="622587" table:style-name="ce2">
            <text:p>622587</text:p>
          </table:table-cell>
          <table:table-cell office:value-type="float" office:value="623744" table:style-name="ce2">
            <text:p>623744</text:p>
          </table:table-cell>
          <table:table-cell office:value-type="float" office:value="624651" table:style-name="ce2">
            <text:p>624651</text:p>
          </table:table-cell>
          <table:table-cell office:value-type="float" office:value="625353" table:style-name="ce2">
            <text:p>625353</text:p>
          </table:table-cell>
          <table:table-cell office:value-type="float" office:value="625982" table:style-name="ce2">
            <text:p>625982</text:p>
          </table:table-cell>
          <table:table-cell office:value-type="float" office:value="626438" table:style-name="ce2">
            <text:p>626438</text:p>
          </table:table-cell>
          <table:table-cell office:value-type="float" office:value="626753" table:style-name="ce2">
            <text:p>626753</text:p>
          </table:table-cell>
          <table:table-cell office:value-type="float" office:value="626590" table:style-name="ce2">
            <text:p>626590</text:p>
          </table:table-cell>
          <table:table-cell office:value-type="float" office:value="625053" table:style-name="ce2">
            <text:p>625053</text:p>
          </table:table-cell>
          <table:table-cell office:value-type="float" office:value="623591" table:style-name="ce2">
            <text:p>623591</text:p>
          </table:table-cell>
          <table:table-cell office:value-type="float" office:value="623529" table:style-name="ce2">
            <text:p>623529</text:p>
          </table:table-cell>
          <table:table-cell office:value-type="float" office:value="623525" table:style-name="ce2">
            <text:p>623525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Mongolia</text:p>
          </table:table-cell>
          <table:table-cell office:value-type="string" table:style-name="ce2">
            <text:p>MNG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977595" table:style-name="ce2">
            <text:p>977595</text:p>
          </table:table-cell>
          <table:table-cell office:value-type="float" office:value="1009284" table:style-name="ce2">
            <text:p>1009284</text:p>
          </table:table-cell>
          <table:table-cell office:value-type="float" office:value="1041444" table:style-name="ce2">
            <text:p>1041444</text:p>
          </table:table-cell>
          <table:table-cell office:value-type="float" office:value="1071362" table:style-name="ce2">
            <text:p>1071362</text:p>
          </table:table-cell>
          <table:table-cell office:value-type="float" office:value="1100234" table:style-name="ce2">
            <text:p>1100234</text:p>
          </table:table-cell>
          <table:table-cell office:value-type="float" office:value="1131177" table:style-name="ce2">
            <text:p>1131177</text:p>
          </table:table-cell>
          <table:table-cell office:value-type="float" office:value="1163754" table:style-name="ce2">
            <text:p>1163754</text:p>
          </table:table-cell>
          <table:table-cell office:value-type="float" office:value="1196996" table:style-name="ce2">
            <text:p>1196996</text:p>
          </table:table-cell>
          <table:table-cell office:value-type="float" office:value="1229930" table:style-name="ce2">
            <text:p>1229930</text:p>
          </table:table-cell>
          <table:table-cell office:value-type="float" office:value="1262284" table:style-name="ce2">
            <text:p>1262284</text:p>
          </table:table-cell>
          <table:table-cell office:value-type="float" office:value="1295272" table:style-name="ce2">
            <text:p>1295272</text:p>
          </table:table-cell>
          <table:table-cell office:value-type="float" office:value="1330071" table:style-name="ce2">
            <text:p>1330071</text:p>
          </table:table-cell>
          <table:table-cell office:value-type="float" office:value="1366821" table:style-name="ce2">
            <text:p>1366821</text:p>
          </table:table-cell>
          <table:table-cell office:value-type="float" office:value="1405502" table:style-name="ce2">
            <text:p>1405502</text:p>
          </table:table-cell>
          <table:table-cell office:value-type="float" office:value="1446050" table:style-name="ce2">
            <text:p>1446050</text:p>
          </table:table-cell>
          <table:table-cell office:value-type="float" office:value="1488296" table:style-name="ce2">
            <text:p>1488296</text:p>
          </table:table-cell>
          <table:table-cell office:value-type="float" office:value="1531945" table:style-name="ce2">
            <text:p>1531945</text:p>
          </table:table-cell>
          <table:table-cell office:value-type="float" office:value="1576245" table:style-name="ce2">
            <text:p>1576245</text:p>
          </table:table-cell>
          <table:table-cell office:value-type="float" office:value="1619468" table:style-name="ce2">
            <text:p>1619468</text:p>
          </table:table-cell>
          <table:table-cell office:value-type="float" office:value="1660659" table:style-name="ce2">
            <text:p>1660659</text:p>
          </table:table-cell>
          <table:table-cell office:value-type="float" office:value="1701335" table:style-name="ce2">
            <text:p>1701335</text:p>
          </table:table-cell>
          <table:table-cell office:value-type="float" office:value="1742857" table:style-name="ce2">
            <text:p>1742857</text:p>
          </table:table-cell>
          <table:table-cell office:value-type="float" office:value="1785364" table:style-name="ce2">
            <text:p>1785364</text:p>
          </table:table-cell>
          <table:table-cell office:value-type="float" office:value="1829092" table:style-name="ce2">
            <text:p>1829092</text:p>
          </table:table-cell>
          <table:table-cell office:value-type="float" office:value="1874349" table:style-name="ce2">
            <text:p>1874349</text:p>
          </table:table-cell>
          <table:table-cell office:value-type="float" office:value="1921514" table:style-name="ce2">
            <text:p>1921514</text:p>
          </table:table-cell>
          <table:table-cell office:value-type="float" office:value="1970965" table:style-name="ce2">
            <text:p>1970965</text:p>
          </table:table-cell>
          <table:table-cell office:value-type="float" office:value="2022800" table:style-name="ce2">
            <text:p>2022800</text:p>
          </table:table-cell>
          <table:table-cell office:value-type="float" office:value="2076322" table:style-name="ce2">
            <text:p>2076322</text:p>
          </table:table-cell>
          <table:table-cell office:value-type="float" office:value="2124185" table:style-name="ce2">
            <text:p>2124185</text:p>
          </table:table-cell>
          <table:table-cell office:value-type="float" office:value="2098710" table:style-name="ce2">
            <text:p>2098710</text:p>
          </table:table-cell>
          <table:table-cell office:value-type="float" office:value="2165342" table:style-name="ce2">
            <text:p>2165342</text:p>
          </table:table-cell>
          <table:table-cell office:value-type="float" office:value="2167790" table:style-name="ce2">
            <text:p>2167790</text:p>
          </table:table-cell>
          <table:table-cell office:value-type="float" office:value="2165130" table:style-name="ce2">
            <text:p>2165130</text:p>
          </table:table-cell>
          <table:table-cell office:value-type="float" office:value="2189395" table:style-name="ce2">
            <text:p>2189395</text:p>
          </table:table-cell>
          <table:table-cell office:value-type="float" office:value="2224945" table:style-name="ce2">
            <text:p>2224945</text:p>
          </table:table-cell>
          <table:table-cell office:value-type="float" office:value="2259507" table:style-name="ce2">
            <text:p>2259507</text:p>
          </table:table-cell>
          <table:table-cell office:value-type="float" office:value="2291750" table:style-name="ce2">
            <text:p>2291750</text:p>
          </table:table-cell>
          <table:table-cell office:value-type="float" office:value="2323809" table:style-name="ce2">
            <text:p>2323809</text:p>
          </table:table-cell>
          <table:table-cell office:value-type="float" office:value="2356813" table:style-name="ce2">
            <text:p>2356813</text:p>
          </table:table-cell>
          <table:table-cell office:value-type="float" office:value="2388299" table:style-name="ce2">
            <text:p>2388299</text:p>
          </table:table-cell>
          <table:table-cell office:value-type="float" office:value="2417751" table:style-name="ce2">
            <text:p>2417751</text:p>
          </table:table-cell>
          <table:table-cell office:value-type="float" office:value="2449027" table:style-name="ce2">
            <text:p>2449027</text:p>
          </table:table-cell>
          <table:table-cell office:value-type="float" office:value="2480374" table:style-name="ce2">
            <text:p>2480374</text:p>
          </table:table-cell>
          <table:table-cell office:value-type="float" office:value="2508412" table:style-name="ce2">
            <text:p>2508412</text:p>
          </table:table-cell>
          <table:table-cell office:value-type="float" office:value="2536407" table:style-name="ce2">
            <text:p>2536407</text:p>
          </table:table-cell>
          <table:table-cell office:value-type="float" office:value="2567168" table:style-name="ce2">
            <text:p>2567168</text:p>
          </table:table-cell>
          <table:table-cell office:value-type="float" office:value="2601850" table:style-name="ce2">
            <text:p>2601850</text:p>
          </table:table-cell>
          <table:table-cell office:value-type="float" office:value="2643201" table:style-name="ce2">
            <text:p>2643201</text:p>
          </table:table-cell>
          <table:table-cell office:value-type="float" office:value="2691115" table:style-name="ce2">
            <text:p>2691115</text:p>
          </table:table-cell>
          <table:table-cell office:value-type="float" office:value="2738622" table:style-name="ce2">
            <text:p>2738622</text:p>
          </table:table-cell>
          <table:table-cell office:value-type="float" office:value="2786317" table:style-name="ce2">
            <text:p>2786317</text:p>
          </table:table-cell>
          <table:table-cell office:value-type="float" office:value="2839705" table:style-name="ce2">
            <text:p>2839705</text:p>
          </table:table-cell>
          <table:table-cell office:value-type="float" office:value="2899011" table:style-name="ce2">
            <text:p>2899011</text:p>
          </table:table-cell>
          <table:table-cell office:value-type="float" office:value="2963113" table:style-name="ce2">
            <text:p>2963113</text:p>
          </table:table-cell>
          <table:table-cell office:value-type="float" office:value="3026864" table:style-name="ce2">
            <text:p>3026864</text:p>
          </table:table-cell>
          <table:table-cell office:value-type="float" office:value="3088856" table:style-name="ce2">
            <text:p>3088856</text:p>
          </table:table-cell>
          <table:table-cell office:value-type="float" office:value="3148917" table:style-name="ce2">
            <text:p>3148917</text:p>
          </table:table-cell>
          <table:table-cell office:value-type="float" office:value="3208189" table:style-name="ce2">
            <text:p>3208189</text:p>
          </table:table-cell>
          <table:table-cell office:value-type="float" office:value="3267673" table:style-name="ce2">
            <text:p>3267673</text:p>
          </table:table-cell>
          <table:table-cell office:value-type="float" office:value="3327204" table:style-name="ce2">
            <text:p>3327204</text:p>
          </table:table-cell>
          <table:table-cell office:value-type="float" office:value="3383741" table:style-name="ce2">
            <text:p>3383741</text:p>
          </table:table-cell>
          <table:table-cell office:value-type="float" office:value="3433748" table:style-name="ce2">
            <text:p>3433748</text:p>
          </table:table-cell>
          <table:table-cell office:value-type="float" office:value="3481145" table:style-name="ce2">
            <text:p>3481145</text:p>
          </table:table-cell>
          <table:table-cell office:value-type="float" office:value="3524788" table:style-name="ce2">
            <text:p>352478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Northern Mariana Islands</text:p>
          </table:table-cell>
          <table:table-cell office:value-type="string" table:style-name="ce2">
            <text:p>MNP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8736" table:style-name="ce2">
            <text:p>8736</text:p>
          </table:table-cell>
          <table:table-cell office:value-type="float" office:value="8995" table:style-name="ce2">
            <text:p>8995</text:p>
          </table:table-cell>
          <table:table-cell office:value-type="float" office:value="9280" table:style-name="ce2">
            <text:p>9280</text:p>
          </table:table-cell>
          <table:table-cell office:value-type="float" office:value="9595" table:style-name="ce2">
            <text:p>9595</text:p>
          </table:table-cell>
          <table:table-cell office:value-type="float" office:value="9925" table:style-name="ce2">
            <text:p>9925</text:p>
          </table:table-cell>
          <table:table-cell office:value-type="float" office:value="10264" table:style-name="ce2">
            <text:p>10264</text:p>
          </table:table-cell>
          <table:table-cell office:value-type="float" office:value="10612" table:style-name="ce2">
            <text:p>10612</text:p>
          </table:table-cell>
          <table:table-cell office:value-type="float" office:value="10749" table:style-name="ce2">
            <text:p>10749</text:p>
          </table:table-cell>
          <table:table-cell office:value-type="float" office:value="10468" table:style-name="ce2">
            <text:p>10468</text:p>
          </table:table-cell>
          <table:table-cell office:value-type="float" office:value="9989" table:style-name="ce2">
            <text:p>9989</text:p>
          </table:table-cell>
          <table:table-cell office:value-type="float" office:value="10170" table:style-name="ce2">
            <text:p>10170</text:p>
          </table:table-cell>
          <table:table-cell office:value-type="float" office:value="11271" table:style-name="ce2">
            <text:p>11271</text:p>
          </table:table-cell>
          <table:table-cell office:value-type="float" office:value="12636" table:style-name="ce2">
            <text:p>12636</text:p>
          </table:table-cell>
          <table:table-cell office:value-type="float" office:value="13880" table:style-name="ce2">
            <text:p>13880</text:p>
          </table:table-cell>
          <table:table-cell office:value-type="float" office:value="14655" table:style-name="ce2">
            <text:p>14655</text:p>
          </table:table-cell>
          <table:table-cell office:value-type="float" office:value="15065" table:style-name="ce2">
            <text:p>15065</text:p>
          </table:table-cell>
          <table:table-cell office:value-type="float" office:value="15438" table:style-name="ce2">
            <text:p>15438</text:p>
          </table:table-cell>
          <table:table-cell office:value-type="float" office:value="15787" table:style-name="ce2">
            <text:p>15787</text:p>
          </table:table-cell>
          <table:table-cell office:value-type="float" office:value="16130" table:style-name="ce2">
            <text:p>16130</text:p>
          </table:table-cell>
          <table:table-cell office:value-type="float" office:value="16488" table:style-name="ce2">
            <text:p>16488</text:p>
          </table:table-cell>
          <table:table-cell office:value-type="float" office:value="17625" table:style-name="ce2">
            <text:p>17625</text:p>
          </table:table-cell>
          <table:table-cell office:value-type="float" office:value="19826" table:style-name="ce2">
            <text:p>19826</text:p>
          </table:table-cell>
          <table:table-cell office:value-type="float" office:value="22350" table:style-name="ce2">
            <text:p>22350</text:p>
          </table:table-cell>
          <table:table-cell office:value-type="float" office:value="24936" table:style-name="ce2">
            <text:p>24936</text:p>
          </table:table-cell>
          <table:table-cell office:value-type="float" office:value="27575" table:style-name="ce2">
            <text:p>27575</text:p>
          </table:table-cell>
          <table:table-cell office:value-type="float" office:value="30258" table:style-name="ce2">
            <text:p>30258</text:p>
          </table:table-cell>
          <table:table-cell office:value-type="float" office:value="32980" table:style-name="ce2">
            <text:p>32980</text:p>
          </table:table-cell>
          <table:table-cell office:value-type="float" office:value="35736" table:style-name="ce2">
            <text:p>35736</text:p>
          </table:table-cell>
          <table:table-cell office:value-type="float" office:value="38519" table:style-name="ce2">
            <text:p>38519</text:p>
          </table:table-cell>
          <table:table-cell office:value-type="float" office:value="41303" table:style-name="ce2">
            <text:p>41303</text:p>
          </table:table-cell>
          <table:table-cell office:value-type="float" office:value="43342" table:style-name="ce2">
            <text:p>43342</text:p>
          </table:table-cell>
          <table:table-cell office:value-type="float" office:value="44393" table:style-name="ce2">
            <text:p>44393</text:p>
          </table:table-cell>
          <table:table-cell office:value-type="float" office:value="45181" table:style-name="ce2">
            <text:p>45181</text:p>
          </table:table-cell>
          <table:table-cell office:value-type="float" office:value="45952" table:style-name="ce2">
            <text:p>45952</text:p>
          </table:table-cell>
          <table:table-cell office:value-type="float" office:value="46730" table:style-name="ce2">
            <text:p>46730</text:p>
          </table:table-cell>
          <table:table-cell office:value-type="float" office:value="48176" table:style-name="ce2">
            <text:p>48176</text:p>
          </table:table-cell>
          <table:table-cell office:value-type="float" office:value="51706" table:style-name="ce2">
            <text:p>51706</text:p>
          </table:table-cell>
          <table:table-cell office:value-type="float" office:value="56596" table:style-name="ce2">
            <text:p>56596</text:p>
          </table:table-cell>
          <table:table-cell office:value-type="float" office:value="61337" table:style-name="ce2">
            <text:p>61337</text:p>
          </table:table-cell>
          <table:table-cell office:value-type="float" office:value="65916" table:style-name="ce2">
            <text:p>65916</text:p>
          </table:table-cell>
          <table:table-cell office:value-type="float" office:value="68356" table:style-name="ce2">
            <text:p>68356</text:p>
          </table:table-cell>
          <table:table-cell office:value-type="float" office:value="67984" table:style-name="ce2">
            <text:p>67984</text:p>
          </table:table-cell>
          <table:table-cell office:value-type="float" office:value="66778" table:style-name="ce2">
            <text:p>66778</text:p>
          </table:table-cell>
          <table:table-cell office:value-type="float" office:value="65421" table:style-name="ce2">
            <text:p>65421</text:p>
          </table:table-cell>
          <table:table-cell office:value-type="float" office:value="63938" table:style-name="ce2">
            <text:p>63938</text:p>
          </table:table-cell>
          <table:table-cell office:value-type="float" office:value="62354" table:style-name="ce2">
            <text:p>62354</text:p>
          </table:table-cell>
          <table:table-cell office:value-type="float" office:value="60682" table:style-name="ce2">
            <text:p>60682</text:p>
          </table:table-cell>
          <table:table-cell office:value-type="float" office:value="58941" table:style-name="ce2">
            <text:p>58941</text:p>
          </table:table-cell>
          <table:table-cell office:value-type="float" office:value="57150" table:style-name="ce2">
            <text:p>57150</text:p>
          </table:table-cell>
          <table:table-cell office:value-type="float" office:value="55325" table:style-name="ce2">
            <text:p>55325</text:p>
          </table:table-cell>
          <table:table-cell office:value-type="float" office:value="54091" table:style-name="ce2">
            <text:p>54091</text:p>
          </table:table-cell>
          <table:table-cell office:value-type="float" office:value="53608" table:style-name="ce2">
            <text:p>53608</text:p>
          </table:table-cell>
          <table:table-cell office:value-type="float" office:value="53234" table:style-name="ce2">
            <text:p>53234</text:p>
          </table:table-cell>
          <table:table-cell office:value-type="float" office:value="52758" table:style-name="ce2">
            <text:p>52758</text:p>
          </table:table-cell>
          <table:table-cell office:value-type="float" office:value="52178" table:style-name="ce2">
            <text:p>52178</text:p>
          </table:table-cell>
          <table:table-cell office:value-type="float" office:value="51514" table:style-name="ce2">
            <text:p>51514</text:p>
          </table:table-cell>
          <table:table-cell office:value-type="float" office:value="50773" table:style-name="ce2">
            <text:p>50773</text:p>
          </table:table-cell>
          <table:table-cell office:value-type="float" office:value="49959" table:style-name="ce2">
            <text:p>49959</text:p>
          </table:table-cell>
          <table:table-cell office:value-type="float" office:value="49077" table:style-name="ce2">
            <text:p>49077</text:p>
          </table:table-cell>
          <table:table-cell office:value-type="float" office:value="48129" table:style-name="ce2">
            <text:p>48129</text:p>
          </table:table-cell>
          <table:table-cell office:value-type="float" office:value="47528" table:style-name="ce2">
            <text:p>47528</text:p>
          </table:table-cell>
          <table:table-cell office:value-type="float" office:value="46979" table:style-name="ce2">
            <text:p>46979</text:p>
          </table:table-cell>
          <table:table-cell office:value-type="float" office:value="46078" table:style-name="ce2">
            <text:p>46078</text:p>
          </table:table-cell>
          <table:table-cell office:value-type="float" office:value="45143" table:style-name="ce2">
            <text:p>45143</text:p>
          </table:table-cell>
          <table:table-cell office:value-type="float" office:value="44278" table:style-name="ce2">
            <text:p>4427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Mozambique</text:p>
          </table:table-cell>
          <table:table-cell office:value-type="string" table:style-name="ce2">
            <text:p>MOZ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6713695" table:style-name="ce2">
            <text:p>6713695</text:p>
          </table:table-cell>
          <table:table-cell office:value-type="float" office:value="6834936" table:style-name="ce2">
            <text:p>6834936</text:p>
          </table:table-cell>
          <table:table-cell office:value-type="float" office:value="6969364" table:style-name="ce2">
            <text:p>6969364</text:p>
          </table:table-cell>
          <table:table-cell office:value-type="float" office:value="7109828" table:style-name="ce2">
            <text:p>7109828</text:p>
          </table:table-cell>
          <table:table-cell office:value-type="float" office:value="7255061" table:style-name="ce2">
            <text:p>7255061</text:p>
          </table:table-cell>
          <table:table-cell office:value-type="float" office:value="7406421" table:style-name="ce2">
            <text:p>7406421</text:p>
          </table:table-cell>
          <table:table-cell office:value-type="float" office:value="7562990" table:style-name="ce2">
            <text:p>7562990</text:p>
          </table:table-cell>
          <table:table-cell office:value-type="float" office:value="7724550" table:style-name="ce2">
            <text:p>7724550</text:p>
          </table:table-cell>
          <table:table-cell office:value-type="float" office:value="7892613" table:style-name="ce2">
            <text:p>7892613</text:p>
          </table:table-cell>
          <table:table-cell office:value-type="float" office:value="8066951" table:style-name="ce2">
            <text:p>8066951</text:p>
          </table:table-cell>
          <table:table-cell office:value-type="float" office:value="8250506" table:style-name="ce2">
            <text:p>8250506</text:p>
          </table:table-cell>
          <table:table-cell office:value-type="float" office:value="8456317" table:style-name="ce2">
            <text:p>8456317</text:p>
          </table:table-cell>
          <table:table-cell office:value-type="float" office:value="8692935" table:style-name="ce2">
            <text:p>8692935</text:p>
          </table:table-cell>
          <table:table-cell office:value-type="float" office:value="8954242" table:style-name="ce2">
            <text:p>8954242</text:p>
          </table:table-cell>
          <table:table-cell office:value-type="float" office:value="9236093" table:style-name="ce2">
            <text:p>9236093</text:p>
          </table:table-cell>
          <table:table-cell office:value-type="float" office:value="9540817" table:style-name="ce2">
            <text:p>9540817</text:p>
          </table:table-cell>
          <table:table-cell office:value-type="float" office:value="9867209" table:style-name="ce2">
            <text:p>9867209</text:p>
          </table:table-cell>
          <table:table-cell office:value-type="float" office:value="10224975" table:style-name="ce2">
            <text:p>10224975</text:p>
          </table:table-cell>
          <table:table-cell office:value-type="float" office:value="10618250" table:style-name="ce2">
            <text:p>10618250</text:p>
          </table:table-cell>
          <table:table-cell office:value-type="float" office:value="11028809" table:style-name="ce2">
            <text:p>11028809</text:p>
          </table:table-cell>
          <table:table-cell office:value-type="float" office:value="11336221" table:style-name="ce2">
            <text:p>11336221</text:p>
          </table:table-cell>
          <table:table-cell office:value-type="float" office:value="11568127" table:style-name="ce2">
            <text:p>11568127</text:p>
          </table:table-cell>
          <table:table-cell office:value-type="float" office:value="11824370" table:style-name="ce2">
            <text:p>11824370</text:p>
          </table:table-cell>
          <table:table-cell office:value-type="float" office:value="12073822" table:style-name="ce2">
            <text:p>12073822</text:p>
          </table:table-cell>
          <table:table-cell office:value-type="float" office:value="12315954" table:style-name="ce2">
            <text:p>12315954</text:p>
          </table:table-cell>
          <table:table-cell office:value-type="float" office:value="12548949" table:style-name="ce2">
            <text:p>12548949</text:p>
          </table:table-cell>
          <table:table-cell office:value-type="float" office:value="12770578" table:style-name="ce2">
            <text:p>12770578</text:p>
          </table:table-cell>
          <table:table-cell office:value-type="float" office:value="12822574" table:style-name="ce2">
            <text:p>12822574</text:p>
          </table:table-cell>
          <table:table-cell office:value-type="float" office:value="12800558" table:style-name="ce2">
            <text:p>12800558</text:p>
          </table:table-cell>
          <table:table-cell office:value-type="float" office:value="12906842" table:style-name="ce2">
            <text:p>12906842</text:p>
          </table:table-cell>
          <table:table-cell office:value-type="float" office:value="13094537" table:style-name="ce2">
            <text:p>13094537</text:p>
          </table:table-cell>
          <table:table-cell office:value-type="float" office:value="13352090" table:style-name="ce2">
            <text:p>13352090</text:p>
          </table:table-cell>
          <table:table-cell office:value-type="float" office:value="13613316" table:style-name="ce2">
            <text:p>13613316</text:p>
          </table:table-cell>
          <table:table-cell office:value-type="float" office:value="14051192" table:style-name="ce2">
            <text:p>14051192</text:p>
          </table:table-cell>
          <table:table-cell office:value-type="float" office:value="15033853" table:style-name="ce2">
            <text:p>15033853</text:p>
          </table:table-cell>
          <table:table-cell office:value-type="float" office:value="15960530" table:style-name="ce2">
            <text:p>15960530</text:p>
          </table:table-cell>
          <table:table-cell office:value-type="float" office:value="16492480" table:style-name="ce2">
            <text:p>16492480</text:p>
          </table:table-cell>
          <table:table-cell office:value-type="float" office:value="16949982" table:style-name="ce2">
            <text:p>16949982</text:p>
          </table:table-cell>
          <table:table-cell office:value-type="float" office:value="17340464" table:style-name="ce2">
            <text:p>17340464</text:p>
          </table:table-cell>
          <table:table-cell office:value-type="float" office:value="17734506" table:style-name="ce2">
            <text:p>17734506</text:p>
          </table:table-cell>
          <table:table-cell office:value-type="float" office:value="18129653" table:style-name="ce2">
            <text:p>18129653</text:p>
          </table:table-cell>
          <table:table-cell office:value-type="float" office:value="18537729" table:style-name="ce2">
            <text:p>18537729</text:p>
          </table:table-cell>
          <table:table-cell office:value-type="float" office:value="18958338" table:style-name="ce2">
            <text:p>18958338</text:p>
          </table:table-cell>
          <table:table-cell office:value-type="float" office:value="19392475" table:style-name="ce2">
            <text:p>19392475</text:p>
          </table:table-cell>
          <table:table-cell office:value-type="float" office:value="19840313" table:style-name="ce2">
            <text:p>19840313</text:p>
          </table:table-cell>
          <table:table-cell office:value-type="float" office:value="20304569" table:style-name="ce2">
            <text:p>20304569</text:p>
          </table:table-cell>
          <table:table-cell office:value-type="float" office:value="20787087" table:style-name="ce2">
            <text:p>20787087</text:p>
          </table:table-cell>
          <table:table-cell office:value-type="float" office:value="21287635" table:style-name="ce2">
            <text:p>21287635</text:p>
          </table:table-cell>
          <table:table-cell office:value-type="float" office:value="21819036" table:style-name="ce2">
            <text:p>21819036</text:p>
          </table:table-cell>
          <table:table-cell office:value-type="float" office:value="22391745" table:style-name="ce2">
            <text:p>22391745</text:p>
          </table:table-cell>
          <table:table-cell office:value-type="float" office:value="22999235" table:style-name="ce2">
            <text:p>22999235</text:p>
          </table:table-cell>
          <table:table-cell office:value-type="float" office:value="23649039" table:style-name="ce2">
            <text:p>23649039</text:p>
          </table:table-cell>
          <table:table-cell office:value-type="float" office:value="24337846" table:style-name="ce2">
            <text:p>24337846</text:p>
          </table:table-cell>
          <table:table-cell office:value-type="float" office:value="25051611" table:style-name="ce2">
            <text:p>25051611</text:p>
          </table:table-cell>
          <table:table-cell office:value-type="float" office:value="25788475" table:style-name="ce2">
            <text:p>25788475</text:p>
          </table:table-cell>
          <table:table-cell office:value-type="float" office:value="26547572" table:style-name="ce2">
            <text:p>26547572</text:p>
          </table:table-cell>
          <table:table-cell office:value-type="float" office:value="27337105" table:style-name="ce2">
            <text:p>27337105</text:p>
          </table:table-cell>
          <table:table-cell office:value-type="float" office:value="28166393" table:style-name="ce2">
            <text:p>28166393</text:p>
          </table:table-cell>
          <table:table-cell office:value-type="float" office:value="29018644" table:style-name="ce2">
            <text:p>29018644</text:p>
          </table:table-cell>
          <table:table-cell office:value-type="float" office:value="29884380" table:style-name="ce2">
            <text:p>29884380</text:p>
          </table:table-cell>
          <table:table-cell office:value-type="float" office:value="30783688" table:style-name="ce2">
            <text:p>30783688</text:p>
          </table:table-cell>
          <table:table-cell office:value-type="float" office:value="31707800" table:style-name="ce2">
            <text:p>31707800</text:p>
          </table:table-cell>
          <table:table-cell office:value-type="float" office:value="32656246" table:style-name="ce2">
            <text:p>32656246</text:p>
          </table:table-cell>
          <table:table-cell office:value-type="float" office:value="33635160" table:style-name="ce2">
            <text:p>33635160</text:p>
          </table:table-cell>
          <table:table-cell office:value-type="float" office:value="34631766" table:style-name="ce2">
            <text:p>3463176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Mauritania</text:p>
          </table:table-cell>
          <table:table-cell office:value-type="string" table:style-name="ce2">
            <text:p>MRT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824298" table:style-name="ce2">
            <text:p>824298</text:p>
          </table:table-cell>
          <table:table-cell office:value-type="float" office:value="846167" table:style-name="ce2">
            <text:p>846167</text:p>
          </table:table-cell>
          <table:table-cell office:value-type="float" office:value="869184" table:style-name="ce2">
            <text:p>869184</text:p>
          </table:table-cell>
          <table:table-cell office:value-type="float" office:value="893423" table:style-name="ce2">
            <text:p>893423</text:p>
          </table:table-cell>
          <table:table-cell office:value-type="float" office:value="918955" table:style-name="ce2">
            <text:p>918955</text:p>
          </table:table-cell>
          <table:table-cell office:value-type="float" office:value="945838" table:style-name="ce2">
            <text:p>945838</text:p>
          </table:table-cell>
          <table:table-cell office:value-type="float" office:value="974157" table:style-name="ce2">
            <text:p>974157</text:p>
          </table:table-cell>
          <table:table-cell office:value-type="float" office:value="1003843" table:style-name="ce2">
            <text:p>1003843</text:p>
          </table:table-cell>
          <table:table-cell office:value-type="float" office:value="1034739" table:style-name="ce2">
            <text:p>1034739</text:p>
          </table:table-cell>
          <table:table-cell office:value-type="float" office:value="1066754" table:style-name="ce2">
            <text:p>1066754</text:p>
          </table:table-cell>
          <table:table-cell office:value-type="float" office:value="1099806" table:style-name="ce2">
            <text:p>1099806</text:p>
          </table:table-cell>
          <table:table-cell office:value-type="float" office:value="1133702" table:style-name="ce2">
            <text:p>1133702</text:p>
          </table:table-cell>
          <table:table-cell office:value-type="float" office:value="1168355" table:style-name="ce2">
            <text:p>1168355</text:p>
          </table:table-cell>
          <table:table-cell office:value-type="float" office:value="1203838" table:style-name="ce2">
            <text:p>1203838</text:p>
          </table:table-cell>
          <table:table-cell office:value-type="float" office:value="1240188" table:style-name="ce2">
            <text:p>1240188</text:p>
          </table:table-cell>
          <table:table-cell office:value-type="float" office:value="1277330" table:style-name="ce2">
            <text:p>1277330</text:p>
          </table:table-cell>
          <table:table-cell office:value-type="float" office:value="1315336" table:style-name="ce2">
            <text:p>1315336</text:p>
          </table:table-cell>
          <table:table-cell office:value-type="float" office:value="1353768" table:style-name="ce2">
            <text:p>1353768</text:p>
          </table:table-cell>
          <table:table-cell office:value-type="float" office:value="1392713" table:style-name="ce2">
            <text:p>1392713</text:p>
          </table:table-cell>
          <table:table-cell office:value-type="float" office:value="1432758" table:style-name="ce2">
            <text:p>1432758</text:p>
          </table:table-cell>
          <table:table-cell office:value-type="float" office:value="1474043" table:style-name="ce2">
            <text:p>1474043</text:p>
          </table:table-cell>
          <table:table-cell office:value-type="float" office:value="1516877" table:style-name="ce2">
            <text:p>1516877</text:p>
          </table:table-cell>
          <table:table-cell office:value-type="float" office:value="1561176" table:style-name="ce2">
            <text:p>1561176</text:p>
          </table:table-cell>
          <table:table-cell office:value-type="float" office:value="1606746" table:style-name="ce2">
            <text:p>1606746</text:p>
          </table:table-cell>
          <table:table-cell office:value-type="float" office:value="1653693" table:style-name="ce2">
            <text:p>1653693</text:p>
          </table:table-cell>
          <table:table-cell office:value-type="float" office:value="1702107" table:style-name="ce2">
            <text:p>1702107</text:p>
          </table:table-cell>
          <table:table-cell office:value-type="float" office:value="1751835" table:style-name="ce2">
            <text:p>1751835</text:p>
          </table:table-cell>
          <table:table-cell office:value-type="float" office:value="1803014" table:style-name="ce2">
            <text:p>1803014</text:p>
          </table:table-cell>
          <table:table-cell office:value-type="float" office:value="1855859" table:style-name="ce2">
            <text:p>1855859</text:p>
          </table:table-cell>
          <table:table-cell office:value-type="float" office:value="1903048" table:style-name="ce2">
            <text:p>1903048</text:p>
          </table:table-cell>
          <table:table-cell office:value-type="float" office:value="1951878" table:style-name="ce2">
            <text:p>1951878</text:p>
          </table:table-cell>
          <table:table-cell office:value-type="float" office:value="2009738" table:style-name="ce2">
            <text:p>2009738</text:p>
          </table:table-cell>
          <table:table-cell office:value-type="float" office:value="2088135" table:style-name="ce2">
            <text:p>2088135</text:p>
          </table:table-cell>
          <table:table-cell office:value-type="float" office:value="2174328" table:style-name="ce2">
            <text:p>2174328</text:p>
          </table:table-cell>
          <table:table-cell office:value-type="float" office:value="2249454" table:style-name="ce2">
            <text:p>2249454</text:p>
          </table:table-cell>
          <table:table-cell office:value-type="float" office:value="2312017" table:style-name="ce2">
            <text:p>2312017</text:p>
          </table:table-cell>
          <table:table-cell office:value-type="float" office:value="2358188" table:style-name="ce2">
            <text:p>2358188</text:p>
          </table:table-cell>
          <table:table-cell office:value-type="float" office:value="2411306" table:style-name="ce2">
            <text:p>2411306</text:p>
          </table:table-cell>
          <table:table-cell office:value-type="float" office:value="2474651" table:style-name="ce2">
            <text:p>2474651</text:p>
          </table:table-cell>
          <table:table-cell office:value-type="float" office:value="2541698" table:style-name="ce2">
            <text:p>2541698</text:p>
          </table:table-cell>
          <table:table-cell office:value-type="float" office:value="2613441" table:style-name="ce2">
            <text:p>2613441</text:p>
          </table:table-cell>
          <table:table-cell office:value-type="float" office:value="2678760" table:style-name="ce2">
            <text:p>2678760</text:p>
          </table:table-cell>
          <table:table-cell office:value-type="float" office:value="2738655" table:style-name="ce2">
            <text:p>2738655</text:p>
          </table:table-cell>
          <table:table-cell office:value-type="float" office:value="2802046" table:style-name="ce2">
            <text:p>2802046</text:p>
          </table:table-cell>
          <table:table-cell office:value-type="float" office:value="2868664" table:style-name="ce2">
            <text:p>2868664</text:p>
          </table:table-cell>
          <table:table-cell office:value-type="float" office:value="2939059" table:style-name="ce2">
            <text:p>2939059</text:p>
          </table:table-cell>
          <table:table-cell office:value-type="float" office:value="3013660" table:style-name="ce2">
            <text:p>3013660</text:p>
          </table:table-cell>
          <table:table-cell office:value-type="float" office:value="3093059" table:style-name="ce2">
            <text:p>3093059</text:p>
          </table:table-cell>
          <table:table-cell office:value-type="float" office:value="3183269" table:style-name="ce2">
            <text:p>3183269</text:p>
          </table:table-cell>
          <table:table-cell office:value-type="float" office:value="3284448" table:style-name="ce2">
            <text:p>3284448</text:p>
          </table:table-cell>
          <table:table-cell office:value-type="float" office:value="3390965" table:style-name="ce2">
            <text:p>3390965</text:p>
          </table:table-cell>
          <table:table-cell office:value-type="float" office:value="3502811" table:style-name="ce2">
            <text:p>3502811</text:p>
          </table:table-cell>
          <table:table-cell office:value-type="float" office:value="3619034" table:style-name="ce2">
            <text:p>3619034</text:p>
          </table:table-cell>
          <table:table-cell office:value-type="float" office:value="3734318" table:style-name="ce2">
            <text:p>3734318</text:p>
          </table:table-cell>
          <table:table-cell office:value-type="float" office:value="3848514" table:style-name="ce2">
            <text:p>3848514</text:p>
          </table:table-cell>
          <table:table-cell office:value-type="float" office:value="3965959" table:style-name="ce2">
            <text:p>3965959</text:p>
          </table:table-cell>
          <table:table-cell office:value-type="float" office:value="4086657" table:style-name="ce2">
            <text:p>4086657</text:p>
          </table:table-cell>
          <table:table-cell office:value-type="float" office:value="4210600" table:style-name="ce2">
            <text:p>4210600</text:p>
          </table:table-cell>
          <table:table-cell office:value-type="float" office:value="4337685" table:style-name="ce2">
            <text:p>4337685</text:p>
          </table:table-cell>
          <table:table-cell office:value-type="float" office:value="4467708" table:style-name="ce2">
            <text:p>4467708</text:p>
          </table:table-cell>
          <table:table-cell office:value-type="float" office:value="4600131" table:style-name="ce2">
            <text:p>4600131</text:p>
          </table:table-cell>
          <table:table-cell office:value-type="float" office:value="4734874" table:style-name="ce2">
            <text:p>4734874</text:p>
          </table:table-cell>
          <table:table-cell office:value-type="float" office:value="4875637" table:style-name="ce2">
            <text:p>4875637</text:p>
          </table:table-cell>
          <table:table-cell office:value-type="float" office:value="5022441" table:style-name="ce2">
            <text:p>5022441</text:p>
          </table:table-cell>
          <table:table-cell office:value-type="float" office:value="5169395" table:style-name="ce2">
            <text:p>5169395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Mauritius</text:p>
          </table:table-cell>
          <table:table-cell office:value-type="string" table:style-name="ce2">
            <text:p>MUS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680331" table:style-name="ce2">
            <text:p>680331</text:p>
          </table:table-cell>
          <table:table-cell office:value-type="float" office:value="680757" table:style-name="ce2">
            <text:p>680757</text:p>
          </table:table-cell>
          <table:table-cell office:value-type="float" office:value="700349" table:style-name="ce2">
            <text:p>700349</text:p>
          </table:table-cell>
          <table:table-cell office:value-type="float" office:value="718861" table:style-name="ce2">
            <text:p>718861</text:p>
          </table:table-cell>
          <table:table-cell office:value-type="float" office:value="736381" table:style-name="ce2">
            <text:p>736381</text:p>
          </table:table-cell>
          <table:table-cell office:value-type="float" office:value="753000" table:style-name="ce2">
            <text:p>753000</text:p>
          </table:table-cell>
          <table:table-cell office:value-type="float" office:value="768813" table:style-name="ce2">
            <text:p>768813</text:p>
          </table:table-cell>
          <table:table-cell office:value-type="float" office:value="783917" table:style-name="ce2">
            <text:p>783917</text:p>
          </table:table-cell>
          <table:table-cell office:value-type="float" office:value="798413" table:style-name="ce2">
            <text:p>798413</text:p>
          </table:table-cell>
          <table:table-cell office:value-type="float" office:value="812405" table:style-name="ce2">
            <text:p>812405</text:p>
          </table:table-cell>
          <table:table-cell office:value-type="float" office:value="826000" table:style-name="ce2">
            <text:p>826000</text:p>
          </table:table-cell>
          <table:table-cell office:value-type="float" office:value="839230" table:style-name="ce2">
            <text:p>839230</text:p>
          </table:table-cell>
          <table:table-cell office:value-type="float" office:value="852053" table:style-name="ce2">
            <text:p>852053</text:p>
          </table:table-cell>
          <table:table-cell office:value-type="float" office:value="864819" table:style-name="ce2">
            <text:p>864819</text:p>
          </table:table-cell>
          <table:table-cell office:value-type="float" office:value="878042" table:style-name="ce2">
            <text:p>878042</text:p>
          </table:table-cell>
          <table:table-cell office:value-type="float" office:value="892000" table:style-name="ce2">
            <text:p>892000</text:p>
          </table:table-cell>
          <table:table-cell office:value-type="float" office:value="906507" table:style-name="ce2">
            <text:p>906507</text:p>
          </table:table-cell>
          <table:table-cell office:value-type="float" office:value="921379" table:style-name="ce2">
            <text:p>921379</text:p>
          </table:table-cell>
          <table:table-cell office:value-type="float" office:value="933499" table:style-name="ce2">
            <text:p>933499</text:p>
          </table:table-cell>
          <table:table-cell office:value-type="float" office:value="949888" table:style-name="ce2">
            <text:p>949888</text:p>
          </table:table-cell>
          <table:table-cell office:value-type="float" office:value="966039" table:style-name="ce2">
            <text:p>966039</text:p>
          </table:table-cell>
          <table:table-cell office:value-type="float" office:value="980462" table:style-name="ce2">
            <text:p>980462</text:p>
          </table:table-cell>
          <table:table-cell office:value-type="float" office:value="992521" table:style-name="ce2">
            <text:p>992521</text:p>
          </table:table-cell>
          <table:table-cell office:value-type="float" office:value="1001691" table:style-name="ce2">
            <text:p>1001691</text:p>
          </table:table-cell>
          <table:table-cell office:value-type="float" office:value="1012221" table:style-name="ce2">
            <text:p>1012221</text:p>
          </table:table-cell>
          <table:table-cell office:value-type="float" office:value="1020528" table:style-name="ce2">
            <text:p>1020528</text:p>
          </table:table-cell>
          <table:table-cell office:value-type="float" office:value="1028360" table:style-name="ce2">
            <text:p>1028360</text:p>
          </table:table-cell>
          <table:table-cell office:value-type="float" office:value="1036082" table:style-name="ce2">
            <text:p>1036082</text:p>
          </table:table-cell>
          <table:table-cell office:value-type="float" office:value="1043239" table:style-name="ce2">
            <text:p>1043239</text:p>
          </table:table-cell>
          <table:table-cell office:value-type="float" office:value="1051260" table:style-name="ce2">
            <text:p>1051260</text:p>
          </table:table-cell>
          <table:table-cell office:value-type="float" office:value="1058775" table:style-name="ce2">
            <text:p>1058775</text:p>
          </table:table-cell>
          <table:table-cell office:value-type="float" office:value="1070266" table:style-name="ce2">
            <text:p>1070266</text:p>
          </table:table-cell>
          <table:table-cell office:value-type="float" office:value="1084441" table:style-name="ce2">
            <text:p>1084441</text:p>
          </table:table-cell>
          <table:table-cell office:value-type="float" office:value="1097374" table:style-name="ce2">
            <text:p>1097374</text:p>
          </table:table-cell>
          <table:table-cell office:value-type="float" office:value="1112846" table:style-name="ce2">
            <text:p>1112846</text:p>
          </table:table-cell>
          <table:table-cell office:value-type="float" office:value="1122457" table:style-name="ce2">
            <text:p>1122457</text:p>
          </table:table-cell>
          <table:table-cell office:value-type="float" office:value="1133996" table:style-name="ce2">
            <text:p>1133996</text:p>
          </table:table-cell>
          <table:table-cell office:value-type="float" office:value="1148284" table:style-name="ce2">
            <text:p>1148284</text:p>
          </table:table-cell>
          <table:table-cell office:value-type="float" office:value="1160421" table:style-name="ce2">
            <text:p>1160421</text:p>
          </table:table-cell>
          <table:table-cell office:value-type="float" office:value="1175267" table:style-name="ce2">
            <text:p>1175267</text:p>
          </table:table-cell>
          <table:table-cell office:value-type="float" office:value="1186873" table:style-name="ce2">
            <text:p>1186873</text:p>
          </table:table-cell>
          <table:table-cell office:value-type="float" office:value="1196287" table:style-name="ce2">
            <text:p>1196287</text:p>
          </table:table-cell>
          <table:table-cell office:value-type="float" office:value="1204621" table:style-name="ce2">
            <text:p>1204621</text:p>
          </table:table-cell>
          <table:table-cell office:value-type="float" office:value="1213370" table:style-name="ce2">
            <text:p>1213370</text:p>
          </table:table-cell>
          <table:table-cell office:value-type="float" office:value="1221003" table:style-name="ce2">
            <text:p>1221003</text:p>
          </table:table-cell>
          <table:table-cell office:value-type="float" office:value="1228254" table:style-name="ce2">
            <text:p>1228254</text:p>
          </table:table-cell>
          <table:table-cell office:value-type="float" office:value="1233996" table:style-name="ce2">
            <text:p>1233996</text:p>
          </table:table-cell>
          <table:table-cell office:value-type="float" office:value="1239630" table:style-name="ce2">
            <text:p>1239630</text:p>
          </table:table-cell>
          <table:table-cell office:value-type="float" office:value="1244121" table:style-name="ce2">
            <text:p>1244121</text:p>
          </table:table-cell>
          <table:table-cell office:value-type="float" office:value="1247429" table:style-name="ce2">
            <text:p>1247429</text:p>
          </table:table-cell>
          <table:table-cell office:value-type="float" office:value="1250400" table:style-name="ce2">
            <text:p>1250400</text:p>
          </table:table-cell>
          <table:table-cell office:value-type="float" office:value="1252404" table:style-name="ce2">
            <text:p>1252404</text:p>
          </table:table-cell>
          <table:table-cell office:value-type="float" office:value="1255882" table:style-name="ce2">
            <text:p>1255882</text:p>
          </table:table-cell>
          <table:table-cell office:value-type="float" office:value="1258927" table:style-name="ce2">
            <text:p>1258927</text:p>
          </table:table-cell>
          <table:table-cell office:value-type="float" office:value="1261208" table:style-name="ce2">
            <text:p>1261208</text:p>
          </table:table-cell>
          <table:table-cell office:value-type="float" office:value="1262879" table:style-name="ce2">
            <text:p>1262879</text:p>
          </table:table-cell>
          <table:table-cell office:value-type="float" office:value="1263747" table:style-name="ce2">
            <text:p>1263747</text:p>
          </table:table-cell>
          <table:table-cell office:value-type="float" office:value="1264887" table:style-name="ce2">
            <text:p>1264887</text:p>
          </table:table-cell>
          <table:table-cell office:value-type="float" office:value="1265577" table:style-name="ce2">
            <text:p>1265577</text:p>
          </table:table-cell>
          <table:table-cell office:value-type="float" office:value="1265985" table:style-name="ce2">
            <text:p>1265985</text:p>
          </table:table-cell>
          <table:table-cell office:value-type="float" office:value="1266014" table:style-name="ce2">
            <text:p>1266014</text:p>
          </table:table-cell>
          <table:table-cell office:value-type="float" office:value="1266334" table:style-name="ce2">
            <text:p>1266334</text:p>
          </table:table-cell>
          <table:table-cell office:value-type="float" office:value="1262523" table:style-name="ce2">
            <text:p>1262523</text:p>
          </table:table-cell>
          <table:table-cell office:value-type="float" office:value="1248647" table:style-name="ce2">
            <text:p>1248647</text:p>
          </table:table-cell>
          <table:table-cell office:value-type="float" office:value="1245779" table:style-name="ce2">
            <text:p>1245779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Malawi</text:p>
          </table:table-cell>
          <table:table-cell office:value-type="string" table:style-name="ce2">
            <text:p>MWI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628134" table:style-name="ce2">
            <text:p>3628134</text:p>
          </table:table-cell>
          <table:table-cell office:value-type="float" office:value="3715534" table:style-name="ce2">
            <text:p>3715534</text:p>
          </table:table-cell>
          <table:table-cell office:value-type="float" office:value="3806307" table:style-name="ce2">
            <text:p>3806307</text:p>
          </table:table-cell>
          <table:table-cell office:value-type="float" office:value="3900506" table:style-name="ce2">
            <text:p>3900506</text:p>
          </table:table-cell>
          <table:table-cell office:value-type="float" office:value="3997305" table:style-name="ce2">
            <text:p>3997305</text:p>
          </table:table-cell>
          <table:table-cell office:value-type="float" office:value="4096157" table:style-name="ce2">
            <text:p>4096157</text:p>
          </table:table-cell>
          <table:table-cell office:value-type="float" office:value="4197926" table:style-name="ce2">
            <text:p>4197926</text:p>
          </table:table-cell>
          <table:table-cell office:value-type="float" office:value="4303012" table:style-name="ce2">
            <text:p>4303012</text:p>
          </table:table-cell>
          <table:table-cell office:value-type="float" office:value="4411054" table:style-name="ce2">
            <text:p>4411054</text:p>
          </table:table-cell>
          <table:table-cell office:value-type="float" office:value="4521184" table:style-name="ce2">
            <text:p>4521184</text:p>
          </table:table-cell>
          <table:table-cell office:value-type="float" office:value="4633944" table:style-name="ce2">
            <text:p>4633944</text:p>
          </table:table-cell>
          <table:table-cell office:value-type="float" office:value="4751434" table:style-name="ce2">
            <text:p>4751434</text:p>
          </table:table-cell>
          <table:table-cell office:value-type="float" office:value="4874475" table:style-name="ce2">
            <text:p>4874475</text:p>
          </table:table-cell>
          <table:table-cell office:value-type="float" office:value="5003938" table:style-name="ce2">
            <text:p>5003938</text:p>
          </table:table-cell>
          <table:table-cell office:value-type="float" office:value="5141337" table:style-name="ce2">
            <text:p>5141337</text:p>
          </table:table-cell>
          <table:table-cell office:value-type="float" office:value="5287367" table:style-name="ce2">
            <text:p>5287367</text:p>
          </table:table-cell>
          <table:table-cell office:value-type="float" office:value="5443384" table:style-name="ce2">
            <text:p>5443384</text:p>
          </table:table-cell>
          <table:table-cell office:value-type="float" office:value="5614983" table:style-name="ce2">
            <text:p>5614983</text:p>
          </table:table-cell>
          <table:table-cell office:value-type="float" office:value="5810132" table:style-name="ce2">
            <text:p>5810132</text:p>
          </table:table-cell>
          <table:table-cell office:value-type="float" office:value="6028749" table:style-name="ce2">
            <text:p>6028749</text:p>
          </table:table-cell>
          <table:table-cell office:value-type="float" office:value="6265529" table:style-name="ce2">
            <text:p>6265529</text:p>
          </table:table-cell>
          <table:table-cell office:value-type="float" office:value="6516454" table:style-name="ce2">
            <text:p>6516454</text:p>
          </table:table-cell>
          <table:table-cell office:value-type="float" office:value="6778879" table:style-name="ce2">
            <text:p>6778879</text:p>
          </table:table-cell>
          <table:table-cell office:value-type="float" office:value="7051709" table:style-name="ce2">
            <text:p>7051709</text:p>
          </table:table-cell>
          <table:table-cell office:value-type="float" office:value="7332810" table:style-name="ce2">
            <text:p>7332810</text:p>
          </table:table-cell>
          <table:table-cell office:value-type="float" office:value="7620508" table:style-name="ce2">
            <text:p>7620508</text:p>
          </table:table-cell>
          <table:table-cell office:value-type="float" office:value="7906480" table:style-name="ce2">
            <text:p>7906480</text:p>
          </table:table-cell>
          <table:table-cell office:value-type="float" office:value="8293174" table:style-name="ce2">
            <text:p>8293174</text:p>
          </table:table-cell>
          <table:table-cell office:value-type="float" office:value="8753262" table:style-name="ce2">
            <text:p>8753262</text:p>
          </table:table-cell>
          <table:table-cell office:value-type="float" office:value="9176220" table:style-name="ce2">
            <text:p>9176220</text:p>
          </table:table-cell>
          <table:table-cell office:value-type="float" office:value="9545852" table:style-name="ce2">
            <text:p>9545852</text:p>
          </table:table-cell>
          <table:table-cell office:value-type="float" office:value="9844227" table:style-name="ce2">
            <text:p>9844227</text:p>
          </table:table-cell>
          <table:table-cell office:value-type="float" office:value="10135079" table:style-name="ce2">
            <text:p>10135079</text:p>
          </table:table-cell>
          <table:table-cell office:value-type="float" office:value="10284024" table:style-name="ce2">
            <text:p>10284024</text:p>
          </table:table-cell>
          <table:table-cell office:value-type="float" office:value="10164894" table:style-name="ce2">
            <text:p>10164894</text:p>
          </table:table-cell>
          <table:table-cell office:value-type="float" office:value="10150117" table:style-name="ce2">
            <text:p>10150117</text:p>
          </table:table-cell>
          <table:table-cell office:value-type="float" office:value="10352228" table:style-name="ce2">
            <text:p>10352228</text:p>
          </table:table-cell>
          <table:table-cell office:value-type="float" office:value="10562035" table:style-name="ce2">
            <text:p>10562035</text:p>
          </table:table-cell>
          <table:table-cell office:value-type="float" office:value="10792876" table:style-name="ce2">
            <text:p>10792876</text:p>
          </table:table-cell>
          <table:table-cell office:value-type="float" office:value="11047804" table:style-name="ce2">
            <text:p>11047804</text:p>
          </table:table-cell>
          <table:table-cell office:value-type="float" office:value="11315942" table:style-name="ce2">
            <text:p>11315942</text:p>
          </table:table-cell>
          <table:table-cell office:value-type="float" office:value="11593058" table:style-name="ce2">
            <text:p>11593058</text:p>
          </table:table-cell>
          <table:table-cell office:value-type="float" office:value="11880440" table:style-name="ce2">
            <text:p>11880440</text:p>
          </table:table-cell>
          <table:table-cell office:value-type="float" office:value="12181574" table:style-name="ce2">
            <text:p>12181574</text:p>
          </table:table-cell>
          <table:table-cell office:value-type="float" office:value="12500737" table:style-name="ce2">
            <text:p>12500737</text:p>
          </table:table-cell>
          <table:table-cell office:value-type="float" office:value="12840031" table:style-name="ce2">
            <text:p>12840031</text:p>
          </table:table-cell>
          <table:table-cell office:value-type="float" office:value="13198701" table:style-name="ce2">
            <text:p>13198701</text:p>
          </table:table-cell>
          <table:table-cell office:value-type="float" office:value="13576343" table:style-name="ce2">
            <text:p>13576343</text:p>
          </table:table-cell>
          <table:table-cell office:value-type="float" office:value="13976417" table:style-name="ce2">
            <text:p>13976417</text:p>
          </table:table-cell>
          <table:table-cell office:value-type="float" office:value="14395788" table:style-name="ce2">
            <text:p>14395788</text:p>
          </table:table-cell>
          <table:table-cell office:value-type="float" office:value="14826463" table:style-name="ce2">
            <text:p>14826463</text:p>
          </table:table-cell>
          <table:table-cell office:value-type="float" office:value="15265022" table:style-name="ce2">
            <text:p>15265022</text:p>
          </table:table-cell>
          <table:table-cell office:value-type="float" office:value="15709577" table:style-name="ce2">
            <text:p>15709577</text:p>
          </table:table-cell>
          <table:table-cell office:value-type="float" office:value="16161816" table:style-name="ce2">
            <text:p>16161816</text:p>
          </table:table-cell>
          <table:table-cell office:value-type="float" office:value="16621538" table:style-name="ce2">
            <text:p>16621538</text:p>
          </table:table-cell>
          <table:table-cell office:value-type="float" office:value="17085587" table:style-name="ce2">
            <text:p>17085587</text:p>
          </table:table-cell>
          <table:table-cell office:value-type="float" office:value="17557739" table:style-name="ce2">
            <text:p>17557739</text:p>
          </table:table-cell>
          <table:table-cell office:value-type="float" office:value="18039715" table:style-name="ce2">
            <text:p>18039715</text:p>
          </table:table-cell>
          <table:table-cell office:value-type="float" office:value="18528081" table:style-name="ce2">
            <text:p>18528081</text:p>
          </table:table-cell>
          <table:table-cell office:value-type="float" office:value="19025752" table:style-name="ce2">
            <text:p>19025752</text:p>
          </table:table-cell>
          <table:table-cell office:value-type="float" office:value="19533888" table:style-name="ce2">
            <text:p>19533888</text:p>
          </table:table-cell>
          <table:table-cell office:value-type="float" office:value="20047258" table:style-name="ce2">
            <text:p>20047258</text:p>
          </table:table-cell>
          <table:table-cell office:value-type="float" office:value="20568728" table:style-name="ce2">
            <text:p>20568728</text:p>
          </table:table-cell>
          <table:table-cell office:value-type="float" office:value="21104482" table:style-name="ce2">
            <text:p>21104482</text:p>
          </table:table-cell>
          <table:table-cell office:value-type="float" office:value="21655286" table:style-name="ce2">
            <text:p>2165528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Malaysia</text:p>
          </table:table-cell>
          <table:table-cell office:value-type="string" table:style-name="ce2">
            <text:p>MYS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7956197" table:style-name="ce2">
            <text:p>7956197</text:p>
          </table:table-cell>
          <table:table-cell office:value-type="float" office:value="8164443" table:style-name="ce2">
            <text:p>8164443</text:p>
          </table:table-cell>
          <table:table-cell office:value-type="float" office:value="8380172" table:style-name="ce2">
            <text:p>8380172</text:p>
          </table:table-cell>
          <table:table-cell office:value-type="float" office:value="8602160" table:style-name="ce2">
            <text:p>8602160</text:p>
          </table:table-cell>
          <table:table-cell office:value-type="float" office:value="8828406" table:style-name="ce2">
            <text:p>8828406</text:p>
          </table:table-cell>
          <table:table-cell office:value-type="float" office:value="9056408" table:style-name="ce2">
            <text:p>9056408</text:p>
          </table:table-cell>
          <table:table-cell office:value-type="float" office:value="9284688" table:style-name="ce2">
            <text:p>9284688</text:p>
          </table:table-cell>
          <table:table-cell office:value-type="float" office:value="9507099" table:style-name="ce2">
            <text:p>9507099</text:p>
          </table:table-cell>
          <table:table-cell office:value-type="float" office:value="9725281" table:style-name="ce2">
            <text:p>9725281</text:p>
          </table:table-cell>
          <table:table-cell office:value-type="float" office:value="9947597" table:style-name="ce2">
            <text:p>9947597</text:p>
          </table:table-cell>
          <table:table-cell office:value-type="float" office:value="10178802" table:style-name="ce2">
            <text:p>10178802</text:p>
          </table:table-cell>
          <table:table-cell office:value-type="float" office:value="10423453" table:style-name="ce2">
            <text:p>10423453</text:p>
          </table:table-cell>
          <table:table-cell office:value-type="float" office:value="10676835" table:style-name="ce2">
            <text:p>10676835</text:p>
          </table:table-cell>
          <table:table-cell office:value-type="float" office:value="10935621" table:style-name="ce2">
            <text:p>10935621</text:p>
          </table:table-cell>
          <table:table-cell office:value-type="float" office:value="11200906" table:style-name="ce2">
            <text:p>11200906</text:p>
          </table:table-cell>
          <table:table-cell office:value-type="float" office:value="11471914" table:style-name="ce2">
            <text:p>11471914</text:p>
          </table:table-cell>
          <table:table-cell office:value-type="float" office:value="11750097" table:style-name="ce2">
            <text:p>11750097</text:p>
          </table:table-cell>
          <table:table-cell office:value-type="float" office:value="12035713" table:style-name="ce2">
            <text:p>12035713</text:p>
          </table:table-cell>
          <table:table-cell office:value-type="float" office:value="12328157" table:style-name="ce2">
            <text:p>12328157</text:p>
          </table:table-cell>
          <table:table-cell office:value-type="float" office:value="12627862" table:style-name="ce2">
            <text:p>12627862</text:p>
          </table:table-cell>
          <table:table-cell office:value-type="float" office:value="12983363" table:style-name="ce2">
            <text:p>12983363</text:p>
          </table:table-cell>
          <table:table-cell office:value-type="float" office:value="13399203" table:style-name="ce2">
            <text:p>13399203</text:p>
          </table:table-cell>
          <table:table-cell office:value-type="float" office:value="13832798" table:style-name="ce2">
            <text:p>13832798</text:p>
          </table:table-cell>
          <table:table-cell office:value-type="float" office:value="14285907" table:style-name="ce2">
            <text:p>14285907</text:p>
          </table:table-cell>
          <table:table-cell office:value-type="float" office:value="14759009" table:style-name="ce2">
            <text:p>14759009</text:p>
          </table:table-cell>
          <table:table-cell office:value-type="float" office:value="15252258" table:style-name="ce2">
            <text:p>15252258</text:p>
          </table:table-cell>
          <table:table-cell office:value-type="float" office:value="15760419" table:style-name="ce2">
            <text:p>15760419</text:p>
          </table:table-cell>
          <table:table-cell office:value-type="float" office:value="16276737" table:style-name="ce2">
            <text:p>16276737</text:p>
          </table:table-cell>
          <table:table-cell office:value-type="float" office:value="16796605" table:style-name="ce2">
            <text:p>16796605</text:p>
          </table:table-cell>
          <table:table-cell office:value-type="float" office:value="17314997" table:style-name="ce2">
            <text:p>17314997</text:p>
          </table:table-cell>
          <table:table-cell office:value-type="float" office:value="17833171" table:style-name="ce2">
            <text:p>17833171</text:p>
          </table:table-cell>
          <table:table-cell office:value-type="float" office:value="18342464" table:style-name="ce2">
            <text:p>18342464</text:p>
          </table:table-cell>
          <table:table-cell office:value-type="float" office:value="18834572" table:style-name="ce2">
            <text:p>18834572</text:p>
          </table:table-cell>
          <table:table-cell office:value-type="float" office:value="19322664" table:style-name="ce2">
            <text:p>19322664</text:p>
          </table:table-cell>
          <table:table-cell office:value-type="float" office:value="19820446" table:style-name="ce2">
            <text:p>19820446</text:p>
          </table:table-cell>
          <table:table-cell office:value-type="float" office:value="20330599" table:style-name="ce2">
            <text:p>20330599</text:p>
          </table:table-cell>
          <table:table-cell office:value-type="float" office:value="20850087" table:style-name="ce2">
            <text:p>20850087</text:p>
          </table:table-cell>
          <table:table-cell office:value-type="float" office:value="21375218" table:style-name="ce2">
            <text:p>21375218</text:p>
          </table:table-cell>
          <table:table-cell office:value-type="float" office:value="21906713" table:style-name="ce2">
            <text:p>21906713</text:p>
          </table:table-cell>
          <table:table-cell office:value-type="float" office:value="22435531" table:style-name="ce2">
            <text:p>22435531</text:p>
          </table:table-cell>
          <table:table-cell office:value-type="float" office:value="22967816" table:style-name="ce2">
            <text:p>22967816</text:p>
          </table:table-cell>
          <table:table-cell office:value-type="float" office:value="23526538" table:style-name="ce2">
            <text:p>23526538</text:p>
          </table:table-cell>
          <table:table-cell office:value-type="float" office:value="24102477" table:style-name="ce2">
            <text:p>24102477</text:p>
          </table:table-cell>
          <table:table-cell office:value-type="float" office:value="24679602" table:style-name="ce2">
            <text:p>24679602</text:p>
          </table:table-cell>
          <table:table-cell office:value-type="float" office:value="25256772" table:style-name="ce2">
            <text:p>25256772</text:p>
          </table:table-cell>
          <table:table-cell office:value-type="float" office:value="25836071" table:style-name="ce2">
            <text:p>25836071</text:p>
          </table:table-cell>
          <table:table-cell office:value-type="float" office:value="26417909" table:style-name="ce2">
            <text:p>26417909</text:p>
          </table:table-cell>
          <table:table-cell office:value-type="float" office:value="26998389" table:style-name="ce2">
            <text:p>26998389</text:p>
          </table:table-cell>
          <table:table-cell office:value-type="float" office:value="27570059" table:style-name="ce2">
            <text:p>27570059</text:p>
          </table:table-cell>
          <table:table-cell office:value-type="float" office:value="28124778" table:style-name="ce2">
            <text:p>28124778</text:p>
          </table:table-cell>
          <table:table-cell office:value-type="float" office:value="28655776" table:style-name="ce2">
            <text:p>28655776</text:p>
          </table:table-cell>
          <table:table-cell office:value-type="float" office:value="29162039" table:style-name="ce2">
            <text:p>29162039</text:p>
          </table:table-cell>
          <table:table-cell office:value-type="float" office:value="29662831" table:style-name="ce2">
            <text:p>29662831</text:p>
          </table:table-cell>
          <table:table-cell office:value-type="float" office:value="30174265" table:style-name="ce2">
            <text:p>30174265</text:p>
          </table:table-cell>
          <table:table-cell office:value-type="float" office:value="30696137" table:style-name="ce2">
            <text:p>30696137</text:p>
          </table:table-cell>
          <table:table-cell office:value-type="float" office:value="31232798" table:style-name="ce2">
            <text:p>31232798</text:p>
          </table:table-cell>
          <table:table-cell office:value-type="float" office:value="31789685" table:style-name="ce2">
            <text:p>31789685</text:p>
          </table:table-cell>
          <table:table-cell office:value-type="float" office:value="32355644" table:style-name="ce2">
            <text:p>32355644</text:p>
          </table:table-cell>
          <table:table-cell office:value-type="float" office:value="32910967" table:style-name="ce2">
            <text:p>32910967</text:p>
          </table:table-cell>
          <table:table-cell office:value-type="float" office:value="33440596" table:style-name="ce2">
            <text:p>33440596</text:p>
          </table:table-cell>
          <table:table-cell office:value-type="float" office:value="33889558" table:style-name="ce2">
            <text:p>33889558</text:p>
          </table:table-cell>
          <table:table-cell office:value-type="float" office:value="34282399" table:style-name="ce2">
            <text:p>34282399</text:p>
          </table:table-cell>
          <table:table-cell office:value-type="float" office:value="34695493" table:style-name="ce2">
            <text:p>34695493</text:p>
          </table:table-cell>
          <table:table-cell office:value-type="float" office:value="35126298" table:style-name="ce2">
            <text:p>35126298</text:p>
          </table:table-cell>
          <table:table-cell office:value-type="float" office:value="35557673" table:style-name="ce2">
            <text:p>3555767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North America</text:p>
          </table:table-cell>
          <table:table-cell office:value-type="string" table:style-name="ce2">
            <text:p>NAC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98622564" table:style-name="ce2">
            <text:p>198622564</text:p>
          </table:table-cell>
          <table:table-cell office:value-type="float" office:value="202005123" table:style-name="ce2">
            <text:p>202005123</text:p>
          </table:table-cell>
          <table:table-cell office:value-type="float" office:value="205196239" table:style-name="ce2">
            <text:p>205196239</text:p>
          </table:table-cell>
          <table:table-cell office:value-type="float" office:value="208251340" table:style-name="ce2">
            <text:p>208251340</text:p>
          </table:table-cell>
          <table:table-cell office:value-type="float" office:value="211260410" table:style-name="ce2">
            <text:p>211260410</text:p>
          </table:table-cell>
          <table:table-cell office:value-type="float" office:value="214028461" table:style-name="ce2">
            <text:p>214028461</text:p>
          </table:table-cell>
          <table:table-cell office:value-type="float" office:value="216656534" table:style-name="ce2">
            <text:p>216656534</text:p>
          </table:table-cell>
          <table:table-cell office:value-type="float" office:value="219173514" table:style-name="ce2">
            <text:p>219173514</text:p>
          </table:table-cell>
          <table:table-cell office:value-type="float" office:value="221500404" table:style-name="ce2">
            <text:p>221500404</text:p>
          </table:table-cell>
          <table:table-cell office:value-type="float" office:value="223756306" table:style-name="ce2">
            <text:p>223756306</text:p>
          </table:table-cell>
          <table:table-cell office:value-type="float" office:value="226428124" table:style-name="ce2">
            <text:p>226428124</text:p>
          </table:table-cell>
          <table:table-cell office:value-type="float" office:value="229675639" table:style-name="ce2">
            <text:p>229675639</text:p>
          </table:table-cell>
          <table:table-cell office:value-type="float" office:value="232167266" table:style-name="ce2">
            <text:p>232167266</text:p>
          </table:table-cell>
          <table:table-cell office:value-type="float" office:value="234453723" table:style-name="ce2">
            <text:p>234453723</text:p>
          </table:table-cell>
          <table:table-cell office:value-type="float" office:value="236715025" table:style-name="ce2">
            <text:p>236715025</text:p>
          </table:table-cell>
          <table:table-cell office:value-type="float" office:value="239169404" table:style-name="ce2">
            <text:p>239169404</text:p>
          </table:table-cell>
          <table:table-cell office:value-type="float" office:value="241538018" table:style-name="ce2">
            <text:p>241538018</text:p>
          </table:table-cell>
          <table:table-cell office:value-type="float" office:value="244018165" table:style-name="ce2">
            <text:p>244018165</text:p>
          </table:table-cell>
          <table:table-cell office:value-type="float" office:value="246601634" table:style-name="ce2">
            <text:p>246601634</text:p>
          </table:table-cell>
          <table:table-cell office:value-type="float" office:value="249310061" table:style-name="ce2">
            <text:p>249310061</text:p>
          </table:table-cell>
          <table:table-cell office:value-type="float" office:value="251794340" table:style-name="ce2">
            <text:p>251794340</text:p>
          </table:table-cell>
          <table:table-cell office:value-type="float" office:value="254339912" table:style-name="ce2">
            <text:p>254339912</text:p>
          </table:table-cell>
          <table:table-cell office:value-type="float" office:value="256835329" table:style-name="ce2">
            <text:p>256835329</text:p>
          </table:table-cell>
          <table:table-cell office:value-type="float" office:value="259213228" table:style-name="ce2">
            <text:p>259213228</text:p>
          </table:table-cell>
          <table:table-cell office:value-type="float" office:value="261487222" table:style-name="ce2">
            <text:p>261487222</text:p>
          </table:table-cell>
          <table:table-cell office:value-type="float" office:value="263821663" table:style-name="ce2">
            <text:p>263821663</text:p>
          </table:table-cell>
          <table:table-cell office:value-type="float" office:value="266289167" table:style-name="ce2">
            <text:p>266289167</text:p>
          </table:table-cell>
          <table:table-cell office:value-type="float" office:value="268791866" table:style-name="ce2">
            <text:p>268791866</text:p>
          </table:table-cell>
          <table:table-cell office:value-type="float" office:value="271347446" table:style-name="ce2">
            <text:p>271347446</text:p>
          </table:table-cell>
          <table:table-cell office:value-type="float" office:value="274152910" table:style-name="ce2">
            <text:p>274152910</text:p>
          </table:table-cell>
          <table:table-cell office:value-type="float" office:value="277371697" table:style-name="ce2">
            <text:p>277371697</text:p>
          </table:table-cell>
          <table:table-cell office:value-type="float" office:value="281076404" table:style-name="ce2">
            <text:p>281076404</text:p>
          </table:table-cell>
          <table:table-cell office:value-type="float" office:value="284943671" table:style-name="ce2">
            <text:p>284943671</text:p>
          </table:table-cell>
          <table:table-cell office:value-type="float" office:value="288662580" table:style-name="ce2">
            <text:p>288662580</text:p>
          </table:table-cell>
          <table:table-cell office:value-type="float" office:value="292185857" table:style-name="ce2">
            <text:p>292185857</text:p>
          </table:table-cell>
          <table:table-cell office:value-type="float" office:value="295639837" table:style-name="ce2">
            <text:p>295639837</text:p>
          </table:table-cell>
          <table:table-cell office:value-type="float" office:value="299064031" table:style-name="ce2">
            <text:p>299064031</text:p>
          </table:table-cell>
          <table:table-cell office:value-type="float" office:value="302623125" table:style-name="ce2">
            <text:p>302623125</text:p>
          </table:table-cell>
          <table:table-cell office:value-type="float" office:value="306069812" table:style-name="ce2">
            <text:p>306069812</text:p>
          </table:table-cell>
          <table:table-cell office:value-type="float" office:value="309502410" table:style-name="ce2">
            <text:p>309502410</text:p>
          </table:table-cell>
          <table:table-cell office:value-type="float" office:value="312909691" table:style-name="ce2">
            <text:p>312909691</text:p>
          </table:table-cell>
          <table:table-cell office:value-type="float" office:value="316051677" table:style-name="ce2">
            <text:p>316051677</text:p>
          </table:table-cell>
          <table:table-cell office:value-type="float" office:value="319046534" table:style-name="ce2">
            <text:p>319046534</text:p>
          </table:table-cell>
          <table:table-cell office:value-type="float" office:value="321812780" table:style-name="ce2">
            <text:p>321812780</text:p>
          </table:table-cell>
          <table:table-cell office:value-type="float" office:value="324806660" table:style-name="ce2">
            <text:p>324806660</text:p>
          </table:table-cell>
          <table:table-cell office:value-type="float" office:value="327822042" table:style-name="ce2">
            <text:p>327822042</text:p>
          </table:table-cell>
          <table:table-cell office:value-type="float" office:value="331013939" table:style-name="ce2">
            <text:p>331013939</text:p>
          </table:table-cell>
          <table:table-cell office:value-type="float" office:value="334183103" table:style-name="ce2">
            <text:p>334183103</text:p>
          </table:table-cell>
          <table:table-cell office:value-type="float" office:value="337404564" table:style-name="ce2">
            <text:p>337404564</text:p>
          </table:table-cell>
          <table:table-cell office:value-type="float" office:value="340465163" table:style-name="ce2">
            <text:p>340465163</text:p>
          </table:table-cell>
          <table:table-cell office:value-type="float" office:value="343447854" table:style-name="ce2">
            <text:p>343447854</text:p>
          </table:table-cell>
          <table:table-cell office:value-type="float" office:value="346242415" table:style-name="ce2">
            <text:p>346242415</text:p>
          </table:table-cell>
          <table:table-cell office:value-type="float" office:value="349116140" table:style-name="ce2">
            <text:p>349116140</text:p>
          </table:table-cell>
          <table:table-cell office:value-type="float" office:value="351870848" table:style-name="ce2">
            <text:p>351870848</text:p>
          </table:table-cell>
          <table:table-cell office:value-type="float" office:value="354755155" table:style-name="ce2">
            <text:p>354755155</text:p>
          </table:table-cell>
          <table:table-cell office:value-type="float" office:value="357583083" table:style-name="ce2">
            <text:p>357583083</text:p>
          </table:table-cell>
          <table:table-cell office:value-type="float" office:value="360527592" table:style-name="ce2">
            <text:p>360527592</text:p>
          </table:table-cell>
          <table:table-cell office:value-type="float" office:value="363217262" table:style-name="ce2">
            <text:p>363217262</text:p>
          </table:table-cell>
          <table:table-cell office:value-type="float" office:value="365666028" table:style-name="ce2">
            <text:p>365666028</text:p>
          </table:table-cell>
          <table:table-cell office:value-type="float" office:value="367908829" table:style-name="ce2">
            <text:p>367908829</text:p>
          </table:table-cell>
          <table:table-cell office:value-type="float" office:value="369670740" table:style-name="ce2">
            <text:p>369670740</text:p>
          </table:table-cell>
          <table:table-cell office:value-type="float" office:value="370404272" table:style-name="ce2">
            <text:p>370404272</text:p>
          </table:table-cell>
          <table:table-cell office:value-type="float" office:value="373018004" table:style-name="ce2">
            <text:p>373018004</text:p>
          </table:table-cell>
          <table:table-cell office:value-type="float" office:value="376954413" table:style-name="ce2">
            <text:p>376954413</text:p>
          </table:table-cell>
          <table:table-cell office:value-type="float" office:value="381464223" table:style-name="ce2">
            <text:p>38146422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Namibia</text:p>
          </table:table-cell>
          <table:table-cell office:value-type="string" table:style-name="ce2">
            <text:p>NAM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91465" table:style-name="ce2">
            <text:p>591465</text:p>
          </table:table-cell>
          <table:table-cell office:value-type="float" office:value="603067" table:style-name="ce2">
            <text:p>603067</text:p>
          </table:table-cell>
          <table:table-cell office:value-type="float" office:value="615759" table:style-name="ce2">
            <text:p>615759</text:p>
          </table:table-cell>
          <table:table-cell office:value-type="float" office:value="629589" table:style-name="ce2">
            <text:p>629589</text:p>
          </table:table-cell>
          <table:table-cell office:value-type="float" office:value="644530" table:style-name="ce2">
            <text:p>644530</text:p>
          </table:table-cell>
          <table:table-cell office:value-type="float" office:value="660558" table:style-name="ce2">
            <text:p>660558</text:p>
          </table:table-cell>
          <table:table-cell office:value-type="float" office:value="677655" table:style-name="ce2">
            <text:p>677655</text:p>
          </table:table-cell>
          <table:table-cell office:value-type="float" office:value="696045" table:style-name="ce2">
            <text:p>696045</text:p>
          </table:table-cell>
          <table:table-cell office:value-type="float" office:value="715542" table:style-name="ce2">
            <text:p>715542</text:p>
          </table:table-cell>
          <table:table-cell office:value-type="float" office:value="736120" table:style-name="ce2">
            <text:p>736120</text:p>
          </table:table-cell>
          <table:table-cell office:value-type="float" office:value="757868" table:style-name="ce2">
            <text:p>757868</text:p>
          </table:table-cell>
          <table:table-cell office:value-type="float" office:value="780584" table:style-name="ce2">
            <text:p>780584</text:p>
          </table:table-cell>
          <table:table-cell office:value-type="float" office:value="804399" table:style-name="ce2">
            <text:p>804399</text:p>
          </table:table-cell>
          <table:table-cell office:value-type="float" office:value="828928" table:style-name="ce2">
            <text:p>828928</text:p>
          </table:table-cell>
          <table:table-cell office:value-type="float" office:value="854320" table:style-name="ce2">
            <text:p>854320</text:p>
          </table:table-cell>
          <table:table-cell office:value-type="float" office:value="881032" table:style-name="ce2">
            <text:p>881032</text:p>
          </table:table-cell>
          <table:table-cell office:value-type="float" office:value="906566" table:style-name="ce2">
            <text:p>906566</text:p>
          </table:table-cell>
          <table:table-cell office:value-type="float" office:value="931104" table:style-name="ce2">
            <text:p>931104</text:p>
          </table:table-cell>
          <table:table-cell office:value-type="float" office:value="947269" table:style-name="ce2">
            <text:p>947269</text:p>
          </table:table-cell>
          <table:table-cell office:value-type="float" office:value="962825" table:style-name="ce2">
            <text:p>962825</text:p>
          </table:table-cell>
          <table:table-cell office:value-type="float" office:value="981434" table:style-name="ce2">
            <text:p>981434</text:p>
          </table:table-cell>
          <table:table-cell office:value-type="float" office:value="992500" table:style-name="ce2">
            <text:p>992500</text:p>
          </table:table-cell>
          <table:table-cell office:value-type="float" office:value="1010308" table:style-name="ce2">
            <text:p>1010308</text:p>
          </table:table-cell>
          <table:table-cell office:value-type="float" office:value="1037511" table:style-name="ce2">
            <text:p>1037511</text:p>
          </table:table-cell>
          <table:table-cell office:value-type="float" office:value="1065989" table:style-name="ce2">
            <text:p>1065989</text:p>
          </table:table-cell>
          <table:table-cell office:value-type="float" office:value="1096890" table:style-name="ce2">
            <text:p>1096890</text:p>
          </table:table-cell>
          <table:table-cell office:value-type="float" office:value="1131081" table:style-name="ce2">
            <text:p>1131081</text:p>
          </table:table-cell>
          <table:table-cell office:value-type="float" office:value="1167889" table:style-name="ce2">
            <text:p>1167889</text:p>
          </table:table-cell>
          <table:table-cell office:value-type="float" office:value="1209696" table:style-name="ce2">
            <text:p>1209696</text:p>
          </table:table-cell>
          <table:table-cell office:value-type="float" office:value="1288947" table:style-name="ce2">
            <text:p>1288947</text:p>
          </table:table-cell>
          <table:table-cell office:value-type="float" office:value="1369303" table:style-name="ce2">
            <text:p>1369303</text:p>
          </table:table-cell>
          <table:table-cell office:value-type="float" office:value="1415684" table:style-name="ce2">
            <text:p>1415684</text:p>
          </table:table-cell>
          <table:table-cell office:value-type="float" office:value="1461322" table:style-name="ce2">
            <text:p>1461322</text:p>
          </table:table-cell>
          <table:table-cell office:value-type="float" office:value="1508697" table:style-name="ce2">
            <text:p>1508697</text:p>
          </table:table-cell>
          <table:table-cell office:value-type="float" office:value="1556304" table:style-name="ce2">
            <text:p>1556304</text:p>
          </table:table-cell>
          <table:table-cell office:value-type="float" office:value="1602170" table:style-name="ce2">
            <text:p>1602170</text:p>
          </table:table-cell>
          <table:table-cell office:value-type="float" office:value="1646103" table:style-name="ce2">
            <text:p>1646103</text:p>
          </table:table-cell>
          <table:table-cell office:value-type="float" office:value="1689264" table:style-name="ce2">
            <text:p>1689264</text:p>
          </table:table-cell>
          <table:table-cell office:value-type="float" office:value="1732745" table:style-name="ce2">
            <text:p>1732745</text:p>
          </table:table-cell>
          <table:table-cell office:value-type="float" office:value="1776368" table:style-name="ce2">
            <text:p>1776368</text:p>
          </table:table-cell>
          <table:table-cell office:value-type="float" office:value="1818647" table:style-name="ce2">
            <text:p>1818647</text:p>
          </table:table-cell>
          <table:table-cell office:value-type="float" office:value="1857048" table:style-name="ce2">
            <text:p>1857048</text:p>
          </table:table-cell>
          <table:table-cell office:value-type="float" office:value="1889970" table:style-name="ce2">
            <text:p>1889970</text:p>
          </table:table-cell>
          <table:table-cell office:value-type="float" office:value="1917464" table:style-name="ce2">
            <text:p>1917464</text:p>
          </table:table-cell>
          <table:table-cell office:value-type="float" office:value="1942082" table:style-name="ce2">
            <text:p>1942082</text:p>
          </table:table-cell>
          <table:table-cell office:value-type="float" office:value="1966582" table:style-name="ce2">
            <text:p>1966582</text:p>
          </table:table-cell>
          <table:table-cell office:value-type="float" office:value="1991888" table:style-name="ce2">
            <text:p>1991888</text:p>
          </table:table-cell>
          <table:table-cell office:value-type="float" office:value="2018600" table:style-name="ce2">
            <text:p>2018600</text:p>
          </table:table-cell>
          <table:table-cell office:value-type="float" office:value="2047056" table:style-name="ce2">
            <text:p>2047056</text:p>
          </table:table-cell>
          <table:table-cell office:value-type="float" office:value="2077394" table:style-name="ce2">
            <text:p>2077394</text:p>
          </table:table-cell>
          <table:table-cell office:value-type="float" office:value="2109811" table:style-name="ce2">
            <text:p>2109811</text:p>
          </table:table-cell>
          <table:table-cell office:value-type="float" office:value="2146325" table:style-name="ce2">
            <text:p>2146325</text:p>
          </table:table-cell>
          <table:table-cell office:value-type="float" office:value="2194654" table:style-name="ce2">
            <text:p>2194654</text:p>
          </table:table-cell>
          <table:table-cell office:value-type="float" office:value="2252508" table:style-name="ce2">
            <text:p>2252508</text:p>
          </table:table-cell>
          <table:table-cell office:value-type="float" office:value="2312139" table:style-name="ce2">
            <text:p>2312139</text:p>
          </table:table-cell>
          <table:table-cell office:value-type="float" office:value="2374300" table:style-name="ce2">
            <text:p>2374300</text:p>
          </table:table-cell>
          <table:table-cell office:value-type="float" office:value="2439213" table:style-name="ce2">
            <text:p>2439213</text:p>
          </table:table-cell>
          <table:table-cell office:value-type="float" office:value="2506853" table:style-name="ce2">
            <text:p>2506853</text:p>
          </table:table-cell>
          <table:table-cell office:value-type="float" office:value="2577327" table:style-name="ce2">
            <text:p>2577327</text:p>
          </table:table-cell>
          <table:table-cell office:value-type="float" office:value="2650494" table:style-name="ce2">
            <text:p>2650494</text:p>
          </table:table-cell>
          <table:table-cell office:value-type="float" office:value="2728762" table:style-name="ce2">
            <text:p>2728762</text:p>
          </table:table-cell>
          <table:table-cell office:value-type="float" office:value="2810548" table:style-name="ce2">
            <text:p>2810548</text:p>
          </table:table-cell>
          <table:table-cell office:value-type="float" office:value="2889662" table:style-name="ce2">
            <text:p>2889662</text:p>
          </table:table-cell>
          <table:table-cell office:value-type="float" office:value="2963095" table:style-name="ce2">
            <text:p>2963095</text:p>
          </table:table-cell>
          <table:table-cell office:value-type="float" office:value="3030131" table:style-name="ce2">
            <text:p>303013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New Caledonia</text:p>
          </table:table-cell>
          <table:table-cell office:value-type="string" table:style-name="ce2">
            <text:p>NCL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79819" table:style-name="ce2">
            <text:p>79819</text:p>
          </table:table-cell>
          <table:table-cell office:value-type="float" office:value="82521" table:style-name="ce2">
            <text:p>82521</text:p>
          </table:table-cell>
          <table:table-cell office:value-type="float" office:value="85334" table:style-name="ce2">
            <text:p>85334</text:p>
          </table:table-cell>
          <table:table-cell office:value-type="float" office:value="88050" table:style-name="ce2">
            <text:p>88050</text:p>
          </table:table-cell>
          <table:table-cell office:value-type="float" office:value="90602" table:style-name="ce2">
            <text:p>90602</text:p>
          </table:table-cell>
          <table:table-cell office:value-type="float" office:value="93159" table:style-name="ce2">
            <text:p>93159</text:p>
          </table:table-cell>
          <table:table-cell office:value-type="float" office:value="95820" table:style-name="ce2">
            <text:p>95820</text:p>
          </table:table-cell>
          <table:table-cell office:value-type="float" office:value="98587" table:style-name="ce2">
            <text:p>98587</text:p>
          </table:table-cell>
          <table:table-cell office:value-type="float" office:value="101441" table:style-name="ce2">
            <text:p>101441</text:p>
          </table:table-cell>
          <table:table-cell office:value-type="float" office:value="104849" table:style-name="ce2">
            <text:p>104849</text:p>
          </table:table-cell>
          <table:table-cell office:value-type="float" office:value="109338" table:style-name="ce2">
            <text:p>109338</text:p>
          </table:table-cell>
          <table:table-cell office:value-type="float" office:value="114514" table:style-name="ce2">
            <text:p>114514</text:p>
          </table:table-cell>
          <table:table-cell office:value-type="float" office:value="119931" table:style-name="ce2">
            <text:p>119931</text:p>
          </table:table-cell>
          <table:table-cell office:value-type="float" office:value="125585" table:style-name="ce2">
            <text:p>125585</text:p>
          </table:table-cell>
          <table:table-cell office:value-type="float" office:value="131452" table:style-name="ce2">
            <text:p>131452</text:p>
          </table:table-cell>
          <table:table-cell office:value-type="float" office:value="137462" table:style-name="ce2">
            <text:p>137462</text:p>
          </table:table-cell>
          <table:table-cell office:value-type="float" office:value="142091" table:style-name="ce2">
            <text:p>142091</text:p>
          </table:table-cell>
          <table:table-cell office:value-type="float" office:value="144599" table:style-name="ce2">
            <text:p>144599</text:p>
          </table:table-cell>
          <table:table-cell office:value-type="float" office:value="146392" table:style-name="ce2">
            <text:p>146392</text:p>
          </table:table-cell>
          <table:table-cell office:value-type="float" office:value="148132" table:style-name="ce2">
            <text:p>148132</text:p>
          </table:table-cell>
          <table:table-cell office:value-type="float" office:value="149817" table:style-name="ce2">
            <text:p>149817</text:p>
          </table:table-cell>
          <table:table-cell office:value-type="float" office:value="151441" table:style-name="ce2">
            <text:p>151441</text:p>
          </table:table-cell>
          <table:table-cell office:value-type="float" office:value="153001" table:style-name="ce2">
            <text:p>153001</text:p>
          </table:table-cell>
          <table:table-cell office:value-type="float" office:value="155003" table:style-name="ce2">
            <text:p>155003</text:p>
          </table:table-cell>
          <table:table-cell office:value-type="float" office:value="157583" table:style-name="ce2">
            <text:p>157583</text:p>
          </table:table-cell>
          <table:table-cell office:value-type="float" office:value="160234" table:style-name="ce2">
            <text:p>160234</text:p>
          </table:table-cell>
          <table:table-cell office:value-type="float" office:value="162898" table:style-name="ce2">
            <text:p>162898</text:p>
          </table:table-cell>
          <table:table-cell office:value-type="float" office:value="165650" table:style-name="ce2">
            <text:p>165650</text:p>
          </table:table-cell>
          <table:table-cell office:value-type="float" office:value="168502" table:style-name="ce2">
            <text:p>168502</text:p>
          </table:table-cell>
          <table:table-cell office:value-type="float" office:value="172029" table:style-name="ce2">
            <text:p>172029</text:p>
          </table:table-cell>
          <table:table-cell office:value-type="float" office:value="176456" table:style-name="ce2">
            <text:p>176456</text:p>
          </table:table-cell>
          <table:table-cell office:value-type="float" office:value="181238" table:style-name="ce2">
            <text:p>181238</text:p>
          </table:table-cell>
          <table:table-cell office:value-type="float" office:value="186072" table:style-name="ce2">
            <text:p>186072</text:p>
          </table:table-cell>
          <table:table-cell office:value-type="float" office:value="190857" table:style-name="ce2">
            <text:p>190857</text:p>
          </table:table-cell>
          <table:table-cell office:value-type="float" office:value="195614" table:style-name="ce2">
            <text:p>195614</text:p>
          </table:table-cell>
          <table:table-cell office:value-type="float" office:value="200379" table:style-name="ce2">
            <text:p>200379</text:p>
          </table:table-cell>
          <table:table-cell office:value-type="float" office:value="205034" table:style-name="ce2">
            <text:p>205034</text:p>
          </table:table-cell>
          <table:table-cell office:value-type="float" office:value="209560" table:style-name="ce2">
            <text:p>209560</text:p>
          </table:table-cell>
          <table:table-cell office:value-type="float" office:value="214047" table:style-name="ce2">
            <text:p>214047</text:p>
          </table:table-cell>
          <table:table-cell office:value-type="float" office:value="218527" table:style-name="ce2">
            <text:p>218527</text:p>
          </table:table-cell>
          <table:table-cell office:value-type="float" office:value="223098" table:style-name="ce2">
            <text:p>223098</text:p>
          </table:table-cell>
          <table:table-cell office:value-type="float" office:value="227707" table:style-name="ce2">
            <text:p>227707</text:p>
          </table:table-cell>
          <table:table-cell office:value-type="float" office:value="232236" table:style-name="ce2">
            <text:p>232236</text:p>
          </table:table-cell>
          <table:table-cell office:value-type="float" office:value="236678" table:style-name="ce2">
            <text:p>236678</text:p>
          </table:table-cell>
          <table:table-cell office:value-type="float" office:value="240852" table:style-name="ce2">
            <text:p>240852</text:p>
          </table:table-cell>
          <table:table-cell office:value-type="float" office:value="244381" table:style-name="ce2">
            <text:p>244381</text:p>
          </table:table-cell>
          <table:table-cell office:value-type="float" office:value="247547" table:style-name="ce2">
            <text:p>247547</text:p>
          </table:table-cell>
          <table:table-cell office:value-type="float" office:value="250725" table:style-name="ce2">
            <text:p>250725</text:p>
          </table:table-cell>
          <table:table-cell office:value-type="float" office:value="253825" table:style-name="ce2">
            <text:p>253825</text:p>
          </table:table-cell>
          <table:table-cell office:value-type="float" office:value="257250" table:style-name="ce2">
            <text:p>257250</text:p>
          </table:table-cell>
          <table:table-cell office:value-type="float" office:value="261582" table:style-name="ce2">
            <text:p>261582</text:p>
          </table:table-cell>
          <table:table-cell office:value-type="float" office:value="266543" table:style-name="ce2">
            <text:p>266543</text:p>
          </table:table-cell>
          <table:table-cell office:value-type="float" office:value="271633" table:style-name="ce2">
            <text:p>271633</text:p>
          </table:table-cell>
          <table:table-cell office:value-type="float" office:value="276822" table:style-name="ce2">
            <text:p>276822</text:p>
          </table:table-cell>
          <table:table-cell office:value-type="float" office:value="281224" table:style-name="ce2">
            <text:p>281224</text:p>
          </table:table-cell>
          <table:table-cell office:value-type="float" office:value="283168" table:style-name="ce2">
            <text:p>283168</text:p>
          </table:table-cell>
          <table:table-cell office:value-type="float" office:value="283423" table:style-name="ce2">
            <text:p>283423</text:p>
          </table:table-cell>
          <table:table-cell office:value-type="float" office:value="283546" table:style-name="ce2">
            <text:p>283546</text:p>
          </table:table-cell>
          <table:table-cell office:value-type="float" office:value="283541" table:style-name="ce2">
            <text:p>283541</text:p>
          </table:table-cell>
          <table:table-cell office:value-type="float" office:value="283606" table:style-name="ce2">
            <text:p>283606</text:p>
          </table:table-cell>
          <table:table-cell office:value-type="float" office:value="284176" table:style-name="ce2">
            <text:p>284176</text:p>
          </table:table-cell>
          <table:table-cell office:value-type="float" office:value="285214" table:style-name="ce2">
            <text:p>285214</text:p>
          </table:table-cell>
          <table:table-cell office:value-type="float" office:value="287123" table:style-name="ce2">
            <text:p>287123</text:p>
          </table:table-cell>
          <table:table-cell office:value-type="float" office:value="289870" table:style-name="ce2">
            <text:p>289870</text:p>
          </table:table-cell>
          <table:table-cell office:value-type="float" office:value="292639" table:style-name="ce2">
            <text:p>292639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Niger</text:p>
          </table:table-cell>
          <table:table-cell office:value-type="string" table:style-name="ce2">
            <text:p>NER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505050" table:style-name="ce2">
            <text:p>3505050</text:p>
          </table:table-cell>
          <table:table-cell office:value-type="float" office:value="3608162" table:style-name="ce2">
            <text:p>3608162</text:p>
          </table:table-cell>
          <table:table-cell office:value-type="float" office:value="3714520" table:style-name="ce2">
            <text:p>3714520</text:p>
          </table:table-cell>
          <table:table-cell office:value-type="float" office:value="3823873" table:style-name="ce2">
            <text:p>3823873</text:p>
          </table:table-cell>
          <table:table-cell office:value-type="float" office:value="3935814" table:style-name="ce2">
            <text:p>3935814</text:p>
          </table:table-cell>
          <table:table-cell office:value-type="float" office:value="4049695" table:style-name="ce2">
            <text:p>4049695</text:p>
          </table:table-cell>
          <table:table-cell office:value-type="float" office:value="4165544" table:style-name="ce2">
            <text:p>4165544</text:p>
          </table:table-cell>
          <table:table-cell office:value-type="float" office:value="4283590" table:style-name="ce2">
            <text:p>4283590</text:p>
          </table:table-cell>
          <table:table-cell office:value-type="float" office:value="4403637" table:style-name="ce2">
            <text:p>4403637</text:p>
          </table:table-cell>
          <table:table-cell office:value-type="float" office:value="4525725" table:style-name="ce2">
            <text:p>4525725</text:p>
          </table:table-cell>
          <table:table-cell office:value-type="float" office:value="4650275" table:style-name="ce2">
            <text:p>4650275</text:p>
          </table:table-cell>
          <table:table-cell office:value-type="float" office:value="4776225" table:style-name="ce2">
            <text:p>4776225</text:p>
          </table:table-cell>
          <table:table-cell office:value-type="float" office:value="4904845" table:style-name="ce2">
            <text:p>4904845</text:p>
          </table:table-cell>
          <table:table-cell office:value-type="float" office:value="5037865" table:style-name="ce2">
            <text:p>5037865</text:p>
          </table:table-cell>
          <table:table-cell office:value-type="float" office:value="5174953" table:style-name="ce2">
            <text:p>5174953</text:p>
          </table:table-cell>
          <table:table-cell office:value-type="float" office:value="5317019" table:style-name="ce2">
            <text:p>5317019</text:p>
          </table:table-cell>
          <table:table-cell office:value-type="float" office:value="5464962" table:style-name="ce2">
            <text:p>5464962</text:p>
          </table:table-cell>
          <table:table-cell office:value-type="float" office:value="5619716" table:style-name="ce2">
            <text:p>5619716</text:p>
          </table:table-cell>
          <table:table-cell office:value-type="float" office:value="5782932" table:style-name="ce2">
            <text:p>5782932</text:p>
          </table:table-cell>
          <table:table-cell office:value-type="float" office:value="5955556" table:style-name="ce2">
            <text:p>5955556</text:p>
          </table:table-cell>
          <table:table-cell office:value-type="float" office:value="6135971" table:style-name="ce2">
            <text:p>6135971</text:p>
          </table:table-cell>
          <table:table-cell office:value-type="float" office:value="6322006" table:style-name="ce2">
            <text:p>6322006</text:p>
          </table:table-cell>
          <table:table-cell office:value-type="float" office:value="6512732" table:style-name="ce2">
            <text:p>6512732</text:p>
          </table:table-cell>
          <table:table-cell office:value-type="float" office:value="6708644" table:style-name="ce2">
            <text:p>6708644</text:p>
          </table:table-cell>
          <table:table-cell office:value-type="float" office:value="6909971" table:style-name="ce2">
            <text:p>6909971</text:p>
          </table:table-cell>
          <table:table-cell office:value-type="float" office:value="7118457" table:style-name="ce2">
            <text:p>7118457</text:p>
          </table:table-cell>
          <table:table-cell office:value-type="float" office:value="7335811" table:style-name="ce2">
            <text:p>7335811</text:p>
          </table:table-cell>
          <table:table-cell office:value-type="float" office:value="7561150" table:style-name="ce2">
            <text:p>7561150</text:p>
          </table:table-cell>
          <table:table-cell office:value-type="float" office:value="7793748" table:style-name="ce2">
            <text:p>7793748</text:p>
          </table:table-cell>
          <table:table-cell office:value-type="float" office:value="8034780" table:style-name="ce2">
            <text:p>8034780</text:p>
          </table:table-cell>
          <table:table-cell office:value-type="float" office:value="8286059" table:style-name="ce2">
            <text:p>8286059</text:p>
          </table:table-cell>
          <table:table-cell office:value-type="float" office:value="8546900" table:style-name="ce2">
            <text:p>8546900</text:p>
          </table:table-cell>
          <table:table-cell office:value-type="float" office:value="8817633" table:style-name="ce2">
            <text:p>8817633</text:p>
          </table:table-cell>
          <table:table-cell office:value-type="float" office:value="9100789" table:style-name="ce2">
            <text:p>9100789</text:p>
          </table:table-cell>
          <table:table-cell office:value-type="float" office:value="9398258" table:style-name="ce2">
            <text:p>9398258</text:p>
          </table:table-cell>
          <table:table-cell office:value-type="float" office:value="9714529" table:style-name="ce2">
            <text:p>9714529</text:p>
          </table:table-cell>
          <table:table-cell office:value-type="float" office:value="10044852" table:style-name="ce2">
            <text:p>10044852</text:p>
          </table:table-cell>
          <table:table-cell office:value-type="float" office:value="10383969" table:style-name="ce2">
            <text:p>10383969</text:p>
          </table:table-cell>
          <table:table-cell office:value-type="float" office:value="10741413" table:style-name="ce2">
            <text:p>10741413</text:p>
          </table:table-cell>
          <table:table-cell office:value-type="float" office:value="11117411" table:style-name="ce2">
            <text:p>11117411</text:p>
          </table:table-cell>
          <table:table-cell office:value-type="float" office:value="11509630" table:style-name="ce2">
            <text:p>11509630</text:p>
          </table:table-cell>
          <table:table-cell office:value-type="float" office:value="11920647" table:style-name="ce2">
            <text:p>11920647</text:p>
          </table:table-cell>
          <table:table-cell office:value-type="float" office:value="12349144" table:style-name="ce2">
            <text:p>12349144</text:p>
          </table:table-cell>
          <table:table-cell office:value-type="float" office:value="12796984" table:style-name="ce2">
            <text:p>12796984</text:p>
          </table:table-cell>
          <table:table-cell office:value-type="float" office:value="13265836" table:style-name="ce2">
            <text:p>13265836</text:p>
          </table:table-cell>
          <table:table-cell office:value-type="float" office:value="13756192" table:style-name="ce2">
            <text:p>13756192</text:p>
          </table:table-cell>
          <table:table-cell office:value-type="float" office:value="14268581" table:style-name="ce2">
            <text:p>14268581</text:p>
          </table:table-cell>
          <table:table-cell office:value-type="float" office:value="14803610" table:style-name="ce2">
            <text:p>14803610</text:p>
          </table:table-cell>
          <table:table-cell office:value-type="float" office:value="15361915" table:style-name="ce2">
            <text:p>15361915</text:p>
          </table:table-cell>
          <table:table-cell office:value-type="float" office:value="15943675" table:style-name="ce2">
            <text:p>15943675</text:p>
          </table:table-cell>
          <table:table-cell office:value-type="float" office:value="16548835" table:style-name="ce2">
            <text:p>16548835</text:p>
          </table:table-cell>
          <table:table-cell office:value-type="float" office:value="17176283" table:style-name="ce2">
            <text:p>17176283</text:p>
          </table:table-cell>
          <table:table-cell office:value-type="float" office:value="17836769" table:style-name="ce2">
            <text:p>17836769</text:p>
          </table:table-cell>
          <table:table-cell office:value-type="float" office:value="18519898" table:style-name="ce2">
            <text:p>18519898</text:p>
          </table:table-cell>
          <table:table-cell office:value-type="float" office:value="19215909" table:style-name="ce2">
            <text:p>19215909</text:p>
          </table:table-cell>
          <table:table-cell office:value-type="float" office:value="19939498" table:style-name="ce2">
            <text:p>19939498</text:p>
          </table:table-cell>
          <table:table-cell office:value-type="float" office:value="20685753" table:style-name="ce2">
            <text:p>20685753</text:p>
          </table:table-cell>
          <table:table-cell office:value-type="float" office:value="21435446" table:style-name="ce2">
            <text:p>21435446</text:p>
          </table:table-cell>
          <table:table-cell office:value-type="float" office:value="22188069" table:style-name="ce2">
            <text:p>22188069</text:p>
          </table:table-cell>
          <table:table-cell office:value-type="float" office:value="22947757" table:style-name="ce2">
            <text:p>22947757</text:p>
          </table:table-cell>
          <table:table-cell office:value-type="float" office:value="23717613" table:style-name="ce2">
            <text:p>23717613</text:p>
          </table:table-cell>
          <table:table-cell office:value-type="float" office:value="24502140" table:style-name="ce2">
            <text:p>24502140</text:p>
          </table:table-cell>
          <table:table-cell office:value-type="float" office:value="25311973" table:style-name="ce2">
            <text:p>25311973</text:p>
          </table:table-cell>
          <table:table-cell office:value-type="float" office:value="26159867" table:style-name="ce2">
            <text:p>26159867</text:p>
          </table:table-cell>
          <table:table-cell office:value-type="float" office:value="27032412" table:style-name="ce2">
            <text:p>2703241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Nigeria</text:p>
          </table:table-cell>
          <table:table-cell office:value-type="string" table:style-name="ce2">
            <text:p>NG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5053782" table:style-name="ce2">
            <text:p>45053782</text:p>
          </table:table-cell>
          <table:table-cell office:value-type="float" office:value="45989310" table:style-name="ce2">
            <text:p>45989310</text:p>
          </table:table-cell>
          <table:table-cell office:value-type="float" office:value="46965292" table:style-name="ce2">
            <text:p>46965292</text:p>
          </table:table-cell>
          <table:table-cell office:value-type="float" office:value="47973575" table:style-name="ce2">
            <text:p>47973575</text:p>
          </table:table-cell>
          <table:table-cell office:value-type="float" office:value="49012016" table:style-name="ce2">
            <text:p>49012016</text:p>
          </table:table-cell>
          <table:table-cell office:value-type="float" office:value="50086764" table:style-name="ce2">
            <text:p>50086764</text:p>
          </table:table-cell>
          <table:table-cell office:value-type="float" office:value="51188234" table:style-name="ce2">
            <text:p>51188234</text:p>
          </table:table-cell>
          <table:table-cell office:value-type="float" office:value="52293065" table:style-name="ce2">
            <text:p>52293065</text:p>
          </table:table-cell>
          <table:table-cell office:value-type="float" office:value="53432783" table:style-name="ce2">
            <text:p>53432783</text:p>
          </table:table-cell>
          <table:table-cell office:value-type="float" office:value="54631914" table:style-name="ce2">
            <text:p>54631914</text:p>
          </table:table-cell>
          <table:table-cell office:value-type="float" office:value="55893838" table:style-name="ce2">
            <text:p>55893838</text:p>
          </table:table-cell>
          <table:table-cell office:value-type="float" office:value="57214684" table:style-name="ce2">
            <text:p>57214684</text:p>
          </table:table-cell>
          <table:table-cell office:value-type="float" office:value="58601748" table:style-name="ce2">
            <text:p>58601748</text:p>
          </table:table-cell>
          <table:table-cell office:value-type="float" office:value="60082139" table:style-name="ce2">
            <text:p>60082139</text:p>
          </table:table-cell>
          <table:table-cell office:value-type="float" office:value="61679144" table:style-name="ce2">
            <text:p>61679144</text:p>
          </table:table-cell>
          <table:table-cell office:value-type="float" office:value="63410815" table:style-name="ce2">
            <text:p>63410815</text:p>
          </table:table-cell>
          <table:table-cell office:value-type="float" office:value="65258009" table:style-name="ce2">
            <text:p>65258009</text:p>
          </table:table-cell>
          <table:table-cell office:value-type="float" office:value="67234590" table:style-name="ce2">
            <text:p>67234590</text:p>
          </table:table-cell>
          <table:table-cell office:value-type="float" office:value="69326532" table:style-name="ce2">
            <text:p>69326532</text:p>
          </table:table-cell>
          <table:table-cell office:value-type="float" office:value="71498242" table:style-name="ce2">
            <text:p>71498242</text:p>
          </table:table-cell>
          <table:table-cell office:value-type="float" office:value="73764641" table:style-name="ce2">
            <text:p>73764641</text:p>
          </table:table-cell>
          <table:table-cell office:value-type="float" office:value="76068103" table:style-name="ce2">
            <text:p>76068103</text:p>
          </table:table-cell>
          <table:table-cell office:value-type="float" office:value="78378701" table:style-name="ce2">
            <text:p>78378701</text:p>
          </table:table-cell>
          <table:table-cell office:value-type="float" office:value="80438260" table:style-name="ce2">
            <text:p>80438260</text:p>
          </table:table-cell>
          <table:table-cell office:value-type="float" office:value="82526443" table:style-name="ce2">
            <text:p>82526443</text:p>
          </table:table-cell>
          <table:table-cell office:value-type="float" office:value="84897973" table:style-name="ce2">
            <text:p>84897973</text:p>
          </table:table-cell>
          <table:table-cell office:value-type="float" office:value="87235953" table:style-name="ce2">
            <text:p>87235953</text:p>
          </table:table-cell>
          <table:table-cell office:value-type="float" office:value="89591716" table:style-name="ce2">
            <text:p>89591716</text:p>
          </table:table-cell>
          <table:table-cell office:value-type="float" office:value="92020090" table:style-name="ce2">
            <text:p>92020090</text:p>
          </table:table-cell>
          <table:table-cell office:value-type="float" office:value="94531014" table:style-name="ce2">
            <text:p>94531014</text:p>
          </table:table-cell>
          <table:table-cell office:value-type="float" office:value="97120925" table:style-name="ce2">
            <text:p>97120925</text:p>
          </table:table-cell>
          <table:table-cell office:value-type="float" office:value="99720162" table:style-name="ce2">
            <text:p>99720162</text:p>
          </table:table-cell>
          <table:table-cell office:value-type="float" office:value="102372770" table:style-name="ce2">
            <text:p>102372770</text:p>
          </table:table-cell>
          <table:table-cell office:value-type="float" office:value="105122069" table:style-name="ce2">
            <text:p>105122069</text:p>
          </table:table-cell>
          <table:table-cell office:value-type="float" office:value="107935714" table:style-name="ce2">
            <text:p>107935714</text:p>
          </table:table-cell>
          <table:table-cell office:value-type="float" office:value="110819428" table:style-name="ce2">
            <text:p>110819428</text:p>
          </table:table-cell>
          <table:table-cell office:value-type="float" office:value="113754779" table:style-name="ce2">
            <text:p>113754779</text:p>
          </table:table-cell>
          <table:table-cell office:value-type="float" office:value="116754792" table:style-name="ce2">
            <text:p>116754792</text:p>
          </table:table-cell>
          <table:table-cell office:value-type="float" office:value="119846254" table:style-name="ce2">
            <text:p>119846254</text:p>
          </table:table-cell>
          <table:table-cell office:value-type="float" office:value="123047320" table:style-name="ce2">
            <text:p>123047320</text:p>
          </table:table-cell>
          <table:table-cell office:value-type="float" office:value="126382494" table:style-name="ce2">
            <text:p>126382494</text:p>
          </table:table-cell>
          <table:table-cell office:value-type="float" office:value="129862595" table:style-name="ce2">
            <text:p>129862595</text:p>
          </table:table-cell>
          <table:table-cell office:value-type="float" office:value="133471989" table:style-name="ce2">
            <text:p>133471989</text:p>
          </table:table-cell>
          <table:table-cell office:value-type="float" office:value="137202644" table:style-name="ce2">
            <text:p>137202644</text:p>
          </table:table-cell>
          <table:table-cell office:value-type="float" office:value="141057045" table:style-name="ce2">
            <text:p>141057045</text:p>
          </table:table-cell>
          <table:table-cell office:value-type="float" office:value="145017253" table:style-name="ce2">
            <text:p>145017253</text:p>
          </table:table-cell>
          <table:table-cell office:value-type="float" office:value="149077334" table:style-name="ce2">
            <text:p>149077334</text:p>
          </table:table-cell>
          <table:table-cell office:value-type="float" office:value="153267261" table:style-name="ce2">
            <text:p>153267261</text:p>
          </table:table-cell>
          <table:table-cell office:value-type="float" office:value="157595014" table:style-name="ce2">
            <text:p>157595014</text:p>
          </table:table-cell>
          <table:table-cell office:value-type="float" office:value="162049464" table:style-name="ce2">
            <text:p>162049464</text:p>
          </table:table-cell>
          <table:table-cell office:value-type="float" office:value="166642886" table:style-name="ce2">
            <text:p>166642886</text:p>
          </table:table-cell>
          <table:table-cell office:value-type="float" office:value="171379598" table:style-name="ce2">
            <text:p>171379598</text:p>
          </table:table-cell>
          <table:table-cell office:value-type="float" office:value="176200625" table:style-name="ce2">
            <text:p>176200625</text:p>
          </table:table-cell>
          <table:table-cell office:value-type="float" office:value="181049443" table:style-name="ce2">
            <text:p>181049443</text:p>
          </table:table-cell>
          <table:table-cell office:value-type="float" office:value="185896915" table:style-name="ce2">
            <text:p>185896915</text:p>
          </table:table-cell>
          <table:table-cell office:value-type="float" office:value="190671878" table:style-name="ce2">
            <text:p>190671878</text:p>
          </table:table-cell>
          <table:table-cell office:value-type="float" office:value="195443700" table:style-name="ce2">
            <text:p>195443700</text:p>
          </table:table-cell>
          <table:table-cell office:value-type="float" office:value="200254579" table:style-name="ce2">
            <text:p>200254579</text:p>
          </table:table-cell>
          <table:table-cell office:value-type="float" office:value="204938755" table:style-name="ce2">
            <text:p>204938755</text:p>
          </table:table-cell>
          <table:table-cell office:value-type="float" office:value="209485641" table:style-name="ce2">
            <text:p>209485641</text:p>
          </table:table-cell>
          <table:table-cell office:value-type="float" office:value="213996181" table:style-name="ce2">
            <text:p>213996181</text:p>
          </table:table-cell>
          <table:table-cell office:value-type="float" office:value="218529286" table:style-name="ce2">
            <text:p>218529286</text:p>
          </table:table-cell>
          <table:table-cell office:value-type="float" office:value="223150896" table:style-name="ce2">
            <text:p>223150896</text:p>
          </table:table-cell>
          <table:table-cell office:value-type="float" office:value="227882945" table:style-name="ce2">
            <text:p>227882945</text:p>
          </table:table-cell>
          <table:table-cell office:value-type="float" office:value="232679478" table:style-name="ce2">
            <text:p>23267947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Nicaragua</text:p>
          </table:table-cell>
          <table:table-cell office:value-type="string" table:style-name="ce2">
            <text:p>NIC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782370" table:style-name="ce2">
            <text:p>1782370</text:p>
          </table:table-cell>
          <table:table-cell office:value-type="float" office:value="1836451" table:style-name="ce2">
            <text:p>1836451</text:p>
          </table:table-cell>
          <table:table-cell office:value-type="float" office:value="1892320" table:style-name="ce2">
            <text:p>1892320</text:p>
          </table:table-cell>
          <table:table-cell office:value-type="float" office:value="1950159" table:style-name="ce2">
            <text:p>1950159</text:p>
          </table:table-cell>
          <table:table-cell office:value-type="float" office:value="2010176" table:style-name="ce2">
            <text:p>2010176</text:p>
          </table:table-cell>
          <table:table-cell office:value-type="float" office:value="2072681" table:style-name="ce2">
            <text:p>2072681</text:p>
          </table:table-cell>
          <table:table-cell office:value-type="float" office:value="2137820" table:style-name="ce2">
            <text:p>2137820</text:p>
          </table:table-cell>
          <table:table-cell office:value-type="float" office:value="2205567" table:style-name="ce2">
            <text:p>2205567</text:p>
          </table:table-cell>
          <table:table-cell office:value-type="float" office:value="2275836" table:style-name="ce2">
            <text:p>2275836</text:p>
          </table:table-cell>
          <table:table-cell office:value-type="float" office:value="2348398" table:style-name="ce2">
            <text:p>2348398</text:p>
          </table:table-cell>
          <table:table-cell office:value-type="float" office:value="2423065" table:style-name="ce2">
            <text:p>2423065</text:p>
          </table:table-cell>
          <table:table-cell office:value-type="float" office:value="2499825" table:style-name="ce2">
            <text:p>2499825</text:p>
          </table:table-cell>
          <table:table-cell office:value-type="float" office:value="2573578" table:style-name="ce2">
            <text:p>2573578</text:p>
          </table:table-cell>
          <table:table-cell office:value-type="float" office:value="2649278" table:style-name="ce2">
            <text:p>2649278</text:p>
          </table:table-cell>
          <table:table-cell office:value-type="float" office:value="2732075" table:style-name="ce2">
            <text:p>2732075</text:p>
          </table:table-cell>
          <table:table-cell office:value-type="float" office:value="2816943" table:style-name="ce2">
            <text:p>2816943</text:p>
          </table:table-cell>
          <table:table-cell office:value-type="float" office:value="2903851" table:style-name="ce2">
            <text:p>2903851</text:p>
          </table:table-cell>
          <table:table-cell office:value-type="float" office:value="2992534" table:style-name="ce2">
            <text:p>2992534</text:p>
          </table:table-cell>
          <table:table-cell office:value-type="float" office:value="3080314" table:style-name="ce2">
            <text:p>3080314</text:p>
          </table:table-cell>
          <table:table-cell office:value-type="float" office:value="3164525" table:style-name="ce2">
            <text:p>3164525</text:p>
          </table:table-cell>
          <table:table-cell office:value-type="float" office:value="3252403" table:style-name="ce2">
            <text:p>3252403</text:p>
          </table:table-cell>
          <table:table-cell office:value-type="float" office:value="3345674" table:style-name="ce2">
            <text:p>3345674</text:p>
          </table:table-cell>
          <table:table-cell office:value-type="float" office:value="3438745" table:style-name="ce2">
            <text:p>3438745</text:p>
          </table:table-cell>
          <table:table-cell office:value-type="float" office:value="3530282" table:style-name="ce2">
            <text:p>3530282</text:p>
          </table:table-cell>
          <table:table-cell office:value-type="float" office:value="3619104" table:style-name="ce2">
            <text:p>3619104</text:p>
          </table:table-cell>
          <table:table-cell office:value-type="float" office:value="3706479" table:style-name="ce2">
            <text:p>3706479</text:p>
          </table:table-cell>
          <table:table-cell office:value-type="float" office:value="3794157" table:style-name="ce2">
            <text:p>3794157</text:p>
          </table:table-cell>
          <table:table-cell office:value-type="float" office:value="3882164" table:style-name="ce2">
            <text:p>3882164</text:p>
          </table:table-cell>
          <table:table-cell office:value-type="float" office:value="3972320" table:style-name="ce2">
            <text:p>3972320</text:p>
          </table:table-cell>
          <table:table-cell office:value-type="float" office:value="4066476" table:style-name="ce2">
            <text:p>4066476</text:p>
          </table:table-cell>
          <table:table-cell office:value-type="float" office:value="4162559" table:style-name="ce2">
            <text:p>4162559</text:p>
          </table:table-cell>
          <table:table-cell office:value-type="float" office:value="4259637" table:style-name="ce2">
            <text:p>4259637</text:p>
          </table:table-cell>
          <table:table-cell office:value-type="float" office:value="4357026" table:style-name="ce2">
            <text:p>4357026</text:p>
          </table:table-cell>
          <table:table-cell office:value-type="float" office:value="4453732" table:style-name="ce2">
            <text:p>4453732</text:p>
          </table:table-cell>
          <table:table-cell office:value-type="float" office:value="4549316" table:style-name="ce2">
            <text:p>4549316</text:p>
          </table:table-cell>
          <table:table-cell office:value-type="float" office:value="4642931" table:style-name="ce2">
            <text:p>4642931</text:p>
          </table:table-cell>
          <table:table-cell office:value-type="float" office:value="4729974" table:style-name="ce2">
            <text:p>4729974</text:p>
          </table:table-cell>
          <table:table-cell office:value-type="float" office:value="4809573" table:style-name="ce2">
            <text:p>4809573</text:p>
          </table:table-cell>
          <table:table-cell office:value-type="float" office:value="4883655" table:style-name="ce2">
            <text:p>4883655</text:p>
          </table:table-cell>
          <table:table-cell office:value-type="float" office:value="4954018" table:style-name="ce2">
            <text:p>4954018</text:p>
          </table:table-cell>
          <table:table-cell office:value-type="float" office:value="5022633" table:style-name="ce2">
            <text:p>5022633</text:p>
          </table:table-cell>
          <table:table-cell office:value-type="float" office:value="5087825" table:style-name="ce2">
            <text:p>5087825</text:p>
          </table:table-cell>
          <table:table-cell office:value-type="float" office:value="5149909" table:style-name="ce2">
            <text:p>5149909</text:p>
          </table:table-cell>
          <table:table-cell office:value-type="float" office:value="5210963" table:style-name="ce2">
            <text:p>5210963</text:p>
          </table:table-cell>
          <table:table-cell office:value-type="float" office:value="5272912" table:style-name="ce2">
            <text:p>5272912</text:p>
          </table:table-cell>
          <table:table-cell office:value-type="float" office:value="5342105" table:style-name="ce2">
            <text:p>5342105</text:p>
          </table:table-cell>
          <table:table-cell office:value-type="float" office:value="5418855" table:style-name="ce2">
            <text:p>5418855</text:p>
          </table:table-cell>
          <table:table-cell office:value-type="float" office:value="5497243" table:style-name="ce2">
            <text:p>5497243</text:p>
          </table:table-cell>
          <table:table-cell office:value-type="float" office:value="5576593" table:style-name="ce2">
            <text:p>5576593</text:p>
          </table:table-cell>
          <table:table-cell office:value-type="float" office:value="5656601" table:style-name="ce2">
            <text:p>5656601</text:p>
          </table:table-cell>
          <table:table-cell office:value-type="float" office:value="5737450" table:style-name="ce2">
            <text:p>5737450</text:p>
          </table:table-cell>
          <table:table-cell office:value-type="float" office:value="5819051" table:style-name="ce2">
            <text:p>5819051</text:p>
          </table:table-cell>
          <table:table-cell office:value-type="float" office:value="5901287" table:style-name="ce2">
            <text:p>5901287</text:p>
          </table:table-cell>
          <table:table-cell office:value-type="float" office:value="5983845" table:style-name="ce2">
            <text:p>5983845</text:p>
          </table:table-cell>
          <table:table-cell office:value-type="float" office:value="6066492" table:style-name="ce2">
            <text:p>6066492</text:p>
          </table:table-cell>
          <table:table-cell office:value-type="float" office:value="6149417" table:style-name="ce2">
            <text:p>6149417</text:p>
          </table:table-cell>
          <table:table-cell office:value-type="float" office:value="6232666" table:style-name="ce2">
            <text:p>6232666</text:p>
          </table:table-cell>
          <table:table-cell office:value-type="float" office:value="6316231" table:style-name="ce2">
            <text:p>6316231</text:p>
          </table:table-cell>
          <table:table-cell office:value-type="float" office:value="6400080" table:style-name="ce2">
            <text:p>6400080</text:p>
          </table:table-cell>
          <table:table-cell office:value-type="float" office:value="6483657" table:style-name="ce2">
            <text:p>6483657</text:p>
          </table:table-cell>
          <table:table-cell office:value-type="float" office:value="6565267" table:style-name="ce2">
            <text:p>6565267</text:p>
          </table:table-cell>
          <table:table-cell office:value-type="float" office:value="6644741" table:style-name="ce2">
            <text:p>6644741</text:p>
          </table:table-cell>
          <table:table-cell office:value-type="float" office:value="6730654" table:style-name="ce2">
            <text:p>6730654</text:p>
          </table:table-cell>
          <table:table-cell office:value-type="float" office:value="6823613" table:style-name="ce2">
            <text:p>6823613</text:p>
          </table:table-cell>
          <table:table-cell office:value-type="float" office:value="6916140" table:style-name="ce2">
            <text:p>691614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Netherlands</text:p>
          </table:table-cell>
          <table:table-cell office:value-type="string" table:style-name="ce2">
            <text:p>NLD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1486631" table:style-name="ce2">
            <text:p>11486631</text:p>
          </table:table-cell>
          <table:table-cell office:value-type="float" office:value="11638712" table:style-name="ce2">
            <text:p>11638712</text:p>
          </table:table-cell>
          <table:table-cell office:value-type="float" office:value="11805689" table:style-name="ce2">
            <text:p>11805689</text:p>
          </table:table-cell>
          <table:table-cell office:value-type="float" office:value="11965966" table:style-name="ce2">
            <text:p>11965966</text:p>
          </table:table-cell>
          <table:table-cell office:value-type="float" office:value="12127120" table:style-name="ce2">
            <text:p>12127120</text:p>
          </table:table-cell>
          <table:table-cell office:value-type="float" office:value="12294732" table:style-name="ce2">
            <text:p>12294732</text:p>
          </table:table-cell>
          <table:table-cell office:value-type="float" office:value="12456251" table:style-name="ce2">
            <text:p>12456251</text:p>
          </table:table-cell>
          <table:table-cell office:value-type="float" office:value="12598201" table:style-name="ce2">
            <text:p>12598201</text:p>
          </table:table-cell>
          <table:table-cell office:value-type="float" office:value="12729721" table:style-name="ce2">
            <text:p>12729721</text:p>
          </table:table-cell>
          <table:table-cell office:value-type="float" office:value="12877984" table:style-name="ce2">
            <text:p>12877984</text:p>
          </table:table-cell>
          <table:table-cell office:value-type="float" office:value="13038526" table:style-name="ce2">
            <text:p>13038526</text:p>
          </table:table-cell>
          <table:table-cell office:value-type="float" office:value="13194497" table:style-name="ce2">
            <text:p>13194497</text:p>
          </table:table-cell>
          <table:table-cell office:value-type="float" office:value="13328593" table:style-name="ce2">
            <text:p>13328593</text:p>
          </table:table-cell>
          <table:table-cell office:value-type="float" office:value="13439322" table:style-name="ce2">
            <text:p>13439322</text:p>
          </table:table-cell>
          <table:table-cell office:value-type="float" office:value="13545056" table:style-name="ce2">
            <text:p>13545056</text:p>
          </table:table-cell>
          <table:table-cell office:value-type="float" office:value="13666335" table:style-name="ce2">
            <text:p>13666335</text:p>
          </table:table-cell>
          <table:table-cell office:value-type="float" office:value="13774037" table:style-name="ce2">
            <text:p>13774037</text:p>
          </table:table-cell>
          <table:table-cell office:value-type="float" office:value="13856185" table:style-name="ce2">
            <text:p>13856185</text:p>
          </table:table-cell>
          <table:table-cell office:value-type="float" office:value="13941700" table:style-name="ce2">
            <text:p>13941700</text:p>
          </table:table-cell>
          <table:table-cell office:value-type="float" office:value="14038270" table:style-name="ce2">
            <text:p>14038270</text:p>
          </table:table-cell>
          <table:table-cell office:value-type="float" office:value="14149800" table:style-name="ce2">
            <text:p>14149800</text:p>
          </table:table-cell>
          <table:table-cell office:value-type="float" office:value="14247208" table:style-name="ce2">
            <text:p>14247208</text:p>
          </table:table-cell>
          <table:table-cell office:value-type="float" office:value="14312690" table:style-name="ce2">
            <text:p>14312690</text:p>
          </table:table-cell>
          <table:table-cell office:value-type="float" office:value="14367070" table:style-name="ce2">
            <text:p>14367070</text:p>
          </table:table-cell>
          <table:table-cell office:value-type="float" office:value="14424211" table:style-name="ce2">
            <text:p>14424211</text:p>
          </table:table-cell>
          <table:table-cell office:value-type="float" office:value="14491632" table:style-name="ce2">
            <text:p>14491632</text:p>
          </table:table-cell>
          <table:table-cell office:value-type="float" office:value="14572278" table:style-name="ce2">
            <text:p>14572278</text:p>
          </table:table-cell>
          <table:table-cell office:value-type="float" office:value="14665037" table:style-name="ce2">
            <text:p>14665037</text:p>
          </table:table-cell>
          <table:table-cell office:value-type="float" office:value="14760094" table:style-name="ce2">
            <text:p>14760094</text:p>
          </table:table-cell>
          <table:table-cell office:value-type="float" office:value="14848907" table:style-name="ce2">
            <text:p>14848907</text:p>
          </table:table-cell>
          <table:table-cell office:value-type="float" office:value="14951510" table:style-name="ce2">
            <text:p>14951510</text:p>
          </table:table-cell>
          <table:table-cell office:value-type="float" office:value="15069798" table:style-name="ce2">
            <text:p>15069798</text:p>
          </table:table-cell>
          <table:table-cell office:value-type="float" office:value="15184166" table:style-name="ce2">
            <text:p>15184166</text:p>
          </table:table-cell>
          <table:table-cell office:value-type="float" office:value="15290368" table:style-name="ce2">
            <text:p>15290368</text:p>
          </table:table-cell>
          <table:table-cell office:value-type="float" office:value="15382838" table:style-name="ce2">
            <text:p>15382838</text:p>
          </table:table-cell>
          <table:table-cell office:value-type="float" office:value="15459006" table:style-name="ce2">
            <text:p>15459006</text:p>
          </table:table-cell>
          <table:table-cell office:value-type="float" office:value="15530498" table:style-name="ce2">
            <text:p>15530498</text:p>
          </table:table-cell>
          <table:table-cell office:value-type="float" office:value="15610650" table:style-name="ce2">
            <text:p>15610650</text:p>
          </table:table-cell>
          <table:table-cell office:value-type="float" office:value="15707209" table:style-name="ce2">
            <text:p>15707209</text:p>
          </table:table-cell>
          <table:table-cell office:value-type="float" office:value="15812088" table:style-name="ce2">
            <text:p>15812088</text:p>
          </table:table-cell>
          <table:table-cell office:value-type="float" office:value="15925513" table:style-name="ce2">
            <text:p>15925513</text:p>
          </table:table-cell>
          <table:table-cell office:value-type="float" office:value="16046180" table:style-name="ce2">
            <text:p>16046180</text:p>
          </table:table-cell>
          <table:table-cell office:value-type="float" office:value="16148929" table:style-name="ce2">
            <text:p>16148929</text:p>
          </table:table-cell>
          <table:table-cell office:value-type="float" office:value="16225302" table:style-name="ce2">
            <text:p>16225302</text:p>
          </table:table-cell>
          <table:table-cell office:value-type="float" office:value="16281779" table:style-name="ce2">
            <text:p>16281779</text:p>
          </table:table-cell>
          <table:table-cell office:value-type="float" office:value="16319868" table:style-name="ce2">
            <text:p>16319868</text:p>
          </table:table-cell>
          <table:table-cell office:value-type="float" office:value="16346101" table:style-name="ce2">
            <text:p>16346101</text:p>
          </table:table-cell>
          <table:table-cell office:value-type="float" office:value="16381696" table:style-name="ce2">
            <text:p>16381696</text:p>
          </table:table-cell>
          <table:table-cell office:value-type="float" office:value="16445593" table:style-name="ce2">
            <text:p>16445593</text:p>
          </table:table-cell>
          <table:table-cell office:value-type="float" office:value="16530388" table:style-name="ce2">
            <text:p>16530388</text:p>
          </table:table-cell>
          <table:table-cell office:value-type="float" office:value="16615394" table:style-name="ce2">
            <text:p>16615394</text:p>
          </table:table-cell>
          <table:table-cell office:value-type="float" office:value="16693074" table:style-name="ce2">
            <text:p>16693074</text:p>
          </table:table-cell>
          <table:table-cell office:value-type="float" office:value="16754962" table:style-name="ce2">
            <text:p>16754962</text:p>
          </table:table-cell>
          <table:table-cell office:value-type="float" office:value="16804432" table:style-name="ce2">
            <text:p>16804432</text:p>
          </table:table-cell>
          <table:table-cell office:value-type="float" office:value="16865008" table:style-name="ce2">
            <text:p>16865008</text:p>
          </table:table-cell>
          <table:table-cell office:value-type="float" office:value="16939923" table:style-name="ce2">
            <text:p>16939923</text:p>
          </table:table-cell>
          <table:table-cell office:value-type="float" office:value="17030314" table:style-name="ce2">
            <text:p>17030314</text:p>
          </table:table-cell>
          <table:table-cell office:value-type="float" office:value="17131296" table:style-name="ce2">
            <text:p>17131296</text:p>
          </table:table-cell>
          <table:table-cell office:value-type="float" office:value="17231624" table:style-name="ce2">
            <text:p>17231624</text:p>
          </table:table-cell>
          <table:table-cell office:value-type="float" office:value="17344874" table:style-name="ce2">
            <text:p>17344874</text:p>
          </table:table-cell>
          <table:table-cell office:value-type="float" office:value="17441500" table:style-name="ce2">
            <text:p>17441500</text:p>
          </table:table-cell>
          <table:table-cell office:value-type="float" office:value="17533044" table:style-name="ce2">
            <text:p>17533044</text:p>
          </table:table-cell>
          <table:table-cell office:value-type="float" office:value="17700982" table:style-name="ce2">
            <text:p>17700982</text:p>
          </table:table-cell>
          <table:table-cell office:value-type="float" office:value="17877117" table:style-name="ce2">
            <text:p>17877117</text:p>
          </table:table-cell>
          <table:table-cell office:value-type="float" office:value="17993485" table:style-name="ce2">
            <text:p>17993485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Norway</text:p>
          </table:table-cell>
          <table:table-cell office:value-type="string" table:style-name="ce2">
            <text:p>NOR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581239" table:style-name="ce2">
            <text:p>3581239</text:p>
          </table:table-cell>
          <table:table-cell office:value-type="float" office:value="3609800" table:style-name="ce2">
            <text:p>3609800</text:p>
          </table:table-cell>
          <table:table-cell office:value-type="float" office:value="3638918" table:style-name="ce2">
            <text:p>3638918</text:p>
          </table:table-cell>
          <table:table-cell office:value-type="float" office:value="3666537" table:style-name="ce2">
            <text:p>3666537</text:p>
          </table:table-cell>
          <table:table-cell office:value-type="float" office:value="3694339" table:style-name="ce2">
            <text:p>3694339</text:p>
          </table:table-cell>
          <table:table-cell office:value-type="float" office:value="3723168" table:style-name="ce2">
            <text:p>3723168</text:p>
          </table:table-cell>
          <table:table-cell office:value-type="float" office:value="3753012" table:style-name="ce2">
            <text:p>3753012</text:p>
          </table:table-cell>
          <table:table-cell office:value-type="float" office:value="3784539" table:style-name="ce2">
            <text:p>3784539</text:p>
          </table:table-cell>
          <table:table-cell office:value-type="float" office:value="3816486" table:style-name="ce2">
            <text:p>3816486</text:p>
          </table:table-cell>
          <table:table-cell office:value-type="float" office:value="3847707" table:style-name="ce2">
            <text:p>3847707</text:p>
          </table:table-cell>
          <table:table-cell office:value-type="float" office:value="3875763" table:style-name="ce2">
            <text:p>3875763</text:p>
          </table:table-cell>
          <table:table-cell office:value-type="float" office:value="3903039" table:style-name="ce2">
            <text:p>3903039</text:p>
          </table:table-cell>
          <table:table-cell office:value-type="float" office:value="3933004" table:style-name="ce2">
            <text:p>3933004</text:p>
          </table:table-cell>
          <table:table-cell office:value-type="float" office:value="3960612" table:style-name="ce2">
            <text:p>3960612</text:p>
          </table:table-cell>
          <table:table-cell office:value-type="float" office:value="3985258" table:style-name="ce2">
            <text:p>3985258</text:p>
          </table:table-cell>
          <table:table-cell office:value-type="float" office:value="4007313" table:style-name="ce2">
            <text:p>4007313</text:p>
          </table:table-cell>
          <table:table-cell office:value-type="float" office:value="4026152" table:style-name="ce2">
            <text:p>4026152</text:p>
          </table:table-cell>
          <table:table-cell office:value-type="float" office:value="4043205" table:style-name="ce2">
            <text:p>4043205</text:p>
          </table:table-cell>
          <table:table-cell office:value-type="float" office:value="4058671" table:style-name="ce2">
            <text:p>4058671</text:p>
          </table:table-cell>
          <table:table-cell office:value-type="float" office:value="4072517" table:style-name="ce2">
            <text:p>4072517</text:p>
          </table:table-cell>
          <table:table-cell office:value-type="float" office:value="4085620" table:style-name="ce2">
            <text:p>4085620</text:p>
          </table:table-cell>
          <table:table-cell office:value-type="float" office:value="4099702" table:style-name="ce2">
            <text:p>4099702</text:p>
          </table:table-cell>
          <table:table-cell office:value-type="float" office:value="4114787" table:style-name="ce2">
            <text:p>4114787</text:p>
          </table:table-cell>
          <table:table-cell office:value-type="float" office:value="4128432" table:style-name="ce2">
            <text:p>4128432</text:p>
          </table:table-cell>
          <table:table-cell office:value-type="float" office:value="4140099" table:style-name="ce2">
            <text:p>4140099</text:p>
          </table:table-cell>
          <table:table-cell office:value-type="float" office:value="4152516" table:style-name="ce2">
            <text:p>4152516</text:p>
          </table:table-cell>
          <table:table-cell office:value-type="float" office:value="4167354" table:style-name="ce2">
            <text:p>4167354</text:p>
          </table:table-cell>
          <table:table-cell office:value-type="float" office:value="4186905" table:style-name="ce2">
            <text:p>4186905</text:p>
          </table:table-cell>
          <table:table-cell office:value-type="float" office:value="4209488" table:style-name="ce2">
            <text:p>4209488</text:p>
          </table:table-cell>
          <table:table-cell office:value-type="float" office:value="4226901" table:style-name="ce2">
            <text:p>4226901</text:p>
          </table:table-cell>
          <table:table-cell office:value-type="float" office:value="4241473" table:style-name="ce2">
            <text:p>4241473</text:p>
          </table:table-cell>
          <table:table-cell office:value-type="float" office:value="4261732" table:style-name="ce2">
            <text:p>4261732</text:p>
          </table:table-cell>
          <table:table-cell office:value-type="float" office:value="4286401" table:style-name="ce2">
            <text:p>4286401</text:p>
          </table:table-cell>
          <table:table-cell office:value-type="float" office:value="4311991" table:style-name="ce2">
            <text:p>4311991</text:p>
          </table:table-cell>
          <table:table-cell office:value-type="float" office:value="4336613" table:style-name="ce2">
            <text:p>4336613</text:p>
          </table:table-cell>
          <table:table-cell office:value-type="float" office:value="4359184" table:style-name="ce2">
            <text:p>4359184</text:p>
          </table:table-cell>
          <table:table-cell office:value-type="float" office:value="4381336" table:style-name="ce2">
            <text:p>4381336</text:p>
          </table:table-cell>
          <table:table-cell office:value-type="float" office:value="4405157" table:style-name="ce2">
            <text:p>4405157</text:p>
          </table:table-cell>
          <table:table-cell office:value-type="float" office:value="4431464" table:style-name="ce2">
            <text:p>4431464</text:p>
          </table:table-cell>
          <table:table-cell office:value-type="float" office:value="4461913" table:style-name="ce2">
            <text:p>4461913</text:p>
          </table:table-cell>
          <table:table-cell office:value-type="float" office:value="4490967" table:style-name="ce2">
            <text:p>4490967</text:p>
          </table:table-cell>
          <table:table-cell office:value-type="float" office:value="4513751" table:style-name="ce2">
            <text:p>4513751</text:p>
          </table:table-cell>
          <table:table-cell office:value-type="float" office:value="4538159" table:style-name="ce2">
            <text:p>4538159</text:p>
          </table:table-cell>
          <table:table-cell office:value-type="float" office:value="4564855" table:style-name="ce2">
            <text:p>4564855</text:p>
          </table:table-cell>
          <table:table-cell office:value-type="float" office:value="4591910" table:style-name="ce2">
            <text:p>4591910</text:p>
          </table:table-cell>
          <table:table-cell office:value-type="float" office:value="4623291" table:style-name="ce2">
            <text:p>4623291</text:p>
          </table:table-cell>
          <table:table-cell office:value-type="float" office:value="4660677" table:style-name="ce2">
            <text:p>4660677</text:p>
          </table:table-cell>
          <table:table-cell office:value-type="float" office:value="4709153" table:style-name="ce2">
            <text:p>4709153</text:p>
          </table:table-cell>
          <table:table-cell office:value-type="float" office:value="4768212" table:style-name="ce2">
            <text:p>4768212</text:p>
          </table:table-cell>
          <table:table-cell office:value-type="float" office:value="4828726" table:style-name="ce2">
            <text:p>4828726</text:p>
          </table:table-cell>
          <table:table-cell office:value-type="float" office:value="4889252" table:style-name="ce2">
            <text:p>4889252</text:p>
          </table:table-cell>
          <table:table-cell office:value-type="float" office:value="4953088" table:style-name="ce2">
            <text:p>4953088</text:p>
          </table:table-cell>
          <table:table-cell office:value-type="float" office:value="5018573" table:style-name="ce2">
            <text:p>5018573</text:p>
          </table:table-cell>
          <table:table-cell office:value-type="float" office:value="5079623" table:style-name="ce2">
            <text:p>5079623</text:p>
          </table:table-cell>
          <table:table-cell office:value-type="float" office:value="5137232" table:style-name="ce2">
            <text:p>5137232</text:p>
          </table:table-cell>
          <table:table-cell office:value-type="float" office:value="5188607" table:style-name="ce2">
            <text:p>5188607</text:p>
          </table:table-cell>
          <table:table-cell office:value-type="float" office:value="5234519" table:style-name="ce2">
            <text:p>5234519</text:p>
          </table:table-cell>
          <table:table-cell office:value-type="float" office:value="5276968" table:style-name="ce2">
            <text:p>5276968</text:p>
          </table:table-cell>
          <table:table-cell office:value-type="float" office:value="5311916" table:style-name="ce2">
            <text:p>5311916</text:p>
          </table:table-cell>
          <table:table-cell office:value-type="float" office:value="5347896" table:style-name="ce2">
            <text:p>5347896</text:p>
          </table:table-cell>
          <table:table-cell office:value-type="float" office:value="5379475" table:style-name="ce2">
            <text:p>5379475</text:p>
          </table:table-cell>
          <table:table-cell office:value-type="float" office:value="5408320" table:style-name="ce2">
            <text:p>5408320</text:p>
          </table:table-cell>
          <table:table-cell office:value-type="float" office:value="5457127" table:style-name="ce2">
            <text:p>5457127</text:p>
          </table:table-cell>
          <table:table-cell office:value-type="float" office:value="5519601" table:style-name="ce2">
            <text:p>5519601</text:p>
          </table:table-cell>
          <table:table-cell office:value-type="float" office:value="5572279" table:style-name="ce2">
            <text:p>5572279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Nepal</text:p>
          </table:table-cell>
          <table:table-cell office:value-type="string" table:style-name="ce2">
            <text:p>NPL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0123658" table:style-name="ce2">
            <text:p>10123658</text:p>
          </table:table-cell>
          <table:table-cell office:value-type="float" office:value="10318396" table:style-name="ce2">
            <text:p>10318396</text:p>
          </table:table-cell>
          <table:table-cell office:value-type="float" office:value="10521116" table:style-name="ce2">
            <text:p>10521116</text:p>
          </table:table-cell>
          <table:table-cell office:value-type="float" office:value="10729818" table:style-name="ce2">
            <text:p>10729818</text:p>
          </table:table-cell>
          <table:table-cell office:value-type="float" office:value="10946392" table:style-name="ce2">
            <text:p>10946392</text:p>
          </table:table-cell>
          <table:table-cell office:value-type="float" office:value="11173411" table:style-name="ce2">
            <text:p>11173411</text:p>
          </table:table-cell>
          <table:table-cell office:value-type="float" office:value="11408710" table:style-name="ce2">
            <text:p>11408710</text:p>
          </table:table-cell>
          <table:table-cell office:value-type="float" office:value="11652716" table:style-name="ce2">
            <text:p>11652716</text:p>
          </table:table-cell>
          <table:table-cell office:value-type="float" office:value="11906266" table:style-name="ce2">
            <text:p>11906266</text:p>
          </table:table-cell>
          <table:table-cell office:value-type="float" office:value="12167036" table:style-name="ce2">
            <text:p>12167036</text:p>
          </table:table-cell>
          <table:table-cell office:value-type="float" office:value="12436190" table:style-name="ce2">
            <text:p>12436190</text:p>
          </table:table-cell>
          <table:table-cell office:value-type="float" office:value="12710061" table:style-name="ce2">
            <text:p>12710061</text:p>
          </table:table-cell>
          <table:table-cell office:value-type="float" office:value="12989099" table:style-name="ce2">
            <text:p>12989099</text:p>
          </table:table-cell>
          <table:table-cell office:value-type="float" office:value="13275239" table:style-name="ce2">
            <text:p>13275239</text:p>
          </table:table-cell>
          <table:table-cell office:value-type="float" office:value="13568435" table:style-name="ce2">
            <text:p>13568435</text:p>
          </table:table-cell>
          <table:table-cell office:value-type="float" office:value="13870695" table:style-name="ce2">
            <text:p>13870695</text:p>
          </table:table-cell>
          <table:table-cell office:value-type="float" office:value="14177649" table:style-name="ce2">
            <text:p>14177649</text:p>
          </table:table-cell>
          <table:table-cell office:value-type="float" office:value="14499175" table:style-name="ce2">
            <text:p>14499175</text:p>
          </table:table-cell>
          <table:table-cell office:value-type="float" office:value="14839695" table:style-name="ce2">
            <text:p>14839695</text:p>
          </table:table-cell>
          <table:table-cell office:value-type="float" office:value="15190590" table:style-name="ce2">
            <text:p>15190590</text:p>
          </table:table-cell>
          <table:table-cell office:value-type="float" office:value="15553105" table:style-name="ce2">
            <text:p>15553105</text:p>
          </table:table-cell>
          <table:table-cell office:value-type="float" office:value="15922423" table:style-name="ce2">
            <text:p>15922423</text:p>
          </table:table-cell>
          <table:table-cell office:value-type="float" office:value="16297987" table:style-name="ce2">
            <text:p>16297987</text:p>
          </table:table-cell>
          <table:table-cell office:value-type="float" office:value="16689119" table:style-name="ce2">
            <text:p>16689119</text:p>
          </table:table-cell>
          <table:table-cell office:value-type="float" office:value="17085242" table:style-name="ce2">
            <text:p>17085242</text:p>
          </table:table-cell>
          <table:table-cell office:value-type="float" office:value="17477692" table:style-name="ce2">
            <text:p>17477692</text:p>
          </table:table-cell>
          <table:table-cell office:value-type="float" office:value="17868124" table:style-name="ce2">
            <text:p>17868124</text:p>
          </table:table-cell>
          <table:table-cell office:value-type="float" office:value="18250505" table:style-name="ce2">
            <text:p>18250505</text:p>
          </table:table-cell>
          <table:table-cell office:value-type="float" office:value="18638661" table:style-name="ce2">
            <text:p>18638661</text:p>
          </table:table-cell>
          <table:table-cell office:value-type="float" office:value="19057807" table:style-name="ce2">
            <text:p>19057807</text:p>
          </table:table-cell>
          <table:table-cell office:value-type="float" office:value="19524573" table:style-name="ce2">
            <text:p>19524573</text:p>
          </table:table-cell>
          <table:table-cell office:value-type="float" office:value="20036500" table:style-name="ce2">
            <text:p>20036500</text:p>
          </table:table-cell>
          <table:table-cell office:value-type="float" office:value="20609707" table:style-name="ce2">
            <text:p>20609707</text:p>
          </table:table-cell>
          <table:table-cell office:value-type="float" office:value="21180159" table:style-name="ce2">
            <text:p>21180159</text:p>
          </table:table-cell>
          <table:table-cell office:value-type="float" office:value="21717479" table:style-name="ce2">
            <text:p>21717479</text:p>
          </table:table-cell>
          <table:table-cell office:value-type="float" office:value="22245439" table:style-name="ce2">
            <text:p>22245439</text:p>
          </table:table-cell>
          <table:table-cell office:value-type="float" office:value="22741862" table:style-name="ce2">
            <text:p>22741862</text:p>
          </table:table-cell>
          <table:table-cell office:value-type="float" office:value="23219463" table:style-name="ce2">
            <text:p>23219463</text:p>
          </table:table-cell>
          <table:table-cell office:value-type="float" office:value="23680357" table:style-name="ce2">
            <text:p>23680357</text:p>
          </table:table-cell>
          <table:table-cell office:value-type="float" office:value="24125199" table:style-name="ce2">
            <text:p>24125199</text:p>
          </table:table-cell>
          <table:table-cell office:value-type="float" office:value="24546509" table:style-name="ce2">
            <text:p>24546509</text:p>
          </table:table-cell>
          <table:table-cell office:value-type="float" office:value="24946748" table:style-name="ce2">
            <text:p>24946748</text:p>
          </table:table-cell>
          <table:table-cell office:value-type="float" office:value="25328981" table:style-name="ce2">
            <text:p>25328981</text:p>
          </table:table-cell>
          <table:table-cell office:value-type="float" office:value="25688758" table:style-name="ce2">
            <text:p>25688758</text:p>
          </table:table-cell>
          <table:table-cell office:value-type="float" office:value="26016656" table:style-name="ce2">
            <text:p>26016656</text:p>
          </table:table-cell>
          <table:table-cell office:value-type="float" office:value="26309458" table:style-name="ce2">
            <text:p>26309458</text:p>
          </table:table-cell>
          <table:table-cell office:value-type="float" office:value="26565425" table:style-name="ce2">
            <text:p>26565425</text:p>
          </table:table-cell>
          <table:table-cell office:value-type="float" office:value="26788492" table:style-name="ce2">
            <text:p>26788492</text:p>
          </table:table-cell>
          <table:table-cell office:value-type="float" office:value="26990037" table:style-name="ce2">
            <text:p>26990037</text:p>
          </table:table-cell>
          <table:table-cell office:value-type="float" office:value="27173035" table:style-name="ce2">
            <text:p>27173035</text:p>
          </table:table-cell>
          <table:table-cell office:value-type="float" office:value="27341952" table:style-name="ce2">
            <text:p>27341952</text:p>
          </table:table-cell>
          <table:table-cell office:value-type="float" office:value="27464494" table:style-name="ce2">
            <text:p>27464494</text:p>
          </table:table-cell>
          <table:table-cell office:value-type="float" office:value="27534915" table:style-name="ce2">
            <text:p>27534915</text:p>
          </table:table-cell>
          <table:table-cell office:value-type="float" office:value="27589996" table:style-name="ce2">
            <text:p>27589996</text:p>
          </table:table-cell>
          <table:table-cell office:value-type="float" office:value="27672370" table:style-name="ce2">
            <text:p>27672370</text:p>
          </table:table-cell>
          <table:table-cell office:value-type="float" office:value="27823629" table:style-name="ce2">
            <text:p>27823629</text:p>
          </table:table-cell>
          <table:table-cell office:value-type="float" office:value="27955462" table:style-name="ce2">
            <text:p>27955462</text:p>
          </table:table-cell>
          <table:table-cell office:value-type="float" office:value="28011258" table:style-name="ce2">
            <text:p>28011258</text:p>
          </table:table-cell>
          <table:table-cell office:value-type="float" office:value="28079689" table:style-name="ce2">
            <text:p>28079689</text:p>
          </table:table-cell>
          <table:table-cell office:value-type="float" office:value="28414064" table:style-name="ce2">
            <text:p>28414064</text:p>
          </table:table-cell>
          <table:table-cell office:value-type="float" office:value="28966574" table:style-name="ce2">
            <text:p>28966574</text:p>
          </table:table-cell>
          <table:table-cell office:value-type="float" office:value="29475010" table:style-name="ce2">
            <text:p>29475010</text:p>
          </table:table-cell>
          <table:table-cell office:value-type="float" office:value="29715436" table:style-name="ce2">
            <text:p>29715436</text:p>
          </table:table-cell>
          <table:table-cell office:value-type="float" office:value="29694614" table:style-name="ce2">
            <text:p>29694614</text:p>
          </table:table-cell>
          <table:table-cell office:value-type="float" office:value="29651054" table:style-name="ce2">
            <text:p>2965105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Nauru</text:p>
          </table:table-cell>
          <table:table-cell office:value-type="string" table:style-name="ce2">
            <text:p>NRU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607" table:style-name="ce2">
            <text:p>4607</text:p>
          </table:table-cell>
          <table:table-cell office:value-type="float" office:value="4774" table:style-name="ce2">
            <text:p>4774</text:p>
          </table:table-cell>
          <table:table-cell office:value-type="float" office:value="4979" table:style-name="ce2">
            <text:p>4979</text:p>
          </table:table-cell>
          <table:table-cell office:value-type="float" office:value="5226" table:style-name="ce2">
            <text:p>5226</text:p>
          </table:table-cell>
          <table:table-cell office:value-type="float" office:value="5515" table:style-name="ce2">
            <text:p>5515</text:p>
          </table:table-cell>
          <table:table-cell office:value-type="float" office:value="5832" table:style-name="ce2">
            <text:p>5832</text:p>
          </table:table-cell>
          <table:table-cell office:value-type="float" office:value="6043" table:style-name="ce2">
            <text:p>6043</text:p>
          </table:table-cell>
          <table:table-cell office:value-type="float" office:value="6135" table:style-name="ce2">
            <text:p>6135</text:p>
          </table:table-cell>
          <table:table-cell office:value-type="float" office:value="6328" table:style-name="ce2">
            <text:p>6328</text:p>
          </table:table-cell>
          <table:table-cell office:value-type="float" office:value="6581" table:style-name="ce2">
            <text:p>6581</text:p>
          </table:table-cell>
          <table:table-cell office:value-type="float" office:value="6710" table:style-name="ce2">
            <text:p>6710</text:p>
          </table:table-cell>
          <table:table-cell office:value-type="float" office:value="6762" table:style-name="ce2">
            <text:p>6762</text:p>
          </table:table-cell>
          <table:table-cell office:value-type="float" office:value="6812" table:style-name="ce2">
            <text:p>6812</text:p>
          </table:table-cell>
          <table:table-cell office:value-type="float" office:value="6866" table:style-name="ce2">
            <text:p>6866</text:p>
          </table:table-cell>
          <table:table-cell office:value-type="float" office:value="6923" table:style-name="ce2">
            <text:p>6923</text:p>
          </table:table-cell>
          <table:table-cell office:value-type="float" office:value="6987" table:style-name="ce2">
            <text:p>6987</text:p>
          </table:table-cell>
          <table:table-cell office:value-type="float" office:value="7064" table:style-name="ce2">
            <text:p>7064</text:p>
          </table:table-cell>
          <table:table-cell office:value-type="float" office:value="7163" table:style-name="ce2">
            <text:p>7163</text:p>
          </table:table-cell>
          <table:table-cell office:value-type="float" office:value="7298" table:style-name="ce2">
            <text:p>7298</text:p>
          </table:table-cell>
          <table:table-cell office:value-type="float" office:value="7468" table:style-name="ce2">
            <text:p>7468</text:p>
          </table:table-cell>
          <table:table-cell office:value-type="float" office:value="7649" table:style-name="ce2">
            <text:p>7649</text:p>
          </table:table-cell>
          <table:table-cell office:value-type="float" office:value="7839" table:style-name="ce2">
            <text:p>7839</text:p>
          </table:table-cell>
          <table:table-cell office:value-type="float" office:value="8040" table:style-name="ce2">
            <text:p>8040</text:p>
          </table:table-cell>
          <table:table-cell office:value-type="float" office:value="8216" table:style-name="ce2">
            <text:p>8216</text:p>
          </table:table-cell>
          <table:table-cell office:value-type="float" office:value="8377" table:style-name="ce2">
            <text:p>8377</text:p>
          </table:table-cell>
          <table:table-cell office:value-type="float" office:value="8551" table:style-name="ce2">
            <text:p>8551</text:p>
          </table:table-cell>
          <table:table-cell office:value-type="float" office:value="8742" table:style-name="ce2">
            <text:p>8742</text:p>
          </table:table-cell>
          <table:table-cell office:value-type="float" office:value="8946" table:style-name="ce2">
            <text:p>8946</text:p>
          </table:table-cell>
          <table:table-cell office:value-type="float" office:value="9165" table:style-name="ce2">
            <text:p>9165</text:p>
          </table:table-cell>
          <table:table-cell office:value-type="float" office:value="9390" table:style-name="ce2">
            <text:p>9390</text:p>
          </table:table-cell>
          <table:table-cell office:value-type="float" office:value="9622" table:style-name="ce2">
            <text:p>9622</text:p>
          </table:table-cell>
          <table:table-cell office:value-type="float" office:value="9850" table:style-name="ce2">
            <text:p>9850</text:p>
          </table:table-cell>
          <table:table-cell office:value-type="float" office:value="10021" table:style-name="ce2">
            <text:p>10021</text:p>
          </table:table-cell>
          <table:table-cell office:value-type="float" office:value="10102" table:style-name="ce2">
            <text:p>10102</text:p>
          </table:table-cell>
          <table:table-cell office:value-type="float" office:value="10137" table:style-name="ce2">
            <text:p>10137</text:p>
          </table:table-cell>
          <table:table-cell office:value-type="float" office:value="10165" table:style-name="ce2">
            <text:p>10165</text:p>
          </table:table-cell>
          <table:table-cell office:value-type="float" office:value="10183" table:style-name="ce2">
            <text:p>10183</text:p>
          </table:table-cell>
          <table:table-cell office:value-type="float" office:value="10197" table:style-name="ce2">
            <text:p>10197</text:p>
          </table:table-cell>
          <table:table-cell office:value-type="float" office:value="10198" table:style-name="ce2">
            <text:p>10198</text:p>
          </table:table-cell>
          <table:table-cell office:value-type="float" office:value="10187" table:style-name="ce2">
            <text:p>10187</text:p>
          </table:table-cell>
          <table:table-cell office:value-type="float" office:value="10168" table:style-name="ce2">
            <text:p>10168</text:p>
          </table:table-cell>
          <table:table-cell office:value-type="float" office:value="10130" table:style-name="ce2">
            <text:p>10130</text:p>
          </table:table-cell>
          <table:table-cell office:value-type="float" office:value="10082" table:style-name="ce2">
            <text:p>10082</text:p>
          </table:table-cell>
          <table:table-cell office:value-type="float" office:value="10059" table:style-name="ce2">
            <text:p>10059</text:p>
          </table:table-cell>
          <table:table-cell office:value-type="float" office:value="10060" table:style-name="ce2">
            <text:p>10060</text:p>
          </table:table-cell>
          <table:table-cell office:value-type="float" office:value="10049" table:style-name="ce2">
            <text:p>10049</text:p>
          </table:table-cell>
          <table:table-cell office:value-type="float" office:value="10034" table:style-name="ce2">
            <text:p>10034</text:p>
          </table:table-cell>
          <table:table-cell office:value-type="float" office:value="10020" table:style-name="ce2">
            <text:p>10020</text:p>
          </table:table-cell>
          <table:table-cell office:value-type="float" office:value="10009" table:style-name="ce2">
            <text:p>10009</text:p>
          </table:table-cell>
          <table:table-cell office:value-type="float" office:value="10016" table:style-name="ce2">
            <text:p>10016</text:p>
          </table:table-cell>
          <table:table-cell office:value-type="float" office:value="10043" table:style-name="ce2">
            <text:p>10043</text:p>
          </table:table-cell>
          <table:table-cell office:value-type="float" office:value="10098" table:style-name="ce2">
            <text:p>10098</text:p>
          </table:table-cell>
          <table:table-cell office:value-type="float" office:value="10267" table:style-name="ce2">
            <text:p>10267</text:p>
          </table:table-cell>
          <table:table-cell office:value-type="float" office:value="10517" table:style-name="ce2">
            <text:p>10517</text:p>
          </table:table-cell>
          <table:table-cell office:value-type="float" office:value="10742" table:style-name="ce2">
            <text:p>10742</text:p>
          </table:table-cell>
          <table:table-cell office:value-type="float" office:value="10954" table:style-name="ce2">
            <text:p>10954</text:p>
          </table:table-cell>
          <table:table-cell office:value-type="float" office:value="11150" table:style-name="ce2">
            <text:p>11150</text:p>
          </table:table-cell>
          <table:table-cell office:value-type="float" office:value="11324" table:style-name="ce2">
            <text:p>11324</text:p>
          </table:table-cell>
          <table:table-cell office:value-type="float" office:value="11477" table:style-name="ce2">
            <text:p>11477</text:p>
          </table:table-cell>
          <table:table-cell office:value-type="float" office:value="11587" table:style-name="ce2">
            <text:p>11587</text:p>
          </table:table-cell>
          <table:table-cell office:value-type="float" office:value="11643" table:style-name="ce2">
            <text:p>11643</text:p>
          </table:table-cell>
          <table:table-cell office:value-type="float" office:value="11709" table:style-name="ce2">
            <text:p>11709</text:p>
          </table:table-cell>
          <table:table-cell office:value-type="float" office:value="11801" table:style-name="ce2">
            <text:p>11801</text:p>
          </table:table-cell>
          <table:table-cell office:value-type="float" office:value="11875" table:style-name="ce2">
            <text:p>11875</text:p>
          </table:table-cell>
          <table:table-cell office:value-type="float" office:value="11947" table:style-name="ce2">
            <text:p>1194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New Zealand</text:p>
          </table:table-cell>
          <table:table-cell office:value-type="string" table:style-name="ce2">
            <text:p>NZL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371800" table:style-name="ce2">
            <text:p>2371800</text:p>
          </table:table-cell>
          <table:table-cell office:value-type="float" office:value="2419700" table:style-name="ce2">
            <text:p>2419700</text:p>
          </table:table-cell>
          <table:table-cell office:value-type="float" office:value="2482000" table:style-name="ce2">
            <text:p>2482000</text:p>
          </table:table-cell>
          <table:table-cell office:value-type="float" office:value="2531800" table:style-name="ce2">
            <text:p>2531800</text:p>
          </table:table-cell>
          <table:table-cell office:value-type="float" office:value="2585400" table:style-name="ce2">
            <text:p>2585400</text:p>
          </table:table-cell>
          <table:table-cell office:value-type="float" office:value="2628400" table:style-name="ce2">
            <text:p>2628400</text:p>
          </table:table-cell>
          <table:table-cell office:value-type="float" office:value="2675900" table:style-name="ce2">
            <text:p>2675900</text:p>
          </table:table-cell>
          <table:table-cell office:value-type="float" office:value="2724100" table:style-name="ce2">
            <text:p>2724100</text:p>
          </table:table-cell>
          <table:table-cell office:value-type="float" office:value="2748100" table:style-name="ce2">
            <text:p>2748100</text:p>
          </table:table-cell>
          <table:table-cell office:value-type="float" office:value="2772800" table:style-name="ce2">
            <text:p>2772800</text:p>
          </table:table-cell>
          <table:table-cell office:value-type="float" office:value="2810700" table:style-name="ce2">
            <text:p>2810700</text:p>
          </table:table-cell>
          <table:table-cell office:value-type="float" office:value="2853000" table:style-name="ce2">
            <text:p>2853000</text:p>
          </table:table-cell>
          <table:table-cell office:value-type="float" office:value="2903900" table:style-name="ce2">
            <text:p>2903900</text:p>
          </table:table-cell>
          <table:table-cell office:value-type="float" office:value="2961300" table:style-name="ce2">
            <text:p>2961300</text:p>
          </table:table-cell>
          <table:table-cell office:value-type="float" office:value="3023700" table:style-name="ce2">
            <text:p>3023700</text:p>
          </table:table-cell>
          <table:table-cell office:value-type="float" office:value="3083100" table:style-name="ce2">
            <text:p>3083100</text:p>
          </table:table-cell>
          <table:table-cell office:value-type="float" office:value="3110500" table:style-name="ce2">
            <text:p>3110500</text:p>
          </table:table-cell>
          <table:table-cell office:value-type="float" office:value="3120200" table:style-name="ce2">
            <text:p>3120200</text:p>
          </table:table-cell>
          <table:table-cell office:value-type="float" office:value="3121200" table:style-name="ce2">
            <text:p>3121200</text:p>
          </table:table-cell>
          <table:table-cell office:value-type="float" office:value="3109000" table:style-name="ce2">
            <text:p>3109000</text:p>
          </table:table-cell>
          <table:table-cell office:value-type="float" office:value="3112900" table:style-name="ce2">
            <text:p>3112900</text:p>
          </table:table-cell>
          <table:table-cell office:value-type="float" office:value="3124900" table:style-name="ce2">
            <text:p>3124900</text:p>
          </table:table-cell>
          <table:table-cell office:value-type="float" office:value="3156100" table:style-name="ce2">
            <text:p>3156100</text:p>
          </table:table-cell>
          <table:table-cell office:value-type="float" office:value="3199300" table:style-name="ce2">
            <text:p>3199300</text:p>
          </table:table-cell>
          <table:table-cell office:value-type="float" office:value="3227100" table:style-name="ce2">
            <text:p>3227100</text:p>
          </table:table-cell>
          <table:table-cell office:value-type="float" office:value="3247100" table:style-name="ce2">
            <text:p>3247100</text:p>
          </table:table-cell>
          <table:table-cell office:value-type="float" office:value="3246300" table:style-name="ce2">
            <text:p>3246300</text:p>
          </table:table-cell>
          <table:table-cell office:value-type="float" office:value="3274400" table:style-name="ce2">
            <text:p>3274400</text:p>
          </table:table-cell>
          <table:table-cell office:value-type="float" office:value="3283400" table:style-name="ce2">
            <text:p>3283400</text:p>
          </table:table-cell>
          <table:table-cell office:value-type="float" office:value="3299200" table:style-name="ce2">
            <text:p>3299200</text:p>
          </table:table-cell>
          <table:table-cell office:value-type="float" office:value="3329800" table:style-name="ce2">
            <text:p>3329800</text:p>
          </table:table-cell>
          <table:table-cell office:value-type="float" office:value="3495100" table:style-name="ce2">
            <text:p>3495100</text:p>
          </table:table-cell>
          <table:table-cell office:value-type="float" office:value="3531700" table:style-name="ce2">
            <text:p>3531700</text:p>
          </table:table-cell>
          <table:table-cell office:value-type="float" office:value="3572200" table:style-name="ce2">
            <text:p>3572200</text:p>
          </table:table-cell>
          <table:table-cell office:value-type="float" office:value="3620000" table:style-name="ce2">
            <text:p>3620000</text:p>
          </table:table-cell>
          <table:table-cell office:value-type="float" office:value="3673400" table:style-name="ce2">
            <text:p>3673400</text:p>
          </table:table-cell>
          <table:table-cell office:value-type="float" office:value="3732000" table:style-name="ce2">
            <text:p>3732000</text:p>
          </table:table-cell>
          <table:table-cell office:value-type="float" office:value="3781300" table:style-name="ce2">
            <text:p>3781300</text:p>
          </table:table-cell>
          <table:table-cell office:value-type="float" office:value="3815000" table:style-name="ce2">
            <text:p>3815000</text:p>
          </table:table-cell>
          <table:table-cell office:value-type="float" office:value="3835100" table:style-name="ce2">
            <text:p>3835100</text:p>
          </table:table-cell>
          <table:table-cell office:value-type="float" office:value="3857700" table:style-name="ce2">
            <text:p>3857700</text:p>
          </table:table-cell>
          <table:table-cell office:value-type="float" office:value="3880500" table:style-name="ce2">
            <text:p>3880500</text:p>
          </table:table-cell>
          <table:table-cell office:value-type="float" office:value="3948500" table:style-name="ce2">
            <text:p>3948500</text:p>
          </table:table-cell>
          <table:table-cell office:value-type="float" office:value="4027200" table:style-name="ce2">
            <text:p>4027200</text:p>
          </table:table-cell>
          <table:table-cell office:value-type="float" office:value="4087500" table:style-name="ce2">
            <text:p>4087500</text:p>
          </table:table-cell>
          <table:table-cell office:value-type="float" office:value="4133900" table:style-name="ce2">
            <text:p>4133900</text:p>
          </table:table-cell>
          <table:table-cell office:value-type="float" office:value="4184600" table:style-name="ce2">
            <text:p>4184600</text:p>
          </table:table-cell>
          <table:table-cell office:value-type="float" office:value="4223800" table:style-name="ce2">
            <text:p>4223800</text:p>
          </table:table-cell>
          <table:table-cell office:value-type="float" office:value="4259800" table:style-name="ce2">
            <text:p>4259800</text:p>
          </table:table-cell>
          <table:table-cell office:value-type="float" office:value="4302600" table:style-name="ce2">
            <text:p>4302600</text:p>
          </table:table-cell>
          <table:table-cell office:value-type="float" office:value="4350700" table:style-name="ce2">
            <text:p>4350700</text:p>
          </table:table-cell>
          <table:table-cell office:value-type="float" office:value="4384000" table:style-name="ce2">
            <text:p>4384000</text:p>
          </table:table-cell>
          <table:table-cell office:value-type="float" office:value="4408100" table:style-name="ce2">
            <text:p>4408100</text:p>
          </table:table-cell>
          <table:table-cell office:value-type="float" office:value="4442100" table:style-name="ce2">
            <text:p>4442100</text:p>
          </table:table-cell>
          <table:table-cell office:value-type="float" office:value="4516500" table:style-name="ce2">
            <text:p>4516500</text:p>
          </table:table-cell>
          <table:table-cell office:value-type="float" office:value="4609400" table:style-name="ce2">
            <text:p>4609400</text:p>
          </table:table-cell>
          <table:table-cell office:value-type="float" office:value="4714100" table:style-name="ce2">
            <text:p>4714100</text:p>
          </table:table-cell>
          <table:table-cell office:value-type="float" office:value="4813600" table:style-name="ce2">
            <text:p>4813600</text:p>
          </table:table-cell>
          <table:table-cell office:value-type="float" office:value="4900600" table:style-name="ce2">
            <text:p>4900600</text:p>
          </table:table-cell>
          <table:table-cell office:value-type="float" office:value="4970300" table:style-name="ce2">
            <text:p>4970300</text:p>
          </table:table-cell>
          <table:table-cell office:value-type="float" office:value="5072400" table:style-name="ce2">
            <text:p>5072400</text:p>
          </table:table-cell>
          <table:table-cell office:value-type="float" office:value="5084600" table:style-name="ce2">
            <text:p>5084600</text:p>
          </table:table-cell>
          <table:table-cell office:value-type="float" office:value="5081700" table:style-name="ce2">
            <text:p>5081700</text:p>
          </table:table-cell>
          <table:table-cell office:value-type="float" office:value="5200000" table:style-name="ce2">
            <text:p>5200000</text:p>
          </table:table-cell>
          <table:table-cell office:value-type="float" office:value="5287500" table:style-name="ce2">
            <text:p>528750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OECD members</text:p>
          </table:table-cell>
          <table:table-cell office:value-type="string" table:style-name="ce2">
            <text:p>OED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809580211" table:style-name="ce2">
            <text:p>809580211</text:p>
          </table:table-cell>
          <table:table-cell office:value-type="float" office:value="820795966" table:style-name="ce2">
            <text:p>820795966</text:p>
          </table:table-cell>
          <table:table-cell office:value-type="float" office:value="832227425" table:style-name="ce2">
            <text:p>832227425</text:p>
          </table:table-cell>
          <table:table-cell office:value-type="float" office:value="843650775" table:style-name="ce2">
            <text:p>843650775</text:p>
          </table:table-cell>
          <table:table-cell office:value-type="float" office:value="855135046" table:style-name="ce2">
            <text:p>855135046</text:p>
          </table:table-cell>
          <table:table-cell office:value-type="float" office:value="866300939" table:style-name="ce2">
            <text:p>866300939</text:p>
          </table:table-cell>
          <table:table-cell office:value-type="float" office:value="877030636" table:style-name="ce2">
            <text:p>877030636</text:p>
          </table:table-cell>
          <table:table-cell office:value-type="float" office:value="887553832" table:style-name="ce2">
            <text:p>887553832</text:p>
          </table:table-cell>
          <table:table-cell office:value-type="float" office:value="897869478" table:style-name="ce2">
            <text:p>897869478</text:p>
          </table:table-cell>
          <table:table-cell office:value-type="float" office:value="908238681" table:style-name="ce2">
            <text:p>908238681</text:p>
          </table:table-cell>
          <table:table-cell office:value-type="float" office:value="918489195" table:style-name="ce2">
            <text:p>918489195</text:p>
          </table:table-cell>
          <table:table-cell office:value-type="float" office:value="930596384" table:style-name="ce2">
            <text:p>930596384</text:p>
          </table:table-cell>
          <table:table-cell office:value-type="float" office:value="941467841" table:style-name="ce2">
            <text:p>941467841</text:p>
          </table:table-cell>
          <table:table-cell office:value-type="float" office:value="952000973" table:style-name="ce2">
            <text:p>952000973</text:p>
          </table:table-cell>
          <table:table-cell office:value-type="float" office:value="962281658" table:style-name="ce2">
            <text:p>962281658</text:p>
          </table:table-cell>
          <table:table-cell office:value-type="float" office:value="972242932" table:style-name="ce2">
            <text:p>972242932</text:p>
          </table:table-cell>
          <table:table-cell office:value-type="float" office:value="981612322" table:style-name="ce2">
            <text:p>981612322</text:p>
          </table:table-cell>
          <table:table-cell office:value-type="float" office:value="990951247" table:style-name="ce2">
            <text:p>990951247</text:p>
          </table:table-cell>
          <table:table-cell office:value-type="float" office:value="1000355869" table:style-name="ce2">
            <text:p>1000355869</text:p>
          </table:table-cell>
          <table:table-cell office:value-type="float" office:value="1009880602" table:style-name="ce2">
            <text:p>1009880602</text:p>
          </table:table-cell>
          <table:table-cell office:value-type="float" office:value="1019332414" table:style-name="ce2">
            <text:p>1019332414</text:p>
          </table:table-cell>
          <table:table-cell office:value-type="float" office:value="1028615740" table:style-name="ce2">
            <text:p>1028615740</text:p>
          </table:table-cell>
          <table:table-cell office:value-type="float" office:value="1037419356" table:style-name="ce2">
            <text:p>1037419356</text:p>
          </table:table-cell>
          <table:table-cell office:value-type="float" office:value="1046094679" table:style-name="ce2">
            <text:p>1046094679</text:p>
          </table:table-cell>
          <table:table-cell office:value-type="float" office:value="1054395892" table:style-name="ce2">
            <text:p>1054395892</text:p>
          </table:table-cell>
          <table:table-cell office:value-type="float" office:value="1062728299" table:style-name="ce2">
            <text:p>1062728299</text:p>
          </table:table-cell>
          <table:table-cell office:value-type="float" office:value="1071222636" table:style-name="ce2">
            <text:p>1071222636</text:p>
          </table:table-cell>
          <table:table-cell office:value-type="float" office:value="1079813087" table:style-name="ce2">
            <text:p>1079813087</text:p>
          </table:table-cell>
          <table:table-cell office:value-type="float" office:value="1088587717" table:style-name="ce2">
            <text:p>1088587717</text:p>
          </table:table-cell>
          <table:table-cell office:value-type="float" office:value="1097876374" table:style-name="ce2">
            <text:p>1097876374</text:p>
          </table:table-cell>
          <table:table-cell office:value-type="float" office:value="1107695519" table:style-name="ce2">
            <text:p>1107695519</text:p>
          </table:table-cell>
          <table:table-cell office:value-type="float" office:value="1118410105" table:style-name="ce2">
            <text:p>1118410105</text:p>
          </table:table-cell>
          <table:table-cell office:value-type="float" office:value="1129039882" table:style-name="ce2">
            <text:p>1129039882</text:p>
          </table:table-cell>
          <table:table-cell office:value-type="float" office:value="1139203498" table:style-name="ce2">
            <text:p>1139203498</text:p>
          </table:table-cell>
          <table:table-cell office:value-type="float" office:value="1148779736" table:style-name="ce2">
            <text:p>1148779736</text:p>
          </table:table-cell>
          <table:table-cell office:value-type="float" office:value="1158068699" table:style-name="ce2">
            <text:p>1158068699</text:p>
          </table:table-cell>
          <table:table-cell office:value-type="float" office:value="1167149370" table:style-name="ce2">
            <text:p>1167149370</text:p>
          </table:table-cell>
          <table:table-cell office:value-type="float" office:value="1176191803" table:style-name="ce2">
            <text:p>1176191803</text:p>
          </table:table-cell>
          <table:table-cell office:value-type="float" office:value="1184928348" table:style-name="ce2">
            <text:p>1184928348</text:p>
          </table:table-cell>
          <table:table-cell office:value-type="float" office:value="1193682861" table:style-name="ce2">
            <text:p>1193682861</text:p>
          </table:table-cell>
          <table:table-cell office:value-type="float" office:value="1202226474" table:style-name="ce2">
            <text:p>1202226474</text:p>
          </table:table-cell>
          <table:table-cell office:value-type="float" office:value="1211109104" table:style-name="ce2">
            <text:p>1211109104</text:p>
          </table:table-cell>
          <table:table-cell office:value-type="float" office:value="1220101353" table:style-name="ce2">
            <text:p>1220101353</text:p>
          </table:table-cell>
          <table:table-cell office:value-type="float" office:value="1229012217" table:style-name="ce2">
            <text:p>1229012217</text:p>
          </table:table-cell>
          <table:table-cell office:value-type="float" office:value="1237896576" table:style-name="ce2">
            <text:p>1237896576</text:p>
          </table:table-cell>
          <table:table-cell office:value-type="float" office:value="1246656490" table:style-name="ce2">
            <text:p>1246656490</text:p>
          </table:table-cell>
          <table:table-cell office:value-type="float" office:value="1255746646" table:style-name="ce2">
            <text:p>1255746646</text:p>
          </table:table-cell>
          <table:table-cell office:value-type="float" office:value="1264728255" table:style-name="ce2">
            <text:p>1264728255</text:p>
          </table:table-cell>
          <table:table-cell office:value-type="float" office:value="1274711058" table:style-name="ce2">
            <text:p>1274711058</text:p>
          </table:table-cell>
          <table:table-cell office:value-type="float" office:value="1283973216" table:style-name="ce2">
            <text:p>1283973216</text:p>
          </table:table-cell>
          <table:table-cell office:value-type="float" office:value="1292701737" table:style-name="ce2">
            <text:p>1292701737</text:p>
          </table:table-cell>
          <table:table-cell office:value-type="float" office:value="1299644689" table:style-name="ce2">
            <text:p>1299644689</text:p>
          </table:table-cell>
          <table:table-cell office:value-type="float" office:value="1307733583" table:style-name="ce2">
            <text:p>1307733583</text:p>
          </table:table-cell>
          <table:table-cell office:value-type="float" office:value="1315427979" table:style-name="ce2">
            <text:p>1315427979</text:p>
          </table:table-cell>
          <table:table-cell office:value-type="float" office:value="1323459714" table:style-name="ce2">
            <text:p>1323459714</text:p>
          </table:table-cell>
          <table:table-cell office:value-type="float" office:value="1331675197" table:style-name="ce2">
            <text:p>1331675197</text:p>
          </table:table-cell>
          <table:table-cell office:value-type="float" office:value="1340142055" table:style-name="ce2">
            <text:p>1340142055</text:p>
          </table:table-cell>
          <table:table-cell office:value-type="float" office:value="1348127258" table:style-name="ce2">
            <text:p>1348127258</text:p>
          </table:table-cell>
          <table:table-cell office:value-type="float" office:value="1356470975" table:style-name="ce2">
            <text:p>1356470975</text:p>
          </table:table-cell>
          <table:table-cell office:value-type="float" office:value="1364146219" table:style-name="ce2">
            <text:p>1364146219</text:p>
          </table:table-cell>
          <table:table-cell office:value-type="float" office:value="1369310195" table:style-name="ce2">
            <text:p>1369310195</text:p>
          </table:table-cell>
          <table:table-cell office:value-type="float" office:value="1371785073" table:style-name="ce2">
            <text:p>1371785073</text:p>
          </table:table-cell>
          <table:table-cell office:value-type="float" office:value="1378565677" table:style-name="ce2">
            <text:p>1378565677</text:p>
          </table:table-cell>
          <table:table-cell office:value-type="float" office:value="1387897706" table:style-name="ce2">
            <text:p>1387897706</text:p>
          </table:table-cell>
          <table:table-cell office:value-type="float" office:value="1396877448" table:style-name="ce2">
            <text:p>139687744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Oman</text:p>
          </table:table-cell>
          <table:table-cell office:value-type="string" table:style-name="ce2">
            <text:p>OM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30485" table:style-name="ce2">
            <text:p>530485</text:p>
          </table:table-cell>
          <table:table-cell office:value-type="float" office:value="539854" table:style-name="ce2">
            <text:p>539854</text:p>
          </table:table-cell>
          <table:table-cell office:value-type="float" office:value="549941" table:style-name="ce2">
            <text:p>549941</text:p>
          </table:table-cell>
          <table:table-cell office:value-type="float" office:value="560827" table:style-name="ce2">
            <text:p>560827</text:p>
          </table:table-cell>
          <table:table-cell office:value-type="float" office:value="572577" table:style-name="ce2">
            <text:p>572577</text:p>
          </table:table-cell>
          <table:table-cell office:value-type="float" office:value="585236" table:style-name="ce2">
            <text:p>585236</text:p>
          </table:table-cell>
          <table:table-cell office:value-type="float" office:value="598804" table:style-name="ce2">
            <text:p>598804</text:p>
          </table:table-cell>
          <table:table-cell office:value-type="float" office:value="613318" table:style-name="ce2">
            <text:p>613318</text:p>
          </table:table-cell>
          <table:table-cell office:value-type="float" office:value="628798" table:style-name="ce2">
            <text:p>628798</text:p>
          </table:table-cell>
          <table:table-cell office:value-type="float" office:value="645255" table:style-name="ce2">
            <text:p>645255</text:p>
          </table:table-cell>
          <table:table-cell office:value-type="float" office:value="662680" table:style-name="ce2">
            <text:p>662680</text:p>
          </table:table-cell>
          <table:table-cell office:value-type="float" office:value="681119" table:style-name="ce2">
            <text:p>681119</text:p>
          </table:table-cell>
          <table:table-cell office:value-type="float" office:value="700593" table:style-name="ce2">
            <text:p>700593</text:p>
          </table:table-cell>
          <table:table-cell office:value-type="float" office:value="721179" table:style-name="ce2">
            <text:p>721179</text:p>
          </table:table-cell>
          <table:table-cell office:value-type="float" office:value="746988" table:style-name="ce2">
            <text:p>746988</text:p>
          </table:table-cell>
          <table:table-cell office:value-type="float" office:value="778864" table:style-name="ce2">
            <text:p>778864</text:p>
          </table:table-cell>
          <table:table-cell office:value-type="float" office:value="814701" table:style-name="ce2">
            <text:p>814701</text:p>
          </table:table-cell>
          <table:table-cell office:value-type="float" office:value="855314" table:style-name="ce2">
            <text:p>855314</text:p>
          </table:table-cell>
          <table:table-cell office:value-type="float" office:value="900304" table:style-name="ce2">
            <text:p>900304</text:p>
          </table:table-cell>
          <table:table-cell office:value-type="float" office:value="949116" table:style-name="ce2">
            <text:p>949116</text:p>
          </table:table-cell>
          <table:table-cell office:value-type="float" office:value="1001248" table:style-name="ce2">
            <text:p>1001248</text:p>
          </table:table-cell>
          <table:table-cell office:value-type="float" office:value="1057320" table:style-name="ce2">
            <text:p>1057320</text:p>
          </table:table-cell>
          <table:table-cell office:value-type="float" office:value="1117678" table:style-name="ce2">
            <text:p>1117678</text:p>
          </table:table-cell>
          <table:table-cell office:value-type="float" office:value="1181459" table:style-name="ce2">
            <text:p>1181459</text:p>
          </table:table-cell>
          <table:table-cell office:value-type="float" office:value="1247716" table:style-name="ce2">
            <text:p>1247716</text:p>
          </table:table-cell>
          <table:table-cell office:value-type="float" office:value="1325480" table:style-name="ce2">
            <text:p>1325480</text:p>
          </table:table-cell>
          <table:table-cell office:value-type="float" office:value="1413419" table:style-name="ce2">
            <text:p>1413419</text:p>
          </table:table-cell>
          <table:table-cell office:value-type="float" office:value="1500996" table:style-name="ce2">
            <text:p>1500996</text:p>
          </table:table-cell>
          <table:table-cell office:value-type="float" office:value="1588568" table:style-name="ce2">
            <text:p>1588568</text:p>
          </table:table-cell>
          <table:table-cell office:value-type="float" office:value="1676228" table:style-name="ce2">
            <text:p>1676228</text:p>
          </table:table-cell>
          <table:table-cell office:value-type="float" office:value="1763954" table:style-name="ce2">
            <text:p>1763954</text:p>
          </table:table-cell>
          <table:table-cell office:value-type="float" office:value="1851473" table:style-name="ce2">
            <text:p>1851473</text:p>
          </table:table-cell>
          <table:table-cell office:value-type="float" office:value="1938238" table:style-name="ce2">
            <text:p>1938238</text:p>
          </table:table-cell>
          <table:table-cell office:value-type="float" office:value="2021675" table:style-name="ce2">
            <text:p>2021675</text:p>
          </table:table-cell>
          <table:table-cell office:value-type="float" office:value="2081834" table:style-name="ce2">
            <text:p>2081834</text:p>
          </table:table-cell>
          <table:table-cell office:value-type="float" office:value="2120528" table:style-name="ce2">
            <text:p>2120528</text:p>
          </table:table-cell>
          <table:table-cell office:value-type="float" office:value="2156926" table:style-name="ce2">
            <text:p>2156926</text:p>
          </table:table-cell>
          <table:table-cell office:value-type="float" office:value="2190720" table:style-name="ce2">
            <text:p>2190720</text:p>
          </table:table-cell>
          <table:table-cell office:value-type="float" office:value="2222489" table:style-name="ce2">
            <text:p>2222489</text:p>
          </table:table-cell>
          <table:table-cell office:value-type="float" office:value="2252909" table:style-name="ce2">
            <text:p>2252909</text:p>
          </table:table-cell>
          <table:table-cell office:value-type="float" office:value="2282131" table:style-name="ce2">
            <text:p>2282131</text:p>
          </table:table-cell>
          <table:table-cell office:value-type="float" office:value="2310217" table:style-name="ce2">
            <text:p>2310217</text:p>
          </table:table-cell>
          <table:table-cell office:value-type="float" office:value="2337140" table:style-name="ce2">
            <text:p>2337140</text:p>
          </table:table-cell>
          <table:table-cell office:value-type="float" office:value="2363796" table:style-name="ce2">
            <text:p>2363796</text:p>
          </table:table-cell>
          <table:table-cell office:value-type="float" office:value="2404821" table:style-name="ce2">
            <text:p>2404821</text:p>
          </table:table-cell>
          <table:table-cell office:value-type="float" office:value="2459802" table:style-name="ce2">
            <text:p>2459802</text:p>
          </table:table-cell>
          <table:table-cell office:value-type="float" office:value="2514795" table:style-name="ce2">
            <text:p>2514795</text:p>
          </table:table-cell>
          <table:table-cell office:value-type="float" office:value="2570174" table:style-name="ce2">
            <text:p>2570174</text:p>
          </table:table-cell>
          <table:table-cell office:value-type="float" office:value="2626529" table:style-name="ce2">
            <text:p>2626529</text:p>
          </table:table-cell>
          <table:table-cell office:value-type="float" office:value="2684659" table:style-name="ce2">
            <text:p>2684659</text:p>
          </table:table-cell>
          <table:table-cell office:value-type="float" office:value="2757446" table:style-name="ce2">
            <text:p>2757446</text:p>
          </table:table-cell>
          <table:table-cell office:value-type="float" office:value="3076763" table:style-name="ce2">
            <text:p>3076763</text:p>
          </table:table-cell>
          <table:table-cell office:value-type="float" office:value="3547106" table:style-name="ce2">
            <text:p>3547106</text:p>
          </table:table-cell>
          <table:table-cell office:value-type="float" office:value="3833913" table:style-name="ce2">
            <text:p>3833913</text:p>
          </table:table-cell>
          <table:table-cell office:value-type="float" office:value="4002439" table:style-name="ce2">
            <text:p>4002439</text:p>
          </table:table-cell>
          <table:table-cell office:value-type="float" office:value="4184895" table:style-name="ce2">
            <text:p>4184895</text:p>
          </table:table-cell>
          <table:table-cell office:value-type="float" office:value="4390877" table:style-name="ce2">
            <text:p>4390877</text:p>
          </table:table-cell>
          <table:table-cell office:value-type="float" office:value="4537396" table:style-name="ce2">
            <text:p>4537396</text:p>
          </table:table-cell>
          <table:table-cell office:value-type="float" office:value="4597877" table:style-name="ce2">
            <text:p>4597877</text:p>
          </table:table-cell>
          <table:table-cell office:value-type="float" office:value="4591241" table:style-name="ce2">
            <text:p>4591241</text:p>
          </table:table-cell>
          <table:table-cell office:value-type="float" office:value="4522497" table:style-name="ce2">
            <text:p>4522497</text:p>
          </table:table-cell>
          <table:table-cell office:value-type="float" office:value="4500424" table:style-name="ce2">
            <text:p>4500424</text:p>
          </table:table-cell>
          <table:table-cell office:value-type="float" office:value="4730226" table:style-name="ce2">
            <text:p>4730226</text:p>
          </table:table-cell>
          <table:table-cell office:value-type="float" office:value="5049269" table:style-name="ce2">
            <text:p>5049269</text:p>
          </table:table-cell>
          <table:table-cell office:value-type="float" office:value="5281538" table:style-name="ce2">
            <text:p>528153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Other small states</text:p>
          </table:table-cell>
          <table:table-cell office:value-type="string" table:style-name="ce2">
            <text:p>OSS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297024" table:style-name="ce2">
            <text:p>5297024</text:p>
          </table:table-cell>
          <table:table-cell office:value-type="float" office:value="5374964" table:style-name="ce2">
            <text:p>5374964</text:p>
          </table:table-cell>
          <table:table-cell office:value-type="float" office:value="5476102" table:style-name="ce2">
            <text:p>5476102</text:p>
          </table:table-cell>
          <table:table-cell office:value-type="float" office:value="5578740" table:style-name="ce2">
            <text:p>5578740</text:p>
          </table:table-cell>
          <table:table-cell office:value-type="float" office:value="5680872" table:style-name="ce2">
            <text:p>5680872</text:p>
          </table:table-cell>
          <table:table-cell office:value-type="float" office:value="5779625" table:style-name="ce2">
            <text:p>5779625</text:p>
          </table:table-cell>
          <table:table-cell office:value-type="float" office:value="5872358" table:style-name="ce2">
            <text:p>5872358</text:p>
          </table:table-cell>
          <table:table-cell office:value-type="float" office:value="5959394" table:style-name="ce2">
            <text:p>5959394</text:p>
          </table:table-cell>
          <table:table-cell office:value-type="float" office:value="6047701" table:style-name="ce2">
            <text:p>6047701</text:p>
          </table:table-cell>
          <table:table-cell office:value-type="float" office:value="6141108" table:style-name="ce2">
            <text:p>6141108</text:p>
          </table:table-cell>
          <table:table-cell office:value-type="float" office:value="6240826" table:style-name="ce2">
            <text:p>6240826</text:p>
          </table:table-cell>
          <table:table-cell office:value-type="float" office:value="6348289" table:style-name="ce2">
            <text:p>6348289</text:p>
          </table:table-cell>
          <table:table-cell office:value-type="float" office:value="6460753" table:style-name="ce2">
            <text:p>6460753</text:p>
          </table:table-cell>
          <table:table-cell office:value-type="float" office:value="6573195" table:style-name="ce2">
            <text:p>6573195</text:p>
          </table:table-cell>
          <table:table-cell office:value-type="float" office:value="6679456" table:style-name="ce2">
            <text:p>6679456</text:p>
          </table:table-cell>
          <table:table-cell office:value-type="float" office:value="6790788" table:style-name="ce2">
            <text:p>6790788</text:p>
          </table:table-cell>
          <table:table-cell office:value-type="float" office:value="6913443" table:style-name="ce2">
            <text:p>6913443</text:p>
          </table:table-cell>
          <table:table-cell office:value-type="float" office:value="7044675" table:style-name="ce2">
            <text:p>7044675</text:p>
          </table:table-cell>
          <table:table-cell office:value-type="float" office:value="7176063" table:style-name="ce2">
            <text:p>7176063</text:p>
          </table:table-cell>
          <table:table-cell office:value-type="float" office:value="7309677" table:style-name="ce2">
            <text:p>7309677</text:p>
          </table:table-cell>
          <table:table-cell office:value-type="float" office:value="7444817" table:style-name="ce2">
            <text:p>7444817</text:p>
          </table:table-cell>
          <table:table-cell office:value-type="float" office:value="7577614" table:style-name="ce2">
            <text:p>7577614</text:p>
          </table:table-cell>
          <table:table-cell office:value-type="float" office:value="7711694" table:style-name="ce2">
            <text:p>7711694</text:p>
          </table:table-cell>
          <table:table-cell office:value-type="float" office:value="7843045" table:style-name="ce2">
            <text:p>7843045</text:p>
          </table:table-cell>
          <table:table-cell office:value-type="float" office:value="7975015" table:style-name="ce2">
            <text:p>7975015</text:p>
          </table:table-cell>
          <table:table-cell office:value-type="float" office:value="8118973" table:style-name="ce2">
            <text:p>8118973</text:p>
          </table:table-cell>
          <table:table-cell office:value-type="float" office:value="8271747" table:style-name="ce2">
            <text:p>8271747</text:p>
          </table:table-cell>
          <table:table-cell office:value-type="float" office:value="8429468" table:style-name="ce2">
            <text:p>8429468</text:p>
          </table:table-cell>
          <table:table-cell office:value-type="float" office:value="8592255" table:style-name="ce2">
            <text:p>8592255</text:p>
          </table:table-cell>
          <table:table-cell office:value-type="float" office:value="8765561" table:style-name="ce2">
            <text:p>8765561</text:p>
          </table:table-cell>
          <table:table-cell office:value-type="float" office:value="8949306" table:style-name="ce2">
            <text:p>8949306</text:p>
          </table:table-cell>
          <table:table-cell office:value-type="float" office:value="9131087" table:style-name="ce2">
            <text:p>9131087</text:p>
          </table:table-cell>
          <table:table-cell office:value-type="float" office:value="9201490" table:style-name="ce2">
            <text:p>9201490</text:p>
          </table:table-cell>
          <table:table-cell office:value-type="float" office:value="9249106" table:style-name="ce2">
            <text:p>9249106</text:p>
          </table:table-cell>
          <table:table-cell office:value-type="float" office:value="9328189" table:style-name="ce2">
            <text:p>9328189</text:p>
          </table:table-cell>
          <table:table-cell office:value-type="float" office:value="9389918" table:style-name="ce2">
            <text:p>9389918</text:p>
          </table:table-cell>
          <table:table-cell office:value-type="float" office:value="9493131" table:style-name="ce2">
            <text:p>9493131</text:p>
          </table:table-cell>
          <table:table-cell office:value-type="float" office:value="9618823" table:style-name="ce2">
            <text:p>9618823</text:p>
          </table:table-cell>
          <table:table-cell office:value-type="float" office:value="9746302" table:style-name="ce2">
            <text:p>9746302</text:p>
          </table:table-cell>
          <table:table-cell office:value-type="float" office:value="9758520" table:style-name="ce2">
            <text:p>9758520</text:p>
          </table:table-cell>
          <table:table-cell office:value-type="float" office:value="9788238" table:style-name="ce2">
            <text:p>9788238</text:p>
          </table:table-cell>
          <table:table-cell office:value-type="float" office:value="9961679" table:style-name="ce2">
            <text:p>9961679</text:p>
          </table:table-cell>
          <table:table-cell office:value-type="float" office:value="10136134" table:style-name="ce2">
            <text:p>10136134</text:p>
          </table:table-cell>
          <table:table-cell office:value-type="float" office:value="10269557" table:style-name="ce2">
            <text:p>10269557</text:p>
          </table:table-cell>
          <table:table-cell office:value-type="float" office:value="10371059" table:style-name="ce2">
            <text:p>10371059</text:p>
          </table:table-cell>
          <table:table-cell office:value-type="float" office:value="10479844" table:style-name="ce2">
            <text:p>10479844</text:p>
          </table:table-cell>
          <table:table-cell office:value-type="float" office:value="10601352" table:style-name="ce2">
            <text:p>10601352</text:p>
          </table:table-cell>
          <table:table-cell office:value-type="float" office:value="10730365" table:style-name="ce2">
            <text:p>10730365</text:p>
          </table:table-cell>
          <table:table-cell office:value-type="float" office:value="10862640" table:style-name="ce2">
            <text:p>10862640</text:p>
          </table:table-cell>
          <table:table-cell office:value-type="float" office:value="10989567" table:style-name="ce2">
            <text:p>10989567</text:p>
          </table:table-cell>
          <table:table-cell office:value-type="float" office:value="11112466" table:style-name="ce2">
            <text:p>11112466</text:p>
          </table:table-cell>
          <table:table-cell office:value-type="float" office:value="11226214" table:style-name="ce2">
            <text:p>11226214</text:p>
          </table:table-cell>
          <table:table-cell office:value-type="float" office:value="11346082" table:style-name="ce2">
            <text:p>11346082</text:p>
          </table:table-cell>
          <table:table-cell office:value-type="float" office:value="11466589" table:style-name="ce2">
            <text:p>11466589</text:p>
          </table:table-cell>
          <table:table-cell office:value-type="float" office:value="11591200" table:style-name="ce2">
            <text:p>11591200</text:p>
          </table:table-cell>
          <table:table-cell office:value-type="float" office:value="11722398" table:style-name="ce2">
            <text:p>11722398</text:p>
          </table:table-cell>
          <table:table-cell office:value-type="float" office:value="11851918" table:style-name="ce2">
            <text:p>11851918</text:p>
          </table:table-cell>
          <table:table-cell office:value-type="float" office:value="11989367" table:style-name="ce2">
            <text:p>11989367</text:p>
          </table:table-cell>
          <table:table-cell office:value-type="float" office:value="12135267" table:style-name="ce2">
            <text:p>12135267</text:p>
          </table:table-cell>
          <table:table-cell office:value-type="float" office:value="12281907" table:style-name="ce2">
            <text:p>12281907</text:p>
          </table:table-cell>
          <table:table-cell office:value-type="float" office:value="12417333" table:style-name="ce2">
            <text:p>12417333</text:p>
          </table:table-cell>
          <table:table-cell office:value-type="float" office:value="12541889" table:style-name="ce2">
            <text:p>12541889</text:p>
          </table:table-cell>
          <table:table-cell office:value-type="float" office:value="12699005" table:style-name="ce2">
            <text:p>12699005</text:p>
          </table:table-cell>
          <table:table-cell office:value-type="float" office:value="12822134" table:style-name="ce2">
            <text:p>12822134</text:p>
          </table:table-cell>
          <table:table-cell office:value-type="float" office:value="12931878" table:style-name="ce2">
            <text:p>1293187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Pakistan</text:p>
          </table:table-cell>
          <table:table-cell office:value-type="string" table:style-name="ce2">
            <text:p>PAK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5709310" table:style-name="ce2">
            <text:p>45709310</text:p>
          </table:table-cell>
          <table:table-cell office:value-type="float" office:value="46921277" table:style-name="ce2">
            <text:p>46921277</text:p>
          </table:table-cell>
          <table:table-cell office:value-type="float" office:value="48156128" table:style-name="ce2">
            <text:p>48156128</text:p>
          </table:table-cell>
          <table:table-cell office:value-type="float" office:value="49447776" table:style-name="ce2">
            <text:p>49447776</text:p>
          </table:table-cell>
          <table:table-cell office:value-type="float" office:value="50799999" table:style-name="ce2">
            <text:p>50799999</text:p>
          </table:table-cell>
          <table:table-cell office:value-type="float" office:value="52209010" table:style-name="ce2">
            <text:p>52209010</text:p>
          </table:table-cell>
          <table:table-cell office:value-type="float" office:value="53678667" table:style-name="ce2">
            <text:p>53678667</text:p>
          </table:table-cell>
          <table:table-cell office:value-type="float" office:value="55214768" table:style-name="ce2">
            <text:p>55214768</text:p>
          </table:table-cell>
          <table:table-cell office:value-type="float" office:value="56810507" table:style-name="ce2">
            <text:p>56810507</text:p>
          </table:table-cell>
          <table:table-cell office:value-type="float" office:value="58460939" table:style-name="ce2">
            <text:p>58460939</text:p>
          </table:table-cell>
          <table:table-cell office:value-type="float" office:value="60166719" table:style-name="ce2">
            <text:p>60166719</text:p>
          </table:table-cell>
          <table:table-cell office:value-type="float" office:value="61847899" table:style-name="ce2">
            <text:p>61847899</text:p>
          </table:table-cell>
          <table:table-cell office:value-type="float" office:value="63583194" table:style-name="ce2">
            <text:p>63583194</text:p>
          </table:table-cell>
          <table:table-cell office:value-type="float" office:value="65461912" table:style-name="ce2">
            <text:p>65461912</text:p>
          </table:table-cell>
          <table:table-cell office:value-type="float" office:value="67415487" table:style-name="ce2">
            <text:p>67415487</text:p>
          </table:table-cell>
          <table:table-cell office:value-type="float" office:value="69461175" table:style-name="ce2">
            <text:p>69461175</text:p>
          </table:table-cell>
          <table:table-cell office:value-type="float" office:value="71620254" table:style-name="ce2">
            <text:p>71620254</text:p>
          </table:table-cell>
          <table:table-cell office:value-type="float" office:value="73901827" table:style-name="ce2">
            <text:p>73901827</text:p>
          </table:table-cell>
          <table:table-cell office:value-type="float" office:value="76307379" table:style-name="ce2">
            <text:p>76307379</text:p>
          </table:table-cell>
          <table:table-cell office:value-type="float" office:value="78997039" table:style-name="ce2">
            <text:p>78997039</text:p>
          </table:table-cell>
          <table:table-cell office:value-type="float" office:value="82291010" table:style-name="ce2">
            <text:p>82291010</text:p>
          </table:table-cell>
          <table:table-cell office:value-type="float" office:value="85802049" table:style-name="ce2">
            <text:p>85802049</text:p>
          </table:table-cell>
          <table:table-cell office:value-type="float" office:value="89089246" table:style-name="ce2">
            <text:p>89089246</text:p>
          </table:table-cell>
          <table:table-cell office:value-type="float" office:value="92227711" table:style-name="ce2">
            <text:p>92227711</text:p>
          </table:table-cell>
          <table:table-cell office:value-type="float" office:value="95164936" table:style-name="ce2">
            <text:p>95164936</text:p>
          </table:table-cell>
          <table:table-cell office:value-type="float" office:value="98229285" table:style-name="ce2">
            <text:p>98229285</text:p>
          </table:table-cell>
          <table:table-cell office:value-type="float" office:value="101606764" table:style-name="ce2">
            <text:p>101606764</text:p>
          </table:table-cell>
          <table:table-cell office:value-type="float" office:value="105130717" table:style-name="ce2">
            <text:p>105130717</text:p>
          </table:table-cell>
          <table:table-cell office:value-type="float" office:value="108724739" table:style-name="ce2">
            <text:p>108724739</text:p>
          </table:table-cell>
          <table:table-cell office:value-type="float" office:value="112336629" table:style-name="ce2">
            <text:p>112336629</text:p>
          </table:table-cell>
          <table:table-cell office:value-type="float" office:value="116155576" table:style-name="ce2">
            <text:p>116155576</text:p>
          </table:table-cell>
          <table:table-cell office:value-type="float" office:value="120060406" table:style-name="ce2">
            <text:p>120060406</text:p>
          </table:table-cell>
          <table:table-cell office:value-type="float" office:value="123546848" table:style-name="ce2">
            <text:p>123546848</text:p>
          </table:table-cell>
          <table:table-cell office:value-type="float" office:value="127020117" table:style-name="ce2">
            <text:p>127020117</text:p>
          </table:table-cell>
          <table:table-cell office:value-type="float" office:value="130748083" table:style-name="ce2">
            <text:p>130748083</text:p>
          </table:table-cell>
          <table:table-cell office:value-type="float" office:value="134582253" table:style-name="ce2">
            <text:p>134582253</text:p>
          </table:table-cell>
          <table:table-cell office:value-type="float" office:value="138557092" table:style-name="ce2">
            <text:p>138557092</text:p>
          </table:table-cell>
          <table:table-cell office:value-type="float" office:value="142531804" table:style-name="ce2">
            <text:p>142531804</text:p>
          </table:table-cell>
          <table:table-cell office:value-type="float" office:value="146522356" table:style-name="ce2">
            <text:p>146522356</text:p>
          </table:table-cell>
          <table:table-cell office:value-type="float" office:value="150565377" table:style-name="ce2">
            <text:p>150565377</text:p>
          </table:table-cell>
          <table:table-cell office:value-type="float" office:value="154879127" table:style-name="ce2">
            <text:p>154879127</text:p>
          </table:table-cell>
          <table:table-cell office:value-type="float" office:value="159270907" table:style-name="ce2">
            <text:p>159270907</text:p>
          </table:table-cell>
          <table:table-cell office:value-type="float" office:value="163222549" table:style-name="ce2">
            <text:p>163222549</text:p>
          </table:table-cell>
          <table:table-cell office:value-type="float" office:value="167110248" table:style-name="ce2">
            <text:p>167110248</text:p>
          </table:table-cell>
          <table:table-cell office:value-type="float" office:value="171286000" table:style-name="ce2">
            <text:p>171286000</text:p>
          </table:table-cell>
          <table:table-cell office:value-type="float" office:value="175453212" table:style-name="ce2">
            <text:p>175453212</text:p>
          </table:table-cell>
          <table:table-cell office:value-type="float" office:value="179682690" table:style-name="ce2">
            <text:p>179682690</text:p>
          </table:table-cell>
          <table:table-cell office:value-type="float" office:value="184493231" table:style-name="ce2">
            <text:p>184493231</text:p>
          </table:table-cell>
          <table:table-cell office:value-type="float" office:value="189499113" table:style-name="ce2">
            <text:p>189499113</text:p>
          </table:table-cell>
          <table:table-cell office:value-type="float" office:value="194376534" table:style-name="ce2">
            <text:p>194376534</text:p>
          </table:table-cell>
          <table:table-cell office:value-type="float" office:value="199239047" table:style-name="ce2">
            <text:p>199239047</text:p>
          </table:table-cell>
          <table:table-cell office:value-type="float" office:value="203746065" table:style-name="ce2">
            <text:p>203746065</text:p>
          </table:table-cell>
          <table:table-cell office:value-type="float" office:value="207667125" table:style-name="ce2">
            <text:p>207667125</text:p>
          </table:table-cell>
          <table:table-cell office:value-type="float" office:value="211073978" table:style-name="ce2">
            <text:p>211073978</text:p>
          </table:table-cell>
          <table:table-cell office:value-type="float" office:value="214264647" table:style-name="ce2">
            <text:p>214264647</text:p>
          </table:table-cell>
          <table:table-cell office:value-type="float" office:value="217290883" table:style-name="ce2">
            <text:p>217290883</text:p>
          </table:table-cell>
          <table:table-cell office:value-type="float" office:value="220138869" table:style-name="ce2">
            <text:p>220138869</text:p>
          </table:table-cell>
          <table:table-cell office:value-type="float" office:value="223273967" table:style-name="ce2">
            <text:p>223273967</text:p>
          </table:table-cell>
          <table:table-cell office:value-type="float" office:value="226928892" table:style-name="ce2">
            <text:p>226928892</text:p>
          </table:table-cell>
          <table:table-cell office:value-type="float" office:value="230800899" table:style-name="ce2">
            <text:p>230800899</text:p>
          </table:table-cell>
          <table:table-cell office:value-type="float" office:value="235001746" table:style-name="ce2">
            <text:p>235001746</text:p>
          </table:table-cell>
          <table:table-cell office:value-type="float" office:value="239477801" table:style-name="ce2">
            <text:p>239477801</text:p>
          </table:table-cell>
          <table:table-cell office:value-type="float" office:value="243700667" table:style-name="ce2">
            <text:p>243700667</text:p>
          </table:table-cell>
          <table:table-cell office:value-type="float" office:value="247504495" table:style-name="ce2">
            <text:p>247504495</text:p>
          </table:table-cell>
          <table:table-cell office:value-type="float" office:value="251269164" table:style-name="ce2">
            <text:p>25126916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Panama</text:p>
          </table:table-cell>
          <table:table-cell office:value-type="string" table:style-name="ce2">
            <text:p>PA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126005" table:style-name="ce2">
            <text:p>1126005</text:p>
          </table:table-cell>
          <table:table-cell office:value-type="float" office:value="1159870" table:style-name="ce2">
            <text:p>1159870</text:p>
          </table:table-cell>
          <table:table-cell office:value-type="float" office:value="1195301" table:style-name="ce2">
            <text:p>1195301</text:p>
          </table:table-cell>
          <table:table-cell office:value-type="float" office:value="1232124" table:style-name="ce2">
            <text:p>1232124</text:p>
          </table:table-cell>
          <table:table-cell office:value-type="float" office:value="1270065" table:style-name="ce2">
            <text:p>1270065</text:p>
          </table:table-cell>
          <table:table-cell office:value-type="float" office:value="1308835" table:style-name="ce2">
            <text:p>1308835</text:p>
          </table:table-cell>
          <table:table-cell office:value-type="float" office:value="1348388" table:style-name="ce2">
            <text:p>1348388</text:p>
          </table:table-cell>
          <table:table-cell office:value-type="float" office:value="1388628" table:style-name="ce2">
            <text:p>1388628</text:p>
          </table:table-cell>
          <table:table-cell office:value-type="float" office:value="1429447" table:style-name="ce2">
            <text:p>1429447</text:p>
          </table:table-cell>
          <table:table-cell office:value-type="float" office:value="1470886" table:style-name="ce2">
            <text:p>1470886</text:p>
          </table:table-cell>
          <table:table-cell office:value-type="float" office:value="1513070" table:style-name="ce2">
            <text:p>1513070</text:p>
          </table:table-cell>
          <table:table-cell office:value-type="float" office:value="1556081" table:style-name="ce2">
            <text:p>1556081</text:p>
          </table:table-cell>
          <table:table-cell office:value-type="float" office:value="1599723" table:style-name="ce2">
            <text:p>1599723</text:p>
          </table:table-cell>
          <table:table-cell office:value-type="float" office:value="1643690" table:style-name="ce2">
            <text:p>1643690</text:p>
          </table:table-cell>
          <table:table-cell office:value-type="float" office:value="1687926" table:style-name="ce2">
            <text:p>1687926</text:p>
          </table:table-cell>
          <table:table-cell office:value-type="float" office:value="1732389" table:style-name="ce2">
            <text:p>1732389</text:p>
          </table:table-cell>
          <table:table-cell office:value-type="float" office:value="1776935" table:style-name="ce2">
            <text:p>1776935</text:p>
          </table:table-cell>
          <table:table-cell office:value-type="float" office:value="1821543" table:style-name="ce2">
            <text:p>1821543</text:p>
          </table:table-cell>
          <table:table-cell office:value-type="float" office:value="1866311" table:style-name="ce2">
            <text:p>1866311</text:p>
          </table:table-cell>
          <table:table-cell office:value-type="float" office:value="1911552" table:style-name="ce2">
            <text:p>1911552</text:p>
          </table:table-cell>
          <table:table-cell office:value-type="float" office:value="1957534" table:style-name="ce2">
            <text:p>1957534</text:p>
          </table:table-cell>
          <table:table-cell office:value-type="float" office:value="2004418" table:style-name="ce2">
            <text:p>2004418</text:p>
          </table:table-cell>
          <table:table-cell office:value-type="float" office:value="2052271" table:style-name="ce2">
            <text:p>2052271</text:p>
          </table:table-cell>
          <table:table-cell office:value-type="float" office:value="2101106" table:style-name="ce2">
            <text:p>2101106</text:p>
          </table:table-cell>
          <table:table-cell office:value-type="float" office:value="2150782" table:style-name="ce2">
            <text:p>2150782</text:p>
          </table:table-cell>
          <table:table-cell office:value-type="float" office:value="2200915" table:style-name="ce2">
            <text:p>2200915</text:p>
          </table:table-cell>
          <table:table-cell office:value-type="float" office:value="2251325" table:style-name="ce2">
            <text:p>2251325</text:p>
          </table:table-cell>
          <table:table-cell office:value-type="float" office:value="2301970" table:style-name="ce2">
            <text:p>2301970</text:p>
          </table:table-cell>
          <table:table-cell office:value-type="float" office:value="2352848" table:style-name="ce2">
            <text:p>2352848</text:p>
          </table:table-cell>
          <table:table-cell office:value-type="float" office:value="2403820" table:style-name="ce2">
            <text:p>2403820</text:p>
          </table:table-cell>
          <table:table-cell office:value-type="float" office:value="2455583" table:style-name="ce2">
            <text:p>2455583</text:p>
          </table:table-cell>
          <table:table-cell office:value-type="float" office:value="2508265" table:style-name="ce2">
            <text:p>2508265</text:p>
          </table:table-cell>
          <table:table-cell office:value-type="float" office:value="2561336" table:style-name="ce2">
            <text:p>2561336</text:p>
          </table:table-cell>
          <table:table-cell office:value-type="float" office:value="2615099" table:style-name="ce2">
            <text:p>2615099</text:p>
          </table:table-cell>
          <table:table-cell office:value-type="float" office:value="2669546" table:style-name="ce2">
            <text:p>2669546</text:p>
          </table:table-cell>
          <table:table-cell office:value-type="float" office:value="2724557" table:style-name="ce2">
            <text:p>2724557</text:p>
          </table:table-cell>
          <table:table-cell office:value-type="float" office:value="2780227" table:style-name="ce2">
            <text:p>2780227</text:p>
          </table:table-cell>
          <table:table-cell office:value-type="float" office:value="2836695" table:style-name="ce2">
            <text:p>2836695</text:p>
          </table:table-cell>
          <table:table-cell office:value-type="float" office:value="2893914" table:style-name="ce2">
            <text:p>2893914</text:p>
          </table:table-cell>
          <table:table-cell office:value-type="float" office:value="2951822" table:style-name="ce2">
            <text:p>2951822</text:p>
          </table:table-cell>
          <table:table-cell office:value-type="float" office:value="3010369" table:style-name="ce2">
            <text:p>3010369</text:p>
          </table:table-cell>
          <table:table-cell office:value-type="float" office:value="3069537" table:style-name="ce2">
            <text:p>3069537</text:p>
          </table:table-cell>
          <table:table-cell office:value-type="float" office:value="3129344" table:style-name="ce2">
            <text:p>3129344</text:p>
          </table:table-cell>
          <table:table-cell office:value-type="float" office:value="3189807" table:style-name="ce2">
            <text:p>3189807</text:p>
          </table:table-cell>
          <table:table-cell office:value-type="float" office:value="3251155" table:style-name="ce2">
            <text:p>3251155</text:p>
          </table:table-cell>
          <table:table-cell office:value-type="float" office:value="3313026" table:style-name="ce2">
            <text:p>3313026</text:p>
          </table:table-cell>
          <table:table-cell office:value-type="float" office:value="3375024" table:style-name="ce2">
            <text:p>3375024</text:p>
          </table:table-cell>
          <table:table-cell office:value-type="float" office:value="3437490" table:style-name="ce2">
            <text:p>3437490</text:p>
          </table:table-cell>
          <table:table-cell office:value-type="float" office:value="3500648" table:style-name="ce2">
            <text:p>3500648</text:p>
          </table:table-cell>
          <table:table-cell office:value-type="float" office:value="3564381" table:style-name="ce2">
            <text:p>3564381</text:p>
          </table:table-cell>
          <table:table-cell office:value-type="float" office:value="3628535" table:style-name="ce2">
            <text:p>3628535</text:p>
          </table:table-cell>
          <table:table-cell office:value-type="float" office:value="3693505" table:style-name="ce2">
            <text:p>3693505</text:p>
          </table:table-cell>
          <table:table-cell office:value-type="float" office:value="3759256" table:style-name="ce2">
            <text:p>3759256</text:p>
          </table:table-cell>
          <table:table-cell office:value-type="float" office:value="3825329" table:style-name="ce2">
            <text:p>3825329</text:p>
          </table:table-cell>
          <table:table-cell office:value-type="float" office:value="3892101" table:style-name="ce2">
            <text:p>3892101</text:p>
          </table:table-cell>
          <table:table-cell office:value-type="float" office:value="3960035" table:style-name="ce2">
            <text:p>3960035</text:p>
          </table:table-cell>
          <table:table-cell office:value-type="float" office:value="4029086" table:style-name="ce2">
            <text:p>4029086</text:p>
          </table:table-cell>
          <table:table-cell office:value-type="float" office:value="4098707" table:style-name="ce2">
            <text:p>4098707</text:p>
          </table:table-cell>
          <table:table-cell office:value-type="float" office:value="4167860" table:style-name="ce2">
            <text:p>4167860</text:p>
          </table:table-cell>
          <table:table-cell office:value-type="float" office:value="4234700" table:style-name="ce2">
            <text:p>4234700</text:p>
          </table:table-cell>
          <table:table-cell office:value-type="float" office:value="4293261" table:style-name="ce2">
            <text:p>4293261</text:p>
          </table:table-cell>
          <table:table-cell office:value-type="float" office:value="4345405" table:style-name="ce2">
            <text:p>4345405</text:p>
          </table:table-cell>
          <table:table-cell office:value-type="float" office:value="4400773" table:style-name="ce2">
            <text:p>4400773</text:p>
          </table:table-cell>
          <table:table-cell office:value-type="float" office:value="4458759" table:style-name="ce2">
            <text:p>4458759</text:p>
          </table:table-cell>
          <table:table-cell office:value-type="float" office:value="4515577" table:style-name="ce2">
            <text:p>451557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Peru</text:p>
          </table:table-cell>
          <table:table-cell office:value-type="string" table:style-name="ce2">
            <text:p>PER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0174127" table:style-name="ce2">
            <text:p>10174127</text:p>
          </table:table-cell>
          <table:table-cell office:value-type="float" office:value="10475123" table:style-name="ce2">
            <text:p>10475123</text:p>
          </table:table-cell>
          <table:table-cell office:value-type="float" office:value="10784612" table:style-name="ce2">
            <text:p>10784612</text:p>
          </table:table-cell>
          <table:table-cell office:value-type="float" office:value="11102099" table:style-name="ce2">
            <text:p>11102099</text:p>
          </table:table-cell>
          <table:table-cell office:value-type="float" office:value="11427978" table:style-name="ce2">
            <text:p>11427978</text:p>
          </table:table-cell>
          <table:table-cell office:value-type="float" office:value="11761085" table:style-name="ce2">
            <text:p>11761085</text:p>
          </table:table-cell>
          <table:table-cell office:value-type="float" office:value="12101297" table:style-name="ce2">
            <text:p>12101297</text:p>
          </table:table-cell>
          <table:table-cell office:value-type="float" office:value="12448814" table:style-name="ce2">
            <text:p>12448814</text:p>
          </table:table-cell>
          <table:table-cell office:value-type="float" office:value="12803993" table:style-name="ce2">
            <text:p>12803993</text:p>
          </table:table-cell>
          <table:table-cell office:value-type="float" office:value="13166767" table:style-name="ce2">
            <text:p>13166767</text:p>
          </table:table-cell>
          <table:table-cell office:value-type="float" office:value="13501237" table:style-name="ce2">
            <text:p>13501237</text:p>
          </table:table-cell>
          <table:table-cell office:value-type="float" office:value="13838067" table:style-name="ce2">
            <text:p>13838067</text:p>
          </table:table-cell>
          <table:table-cell office:value-type="float" office:value="14210147" table:style-name="ce2">
            <text:p>14210147</text:p>
          </table:table-cell>
          <table:table-cell office:value-type="float" office:value="14582867" table:style-name="ce2">
            <text:p>14582867</text:p>
          </table:table-cell>
          <table:table-cell office:value-type="float" office:value="14956552" table:style-name="ce2">
            <text:p>14956552</text:p>
          </table:table-cell>
          <table:table-cell office:value-type="float" office:value="15333957" table:style-name="ce2">
            <text:p>15333957</text:p>
          </table:table-cell>
          <table:table-cell office:value-type="float" office:value="15716809" table:style-name="ce2">
            <text:p>15716809</text:p>
          </table:table-cell>
          <table:table-cell office:value-type="float" office:value="16109806" table:style-name="ce2">
            <text:p>16109806</text:p>
          </table:table-cell>
          <table:table-cell office:value-type="float" office:value="16516059" table:style-name="ce2">
            <text:p>16516059</text:p>
          </table:table-cell>
          <table:table-cell office:value-type="float" office:value="16933139" table:style-name="ce2">
            <text:p>16933139</text:p>
          </table:table-cell>
          <table:table-cell office:value-type="float" office:value="17360949" table:style-name="ce2">
            <text:p>17360949</text:p>
          </table:table-cell>
          <table:table-cell office:value-type="float" office:value="17798805" table:style-name="ce2">
            <text:p>17798805</text:p>
          </table:table-cell>
          <table:table-cell office:value-type="float" office:value="18246503" table:style-name="ce2">
            <text:p>18246503</text:p>
          </table:table-cell>
          <table:table-cell office:value-type="float" office:value="18705957" table:style-name="ce2">
            <text:p>18705957</text:p>
          </table:table-cell>
          <table:table-cell office:value-type="float" office:value="19174716" table:style-name="ce2">
            <text:p>19174716</text:p>
          </table:table-cell>
          <table:table-cell office:value-type="float" office:value="19648204" table:style-name="ce2">
            <text:p>19648204</text:p>
          </table:table-cell>
          <table:table-cell office:value-type="float" office:value="20117122" table:style-name="ce2">
            <text:p>20117122</text:p>
          </table:table-cell>
          <table:table-cell office:value-type="float" office:value="20582320" table:style-name="ce2">
            <text:p>20582320</text:p>
          </table:table-cell>
          <table:table-cell office:value-type="float" office:value="21054702" table:style-name="ce2">
            <text:p>21054702</text:p>
          </table:table-cell>
          <table:table-cell office:value-type="float" office:value="21532589" table:style-name="ce2">
            <text:p>21532589</text:p>
          </table:table-cell>
          <table:table-cell office:value-type="float" office:value="22014771" table:style-name="ce2">
            <text:p>22014771</text:p>
          </table:table-cell>
          <table:table-cell office:value-type="float" office:value="22483775" table:style-name="ce2">
            <text:p>22483775</text:p>
          </table:table-cell>
          <table:table-cell office:value-type="float" office:value="22946340" table:style-name="ce2">
            <text:p>22946340</text:p>
          </table:table-cell>
          <table:table-cell office:value-type="float" office:value="23413783" table:style-name="ce2">
            <text:p>23413783</text:p>
          </table:table-cell>
          <table:table-cell office:value-type="float" office:value="23881493" table:style-name="ce2">
            <text:p>23881493</text:p>
          </table:table-cell>
          <table:table-cell office:value-type="float" office:value="24348919" table:style-name="ce2">
            <text:p>24348919</text:p>
          </table:table-cell>
          <table:table-cell office:value-type="float" office:value="24811171" table:style-name="ce2">
            <text:p>24811171</text:p>
          </table:table-cell>
          <table:table-cell office:value-type="float" office:value="25274147" table:style-name="ce2">
            <text:p>25274147</text:p>
          </table:table-cell>
          <table:table-cell office:value-type="float" office:value="25738095" table:style-name="ce2">
            <text:p>25738095</text:p>
          </table:table-cell>
          <table:table-cell office:value-type="float" office:value="26186504" table:style-name="ce2">
            <text:p>26186504</text:p>
          </table:table-cell>
          <table:table-cell office:value-type="float" office:value="26598331" table:style-name="ce2">
            <text:p>26598331</text:p>
          </table:table-cell>
          <table:table-cell office:value-type="float" office:value="26964601" table:style-name="ce2">
            <text:p>26964601</text:p>
          </table:table-cell>
          <table:table-cell office:value-type="float" office:value="27288217" table:style-name="ce2">
            <text:p>27288217</text:p>
          </table:table-cell>
          <table:table-cell office:value-type="float" office:value="27580490" table:style-name="ce2">
            <text:p>27580490</text:p>
          </table:table-cell>
          <table:table-cell office:value-type="float" office:value="27852190" table:style-name="ce2">
            <text:p>27852190</text:p>
          </table:table-cell>
          <table:table-cell office:value-type="float" office:value="28101180" table:style-name="ce2">
            <text:p>28101180</text:p>
          </table:table-cell>
          <table:table-cell office:value-type="float" office:value="28324491" table:style-name="ce2">
            <text:p>28324491</text:p>
          </table:table-cell>
          <table:table-cell office:value-type="float" office:value="28530699" table:style-name="ce2">
            <text:p>28530699</text:p>
          </table:table-cell>
          <table:table-cell office:value-type="float" office:value="28719041" table:style-name="ce2">
            <text:p>28719041</text:p>
          </table:table-cell>
          <table:table-cell office:value-type="float" office:value="28896811" table:style-name="ce2">
            <text:p>28896811</text:p>
          </table:table-cell>
          <table:table-cell office:value-type="float" office:value="29086019" table:style-name="ce2">
            <text:p>29086019</text:p>
          </table:table-cell>
          <table:table-cell office:value-type="float" office:value="29304086" table:style-name="ce2">
            <text:p>29304086</text:p>
          </table:table-cell>
          <table:table-cell office:value-type="float" office:value="29550366" table:style-name="ce2">
            <text:p>29550366</text:p>
          </table:table-cell>
          <table:table-cell office:value-type="float" office:value="29817919" table:style-name="ce2">
            <text:p>29817919</text:p>
          </table:table-cell>
          <table:table-cell office:value-type="float" office:value="30115826" table:style-name="ce2">
            <text:p>30115826</text:p>
          </table:table-cell>
          <table:table-cell office:value-type="float" office:value="30457600" table:style-name="ce2">
            <text:p>30457600</text:p>
          </table:table-cell>
          <table:table-cell office:value-type="float" office:value="30866494" table:style-name="ce2">
            <text:p>30866494</text:p>
          </table:table-cell>
          <table:table-cell office:value-type="float" office:value="31324637" table:style-name="ce2">
            <text:p>31324637</text:p>
          </table:table-cell>
          <table:table-cell office:value-type="float" office:value="31897584" table:style-name="ce2">
            <text:p>31897584</text:p>
          </table:table-cell>
          <table:table-cell office:value-type="float" office:value="32449303" table:style-name="ce2">
            <text:p>32449303</text:p>
          </table:table-cell>
          <table:table-cell office:value-type="float" office:value="32838579" table:style-name="ce2">
            <text:p>32838579</text:p>
          </table:table-cell>
          <table:table-cell office:value-type="float" office:value="33155882" table:style-name="ce2">
            <text:p>33155882</text:p>
          </table:table-cell>
          <table:table-cell office:value-type="float" office:value="33475438" table:style-name="ce2">
            <text:p>33475438</text:p>
          </table:table-cell>
          <table:table-cell office:value-type="float" office:value="33845617" table:style-name="ce2">
            <text:p>33845617</text:p>
          </table:table-cell>
          <table:table-cell office:value-type="float" office:value="34217848" table:style-name="ce2">
            <text:p>3421784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Philippines</text:p>
          </table:table-cell>
          <table:table-cell office:value-type="string" table:style-name="ce2">
            <text:p>PHL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7891897" table:style-name="ce2">
            <text:p>27891897</text:p>
          </table:table-cell>
          <table:table-cell office:value-type="float" office:value="28792621" table:style-name="ce2">
            <text:p>28792621</text:p>
          </table:table-cell>
          <table:table-cell office:value-type="float" office:value="29723536" table:style-name="ce2">
            <text:p>29723536</text:p>
          </table:table-cell>
          <table:table-cell office:value-type="float" office:value="30674731" table:style-name="ce2">
            <text:p>30674731</text:p>
          </table:table-cell>
          <table:table-cell office:value-type="float" office:value="31643032" table:style-name="ce2">
            <text:p>31643032</text:p>
          </table:table-cell>
          <table:table-cell office:value-type="float" office:value="32625316" table:style-name="ce2">
            <text:p>32625316</text:p>
          </table:table-cell>
          <table:table-cell office:value-type="float" office:value="33617170" table:style-name="ce2">
            <text:p>33617170</text:p>
          </table:table-cell>
          <table:table-cell office:value-type="float" office:value="34621320" table:style-name="ce2">
            <text:p>34621320</text:p>
          </table:table-cell>
          <table:table-cell office:value-type="float" office:value="35638342" table:style-name="ce2">
            <text:p>35638342</text:p>
          </table:table-cell>
          <table:table-cell office:value-type="float" office:value="36660799" table:style-name="ce2">
            <text:p>36660799</text:p>
          </table:table-cell>
          <table:table-cell office:value-type="float" office:value="37622204" table:style-name="ce2">
            <text:p>37622204</text:p>
          </table:table-cell>
          <table:table-cell office:value-type="float" office:value="38518659" table:style-name="ce2">
            <text:p>38518659</text:p>
          </table:table-cell>
          <table:table-cell office:value-type="float" office:value="39408560" table:style-name="ce2">
            <text:p>39408560</text:p>
          </table:table-cell>
          <table:table-cell office:value-type="float" office:value="40294130" table:style-name="ce2">
            <text:p>40294130</text:p>
          </table:table-cell>
          <table:table-cell office:value-type="float" office:value="41174341" table:style-name="ce2">
            <text:p>41174341</text:p>
          </table:table-cell>
          <table:table-cell office:value-type="float" office:value="42120826" table:style-name="ce2">
            <text:p>42120826</text:p>
          </table:table-cell>
          <table:table-cell office:value-type="float" office:value="43201488" table:style-name="ce2">
            <text:p>43201488</text:p>
          </table:table-cell>
          <table:table-cell office:value-type="float" office:value="44367962" table:style-name="ce2">
            <text:p>44367962</text:p>
          </table:table-cell>
          <table:table-cell office:value-type="float" office:value="45575281" table:style-name="ce2">
            <text:p>45575281</text:p>
          </table:table-cell>
          <table:table-cell office:value-type="float" office:value="46807103" table:style-name="ce2">
            <text:p>46807103</text:p>
          </table:table-cell>
          <table:table-cell office:value-type="float" office:value="48043740" table:style-name="ce2">
            <text:p>48043740</text:p>
          </table:table-cell>
          <table:table-cell office:value-type="float" office:value="49311727" table:style-name="ce2">
            <text:p>49311727</text:p>
          </table:table-cell>
          <table:table-cell office:value-type="float" office:value="50695707" table:style-name="ce2">
            <text:p>50695707</text:p>
          </table:table-cell>
          <table:table-cell office:value-type="float" office:value="52194620" table:style-name="ce2">
            <text:p>52194620</text:p>
          </table:table-cell>
          <table:table-cell office:value-type="float" office:value="53726181" table:style-name="ce2">
            <text:p>53726181</text:p>
          </table:table-cell>
          <table:table-cell office:value-type="float" office:value="55213006" table:style-name="ce2">
            <text:p>55213006</text:p>
          </table:table-cell>
          <table:table-cell office:value-type="float" office:value="56645077" table:style-name="ce2">
            <text:p>56645077</text:p>
          </table:table-cell>
          <table:table-cell office:value-type="float" office:value="58157496" table:style-name="ce2">
            <text:p>58157496</text:p>
          </table:table-cell>
          <table:table-cell office:value-type="float" office:value="59739052" table:style-name="ce2">
            <text:p>59739052</text:p>
          </table:table-cell>
          <table:table-cell office:value-type="float" office:value="61265260" table:style-name="ce2">
            <text:p>61265260</text:p>
          </table:table-cell>
          <table:table-cell office:value-type="float" office:value="62854666" table:style-name="ce2">
            <text:p>62854666</text:p>
          </table:table-cell>
          <table:table-cell office:value-type="float" office:value="64382249" table:style-name="ce2">
            <text:p>64382249</text:p>
          </table:table-cell>
          <table:table-cell office:value-type="float" office:value="65926125" table:style-name="ce2">
            <text:p>65926125</text:p>
          </table:table-cell>
          <table:table-cell office:value-type="float" office:value="67530621" table:style-name="ce2">
            <text:p>67530621</text:p>
          </table:table-cell>
          <table:table-cell office:value-type="float" office:value="69019291" table:style-name="ce2">
            <text:p>69019291</text:p>
          </table:table-cell>
          <table:table-cell office:value-type="float" office:value="70546246" table:style-name="ce2">
            <text:p>70546246</text:p>
          </table:table-cell>
          <table:table-cell office:value-type="float" office:value="72190242" table:style-name="ce2">
            <text:p>72190242</text:p>
          </table:table-cell>
          <table:table-cell office:value-type="float" office:value="73908810" table:style-name="ce2">
            <text:p>73908810</text:p>
          </table:table-cell>
          <table:table-cell office:value-type="float" office:value="75791024" table:style-name="ce2">
            <text:p>75791024</text:p>
          </table:table-cell>
          <table:table-cell office:value-type="float" office:value="77753257" table:style-name="ce2">
            <text:p>77753257</text:p>
          </table:table-cell>
          <table:table-cell office:value-type="float" office:value="79625397" table:style-name="ce2">
            <text:p>79625397</text:p>
          </table:table-cell>
          <table:table-cell office:value-type="float" office:value="81401488" table:style-name="ce2">
            <text:p>81401488</text:p>
          </table:table-cell>
          <table:table-cell office:value-type="float" office:value="83068889" table:style-name="ce2">
            <text:p>83068889</text:p>
          </table:table-cell>
          <table:table-cell office:value-type="float" office:value="84731835" table:style-name="ce2">
            <text:p>84731835</text:p>
          </table:table-cell>
          <table:table-cell office:value-type="float" office:value="86394504" table:style-name="ce2">
            <text:p>86394504</text:p>
          </table:table-cell>
          <table:table-cell office:value-type="float" office:value="88015962" table:style-name="ce2">
            <text:p>88015962</text:p>
          </table:table-cell>
          <table:table-cell office:value-type="float" office:value="89508986" table:style-name="ce2">
            <text:p>89508986</text:p>
          </table:table-cell>
          <table:table-cell office:value-type="float" office:value="91075184" table:style-name="ce2">
            <text:p>91075184</text:p>
          </table:table-cell>
          <table:table-cell office:value-type="float" office:value="92699095" table:style-name="ce2">
            <text:p>92699095</text:p>
          </table:table-cell>
          <table:table-cell office:value-type="float" office:value="94384250" table:style-name="ce2">
            <text:p>94384250</text:p>
          </table:table-cell>
          <table:table-cell office:value-type="float" office:value="96337125" table:style-name="ce2">
            <text:p>96337125</text:p>
          </table:table-cell>
          <table:table-cell office:value-type="float" office:value="98248614" table:style-name="ce2">
            <text:p>98248614</text:p>
          </table:table-cell>
          <table:table-cell office:value-type="float" office:value="100175512" table:style-name="ce2">
            <text:p>100175512</text:p>
          </table:table-cell>
          <table:table-cell office:value-type="float" office:value="102076336" table:style-name="ce2">
            <text:p>102076336</text:p>
          </table:table-cell>
          <table:table-cell office:value-type="float" office:value="103767130" table:style-name="ce2">
            <text:p>103767130</text:p>
          </table:table-cell>
          <table:table-cell office:value-type="float" office:value="105312992" table:style-name="ce2">
            <text:p>105312992</text:p>
          </table:table-cell>
          <table:table-cell office:value-type="float" office:value="106735719" table:style-name="ce2">
            <text:p>106735719</text:p>
          </table:table-cell>
          <table:table-cell office:value-type="float" office:value="108119693" table:style-name="ce2">
            <text:p>108119693</text:p>
          </table:table-cell>
          <table:table-cell office:value-type="float" office:value="109465287" table:style-name="ce2">
            <text:p>109465287</text:p>
          </table:table-cell>
          <table:table-cell office:value-type="float" office:value="110804683" table:style-name="ce2">
            <text:p>110804683</text:p>
          </table:table-cell>
          <table:table-cell office:value-type="float" office:value="112081264" table:style-name="ce2">
            <text:p>112081264</text:p>
          </table:table-cell>
          <table:table-cell office:value-type="float" office:value="113100950" table:style-name="ce2">
            <text:p>113100950</text:p>
          </table:table-cell>
          <table:table-cell office:value-type="float" office:value="113964338" table:style-name="ce2">
            <text:p>113964338</text:p>
          </table:table-cell>
          <table:table-cell office:value-type="float" office:value="114891199" table:style-name="ce2">
            <text:p>114891199</text:p>
          </table:table-cell>
          <table:table-cell office:value-type="float" office:value="115843670" table:style-name="ce2">
            <text:p>11584367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Palau</text:p>
          </table:table-cell>
          <table:table-cell office:value-type="string" table:style-name="ce2">
            <text:p>PLW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9328" table:style-name="ce2">
            <text:p>9328</text:p>
          </table:table-cell>
          <table:table-cell office:value-type="float" office:value="9555" table:style-name="ce2">
            <text:p>9555</text:p>
          </table:table-cell>
          <table:table-cell office:value-type="float" office:value="9793" table:style-name="ce2">
            <text:p>9793</text:p>
          </table:table-cell>
          <table:table-cell office:value-type="float" office:value="10037" table:style-name="ce2">
            <text:p>10037</text:p>
          </table:table-cell>
          <table:table-cell office:value-type="float" office:value="10292" table:style-name="ce2">
            <text:p>10292</text:p>
          </table:table-cell>
          <table:table-cell office:value-type="float" office:value="10547" table:style-name="ce2">
            <text:p>10547</text:p>
          </table:table-cell>
          <table:table-cell office:value-type="float" office:value="10805" table:style-name="ce2">
            <text:p>10805</text:p>
          </table:table-cell>
          <table:table-cell office:value-type="float" office:value="10988" table:style-name="ce2">
            <text:p>10988</text:p>
          </table:table-cell>
          <table:table-cell office:value-type="float" office:value="11080" table:style-name="ce2">
            <text:p>11080</text:p>
          </table:table-cell>
          <table:table-cell office:value-type="float" office:value="11159" table:style-name="ce2">
            <text:p>11159</text:p>
          </table:table-cell>
          <table:table-cell office:value-type="float" office:value="11368" table:style-name="ce2">
            <text:p>11368</text:p>
          </table:table-cell>
          <table:table-cell office:value-type="float" office:value="11759" table:style-name="ce2">
            <text:p>11759</text:p>
          </table:table-cell>
          <table:table-cell office:value-type="float" office:value="12194" table:style-name="ce2">
            <text:p>12194</text:p>
          </table:table-cell>
          <table:table-cell office:value-type="float" office:value="12552" table:style-name="ce2">
            <text:p>12552</text:p>
          </table:table-cell>
          <table:table-cell office:value-type="float" office:value="12687" table:style-name="ce2">
            <text:p>12687</text:p>
          </table:table-cell>
          <table:table-cell office:value-type="float" office:value="12655" table:style-name="ce2">
            <text:p>12655</text:p>
          </table:table-cell>
          <table:table-cell office:value-type="float" office:value="12598" table:style-name="ce2">
            <text:p>12598</text:p>
          </table:table-cell>
          <table:table-cell office:value-type="float" office:value="12525" table:style-name="ce2">
            <text:p>12525</text:p>
          </table:table-cell>
          <table:table-cell office:value-type="float" office:value="12440" table:style-name="ce2">
            <text:p>12440</text:p>
          </table:table-cell>
          <table:table-cell office:value-type="float" office:value="12337" table:style-name="ce2">
            <text:p>12337</text:p>
          </table:table-cell>
          <table:table-cell office:value-type="float" office:value="12271" table:style-name="ce2">
            <text:p>12271</text:p>
          </table:table-cell>
          <table:table-cell office:value-type="float" office:value="12402" table:style-name="ce2">
            <text:p>12402</text:p>
          </table:table-cell>
          <table:table-cell office:value-type="float" office:value="12694" table:style-name="ce2">
            <text:p>12694</text:p>
          </table:table-cell>
          <table:table-cell office:value-type="float" office:value="13006" table:style-name="ce2">
            <text:p>13006</text:p>
          </table:table-cell>
          <table:table-cell office:value-type="float" office:value="13337" table:style-name="ce2">
            <text:p>13337</text:p>
          </table:table-cell>
          <table:table-cell office:value-type="float" office:value="13688" table:style-name="ce2">
            <text:p>13688</text:p>
          </table:table-cell>
          <table:table-cell office:value-type="float" office:value="14024" table:style-name="ce2">
            <text:p>14024</text:p>
          </table:table-cell>
          <table:table-cell office:value-type="float" office:value="14334" table:style-name="ce2">
            <text:p>14334</text:p>
          </table:table-cell>
          <table:table-cell office:value-type="float" office:value="14645" table:style-name="ce2">
            <text:p>14645</text:p>
          </table:table-cell>
          <table:table-cell office:value-type="float" office:value="14945" table:style-name="ce2">
            <text:p>14945</text:p>
          </table:table-cell>
          <table:table-cell office:value-type="float" office:value="15259" table:style-name="ce2">
            <text:p>15259</text:p>
          </table:table-cell>
          <table:table-cell office:value-type="float" office:value="15614" table:style-name="ce2">
            <text:p>15614</text:p>
          </table:table-cell>
          <table:table-cell office:value-type="float" office:value="15989" table:style-name="ce2">
            <text:p>15989</text:p>
          </table:table-cell>
          <table:table-cell office:value-type="float" office:value="16372" table:style-name="ce2">
            <text:p>16372</text:p>
          </table:table-cell>
          <table:table-cell office:value-type="float" office:value="16770" table:style-name="ce2">
            <text:p>16770</text:p>
          </table:table-cell>
          <table:table-cell office:value-type="float" office:value="17195" table:style-name="ce2">
            <text:p>17195</text:p>
          </table:table-cell>
          <table:table-cell office:value-type="float" office:value="17654" table:style-name="ce2">
            <text:p>17654</text:p>
          </table:table-cell>
          <table:table-cell office:value-type="float" office:value="18108" table:style-name="ce2">
            <text:p>18108</text:p>
          </table:table-cell>
          <table:table-cell office:value-type="float" office:value="18524" table:style-name="ce2">
            <text:p>18524</text:p>
          </table:table-cell>
          <table:table-cell office:value-type="float" office:value="18901" table:style-name="ce2">
            <text:p>18901</text:p>
          </table:table-cell>
          <table:table-cell office:value-type="float" office:value="19178" table:style-name="ce2">
            <text:p>19178</text:p>
          </table:table-cell>
          <table:table-cell office:value-type="float" office:value="19352" table:style-name="ce2">
            <text:p>19352</text:p>
          </table:table-cell>
          <table:table-cell office:value-type="float" office:value="19503" table:style-name="ce2">
            <text:p>19503</text:p>
          </table:table-cell>
          <table:table-cell office:value-type="float" office:value="19659" table:style-name="ce2">
            <text:p>19659</text:p>
          </table:table-cell>
          <table:table-cell office:value-type="float" office:value="19820" table:style-name="ce2">
            <text:p>19820</text:p>
          </table:table-cell>
          <table:table-cell office:value-type="float" office:value="19819" table:style-name="ce2">
            <text:p>19819</text:p>
          </table:table-cell>
          <table:table-cell office:value-type="float" office:value="19593" table:style-name="ce2">
            <text:p>19593</text:p>
          </table:table-cell>
          <table:table-cell office:value-type="float" office:value="19302" table:style-name="ce2">
            <text:p>19302</text:p>
          </table:table-cell>
          <table:table-cell office:value-type="float" office:value="19009" table:style-name="ce2">
            <text:p>19009</text:p>
          </table:table-cell>
          <table:table-cell office:value-type="float" office:value="18709" table:style-name="ce2">
            <text:p>18709</text:p>
          </table:table-cell>
          <table:table-cell office:value-type="float" office:value="18396" table:style-name="ce2">
            <text:p>18396</text:p>
          </table:table-cell>
          <table:table-cell office:value-type="float" office:value="18078" table:style-name="ce2">
            <text:p>18078</text:p>
          </table:table-cell>
          <table:table-cell office:value-type="float" office:value="17765" table:style-name="ce2">
            <text:p>17765</text:p>
          </table:table-cell>
          <table:table-cell office:value-type="float" office:value="17648" table:style-name="ce2">
            <text:p>17648</text:p>
          </table:table-cell>
          <table:table-cell office:value-type="float" office:value="17715" table:style-name="ce2">
            <text:p>17715</text:p>
          </table:table-cell>
          <table:table-cell office:value-type="float" office:value="17770" table:style-name="ce2">
            <text:p>17770</text:p>
          </table:table-cell>
          <table:table-cell office:value-type="float" office:value="17797" table:style-name="ce2">
            <text:p>17797</text:p>
          </table:table-cell>
          <table:table-cell office:value-type="float" office:value="17812" table:style-name="ce2">
            <text:p>17812</text:p>
          </table:table-cell>
          <table:table-cell office:value-type="float" office:value="17814" table:style-name="ce2">
            <text:p>17814</text:p>
          </table:table-cell>
          <table:table-cell office:value-type="float" office:value="17798" table:style-name="ce2">
            <text:p>17798</text:p>
          </table:table-cell>
          <table:table-cell office:value-type="float" office:value="17792" table:style-name="ce2">
            <text:p>17792</text:p>
          </table:table-cell>
          <table:table-cell office:value-type="float" office:value="17783" table:style-name="ce2">
            <text:p>17783</text:p>
          </table:table-cell>
          <table:table-cell office:value-type="float" office:value="17759" table:style-name="ce2">
            <text:p>17759</text:p>
          </table:table-cell>
          <table:table-cell office:value-type="float" office:value="17727" table:style-name="ce2">
            <text:p>17727</text:p>
          </table:table-cell>
          <table:table-cell office:value-type="float" office:value="17695" table:style-name="ce2">
            <text:p>17695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Papua New Guinea</text:p>
          </table:table-cell>
          <table:table-cell office:value-type="string" table:style-name="ce2">
            <text:p>PNG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995110" table:style-name="ce2">
            <text:p>1995110</text:p>
          </table:table-cell>
          <table:table-cell office:value-type="float" office:value="2046127" table:style-name="ce2">
            <text:p>2046127</text:p>
          </table:table-cell>
          <table:table-cell office:value-type="float" office:value="2093919" table:style-name="ce2">
            <text:p>2093919</text:p>
          </table:table-cell>
          <table:table-cell office:value-type="float" office:value="2141376" table:style-name="ce2">
            <text:p>2141376</text:p>
          </table:table-cell>
          <table:table-cell office:value-type="float" office:value="2188325" table:style-name="ce2">
            <text:p>2188325</text:p>
          </table:table-cell>
          <table:table-cell office:value-type="float" office:value="2235820" table:style-name="ce2">
            <text:p>2235820</text:p>
          </table:table-cell>
          <table:table-cell office:value-type="float" office:value="2285774" table:style-name="ce2">
            <text:p>2285774</text:p>
          </table:table-cell>
          <table:table-cell office:value-type="float" office:value="2337532" table:style-name="ce2">
            <text:p>2337532</text:p>
          </table:table-cell>
          <table:table-cell office:value-type="float" office:value="2390803" table:style-name="ce2">
            <text:p>2390803</text:p>
          </table:table-cell>
          <table:table-cell office:value-type="float" office:value="2446927" table:style-name="ce2">
            <text:p>2446927</text:p>
          </table:table-cell>
          <table:table-cell office:value-type="float" office:value="2505628" table:style-name="ce2">
            <text:p>2505628</text:p>
          </table:table-cell>
          <table:table-cell office:value-type="float" office:value="2566421" table:style-name="ce2">
            <text:p>2566421</text:p>
          </table:table-cell>
          <table:table-cell office:value-type="float" office:value="2628432" table:style-name="ce2">
            <text:p>2628432</text:p>
          </table:table-cell>
          <table:table-cell office:value-type="float" office:value="2690629" table:style-name="ce2">
            <text:p>2690629</text:p>
          </table:table-cell>
          <table:table-cell office:value-type="float" office:value="2752671" table:style-name="ce2">
            <text:p>2752671</text:p>
          </table:table-cell>
          <table:table-cell office:value-type="float" office:value="2814820" table:style-name="ce2">
            <text:p>2814820</text:p>
          </table:table-cell>
          <table:table-cell office:value-type="float" office:value="2877327" table:style-name="ce2">
            <text:p>2877327</text:p>
          </table:table-cell>
          <table:table-cell office:value-type="float" office:value="2940327" table:style-name="ce2">
            <text:p>2940327</text:p>
          </table:table-cell>
          <table:table-cell office:value-type="float" office:value="3003714" table:style-name="ce2">
            <text:p>3003714</text:p>
          </table:table-cell>
          <table:table-cell office:value-type="float" office:value="3067341" table:style-name="ce2">
            <text:p>3067341</text:p>
          </table:table-cell>
          <table:table-cell office:value-type="float" office:value="3131512" table:style-name="ce2">
            <text:p>3131512</text:p>
          </table:table-cell>
          <table:table-cell office:value-type="float" office:value="3197019" table:style-name="ce2">
            <text:p>3197019</text:p>
          </table:table-cell>
          <table:table-cell office:value-type="float" office:value="3264291" table:style-name="ce2">
            <text:p>3264291</text:p>
          </table:table-cell>
          <table:table-cell office:value-type="float" office:value="3333633" table:style-name="ce2">
            <text:p>3333633</text:p>
          </table:table-cell>
          <table:table-cell office:value-type="float" office:value="3405198" table:style-name="ce2">
            <text:p>3405198</text:p>
          </table:table-cell>
          <table:table-cell office:value-type="float" office:value="3478936" table:style-name="ce2">
            <text:p>3478936</text:p>
          </table:table-cell>
          <table:table-cell office:value-type="float" office:value="3554793" table:style-name="ce2">
            <text:p>3554793</text:p>
          </table:table-cell>
          <table:table-cell office:value-type="float" office:value="3632543" table:style-name="ce2">
            <text:p>3632543</text:p>
          </table:table-cell>
          <table:table-cell office:value-type="float" office:value="3711880" table:style-name="ce2">
            <text:p>3711880</text:p>
          </table:table-cell>
          <table:table-cell office:value-type="float" office:value="3796078" table:style-name="ce2">
            <text:p>3796078</text:p>
          </table:table-cell>
          <table:table-cell office:value-type="float" office:value="3896481" table:style-name="ce2">
            <text:p>3896481</text:p>
          </table:table-cell>
          <table:table-cell office:value-type="float" office:value="4021837" table:style-name="ce2">
            <text:p>4021837</text:p>
          </table:table-cell>
          <table:table-cell office:value-type="float" office:value="4166699" table:style-name="ce2">
            <text:p>4166699</text:p>
          </table:table-cell>
          <table:table-cell office:value-type="float" office:value="4320872" table:style-name="ce2">
            <text:p>4320872</text:p>
          </table:table-cell>
          <table:table-cell office:value-type="float" office:value="4480208" table:style-name="ce2">
            <text:p>4480208</text:p>
          </table:table-cell>
          <table:table-cell office:value-type="float" office:value="4644278" table:style-name="ce2">
            <text:p>4644278</text:p>
          </table:table-cell>
          <table:table-cell office:value-type="float" office:value="4813361" table:style-name="ce2">
            <text:p>4813361</text:p>
          </table:table-cell>
          <table:table-cell office:value-type="float" office:value="4987883" table:style-name="ce2">
            <text:p>4987883</text:p>
          </table:table-cell>
          <table:table-cell office:value-type="float" office:value="5166390" table:style-name="ce2">
            <text:p>5166390</text:p>
          </table:table-cell>
          <table:table-cell office:value-type="float" office:value="5349333" table:style-name="ce2">
            <text:p>5349333</text:p>
          </table:table-cell>
          <table:table-cell office:value-type="float" office:value="5537064" table:style-name="ce2">
            <text:p>5537064</text:p>
          </table:table-cell>
          <table:table-cell office:value-type="float" office:value="5728435" table:style-name="ce2">
            <text:p>5728435</text:p>
          </table:table-cell>
          <table:table-cell office:value-type="float" office:value="5924003" table:style-name="ce2">
            <text:p>5924003</text:p>
          </table:table-cell>
          <table:table-cell office:value-type="float" office:value="6123997" table:style-name="ce2">
            <text:p>6123997</text:p>
          </table:table-cell>
          <table:table-cell office:value-type="float" office:value="6328041" table:style-name="ce2">
            <text:p>6328041</text:p>
          </table:table-cell>
          <table:table-cell office:value-type="float" office:value="6535905" table:style-name="ce2">
            <text:p>6535905</text:p>
          </table:table-cell>
          <table:table-cell office:value-type="float" office:value="6747720" table:style-name="ce2">
            <text:p>6747720</text:p>
          </table:table-cell>
          <table:table-cell office:value-type="float" office:value="6963345" table:style-name="ce2">
            <text:p>6963345</text:p>
          </table:table-cell>
          <table:table-cell office:value-type="float" office:value="7183002" table:style-name="ce2">
            <text:p>7183002</text:p>
          </table:table-cell>
          <table:table-cell office:value-type="float" office:value="7406438" table:style-name="ce2">
            <text:p>7406438</text:p>
          </table:table-cell>
          <table:table-cell office:value-type="float" office:value="7633523" table:style-name="ce2">
            <text:p>7633523</text:p>
          </table:table-cell>
          <table:table-cell office:value-type="float" office:value="7859346" table:style-name="ce2">
            <text:p>7859346</text:p>
          </table:table-cell>
          <table:table-cell office:value-type="float" office:value="8081390" table:style-name="ce2">
            <text:p>8081390</text:p>
          </table:table-cell>
          <table:table-cell office:value-type="float" office:value="8302698" table:style-name="ce2">
            <text:p>8302698</text:p>
          </table:table-cell>
          <table:table-cell office:value-type="float" office:value="8523441" table:style-name="ce2">
            <text:p>8523441</text:p>
          </table:table-cell>
          <table:table-cell office:value-type="float" office:value="8743246" table:style-name="ce2">
            <text:p>8743246</text:p>
          </table:table-cell>
          <table:table-cell office:value-type="float" office:value="8961718" table:style-name="ce2">
            <text:p>8961718</text:p>
          </table:table-cell>
          <table:table-cell office:value-type="float" office:value="9178714" table:style-name="ce2">
            <text:p>9178714</text:p>
          </table:table-cell>
          <table:table-cell office:value-type="float" office:value="9394513" table:style-name="ce2">
            <text:p>9394513</text:p>
          </table:table-cell>
          <table:table-cell office:value-type="float" office:value="9609010" table:style-name="ce2">
            <text:p>9609010</text:p>
          </table:table-cell>
          <table:table-cell office:value-type="float" office:value="9815746" table:style-name="ce2">
            <text:p>9815746</text:p>
          </table:table-cell>
          <table:table-cell office:value-type="float" office:value="10012896" table:style-name="ce2">
            <text:p>10012896</text:p>
          </table:table-cell>
          <table:table-cell office:value-type="float" office:value="10203169" table:style-name="ce2">
            <text:p>10203169</text:p>
          </table:table-cell>
          <table:table-cell office:value-type="float" office:value="10389635" table:style-name="ce2">
            <text:p>10389635</text:p>
          </table:table-cell>
          <table:table-cell office:value-type="float" office:value="10576502" table:style-name="ce2">
            <text:p>1057650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Poland</text:p>
          </table:table-cell>
          <table:table-cell office:value-type="string" table:style-name="ce2">
            <text:p>POL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9637450" table:style-name="ce2">
            <text:p>29637450</text:p>
          </table:table-cell>
          <table:table-cell office:value-type="float" office:value="29964000" table:style-name="ce2">
            <text:p>29964000</text:p>
          </table:table-cell>
          <table:table-cell office:value-type="float" office:value="30308500" table:style-name="ce2">
            <text:p>30308500</text:p>
          </table:table-cell>
          <table:table-cell office:value-type="float" office:value="30712000" table:style-name="ce2">
            <text:p>30712000</text:p>
          </table:table-cell>
          <table:table-cell office:value-type="float" office:value="31139450" table:style-name="ce2">
            <text:p>31139450</text:p>
          </table:table-cell>
          <table:table-cell office:value-type="float" office:value="31444950" table:style-name="ce2">
            <text:p>31444950</text:p>
          </table:table-cell>
          <table:table-cell office:value-type="float" office:value="31681000" table:style-name="ce2">
            <text:p>31681000</text:p>
          </table:table-cell>
          <table:table-cell office:value-type="float" office:value="31987155" table:style-name="ce2">
            <text:p>31987155</text:p>
          </table:table-cell>
          <table:table-cell office:value-type="float" office:value="32294655" table:style-name="ce2">
            <text:p>32294655</text:p>
          </table:table-cell>
          <table:table-cell office:value-type="float" office:value="32548300" table:style-name="ce2">
            <text:p>32548300</text:p>
          </table:table-cell>
          <table:table-cell office:value-type="float" office:value="32664300" table:style-name="ce2">
            <text:p>32664300</text:p>
          </table:table-cell>
          <table:table-cell office:value-type="float" office:value="32783500" table:style-name="ce2">
            <text:p>32783500</text:p>
          </table:table-cell>
          <table:table-cell office:value-type="float" office:value="33055650" table:style-name="ce2">
            <text:p>33055650</text:p>
          </table:table-cell>
          <table:table-cell office:value-type="float" office:value="33357200" table:style-name="ce2">
            <text:p>33357200</text:p>
          </table:table-cell>
          <table:table-cell office:value-type="float" office:value="33678899" table:style-name="ce2">
            <text:p>33678899</text:p>
          </table:table-cell>
          <table:table-cell office:value-type="float" office:value="34015199" table:style-name="ce2">
            <text:p>34015199</text:p>
          </table:table-cell>
          <table:table-cell office:value-type="float" office:value="34356300" table:style-name="ce2">
            <text:p>34356300</text:p>
          </table:table-cell>
          <table:table-cell office:value-type="float" office:value="34689050" table:style-name="ce2">
            <text:p>34689050</text:p>
          </table:table-cell>
          <table:table-cell office:value-type="float" office:value="34965600" table:style-name="ce2">
            <text:p>34965600</text:p>
          </table:table-cell>
          <table:table-cell office:value-type="float" office:value="35247217" table:style-name="ce2">
            <text:p>35247217</text:p>
          </table:table-cell>
          <table:table-cell office:value-type="float" office:value="35574150" table:style-name="ce2">
            <text:p>35574150</text:p>
          </table:table-cell>
          <table:table-cell office:value-type="float" office:value="35898587" table:style-name="ce2">
            <text:p>35898587</text:p>
          </table:table-cell>
          <table:table-cell office:value-type="float" office:value="36230481" table:style-name="ce2">
            <text:p>36230481</text:p>
          </table:table-cell>
          <table:table-cell office:value-type="float" office:value="36571808" table:style-name="ce2">
            <text:p>36571808</text:p>
          </table:table-cell>
          <table:table-cell office:value-type="float" office:value="36904134" table:style-name="ce2">
            <text:p>36904134</text:p>
          </table:table-cell>
          <table:table-cell office:value-type="float" office:value="37201885" table:style-name="ce2">
            <text:p>37201885</text:p>
          </table:table-cell>
          <table:table-cell office:value-type="float" office:value="37456119" table:style-name="ce2">
            <text:p>37456119</text:p>
          </table:table-cell>
          <table:table-cell office:value-type="float" office:value="37668045" table:style-name="ce2">
            <text:p>37668045</text:p>
          </table:table-cell>
          <table:table-cell office:value-type="float" office:value="37824487" table:style-name="ce2">
            <text:p>37824487</text:p>
          </table:table-cell>
          <table:table-cell office:value-type="float" office:value="37961529" table:style-name="ce2">
            <text:p>37961529</text:p>
          </table:table-cell>
          <table:table-cell office:value-type="float" office:value="38110782" table:style-name="ce2">
            <text:p>38110782</text:p>
          </table:table-cell>
          <table:table-cell office:value-type="float" office:value="38246193" table:style-name="ce2">
            <text:p>38246193</text:p>
          </table:table-cell>
          <table:table-cell office:value-type="float" office:value="38363667" table:style-name="ce2">
            <text:p>38363667</text:p>
          </table:table-cell>
          <table:table-cell office:value-type="float" office:value="38461408" table:style-name="ce2">
            <text:p>38461408</text:p>
          </table:table-cell>
          <table:table-cell office:value-type="float" office:value="38542652" table:style-name="ce2">
            <text:p>38542652</text:p>
          </table:table-cell>
          <table:table-cell office:value-type="float" office:value="38594998" table:style-name="ce2">
            <text:p>38594998</text:p>
          </table:table-cell>
          <table:table-cell office:value-type="float" office:value="38624370" table:style-name="ce2">
            <text:p>38624370</text:p>
          </table:table-cell>
          <table:table-cell office:value-type="float" office:value="38649660" table:style-name="ce2">
            <text:p>38649660</text:p>
          </table:table-cell>
          <table:table-cell office:value-type="float" office:value="38663481" table:style-name="ce2">
            <text:p>38663481</text:p>
          </table:table-cell>
          <table:table-cell office:value-type="float" office:value="38660271" table:style-name="ce2">
            <text:p>38660271</text:p>
          </table:table-cell>
          <table:table-cell office:value-type="float" office:value="38258629" table:style-name="ce2">
            <text:p>38258629</text:p>
          </table:table-cell>
          <table:table-cell office:value-type="float" office:value="38248076" table:style-name="ce2">
            <text:p>38248076</text:p>
          </table:table-cell>
          <table:table-cell office:value-type="float" office:value="38230364" table:style-name="ce2">
            <text:p>38230364</text:p>
          </table:table-cell>
          <table:table-cell office:value-type="float" office:value="38204570" table:style-name="ce2">
            <text:p>38204570</text:p>
          </table:table-cell>
          <table:table-cell office:value-type="float" office:value="38182222" table:style-name="ce2">
            <text:p>38182222</text:p>
          </table:table-cell>
          <table:table-cell office:value-type="float" office:value="38165445" table:style-name="ce2">
            <text:p>38165445</text:p>
          </table:table-cell>
          <table:table-cell office:value-type="float" office:value="38141267" table:style-name="ce2">
            <text:p>38141267</text:p>
          </table:table-cell>
          <table:table-cell office:value-type="float" office:value="38120560" table:style-name="ce2">
            <text:p>38120560</text:p>
          </table:table-cell>
          <table:table-cell office:value-type="float" office:value="38125759" table:style-name="ce2">
            <text:p>38125759</text:p>
          </table:table-cell>
          <table:table-cell office:value-type="float" office:value="38151603" table:style-name="ce2">
            <text:p>38151603</text:p>
          </table:table-cell>
          <table:table-cell office:value-type="float" office:value="38042794" table:style-name="ce2">
            <text:p>38042794</text:p>
          </table:table-cell>
          <table:table-cell office:value-type="float" office:value="38063255" table:style-name="ce2">
            <text:p>38063255</text:p>
          </table:table-cell>
          <table:table-cell office:value-type="float" office:value="38063164" table:style-name="ce2">
            <text:p>38063164</text:p>
          </table:table-cell>
          <table:table-cell office:value-type="float" office:value="38040196" table:style-name="ce2">
            <text:p>38040196</text:p>
          </table:table-cell>
          <table:table-cell office:value-type="float" office:value="38011735" table:style-name="ce2">
            <text:p>38011735</text:p>
          </table:table-cell>
          <table:table-cell office:value-type="float" office:value="37986412" table:style-name="ce2">
            <text:p>37986412</text:p>
          </table:table-cell>
          <table:table-cell office:value-type="float" office:value="37970087" table:style-name="ce2">
            <text:p>37970087</text:p>
          </table:table-cell>
          <table:table-cell office:value-type="float" office:value="37974826" table:style-name="ce2">
            <text:p>37974826</text:p>
          </table:table-cell>
          <table:table-cell office:value-type="float" office:value="37974750" table:style-name="ce2">
            <text:p>37974750</text:p>
          </table:table-cell>
          <table:table-cell office:value-type="float" office:value="37965475" table:style-name="ce2">
            <text:p>37965475</text:p>
          </table:table-cell>
          <table:table-cell office:value-type="float" office:value="37515748" table:style-name="ce2">
            <text:p>37515748</text:p>
          </table:table-cell>
          <table:table-cell office:value-type="float" office:value="36981559" table:style-name="ce2">
            <text:p>36981559</text:p>
          </table:table-cell>
          <table:table-cell office:value-type="float" office:value="36821749" table:style-name="ce2">
            <text:p>36821749</text:p>
          </table:table-cell>
          <table:table-cell office:value-type="float" office:value="36687353" table:style-name="ce2">
            <text:p>36687353</text:p>
          </table:table-cell>
          <table:table-cell office:value-type="float" office:value="36559233" table:style-name="ce2">
            <text:p>3655923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Pre-demographic dividend</text:p>
          </table:table-cell>
          <table:table-cell office:value-type="string" table:style-name="ce2">
            <text:p>PRE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88920253" table:style-name="ce2">
            <text:p>188920253</text:p>
          </table:table-cell>
          <table:table-cell office:value-type="float" office:value="193342737" table:style-name="ce2">
            <text:p>193342737</text:p>
          </table:table-cell>
          <table:table-cell office:value-type="float" office:value="198004977" table:style-name="ce2">
            <text:p>198004977</text:p>
          </table:table-cell>
          <table:table-cell office:value-type="float" office:value="202879347" table:style-name="ce2">
            <text:p>202879347</text:p>
          </table:table-cell>
          <table:table-cell office:value-type="float" office:value="207958469" table:style-name="ce2">
            <text:p>207958469</text:p>
          </table:table-cell>
          <table:table-cell office:value-type="float" office:value="213246024" table:style-name="ce2">
            <text:p>213246024</text:p>
          </table:table-cell>
          <table:table-cell office:value-type="float" office:value="218721527" table:style-name="ce2">
            <text:p>218721527</text:p>
          </table:table-cell>
          <table:table-cell office:value-type="float" office:value="224392810" table:style-name="ce2">
            <text:p>224392810</text:p>
          </table:table-cell>
          <table:table-cell office:value-type="float" office:value="230300956" table:style-name="ce2">
            <text:p>230300956</text:p>
          </table:table-cell>
          <table:table-cell office:value-type="float" office:value="236419165" table:style-name="ce2">
            <text:p>236419165</text:p>
          </table:table-cell>
          <table:table-cell office:value-type="float" office:value="242769169" table:style-name="ce2">
            <text:p>242769169</text:p>
          </table:table-cell>
          <table:table-cell office:value-type="float" office:value="249344292" table:style-name="ce2">
            <text:p>249344292</text:p>
          </table:table-cell>
          <table:table-cell office:value-type="float" office:value="256080715" table:style-name="ce2">
            <text:p>256080715</text:p>
          </table:table-cell>
          <table:table-cell office:value-type="float" office:value="263238228" table:style-name="ce2">
            <text:p>263238228</text:p>
          </table:table-cell>
          <table:table-cell office:value-type="float" office:value="270820390" table:style-name="ce2">
            <text:p>270820390</text:p>
          </table:table-cell>
          <table:table-cell office:value-type="float" office:value="278656584" table:style-name="ce2">
            <text:p>278656584</text:p>
          </table:table-cell>
          <table:table-cell office:value-type="float" office:value="286692896" table:style-name="ce2">
            <text:p>286692896</text:p>
          </table:table-cell>
          <table:table-cell office:value-type="float" office:value="295051411" table:style-name="ce2">
            <text:p>295051411</text:p>
          </table:table-cell>
          <table:table-cell office:value-type="float" office:value="304240149" table:style-name="ce2">
            <text:p>304240149</text:p>
          </table:table-cell>
          <table:table-cell office:value-type="float" office:value="313887702" table:style-name="ce2">
            <text:p>313887702</text:p>
          </table:table-cell>
          <table:table-cell office:value-type="float" office:value="322965422" table:style-name="ce2">
            <text:p>322965422</text:p>
          </table:table-cell>
          <table:table-cell office:value-type="float" office:value="330988678" table:style-name="ce2">
            <text:p>330988678</text:p>
          </table:table-cell>
          <table:table-cell office:value-type="float" office:value="339575832" table:style-name="ce2">
            <text:p>339575832</text:p>
          </table:table-cell>
          <table:table-cell office:value-type="float" office:value="349226289" table:style-name="ce2">
            <text:p>349226289</text:p>
          </table:table-cell>
          <table:table-cell office:value-type="float" office:value="359259708" table:style-name="ce2">
            <text:p>359259708</text:p>
          </table:table-cell>
          <table:table-cell office:value-type="float" office:value="369570962" table:style-name="ce2">
            <text:p>369570962</text:p>
          </table:table-cell>
          <table:table-cell office:value-type="float" office:value="379883689" table:style-name="ce2">
            <text:p>379883689</text:p>
          </table:table-cell>
          <table:table-cell office:value-type="float" office:value="390374024" table:style-name="ce2">
            <text:p>390374024</text:p>
          </table:table-cell>
          <table:table-cell office:value-type="float" office:value="400820214" table:style-name="ce2">
            <text:p>400820214</text:p>
          </table:table-cell>
          <table:table-cell office:value-type="float" office:value="411682495" table:style-name="ce2">
            <text:p>411682495</text:p>
          </table:table-cell>
          <table:table-cell office:value-type="float" office:value="422471117" table:style-name="ce2">
            <text:p>422471117</text:p>
          </table:table-cell>
          <table:table-cell office:value-type="float" office:value="433111892" table:style-name="ce2">
            <text:p>433111892</text:p>
          </table:table-cell>
          <table:table-cell office:value-type="float" office:value="445411988" table:style-name="ce2">
            <text:p>445411988</text:p>
          </table:table-cell>
          <table:table-cell office:value-type="float" office:value="459529211" table:style-name="ce2">
            <text:p>459529211</text:p>
          </table:table-cell>
          <table:table-cell office:value-type="float" office:value="475022693" table:style-name="ce2">
            <text:p>475022693</text:p>
          </table:table-cell>
          <table:table-cell office:value-type="float" office:value="490118620" table:style-name="ce2">
            <text:p>490118620</text:p>
          </table:table-cell>
          <table:table-cell office:value-type="float" office:value="503373634" table:style-name="ce2">
            <text:p>503373634</text:p>
          </table:table-cell>
          <table:table-cell office:value-type="float" office:value="516729805" table:style-name="ce2">
            <text:p>516729805</text:p>
          </table:table-cell>
          <table:table-cell office:value-type="float" office:value="531450214" table:style-name="ce2">
            <text:p>531450214</text:p>
          </table:table-cell>
          <table:table-cell office:value-type="float" office:value="546890075" table:style-name="ce2">
            <text:p>546890075</text:p>
          </table:table-cell>
          <table:table-cell office:value-type="float" office:value="562428025" table:style-name="ce2">
            <text:p>562428025</text:p>
          </table:table-cell>
          <table:table-cell office:value-type="float" office:value="578587390" table:style-name="ce2">
            <text:p>578587390</text:p>
          </table:table-cell>
          <table:table-cell office:value-type="float" office:value="596114535" table:style-name="ce2">
            <text:p>596114535</text:p>
          </table:table-cell>
          <table:table-cell office:value-type="float" office:value="614269146" table:style-name="ce2">
            <text:p>614269146</text:p>
          </table:table-cell>
          <table:table-cell office:value-type="float" office:value="632445407" table:style-name="ce2">
            <text:p>632445407</text:p>
          </table:table-cell>
          <table:table-cell office:value-type="float" office:value="651320620" table:style-name="ce2">
            <text:p>651320620</text:p>
          </table:table-cell>
          <table:table-cell office:value-type="float" office:value="670229212" table:style-name="ce2">
            <text:p>670229212</text:p>
          </table:table-cell>
          <table:table-cell office:value-type="float" office:value="688722596" table:style-name="ce2">
            <text:p>688722596</text:p>
          </table:table-cell>
          <table:table-cell office:value-type="float" office:value="708796270" table:style-name="ce2">
            <text:p>708796270</text:p>
          </table:table-cell>
          <table:table-cell office:value-type="float" office:value="730293963" table:style-name="ce2">
            <text:p>730293963</text:p>
          </table:table-cell>
          <table:table-cell office:value-type="float" office:value="752046672" table:style-name="ce2">
            <text:p>752046672</text:p>
          </table:table-cell>
          <table:table-cell office:value-type="float" office:value="774567417" table:style-name="ce2">
            <text:p>774567417</text:p>
          </table:table-cell>
          <table:table-cell office:value-type="float" office:value="798002725" table:style-name="ce2">
            <text:p>798002725</text:p>
          </table:table-cell>
          <table:table-cell office:value-type="float" office:value="822138419" table:style-name="ce2">
            <text:p>822138419</text:p>
          </table:table-cell>
          <table:table-cell office:value-type="float" office:value="846420736" table:style-name="ce2">
            <text:p>846420736</text:p>
          </table:table-cell>
          <table:table-cell office:value-type="float" office:value="870587800" table:style-name="ce2">
            <text:p>870587800</text:p>
          </table:table-cell>
          <table:table-cell office:value-type="float" office:value="895239872" table:style-name="ce2">
            <text:p>895239872</text:p>
          </table:table-cell>
          <table:table-cell office:value-type="float" office:value="920568701" table:style-name="ce2">
            <text:p>920568701</text:p>
          </table:table-cell>
          <table:table-cell office:value-type="float" office:value="946317177" table:style-name="ce2">
            <text:p>946317177</text:p>
          </table:table-cell>
          <table:table-cell office:value-type="float" office:value="972302503" table:style-name="ce2">
            <text:p>972302503</text:p>
          </table:table-cell>
          <table:table-cell office:value-type="float" office:value="998624261" table:style-name="ce2">
            <text:p>998624261</text:p>
          </table:table-cell>
          <table:table-cell office:value-type="float" office:value="1024960313" table:style-name="ce2">
            <text:p>1024960313</text:p>
          </table:table-cell>
          <table:table-cell office:value-type="float" office:value="1051201551" table:style-name="ce2">
            <text:p>1051201551</text:p>
          </table:table-cell>
          <table:table-cell office:value-type="float" office:value="1078224044" table:style-name="ce2">
            <text:p>1078224044</text:p>
          </table:table-cell>
          <table:table-cell office:value-type="float" office:value="1105951788" table:style-name="ce2">
            <text:p>110595178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Puerto Rico (US)</text:p>
          </table:table-cell>
          <table:table-cell office:value-type="string" table:style-name="ce2">
            <text:p>PRI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358000" table:style-name="ce2">
            <text:p>2358000</text:p>
          </table:table-cell>
          <table:table-cell office:value-type="float" office:value="2399722" table:style-name="ce2">
            <text:p>2399722</text:p>
          </table:table-cell>
          <table:table-cell office:value-type="float" office:value="2450322" table:style-name="ce2">
            <text:p>2450322</text:p>
          </table:table-cell>
          <table:table-cell office:value-type="float" office:value="2504530" table:style-name="ce2">
            <text:p>2504530</text:p>
          </table:table-cell>
          <table:table-cell office:value-type="float" office:value="2554066" table:style-name="ce2">
            <text:p>2554066</text:p>
          </table:table-cell>
          <table:table-cell office:value-type="float" office:value="2594000" table:style-name="ce2">
            <text:p>2594000</text:p>
          </table:table-cell>
          <table:table-cell office:value-type="float" office:value="2624995" table:style-name="ce2">
            <text:p>2624995</text:p>
          </table:table-cell>
          <table:table-cell office:value-type="float" office:value="2645674" table:style-name="ce2">
            <text:p>2645674</text:p>
          </table:table-cell>
          <table:table-cell office:value-type="float" office:value="2662064" table:style-name="ce2">
            <text:p>2662064</text:p>
          </table:table-cell>
          <table:table-cell office:value-type="float" office:value="2684150" table:style-name="ce2">
            <text:p>2684150</text:p>
          </table:table-cell>
          <table:table-cell office:value-type="float" office:value="2718000" table:style-name="ce2">
            <text:p>2718000</text:p>
          </table:table-cell>
          <table:table-cell office:value-type="float" office:value="2762190" table:style-name="ce2">
            <text:p>2762190</text:p>
          </table:table-cell>
          <table:table-cell office:value-type="float" office:value="2817256" table:style-name="ce2">
            <text:p>2817256</text:p>
          </table:table-cell>
          <table:table-cell office:value-type="float" office:value="2878786" table:style-name="ce2">
            <text:p>2878786</text:p>
          </table:table-cell>
          <table:table-cell office:value-type="float" office:value="2939299" table:style-name="ce2">
            <text:p>2939299</text:p>
          </table:table-cell>
          <table:table-cell office:value-type="float" office:value="2994000" table:style-name="ce2">
            <text:p>2994000</text:p>
          </table:table-cell>
          <table:table-cell office:value-type="float" office:value="3043854" table:style-name="ce2">
            <text:p>3043854</text:p>
          </table:table-cell>
          <table:table-cell office:value-type="float" office:value="3088690" table:style-name="ce2">
            <text:p>3088690</text:p>
          </table:table-cell>
          <table:table-cell office:value-type="float" office:value="3129421" table:style-name="ce2">
            <text:p>3129421</text:p>
          </table:table-cell>
          <table:table-cell office:value-type="float" office:value="3168088" table:style-name="ce2">
            <text:p>3168088</text:p>
          </table:table-cell>
          <table:table-cell office:value-type="float" office:value="3206000" table:style-name="ce2">
            <text:p>3206000</text:p>
          </table:table-cell>
          <table:table-cell office:value-type="float" office:value="3242552" table:style-name="ce2">
            <text:p>3242552</text:p>
          </table:table-cell>
          <table:table-cell office:value-type="float" office:value="3277453" table:style-name="ce2">
            <text:p>3277453</text:p>
          </table:table-cell>
          <table:table-cell office:value-type="float" office:value="3311138" table:style-name="ce2">
            <text:p>3311138</text:p>
          </table:table-cell>
          <table:table-cell office:value-type="float" office:value="3344190" table:style-name="ce2">
            <text:p>3344190</text:p>
          </table:table-cell>
          <table:table-cell office:value-type="float" office:value="3377000" table:style-name="ce2">
            <text:p>3377000</text:p>
          </table:table-cell>
          <table:table-cell office:value-type="float" office:value="3409554" table:style-name="ce2">
            <text:p>3409554</text:p>
          </table:table-cell>
          <table:table-cell office:value-type="float" office:value="3441850" table:style-name="ce2">
            <text:p>3441850</text:p>
          </table:table-cell>
          <table:table-cell office:value-type="float" office:value="3473898" table:style-name="ce2">
            <text:p>3473898</text:p>
          </table:table-cell>
          <table:table-cell office:value-type="float" office:value="3505650" table:style-name="ce2">
            <text:p>3505650</text:p>
          </table:table-cell>
          <table:table-cell office:value-type="float" office:value="3537000" table:style-name="ce2">
            <text:p>3537000</text:p>
          </table:table-cell>
          <table:table-cell office:value-type="float" office:value="3562110" table:style-name="ce2">
            <text:p>3562110</text:p>
          </table:table-cell>
          <table:table-cell office:value-type="float" office:value="3585176" table:style-name="ce2">
            <text:p>3585176</text:p>
          </table:table-cell>
          <table:table-cell office:value-type="float" office:value="3615497" table:style-name="ce2">
            <text:p>3615497</text:p>
          </table:table-cell>
          <table:table-cell office:value-type="float" office:value="3649237" table:style-name="ce2">
            <text:p>3649237</text:p>
          </table:table-cell>
          <table:table-cell office:value-type="float" office:value="3683103" table:style-name="ce2">
            <text:p>3683103</text:p>
          </table:table-cell>
          <table:table-cell office:value-type="float" office:value="3724655" table:style-name="ce2">
            <text:p>3724655</text:p>
          </table:table-cell>
          <table:table-cell office:value-type="float" office:value="3759430" table:style-name="ce2">
            <text:p>3759430</text:p>
          </table:table-cell>
          <table:table-cell office:value-type="float" office:value="3781101" table:style-name="ce2">
            <text:p>3781101</text:p>
          </table:table-cell>
          <table:table-cell office:value-type="float" office:value="3800081" table:style-name="ce2">
            <text:p>3800081</text:p>
          </table:table-cell>
          <table:table-cell office:value-type="float" office:value="3810605" table:style-name="ce2">
            <text:p>3810605</text:p>
          </table:table-cell>
          <table:table-cell office:value-type="float" office:value="3818774" table:style-name="ce2">
            <text:p>3818774</text:p>
          </table:table-cell>
          <table:table-cell office:value-type="float" office:value="3823701" table:style-name="ce2">
            <text:p>3823701</text:p>
          </table:table-cell>
          <table:table-cell office:value-type="float" office:value="3826095" table:style-name="ce2">
            <text:p>3826095</text:p>
          </table:table-cell>
          <table:table-cell office:value-type="float" office:value="3826878" table:style-name="ce2">
            <text:p>3826878</text:p>
          </table:table-cell>
          <table:table-cell office:value-type="float" office:value="3821362" table:style-name="ce2">
            <text:p>3821362</text:p>
          </table:table-cell>
          <table:table-cell office:value-type="float" office:value="3805214" table:style-name="ce2">
            <text:p>3805214</text:p>
          </table:table-cell>
          <table:table-cell office:value-type="float" office:value="3782995" table:style-name="ce2">
            <text:p>3782995</text:p>
          </table:table-cell>
          <table:table-cell office:value-type="float" office:value="3760866" table:style-name="ce2">
            <text:p>3760866</text:p>
          </table:table-cell>
          <table:table-cell office:value-type="float" office:value="3740410" table:style-name="ce2">
            <text:p>3740410</text:p>
          </table:table-cell>
          <table:table-cell office:value-type="float" office:value="3724465" table:style-name="ce2">
            <text:p>3724465</text:p>
          </table:table-cell>
          <table:table-cell office:value-type="float" office:value="3693464" table:style-name="ce2">
            <text:p>3693464</text:p>
          </table:table-cell>
          <table:table-cell office:value-type="float" office:value="3661045" table:style-name="ce2">
            <text:p>3661045</text:p>
          </table:table-cell>
          <table:table-cell office:value-type="float" office:value="3631427" table:style-name="ce2">
            <text:p>3631427</text:p>
          </table:table-cell>
          <table:table-cell office:value-type="float" office:value="3585017" table:style-name="ce2">
            <text:p>3585017</text:p>
          </table:table-cell>
          <table:table-cell office:value-type="float" office:value="3535167" table:style-name="ce2">
            <text:p>3535167</text:p>
          </table:table-cell>
          <table:table-cell office:value-type="float" office:value="3480432" table:style-name="ce2">
            <text:p>3480432</text:p>
          </table:table-cell>
          <table:table-cell office:value-type="float" office:value="3410837" table:style-name="ce2">
            <text:p>3410837</text:p>
          </table:table-cell>
          <table:table-cell office:value-type="float" office:value="3290690" table:style-name="ce2">
            <text:p>3290690</text:p>
          </table:table-cell>
          <table:table-cell office:value-type="float" office:value="3302691" table:style-name="ce2">
            <text:p>3302691</text:p>
          </table:table-cell>
          <table:table-cell office:value-type="float" office:value="3281590" table:style-name="ce2">
            <text:p>3281590</text:p>
          </table:table-cell>
          <table:table-cell office:value-type="float" office:value="3262711" table:style-name="ce2">
            <text:p>3262711</text:p>
          </table:table-cell>
          <table:table-cell office:value-type="float" office:value="3220137" table:style-name="ce2">
            <text:p>3220137</text:p>
          </table:table-cell>
          <table:table-cell office:value-type="float" office:value="3203792" table:style-name="ce2">
            <text:p>3203792</text:p>
          </table:table-cell>
          <table:table-cell office:value-type="float" office:value="3203295" table:style-name="ce2">
            <text:p>3203295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Korea, Dem. People's Rep.</text:p>
          </table:table-cell>
          <table:table-cell office:value-type="string" table:style-name="ce2">
            <text:p>PRK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1722953" table:style-name="ce2">
            <text:p>11722953</text:p>
          </table:table-cell>
          <table:table-cell office:value-type="float" office:value="11990713" table:style-name="ce2">
            <text:p>11990713</text:p>
          </table:table-cell>
          <table:table-cell office:value-type="float" office:value="12262882" table:style-name="ce2">
            <text:p>12262882</text:p>
          </table:table-cell>
          <table:table-cell office:value-type="float" office:value="12567057" table:style-name="ce2">
            <text:p>12567057</text:p>
          </table:table-cell>
          <table:table-cell office:value-type="float" office:value="12889770" table:style-name="ce2">
            <text:p>12889770</text:p>
          </table:table-cell>
          <table:table-cell office:value-type="float" office:value="13219369" table:style-name="ce2">
            <text:p>13219369</text:p>
          </table:table-cell>
          <table:table-cell office:value-type="float" office:value="13569094" table:style-name="ce2">
            <text:p>13569094</text:p>
          </table:table-cell>
          <table:table-cell office:value-type="float" office:value="13958350" table:style-name="ce2">
            <text:p>13958350</text:p>
          </table:table-cell>
          <table:table-cell office:value-type="float" office:value="14365596" table:style-name="ce2">
            <text:p>14365596</text:p>
          </table:table-cell>
          <table:table-cell office:value-type="float" office:value="14767615" table:style-name="ce2">
            <text:p>14767615</text:p>
          </table:table-cell>
          <table:table-cell office:value-type="float" office:value="15172775" table:style-name="ce2">
            <text:p>15172775</text:p>
          </table:table-cell>
          <table:table-cell office:value-type="float" office:value="15572457" table:style-name="ce2">
            <text:p>15572457</text:p>
          </table:table-cell>
          <table:table-cell office:value-type="float" office:value="15975069" table:style-name="ce2">
            <text:p>15975069</text:p>
          </table:table-cell>
          <table:table-cell office:value-type="float" office:value="16350367" table:style-name="ce2">
            <text:p>16350367</text:p>
          </table:table-cell>
          <table:table-cell office:value-type="float" office:value="16673121" table:style-name="ce2">
            <text:p>16673121</text:p>
          </table:table-cell>
          <table:table-cell office:value-type="float" office:value="16971055" table:style-name="ce2">
            <text:p>16971055</text:p>
          </table:table-cell>
          <table:table-cell office:value-type="float" office:value="17243450" table:style-name="ce2">
            <text:p>17243450</text:p>
          </table:table-cell>
          <table:table-cell office:value-type="float" office:value="17492798" table:style-name="ce2">
            <text:p>17492798</text:p>
          </table:table-cell>
          <table:table-cell office:value-type="float" office:value="17735995" table:style-name="ce2">
            <text:p>17735995</text:p>
          </table:table-cell>
          <table:table-cell office:value-type="float" office:value="17983470" table:style-name="ce2">
            <text:p>17983470</text:p>
          </table:table-cell>
          <table:table-cell office:value-type="float" office:value="18236786" table:style-name="ce2">
            <text:p>18236786</text:p>
          </table:table-cell>
          <table:table-cell office:value-type="float" office:value="18501295" table:style-name="ce2">
            <text:p>18501295</text:p>
          </table:table-cell>
          <table:table-cell office:value-type="float" office:value="18776357" table:style-name="ce2">
            <text:p>18776357</text:p>
          </table:table-cell>
          <table:table-cell office:value-type="float" office:value="19054034" table:style-name="ce2">
            <text:p>19054034</text:p>
          </table:table-cell>
          <table:table-cell office:value-type="float" office:value="19335043" table:style-name="ce2">
            <text:p>19335043</text:p>
          </table:table-cell>
          <table:table-cell office:value-type="float" office:value="19620388" table:style-name="ce2">
            <text:p>19620388</text:p>
          </table:table-cell>
          <table:table-cell office:value-type="float" office:value="19910855" table:style-name="ce2">
            <text:p>19910855</text:p>
          </table:table-cell>
          <table:table-cell office:value-type="float" office:value="20205483" table:style-name="ce2">
            <text:p>20205483</text:p>
          </table:table-cell>
          <table:table-cell office:value-type="float" office:value="20503161" table:style-name="ce2">
            <text:p>20503161</text:p>
          </table:table-cell>
          <table:table-cell office:value-type="float" office:value="20804367" table:style-name="ce2">
            <text:p>20804367</text:p>
          </table:table-cell>
          <table:table-cell office:value-type="float" office:value="21112137" table:style-name="ce2">
            <text:p>21112137</text:p>
          </table:table-cell>
          <table:table-cell office:value-type="float" office:value="21428638" table:style-name="ce2">
            <text:p>21428638</text:p>
          </table:table-cell>
          <table:table-cell office:value-type="float" office:value="21750911" table:style-name="ce2">
            <text:p>21750911</text:p>
          </table:table-cell>
          <table:table-cell office:value-type="float" office:value="22073352" table:style-name="ce2">
            <text:p>22073352</text:p>
          </table:table-cell>
          <table:table-cell office:value-type="float" office:value="22393975" table:style-name="ce2">
            <text:p>22393975</text:p>
          </table:table-cell>
          <table:table-cell office:value-type="float" office:value="22669304" table:style-name="ce2">
            <text:p>22669304</text:p>
          </table:table-cell>
          <table:table-cell office:value-type="float" office:value="22895746" table:style-name="ce2">
            <text:p>22895746</text:p>
          </table:table-cell>
          <table:table-cell office:value-type="float" office:value="23110830" table:style-name="ce2">
            <text:p>23110830</text:p>
          </table:table-cell>
          <table:table-cell office:value-type="float" office:value="23311564" table:style-name="ce2">
            <text:p>23311564</text:p>
          </table:table-cell>
          <table:table-cell office:value-type="float" office:value="23497599" table:style-name="ce2">
            <text:p>23497599</text:p>
          </table:table-cell>
          <table:table-cell office:value-type="float" office:value="23665910" table:style-name="ce2">
            <text:p>23665910</text:p>
          </table:table-cell>
          <table:table-cell office:value-type="float" office:value="23815358" table:style-name="ce2">
            <text:p>23815358</text:p>
          </table:table-cell>
          <table:table-cell office:value-type="float" office:value="23943973" table:style-name="ce2">
            <text:p>23943973</text:p>
          </table:table-cell>
          <table:table-cell office:value-type="float" office:value="24090380" table:style-name="ce2">
            <text:p>24090380</text:p>
          </table:table-cell>
          <table:table-cell office:value-type="float" office:value="24254943" table:style-name="ce2">
            <text:p>24254943</text:p>
          </table:table-cell>
          <table:table-cell office:value-type="float" office:value="24396433" table:style-name="ce2">
            <text:p>24396433</text:p>
          </table:table-cell>
          <table:table-cell office:value-type="float" office:value="24524507" table:style-name="ce2">
            <text:p>24524507</text:p>
          </table:table-cell>
          <table:table-cell office:value-type="float" office:value="24646383" table:style-name="ce2">
            <text:p>24646383</text:p>
          </table:table-cell>
          <table:table-cell office:value-type="float" office:value="24764618" table:style-name="ce2">
            <text:p>24764618</text:p>
          </table:table-cell>
          <table:table-cell office:value-type="float" office:value="24878332" table:style-name="ce2">
            <text:p>24878332</text:p>
          </table:table-cell>
          <table:table-cell office:value-type="float" office:value="24987258" table:style-name="ce2">
            <text:p>24987258</text:p>
          </table:table-cell>
          <table:table-cell office:value-type="float" office:value="25097874" table:style-name="ce2">
            <text:p>25097874</text:p>
          </table:table-cell>
          <table:table-cell office:value-type="float" office:value="25211728" table:style-name="ce2">
            <text:p>25211728</text:p>
          </table:table-cell>
          <table:table-cell office:value-type="float" office:value="25329451" table:style-name="ce2">
            <text:p>25329451</text:p>
          </table:table-cell>
          <table:table-cell office:value-type="float" office:value="25451262" table:style-name="ce2">
            <text:p>25451262</text:p>
          </table:table-cell>
          <table:table-cell office:value-type="float" office:value="25575350" table:style-name="ce2">
            <text:p>25575350</text:p>
          </table:table-cell>
          <table:table-cell office:value-type="float" office:value="25698326" table:style-name="ce2">
            <text:p>25698326</text:p>
          </table:table-cell>
          <table:table-cell office:value-type="float" office:value="25817709" table:style-name="ce2">
            <text:p>25817709</text:p>
          </table:table-cell>
          <table:table-cell office:value-type="float" office:value="25931147" table:style-name="ce2">
            <text:p>25931147</text:p>
          </table:table-cell>
          <table:table-cell office:value-type="float" office:value="26037632" table:style-name="ce2">
            <text:p>26037632</text:p>
          </table:table-cell>
          <table:table-cell office:value-type="float" office:value="26136312" table:style-name="ce2">
            <text:p>26136312</text:p>
          </table:table-cell>
          <table:table-cell office:value-type="float" office:value="26232534" table:style-name="ce2">
            <text:p>26232534</text:p>
          </table:table-cell>
          <table:table-cell office:value-type="float" office:value="26328845" table:style-name="ce2">
            <text:p>26328845</text:p>
          </table:table-cell>
          <table:table-cell office:value-type="float" office:value="26418204" table:style-name="ce2">
            <text:p>26418204</text:p>
          </table:table-cell>
          <table:table-cell office:value-type="float" office:value="26498823" table:style-name="ce2">
            <text:p>2649882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Portugal</text:p>
          </table:table-cell>
          <table:table-cell office:value-type="string" table:style-name="ce2">
            <text:p>PRT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8857716" table:style-name="ce2">
            <text:p>8857716</text:p>
          </table:table-cell>
          <table:table-cell office:value-type="float" office:value="8929316" table:style-name="ce2">
            <text:p>8929316</text:p>
          </table:table-cell>
          <table:table-cell office:value-type="float" office:value="8993985" table:style-name="ce2">
            <text:p>8993985</text:p>
          </table:table-cell>
          <table:table-cell office:value-type="float" office:value="9030355" table:style-name="ce2">
            <text:p>9030355</text:p>
          </table:table-cell>
          <table:table-cell office:value-type="float" office:value="9035365" table:style-name="ce2">
            <text:p>9035365</text:p>
          </table:table-cell>
          <table:table-cell office:value-type="float" office:value="8998595" table:style-name="ce2">
            <text:p>8998595</text:p>
          </table:table-cell>
          <table:table-cell office:value-type="float" office:value="8930990" table:style-name="ce2">
            <text:p>8930990</text:p>
          </table:table-cell>
          <table:table-cell office:value-type="float" office:value="8874520" table:style-name="ce2">
            <text:p>8874520</text:p>
          </table:table-cell>
          <table:table-cell office:value-type="float" office:value="8836650" table:style-name="ce2">
            <text:p>8836650</text:p>
          </table:table-cell>
          <table:table-cell office:value-type="float" office:value="8757705" table:style-name="ce2">
            <text:p>8757705</text:p>
          </table:table-cell>
          <table:table-cell office:value-type="float" office:value="8680431" table:style-name="ce2">
            <text:p>8680431</text:p>
          </table:table-cell>
          <table:table-cell office:value-type="float" office:value="8643756" table:style-name="ce2">
            <text:p>8643756</text:p>
          </table:table-cell>
          <table:table-cell office:value-type="float" office:value="8630430" table:style-name="ce2">
            <text:p>8630430</text:p>
          </table:table-cell>
          <table:table-cell office:value-type="float" office:value="8633100" table:style-name="ce2">
            <text:p>8633100</text:p>
          </table:table-cell>
          <table:table-cell office:value-type="float" office:value="8754365" table:style-name="ce2">
            <text:p>8754365</text:p>
          </table:table-cell>
          <table:table-cell office:value-type="float" office:value="9093470" table:style-name="ce2">
            <text:p>9093470</text:p>
          </table:table-cell>
          <table:table-cell office:value-type="float" office:value="9355810" table:style-name="ce2">
            <text:p>9355810</text:p>
          </table:table-cell>
          <table:table-cell office:value-type="float" office:value="9455675" table:style-name="ce2">
            <text:p>9455675</text:p>
          </table:table-cell>
          <table:table-cell office:value-type="float" office:value="9558250" table:style-name="ce2">
            <text:p>9558250</text:p>
          </table:table-cell>
          <table:table-cell office:value-type="float" office:value="9661265" table:style-name="ce2">
            <text:p>9661265</text:p>
          </table:table-cell>
          <table:table-cell office:value-type="float" office:value="9766312" table:style-name="ce2">
            <text:p>9766312</text:p>
          </table:table-cell>
          <table:table-cell office:value-type="float" office:value="9851362" table:style-name="ce2">
            <text:p>9851362</text:p>
          </table:table-cell>
          <table:table-cell office:value-type="float" office:value="9911771" table:style-name="ce2">
            <text:p>9911771</text:p>
          </table:table-cell>
          <table:table-cell office:value-type="float" office:value="9957865" table:style-name="ce2">
            <text:p>9957865</text:p>
          </table:table-cell>
          <table:table-cell office:value-type="float" office:value="9996232" table:style-name="ce2">
            <text:p>9996232</text:p>
          </table:table-cell>
          <table:table-cell office:value-type="float" office:value="10023613" table:style-name="ce2">
            <text:p>10023613</text:p>
          </table:table-cell>
          <table:table-cell office:value-type="float" office:value="10032734" table:style-name="ce2">
            <text:p>10032734</text:p>
          </table:table-cell>
          <table:table-cell office:value-type="float" office:value="10030031" table:style-name="ce2">
            <text:p>10030031</text:p>
          </table:table-cell>
          <table:table-cell office:value-type="float" office:value="10019610" table:style-name="ce2">
            <text:p>10019610</text:p>
          </table:table-cell>
          <table:table-cell office:value-type="float" office:value="10005000" table:style-name="ce2">
            <text:p>10005000</text:p>
          </table:table-cell>
          <table:table-cell office:value-type="float" office:value="9983218" table:style-name="ce2">
            <text:p>9983218</text:p>
          </table:table-cell>
          <table:table-cell office:value-type="float" office:value="9960235" table:style-name="ce2">
            <text:p>9960235</text:p>
          </table:table-cell>
          <table:table-cell office:value-type="float" office:value="9952494" table:style-name="ce2">
            <text:p>9952494</text:p>
          </table:table-cell>
          <table:table-cell office:value-type="float" office:value="9964675" table:style-name="ce2">
            <text:p>9964675</text:p>
          </table:table-cell>
          <table:table-cell office:value-type="float" office:value="9991525" table:style-name="ce2">
            <text:p>9991525</text:p>
          </table:table-cell>
          <table:table-cell office:value-type="float" office:value="10026176" table:style-name="ce2">
            <text:p>10026176</text:p>
          </table:table-cell>
          <table:table-cell office:value-type="float" office:value="10063945" table:style-name="ce2">
            <text:p>10063945</text:p>
          </table:table-cell>
          <table:table-cell office:value-type="float" office:value="10108977" table:style-name="ce2">
            <text:p>10108977</text:p>
          </table:table-cell>
          <table:table-cell office:value-type="float" office:value="10160196" table:style-name="ce2">
            <text:p>10160196</text:p>
          </table:table-cell>
          <table:table-cell office:value-type="float" office:value="10217828" table:style-name="ce2">
            <text:p>10217828</text:p>
          </table:table-cell>
          <table:table-cell office:value-type="float" office:value="10289898" table:style-name="ce2">
            <text:p>10289898</text:p>
          </table:table-cell>
          <table:table-cell office:value-type="float" office:value="10362722" table:style-name="ce2">
            <text:p>10362722</text:p>
          </table:table-cell>
          <table:table-cell office:value-type="float" office:value="10419631" table:style-name="ce2">
            <text:p>10419631</text:p>
          </table:table-cell>
          <table:table-cell office:value-type="float" office:value="10458821" table:style-name="ce2">
            <text:p>10458821</text:p>
          </table:table-cell>
          <table:table-cell office:value-type="float" office:value="10483861" table:style-name="ce2">
            <text:p>10483861</text:p>
          </table:table-cell>
          <table:table-cell office:value-type="float" office:value="10503330" table:style-name="ce2">
            <text:p>10503330</text:p>
          </table:table-cell>
          <table:table-cell office:value-type="float" office:value="10522288" table:style-name="ce2">
            <text:p>10522288</text:p>
          </table:table-cell>
          <table:table-cell office:value-type="float" office:value="10542964" table:style-name="ce2">
            <text:p>10542964</text:p>
          </table:table-cell>
          <table:table-cell office:value-type="float" office:value="10558177" table:style-name="ce2">
            <text:p>10558177</text:p>
          </table:table-cell>
          <table:table-cell office:value-type="float" office:value="10568247" table:style-name="ce2">
            <text:p>10568247</text:p>
          </table:table-cell>
          <table:table-cell office:value-type="float" office:value="10573100" table:style-name="ce2">
            <text:p>10573100</text:p>
          </table:table-cell>
          <table:table-cell office:value-type="float" office:value="10557560" table:style-name="ce2">
            <text:p>10557560</text:p>
          </table:table-cell>
          <table:table-cell office:value-type="float" office:value="10514844" table:style-name="ce2">
            <text:p>10514844</text:p>
          </table:table-cell>
          <table:table-cell office:value-type="float" office:value="10457295" table:style-name="ce2">
            <text:p>10457295</text:p>
          </table:table-cell>
          <table:table-cell office:value-type="float" office:value="10401062" table:style-name="ce2">
            <text:p>10401062</text:p>
          </table:table-cell>
          <table:table-cell office:value-type="float" office:value="10358076" table:style-name="ce2">
            <text:p>10358076</text:p>
          </table:table-cell>
          <table:table-cell office:value-type="float" office:value="10325452" table:style-name="ce2">
            <text:p>10325452</text:p>
          </table:table-cell>
          <table:table-cell office:value-type="float" office:value="10300300" table:style-name="ce2">
            <text:p>10300300</text:p>
          </table:table-cell>
          <table:table-cell office:value-type="float" office:value="10283822" table:style-name="ce2">
            <text:p>10283822</text:p>
          </table:table-cell>
          <table:table-cell office:value-type="float" office:value="10286263" table:style-name="ce2">
            <text:p>10286263</text:p>
          </table:table-cell>
          <table:table-cell office:value-type="float" office:value="10297081" table:style-name="ce2">
            <text:p>10297081</text:p>
          </table:table-cell>
          <table:table-cell office:value-type="float" office:value="10361831" table:style-name="ce2">
            <text:p>10361831</text:p>
          </table:table-cell>
          <table:table-cell office:value-type="float" office:value="10434332" table:style-name="ce2">
            <text:p>10434332</text:p>
          </table:table-cell>
          <table:table-cell office:value-type="float" office:value="10578174" table:style-name="ce2">
            <text:p>10578174</text:p>
          </table:table-cell>
          <table:table-cell office:value-type="float" office:value="10694681" table:style-name="ce2">
            <text:p>1069468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Paraguay</text:p>
          </table:table-cell>
          <table:table-cell office:value-type="string" table:style-name="ce2">
            <text:p>PRY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883514" table:style-name="ce2">
            <text:p>1883514</text:p>
          </table:table-cell>
          <table:table-cell office:value-type="float" office:value="1927394" table:style-name="ce2">
            <text:p>1927394</text:p>
          </table:table-cell>
          <table:table-cell office:value-type="float" office:value="1973130" table:style-name="ce2">
            <text:p>1973130</text:p>
          </table:table-cell>
          <table:table-cell office:value-type="float" office:value="2021909" table:style-name="ce2">
            <text:p>2021909</text:p>
          </table:table-cell>
          <table:table-cell office:value-type="float" office:value="2073119" table:style-name="ce2">
            <text:p>2073119</text:p>
          </table:table-cell>
          <table:table-cell office:value-type="float" office:value="2125177" table:style-name="ce2">
            <text:p>2125177</text:p>
          </table:table-cell>
          <table:table-cell office:value-type="float" office:value="2177584" table:style-name="ce2">
            <text:p>2177584</text:p>
          </table:table-cell>
          <table:table-cell office:value-type="float" office:value="2229994" table:style-name="ce2">
            <text:p>2229994</text:p>
          </table:table-cell>
          <table:table-cell office:value-type="float" office:value="2282391" table:style-name="ce2">
            <text:p>2282391</text:p>
          </table:table-cell>
          <table:table-cell office:value-type="float" office:value="2334992" table:style-name="ce2">
            <text:p>2334992</text:p>
          </table:table-cell>
          <table:table-cell office:value-type="float" office:value="2388028" table:style-name="ce2">
            <text:p>2388028</text:p>
          </table:table-cell>
          <table:table-cell office:value-type="float" office:value="2442537" table:style-name="ce2">
            <text:p>2442537</text:p>
          </table:table-cell>
          <table:table-cell office:value-type="float" office:value="2499881" table:style-name="ce2">
            <text:p>2499881</text:p>
          </table:table-cell>
          <table:table-cell office:value-type="float" office:value="2561102" table:style-name="ce2">
            <text:p>2561102</text:p>
          </table:table-cell>
          <table:table-cell office:value-type="float" office:value="2625621" table:style-name="ce2">
            <text:p>2625621</text:p>
          </table:table-cell>
          <table:table-cell office:value-type="float" office:value="2691648" table:style-name="ce2">
            <text:p>2691648</text:p>
          </table:table-cell>
          <table:table-cell office:value-type="float" office:value="2758836" table:style-name="ce2">
            <text:p>2758836</text:p>
          </table:table-cell>
          <table:table-cell office:value-type="float" office:value="2827874" table:style-name="ce2">
            <text:p>2827874</text:p>
          </table:table-cell>
          <table:table-cell office:value-type="float" office:value="2899269" table:style-name="ce2">
            <text:p>2899269</text:p>
          </table:table-cell>
          <table:table-cell office:value-type="float" office:value="2973968" table:style-name="ce2">
            <text:p>2973968</text:p>
          </table:table-cell>
          <table:table-cell office:value-type="float" office:value="3053235" table:style-name="ce2">
            <text:p>3053235</text:p>
          </table:table-cell>
          <table:table-cell office:value-type="float" office:value="3137604" table:style-name="ce2">
            <text:p>3137604</text:p>
          </table:table-cell>
          <table:table-cell office:value-type="float" office:value="3226189" table:style-name="ce2">
            <text:p>3226189</text:p>
          </table:table-cell>
          <table:table-cell office:value-type="float" office:value="3318068" table:style-name="ce2">
            <text:p>3318068</text:p>
          </table:table-cell>
          <table:table-cell office:value-type="float" office:value="3412936" table:style-name="ce2">
            <text:p>3412936</text:p>
          </table:table-cell>
          <table:table-cell office:value-type="float" office:value="3510671" table:style-name="ce2">
            <text:p>3510671</text:p>
          </table:table-cell>
          <table:table-cell office:value-type="float" office:value="3611474" table:style-name="ce2">
            <text:p>3611474</text:p>
          </table:table-cell>
          <table:table-cell office:value-type="float" office:value="3714889" table:style-name="ce2">
            <text:p>3714889</text:p>
          </table:table-cell>
          <table:table-cell office:value-type="float" office:value="3820546" table:style-name="ce2">
            <text:p>3820546</text:p>
          </table:table-cell>
          <table:table-cell office:value-type="float" office:value="3927802" table:style-name="ce2">
            <text:p>3927802</text:p>
          </table:table-cell>
          <table:table-cell office:value-type="float" office:value="4035747" table:style-name="ce2">
            <text:p>4035747</text:p>
          </table:table-cell>
          <table:table-cell office:value-type="float" office:value="4144364" table:style-name="ce2">
            <text:p>4144364</text:p>
          </table:table-cell>
          <table:table-cell office:value-type="float" office:value="4253600" table:style-name="ce2">
            <text:p>4253600</text:p>
          </table:table-cell>
          <table:table-cell office:value-type="float" office:value="4362696" table:style-name="ce2">
            <text:p>4362696</text:p>
          </table:table-cell>
          <table:table-cell office:value-type="float" office:value="4471417" table:style-name="ce2">
            <text:p>4471417</text:p>
          </table:table-cell>
          <table:table-cell office:value-type="float" office:value="4579806" table:style-name="ce2">
            <text:p>4579806</text:p>
          </table:table-cell>
          <table:table-cell office:value-type="float" office:value="4687543" table:style-name="ce2">
            <text:p>4687543</text:p>
          </table:table-cell>
          <table:table-cell office:value-type="float" office:value="4794412" table:style-name="ce2">
            <text:p>4794412</text:p>
          </table:table-cell>
          <table:table-cell office:value-type="float" office:value="4900025" table:style-name="ce2">
            <text:p>4900025</text:p>
          </table:table-cell>
          <table:table-cell office:value-type="float" office:value="5003135" table:style-name="ce2">
            <text:p>5003135</text:p>
          </table:table-cell>
          <table:table-cell office:value-type="float" office:value="5100868" table:style-name="ce2">
            <text:p>5100868</text:p>
          </table:table-cell>
          <table:table-cell office:value-type="float" office:value="5187689" table:style-name="ce2">
            <text:p>5187689</text:p>
          </table:table-cell>
          <table:table-cell office:value-type="float" office:value="5261328" table:style-name="ce2">
            <text:p>5261328</text:p>
          </table:table-cell>
          <table:table-cell office:value-type="float" office:value="5326436" table:style-name="ce2">
            <text:p>5326436</text:p>
          </table:table-cell>
          <table:table-cell office:value-type="float" office:value="5388175" table:style-name="ce2">
            <text:p>5388175</text:p>
          </table:table-cell>
          <table:table-cell office:value-type="float" office:value="5448097" table:style-name="ce2">
            <text:p>5448097</text:p>
          </table:table-cell>
          <table:table-cell office:value-type="float" office:value="5505148" table:style-name="ce2">
            <text:p>5505148</text:p>
          </table:table-cell>
          <table:table-cell office:value-type="float" office:value="5559386" table:style-name="ce2">
            <text:p>5559386</text:p>
          </table:table-cell>
          <table:table-cell office:value-type="float" office:value="5613574" table:style-name="ce2">
            <text:p>5613574</text:p>
          </table:table-cell>
          <table:table-cell office:value-type="float" office:value="5671236" table:style-name="ce2">
            <text:p>5671236</text:p>
          </table:table-cell>
          <table:table-cell office:value-type="float" office:value="5737971" table:style-name="ce2">
            <text:p>5737971</text:p>
          </table:table-cell>
          <table:table-cell office:value-type="float" office:value="5814626" table:style-name="ce2">
            <text:p>5814626</text:p>
          </table:table-cell>
          <table:table-cell office:value-type="float" office:value="5897008" table:style-name="ce2">
            <text:p>5897008</text:p>
          </table:table-cell>
          <table:table-cell office:value-type="float" office:value="5982445" table:style-name="ce2">
            <text:p>5982445</text:p>
          </table:table-cell>
          <table:table-cell office:value-type="float" office:value="6069811" table:style-name="ce2">
            <text:p>6069811</text:p>
          </table:table-cell>
          <table:table-cell office:value-type="float" office:value="6159103" table:style-name="ce2">
            <text:p>6159103</text:p>
          </table:table-cell>
          <table:table-cell office:value-type="float" office:value="6249126" table:style-name="ce2">
            <text:p>6249126</text:p>
          </table:table-cell>
          <table:table-cell office:value-type="float" office:value="6338660" table:style-name="ce2">
            <text:p>6338660</text:p>
          </table:table-cell>
          <table:table-cell office:value-type="float" office:value="6427382" table:style-name="ce2">
            <text:p>6427382</text:p>
          </table:table-cell>
          <table:table-cell office:value-type="float" office:value="6515058" table:style-name="ce2">
            <text:p>6515058</text:p>
          </table:table-cell>
          <table:table-cell office:value-type="float" office:value="6603739" table:style-name="ce2">
            <text:p>6603739</text:p>
          </table:table-cell>
          <table:table-cell office:value-type="float" office:value="6684182" table:style-name="ce2">
            <text:p>6684182</text:p>
          </table:table-cell>
          <table:table-cell office:value-type="float" office:value="6760464" table:style-name="ce2">
            <text:p>6760464</text:p>
          </table:table-cell>
          <table:table-cell office:value-type="float" office:value="6844146" table:style-name="ce2">
            <text:p>6844146</text:p>
          </table:table-cell>
          <table:table-cell office:value-type="float" office:value="6929153" table:style-name="ce2">
            <text:p>692915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West Bank and Gaza</text:p>
          </table:table-cell>
          <table:table-cell office:value-type="string" table:style-name="ce2">
            <text:p>PSE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table:number-columns-repeated="30" table:style-name="ce1"/>
          <table:table-cell office:value-type="float" office:value="1978248" table:style-name="ce2">
            <text:p>1978248</text:p>
          </table:table-cell>
          <table:table-cell office:value-type="float" office:value="2068845" table:style-name="ce2">
            <text:p>2068845</text:p>
          </table:table-cell>
          <table:table-cell office:value-type="float" office:value="2163591" table:style-name="ce2">
            <text:p>2163591</text:p>
          </table:table-cell>
          <table:table-cell office:value-type="float" office:value="2262676" table:style-name="ce2">
            <text:p>2262676</text:p>
          </table:table-cell>
          <table:table-cell office:value-type="float" office:value="2366298" table:style-name="ce2">
            <text:p>2366298</text:p>
          </table:table-cell>
          <table:table-cell office:value-type="float" office:value="2474666" table:style-name="ce2">
            <text:p>2474666</text:p>
          </table:table-cell>
          <table:table-cell office:value-type="float" office:value="2587997" table:style-name="ce2">
            <text:p>2587997</text:p>
          </table:table-cell>
          <table:table-cell office:value-type="float" office:value="2706518" table:style-name="ce2">
            <text:p>2706518</text:p>
          </table:table-cell>
          <table:table-cell office:value-type="float" office:value="2776568" table:style-name="ce2">
            <text:p>2776568</text:p>
          </table:table-cell>
          <table:table-cell office:value-type="float" office:value="2848431" table:style-name="ce2">
            <text:p>2848431</text:p>
          </table:table-cell>
          <table:table-cell office:value-type="float" office:value="2922153" table:style-name="ce2">
            <text:p>2922153</text:p>
          </table:table-cell>
          <table:table-cell office:value-type="float" office:value="2997784" table:style-name="ce2">
            <text:p>2997784</text:p>
          </table:table-cell>
          <table:table-cell office:value-type="float" office:value="3075373" table:style-name="ce2">
            <text:p>3075373</text:p>
          </table:table-cell>
          <table:table-cell office:value-type="float" office:value="3154969" table:style-name="ce2">
            <text:p>3154969</text:p>
          </table:table-cell>
          <table:table-cell office:value-type="float" office:value="3236626" table:style-name="ce2">
            <text:p>3236626</text:p>
          </table:table-cell>
          <table:table-cell office:value-type="float" office:value="3320396" table:style-name="ce2">
            <text:p>3320396</text:p>
          </table:table-cell>
          <table:table-cell office:value-type="float" office:value="3406334" table:style-name="ce2">
            <text:p>3406334</text:p>
          </table:table-cell>
          <table:table-cell office:value-type="float" office:value="3494496" table:style-name="ce2">
            <text:p>3494496</text:p>
          </table:table-cell>
          <table:table-cell office:value-type="float" office:value="3591977" table:style-name="ce2">
            <text:p>3591977</text:p>
          </table:table-cell>
          <table:table-cell office:value-type="float" office:value="3689099" table:style-name="ce2">
            <text:p>3689099</text:p>
          </table:table-cell>
          <table:table-cell office:value-type="float" office:value="3786161" table:style-name="ce2">
            <text:p>3786161</text:p>
          </table:table-cell>
          <table:table-cell office:value-type="float" office:value="3882986" table:style-name="ce2">
            <text:p>3882986</text:p>
          </table:table-cell>
          <table:table-cell office:value-type="float" office:value="3979998" table:style-name="ce2">
            <text:p>3979998</text:p>
          </table:table-cell>
          <table:table-cell office:value-type="float" office:value="4076708" table:style-name="ce2">
            <text:p>4076708</text:p>
          </table:table-cell>
          <table:table-cell office:value-type="float" office:value="4173398" table:style-name="ce2">
            <text:p>4173398</text:p>
          </table:table-cell>
          <table:table-cell office:value-type="float" office:value="4270092" table:style-name="ce2">
            <text:p>4270092</text:p>
          </table:table-cell>
          <table:table-cell office:value-type="float" office:value="4367088" table:style-name="ce2">
            <text:p>4367088</text:p>
          </table:table-cell>
          <table:table-cell office:value-type="float" office:value="4454805" table:style-name="ce2">
            <text:p>4454805</text:p>
          </table:table-cell>
          <table:table-cell office:value-type="float" office:value="4569087" table:style-name="ce2">
            <text:p>4569087</text:p>
          </table:table-cell>
          <table:table-cell office:value-type="float" office:value="4685306" table:style-name="ce2">
            <text:p>4685306</text:p>
          </table:table-cell>
          <table:table-cell office:value-type="float" office:value="4803269" table:style-name="ce2">
            <text:p>4803269</text:p>
          </table:table-cell>
          <table:table-cell office:value-type="float" office:value="4922749" table:style-name="ce2">
            <text:p>4922749</text:p>
          </table:table-cell>
          <table:table-cell office:value-type="float" office:value="5043612" table:style-name="ce2">
            <text:p>5043612</text:p>
          </table:table-cell>
          <table:table-cell office:value-type="float" office:value="5165775" table:style-name="ce2">
            <text:p>5165775</text:p>
          </table:table-cell>
          <table:table-cell office:value-type="float" office:value="5289152" table:style-name="ce2">
            <text:p>528915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Pacific island small states</text:p>
          </table:table-cell>
          <table:table-cell office:value-type="string" table:style-name="ce2">
            <text:p>PSS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912120" table:style-name="ce2">
            <text:p>912120</text:p>
          </table:table-cell>
          <table:table-cell office:value-type="float" office:value="938244" table:style-name="ce2">
            <text:p>938244</text:p>
          </table:table-cell>
          <table:table-cell office:value-type="float" office:value="965430" table:style-name="ce2">
            <text:p>965430</text:p>
          </table:table-cell>
          <table:table-cell office:value-type="float" office:value="993524" table:style-name="ce2">
            <text:p>993524</text:p>
          </table:table-cell>
          <table:table-cell office:value-type="float" office:value="1022081" table:style-name="ce2">
            <text:p>1022081</text:p>
          </table:table-cell>
          <table:table-cell office:value-type="float" office:value="1051140" table:style-name="ce2">
            <text:p>1051140</text:p>
          </table:table-cell>
          <table:table-cell office:value-type="float" office:value="1079689" table:style-name="ce2">
            <text:p>1079689</text:p>
          </table:table-cell>
          <table:table-cell office:value-type="float" office:value="1105889" table:style-name="ce2">
            <text:p>1105889</text:p>
          </table:table-cell>
          <table:table-cell office:value-type="float" office:value="1130851" table:style-name="ce2">
            <text:p>1130851</text:p>
          </table:table-cell>
          <table:table-cell office:value-type="float" office:value="1156327" table:style-name="ce2">
            <text:p>1156327</text:p>
          </table:table-cell>
          <table:table-cell office:value-type="float" office:value="1181537" table:style-name="ce2">
            <text:p>1181537</text:p>
          </table:table-cell>
          <table:table-cell office:value-type="float" office:value="1205879" table:style-name="ce2">
            <text:p>1205879</text:p>
          </table:table-cell>
          <table:table-cell office:value-type="float" office:value="1229695" table:style-name="ce2">
            <text:p>1229695</text:p>
          </table:table-cell>
          <table:table-cell office:value-type="float" office:value="1253169" table:style-name="ce2">
            <text:p>1253169</text:p>
          </table:table-cell>
          <table:table-cell office:value-type="float" office:value="1277600" table:style-name="ce2">
            <text:p>1277600</text:p>
          </table:table-cell>
          <table:table-cell office:value-type="float" office:value="1303608" table:style-name="ce2">
            <text:p>1303608</text:p>
          </table:table-cell>
          <table:table-cell office:value-type="float" office:value="1331351" table:style-name="ce2">
            <text:p>1331351</text:p>
          </table:table-cell>
          <table:table-cell office:value-type="float" office:value="1360619" table:style-name="ce2">
            <text:p>1360619</text:p>
          </table:table-cell>
          <table:table-cell office:value-type="float" office:value="1390784" table:style-name="ce2">
            <text:p>1390784</text:p>
          </table:table-cell>
          <table:table-cell office:value-type="float" office:value="1422234" table:style-name="ce2">
            <text:p>1422234</text:p>
          </table:table-cell>
          <table:table-cell office:value-type="float" office:value="1454476" table:style-name="ce2">
            <text:p>1454476</text:p>
          </table:table-cell>
          <table:table-cell office:value-type="float" office:value="1487561" table:style-name="ce2">
            <text:p>1487561</text:p>
          </table:table-cell>
          <table:table-cell office:value-type="float" office:value="1521261" table:style-name="ce2">
            <text:p>1521261</text:p>
          </table:table-cell>
          <table:table-cell office:value-type="float" office:value="1555284" table:style-name="ce2">
            <text:p>1555284</text:p>
          </table:table-cell>
          <table:table-cell office:value-type="float" office:value="1590058" table:style-name="ce2">
            <text:p>1590058</text:p>
          </table:table-cell>
          <table:table-cell office:value-type="float" office:value="1625654" table:style-name="ce2">
            <text:p>1625654</text:p>
          </table:table-cell>
          <table:table-cell office:value-type="float" office:value="1660533" table:style-name="ce2">
            <text:p>1660533</text:p>
          </table:table-cell>
          <table:table-cell office:value-type="float" office:value="1692234" table:style-name="ce2">
            <text:p>1692234</text:p>
          </table:table-cell>
          <table:table-cell office:value-type="float" office:value="1721206" table:style-name="ce2">
            <text:p>1721206</text:p>
          </table:table-cell>
          <table:table-cell office:value-type="float" office:value="1748900" table:style-name="ce2">
            <text:p>1748900</text:p>
          </table:table-cell>
          <table:table-cell office:value-type="float" office:value="1775607" table:style-name="ce2">
            <text:p>1775607</text:p>
          </table:table-cell>
          <table:table-cell office:value-type="float" office:value="1801531" table:style-name="ce2">
            <text:p>1801531</text:p>
          </table:table-cell>
          <table:table-cell office:value-type="float" office:value="1827395" table:style-name="ce2">
            <text:p>1827395</text:p>
          </table:table-cell>
          <table:table-cell office:value-type="float" office:value="1853148" table:style-name="ce2">
            <text:p>1853148</text:p>
          </table:table-cell>
          <table:table-cell office:value-type="float" office:value="1878007" table:style-name="ce2">
            <text:p>1878007</text:p>
          </table:table-cell>
          <table:table-cell office:value-type="float" office:value="1901782" table:style-name="ce2">
            <text:p>1901782</text:p>
          </table:table-cell>
          <table:table-cell office:value-type="float" office:value="1926342" table:style-name="ce2">
            <text:p>1926342</text:p>
          </table:table-cell>
          <table:table-cell office:value-type="float" office:value="1954642" table:style-name="ce2">
            <text:p>1954642</text:p>
          </table:table-cell>
          <table:table-cell office:value-type="float" office:value="1984859" table:style-name="ce2">
            <text:p>1984859</text:p>
          </table:table-cell>
          <table:table-cell office:value-type="float" office:value="2014289" table:style-name="ce2">
            <text:p>2014289</text:p>
          </table:table-cell>
          <table:table-cell office:value-type="float" office:value="2042274" table:style-name="ce2">
            <text:p>2042274</text:p>
          </table:table-cell>
          <table:table-cell office:value-type="float" office:value="2069097" table:style-name="ce2">
            <text:p>2069097</text:p>
          </table:table-cell>
          <table:table-cell office:value-type="float" office:value="2095273" table:style-name="ce2">
            <text:p>2095273</text:p>
          </table:table-cell>
          <table:table-cell office:value-type="float" office:value="2120592" table:style-name="ce2">
            <text:p>2120592</text:p>
          </table:table-cell>
          <table:table-cell office:value-type="float" office:value="2145505" table:style-name="ce2">
            <text:p>2145505</text:p>
          </table:table-cell>
          <table:table-cell office:value-type="float" office:value="2170029" table:style-name="ce2">
            <text:p>2170029</text:p>
          </table:table-cell>
          <table:table-cell office:value-type="float" office:value="2194265" table:style-name="ce2">
            <text:p>2194265</text:p>
          </table:table-cell>
          <table:table-cell office:value-type="float" office:value="2218230" table:style-name="ce2">
            <text:p>2218230</text:p>
          </table:table-cell>
          <table:table-cell office:value-type="float" office:value="2240739" table:style-name="ce2">
            <text:p>2240739</text:p>
          </table:table-cell>
          <table:table-cell office:value-type="float" office:value="2262456" table:style-name="ce2">
            <text:p>2262456</text:p>
          </table:table-cell>
          <table:table-cell office:value-type="float" office:value="2289399" table:style-name="ce2">
            <text:p>2289399</text:p>
          </table:table-cell>
          <table:table-cell office:value-type="float" office:value="2320899" table:style-name="ce2">
            <text:p>2320899</text:p>
          </table:table-cell>
          <table:table-cell office:value-type="float" office:value="2351924" table:style-name="ce2">
            <text:p>2351924</text:p>
          </table:table-cell>
          <table:table-cell office:value-type="float" office:value="2382931" table:style-name="ce2">
            <text:p>2382931</text:p>
          </table:table-cell>
          <table:table-cell office:value-type="float" office:value="2414338" table:style-name="ce2">
            <text:p>2414338</text:p>
          </table:table-cell>
          <table:table-cell office:value-type="float" office:value="2445989" table:style-name="ce2">
            <text:p>2445989</text:p>
          </table:table-cell>
          <table:table-cell office:value-type="float" office:value="2477794" table:style-name="ce2">
            <text:p>2477794</text:p>
          </table:table-cell>
          <table:table-cell office:value-type="float" office:value="2509999" table:style-name="ce2">
            <text:p>2509999</text:p>
          </table:table-cell>
          <table:table-cell office:value-type="float" office:value="2542009" table:style-name="ce2">
            <text:p>2542009</text:p>
          </table:table-cell>
          <table:table-cell office:value-type="float" office:value="2568656" table:style-name="ce2">
            <text:p>2568656</text:p>
          </table:table-cell>
          <table:table-cell office:value-type="float" office:value="2595522" table:style-name="ce2">
            <text:p>2595522</text:p>
          </table:table-cell>
          <table:table-cell office:value-type="float" office:value="2625493" table:style-name="ce2">
            <text:p>2625493</text:p>
          </table:table-cell>
          <table:table-cell office:value-type="float" office:value="2656049" table:style-name="ce2">
            <text:p>2656049</text:p>
          </table:table-cell>
          <table:table-cell office:value-type="float" office:value="2689224" table:style-name="ce2">
            <text:p>2689224</text:p>
          </table:table-cell>
          <table:table-cell office:value-type="float" office:value="2722467" table:style-name="ce2">
            <text:p>272246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Post-demographic dividend</text:p>
          </table:table-cell>
          <table:table-cell office:value-type="string" table:style-name="ce2">
            <text:p>PST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756359099" table:style-name="ce2">
            <text:p>756359099</text:p>
          </table:table-cell>
          <table:table-cell office:value-type="float" office:value="765442136" table:style-name="ce2">
            <text:p>765442136</text:p>
          </table:table-cell>
          <table:table-cell office:value-type="float" office:value="774678780" table:style-name="ce2">
            <text:p>774678780</text:p>
          </table:table-cell>
          <table:table-cell office:value-type="float" office:value="783736508" table:style-name="ce2">
            <text:p>783736508</text:p>
          </table:table-cell>
          <table:table-cell office:value-type="float" office:value="792735136" table:style-name="ce2">
            <text:p>792735136</text:p>
          </table:table-cell>
          <table:table-cell office:value-type="float" office:value="801451274" table:style-name="ce2">
            <text:p>801451274</text:p>
          </table:table-cell>
          <table:table-cell office:value-type="float" office:value="809623605" table:style-name="ce2">
            <text:p>809623605</text:p>
          </table:table-cell>
          <table:table-cell office:value-type="float" office:value="817437528" table:style-name="ce2">
            <text:p>817437528</text:p>
          </table:table-cell>
          <table:table-cell office:value-type="float" office:value="825029113" table:style-name="ce2">
            <text:p>825029113</text:p>
          </table:table-cell>
          <table:table-cell office:value-type="float" office:value="832633761" table:style-name="ce2">
            <text:p>832633761</text:p>
          </table:table-cell>
          <table:table-cell office:value-type="float" office:value="840190480" table:style-name="ce2">
            <text:p>840190480</text:p>
          </table:table-cell>
          <table:table-cell office:value-type="float" office:value="849553629" table:style-name="ce2">
            <text:p>849553629</text:p>
          </table:table-cell>
          <table:table-cell office:value-type="float" office:value="857513072" table:style-name="ce2">
            <text:p>857513072</text:p>
          </table:table-cell>
          <table:table-cell office:value-type="float" office:value="865015884" table:style-name="ce2">
            <text:p>865015884</text:p>
          </table:table-cell>
          <table:table-cell office:value-type="float" office:value="872247955" table:style-name="ce2">
            <text:p>872247955</text:p>
          </table:table-cell>
          <table:table-cell office:value-type="float" office:value="879088327" table:style-name="ce2">
            <text:p>879088327</text:p>
          </table:table-cell>
          <table:table-cell office:value-type="float" office:value="885244462" table:style-name="ce2">
            <text:p>885244462</text:p>
          </table:table-cell>
          <table:table-cell office:value-type="float" office:value="891301791" table:style-name="ce2">
            <text:p>891301791</text:p>
          </table:table-cell>
          <table:table-cell office:value-type="float" office:value="897398355" table:style-name="ce2">
            <text:p>897398355</text:p>
          </table:table-cell>
          <table:table-cell office:value-type="float" office:value="903773491" table:style-name="ce2">
            <text:p>903773491</text:p>
          </table:table-cell>
          <table:table-cell office:value-type="float" office:value="909919829" table:style-name="ce2">
            <text:p>909919829</text:p>
          </table:table-cell>
          <table:table-cell office:value-type="float" office:value="916024683" table:style-name="ce2">
            <text:p>916024683</text:p>
          </table:table-cell>
          <table:table-cell office:value-type="float" office:value="921558505" table:style-name="ce2">
            <text:p>921558505</text:p>
          </table:table-cell>
          <table:table-cell office:value-type="float" office:value="926768139" table:style-name="ce2">
            <text:p>926768139</text:p>
          </table:table-cell>
          <table:table-cell office:value-type="float" office:value="931624894" table:style-name="ce2">
            <text:p>931624894</text:p>
          </table:table-cell>
          <table:table-cell office:value-type="float" office:value="936480384" table:style-name="ce2">
            <text:p>936480384</text:p>
          </table:table-cell>
          <table:table-cell office:value-type="float" office:value="941566838" table:style-name="ce2">
            <text:p>941566838</text:p>
          </table:table-cell>
          <table:table-cell office:value-type="float" office:value="946817118" table:style-name="ce2">
            <text:p>946817118</text:p>
          </table:table-cell>
          <table:table-cell office:value-type="float" office:value="952284317" table:style-name="ce2">
            <text:p>952284317</text:p>
          </table:table-cell>
          <table:table-cell office:value-type="float" office:value="958176572" table:style-name="ce2">
            <text:p>958176572</text:p>
          </table:table-cell>
          <table:table-cell office:value-type="float" office:value="964371624" table:style-name="ce2">
            <text:p>964371624</text:p>
          </table:table-cell>
          <table:table-cell office:value-type="float" office:value="971291914" table:style-name="ce2">
            <text:p>971291914</text:p>
          </table:table-cell>
          <table:table-cell office:value-type="float" office:value="978087877" table:style-name="ce2">
            <text:p>978087877</text:p>
          </table:table-cell>
          <table:table-cell office:value-type="float" office:value="984398082" table:style-name="ce2">
            <text:p>984398082</text:p>
          </table:table-cell>
          <table:table-cell office:value-type="float" office:value="990028770" table:style-name="ce2">
            <text:p>990028770</text:p>
          </table:table-cell>
          <table:table-cell office:value-type="float" office:value="995338472" table:style-name="ce2">
            <text:p>995338472</text:p>
          </table:table-cell>
          <table:table-cell office:value-type="float" office:value="1000836719" table:style-name="ce2">
            <text:p>1000836719</text:p>
          </table:table-cell>
          <table:table-cell office:value-type="float" office:value="1006102041" table:style-name="ce2">
            <text:p>1006102041</text:p>
          </table:table-cell>
          <table:table-cell office:value-type="float" office:value="1011086034" table:style-name="ce2">
            <text:p>1011086034</text:p>
          </table:table-cell>
          <table:table-cell office:value-type="float" office:value="1015990094" table:style-name="ce2">
            <text:p>1015990094</text:p>
          </table:table-cell>
          <table:table-cell office:value-type="float" office:value="1021150563" table:style-name="ce2">
            <text:p>1021150563</text:p>
          </table:table-cell>
          <table:table-cell office:value-type="float" office:value="1026105872" table:style-name="ce2">
            <text:p>1026105872</text:p>
          </table:table-cell>
          <table:table-cell office:value-type="float" office:value="1031302538" table:style-name="ce2">
            <text:p>1031302538</text:p>
          </table:table-cell>
          <table:table-cell office:value-type="float" office:value="1036498631" table:style-name="ce2">
            <text:p>1036498631</text:p>
          </table:table-cell>
          <table:table-cell office:value-type="float" office:value="1041890752" table:style-name="ce2">
            <text:p>1041890752</text:p>
          </table:table-cell>
          <table:table-cell office:value-type="float" office:value="1047140108" table:style-name="ce2">
            <text:p>1047140108</text:p>
          </table:table-cell>
          <table:table-cell office:value-type="float" office:value="1052866351" table:style-name="ce2">
            <text:p>1052866351</text:p>
          </table:table-cell>
          <table:table-cell office:value-type="float" office:value="1059147302" table:style-name="ce2">
            <text:p>1059147302</text:p>
          </table:table-cell>
          <table:table-cell office:value-type="float" office:value="1065603711" table:style-name="ce2">
            <text:p>1065603711</text:p>
          </table:table-cell>
          <table:table-cell office:value-type="float" office:value="1071118156" table:style-name="ce2">
            <text:p>1071118156</text:p>
          </table:table-cell>
          <table:table-cell office:value-type="float" office:value="1076208648" table:style-name="ce2">
            <text:p>1076208648</text:p>
          </table:table-cell>
          <table:table-cell office:value-type="float" office:value="1079468050" table:style-name="ce2">
            <text:p>1079468050</text:p>
          </table:table-cell>
          <table:table-cell office:value-type="float" office:value="1084193277" table:style-name="ce2">
            <text:p>1084193277</text:p>
          </table:table-cell>
          <table:table-cell office:value-type="float" office:value="1088424167" table:style-name="ce2">
            <text:p>1088424167</text:p>
          </table:table-cell>
          <table:table-cell office:value-type="float" office:value="1093025476" table:style-name="ce2">
            <text:p>1093025476</text:p>
          </table:table-cell>
          <table:table-cell office:value-type="float" office:value="1097890139" table:style-name="ce2">
            <text:p>1097890139</text:p>
          </table:table-cell>
          <table:table-cell office:value-type="float" office:value="1102966925" table:style-name="ce2">
            <text:p>1102966925</text:p>
          </table:table-cell>
          <table:table-cell office:value-type="float" office:value="1107161559" table:style-name="ce2">
            <text:p>1107161559</text:p>
          </table:table-cell>
          <table:table-cell office:value-type="float" office:value="1111377470" table:style-name="ce2">
            <text:p>1111377470</text:p>
          </table:table-cell>
          <table:table-cell office:value-type="float" office:value="1114898817" table:style-name="ce2">
            <text:p>1114898817</text:p>
          </table:table-cell>
          <table:table-cell office:value-type="float" office:value="1117007476" table:style-name="ce2">
            <text:p>1117007476</text:p>
          </table:table-cell>
          <table:table-cell office:value-type="float" office:value="1116582773" table:style-name="ce2">
            <text:p>1116582773</text:p>
          </table:table-cell>
          <table:table-cell office:value-type="float" office:value="1117394729" table:style-name="ce2">
            <text:p>1117394729</text:p>
          </table:table-cell>
          <table:table-cell office:value-type="float" office:value="1121315547" table:style-name="ce2">
            <text:p>1121315547</text:p>
          </table:table-cell>
          <table:table-cell office:value-type="float" office:value="1128377826" table:style-name="ce2">
            <text:p>112837782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French Polynesia</text:p>
          </table:table-cell>
          <table:table-cell office:value-type="string" table:style-name="ce2">
            <text:p>PYF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83671" table:style-name="ce2">
            <text:p>83671</text:p>
          </table:table-cell>
          <table:table-cell office:value-type="float" office:value="85434" table:style-name="ce2">
            <text:p>85434</text:p>
          </table:table-cell>
          <table:table-cell office:value-type="float" office:value="87261" table:style-name="ce2">
            <text:p>87261</text:p>
          </table:table-cell>
          <table:table-cell office:value-type="float" office:value="89737" table:style-name="ce2">
            <text:p>89737</text:p>
          </table:table-cell>
          <table:table-cell office:value-type="float" office:value="92823" table:style-name="ce2">
            <text:p>92823</text:p>
          </table:table-cell>
          <table:table-cell office:value-type="float" office:value="96017" table:style-name="ce2">
            <text:p>96017</text:p>
          </table:table-cell>
          <table:table-cell office:value-type="float" office:value="99320" table:style-name="ce2">
            <text:p>99320</text:p>
          </table:table-cell>
          <table:table-cell office:value-type="float" office:value="102754" table:style-name="ce2">
            <text:p>102754</text:p>
          </table:table-cell>
          <table:table-cell office:value-type="float" office:value="106353" table:style-name="ce2">
            <text:p>106353</text:p>
          </table:table-cell>
          <table:table-cell office:value-type="float" office:value="110111" table:style-name="ce2">
            <text:p>110111</text:p>
          </table:table-cell>
          <table:table-cell office:value-type="float" office:value="114010" table:style-name="ce2">
            <text:p>114010</text:p>
          </table:table-cell>
          <table:table-cell office:value-type="float" office:value="117945" table:style-name="ce2">
            <text:p>117945</text:p>
          </table:table-cell>
          <table:table-cell office:value-type="float" office:value="121886" table:style-name="ce2">
            <text:p>121886</text:p>
          </table:table-cell>
          <table:table-cell office:value-type="float" office:value="125897" table:style-name="ce2">
            <text:p>125897</text:p>
          </table:table-cell>
          <table:table-cell office:value-type="float" office:value="129960" table:style-name="ce2">
            <text:p>129960</text:p>
          </table:table-cell>
          <table:table-cell office:value-type="float" office:value="134045" table:style-name="ce2">
            <text:p>134045</text:p>
          </table:table-cell>
          <table:table-cell office:value-type="float" office:value="138114" table:style-name="ce2">
            <text:p>138114</text:p>
          </table:table-cell>
          <table:table-cell office:value-type="float" office:value="142313" table:style-name="ce2">
            <text:p>142313</text:p>
          </table:table-cell>
          <table:table-cell office:value-type="float" office:value="146821" table:style-name="ce2">
            <text:p>146821</text:p>
          </table:table-cell>
          <table:table-cell office:value-type="float" office:value="151569" table:style-name="ce2">
            <text:p>151569</text:p>
          </table:table-cell>
          <table:table-cell office:value-type="float" office:value="156471" table:style-name="ce2">
            <text:p>156471</text:p>
          </table:table-cell>
          <table:table-cell office:value-type="float" office:value="161506" table:style-name="ce2">
            <text:p>161506</text:p>
          </table:table-cell>
          <table:table-cell office:value-type="float" office:value="166646" table:style-name="ce2">
            <text:p>166646</text:p>
          </table:table-cell>
          <table:table-cell office:value-type="float" office:value="171750" table:style-name="ce2">
            <text:p>171750</text:p>
          </table:table-cell>
          <table:table-cell office:value-type="float" office:value="176469" table:style-name="ce2">
            <text:p>176469</text:p>
          </table:table-cell>
          <table:table-cell office:value-type="float" office:value="180988" table:style-name="ce2">
            <text:p>180988</text:p>
          </table:table-cell>
          <table:table-cell office:value-type="float" office:value="185669" table:style-name="ce2">
            <text:p>185669</text:p>
          </table:table-cell>
          <table:table-cell office:value-type="float" office:value="190449" table:style-name="ce2">
            <text:p>190449</text:p>
          </table:table-cell>
          <table:table-cell office:value-type="float" office:value="195193" table:style-name="ce2">
            <text:p>195193</text:p>
          </table:table-cell>
          <table:table-cell office:value-type="float" office:value="199643" table:style-name="ce2">
            <text:p>199643</text:p>
          </table:table-cell>
          <table:table-cell office:value-type="float" office:value="203776" table:style-name="ce2">
            <text:p>203776</text:p>
          </table:table-cell>
          <table:table-cell office:value-type="float" office:value="207744" table:style-name="ce2">
            <text:p>207744</text:p>
          </table:table-cell>
          <table:table-cell office:value-type="float" office:value="211559" table:style-name="ce2">
            <text:p>211559</text:p>
          </table:table-cell>
          <table:table-cell office:value-type="float" office:value="215219" table:style-name="ce2">
            <text:p>215219</text:p>
          </table:table-cell>
          <table:table-cell office:value-type="float" office:value="218738" table:style-name="ce2">
            <text:p>218738</text:p>
          </table:table-cell>
          <table:table-cell office:value-type="float" office:value="222118" table:style-name="ce2">
            <text:p>222118</text:p>
          </table:table-cell>
          <table:table-cell office:value-type="float" office:value="225489" table:style-name="ce2">
            <text:p>225489</text:p>
          </table:table-cell>
          <table:table-cell office:value-type="float" office:value="229121" table:style-name="ce2">
            <text:p>229121</text:p>
          </table:table-cell>
          <table:table-cell office:value-type="float" office:value="232891" table:style-name="ce2">
            <text:p>232891</text:p>
          </table:table-cell>
          <table:table-cell office:value-type="float" office:value="236595" table:style-name="ce2">
            <text:p>236595</text:p>
          </table:table-cell>
          <table:table-cell office:value-type="float" office:value="240337" table:style-name="ce2">
            <text:p>240337</text:p>
          </table:table-cell>
          <table:table-cell office:value-type="float" office:value="244097" table:style-name="ce2">
            <text:p>244097</text:p>
          </table:table-cell>
          <table:table-cell office:value-type="float" office:value="247775" table:style-name="ce2">
            <text:p>247775</text:p>
          </table:table-cell>
          <table:table-cell office:value-type="float" office:value="251637" table:style-name="ce2">
            <text:p>251637</text:p>
          </table:table-cell>
          <table:table-cell office:value-type="float" office:value="255654" table:style-name="ce2">
            <text:p>255654</text:p>
          </table:table-cell>
          <table:table-cell office:value-type="float" office:value="259507" table:style-name="ce2">
            <text:p>259507</text:p>
          </table:table-cell>
          <table:table-cell office:value-type="float" office:value="263223" table:style-name="ce2">
            <text:p>263223</text:p>
          </table:table-cell>
          <table:table-cell office:value-type="float" office:value="266438" table:style-name="ce2">
            <text:p>266438</text:p>
          </table:table-cell>
          <table:table-cell office:value-type="float" office:value="268379" table:style-name="ce2">
            <text:p>268379</text:p>
          </table:table-cell>
          <table:table-cell office:value-type="float" office:value="269481" table:style-name="ce2">
            <text:p>269481</text:p>
          </table:table-cell>
          <table:table-cell office:value-type="float" office:value="270580" table:style-name="ce2">
            <text:p>270580</text:p>
          </table:table-cell>
          <table:table-cell office:value-type="float" office:value="271727" table:style-name="ce2">
            <text:p>271727</text:p>
          </table:table-cell>
          <table:table-cell office:value-type="float" office:value="273084" table:style-name="ce2">
            <text:p>273084</text:p>
          </table:table-cell>
          <table:table-cell office:value-type="float" office:value="274728" table:style-name="ce2">
            <text:p>274728</text:p>
          </table:table-cell>
          <table:table-cell office:value-type="float" office:value="276387" table:style-name="ce2">
            <text:p>276387</text:p>
          </table:table-cell>
          <table:table-cell office:value-type="float" office:value="277866" table:style-name="ce2">
            <text:p>277866</text:p>
          </table:table-cell>
          <table:table-cell office:value-type="float" office:value="279178" table:style-name="ce2">
            <text:p>279178</text:p>
          </table:table-cell>
          <table:table-cell office:value-type="float" office:value="280087" table:style-name="ce2">
            <text:p>280087</text:p>
          </table:table-cell>
          <table:table-cell office:value-type="float" office:value="279815" table:style-name="ce2">
            <text:p>279815</text:p>
          </table:table-cell>
          <table:table-cell office:value-type="float" office:value="279034" table:style-name="ce2">
            <text:p>279034</text:p>
          </table:table-cell>
          <table:table-cell office:value-type="float" office:value="279209" table:style-name="ce2">
            <text:p>279209</text:p>
          </table:table-cell>
          <table:table-cell office:value-type="float" office:value="279792" table:style-name="ce2">
            <text:p>279792</text:p>
          </table:table-cell>
          <table:table-cell office:value-type="float" office:value="280378" table:style-name="ce2">
            <text:p>280378</text:p>
          </table:table-cell>
          <table:table-cell office:value-type="float" office:value="281118" table:style-name="ce2">
            <text:p>281118</text:p>
          </table:table-cell>
          <table:table-cell office:value-type="float" office:value="281807" table:style-name="ce2">
            <text:p>28180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Qatar</text:p>
          </table:table-cell>
          <table:table-cell office:value-type="string" table:style-name="ce2">
            <text:p>QAT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6010" table:style-name="ce2">
            <text:p>36010</text:p>
          </table:table-cell>
          <table:table-cell office:value-type="float" office:value="39680" table:style-name="ce2">
            <text:p>39680</text:p>
          </table:table-cell>
          <table:table-cell office:value-type="float" office:value="44630" table:style-name="ce2">
            <text:p>44630</text:p>
          </table:table-cell>
          <table:table-cell office:value-type="float" office:value="50380" table:style-name="ce2">
            <text:p>50380</text:p>
          </table:table-cell>
          <table:table-cell office:value-type="float" office:value="56867" table:style-name="ce2">
            <text:p>56867</text:p>
          </table:table-cell>
          <table:table-cell office:value-type="float" office:value="64065" table:style-name="ce2">
            <text:p>64065</text:p>
          </table:table-cell>
          <table:table-cell office:value-type="float" office:value="72192" table:style-name="ce2">
            <text:p>72192</text:p>
          </table:table-cell>
          <table:table-cell office:value-type="float" office:value="81439" table:style-name="ce2">
            <text:p>81439</text:p>
          </table:table-cell>
          <table:table-cell office:value-type="float" office:value="91749" table:style-name="ce2">
            <text:p>91749</text:p>
          </table:table-cell>
          <table:table-cell office:value-type="float" office:value="103025" table:style-name="ce2">
            <text:p>103025</text:p>
          </table:table-cell>
          <table:table-cell office:value-type="float" office:value="116350" table:style-name="ce2">
            <text:p>116350</text:p>
          </table:table-cell>
          <table:table-cell office:value-type="float" office:value="131346" table:style-name="ce2">
            <text:p>131346</text:p>
          </table:table-cell>
          <table:table-cell office:value-type="float" office:value="146506" table:style-name="ce2">
            <text:p>146506</text:p>
          </table:table-cell>
          <table:table-cell office:value-type="float" office:value="161841" table:style-name="ce2">
            <text:p>161841</text:p>
          </table:table-cell>
          <table:table-cell office:value-type="float" office:value="177362" table:style-name="ce2">
            <text:p>177362</text:p>
          </table:table-cell>
          <table:table-cell office:value-type="float" office:value="193087" table:style-name="ce2">
            <text:p>193087</text:p>
          </table:table-cell>
          <table:table-cell office:value-type="float" office:value="209052" table:style-name="ce2">
            <text:p>209052</text:p>
          </table:table-cell>
          <table:table-cell office:value-type="float" office:value="225285" table:style-name="ce2">
            <text:p>225285</text:p>
          </table:table-cell>
          <table:table-cell office:value-type="float" office:value="241808" table:style-name="ce2">
            <text:p>241808</text:p>
          </table:table-cell>
          <table:table-cell office:value-type="float" office:value="258670" table:style-name="ce2">
            <text:p>258670</text:p>
          </table:table-cell>
          <table:table-cell office:value-type="float" office:value="275913" table:style-name="ce2">
            <text:p>275913</text:p>
          </table:table-cell>
          <table:table-cell office:value-type="float" office:value="293553" table:style-name="ce2">
            <text:p>293553</text:p>
          </table:table-cell>
          <table:table-cell office:value-type="float" office:value="311537" table:style-name="ce2">
            <text:p>311537</text:p>
          </table:table-cell>
          <table:table-cell office:value-type="float" office:value="329709" table:style-name="ce2">
            <text:p>329709</text:p>
          </table:table-cell>
          <table:table-cell office:value-type="float" office:value="347878" table:style-name="ce2">
            <text:p>347878</text:p>
          </table:table-cell>
          <table:table-cell office:value-type="float" office:value="365940" table:style-name="ce2">
            <text:p>365940</text:p>
          </table:table-cell>
          <table:table-cell office:value-type="float" office:value="382422" table:style-name="ce2">
            <text:p>382422</text:p>
          </table:table-cell>
          <table:table-cell office:value-type="float" office:value="397005" table:style-name="ce2">
            <text:p>397005</text:p>
          </table:table-cell>
          <table:table-cell office:value-type="float" office:value="411264" table:style-name="ce2">
            <text:p>411264</text:p>
          </table:table-cell>
          <table:table-cell office:value-type="float" office:value="425646" table:style-name="ce2">
            <text:p>425646</text:p>
          </table:table-cell>
          <table:table-cell office:value-type="float" office:value="440175" table:style-name="ce2">
            <text:p>440175</text:p>
          </table:table-cell>
          <table:table-cell office:value-type="float" office:value="454853" table:style-name="ce2">
            <text:p>454853</text:p>
          </table:table-cell>
          <table:table-cell office:value-type="float" office:value="469657" table:style-name="ce2">
            <text:p>469657</text:p>
          </table:table-cell>
          <table:table-cell office:value-type="float" office:value="484545" table:style-name="ce2">
            <text:p>484545</text:p>
          </table:table-cell>
          <table:table-cell office:value-type="float" office:value="499459" table:style-name="ce2">
            <text:p>499459</text:p>
          </table:table-cell>
          <table:table-cell office:value-type="float" office:value="514325" table:style-name="ce2">
            <text:p>514325</text:p>
          </table:table-cell>
          <table:table-cell office:value-type="float" office:value="529019" table:style-name="ce2">
            <text:p>529019</text:p>
          </table:table-cell>
          <table:table-cell office:value-type="float" office:value="550500" table:style-name="ce2">
            <text:p>550500</text:p>
          </table:table-cell>
          <table:table-cell office:value-type="float" office:value="580540" table:style-name="ce2">
            <text:p>580540</text:p>
          </table:table-cell>
          <table:table-cell office:value-type="float" office:value="612500" table:style-name="ce2">
            <text:p>612500</text:p>
          </table:table-cell>
          <table:table-cell office:value-type="float" office:value="644989" table:style-name="ce2">
            <text:p>644989</text:p>
          </table:table-cell>
          <table:table-cell office:value-type="float" office:value="677925" table:style-name="ce2">
            <text:p>677925</text:p>
          </table:table-cell>
          <table:table-cell office:value-type="float" office:value="711205" table:style-name="ce2">
            <text:p>711205</text:p>
          </table:table-cell>
          <table:table-cell office:value-type="float" office:value="744682" table:style-name="ce2">
            <text:p>744682</text:p>
          </table:table-cell>
          <table:table-cell office:value-type="float" office:value="773332" table:style-name="ce2">
            <text:p>773332</text:p>
          </table:table-cell>
          <table:table-cell office:value-type="float" office:value="825408" table:style-name="ce2">
            <text:p>825408</text:p>
          </table:table-cell>
          <table:table-cell office:value-type="float" office:value="972831" table:style-name="ce2">
            <text:p>972831</text:p>
          </table:table-cell>
          <table:table-cell office:value-type="float" office:value="1208595" table:style-name="ce2">
            <text:p>1208595</text:p>
          </table:table-cell>
          <table:table-cell office:value-type="float" office:value="1426938" table:style-name="ce2">
            <text:p>1426938</text:p>
          </table:table-cell>
          <table:table-cell office:value-type="float" office:value="1608903" table:style-name="ce2">
            <text:p>1608903</text:p>
          </table:table-cell>
          <table:table-cell office:value-type="float" office:value="1616832" table:style-name="ce2">
            <text:p>1616832</text:p>
          </table:table-cell>
          <table:table-cell office:value-type="float" office:value="1624761" table:style-name="ce2">
            <text:p>1624761</text:p>
          </table:table-cell>
          <table:table-cell office:value-type="float" office:value="1722438" table:style-name="ce2">
            <text:p>1722438</text:p>
          </table:table-cell>
          <table:table-cell office:value-type="float" office:value="1916426" table:style-name="ce2">
            <text:p>1916426</text:p>
          </table:table-cell>
          <table:table-cell office:value-type="float" office:value="2151745" table:style-name="ce2">
            <text:p>2151745</text:p>
          </table:table-cell>
          <table:table-cell office:value-type="float" office:value="2344557" table:style-name="ce2">
            <text:p>2344557</text:p>
          </table:table-cell>
          <table:table-cell office:value-type="float" office:value="2477113" table:style-name="ce2">
            <text:p>2477113</text:p>
          </table:table-cell>
          <table:table-cell office:value-type="float" office:value="2545820" table:style-name="ce2">
            <text:p>2545820</text:p>
          </table:table-cell>
          <table:table-cell office:value-type="float" office:value="2580734" table:style-name="ce2">
            <text:p>2580734</text:p>
          </table:table-cell>
          <table:table-cell office:value-type="float" office:value="2638657" table:style-name="ce2">
            <text:p>2638657</text:p>
          </table:table-cell>
          <table:table-cell office:value-type="float" office:value="2794148" table:style-name="ce2">
            <text:p>2794148</text:p>
          </table:table-cell>
          <table:table-cell office:value-type="float" office:value="2504910" table:style-name="ce2">
            <text:p>2504910</text:p>
          </table:table-cell>
          <table:table-cell office:value-type="float" office:value="2657333" table:style-name="ce2">
            <text:p>2657333</text:p>
          </table:table-cell>
          <table:table-cell office:value-type="float" office:value="2656032" table:style-name="ce2">
            <text:p>2656032</text:p>
          </table:table-cell>
          <table:table-cell office:value-type="float" office:value="2857822" table:style-name="ce2">
            <text:p>285782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Romania</text:p>
          </table:table-cell>
          <table:table-cell office:value-type="string" table:style-name="ce2">
            <text:p>ROU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8406905" table:style-name="ce2">
            <text:p>18406905</text:p>
          </table:table-cell>
          <table:table-cell office:value-type="float" office:value="18555250" table:style-name="ce2">
            <text:p>18555250</text:p>
          </table:table-cell>
          <table:table-cell office:value-type="float" office:value="18676550" table:style-name="ce2">
            <text:p>18676550</text:p>
          </table:table-cell>
          <table:table-cell office:value-type="float" office:value="18797850" table:style-name="ce2">
            <text:p>18797850</text:p>
          </table:table-cell>
          <table:table-cell office:value-type="float" office:value="18919126" table:style-name="ce2">
            <text:p>18919126</text:p>
          </table:table-cell>
          <table:table-cell office:value-type="float" office:value="19031576" table:style-name="ce2">
            <text:p>19031576</text:p>
          </table:table-cell>
          <table:table-cell office:value-type="float" office:value="19215450" table:style-name="ce2">
            <text:p>19215450</text:p>
          </table:table-cell>
          <table:table-cell office:value-type="float" office:value="19534242" table:style-name="ce2">
            <text:p>19534242</text:p>
          </table:table-cell>
          <table:table-cell office:value-type="float" office:value="19799831" table:style-name="ce2">
            <text:p>19799831</text:p>
          </table:table-cell>
          <table:table-cell office:value-type="float" office:value="20009141" table:style-name="ce2">
            <text:p>20009141</text:p>
          </table:table-cell>
          <table:table-cell office:value-type="float" office:value="20250398" table:style-name="ce2">
            <text:p>20250398</text:p>
          </table:table-cell>
          <table:table-cell office:value-type="float" office:value="20461567" table:style-name="ce2">
            <text:p>20461567</text:p>
          </table:table-cell>
          <table:table-cell office:value-type="float" office:value="20657957" table:style-name="ce2">
            <text:p>20657957</text:p>
          </table:table-cell>
          <table:table-cell office:value-type="float" office:value="20835681" table:style-name="ce2">
            <text:p>20835681</text:p>
          </table:table-cell>
          <table:table-cell office:value-type="float" office:value="21029429" table:style-name="ce2">
            <text:p>21029429</text:p>
          </table:table-cell>
          <table:table-cell office:value-type="float" office:value="21293583" table:style-name="ce2">
            <text:p>21293583</text:p>
          </table:table-cell>
          <table:table-cell office:value-type="float" office:value="21551634" table:style-name="ce2">
            <text:p>21551634</text:p>
          </table:table-cell>
          <table:table-cell office:value-type="float" office:value="21756096" table:style-name="ce2">
            <text:p>21756096</text:p>
          </table:table-cell>
          <table:table-cell office:value-type="float" office:value="21951464" table:style-name="ce2">
            <text:p>21951464</text:p>
          </table:table-cell>
          <table:table-cell office:value-type="float" office:value="22090488" table:style-name="ce2">
            <text:p>22090488</text:p>
          </table:table-cell>
          <table:table-cell office:value-type="float" office:value="22207282" table:style-name="ce2">
            <text:p>22207282</text:p>
          </table:table-cell>
          <table:table-cell office:value-type="float" office:value="22353070" table:style-name="ce2">
            <text:p>22353070</text:p>
          </table:table-cell>
          <table:table-cell office:value-type="float" office:value="22475741" table:style-name="ce2">
            <text:p>22475741</text:p>
          </table:table-cell>
          <table:table-cell office:value-type="float" office:value="22560478" table:style-name="ce2">
            <text:p>22560478</text:p>
          </table:table-cell>
          <table:table-cell office:value-type="float" office:value="22640547" table:style-name="ce2">
            <text:p>22640547</text:p>
          </table:table-cell>
          <table:table-cell office:value-type="float" office:value="22732999" table:style-name="ce2">
            <text:p>22732999</text:p>
          </table:table-cell>
          <table:table-cell office:value-type="float" office:value="22836841" table:style-name="ce2">
            <text:p>22836841</text:p>
          </table:table-cell>
          <table:table-cell office:value-type="float" office:value="22949430" table:style-name="ce2">
            <text:p>22949430</text:p>
          </table:table-cell>
          <table:table-cell office:value-type="float" office:value="23057662" table:style-name="ce2">
            <text:p>23057662</text:p>
          </table:table-cell>
          <table:table-cell office:value-type="float" office:value="23161458" table:style-name="ce2">
            <text:p>23161458</text:p>
          </table:table-cell>
          <table:table-cell office:value-type="float" office:value="23201835" table:style-name="ce2">
            <text:p>23201835</text:p>
          </table:table-cell>
          <table:table-cell office:value-type="float" office:value="23001155" table:style-name="ce2">
            <text:p>23001155</text:p>
          </table:table-cell>
          <table:table-cell office:value-type="float" office:value="22794284" table:style-name="ce2">
            <text:p>22794284</text:p>
          </table:table-cell>
          <table:table-cell office:value-type="float" office:value="22763280" table:style-name="ce2">
            <text:p>22763280</text:p>
          </table:table-cell>
          <table:table-cell office:value-type="float" office:value="22730211" table:style-name="ce2">
            <text:p>22730211</text:p>
          </table:table-cell>
          <table:table-cell office:value-type="float" office:value="22684270" table:style-name="ce2">
            <text:p>22684270</text:p>
          </table:table-cell>
          <table:table-cell office:value-type="float" office:value="22619004" table:style-name="ce2">
            <text:p>22619004</text:p>
          </table:table-cell>
          <table:table-cell office:value-type="float" office:value="22553978" table:style-name="ce2">
            <text:p>22553978</text:p>
          </table:table-cell>
          <table:table-cell office:value-type="float" office:value="22507344" table:style-name="ce2">
            <text:p>22507344</text:p>
          </table:table-cell>
          <table:table-cell office:value-type="float" office:value="22472040" table:style-name="ce2">
            <text:p>22472040</text:p>
          </table:table-cell>
          <table:table-cell office:value-type="float" office:value="22442971" table:style-name="ce2">
            <text:p>22442971</text:p>
          </table:table-cell>
          <table:table-cell office:value-type="float" office:value="22131970" table:style-name="ce2">
            <text:p>22131970</text:p>
          </table:table-cell>
          <table:table-cell office:value-type="float" office:value="21730496" table:style-name="ce2">
            <text:p>21730496</text:p>
          </table:table-cell>
          <table:table-cell office:value-type="float" office:value="21574326" table:style-name="ce2">
            <text:p>21574326</text:p>
          </table:table-cell>
          <table:table-cell office:value-type="float" office:value="21451748" table:style-name="ce2">
            <text:p>21451748</text:p>
          </table:table-cell>
          <table:table-cell office:value-type="float" office:value="21319685" table:style-name="ce2">
            <text:p>21319685</text:p>
          </table:table-cell>
          <table:table-cell office:value-type="float" office:value="21193760" table:style-name="ce2">
            <text:p>21193760</text:p>
          </table:table-cell>
          <table:table-cell office:value-type="float" office:value="20882982" table:style-name="ce2">
            <text:p>20882982</text:p>
          </table:table-cell>
          <table:table-cell office:value-type="float" office:value="20537875" table:style-name="ce2">
            <text:p>20537875</text:p>
          </table:table-cell>
          <table:table-cell office:value-type="float" office:value="20367487" table:style-name="ce2">
            <text:p>20367487</text:p>
          </table:table-cell>
          <table:table-cell office:value-type="float" office:value="20246871" table:style-name="ce2">
            <text:p>20246871</text:p>
          </table:table-cell>
          <table:table-cell office:value-type="float" office:value="20147528" table:style-name="ce2">
            <text:p>20147528</text:p>
          </table:table-cell>
          <table:table-cell office:value-type="float" office:value="20058035" table:style-name="ce2">
            <text:p>20058035</text:p>
          </table:table-cell>
          <table:table-cell office:value-type="float" office:value="19983693" table:style-name="ce2">
            <text:p>19983693</text:p>
          </table:table-cell>
          <table:table-cell office:value-type="float" office:value="19908979" table:style-name="ce2">
            <text:p>19908979</text:p>
          </table:table-cell>
          <table:table-cell office:value-type="float" office:value="19815616" table:style-name="ce2">
            <text:p>19815616</text:p>
          </table:table-cell>
          <table:table-cell office:value-type="float" office:value="19702267" table:style-name="ce2">
            <text:p>19702267</text:p>
          </table:table-cell>
          <table:table-cell office:value-type="float" office:value="19588715" table:style-name="ce2">
            <text:p>19588715</text:p>
          </table:table-cell>
          <table:table-cell office:value-type="float" office:value="19473970" table:style-name="ce2">
            <text:p>19473970</text:p>
          </table:table-cell>
          <table:table-cell office:value-type="float" office:value="19371648" table:style-name="ce2">
            <text:p>19371648</text:p>
          </table:table-cell>
          <table:table-cell office:value-type="float" office:value="19265250" table:style-name="ce2">
            <text:p>19265250</text:p>
          </table:table-cell>
          <table:table-cell office:value-type="float" office:value="19122059" table:style-name="ce2">
            <text:p>19122059</text:p>
          </table:table-cell>
          <table:table-cell office:value-type="float" office:value="19048502" table:style-name="ce2">
            <text:p>19048502</text:p>
          </table:table-cell>
          <table:table-cell office:value-type="float" office:value="19061062" table:style-name="ce2">
            <text:p>19061062</text:p>
          </table:table-cell>
          <table:table-cell office:value-type="float" office:value="19051804" table:style-name="ce2">
            <text:p>1905180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Russian Federation</text:p>
          </table:table-cell>
          <table:table-cell office:value-type="string" table:style-name="ce2">
            <text:p>RUS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19897000" table:style-name="ce2">
            <text:p>119897000</text:p>
          </table:table-cell>
          <table:table-cell office:value-type="float" office:value="121236000" table:style-name="ce2">
            <text:p>121236000</text:p>
          </table:table-cell>
          <table:table-cell office:value-type="float" office:value="122591000" table:style-name="ce2">
            <text:p>122591000</text:p>
          </table:table-cell>
          <table:table-cell office:value-type="float" office:value="123960000" table:style-name="ce2">
            <text:p>123960000</text:p>
          </table:table-cell>
          <table:table-cell office:value-type="float" office:value="125345000" table:style-name="ce2">
            <text:p>125345000</text:p>
          </table:table-cell>
          <table:table-cell office:value-type="float" office:value="126745000" table:style-name="ce2">
            <text:p>126745000</text:p>
          </table:table-cell>
          <table:table-cell office:value-type="float" office:value="127468000" table:style-name="ce2">
            <text:p>127468000</text:p>
          </table:table-cell>
          <table:table-cell office:value-type="float" office:value="128196000" table:style-name="ce2">
            <text:p>128196000</text:p>
          </table:table-cell>
          <table:table-cell office:value-type="float" office:value="128928000" table:style-name="ce2">
            <text:p>128928000</text:p>
          </table:table-cell>
          <table:table-cell office:value-type="float" office:value="129664000" table:style-name="ce2">
            <text:p>129664000</text:p>
          </table:table-cell>
          <table:table-cell office:value-type="float" office:value="130404000" table:style-name="ce2">
            <text:p>130404000</text:p>
          </table:table-cell>
          <table:table-cell office:value-type="float" office:value="131155000" table:style-name="ce2">
            <text:p>131155000</text:p>
          </table:table-cell>
          <table:table-cell office:value-type="float" office:value="131909000" table:style-name="ce2">
            <text:p>131909000</text:p>
          </table:table-cell>
          <table:table-cell office:value-type="float" office:value="132669000" table:style-name="ce2">
            <text:p>132669000</text:p>
          </table:table-cell>
          <table:table-cell office:value-type="float" office:value="133432000" table:style-name="ce2">
            <text:p>133432000</text:p>
          </table:table-cell>
          <table:table-cell office:value-type="float" office:value="134200000" table:style-name="ce2">
            <text:p>134200000</text:p>
          </table:table-cell>
          <table:table-cell office:value-type="float" office:value="135147000" table:style-name="ce2">
            <text:p>135147000</text:p>
          </table:table-cell>
          <table:table-cell office:value-type="float" office:value="136100000" table:style-name="ce2">
            <text:p>136100000</text:p>
          </table:table-cell>
          <table:table-cell office:value-type="float" office:value="137060000" table:style-name="ce2">
            <text:p>137060000</text:p>
          </table:table-cell>
          <table:table-cell office:value-type="float" office:value="138027000" table:style-name="ce2">
            <text:p>138027000</text:p>
          </table:table-cell>
          <table:table-cell office:value-type="float" office:value="139010000" table:style-name="ce2">
            <text:p>139010000</text:p>
          </table:table-cell>
          <table:table-cell office:value-type="float" office:value="139941000" table:style-name="ce2">
            <text:p>139941000</text:p>
          </table:table-cell>
          <table:table-cell office:value-type="float" office:value="140823000" table:style-name="ce2">
            <text:p>140823000</text:p>
          </table:table-cell>
          <table:table-cell office:value-type="float" office:value="141668000" table:style-name="ce2">
            <text:p>141668000</text:p>
          </table:table-cell>
          <table:table-cell office:value-type="float" office:value="142745000" table:style-name="ce2">
            <text:p>142745000</text:p>
          </table:table-cell>
          <table:table-cell office:value-type="float" office:value="143858000" table:style-name="ce2">
            <text:p>143858000</text:p>
          </table:table-cell>
          <table:table-cell office:value-type="float" office:value="144894000" table:style-name="ce2">
            <text:p>144894000</text:p>
          </table:table-cell>
          <table:table-cell office:value-type="float" office:value="145908000" table:style-name="ce2">
            <text:p>145908000</text:p>
          </table:table-cell>
          <table:table-cell office:value-type="float" office:value="146857000" table:style-name="ce2">
            <text:p>146857000</text:p>
          </table:table-cell>
          <table:table-cell office:value-type="float" office:value="147721000" table:style-name="ce2">
            <text:p>147721000</text:p>
          </table:table-cell>
          <table:table-cell office:value-type="float" office:value="147969406" table:style-name="ce2">
            <text:p>147969406</text:p>
          </table:table-cell>
          <table:table-cell office:value-type="float" office:value="148394216" table:style-name="ce2">
            <text:p>148394216</text:p>
          </table:table-cell>
          <table:table-cell office:value-type="float" office:value="148538197" table:style-name="ce2">
            <text:p>148538197</text:p>
          </table:table-cell>
          <table:table-cell office:value-type="float" office:value="148458777" table:style-name="ce2">
            <text:p>148458777</text:p>
          </table:table-cell>
          <table:table-cell office:value-type="float" office:value="148407912" table:style-name="ce2">
            <text:p>148407912</text:p>
          </table:table-cell>
          <table:table-cell office:value-type="float" office:value="148375787" table:style-name="ce2">
            <text:p>148375787</text:p>
          </table:table-cell>
          <table:table-cell office:value-type="float" office:value="148160129" table:style-name="ce2">
            <text:p>148160129</text:p>
          </table:table-cell>
          <table:table-cell office:value-type="float" office:value="147915361" table:style-name="ce2">
            <text:p>147915361</text:p>
          </table:table-cell>
          <table:table-cell office:value-type="float" office:value="147670784" table:style-name="ce2">
            <text:p>147670784</text:p>
          </table:table-cell>
          <table:table-cell office:value-type="float" office:value="147214776" table:style-name="ce2">
            <text:p>147214776</text:p>
          </table:table-cell>
          <table:table-cell office:value-type="float" office:value="146596869" table:style-name="ce2">
            <text:p>146596869</text:p>
          </table:table-cell>
          <table:table-cell office:value-type="float" office:value="145976482" table:style-name="ce2">
            <text:p>145976482</text:p>
          </table:table-cell>
          <table:table-cell office:value-type="float" office:value="145306497" table:style-name="ce2">
            <text:p>145306497</text:p>
          </table:table-cell>
          <table:table-cell office:value-type="float" office:value="144648618" table:style-name="ce2">
            <text:p>144648618</text:p>
          </table:table-cell>
          <table:table-cell office:value-type="float" office:value="144067316" table:style-name="ce2">
            <text:p>144067316</text:p>
          </table:table-cell>
          <table:table-cell office:value-type="float" office:value="143518814" table:style-name="ce2">
            <text:p>143518814</text:p>
          </table:table-cell>
          <table:table-cell office:value-type="float" office:value="143049637" table:style-name="ce2">
            <text:p>143049637</text:p>
          </table:table-cell>
          <table:table-cell office:value-type="float" office:value="142805114" table:style-name="ce2">
            <text:p>142805114</text:p>
          </table:table-cell>
          <table:table-cell office:value-type="float" office:value="142742366" table:style-name="ce2">
            <text:p>142742366</text:p>
          </table:table-cell>
          <table:table-cell office:value-type="float" office:value="142785348" table:style-name="ce2">
            <text:p>142785348</text:p>
          </table:table-cell>
          <table:table-cell office:value-type="float" office:value="142849468" table:style-name="ce2">
            <text:p>142849468</text:p>
          </table:table-cell>
          <table:table-cell office:value-type="float" office:value="143018195" table:style-name="ce2">
            <text:p>143018195</text:p>
          </table:table-cell>
          <table:table-cell office:value-type="float" office:value="143378447" table:style-name="ce2">
            <text:p>143378447</text:p>
          </table:table-cell>
          <table:table-cell office:value-type="float" office:value="143805638" table:style-name="ce2">
            <text:p>143805638</text:p>
          </table:table-cell>
          <table:table-cell office:value-type="float" office:value="144237223" table:style-name="ce2">
            <text:p>144237223</text:p>
          </table:table-cell>
          <table:table-cell office:value-type="float" office:value="144640716" table:style-name="ce2">
            <text:p>144640716</text:p>
          </table:table-cell>
          <table:table-cell office:value-type="float" office:value="145015460" table:style-name="ce2">
            <text:p>145015460</text:p>
          </table:table-cell>
          <table:table-cell office:value-type="float" office:value="145293260" table:style-name="ce2">
            <text:p>145293260</text:p>
          </table:table-cell>
          <table:table-cell office:value-type="float" office:value="145398106" table:style-name="ce2">
            <text:p>145398106</text:p>
          </table:table-cell>
          <table:table-cell office:value-type="float" office:value="145453291" table:style-name="ce2">
            <text:p>145453291</text:p>
          </table:table-cell>
          <table:table-cell office:value-type="float" office:value="145245148" table:style-name="ce2">
            <text:p>145245148</text:p>
          </table:table-cell>
          <table:table-cell office:value-type="float" office:value="144746762" table:style-name="ce2">
            <text:p>144746762</text:p>
          </table:table-cell>
          <table:table-cell office:value-type="float" office:value="144236933" table:style-name="ce2">
            <text:p>144236933</text:p>
          </table:table-cell>
          <table:table-cell office:value-type="float" office:value="143826130" table:style-name="ce2">
            <text:p>143826130</text:p>
          </table:table-cell>
          <table:table-cell office:value-type="float" office:value="143533851" table:style-name="ce2">
            <text:p>14353385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Rwanda</text:p>
          </table:table-cell>
          <table:table-cell office:value-type="string" table:style-name="ce2">
            <text:p>RW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022294" table:style-name="ce2">
            <text:p>3022294</text:p>
          </table:table-cell>
          <table:table-cell office:value-type="float" office:value="3106779" table:style-name="ce2">
            <text:p>3106779</text:p>
          </table:table-cell>
          <table:table-cell office:value-type="float" office:value="3186025" table:style-name="ce2">
            <text:p>3186025</text:p>
          </table:table-cell>
          <table:table-cell office:value-type="float" office:value="3258890" table:style-name="ce2">
            <text:p>3258890</text:p>
          </table:table-cell>
          <table:table-cell office:value-type="float" office:value="3334834" table:style-name="ce2">
            <text:p>3334834</text:p>
          </table:table-cell>
          <table:table-cell office:value-type="float" office:value="3423210" table:style-name="ce2">
            <text:p>3423210</text:p>
          </table:table-cell>
          <table:table-cell office:value-type="float" office:value="3521626" table:style-name="ce2">
            <text:p>3521626</text:p>
          </table:table-cell>
          <table:table-cell office:value-type="float" office:value="3629577" table:style-name="ce2">
            <text:p>3629577</text:p>
          </table:table-cell>
          <table:table-cell office:value-type="float" office:value="3744010" table:style-name="ce2">
            <text:p>3744010</text:p>
          </table:table-cell>
          <table:table-cell office:value-type="float" office:value="3861271" table:style-name="ce2">
            <text:p>3861271</text:p>
          </table:table-cell>
          <table:table-cell office:value-type="float" office:value="3980669" table:style-name="ce2">
            <text:p>3980669</text:p>
          </table:table-cell>
          <table:table-cell office:value-type="float" office:value="4100044" table:style-name="ce2">
            <text:p>4100044</text:p>
          </table:table-cell>
          <table:table-cell office:value-type="float" office:value="4220335" table:style-name="ce2">
            <text:p>4220335</text:p>
          </table:table-cell>
          <table:table-cell office:value-type="float" office:value="4345047" table:style-name="ce2">
            <text:p>4345047</text:p>
          </table:table-cell>
          <table:table-cell office:value-type="float" office:value="4474228" table:style-name="ce2">
            <text:p>4474228</text:p>
          </table:table-cell>
          <table:table-cell office:value-type="float" office:value="4607728" table:style-name="ce2">
            <text:p>4607728</text:p>
          </table:table-cell>
          <table:table-cell office:value-type="float" office:value="4745954" table:style-name="ce2">
            <text:p>4745954</text:p>
          </table:table-cell>
          <table:table-cell office:value-type="float" office:value="4888240" table:style-name="ce2">
            <text:p>4888240</text:p>
          </table:table-cell>
          <table:table-cell office:value-type="float" office:value="5035171" table:style-name="ce2">
            <text:p>5035171</text:p>
          </table:table-cell>
          <table:table-cell office:value-type="float" office:value="5189541" table:style-name="ce2">
            <text:p>5189541</text:p>
          </table:table-cell>
          <table:table-cell office:value-type="float" office:value="5353259" table:style-name="ce2">
            <text:p>5353259</text:p>
          </table:table-cell>
          <table:table-cell office:value-type="float" office:value="5527230" table:style-name="ce2">
            <text:p>5527230</text:p>
          </table:table-cell>
          <table:table-cell office:value-type="float" office:value="5711549" table:style-name="ce2">
            <text:p>5711549</text:p>
          </table:table-cell>
          <table:table-cell office:value-type="float" office:value="5905311" table:style-name="ce2">
            <text:p>5905311</text:p>
          </table:table-cell>
          <table:table-cell office:value-type="float" office:value="6107627" table:style-name="ce2">
            <text:p>6107627</text:p>
          </table:table-cell>
          <table:table-cell office:value-type="float" office:value="6317228" table:style-name="ce2">
            <text:p>6317228</text:p>
          </table:table-cell>
          <table:table-cell office:value-type="float" office:value="6531881" table:style-name="ce2">
            <text:p>6531881</text:p>
          </table:table-cell>
          <table:table-cell office:value-type="float" office:value="6749493" table:style-name="ce2">
            <text:p>6749493</text:p>
          </table:table-cell>
          <table:table-cell office:value-type="float" office:value="6968071" table:style-name="ce2">
            <text:p>6968071</text:p>
          </table:table-cell>
          <table:table-cell office:value-type="float" office:value="7184706" table:style-name="ce2">
            <text:p>7184706</text:p>
          </table:table-cell>
          <table:table-cell office:value-type="float" office:value="7375307" table:style-name="ce2">
            <text:p>7375307</text:p>
          </table:table-cell>
          <table:table-cell office:value-type="float" office:value="7526966" table:style-name="ce2">
            <text:p>7526966</text:p>
          </table:table-cell>
          <table:table-cell office:value-type="float" office:value="7683266" table:style-name="ce2">
            <text:p>7683266</text:p>
          </table:table-cell>
          <table:table-cell office:value-type="float" office:value="7981132" table:style-name="ce2">
            <text:p>7981132</text:p>
          </table:table-cell>
          <table:table-cell office:value-type="float" office:value="6792352" table:style-name="ce2">
            <text:p>6792352</text:p>
          </table:table-cell>
          <table:table-cell office:value-type="float" office:value="5674118" table:style-name="ce2">
            <text:p>5674118</text:p>
          </table:table-cell>
          <table:table-cell office:value-type="float" office:value="6708764" table:style-name="ce2">
            <text:p>6708764</text:p>
          </table:table-cell>
          <table:table-cell office:value-type="float" office:value="7755238" table:style-name="ce2">
            <text:p>7755238</text:p>
          </table:table-cell>
          <table:table-cell office:value-type="float" office:value="8081681" table:style-name="ce2">
            <text:p>8081681</text:p>
          </table:table-cell>
          <table:table-cell office:value-type="float" office:value="8147912" table:style-name="ce2">
            <text:p>8147912</text:p>
          </table:table-cell>
          <table:table-cell office:value-type="float" office:value="8213931" table:style-name="ce2">
            <text:p>8213931</text:p>
          </table:table-cell>
          <table:table-cell office:value-type="float" office:value="8287094" table:style-name="ce2">
            <text:p>8287094</text:p>
          </table:table-cell>
          <table:table-cell office:value-type="float" office:value="8400180" table:style-name="ce2">
            <text:p>8400180</text:p>
          </table:table-cell>
          <table:table-cell office:value-type="float" office:value="8586875" table:style-name="ce2">
            <text:p>8586875</text:p>
          </table:table-cell>
          <table:table-cell office:value-type="float" office:value="8816844" table:style-name="ce2">
            <text:p>8816844</text:p>
          </table:table-cell>
          <table:table-cell office:value-type="float" office:value="9054528" table:style-name="ce2">
            <text:p>9054528</text:p>
          </table:table-cell>
          <table:table-cell office:value-type="float" office:value="9299246" table:style-name="ce2">
            <text:p>9299246</text:p>
          </table:table-cell>
          <table:table-cell office:value-type="float" office:value="9549933" table:style-name="ce2">
            <text:p>9549933</text:p>
          </table:table-cell>
          <table:table-cell office:value-type="float" office:value="9804269" table:style-name="ce2">
            <text:p>9804269</text:p>
          </table:table-cell>
          <table:table-cell office:value-type="float" office:value="10060432" table:style-name="ce2">
            <text:p>10060432</text:p>
          </table:table-cell>
          <table:table-cell office:value-type="float" office:value="10317553" table:style-name="ce2">
            <text:p>10317553</text:p>
          </table:table-cell>
          <table:table-cell office:value-type="float" office:value="10573733" table:style-name="ce2">
            <text:p>10573733</text:p>
          </table:table-cell>
          <table:table-cell office:value-type="float" office:value="10829901" table:style-name="ce2">
            <text:p>10829901</text:p>
          </table:table-cell>
          <table:table-cell office:value-type="float" office:value="11093340" table:style-name="ce2">
            <text:p>11093340</text:p>
          </table:table-cell>
          <table:table-cell office:value-type="float" office:value="11364757" table:style-name="ce2">
            <text:p>11364757</text:p>
          </table:table-cell>
          <table:table-cell office:value-type="float" office:value="11640022" table:style-name="ce2">
            <text:p>11640022</text:p>
          </table:table-cell>
          <table:table-cell office:value-type="float" office:value="11919183" table:style-name="ce2">
            <text:p>11919183</text:p>
          </table:table-cell>
          <table:table-cell office:value-type="float" office:value="12202060" table:style-name="ce2">
            <text:p>12202060</text:p>
          </table:table-cell>
          <table:table-cell office:value-type="float" office:value="12487996" table:style-name="ce2">
            <text:p>12487996</text:p>
          </table:table-cell>
          <table:table-cell office:value-type="float" office:value="12776103" table:style-name="ce2">
            <text:p>12776103</text:p>
          </table:table-cell>
          <table:table-cell office:value-type="float" office:value="13065837" table:style-name="ce2">
            <text:p>13065837</text:p>
          </table:table-cell>
          <table:table-cell office:value-type="float" office:value="13355260" table:style-name="ce2">
            <text:p>13355260</text:p>
          </table:table-cell>
          <table:table-cell office:value-type="float" office:value="13651030" table:style-name="ce2">
            <text:p>13651030</text:p>
          </table:table-cell>
          <table:table-cell office:value-type="float" office:value="13954471" table:style-name="ce2">
            <text:p>13954471</text:p>
          </table:table-cell>
          <table:table-cell office:value-type="float" office:value="14256567" table:style-name="ce2">
            <text:p>1425656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outh Asia</text:p>
          </table:table-cell>
          <table:table-cell office:value-type="string" table:style-name="ce2">
            <text:p>SAS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07919318" table:style-name="ce2">
            <text:p>507919318</text:p>
          </table:table-cell>
          <table:table-cell office:value-type="float" office:value="520416897" table:style-name="ce2">
            <text:p>520416897</text:p>
          </table:table-cell>
          <table:table-cell office:value-type="float" office:value="533162544" table:style-name="ce2">
            <text:p>533162544</text:p>
          </table:table-cell>
          <table:table-cell office:value-type="float" office:value="546111213" table:style-name="ce2">
            <text:p>546111213</text:p>
          </table:table-cell>
          <table:table-cell office:value-type="float" office:value="559361410" table:style-name="ce2">
            <text:p>559361410</text:p>
          </table:table-cell>
          <table:table-cell office:value-type="float" office:value="572498343" table:style-name="ce2">
            <text:p>572498343</text:p>
          </table:table-cell>
          <table:table-cell office:value-type="float" office:value="585381018" table:style-name="ce2">
            <text:p>585381018</text:p>
          </table:table-cell>
          <table:table-cell office:value-type="float" office:value="598618725" table:style-name="ce2">
            <text:p>598618725</text:p>
          </table:table-cell>
          <table:table-cell office:value-type="float" office:value="612171905" table:style-name="ce2">
            <text:p>612171905</text:p>
          </table:table-cell>
          <table:table-cell office:value-type="float" office:value="625773349" table:style-name="ce2">
            <text:p>625773349</text:p>
          </table:table-cell>
          <table:table-cell office:value-type="float" office:value="640078209" table:style-name="ce2">
            <text:p>640078209</text:p>
          </table:table-cell>
          <table:table-cell office:value-type="float" office:value="654081362" table:style-name="ce2">
            <text:p>654081362</text:p>
          </table:table-cell>
          <table:table-cell office:value-type="float" office:value="668383197" table:style-name="ce2">
            <text:p>668383197</text:p>
          </table:table-cell>
          <table:table-cell office:value-type="float" office:value="684000704" table:style-name="ce2">
            <text:p>684000704</text:p>
          </table:table-cell>
          <table:table-cell office:value-type="float" office:value="700247383" table:style-name="ce2">
            <text:p>700247383</text:p>
          </table:table-cell>
          <table:table-cell office:value-type="float" office:value="717092514" table:style-name="ce2">
            <text:p>717092514</text:p>
          </table:table-cell>
          <table:table-cell office:value-type="float" office:value="734217635" table:style-name="ce2">
            <text:p>734217635</text:p>
          </table:table-cell>
          <table:table-cell office:value-type="float" office:value="751760482" table:style-name="ce2">
            <text:p>751760482</text:p>
          </table:table-cell>
          <table:table-cell office:value-type="float" office:value="769329109" table:style-name="ce2">
            <text:p>769329109</text:p>
          </table:table-cell>
          <table:table-cell office:value-type="float" office:value="787440583" table:style-name="ce2">
            <text:p>787440583</text:p>
          </table:table-cell>
          <table:table-cell office:value-type="float" office:value="806369775" table:style-name="ce2">
            <text:p>806369775</text:p>
          </table:table-cell>
          <table:table-cell office:value-type="float" office:value="825638560" table:style-name="ce2">
            <text:p>825638560</text:p>
          </table:table-cell>
          <table:table-cell office:value-type="float" office:value="845349352" table:style-name="ce2">
            <text:p>845349352</text:p>
          </table:table-cell>
          <table:table-cell office:value-type="float" office:value="865442337" table:style-name="ce2">
            <text:p>865442337</text:p>
          </table:table-cell>
          <table:table-cell office:value-type="float" office:value="885894499" table:style-name="ce2">
            <text:p>885894499</text:p>
          </table:table-cell>
          <table:table-cell office:value-type="float" office:value="906622025" table:style-name="ce2">
            <text:p>906622025</text:p>
          </table:table-cell>
          <table:table-cell office:value-type="float" office:value="927646189" table:style-name="ce2">
            <text:p>927646189</text:p>
          </table:table-cell>
          <table:table-cell office:value-type="float" office:value="948802143" table:style-name="ce2">
            <text:p>948802143</text:p>
          </table:table-cell>
          <table:table-cell office:value-type="float" office:value="970044151" table:style-name="ce2">
            <text:p>970044151</text:p>
          </table:table-cell>
          <table:table-cell office:value-type="float" office:value="991571016" table:style-name="ce2">
            <text:p>991571016</text:p>
          </table:table-cell>
          <table:table-cell office:value-type="float" office:value="1013297018" table:style-name="ce2">
            <text:p>1013297018</text:p>
          </table:table-cell>
          <table:table-cell office:value-type="float" office:value="1035058149" table:style-name="ce2">
            <text:p>1035058149</text:p>
          </table:table-cell>
          <table:table-cell office:value-type="float" office:value="1057074570" table:style-name="ce2">
            <text:p>1057074570</text:p>
          </table:table-cell>
          <table:table-cell office:value-type="float" office:value="1079256381" table:style-name="ce2">
            <text:p>1079256381</text:p>
          </table:table-cell>
          <table:table-cell office:value-type="float" office:value="1101305517" table:style-name="ce2">
            <text:p>1101305517</text:p>
          </table:table-cell>
          <table:table-cell office:value-type="float" office:value="1123515559" table:style-name="ce2">
            <text:p>1123515559</text:p>
          </table:table-cell>
          <table:table-cell office:value-type="float" office:value="1145998648" table:style-name="ce2">
            <text:p>1145998648</text:p>
          </table:table-cell>
          <table:table-cell office:value-type="float" office:value="1168625898" table:style-name="ce2">
            <text:p>1168625898</text:p>
          </table:table-cell>
          <table:table-cell office:value-type="float" office:value="1191405930" table:style-name="ce2">
            <text:p>1191405930</text:p>
          </table:table-cell>
          <table:table-cell office:value-type="float" office:value="1214263809" table:style-name="ce2">
            <text:p>1214263809</text:p>
          </table:table-cell>
          <table:table-cell office:value-type="float" office:value="1237185482" table:style-name="ce2">
            <text:p>1237185482</text:p>
          </table:table-cell>
          <table:table-cell office:value-type="float" office:value="1260149056" table:style-name="ce2">
            <text:p>1260149056</text:p>
          </table:table-cell>
          <table:table-cell office:value-type="float" office:value="1282584796" table:style-name="ce2">
            <text:p>1282584796</text:p>
          </table:table-cell>
          <table:table-cell office:value-type="float" office:value="1304347790" table:style-name="ce2">
            <text:p>1304347790</text:p>
          </table:table-cell>
          <table:table-cell office:value-type="float" office:value="1325950587" table:style-name="ce2">
            <text:p>1325950587</text:p>
          </table:table-cell>
          <table:table-cell office:value-type="float" office:value="1346886384" table:style-name="ce2">
            <text:p>1346886384</text:p>
          </table:table-cell>
          <table:table-cell office:value-type="float" office:value="1367187349" table:style-name="ce2">
            <text:p>1367187349</text:p>
          </table:table-cell>
          <table:table-cell office:value-type="float" office:value="1386949456" table:style-name="ce2">
            <text:p>1386949456</text:p>
          </table:table-cell>
          <table:table-cell office:value-type="float" office:value="1406047164" table:style-name="ce2">
            <text:p>1406047164</text:p>
          </table:table-cell>
          <table:table-cell office:value-type="float" office:value="1425370200" table:style-name="ce2">
            <text:p>1425370200</text:p>
          </table:table-cell>
          <table:table-cell office:value-type="float" office:value="1444967010" table:style-name="ce2">
            <text:p>1444967010</text:p>
          </table:table-cell>
          <table:table-cell office:value-type="float" office:value="1464372623" table:style-name="ce2">
            <text:p>1464372623</text:p>
          </table:table-cell>
          <table:table-cell office:value-type="float" office:value="1483553073" table:style-name="ce2">
            <text:p>1483553073</text:p>
          </table:table-cell>
          <table:table-cell office:value-type="float" office:value="1501661991" table:style-name="ce2">
            <text:p>1501661991</text:p>
          </table:table-cell>
          <table:table-cell office:value-type="float" office:value="1519839246" table:style-name="ce2">
            <text:p>1519839246</text:p>
          </table:table-cell>
          <table:table-cell office:value-type="float" office:value="1537370078" table:style-name="ce2">
            <text:p>1537370078</text:p>
          </table:table-cell>
          <table:table-cell office:value-type="float" office:value="1555111864" table:style-name="ce2">
            <text:p>1555111864</text:p>
          </table:table-cell>
          <table:table-cell office:value-type="float" office:value="1572520427" table:style-name="ce2">
            <text:p>1572520427</text:p>
          </table:table-cell>
          <table:table-cell office:value-type="float" office:value="1589164714" table:style-name="ce2">
            <text:p>1589164714</text:p>
          </table:table-cell>
          <table:table-cell office:value-type="float" office:value="1605412986" table:style-name="ce2">
            <text:p>1605412986</text:p>
          </table:table-cell>
          <table:table-cell office:value-type="float" office:value="1621073417" table:style-name="ce2">
            <text:p>1621073417</text:p>
          </table:table-cell>
          <table:table-cell office:value-type="float" office:value="1634785356" table:style-name="ce2">
            <text:p>1634785356</text:p>
          </table:table-cell>
          <table:table-cell office:value-type="float" office:value="1648009565" table:style-name="ce2">
            <text:p>1648009565</text:p>
          </table:table-cell>
          <table:table-cell office:value-type="float" office:value="1662580579" table:style-name="ce2">
            <text:p>1662580579</text:p>
          </table:table-cell>
          <table:table-cell office:value-type="float" office:value="1677384532" table:style-name="ce2">
            <text:p>167738453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audi Arabia</text:p>
          </table:table-cell>
          <table:table-cell office:value-type="string" table:style-name="ce2">
            <text:p>SAU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435403" table:style-name="ce2">
            <text:p>2435403</text:p>
          </table:table-cell>
          <table:table-cell office:value-type="float" office:value="2526347" table:style-name="ce2">
            <text:p>2526347</text:p>
          </table:table-cell>
          <table:table-cell office:value-type="float" office:value="2620910" table:style-name="ce2">
            <text:p>2620910</text:p>
          </table:table-cell>
          <table:table-cell office:value-type="float" office:value="2719341" table:style-name="ce2">
            <text:p>2719341</text:p>
          </table:table-cell>
          <table:table-cell office:value-type="float" office:value="2821968" table:style-name="ce2">
            <text:p>2821968</text:p>
          </table:table-cell>
          <table:table-cell office:value-type="float" office:value="2928771" table:style-name="ce2">
            <text:p>2928771</text:p>
          </table:table-cell>
          <table:table-cell office:value-type="float" office:value="3039887" table:style-name="ce2">
            <text:p>3039887</text:p>
          </table:table-cell>
          <table:table-cell office:value-type="float" office:value="3157242" table:style-name="ce2">
            <text:p>3157242</text:p>
          </table:table-cell>
          <table:table-cell office:value-type="float" office:value="3282711" table:style-name="ce2">
            <text:p>3282711</text:p>
          </table:table-cell>
          <table:table-cell office:value-type="float" office:value="3417114" table:style-name="ce2">
            <text:p>3417114</text:p>
          </table:table-cell>
          <table:table-cell office:value-type="float" office:value="3562470" table:style-name="ce2">
            <text:p>3562470</text:p>
          </table:table-cell>
          <table:table-cell office:value-type="float" office:value="3724031" table:style-name="ce2">
            <text:p>3724031</text:p>
          </table:table-cell>
          <table:table-cell office:value-type="float" office:value="3905722" table:style-name="ce2">
            <text:p>3905722</text:p>
          </table:table-cell>
          <table:table-cell office:value-type="float" office:value="4106344" table:style-name="ce2">
            <text:p>4106344</text:p>
          </table:table-cell>
          <table:table-cell office:value-type="float" office:value="4323632" table:style-name="ce2">
            <text:p>4323632</text:p>
          </table:table-cell>
          <table:table-cell office:value-type="float" office:value="4556287" table:style-name="ce2">
            <text:p>4556287</text:p>
          </table:table-cell>
          <table:table-cell office:value-type="float" office:value="4807933" table:style-name="ce2">
            <text:p>4807933</text:p>
          </table:table-cell>
          <table:table-cell office:value-type="float" office:value="5083048" table:style-name="ce2">
            <text:p>5083048</text:p>
          </table:table-cell>
          <table:table-cell office:value-type="float" office:value="5381902" table:style-name="ce2">
            <text:p>5381902</text:p>
          </table:table-cell>
          <table:table-cell office:value-type="float" office:value="5703698" table:style-name="ce2">
            <text:p>5703698</text:p>
          </table:table-cell>
          <table:table-cell office:value-type="float" office:value="6047997" table:style-name="ce2">
            <text:p>6047997</text:p>
          </table:table-cell>
          <table:table-cell office:value-type="float" office:value="6420551" table:style-name="ce2">
            <text:p>6420551</text:p>
          </table:table-cell>
          <table:table-cell office:value-type="float" office:value="6824486" table:style-name="ce2">
            <text:p>6824486</text:p>
          </table:table-cell>
          <table:table-cell office:value-type="float" office:value="7252941" table:style-name="ce2">
            <text:p>7252941</text:p>
          </table:table-cell>
          <table:table-cell office:value-type="float" office:value="7697307" table:style-name="ce2">
            <text:p>7697307</text:p>
          </table:table-cell>
          <table:table-cell office:value-type="float" office:value="8151779" table:style-name="ce2">
            <text:p>8151779</text:p>
          </table:table-cell>
          <table:table-cell office:value-type="float" office:value="8628639" table:style-name="ce2">
            <text:p>8628639</text:p>
          </table:table-cell>
          <table:table-cell office:value-type="float" office:value="9130194" table:style-name="ce2">
            <text:p>9130194</text:p>
          </table:table-cell>
          <table:table-cell office:value-type="float" office:value="9629165" table:style-name="ce2">
            <text:p>9629165</text:p>
          </table:table-cell>
          <table:table-cell office:value-type="float" office:value="10128394" table:style-name="ce2">
            <text:p>10128394</text:p>
          </table:table-cell>
          <table:table-cell office:value-type="float" office:value="10640691" table:style-name="ce2">
            <text:p>10640691</text:p>
          </table:table-cell>
          <table:table-cell office:value-type="float" office:value="11160744" table:style-name="ce2">
            <text:p>11160744</text:p>
          </table:table-cell>
          <table:table-cell office:value-type="float" office:value="11686676" table:style-name="ce2">
            <text:p>11686676</text:p>
          </table:table-cell>
          <table:table-cell office:value-type="float" office:value="12215862" table:style-name="ce2">
            <text:p>12215862</text:p>
          </table:table-cell>
          <table:table-cell office:value-type="float" office:value="12750040" table:style-name="ce2">
            <text:p>12750040</text:p>
          </table:table-cell>
          <table:table-cell office:value-type="float" office:value="13289245" table:style-name="ce2">
            <text:p>13289245</text:p>
          </table:table-cell>
          <table:table-cell office:value-type="float" office:value="13831009" table:style-name="ce2">
            <text:p>13831009</text:p>
          </table:table-cell>
          <table:table-cell office:value-type="float" office:value="14374943" table:style-name="ce2">
            <text:p>14374943</text:p>
          </table:table-cell>
          <table:table-cell office:value-type="float" office:value="14922185" table:style-name="ce2">
            <text:p>14922185</text:p>
          </table:table-cell>
          <table:table-cell office:value-type="float" office:value="15472075" table:style-name="ce2">
            <text:p>15472075</text:p>
          </table:table-cell>
          <table:table-cell office:value-type="float" office:value="16177722" table:style-name="ce2">
            <text:p>16177722</text:p>
          </table:table-cell>
          <table:table-cell office:value-type="float" office:value="17041397" table:style-name="ce2">
            <text:p>17041397</text:p>
          </table:table-cell>
          <table:table-cell office:value-type="float" office:value="17910910" table:style-name="ce2">
            <text:p>17910910</text:p>
          </table:table-cell>
          <table:table-cell office:value-type="float" office:value="18786767" table:style-name="ce2">
            <text:p>18786767</text:p>
          </table:table-cell>
          <table:table-cell office:value-type="float" office:value="19669480" table:style-name="ce2">
            <text:p>19669480</text:p>
          </table:table-cell>
          <table:table-cell office:value-type="float" office:value="20559890" table:style-name="ce2">
            <text:p>20559890</text:p>
          </table:table-cell>
          <table:table-cell office:value-type="float" office:value="21459144" table:style-name="ce2">
            <text:p>21459144</text:p>
          </table:table-cell>
          <table:table-cell office:value-type="float" office:value="22368313" table:style-name="ce2">
            <text:p>22368313</text:p>
          </table:table-cell>
          <table:table-cell office:value-type="float" office:value="23287877" table:style-name="ce2">
            <text:p>23287877</text:p>
          </table:table-cell>
          <table:table-cell office:value-type="float" office:value="24217654" table:style-name="ce2">
            <text:p>24217654</text:p>
          </table:table-cell>
          <table:table-cell office:value-type="float" office:value="23978487" table:style-name="ce2">
            <text:p>23978487</text:p>
          </table:table-cell>
          <table:table-cell office:value-type="float" office:value="25091867" table:style-name="ce2">
            <text:p>25091867</text:p>
          </table:table-cell>
          <table:table-cell office:value-type="float" office:value="26168861" table:style-name="ce2">
            <text:p>26168861</text:p>
          </table:table-cell>
          <table:table-cell office:value-type="float" office:value="27624004" table:style-name="ce2">
            <text:p>27624004</text:p>
          </table:table-cell>
          <table:table-cell office:value-type="float" office:value="28309273" table:style-name="ce2">
            <text:p>28309273</text:p>
          </table:table-cell>
          <table:table-cell office:value-type="float" office:value="29816382" table:style-name="ce2">
            <text:p>29816382</text:p>
          </table:table-cell>
          <table:table-cell office:value-type="float" office:value="30954198" table:style-name="ce2">
            <text:p>30954198</text:p>
          </table:table-cell>
          <table:table-cell office:value-type="float" office:value="30977355" table:style-name="ce2">
            <text:p>30977355</text:p>
          </table:table-cell>
          <table:table-cell office:value-type="float" office:value="30196281" table:style-name="ce2">
            <text:p>30196281</text:p>
          </table:table-cell>
          <table:table-cell office:value-type="float" office:value="30063799" table:style-name="ce2">
            <text:p>30063799</text:p>
          </table:table-cell>
          <table:table-cell office:value-type="float" office:value="31552510" table:style-name="ce2">
            <text:p>31552510</text:p>
          </table:table-cell>
          <table:table-cell office:value-type="float" office:value="30784383" table:style-name="ce2">
            <text:p>30784383</text:p>
          </table:table-cell>
          <table:table-cell office:value-type="float" office:value="32175224" table:style-name="ce2">
            <text:p>32175224</text:p>
          </table:table-cell>
          <table:table-cell office:value-type="float" office:value="33702731" table:style-name="ce2">
            <text:p>33702731</text:p>
          </table:table-cell>
          <table:table-cell office:value-type="float" office:value="35300280" table:style-name="ce2">
            <text:p>3530028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udan</text:p>
          </table:table-cell>
          <table:table-cell office:value-type="string" table:style-name="ce2">
            <text:p>SD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8364489" table:style-name="ce2">
            <text:p>8364489</text:p>
          </table:table-cell>
          <table:table-cell office:value-type="float" office:value="8634941" table:style-name="ce2">
            <text:p>8634941</text:p>
          </table:table-cell>
          <table:table-cell office:value-type="float" office:value="8919028" table:style-name="ce2">
            <text:p>8919028</text:p>
          </table:table-cell>
          <table:table-cell office:value-type="float" office:value="9218077" table:style-name="ce2">
            <text:p>9218077</text:p>
          </table:table-cell>
          <table:table-cell office:value-type="float" office:value="9531109" table:style-name="ce2">
            <text:p>9531109</text:p>
          </table:table-cell>
          <table:table-cell office:value-type="float" office:value="9858030" table:style-name="ce2">
            <text:p>9858030</text:p>
          </table:table-cell>
          <table:table-cell office:value-type="float" office:value="10197578" table:style-name="ce2">
            <text:p>10197578</text:p>
          </table:table-cell>
          <table:table-cell office:value-type="float" office:value="10550597" table:style-name="ce2">
            <text:p>10550597</text:p>
          </table:table-cell>
          <table:table-cell office:value-type="float" office:value="10917999" table:style-name="ce2">
            <text:p>10917999</text:p>
          </table:table-cell>
          <table:table-cell office:value-type="float" office:value="11298936" table:style-name="ce2">
            <text:p>11298936</text:p>
          </table:table-cell>
          <table:table-cell office:value-type="float" office:value="11695771" table:style-name="ce2">
            <text:p>11695771</text:p>
          </table:table-cell>
          <table:table-cell office:value-type="float" office:value="12105539" table:style-name="ce2">
            <text:p>12105539</text:p>
          </table:table-cell>
          <table:table-cell office:value-type="float" office:value="12527856" table:style-name="ce2">
            <text:p>12527856</text:p>
          </table:table-cell>
          <table:table-cell office:value-type="float" office:value="13049315" table:style-name="ce2">
            <text:p>13049315</text:p>
          </table:table-cell>
          <table:table-cell office:value-type="float" office:value="13580723" table:style-name="ce2">
            <text:p>13580723</text:p>
          </table:table-cell>
          <table:table-cell office:value-type="float" office:value="14064798" table:style-name="ce2">
            <text:p>14064798</text:p>
          </table:table-cell>
          <table:table-cell office:value-type="float" office:value="14569716" table:style-name="ce2">
            <text:p>14569716</text:p>
          </table:table-cell>
          <table:table-cell office:value-type="float" office:value="15086614" table:style-name="ce2">
            <text:p>15086614</text:p>
          </table:table-cell>
          <table:table-cell office:value-type="float" office:value="15695003" table:style-name="ce2">
            <text:p>15695003</text:p>
          </table:table-cell>
          <table:table-cell office:value-type="float" office:value="16355352" table:style-name="ce2">
            <text:p>16355352</text:p>
          </table:table-cell>
          <table:table-cell office:value-type="float" office:value="17058905" table:style-name="ce2">
            <text:p>17058905</text:p>
          </table:table-cell>
          <table:table-cell office:value-type="float" office:value="17780572" table:style-name="ce2">
            <text:p>17780572</text:p>
          </table:table-cell>
          <table:table-cell office:value-type="float" office:value="18486645" table:style-name="ce2">
            <text:p>18486645</text:p>
          </table:table-cell>
          <table:table-cell office:value-type="float" office:value="19109770" table:style-name="ce2">
            <text:p>19109770</text:p>
          </table:table-cell>
          <table:table-cell office:value-type="float" office:value="19546528" table:style-name="ce2">
            <text:p>19546528</text:p>
          </table:table-cell>
          <table:table-cell office:value-type="float" office:value="19905872" table:style-name="ce2">
            <text:p>19905872</text:p>
          </table:table-cell>
          <table:table-cell office:value-type="float" office:value="20288238" table:style-name="ce2">
            <text:p>20288238</text:p>
          </table:table-cell>
          <table:table-cell office:value-type="float" office:value="20704904" table:style-name="ce2">
            <text:p>20704904</text:p>
          </table:table-cell>
          <table:table-cell office:value-type="float" office:value="21138431" table:style-name="ce2">
            <text:p>21138431</text:p>
          </table:table-cell>
          <table:table-cell office:value-type="float" office:value="21578022" table:style-name="ce2">
            <text:p>21578022</text:p>
          </table:table-cell>
          <table:table-cell office:value-type="float" office:value="22021481" table:style-name="ce2">
            <text:p>22021481</text:p>
          </table:table-cell>
          <table:table-cell office:value-type="float" office:value="22470676" table:style-name="ce2">
            <text:p>22470676</text:p>
          </table:table-cell>
          <table:table-cell office:value-type="float" office:value="22927355" table:style-name="ce2">
            <text:p>22927355</text:p>
          </table:table-cell>
          <table:table-cell office:value-type="float" office:value="23445592" table:style-name="ce2">
            <text:p>23445592</text:p>
          </table:table-cell>
          <table:table-cell office:value-type="float" office:value="24043948" table:style-name="ce2">
            <text:p>24043948</text:p>
          </table:table-cell>
          <table:table-cell office:value-type="float" office:value="24672143" table:style-name="ce2">
            <text:p>24672143</text:p>
          </table:table-cell>
          <table:table-cell office:value-type="float" office:value="25231528" table:style-name="ce2">
            <text:p>25231528</text:p>
          </table:table-cell>
          <table:table-cell office:value-type="float" office:value="25799821" table:style-name="ce2">
            <text:p>25799821</text:p>
          </table:table-cell>
          <table:table-cell office:value-type="float" office:value="26458999" table:style-name="ce2">
            <text:p>26458999</text:p>
          </table:table-cell>
          <table:table-cell office:value-type="float" office:value="27130613" table:style-name="ce2">
            <text:p>27130613</text:p>
          </table:table-cell>
          <table:table-cell office:value-type="float" office:value="27816745" table:style-name="ce2">
            <text:p>27816745</text:p>
          </table:table-cell>
          <table:table-cell office:value-type="float" office:value="28516770" table:style-name="ce2">
            <text:p>28516770</text:p>
          </table:table-cell>
          <table:table-cell office:value-type="float" office:value="29228727" table:style-name="ce2">
            <text:p>29228727</text:p>
          </table:table-cell>
          <table:table-cell office:value-type="float" office:value="29896035" table:style-name="ce2">
            <text:p>29896035</text:p>
          </table:table-cell>
          <table:table-cell office:value-type="float" office:value="30556637" table:style-name="ce2">
            <text:p>30556637</text:p>
          </table:table-cell>
          <table:table-cell office:value-type="float" office:value="31262444" table:style-name="ce2">
            <text:p>31262444</text:p>
          </table:table-cell>
          <table:table-cell office:value-type="float" office:value="31992435" table:style-name="ce2">
            <text:p>31992435</text:p>
          </table:table-cell>
          <table:table-cell office:value-type="float" office:value="32764135" table:style-name="ce2">
            <text:p>32764135</text:p>
          </table:table-cell>
          <table:table-cell office:value-type="float" office:value="33623980" table:style-name="ce2">
            <text:p>33623980</text:p>
          </table:table-cell>
          <table:table-cell office:value-type="float" office:value="34569113" table:style-name="ce2">
            <text:p>34569113</text:p>
          </table:table-cell>
          <table:table-cell office:value-type="float" office:value="35414399" table:style-name="ce2">
            <text:p>35414399</text:p>
          </table:table-cell>
          <table:table-cell office:value-type="float" office:value="36140806" table:style-name="ce2">
            <text:p>36140806</text:p>
          </table:table-cell>
          <table:table-cell office:value-type="float" office:value="36923178" table:style-name="ce2">
            <text:p>36923178</text:p>
          </table:table-cell>
          <table:table-cell office:value-type="float" office:value="37785849" table:style-name="ce2">
            <text:p>37785849</text:p>
          </table:table-cell>
          <table:table-cell office:value-type="float" office:value="38823318" table:style-name="ce2">
            <text:p>38823318</text:p>
          </table:table-cell>
          <table:table-cell office:value-type="float" office:value="40024431" table:style-name="ce2">
            <text:p>40024431</text:p>
          </table:table-cell>
          <table:table-cell office:value-type="float" office:value="41259892" table:style-name="ce2">
            <text:p>41259892</text:p>
          </table:table-cell>
          <table:table-cell office:value-type="float" office:value="42714306" table:style-name="ce2">
            <text:p>42714306</text:p>
          </table:table-cell>
          <table:table-cell office:value-type="float" office:value="44230596" table:style-name="ce2">
            <text:p>44230596</text:p>
          </table:table-cell>
          <table:table-cell office:value-type="float" office:value="45548175" table:style-name="ce2">
            <text:p>45548175</text:p>
          </table:table-cell>
          <table:table-cell office:value-type="float" office:value="46789231" table:style-name="ce2">
            <text:p>46789231</text:p>
          </table:table-cell>
          <table:table-cell office:value-type="float" office:value="48066924" table:style-name="ce2">
            <text:p>48066924</text:p>
          </table:table-cell>
          <table:table-cell office:value-type="float" office:value="49383346" table:style-name="ce2">
            <text:p>49383346</text:p>
          </table:table-cell>
          <table:table-cell office:value-type="float" office:value="50042791" table:style-name="ce2">
            <text:p>50042791</text:p>
          </table:table-cell>
          <table:table-cell office:value-type="float" office:value="50448963" table:style-name="ce2">
            <text:p>5044896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enegal</text:p>
          </table:table-cell>
          <table:table-cell office:value-type="string" table:style-name="ce2">
            <text:p>SE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340907" table:style-name="ce2">
            <text:p>3340907</text:p>
          </table:table-cell>
          <table:table-cell office:value-type="float" office:value="3436375" table:style-name="ce2">
            <text:p>3436375</text:p>
          </table:table-cell>
          <table:table-cell office:value-type="float" office:value="3534686" table:style-name="ce2">
            <text:p>3534686</text:p>
          </table:table-cell>
          <table:table-cell office:value-type="float" office:value="3635876" table:style-name="ce2">
            <text:p>3635876</text:p>
          </table:table-cell>
          <table:table-cell office:value-type="float" office:value="3740535" table:style-name="ce2">
            <text:p>3740535</text:p>
          </table:table-cell>
          <table:table-cell office:value-type="float" office:value="3849788" table:style-name="ce2">
            <text:p>3849788</text:p>
          </table:table-cell>
          <table:table-cell office:value-type="float" office:value="3964299" table:style-name="ce2">
            <text:p>3964299</text:p>
          </table:table-cell>
          <table:table-cell office:value-type="float" office:value="4083870" table:style-name="ce2">
            <text:p>4083870</text:p>
          </table:table-cell>
          <table:table-cell office:value-type="float" office:value="4207587" table:style-name="ce2">
            <text:p>4207587</text:p>
          </table:table-cell>
          <table:table-cell office:value-type="float" office:value="4334974" table:style-name="ce2">
            <text:p>4334974</text:p>
          </table:table-cell>
          <table:table-cell office:value-type="float" office:value="4466328" table:style-name="ce2">
            <text:p>4466328</text:p>
          </table:table-cell>
          <table:table-cell office:value-type="float" office:value="4601864" table:style-name="ce2">
            <text:p>4601864</text:p>
          </table:table-cell>
          <table:table-cell office:value-type="float" office:value="4741631" table:style-name="ce2">
            <text:p>4741631</text:p>
          </table:table-cell>
          <table:table-cell office:value-type="float" office:value="4885181" table:style-name="ce2">
            <text:p>4885181</text:p>
          </table:table-cell>
          <table:table-cell office:value-type="float" office:value="5029437" table:style-name="ce2">
            <text:p>5029437</text:p>
          </table:table-cell>
          <table:table-cell office:value-type="float" office:value="5170810" table:style-name="ce2">
            <text:p>5170810</text:p>
          </table:table-cell>
          <table:table-cell office:value-type="float" office:value="5308564" table:style-name="ce2">
            <text:p>5308564</text:p>
          </table:table-cell>
          <table:table-cell office:value-type="float" office:value="5439549" table:style-name="ce2">
            <text:p>5439549</text:p>
          </table:table-cell>
          <table:table-cell office:value-type="float" office:value="5568096" table:style-name="ce2">
            <text:p>5568096</text:p>
          </table:table-cell>
          <table:table-cell office:value-type="float" office:value="5702895" table:style-name="ce2">
            <text:p>5702895</text:p>
          </table:table-cell>
          <table:table-cell office:value-type="float" office:value="5845638" table:style-name="ce2">
            <text:p>5845638</text:p>
          </table:table-cell>
          <table:table-cell office:value-type="float" office:value="5997160" table:style-name="ce2">
            <text:p>5997160</text:p>
          </table:table-cell>
          <table:table-cell office:value-type="float" office:value="6156961" table:style-name="ce2">
            <text:p>6156961</text:p>
          </table:table-cell>
          <table:table-cell office:value-type="float" office:value="6324504" table:style-name="ce2">
            <text:p>6324504</text:p>
          </table:table-cell>
          <table:table-cell office:value-type="float" office:value="6499364" table:style-name="ce2">
            <text:p>6499364</text:p>
          </table:table-cell>
          <table:table-cell office:value-type="float" office:value="6683287" table:style-name="ce2">
            <text:p>6683287</text:p>
          </table:table-cell>
          <table:table-cell office:value-type="float" office:value="6878192" table:style-name="ce2">
            <text:p>6878192</text:p>
          </table:table-cell>
          <table:table-cell office:value-type="float" office:value="7081530" table:style-name="ce2">
            <text:p>7081530</text:p>
          </table:table-cell>
          <table:table-cell office:value-type="float" office:value="7289618" table:style-name="ce2">
            <text:p>7289618</text:p>
          </table:table-cell>
          <table:table-cell office:value-type="float" office:value="7502207" table:style-name="ce2">
            <text:p>7502207</text:p>
          </table:table-cell>
          <table:table-cell office:value-type="float" office:value="7720523" table:style-name="ce2">
            <text:p>7720523</text:p>
          </table:table-cell>
          <table:table-cell office:value-type="float" office:value="7943085" table:style-name="ce2">
            <text:p>7943085</text:p>
          </table:table-cell>
          <table:table-cell office:value-type="float" office:value="8168395" table:style-name="ce2">
            <text:p>8168395</text:p>
          </table:table-cell>
          <table:table-cell office:value-type="float" office:value="8396288" table:style-name="ce2">
            <text:p>8396288</text:p>
          </table:table-cell>
          <table:table-cell office:value-type="float" office:value="8624078" table:style-name="ce2">
            <text:p>8624078</text:p>
          </table:table-cell>
          <table:table-cell office:value-type="float" office:value="8848101" table:style-name="ce2">
            <text:p>8848101</text:p>
          </table:table-cell>
          <table:table-cell office:value-type="float" office:value="9067014" table:style-name="ce2">
            <text:p>9067014</text:p>
          </table:table-cell>
          <table:table-cell office:value-type="float" office:value="9283495" table:style-name="ce2">
            <text:p>9283495</text:p>
          </table:table-cell>
          <table:table-cell office:value-type="float" office:value="9502952" table:style-name="ce2">
            <text:p>9502952</text:p>
          </table:table-cell>
          <table:table-cell office:value-type="float" office:value="9730887" table:style-name="ce2">
            <text:p>9730887</text:p>
          </table:table-cell>
          <table:table-cell office:value-type="float" office:value="9968260" table:style-name="ce2">
            <text:p>9968260</text:p>
          </table:table-cell>
          <table:table-cell office:value-type="float" office:value="10212942" table:style-name="ce2">
            <text:p>10212942</text:p>
          </table:table-cell>
          <table:table-cell office:value-type="float" office:value="10466214" table:style-name="ce2">
            <text:p>10466214</text:p>
          </table:table-cell>
          <table:table-cell office:value-type="float" office:value="10721176" table:style-name="ce2">
            <text:p>10721176</text:p>
          </table:table-cell>
          <table:table-cell office:value-type="float" office:value="10975704" table:style-name="ce2">
            <text:p>10975704</text:p>
          </table:table-cell>
          <table:table-cell office:value-type="float" office:value="11235472" table:style-name="ce2">
            <text:p>11235472</text:p>
          </table:table-cell>
          <table:table-cell office:value-type="float" office:value="11500094" table:style-name="ce2">
            <text:p>11500094</text:p>
          </table:table-cell>
          <table:table-cell office:value-type="float" office:value="11770344" table:style-name="ce2">
            <text:p>11770344</text:p>
          </table:table-cell>
          <table:table-cell office:value-type="float" office:value="12048959" table:style-name="ce2">
            <text:p>12048959</text:p>
          </table:table-cell>
          <table:table-cell office:value-type="float" office:value="12337389" table:style-name="ce2">
            <text:p>12337389</text:p>
          </table:table-cell>
          <table:table-cell office:value-type="float" office:value="12635413" table:style-name="ce2">
            <text:p>12635413</text:p>
          </table:table-cell>
          <table:table-cell office:value-type="float" office:value="12958897" table:style-name="ce2">
            <text:p>12958897</text:p>
          </table:table-cell>
          <table:table-cell office:value-type="float" office:value="13310495" table:style-name="ce2">
            <text:p>13310495</text:p>
          </table:table-cell>
          <table:table-cell office:value-type="float" office:value="13710849" table:style-name="ce2">
            <text:p>13710849</text:p>
          </table:table-cell>
          <table:table-cell office:value-type="float" office:value="14152102" table:style-name="ce2">
            <text:p>14152102</text:p>
          </table:table-cell>
          <table:table-cell office:value-type="float" office:value="14593331" table:style-name="ce2">
            <text:p>14593331</text:p>
          </table:table-cell>
          <table:table-cell office:value-type="float" office:value="15034521" table:style-name="ce2">
            <text:p>15034521</text:p>
          </table:table-cell>
          <table:table-cell office:value-type="float" office:value="15475002" table:style-name="ce2">
            <text:p>15475002</text:p>
          </table:table-cell>
          <table:table-cell office:value-type="float" office:value="15914498" table:style-name="ce2">
            <text:p>15914498</text:p>
          </table:table-cell>
          <table:table-cell office:value-type="float" office:value="16352922" table:style-name="ce2">
            <text:p>16352922</text:p>
          </table:table-cell>
          <table:table-cell office:value-type="float" office:value="16789219" table:style-name="ce2">
            <text:p>16789219</text:p>
          </table:table-cell>
          <table:table-cell office:value-type="float" office:value="17220867" table:style-name="ce2">
            <text:p>17220867</text:p>
          </table:table-cell>
          <table:table-cell office:value-type="float" office:value="17651103" table:style-name="ce2">
            <text:p>17651103</text:p>
          </table:table-cell>
          <table:table-cell office:value-type="float" office:value="18077573" table:style-name="ce2">
            <text:p>18077573</text:p>
          </table:table-cell>
          <table:table-cell office:value-type="float" office:value="18501984" table:style-name="ce2">
            <text:p>1850198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ingapore</text:p>
          </table:table-cell>
          <table:table-cell office:value-type="string" table:style-name="ce2">
            <text:p>SGP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646400" table:style-name="ce2">
            <text:p>1646400</text:p>
          </table:table-cell>
          <table:table-cell office:value-type="float" office:value="1702400" table:style-name="ce2">
            <text:p>1702400</text:p>
          </table:table-cell>
          <table:table-cell office:value-type="float" office:value="1750200" table:style-name="ce2">
            <text:p>1750200</text:p>
          </table:table-cell>
          <table:table-cell office:value-type="float" office:value="1795000" table:style-name="ce2">
            <text:p>1795000</text:p>
          </table:table-cell>
          <table:table-cell office:value-type="float" office:value="1841600" table:style-name="ce2">
            <text:p>1841600</text:p>
          </table:table-cell>
          <table:table-cell office:value-type="float" office:value="1886900" table:style-name="ce2">
            <text:p>1886900</text:p>
          </table:table-cell>
          <table:table-cell office:value-type="float" office:value="1934400" table:style-name="ce2">
            <text:p>1934400</text:p>
          </table:table-cell>
          <table:table-cell office:value-type="float" office:value="1977600" table:style-name="ce2">
            <text:p>1977600</text:p>
          </table:table-cell>
          <table:table-cell office:value-type="float" office:value="2012000" table:style-name="ce2">
            <text:p>2012000</text:p>
          </table:table-cell>
          <table:table-cell office:value-type="float" office:value="2042500" table:style-name="ce2">
            <text:p>2042500</text:p>
          </table:table-cell>
          <table:table-cell office:value-type="float" office:value="2074507" table:style-name="ce2">
            <text:p>2074507</text:p>
          </table:table-cell>
          <table:table-cell office:value-type="float" office:value="2112900" table:style-name="ce2">
            <text:p>2112900</text:p>
          </table:table-cell>
          <table:table-cell office:value-type="float" office:value="2152400" table:style-name="ce2">
            <text:p>2152400</text:p>
          </table:table-cell>
          <table:table-cell office:value-type="float" office:value="2193000" table:style-name="ce2">
            <text:p>2193000</text:p>
          </table:table-cell>
          <table:table-cell office:value-type="float" office:value="2229800" table:style-name="ce2">
            <text:p>2229800</text:p>
          </table:table-cell>
          <table:table-cell office:value-type="float" office:value="2262600" table:style-name="ce2">
            <text:p>2262600</text:p>
          </table:table-cell>
          <table:table-cell office:value-type="float" office:value="2293300" table:style-name="ce2">
            <text:p>2293300</text:p>
          </table:table-cell>
          <table:table-cell office:value-type="float" office:value="2325300" table:style-name="ce2">
            <text:p>2325300</text:p>
          </table:table-cell>
          <table:table-cell office:value-type="float" office:value="2353600" table:style-name="ce2">
            <text:p>2353600</text:p>
          </table:table-cell>
          <table:table-cell office:value-type="float" office:value="2383500" table:style-name="ce2">
            <text:p>2383500</text:p>
          </table:table-cell>
          <table:table-cell office:value-type="float" office:value="2413945" table:style-name="ce2">
            <text:p>2413945</text:p>
          </table:table-cell>
          <table:table-cell office:value-type="float" office:value="2532835" table:style-name="ce2">
            <text:p>2532835</text:p>
          </table:table-cell>
          <table:table-cell office:value-type="float" office:value="2646466" table:style-name="ce2">
            <text:p>2646466</text:p>
          </table:table-cell>
          <table:table-cell office:value-type="float" office:value="2681061" table:style-name="ce2">
            <text:p>2681061</text:p>
          </table:table-cell>
          <table:table-cell office:value-type="float" office:value="2732221" table:style-name="ce2">
            <text:p>2732221</text:p>
          </table:table-cell>
          <table:table-cell office:value-type="float" office:value="2735957" table:style-name="ce2">
            <text:p>2735957</text:p>
          </table:table-cell>
          <table:table-cell office:value-type="float" office:value="2733373" table:style-name="ce2">
            <text:p>2733373</text:p>
          </table:table-cell>
          <table:table-cell office:value-type="float" office:value="2774789" table:style-name="ce2">
            <text:p>2774789</text:p>
          </table:table-cell>
          <table:table-cell office:value-type="float" office:value="2846108" table:style-name="ce2">
            <text:p>2846108</text:p>
          </table:table-cell>
          <table:table-cell office:value-type="float" office:value="2930901" table:style-name="ce2">
            <text:p>2930901</text:p>
          </table:table-cell>
          <table:table-cell office:value-type="float" office:value="3047132" table:style-name="ce2">
            <text:p>3047132</text:p>
          </table:table-cell>
          <table:table-cell office:value-type="float" office:value="3135083" table:style-name="ce2">
            <text:p>3135083</text:p>
          </table:table-cell>
          <table:table-cell office:value-type="float" office:value="3230698" table:style-name="ce2">
            <text:p>3230698</text:p>
          </table:table-cell>
          <table:table-cell office:value-type="float" office:value="3313471" table:style-name="ce2">
            <text:p>3313471</text:p>
          </table:table-cell>
          <table:table-cell office:value-type="float" office:value="3419048" table:style-name="ce2">
            <text:p>3419048</text:p>
          </table:table-cell>
          <table:table-cell office:value-type="float" office:value="3524506" table:style-name="ce2">
            <text:p>3524506</text:p>
          </table:table-cell>
          <table:table-cell office:value-type="float" office:value="3670704" table:style-name="ce2">
            <text:p>3670704</text:p>
          </table:table-cell>
          <table:table-cell office:value-type="float" office:value="3796038" table:style-name="ce2">
            <text:p>3796038</text:p>
          </table:table-cell>
          <table:table-cell office:value-type="float" office:value="3927213" table:style-name="ce2">
            <text:p>3927213</text:p>
          </table:table-cell>
          <table:table-cell office:value-type="float" office:value="3958723" table:style-name="ce2">
            <text:p>3958723</text:p>
          </table:table-cell>
          <table:table-cell office:value-type="float" office:value="4027887" table:style-name="ce2">
            <text:p>4027887</text:p>
          </table:table-cell>
          <table:table-cell office:value-type="float" office:value="4138012" table:style-name="ce2">
            <text:p>4138012</text:p>
          </table:table-cell>
          <table:table-cell office:value-type="float" office:value="4175950" table:style-name="ce2">
            <text:p>4175950</text:p>
          </table:table-cell>
          <table:table-cell office:value-type="float" office:value="4114826" table:style-name="ce2">
            <text:p>4114826</text:p>
          </table:table-cell>
          <table:table-cell office:value-type="float" office:value="4166664" table:style-name="ce2">
            <text:p>4166664</text:p>
          </table:table-cell>
          <table:table-cell office:value-type="float" office:value="4265762" table:style-name="ce2">
            <text:p>4265762</text:p>
          </table:table-cell>
          <table:table-cell office:value-type="float" office:value="4401365" table:style-name="ce2">
            <text:p>4401365</text:p>
          </table:table-cell>
          <table:table-cell office:value-type="float" office:value="4588599" table:style-name="ce2">
            <text:p>4588599</text:p>
          </table:table-cell>
          <table:table-cell office:value-type="float" office:value="4839396" table:style-name="ce2">
            <text:p>4839396</text:p>
          </table:table-cell>
          <table:table-cell office:value-type="float" office:value="4987573" table:style-name="ce2">
            <text:p>4987573</text:p>
          </table:table-cell>
          <table:table-cell office:value-type="float" office:value="5076732" table:style-name="ce2">
            <text:p>5076732</text:p>
          </table:table-cell>
          <table:table-cell office:value-type="float" office:value="5183688" table:style-name="ce2">
            <text:p>5183688</text:p>
          </table:table-cell>
          <table:table-cell office:value-type="float" office:value="5312437" table:style-name="ce2">
            <text:p>5312437</text:p>
          </table:table-cell>
          <table:table-cell office:value-type="float" office:value="5399162" table:style-name="ce2">
            <text:p>5399162</text:p>
          </table:table-cell>
          <table:table-cell office:value-type="float" office:value="5469724" table:style-name="ce2">
            <text:p>5469724</text:p>
          </table:table-cell>
          <table:table-cell office:value-type="float" office:value="5535002" table:style-name="ce2">
            <text:p>5535002</text:p>
          </table:table-cell>
          <table:table-cell office:value-type="float" office:value="5607283" table:style-name="ce2">
            <text:p>5607283</text:p>
          </table:table-cell>
          <table:table-cell office:value-type="float" office:value="5612253" table:style-name="ce2">
            <text:p>5612253</text:p>
          </table:table-cell>
          <table:table-cell office:value-type="float" office:value="5638676" table:style-name="ce2">
            <text:p>5638676</text:p>
          </table:table-cell>
          <table:table-cell office:value-type="float" office:value="5703569" table:style-name="ce2">
            <text:p>5703569</text:p>
          </table:table-cell>
          <table:table-cell office:value-type="float" office:value="5685807" table:style-name="ce2">
            <text:p>5685807</text:p>
          </table:table-cell>
          <table:table-cell office:value-type="float" office:value="5453566" table:style-name="ce2">
            <text:p>5453566</text:p>
          </table:table-cell>
          <table:table-cell office:value-type="float" office:value="5637022" table:style-name="ce2">
            <text:p>5637022</text:p>
          </table:table-cell>
          <table:table-cell office:value-type="float" office:value="5917648" table:style-name="ce2">
            <text:p>5917648</text:p>
          </table:table-cell>
          <table:table-cell office:value-type="float" office:value="6036860" table:style-name="ce2">
            <text:p>603686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olomon Islands</text:p>
          </table:table-cell>
          <table:table-cell office:value-type="string" table:style-name="ce2">
            <text:p>SLB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39688" table:style-name="ce2">
            <text:p>139688</text:p>
          </table:table-cell>
          <table:table-cell office:value-type="float" office:value="142912" table:style-name="ce2">
            <text:p>142912</text:p>
          </table:table-cell>
          <table:table-cell office:value-type="float" office:value="146201" table:style-name="ce2">
            <text:p>146201</text:p>
          </table:table-cell>
          <table:table-cell office:value-type="float" office:value="149589" table:style-name="ce2">
            <text:p>149589</text:p>
          </table:table-cell>
          <table:table-cell office:value-type="float" office:value="153085" table:style-name="ce2">
            <text:p>153085</text:p>
          </table:table-cell>
          <table:table-cell office:value-type="float" office:value="156686" table:style-name="ce2">
            <text:p>156686</text:p>
          </table:table-cell>
          <table:table-cell office:value-type="float" office:value="160393" table:style-name="ce2">
            <text:p>160393</text:p>
          </table:table-cell>
          <table:table-cell office:value-type="float" office:value="164245" table:style-name="ce2">
            <text:p>164245</text:p>
          </table:table-cell>
          <table:table-cell office:value-type="float" office:value="168282" table:style-name="ce2">
            <text:p>168282</text:p>
          </table:table-cell>
          <table:table-cell office:value-type="float" office:value="172476" table:style-name="ce2">
            <text:p>172476</text:p>
          </table:table-cell>
          <table:table-cell office:value-type="float" office:value="176579" table:style-name="ce2">
            <text:p>176579</text:p>
          </table:table-cell>
          <table:table-cell office:value-type="float" office:value="180637" table:style-name="ce2">
            <text:p>180637</text:p>
          </table:table-cell>
          <table:table-cell office:value-type="float" office:value="184994" table:style-name="ce2">
            <text:p>184994</text:p>
          </table:table-cell>
          <table:table-cell office:value-type="float" office:value="189774" table:style-name="ce2">
            <text:p>189774</text:p>
          </table:table-cell>
          <table:table-cell office:value-type="float" office:value="195041" table:style-name="ce2">
            <text:p>195041</text:p>
          </table:table-cell>
          <table:table-cell office:value-type="float" office:value="200744" table:style-name="ce2">
            <text:p>200744</text:p>
          </table:table-cell>
          <table:table-cell office:value-type="float" office:value="207194" table:style-name="ce2">
            <text:p>207194</text:p>
          </table:table-cell>
          <table:table-cell office:value-type="float" office:value="214418" table:style-name="ce2">
            <text:p>214418</text:p>
          </table:table-cell>
          <table:table-cell office:value-type="float" office:value="222029" table:style-name="ce2">
            <text:p>222029</text:p>
          </table:table-cell>
          <table:table-cell office:value-type="float" office:value="229953" table:style-name="ce2">
            <text:p>229953</text:p>
          </table:table-cell>
          <table:table-cell office:value-type="float" office:value="238135" table:style-name="ce2">
            <text:p>238135</text:p>
          </table:table-cell>
          <table:table-cell office:value-type="float" office:value="246555" table:style-name="ce2">
            <text:p>246555</text:p>
          </table:table-cell>
          <table:table-cell office:value-type="float" office:value="255200" table:style-name="ce2">
            <text:p>255200</text:p>
          </table:table-cell>
          <table:table-cell office:value-type="float" office:value="264068" table:style-name="ce2">
            <text:p>264068</text:p>
          </table:table-cell>
          <table:table-cell office:value-type="float" office:value="273163" table:style-name="ce2">
            <text:p>273163</text:p>
          </table:table-cell>
          <table:table-cell office:value-type="float" office:value="282455" table:style-name="ce2">
            <text:p>282455</text:p>
          </table:table-cell>
          <table:table-cell office:value-type="float" office:value="291842" table:style-name="ce2">
            <text:p>291842</text:p>
          </table:table-cell>
          <table:table-cell office:value-type="float" office:value="301414" table:style-name="ce2">
            <text:p>301414</text:p>
          </table:table-cell>
          <table:table-cell office:value-type="float" office:value="311265" table:style-name="ce2">
            <text:p>311265</text:p>
          </table:table-cell>
          <table:table-cell office:value-type="float" office:value="321282" table:style-name="ce2">
            <text:p>321282</text:p>
          </table:table-cell>
          <table:table-cell office:value-type="float" office:value="331435" table:style-name="ce2">
            <text:p>331435</text:p>
          </table:table-cell>
          <table:table-cell office:value-type="float" office:value="341738" table:style-name="ce2">
            <text:p>341738</text:p>
          </table:table-cell>
          <table:table-cell office:value-type="float" office:value="352205" table:style-name="ce2">
            <text:p>352205</text:p>
          </table:table-cell>
          <table:table-cell office:value-type="float" office:value="362839" table:style-name="ce2">
            <text:p>362839</text:p>
          </table:table-cell>
          <table:table-cell office:value-type="float" office:value="373675" table:style-name="ce2">
            <text:p>373675</text:p>
          </table:table-cell>
          <table:table-cell office:value-type="float" office:value="384733" table:style-name="ce2">
            <text:p>384733</text:p>
          </table:table-cell>
          <table:table-cell office:value-type="float" office:value="396009" table:style-name="ce2">
            <text:p>396009</text:p>
          </table:table-cell>
          <table:table-cell office:value-type="float" office:value="407474" table:style-name="ce2">
            <text:p>407474</text:p>
          </table:table-cell>
          <table:table-cell office:value-type="float" office:value="419071" table:style-name="ce2">
            <text:p>419071</text:p>
          </table:table-cell>
          <table:table-cell office:value-type="float" office:value="430500" table:style-name="ce2">
            <text:p>430500</text:p>
          </table:table-cell>
          <table:table-cell office:value-type="float" office:value="440469" table:style-name="ce2">
            <text:p>440469</text:p>
          </table:table-cell>
          <table:table-cell office:value-type="float" office:value="449125" table:style-name="ce2">
            <text:p>449125</text:p>
          </table:table-cell>
          <table:table-cell office:value-type="float" office:value="457671" table:style-name="ce2">
            <text:p>457671</text:p>
          </table:table-cell>
          <table:table-cell office:value-type="float" office:value="466154" table:style-name="ce2">
            <text:p>466154</text:p>
          </table:table-cell>
          <table:table-cell office:value-type="float" office:value="474611" table:style-name="ce2">
            <text:p>474611</text:p>
          </table:table-cell>
          <table:table-cell office:value-type="float" office:value="483080" table:style-name="ce2">
            <text:p>483080</text:p>
          </table:table-cell>
          <table:table-cell office:value-type="float" office:value="491594" table:style-name="ce2">
            <text:p>491594</text:p>
          </table:table-cell>
          <table:table-cell office:value-type="float" office:value="500156" table:style-name="ce2">
            <text:p>500156</text:p>
          </table:table-cell>
          <table:table-cell office:value-type="float" office:value="508790" table:style-name="ce2">
            <text:p>508790</text:p>
          </table:table-cell>
          <table:table-cell office:value-type="float" office:value="518141" table:style-name="ce2">
            <text:p>518141</text:p>
          </table:table-cell>
          <table:table-cell office:value-type="float" office:value="532968" table:style-name="ce2">
            <text:p>532968</text:p>
          </table:table-cell>
          <table:table-cell office:value-type="float" office:value="552945" table:style-name="ce2">
            <text:p>552945</text:p>
          </table:table-cell>
          <table:table-cell office:value-type="float" office:value="573606" table:style-name="ce2">
            <text:p>573606</text:p>
          </table:table-cell>
          <table:table-cell office:value-type="float" office:value="594945" table:style-name="ce2">
            <text:p>594945</text:p>
          </table:table-cell>
          <table:table-cell office:value-type="float" office:value="616908" table:style-name="ce2">
            <text:p>616908</text:p>
          </table:table-cell>
          <table:table-cell office:value-type="float" office:value="639415" table:style-name="ce2">
            <text:p>639415</text:p>
          </table:table-cell>
          <table:table-cell office:value-type="float" office:value="662379" table:style-name="ce2">
            <text:p>662379</text:p>
          </table:table-cell>
          <table:table-cell office:value-type="float" office:value="685672" table:style-name="ce2">
            <text:p>685672</text:p>
          </table:table-cell>
          <table:table-cell office:value-type="float" office:value="709101" table:style-name="ce2">
            <text:p>709101</text:p>
          </table:table-cell>
          <table:table-cell office:value-type="float" office:value="728147" table:style-name="ce2">
            <text:p>728147</text:p>
          </table:table-cell>
          <table:table-cell office:value-type="float" office:value="744498" table:style-name="ce2">
            <text:p>744498</text:p>
          </table:table-cell>
          <table:table-cell office:value-type="float" office:value="762591" table:style-name="ce2">
            <text:p>762591</text:p>
          </table:table-cell>
          <table:table-cell office:value-type="float" office:value="781066" table:style-name="ce2">
            <text:p>781066</text:p>
          </table:table-cell>
          <table:table-cell office:value-type="float" office:value="800005" table:style-name="ce2">
            <text:p>800005</text:p>
          </table:table-cell>
          <table:table-cell office:value-type="float" office:value="819198" table:style-name="ce2">
            <text:p>81919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ierra Leone</text:p>
          </table:table-cell>
          <table:table-cell office:value-type="string" table:style-name="ce2">
            <text:p>SLE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268356" table:style-name="ce2">
            <text:p>2268356</text:p>
          </table:table-cell>
          <table:table-cell office:value-type="float" office:value="2304227" table:style-name="ce2">
            <text:p>2304227</text:p>
          </table:table-cell>
          <table:table-cell office:value-type="float" office:value="2342242" table:style-name="ce2">
            <text:p>2342242</text:p>
          </table:table-cell>
          <table:table-cell office:value-type="float" office:value="2382258" table:style-name="ce2">
            <text:p>2382258</text:p>
          </table:table-cell>
          <table:table-cell office:value-type="float" office:value="2424390" table:style-name="ce2">
            <text:p>2424390</text:p>
          </table:table-cell>
          <table:table-cell office:value-type="float" office:value="2468666" table:style-name="ce2">
            <text:p>2468666</text:p>
          </table:table-cell>
          <table:table-cell office:value-type="float" office:value="2514638" table:style-name="ce2">
            <text:p>2514638</text:p>
          </table:table-cell>
          <table:table-cell office:value-type="float" office:value="2562384" table:style-name="ce2">
            <text:p>2562384</text:p>
          </table:table-cell>
          <table:table-cell office:value-type="float" office:value="2611532" table:style-name="ce2">
            <text:p>2611532</text:p>
          </table:table-cell>
          <table:table-cell office:value-type="float" office:value="2661365" table:style-name="ce2">
            <text:p>2661365</text:p>
          </table:table-cell>
          <table:table-cell office:value-type="float" office:value="2712286" table:style-name="ce2">
            <text:p>2712286</text:p>
          </table:table-cell>
          <table:table-cell office:value-type="float" office:value="2763222" table:style-name="ce2">
            <text:p>2763222</text:p>
          </table:table-cell>
          <table:table-cell office:value-type="float" office:value="2814388" table:style-name="ce2">
            <text:p>2814388</text:p>
          </table:table-cell>
          <table:table-cell office:value-type="float" office:value="2866955" table:style-name="ce2">
            <text:p>2866955</text:p>
          </table:table-cell>
          <table:table-cell office:value-type="float" office:value="2920459" table:style-name="ce2">
            <text:p>2920459</text:p>
          </table:table-cell>
          <table:table-cell office:value-type="float" office:value="2974657" table:style-name="ce2">
            <text:p>2974657</text:p>
          </table:table-cell>
          <table:table-cell office:value-type="float" office:value="3028820" table:style-name="ce2">
            <text:p>3028820</text:p>
          </table:table-cell>
          <table:table-cell office:value-type="float" office:value="3085354" table:style-name="ce2">
            <text:p>3085354</text:p>
          </table:table-cell>
          <table:table-cell office:value-type="float" office:value="3145517" table:style-name="ce2">
            <text:p>3145517</text:p>
          </table:table-cell>
          <table:table-cell office:value-type="float" office:value="3207499" table:style-name="ce2">
            <text:p>3207499</text:p>
          </table:table-cell>
          <table:table-cell office:value-type="float" office:value="3272089" table:style-name="ce2">
            <text:p>3272089</text:p>
          </table:table-cell>
          <table:table-cell office:value-type="float" office:value="3338940" table:style-name="ce2">
            <text:p>3338940</text:p>
          </table:table-cell>
          <table:table-cell office:value-type="float" office:value="3408183" table:style-name="ce2">
            <text:p>3408183</text:p>
          </table:table-cell>
          <table:table-cell office:value-type="float" office:value="3481646" table:style-name="ce2">
            <text:p>3481646</text:p>
          </table:table-cell>
          <table:table-cell office:value-type="float" office:value="3558758" table:style-name="ce2">
            <text:p>3558758</text:p>
          </table:table-cell>
          <table:table-cell office:value-type="float" office:value="3638438" table:style-name="ce2">
            <text:p>3638438</text:p>
          </table:table-cell>
          <table:table-cell office:value-type="float" office:value="3728380" table:style-name="ce2">
            <text:p>3728380</text:p>
          </table:table-cell>
          <table:table-cell office:value-type="float" office:value="3829718" table:style-name="ce2">
            <text:p>3829718</text:p>
          </table:table-cell>
          <table:table-cell office:value-type="float" office:value="3934517" table:style-name="ce2">
            <text:p>3934517</text:p>
          </table:table-cell>
          <table:table-cell office:value-type="float" office:value="4034037" table:style-name="ce2">
            <text:p>4034037</text:p>
          </table:table-cell>
          <table:table-cell office:value-type="float" office:value="4196828" table:style-name="ce2">
            <text:p>4196828</text:p>
          </table:table-cell>
          <table:table-cell office:value-type="float" office:value="4246267" table:style-name="ce2">
            <text:p>4246267</text:p>
          </table:table-cell>
          <table:table-cell office:value-type="float" office:value="4166366" table:style-name="ce2">
            <text:p>4166366</text:p>
          </table:table-cell>
          <table:table-cell office:value-type="float" office:value="4157130" table:style-name="ce2">
            <text:p>4157130</text:p>
          </table:table-cell>
          <table:table-cell office:value-type="float" office:value="4173105" table:style-name="ce2">
            <text:p>4173105</text:p>
          </table:table-cell>
          <table:table-cell office:value-type="float" office:value="4179179" table:style-name="ce2">
            <text:p>4179179</text:p>
          </table:table-cell>
          <table:table-cell office:value-type="float" office:value="4199210" table:style-name="ce2">
            <text:p>4199210</text:p>
          </table:table-cell>
          <table:table-cell office:value-type="float" office:value="4253716" table:style-name="ce2">
            <text:p>4253716</text:p>
          </table:table-cell>
          <table:table-cell office:value-type="float" office:value="4295785" table:style-name="ce2">
            <text:p>4295785</text:p>
          </table:table-cell>
          <table:table-cell office:value-type="float" office:value="4318043" table:style-name="ce2">
            <text:p>4318043</text:p>
          </table:table-cell>
          <table:table-cell office:value-type="float" office:value="4423611" table:style-name="ce2">
            <text:p>4423611</text:p>
          </table:table-cell>
          <table:table-cell office:value-type="float" office:value="4692716" table:style-name="ce2">
            <text:p>4692716</text:p>
          </table:table-cell>
          <table:table-cell office:value-type="float" office:value="4971435" table:style-name="ce2">
            <text:p>4971435</text:p>
          </table:table-cell>
          <table:table-cell office:value-type="float" office:value="5177687" table:style-name="ce2">
            <text:p>5177687</text:p>
          </table:table-cell>
          <table:table-cell office:value-type="float" office:value="5355717" table:style-name="ce2">
            <text:p>5355717</text:p>
          </table:table-cell>
          <table:table-cell office:value-type="float" office:value="5501712" table:style-name="ce2">
            <text:p>5501712</text:p>
          </table:table-cell>
          <table:table-cell office:value-type="float" office:value="5624466" table:style-name="ce2">
            <text:p>5624466</text:p>
          </table:table-cell>
          <table:table-cell office:value-type="float" office:value="5749352" table:style-name="ce2">
            <text:p>5749352</text:p>
          </table:table-cell>
          <table:table-cell office:value-type="float" office:value="5894722" table:style-name="ce2">
            <text:p>5894722</text:p>
          </table:table-cell>
          <table:table-cell office:value-type="float" office:value="6055646" table:style-name="ce2">
            <text:p>6055646</text:p>
          </table:table-cell>
          <table:table-cell office:value-type="float" office:value="6222714" table:style-name="ce2">
            <text:p>6222714</text:p>
          </table:table-cell>
          <table:table-cell office:value-type="float" office:value="6387251" table:style-name="ce2">
            <text:p>6387251</text:p>
          </table:table-cell>
          <table:table-cell office:value-type="float" office:value="6551080" table:style-name="ce2">
            <text:p>6551080</text:p>
          </table:table-cell>
          <table:table-cell office:value-type="float" office:value="6714051" table:style-name="ce2">
            <text:p>6714051</text:p>
          </table:table-cell>
          <table:table-cell office:value-type="float" office:value="6876385" table:style-name="ce2">
            <text:p>6876385</text:p>
          </table:table-cell>
          <table:table-cell office:value-type="float" office:value="7037655" table:style-name="ce2">
            <text:p>7037655</text:p>
          </table:table-cell>
          <table:table-cell office:value-type="float" office:value="7205328" table:style-name="ce2">
            <text:p>7205328</text:p>
          </table:table-cell>
          <table:table-cell office:value-type="float" office:value="7379299" table:style-name="ce2">
            <text:p>7379299</text:p>
          </table:table-cell>
          <table:table-cell office:value-type="float" office:value="7554563" table:style-name="ce2">
            <text:p>7554563</text:p>
          </table:table-cell>
          <table:table-cell office:value-type="float" office:value="7731991" table:style-name="ce2">
            <text:p>7731991</text:p>
          </table:table-cell>
          <table:table-cell office:value-type="float" office:value="7912558" table:style-name="ce2">
            <text:p>7912558</text:p>
          </table:table-cell>
          <table:table-cell office:value-type="float" office:value="8094602" table:style-name="ce2">
            <text:p>8094602</text:p>
          </table:table-cell>
          <table:table-cell office:value-type="float" office:value="8276807" table:style-name="ce2">
            <text:p>8276807</text:p>
          </table:table-cell>
          <table:table-cell office:value-type="float" office:value="8460512" table:style-name="ce2">
            <text:p>8460512</text:p>
          </table:table-cell>
          <table:table-cell office:value-type="float" office:value="8642022" table:style-name="ce2">
            <text:p>864202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El Salvador</text:p>
          </table:table-cell>
          <table:table-cell office:value-type="string" table:style-name="ce2">
            <text:p>SLV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791459" table:style-name="ce2">
            <text:p>2791459</text:p>
          </table:table-cell>
          <table:table-cell office:value-type="float" office:value="2870016" table:style-name="ce2">
            <text:p>2870016</text:p>
          </table:table-cell>
          <table:table-cell office:value-type="float" office:value="2949204" table:style-name="ce2">
            <text:p>2949204</text:p>
          </table:table-cell>
          <table:table-cell office:value-type="float" office:value="3028679" table:style-name="ce2">
            <text:p>3028679</text:p>
          </table:table-cell>
          <table:table-cell office:value-type="float" office:value="3111883" table:style-name="ce2">
            <text:p>3111883</text:p>
          </table:table-cell>
          <table:table-cell office:value-type="float" office:value="3199466" table:style-name="ce2">
            <text:p>3199466</text:p>
          </table:table-cell>
          <table:table-cell office:value-type="float" office:value="3290961" table:style-name="ce2">
            <text:p>3290961</text:p>
          </table:table-cell>
          <table:table-cell office:value-type="float" office:value="3385184" table:style-name="ce2">
            <text:p>3385184</text:p>
          </table:table-cell>
          <table:table-cell office:value-type="float" office:value="3480773" table:style-name="ce2">
            <text:p>3480773</text:p>
          </table:table-cell>
          <table:table-cell office:value-type="float" office:value="3576485" table:style-name="ce2">
            <text:p>3576485</text:p>
          </table:table-cell>
          <table:table-cell office:value-type="float" office:value="3668796" table:style-name="ce2">
            <text:p>3668796</text:p>
          </table:table-cell>
          <table:table-cell office:value-type="float" office:value="3757523" table:style-name="ce2">
            <text:p>3757523</text:p>
          </table:table-cell>
          <table:table-cell office:value-type="float" office:value="3846830" table:style-name="ce2">
            <text:p>3846830</text:p>
          </table:table-cell>
          <table:table-cell office:value-type="float" office:value="3938068" table:style-name="ce2">
            <text:p>3938068</text:p>
          </table:table-cell>
          <table:table-cell office:value-type="float" office:value="4029671" table:style-name="ce2">
            <text:p>4029671</text:p>
          </table:table-cell>
          <table:table-cell office:value-type="float" office:value="4120449" table:style-name="ce2">
            <text:p>4120449</text:p>
          </table:table-cell>
          <table:table-cell office:value-type="float" office:value="4210310" table:style-name="ce2">
            <text:p>4210310</text:p>
          </table:table-cell>
          <table:table-cell office:value-type="float" office:value="4301256" table:style-name="ce2">
            <text:p>4301256</text:p>
          </table:table-cell>
          <table:table-cell office:value-type="float" office:value="4394114" table:style-name="ce2">
            <text:p>4394114</text:p>
          </table:table-cell>
          <table:table-cell office:value-type="float" office:value="4480388" table:style-name="ce2">
            <text:p>4480388</text:p>
          </table:table-cell>
          <table:table-cell office:value-type="float" office:value="4540382" table:style-name="ce2">
            <text:p>4540382</text:p>
          </table:table-cell>
          <table:table-cell office:value-type="float" office:value="4570599" table:style-name="ce2">
            <text:p>4570599</text:p>
          </table:table-cell>
          <table:table-cell office:value-type="float" office:value="4622477" table:style-name="ce2">
            <text:p>4622477</text:p>
          </table:table-cell>
          <table:table-cell office:value-type="float" office:value="4707367" table:style-name="ce2">
            <text:p>4707367</text:p>
          </table:table-cell>
          <table:table-cell office:value-type="float" office:value="4798003" table:style-name="ce2">
            <text:p>4798003</text:p>
          </table:table-cell>
          <table:table-cell office:value-type="float" office:value="4894706" table:style-name="ce2">
            <text:p>4894706</text:p>
          </table:table-cell>
          <table:table-cell office:value-type="float" office:value="4992769" table:style-name="ce2">
            <text:p>4992769</text:p>
          </table:table-cell>
          <table:table-cell office:value-type="float" office:value="5092441" table:style-name="ce2">
            <text:p>5092441</text:p>
          </table:table-cell>
          <table:table-cell office:value-type="float" office:value="5195833" table:style-name="ce2">
            <text:p>5195833</text:p>
          </table:table-cell>
          <table:table-cell office:value-type="float" office:value="5298979" table:style-name="ce2">
            <text:p>5298979</text:p>
          </table:table-cell>
          <table:table-cell office:value-type="float" office:value="5399726" table:style-name="ce2">
            <text:p>5399726</text:p>
          </table:table-cell>
          <table:table-cell office:value-type="float" office:value="5495077" table:style-name="ce2">
            <text:p>5495077</text:p>
          </table:table-cell>
          <table:table-cell office:value-type="float" office:value="5585609" table:style-name="ce2">
            <text:p>5585609</text:p>
          </table:table-cell>
          <table:table-cell office:value-type="float" office:value="5659957" table:style-name="ce2">
            <text:p>5659957</text:p>
          </table:table-cell>
          <table:table-cell office:value-type="float" office:value="5714129" table:style-name="ce2">
            <text:p>5714129</text:p>
          </table:table-cell>
          <table:table-cell office:value-type="float" office:value="5762131" table:style-name="ce2">
            <text:p>5762131</text:p>
          </table:table-cell>
          <table:table-cell office:value-type="float" office:value="5805286" table:style-name="ce2">
            <text:p>5805286</text:p>
          </table:table-cell>
          <table:table-cell office:value-type="float" office:value="5844578" table:style-name="ce2">
            <text:p>5844578</text:p>
          </table:table-cell>
          <table:table-cell office:value-type="float" office:value="5880781" table:style-name="ce2">
            <text:p>5880781</text:p>
          </table:table-cell>
          <table:table-cell office:value-type="float" office:value="5913900" table:style-name="ce2">
            <text:p>5913900</text:p>
          </table:table-cell>
          <table:table-cell office:value-type="float" office:value="5943366" table:style-name="ce2">
            <text:p>5943366</text:p>
          </table:table-cell>
          <table:table-cell office:value-type="float" office:value="5968060" table:style-name="ce2">
            <text:p>5968060</text:p>
          </table:table-cell>
          <table:table-cell office:value-type="float" office:value="5986631" table:style-name="ce2">
            <text:p>5986631</text:p>
          </table:table-cell>
          <table:table-cell office:value-type="float" office:value="5998599" table:style-name="ce2">
            <text:p>5998599</text:p>
          </table:table-cell>
          <table:table-cell office:value-type="float" office:value="6004671" table:style-name="ce2">
            <text:p>6004671</text:p>
          </table:table-cell>
          <table:table-cell office:value-type="float" office:value="6005578" table:style-name="ce2">
            <text:p>6005578</text:p>
          </table:table-cell>
          <table:table-cell office:value-type="float" office:value="6002319" table:style-name="ce2">
            <text:p>6002319</text:p>
          </table:table-cell>
          <table:table-cell office:value-type="float" office:value="6009824" table:style-name="ce2">
            <text:p>6009824</text:p>
          </table:table-cell>
          <table:table-cell office:value-type="float" office:value="6029297" table:style-name="ce2">
            <text:p>6029297</text:p>
          </table:table-cell>
          <table:table-cell office:value-type="float" office:value="6048279" table:style-name="ce2">
            <text:p>6048279</text:p>
          </table:table-cell>
          <table:table-cell office:value-type="float" office:value="6068249" table:style-name="ce2">
            <text:p>6068249</text:p>
          </table:table-cell>
          <table:table-cell office:value-type="float" office:value="6090127" table:style-name="ce2">
            <text:p>6090127</text:p>
          </table:table-cell>
          <table:table-cell office:value-type="float" office:value="6113975" table:style-name="ce2">
            <text:p>6113975</text:p>
          </table:table-cell>
          <table:table-cell office:value-type="float" office:value="6138839" table:style-name="ce2">
            <text:p>6138839</text:p>
          </table:table-cell>
          <table:table-cell office:value-type="float" office:value="6162955" table:style-name="ce2">
            <text:p>6162955</text:p>
          </table:table-cell>
          <table:table-cell office:value-type="float" office:value="6183676" table:style-name="ce2">
            <text:p>6183676</text:p>
          </table:table-cell>
          <table:table-cell office:value-type="float" office:value="6200800" table:style-name="ce2">
            <text:p>6200800</text:p>
          </table:table-cell>
          <table:table-cell office:value-type="float" office:value="6213533" table:style-name="ce2">
            <text:p>6213533</text:p>
          </table:table-cell>
          <table:table-cell office:value-type="float" office:value="6219807" table:style-name="ce2">
            <text:p>6219807</text:p>
          </table:table-cell>
          <table:table-cell office:value-type="float" office:value="6222318" table:style-name="ce2">
            <text:p>6222318</text:p>
          </table:table-cell>
          <table:table-cell office:value-type="float" office:value="6234673" table:style-name="ce2">
            <text:p>6234673</text:p>
          </table:table-cell>
          <table:table-cell office:value-type="float" office:value="6255782" table:style-name="ce2">
            <text:p>6255782</text:p>
          </table:table-cell>
          <table:table-cell office:value-type="float" office:value="6280319" table:style-name="ce2">
            <text:p>6280319</text:p>
          </table:table-cell>
          <table:table-cell office:value-type="float" office:value="6309624" table:style-name="ce2">
            <text:p>6309624</text:p>
          </table:table-cell>
          <table:table-cell office:value-type="float" office:value="6338193" table:style-name="ce2">
            <text:p>633819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an Marino</text:p>
          </table:table-cell>
          <table:table-cell office:value-type="string" table:style-name="ce2">
            <text:p>SMR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5428" table:style-name="ce2">
            <text:p>15428</text:p>
          </table:table-cell>
          <table:table-cell office:value-type="float" office:value="15799" table:style-name="ce2">
            <text:p>15799</text:p>
          </table:table-cell>
          <table:table-cell office:value-type="float" office:value="16183" table:style-name="ce2">
            <text:p>16183</text:p>
          </table:table-cell>
          <table:table-cell office:value-type="float" office:value="16580" table:style-name="ce2">
            <text:p>16580</text:p>
          </table:table-cell>
          <table:table-cell office:value-type="float" office:value="16977" table:style-name="ce2">
            <text:p>16977</text:p>
          </table:table-cell>
          <table:table-cell office:value-type="float" office:value="17305" table:style-name="ce2">
            <text:p>17305</text:p>
          </table:table-cell>
          <table:table-cell office:value-type="float" office:value="17523" table:style-name="ce2">
            <text:p>17523</text:p>
          </table:table-cell>
          <table:table-cell office:value-type="float" office:value="17688" table:style-name="ce2">
            <text:p>17688</text:p>
          </table:table-cell>
          <table:table-cell office:value-type="float" office:value="17861" table:style-name="ce2">
            <text:p>17861</text:p>
          </table:table-cell>
          <table:table-cell office:value-type="float" office:value="18026" table:style-name="ce2">
            <text:p>18026</text:p>
          </table:table-cell>
          <table:table-cell office:value-type="float" office:value="18168" table:style-name="ce2">
            <text:p>18168</text:p>
          </table:table-cell>
          <table:table-cell office:value-type="float" office:value="18419" table:style-name="ce2">
            <text:p>18419</text:p>
          </table:table-cell>
          <table:table-cell office:value-type="float" office:value="18787" table:style-name="ce2">
            <text:p>18787</text:p>
          </table:table-cell>
          <table:table-cell office:value-type="float" office:value="18992" table:style-name="ce2">
            <text:p>18992</text:p>
          </table:table-cell>
          <table:table-cell office:value-type="float" office:value="19030" table:style-name="ce2">
            <text:p>19030</text:p>
          </table:table-cell>
          <table:table-cell office:value-type="float" office:value="19046" table:style-name="ce2">
            <text:p>19046</text:p>
          </table:table-cell>
          <table:table-cell office:value-type="float" office:value="19110" table:style-name="ce2">
            <text:p>19110</text:p>
          </table:table-cell>
          <table:table-cell office:value-type="float" office:value="20017" table:style-name="ce2">
            <text:p>20017</text:p>
          </table:table-cell>
          <table:table-cell office:value-type="float" office:value="21026" table:style-name="ce2">
            <text:p>21026</text:p>
          </table:table-cell>
          <table:table-cell office:value-type="float" office:value="21320" table:style-name="ce2">
            <text:p>21320</text:p>
          </table:table-cell>
          <table:table-cell office:value-type="float" office:value="21585" table:style-name="ce2">
            <text:p>21585</text:p>
          </table:table-cell>
          <table:table-cell office:value-type="float" office:value="21840" table:style-name="ce2">
            <text:p>21840</text:p>
          </table:table-cell>
          <table:table-cell office:value-type="float" office:value="22055" table:style-name="ce2">
            <text:p>22055</text:p>
          </table:table-cell>
          <table:table-cell office:value-type="float" office:value="22229" table:style-name="ce2">
            <text:p>22229</text:p>
          </table:table-cell>
          <table:table-cell office:value-type="float" office:value="22346" table:style-name="ce2">
            <text:p>22346</text:p>
          </table:table-cell>
          <table:table-cell office:value-type="float" office:value="22485" table:style-name="ce2">
            <text:p>22485</text:p>
          </table:table-cell>
          <table:table-cell office:value-type="float" office:value="22636" table:style-name="ce2">
            <text:p>22636</text:p>
          </table:table-cell>
          <table:table-cell office:value-type="float" office:value="22686" table:style-name="ce2">
            <text:p>22686</text:p>
          </table:table-cell>
          <table:table-cell office:value-type="float" office:value="22843" table:style-name="ce2">
            <text:p>22843</text:p>
          </table:table-cell>
          <table:table-cell office:value-type="float" office:value="23154" table:style-name="ce2">
            <text:p>23154</text:p>
          </table:table-cell>
          <table:table-cell office:value-type="float" office:value="23475" table:style-name="ce2">
            <text:p>23475</text:p>
          </table:table-cell>
          <table:table-cell office:value-type="float" office:value="23797" table:style-name="ce2">
            <text:p>23797</text:p>
          </table:table-cell>
          <table:table-cell office:value-type="float" office:value="24125" table:style-name="ce2">
            <text:p>24125</text:p>
          </table:table-cell>
          <table:table-cell office:value-type="float" office:value="24472" table:style-name="ce2">
            <text:p>24472</text:p>
          </table:table-cell>
          <table:table-cell office:value-type="float" office:value="24823" table:style-name="ce2">
            <text:p>24823</text:p>
          </table:table-cell>
          <table:table-cell office:value-type="float" office:value="25158" table:style-name="ce2">
            <text:p>25158</text:p>
          </table:table-cell>
          <table:table-cell office:value-type="float" office:value="25482" table:style-name="ce2">
            <text:p>25482</text:p>
          </table:table-cell>
          <table:table-cell office:value-type="float" office:value="25800" table:style-name="ce2">
            <text:p>25800</text:p>
          </table:table-cell>
          <table:table-cell office:value-type="float" office:value="26125" table:style-name="ce2">
            <text:p>26125</text:p>
          </table:table-cell>
          <table:table-cell office:value-type="float" office:value="26459" table:style-name="ce2">
            <text:p>26459</text:p>
          </table:table-cell>
          <table:table-cell office:value-type="float" office:value="26799" table:style-name="ce2">
            <text:p>26799</text:p>
          </table:table-cell>
          <table:table-cell office:value-type="float" office:value="27143" table:style-name="ce2">
            <text:p>27143</text:p>
          </table:table-cell>
          <table:table-cell office:value-type="float" office:value="27491" table:style-name="ce2">
            <text:p>27491</text:p>
          </table:table-cell>
          <table:table-cell office:value-type="float" office:value="27843" table:style-name="ce2">
            <text:p>27843</text:p>
          </table:table-cell>
          <table:table-cell office:value-type="float" office:value="29457" table:style-name="ce2">
            <text:p>29457</text:p>
          </table:table-cell>
          <table:table-cell office:value-type="float" office:value="29836" table:style-name="ce2">
            <text:p>29836</text:p>
          </table:table-cell>
          <table:table-cell office:value-type="float" office:value="30184" table:style-name="ce2">
            <text:p>30184</text:p>
          </table:table-cell>
          <table:table-cell office:value-type="float" office:value="31211" table:style-name="ce2">
            <text:p>31211</text:p>
          </table:table-cell>
          <table:table-cell office:value-type="float" office:value="31662" table:style-name="ce2">
            <text:p>31662</text:p>
          </table:table-cell>
          <table:table-cell office:value-type="float" office:value="33066" table:style-name="ce2">
            <text:p>33066</text:p>
          </table:table-cell>
          <table:table-cell office:value-type="float" office:value="33270" table:style-name="ce2">
            <text:p>33270</text:p>
          </table:table-cell>
          <table:table-cell office:value-type="float" office:value="32620" table:style-name="ce2">
            <text:p>32620</text:p>
          </table:table-cell>
          <table:table-cell office:value-type="float" office:value="33469" table:style-name="ce2">
            <text:p>33469</text:p>
          </table:table-cell>
          <table:table-cell office:value-type="float" office:value="33041" table:style-name="ce2">
            <text:p>33041</text:p>
          </table:table-cell>
          <table:table-cell office:value-type="float" office:value="32655" table:style-name="ce2">
            <text:p>32655</text:p>
          </table:table-cell>
          <table:table-cell office:value-type="float" office:value="32897" table:style-name="ce2">
            <text:p>32897</text:p>
          </table:table-cell>
          <table:table-cell office:value-type="float" office:value="33101" table:style-name="ce2">
            <text:p>33101</text:p>
          </table:table-cell>
          <table:table-cell office:value-type="float" office:value="33825" table:style-name="ce2">
            <text:p>33825</text:p>
          </table:table-cell>
          <table:table-cell office:value-type="float" office:value="34522" table:style-name="ce2">
            <text:p>34522</text:p>
          </table:table-cell>
          <table:table-cell office:value-type="float" office:value="34663" table:style-name="ce2">
            <text:p>34663</text:p>
          </table:table-cell>
          <table:table-cell office:value-type="float" office:value="34770" table:style-name="ce2">
            <text:p>34770</text:p>
          </table:table-cell>
          <table:table-cell office:value-type="float" office:value="34252" table:style-name="ce2">
            <text:p>34252</text:p>
          </table:table-cell>
          <table:table-cell office:value-type="float" office:value="33755" table:style-name="ce2">
            <text:p>33755</text:p>
          </table:table-cell>
          <table:table-cell office:value-type="float" office:value="33860" table:style-name="ce2">
            <text:p>33860</text:p>
          </table:table-cell>
          <table:table-cell office:value-type="float" office:value="33977" table:style-name="ce2">
            <text:p>3397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omalia, Fed. Rep.</text:p>
          </table:table-cell>
          <table:table-cell office:value-type="string" table:style-name="ce2">
            <text:p>SOM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876331" table:style-name="ce2">
            <text:p>2876331</text:p>
          </table:table-cell>
          <table:table-cell office:value-type="float" office:value="2952054" table:style-name="ce2">
            <text:p>2952054</text:p>
          </table:table-cell>
          <table:table-cell office:value-type="float" office:value="3030091" table:style-name="ce2">
            <text:p>3030091</text:p>
          </table:table-cell>
          <table:table-cell office:value-type="float" office:value="3110361" table:style-name="ce2">
            <text:p>3110361</text:p>
          </table:table-cell>
          <table:table-cell office:value-type="float" office:value="3192796" table:style-name="ce2">
            <text:p>3192796</text:p>
          </table:table-cell>
          <table:table-cell office:value-type="float" office:value="3277874" table:style-name="ce2">
            <text:p>3277874</text:p>
          </table:table-cell>
          <table:table-cell office:value-type="float" office:value="3365106" table:style-name="ce2">
            <text:p>3365106</text:p>
          </table:table-cell>
          <table:table-cell office:value-type="float" office:value="3454537" table:style-name="ce2">
            <text:p>3454537</text:p>
          </table:table-cell>
          <table:table-cell office:value-type="float" office:value="3546590" table:style-name="ce2">
            <text:p>3546590</text:p>
          </table:table-cell>
          <table:table-cell office:value-type="float" office:value="3641015" table:style-name="ce2">
            <text:p>3641015</text:p>
          </table:table-cell>
          <table:table-cell office:value-type="float" office:value="3738448" table:style-name="ce2">
            <text:p>3738448</text:p>
          </table:table-cell>
          <table:table-cell office:value-type="float" office:value="3837691" table:style-name="ce2">
            <text:p>3837691</text:p>
          </table:table-cell>
          <table:table-cell office:value-type="float" office:value="3939436" table:style-name="ce2">
            <text:p>3939436</text:p>
          </table:table-cell>
          <table:table-cell office:value-type="float" office:value="4045592" table:style-name="ce2">
            <text:p>4045592</text:p>
          </table:table-cell>
          <table:table-cell office:value-type="float" office:value="4151842" table:style-name="ce2">
            <text:p>4151842</text:p>
          </table:table-cell>
          <table:table-cell office:value-type="float" office:value="4257535" table:style-name="ce2">
            <text:p>4257535</text:p>
          </table:table-cell>
          <table:table-cell office:value-type="float" office:value="4365812" table:style-name="ce2">
            <text:p>4365812</text:p>
          </table:table-cell>
          <table:table-cell office:value-type="float" office:value="4484050" table:style-name="ce2">
            <text:p>4484050</text:p>
          </table:table-cell>
          <table:table-cell office:value-type="float" office:value="4814892" table:style-name="ce2">
            <text:p>4814892</text:p>
          </table:table-cell>
          <table:table-cell office:value-type="float" office:value="5449117" table:style-name="ce2">
            <text:p>5449117</text:p>
          </table:table-cell>
          <table:table-cell office:value-type="float" office:value="5936154" table:style-name="ce2">
            <text:p>5936154</text:p>
          </table:table-cell>
          <table:table-cell office:value-type="float" office:value="5982849" table:style-name="ce2">
            <text:p>5982849</text:p>
          </table:table-cell>
          <table:table-cell office:value-type="float" office:value="6003840" table:style-name="ce2">
            <text:p>6003840</text:p>
          </table:table-cell>
          <table:table-cell office:value-type="float" office:value="6198430" table:style-name="ce2">
            <text:p>6198430</text:p>
          </table:table-cell>
          <table:table-cell office:value-type="float" office:value="6428389" table:style-name="ce2">
            <text:p>6428389</text:p>
          </table:table-cell>
          <table:table-cell office:value-type="float" office:value="6693289" table:style-name="ce2">
            <text:p>6693289</text:p>
          </table:table-cell>
          <table:table-cell office:value-type="float" office:value="6974788" table:style-name="ce2">
            <text:p>6974788</text:p>
          </table:table-cell>
          <table:table-cell office:value-type="float" office:value="7228302" table:style-name="ce2">
            <text:p>7228302</text:p>
          </table:table-cell>
          <table:table-cell office:value-type="float" office:value="7235360" table:style-name="ce2">
            <text:p>7235360</text:p>
          </table:table-cell>
          <table:table-cell office:value-type="float" office:value="7114817" table:style-name="ce2">
            <text:p>7114817</text:p>
          </table:table-cell>
          <table:table-cell office:value-type="float" office:value="7082811" table:style-name="ce2">
            <text:p>7082811</text:p>
          </table:table-cell>
          <table:table-cell office:value-type="float" office:value="6813760" table:style-name="ce2">
            <text:p>6813760</text:p>
          </table:table-cell>
          <table:table-cell office:value-type="float" office:value="6495107" table:style-name="ce2">
            <text:p>6495107</text:p>
          </table:table-cell>
          <table:table-cell office:value-type="float" office:value="6681399" table:style-name="ce2">
            <text:p>6681399</text:p>
          </table:table-cell>
          <table:table-cell office:value-type="float" office:value="7026797" table:style-name="ce2">
            <text:p>7026797</text:p>
          </table:table-cell>
          <table:table-cell office:value-type="float" office:value="7285007" table:style-name="ce2">
            <text:p>7285007</text:p>
          </table:table-cell>
          <table:table-cell office:value-type="float" office:value="7554474" table:style-name="ce2">
            <text:p>7554474</text:p>
          </table:table-cell>
          <table:table-cell office:value-type="float" office:value="7824525" table:style-name="ce2">
            <text:p>7824525</text:p>
          </table:table-cell>
          <table:table-cell office:value-type="float" office:value="8155417" table:style-name="ce2">
            <text:p>8155417</text:p>
          </table:table-cell>
          <table:table-cell office:value-type="float" office:value="8492059" table:style-name="ce2">
            <text:p>8492059</text:p>
          </table:table-cell>
          <table:table-cell office:value-type="float" office:value="8838713" table:style-name="ce2">
            <text:p>8838713</text:p>
          </table:table-cell>
          <table:table-cell office:value-type="float" office:value="9198493" table:style-name="ce2">
            <text:p>9198493</text:p>
          </table:table-cell>
          <table:table-cell office:value-type="float" office:value="9550063" table:style-name="ce2">
            <text:p>9550063</text:p>
          </table:table-cell>
          <table:table-cell office:value-type="float" office:value="9909157" table:style-name="ce2">
            <text:p>9909157</text:p>
          </table:table-cell>
          <table:table-cell office:value-type="float" office:value="10280998" table:style-name="ce2">
            <text:p>10280998</text:p>
          </table:table-cell>
          <table:table-cell office:value-type="float" office:value="10644228" table:style-name="ce2">
            <text:p>10644228</text:p>
          </table:table-cell>
          <table:table-cell office:value-type="float" office:value="10975502" table:style-name="ce2">
            <text:p>10975502</text:p>
          </table:table-cell>
          <table:table-cell office:value-type="float" office:value="11322582" table:style-name="ce2">
            <text:p>11322582</text:p>
          </table:table-cell>
          <table:table-cell office:value-type="float" office:value="11663084" table:style-name="ce2">
            <text:p>11663084</text:p>
          </table:table-cell>
          <table:table-cell office:value-type="float" office:value="11961201" table:style-name="ce2">
            <text:p>11961201</text:p>
          </table:table-cell>
          <table:table-cell office:value-type="float" office:value="12261756" table:style-name="ce2">
            <text:p>12261756</text:p>
          </table:table-cell>
          <table:table-cell office:value-type="float" office:value="12348830" table:style-name="ce2">
            <text:p>12348830</text:p>
          </table:table-cell>
          <table:table-cell office:value-type="float" office:value="12461160" table:style-name="ce2">
            <text:p>12461160</text:p>
          </table:table-cell>
          <table:table-cell office:value-type="float" office:value="12869594" table:style-name="ce2">
            <text:p>12869594</text:p>
          </table:table-cell>
          <table:table-cell office:value-type="float" office:value="13339491" table:style-name="ce2">
            <text:p>13339491</text:p>
          </table:table-cell>
          <table:table-cell office:value-type="float" office:value="13806963" table:style-name="ce2">
            <text:p>13806963</text:p>
          </table:table-cell>
          <table:table-cell office:value-type="float" office:value="14348740" table:style-name="ce2">
            <text:p>14348740</text:p>
          </table:table-cell>
          <table:table-cell office:value-type="float" office:value="14916629" table:style-name="ce2">
            <text:p>14916629</text:p>
          </table:table-cell>
          <table:table-cell office:value-type="float" office:value="15452487" table:style-name="ce2">
            <text:p>15452487</text:p>
          </table:table-cell>
          <table:table-cell office:value-type="float" office:value="16030971" table:style-name="ce2">
            <text:p>16030971</text:p>
          </table:table-cell>
          <table:table-cell office:value-type="float" office:value="16651191" table:style-name="ce2">
            <text:p>16651191</text:p>
          </table:table-cell>
          <table:table-cell office:value-type="float" office:value="17271431" table:style-name="ce2">
            <text:p>17271431</text:p>
          </table:table-cell>
          <table:table-cell office:value-type="float" office:value="17801897" table:style-name="ce2">
            <text:p>17801897</text:p>
          </table:table-cell>
          <table:table-cell office:value-type="float" office:value="18358615" table:style-name="ce2">
            <text:p>18358615</text:p>
          </table:table-cell>
          <table:table-cell office:value-type="float" office:value="19009151" table:style-name="ce2">
            <text:p>1900915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erbia</text:p>
          </table:table-cell>
          <table:table-cell office:value-type="string" table:style-name="ce2">
            <text:p>SRB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6638992" table:style-name="ce2">
            <text:p>6638992</text:p>
          </table:table-cell>
          <table:table-cell office:value-type="float" office:value="6689077" table:style-name="ce2">
            <text:p>6689077</text:p>
          </table:table-cell>
          <table:table-cell office:value-type="float" office:value="6740264" table:style-name="ce2">
            <text:p>6740264</text:p>
          </table:table-cell>
          <table:table-cell office:value-type="float" office:value="6787950" table:style-name="ce2">
            <text:p>6787950</text:p>
          </table:table-cell>
          <table:table-cell office:value-type="float" office:value="6832855" table:style-name="ce2">
            <text:p>6832855</text:p>
          </table:table-cell>
          <table:table-cell office:value-type="float" office:value="6876624" table:style-name="ce2">
            <text:p>6876624</text:p>
          </table:table-cell>
          <table:table-cell office:value-type="float" office:value="6927969" table:style-name="ce2">
            <text:p>6927969</text:p>
          </table:table-cell>
          <table:table-cell office:value-type="float" office:value="6966522" table:style-name="ce2">
            <text:p>6966522</text:p>
          </table:table-cell>
          <table:table-cell office:value-type="float" office:value="7007586" table:style-name="ce2">
            <text:p>7007586</text:p>
          </table:table-cell>
          <table:table-cell office:value-type="float" office:value="7123249" table:style-name="ce2">
            <text:p>7123249</text:p>
          </table:table-cell>
          <table:table-cell office:value-type="float" office:value="7164993" table:style-name="ce2">
            <text:p>7164993</text:p>
          </table:table-cell>
          <table:table-cell office:value-type="float" office:value="7211716" table:style-name="ce2">
            <text:p>7211716</text:p>
          </table:table-cell>
          <table:table-cell office:value-type="float" office:value="7252012" table:style-name="ce2">
            <text:p>7252012</text:p>
          </table:table-cell>
          <table:table-cell office:value-type="float" office:value="7283902" table:style-name="ce2">
            <text:p>7283902</text:p>
          </table:table-cell>
          <table:table-cell office:value-type="float" office:value="7326043" table:style-name="ce2">
            <text:p>7326043</text:p>
          </table:table-cell>
          <table:table-cell office:value-type="float" office:value="7368717" table:style-name="ce2">
            <text:p>7368717</text:p>
          </table:table-cell>
          <table:table-cell office:value-type="float" office:value="7418973" table:style-name="ce2">
            <text:p>7418973</text:p>
          </table:table-cell>
          <table:table-cell office:value-type="float" office:value="7462783" table:style-name="ce2">
            <text:p>7462783</text:p>
          </table:table-cell>
          <table:table-cell office:value-type="float" office:value="7504017" table:style-name="ce2">
            <text:p>7504017</text:p>
          </table:table-cell>
          <table:table-cell office:value-type="float" office:value="7541997" table:style-name="ce2">
            <text:p>7541997</text:p>
          </table:table-cell>
          <table:table-cell office:value-type="float" office:value="7709544" table:style-name="ce2">
            <text:p>7709544</text:p>
          </table:table-cell>
          <table:table-cell office:value-type="float" office:value="7736787" table:style-name="ce2">
            <text:p>7736787</text:p>
          </table:table-cell>
          <table:table-cell office:value-type="float" office:value="7763335" table:style-name="ce2">
            <text:p>7763335</text:p>
          </table:table-cell>
          <table:table-cell office:value-type="float" office:value="7788100" table:style-name="ce2">
            <text:p>7788100</text:p>
          </table:table-cell>
          <table:table-cell office:value-type="float" office:value="7813549" table:style-name="ce2">
            <text:p>7813549</text:p>
          </table:table-cell>
          <table:table-cell office:value-type="float" office:value="7835902" table:style-name="ce2">
            <text:p>7835902</text:p>
          </table:table-cell>
          <table:table-cell office:value-type="float" office:value="7853824" table:style-name="ce2">
            <text:p>7853824</text:p>
          </table:table-cell>
          <table:table-cell office:value-type="float" office:value="7868027" table:style-name="ce2">
            <text:p>7868027</text:p>
          </table:table-cell>
          <table:table-cell office:value-type="float" office:value="7884218" table:style-name="ce2">
            <text:p>7884218</text:p>
          </table:table-cell>
          <table:table-cell office:value-type="float" office:value="7893787" table:style-name="ce2">
            <text:p>7893787</text:p>
          </table:table-cell>
          <table:table-cell office:value-type="float" office:value="7897937" table:style-name="ce2">
            <text:p>7897937</text:p>
          </table:table-cell>
          <table:table-cell office:value-type="float" office:value="7595636" table:style-name="ce2">
            <text:p>7595636</text:p>
          </table:table-cell>
          <table:table-cell office:value-type="float" office:value="7604063" table:style-name="ce2">
            <text:p>7604063</text:p>
          </table:table-cell>
          <table:table-cell office:value-type="float" office:value="7614328" table:style-name="ce2">
            <text:p>7614328</text:p>
          </table:table-cell>
          <table:table-cell office:value-type="float" office:value="7622711" table:style-name="ce2">
            <text:p>7622711</text:p>
          </table:table-cell>
          <table:table-cell office:value-type="float" office:value="7628264" table:style-name="ce2">
            <text:p>7628264</text:p>
          </table:table-cell>
          <table:table-cell office:value-type="float" office:value="7622185" table:style-name="ce2">
            <text:p>7622185</text:p>
          </table:table-cell>
          <table:table-cell office:value-type="float" office:value="7598538" table:style-name="ce2">
            <text:p>7598538</text:p>
          </table:table-cell>
          <table:table-cell office:value-type="float" office:value="7567745" table:style-name="ce2">
            <text:p>7567745</text:p>
          </table:table-cell>
          <table:table-cell office:value-type="float" office:value="7540401" table:style-name="ce2">
            <text:p>7540401</text:p>
          </table:table-cell>
          <table:table-cell office:value-type="float" office:value="7516346" table:style-name="ce2">
            <text:p>7516346</text:p>
          </table:table-cell>
          <table:table-cell office:value-type="float" office:value="7503433" table:style-name="ce2">
            <text:p>7503433</text:p>
          </table:table-cell>
          <table:table-cell office:value-type="float" office:value="7500031" table:style-name="ce2">
            <text:p>7500031</text:p>
          </table:table-cell>
          <table:table-cell office:value-type="float" office:value="7480591" table:style-name="ce2">
            <text:p>7480591</text:p>
          </table:table-cell>
          <table:table-cell office:value-type="float" office:value="7463157" table:style-name="ce2">
            <text:p>7463157</text:p>
          </table:table-cell>
          <table:table-cell office:value-type="float" office:value="7440769" table:style-name="ce2">
            <text:p>7440769</text:p>
          </table:table-cell>
          <table:table-cell office:value-type="float" office:value="7411569" table:style-name="ce2">
            <text:p>7411569</text:p>
          </table:table-cell>
          <table:table-cell office:value-type="float" office:value="7381579" table:style-name="ce2">
            <text:p>7381579</text:p>
          </table:table-cell>
          <table:table-cell office:value-type="float" office:value="7350222" table:style-name="ce2">
            <text:p>7350222</text:p>
          </table:table-cell>
          <table:table-cell office:value-type="float" office:value="7320807" table:style-name="ce2">
            <text:p>7320807</text:p>
          </table:table-cell>
          <table:table-cell office:value-type="float" office:value="7291436" table:style-name="ce2">
            <text:p>7291436</text:p>
          </table:table-cell>
          <table:table-cell office:value-type="float" office:value="7236519" table:style-name="ce2">
            <text:p>7236519</text:p>
          </table:table-cell>
          <table:table-cell office:value-type="float" office:value="7201497" table:style-name="ce2">
            <text:p>7201497</text:p>
          </table:table-cell>
          <table:table-cell office:value-type="float" office:value="7166553" table:style-name="ce2">
            <text:p>7166553</text:p>
          </table:table-cell>
          <table:table-cell office:value-type="float" office:value="7131787" table:style-name="ce2">
            <text:p>7131787</text:p>
          </table:table-cell>
          <table:table-cell office:value-type="float" office:value="7095383" table:style-name="ce2">
            <text:p>7095383</text:p>
          </table:table-cell>
          <table:table-cell office:value-type="float" office:value="7058322" table:style-name="ce2">
            <text:p>7058322</text:p>
          </table:table-cell>
          <table:table-cell office:value-type="float" office:value="7020858" table:style-name="ce2">
            <text:p>7020858</text:p>
          </table:table-cell>
          <table:table-cell office:value-type="float" office:value="6982604" table:style-name="ce2">
            <text:p>6982604</text:p>
          </table:table-cell>
          <table:table-cell office:value-type="float" office:value="6945235" table:style-name="ce2">
            <text:p>6945235</text:p>
          </table:table-cell>
          <table:table-cell office:value-type="float" office:value="6899126" table:style-name="ce2">
            <text:p>6899126</text:p>
          </table:table-cell>
          <table:table-cell office:value-type="float" office:value="6834326" table:style-name="ce2">
            <text:p>6834326</text:p>
          </table:table-cell>
          <table:table-cell office:value-type="float" office:value="6664449" table:style-name="ce2">
            <text:p>6664449</text:p>
          </table:table-cell>
          <table:table-cell office:value-type="float" office:value="6623183" table:style-name="ce2">
            <text:p>6623183</text:p>
          </table:table-cell>
          <table:table-cell office:value-type="float" office:value="6586476" table:style-name="ce2">
            <text:p>658647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ub-Saharan Africa (excluding high income)</text:p>
          </table:table-cell>
          <table:table-cell office:value-type="string" table:style-name="ce2">
            <text:p>SS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06288260" table:style-name="ce2">
            <text:p>206288260</text:p>
          </table:table-cell>
          <table:table-cell office:value-type="float" office:value="211292606" table:style-name="ce2">
            <text:p>211292606</text:p>
          </table:table-cell>
          <table:table-cell office:value-type="float" office:value="216517247" table:style-name="ce2">
            <text:p>216517247</text:p>
          </table:table-cell>
          <table:table-cell office:value-type="float" office:value="221937898" table:style-name="ce2">
            <text:p>221937898</text:p>
          </table:table-cell>
          <table:table-cell office:value-type="float" office:value="227579664" table:style-name="ce2">
            <text:p>227579664</text:p>
          </table:table-cell>
          <table:table-cell office:value-type="float" office:value="233447992" table:style-name="ce2">
            <text:p>233447992</text:p>
          </table:table-cell>
          <table:table-cell office:value-type="float" office:value="239526768" table:style-name="ce2">
            <text:p>239526768</text:p>
          </table:table-cell>
          <table:table-cell office:value-type="float" office:value="245829213" table:style-name="ce2">
            <text:p>245829213</text:p>
          </table:table-cell>
          <table:table-cell office:value-type="float" office:value="252384968" table:style-name="ce2">
            <text:p>252384968</text:p>
          </table:table-cell>
          <table:table-cell office:value-type="float" office:value="259166830" table:style-name="ce2">
            <text:p>259166830</text:p>
          </table:table-cell>
          <table:table-cell office:value-type="float" office:value="266188793" table:style-name="ce2">
            <text:p>266188793</text:p>
          </table:table-cell>
          <table:table-cell office:value-type="float" office:value="273440461" table:style-name="ce2">
            <text:p>273440461</text:p>
          </table:table-cell>
          <table:table-cell office:value-type="float" office:value="280872413" table:style-name="ce2">
            <text:p>280872413</text:p>
          </table:table-cell>
          <table:table-cell office:value-type="float" office:value="288750400" table:style-name="ce2">
            <text:p>288750400</text:p>
          </table:table-cell>
          <table:table-cell office:value-type="float" office:value="297083013" table:style-name="ce2">
            <text:p>297083013</text:p>
          </table:table-cell>
          <table:table-cell office:value-type="float" office:value="305701947" table:style-name="ce2">
            <text:p>305701947</text:p>
          </table:table-cell>
          <table:table-cell office:value-type="float" office:value="314545326" table:style-name="ce2">
            <text:p>314545326</text:p>
          </table:table-cell>
          <table:table-cell office:value-type="float" office:value="323710360" table:style-name="ce2">
            <text:p>323710360</text:p>
          </table:table-cell>
          <table:table-cell office:value-type="float" office:value="333680160" table:style-name="ce2">
            <text:p>333680160</text:p>
          </table:table-cell>
          <table:table-cell office:value-type="float" office:value="344394495" table:style-name="ce2">
            <text:p>344394495</text:p>
          </table:table-cell>
          <table:table-cell office:value-type="float" office:value="355467472" table:style-name="ce2">
            <text:p>355467472</text:p>
          </table:table-cell>
          <table:table-cell office:value-type="float" office:value="366437525" table:style-name="ce2">
            <text:p>366437525</text:p>
          </table:table-cell>
          <table:table-cell office:value-type="float" office:value="377641425" table:style-name="ce2">
            <text:p>377641425</text:p>
          </table:table-cell>
          <table:table-cell office:value-type="float" office:value="389094648" table:style-name="ce2">
            <text:p>389094648</text:p>
          </table:table-cell>
          <table:table-cell office:value-type="float" office:value="400538509" table:style-name="ce2">
            <text:p>400538509</text:p>
          </table:table-cell>
          <table:table-cell office:value-type="float" office:value="412354065" table:style-name="ce2">
            <text:p>412354065</text:p>
          </table:table-cell>
          <table:table-cell office:value-type="float" office:value="424407604" table:style-name="ce2">
            <text:p>424407604</text:p>
          </table:table-cell>
          <table:table-cell office:value-type="float" office:value="436643155" table:style-name="ce2">
            <text:p>436643155</text:p>
          </table:table-cell>
          <table:table-cell office:value-type="float" office:value="448764072" table:style-name="ce2">
            <text:p>448764072</text:p>
          </table:table-cell>
          <table:table-cell office:value-type="float" office:value="461052538" table:style-name="ce2">
            <text:p>461052538</text:p>
          </table:table-cell>
          <table:table-cell office:value-type="float" office:value="473635450" table:style-name="ce2">
            <text:p>473635450</text:p>
          </table:table-cell>
          <table:table-cell office:value-type="float" office:value="485834033" table:style-name="ce2">
            <text:p>485834033</text:p>
          </table:table-cell>
          <table:table-cell office:value-type="float" office:value="498349572" table:style-name="ce2">
            <text:p>498349572</text:p>
          </table:table-cell>
          <table:table-cell office:value-type="float" office:value="511789636" table:style-name="ce2">
            <text:p>511789636</text:p>
          </table:table-cell>
          <table:table-cell office:value-type="float" office:value="525116200" table:style-name="ce2">
            <text:p>525116200</text:p>
          </table:table-cell>
          <table:table-cell office:value-type="float" office:value="538769611" table:style-name="ce2">
            <text:p>538769611</text:p>
          </table:table-cell>
          <table:table-cell office:value-type="float" office:value="553009918" table:style-name="ce2">
            <text:p>553009918</text:p>
          </table:table-cell>
          <table:table-cell office:value-type="float" office:value="567371961" table:style-name="ce2">
            <text:p>567371961</text:p>
          </table:table-cell>
          <table:table-cell office:value-type="float" office:value="582361221" table:style-name="ce2">
            <text:p>582361221</text:p>
          </table:table-cell>
          <table:table-cell office:value-type="float" office:value="597802260" table:style-name="ce2">
            <text:p>597802260</text:p>
          </table:table-cell>
          <table:table-cell office:value-type="float" office:value="613632482" table:style-name="ce2">
            <text:p>613632482</text:p>
          </table:table-cell>
          <table:table-cell office:value-type="float" office:value="630019621" table:style-name="ce2">
            <text:p>630019621</text:p>
          </table:table-cell>
          <table:table-cell office:value-type="float" office:value="646942913" table:style-name="ce2">
            <text:p>646942913</text:p>
          </table:table-cell>
          <table:table-cell office:value-type="float" office:value="664400687" table:style-name="ce2">
            <text:p>664400687</text:p>
          </table:table-cell>
          <table:table-cell office:value-type="float" office:value="682493463" table:style-name="ce2">
            <text:p>682493463</text:p>
          </table:table-cell>
          <table:table-cell office:value-type="float" office:value="701214785" table:style-name="ce2">
            <text:p>701214785</text:p>
          </table:table-cell>
          <table:table-cell office:value-type="float" office:value="720481278" table:style-name="ce2">
            <text:p>720481278</text:p>
          </table:table-cell>
          <table:table-cell office:value-type="float" office:value="740376633" table:style-name="ce2">
            <text:p>740376633</text:p>
          </table:table-cell>
          <table:table-cell office:value-type="float" office:value="761026248" table:style-name="ce2">
            <text:p>761026248</text:p>
          </table:table-cell>
          <table:table-cell office:value-type="float" office:value="782252358" table:style-name="ce2">
            <text:p>782252358</text:p>
          </table:table-cell>
          <table:table-cell office:value-type="float" office:value="804038373" table:style-name="ce2">
            <text:p>804038373</text:p>
          </table:table-cell>
          <table:table-cell office:value-type="float" office:value="826290715" table:style-name="ce2">
            <text:p>826290715</text:p>
          </table:table-cell>
          <table:table-cell office:value-type="float" office:value="849083240" table:style-name="ce2">
            <text:p>849083240</text:p>
          </table:table-cell>
          <table:table-cell office:value-type="float" office:value="872704206" table:style-name="ce2">
            <text:p>872704206</text:p>
          </table:table-cell>
          <table:table-cell office:value-type="float" office:value="896754068" table:style-name="ce2">
            <text:p>896754068</text:p>
          </table:table-cell>
          <table:table-cell office:value-type="float" office:value="921290560" table:style-name="ce2">
            <text:p>921290560</text:p>
          </table:table-cell>
          <table:table-cell office:value-type="float" office:value="946011305" table:style-name="ce2">
            <text:p>946011305</text:p>
          </table:table-cell>
          <table:table-cell office:value-type="float" office:value="971179323" table:style-name="ce2">
            <text:p>971179323</text:p>
          </table:table-cell>
          <table:table-cell office:value-type="float" office:value="997236086" table:style-name="ce2">
            <text:p>997236086</text:p>
          </table:table-cell>
          <table:table-cell office:value-type="float" office:value="1023480610" table:style-name="ce2">
            <text:p>1023480610</text:p>
          </table:table-cell>
          <table:table-cell office:value-type="float" office:value="1049999318" table:style-name="ce2">
            <text:p>1049999318</text:p>
          </table:table-cell>
          <table:table-cell office:value-type="float" office:value="1076774079" table:style-name="ce2">
            <text:p>1076774079</text:p>
          </table:table-cell>
          <table:table-cell office:value-type="float" office:value="1103704408" table:style-name="ce2">
            <text:p>1103704408</text:p>
          </table:table-cell>
          <table:table-cell office:value-type="float" office:value="1131078494" table:style-name="ce2">
            <text:p>1131078494</text:p>
          </table:table-cell>
          <table:table-cell office:value-type="float" office:value="1158863843" table:style-name="ce2">
            <text:p>115886384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outh Sudan</text:p>
          </table:table-cell>
          <table:table-cell office:value-type="string" table:style-name="ce2">
            <text:p>SSD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931559" table:style-name="ce2">
            <text:p>2931559</text:p>
          </table:table-cell>
          <table:table-cell office:value-type="float" office:value="2976724" table:style-name="ce2">
            <text:p>2976724</text:p>
          </table:table-cell>
          <table:table-cell office:value-type="float" office:value="3024308" table:style-name="ce2">
            <text:p>3024308</text:p>
          </table:table-cell>
          <table:table-cell office:value-type="float" office:value="3072669" table:style-name="ce2">
            <text:p>3072669</text:p>
          </table:table-cell>
          <table:table-cell office:value-type="float" office:value="3129918" table:style-name="ce2">
            <text:p>3129918</text:p>
          </table:table-cell>
          <table:table-cell office:value-type="float" office:value="3189835" table:style-name="ce2">
            <text:p>3189835</text:p>
          </table:table-cell>
          <table:table-cell office:value-type="float" office:value="3236423" table:style-name="ce2">
            <text:p>3236423</text:p>
          </table:table-cell>
          <table:table-cell office:value-type="float" office:value="3277648" table:style-name="ce2">
            <text:p>3277648</text:p>
          </table:table-cell>
          <table:table-cell office:value-type="float" office:value="3321528" table:style-name="ce2">
            <text:p>3321528</text:p>
          </table:table-cell>
          <table:table-cell office:value-type="float" office:value="3365533" table:style-name="ce2">
            <text:p>3365533</text:p>
          </table:table-cell>
          <table:table-cell office:value-type="float" office:value="3409614" table:style-name="ce2">
            <text:p>3409614</text:p>
          </table:table-cell>
          <table:table-cell office:value-type="float" office:value="3468646" table:style-name="ce2">
            <text:p>3468646</text:p>
          </table:table-cell>
          <table:table-cell office:value-type="float" office:value="3542497" table:style-name="ce2">
            <text:p>3542497</text:p>
          </table:table-cell>
          <table:table-cell office:value-type="float" office:value="3627383" table:style-name="ce2">
            <text:p>3627383</text:p>
          </table:table-cell>
          <table:table-cell office:value-type="float" office:value="3723259" table:style-name="ce2">
            <text:p>3723259</text:p>
          </table:table-cell>
          <table:table-cell office:value-type="float" office:value="3821494" table:style-name="ce2">
            <text:p>3821494</text:p>
          </table:table-cell>
          <table:table-cell office:value-type="float" office:value="3921910" table:style-name="ce2">
            <text:p>3921910</text:p>
          </table:table-cell>
          <table:table-cell office:value-type="float" office:value="4024032" table:style-name="ce2">
            <text:p>4024032</text:p>
          </table:table-cell>
          <table:table-cell office:value-type="float" office:value="4127657" table:style-name="ce2">
            <text:p>4127657</text:p>
          </table:table-cell>
          <table:table-cell office:value-type="float" office:value="4232605" table:style-name="ce2">
            <text:p>4232605</text:p>
          </table:table-cell>
          <table:table-cell office:value-type="float" office:value="4339030" table:style-name="ce2">
            <text:p>4339030</text:p>
          </table:table-cell>
          <table:table-cell office:value-type="float" office:value="4447272" table:style-name="ce2">
            <text:p>4447272</text:p>
          </table:table-cell>
          <table:table-cell office:value-type="float" office:value="4557686" table:style-name="ce2">
            <text:p>4557686</text:p>
          </table:table-cell>
          <table:table-cell office:value-type="float" office:value="4661574" table:style-name="ce2">
            <text:p>4661574</text:p>
          </table:table-cell>
          <table:table-cell office:value-type="float" office:value="4750627" table:style-name="ce2">
            <text:p>4750627</text:p>
          </table:table-cell>
          <table:table-cell office:value-type="float" office:value="4834296" table:style-name="ce2">
            <text:p>4834296</text:p>
          </table:table-cell>
          <table:table-cell office:value-type="float" office:value="4921240" table:style-name="ce2">
            <text:p>4921240</text:p>
          </table:table-cell>
          <table:table-cell office:value-type="float" office:value="4962395" table:style-name="ce2">
            <text:p>4962395</text:p>
          </table:table-cell>
          <table:table-cell office:value-type="float" office:value="4848029" table:style-name="ce2">
            <text:p>4848029</text:p>
          </table:table-cell>
          <table:table-cell office:value-type="float" office:value="4713229" table:style-name="ce2">
            <text:p>4713229</text:p>
          </table:table-cell>
          <table:table-cell office:value-type="float" office:value="4737633" table:style-name="ce2">
            <text:p>4737633</text:p>
          </table:table-cell>
          <table:table-cell office:value-type="float" office:value="4836677" table:style-name="ce2">
            <text:p>4836677</text:p>
          </table:table-cell>
          <table:table-cell office:value-type="float" office:value="4909749" table:style-name="ce2">
            <text:p>4909749</text:p>
          </table:table-cell>
          <table:table-cell office:value-type="float" office:value="4956002" table:style-name="ce2">
            <text:p>4956002</text:p>
          </table:table-cell>
          <table:table-cell office:value-type="float" office:value="5071184" table:style-name="ce2">
            <text:p>5071184</text:p>
          </table:table-cell>
          <table:table-cell office:value-type="float" office:value="5225836" table:style-name="ce2">
            <text:p>5225836</text:p>
          </table:table-cell>
          <table:table-cell office:value-type="float" office:value="5356925" table:style-name="ce2">
            <text:p>5356925</text:p>
          </table:table-cell>
          <table:table-cell office:value-type="float" office:value="5509136" table:style-name="ce2">
            <text:p>5509136</text:p>
          </table:table-cell>
          <table:table-cell office:value-type="float" office:value="5620068" table:style-name="ce2">
            <text:p>5620068</text:p>
          </table:table-cell>
          <table:table-cell office:value-type="float" office:value="5771628" table:style-name="ce2">
            <text:p>5771628</text:p>
          </table:table-cell>
          <table:table-cell office:value-type="float" office:value="6032267" table:style-name="ce2">
            <text:p>6032267</text:p>
          </table:table-cell>
          <table:table-cell office:value-type="float" office:value="6308391" table:style-name="ce2">
            <text:p>6308391</text:p>
          </table:table-cell>
          <table:table-cell office:value-type="float" office:value="6596806" table:style-name="ce2">
            <text:p>6596806</text:p>
          </table:table-cell>
          <table:table-cell office:value-type="float" office:value="6903127" table:style-name="ce2">
            <text:p>6903127</text:p>
          </table:table-cell>
          <table:table-cell office:value-type="float" office:value="7233041" table:style-name="ce2">
            <text:p>7233041</text:p>
          </table:table-cell>
          <table:table-cell office:value-type="float" office:value="7590143" table:style-name="ce2">
            <text:p>7590143</text:p>
          </table:table-cell>
          <table:table-cell office:value-type="float" office:value="7976526" table:style-name="ce2">
            <text:p>7976526</text:p>
          </table:table-cell>
          <table:table-cell office:value-type="float" office:value="8388788" table:style-name="ce2">
            <text:p>8388788</text:p>
          </table:table-cell>
          <table:table-cell office:value-type="float" office:value="8817647" table:style-name="ce2">
            <text:p>8817647</text:p>
          </table:table-cell>
          <table:table-cell office:value-type="float" office:value="9243556" table:style-name="ce2">
            <text:p>9243556</text:p>
          </table:table-cell>
          <table:table-cell office:value-type="float" office:value="9745953" table:style-name="ce2">
            <text:p>9745953</text:p>
          </table:table-cell>
          <table:table-cell office:value-type="float" office:value="10288109" table:style-name="ce2">
            <text:p>10288109</text:p>
          </table:table-cell>
          <table:table-cell office:value-type="float" office:value="10756240" table:style-name="ce2">
            <text:p>10756240</text:p>
          </table:table-cell>
          <table:table-cell office:value-type="float" office:value="11166275" table:style-name="ce2">
            <text:p>11166275</text:p>
          </table:table-cell>
          <table:table-cell office:value-type="float" office:value="11235073" table:style-name="ce2">
            <text:p>11235073</text:p>
          </table:table-cell>
          <table:table-cell office:value-type="float" office:value="11107561" table:style-name="ce2">
            <text:p>11107561</text:p>
          </table:table-cell>
          <table:table-cell office:value-type="float" office:value="10830102" table:style-name="ce2">
            <text:p>10830102</text:p>
          </table:table-cell>
          <table:table-cell office:value-type="float" office:value="10259154" table:style-name="ce2">
            <text:p>10259154</text:p>
          </table:table-cell>
          <table:table-cell office:value-type="float" office:value="10122977" table:style-name="ce2">
            <text:p>10122977</text:p>
          </table:table-cell>
          <table:table-cell office:value-type="float" office:value="10423384" table:style-name="ce2">
            <text:p>10423384</text:p>
          </table:table-cell>
          <table:table-cell office:value-type="float" office:value="10698467" table:style-name="ce2">
            <text:p>10698467</text:p>
          </table:table-cell>
          <table:table-cell office:value-type="float" office:value="10865780" table:style-name="ce2">
            <text:p>10865780</text:p>
          </table:table-cell>
          <table:table-cell office:value-type="float" office:value="11021177" table:style-name="ce2">
            <text:p>11021177</text:p>
          </table:table-cell>
          <table:table-cell office:value-type="float" office:value="11483374" table:style-name="ce2">
            <text:p>11483374</text:p>
          </table:table-cell>
          <table:table-cell office:value-type="float" office:value="11943408" table:style-name="ce2">
            <text:p>1194340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ub-Saharan Africa</text:p>
          </table:table-cell>
          <table:table-cell office:value-type="string" table:style-name="ce2">
            <text:p>SSF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27706653" table:style-name="ce2">
            <text:p>227706653</text:p>
          </table:table-cell>
          <table:table-cell office:value-type="float" office:value="233241597" table:style-name="ce2">
            <text:p>233241597</text:p>
          </table:table-cell>
          <table:table-cell office:value-type="float" office:value="239026415" table:style-name="ce2">
            <text:p>239026415</text:p>
          </table:table-cell>
          <table:table-cell office:value-type="float" office:value="245034711" table:style-name="ce2">
            <text:p>245034711</text:p>
          </table:table-cell>
          <table:table-cell office:value-type="float" office:value="251292534" table:style-name="ce2">
            <text:p>251292534</text:p>
          </table:table-cell>
          <table:table-cell office:value-type="float" office:value="257806104" table:style-name="ce2">
            <text:p>257806104</text:p>
          </table:table-cell>
          <table:table-cell office:value-type="float" office:value="264528156" table:style-name="ce2">
            <text:p>264528156</text:p>
          </table:table-cell>
          <table:table-cell office:value-type="float" office:value="271499400" table:style-name="ce2">
            <text:p>271499400</text:p>
          </table:table-cell>
          <table:table-cell office:value-type="float" office:value="278774032" table:style-name="ce2">
            <text:p>278774032</text:p>
          </table:table-cell>
          <table:table-cell office:value-type="float" office:value="286291766" table:style-name="ce2">
            <text:p>286291766</text:p>
          </table:table-cell>
          <table:table-cell office:value-type="float" office:value="294071521" table:style-name="ce2">
            <text:p>294071521</text:p>
          </table:table-cell>
          <table:table-cell office:value-type="float" office:value="302095262" table:style-name="ce2">
            <text:p>302095262</text:p>
          </table:table-cell>
          <table:table-cell office:value-type="float" office:value="310303050" table:style-name="ce2">
            <text:p>310303050</text:p>
          </table:table-cell>
          <table:table-cell office:value-type="float" office:value="318974077" table:style-name="ce2">
            <text:p>318974077</text:p>
          </table:table-cell>
          <table:table-cell office:value-type="float" office:value="328098223" table:style-name="ce2">
            <text:p>328098223</text:p>
          </table:table-cell>
          <table:table-cell office:value-type="float" office:value="337484491" table:style-name="ce2">
            <text:p>337484491</text:p>
          </table:table-cell>
          <table:table-cell office:value-type="float" office:value="347140248" table:style-name="ce2">
            <text:p>347140248</text:p>
          </table:table-cell>
          <table:table-cell office:value-type="float" office:value="356939418" table:style-name="ce2">
            <text:p>356939418</text:p>
          </table:table-cell>
          <table:table-cell office:value-type="float" office:value="367476902" table:style-name="ce2">
            <text:p>367476902</text:p>
          </table:table-cell>
          <table:table-cell office:value-type="float" office:value="378695833" table:style-name="ce2">
            <text:p>378695833</text:p>
          </table:table-cell>
          <table:table-cell office:value-type="float" office:value="389959247" table:style-name="ce2">
            <text:p>389959247</text:p>
          </table:table-cell>
          <table:table-cell office:value-type="float" office:value="401805572" table:style-name="ce2">
            <text:p>401805572</text:p>
          </table:table-cell>
          <table:table-cell office:value-type="float" office:value="414407128" table:style-name="ce2">
            <text:p>414407128</text:p>
          </table:table-cell>
          <table:table-cell office:value-type="float" office:value="426899800" table:style-name="ce2">
            <text:p>426899800</text:p>
          </table:table-cell>
          <table:table-cell office:value-type="float" office:value="439338948" table:style-name="ce2">
            <text:p>439338948</text:p>
          </table:table-cell>
          <table:table-cell office:value-type="float" office:value="452261445" table:style-name="ce2">
            <text:p>452261445</text:p>
          </table:table-cell>
          <table:table-cell office:value-type="float" office:value="465510912" table:style-name="ce2">
            <text:p>465510912</text:p>
          </table:table-cell>
          <table:table-cell office:value-type="float" office:value="479171693" table:style-name="ce2">
            <text:p>479171693</text:p>
          </table:table-cell>
          <table:table-cell office:value-type="float" office:value="492983652" table:style-name="ce2">
            <text:p>492983652</text:p>
          </table:table-cell>
          <table:table-cell office:value-type="float" office:value="507001395" table:style-name="ce2">
            <text:p>507001395</text:p>
          </table:table-cell>
          <table:table-cell office:value-type="float" office:value="521314712" table:style-name="ce2">
            <text:p>521314712</text:p>
          </table:table-cell>
          <table:table-cell office:value-type="float" office:value="535621670" table:style-name="ce2">
            <text:p>535621670</text:p>
          </table:table-cell>
          <table:table-cell office:value-type="float" office:value="550274082" table:style-name="ce2">
            <text:p>550274082</text:p>
          </table:table-cell>
          <table:table-cell office:value-type="float" office:value="565570780" table:style-name="ce2">
            <text:p>565570780</text:p>
          </table:table-cell>
          <table:table-cell office:value-type="float" office:value="580801913" table:style-name="ce2">
            <text:p>580801913</text:p>
          </table:table-cell>
          <table:table-cell office:value-type="float" office:value="596382250" table:style-name="ce2">
            <text:p>596382250</text:p>
          </table:table-cell>
          <table:table-cell office:value-type="float" office:value="612553970" table:style-name="ce2">
            <text:p>612553970</text:p>
          </table:table-cell>
          <table:table-cell office:value-type="float" office:value="628853819" table:style-name="ce2">
            <text:p>628853819</text:p>
          </table:table-cell>
          <table:table-cell office:value-type="float" office:value="645803591" table:style-name="ce2">
            <text:p>645803591</text:p>
          </table:table-cell>
          <table:table-cell office:value-type="float" office:value="663257231" table:style-name="ce2">
            <text:p>663257231</text:p>
          </table:table-cell>
          <table:table-cell office:value-type="float" office:value="681125107" table:style-name="ce2">
            <text:p>681125107</text:p>
          </table:table-cell>
          <table:table-cell office:value-type="float" office:value="699588585" table:style-name="ce2">
            <text:p>699588585</text:p>
          </table:table-cell>
          <table:table-cell office:value-type="float" office:value="718662153" table:style-name="ce2">
            <text:p>718662153</text:p>
          </table:table-cell>
          <table:table-cell office:value-type="float" office:value="738316131" table:style-name="ce2">
            <text:p>738316131</text:p>
          </table:table-cell>
          <table:table-cell office:value-type="float" office:value="758653144" table:style-name="ce2">
            <text:p>758653144</text:p>
          </table:table-cell>
          <table:table-cell office:value-type="float" office:value="779665113" table:style-name="ce2">
            <text:p>779665113</text:p>
          </table:table-cell>
          <table:table-cell office:value-type="float" office:value="801269368" table:style-name="ce2">
            <text:p>801269368</text:p>
          </table:table-cell>
          <table:table-cell office:value-type="float" office:value="823564883" table:style-name="ce2">
            <text:p>823564883</text:p>
          </table:table-cell>
          <table:table-cell office:value-type="float" office:value="846656872" table:style-name="ce2">
            <text:p>846656872</text:p>
          </table:table-cell>
          <table:table-cell office:value-type="float" office:value="870347292" table:style-name="ce2">
            <text:p>870347292</text:p>
          </table:table-cell>
          <table:table-cell office:value-type="float" office:value="894666657" table:style-name="ce2">
            <text:p>894666657</text:p>
          </table:table-cell>
          <table:table-cell office:value-type="float" office:value="919528126" table:style-name="ce2">
            <text:p>919528126</text:p>
          </table:table-cell>
          <table:table-cell office:value-type="float" office:value="944970310" table:style-name="ce2">
            <text:p>944970310</text:p>
          </table:table-cell>
          <table:table-cell office:value-type="float" office:value="971232906" table:style-name="ce2">
            <text:p>971232906</text:p>
          </table:table-cell>
          <table:table-cell office:value-type="float" office:value="997961037" table:style-name="ce2">
            <text:p>997961037</text:p>
          </table:table-cell>
          <table:table-cell office:value-type="float" office:value="1025251114" table:style-name="ce2">
            <text:p>1025251114</text:p>
          </table:table-cell>
          <table:table-cell office:value-type="float" office:value="1052824144" table:style-name="ce2">
            <text:p>1052824144</text:p>
          </table:table-cell>
          <table:table-cell office:value-type="float" office:value="1080941647" table:style-name="ce2">
            <text:p>1080941647</text:p>
          </table:table-cell>
          <table:table-cell office:value-type="float" office:value="1109997000" table:style-name="ce2">
            <text:p>1109997000</text:p>
          </table:table-cell>
          <table:table-cell office:value-type="float" office:value="1139315618" table:style-name="ce2">
            <text:p>1139315618</text:p>
          </table:table-cell>
          <table:table-cell office:value-type="float" office:value="1169015451" table:style-name="ce2">
            <text:p>1169015451</text:p>
          </table:table-cell>
          <table:table-cell office:value-type="float" office:value="1199011925" table:style-name="ce2">
            <text:p>1199011925</text:p>
          </table:table-cell>
          <table:table-cell office:value-type="float" office:value="1229208573" table:style-name="ce2">
            <text:p>1229208573</text:p>
          </table:table-cell>
          <table:table-cell office:value-type="float" office:value="1259889959" table:style-name="ce2">
            <text:p>1259889959</text:p>
          </table:table-cell>
          <table:table-cell office:value-type="float" office:value="1291044964" table:style-name="ce2">
            <text:p>129104496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mall states</text:p>
          </table:table-cell>
          <table:table-cell office:value-type="string" table:style-name="ce2">
            <text:p>SST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8767492" table:style-name="ce2">
            <text:p>8767492</text:p>
          </table:table-cell>
          <table:table-cell office:value-type="float" office:value="8927466" table:style-name="ce2">
            <text:p>8927466</text:p>
          </table:table-cell>
          <table:table-cell office:value-type="float" office:value="9111719" table:style-name="ce2">
            <text:p>9111719</text:p>
          </table:table-cell>
          <table:table-cell office:value-type="float" office:value="9300542" table:style-name="ce2">
            <text:p>9300542</text:p>
          </table:table-cell>
          <table:table-cell office:value-type="float" office:value="9487757" table:style-name="ce2">
            <text:p>9487757</text:p>
          </table:table-cell>
          <table:table-cell office:value-type="float" office:value="9670463" table:style-name="ce2">
            <text:p>9670463</text:p>
          </table:table-cell>
          <table:table-cell office:value-type="float" office:value="9846482" table:style-name="ce2">
            <text:p>9846482</text:p>
          </table:table-cell>
          <table:table-cell office:value-type="float" office:value="10014042" table:style-name="ce2">
            <text:p>10014042</text:p>
          </table:table-cell>
          <table:table-cell office:value-type="float" office:value="10181338" table:style-name="ce2">
            <text:p>10181338</text:p>
          </table:table-cell>
          <table:table-cell office:value-type="float" office:value="10353360" table:style-name="ce2">
            <text:p>10353360</text:p>
          </table:table-cell>
          <table:table-cell office:value-type="float" office:value="10526671" table:style-name="ce2">
            <text:p>10526671</text:p>
          </table:table-cell>
          <table:table-cell office:value-type="float" office:value="10702728" table:style-name="ce2">
            <text:p>10702728</text:p>
          </table:table-cell>
          <table:table-cell office:value-type="float" office:value="10876065" table:style-name="ce2">
            <text:p>10876065</text:p>
          </table:table-cell>
          <table:table-cell office:value-type="float" office:value="11041388" table:style-name="ce2">
            <text:p>11041388</text:p>
          </table:table-cell>
          <table:table-cell office:value-type="float" office:value="11199859" table:style-name="ce2">
            <text:p>11199859</text:p>
          </table:table-cell>
          <table:table-cell office:value-type="float" office:value="11364129" table:style-name="ce2">
            <text:p>11364129</text:p>
          </table:table-cell>
          <table:table-cell office:value-type="float" office:value="11541204" table:style-name="ce2">
            <text:p>11541204</text:p>
          </table:table-cell>
          <table:table-cell office:value-type="float" office:value="11728016" table:style-name="ce2">
            <text:p>11728016</text:p>
          </table:table-cell>
          <table:table-cell office:value-type="float" office:value="11915233" table:style-name="ce2">
            <text:p>11915233</text:p>
          </table:table-cell>
          <table:table-cell office:value-type="float" office:value="12105153" table:style-name="ce2">
            <text:p>12105153</text:p>
          </table:table-cell>
          <table:table-cell office:value-type="float" office:value="12298380" table:style-name="ce2">
            <text:p>12298380</text:p>
          </table:table-cell>
          <table:table-cell office:value-type="float" office:value="12490529" table:style-name="ce2">
            <text:p>12490529</text:p>
          </table:table-cell>
          <table:table-cell office:value-type="float" office:value="12683850" table:style-name="ce2">
            <text:p>12683850</text:p>
          </table:table-cell>
          <table:table-cell office:value-type="float" office:value="12874950" table:style-name="ce2">
            <text:p>12874950</text:p>
          </table:table-cell>
          <table:table-cell office:value-type="float" office:value="13067491" table:style-name="ce2">
            <text:p>13067491</text:p>
          </table:table-cell>
          <table:table-cell office:value-type="float" office:value="13275197" table:style-name="ce2">
            <text:p>13275197</text:p>
          </table:table-cell>
          <table:table-cell office:value-type="float" office:value="13492150" table:style-name="ce2">
            <text:p>13492150</text:p>
          </table:table-cell>
          <table:table-cell office:value-type="float" office:value="13707720" table:style-name="ce2">
            <text:p>13707720</text:p>
          </table:table-cell>
          <table:table-cell office:value-type="float" office:value="13924070" table:style-name="ce2">
            <text:p>13924070</text:p>
          </table:table-cell>
          <table:table-cell office:value-type="float" office:value="14148870" table:style-name="ce2">
            <text:p>14148870</text:p>
          </table:table-cell>
          <table:table-cell office:value-type="float" office:value="14379862" table:style-name="ce2">
            <text:p>14379862</text:p>
          </table:table-cell>
          <table:table-cell office:value-type="float" office:value="14610383" table:style-name="ce2">
            <text:p>14610383</text:p>
          </table:table-cell>
          <table:table-cell office:value-type="float" office:value="14735408" table:style-name="ce2">
            <text:p>14735408</text:p>
          </table:table-cell>
          <table:table-cell office:value-type="float" office:value="14837410" table:style-name="ce2">
            <text:p>14837410</text:p>
          </table:table-cell>
          <table:table-cell office:value-type="float" office:value="14970002" table:style-name="ce2">
            <text:p>14970002</text:p>
          </table:table-cell>
          <table:table-cell office:value-type="float" office:value="15087617" table:style-name="ce2">
            <text:p>15087617</text:p>
          </table:table-cell>
          <table:table-cell office:value-type="float" office:value="15248657" table:style-name="ce2">
            <text:p>15248657</text:p>
          </table:table-cell>
          <table:table-cell office:value-type="float" office:value="15435138" table:style-name="ce2">
            <text:p>15435138</text:p>
          </table:table-cell>
          <table:table-cell office:value-type="float" office:value="15624755" table:style-name="ce2">
            <text:p>15624755</text:p>
          </table:table-cell>
          <table:table-cell office:value-type="float" office:value="15698038" table:style-name="ce2">
            <text:p>15698038</text:p>
          </table:table-cell>
          <table:table-cell office:value-type="float" office:value="15786741" table:style-name="ce2">
            <text:p>15786741</text:p>
          </table:table-cell>
          <table:table-cell office:value-type="float" office:value="16017863" table:style-name="ce2">
            <text:p>16017863</text:p>
          </table:table-cell>
          <table:table-cell office:value-type="float" office:value="16250203" table:style-name="ce2">
            <text:p>16250203</text:p>
          </table:table-cell>
          <table:table-cell office:value-type="float" office:value="16441139" table:style-name="ce2">
            <text:p>16441139</text:p>
          </table:table-cell>
          <table:table-cell office:value-type="float" office:value="16597133" table:style-name="ce2">
            <text:p>16597133</text:p>
          </table:table-cell>
          <table:table-cell office:value-type="float" office:value="16699341" table:style-name="ce2">
            <text:p>16699341</text:p>
          </table:table-cell>
          <table:table-cell office:value-type="float" office:value="16868546" table:style-name="ce2">
            <text:p>16868546</text:p>
          </table:table-cell>
          <table:table-cell office:value-type="float" office:value="17047450" table:style-name="ce2">
            <text:p>17047450</text:p>
          </table:table-cell>
          <table:table-cell office:value-type="float" office:value="17228345" table:style-name="ce2">
            <text:p>17228345</text:p>
          </table:table-cell>
          <table:table-cell office:value-type="float" office:value="17398922" table:style-name="ce2">
            <text:p>17398922</text:p>
          </table:table-cell>
          <table:table-cell office:value-type="float" office:value="17575200" table:style-name="ce2">
            <text:p>17575200</text:p>
          </table:table-cell>
          <table:table-cell office:value-type="float" office:value="17748220" table:style-name="ce2">
            <text:p>17748220</text:p>
          </table:table-cell>
          <table:table-cell office:value-type="float" office:value="17926451" table:style-name="ce2">
            <text:p>17926451</text:p>
          </table:table-cell>
          <table:table-cell office:value-type="float" office:value="18107202" table:style-name="ce2">
            <text:p>18107202</text:p>
          </table:table-cell>
          <table:table-cell office:value-type="float" office:value="18292084" table:style-name="ce2">
            <text:p>18292084</text:p>
          </table:table-cell>
          <table:table-cell office:value-type="float" office:value="18482578" table:style-name="ce2">
            <text:p>18482578</text:p>
          </table:table-cell>
          <table:table-cell office:value-type="float" office:value="18671045" table:style-name="ce2">
            <text:p>18671045</text:p>
          </table:table-cell>
          <table:table-cell office:value-type="float" office:value="18865506" table:style-name="ce2">
            <text:p>18865506</text:p>
          </table:table-cell>
          <table:table-cell office:value-type="float" office:value="19084934" table:style-name="ce2">
            <text:p>19084934</text:p>
          </table:table-cell>
          <table:table-cell office:value-type="float" office:value="19293697" table:style-name="ce2">
            <text:p>19293697</text:p>
          </table:table-cell>
          <table:table-cell office:value-type="float" office:value="19472157" table:style-name="ce2">
            <text:p>19472157</text:p>
          </table:table-cell>
          <table:table-cell office:value-type="float" office:value="19646549" table:style-name="ce2">
            <text:p>19646549</text:p>
          </table:table-cell>
          <table:table-cell office:value-type="float" office:value="19852364" table:style-name="ce2">
            <text:p>19852364</text:p>
          </table:table-cell>
          <table:table-cell office:value-type="float" office:value="20031262" table:style-name="ce2">
            <text:p>20031262</text:p>
          </table:table-cell>
          <table:table-cell office:value-type="float" office:value="20193405" table:style-name="ce2">
            <text:p>20193405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ao Tome and Principe</text:p>
          </table:table-cell>
          <table:table-cell office:value-type="string" table:style-name="ce2">
            <text:p>STP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68012" table:style-name="ce2">
            <text:p>68012</text:p>
          </table:table-cell>
          <table:table-cell office:value-type="float" office:value="68707" table:style-name="ce2">
            <text:p>68707</text:p>
          </table:table-cell>
          <table:table-cell office:value-type="float" office:value="69403" table:style-name="ce2">
            <text:p>69403</text:p>
          </table:table-cell>
          <table:table-cell office:value-type="float" office:value="70112" table:style-name="ce2">
            <text:p>70112</text:p>
          </table:table-cell>
          <table:table-cell office:value-type="float" office:value="70865" table:style-name="ce2">
            <text:p>70865</text:p>
          </table:table-cell>
          <table:table-cell office:value-type="float" office:value="71680" table:style-name="ce2">
            <text:p>71680</text:p>
          </table:table-cell>
          <table:table-cell office:value-type="float" office:value="72576" table:style-name="ce2">
            <text:p>72576</text:p>
          </table:table-cell>
          <table:table-cell office:value-type="float" office:value="73596" table:style-name="ce2">
            <text:p>73596</text:p>
          </table:table-cell>
          <table:table-cell office:value-type="float" office:value="74765" table:style-name="ce2">
            <text:p>74765</text:p>
          </table:table-cell>
          <table:table-cell office:value-type="float" office:value="76083" table:style-name="ce2">
            <text:p>76083</text:p>
          </table:table-cell>
          <table:table-cell office:value-type="float" office:value="77626" table:style-name="ce2">
            <text:p>77626</text:p>
          </table:table-cell>
          <table:table-cell office:value-type="float" office:value="79330" table:style-name="ce2">
            <text:p>79330</text:p>
          </table:table-cell>
          <table:table-cell office:value-type="float" office:value="81041" table:style-name="ce2">
            <text:p>81041</text:p>
          </table:table-cell>
          <table:table-cell office:value-type="float" office:value="82798" table:style-name="ce2">
            <text:p>82798</text:p>
          </table:table-cell>
          <table:table-cell office:value-type="float" office:value="84672" table:style-name="ce2">
            <text:p>84672</text:p>
          </table:table-cell>
          <table:table-cell office:value-type="float" office:value="86708" table:style-name="ce2">
            <text:p>86708</text:p>
          </table:table-cell>
          <table:table-cell office:value-type="float" office:value="88922" table:style-name="ce2">
            <text:p>88922</text:p>
          </table:table-cell>
          <table:table-cell office:value-type="float" office:value="91301" table:style-name="ce2">
            <text:p>91301</text:p>
          </table:table-cell>
          <table:table-cell office:value-type="float" office:value="93794" table:style-name="ce2">
            <text:p>93794</text:p>
          </table:table-cell>
          <table:table-cell office:value-type="float" office:value="96252" table:style-name="ce2">
            <text:p>96252</text:p>
          </table:table-cell>
          <table:table-cell office:value-type="float" office:value="98544" table:style-name="ce2">
            <text:p>98544</text:p>
          </table:table-cell>
          <table:table-cell office:value-type="float" office:value="100615" table:style-name="ce2">
            <text:p>100615</text:p>
          </table:table-cell>
          <table:table-cell office:value-type="float" office:value="102508" table:style-name="ce2">
            <text:p>102508</text:p>
          </table:table-cell>
          <table:table-cell office:value-type="float" office:value="104380" table:style-name="ce2">
            <text:p>104380</text:p>
          </table:table-cell>
          <table:table-cell office:value-type="float" office:value="106394" table:style-name="ce2">
            <text:p>106394</text:p>
          </table:table-cell>
          <table:table-cell office:value-type="float" office:value="108658" table:style-name="ce2">
            <text:p>108658</text:p>
          </table:table-cell>
          <table:table-cell office:value-type="float" office:value="111150" table:style-name="ce2">
            <text:p>111150</text:p>
          </table:table-cell>
          <table:table-cell office:value-type="float" office:value="113919" table:style-name="ce2">
            <text:p>113919</text:p>
          </table:table-cell>
          <table:table-cell office:value-type="float" office:value="116939" table:style-name="ce2">
            <text:p>116939</text:p>
          </table:table-cell>
          <table:table-cell office:value-type="float" office:value="119979" table:style-name="ce2">
            <text:p>119979</text:p>
          </table:table-cell>
          <table:table-cell office:value-type="float" office:value="122980" table:style-name="ce2">
            <text:p>122980</text:p>
          </table:table-cell>
          <table:table-cell office:value-type="float" office:value="125697" table:style-name="ce2">
            <text:p>125697</text:p>
          </table:table-cell>
          <table:table-cell office:value-type="float" office:value="128110" table:style-name="ce2">
            <text:p>128110</text:p>
          </table:table-cell>
          <table:table-cell office:value-type="float" office:value="130467" table:style-name="ce2">
            <text:p>130467</text:p>
          </table:table-cell>
          <table:table-cell office:value-type="float" office:value="132732" table:style-name="ce2">
            <text:p>132732</text:p>
          </table:table-cell>
          <table:table-cell office:value-type="float" office:value="134895" table:style-name="ce2">
            <text:p>134895</text:p>
          </table:table-cell>
          <table:table-cell office:value-type="float" office:value="136962" table:style-name="ce2">
            <text:p>136962</text:p>
          </table:table-cell>
          <table:table-cell office:value-type="float" office:value="138922" table:style-name="ce2">
            <text:p>138922</text:p>
          </table:table-cell>
          <table:table-cell office:value-type="float" office:value="140751" table:style-name="ce2">
            <text:p>140751</text:p>
          </table:table-cell>
          <table:table-cell office:value-type="float" office:value="142442" table:style-name="ce2">
            <text:p>142442</text:p>
          </table:table-cell>
          <table:table-cell office:value-type="float" office:value="144018" table:style-name="ce2">
            <text:p>144018</text:p>
          </table:table-cell>
          <table:table-cell office:value-type="float" office:value="146375" table:style-name="ce2">
            <text:p>146375</text:p>
          </table:table-cell>
          <table:table-cell office:value-type="float" office:value="149922" table:style-name="ce2">
            <text:p>149922</text:p>
          </table:table-cell>
          <table:table-cell office:value-type="float" office:value="153814" table:style-name="ce2">
            <text:p>153814</text:p>
          </table:table-cell>
          <table:table-cell office:value-type="float" office:value="157705" table:style-name="ce2">
            <text:p>157705</text:p>
          </table:table-cell>
          <table:table-cell office:value-type="float" office:value="161639" table:style-name="ce2">
            <text:p>161639</text:p>
          </table:table-cell>
          <table:table-cell office:value-type="float" office:value="165638" table:style-name="ce2">
            <text:p>165638</text:p>
          </table:table-cell>
          <table:table-cell office:value-type="float" office:value="169700" table:style-name="ce2">
            <text:p>169700</text:p>
          </table:table-cell>
          <table:table-cell office:value-type="float" office:value="173793" table:style-name="ce2">
            <text:p>173793</text:p>
          </table:table-cell>
          <table:table-cell office:value-type="float" office:value="177853" table:style-name="ce2">
            <text:p>177853</text:p>
          </table:table-cell>
          <table:table-cell office:value-type="float" office:value="181802" table:style-name="ce2">
            <text:p>181802</text:p>
          </table:table-cell>
          <table:table-cell office:value-type="float" office:value="185649" table:style-name="ce2">
            <text:p>185649</text:p>
          </table:table-cell>
          <table:table-cell office:value-type="float" office:value="189439" table:style-name="ce2">
            <text:p>189439</text:p>
          </table:table-cell>
          <table:table-cell office:value-type="float" office:value="193148" table:style-name="ce2">
            <text:p>193148</text:p>
          </table:table-cell>
          <table:table-cell office:value-type="float" office:value="196767" table:style-name="ce2">
            <text:p>196767</text:p>
          </table:table-cell>
          <table:table-cell office:value-type="float" office:value="200291" table:style-name="ce2">
            <text:p>200291</text:p>
          </table:table-cell>
          <table:table-cell office:value-type="float" office:value="203689" table:style-name="ce2">
            <text:p>203689</text:p>
          </table:table-cell>
          <table:table-cell office:value-type="float" office:value="206970" table:style-name="ce2">
            <text:p>206970</text:p>
          </table:table-cell>
          <table:table-cell office:value-type="float" office:value="210187" table:style-name="ce2">
            <text:p>210187</text:p>
          </table:table-cell>
          <table:table-cell office:value-type="float" office:value="213392" table:style-name="ce2">
            <text:p>213392</text:p>
          </table:table-cell>
          <table:table-cell office:value-type="float" office:value="217435" table:style-name="ce2">
            <text:p>217435</text:p>
          </table:table-cell>
          <table:table-cell office:value-type="float" office:value="221961" table:style-name="ce2">
            <text:p>221961</text:p>
          </table:table-cell>
          <table:table-cell office:value-type="float" office:value="226305" table:style-name="ce2">
            <text:p>226305</text:p>
          </table:table-cell>
          <table:table-cell office:value-type="float" office:value="230871" table:style-name="ce2">
            <text:p>230871</text:p>
          </table:table-cell>
          <table:table-cell office:value-type="float" office:value="235536" table:style-name="ce2">
            <text:p>23553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uriname</text:p>
          </table:table-cell>
          <table:table-cell office:value-type="string" table:style-name="ce2">
            <text:p>SUR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63918" table:style-name="ce2">
            <text:p>263918</text:p>
          </table:table-cell>
          <table:table-cell office:value-type="float" office:value="272791" table:style-name="ce2">
            <text:p>272791</text:p>
          </table:table-cell>
          <table:table-cell office:value-type="float" office:value="283912" table:style-name="ce2">
            <text:p>283912</text:p>
          </table:table-cell>
          <table:table-cell office:value-type="float" office:value="297034" table:style-name="ce2">
            <text:p>297034</text:p>
          </table:table-cell>
          <table:table-cell office:value-type="float" office:value="309041" table:style-name="ce2">
            <text:p>309041</text:p>
          </table:table-cell>
          <table:table-cell office:value-type="float" office:value="320000" table:style-name="ce2">
            <text:p>320000</text:p>
          </table:table-cell>
          <table:table-cell office:value-type="float" office:value="331135" table:style-name="ce2">
            <text:p>331135</text:p>
          </table:table-cell>
          <table:table-cell office:value-type="float" office:value="342679" table:style-name="ce2">
            <text:p>342679</text:p>
          </table:table-cell>
          <table:table-cell office:value-type="float" office:value="354616" table:style-name="ce2">
            <text:p>354616</text:p>
          </table:table-cell>
          <table:table-cell office:value-type="float" office:value="366906" table:style-name="ce2">
            <text:p>366906</text:p>
          </table:table-cell>
          <table:table-cell office:value-type="float" office:value="379442" table:style-name="ce2">
            <text:p>379442</text:p>
          </table:table-cell>
          <table:table-cell office:value-type="float" office:value="391932" table:style-name="ce2">
            <text:p>391932</text:p>
          </table:table-cell>
          <table:table-cell office:value-type="float" office:value="397413" table:style-name="ce2">
            <text:p>397413</text:p>
          </table:table-cell>
          <table:table-cell office:value-type="float" office:value="395772" table:style-name="ce2">
            <text:p>395772</text:p>
          </table:table-cell>
          <table:table-cell office:value-type="float" office:value="393676" table:style-name="ce2">
            <text:p>393676</text:p>
          </table:table-cell>
          <table:table-cell office:value-type="float" office:value="391170" table:style-name="ce2">
            <text:p>391170</text:p>
          </table:table-cell>
          <table:table-cell office:value-type="float" office:value="388289" table:style-name="ce2">
            <text:p>388289</text:p>
          </table:table-cell>
          <table:table-cell office:value-type="float" office:value="385067" table:style-name="ce2">
            <text:p>385067</text:p>
          </table:table-cell>
          <table:table-cell office:value-type="float" office:value="381502" table:style-name="ce2">
            <text:p>381502</text:p>
          </table:table-cell>
          <table:table-cell office:value-type="float" office:value="377602" table:style-name="ce2">
            <text:p>377602</text:p>
          </table:table-cell>
          <table:table-cell office:value-type="float" office:value="375377" table:style-name="ce2">
            <text:p>375377</text:p>
          </table:table-cell>
          <table:table-cell office:value-type="float" office:value="375459" table:style-name="ce2">
            <text:p>375459</text:p>
          </table:table-cell>
          <table:table-cell office:value-type="float" office:value="376555" table:style-name="ce2">
            <text:p>376555</text:p>
          </table:table-cell>
          <table:table-cell office:value-type="float" office:value="378746" table:style-name="ce2">
            <text:p>378746</text:p>
          </table:table-cell>
          <table:table-cell office:value-type="float" office:value="382193" table:style-name="ce2">
            <text:p>382193</text:p>
          </table:table-cell>
          <table:table-cell office:value-type="float" office:value="386972" table:style-name="ce2">
            <text:p>386972</text:p>
          </table:table-cell>
          <table:table-cell office:value-type="float" office:value="392330" table:style-name="ce2">
            <text:p>392330</text:p>
          </table:table-cell>
          <table:table-cell office:value-type="float" office:value="396911" table:style-name="ce2">
            <text:p>396911</text:p>
          </table:table-cell>
          <table:table-cell office:value-type="float" office:value="402227" table:style-name="ce2">
            <text:p>402227</text:p>
          </table:table-cell>
          <table:table-cell office:value-type="float" office:value="408409" table:style-name="ce2">
            <text:p>408409</text:p>
          </table:table-cell>
          <table:table-cell office:value-type="float" office:value="412493" table:style-name="ce2">
            <text:p>412493</text:p>
          </table:table-cell>
          <table:table-cell office:value-type="float" office:value="415013" table:style-name="ce2">
            <text:p>415013</text:p>
          </table:table-cell>
          <table:table-cell office:value-type="float" office:value="417589" table:style-name="ce2">
            <text:p>417589</text:p>
          </table:table-cell>
          <table:table-cell office:value-type="float" office:value="419352" table:style-name="ce2">
            <text:p>419352</text:p>
          </table:table-cell>
          <table:table-cell office:value-type="float" office:value="422375" table:style-name="ce2">
            <text:p>422375</text:p>
          </table:table-cell>
          <table:table-cell office:value-type="float" office:value="429606" table:style-name="ce2">
            <text:p>429606</text:p>
          </table:table-cell>
          <table:table-cell office:value-type="float" office:value="438830" table:style-name="ce2">
            <text:p>438830</text:p>
          </table:table-cell>
          <table:table-cell office:value-type="float" office:value="448067" table:style-name="ce2">
            <text:p>448067</text:p>
          </table:table-cell>
          <table:table-cell office:value-type="float" office:value="457406" table:style-name="ce2">
            <text:p>457406</text:p>
          </table:table-cell>
          <table:table-cell office:value-type="float" office:value="466916" table:style-name="ce2">
            <text:p>466916</text:p>
          </table:table-cell>
          <table:table-cell office:value-type="float" office:value="476643" table:style-name="ce2">
            <text:p>476643</text:p>
          </table:table-cell>
          <table:table-cell office:value-type="float" office:value="486560" table:style-name="ce2">
            <text:p>486560</text:p>
          </table:table-cell>
          <table:table-cell office:value-type="float" office:value="496551" table:style-name="ce2">
            <text:p>496551</text:p>
          </table:table-cell>
          <table:table-cell office:value-type="float" office:value="506414" table:style-name="ce2">
            <text:p>506414</text:p>
          </table:table-cell>
          <table:table-cell office:value-type="float" office:value="513923" table:style-name="ce2">
            <text:p>513923</text:p>
          </table:table-cell>
          <table:table-cell office:value-type="float" office:value="519313" table:style-name="ce2">
            <text:p>519313</text:p>
          </table:table-cell>
          <table:table-cell office:value-type="float" office:value="524997" table:style-name="ce2">
            <text:p>524997</text:p>
          </table:table-cell>
          <table:table-cell office:value-type="float" office:value="531016" table:style-name="ce2">
            <text:p>531016</text:p>
          </table:table-cell>
          <table:table-cell office:value-type="float" office:value="537245" table:style-name="ce2">
            <text:p>537245</text:p>
          </table:table-cell>
          <table:table-cell office:value-type="float" office:value="543568" table:style-name="ce2">
            <text:p>543568</text:p>
          </table:table-cell>
          <table:table-cell office:value-type="float" office:value="549923" table:style-name="ce2">
            <text:p>549923</text:p>
          </table:table-cell>
          <table:table-cell office:value-type="float" office:value="556269" table:style-name="ce2">
            <text:p>556269</text:p>
          </table:table-cell>
          <table:table-cell office:value-type="float" office:value="562633" table:style-name="ce2">
            <text:p>562633</text:p>
          </table:table-cell>
          <table:table-cell office:value-type="float" office:value="569020" table:style-name="ce2">
            <text:p>569020</text:p>
          </table:table-cell>
          <table:table-cell office:value-type="float" office:value="575373" table:style-name="ce2">
            <text:p>575373</text:p>
          </table:table-cell>
          <table:table-cell office:value-type="float" office:value="581627" table:style-name="ce2">
            <text:p>581627</text:p>
          </table:table-cell>
          <table:table-cell office:value-type="float" office:value="587757" table:style-name="ce2">
            <text:p>587757</text:p>
          </table:table-cell>
          <table:table-cell office:value-type="float" office:value="593713" table:style-name="ce2">
            <text:p>593713</text:p>
          </table:table-cell>
          <table:table-cell office:value-type="float" office:value="599513" table:style-name="ce2">
            <text:p>599513</text:p>
          </table:table-cell>
          <table:table-cell office:value-type="float" office:value="605768" table:style-name="ce2">
            <text:p>605768</text:p>
          </table:table-cell>
          <table:table-cell office:value-type="float" office:value="612317" table:style-name="ce2">
            <text:p>612317</text:p>
          </table:table-cell>
          <table:table-cell office:value-type="float" office:value="617896" table:style-name="ce2">
            <text:p>617896</text:p>
          </table:table-cell>
          <table:table-cell office:value-type="float" office:value="623164" table:style-name="ce2">
            <text:p>623164</text:p>
          </table:table-cell>
          <table:table-cell office:value-type="float" office:value="628886" table:style-name="ce2">
            <text:p>628886</text:p>
          </table:table-cell>
          <table:table-cell office:value-type="float" office:value="634431" table:style-name="ce2">
            <text:p>63443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lovak Republic</text:p>
          </table:table-cell>
          <table:table-cell office:value-type="string" table:style-name="ce2">
            <text:p>SVK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068095" table:style-name="ce2">
            <text:p>4068095</text:p>
          </table:table-cell>
          <table:table-cell office:value-type="float" office:value="4191667" table:style-name="ce2">
            <text:p>4191667</text:p>
          </table:table-cell>
          <table:table-cell office:value-type="float" office:value="4238188" table:style-name="ce2">
            <text:p>4238188</text:p>
          </table:table-cell>
          <table:table-cell office:value-type="float" office:value="4282017" table:style-name="ce2">
            <text:p>4282017</text:p>
          </table:table-cell>
          <table:table-cell office:value-type="float" office:value="4327341" table:style-name="ce2">
            <text:p>4327341</text:p>
          </table:table-cell>
          <table:table-cell office:value-type="float" office:value="4370983" table:style-name="ce2">
            <text:p>4370983</text:p>
          </table:table-cell>
          <table:table-cell office:value-type="float" office:value="4411666" table:style-name="ce2">
            <text:p>4411666</text:p>
          </table:table-cell>
          <table:table-cell office:value-type="float" office:value="4449367" table:style-name="ce2">
            <text:p>4449367</text:p>
          </table:table-cell>
          <table:table-cell office:value-type="float" office:value="4483915" table:style-name="ce2">
            <text:p>4483915</text:p>
          </table:table-cell>
          <table:table-cell office:value-type="float" office:value="4518607" table:style-name="ce2">
            <text:p>4518607</text:p>
          </table:table-cell>
          <table:table-cell office:value-type="float" office:value="4538223" table:style-name="ce2">
            <text:p>4538223</text:p>
          </table:table-cell>
          <table:table-cell office:value-type="float" office:value="4557449" table:style-name="ce2">
            <text:p>4557449</text:p>
          </table:table-cell>
          <table:table-cell office:value-type="float" office:value="4596622" table:style-name="ce2">
            <text:p>4596622</text:p>
          </table:table-cell>
          <table:table-cell office:value-type="float" office:value="4641445" table:style-name="ce2">
            <text:p>4641445</text:p>
          </table:table-cell>
          <table:table-cell office:value-type="float" office:value="4689623" table:style-name="ce2">
            <text:p>4689623</text:p>
          </table:table-cell>
          <table:table-cell office:value-type="float" office:value="4739105" table:style-name="ce2">
            <text:p>4739105</text:p>
          </table:table-cell>
          <table:table-cell office:value-type="float" office:value="4789507" table:style-name="ce2">
            <text:p>4789507</text:p>
          </table:table-cell>
          <table:table-cell office:value-type="float" office:value="4840501" table:style-name="ce2">
            <text:p>4840501</text:p>
          </table:table-cell>
          <table:table-cell office:value-type="float" office:value="4890125" table:style-name="ce2">
            <text:p>4890125</text:p>
          </table:table-cell>
          <table:table-cell office:value-type="float" office:value="4938973" table:style-name="ce2">
            <text:p>4938973</text:p>
          </table:table-cell>
          <table:table-cell office:value-type="float" office:value="4979815" table:style-name="ce2">
            <text:p>4979815</text:p>
          </table:table-cell>
          <table:table-cell office:value-type="float" office:value="5016105" table:style-name="ce2">
            <text:p>5016105</text:p>
          </table:table-cell>
          <table:table-cell office:value-type="float" office:value="5055099" table:style-name="ce2">
            <text:p>5055099</text:p>
          </table:table-cell>
          <table:table-cell office:value-type="float" office:value="5091971" table:style-name="ce2">
            <text:p>5091971</text:p>
          </table:table-cell>
          <table:table-cell office:value-type="float" office:value="5127097" table:style-name="ce2">
            <text:p>5127097</text:p>
          </table:table-cell>
          <table:table-cell office:value-type="float" office:value="5161768" table:style-name="ce2">
            <text:p>5161768</text:p>
          </table:table-cell>
          <table:table-cell office:value-type="float" office:value="5193838" table:style-name="ce2">
            <text:p>5193838</text:p>
          </table:table-cell>
          <table:table-cell office:value-type="float" office:value="5222840" table:style-name="ce2">
            <text:p>5222840</text:p>
          </table:table-cell>
          <table:table-cell office:value-type="float" office:value="5250596" table:style-name="ce2">
            <text:p>5250596</text:p>
          </table:table-cell>
          <table:table-cell office:value-type="float" office:value="5275942" table:style-name="ce2">
            <text:p>5275942</text:p>
          </table:table-cell>
          <table:table-cell office:value-type="float" office:value="5299187" table:style-name="ce2">
            <text:p>5299187</text:p>
          </table:table-cell>
          <table:table-cell office:value-type="float" office:value="5303294" table:style-name="ce2">
            <text:p>5303294</text:p>
          </table:table-cell>
          <table:table-cell office:value-type="float" office:value="5305016" table:style-name="ce2">
            <text:p>5305016</text:p>
          </table:table-cell>
          <table:table-cell office:value-type="float" office:value="5325305" table:style-name="ce2">
            <text:p>5325305</text:p>
          </table:table-cell>
          <table:table-cell office:value-type="float" office:value="5346331" table:style-name="ce2">
            <text:p>5346331</text:p>
          </table:table-cell>
          <table:table-cell office:value-type="float" office:value="5361999" table:style-name="ce2">
            <text:p>5361999</text:p>
          </table:table-cell>
          <table:table-cell office:value-type="float" office:value="5373361" table:style-name="ce2">
            <text:p>5373361</text:p>
          </table:table-cell>
          <table:table-cell office:value-type="float" office:value="5383291" table:style-name="ce2">
            <text:p>5383291</text:p>
          </table:table-cell>
          <table:table-cell office:value-type="float" office:value="5390516" table:style-name="ce2">
            <text:p>5390516</text:p>
          </table:table-cell>
          <table:table-cell office:value-type="float" office:value="5396020" table:style-name="ce2">
            <text:p>5396020</text:p>
          </table:table-cell>
          <table:table-cell office:value-type="float" office:value="5388720" table:style-name="ce2">
            <text:p>5388720</text:p>
          </table:table-cell>
          <table:table-cell office:value-type="float" office:value="5378867" table:style-name="ce2">
            <text:p>5378867</text:p>
          </table:table-cell>
          <table:table-cell office:value-type="float" office:value="5376912" table:style-name="ce2">
            <text:p>5376912</text:p>
          </table:table-cell>
          <table:table-cell office:value-type="float" office:value="5373374" table:style-name="ce2">
            <text:p>5373374</text:p>
          </table:table-cell>
          <table:table-cell office:value-type="float" office:value="5372280" table:style-name="ce2">
            <text:p>5372280</text:p>
          </table:table-cell>
          <table:table-cell office:value-type="float" office:value="5372807" table:style-name="ce2">
            <text:p>5372807</text:p>
          </table:table-cell>
          <table:table-cell office:value-type="float" office:value="5373054" table:style-name="ce2">
            <text:p>5373054</text:p>
          </table:table-cell>
          <table:table-cell office:value-type="float" office:value="5374622" table:style-name="ce2">
            <text:p>5374622</text:p>
          </table:table-cell>
          <table:table-cell office:value-type="float" office:value="5379233" table:style-name="ce2">
            <text:p>5379233</text:p>
          </table:table-cell>
          <table:table-cell office:value-type="float" office:value="5386406" table:style-name="ce2">
            <text:p>5386406</text:p>
          </table:table-cell>
          <table:table-cell office:value-type="float" office:value="5391428" table:style-name="ce2">
            <text:p>5391428</text:p>
          </table:table-cell>
          <table:table-cell office:value-type="float" office:value="5398384" table:style-name="ce2">
            <text:p>5398384</text:p>
          </table:table-cell>
          <table:table-cell office:value-type="float" office:value="5407579" table:style-name="ce2">
            <text:p>5407579</text:p>
          </table:table-cell>
          <table:table-cell office:value-type="float" office:value="5413393" table:style-name="ce2">
            <text:p>5413393</text:p>
          </table:table-cell>
          <table:table-cell office:value-type="float" office:value="5418649" table:style-name="ce2">
            <text:p>5418649</text:p>
          </table:table-cell>
          <table:table-cell office:value-type="float" office:value="5423801" table:style-name="ce2">
            <text:p>5423801</text:p>
          </table:table-cell>
          <table:table-cell office:value-type="float" office:value="5430798" table:style-name="ce2">
            <text:p>5430798</text:p>
          </table:table-cell>
          <table:table-cell office:value-type="float" office:value="5439232" table:style-name="ce2">
            <text:p>5439232</text:p>
          </table:table-cell>
          <table:table-cell office:value-type="float" office:value="5446771" table:style-name="ce2">
            <text:p>5446771</text:p>
          </table:table-cell>
          <table:table-cell office:value-type="float" office:value="5454147" table:style-name="ce2">
            <text:p>5454147</text:p>
          </table:table-cell>
          <table:table-cell office:value-type="float" office:value="5458827" table:style-name="ce2">
            <text:p>5458827</text:p>
          </table:table-cell>
          <table:table-cell office:value-type="float" office:value="5447247" table:style-name="ce2">
            <text:p>5447247</text:p>
          </table:table-cell>
          <table:table-cell office:value-type="float" office:value="5431752" table:style-name="ce2">
            <text:p>5431752</text:p>
          </table:table-cell>
          <table:table-cell office:value-type="float" office:value="5426740" table:style-name="ce2">
            <text:p>5426740</text:p>
          </table:table-cell>
          <table:table-cell office:value-type="float" office:value="5422069" table:style-name="ce2">
            <text:p>5422069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lovenia</text:p>
          </table:table-cell>
          <table:table-cell office:value-type="string" table:style-name="ce2">
            <text:p>SV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584720" table:style-name="ce2">
            <text:p>1584720</text:p>
          </table:table-cell>
          <table:table-cell office:value-type="float" office:value="1594131" table:style-name="ce2">
            <text:p>1594131</text:p>
          </table:table-cell>
          <table:table-cell office:value-type="float" office:value="1603649" table:style-name="ce2">
            <text:p>1603649</text:p>
          </table:table-cell>
          <table:table-cell office:value-type="float" office:value="1616971" table:style-name="ce2">
            <text:p>1616971</text:p>
          </table:table-cell>
          <table:table-cell office:value-type="float" office:value="1632114" table:style-name="ce2">
            <text:p>1632114</text:p>
          </table:table-cell>
          <table:table-cell office:value-type="float" office:value="1649160" table:style-name="ce2">
            <text:p>1649160</text:p>
          </table:table-cell>
          <table:table-cell office:value-type="float" office:value="1669905" table:style-name="ce2">
            <text:p>1669905</text:p>
          </table:table-cell>
          <table:table-cell office:value-type="float" office:value="1689528" table:style-name="ce2">
            <text:p>1689528</text:p>
          </table:table-cell>
          <table:table-cell office:value-type="float" office:value="1704546" table:style-name="ce2">
            <text:p>1704546</text:p>
          </table:table-cell>
          <table:table-cell office:value-type="float" office:value="1713874" table:style-name="ce2">
            <text:p>1713874</text:p>
          </table:table-cell>
          <table:table-cell office:value-type="float" office:value="1724891" table:style-name="ce2">
            <text:p>1724891</text:p>
          </table:table-cell>
          <table:table-cell office:value-type="float" office:value="1738335" table:style-name="ce2">
            <text:p>1738335</text:p>
          </table:table-cell>
          <table:table-cell office:value-type="float" office:value="1752233" table:style-name="ce2">
            <text:p>1752233</text:p>
          </table:table-cell>
          <table:table-cell office:value-type="float" office:value="1766697" table:style-name="ce2">
            <text:p>1766697</text:p>
          </table:table-cell>
          <table:table-cell office:value-type="float" office:value="1776132" table:style-name="ce2">
            <text:p>1776132</text:p>
          </table:table-cell>
          <table:table-cell office:value-type="float" office:value="1793581" table:style-name="ce2">
            <text:p>1793581</text:p>
          </table:table-cell>
          <table:table-cell office:value-type="float" office:value="1820249" table:style-name="ce2">
            <text:p>1820249</text:p>
          </table:table-cell>
          <table:table-cell office:value-type="float" office:value="1842377" table:style-name="ce2">
            <text:p>1842377</text:p>
          </table:table-cell>
          <table:table-cell office:value-type="float" office:value="1862548" table:style-name="ce2">
            <text:p>1862548</text:p>
          </table:table-cell>
          <table:table-cell office:value-type="float" office:value="1882599" table:style-name="ce2">
            <text:p>1882599</text:p>
          </table:table-cell>
          <table:table-cell office:value-type="float" office:value="1901315" table:style-name="ce2">
            <text:p>1901315</text:p>
          </table:table-cell>
          <table:table-cell office:value-type="float" office:value="1906531" table:style-name="ce2">
            <text:p>1906531</text:p>
          </table:table-cell>
          <table:table-cell office:value-type="float" office:value="1910334" table:style-name="ce2">
            <text:p>1910334</text:p>
          </table:table-cell>
          <table:table-cell office:value-type="float" office:value="1922321" table:style-name="ce2">
            <text:p>1922321</text:p>
          </table:table-cell>
          <table:table-cell office:value-type="float" office:value="1932154" table:style-name="ce2">
            <text:p>1932154</text:p>
          </table:table-cell>
          <table:table-cell office:value-type="float" office:value="1941641" table:style-name="ce2">
            <text:p>1941641</text:p>
          </table:table-cell>
          <table:table-cell office:value-type="float" office:value="1965964" table:style-name="ce2">
            <text:p>1965964</text:p>
          </table:table-cell>
          <table:table-cell office:value-type="float" office:value="1989776" table:style-name="ce2">
            <text:p>1989776</text:p>
          </table:table-cell>
          <table:table-cell office:value-type="float" office:value="1995196" table:style-name="ce2">
            <text:p>1995196</text:p>
          </table:table-cell>
          <table:table-cell office:value-type="float" office:value="1996351" table:style-name="ce2">
            <text:p>1996351</text:p>
          </table:table-cell>
          <table:table-cell office:value-type="float" office:value="1998161" table:style-name="ce2">
            <text:p>1998161</text:p>
          </table:table-cell>
          <table:table-cell office:value-type="float" office:value="1999429" table:style-name="ce2">
            <text:p>1999429</text:p>
          </table:table-cell>
          <table:table-cell office:value-type="float" office:value="1996498" table:style-name="ce2">
            <text:p>1996498</text:p>
          </table:table-cell>
          <table:table-cell office:value-type="float" office:value="1991746" table:style-name="ce2">
            <text:p>1991746</text:p>
          </table:table-cell>
          <table:table-cell office:value-type="float" office:value="1989443" table:style-name="ce2">
            <text:p>1989443</text:p>
          </table:table-cell>
          <table:table-cell office:value-type="float" office:value="1989872" table:style-name="ce2">
            <text:p>1989872</text:p>
          </table:table-cell>
          <table:table-cell office:value-type="float" office:value="1988628" table:style-name="ce2">
            <text:p>1988628</text:p>
          </table:table-cell>
          <table:table-cell office:value-type="float" office:value="1985956" table:style-name="ce2">
            <text:p>1985956</text:p>
          </table:table-cell>
          <table:table-cell office:value-type="float" office:value="1981629" table:style-name="ce2">
            <text:p>1981629</text:p>
          </table:table-cell>
          <table:table-cell office:value-type="float" office:value="1983045" table:style-name="ce2">
            <text:p>1983045</text:p>
          </table:table-cell>
          <table:table-cell office:value-type="float" office:value="1988925" table:style-name="ce2">
            <text:p>1988925</text:p>
          </table:table-cell>
          <table:table-cell office:value-type="float" office:value="1992060" table:style-name="ce2">
            <text:p>1992060</text:p>
          </table:table-cell>
          <table:table-cell office:value-type="float" office:value="1994530" table:style-name="ce2">
            <text:p>1994530</text:p>
          </table:table-cell>
          <table:table-cell office:value-type="float" office:value="1995733" table:style-name="ce2">
            <text:p>1995733</text:p>
          </table:table-cell>
          <table:table-cell office:value-type="float" office:value="1997012" table:style-name="ce2">
            <text:p>1997012</text:p>
          </table:table-cell>
          <table:table-cell office:value-type="float" office:value="2000474" table:style-name="ce2">
            <text:p>2000474</text:p>
          </table:table-cell>
          <table:table-cell office:value-type="float" office:value="2006868" table:style-name="ce2">
            <text:p>2006868</text:p>
          </table:table-cell>
          <table:table-cell office:value-type="float" office:value="2018122" table:style-name="ce2">
            <text:p>2018122</text:p>
          </table:table-cell>
          <table:table-cell office:value-type="float" office:value="2021316" table:style-name="ce2">
            <text:p>2021316</text:p>
          </table:table-cell>
          <table:table-cell office:value-type="float" office:value="2039669" table:style-name="ce2">
            <text:p>2039669</text:p>
          </table:table-cell>
          <table:table-cell office:value-type="float" office:value="2048583" table:style-name="ce2">
            <text:p>2048583</text:p>
          </table:table-cell>
          <table:table-cell office:value-type="float" office:value="2052843" table:style-name="ce2">
            <text:p>2052843</text:p>
          </table:table-cell>
          <table:table-cell office:value-type="float" office:value="2057159" table:style-name="ce2">
            <text:p>2057159</text:p>
          </table:table-cell>
          <table:table-cell office:value-type="float" office:value="2059953" table:style-name="ce2">
            <text:p>2059953</text:p>
          </table:table-cell>
          <table:table-cell office:value-type="float" office:value="2061980" table:style-name="ce2">
            <text:p>2061980</text:p>
          </table:table-cell>
          <table:table-cell office:value-type="float" office:value="2063531" table:style-name="ce2">
            <text:p>2063531</text:p>
          </table:table-cell>
          <table:table-cell office:value-type="float" office:value="2065042" table:style-name="ce2">
            <text:p>2065042</text:p>
          </table:table-cell>
          <table:table-cell office:value-type="float" office:value="2066388" table:style-name="ce2">
            <text:p>2066388</text:p>
          </table:table-cell>
          <table:table-cell office:value-type="float" office:value="2073894" table:style-name="ce2">
            <text:p>2073894</text:p>
          </table:table-cell>
          <table:table-cell office:value-type="float" office:value="2088385" table:style-name="ce2">
            <text:p>2088385</text:p>
          </table:table-cell>
          <table:table-cell office:value-type="float" office:value="2102419" table:style-name="ce2">
            <text:p>2102419</text:p>
          </table:table-cell>
          <table:table-cell office:value-type="float" office:value="2108079" table:style-name="ce2">
            <text:p>2108079</text:p>
          </table:table-cell>
          <table:table-cell office:value-type="float" office:value="2112076" table:style-name="ce2">
            <text:p>2112076</text:p>
          </table:table-cell>
          <table:table-cell office:value-type="float" office:value="2120461" table:style-name="ce2">
            <text:p>2120461</text:p>
          </table:table-cell>
          <table:table-cell office:value-type="float" office:value="2127400" table:style-name="ce2">
            <text:p>212740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weden</text:p>
          </table:table-cell>
          <table:table-cell office:value-type="string" table:style-name="ce2">
            <text:p>SWE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7484656" table:style-name="ce2">
            <text:p>7484656</text:p>
          </table:table-cell>
          <table:table-cell office:value-type="float" office:value="7519998" table:style-name="ce2">
            <text:p>7519998</text:p>
          </table:table-cell>
          <table:table-cell office:value-type="float" office:value="7561588" table:style-name="ce2">
            <text:p>7561588</text:p>
          </table:table-cell>
          <table:table-cell office:value-type="float" office:value="7604328" table:style-name="ce2">
            <text:p>7604328</text:p>
          </table:table-cell>
          <table:table-cell office:value-type="float" office:value="7661354" table:style-name="ce2">
            <text:p>7661354</text:p>
          </table:table-cell>
          <table:table-cell office:value-type="float" office:value="7733853" table:style-name="ce2">
            <text:p>7733853</text:p>
          </table:table-cell>
          <table:table-cell office:value-type="float" office:value="7807797" table:style-name="ce2">
            <text:p>7807797</text:p>
          </table:table-cell>
          <table:table-cell office:value-type="float" office:value="7867931" table:style-name="ce2">
            <text:p>7867931</text:p>
          </table:table-cell>
          <table:table-cell office:value-type="float" office:value="7912273" table:style-name="ce2">
            <text:p>7912273</text:p>
          </table:table-cell>
          <table:table-cell office:value-type="float" office:value="7968072" table:style-name="ce2">
            <text:p>7968072</text:p>
          </table:table-cell>
          <table:table-cell office:value-type="float" office:value="8042801" table:style-name="ce2">
            <text:p>8042801</text:p>
          </table:table-cell>
          <table:table-cell office:value-type="float" office:value="8098334" table:style-name="ce2">
            <text:p>8098334</text:p>
          </table:table-cell>
          <table:table-cell office:value-type="float" office:value="8122300" table:style-name="ce2">
            <text:p>8122300</text:p>
          </table:table-cell>
          <table:table-cell office:value-type="float" office:value="8136312" table:style-name="ce2">
            <text:p>8136312</text:p>
          </table:table-cell>
          <table:table-cell office:value-type="float" office:value="8159955" table:style-name="ce2">
            <text:p>8159955</text:p>
          </table:table-cell>
          <table:table-cell office:value-type="float" office:value="8192437" table:style-name="ce2">
            <text:p>8192437</text:p>
          </table:table-cell>
          <table:table-cell office:value-type="float" office:value="8222286" table:style-name="ce2">
            <text:p>8222286</text:p>
          </table:table-cell>
          <table:table-cell office:value-type="float" office:value="8251540" table:style-name="ce2">
            <text:p>8251540</text:p>
          </table:table-cell>
          <table:table-cell office:value-type="float" office:value="8275599" table:style-name="ce2">
            <text:p>8275599</text:p>
          </table:table-cell>
          <table:table-cell office:value-type="float" office:value="8293678" table:style-name="ce2">
            <text:p>8293678</text:p>
          </table:table-cell>
          <table:table-cell office:value-type="float" office:value="8310531" table:style-name="ce2">
            <text:p>8310531</text:p>
          </table:table-cell>
          <table:table-cell office:value-type="float" office:value="8320503" table:style-name="ce2">
            <text:p>8320503</text:p>
          </table:table-cell>
          <table:table-cell office:value-type="float" office:value="8325263" table:style-name="ce2">
            <text:p>8325263</text:p>
          </table:table-cell>
          <table:table-cell office:value-type="float" office:value="8329033" table:style-name="ce2">
            <text:p>8329033</text:p>
          </table:table-cell>
          <table:table-cell office:value-type="float" office:value="8336605" table:style-name="ce2">
            <text:p>8336605</text:p>
          </table:table-cell>
          <table:table-cell office:value-type="float" office:value="8350386" table:style-name="ce2">
            <text:p>8350386</text:p>
          </table:table-cell>
          <table:table-cell office:value-type="float" office:value="8369829" table:style-name="ce2">
            <text:p>8369829</text:p>
          </table:table-cell>
          <table:table-cell office:value-type="float" office:value="8397804" table:style-name="ce2">
            <text:p>8397804</text:p>
          </table:table-cell>
          <table:table-cell office:value-type="float" office:value="8436489" table:style-name="ce2">
            <text:p>8436489</text:p>
          </table:table-cell>
          <table:table-cell office:value-type="float" office:value="8492964" table:style-name="ce2">
            <text:p>8492964</text:p>
          </table:table-cell>
          <table:table-cell office:value-type="float" office:value="8558835" table:style-name="ce2">
            <text:p>8558835</text:p>
          </table:table-cell>
          <table:table-cell office:value-type="float" office:value="8617375" table:style-name="ce2">
            <text:p>8617375</text:p>
          </table:table-cell>
          <table:table-cell office:value-type="float" office:value="8668067" table:style-name="ce2">
            <text:p>8668067</text:p>
          </table:table-cell>
          <table:table-cell office:value-type="float" office:value="8718561" table:style-name="ce2">
            <text:p>8718561</text:p>
          </table:table-cell>
          <table:table-cell office:value-type="float" office:value="8780745" table:style-name="ce2">
            <text:p>8780745</text:p>
          </table:table-cell>
          <table:table-cell office:value-type="float" office:value="8826939" table:style-name="ce2">
            <text:p>8826939</text:p>
          </table:table-cell>
          <table:table-cell office:value-type="float" office:value="8840998" table:style-name="ce2">
            <text:p>8840998</text:p>
          </table:table-cell>
          <table:table-cell office:value-type="float" office:value="8846062" table:style-name="ce2">
            <text:p>8846062</text:p>
          </table:table-cell>
          <table:table-cell office:value-type="float" office:value="8850974" table:style-name="ce2">
            <text:p>8850974</text:p>
          </table:table-cell>
          <table:table-cell office:value-type="float" office:value="8857874" table:style-name="ce2">
            <text:p>8857874</text:p>
          </table:table-cell>
          <table:table-cell office:value-type="float" office:value="8872109" table:style-name="ce2">
            <text:p>8872109</text:p>
          </table:table-cell>
          <table:table-cell office:value-type="float" office:value="8895960" table:style-name="ce2">
            <text:p>8895960</text:p>
          </table:table-cell>
          <table:table-cell office:value-type="float" office:value="8924958" table:style-name="ce2">
            <text:p>8924958</text:p>
          </table:table-cell>
          <table:table-cell office:value-type="float" office:value="8958229" table:style-name="ce2">
            <text:p>8958229</text:p>
          </table:table-cell>
          <table:table-cell office:value-type="float" office:value="8993531" table:style-name="ce2">
            <text:p>8993531</text:p>
          </table:table-cell>
          <table:table-cell office:value-type="float" office:value="9029572" table:style-name="ce2">
            <text:p>9029572</text:p>
          </table:table-cell>
          <table:table-cell office:value-type="float" office:value="9080505" table:style-name="ce2">
            <text:p>9080505</text:p>
          </table:table-cell>
          <table:table-cell office:value-type="float" office:value="9148092" table:style-name="ce2">
            <text:p>9148092</text:p>
          </table:table-cell>
          <table:table-cell office:value-type="float" office:value="9219637" table:style-name="ce2">
            <text:p>9219637</text:p>
          </table:table-cell>
          <table:table-cell office:value-type="float" office:value="9298515" table:style-name="ce2">
            <text:p>9298515</text:p>
          </table:table-cell>
          <table:table-cell office:value-type="float" office:value="9378126" table:style-name="ce2">
            <text:p>9378126</text:p>
          </table:table-cell>
          <table:table-cell office:value-type="float" office:value="9449213" table:style-name="ce2">
            <text:p>9449213</text:p>
          </table:table-cell>
          <table:table-cell office:value-type="float" office:value="9519374" table:style-name="ce2">
            <text:p>9519374</text:p>
          </table:table-cell>
          <table:table-cell office:value-type="float" office:value="9600379" table:style-name="ce2">
            <text:p>9600379</text:p>
          </table:table-cell>
          <table:table-cell office:value-type="float" office:value="9696110" table:style-name="ce2">
            <text:p>9696110</text:p>
          </table:table-cell>
          <table:table-cell office:value-type="float" office:value="9799186" table:style-name="ce2">
            <text:p>9799186</text:p>
          </table:table-cell>
          <table:table-cell office:value-type="float" office:value="9923085" table:style-name="ce2">
            <text:p>9923085</text:p>
          </table:table-cell>
          <table:table-cell office:value-type="float" office:value="10057698" table:style-name="ce2">
            <text:p>10057698</text:p>
          </table:table-cell>
          <table:table-cell office:value-type="float" office:value="10175214" table:style-name="ce2">
            <text:p>10175214</text:p>
          </table:table-cell>
          <table:table-cell office:value-type="float" office:value="10278887" table:style-name="ce2">
            <text:p>10278887</text:p>
          </table:table-cell>
          <table:table-cell office:value-type="float" office:value="10353442" table:style-name="ce2">
            <text:p>10353442</text:p>
          </table:table-cell>
          <table:table-cell office:value-type="float" office:value="10415811" table:style-name="ce2">
            <text:p>10415811</text:p>
          </table:table-cell>
          <table:table-cell office:value-type="float" office:value="10486941" table:style-name="ce2">
            <text:p>10486941</text:p>
          </table:table-cell>
          <table:table-cell office:value-type="float" office:value="10536632" table:style-name="ce2">
            <text:p>10536632</text:p>
          </table:table-cell>
          <table:table-cell office:value-type="float" office:value="10569709" table:style-name="ce2">
            <text:p>10569709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Eswatini</text:p>
          </table:table-cell>
          <table:table-cell office:value-type="string" table:style-name="ce2">
            <text:p>SWZ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45337" table:style-name="ce2">
            <text:p>345337</text:p>
          </table:table-cell>
          <table:table-cell office:value-type="float" office:value="353264" table:style-name="ce2">
            <text:p>353264</text:p>
          </table:table-cell>
          <table:table-cell office:value-type="float" office:value="361365" table:style-name="ce2">
            <text:p>361365</text:p>
          </table:table-cell>
          <table:table-cell office:value-type="float" office:value="369759" table:style-name="ce2">
            <text:p>369759</text:p>
          </table:table-cell>
          <table:table-cell office:value-type="float" office:value="378656" table:style-name="ce2">
            <text:p>378656</text:p>
          </table:table-cell>
          <table:table-cell office:value-type="float" office:value="388336" table:style-name="ce2">
            <text:p>388336</text:p>
          </table:table-cell>
          <table:table-cell office:value-type="float" office:value="398766" table:style-name="ce2">
            <text:p>398766</text:p>
          </table:table-cell>
          <table:table-cell office:value-type="float" office:value="409031" table:style-name="ce2">
            <text:p>409031</text:p>
          </table:table-cell>
          <table:table-cell office:value-type="float" office:value="419147" table:style-name="ce2">
            <text:p>419147</text:p>
          </table:table-cell>
          <table:table-cell office:value-type="float" office:value="429875" table:style-name="ce2">
            <text:p>429875</text:p>
          </table:table-cell>
          <table:table-cell office:value-type="float" office:value="441216" table:style-name="ce2">
            <text:p>441216</text:p>
          </table:table-cell>
          <table:table-cell office:value-type="float" office:value="453183" table:style-name="ce2">
            <text:p>453183</text:p>
          </table:table-cell>
          <table:table-cell office:value-type="float" office:value="465788" table:style-name="ce2">
            <text:p>465788</text:p>
          </table:table-cell>
          <table:table-cell office:value-type="float" office:value="479038" table:style-name="ce2">
            <text:p>479038</text:p>
          </table:table-cell>
          <table:table-cell office:value-type="float" office:value="492988" table:style-name="ce2">
            <text:p>492988</text:p>
          </table:table-cell>
          <table:table-cell office:value-type="float" office:value="507673" table:style-name="ce2">
            <text:p>507673</text:p>
          </table:table-cell>
          <table:table-cell office:value-type="float" office:value="523330" table:style-name="ce2">
            <text:p>523330</text:p>
          </table:table-cell>
          <table:table-cell office:value-type="float" office:value="540348" table:style-name="ce2">
            <text:p>540348</text:p>
          </table:table-cell>
          <table:table-cell office:value-type="float" office:value="558446" table:style-name="ce2">
            <text:p>558446</text:p>
          </table:table-cell>
          <table:table-cell office:value-type="float" office:value="577199" table:style-name="ce2">
            <text:p>577199</text:p>
          </table:table-cell>
          <table:table-cell office:value-type="float" office:value="596644" table:style-name="ce2">
            <text:p>596644</text:p>
          </table:table-cell>
          <table:table-cell office:value-type="float" office:value="616808" table:style-name="ce2">
            <text:p>616808</text:p>
          </table:table-cell>
          <table:table-cell office:value-type="float" office:value="637652" table:style-name="ce2">
            <text:p>637652</text:p>
          </table:table-cell>
          <table:table-cell office:value-type="float" office:value="658957" table:style-name="ce2">
            <text:p>658957</text:p>
          </table:table-cell>
          <table:table-cell office:value-type="float" office:value="680783" table:style-name="ce2">
            <text:p>680783</text:p>
          </table:table-cell>
          <table:table-cell office:value-type="float" office:value="706196" table:style-name="ce2">
            <text:p>706196</text:p>
          </table:table-cell>
          <table:table-cell office:value-type="float" office:value="734732" table:style-name="ce2">
            <text:p>734732</text:p>
          </table:table-cell>
          <table:table-cell office:value-type="float" office:value="763811" table:style-name="ce2">
            <text:p>763811</text:p>
          </table:table-cell>
          <table:table-cell office:value-type="float" office:value="799798" table:style-name="ce2">
            <text:p>799798</text:p>
          </table:table-cell>
          <table:table-cell office:value-type="float" office:value="837800" table:style-name="ce2">
            <text:p>837800</text:p>
          </table:table-cell>
          <table:table-cell office:value-type="float" office:value="872428" table:style-name="ce2">
            <text:p>872428</text:p>
          </table:table-cell>
          <table:table-cell office:value-type="float" office:value="908189" table:style-name="ce2">
            <text:p>908189</text:p>
          </table:table-cell>
          <table:table-cell office:value-type="float" office:value="943416" table:style-name="ce2">
            <text:p>943416</text:p>
          </table:table-cell>
          <table:table-cell office:value-type="float" office:value="971318" table:style-name="ce2">
            <text:p>971318</text:p>
          </table:table-cell>
          <table:table-cell office:value-type="float" office:value="971212" table:style-name="ce2">
            <text:p>971212</text:p>
          </table:table-cell>
          <table:table-cell office:value-type="float" office:value="970433" table:style-name="ce2">
            <text:p>970433</text:p>
          </table:table-cell>
          <table:table-cell office:value-type="float" office:value="989841" table:style-name="ce2">
            <text:p>989841</text:p>
          </table:table-cell>
          <table:table-cell office:value-type="float" office:value="1006635" table:style-name="ce2">
            <text:p>1006635</text:p>
          </table:table-cell>
          <table:table-cell office:value-type="float" office:value="1019653" table:style-name="ce2">
            <text:p>1019653</text:p>
          </table:table-cell>
          <table:table-cell office:value-type="float" office:value="1030782" table:style-name="ce2">
            <text:p>1030782</text:p>
          </table:table-cell>
          <table:table-cell office:value-type="float" office:value="1041414" table:style-name="ce2">
            <text:p>1041414</text:p>
          </table:table-cell>
          <table:table-cell office:value-type="float" office:value="1051064" table:style-name="ce2">
            <text:p>1051064</text:p>
          </table:table-cell>
          <table:table-cell office:value-type="float" office:value="1059441" table:style-name="ce2">
            <text:p>1059441</text:p>
          </table:table-cell>
          <table:table-cell office:value-type="float" office:value="1066700" table:style-name="ce2">
            <text:p>1066700</text:p>
          </table:table-cell>
          <table:table-cell office:value-type="float" office:value="1073159" table:style-name="ce2">
            <text:p>1073159</text:p>
          </table:table-cell>
          <table:table-cell office:value-type="float" office:value="1079022" table:style-name="ce2">
            <text:p>1079022</text:p>
          </table:table-cell>
          <table:table-cell office:value-type="float" office:value="1084436" table:style-name="ce2">
            <text:p>1084436</text:p>
          </table:table-cell>
          <table:table-cell office:value-type="float" office:value="1090705" table:style-name="ce2">
            <text:p>1090705</text:p>
          </table:table-cell>
          <table:table-cell office:value-type="float" office:value="1098091" table:style-name="ce2">
            <text:p>1098091</text:p>
          </table:table-cell>
          <table:table-cell office:value-type="float" office:value="1105153" table:style-name="ce2">
            <text:p>1105153</text:p>
          </table:table-cell>
          <table:table-cell office:value-type="float" office:value="1111650" table:style-name="ce2">
            <text:p>1111650</text:p>
          </table:table-cell>
          <table:table-cell office:value-type="float" office:value="1117833" table:style-name="ce2">
            <text:p>1117833</text:p>
          </table:table-cell>
          <table:table-cell office:value-type="float" office:value="1123863" table:style-name="ce2">
            <text:p>1123863</text:p>
          </table:table-cell>
          <table:table-cell office:value-type="float" office:value="1129990" table:style-name="ce2">
            <text:p>1129990</text:p>
          </table:table-cell>
          <table:table-cell office:value-type="float" office:value="1136299" table:style-name="ce2">
            <text:p>1136299</text:p>
          </table:table-cell>
          <table:table-cell office:value-type="float" office:value="1142813" table:style-name="ce2">
            <text:p>1142813</text:p>
          </table:table-cell>
          <table:table-cell office:value-type="float" office:value="1149507" table:style-name="ce2">
            <text:p>1149507</text:p>
          </table:table-cell>
          <table:table-cell office:value-type="float" office:value="1158195" table:style-name="ce2">
            <text:p>1158195</text:p>
          </table:table-cell>
          <table:table-cell office:value-type="float" office:value="1168929" table:style-name="ce2">
            <text:p>1168929</text:p>
          </table:table-cell>
          <table:table-cell office:value-type="float" office:value="1179874" table:style-name="ce2">
            <text:p>1179874</text:p>
          </table:table-cell>
          <table:table-cell office:value-type="float" office:value="1192729" table:style-name="ce2">
            <text:p>1192729</text:p>
          </table:table-cell>
          <table:table-cell office:value-type="float" office:value="1206593" table:style-name="ce2">
            <text:p>1206593</text:p>
          </table:table-cell>
          <table:table-cell office:value-type="float" office:value="1218917" table:style-name="ce2">
            <text:p>1218917</text:p>
          </table:table-cell>
          <table:table-cell office:value-type="float" office:value="1230506" table:style-name="ce2">
            <text:p>1230506</text:p>
          </table:table-cell>
          <table:table-cell office:value-type="float" office:value="1242822" table:style-name="ce2">
            <text:p>124282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int Maarten (Dutch part)</text:p>
          </table:table-cell>
          <table:table-cell office:value-type="string" table:style-name="ce2">
            <text:p>SXM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715" table:style-name="ce2">
            <text:p>2715</text:p>
          </table:table-cell>
          <table:table-cell office:value-type="float" office:value="2970" table:style-name="ce2">
            <text:p>2970</text:p>
          </table:table-cell>
          <table:table-cell office:value-type="float" office:value="3264" table:style-name="ce2">
            <text:p>3264</text:p>
          </table:table-cell>
          <table:table-cell office:value-type="float" office:value="3584" table:style-name="ce2">
            <text:p>3584</text:p>
          </table:table-cell>
          <table:table-cell office:value-type="float" office:value="3922" table:style-name="ce2">
            <text:p>3922</text:p>
          </table:table-cell>
          <table:table-cell office:value-type="float" office:value="4282" table:style-name="ce2">
            <text:p>4282</text:p>
          </table:table-cell>
          <table:table-cell office:value-type="float" office:value="4664" table:style-name="ce2">
            <text:p>4664</text:p>
          </table:table-cell>
          <table:table-cell office:value-type="float" office:value="5071" table:style-name="ce2">
            <text:p>5071</text:p>
          </table:table-cell>
          <table:table-cell office:value-type="float" office:value="5500" table:style-name="ce2">
            <text:p>5500</text:p>
          </table:table-cell>
          <table:table-cell office:value-type="float" office:value="5948" table:style-name="ce2">
            <text:p>5948</text:p>
          </table:table-cell>
          <table:table-cell office:value-type="float" office:value="6414" table:style-name="ce2">
            <text:p>6414</text:p>
          </table:table-cell>
          <table:table-cell office:value-type="float" office:value="6888" table:style-name="ce2">
            <text:p>6888</text:p>
          </table:table-cell>
          <table:table-cell office:value-type="float" office:value="7380" table:style-name="ce2">
            <text:p>7380</text:p>
          </table:table-cell>
          <table:table-cell office:value-type="float" office:value="7917" table:style-name="ce2">
            <text:p>7917</text:p>
          </table:table-cell>
          <table:table-cell office:value-type="float" office:value="8492" table:style-name="ce2">
            <text:p>8492</text:p>
          </table:table-cell>
          <table:table-cell office:value-type="float" office:value="9094" table:style-name="ce2">
            <text:p>9094</text:p>
          </table:table-cell>
          <table:table-cell office:value-type="float" office:value="9716" table:style-name="ce2">
            <text:p>9716</text:p>
          </table:table-cell>
          <table:table-cell office:value-type="float" office:value="10364" table:style-name="ce2">
            <text:p>10364</text:p>
          </table:table-cell>
          <table:table-cell office:value-type="float" office:value="11039" table:style-name="ce2">
            <text:p>11039</text:p>
          </table:table-cell>
          <table:table-cell office:value-type="float" office:value="11723" table:style-name="ce2">
            <text:p>11723</text:p>
          </table:table-cell>
          <table:table-cell office:value-type="float" office:value="12410" table:style-name="ce2">
            <text:p>12410</text:p>
          </table:table-cell>
          <table:table-cell office:value-type="float" office:value="13302" table:style-name="ce2">
            <text:p>13302</text:p>
          </table:table-cell>
          <table:table-cell office:value-type="float" office:value="14607" table:style-name="ce2">
            <text:p>14607</text:p>
          </table:table-cell>
          <table:table-cell office:value-type="float" office:value="16133" table:style-name="ce2">
            <text:p>16133</text:p>
          </table:table-cell>
          <table:table-cell office:value-type="float" office:value="17694" table:style-name="ce2">
            <text:p>17694</text:p>
          </table:table-cell>
          <table:table-cell office:value-type="float" office:value="19291" table:style-name="ce2">
            <text:p>19291</text:p>
          </table:table-cell>
          <table:table-cell office:value-type="float" office:value="20930" table:style-name="ce2">
            <text:p>20930</text:p>
          </table:table-cell>
          <table:table-cell office:value-type="float" office:value="22617" table:style-name="ce2">
            <text:p>22617</text:p>
          </table:table-cell>
          <table:table-cell office:value-type="float" office:value="24357" table:style-name="ce2">
            <text:p>24357</text:p>
          </table:table-cell>
          <table:table-cell office:value-type="float" office:value="26169" table:style-name="ce2">
            <text:p>26169</text:p>
          </table:table-cell>
          <table:table-cell office:value-type="float" office:value="28061" table:style-name="ce2">
            <text:p>28061</text:p>
          </table:table-cell>
          <table:table-cell office:value-type="float" office:value="30046" table:style-name="ce2">
            <text:p>30046</text:p>
          </table:table-cell>
          <table:table-cell office:value-type="float" office:value="31567" table:style-name="ce2">
            <text:p>31567</text:p>
          </table:table-cell>
          <table:table-cell office:value-type="float" office:value="32026" table:style-name="ce2">
            <text:p>32026</text:p>
          </table:table-cell>
          <table:table-cell office:value-type="float" office:value="31917" table:style-name="ce2">
            <text:p>31917</text:p>
          </table:table-cell>
          <table:table-cell office:value-type="float" office:value="31772" table:style-name="ce2">
            <text:p>31772</text:p>
          </table:table-cell>
          <table:table-cell office:value-type="float" office:value="31598" table:style-name="ce2">
            <text:p>31598</text:p>
          </table:table-cell>
          <table:table-cell office:value-type="float" office:value="31404" table:style-name="ce2">
            <text:p>31404</text:p>
          </table:table-cell>
          <table:table-cell office:value-type="float" office:value="31193" table:style-name="ce2">
            <text:p>31193</text:p>
          </table:table-cell>
          <table:table-cell office:value-type="float" office:value="30977" table:style-name="ce2">
            <text:p>30977</text:p>
          </table:table-cell>
          <table:table-cell office:value-type="float" office:value="30773" table:style-name="ce2">
            <text:p>30773</text:p>
          </table:table-cell>
          <table:table-cell office:value-type="float" office:value="30726" table:style-name="ce2">
            <text:p>30726</text:p>
          </table:table-cell>
          <table:table-cell office:value-type="float" office:value="30960" table:style-name="ce2">
            <text:p>30960</text:p>
          </table:table-cell>
          <table:table-cell office:value-type="float" office:value="31327" table:style-name="ce2">
            <text:p>31327</text:p>
          </table:table-cell>
          <table:table-cell office:value-type="float" office:value="31690" table:style-name="ce2">
            <text:p>31690</text:p>
          </table:table-cell>
          <table:table-cell office:value-type="float" office:value="32057" table:style-name="ce2">
            <text:p>32057</text:p>
          </table:table-cell>
          <table:table-cell office:value-type="float" office:value="32428" table:style-name="ce2">
            <text:p>32428</text:p>
          </table:table-cell>
          <table:table-cell office:value-type="float" office:value="32791" table:style-name="ce2">
            <text:p>32791</text:p>
          </table:table-cell>
          <table:table-cell office:value-type="float" office:value="33145" table:style-name="ce2">
            <text:p>33145</text:p>
          </table:table-cell>
          <table:table-cell office:value-type="float" office:value="33491" table:style-name="ce2">
            <text:p>33491</text:p>
          </table:table-cell>
          <table:table-cell office:value-type="float" office:value="33794" table:style-name="ce2">
            <text:p>33794</text:p>
          </table:table-cell>
          <table:table-cell office:value-type="float" office:value="34267" table:style-name="ce2">
            <text:p>34267</text:p>
          </table:table-cell>
          <table:table-cell office:value-type="float" office:value="35023" table:style-name="ce2">
            <text:p>35023</text:p>
          </table:table-cell>
          <table:table-cell office:value-type="float" office:value="35854" table:style-name="ce2">
            <text:p>35854</text:p>
          </table:table-cell>
          <table:table-cell office:value-type="float" office:value="36672" table:style-name="ce2">
            <text:p>36672</text:p>
          </table:table-cell>
          <table:table-cell office:value-type="float" office:value="37471" table:style-name="ce2">
            <text:p>37471</text:p>
          </table:table-cell>
          <table:table-cell office:value-type="float" office:value="38249" table:style-name="ce2">
            <text:p>38249</text:p>
          </table:table-cell>
          <table:table-cell office:value-type="float" office:value="38996" table:style-name="ce2">
            <text:p>38996</text:p>
          </table:table-cell>
          <table:table-cell office:value-type="float" office:value="39712" table:style-name="ce2">
            <text:p>39712</text:p>
          </table:table-cell>
          <table:table-cell office:value-type="float" office:value="40385" table:style-name="ce2">
            <text:p>40385</text:p>
          </table:table-cell>
          <table:table-cell office:value-type="float" office:value="41008" table:style-name="ce2">
            <text:p>41008</text:p>
          </table:table-cell>
          <table:table-cell office:value-type="float" office:value="41571" table:style-name="ce2">
            <text:p>41571</text:p>
          </table:table-cell>
          <table:table-cell office:value-type="float" office:value="42139" table:style-name="ce2">
            <text:p>42139</text:p>
          </table:table-cell>
          <table:table-cell office:value-type="float" office:value="42749" table:style-name="ce2">
            <text:p>42749</text:p>
          </table:table-cell>
          <table:table-cell office:value-type="float" office:value="43350" table:style-name="ce2">
            <text:p>4335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eychelles</text:p>
          </table:table-cell>
          <table:table-cell office:value-type="string" table:style-name="ce2">
            <text:p>SYC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1700" table:style-name="ce2">
            <text:p>41700</text:p>
          </table:table-cell>
          <table:table-cell office:value-type="float" office:value="42889" table:style-name="ce2">
            <text:p>42889</text:p>
          </table:table-cell>
          <table:table-cell office:value-type="float" office:value="44042" table:style-name="ce2">
            <text:p>44042</text:p>
          </table:table-cell>
          <table:table-cell office:value-type="float" office:value="45176" table:style-name="ce2">
            <text:p>45176</text:p>
          </table:table-cell>
          <table:table-cell office:value-type="float" office:value="46322" table:style-name="ce2">
            <text:p>46322</text:p>
          </table:table-cell>
          <table:table-cell office:value-type="float" office:value="47500" table:style-name="ce2">
            <text:p>47500</text:p>
          </table:table-cell>
          <table:table-cell office:value-type="float" office:value="48699" table:style-name="ce2">
            <text:p>48699</text:p>
          </table:table-cell>
          <table:table-cell office:value-type="float" office:value="49911" table:style-name="ce2">
            <text:p>49911</text:p>
          </table:table-cell>
          <table:table-cell office:value-type="float" office:value="51134" table:style-name="ce2">
            <text:p>51134</text:p>
          </table:table-cell>
          <table:table-cell office:value-type="float" office:value="52365" table:style-name="ce2">
            <text:p>52365</text:p>
          </table:table-cell>
          <table:table-cell office:value-type="float" office:value="53600" table:style-name="ce2">
            <text:p>53600</text:p>
          </table:table-cell>
          <table:table-cell office:value-type="float" office:value="54695" table:style-name="ce2">
            <text:p>54695</text:p>
          </table:table-cell>
          <table:table-cell office:value-type="float" office:value="56029" table:style-name="ce2">
            <text:p>56029</text:p>
          </table:table-cell>
          <table:table-cell office:value-type="float" office:value="56892" table:style-name="ce2">
            <text:p>56892</text:p>
          </table:table-cell>
          <table:table-cell office:value-type="float" office:value="57937" table:style-name="ce2">
            <text:p>57937</text:p>
          </table:table-cell>
          <table:table-cell office:value-type="float" office:value="59292" table:style-name="ce2">
            <text:p>59292</text:p>
          </table:table-cell>
          <table:table-cell office:value-type="float" office:value="60504" table:style-name="ce2">
            <text:p>60504</text:p>
          </table:table-cell>
          <table:table-cell office:value-type="float" office:value="61786" table:style-name="ce2">
            <text:p>61786</text:p>
          </table:table-cell>
          <table:table-cell office:value-type="float" office:value="62150" table:style-name="ce2">
            <text:p>62150</text:p>
          </table:table-cell>
          <table:table-cell office:value-type="float" office:value="62686" table:style-name="ce2">
            <text:p>62686</text:p>
          </table:table-cell>
          <table:table-cell office:value-type="float" office:value="63261" table:style-name="ce2">
            <text:p>63261</text:p>
          </table:table-cell>
          <table:table-cell office:value-type="float" office:value="64035" table:style-name="ce2">
            <text:p>64035</text:p>
          </table:table-cell>
          <table:table-cell office:value-type="float" office:value="64413" table:style-name="ce2">
            <text:p>64413</text:p>
          </table:table-cell>
          <table:table-cell office:value-type="float" office:value="64335" table:style-name="ce2">
            <text:p>64335</text:p>
          </table:table-cell>
          <table:table-cell office:value-type="float" office:value="64717" table:style-name="ce2">
            <text:p>64717</text:p>
          </table:table-cell>
          <table:table-cell office:value-type="float" office:value="65244" table:style-name="ce2">
            <text:p>65244</text:p>
          </table:table-cell>
          <table:table-cell office:value-type="float" office:value="65652" table:style-name="ce2">
            <text:p>65652</text:p>
          </table:table-cell>
          <table:table-cell office:value-type="float" office:value="68499" table:style-name="ce2">
            <text:p>68499</text:p>
          </table:table-cell>
          <table:table-cell office:value-type="float" office:value="68755" table:style-name="ce2">
            <text:p>68755</text:p>
          </table:table-cell>
          <table:table-cell office:value-type="float" office:value="69167" table:style-name="ce2">
            <text:p>69167</text:p>
          </table:table-cell>
          <table:table-cell office:value-type="float" office:value="69507" table:style-name="ce2">
            <text:p>69507</text:p>
          </table:table-cell>
          <table:table-cell office:value-type="float" office:value="70439" table:style-name="ce2">
            <text:p>70439</text:p>
          </table:table-cell>
          <table:table-cell office:value-type="float" office:value="70763" table:style-name="ce2">
            <text:p>70763</text:p>
          </table:table-cell>
          <table:table-cell office:value-type="float" office:value="72253" table:style-name="ce2">
            <text:p>72253</text:p>
          </table:table-cell>
          <table:table-cell office:value-type="float" office:value="74205" table:style-name="ce2">
            <text:p>74205</text:p>
          </table:table-cell>
          <table:table-cell office:value-type="float" office:value="75304" table:style-name="ce2">
            <text:p>75304</text:p>
          </table:table-cell>
          <table:table-cell office:value-type="float" office:value="76417" table:style-name="ce2">
            <text:p>76417</text:p>
          </table:table-cell>
          <table:table-cell office:value-type="float" office:value="77319" table:style-name="ce2">
            <text:p>77319</text:p>
          </table:table-cell>
          <table:table-cell office:value-type="float" office:value="78846" table:style-name="ce2">
            <text:p>78846</text:p>
          </table:table-cell>
          <table:table-cell office:value-type="float" office:value="80410" table:style-name="ce2">
            <text:p>80410</text:p>
          </table:table-cell>
          <table:table-cell office:value-type="float" office:value="81131" table:style-name="ce2">
            <text:p>81131</text:p>
          </table:table-cell>
          <table:table-cell office:value-type="float" office:value="81202" table:style-name="ce2">
            <text:p>81202</text:p>
          </table:table-cell>
          <table:table-cell office:value-type="float" office:value="83723" table:style-name="ce2">
            <text:p>83723</text:p>
          </table:table-cell>
          <table:table-cell office:value-type="float" office:value="82781" table:style-name="ce2">
            <text:p>82781</text:p>
          </table:table-cell>
          <table:table-cell office:value-type="float" office:value="82475" table:style-name="ce2">
            <text:p>82475</text:p>
          </table:table-cell>
          <table:table-cell office:value-type="float" office:value="82858" table:style-name="ce2">
            <text:p>82858</text:p>
          </table:table-cell>
          <table:table-cell office:value-type="float" office:value="84600" table:style-name="ce2">
            <text:p>84600</text:p>
          </table:table-cell>
          <table:table-cell office:value-type="float" office:value="85033" table:style-name="ce2">
            <text:p>85033</text:p>
          </table:table-cell>
          <table:table-cell office:value-type="float" office:value="86956" table:style-name="ce2">
            <text:p>86956</text:p>
          </table:table-cell>
          <table:table-cell office:value-type="float" office:value="87298" table:style-name="ce2">
            <text:p>87298</text:p>
          </table:table-cell>
          <table:table-cell office:value-type="float" office:value="89770" table:style-name="ce2">
            <text:p>89770</text:p>
          </table:table-cell>
          <table:table-cell office:value-type="float" office:value="87441" table:style-name="ce2">
            <text:p>87441</text:p>
          </table:table-cell>
          <table:table-cell office:value-type="float" office:value="88303" table:style-name="ce2">
            <text:p>88303</text:p>
          </table:table-cell>
          <table:table-cell office:value-type="float" office:value="89949" table:style-name="ce2">
            <text:p>89949</text:p>
          </table:table-cell>
          <table:table-cell office:value-type="float" office:value="91359" table:style-name="ce2">
            <text:p>91359</text:p>
          </table:table-cell>
          <table:table-cell office:value-type="float" office:value="93419" table:style-name="ce2">
            <text:p>93419</text:p>
          </table:table-cell>
          <table:table-cell office:value-type="float" office:value="94677" table:style-name="ce2">
            <text:p>94677</text:p>
          </table:table-cell>
          <table:table-cell office:value-type="float" office:value="95843" table:style-name="ce2">
            <text:p>95843</text:p>
          </table:table-cell>
          <table:table-cell office:value-type="float" office:value="96762" table:style-name="ce2">
            <text:p>96762</text:p>
          </table:table-cell>
          <table:table-cell office:value-type="float" office:value="97625" table:style-name="ce2">
            <text:p>97625</text:p>
          </table:table-cell>
          <table:table-cell office:value-type="float" office:value="98462" table:style-name="ce2">
            <text:p>98462</text:p>
          </table:table-cell>
          <table:table-cell office:value-type="float" office:value="99258" table:style-name="ce2">
            <text:p>99258</text:p>
          </table:table-cell>
          <table:table-cell office:value-type="float" office:value="119878" table:style-name="ce2">
            <text:p>119878</text:p>
          </table:table-cell>
          <table:table-cell office:value-type="float" office:value="119773" table:style-name="ce2">
            <text:p>119773</text:p>
          </table:table-cell>
          <table:table-cell office:value-type="float" office:value="121354" table:style-name="ce2">
            <text:p>12135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yrian Arab Republic</text:p>
          </table:table-cell>
          <table:table-cell office:value-type="string" table:style-name="ce2">
            <text:p>SYR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673500" table:style-name="ce2">
            <text:p>4673500</text:p>
          </table:table-cell>
          <table:table-cell office:value-type="float" office:value="4815466" table:style-name="ce2">
            <text:p>4815466</text:p>
          </table:table-cell>
          <table:table-cell office:value-type="float" office:value="4959340" table:style-name="ce2">
            <text:p>4959340</text:p>
          </table:table-cell>
          <table:table-cell office:value-type="float" office:value="5110467" table:style-name="ce2">
            <text:p>5110467</text:p>
          </table:table-cell>
          <table:table-cell office:value-type="float" office:value="5269087" table:style-name="ce2">
            <text:p>5269087</text:p>
          </table:table-cell>
          <table:table-cell office:value-type="float" office:value="5435267" table:style-name="ce2">
            <text:p>5435267</text:p>
          </table:table-cell>
          <table:table-cell office:value-type="float" office:value="5609047" table:style-name="ce2">
            <text:p>5609047</text:p>
          </table:table-cell>
          <table:table-cell office:value-type="float" office:value="5790198" table:style-name="ce2">
            <text:p>5790198</text:p>
          </table:table-cell>
          <table:table-cell office:value-type="float" office:value="5978742" table:style-name="ce2">
            <text:p>5978742</text:p>
          </table:table-cell>
          <table:table-cell office:value-type="float" office:value="6175166" table:style-name="ce2">
            <text:p>6175166</text:p>
          </table:table-cell>
          <table:table-cell office:value-type="float" office:value="6380609" table:style-name="ce2">
            <text:p>6380609</text:p>
          </table:table-cell>
          <table:table-cell office:value-type="float" office:value="6598094" table:style-name="ce2">
            <text:p>6598094</text:p>
          </table:table-cell>
          <table:table-cell office:value-type="float" office:value="6826024" table:style-name="ce2">
            <text:p>6826024</text:p>
          </table:table-cell>
          <table:table-cell office:value-type="float" office:value="7060321" table:style-name="ce2">
            <text:p>7060321</text:p>
          </table:table-cell>
          <table:table-cell office:value-type="float" office:value="7302160" table:style-name="ce2">
            <text:p>7302160</text:p>
          </table:table-cell>
          <table:table-cell office:value-type="float" office:value="7554364" table:style-name="ce2">
            <text:p>7554364</text:p>
          </table:table-cell>
          <table:table-cell office:value-type="float" office:value="7817320" table:style-name="ce2">
            <text:p>7817320</text:p>
          </table:table-cell>
          <table:table-cell office:value-type="float" office:value="8090501" table:style-name="ce2">
            <text:p>8090501</text:p>
          </table:table-cell>
          <table:table-cell office:value-type="float" office:value="8372759" table:style-name="ce2">
            <text:p>8372759</text:p>
          </table:table-cell>
          <table:table-cell office:value-type="float" office:value="8661909" table:style-name="ce2">
            <text:p>8661909</text:p>
          </table:table-cell>
          <table:table-cell office:value-type="float" office:value="8957663" table:style-name="ce2">
            <text:p>8957663</text:p>
          </table:table-cell>
          <table:table-cell office:value-type="float" office:value="9260189" table:style-name="ce2">
            <text:p>9260189</text:p>
          </table:table-cell>
          <table:table-cell office:value-type="float" office:value="9572511" table:style-name="ce2">
            <text:p>9572511</text:p>
          </table:table-cell>
          <table:table-cell office:value-type="float" office:value="9904809" table:style-name="ce2">
            <text:p>9904809</text:p>
          </table:table-cell>
          <table:table-cell office:value-type="float" office:value="10258398" table:style-name="ce2">
            <text:p>10258398</text:p>
          </table:table-cell>
          <table:table-cell office:value-type="float" office:value="10625672" table:style-name="ce2">
            <text:p>10625672</text:p>
          </table:table-cell>
          <table:table-cell office:value-type="float" office:value="11002844" table:style-name="ce2">
            <text:p>11002844</text:p>
          </table:table-cell>
          <table:table-cell office:value-type="float" office:value="11388923" table:style-name="ce2">
            <text:p>11388923</text:p>
          </table:table-cell>
          <table:table-cell office:value-type="float" office:value="11782264" table:style-name="ce2">
            <text:p>11782264</text:p>
          </table:table-cell>
          <table:table-cell office:value-type="float" office:value="12179060" table:style-name="ce2">
            <text:p>12179060</text:p>
          </table:table-cell>
          <table:table-cell office:value-type="float" office:value="12579208" table:style-name="ce2">
            <text:p>12579208</text:p>
          </table:table-cell>
          <table:table-cell office:value-type="float" office:value="12980821" table:style-name="ce2">
            <text:p>12980821</text:p>
          </table:table-cell>
          <table:table-cell office:value-type="float" office:value="13385571" table:style-name="ce2">
            <text:p>13385571</text:p>
          </table:table-cell>
          <table:table-cell office:value-type="float" office:value="13795686" table:style-name="ce2">
            <text:p>13795686</text:p>
          </table:table-cell>
          <table:table-cell office:value-type="float" office:value="14208583" table:style-name="ce2">
            <text:p>14208583</text:p>
          </table:table-cell>
          <table:table-cell office:value-type="float" office:value="14616801" table:style-name="ce2">
            <text:p>14616801</text:p>
          </table:table-cell>
          <table:table-cell office:value-type="float" office:value="15018104" table:style-name="ce2">
            <text:p>15018104</text:p>
          </table:table-cell>
          <table:table-cell office:value-type="float" office:value="15417542" table:style-name="ce2">
            <text:p>15417542</text:p>
          </table:table-cell>
          <table:table-cell office:value-type="float" office:value="15820413" table:style-name="ce2">
            <text:p>15820413</text:p>
          </table:table-cell>
          <table:table-cell office:value-type="float" office:value="16228061" table:style-name="ce2">
            <text:p>16228061</text:p>
          </table:table-cell>
          <table:table-cell office:value-type="float" office:value="16637888" table:style-name="ce2">
            <text:p>16637888</text:p>
          </table:table-cell>
          <table:table-cell office:value-type="float" office:value="17051338" table:style-name="ce2">
            <text:p>17051338</text:p>
          </table:table-cell>
          <table:table-cell office:value-type="float" office:value="17468332" table:style-name="ce2">
            <text:p>17468332</text:p>
          </table:table-cell>
          <table:table-cell office:value-type="float" office:value="17889296" table:style-name="ce2">
            <text:p>17889296</text:p>
          </table:table-cell>
          <table:table-cell office:value-type="float" office:value="18336875" table:style-name="ce2">
            <text:p>18336875</text:p>
          </table:table-cell>
          <table:table-cell office:value-type="float" office:value="18814091" table:style-name="ce2">
            <text:p>18814091</text:p>
          </table:table-cell>
          <table:table-cell office:value-type="float" office:value="19637022" table:style-name="ce2">
            <text:p>19637022</text:p>
          </table:table-cell>
          <table:table-cell office:value-type="float" office:value="20884125" table:style-name="ce2">
            <text:p>20884125</text:p>
          </table:table-cell>
          <table:table-cell office:value-type="float" office:value="21636564" table:style-name="ce2">
            <text:p>21636564</text:p>
          </table:table-cell>
          <table:table-cell office:value-type="float" office:value="21976969" table:style-name="ce2">
            <text:p>21976969</text:p>
          </table:table-cell>
          <table:table-cell office:value-type="float" office:value="22482421" table:style-name="ce2">
            <text:p>22482421</text:p>
          </table:table-cell>
          <table:table-cell office:value-type="float" office:value="22878098" table:style-name="ce2">
            <text:p>22878098</text:p>
          </table:table-cell>
          <table:table-cell office:value-type="float" office:value="22759763" table:style-name="ce2">
            <text:p>22759763</text:p>
          </table:table-cell>
          <table:table-cell office:value-type="float" office:value="21666917" table:style-name="ce2">
            <text:p>21666917</text:p>
          </table:table-cell>
          <table:table-cell office:value-type="float" office:value="20273659" table:style-name="ce2">
            <text:p>20273659</text:p>
          </table:table-cell>
          <table:table-cell office:value-type="float" office:value="19424618" table:style-name="ce2">
            <text:p>19424618</text:p>
          </table:table-cell>
          <table:table-cell office:value-type="float" office:value="19193834" table:style-name="ce2">
            <text:p>19193834</text:p>
          </table:table-cell>
          <table:table-cell office:value-type="float" office:value="19224668" table:style-name="ce2">
            <text:p>19224668</text:p>
          </table:table-cell>
          <table:table-cell office:value-type="float" office:value="19577845" table:style-name="ce2">
            <text:p>19577845</text:p>
          </table:table-cell>
          <table:table-cell office:value-type="float" office:value="20353534" table:style-name="ce2">
            <text:p>20353534</text:p>
          </table:table-cell>
          <table:table-cell office:value-type="float" office:value="21049429" table:style-name="ce2">
            <text:p>21049429</text:p>
          </table:table-cell>
          <table:table-cell office:value-type="float" office:value="21628839" table:style-name="ce2">
            <text:p>21628839</text:p>
          </table:table-cell>
          <table:table-cell office:value-type="float" office:value="22462173" table:style-name="ce2">
            <text:p>22462173</text:p>
          </table:table-cell>
          <table:table-cell office:value-type="float" office:value="23594623" table:style-name="ce2">
            <text:p>23594623</text:p>
          </table:table-cell>
          <table:table-cell office:value-type="float" office:value="24672760" table:style-name="ce2">
            <text:p>2467276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Turks and Caicos Islands</text:p>
          </table:table-cell>
          <table:table-cell office:value-type="string" table:style-name="ce2">
            <text:p>TC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599" table:style-name="ce2">
            <text:p>5599</text:p>
          </table:table-cell>
          <table:table-cell office:value-type="float" office:value="5622" table:style-name="ce2">
            <text:p>5622</text:p>
          </table:table-cell>
          <table:table-cell office:value-type="float" office:value="5636" table:style-name="ce2">
            <text:p>5636</text:p>
          </table:table-cell>
          <table:table-cell office:value-type="float" office:value="5647" table:style-name="ce2">
            <text:p>5647</text:p>
          </table:table-cell>
          <table:table-cell office:value-type="float" office:value="5657" table:style-name="ce2">
            <text:p>5657</text:p>
          </table:table-cell>
          <table:table-cell office:value-type="float" office:value="5658" table:style-name="ce2">
            <text:p>5658</text:p>
          </table:table-cell>
          <table:table-cell office:value-type="float" office:value="5654" table:style-name="ce2">
            <text:p>5654</text:p>
          </table:table-cell>
          <table:table-cell office:value-type="float" office:value="5657" table:style-name="ce2">
            <text:p>5657</text:p>
          </table:table-cell>
          <table:table-cell office:value-type="float" office:value="5656" table:style-name="ce2">
            <text:p>5656</text:p>
          </table:table-cell>
          <table:table-cell office:value-type="float" office:value="5652" table:style-name="ce2">
            <text:p>5652</text:p>
          </table:table-cell>
          <table:table-cell office:value-type="float" office:value="5667" table:style-name="ce2">
            <text:p>5667</text:p>
          </table:table-cell>
          <table:table-cell office:value-type="float" office:value="5754" table:style-name="ce2">
            <text:p>5754</text:p>
          </table:table-cell>
          <table:table-cell office:value-type="float" office:value="5915" table:style-name="ce2">
            <text:p>5915</text:p>
          </table:table-cell>
          <table:table-cell office:value-type="float" office:value="6090" table:style-name="ce2">
            <text:p>6090</text:p>
          </table:table-cell>
          <table:table-cell office:value-type="float" office:value="6273" table:style-name="ce2">
            <text:p>6273</text:p>
          </table:table-cell>
          <table:table-cell office:value-type="float" office:value="6463" table:style-name="ce2">
            <text:p>6463</text:p>
          </table:table-cell>
          <table:table-cell office:value-type="float" office:value="6660" table:style-name="ce2">
            <text:p>6660</text:p>
          </table:table-cell>
          <table:table-cell office:value-type="float" office:value="6864" table:style-name="ce2">
            <text:p>6864</text:p>
          </table:table-cell>
          <table:table-cell office:value-type="float" office:value="7083" table:style-name="ce2">
            <text:p>7083</text:p>
          </table:table-cell>
          <table:table-cell office:value-type="float" office:value="7306" table:style-name="ce2">
            <text:p>7306</text:p>
          </table:table-cell>
          <table:table-cell office:value-type="float" office:value="7564" table:style-name="ce2">
            <text:p>7564</text:p>
          </table:table-cell>
          <table:table-cell office:value-type="float" office:value="7908" table:style-name="ce2">
            <text:p>7908</text:p>
          </table:table-cell>
          <table:table-cell office:value-type="float" office:value="8297" table:style-name="ce2">
            <text:p>8297</text:p>
          </table:table-cell>
          <table:table-cell office:value-type="float" office:value="8697" table:style-name="ce2">
            <text:p>8697</text:p>
          </table:table-cell>
          <table:table-cell office:value-type="float" office:value="9107" table:style-name="ce2">
            <text:p>9107</text:p>
          </table:table-cell>
          <table:table-cell office:value-type="float" office:value="9521" table:style-name="ce2">
            <text:p>9521</text:p>
          </table:table-cell>
          <table:table-cell office:value-type="float" office:value="9941" table:style-name="ce2">
            <text:p>9941</text:p>
          </table:table-cell>
          <table:table-cell office:value-type="float" office:value="10361" table:style-name="ce2">
            <text:p>10361</text:p>
          </table:table-cell>
          <table:table-cell office:value-type="float" office:value="10775" table:style-name="ce2">
            <text:p>10775</text:p>
          </table:table-cell>
          <table:table-cell office:value-type="float" office:value="11193" table:style-name="ce2">
            <text:p>11193</text:p>
          </table:table-cell>
          <table:table-cell office:value-type="float" office:value="11688" table:style-name="ce2">
            <text:p>11688</text:p>
          </table:table-cell>
          <table:table-cell office:value-type="float" office:value="12305" table:style-name="ce2">
            <text:p>12305</text:p>
          </table:table-cell>
          <table:table-cell office:value-type="float" office:value="12970" table:style-name="ce2">
            <text:p>12970</text:p>
          </table:table-cell>
          <table:table-cell office:value-type="float" office:value="13648" table:style-name="ce2">
            <text:p>13648</text:p>
          </table:table-cell>
          <table:table-cell office:value-type="float" office:value="14344" table:style-name="ce2">
            <text:p>14344</text:p>
          </table:table-cell>
          <table:table-cell office:value-type="float" office:value="15052" table:style-name="ce2">
            <text:p>15052</text:p>
          </table:table-cell>
          <table:table-cell office:value-type="float" office:value="15765" table:style-name="ce2">
            <text:p>15765</text:p>
          </table:table-cell>
          <table:table-cell office:value-type="float" office:value="16482" table:style-name="ce2">
            <text:p>16482</text:p>
          </table:table-cell>
          <table:table-cell office:value-type="float" office:value="17212" table:style-name="ce2">
            <text:p>17212</text:p>
          </table:table-cell>
          <table:table-cell office:value-type="float" office:value="17959" table:style-name="ce2">
            <text:p>17959</text:p>
          </table:table-cell>
          <table:table-cell office:value-type="float" office:value="18730" table:style-name="ce2">
            <text:p>18730</text:p>
          </table:table-cell>
          <table:table-cell office:value-type="float" office:value="19576" table:style-name="ce2">
            <text:p>19576</text:p>
          </table:table-cell>
          <table:table-cell office:value-type="float" office:value="20597" table:style-name="ce2">
            <text:p>20597</text:p>
          </table:table-cell>
          <table:table-cell office:value-type="float" office:value="21727" table:style-name="ce2">
            <text:p>21727</text:p>
          </table:table-cell>
          <table:table-cell office:value-type="float" office:value="22856" table:style-name="ce2">
            <text:p>22856</text:p>
          </table:table-cell>
          <table:table-cell office:value-type="float" office:value="23988" table:style-name="ce2">
            <text:p>23988</text:p>
          </table:table-cell>
          <table:table-cell office:value-type="float" office:value="25123" table:style-name="ce2">
            <text:p>25123</text:p>
          </table:table-cell>
          <table:table-cell office:value-type="float" office:value="26270" table:style-name="ce2">
            <text:p>26270</text:p>
          </table:table-cell>
          <table:table-cell office:value-type="float" office:value="27427" table:style-name="ce2">
            <text:p>27427</text:p>
          </table:table-cell>
          <table:table-cell office:value-type="float" office:value="28588" table:style-name="ce2">
            <text:p>28588</text:p>
          </table:table-cell>
          <table:table-cell office:value-type="float" office:value="29739" table:style-name="ce2">
            <text:p>29739</text:p>
          </table:table-cell>
          <table:table-cell office:value-type="float" office:value="30846" table:style-name="ce2">
            <text:p>30846</text:p>
          </table:table-cell>
          <table:table-cell office:value-type="float" office:value="32127" table:style-name="ce2">
            <text:p>32127</text:p>
          </table:table-cell>
          <table:table-cell office:value-type="float" office:value="33653" table:style-name="ce2">
            <text:p>33653</text:p>
          </table:table-cell>
          <table:table-cell office:value-type="float" office:value="35050" table:style-name="ce2">
            <text:p>35050</text:p>
          </table:table-cell>
          <table:table-cell office:value-type="float" office:value="36605" table:style-name="ce2">
            <text:p>36605</text:p>
          </table:table-cell>
          <table:table-cell office:value-type="float" office:value="38315" table:style-name="ce2">
            <text:p>38315</text:p>
          </table:table-cell>
          <table:table-cell office:value-type="float" office:value="39913" table:style-name="ce2">
            <text:p>39913</text:p>
          </table:table-cell>
          <table:table-cell office:value-type="float" office:value="41559" table:style-name="ce2">
            <text:p>41559</text:p>
          </table:table-cell>
          <table:table-cell office:value-type="float" office:value="43166" table:style-name="ce2">
            <text:p>43166</text:p>
          </table:table-cell>
          <table:table-cell office:value-type="float" office:value="44386" table:style-name="ce2">
            <text:p>44386</text:p>
          </table:table-cell>
          <table:table-cell office:value-type="float" office:value="45243" table:style-name="ce2">
            <text:p>45243</text:p>
          </table:table-cell>
          <table:table-cell office:value-type="float" office:value="45847" table:style-name="ce2">
            <text:p>45847</text:p>
          </table:table-cell>
          <table:table-cell office:value-type="float" office:value="46198" table:style-name="ce2">
            <text:p>46198</text:p>
          </table:table-cell>
          <table:table-cell office:value-type="float" office:value="46535" table:style-name="ce2">
            <text:p>46535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Chad</text:p>
          </table:table-cell>
          <table:table-cell office:value-type="string" table:style-name="ce2">
            <text:p>TCD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049838" table:style-name="ce2">
            <text:p>3049838</text:p>
          </table:table-cell>
          <table:table-cell office:value-type="float" office:value="3111947" table:style-name="ce2">
            <text:p>3111947</text:p>
          </table:table-cell>
          <table:table-cell office:value-type="float" office:value="3175598" table:style-name="ce2">
            <text:p>3175598</text:p>
          </table:table-cell>
          <table:table-cell office:value-type="float" office:value="3240905" table:style-name="ce2">
            <text:p>3240905</text:p>
          </table:table-cell>
          <table:table-cell office:value-type="float" office:value="3307479" table:style-name="ce2">
            <text:p>3307479</text:p>
          </table:table-cell>
          <table:table-cell office:value-type="float" office:value="3374220" table:style-name="ce2">
            <text:p>3374220</text:p>
          </table:table-cell>
          <table:table-cell office:value-type="float" office:value="3440903" table:style-name="ce2">
            <text:p>3440903</text:p>
          </table:table-cell>
          <table:table-cell office:value-type="float" office:value="3508512" table:style-name="ce2">
            <text:p>3508512</text:p>
          </table:table-cell>
          <table:table-cell office:value-type="float" office:value="3578231" table:style-name="ce2">
            <text:p>3578231</text:p>
          </table:table-cell>
          <table:table-cell office:value-type="float" office:value="3651113" table:style-name="ce2">
            <text:p>3651113</text:p>
          </table:table-cell>
          <table:table-cell office:value-type="float" office:value="3727828" table:style-name="ce2">
            <text:p>3727828</text:p>
          </table:table-cell>
          <table:table-cell office:value-type="float" office:value="3807316" table:style-name="ce2">
            <text:p>3807316</text:p>
          </table:table-cell>
          <table:table-cell office:value-type="float" office:value="3893252" table:style-name="ce2">
            <text:p>3893252</text:p>
          </table:table-cell>
          <table:table-cell office:value-type="float" office:value="3985909" table:style-name="ce2">
            <text:p>3985909</text:p>
          </table:table-cell>
          <table:table-cell office:value-type="float" office:value="4078356" table:style-name="ce2">
            <text:p>4078356</text:p>
          </table:table-cell>
          <table:table-cell office:value-type="float" office:value="4167234" table:style-name="ce2">
            <text:p>4167234</text:p>
          </table:table-cell>
          <table:table-cell office:value-type="float" office:value="4251297" table:style-name="ce2">
            <text:p>4251297</text:p>
          </table:table-cell>
          <table:table-cell office:value-type="float" office:value="4331667" table:style-name="ce2">
            <text:p>4331667</text:p>
          </table:table-cell>
          <table:table-cell office:value-type="float" office:value="4411366" table:style-name="ce2">
            <text:p>4411366</text:p>
          </table:table-cell>
          <table:table-cell office:value-type="float" office:value="4505384" table:style-name="ce2">
            <text:p>4505384</text:p>
          </table:table-cell>
          <table:table-cell office:value-type="float" office:value="4515453" table:style-name="ce2">
            <text:p>4515453</text:p>
          </table:table-cell>
          <table:table-cell office:value-type="float" office:value="4520959" table:style-name="ce2">
            <text:p>4520959</text:p>
          </table:table-cell>
          <table:table-cell office:value-type="float" office:value="4738483" table:style-name="ce2">
            <text:p>4738483</text:p>
          </table:table-cell>
          <table:table-cell office:value-type="float" office:value="4979130" table:style-name="ce2">
            <text:p>4979130</text:p>
          </table:table-cell>
          <table:table-cell office:value-type="float" office:value="5045145" table:style-name="ce2">
            <text:p>5045145</text:p>
          </table:table-cell>
          <table:table-cell office:value-type="float" office:value="5096269" table:style-name="ce2">
            <text:p>5096269</text:p>
          </table:table-cell>
          <table:table-cell office:value-type="float" office:value="5251069" table:style-name="ce2">
            <text:p>5251069</text:p>
          </table:table-cell>
          <table:table-cell office:value-type="float" office:value="5438309" table:style-name="ce2">
            <text:p>5438309</text:p>
          </table:table-cell>
          <table:table-cell office:value-type="float" office:value="5625602" table:style-name="ce2">
            <text:p>5625602</text:p>
          </table:table-cell>
          <table:table-cell office:value-type="float" office:value="5819586" table:style-name="ce2">
            <text:p>5819586</text:p>
          </table:table-cell>
          <table:table-cell office:value-type="float" office:value="5982833" table:style-name="ce2">
            <text:p>5982833</text:p>
          </table:table-cell>
          <table:table-cell office:value-type="float" office:value="6205676" table:style-name="ce2">
            <text:p>6205676</text:p>
          </table:table-cell>
          <table:table-cell office:value-type="float" office:value="6474656" table:style-name="ce2">
            <text:p>6474656</text:p>
          </table:table-cell>
          <table:table-cell office:value-type="float" office:value="6629146" table:style-name="ce2">
            <text:p>6629146</text:p>
          </table:table-cell>
          <table:table-cell office:value-type="float" office:value="6783450" table:style-name="ce2">
            <text:p>6783450</text:p>
          </table:table-cell>
          <table:table-cell office:value-type="float" office:value="7089064" table:style-name="ce2">
            <text:p>7089064</text:p>
          </table:table-cell>
          <table:table-cell office:value-type="float" office:value="7410108" table:style-name="ce2">
            <text:p>7410108</text:p>
          </table:table-cell>
          <table:table-cell office:value-type="float" office:value="7670366" table:style-name="ce2">
            <text:p>7670366</text:p>
          </table:table-cell>
          <table:table-cell office:value-type="float" office:value="7938840" table:style-name="ce2">
            <text:p>7938840</text:p>
          </table:table-cell>
          <table:table-cell office:value-type="float" office:value="8222705" table:style-name="ce2">
            <text:p>8222705</text:p>
          </table:table-cell>
          <table:table-cell office:value-type="float" office:value="8512093" table:style-name="ce2">
            <text:p>8512093</text:p>
          </table:table-cell>
          <table:table-cell office:value-type="float" office:value="8804124" table:style-name="ce2">
            <text:p>8804124</text:p>
          </table:table-cell>
          <table:table-cell office:value-type="float" office:value="9116192" table:style-name="ce2">
            <text:p>9116192</text:p>
          </table:table-cell>
          <table:table-cell office:value-type="float" office:value="9487833" table:style-name="ce2">
            <text:p>9487833</text:p>
          </table:table-cell>
          <table:table-cell office:value-type="float" office:value="9920036" table:style-name="ce2">
            <text:p>9920036</text:p>
          </table:table-cell>
          <table:table-cell office:value-type="float" office:value="10328092" table:style-name="ce2">
            <text:p>10328092</text:p>
          </table:table-cell>
          <table:table-cell office:value-type="float" office:value="10706424" table:style-name="ce2">
            <text:p>10706424</text:p>
          </table:table-cell>
          <table:table-cell office:value-type="float" office:value="11081660" table:style-name="ce2">
            <text:p>11081660</text:p>
          </table:table-cell>
          <table:table-cell office:value-type="float" office:value="11476296" table:style-name="ce2">
            <text:p>11476296</text:p>
          </table:table-cell>
          <table:table-cell office:value-type="float" office:value="11893754" table:style-name="ce2">
            <text:p>11893754</text:p>
          </table:table-cell>
          <table:table-cell office:value-type="float" office:value="12312575" table:style-name="ce2">
            <text:p>12312575</text:p>
          </table:table-cell>
          <table:table-cell office:value-type="float" office:value="12754997" table:style-name="ce2">
            <text:p>12754997</text:p>
          </table:table-cell>
          <table:table-cell office:value-type="float" office:value="13210998" table:style-name="ce2">
            <text:p>13210998</text:p>
          </table:table-cell>
          <table:table-cell office:value-type="float" office:value="13691079" table:style-name="ce2">
            <text:p>13691079</text:p>
          </table:table-cell>
          <table:table-cell office:value-type="float" office:value="14188678" table:style-name="ce2">
            <text:p>14188678</text:p>
          </table:table-cell>
          <table:table-cell office:value-type="float" office:value="14647621" table:style-name="ce2">
            <text:p>14647621</text:p>
          </table:table-cell>
          <table:table-cell office:value-type="float" office:value="15114655" table:style-name="ce2">
            <text:p>15114655</text:p>
          </table:table-cell>
          <table:table-cell office:value-type="float" office:value="15622759" table:style-name="ce2">
            <text:p>15622759</text:p>
          </table:table-cell>
          <table:table-cell office:value-type="float" office:value="16156531" table:style-name="ce2">
            <text:p>16156531</text:p>
          </table:table-cell>
          <table:table-cell office:value-type="float" office:value="16685223" table:style-name="ce2">
            <text:p>16685223</text:p>
          </table:table-cell>
          <table:table-cell office:value-type="float" office:value="17224679" table:style-name="ce2">
            <text:p>17224679</text:p>
          </table:table-cell>
          <table:table-cell office:value-type="float" office:value="17828273" table:style-name="ce2">
            <text:p>17828273</text:p>
          </table:table-cell>
          <table:table-cell office:value-type="float" office:value="18455316" table:style-name="ce2">
            <text:p>18455316</text:p>
          </table:table-cell>
          <table:table-cell office:value-type="float" office:value="19319064" table:style-name="ce2">
            <text:p>19319064</text:p>
          </table:table-cell>
          <table:table-cell office:value-type="float" office:value="20299123" table:style-name="ce2">
            <text:p>2029912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East Asia &amp; Pacific (IDA &amp; IBRD countries)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884252517" table:style-name="ce2">
            <text:p>884252517</text:p>
          </table:table-cell>
          <table:table-cell office:value-type="float" office:value="883558197" table:style-name="ce2">
            <text:p>883558197</text:p>
          </table:table-cell>
          <table:table-cell office:value-type="float" office:value="895224912" table:style-name="ce2">
            <text:p>895224912</text:p>
          </table:table-cell>
          <table:table-cell office:value-type="float" office:value="918259043" table:style-name="ce2">
            <text:p>918259043</text:p>
          </table:table-cell>
          <table:table-cell office:value-type="float" office:value="940909509" table:style-name="ce2">
            <text:p>940909509</text:p>
          </table:table-cell>
          <table:table-cell office:value-type="float" office:value="964163938" table:style-name="ce2">
            <text:p>964163938</text:p>
          </table:table-cell>
          <table:table-cell office:value-type="float" office:value="990719244" table:style-name="ce2">
            <text:p>990719244</text:p>
          </table:table-cell>
          <table:table-cell office:value-type="float" office:value="1016529846" table:style-name="ce2">
            <text:p>1016529846</text:p>
          </table:table-cell>
          <table:table-cell office:value-type="float" office:value="1043349620" table:style-name="ce2">
            <text:p>1043349620</text:p>
          </table:table-cell>
          <table:table-cell office:value-type="float" office:value="1071912603" table:style-name="ce2">
            <text:p>1071912603</text:p>
          </table:table-cell>
          <table:table-cell office:value-type="float" office:value="1101240545" table:style-name="ce2">
            <text:p>1101240545</text:p>
          </table:table-cell>
          <table:table-cell office:value-type="float" office:value="1131095541" table:style-name="ce2">
            <text:p>1131095541</text:p>
          </table:table-cell>
          <table:table-cell office:value-type="float" office:value="1159220113" table:style-name="ce2">
            <text:p>1159220113</text:p>
          </table:table-cell>
          <table:table-cell office:value-type="float" office:value="1186384756" table:style-name="ce2">
            <text:p>1186384756</text:p>
          </table:table-cell>
          <table:table-cell office:value-type="float" office:value="1212035036" table:style-name="ce2">
            <text:p>1212035036</text:p>
          </table:table-cell>
          <table:table-cell office:value-type="float" office:value="1235222835" table:style-name="ce2">
            <text:p>1235222835</text:p>
          </table:table-cell>
          <table:table-cell office:value-type="float" office:value="1256698596" table:style-name="ce2">
            <text:p>1256698596</text:p>
          </table:table-cell>
          <table:table-cell office:value-type="float" office:value="1276830008" table:style-name="ce2">
            <text:p>1276830008</text:p>
          </table:table-cell>
          <table:table-cell office:value-type="float" office:value="1297059239" table:style-name="ce2">
            <text:p>1297059239</text:p>
          </table:table-cell>
          <table:table-cell office:value-type="float" office:value="1317673957" table:style-name="ce2">
            <text:p>1317673957</text:p>
          </table:table-cell>
          <table:table-cell office:value-type="float" office:value="1338009609" table:style-name="ce2">
            <text:p>1338009609</text:p>
          </table:table-cell>
          <table:table-cell office:value-type="float" office:value="1358992800" table:style-name="ce2">
            <text:p>1358992800</text:p>
          </table:table-cell>
          <table:table-cell office:value-type="float" office:value="1382326011" table:style-name="ce2">
            <text:p>1382326011</text:p>
          </table:table-cell>
          <table:table-cell office:value-type="float" office:value="1405938773" table:style-name="ce2">
            <text:p>1405938773</text:p>
          </table:table-cell>
          <table:table-cell office:value-type="float" office:value="1428557744" table:style-name="ce2">
            <text:p>1428557744</text:p>
          </table:table-cell>
          <table:table-cell office:value-type="float" office:value="1451742188" table:style-name="ce2">
            <text:p>1451742188</text:p>
          </table:table-cell>
          <table:table-cell office:value-type="float" office:value="1476236205" table:style-name="ce2">
            <text:p>1476236205</text:p>
          </table:table-cell>
          <table:table-cell office:value-type="float" office:value="1502192372" table:style-name="ce2">
            <text:p>1502192372</text:p>
          </table:table-cell>
          <table:table-cell office:value-type="float" office:value="1528559240" table:style-name="ce2">
            <text:p>1528559240</text:p>
          </table:table-cell>
          <table:table-cell office:value-type="float" office:value="1554321275" table:style-name="ce2">
            <text:p>1554321275</text:p>
          </table:table-cell>
          <table:table-cell office:value-type="float" office:value="1579651917" table:style-name="ce2">
            <text:p>1579651917</text:p>
          </table:table-cell>
          <table:table-cell office:value-type="float" office:value="1604095270" table:style-name="ce2">
            <text:p>1604095270</text:p>
          </table:table-cell>
          <table:table-cell office:value-type="float" office:value="1627147885" table:style-name="ce2">
            <text:p>1627147885</text:p>
          </table:table-cell>
          <table:table-cell office:value-type="float" office:value="1649557492" table:style-name="ce2">
            <text:p>1649557492</text:p>
          </table:table-cell>
          <table:table-cell office:value-type="float" office:value="1671877438" table:style-name="ce2">
            <text:p>1671877438</text:p>
          </table:table-cell>
          <table:table-cell office:value-type="float" office:value="1693960469" table:style-name="ce2">
            <text:p>1693960469</text:p>
          </table:table-cell>
          <table:table-cell office:value-type="float" office:value="1715764488" table:style-name="ce2">
            <text:p>1715764488</text:p>
          </table:table-cell>
          <table:table-cell office:value-type="float" office:value="1737429846" table:style-name="ce2">
            <text:p>1737429846</text:p>
          </table:table-cell>
          <table:table-cell office:value-type="float" office:value="1758263635" table:style-name="ce2">
            <text:p>1758263635</text:p>
          </table:table-cell>
          <table:table-cell office:value-type="float" office:value="1777464322" table:style-name="ce2">
            <text:p>1777464322</text:p>
          </table:table-cell>
          <table:table-cell office:value-type="float" office:value="1795374943" table:style-name="ce2">
            <text:p>1795374943</text:p>
          </table:table-cell>
          <table:table-cell office:value-type="float" office:value="1812475067" table:style-name="ce2">
            <text:p>1812475067</text:p>
          </table:table-cell>
          <table:table-cell office:value-type="float" office:value="1828744767" table:style-name="ce2">
            <text:p>1828744767</text:p>
          </table:table-cell>
          <table:table-cell office:value-type="float" office:value="1844349334" table:style-name="ce2">
            <text:p>1844349334</text:p>
          </table:table-cell>
          <table:table-cell office:value-type="float" office:value="1859450104" table:style-name="ce2">
            <text:p>1859450104</text:p>
          </table:table-cell>
          <table:table-cell office:value-type="float" office:value="1874487158" table:style-name="ce2">
            <text:p>1874487158</text:p>
          </table:table-cell>
          <table:table-cell office:value-type="float" office:value="1889507244" table:style-name="ce2">
            <text:p>1889507244</text:p>
          </table:table-cell>
          <table:table-cell office:value-type="float" office:value="1904568042" table:style-name="ce2">
            <text:p>1904568042</text:p>
          </table:table-cell>
          <table:table-cell office:value-type="float" office:value="1919570287" table:style-name="ce2">
            <text:p>1919570287</text:p>
          </table:table-cell>
          <table:table-cell office:value-type="float" office:value="1934167856" table:style-name="ce2">
            <text:p>1934167856</text:p>
          </table:table-cell>
          <table:table-cell office:value-type="float" office:value="1948643347" table:style-name="ce2">
            <text:p>1948643347</text:p>
          </table:table-cell>
          <table:table-cell office:value-type="float" office:value="1964036970" table:style-name="ce2">
            <text:p>1964036970</text:p>
          </table:table-cell>
          <table:table-cell office:value-type="float" office:value="1981382735" table:style-name="ce2">
            <text:p>1981382735</text:p>
          </table:table-cell>
          <table:table-cell office:value-type="float" office:value="1998548872" table:style-name="ce2">
            <text:p>1998548872</text:p>
          </table:table-cell>
          <table:table-cell office:value-type="float" office:value="2014960984" table:style-name="ce2">
            <text:p>2014960984</text:p>
          </table:table-cell>
          <table:table-cell office:value-type="float" office:value="2030504270" table:style-name="ce2">
            <text:p>2030504270</text:p>
          </table:table-cell>
          <table:table-cell office:value-type="float" office:value="2045816761" table:style-name="ce2">
            <text:p>2045816761</text:p>
          </table:table-cell>
          <table:table-cell office:value-type="float" office:value="2061449949" table:style-name="ce2">
            <text:p>2061449949</text:p>
          </table:table-cell>
          <table:table-cell office:value-type="float" office:value="2074796982" table:style-name="ce2">
            <text:p>2074796982</text:p>
          </table:table-cell>
          <table:table-cell office:value-type="float" office:value="2086281644" table:style-name="ce2">
            <text:p>2086281644</text:p>
          </table:table-cell>
          <table:table-cell office:value-type="float" office:value="2095759417" table:style-name="ce2">
            <text:p>2095759417</text:p>
          </table:table-cell>
          <table:table-cell office:value-type="float" office:value="2102350702" table:style-name="ce2">
            <text:p>2102350702</text:p>
          </table:table-cell>
          <table:table-cell office:value-type="float" office:value="2107261123" table:style-name="ce2">
            <text:p>2107261123</text:p>
          </table:table-cell>
          <table:table-cell office:value-type="float" office:value="2111139152" table:style-name="ce2">
            <text:p>2111139152</text:p>
          </table:table-cell>
          <table:table-cell office:value-type="float" office:value="2114653077" table:style-name="ce2">
            <text:p>211465307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Europe &amp; Central Asia (IDA &amp; IBRD countries)</text:p>
          </table:table-cell>
          <table:table-cell office:value-type="string" table:style-name="ce2">
            <text:p>TEC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08759361" table:style-name="ce2">
            <text:p>308759361</text:p>
          </table:table-cell>
          <table:table-cell office:value-type="float" office:value="313483586" table:style-name="ce2">
            <text:p>313483586</text:p>
          </table:table-cell>
          <table:table-cell office:value-type="float" office:value="318186127" table:style-name="ce2">
            <text:p>318186127</text:p>
          </table:table-cell>
          <table:table-cell office:value-type="float" office:value="322961499" table:style-name="ce2">
            <text:p>322961499</text:p>
          </table:table-cell>
          <table:table-cell office:value-type="float" office:value="327774760" table:style-name="ce2">
            <text:p>327774760</text:p>
          </table:table-cell>
          <table:table-cell office:value-type="float" office:value="332375189" table:style-name="ce2">
            <text:p>332375189</text:p>
          </table:table-cell>
          <table:table-cell office:value-type="float" office:value="336304737" table:style-name="ce2">
            <text:p>336304737</text:p>
          </table:table-cell>
          <table:table-cell office:value-type="float" office:value="340454289" table:style-name="ce2">
            <text:p>340454289</text:p>
          </table:table-cell>
          <table:table-cell office:value-type="float" office:value="344535295" table:style-name="ce2">
            <text:p>344535295</text:p>
          </table:table-cell>
          <table:table-cell office:value-type="float" office:value="348509849" table:style-name="ce2">
            <text:p>348509849</text:p>
          </table:table-cell>
          <table:table-cell office:value-type="float" office:value="352139347" table:style-name="ce2">
            <text:p>352139347</text:p>
          </table:table-cell>
          <table:table-cell office:value-type="float" office:value="355796328" table:style-name="ce2">
            <text:p>355796328</text:p>
          </table:table-cell>
          <table:table-cell office:value-type="float" office:value="359698417" table:style-name="ce2">
            <text:p>359698417</text:p>
          </table:table-cell>
          <table:table-cell office:value-type="float" office:value="363554198" table:style-name="ce2">
            <text:p>363554198</text:p>
          </table:table-cell>
          <table:table-cell office:value-type="float" office:value="367431547" table:style-name="ce2">
            <text:p>367431547</text:p>
          </table:table-cell>
          <table:table-cell office:value-type="float" office:value="371336064" table:style-name="ce2">
            <text:p>371336064</text:p>
          </table:table-cell>
          <table:table-cell office:value-type="float" office:value="375469327" table:style-name="ce2">
            <text:p>375469327</text:p>
          </table:table-cell>
          <table:table-cell office:value-type="float" office:value="379635878" table:style-name="ce2">
            <text:p>379635878</text:p>
          </table:table-cell>
          <table:table-cell office:value-type="float" office:value="383687824" table:style-name="ce2">
            <text:p>383687824</text:p>
          </table:table-cell>
          <table:table-cell office:value-type="float" office:value="387559928" table:style-name="ce2">
            <text:p>387559928</text:p>
          </table:table-cell>
          <table:table-cell office:value-type="float" office:value="391562181" table:style-name="ce2">
            <text:p>391562181</text:p>
          </table:table-cell>
          <table:table-cell office:value-type="float" office:value="395441598" table:style-name="ce2">
            <text:p>395441598</text:p>
          </table:table-cell>
          <table:table-cell office:value-type="float" office:value="399353523" table:style-name="ce2">
            <text:p>399353523</text:p>
          </table:table-cell>
          <table:table-cell office:value-type="float" office:value="403378262" table:style-name="ce2">
            <text:p>403378262</text:p>
          </table:table-cell>
          <table:table-cell office:value-type="float" office:value="407686015" table:style-name="ce2">
            <text:p>407686015</text:p>
          </table:table-cell>
          <table:table-cell office:value-type="float" office:value="411980043" table:style-name="ce2">
            <text:p>411980043</text:p>
          </table:table-cell>
          <table:table-cell office:value-type="float" office:value="416211558" table:style-name="ce2">
            <text:p>416211558</text:p>
          </table:table-cell>
          <table:table-cell office:value-type="float" office:value="420430601" table:style-name="ce2">
            <text:p>420430601</text:p>
          </table:table-cell>
          <table:table-cell office:value-type="float" office:value="424466137" table:style-name="ce2">
            <text:p>424466137</text:p>
          </table:table-cell>
          <table:table-cell office:value-type="float" office:value="428221424" table:style-name="ce2">
            <text:p>428221424</text:p>
          </table:table-cell>
          <table:table-cell office:value-type="float" office:value="430990546" table:style-name="ce2">
            <text:p>430990546</text:p>
          </table:table-cell>
          <table:table-cell office:value-type="float" office:value="433132067" table:style-name="ce2">
            <text:p>433132067</text:p>
          </table:table-cell>
          <table:table-cell office:value-type="float" office:value="434844449" table:style-name="ce2">
            <text:p>434844449</text:p>
          </table:table-cell>
          <table:table-cell office:value-type="float" office:value="436152186" table:style-name="ce2">
            <text:p>436152186</text:p>
          </table:table-cell>
          <table:table-cell office:value-type="float" office:value="437106291" table:style-name="ce2">
            <text:p>437106291</text:p>
          </table:table-cell>
          <table:table-cell office:value-type="float" office:value="437796116" table:style-name="ce2">
            <text:p>437796116</text:p>
          </table:table-cell>
          <table:table-cell office:value-type="float" office:value="438325526" table:style-name="ce2">
            <text:p>438325526</text:p>
          </table:table-cell>
          <table:table-cell office:value-type="float" office:value="438638046" table:style-name="ce2">
            <text:p>438638046</text:p>
          </table:table-cell>
          <table:table-cell office:value-type="float" office:value="438735255" table:style-name="ce2">
            <text:p>438735255</text:p>
          </table:table-cell>
          <table:table-cell office:value-type="float" office:value="438650260" table:style-name="ce2">
            <text:p>438650260</text:p>
          </table:table-cell>
          <table:table-cell office:value-type="float" office:value="438423541" table:style-name="ce2">
            <text:p>438423541</text:p>
          </table:table-cell>
          <table:table-cell office:value-type="float" office:value="438100368" table:style-name="ce2">
            <text:p>438100368</text:p>
          </table:table-cell>
          <table:table-cell office:value-type="float" office:value="437806951" table:style-name="ce2">
            <text:p>437806951</text:p>
          </table:table-cell>
          <table:table-cell office:value-type="float" office:value="437905932" table:style-name="ce2">
            <text:p>437905932</text:p>
          </table:table-cell>
          <table:table-cell office:value-type="float" office:value="438136036" table:style-name="ce2">
            <text:p>438136036</text:p>
          </table:table-cell>
          <table:table-cell office:value-type="float" office:value="438333196" table:style-name="ce2">
            <text:p>438333196</text:p>
          </table:table-cell>
          <table:table-cell office:value-type="float" office:value="438714358" table:style-name="ce2">
            <text:p>438714358</text:p>
          </table:table-cell>
          <table:table-cell office:value-type="float" office:value="438680283" table:style-name="ce2">
            <text:p>438680283</text:p>
          </table:table-cell>
          <table:table-cell office:value-type="float" office:value="439732746" table:style-name="ce2">
            <text:p>439732746</text:p>
          </table:table-cell>
          <table:table-cell office:value-type="float" office:value="441304973" table:style-name="ce2">
            <text:p>441304973</text:p>
          </table:table-cell>
          <table:table-cell office:value-type="float" office:value="442936599" table:style-name="ce2">
            <text:p>442936599</text:p>
          </table:table-cell>
          <table:table-cell office:value-type="float" office:value="444846366" table:style-name="ce2">
            <text:p>444846366</text:p>
          </table:table-cell>
          <table:table-cell office:value-type="float" office:value="446941101" table:style-name="ce2">
            <text:p>446941101</text:p>
          </table:table-cell>
          <table:table-cell office:value-type="float" office:value="449128604" table:style-name="ce2">
            <text:p>449128604</text:p>
          </table:table-cell>
          <table:table-cell office:value-type="float" office:value="451432428" table:style-name="ce2">
            <text:p>451432428</text:p>
          </table:table-cell>
          <table:table-cell office:value-type="float" office:value="453662073" table:style-name="ce2">
            <text:p>453662073</text:p>
          </table:table-cell>
          <table:table-cell office:value-type="float" office:value="455913002" table:style-name="ce2">
            <text:p>455913002</text:p>
          </table:table-cell>
          <table:table-cell office:value-type="float" office:value="458010325" table:style-name="ce2">
            <text:p>458010325</text:p>
          </table:table-cell>
          <table:table-cell office:value-type="float" office:value="459946883" table:style-name="ce2">
            <text:p>459946883</text:p>
          </table:table-cell>
          <table:table-cell office:value-type="float" office:value="461933206" table:style-name="ce2">
            <text:p>461933206</text:p>
          </table:table-cell>
          <table:table-cell office:value-type="float" office:value="462842288" table:style-name="ce2">
            <text:p>462842288</text:p>
          </table:table-cell>
          <table:table-cell office:value-type="float" office:value="463104389" table:style-name="ce2">
            <text:p>463104389</text:p>
          </table:table-cell>
          <table:table-cell office:value-type="float" office:value="460942269" table:style-name="ce2">
            <text:p>460942269</text:p>
          </table:table-cell>
          <table:table-cell office:value-type="float" office:value="458602212" table:style-name="ce2">
            <text:p>458602212</text:p>
          </table:table-cell>
          <table:table-cell office:value-type="float" office:value="459734030" table:style-name="ce2">
            <text:p>459734030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Togo</text:p>
          </table:table-cell>
          <table:table-cell office:value-type="string" table:style-name="ce2">
            <text:p>TGO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673110" table:style-name="ce2">
            <text:p>1673110</text:p>
          </table:table-cell>
          <table:table-cell office:value-type="float" office:value="1702717" table:style-name="ce2">
            <text:p>1702717</text:p>
          </table:table-cell>
          <table:table-cell office:value-type="float" office:value="1732959" table:style-name="ce2">
            <text:p>1732959</text:p>
          </table:table-cell>
          <table:table-cell office:value-type="float" office:value="1765072" table:style-name="ce2">
            <text:p>1765072</text:p>
          </table:table-cell>
          <table:table-cell office:value-type="float" office:value="1803440" table:style-name="ce2">
            <text:p>1803440</text:p>
          </table:table-cell>
          <table:table-cell office:value-type="float" office:value="1853771" table:style-name="ce2">
            <text:p>1853771</text:p>
          </table:table-cell>
          <table:table-cell office:value-type="float" office:value="1918513" table:style-name="ce2">
            <text:p>1918513</text:p>
          </table:table-cell>
          <table:table-cell office:value-type="float" office:value="1995890" table:style-name="ce2">
            <text:p>1995890</text:p>
          </table:table-cell>
          <table:table-cell office:value-type="float" office:value="2080226" table:style-name="ce2">
            <text:p>2080226</text:p>
          </table:table-cell>
          <table:table-cell office:value-type="float" office:value="2164814" table:style-name="ce2">
            <text:p>2164814</text:p>
          </table:table-cell>
          <table:table-cell office:value-type="float" office:value="2244773" table:style-name="ce2">
            <text:p>2244773</text:p>
          </table:table-cell>
          <table:table-cell office:value-type="float" office:value="2317976" table:style-name="ce2">
            <text:p>2317976</text:p>
          </table:table-cell>
          <table:table-cell office:value-type="float" office:value="2384994" table:style-name="ce2">
            <text:p>2384994</text:p>
          </table:table-cell>
          <table:table-cell office:value-type="float" office:value="2448749" table:style-name="ce2">
            <text:p>2448749</text:p>
          </table:table-cell>
          <table:table-cell office:value-type="float" office:value="2511760" table:style-name="ce2">
            <text:p>2511760</text:p>
          </table:table-cell>
          <table:table-cell office:value-type="float" office:value="2574622" table:style-name="ce2">
            <text:p>2574622</text:p>
          </table:table-cell>
          <table:table-cell office:value-type="float" office:value="2637796" table:style-name="ce2">
            <text:p>2637796</text:p>
          </table:table-cell>
          <table:table-cell office:value-type="float" office:value="2701894" table:style-name="ce2">
            <text:p>2701894</text:p>
          </table:table-cell>
          <table:table-cell office:value-type="float" office:value="2768148" table:style-name="ce2">
            <text:p>2768148</text:p>
          </table:table-cell>
          <table:table-cell office:value-type="float" office:value="2839854" table:style-name="ce2">
            <text:p>2839854</text:p>
          </table:table-cell>
          <table:table-cell office:value-type="float" office:value="2920894" table:style-name="ce2">
            <text:p>2920894</text:p>
          </table:table-cell>
          <table:table-cell office:value-type="float" office:value="3013043" table:style-name="ce2">
            <text:p>3013043</text:p>
          </table:table-cell>
          <table:table-cell office:value-type="float" office:value="3115042" table:style-name="ce2">
            <text:p>3115042</text:p>
          </table:table-cell>
          <table:table-cell office:value-type="float" office:value="3222899" table:style-name="ce2">
            <text:p>3222899</text:p>
          </table:table-cell>
          <table:table-cell office:value-type="float" office:value="3332837" table:style-name="ce2">
            <text:p>3332837</text:p>
          </table:table-cell>
          <table:table-cell office:value-type="float" office:value="3441091" table:style-name="ce2">
            <text:p>3441091</text:p>
          </table:table-cell>
          <table:table-cell office:value-type="float" office:value="3547952" table:style-name="ce2">
            <text:p>3547952</text:p>
          </table:table-cell>
          <table:table-cell office:value-type="float" office:value="3657508" table:style-name="ce2">
            <text:p>3657508</text:p>
          </table:table-cell>
          <table:table-cell office:value-type="float" office:value="3769742" table:style-name="ce2">
            <text:p>3769742</text:p>
          </table:table-cell>
          <table:table-cell office:value-type="float" office:value="3883411" table:style-name="ce2">
            <text:p>3883411</text:p>
          </table:table-cell>
          <table:table-cell office:value-type="float" office:value="3998761" table:style-name="ce2">
            <text:p>3998761</text:p>
          </table:table-cell>
          <table:table-cell office:value-type="float" office:value="4115560" table:style-name="ce2">
            <text:p>4115560</text:p>
          </table:table-cell>
          <table:table-cell office:value-type="float" office:value="4233617" table:style-name="ce2">
            <text:p>4233617</text:p>
          </table:table-cell>
          <table:table-cell office:value-type="float" office:value="4207453" table:style-name="ce2">
            <text:p>4207453</text:p>
          </table:table-cell>
          <table:table-cell office:value-type="float" office:value="4222940" table:style-name="ce2">
            <text:p>4222940</text:p>
          </table:table-cell>
          <table:table-cell office:value-type="float" office:value="4410832" table:style-name="ce2">
            <text:p>4410832</text:p>
          </table:table-cell>
          <table:table-cell office:value-type="float" office:value="4577860" table:style-name="ce2">
            <text:p>4577860</text:p>
          </table:table-cell>
          <table:table-cell office:value-type="float" office:value="4725030" table:style-name="ce2">
            <text:p>4725030</text:p>
          </table:table-cell>
          <table:table-cell office:value-type="float" office:value="4860913" table:style-name="ce2">
            <text:p>4860913</text:p>
          </table:table-cell>
          <table:table-cell office:value-type="float" office:value="5000269" table:style-name="ce2">
            <text:p>5000269</text:p>
          </table:table-cell>
          <table:table-cell office:value-type="float" office:value="5140037" table:style-name="ce2">
            <text:p>5140037</text:p>
          </table:table-cell>
          <table:table-cell office:value-type="float" office:value="5277382" table:style-name="ce2">
            <text:p>5277382</text:p>
          </table:table-cell>
          <table:table-cell office:value-type="float" office:value="5413274" table:style-name="ce2">
            <text:p>5413274</text:p>
          </table:table-cell>
          <table:table-cell office:value-type="float" office:value="5552167" table:style-name="ce2">
            <text:p>5552167</text:p>
          </table:table-cell>
          <table:table-cell office:value-type="float" office:value="5696508" table:style-name="ce2">
            <text:p>5696508</text:p>
          </table:table-cell>
          <table:table-cell office:value-type="float" office:value="5844631" table:style-name="ce2">
            <text:p>5844631</text:p>
          </table:table-cell>
          <table:table-cell office:value-type="float" office:value="6010668" table:style-name="ce2">
            <text:p>6010668</text:p>
          </table:table-cell>
          <table:table-cell office:value-type="float" office:value="6188344" table:style-name="ce2">
            <text:p>6188344</text:p>
          </table:table-cell>
          <table:table-cell office:value-type="float" office:value="6368812" table:style-name="ce2">
            <text:p>6368812</text:p>
          </table:table-cell>
          <table:table-cell office:value-type="float" office:value="6551865" table:style-name="ce2">
            <text:p>6551865</text:p>
          </table:table-cell>
          <table:table-cell office:value-type="float" office:value="6732590" table:style-name="ce2">
            <text:p>6732590</text:p>
          </table:table-cell>
          <table:table-cell office:value-type="float" office:value="6916474" table:style-name="ce2">
            <text:p>6916474</text:p>
          </table:table-cell>
          <table:table-cell office:value-type="float" office:value="7100736" table:style-name="ce2">
            <text:p>7100736</text:p>
          </table:table-cell>
          <table:table-cell office:value-type="float" office:value="7285442" table:style-name="ce2">
            <text:p>7285442</text:p>
          </table:table-cell>
          <table:table-cell office:value-type="float" office:value="7472450" table:style-name="ce2">
            <text:p>7472450</text:p>
          </table:table-cell>
          <table:table-cell office:value-type="float" office:value="7663195" table:style-name="ce2">
            <text:p>7663195</text:p>
          </table:table-cell>
          <table:table-cell office:value-type="float" office:value="7858289" table:style-name="ce2">
            <text:p>7858289</text:p>
          </table:table-cell>
          <table:table-cell office:value-type="float" office:value="8057140" table:style-name="ce2">
            <text:p>8057140</text:p>
          </table:table-cell>
          <table:table-cell office:value-type="float" office:value="8258778" table:style-name="ce2">
            <text:p>8258778</text:p>
          </table:table-cell>
          <table:table-cell office:value-type="float" office:value="8463068" table:style-name="ce2">
            <text:p>8463068</text:p>
          </table:table-cell>
          <table:table-cell office:value-type="float" office:value="8669720" table:style-name="ce2">
            <text:p>8669720</text:p>
          </table:table-cell>
          <table:table-cell office:value-type="float" office:value="8878379" table:style-name="ce2">
            <text:p>8878379</text:p>
          </table:table-cell>
          <table:table-cell office:value-type="float" office:value="9089738" table:style-name="ce2">
            <text:p>9089738</text:p>
          </table:table-cell>
          <table:table-cell office:value-type="float" office:value="9304337" table:style-name="ce2">
            <text:p>9304337</text:p>
          </table:table-cell>
          <table:table-cell office:value-type="float" office:value="9515236" table:style-name="ce2">
            <text:p>951523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Thailand</text:p>
          </table:table-cell>
          <table:table-cell office:value-type="string" table:style-name="ce2">
            <text:p>TH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6851747" table:style-name="ce2">
            <text:p>26851747</text:p>
          </table:table-cell>
          <table:table-cell office:value-type="float" office:value="27650334" table:style-name="ce2">
            <text:p>27650334</text:p>
          </table:table-cell>
          <table:table-cell office:value-type="float" office:value="28481040" table:style-name="ce2">
            <text:p>28481040</text:p>
          </table:table-cell>
          <table:table-cell office:value-type="float" office:value="29342322" table:style-name="ce2">
            <text:p>29342322</text:p>
          </table:table-cell>
          <table:table-cell office:value-type="float" office:value="30232141" table:style-name="ce2">
            <text:p>30232141</text:p>
          </table:table-cell>
          <table:table-cell office:value-type="float" office:value="31149337" table:style-name="ce2">
            <text:p>31149337</text:p>
          </table:table-cell>
          <table:table-cell office:value-type="float" office:value="32086071" table:style-name="ce2">
            <text:p>32086071</text:p>
          </table:table-cell>
          <table:table-cell office:value-type="float" office:value="33037801" table:style-name="ce2">
            <text:p>33037801</text:p>
          </table:table-cell>
          <table:table-cell office:value-type="float" office:value="34002560" table:style-name="ce2">
            <text:p>34002560</text:p>
          </table:table-cell>
          <table:table-cell office:value-type="float" office:value="34973782" table:style-name="ce2">
            <text:p>34973782</text:p>
          </table:table-cell>
          <table:table-cell office:value-type="float" office:value="35954408" table:style-name="ce2">
            <text:p>35954408</text:p>
          </table:table-cell>
          <table:table-cell office:value-type="float" office:value="36937387" table:style-name="ce2">
            <text:p>36937387</text:p>
          </table:table-cell>
          <table:table-cell office:value-type="float" office:value="37933929" table:style-name="ce2">
            <text:p>37933929</text:p>
          </table:table-cell>
          <table:table-cell office:value-type="float" office:value="38947787" table:style-name="ce2">
            <text:p>38947787</text:p>
          </table:table-cell>
          <table:table-cell office:value-type="float" office:value="39952891" table:style-name="ce2">
            <text:p>39952891</text:p>
          </table:table-cell>
          <table:table-cell office:value-type="float" office:value="40940005" table:style-name="ce2">
            <text:p>40940005</text:p>
          </table:table-cell>
          <table:table-cell office:value-type="float" office:value="41896504" table:style-name="ce2">
            <text:p>41896504</text:p>
          </table:table-cell>
          <table:table-cell office:value-type="float" office:value="42843974" table:style-name="ce2">
            <text:p>42843974</text:p>
          </table:table-cell>
          <table:table-cell office:value-type="float" office:value="43788976" table:style-name="ce2">
            <text:p>43788976</text:p>
          </table:table-cell>
          <table:table-cell office:value-type="float" office:value="44718434" table:style-name="ce2">
            <text:p>44718434</text:p>
          </table:table-cell>
          <table:table-cell office:value-type="float" office:value="45650022" table:style-name="ce2">
            <text:p>45650022</text:p>
          </table:table-cell>
          <table:table-cell office:value-type="float" office:value="46575855" table:style-name="ce2">
            <text:p>46575855</text:p>
          </table:table-cell>
          <table:table-cell office:value-type="float" office:value="47494577" table:style-name="ce2">
            <text:p>47494577</text:p>
          </table:table-cell>
          <table:table-cell office:value-type="float" office:value="48423309" table:style-name="ce2">
            <text:p>48423309</text:p>
          </table:table-cell>
          <table:table-cell office:value-type="float" office:value="49351708" table:style-name="ce2">
            <text:p>49351708</text:p>
          </table:table-cell>
          <table:table-cell office:value-type="float" office:value="50270753" table:style-name="ce2">
            <text:p>50270753</text:p>
          </table:table-cell>
          <table:table-cell office:value-type="float" office:value="51177834" table:style-name="ce2">
            <text:p>51177834</text:p>
          </table:table-cell>
          <table:table-cell office:value-type="float" office:value="52074105" table:style-name="ce2">
            <text:p>52074105</text:p>
          </table:table-cell>
          <table:table-cell office:value-type="float" office:value="52969595" table:style-name="ce2">
            <text:p>52969595</text:p>
          </table:table-cell>
          <table:table-cell office:value-type="float" office:value="53848956" table:style-name="ce2">
            <text:p>53848956</text:p>
          </table:table-cell>
          <table:table-cell office:value-type="float" office:value="54738329" table:style-name="ce2">
            <text:p>54738329</text:p>
          </table:table-cell>
          <table:table-cell office:value-type="float" office:value="55637434" table:style-name="ce2">
            <text:p>55637434</text:p>
          </table:table-cell>
          <table:table-cell office:value-type="float" office:value="56528834" table:style-name="ce2">
            <text:p>56528834</text:p>
          </table:table-cell>
          <table:table-cell office:value-type="float" office:value="57408198" table:style-name="ce2">
            <text:p>57408198</text:p>
          </table:table-cell>
          <table:table-cell office:value-type="float" office:value="58260854" table:style-name="ce2">
            <text:p>58260854</text:p>
          </table:table-cell>
          <table:table-cell office:value-type="float" office:value="59098232" table:style-name="ce2">
            <text:p>59098232</text:p>
          </table:table-cell>
          <table:table-cell office:value-type="float" office:value="59920064" table:style-name="ce2">
            <text:p>59920064</text:p>
          </table:table-cell>
          <table:table-cell office:value-type="float" office:value="60724584" table:style-name="ce2">
            <text:p>60724584</text:p>
          </table:table-cell>
          <table:table-cell office:value-type="float" office:value="61522630" table:style-name="ce2">
            <text:p>61522630</text:p>
          </table:table-cell>
          <table:table-cell office:value-type="float" office:value="62299043" table:style-name="ce2">
            <text:p>62299043</text:p>
          </table:table-cell>
          <table:table-cell office:value-type="float" office:value="63007815" table:style-name="ce2">
            <text:p>63007815</text:p>
          </table:table-cell>
          <table:table-cell office:value-type="float" office:value="63651141" table:style-name="ce2">
            <text:p>63651141</text:p>
          </table:table-cell>
          <table:table-cell office:value-type="float" office:value="64266437" table:style-name="ce2">
            <text:p>64266437</text:p>
          </table:table-cell>
          <table:table-cell office:value-type="float" office:value="64868166" table:style-name="ce2">
            <text:p>64868166</text:p>
          </table:table-cell>
          <table:table-cell office:value-type="float" office:value="65452047" table:style-name="ce2">
            <text:p>65452047</text:p>
          </table:table-cell>
          <table:table-cell office:value-type="float" office:value="66017420" table:style-name="ce2">
            <text:p>66017420</text:p>
          </table:table-cell>
          <table:table-cell office:value-type="float" office:value="66567687" table:style-name="ce2">
            <text:p>66567687</text:p>
          </table:table-cell>
          <table:table-cell office:value-type="float" office:value="67102394" table:style-name="ce2">
            <text:p>67102394</text:p>
          </table:table-cell>
          <table:table-cell office:value-type="float" office:value="67619830" table:style-name="ce2">
            <text:p>67619830</text:p>
          </table:table-cell>
          <table:table-cell office:value-type="float" office:value="68121080" table:style-name="ce2">
            <text:p>68121080</text:p>
          </table:table-cell>
          <table:table-cell office:value-type="float" office:value="68579447" table:style-name="ce2">
            <text:p>68579447</text:p>
          </table:table-cell>
          <table:table-cell office:value-type="float" office:value="69007208" table:style-name="ce2">
            <text:p>69007208</text:p>
          </table:table-cell>
          <table:table-cell office:value-type="float" office:value="69436098" table:style-name="ce2">
            <text:p>69436098</text:p>
          </table:table-cell>
          <table:table-cell office:value-type="float" office:value="69845114" table:style-name="ce2">
            <text:p>69845114</text:p>
          </table:table-cell>
          <table:table-cell office:value-type="float" office:value="70216367" table:style-name="ce2">
            <text:p>70216367</text:p>
          </table:table-cell>
          <table:table-cell office:value-type="float" office:value="70540795" table:style-name="ce2">
            <text:p>70540795</text:p>
          </table:table-cell>
          <table:table-cell office:value-type="float" office:value="70859841" table:style-name="ce2">
            <text:p>70859841</text:p>
          </table:table-cell>
          <table:table-cell office:value-type="float" office:value="71160187" table:style-name="ce2">
            <text:p>71160187</text:p>
          </table:table-cell>
          <table:table-cell office:value-type="float" office:value="71376079" table:style-name="ce2">
            <text:p>71376079</text:p>
          </table:table-cell>
          <table:table-cell office:value-type="float" office:value="71522271" table:style-name="ce2">
            <text:p>71522271</text:p>
          </table:table-cell>
          <table:table-cell office:value-type="float" office:value="71641484" table:style-name="ce2">
            <text:p>71641484</text:p>
          </table:table-cell>
          <table:table-cell office:value-type="float" office:value="71727332" table:style-name="ce2">
            <text:p>71727332</text:p>
          </table:table-cell>
          <table:table-cell office:value-type="float" office:value="71735329" table:style-name="ce2">
            <text:p>71735329</text:p>
          </table:table-cell>
          <table:table-cell office:value-type="float" office:value="71702435" table:style-name="ce2">
            <text:p>71702435</text:p>
          </table:table-cell>
          <table:table-cell office:value-type="float" office:value="71668011" table:style-name="ce2">
            <text:p>7166801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Tajikistan</text:p>
          </table:table-cell>
          <table:table-cell office:value-type="string" table:style-name="ce2">
            <text:p>TJK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112131" table:style-name="ce2">
            <text:p>2112131</text:p>
          </table:table-cell>
          <table:table-cell office:value-type="float" office:value="2181805" table:style-name="ce2">
            <text:p>2181805</text:p>
          </table:table-cell>
          <table:table-cell office:value-type="float" office:value="2255026" table:style-name="ce2">
            <text:p>2255026</text:p>
          </table:table-cell>
          <table:table-cell office:value-type="float" office:value="2331736" table:style-name="ce2">
            <text:p>2331736</text:p>
          </table:table-cell>
          <table:table-cell office:value-type="float" office:value="2411260" table:style-name="ce2">
            <text:p>2411260</text:p>
          </table:table-cell>
          <table:table-cell office:value-type="float" office:value="2492998" table:style-name="ce2">
            <text:p>2492998</text:p>
          </table:table-cell>
          <table:table-cell office:value-type="float" office:value="2577184" table:style-name="ce2">
            <text:p>2577184</text:p>
          </table:table-cell>
          <table:table-cell office:value-type="float" office:value="2664130" table:style-name="ce2">
            <text:p>2664130</text:p>
          </table:table-cell>
          <table:table-cell office:value-type="float" office:value="2753848" table:style-name="ce2">
            <text:p>2753848</text:p>
          </table:table-cell>
          <table:table-cell office:value-type="float" office:value="2845273" table:style-name="ce2">
            <text:p>2845273</text:p>
          </table:table-cell>
          <table:table-cell office:value-type="float" office:value="2936779" table:style-name="ce2">
            <text:p>2936779</text:p>
          </table:table-cell>
          <table:table-cell office:value-type="float" office:value="3028837" table:style-name="ce2">
            <text:p>3028837</text:p>
          </table:table-cell>
          <table:table-cell office:value-type="float" office:value="3123691" table:style-name="ce2">
            <text:p>3123691</text:p>
          </table:table-cell>
          <table:table-cell office:value-type="float" office:value="3222290" table:style-name="ce2">
            <text:p>3222290</text:p>
          </table:table-cell>
          <table:table-cell office:value-type="float" office:value="3324499" table:style-name="ce2">
            <text:p>3324499</text:p>
          </table:table-cell>
          <table:table-cell office:value-type="float" office:value="3430425" table:style-name="ce2">
            <text:p>3430425</text:p>
          </table:table-cell>
          <table:table-cell office:value-type="float" office:value="3540076" table:style-name="ce2">
            <text:p>3540076</text:p>
          </table:table-cell>
          <table:table-cell office:value-type="float" office:value="3653265" table:style-name="ce2">
            <text:p>3653265</text:p>
          </table:table-cell>
          <table:table-cell office:value-type="float" office:value="3768508" table:style-name="ce2">
            <text:p>3768508</text:p>
          </table:table-cell>
          <table:table-cell office:value-type="float" office:value="3882691" table:style-name="ce2">
            <text:p>3882691</text:p>
          </table:table-cell>
          <table:table-cell office:value-type="float" office:value="3995256" table:style-name="ce2">
            <text:p>3995256</text:p>
          </table:table-cell>
          <table:table-cell office:value-type="float" office:value="4109022" table:style-name="ce2">
            <text:p>4109022</text:p>
          </table:table-cell>
          <table:table-cell office:value-type="float" office:value="4227171" table:style-name="ce2">
            <text:p>4227171</text:p>
          </table:table-cell>
          <table:table-cell office:value-type="float" office:value="4350874" table:style-name="ce2">
            <text:p>4350874</text:p>
          </table:table-cell>
          <table:table-cell office:value-type="float" office:value="4480026" table:style-name="ce2">
            <text:p>4480026</text:p>
          </table:table-cell>
          <table:table-cell office:value-type="float" office:value="4619003" table:style-name="ce2">
            <text:p>4619003</text:p>
          </table:table-cell>
          <table:table-cell office:value-type="float" office:value="4772139" table:style-name="ce2">
            <text:p>4772139</text:p>
          </table:table-cell>
          <table:table-cell office:value-type="float" office:value="4939059" table:style-name="ce2">
            <text:p>4939059</text:p>
          </table:table-cell>
          <table:table-cell office:value-type="float" office:value="5114989" table:style-name="ce2">
            <text:p>5114989</text:p>
          </table:table-cell>
          <table:table-cell office:value-type="float" office:value="5267249" table:style-name="ce2">
            <text:p>5267249</text:p>
          </table:table-cell>
          <table:table-cell office:value-type="float" office:value="5398768" table:style-name="ce2">
            <text:p>5398768</text:p>
          </table:table-cell>
          <table:table-cell office:value-type="float" office:value="5541205" table:style-name="ce2">
            <text:p>5541205</text:p>
          </table:table-cell>
          <table:table-cell office:value-type="float" office:value="5649400" table:style-name="ce2">
            <text:p>5649400</text:p>
          </table:table-cell>
          <table:table-cell office:value-type="float" office:value="5724993" table:style-name="ce2">
            <text:p>5724993</text:p>
          </table:table-cell>
          <table:table-cell office:value-type="float" office:value="5825368" table:style-name="ce2">
            <text:p>5825368</text:p>
          </table:table-cell>
          <table:table-cell office:value-type="float" office:value="5948584" table:style-name="ce2">
            <text:p>5948584</text:p>
          </table:table-cell>
          <table:table-cell office:value-type="float" office:value="6066523" table:style-name="ce2">
            <text:p>6066523</text:p>
          </table:table-cell>
          <table:table-cell office:value-type="float" office:value="6139829" table:style-name="ce2">
            <text:p>6139829</text:p>
          </table:table-cell>
          <table:table-cell office:value-type="float" office:value="6176397" table:style-name="ce2">
            <text:p>6176397</text:p>
          </table:table-cell>
          <table:table-cell office:value-type="float" office:value="6208370" table:style-name="ce2">
            <text:p>6208370</text:p>
          </table:table-cell>
          <table:table-cell office:value-type="float" office:value="6284735" table:style-name="ce2">
            <text:p>6284735</text:p>
          </table:table-cell>
          <table:table-cell office:value-type="float" office:value="6407377" table:style-name="ce2">
            <text:p>6407377</text:p>
          </table:table-cell>
          <table:table-cell office:value-type="float" office:value="6531669" table:style-name="ce2">
            <text:p>6531669</text:p>
          </table:table-cell>
          <table:table-cell office:value-type="float" office:value="6658575" table:style-name="ce2">
            <text:p>6658575</text:p>
          </table:table-cell>
          <table:table-cell office:value-type="float" office:value="6790547" table:style-name="ce2">
            <text:p>6790547</text:p>
          </table:table-cell>
          <table:table-cell office:value-type="float" office:value="6924720" table:style-name="ce2">
            <text:p>6924720</text:p>
          </table:table-cell>
          <table:table-cell office:value-type="float" office:value="7057566" table:style-name="ce2">
            <text:p>7057566</text:p>
          </table:table-cell>
          <table:table-cell office:value-type="float" office:value="7194477" table:style-name="ce2">
            <text:p>7194477</text:p>
          </table:table-cell>
          <table:table-cell office:value-type="float" office:value="7338403" table:style-name="ce2">
            <text:p>7338403</text:p>
          </table:table-cell>
          <table:table-cell office:value-type="float" office:value="7490230" table:style-name="ce2">
            <text:p>7490230</text:p>
          </table:table-cell>
          <table:table-cell office:value-type="float" office:value="7652141" table:style-name="ce2">
            <text:p>7652141</text:p>
          </table:table-cell>
          <table:table-cell office:value-type="float" office:value="7824785" table:style-name="ce2">
            <text:p>7824785</text:p>
          </table:table-cell>
          <table:table-cell office:value-type="float" office:value="8014084" table:style-name="ce2">
            <text:p>8014084</text:p>
          </table:table-cell>
          <table:table-cell office:value-type="float" office:value="8216724" table:style-name="ce2">
            <text:p>8216724</text:p>
          </table:table-cell>
          <table:table-cell office:value-type="float" office:value="8425552" table:style-name="ce2">
            <text:p>8425552</text:p>
          </table:table-cell>
          <table:table-cell office:value-type="float" office:value="8643840" table:style-name="ce2">
            <text:p>8643840</text:p>
          </table:table-cell>
          <table:table-cell office:value-type="float" office:value="8865631" table:style-name="ce2">
            <text:p>8865631</text:p>
          </table:table-cell>
          <table:table-cell office:value-type="float" office:value="9085946" table:style-name="ce2">
            <text:p>9085946</text:p>
          </table:table-cell>
          <table:table-cell office:value-type="float" office:value="9307333" table:style-name="ce2">
            <text:p>9307333</text:p>
          </table:table-cell>
          <table:table-cell office:value-type="float" office:value="9529966" table:style-name="ce2">
            <text:p>9529966</text:p>
          </table:table-cell>
          <table:table-cell office:value-type="float" office:value="9749310" table:style-name="ce2">
            <text:p>9749310</text:p>
          </table:table-cell>
          <table:table-cell office:value-type="float" office:value="9966908" table:style-name="ce2">
            <text:p>9966908</text:p>
          </table:table-cell>
          <table:table-cell office:value-type="float" office:value="10182222" table:style-name="ce2">
            <text:p>10182222</text:p>
          </table:table-cell>
          <table:table-cell office:value-type="float" office:value="10389799" table:style-name="ce2">
            <text:p>10389799</text:p>
          </table:table-cell>
          <table:table-cell office:value-type="float" office:value="10590927" table:style-name="ce2">
            <text:p>1059092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Turkmenistan</text:p>
          </table:table-cell>
          <table:table-cell office:value-type="string" table:style-name="ce2">
            <text:p>TKM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643457" table:style-name="ce2">
            <text:p>1643457</text:p>
          </table:table-cell>
          <table:table-cell office:value-type="float" office:value="1695400" table:style-name="ce2">
            <text:p>1695400</text:p>
          </table:table-cell>
          <table:table-cell office:value-type="float" office:value="1749214" table:style-name="ce2">
            <text:p>1749214</text:p>
          </table:table-cell>
          <table:table-cell office:value-type="float" office:value="1804272" table:style-name="ce2">
            <text:p>1804272</text:p>
          </table:table-cell>
          <table:table-cell office:value-type="float" office:value="1859997" table:style-name="ce2">
            <text:p>1859997</text:p>
          </table:table-cell>
          <table:table-cell office:value-type="float" office:value="1915916" table:style-name="ce2">
            <text:p>1915916</text:p>
          </table:table-cell>
          <table:table-cell office:value-type="float" office:value="1971737" table:style-name="ce2">
            <text:p>1971737</text:p>
          </table:table-cell>
          <table:table-cell office:value-type="float" office:value="2027403" table:style-name="ce2">
            <text:p>2027403</text:p>
          </table:table-cell>
          <table:table-cell office:value-type="float" office:value="2083069" table:style-name="ce2">
            <text:p>2083069</text:p>
          </table:table-cell>
          <table:table-cell office:value-type="float" office:value="2139024" table:style-name="ce2">
            <text:p>2139024</text:p>
          </table:table-cell>
          <table:table-cell office:value-type="float" office:value="2195616" table:style-name="ce2">
            <text:p>2195616</text:p>
          </table:table-cell>
          <table:table-cell office:value-type="float" office:value="2253119" table:style-name="ce2">
            <text:p>2253119</text:p>
          </table:table-cell>
          <table:table-cell office:value-type="float" office:value="2311430" table:style-name="ce2">
            <text:p>2311430</text:p>
          </table:table-cell>
          <table:table-cell office:value-type="float" office:value="2370919" table:style-name="ce2">
            <text:p>2370919</text:p>
          </table:table-cell>
          <table:table-cell office:value-type="float" office:value="2432028" table:style-name="ce2">
            <text:p>2432028</text:p>
          </table:table-cell>
          <table:table-cell office:value-type="float" office:value="2494570" table:style-name="ce2">
            <text:p>2494570</text:p>
          </table:table-cell>
          <table:table-cell office:value-type="float" office:value="2558521" table:style-name="ce2">
            <text:p>2558521</text:p>
          </table:table-cell>
          <table:table-cell office:value-type="float" office:value="2623948" table:style-name="ce2">
            <text:p>2623948</text:p>
          </table:table-cell>
          <table:table-cell office:value-type="float" office:value="2691088" table:style-name="ce2">
            <text:p>2691088</text:p>
          </table:table-cell>
          <table:table-cell office:value-type="float" office:value="2760358" table:style-name="ce2">
            <text:p>2760358</text:p>
          </table:table-cell>
          <table:table-cell office:value-type="float" office:value="2832203" table:style-name="ce2">
            <text:p>2832203</text:p>
          </table:table-cell>
          <table:table-cell office:value-type="float" office:value="2907187" table:style-name="ce2">
            <text:p>2907187</text:p>
          </table:table-cell>
          <table:table-cell office:value-type="float" office:value="2985557" table:style-name="ce2">
            <text:p>2985557</text:p>
          </table:table-cell>
          <table:table-cell office:value-type="float" office:value="3067534" table:style-name="ce2">
            <text:p>3067534</text:p>
          </table:table-cell>
          <table:table-cell office:value-type="float" office:value="3154079" table:style-name="ce2">
            <text:p>3154079</text:p>
          </table:table-cell>
          <table:table-cell office:value-type="float" office:value="3247534" table:style-name="ce2">
            <text:p>3247534</text:p>
          </table:table-cell>
          <table:table-cell office:value-type="float" office:value="3347809" table:style-name="ce2">
            <text:p>3347809</text:p>
          </table:table-cell>
          <table:table-cell office:value-type="float" office:value="3452731" table:style-name="ce2">
            <text:p>3452731</text:p>
          </table:table-cell>
          <table:table-cell office:value-type="float" office:value="3559363" table:style-name="ce2">
            <text:p>3559363</text:p>
          </table:table-cell>
          <table:table-cell office:value-type="float" office:value="3662459" table:style-name="ce2">
            <text:p>3662459</text:p>
          </table:table-cell>
          <table:table-cell office:value-type="float" office:value="3760562" table:style-name="ce2">
            <text:p>3760562</text:p>
          </table:table-cell>
          <table:table-cell office:value-type="float" office:value="3855894" table:style-name="ce2">
            <text:p>3855894</text:p>
          </table:table-cell>
          <table:table-cell office:value-type="float" office:value="3944689" table:style-name="ce2">
            <text:p>3944689</text:p>
          </table:table-cell>
          <table:table-cell office:value-type="float" office:value="4032407" table:style-name="ce2">
            <text:p>4032407</text:p>
          </table:table-cell>
          <table:table-cell office:value-type="float" office:value="4116662" table:style-name="ce2">
            <text:p>4116662</text:p>
          </table:table-cell>
          <table:table-cell office:value-type="float" office:value="4191203" table:style-name="ce2">
            <text:p>4191203</text:p>
          </table:table-cell>
          <table:table-cell office:value-type="float" office:value="4263819" table:style-name="ce2">
            <text:p>4263819</text:p>
          </table:table-cell>
          <table:table-cell office:value-type="float" office:value="4336730" table:style-name="ce2">
            <text:p>4336730</text:p>
          </table:table-cell>
          <table:table-cell office:value-type="float" office:value="4410507" table:style-name="ce2">
            <text:p>4410507</text:p>
          </table:table-cell>
          <table:table-cell office:value-type="float" office:value="4492170" table:style-name="ce2">
            <text:p>4492170</text:p>
          </table:table-cell>
          <table:table-cell office:value-type="float" office:value="4582677" table:style-name="ce2">
            <text:p>4582677</text:p>
          </table:table-cell>
          <table:table-cell office:value-type="float" office:value="4675409" table:style-name="ce2">
            <text:p>4675409</text:p>
          </table:table-cell>
          <table:table-cell office:value-type="float" office:value="4769465" table:style-name="ce2">
            <text:p>4769465</text:p>
          </table:table-cell>
          <table:table-cell office:value-type="float" office:value="4863865" table:style-name="ce2">
            <text:p>4863865</text:p>
          </table:table-cell>
          <table:table-cell office:value-type="float" office:value="4958093" table:style-name="ce2">
            <text:p>4958093</text:p>
          </table:table-cell>
          <table:table-cell office:value-type="float" office:value="5052257" table:style-name="ce2">
            <text:p>5052257</text:p>
          </table:table-cell>
          <table:table-cell office:value-type="float" office:value="5147105" table:style-name="ce2">
            <text:p>5147105</text:p>
          </table:table-cell>
          <table:table-cell office:value-type="float" office:value="5244046" table:style-name="ce2">
            <text:p>5244046</text:p>
          </table:table-cell>
          <table:table-cell office:value-type="float" office:value="5345029" table:style-name="ce2">
            <text:p>5345029</text:p>
          </table:table-cell>
          <table:table-cell office:value-type="float" office:value="5451592" table:style-name="ce2">
            <text:p>5451592</text:p>
          </table:table-cell>
          <table:table-cell office:value-type="float" office:value="5564356" table:style-name="ce2">
            <text:p>5564356</text:p>
          </table:table-cell>
          <table:table-cell office:value-type="float" office:value="5683417" table:style-name="ce2">
            <text:p>5683417</text:p>
          </table:table-cell>
          <table:table-cell office:value-type="float" office:value="5808546" table:style-name="ce2">
            <text:p>5808546</text:p>
          </table:table-cell>
          <table:table-cell office:value-type="float" office:value="5939341" table:style-name="ce2">
            <text:p>5939341</text:p>
          </table:table-cell>
          <table:table-cell office:value-type="float" office:value="6075283" table:style-name="ce2">
            <text:p>6075283</text:p>
          </table:table-cell>
          <table:table-cell office:value-type="float" office:value="6215770" table:style-name="ce2">
            <text:p>6215770</text:p>
          </table:table-cell>
          <table:table-cell office:value-type="float" office:value="6360041" table:style-name="ce2">
            <text:p>6360041</text:p>
          </table:table-cell>
          <table:table-cell office:value-type="float" office:value="6507061" table:style-name="ce2">
            <text:p>6507061</text:p>
          </table:table-cell>
          <table:table-cell office:value-type="float" office:value="6655524" table:style-name="ce2">
            <text:p>6655524</text:p>
          </table:table-cell>
          <table:table-cell office:value-type="float" office:value="6803944" table:style-name="ce2">
            <text:p>6803944</text:p>
          </table:table-cell>
          <table:table-cell office:value-type="float" office:value="6949912" table:style-name="ce2">
            <text:p>6949912</text:p>
          </table:table-cell>
          <table:table-cell office:value-type="float" office:value="7092043" table:style-name="ce2">
            <text:p>7092043</text:p>
          </table:table-cell>
          <table:table-cell office:value-type="float" office:value="7230193" table:style-name="ce2">
            <text:p>7230193</text:p>
          </table:table-cell>
          <table:table-cell office:value-type="float" office:value="7364438" table:style-name="ce2">
            <text:p>7364438</text:p>
          </table:table-cell>
          <table:table-cell office:value-type="float" office:value="7494498" table:style-name="ce2">
            <text:p>749449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Latin America &amp; the Caribbean (IDA &amp; IBRD countries)</text:p>
          </table:table-cell>
          <table:table-cell office:value-type="string" table:style-name="ce2">
            <text:p>TL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08671107" table:style-name="ce2">
            <text:p>208671107</text:p>
          </table:table-cell>
          <table:table-cell office:value-type="float" office:value="214582669" table:style-name="ce2">
            <text:p>214582669</text:p>
          </table:table-cell>
          <table:table-cell office:value-type="float" office:value="220668336" table:style-name="ce2">
            <text:p>220668336</text:p>
          </table:table-cell>
          <table:table-cell office:value-type="float" office:value="226899749" table:style-name="ce2">
            <text:p>226899749</text:p>
          </table:table-cell>
          <table:table-cell office:value-type="float" office:value="233255631" table:style-name="ce2">
            <text:p>233255631</text:p>
          </table:table-cell>
          <table:table-cell office:value-type="float" office:value="239708690" table:style-name="ce2">
            <text:p>239708690</text:p>
          </table:table-cell>
          <table:table-cell office:value-type="float" office:value="246239963" table:style-name="ce2">
            <text:p>246239963</text:p>
          </table:table-cell>
          <table:table-cell office:value-type="float" office:value="252838271" table:style-name="ce2">
            <text:p>252838271</text:p>
          </table:table-cell>
          <table:table-cell office:value-type="float" office:value="259494716" table:style-name="ce2">
            <text:p>259494716</text:p>
          </table:table-cell>
          <table:table-cell office:value-type="float" office:value="266211242" table:style-name="ce2">
            <text:p>266211242</text:p>
          </table:table-cell>
          <table:table-cell office:value-type="float" office:value="272962813" table:style-name="ce2">
            <text:p>272962813</text:p>
          </table:table-cell>
          <table:table-cell office:value-type="float" office:value="279784152" table:style-name="ce2">
            <text:p>279784152</text:p>
          </table:table-cell>
          <table:table-cell office:value-type="float" office:value="286726529" table:style-name="ce2">
            <text:p>286726529</text:p>
          </table:table-cell>
          <table:table-cell office:value-type="float" office:value="293783764" table:style-name="ce2">
            <text:p>293783764</text:p>
          </table:table-cell>
          <table:table-cell office:value-type="float" office:value="300937685" table:style-name="ce2">
            <text:p>300937685</text:p>
          </table:table-cell>
          <table:table-cell office:value-type="float" office:value="308171037" table:style-name="ce2">
            <text:p>308171037</text:p>
          </table:table-cell>
          <table:table-cell office:value-type="float" office:value="315490913" table:style-name="ce2">
            <text:p>315490913</text:p>
          </table:table-cell>
          <table:table-cell office:value-type="float" office:value="322954210" table:style-name="ce2">
            <text:p>322954210</text:p>
          </table:table-cell>
          <table:table-cell office:value-type="float" office:value="330579364" table:style-name="ce2">
            <text:p>330579364</text:p>
          </table:table-cell>
          <table:table-cell office:value-type="float" office:value="338302777" table:style-name="ce2">
            <text:p>338302777</text:p>
          </table:table-cell>
          <table:table-cell office:value-type="float" office:value="346105657" table:style-name="ce2">
            <text:p>346105657</text:p>
          </table:table-cell>
          <table:table-cell office:value-type="float" office:value="353922621" table:style-name="ce2">
            <text:p>353922621</text:p>
          </table:table-cell>
          <table:table-cell office:value-type="float" office:value="361763155" table:style-name="ce2">
            <text:p>361763155</text:p>
          </table:table-cell>
          <table:table-cell office:value-type="float" office:value="369728268" table:style-name="ce2">
            <text:p>369728268</text:p>
          </table:table-cell>
          <table:table-cell office:value-type="float" office:value="377777260" table:style-name="ce2">
            <text:p>377777260</text:p>
          </table:table-cell>
          <table:table-cell office:value-type="float" office:value="385830246" table:style-name="ce2">
            <text:p>385830246</text:p>
          </table:table-cell>
          <table:table-cell office:value-type="float" office:value="393862440" table:style-name="ce2">
            <text:p>393862440</text:p>
          </table:table-cell>
          <table:table-cell office:value-type="float" office:value="401890697" table:style-name="ce2">
            <text:p>401890697</text:p>
          </table:table-cell>
          <table:table-cell office:value-type="float" office:value="409945610" table:style-name="ce2">
            <text:p>409945610</text:p>
          </table:table-cell>
          <table:table-cell office:value-type="float" office:value="418004229" table:style-name="ce2">
            <text:p>418004229</text:p>
          </table:table-cell>
          <table:table-cell office:value-type="float" office:value="426091608" table:style-name="ce2">
            <text:p>426091608</text:p>
          </table:table-cell>
          <table:table-cell office:value-type="float" office:value="434138780" table:style-name="ce2">
            <text:p>434138780</text:p>
          </table:table-cell>
          <table:table-cell office:value-type="float" office:value="442150885" table:style-name="ce2">
            <text:p>442150885</text:p>
          </table:table-cell>
          <table:table-cell office:value-type="float" office:value="450131381" table:style-name="ce2">
            <text:p>450131381</text:p>
          </table:table-cell>
          <table:table-cell office:value-type="float" office:value="458042874" table:style-name="ce2">
            <text:p>458042874</text:p>
          </table:table-cell>
          <table:table-cell office:value-type="float" office:value="465939463" table:style-name="ce2">
            <text:p>465939463</text:p>
          </table:table-cell>
          <table:table-cell office:value-type="float" office:value="473775482" table:style-name="ce2">
            <text:p>473775482</text:p>
          </table:table-cell>
          <table:table-cell office:value-type="float" office:value="481555614" table:style-name="ce2">
            <text:p>481555614</text:p>
          </table:table-cell>
          <table:table-cell office:value-type="float" office:value="489346270" table:style-name="ce2">
            <text:p>489346270</text:p>
          </table:table-cell>
          <table:table-cell office:value-type="float" office:value="497065139" table:style-name="ce2">
            <text:p>497065139</text:p>
          </table:table-cell>
          <table:table-cell office:value-type="float" office:value="504556065" table:style-name="ce2">
            <text:p>504556065</text:p>
          </table:table-cell>
          <table:table-cell office:value-type="float" office:value="511809816" table:style-name="ce2">
            <text:p>511809816</text:p>
          </table:table-cell>
          <table:table-cell office:value-type="float" office:value="518881965" table:style-name="ce2">
            <text:p>518881965</text:p>
          </table:table-cell>
          <table:table-cell office:value-type="float" office:value="525787222" table:style-name="ce2">
            <text:p>525787222</text:p>
          </table:table-cell>
          <table:table-cell office:value-type="float" office:value="532556401" table:style-name="ce2">
            <text:p>532556401</text:p>
          </table:table-cell>
          <table:table-cell office:value-type="float" office:value="539188798" table:style-name="ce2">
            <text:p>539188798</text:p>
          </table:table-cell>
          <table:table-cell office:value-type="float" office:value="545805913" table:style-name="ce2">
            <text:p>545805913</text:p>
          </table:table-cell>
          <table:table-cell office:value-type="float" office:value="552399650" table:style-name="ce2">
            <text:p>552399650</text:p>
          </table:table-cell>
          <table:table-cell office:value-type="float" office:value="558968822" table:style-name="ce2">
            <text:p>558968822</text:p>
          </table:table-cell>
          <table:table-cell office:value-type="float" office:value="565454932" table:style-name="ce2">
            <text:p>565454932</text:p>
          </table:table-cell>
          <table:table-cell office:value-type="float" office:value="571822092" table:style-name="ce2">
            <text:p>571822092</text:p>
          </table:table-cell>
          <table:table-cell office:value-type="float" office:value="578171855" table:style-name="ce2">
            <text:p>578171855</text:p>
          </table:table-cell>
          <table:table-cell office:value-type="float" office:value="584524334" table:style-name="ce2">
            <text:p>584524334</text:p>
          </table:table-cell>
          <table:table-cell office:value-type="float" office:value="590809938" table:style-name="ce2">
            <text:p>590809938</text:p>
          </table:table-cell>
          <table:table-cell office:value-type="float" office:value="597023419" table:style-name="ce2">
            <text:p>597023419</text:p>
          </table:table-cell>
          <table:table-cell office:value-type="float" office:value="603091701" table:style-name="ce2">
            <text:p>603091701</text:p>
          </table:table-cell>
          <table:table-cell office:value-type="float" office:value="609017063" table:style-name="ce2">
            <text:p>609017063</text:p>
          </table:table-cell>
          <table:table-cell office:value-type="float" office:value="614776664" table:style-name="ce2">
            <text:p>614776664</text:p>
          </table:table-cell>
          <table:table-cell office:value-type="float" office:value="620274430" table:style-name="ce2">
            <text:p>620274430</text:p>
          </table:table-cell>
          <table:table-cell office:value-type="float" office:value="625467307" table:style-name="ce2">
            <text:p>625467307</text:p>
          </table:table-cell>
          <table:table-cell office:value-type="float" office:value="630051021" table:style-name="ce2">
            <text:p>630051021</text:p>
          </table:table-cell>
          <table:table-cell office:value-type="float" office:value="633862610" table:style-name="ce2">
            <text:p>633862610</text:p>
          </table:table-cell>
          <table:table-cell office:value-type="float" office:value="637837815" table:style-name="ce2">
            <text:p>637837815</text:p>
          </table:table-cell>
          <table:table-cell office:value-type="float" office:value="642397939" table:style-name="ce2">
            <text:p>642397939</text:p>
          </table:table-cell>
          <table:table-cell office:value-type="float" office:value="647003746" table:style-name="ce2">
            <text:p>64700374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Timor-Leste</text:p>
          </table:table-cell>
          <table:table-cell office:value-type="string" table:style-name="ce2">
            <text:p>TLS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68118" table:style-name="ce2">
            <text:p>468118</text:p>
          </table:table-cell>
          <table:table-cell office:value-type="float" office:value="475291" table:style-name="ce2">
            <text:p>475291</text:p>
          </table:table-cell>
          <table:table-cell office:value-type="float" office:value="482774" table:style-name="ce2">
            <text:p>482774</text:p>
          </table:table-cell>
          <table:table-cell office:value-type="float" office:value="490564" table:style-name="ce2">
            <text:p>490564</text:p>
          </table:table-cell>
          <table:table-cell office:value-type="float" office:value="498659" table:style-name="ce2">
            <text:p>498659</text:p>
          </table:table-cell>
          <table:table-cell office:value-type="float" office:value="507034" table:style-name="ce2">
            <text:p>507034</text:p>
          </table:table-cell>
          <table:table-cell office:value-type="float" office:value="515696" table:style-name="ce2">
            <text:p>515696</text:p>
          </table:table-cell>
          <table:table-cell office:value-type="float" office:value="524648" table:style-name="ce2">
            <text:p>524648</text:p>
          </table:table-cell>
          <table:table-cell office:value-type="float" office:value="533875" table:style-name="ce2">
            <text:p>533875</text:p>
          </table:table-cell>
          <table:table-cell office:value-type="float" office:value="543356" table:style-name="ce2">
            <text:p>543356</text:p>
          </table:table-cell>
          <table:table-cell office:value-type="float" office:value="553069" table:style-name="ce2">
            <text:p>553069</text:p>
          </table:table-cell>
          <table:table-cell office:value-type="float" office:value="562966" table:style-name="ce2">
            <text:p>562966</text:p>
          </table:table-cell>
          <table:table-cell office:value-type="float" office:value="572962" table:style-name="ce2">
            <text:p>572962</text:p>
          </table:table-cell>
          <table:table-cell office:value-type="float" office:value="582855" table:style-name="ce2">
            <text:p>582855</text:p>
          </table:table-cell>
          <table:table-cell office:value-type="float" office:value="590827" table:style-name="ce2">
            <text:p>590827</text:p>
          </table:table-cell>
          <table:table-cell office:value-type="float" office:value="598158" table:style-name="ce2">
            <text:p>598158</text:p>
          </table:table-cell>
          <table:table-cell office:value-type="float" office:value="607620" table:style-name="ce2">
            <text:p>607620</text:p>
          </table:table-cell>
          <table:table-cell office:value-type="float" office:value="618315" table:style-name="ce2">
            <text:p>618315</text:p>
          </table:table-cell>
          <table:table-cell office:value-type="float" office:value="628775" table:style-name="ce2">
            <text:p>628775</text:p>
          </table:table-cell>
          <table:table-cell office:value-type="float" office:value="638719" table:style-name="ce2">
            <text:p>638719</text:p>
          </table:table-cell>
          <table:table-cell office:value-type="float" office:value="649871" table:style-name="ce2">
            <text:p>649871</text:p>
          </table:table-cell>
          <table:table-cell office:value-type="float" office:value="660493" table:style-name="ce2">
            <text:p>660493</text:p>
          </table:table-cell>
          <table:table-cell office:value-type="float" office:value="669149" table:style-name="ce2">
            <text:p>669149</text:p>
          </table:table-cell>
          <table:table-cell office:value-type="float" office:value="677707" table:style-name="ce2">
            <text:p>677707</text:p>
          </table:table-cell>
          <table:table-cell office:value-type="float" office:value="686777" table:style-name="ce2">
            <text:p>686777</text:p>
          </table:table-cell>
          <table:table-cell office:value-type="float" office:value="696665" table:style-name="ce2">
            <text:p>696665</text:p>
          </table:table-cell>
          <table:table-cell office:value-type="float" office:value="707185" table:style-name="ce2">
            <text:p>707185</text:p>
          </table:table-cell>
          <table:table-cell office:value-type="float" office:value="718476" table:style-name="ce2">
            <text:p>718476</text:p>
          </table:table-cell>
          <table:table-cell office:value-type="float" office:value="730745" table:style-name="ce2">
            <text:p>730745</text:p>
          </table:table-cell>
          <table:table-cell office:value-type="float" office:value="744856" table:style-name="ce2">
            <text:p>744856</text:p>
          </table:table-cell>
          <table:table-cell office:value-type="float" office:value="760345" table:style-name="ce2">
            <text:p>760345</text:p>
          </table:table-cell>
          <table:table-cell office:value-type="float" office:value="778278" table:style-name="ce2">
            <text:p>778278</text:p>
          </table:table-cell>
          <table:table-cell office:value-type="float" office:value="799318" table:style-name="ce2">
            <text:p>799318</text:p>
          </table:table-cell>
          <table:table-cell office:value-type="float" office:value="821437" table:style-name="ce2">
            <text:p>821437</text:p>
          </table:table-cell>
          <table:table-cell office:value-type="float" office:value="844493" table:style-name="ce2">
            <text:p>844493</text:p>
          </table:table-cell>
          <table:table-cell office:value-type="float" office:value="868146" table:style-name="ce2">
            <text:p>868146</text:p>
          </table:table-cell>
          <table:table-cell office:value-type="float" office:value="892282" table:style-name="ce2">
            <text:p>892282</text:p>
          </table:table-cell>
          <table:table-cell office:value-type="float" office:value="917184" table:style-name="ce2">
            <text:p>917184</text:p>
          </table:table-cell>
          <table:table-cell office:value-type="float" office:value="942530" table:style-name="ce2">
            <text:p>942530</text:p>
          </table:table-cell>
          <table:table-cell office:value-type="float" office:value="834697" table:style-name="ce2">
            <text:p>834697</text:p>
          </table:table-cell>
          <table:table-cell office:value-type="float" office:value="745088" table:style-name="ce2">
            <text:p>745088</text:p>
          </table:table-cell>
          <table:table-cell office:value-type="float" office:value="812249" table:style-name="ce2">
            <text:p>812249</text:p>
          </table:table-cell>
          <table:table-cell office:value-type="float" office:value="879159" table:style-name="ce2">
            <text:p>879159</text:p>
          </table:table-cell>
          <table:table-cell office:value-type="float" office:value="916878" table:style-name="ce2">
            <text:p>916878</text:p>
          </table:table-cell>
          <table:table-cell office:value-type="float" office:value="929074" table:style-name="ce2">
            <text:p>929074</text:p>
          </table:table-cell>
          <table:table-cell office:value-type="float" office:value="948311" table:style-name="ce2">
            <text:p>948311</text:p>
          </table:table-cell>
          <table:table-cell office:value-type="float" office:value="976597" table:style-name="ce2">
            <text:p>976597</text:p>
          </table:table-cell>
          <table:table-cell office:value-type="float" office:value="1004889" table:style-name="ce2">
            <text:p>1004889</text:p>
          </table:table-cell>
          <table:table-cell office:value-type="float" office:value="1032429" table:style-name="ce2">
            <text:p>1032429</text:p>
          </table:table-cell>
          <table:table-cell office:value-type="float" office:value="1058782" table:style-name="ce2">
            <text:p>1058782</text:p>
          </table:table-cell>
          <table:table-cell office:value-type="float" office:value="1084679" table:style-name="ce2">
            <text:p>1084679</text:p>
          </table:table-cell>
          <table:table-cell office:value-type="float" office:value="1110207" table:style-name="ce2">
            <text:p>1110207</text:p>
          </table:table-cell>
          <table:table-cell office:value-type="float" office:value="1134885" table:style-name="ce2">
            <text:p>1134885</text:p>
          </table:table-cell>
          <table:table-cell office:value-type="float" office:value="1158695" table:style-name="ce2">
            <text:p>1158695</text:p>
          </table:table-cell>
          <table:table-cell office:value-type="float" office:value="1181903" table:style-name="ce2">
            <text:p>1181903</text:p>
          </table:table-cell>
          <table:table-cell office:value-type="float" office:value="1205131" table:style-name="ce2">
            <text:p>1205131</text:p>
          </table:table-cell>
          <table:table-cell office:value-type="float" office:value="1228312" table:style-name="ce2">
            <text:p>1228312</text:p>
          </table:table-cell>
          <table:table-cell office:value-type="float" office:value="1251703" table:style-name="ce2">
            <text:p>1251703</text:p>
          </table:table-cell>
          <table:table-cell office:value-type="float" office:value="1275959" table:style-name="ce2">
            <text:p>1275959</text:p>
          </table:table-cell>
          <table:table-cell office:value-type="float" office:value="1300945" table:style-name="ce2">
            <text:p>1300945</text:p>
          </table:table-cell>
          <table:table-cell office:value-type="float" office:value="1326053" table:style-name="ce2">
            <text:p>1326053</text:p>
          </table:table-cell>
          <table:table-cell office:value-type="float" office:value="1350139" table:style-name="ce2">
            <text:p>1350139</text:p>
          </table:table-cell>
          <table:table-cell office:value-type="float" office:value="1369295" table:style-name="ce2">
            <text:p>1369295</text:p>
          </table:table-cell>
          <table:table-cell office:value-type="float" office:value="1384286" table:style-name="ce2">
            <text:p>1384286</text:p>
          </table:table-cell>
          <table:table-cell office:value-type="float" office:value="1400638" table:style-name="ce2">
            <text:p>140063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Middle East, North Africa, Afghanistan &amp; Pakistan (IDA &amp; IBRD)</text:p>
          </table:table-cell>
          <table:table-cell office:value-type="string" table:style-name="ce2">
            <text:p>TM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51883053" table:style-name="ce2">
            <text:p>151883053</text:p>
          </table:table-cell>
          <table:table-cell office:value-type="float" office:value="155796245" table:style-name="ce2">
            <text:p>155796245</text:p>
          </table:table-cell>
          <table:table-cell office:value-type="float" office:value="159849264" table:style-name="ce2">
            <text:p>159849264</text:p>
          </table:table-cell>
          <table:table-cell office:value-type="float" office:value="164082777" table:style-name="ce2">
            <text:p>164082777</text:p>
          </table:table-cell>
          <table:table-cell office:value-type="float" office:value="168474397" table:style-name="ce2">
            <text:p>168474397</text:p>
          </table:table-cell>
          <table:table-cell office:value-type="float" office:value="173012080" table:style-name="ce2">
            <text:p>173012080</text:p>
          </table:table-cell>
          <table:table-cell office:value-type="float" office:value="177756891" table:style-name="ce2">
            <text:p>177756891</text:p>
          </table:table-cell>
          <table:table-cell office:value-type="float" office:value="182734055" table:style-name="ce2">
            <text:p>182734055</text:p>
          </table:table-cell>
          <table:table-cell office:value-type="float" office:value="187877692" table:style-name="ce2">
            <text:p>187877692</text:p>
          </table:table-cell>
          <table:table-cell office:value-type="float" office:value="193184368" table:style-name="ce2">
            <text:p>193184368</text:p>
          </table:table-cell>
          <table:table-cell office:value-type="float" office:value="198631041" table:style-name="ce2">
            <text:p>198631041</text:p>
          </table:table-cell>
          <table:table-cell office:value-type="float" office:value="204099318" table:style-name="ce2">
            <text:p>204099318</text:p>
          </table:table-cell>
          <table:table-cell office:value-type="float" office:value="209697605" table:style-name="ce2">
            <text:p>209697605</text:p>
          </table:table-cell>
          <table:table-cell office:value-type="float" office:value="215569107" table:style-name="ce2">
            <text:p>215569107</text:p>
          </table:table-cell>
          <table:table-cell office:value-type="float" office:value="221668657" table:style-name="ce2">
            <text:p>221668657</text:p>
          </table:table-cell>
          <table:table-cell office:value-type="float" office:value="228187384" table:style-name="ce2">
            <text:p>228187384</text:p>
          </table:table-cell>
          <table:table-cell office:value-type="float" office:value="235058983" table:style-name="ce2">
            <text:p>235058983</text:p>
          </table:table-cell>
          <table:table-cell office:value-type="float" office:value="242098387" table:style-name="ce2">
            <text:p>242098387</text:p>
          </table:table-cell>
          <table:table-cell office:value-type="float" office:value="249392069" table:style-name="ce2">
            <text:p>249392069</text:p>
          </table:table-cell>
          <table:table-cell office:value-type="float" office:value="256976193" table:style-name="ce2">
            <text:p>256976193</text:p>
          </table:table-cell>
          <table:table-cell office:value-type="float" office:value="264948525" table:style-name="ce2">
            <text:p>264948525</text:p>
          </table:table-cell>
          <table:table-cell office:value-type="float" office:value="273288518" table:style-name="ce2">
            <text:p>273288518</text:p>
          </table:table-cell>
          <table:table-cell office:value-type="float" office:value="281844787" table:style-name="ce2">
            <text:p>281844787</text:p>
          </table:table-cell>
          <table:table-cell office:value-type="float" office:value="290721921" table:style-name="ce2">
            <text:p>290721921</text:p>
          </table:table-cell>
          <table:table-cell office:value-type="float" office:value="300042126" table:style-name="ce2">
            <text:p>300042126</text:p>
          </table:table-cell>
          <table:table-cell office:value-type="float" office:value="309566339" table:style-name="ce2">
            <text:p>309566339</text:p>
          </table:table-cell>
          <table:table-cell office:value-type="float" office:value="319257806" table:style-name="ce2">
            <text:p>319257806</text:p>
          </table:table-cell>
          <table:table-cell office:value-type="float" office:value="329101677" table:style-name="ce2">
            <text:p>329101677</text:p>
          </table:table-cell>
          <table:table-cell office:value-type="float" office:value="339013669" table:style-name="ce2">
            <text:p>339013669</text:p>
          </table:table-cell>
          <table:table-cell office:value-type="float" office:value="349120795" table:style-name="ce2">
            <text:p>349120795</text:p>
          </table:table-cell>
          <table:table-cell office:value-type="float" office:value="359343952" table:style-name="ce2">
            <text:p>359343952</text:p>
          </table:table-cell>
          <table:table-cell office:value-type="float" office:value="369541810" table:style-name="ce2">
            <text:p>369541810</text:p>
          </table:table-cell>
          <table:table-cell office:value-type="float" office:value="379832349" table:style-name="ce2">
            <text:p>379832349</text:p>
          </table:table-cell>
          <table:table-cell office:value-type="float" office:value="390108809" table:style-name="ce2">
            <text:p>390108809</text:p>
          </table:table-cell>
          <table:table-cell office:value-type="float" office:value="400109102" table:style-name="ce2">
            <text:p>400109102</text:p>
          </table:table-cell>
          <table:table-cell office:value-type="float" office:value="409972623" table:style-name="ce2">
            <text:p>409972623</text:p>
          </table:table-cell>
          <table:table-cell office:value-type="float" office:value="419780929" table:style-name="ce2">
            <text:p>419780929</text:p>
          </table:table-cell>
          <table:table-cell office:value-type="float" office:value="429628398" table:style-name="ce2">
            <text:p>429628398</text:p>
          </table:table-cell>
          <table:table-cell office:value-type="float" office:value="439699399" table:style-name="ce2">
            <text:p>439699399</text:p>
          </table:table-cell>
          <table:table-cell office:value-type="float" office:value="449944988" table:style-name="ce2">
            <text:p>449944988</text:p>
          </table:table-cell>
          <table:table-cell office:value-type="float" office:value="460058369" table:style-name="ce2">
            <text:p>460058369</text:p>
          </table:table-cell>
          <table:table-cell office:value-type="float" office:value="470225878" table:style-name="ce2">
            <text:p>470225878</text:p>
          </table:table-cell>
          <table:table-cell office:value-type="float" office:value="480465143" table:style-name="ce2">
            <text:p>480465143</text:p>
          </table:table-cell>
          <table:table-cell office:value-type="float" office:value="491133637" table:style-name="ce2">
            <text:p>491133637</text:p>
          </table:table-cell>
          <table:table-cell office:value-type="float" office:value="502381957" table:style-name="ce2">
            <text:p>502381957</text:p>
          </table:table-cell>
          <table:table-cell office:value-type="float" office:value="513920381" table:style-name="ce2">
            <text:p>513920381</text:p>
          </table:table-cell>
          <table:table-cell office:value-type="float" office:value="525752130" table:style-name="ce2">
            <text:p>525752130</text:p>
          </table:table-cell>
          <table:table-cell office:value-type="float" office:value="537343609" table:style-name="ce2">
            <text:p>537343609</text:p>
          </table:table-cell>
          <table:table-cell office:value-type="float" office:value="549090016" table:style-name="ce2">
            <text:p>549090016</text:p>
          </table:table-cell>
          <table:table-cell office:value-type="float" office:value="561349152" table:style-name="ce2">
            <text:p>561349152</text:p>
          </table:table-cell>
          <table:table-cell office:value-type="float" office:value="573609877" table:style-name="ce2">
            <text:p>573609877</text:p>
          </table:table-cell>
          <table:table-cell office:value-type="float" office:value="585763053" table:style-name="ce2">
            <text:p>585763053</text:p>
          </table:table-cell>
          <table:table-cell office:value-type="float" office:value="597586990" table:style-name="ce2">
            <text:p>597586990</text:p>
          </table:table-cell>
          <table:table-cell office:value-type="float" office:value="609074579" table:style-name="ce2">
            <text:p>609074579</text:p>
          </table:table-cell>
          <table:table-cell office:value-type="float" office:value="620390664" table:style-name="ce2">
            <text:p>620390664</text:p>
          </table:table-cell>
          <table:table-cell office:value-type="float" office:value="631082594" table:style-name="ce2">
            <text:p>631082594</text:p>
          </table:table-cell>
          <table:table-cell office:value-type="float" office:value="641470827" table:style-name="ce2">
            <text:p>641470827</text:p>
          </table:table-cell>
          <table:table-cell office:value-type="float" office:value="652312809" table:style-name="ce2">
            <text:p>652312809</text:p>
          </table:table-cell>
          <table:table-cell office:value-type="float" office:value="663878345" table:style-name="ce2">
            <text:p>663878345</text:p>
          </table:table-cell>
          <table:table-cell office:value-type="float" office:value="675805691" table:style-name="ce2">
            <text:p>675805691</text:p>
          </table:table-cell>
          <table:table-cell office:value-type="float" office:value="687728758" table:style-name="ce2">
            <text:p>687728758</text:p>
          </table:table-cell>
          <table:table-cell office:value-type="float" office:value="699536053" table:style-name="ce2">
            <text:p>699536053</text:p>
          </table:table-cell>
          <table:table-cell office:value-type="float" office:value="711465045" table:style-name="ce2">
            <text:p>711465045</text:p>
          </table:table-cell>
          <table:table-cell office:value-type="float" office:value="723911670" table:style-name="ce2">
            <text:p>723911670</text:p>
          </table:table-cell>
          <table:table-cell office:value-type="float" office:value="736401764" table:style-name="ce2">
            <text:p>73640176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Tonga</text:p>
          </table:table-cell>
          <table:table-cell office:value-type="string" table:style-name="ce2">
            <text:p>TO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66170" table:style-name="ce2">
            <text:p>66170</text:p>
          </table:table-cell>
          <table:table-cell office:value-type="float" office:value="68037" table:style-name="ce2">
            <text:p>68037</text:p>
          </table:table-cell>
          <table:table-cell office:value-type="float" office:value="69940" table:style-name="ce2">
            <text:p>69940</text:p>
          </table:table-cell>
          <table:table-cell office:value-type="float" office:value="71885" table:style-name="ce2">
            <text:p>71885</text:p>
          </table:table-cell>
          <table:table-cell office:value-type="float" office:value="73879" table:style-name="ce2">
            <text:p>73879</text:p>
          </table:table-cell>
          <table:table-cell office:value-type="float" office:value="75924" table:style-name="ce2">
            <text:p>75924</text:p>
          </table:table-cell>
          <table:table-cell office:value-type="float" office:value="78002" table:style-name="ce2">
            <text:p>78002</text:p>
          </table:table-cell>
          <table:table-cell office:value-type="float" office:value="79814" table:style-name="ce2">
            <text:p>79814</text:p>
          </table:table-cell>
          <table:table-cell office:value-type="float" office:value="81353" table:style-name="ce2">
            <text:p>81353</text:p>
          </table:table-cell>
          <table:table-cell office:value-type="float" office:value="82885" table:style-name="ce2">
            <text:p>82885</text:p>
          </table:table-cell>
          <table:table-cell office:value-type="float" office:value="84401" table:style-name="ce2">
            <text:p>84401</text:p>
          </table:table-cell>
          <table:table-cell office:value-type="float" office:value="85896" table:style-name="ce2">
            <text:p>85896</text:p>
          </table:table-cell>
          <table:table-cell office:value-type="float" office:value="87356" table:style-name="ce2">
            <text:p>87356</text:p>
          </table:table-cell>
          <table:table-cell office:value-type="float" office:value="88805" table:style-name="ce2">
            <text:p>88805</text:p>
          </table:table-cell>
          <table:table-cell office:value-type="float" office:value="90683" table:style-name="ce2">
            <text:p>90683</text:p>
          </table:table-cell>
          <table:table-cell office:value-type="float" office:value="93017" table:style-name="ce2">
            <text:p>93017</text:p>
          </table:table-cell>
          <table:table-cell office:value-type="float" office:value="95325" table:style-name="ce2">
            <text:p>95325</text:p>
          </table:table-cell>
          <table:table-cell office:value-type="float" office:value="96725" table:style-name="ce2">
            <text:p>96725</text:p>
          </table:table-cell>
          <table:table-cell office:value-type="float" office:value="97204" table:style-name="ce2">
            <text:p>97204</text:p>
          </table:table-cell>
          <table:table-cell office:value-type="float" office:value="97544" table:style-name="ce2">
            <text:p>97544</text:p>
          </table:table-cell>
          <table:table-cell office:value-type="float" office:value="97769" table:style-name="ce2">
            <text:p>97769</text:p>
          </table:table-cell>
          <table:table-cell office:value-type="float" office:value="97909" table:style-name="ce2">
            <text:p>97909</text:p>
          </table:table-cell>
          <table:table-cell office:value-type="float" office:value="97980" table:style-name="ce2">
            <text:p>97980</text:p>
          </table:table-cell>
          <table:table-cell office:value-type="float" office:value="97998" table:style-name="ce2">
            <text:p>97998</text:p>
          </table:table-cell>
          <table:table-cell office:value-type="float" office:value="97990" table:style-name="ce2">
            <text:p>97990</text:p>
          </table:table-cell>
          <table:table-cell office:value-type="float" office:value="97984" table:style-name="ce2">
            <text:p>97984</text:p>
          </table:table-cell>
          <table:table-cell office:value-type="float" office:value="98010" table:style-name="ce2">
            <text:p>98010</text:p>
          </table:table-cell>
          <table:table-cell office:value-type="float" office:value="98376" table:style-name="ce2">
            <text:p>98376</text:p>
          </table:table-cell>
          <table:table-cell office:value-type="float" office:value="98969" table:style-name="ce2">
            <text:p>98969</text:p>
          </table:table-cell>
          <table:table-cell office:value-type="float" office:value="99403" table:style-name="ce2">
            <text:p>99403</text:p>
          </table:table-cell>
          <table:table-cell office:value-type="float" office:value="99700" table:style-name="ce2">
            <text:p>99700</text:p>
          </table:table-cell>
          <table:table-cell office:value-type="float" office:value="99895" table:style-name="ce2">
            <text:p>99895</text:p>
          </table:table-cell>
          <table:table-cell office:value-type="float" office:value="100022" table:style-name="ce2">
            <text:p>100022</text:p>
          </table:table-cell>
          <table:table-cell office:value-type="float" office:value="100103" table:style-name="ce2">
            <text:p>100103</text:p>
          </table:table-cell>
          <table:table-cell office:value-type="float" office:value="100166" table:style-name="ce2">
            <text:p>100166</text:p>
          </table:table-cell>
          <table:table-cell office:value-type="float" office:value="100225" table:style-name="ce2">
            <text:p>100225</text:p>
          </table:table-cell>
          <table:table-cell office:value-type="float" office:value="100275" table:style-name="ce2">
            <text:p>100275</text:p>
          </table:table-cell>
          <table:table-cell office:value-type="float" office:value="100674" table:style-name="ce2">
            <text:p>100674</text:p>
          </table:table-cell>
          <table:table-cell office:value-type="float" office:value="101388" table:style-name="ce2">
            <text:p>101388</text:p>
          </table:table-cell>
          <table:table-cell office:value-type="float" office:value="102046" table:style-name="ce2">
            <text:p>102046</text:p>
          </table:table-cell>
          <table:table-cell office:value-type="float" office:value="102677" table:style-name="ce2">
            <text:p>102677</text:p>
          </table:table-cell>
          <table:table-cell office:value-type="float" office:value="103288" table:style-name="ce2">
            <text:p>103288</text:p>
          </table:table-cell>
          <table:table-cell office:value-type="float" office:value="103874" table:style-name="ce2">
            <text:p>103874</text:p>
          </table:table-cell>
          <table:table-cell office:value-type="float" office:value="104464" table:style-name="ce2">
            <text:p>104464</text:p>
          </table:table-cell>
          <table:table-cell office:value-type="float" office:value="105071" table:style-name="ce2">
            <text:p>105071</text:p>
          </table:table-cell>
          <table:table-cell office:value-type="float" office:value="105671" table:style-name="ce2">
            <text:p>105671</text:p>
          </table:table-cell>
          <table:table-cell office:value-type="float" office:value="106253" table:style-name="ce2">
            <text:p>106253</text:p>
          </table:table-cell>
          <table:table-cell office:value-type="float" office:value="106726" table:style-name="ce2">
            <text:p>106726</text:p>
          </table:table-cell>
          <table:table-cell office:value-type="float" office:value="107020" table:style-name="ce2">
            <text:p>107020</text:p>
          </table:table-cell>
          <table:table-cell office:value-type="float" office:value="107203" table:style-name="ce2">
            <text:p>107203</text:p>
          </table:table-cell>
          <table:table-cell office:value-type="float" office:value="107400" table:style-name="ce2">
            <text:p>107400</text:p>
          </table:table-cell>
          <table:table-cell office:value-type="float" office:value="107570" table:style-name="ce2">
            <text:p>107570</text:p>
          </table:table-cell>
          <table:table-cell office:value-type="float" office:value="107460" table:style-name="ce2">
            <text:p>107460</text:p>
          </table:table-cell>
          <table:table-cell office:value-type="float" office:value="107078" table:style-name="ce2">
            <text:p>107078</text:p>
          </table:table-cell>
          <table:table-cell office:value-type="float" office:value="106609" table:style-name="ce2">
            <text:p>106609</text:p>
          </table:table-cell>
          <table:table-cell office:value-type="float" office:value="106095" table:style-name="ce2">
            <text:p>106095</text:p>
          </table:table-cell>
          <table:table-cell office:value-type="float" office:value="105524" table:style-name="ce2">
            <text:p>105524</text:p>
          </table:table-cell>
          <table:table-cell office:value-type="float" office:value="105356" table:style-name="ce2">
            <text:p>105356</text:p>
          </table:table-cell>
          <table:table-cell office:value-type="float" office:value="105567" table:style-name="ce2">
            <text:p>105567</text:p>
          </table:table-cell>
          <table:table-cell office:value-type="float" office:value="105669" table:style-name="ce2">
            <text:p>105669</text:p>
          </table:table-cell>
          <table:table-cell office:value-type="float" office:value="105704" table:style-name="ce2">
            <text:p>105704</text:p>
          </table:table-cell>
          <table:table-cell office:value-type="float" office:value="105490" table:style-name="ce2">
            <text:p>105490</text:p>
          </table:table-cell>
          <table:table-cell office:value-type="float" office:value="105042" table:style-name="ce2">
            <text:p>105042</text:p>
          </table:table-cell>
          <table:table-cell office:value-type="float" office:value="104597" table:style-name="ce2">
            <text:p>104597</text:p>
          </table:table-cell>
          <table:table-cell office:value-type="float" office:value="104175" table:style-name="ce2">
            <text:p>104175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outh Asia (IDA &amp; IBRD)</text:p>
          </table:table-cell>
          <table:table-cell office:value-type="string" table:style-name="ce2">
            <text:p>TS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07919318" table:style-name="ce2">
            <text:p>507919318</text:p>
          </table:table-cell>
          <table:table-cell office:value-type="float" office:value="520416897" table:style-name="ce2">
            <text:p>520416897</text:p>
          </table:table-cell>
          <table:table-cell office:value-type="float" office:value="533162544" table:style-name="ce2">
            <text:p>533162544</text:p>
          </table:table-cell>
          <table:table-cell office:value-type="float" office:value="546111213" table:style-name="ce2">
            <text:p>546111213</text:p>
          </table:table-cell>
          <table:table-cell office:value-type="float" office:value="559361410" table:style-name="ce2">
            <text:p>559361410</text:p>
          </table:table-cell>
          <table:table-cell office:value-type="float" office:value="572498343" table:style-name="ce2">
            <text:p>572498343</text:p>
          </table:table-cell>
          <table:table-cell office:value-type="float" office:value="585381018" table:style-name="ce2">
            <text:p>585381018</text:p>
          </table:table-cell>
          <table:table-cell office:value-type="float" office:value="598618725" table:style-name="ce2">
            <text:p>598618725</text:p>
          </table:table-cell>
          <table:table-cell office:value-type="float" office:value="612171905" table:style-name="ce2">
            <text:p>612171905</text:p>
          </table:table-cell>
          <table:table-cell office:value-type="float" office:value="625773349" table:style-name="ce2">
            <text:p>625773349</text:p>
          </table:table-cell>
          <table:table-cell office:value-type="float" office:value="640078209" table:style-name="ce2">
            <text:p>640078209</text:p>
          </table:table-cell>
          <table:table-cell office:value-type="float" office:value="654081362" table:style-name="ce2">
            <text:p>654081362</text:p>
          </table:table-cell>
          <table:table-cell office:value-type="float" office:value="668383197" table:style-name="ce2">
            <text:p>668383197</text:p>
          </table:table-cell>
          <table:table-cell office:value-type="float" office:value="684000704" table:style-name="ce2">
            <text:p>684000704</text:p>
          </table:table-cell>
          <table:table-cell office:value-type="float" office:value="700247383" table:style-name="ce2">
            <text:p>700247383</text:p>
          </table:table-cell>
          <table:table-cell office:value-type="float" office:value="717092514" table:style-name="ce2">
            <text:p>717092514</text:p>
          </table:table-cell>
          <table:table-cell office:value-type="float" office:value="734217635" table:style-name="ce2">
            <text:p>734217635</text:p>
          </table:table-cell>
          <table:table-cell office:value-type="float" office:value="751760482" table:style-name="ce2">
            <text:p>751760482</text:p>
          </table:table-cell>
          <table:table-cell office:value-type="float" office:value="769329109" table:style-name="ce2">
            <text:p>769329109</text:p>
          </table:table-cell>
          <table:table-cell office:value-type="float" office:value="787440583" table:style-name="ce2">
            <text:p>787440583</text:p>
          </table:table-cell>
          <table:table-cell office:value-type="float" office:value="806369775" table:style-name="ce2">
            <text:p>806369775</text:p>
          </table:table-cell>
          <table:table-cell office:value-type="float" office:value="825638560" table:style-name="ce2">
            <text:p>825638560</text:p>
          </table:table-cell>
          <table:table-cell office:value-type="float" office:value="845349352" table:style-name="ce2">
            <text:p>845349352</text:p>
          </table:table-cell>
          <table:table-cell office:value-type="float" office:value="865442337" table:style-name="ce2">
            <text:p>865442337</text:p>
          </table:table-cell>
          <table:table-cell office:value-type="float" office:value="885894499" table:style-name="ce2">
            <text:p>885894499</text:p>
          </table:table-cell>
          <table:table-cell office:value-type="float" office:value="906622025" table:style-name="ce2">
            <text:p>906622025</text:p>
          </table:table-cell>
          <table:table-cell office:value-type="float" office:value="927646189" table:style-name="ce2">
            <text:p>927646189</text:p>
          </table:table-cell>
          <table:table-cell office:value-type="float" office:value="948802143" table:style-name="ce2">
            <text:p>948802143</text:p>
          </table:table-cell>
          <table:table-cell office:value-type="float" office:value="970044151" table:style-name="ce2">
            <text:p>970044151</text:p>
          </table:table-cell>
          <table:table-cell office:value-type="float" office:value="991571016" table:style-name="ce2">
            <text:p>991571016</text:p>
          </table:table-cell>
          <table:table-cell office:value-type="float" office:value="1013297018" table:style-name="ce2">
            <text:p>1013297018</text:p>
          </table:table-cell>
          <table:table-cell office:value-type="float" office:value="1035058149" table:style-name="ce2">
            <text:p>1035058149</text:p>
          </table:table-cell>
          <table:table-cell office:value-type="float" office:value="1057074570" table:style-name="ce2">
            <text:p>1057074570</text:p>
          </table:table-cell>
          <table:table-cell office:value-type="float" office:value="1079256381" table:style-name="ce2">
            <text:p>1079256381</text:p>
          </table:table-cell>
          <table:table-cell office:value-type="float" office:value="1101305517" table:style-name="ce2">
            <text:p>1101305517</text:p>
          </table:table-cell>
          <table:table-cell office:value-type="float" office:value="1123515559" table:style-name="ce2">
            <text:p>1123515559</text:p>
          </table:table-cell>
          <table:table-cell office:value-type="float" office:value="1145998648" table:style-name="ce2">
            <text:p>1145998648</text:p>
          </table:table-cell>
          <table:table-cell office:value-type="float" office:value="1168625898" table:style-name="ce2">
            <text:p>1168625898</text:p>
          </table:table-cell>
          <table:table-cell office:value-type="float" office:value="1191405930" table:style-name="ce2">
            <text:p>1191405930</text:p>
          </table:table-cell>
          <table:table-cell office:value-type="float" office:value="1214263809" table:style-name="ce2">
            <text:p>1214263809</text:p>
          </table:table-cell>
          <table:table-cell office:value-type="float" office:value="1237185482" table:style-name="ce2">
            <text:p>1237185482</text:p>
          </table:table-cell>
          <table:table-cell office:value-type="float" office:value="1260149056" table:style-name="ce2">
            <text:p>1260149056</text:p>
          </table:table-cell>
          <table:table-cell office:value-type="float" office:value="1282584796" table:style-name="ce2">
            <text:p>1282584796</text:p>
          </table:table-cell>
          <table:table-cell office:value-type="float" office:value="1304347790" table:style-name="ce2">
            <text:p>1304347790</text:p>
          </table:table-cell>
          <table:table-cell office:value-type="float" office:value="1325950587" table:style-name="ce2">
            <text:p>1325950587</text:p>
          </table:table-cell>
          <table:table-cell office:value-type="float" office:value="1346886384" table:style-name="ce2">
            <text:p>1346886384</text:p>
          </table:table-cell>
          <table:table-cell office:value-type="float" office:value="1367187349" table:style-name="ce2">
            <text:p>1367187349</text:p>
          </table:table-cell>
          <table:table-cell office:value-type="float" office:value="1386949456" table:style-name="ce2">
            <text:p>1386949456</text:p>
          </table:table-cell>
          <table:table-cell office:value-type="float" office:value="1406047164" table:style-name="ce2">
            <text:p>1406047164</text:p>
          </table:table-cell>
          <table:table-cell office:value-type="float" office:value="1425370200" table:style-name="ce2">
            <text:p>1425370200</text:p>
          </table:table-cell>
          <table:table-cell office:value-type="float" office:value="1444967010" table:style-name="ce2">
            <text:p>1444967010</text:p>
          </table:table-cell>
          <table:table-cell office:value-type="float" office:value="1464372623" table:style-name="ce2">
            <text:p>1464372623</text:p>
          </table:table-cell>
          <table:table-cell office:value-type="float" office:value="1483553073" table:style-name="ce2">
            <text:p>1483553073</text:p>
          </table:table-cell>
          <table:table-cell office:value-type="float" office:value="1501661991" table:style-name="ce2">
            <text:p>1501661991</text:p>
          </table:table-cell>
          <table:table-cell office:value-type="float" office:value="1519839246" table:style-name="ce2">
            <text:p>1519839246</text:p>
          </table:table-cell>
          <table:table-cell office:value-type="float" office:value="1537370078" table:style-name="ce2">
            <text:p>1537370078</text:p>
          </table:table-cell>
          <table:table-cell office:value-type="float" office:value="1555111864" table:style-name="ce2">
            <text:p>1555111864</text:p>
          </table:table-cell>
          <table:table-cell office:value-type="float" office:value="1572520427" table:style-name="ce2">
            <text:p>1572520427</text:p>
          </table:table-cell>
          <table:table-cell office:value-type="float" office:value="1589164714" table:style-name="ce2">
            <text:p>1589164714</text:p>
          </table:table-cell>
          <table:table-cell office:value-type="float" office:value="1605412986" table:style-name="ce2">
            <text:p>1605412986</text:p>
          </table:table-cell>
          <table:table-cell office:value-type="float" office:value="1621073417" table:style-name="ce2">
            <text:p>1621073417</text:p>
          </table:table-cell>
          <table:table-cell office:value-type="float" office:value="1634785356" table:style-name="ce2">
            <text:p>1634785356</text:p>
          </table:table-cell>
          <table:table-cell office:value-type="float" office:value="1648009565" table:style-name="ce2">
            <text:p>1648009565</text:p>
          </table:table-cell>
          <table:table-cell office:value-type="float" office:value="1662580579" table:style-name="ce2">
            <text:p>1662580579</text:p>
          </table:table-cell>
          <table:table-cell office:value-type="float" office:value="1677384532" table:style-name="ce2">
            <text:p>167738453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ub-Saharan Africa (IDA &amp; IBRD countries)</text:p>
          </table:table-cell>
          <table:table-cell office:value-type="string" table:style-name="ce2">
            <text:p>TSS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27706653" table:style-name="ce2">
            <text:p>227706653</text:p>
          </table:table-cell>
          <table:table-cell office:value-type="float" office:value="233241597" table:style-name="ce2">
            <text:p>233241597</text:p>
          </table:table-cell>
          <table:table-cell office:value-type="float" office:value="239026415" table:style-name="ce2">
            <text:p>239026415</text:p>
          </table:table-cell>
          <table:table-cell office:value-type="float" office:value="245034711" table:style-name="ce2">
            <text:p>245034711</text:p>
          </table:table-cell>
          <table:table-cell office:value-type="float" office:value="251292534" table:style-name="ce2">
            <text:p>251292534</text:p>
          </table:table-cell>
          <table:table-cell office:value-type="float" office:value="257806104" table:style-name="ce2">
            <text:p>257806104</text:p>
          </table:table-cell>
          <table:table-cell office:value-type="float" office:value="264528156" table:style-name="ce2">
            <text:p>264528156</text:p>
          </table:table-cell>
          <table:table-cell office:value-type="float" office:value="271499400" table:style-name="ce2">
            <text:p>271499400</text:p>
          </table:table-cell>
          <table:table-cell office:value-type="float" office:value="278774032" table:style-name="ce2">
            <text:p>278774032</text:p>
          </table:table-cell>
          <table:table-cell office:value-type="float" office:value="286291766" table:style-name="ce2">
            <text:p>286291766</text:p>
          </table:table-cell>
          <table:table-cell office:value-type="float" office:value="294071521" table:style-name="ce2">
            <text:p>294071521</text:p>
          </table:table-cell>
          <table:table-cell office:value-type="float" office:value="302095262" table:style-name="ce2">
            <text:p>302095262</text:p>
          </table:table-cell>
          <table:table-cell office:value-type="float" office:value="310303050" table:style-name="ce2">
            <text:p>310303050</text:p>
          </table:table-cell>
          <table:table-cell office:value-type="float" office:value="318974077" table:style-name="ce2">
            <text:p>318974077</text:p>
          </table:table-cell>
          <table:table-cell office:value-type="float" office:value="328098223" table:style-name="ce2">
            <text:p>328098223</text:p>
          </table:table-cell>
          <table:table-cell office:value-type="float" office:value="337484491" table:style-name="ce2">
            <text:p>337484491</text:p>
          </table:table-cell>
          <table:table-cell office:value-type="float" office:value="347140248" table:style-name="ce2">
            <text:p>347140248</text:p>
          </table:table-cell>
          <table:table-cell office:value-type="float" office:value="356939418" table:style-name="ce2">
            <text:p>356939418</text:p>
          </table:table-cell>
          <table:table-cell office:value-type="float" office:value="367476902" table:style-name="ce2">
            <text:p>367476902</text:p>
          </table:table-cell>
          <table:table-cell office:value-type="float" office:value="378695833" table:style-name="ce2">
            <text:p>378695833</text:p>
          </table:table-cell>
          <table:table-cell office:value-type="float" office:value="389959247" table:style-name="ce2">
            <text:p>389959247</text:p>
          </table:table-cell>
          <table:table-cell office:value-type="float" office:value="401805572" table:style-name="ce2">
            <text:p>401805572</text:p>
          </table:table-cell>
          <table:table-cell office:value-type="float" office:value="414407128" table:style-name="ce2">
            <text:p>414407128</text:p>
          </table:table-cell>
          <table:table-cell office:value-type="float" office:value="426899800" table:style-name="ce2">
            <text:p>426899800</text:p>
          </table:table-cell>
          <table:table-cell office:value-type="float" office:value="439338948" table:style-name="ce2">
            <text:p>439338948</text:p>
          </table:table-cell>
          <table:table-cell office:value-type="float" office:value="452261445" table:style-name="ce2">
            <text:p>452261445</text:p>
          </table:table-cell>
          <table:table-cell office:value-type="float" office:value="465510912" table:style-name="ce2">
            <text:p>465510912</text:p>
          </table:table-cell>
          <table:table-cell office:value-type="float" office:value="479171693" table:style-name="ce2">
            <text:p>479171693</text:p>
          </table:table-cell>
          <table:table-cell office:value-type="float" office:value="492983652" table:style-name="ce2">
            <text:p>492983652</text:p>
          </table:table-cell>
          <table:table-cell office:value-type="float" office:value="507001395" table:style-name="ce2">
            <text:p>507001395</text:p>
          </table:table-cell>
          <table:table-cell office:value-type="float" office:value="521314712" table:style-name="ce2">
            <text:p>521314712</text:p>
          </table:table-cell>
          <table:table-cell office:value-type="float" office:value="535621670" table:style-name="ce2">
            <text:p>535621670</text:p>
          </table:table-cell>
          <table:table-cell office:value-type="float" office:value="550274082" table:style-name="ce2">
            <text:p>550274082</text:p>
          </table:table-cell>
          <table:table-cell office:value-type="float" office:value="565570780" table:style-name="ce2">
            <text:p>565570780</text:p>
          </table:table-cell>
          <table:table-cell office:value-type="float" office:value="580801913" table:style-name="ce2">
            <text:p>580801913</text:p>
          </table:table-cell>
          <table:table-cell office:value-type="float" office:value="596382250" table:style-name="ce2">
            <text:p>596382250</text:p>
          </table:table-cell>
          <table:table-cell office:value-type="float" office:value="612553970" table:style-name="ce2">
            <text:p>612553970</text:p>
          </table:table-cell>
          <table:table-cell office:value-type="float" office:value="628853819" table:style-name="ce2">
            <text:p>628853819</text:p>
          </table:table-cell>
          <table:table-cell office:value-type="float" office:value="645803591" table:style-name="ce2">
            <text:p>645803591</text:p>
          </table:table-cell>
          <table:table-cell office:value-type="float" office:value="663257231" table:style-name="ce2">
            <text:p>663257231</text:p>
          </table:table-cell>
          <table:table-cell office:value-type="float" office:value="681125107" table:style-name="ce2">
            <text:p>681125107</text:p>
          </table:table-cell>
          <table:table-cell office:value-type="float" office:value="699588585" table:style-name="ce2">
            <text:p>699588585</text:p>
          </table:table-cell>
          <table:table-cell office:value-type="float" office:value="718662153" table:style-name="ce2">
            <text:p>718662153</text:p>
          </table:table-cell>
          <table:table-cell office:value-type="float" office:value="738316131" table:style-name="ce2">
            <text:p>738316131</text:p>
          </table:table-cell>
          <table:table-cell office:value-type="float" office:value="758653144" table:style-name="ce2">
            <text:p>758653144</text:p>
          </table:table-cell>
          <table:table-cell office:value-type="float" office:value="779665113" table:style-name="ce2">
            <text:p>779665113</text:p>
          </table:table-cell>
          <table:table-cell office:value-type="float" office:value="801269368" table:style-name="ce2">
            <text:p>801269368</text:p>
          </table:table-cell>
          <table:table-cell office:value-type="float" office:value="823564883" table:style-name="ce2">
            <text:p>823564883</text:p>
          </table:table-cell>
          <table:table-cell office:value-type="float" office:value="846656872" table:style-name="ce2">
            <text:p>846656872</text:p>
          </table:table-cell>
          <table:table-cell office:value-type="float" office:value="870347292" table:style-name="ce2">
            <text:p>870347292</text:p>
          </table:table-cell>
          <table:table-cell office:value-type="float" office:value="894666657" table:style-name="ce2">
            <text:p>894666657</text:p>
          </table:table-cell>
          <table:table-cell office:value-type="float" office:value="919528126" table:style-name="ce2">
            <text:p>919528126</text:p>
          </table:table-cell>
          <table:table-cell office:value-type="float" office:value="944970310" table:style-name="ce2">
            <text:p>944970310</text:p>
          </table:table-cell>
          <table:table-cell office:value-type="float" office:value="971232906" table:style-name="ce2">
            <text:p>971232906</text:p>
          </table:table-cell>
          <table:table-cell office:value-type="float" office:value="997961037" table:style-name="ce2">
            <text:p>997961037</text:p>
          </table:table-cell>
          <table:table-cell office:value-type="float" office:value="1025251114" table:style-name="ce2">
            <text:p>1025251114</text:p>
          </table:table-cell>
          <table:table-cell office:value-type="float" office:value="1052824144" table:style-name="ce2">
            <text:p>1052824144</text:p>
          </table:table-cell>
          <table:table-cell office:value-type="float" office:value="1080941647" table:style-name="ce2">
            <text:p>1080941647</text:p>
          </table:table-cell>
          <table:table-cell office:value-type="float" office:value="1109997000" table:style-name="ce2">
            <text:p>1109997000</text:p>
          </table:table-cell>
          <table:table-cell office:value-type="float" office:value="1139315618" table:style-name="ce2">
            <text:p>1139315618</text:p>
          </table:table-cell>
          <table:table-cell office:value-type="float" office:value="1169015451" table:style-name="ce2">
            <text:p>1169015451</text:p>
          </table:table-cell>
          <table:table-cell office:value-type="float" office:value="1199011925" table:style-name="ce2">
            <text:p>1199011925</text:p>
          </table:table-cell>
          <table:table-cell office:value-type="float" office:value="1229208573" table:style-name="ce2">
            <text:p>1229208573</text:p>
          </table:table-cell>
          <table:table-cell office:value-type="float" office:value="1259889959" table:style-name="ce2">
            <text:p>1259889959</text:p>
          </table:table-cell>
          <table:table-cell office:value-type="float" office:value="1291044964" table:style-name="ce2">
            <text:p>129104496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Trinidad and Tobago</text:p>
          </table:table-cell>
          <table:table-cell office:value-type="string" table:style-name="ce2">
            <text:p>TTO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844943" table:style-name="ce2">
            <text:p>844943</text:p>
          </table:table-cell>
          <table:table-cell office:value-type="float" office:value="863144" table:style-name="ce2">
            <text:p>863144</text:p>
          </table:table-cell>
          <table:table-cell office:value-type="float" office:value="880194" table:style-name="ce2">
            <text:p>880194</text:p>
          </table:table-cell>
          <table:table-cell office:value-type="float" office:value="896804" table:style-name="ce2">
            <text:p>896804</text:p>
          </table:table-cell>
          <table:table-cell office:value-type="float" office:value="912963" table:style-name="ce2">
            <text:p>912963</text:p>
          </table:table-cell>
          <table:table-cell office:value-type="float" office:value="928425" table:style-name="ce2">
            <text:p>928425</text:p>
          </table:table-cell>
          <table:table-cell office:value-type="float" office:value="942937" table:style-name="ce2">
            <text:p>942937</text:p>
          </table:table-cell>
          <table:table-cell office:value-type="float" office:value="956418" table:style-name="ce2">
            <text:p>956418</text:p>
          </table:table-cell>
          <table:table-cell office:value-type="float" office:value="969006" table:style-name="ce2">
            <text:p>969006</text:p>
          </table:table-cell>
          <table:table-cell office:value-type="float" office:value="980706" table:style-name="ce2">
            <text:p>980706</text:p>
          </table:table-cell>
          <table:table-cell office:value-type="float" office:value="991471" table:style-name="ce2">
            <text:p>991471</text:p>
          </table:table-cell>
          <table:table-cell office:value-type="float" office:value="1002585" table:style-name="ce2">
            <text:p>1002585</text:p>
          </table:table-cell>
          <table:table-cell office:value-type="float" office:value="1014921" table:style-name="ce2">
            <text:p>1014921</text:p>
          </table:table-cell>
          <table:table-cell office:value-type="float" office:value="1027851" table:style-name="ce2">
            <text:p>1027851</text:p>
          </table:table-cell>
          <table:table-cell office:value-type="float" office:value="1040761" table:style-name="ce2">
            <text:p>1040761</text:p>
          </table:table-cell>
          <table:table-cell office:value-type="float" office:value="1053469" table:style-name="ce2">
            <text:p>1053469</text:p>
          </table:table-cell>
          <table:table-cell office:value-type="float" office:value="1066311" table:style-name="ce2">
            <text:p>1066311</text:p>
          </table:table-cell>
          <table:table-cell office:value-type="float" office:value="1079554" table:style-name="ce2">
            <text:p>1079554</text:p>
          </table:table-cell>
          <table:table-cell office:value-type="float" office:value="1093380" table:style-name="ce2">
            <text:p>1093380</text:p>
          </table:table-cell>
          <table:table-cell office:value-type="float" office:value="1107639" table:style-name="ce2">
            <text:p>1107639</text:p>
          </table:table-cell>
          <table:table-cell office:value-type="float" office:value="1121744" table:style-name="ce2">
            <text:p>1121744</text:p>
          </table:table-cell>
          <table:table-cell office:value-type="float" office:value="1135132" table:style-name="ce2">
            <text:p>1135132</text:p>
          </table:table-cell>
          <table:table-cell office:value-type="float" office:value="1147927" table:style-name="ce2">
            <text:p>1147927</text:p>
          </table:table-cell>
          <table:table-cell office:value-type="float" office:value="1160534" table:style-name="ce2">
            <text:p>1160534</text:p>
          </table:table-cell>
          <table:table-cell office:value-type="float" office:value="1172984" table:style-name="ce2">
            <text:p>1172984</text:p>
          </table:table-cell>
          <table:table-cell office:value-type="float" office:value="1187366" table:style-name="ce2">
            <text:p>1187366</text:p>
          </table:table-cell>
          <table:table-cell office:value-type="float" office:value="1203124" table:style-name="ce2">
            <text:p>1203124</text:p>
          </table:table-cell>
          <table:table-cell office:value-type="float" office:value="1217364" table:style-name="ce2">
            <text:p>1217364</text:p>
          </table:table-cell>
          <table:table-cell office:value-type="float" office:value="1230069" table:style-name="ce2">
            <text:p>1230069</text:p>
          </table:table-cell>
          <table:table-cell office:value-type="float" office:value="1241600" table:style-name="ce2">
            <text:p>1241600</text:p>
          </table:table-cell>
          <table:table-cell office:value-type="float" office:value="1252208" table:style-name="ce2">
            <text:p>1252208</text:p>
          </table:table-cell>
          <table:table-cell office:value-type="float" office:value="1262171" table:style-name="ce2">
            <text:p>1262171</text:p>
          </table:table-cell>
          <table:table-cell office:value-type="float" office:value="1271674" table:style-name="ce2">
            <text:p>1271674</text:p>
          </table:table-cell>
          <table:table-cell office:value-type="float" office:value="1280466" table:style-name="ce2">
            <text:p>1280466</text:p>
          </table:table-cell>
          <table:table-cell office:value-type="float" office:value="1288341" table:style-name="ce2">
            <text:p>1288341</text:p>
          </table:table-cell>
          <table:table-cell office:value-type="float" office:value="1295169" table:style-name="ce2">
            <text:p>1295169</text:p>
          </table:table-cell>
          <table:table-cell office:value-type="float" office:value="1300928" table:style-name="ce2">
            <text:p>1300928</text:p>
          </table:table-cell>
          <table:table-cell office:value-type="float" office:value="1305836" table:style-name="ce2">
            <text:p>1305836</text:p>
          </table:table-cell>
          <table:table-cell office:value-type="float" office:value="1310225" table:style-name="ce2">
            <text:p>1310225</text:p>
          </table:table-cell>
          <table:table-cell office:value-type="float" office:value="1314708" table:style-name="ce2">
            <text:p>1314708</text:p>
          </table:table-cell>
          <table:table-cell office:value-type="float" office:value="1319774" table:style-name="ce2">
            <text:p>1319774</text:p>
          </table:table-cell>
          <table:table-cell office:value-type="float" office:value="1325567" table:style-name="ce2">
            <text:p>1325567</text:p>
          </table:table-cell>
          <table:table-cell office:value-type="float" office:value="1332011" table:style-name="ce2">
            <text:p>1332011</text:p>
          </table:table-cell>
          <table:table-cell office:value-type="float" office:value="1338709" table:style-name="ce2">
            <text:p>1338709</text:p>
          </table:table-cell>
          <table:table-cell office:value-type="float" office:value="1345380" table:style-name="ce2">
            <text:p>1345380</text:p>
          </table:table-cell>
          <table:table-cell office:value-type="float" office:value="1294494" table:style-name="ce2">
            <text:p>1294494</text:p>
          </table:table-cell>
          <table:table-cell office:value-type="float" office:value="1297944" table:style-name="ce2">
            <text:p>1297944</text:p>
          </table:table-cell>
          <table:table-cell office:value-type="float" office:value="1303188" table:style-name="ce2">
            <text:p>1303188</text:p>
          </table:table-cell>
          <table:table-cell office:value-type="float" office:value="1308587" table:style-name="ce2">
            <text:p>1308587</text:p>
          </table:table-cell>
          <table:table-cell office:value-type="float" office:value="1310106" table:style-name="ce2">
            <text:p>1310106</text:p>
          </table:table-cell>
          <table:table-cell office:value-type="float" office:value="1317714" table:style-name="ce2">
            <text:p>1317714</text:p>
          </table:table-cell>
          <table:table-cell office:value-type="float" office:value="1328019" table:style-name="ce2">
            <text:p>1328019</text:p>
          </table:table-cell>
          <table:table-cell office:value-type="float" office:value="1335194" table:style-name="ce2">
            <text:p>1335194</text:p>
          </table:table-cell>
          <table:table-cell office:value-type="float" office:value="1340557" table:style-name="ce2">
            <text:p>1340557</text:p>
          </table:table-cell>
          <table:table-cell office:value-type="float" office:value="1345343" table:style-name="ce2">
            <text:p>1345343</text:p>
          </table:table-cell>
          <table:table-cell office:value-type="float" office:value="1349667" table:style-name="ce2">
            <text:p>1349667</text:p>
          </table:table-cell>
          <table:table-cell office:value-type="float" office:value="1353895" table:style-name="ce2">
            <text:p>1353895</text:p>
          </table:table-cell>
          <table:table-cell office:value-type="float" office:value="1356633" table:style-name="ce2">
            <text:p>1356633</text:p>
          </table:table-cell>
          <table:table-cell office:value-type="float" office:value="1359193" table:style-name="ce2">
            <text:p>1359193</text:p>
          </table:table-cell>
          <table:table-cell office:value-type="float" office:value="1363985" table:style-name="ce2">
            <text:p>1363985</text:p>
          </table:table-cell>
          <table:table-cell office:value-type="float" office:value="1366725" table:style-name="ce2">
            <text:p>1366725</text:p>
          </table:table-cell>
          <table:table-cell office:value-type="float" office:value="1367558" table:style-name="ce2">
            <text:p>1367558</text:p>
          </table:table-cell>
          <table:table-cell office:value-type="float" office:value="1365805" table:style-name="ce2">
            <text:p>1365805</text:p>
          </table:table-cell>
          <table:table-cell office:value-type="float" office:value="1367510" table:style-name="ce2">
            <text:p>1367510</text:p>
          </table:table-cell>
          <table:table-cell office:value-type="float" office:value="1368333" table:style-name="ce2">
            <text:p>136833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Tunisia</text:p>
          </table:table-cell>
          <table:table-cell office:value-type="string" table:style-name="ce2">
            <text:p>TU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267288" table:style-name="ce2">
            <text:p>4267288</text:p>
          </table:table-cell>
          <table:table-cell office:value-type="float" office:value="4316278" table:style-name="ce2">
            <text:p>4316278</text:p>
          </table:table-cell>
          <table:table-cell office:value-type="float" office:value="4369136" table:style-name="ce2">
            <text:p>4369136</text:p>
          </table:table-cell>
          <table:table-cell office:value-type="float" office:value="4427131" table:style-name="ce2">
            <text:p>4427131</text:p>
          </table:table-cell>
          <table:table-cell office:value-type="float" office:value="4489869" table:style-name="ce2">
            <text:p>4489869</text:p>
          </table:table-cell>
          <table:table-cell office:value-type="float" office:value="4561385" table:style-name="ce2">
            <text:p>4561385</text:p>
          </table:table-cell>
          <table:table-cell office:value-type="float" office:value="4652287" table:style-name="ce2">
            <text:p>4652287</text:p>
          </table:table-cell>
          <table:table-cell office:value-type="float" office:value="4760970" table:style-name="ce2">
            <text:p>4760970</text:p>
          </table:table-cell>
          <table:table-cell office:value-type="float" office:value="4879899" table:style-name="ce2">
            <text:p>4879899</text:p>
          </table:table-cell>
          <table:table-cell office:value-type="float" office:value="5004697" table:style-name="ce2">
            <text:p>5004697</text:p>
          </table:table-cell>
          <table:table-cell office:value-type="float" office:value="5131396" table:style-name="ce2">
            <text:p>5131396</text:p>
          </table:table-cell>
          <table:table-cell office:value-type="float" office:value="5261658" table:style-name="ce2">
            <text:p>5261658</text:p>
          </table:table-cell>
          <table:table-cell office:value-type="float" office:value="5396557" table:style-name="ce2">
            <text:p>5396557</text:p>
          </table:table-cell>
          <table:table-cell office:value-type="float" office:value="5537242" table:style-name="ce2">
            <text:p>5537242</text:p>
          </table:table-cell>
          <table:table-cell office:value-type="float" office:value="5684674" table:style-name="ce2">
            <text:p>5684674</text:p>
          </table:table-cell>
          <table:table-cell office:value-type="float" office:value="5839262" table:style-name="ce2">
            <text:p>5839262</text:p>
          </table:table-cell>
          <table:table-cell office:value-type="float" office:value="5996994" table:style-name="ce2">
            <text:p>5996994</text:p>
          </table:table-cell>
          <table:table-cell office:value-type="float" office:value="6155931" table:style-name="ce2">
            <text:p>6155931</text:p>
          </table:table-cell>
          <table:table-cell office:value-type="float" office:value="6309390" table:style-name="ce2">
            <text:p>6309390</text:p>
          </table:table-cell>
          <table:table-cell office:value-type="float" office:value="6456419" table:style-name="ce2">
            <text:p>6456419</text:p>
          </table:table-cell>
          <table:table-cell office:value-type="float" office:value="6606195" table:style-name="ce2">
            <text:p>6606195</text:p>
          </table:table-cell>
          <table:table-cell office:value-type="float" office:value="6758284" table:style-name="ce2">
            <text:p>6758284</text:p>
          </table:table-cell>
          <table:table-cell office:value-type="float" office:value="6908642" table:style-name="ce2">
            <text:p>6908642</text:p>
          </table:table-cell>
          <table:table-cell office:value-type="float" office:value="7053800" table:style-name="ce2">
            <text:p>7053800</text:p>
          </table:table-cell>
          <table:table-cell office:value-type="float" office:value="7220044" table:style-name="ce2">
            <text:p>7220044</text:p>
          </table:table-cell>
          <table:table-cell office:value-type="float" office:value="7409903" table:style-name="ce2">
            <text:p>7409903</text:p>
          </table:table-cell>
          <table:table-cell office:value-type="float" office:value="7600301" table:style-name="ce2">
            <text:p>7600301</text:p>
          </table:table-cell>
          <table:table-cell office:value-type="float" office:value="7789987" table:style-name="ce2">
            <text:p>7789987</text:p>
          </table:table-cell>
          <table:table-cell office:value-type="float" office:value="7974440" table:style-name="ce2">
            <text:p>7974440</text:p>
          </table:table-cell>
          <table:table-cell office:value-type="float" office:value="8151660" table:style-name="ce2">
            <text:p>8151660</text:p>
          </table:table-cell>
          <table:table-cell office:value-type="float" office:value="8324509" table:style-name="ce2">
            <text:p>8324509</text:p>
          </table:table-cell>
          <table:table-cell office:value-type="float" office:value="8501827" table:style-name="ce2">
            <text:p>8501827</text:p>
          </table:table-cell>
          <table:table-cell office:value-type="float" office:value="8682512" table:style-name="ce2">
            <text:p>8682512</text:p>
          </table:table-cell>
          <table:table-cell office:value-type="float" office:value="8857910" table:style-name="ce2">
            <text:p>8857910</text:p>
          </table:table-cell>
          <table:table-cell office:value-type="float" office:value="9018448" table:style-name="ce2">
            <text:p>9018448</text:p>
          </table:table-cell>
          <table:table-cell office:value-type="float" office:value="9161258" table:style-name="ce2">
            <text:p>9161258</text:p>
          </table:table-cell>
          <table:table-cell office:value-type="float" office:value="9294432" table:style-name="ce2">
            <text:p>9294432</text:p>
          </table:table-cell>
          <table:table-cell office:value-type="float" office:value="9421270" table:style-name="ce2">
            <text:p>9421270</text:p>
          </table:table-cell>
          <table:table-cell office:value-type="float" office:value="9541667" table:style-name="ce2">
            <text:p>9541667</text:p>
          </table:table-cell>
          <table:table-cell office:value-type="float" office:value="9655963" table:style-name="ce2">
            <text:p>9655963</text:p>
          </table:table-cell>
          <table:table-cell office:value-type="float" office:value="9764935" table:style-name="ce2">
            <text:p>9764935</text:p>
          </table:table-cell>
          <table:table-cell office:value-type="float" office:value="9869677" table:style-name="ce2">
            <text:p>9869677</text:p>
          </table:table-cell>
          <table:table-cell office:value-type="float" office:value="9971515" table:style-name="ce2">
            <text:p>9971515</text:p>
          </table:table-cell>
          <table:table-cell office:value-type="float" office:value="10071632" table:style-name="ce2">
            <text:p>10071632</text:p>
          </table:table-cell>
          <table:table-cell office:value-type="float" office:value="10166163" table:style-name="ce2">
            <text:p>10166163</text:p>
          </table:table-cell>
          <table:table-cell office:value-type="float" office:value="10255472" table:style-name="ce2">
            <text:p>10255472</text:p>
          </table:table-cell>
          <table:table-cell office:value-type="float" office:value="10346410" table:style-name="ce2">
            <text:p>10346410</text:p>
          </table:table-cell>
          <table:table-cell office:value-type="float" office:value="10441702" table:style-name="ce2">
            <text:p>10441702</text:p>
          </table:table-cell>
          <table:table-cell office:value-type="float" office:value="10542635" table:style-name="ce2">
            <text:p>10542635</text:p>
          </table:table-cell>
          <table:table-cell office:value-type="float" office:value="10650681" table:style-name="ce2">
            <text:p>10650681</text:p>
          </table:table-cell>
          <table:table-cell office:value-type="float" office:value="10765980" table:style-name="ce2">
            <text:p>10765980</text:p>
          </table:table-cell>
          <table:table-cell office:value-type="float" office:value="10886035" table:style-name="ce2">
            <text:p>10886035</text:p>
          </table:table-cell>
          <table:table-cell office:value-type="float" office:value="11009647" table:style-name="ce2">
            <text:p>11009647</text:p>
          </table:table-cell>
          <table:table-cell office:value-type="float" office:value="11141361" table:style-name="ce2">
            <text:p>11141361</text:p>
          </table:table-cell>
          <table:table-cell office:value-type="float" office:value="11274288" table:style-name="ce2">
            <text:p>11274288</text:p>
          </table:table-cell>
          <table:table-cell office:value-type="float" office:value="11402264" table:style-name="ce2">
            <text:p>11402264</text:p>
          </table:table-cell>
          <table:table-cell office:value-type="float" office:value="11528674" table:style-name="ce2">
            <text:p>11528674</text:p>
          </table:table-cell>
          <table:table-cell office:value-type="float" office:value="11650498" table:style-name="ce2">
            <text:p>11650498</text:p>
          </table:table-cell>
          <table:table-cell office:value-type="float" office:value="11765514" table:style-name="ce2">
            <text:p>11765514</text:p>
          </table:table-cell>
          <table:table-cell office:value-type="float" office:value="11875081" table:style-name="ce2">
            <text:p>11875081</text:p>
          </table:table-cell>
          <table:table-cell office:value-type="float" office:value="11974057" table:style-name="ce2">
            <text:p>11974057</text:p>
          </table:table-cell>
          <table:table-cell office:value-type="float" office:value="12048622" table:style-name="ce2">
            <text:p>12048622</text:p>
          </table:table-cell>
          <table:table-cell office:value-type="float" office:value="12119334" table:style-name="ce2">
            <text:p>12119334</text:p>
          </table:table-cell>
          <table:table-cell office:value-type="float" office:value="12200431" table:style-name="ce2">
            <text:p>12200431</text:p>
          </table:table-cell>
          <table:table-cell office:value-type="float" office:value="12277109" table:style-name="ce2">
            <text:p>12277109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Turkiye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8329898" table:style-name="ce2">
            <text:p>28329898</text:p>
          </table:table-cell>
          <table:table-cell office:value-type="float" office:value="29119238" table:style-name="ce2">
            <text:p>29119238</text:p>
          </table:table-cell>
          <table:table-cell office:value-type="float" office:value="29916147" table:style-name="ce2">
            <text:p>29916147</text:p>
          </table:table-cell>
          <table:table-cell office:value-type="float" office:value="30726841" table:style-name="ce2">
            <text:p>30726841</text:p>
          </table:table-cell>
          <table:table-cell office:value-type="float" office:value="31543072" table:style-name="ce2">
            <text:p>31543072</text:p>
          </table:table-cell>
          <table:table-cell office:value-type="float" office:value="32345220" table:style-name="ce2">
            <text:p>32345220</text:p>
          </table:table-cell>
          <table:table-cell office:value-type="float" office:value="33177672" table:style-name="ce2">
            <text:p>33177672</text:p>
          </table:table-cell>
          <table:table-cell office:value-type="float" office:value="34050421" table:style-name="ce2">
            <text:p>34050421</text:p>
          </table:table-cell>
          <table:table-cell office:value-type="float" office:value="34921684" table:style-name="ce2">
            <text:p>34921684</text:p>
          </table:table-cell>
          <table:table-cell office:value-type="float" office:value="35787774" table:style-name="ce2">
            <text:p>35787774</text:p>
          </table:table-cell>
          <table:table-cell office:value-type="float" office:value="36638465" table:style-name="ce2">
            <text:p>36638465</text:p>
          </table:table-cell>
          <table:table-cell office:value-type="float" office:value="37518611" table:style-name="ce2">
            <text:p>37518611</text:p>
          </table:table-cell>
          <table:table-cell office:value-type="float" office:value="38430221" table:style-name="ce2">
            <text:p>38430221</text:p>
          </table:table-cell>
          <table:table-cell office:value-type="float" office:value="39329533" table:style-name="ce2">
            <text:p>39329533</text:p>
          </table:table-cell>
          <table:table-cell office:value-type="float" office:value="40210234" table:style-name="ce2">
            <text:p>40210234</text:p>
          </table:table-cell>
          <table:table-cell office:value-type="float" office:value="41053126" table:style-name="ce2">
            <text:p>41053126</text:p>
          </table:table-cell>
          <table:table-cell office:value-type="float" office:value="41899984" table:style-name="ce2">
            <text:p>41899984</text:p>
          </table:table-cell>
          <table:table-cell office:value-type="float" office:value="42773298" table:style-name="ce2">
            <text:p>42773298</text:p>
          </table:table-cell>
          <table:table-cell office:value-type="float" office:value="43645306" table:style-name="ce2">
            <text:p>43645306</text:p>
          </table:table-cell>
          <table:table-cell office:value-type="float" office:value="44510429" table:style-name="ce2">
            <text:p>44510429</text:p>
          </table:table-cell>
          <table:table-cell office:value-type="float" office:value="45408815" table:style-name="ce2">
            <text:p>45408815</text:p>
          </table:table-cell>
          <table:table-cell office:value-type="float" office:value="46321190" table:style-name="ce2">
            <text:p>46321190</text:p>
          </table:table-cell>
          <table:table-cell office:value-type="float" office:value="47322096" table:style-name="ce2">
            <text:p>47322096</text:p>
          </table:table-cell>
          <table:table-cell office:value-type="float" office:value="48447410" table:style-name="ce2">
            <text:p>48447410</text:p>
          </table:table-cell>
          <table:table-cell office:value-type="float" office:value="49574069" table:style-name="ce2">
            <text:p>49574069</text:p>
          </table:table-cell>
          <table:table-cell office:value-type="float" office:value="50687115" table:style-name="ce2">
            <text:p>50687115</text:p>
          </table:table-cell>
          <table:table-cell office:value-type="float" office:value="51777772" table:style-name="ce2">
            <text:p>51777772</text:p>
          </table:table-cell>
          <table:table-cell office:value-type="float" office:value="52843670" table:style-name="ce2">
            <text:p>52843670</text:p>
          </table:table-cell>
          <table:table-cell office:value-type="float" office:value="53909626" table:style-name="ce2">
            <text:p>53909626</text:p>
          </table:table-cell>
          <table:table-cell office:value-type="float" office:value="54976723" table:style-name="ce2">
            <text:p>54976723</text:p>
          </table:table-cell>
          <table:table-cell office:value-type="float" office:value="56015628" table:style-name="ce2">
            <text:p>56015628</text:p>
          </table:table-cell>
          <table:table-cell office:value-type="float" office:value="57009887" table:style-name="ce2">
            <text:p>57009887</text:p>
          </table:table-cell>
          <table:table-cell office:value-type="float" office:value="57990118" table:style-name="ce2">
            <text:p>57990118</text:p>
          </table:table-cell>
          <table:table-cell office:value-type="float" office:value="58999167" table:style-name="ce2">
            <text:p>58999167</text:p>
          </table:table-cell>
          <table:table-cell office:value-type="float" office:value="60033836" table:style-name="ce2">
            <text:p>60033836</text:p>
          </table:table-cell>
          <table:table-cell office:value-type="float" office:value="61024503" table:style-name="ce2">
            <text:p>61024503</text:p>
          </table:table-cell>
          <table:table-cell office:value-type="float" office:value="61951134" table:style-name="ce2">
            <text:p>61951134</text:p>
          </table:table-cell>
          <table:table-cell office:value-type="float" office:value="62852966" table:style-name="ce2">
            <text:p>62852966</text:p>
          </table:table-cell>
          <table:table-cell office:value-type="float" office:value="63734383" table:style-name="ce2">
            <text:p>63734383</text:p>
          </table:table-cell>
          <table:table-cell office:value-type="float" office:value="64591923" table:style-name="ce2">
            <text:p>64591923</text:p>
          </table:table-cell>
          <table:table-cell office:value-type="float" office:value="65425961" table:style-name="ce2">
            <text:p>65425961</text:p>
          </table:table-cell>
          <table:table-cell office:value-type="float" office:value="66245128" table:style-name="ce2">
            <text:p>66245128</text:p>
          </table:table-cell>
          <table:table-cell office:value-type="float" office:value="67048795" table:style-name="ce2">
            <text:p>67048795</text:p>
          </table:table-cell>
          <table:table-cell office:value-type="float" office:value="67831730" table:style-name="ce2">
            <text:p>67831730</text:p>
          </table:table-cell>
          <table:table-cell office:value-type="float" office:value="68592617" table:style-name="ce2">
            <text:p>68592617</text:p>
          </table:table-cell>
          <table:table-cell office:value-type="float" office:value="69329557" table:style-name="ce2">
            <text:p>69329557</text:p>
          </table:table-cell>
          <table:table-cell office:value-type="float" office:value="70045349" table:style-name="ce2">
            <text:p>70045349</text:p>
          </table:table-cell>
          <table:table-cell office:value-type="float" office:value="70158112" table:style-name="ce2">
            <text:p>70158112</text:p>
          </table:table-cell>
          <table:table-cell office:value-type="float" office:value="71051678" table:style-name="ce2">
            <text:p>71051678</text:p>
          </table:table-cell>
          <table:table-cell office:value-type="float" office:value="72039206" table:style-name="ce2">
            <text:p>72039206</text:p>
          </table:table-cell>
          <table:table-cell office:value-type="float" office:value="73142150" table:style-name="ce2">
            <text:p>73142150</text:p>
          </table:table-cell>
          <table:table-cell office:value-type="float" office:value="74223629" table:style-name="ce2">
            <text:p>74223629</text:p>
          </table:table-cell>
          <table:table-cell office:value-type="float" office:value="75175827" table:style-name="ce2">
            <text:p>75175827</text:p>
          </table:table-cell>
          <table:table-cell office:value-type="float" office:value="76147624" table:style-name="ce2">
            <text:p>76147624</text:p>
          </table:table-cell>
          <table:table-cell office:value-type="float" office:value="77181884" table:style-name="ce2">
            <text:p>77181884</text:p>
          </table:table-cell>
          <table:table-cell office:value-type="float" office:value="78218479" table:style-name="ce2">
            <text:p>78218479</text:p>
          </table:table-cell>
          <table:table-cell office:value-type="float" office:value="79277962" table:style-name="ce2">
            <text:p>79277962</text:p>
          </table:table-cell>
          <table:table-cell office:value-type="float" office:value="80312698" table:style-name="ce2">
            <text:p>80312698</text:p>
          </table:table-cell>
          <table:table-cell office:value-type="float" office:value="81407204" table:style-name="ce2">
            <text:p>81407204</text:p>
          </table:table-cell>
          <table:table-cell office:value-type="float" office:value="82579440" table:style-name="ce2">
            <text:p>82579440</text:p>
          </table:table-cell>
          <table:table-cell office:value-type="float" office:value="83384680" table:style-name="ce2">
            <text:p>83384680</text:p>
          </table:table-cell>
          <table:table-cell office:value-type="float" office:value="84147318" table:style-name="ce2">
            <text:p>84147318</text:p>
          </table:table-cell>
          <table:table-cell office:value-type="float" office:value="84979913" table:style-name="ce2">
            <text:p>84979913</text:p>
          </table:table-cell>
          <table:table-cell office:value-type="float" office:value="85325965" table:style-name="ce2">
            <text:p>85325965</text:p>
          </table:table-cell>
          <table:table-cell office:value-type="float" office:value="85518661" table:style-name="ce2">
            <text:p>8551866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Tuvalu</text:p>
          </table:table-cell>
          <table:table-cell office:value-type="string" table:style-name="ce2">
            <text:p>TUV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598" table:style-name="ce2">
            <text:p>5598</text:p>
          </table:table-cell>
          <table:table-cell office:value-type="float" office:value="5648" table:style-name="ce2">
            <text:p>5648</text:p>
          </table:table-cell>
          <table:table-cell office:value-type="float" office:value="5699" table:style-name="ce2">
            <text:p>5699</text:p>
          </table:table-cell>
          <table:table-cell office:value-type="float" office:value="5751" table:style-name="ce2">
            <text:p>5751</text:p>
          </table:table-cell>
          <table:table-cell office:value-type="float" office:value="5752" table:style-name="ce2">
            <text:p>5752</text:p>
          </table:table-cell>
          <table:table-cell office:value-type="float" office:value="5715" table:style-name="ce2">
            <text:p>5715</text:p>
          </table:table-cell>
          <table:table-cell office:value-type="float" office:value="5686" table:style-name="ce2">
            <text:p>5686</text:p>
          </table:table-cell>
          <table:table-cell office:value-type="float" office:value="5652" table:style-name="ce2">
            <text:p>5652</text:p>
          </table:table-cell>
          <table:table-cell office:value-type="float" office:value="5624" table:style-name="ce2">
            <text:p>5624</text:p>
          </table:table-cell>
          <table:table-cell office:value-type="float" office:value="5631" table:style-name="ce2">
            <text:p>5631</text:p>
          </table:table-cell>
          <table:table-cell office:value-type="float" office:value="5663" table:style-name="ce2">
            <text:p>5663</text:p>
          </table:table-cell>
          <table:table-cell office:value-type="float" office:value="5685" table:style-name="ce2">
            <text:p>5685</text:p>
          </table:table-cell>
          <table:table-cell office:value-type="float" office:value="5692" table:style-name="ce2">
            <text:p>5692</text:p>
          </table:table-cell>
          <table:table-cell office:value-type="float" office:value="5681" table:style-name="ce2">
            <text:p>5681</text:p>
          </table:table-cell>
          <table:table-cell office:value-type="float" office:value="5822" table:style-name="ce2">
            <text:p>5822</text:p>
          </table:table-cell>
          <table:table-cell office:value-type="float" office:value="6117" table:style-name="ce2">
            <text:p>6117</text:p>
          </table:table-cell>
          <table:table-cell office:value-type="float" office:value="6404" table:style-name="ce2">
            <text:p>6404</text:p>
          </table:table-cell>
          <table:table-cell office:value-type="float" office:value="6686" table:style-name="ce2">
            <text:p>6686</text:p>
          </table:table-cell>
          <table:table-cell office:value-type="float" office:value="6957" table:style-name="ce2">
            <text:p>6957</text:p>
          </table:table-cell>
          <table:table-cell office:value-type="float" office:value="7184" table:style-name="ce2">
            <text:p>7184</text:p>
          </table:table-cell>
          <table:table-cell office:value-type="float" office:value="7366" table:style-name="ce2">
            <text:p>7366</text:p>
          </table:table-cell>
          <table:table-cell office:value-type="float" office:value="7526" table:style-name="ce2">
            <text:p>7526</text:p>
          </table:table-cell>
          <table:table-cell office:value-type="float" office:value="7664" table:style-name="ce2">
            <text:p>7664</text:p>
          </table:table-cell>
          <table:table-cell office:value-type="float" office:value="7789" table:style-name="ce2">
            <text:p>7789</text:p>
          </table:table-cell>
          <table:table-cell office:value-type="float" office:value="7902" table:style-name="ce2">
            <text:p>7902</text:p>
          </table:table-cell>
          <table:table-cell office:value-type="float" office:value="8046" table:style-name="ce2">
            <text:p>8046</text:p>
          </table:table-cell>
          <table:table-cell office:value-type="float" office:value="8217" table:style-name="ce2">
            <text:p>8217</text:p>
          </table:table-cell>
          <table:table-cell office:value-type="float" office:value="8371" table:style-name="ce2">
            <text:p>8371</text:p>
          </table:table-cell>
          <table:table-cell office:value-type="float" office:value="8518" table:style-name="ce2">
            <text:p>8518</text:p>
          </table:table-cell>
          <table:table-cell office:value-type="float" office:value="8662" table:style-name="ce2">
            <text:p>8662</text:p>
          </table:table-cell>
          <table:table-cell office:value-type="float" office:value="8798" table:style-name="ce2">
            <text:p>8798</text:p>
          </table:table-cell>
          <table:table-cell office:value-type="float" office:value="8928" table:style-name="ce2">
            <text:p>8928</text:p>
          </table:table-cell>
          <table:table-cell office:value-type="float" office:value="9038" table:style-name="ce2">
            <text:p>9038</text:p>
          </table:table-cell>
          <table:table-cell office:value-type="float" office:value="9126" table:style-name="ce2">
            <text:p>9126</text:p>
          </table:table-cell>
          <table:table-cell office:value-type="float" office:value="9207" table:style-name="ce2">
            <text:p>9207</text:p>
          </table:table-cell>
          <table:table-cell office:value-type="float" office:value="9280" table:style-name="ce2">
            <text:p>9280</text:p>
          </table:table-cell>
          <table:table-cell office:value-type="float" office:value="9342" table:style-name="ce2">
            <text:p>9342</text:p>
          </table:table-cell>
          <table:table-cell office:value-type="float" office:value="9400" table:style-name="ce2">
            <text:p>9400</text:p>
          </table:table-cell>
          <table:table-cell office:value-type="float" office:value="9451" table:style-name="ce2">
            <text:p>9451</text:p>
          </table:table-cell>
          <table:table-cell office:value-type="float" office:value="9496" table:style-name="ce2">
            <text:p>9496</text:p>
          </table:table-cell>
          <table:table-cell office:value-type="float" office:value="9544" table:style-name="ce2">
            <text:p>9544</text:p>
          </table:table-cell>
          <table:table-cell office:value-type="float" office:value="9586" table:style-name="ce2">
            <text:p>9586</text:p>
          </table:table-cell>
          <table:table-cell office:value-type="float" office:value="9623" table:style-name="ce2">
            <text:p>9623</text:p>
          </table:table-cell>
          <table:table-cell office:value-type="float" office:value="9695" table:style-name="ce2">
            <text:p>9695</text:p>
          </table:table-cell>
          <table:table-cell office:value-type="float" office:value="9816" table:style-name="ce2">
            <text:p>9816</text:p>
          </table:table-cell>
          <table:table-cell office:value-type="float" office:value="9940" table:style-name="ce2">
            <text:p>9940</text:p>
          </table:table-cell>
          <table:table-cell office:value-type="float" office:value="10056" table:style-name="ce2">
            <text:p>10056</text:p>
          </table:table-cell>
          <table:table-cell office:value-type="float" office:value="10182" table:style-name="ce2">
            <text:p>10182</text:p>
          </table:table-cell>
          <table:table-cell office:value-type="float" office:value="10321" table:style-name="ce2">
            <text:p>10321</text:p>
          </table:table-cell>
          <table:table-cell office:value-type="float" office:value="10461" table:style-name="ce2">
            <text:p>10461</text:p>
          </table:table-cell>
          <table:table-cell office:value-type="float" office:value="10614" table:style-name="ce2">
            <text:p>10614</text:p>
          </table:table-cell>
          <table:table-cell office:value-type="float" office:value="10780" table:style-name="ce2">
            <text:p>10780</text:p>
          </table:table-cell>
          <table:table-cell office:value-type="float" office:value="10934" table:style-name="ce2">
            <text:p>10934</text:p>
          </table:table-cell>
          <table:table-cell office:value-type="float" office:value="11001" table:style-name="ce2">
            <text:p>11001</text:p>
          </table:table-cell>
          <table:table-cell office:value-type="float" office:value="10984" table:style-name="ce2">
            <text:p>10984</text:p>
          </table:table-cell>
          <table:table-cell office:value-type="float" office:value="10963" table:style-name="ce2">
            <text:p>10963</text:p>
          </table:table-cell>
          <table:table-cell office:value-type="float" office:value="10930" table:style-name="ce2">
            <text:p>10930</text:p>
          </table:table-cell>
          <table:table-cell office:value-type="float" office:value="10869" table:style-name="ce2">
            <text:p>10869</text:p>
          </table:table-cell>
          <table:table-cell office:value-type="float" office:value="10751" table:style-name="ce2">
            <text:p>10751</text:p>
          </table:table-cell>
          <table:table-cell office:value-type="float" office:value="10581" table:style-name="ce2">
            <text:p>10581</text:p>
          </table:table-cell>
          <table:table-cell office:value-type="float" office:value="10399" table:style-name="ce2">
            <text:p>10399</text:p>
          </table:table-cell>
          <table:table-cell office:value-type="float" office:value="10194" table:style-name="ce2">
            <text:p>10194</text:p>
          </table:table-cell>
          <table:table-cell office:value-type="float" office:value="9992" table:style-name="ce2">
            <text:p>9992</text:p>
          </table:table-cell>
          <table:table-cell office:value-type="float" office:value="9816" table:style-name="ce2">
            <text:p>9816</text:p>
          </table:table-cell>
          <table:table-cell office:value-type="float" office:value="9646" table:style-name="ce2">
            <text:p>964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Tanzania</text:p>
          </table:table-cell>
          <table:table-cell office:value-type="string" table:style-name="ce2">
            <text:p>TZ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9901419" table:style-name="ce2">
            <text:p>9901419</text:p>
          </table:table-cell>
          <table:table-cell office:value-type="float" office:value="10187886" table:style-name="ce2">
            <text:p>10187886</text:p>
          </table:table-cell>
          <table:table-cell office:value-type="float" office:value="10487756" table:style-name="ce2">
            <text:p>10487756</text:p>
          </table:table-cell>
          <table:table-cell office:value-type="float" office:value="10799528" table:style-name="ce2">
            <text:p>10799528</text:p>
          </table:table-cell>
          <table:table-cell office:value-type="float" office:value="11127826" table:style-name="ce2">
            <text:p>11127826</text:p>
          </table:table-cell>
          <table:table-cell office:value-type="float" office:value="11470728" table:style-name="ce2">
            <text:p>11470728</text:p>
          </table:table-cell>
          <table:table-cell office:value-type="float" office:value="11827459" table:style-name="ce2">
            <text:p>11827459</text:p>
          </table:table-cell>
          <table:table-cell office:value-type="float" office:value="12200109" table:style-name="ce2">
            <text:p>12200109</text:p>
          </table:table-cell>
          <table:table-cell office:value-type="float" office:value="12602076" table:style-name="ce2">
            <text:p>12602076</text:p>
          </table:table-cell>
          <table:table-cell office:value-type="float" office:value="13036700" table:style-name="ce2">
            <text:p>13036700</text:p>
          </table:table-cell>
          <table:table-cell office:value-type="float" office:value="13492677" table:style-name="ce2">
            <text:p>13492677</text:p>
          </table:table-cell>
          <table:table-cell office:value-type="float" office:value="13971451" table:style-name="ce2">
            <text:p>13971451</text:p>
          </table:table-cell>
          <table:table-cell office:value-type="float" office:value="14479308" table:style-name="ce2">
            <text:p>14479308</text:p>
          </table:table-cell>
          <table:table-cell office:value-type="float" office:value="15010101" table:style-name="ce2">
            <text:p>15010101</text:p>
          </table:table-cell>
          <table:table-cell office:value-type="float" office:value="15561630" table:style-name="ce2">
            <text:p>15561630</text:p>
          </table:table-cell>
          <table:table-cell office:value-type="float" office:value="16138361" table:style-name="ce2">
            <text:p>16138361</text:p>
          </table:table-cell>
          <table:table-cell office:value-type="float" office:value="16736211" table:style-name="ce2">
            <text:p>16736211</text:p>
          </table:table-cell>
          <table:table-cell office:value-type="float" office:value="17352929" table:style-name="ce2">
            <text:p>17352929</text:p>
          </table:table-cell>
          <table:table-cell office:value-type="float" office:value="17976566" table:style-name="ce2">
            <text:p>17976566</text:p>
          </table:table-cell>
          <table:table-cell office:value-type="float" office:value="18592038" table:style-name="ce2">
            <text:p>18592038</text:p>
          </table:table-cell>
          <table:table-cell office:value-type="float" office:value="19189769" table:style-name="ce2">
            <text:p>19189769</text:p>
          </table:table-cell>
          <table:table-cell office:value-type="float" office:value="19784703" table:style-name="ce2">
            <text:p>19784703</text:p>
          </table:table-cell>
          <table:table-cell office:value-type="float" office:value="20398571" table:style-name="ce2">
            <text:p>20398571</text:p>
          </table:table-cell>
          <table:table-cell office:value-type="float" office:value="21079874" table:style-name="ce2">
            <text:p>21079874</text:p>
          </table:table-cell>
          <table:table-cell office:value-type="float" office:value="21779066" table:style-name="ce2">
            <text:p>21779066</text:p>
          </table:table-cell>
          <table:table-cell office:value-type="float" office:value="22501693" table:style-name="ce2">
            <text:p>22501693</text:p>
          </table:table-cell>
          <table:table-cell office:value-type="float" office:value="23258959" table:style-name="ce2">
            <text:p>23258959</text:p>
          </table:table-cell>
          <table:table-cell office:value-type="float" office:value="24030378" table:style-name="ce2">
            <text:p>24030378</text:p>
          </table:table-cell>
          <table:table-cell office:value-type="float" office:value="24769686" table:style-name="ce2">
            <text:p>24769686</text:p>
          </table:table-cell>
          <table:table-cell office:value-type="float" office:value="25438759" table:style-name="ce2">
            <text:p>25438759</text:p>
          </table:table-cell>
          <table:table-cell office:value-type="float" office:value="26110207" table:style-name="ce2">
            <text:p>26110207</text:p>
          </table:table-cell>
          <table:table-cell office:value-type="float" office:value="26780436" table:style-name="ce2">
            <text:p>26780436</text:p>
          </table:table-cell>
          <table:table-cell office:value-type="float" office:value="27457588" table:style-name="ce2">
            <text:p>27457588</text:p>
          </table:table-cell>
          <table:table-cell office:value-type="float" office:value="28332692" table:style-name="ce2">
            <text:p>28332692</text:p>
          </table:table-cell>
          <table:table-cell office:value-type="float" office:value="29442356" table:style-name="ce2">
            <text:p>29442356</text:p>
          </table:table-cell>
          <table:table-cell office:value-type="float" office:value="30383497" table:style-name="ce2">
            <text:p>30383497</text:p>
          </table:table-cell>
          <table:table-cell office:value-type="float" office:value="30945762" table:style-name="ce2">
            <text:p>30945762</text:p>
          </table:table-cell>
          <table:table-cell office:value-type="float" office:value="31578089" table:style-name="ce2">
            <text:p>31578089</text:p>
          </table:table-cell>
          <table:table-cell office:value-type="float" office:value="32420458" table:style-name="ce2">
            <text:p>32420458</text:p>
          </table:table-cell>
          <table:table-cell office:value-type="float" office:value="33300330" table:style-name="ce2">
            <text:p>33300330</text:p>
          </table:table-cell>
          <table:table-cell office:value-type="float" office:value="34260139" table:style-name="ce2">
            <text:p>34260139</text:p>
          </table:table-cell>
          <table:table-cell office:value-type="float" office:value="35198299" table:style-name="ce2">
            <text:p>35198299</text:p>
          </table:table-cell>
          <table:table-cell office:value-type="float" office:value="36121304" table:style-name="ce2">
            <text:p>36121304</text:p>
          </table:table-cell>
          <table:table-cell office:value-type="float" office:value="37089555" table:style-name="ce2">
            <text:p>37089555</text:p>
          </table:table-cell>
          <table:table-cell office:value-type="float" office:value="38109668" table:style-name="ce2">
            <text:p>38109668</text:p>
          </table:table-cell>
          <table:table-cell office:value-type="float" office:value="39182076" table:style-name="ce2">
            <text:p>39182076</text:p>
          </table:table-cell>
          <table:table-cell office:value-type="float" office:value="40294902" table:style-name="ce2">
            <text:p>40294902</text:p>
          </table:table-cell>
          <table:table-cell office:value-type="float" office:value="41435512" table:style-name="ce2">
            <text:p>41435512</text:p>
          </table:table-cell>
          <table:table-cell office:value-type="float" office:value="42570728" table:style-name="ce2">
            <text:p>42570728</text:p>
          </table:table-cell>
          <table:table-cell office:value-type="float" office:value="43633982" table:style-name="ce2">
            <text:p>43633982</text:p>
          </table:table-cell>
          <table:table-cell office:value-type="float" office:value="44758488" table:style-name="ce2">
            <text:p>44758488</text:p>
          </table:table-cell>
          <table:table-cell office:value-type="float" office:value="46029367" table:style-name="ce2">
            <text:p>46029367</text:p>
          </table:table-cell>
          <table:table-cell office:value-type="float" office:value="47374260" table:style-name="ce2">
            <text:p>47374260</text:p>
          </table:table-cell>
          <table:table-cell office:value-type="float" office:value="48824128" table:style-name="ce2">
            <text:p>48824128</text:p>
          </table:table-cell>
          <table:table-cell office:value-type="float" office:value="50351512" table:style-name="ce2">
            <text:p>50351512</text:p>
          </table:table-cell>
          <table:table-cell office:value-type="float" office:value="52020962" table:style-name="ce2">
            <text:p>52020962</text:p>
          </table:table-cell>
          <table:table-cell office:value-type="float" office:value="53824013" table:style-name="ce2">
            <text:p>53824013</text:p>
          </table:table-cell>
          <table:table-cell office:value-type="float" office:value="55652890" table:style-name="ce2">
            <text:p>55652890</text:p>
          </table:table-cell>
          <table:table-cell office:value-type="float" office:value="57437145" table:style-name="ce2">
            <text:p>57437145</text:p>
          </table:table-cell>
          <table:table-cell office:value-type="float" office:value="59174891" table:style-name="ce2">
            <text:p>59174891</text:p>
          </table:table-cell>
          <table:table-cell office:value-type="float" office:value="60972798" table:style-name="ce2">
            <text:p>60972798</text:p>
          </table:table-cell>
          <table:table-cell office:value-type="float" office:value="62830412" table:style-name="ce2">
            <text:p>62830412</text:p>
          </table:table-cell>
          <table:table-cell office:value-type="float" office:value="64711821" table:style-name="ce2">
            <text:p>64711821</text:p>
          </table:table-cell>
          <table:table-cell office:value-type="float" office:value="66617606" table:style-name="ce2">
            <text:p>66617606</text:p>
          </table:table-cell>
          <table:table-cell office:value-type="float" office:value="68560157" table:style-name="ce2">
            <text:p>6856015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Uganda</text:p>
          </table:table-cell>
          <table:table-cell office:value-type="string" table:style-name="ce2">
            <text:p>UG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7640973" table:style-name="ce2">
            <text:p>7640973</text:p>
          </table:table-cell>
          <table:table-cell office:value-type="float" office:value="7862217" table:style-name="ce2">
            <text:p>7862217</text:p>
          </table:table-cell>
          <table:table-cell office:value-type="float" office:value="8092231" table:style-name="ce2">
            <text:p>8092231</text:p>
          </table:table-cell>
          <table:table-cell office:value-type="float" office:value="8333663" table:style-name="ce2">
            <text:p>8333663</text:p>
          </table:table-cell>
          <table:table-cell office:value-type="float" office:value="8586363" table:style-name="ce2">
            <text:p>8586363</text:p>
          </table:table-cell>
          <table:table-cell office:value-type="float" office:value="8849203" table:style-name="ce2">
            <text:p>8849203</text:p>
          </table:table-cell>
          <table:table-cell office:value-type="float" office:value="9122864" table:style-name="ce2">
            <text:p>9122864</text:p>
          </table:table-cell>
          <table:table-cell office:value-type="float" office:value="9408924" table:style-name="ce2">
            <text:p>9408924</text:p>
          </table:table-cell>
          <table:table-cell office:value-type="float" office:value="9708632" table:style-name="ce2">
            <text:p>9708632</text:p>
          </table:table-cell>
          <table:table-cell office:value-type="float" office:value="10014858" table:style-name="ce2">
            <text:p>10014858</text:p>
          </table:table-cell>
          <table:table-cell office:value-type="float" office:value="10321603" table:style-name="ce2">
            <text:p>10321603</text:p>
          </table:table-cell>
          <table:table-cell office:value-type="float" office:value="10618206" table:style-name="ce2">
            <text:p>10618206</text:p>
          </table:table-cell>
          <table:table-cell office:value-type="float" office:value="10885796" table:style-name="ce2">
            <text:p>10885796</text:p>
          </table:table-cell>
          <table:table-cell office:value-type="float" office:value="11144236" table:style-name="ce2">
            <text:p>11144236</text:p>
          </table:table-cell>
          <table:table-cell office:value-type="float" office:value="11424846" table:style-name="ce2">
            <text:p>11424846</text:p>
          </table:table-cell>
          <table:table-cell office:value-type="float" office:value="11725240" table:style-name="ce2">
            <text:p>11725240</text:p>
          </table:table-cell>
          <table:table-cell office:value-type="float" office:value="12037294" table:style-name="ce2">
            <text:p>12037294</text:p>
          </table:table-cell>
          <table:table-cell office:value-type="float" office:value="12359669" table:style-name="ce2">
            <text:p>12359669</text:p>
          </table:table-cell>
          <table:table-cell office:value-type="float" office:value="12692113" table:style-name="ce2">
            <text:p>12692113</text:p>
          </table:table-cell>
          <table:table-cell office:value-type="float" office:value="13002163" table:style-name="ce2">
            <text:p>13002163</text:p>
          </table:table-cell>
          <table:table-cell office:value-type="float" office:value="13275741" table:style-name="ce2">
            <text:p>13275741</text:p>
          </table:table-cell>
          <table:table-cell office:value-type="float" office:value="13556452" table:style-name="ce2">
            <text:p>13556452</text:p>
          </table:table-cell>
          <table:table-cell office:value-type="float" office:value="13873631" table:style-name="ce2">
            <text:p>13873631</text:p>
          </table:table-cell>
          <table:table-cell office:value-type="float" office:value="14221881" table:style-name="ce2">
            <text:p>14221881</text:p>
          </table:table-cell>
          <table:table-cell office:value-type="float" office:value="14607677" table:style-name="ce2">
            <text:p>14607677</text:p>
          </table:table-cell>
          <table:table-cell office:value-type="float" office:value="15023681" table:style-name="ce2">
            <text:p>15023681</text:p>
          </table:table-cell>
          <table:table-cell office:value-type="float" office:value="15467579" table:style-name="ce2">
            <text:p>15467579</text:p>
          </table:table-cell>
          <table:table-cell office:value-type="float" office:value="15954170" table:style-name="ce2">
            <text:p>15954170</text:p>
          </table:table-cell>
          <table:table-cell office:value-type="float" office:value="16470483" table:style-name="ce2">
            <text:p>16470483</text:p>
          </table:table-cell>
          <table:table-cell office:value-type="float" office:value="17010698" table:style-name="ce2">
            <text:p>17010698</text:p>
          </table:table-cell>
          <table:table-cell office:value-type="float" office:value="17569897" table:style-name="ce2">
            <text:p>17569897</text:p>
          </table:table-cell>
          <table:table-cell office:value-type="float" office:value="18155901" table:style-name="ce2">
            <text:p>18155901</text:p>
          </table:table-cell>
          <table:table-cell office:value-type="float" office:value="18785032" table:style-name="ce2">
            <text:p>18785032</text:p>
          </table:table-cell>
          <table:table-cell office:value-type="float" office:value="19445161" table:style-name="ce2">
            <text:p>19445161</text:p>
          </table:table-cell>
          <table:table-cell office:value-type="float" office:value="20108801" table:style-name="ce2">
            <text:p>20108801</text:p>
          </table:table-cell>
          <table:table-cell office:value-type="float" office:value="20665667" table:style-name="ce2">
            <text:p>20665667</text:p>
          </table:table-cell>
          <table:table-cell office:value-type="float" office:value="21231550" table:style-name="ce2">
            <text:p>21231550</text:p>
          </table:table-cell>
          <table:table-cell office:value-type="float" office:value="21856046" table:style-name="ce2">
            <text:p>21856046</text:p>
          </table:table-cell>
          <table:table-cell office:value-type="float" office:value="22515806" table:style-name="ce2">
            <text:p>22515806</text:p>
          </table:table-cell>
          <table:table-cell office:value-type="float" office:value="23257281" table:style-name="ce2">
            <text:p>23257281</text:p>
          </table:table-cell>
          <table:table-cell office:value-type="float" office:value="24000150" table:style-name="ce2">
            <text:p>24000150</text:p>
          </table:table-cell>
          <table:table-cell office:value-type="float" office:value="24745676" table:style-name="ce2">
            <text:p>24745676</text:p>
          </table:table-cell>
          <table:table-cell office:value-type="float" office:value="25532870" table:style-name="ce2">
            <text:p>25532870</text:p>
          </table:table-cell>
          <table:table-cell office:value-type="float" office:value="26352124" table:style-name="ce2">
            <text:p>26352124</text:p>
          </table:table-cell>
          <table:table-cell office:value-type="float" office:value="27154515" table:style-name="ce2">
            <text:p>27154515</text:p>
          </table:table-cell>
          <table:table-cell office:value-type="float" office:value="27963289" table:style-name="ce2">
            <text:p>27963289</text:p>
          </table:table-cell>
          <table:table-cell office:value-type="float" office:value="28794003" table:style-name="ce2">
            <text:p>28794003</text:p>
          </table:table-cell>
          <table:table-cell office:value-type="float" office:value="29653430" table:style-name="ce2">
            <text:p>29653430</text:p>
          </table:table-cell>
          <table:table-cell office:value-type="float" office:value="30539553" table:style-name="ce2">
            <text:p>30539553</text:p>
          </table:table-cell>
          <table:table-cell office:value-type="float" office:value="31451151" table:style-name="ce2">
            <text:p>31451151</text:p>
          </table:table-cell>
          <table:table-cell office:value-type="float" office:value="32390802" table:style-name="ce2">
            <text:p>32390802</text:p>
          </table:table-cell>
          <table:table-cell office:value-type="float" office:value="33354543" table:style-name="ce2">
            <text:p>33354543</text:p>
          </table:table-cell>
          <table:table-cell office:value-type="float" office:value="34337438" table:style-name="ce2">
            <text:p>34337438</text:p>
          </table:table-cell>
          <table:table-cell office:value-type="float" office:value="35337042" table:style-name="ce2">
            <text:p>35337042</text:p>
          </table:table-cell>
          <table:table-cell office:value-type="float" office:value="36395539" table:style-name="ce2">
            <text:p>36395539</text:p>
          </table:table-cell>
          <table:table-cell office:value-type="float" office:value="37531446" table:style-name="ce2">
            <text:p>37531446</text:p>
          </table:table-cell>
          <table:table-cell office:value-type="float" office:value="38799152" table:style-name="ce2">
            <text:p>38799152</text:p>
          </table:table-cell>
          <table:table-cell office:value-type="float" office:value="40177388" table:style-name="ce2">
            <text:p>40177388</text:p>
          </table:table-cell>
          <table:table-cell office:value-type="float" office:value="41565831" table:style-name="ce2">
            <text:p>41565831</text:p>
          </table:table-cell>
          <table:table-cell office:value-type="float" office:value="42999637" table:style-name="ce2">
            <text:p>42999637</text:p>
          </table:table-cell>
          <table:table-cell office:value-type="float" office:value="44457152" table:style-name="ce2">
            <text:p>44457152</text:p>
          </table:table-cell>
          <table:table-cell office:value-type="float" office:value="45910930" table:style-name="ce2">
            <text:p>45910930</text:p>
          </table:table-cell>
          <table:table-cell office:value-type="float" office:value="47312719" table:style-name="ce2">
            <text:p>47312719</text:p>
          </table:table-cell>
          <table:table-cell office:value-type="float" office:value="48656601" table:style-name="ce2">
            <text:p>48656601</text:p>
          </table:table-cell>
          <table:table-cell office:value-type="float" office:value="50015092" table:style-name="ce2">
            <text:p>50015092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Ukraine</text:p>
          </table:table-cell>
          <table:table-cell office:value-type="string" table:style-name="ce2">
            <text:p>UKR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42824093" table:style-name="ce2">
            <text:p>42824093</text:p>
          </table:table-cell>
          <table:table-cell office:value-type="float" office:value="43399766" table:style-name="ce2">
            <text:p>43399766</text:p>
          </table:table-cell>
          <table:table-cell office:value-type="float" office:value="43943674" table:style-name="ce2">
            <text:p>43943674</text:p>
          </table:table-cell>
          <table:table-cell office:value-type="float" office:value="44462372" table:style-name="ce2">
            <text:p>44462372</text:p>
          </table:table-cell>
          <table:table-cell office:value-type="float" office:value="44951156" table:style-name="ce2">
            <text:p>44951156</text:p>
          </table:table-cell>
          <table:table-cell office:value-type="float" office:value="45386892" table:style-name="ce2">
            <text:p>45386892</text:p>
          </table:table-cell>
          <table:table-cell office:value-type="float" office:value="45802519" table:style-name="ce2">
            <text:p>45802519</text:p>
          </table:table-cell>
          <table:table-cell office:value-type="float" office:value="46215988" table:style-name="ce2">
            <text:p>46215988</text:p>
          </table:table-cell>
          <table:table-cell office:value-type="float" office:value="46614325" table:style-name="ce2">
            <text:p>46614325</text:p>
          </table:table-cell>
          <table:table-cell office:value-type="float" office:value="46976256" table:style-name="ce2">
            <text:p>46976256</text:p>
          </table:table-cell>
          <table:table-cell office:value-type="float" office:value="47261306" table:style-name="ce2">
            <text:p>47261306</text:p>
          </table:table-cell>
          <table:table-cell office:value-type="float" office:value="47573287" table:style-name="ce2">
            <text:p>47573287</text:p>
          </table:table-cell>
          <table:table-cell office:value-type="float" office:value="47946893" table:style-name="ce2">
            <text:p>47946893</text:p>
          </table:table-cell>
          <table:table-cell office:value-type="float" office:value="48277121" table:style-name="ce2">
            <text:p>48277121</text:p>
          </table:table-cell>
          <table:table-cell office:value-type="float" office:value="48576570" table:style-name="ce2">
            <text:p>48576570</text:p>
          </table:table-cell>
          <table:table-cell office:value-type="float" office:value="48865229" table:style-name="ce2">
            <text:p>48865229</text:p>
          </table:table-cell>
          <table:table-cell office:value-type="float" office:value="49120842" table:style-name="ce2">
            <text:p>49120842</text:p>
          </table:table-cell>
          <table:table-cell office:value-type="float" office:value="49336481" table:style-name="ce2">
            <text:p>49336481</text:p>
          </table:table-cell>
          <table:table-cell office:value-type="float" office:value="49521243" table:style-name="ce2">
            <text:p>49521243</text:p>
          </table:table-cell>
          <table:table-cell office:value-type="float" office:value="49721381" table:style-name="ce2">
            <text:p>49721381</text:p>
          </table:table-cell>
          <table:table-cell office:value-type="float" office:value="49955152" table:style-name="ce2">
            <text:p>49955152</text:p>
          </table:table-cell>
          <table:table-cell office:value-type="float" office:value="50189281" table:style-name="ce2">
            <text:p>50189281</text:p>
          </table:table-cell>
          <table:table-cell office:value-type="float" office:value="50402724" table:style-name="ce2">
            <text:p>50402724</text:p>
          </table:table-cell>
          <table:table-cell office:value-type="float" office:value="50637029" table:style-name="ce2">
            <text:p>50637029</text:p>
          </table:table-cell>
          <table:table-cell office:value-type="float" office:value="50887599" table:style-name="ce2">
            <text:p>50887599</text:p>
          </table:table-cell>
          <table:table-cell office:value-type="float" office:value="51108770" table:style-name="ce2">
            <text:p>51108770</text:p>
          </table:table-cell>
          <table:table-cell office:value-type="float" office:value="51318745" table:style-name="ce2">
            <text:p>51318745</text:p>
          </table:table-cell>
          <table:table-cell office:value-type="float" office:value="51515732" table:style-name="ce2">
            <text:p>51515732</text:p>
          </table:table-cell>
          <table:table-cell office:value-type="float" office:value="51724853" table:style-name="ce2">
            <text:p>51724853</text:p>
          </table:table-cell>
          <table:table-cell office:value-type="float" office:value="51917817" table:style-name="ce2">
            <text:p>51917817</text:p>
          </table:table-cell>
          <table:table-cell office:value-type="float" office:value="52054092" table:style-name="ce2">
            <text:p>52054092</text:p>
          </table:table-cell>
          <table:table-cell office:value-type="float" office:value="52170961" table:style-name="ce2">
            <text:p>52170961</text:p>
          </table:table-cell>
          <table:table-cell office:value-type="float" office:value="52323671" table:style-name="ce2">
            <text:p>52323671</text:p>
          </table:table-cell>
          <table:table-cell office:value-type="float" office:value="52350126" table:style-name="ce2">
            <text:p>52350126</text:p>
          </table:table-cell>
          <table:table-cell office:value-type="float" office:value="52075998" table:style-name="ce2">
            <text:p>52075998</text:p>
          </table:table-cell>
          <table:table-cell office:value-type="float" office:value="51665539" table:style-name="ce2">
            <text:p>51665539</text:p>
          </table:table-cell>
          <table:table-cell office:value-type="float" office:value="51226109" table:style-name="ce2">
            <text:p>51226109</text:p>
          </table:table-cell>
          <table:table-cell office:value-type="float" office:value="50786885" table:style-name="ce2">
            <text:p>50786885</text:p>
          </table:table-cell>
          <table:table-cell office:value-type="float" office:value="50379731" table:style-name="ce2">
            <text:p>50379731</text:p>
          </table:table-cell>
          <table:table-cell office:value-type="float" office:value="49976446" table:style-name="ce2">
            <text:p>49976446</text:p>
          </table:table-cell>
          <table:table-cell office:value-type="float" office:value="49556660" table:style-name="ce2">
            <text:p>49556660</text:p>
          </table:table-cell>
          <table:table-cell office:value-type="float" office:value="49106855" table:style-name="ce2">
            <text:p>49106855</text:p>
          </table:table-cell>
          <table:table-cell office:value-type="float" office:value="48677281" table:style-name="ce2">
            <text:p>48677281</text:p>
          </table:table-cell>
          <table:table-cell office:value-type="float" office:value="48315136" table:style-name="ce2">
            <text:p>48315136</text:p>
          </table:table-cell>
          <table:table-cell office:value-type="float" office:value="47979507" table:style-name="ce2">
            <text:p>47979507</text:p>
          </table:table-cell>
          <table:table-cell office:value-type="float" office:value="47585556" table:style-name="ce2">
            <text:p>47585556</text:p>
          </table:table-cell>
          <table:table-cell office:value-type="float" office:value="47278694" table:style-name="ce2">
            <text:p>47278694</text:p>
          </table:table-cell>
          <table:table-cell office:value-type="float" office:value="47062798" table:style-name="ce2">
            <text:p>47062798</text:p>
          </table:table-cell>
          <table:table-cell office:value-type="float" office:value="46819175" table:style-name="ce2">
            <text:p>46819175</text:p>
          </table:table-cell>
          <table:table-cell office:value-type="float" office:value="46623731" table:style-name="ce2">
            <text:p>46623731</text:p>
          </table:table-cell>
          <table:table-cell office:value-type="float" office:value="46456003" table:style-name="ce2">
            <text:p>46456003</text:p>
          </table:table-cell>
          <table:table-cell office:value-type="float" office:value="46307853" table:style-name="ce2">
            <text:p>46307853</text:p>
          </table:table-cell>
          <table:table-cell office:value-type="float" office:value="46210056" table:style-name="ce2">
            <text:p>46210056</text:p>
          </table:table-cell>
          <table:table-cell office:value-type="float" office:value="46126770" table:style-name="ce2">
            <text:p>46126770</text:p>
          </table:table-cell>
          <table:table-cell office:value-type="float" office:value="45972380" table:style-name="ce2">
            <text:p>45972380</text:p>
          </table:table-cell>
          <table:table-cell office:value-type="float" office:value="45784896" table:style-name="ce2">
            <text:p>45784896</text:p>
          </table:table-cell>
          <table:table-cell office:value-type="float" office:value="45616832" table:style-name="ce2">
            <text:p>45616832</text:p>
          </table:table-cell>
          <table:table-cell office:value-type="float" office:value="45436041" table:style-name="ce2">
            <text:p>45436041</text:p>
          </table:table-cell>
          <table:table-cell office:value-type="float" office:value="45208907" table:style-name="ce2">
            <text:p>45208907</text:p>
          </table:table-cell>
          <table:table-cell office:value-type="float" office:value="44957458" table:style-name="ce2">
            <text:p>44957458</text:p>
          </table:table-cell>
          <table:table-cell office:value-type="float" office:value="44680014" table:style-name="ce2">
            <text:p>44680014</text:p>
          </table:table-cell>
          <table:table-cell office:value-type="float" office:value="44298640" table:style-name="ce2">
            <text:p>44298640</text:p>
          </table:table-cell>
          <table:table-cell office:value-type="float" office:value="41048766" table:style-name="ce2">
            <text:p>41048766</text:p>
          </table:table-cell>
          <table:table-cell office:value-type="float" office:value="37732836" table:style-name="ce2">
            <text:p>37732836</text:p>
          </table:table-cell>
          <table:table-cell office:value-type="float" office:value="37860221" table:style-name="ce2">
            <text:p>3786022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Upper middle income</text:p>
          </table:table-cell>
          <table:table-cell office:value-type="string" table:style-name="ce2">
            <text:p>UMC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149653372" table:style-name="ce2">
            <text:p>1149653372</text:p>
          </table:table-cell>
          <table:table-cell office:value-type="float" office:value="1155585967" table:style-name="ce2">
            <text:p>1155585967</text:p>
          </table:table-cell>
          <table:table-cell office:value-type="float" office:value="1174054217" table:style-name="ce2">
            <text:p>1174054217</text:p>
          </table:table-cell>
          <table:table-cell office:value-type="float" office:value="1204001559" table:style-name="ce2">
            <text:p>1204001559</text:p>
          </table:table-cell>
          <table:table-cell office:value-type="float" office:value="1233716139" table:style-name="ce2">
            <text:p>1233716139</text:p>
          </table:table-cell>
          <table:table-cell office:value-type="float" office:value="1264038910" table:style-name="ce2">
            <text:p>1264038910</text:p>
          </table:table-cell>
          <table:table-cell office:value-type="float" office:value="1297805820" table:style-name="ce2">
            <text:p>1297805820</text:p>
          </table:table-cell>
          <table:table-cell office:value-type="float" office:value="1330989567" table:style-name="ce2">
            <text:p>1330989567</text:p>
          </table:table-cell>
          <table:table-cell office:value-type="float" office:value="1365250009" table:style-name="ce2">
            <text:p>1365250009</text:p>
          </table:table-cell>
          <table:table-cell office:value-type="float" office:value="1401337527" table:style-name="ce2">
            <text:p>1401337527</text:p>
          </table:table-cell>
          <table:table-cell office:value-type="float" office:value="1438175379" table:style-name="ce2">
            <text:p>1438175379</text:p>
          </table:table-cell>
          <table:table-cell office:value-type="float" office:value="1475716769" table:style-name="ce2">
            <text:p>1475716769</text:p>
          </table:table-cell>
          <table:table-cell office:value-type="float" office:value="1511690371" table:style-name="ce2">
            <text:p>1511690371</text:p>
          </table:table-cell>
          <table:table-cell office:value-type="float" office:value="1546811742" table:style-name="ce2">
            <text:p>1546811742</text:p>
          </table:table-cell>
          <table:table-cell office:value-type="float" office:value="1580570358" table:style-name="ce2">
            <text:p>1580570358</text:p>
          </table:table-cell>
          <table:table-cell office:value-type="float" office:value="1612227500" table:style-name="ce2">
            <text:p>1612227500</text:p>
          </table:table-cell>
          <table:table-cell office:value-type="float" office:value="1642473603" table:style-name="ce2">
            <text:p>1642473603</text:p>
          </table:table-cell>
          <table:table-cell office:value-type="float" office:value="1671398930" table:style-name="ce2">
            <text:p>1671398930</text:p>
          </table:table-cell>
          <table:table-cell office:value-type="float" office:value="1700492780" table:style-name="ce2">
            <text:p>1700492780</text:p>
          </table:table-cell>
          <table:table-cell office:value-type="float" office:value="1729895531" table:style-name="ce2">
            <text:p>1729895531</text:p>
          </table:table-cell>
          <table:table-cell office:value-type="float" office:value="1759188322" table:style-name="ce2">
            <text:p>1759188322</text:p>
          </table:table-cell>
          <table:table-cell office:value-type="float" office:value="1789774534" table:style-name="ce2">
            <text:p>1789774534</text:p>
          </table:table-cell>
          <table:table-cell office:value-type="float" office:value="1822722888" table:style-name="ce2">
            <text:p>1822722888</text:p>
          </table:table-cell>
          <table:table-cell office:value-type="float" office:value="1855424369" table:style-name="ce2">
            <text:p>1855424369</text:p>
          </table:table-cell>
          <table:table-cell office:value-type="float" office:value="1887255119" table:style-name="ce2">
            <text:p>1887255119</text:p>
          </table:table-cell>
          <table:table-cell office:value-type="float" office:value="1919685969" table:style-name="ce2">
            <text:p>1919685969</text:p>
          </table:table-cell>
          <table:table-cell office:value-type="float" office:value="1953571641" table:style-name="ce2">
            <text:p>1953571641</text:p>
          </table:table-cell>
          <table:table-cell office:value-type="float" office:value="1988890401" table:style-name="ce2">
            <text:p>1988890401</text:p>
          </table:table-cell>
          <table:table-cell office:value-type="float" office:value="2024305816" table:style-name="ce2">
            <text:p>2024305816</text:p>
          </table:table-cell>
          <table:table-cell office:value-type="float" office:value="2059000415" table:style-name="ce2">
            <text:p>2059000415</text:p>
          </table:table-cell>
          <table:table-cell office:value-type="float" office:value="2092646700" table:style-name="ce2">
            <text:p>2092646700</text:p>
          </table:table-cell>
          <table:table-cell office:value-type="float" office:value="2124538033" table:style-name="ce2">
            <text:p>2124538033</text:p>
          </table:table-cell>
          <table:table-cell office:value-type="float" office:value="2154585863" table:style-name="ce2">
            <text:p>2154585863</text:p>
          </table:table-cell>
          <table:table-cell office:value-type="float" office:value="2182939692" table:style-name="ce2">
            <text:p>2182939692</text:p>
          </table:table-cell>
          <table:table-cell office:value-type="float" office:value="2210505244" table:style-name="ce2">
            <text:p>2210505244</text:p>
          </table:table-cell>
          <table:table-cell office:value-type="float" office:value="2237605345" table:style-name="ce2">
            <text:p>2237605345</text:p>
          </table:table-cell>
          <table:table-cell office:value-type="float" office:value="2264443158" table:style-name="ce2">
            <text:p>2264443158</text:p>
          </table:table-cell>
          <table:table-cell office:value-type="float" office:value="2290953835" table:style-name="ce2">
            <text:p>2290953835</text:p>
          </table:table-cell>
          <table:table-cell office:value-type="float" office:value="2316706589" table:style-name="ce2">
            <text:p>2316706589</text:p>
          </table:table-cell>
          <table:table-cell office:value-type="float" office:value="2341274091" table:style-name="ce2">
            <text:p>2341274091</text:p>
          </table:table-cell>
          <table:table-cell office:value-type="float" office:value="2365022283" table:style-name="ce2">
            <text:p>2365022283</text:p>
          </table:table-cell>
          <table:table-cell office:value-type="float" office:value="2387807616" table:style-name="ce2">
            <text:p>2387807616</text:p>
          </table:table-cell>
          <table:table-cell office:value-type="float" office:value="2409341702" table:style-name="ce2">
            <text:p>2409341702</text:p>
          </table:table-cell>
          <table:table-cell office:value-type="float" office:value="2430373908" table:style-name="ce2">
            <text:p>2430373908</text:p>
          </table:table-cell>
          <table:table-cell office:value-type="float" office:value="2451601935" table:style-name="ce2">
            <text:p>2451601935</text:p>
          </table:table-cell>
          <table:table-cell office:value-type="float" office:value="2472862826" table:style-name="ce2">
            <text:p>2472862826</text:p>
          </table:table-cell>
          <table:table-cell office:value-type="float" office:value="2493333038" table:style-name="ce2">
            <text:p>2493333038</text:p>
          </table:table-cell>
          <table:table-cell office:value-type="float" office:value="2512165159" table:style-name="ce2">
            <text:p>2512165159</text:p>
          </table:table-cell>
          <table:table-cell office:value-type="float" office:value="2532345548" table:style-name="ce2">
            <text:p>2532345548</text:p>
          </table:table-cell>
          <table:table-cell office:value-type="float" office:value="2553016162" table:style-name="ce2">
            <text:p>2553016162</text:p>
          </table:table-cell>
          <table:table-cell office:value-type="float" office:value="2573477299" table:style-name="ce2">
            <text:p>2573477299</text:p>
          </table:table-cell>
          <table:table-cell office:value-type="float" office:value="2594753350" table:style-name="ce2">
            <text:p>2594753350</text:p>
          </table:table-cell>
          <table:table-cell office:value-type="float" office:value="2618393970" table:style-name="ce2">
            <text:p>2618393970</text:p>
          </table:table-cell>
          <table:table-cell office:value-type="float" office:value="2642487513" table:style-name="ce2">
            <text:p>2642487513</text:p>
          </table:table-cell>
          <table:table-cell office:value-type="float" office:value="2665669456" table:style-name="ce2">
            <text:p>2665669456</text:p>
          </table:table-cell>
          <table:table-cell office:value-type="float" office:value="2687902951" table:style-name="ce2">
            <text:p>2687902951</text:p>
          </table:table-cell>
          <table:table-cell office:value-type="float" office:value="2709372162" table:style-name="ce2">
            <text:p>2709372162</text:p>
          </table:table-cell>
          <table:table-cell office:value-type="float" office:value="2731150081" table:style-name="ce2">
            <text:p>2731150081</text:p>
          </table:table-cell>
          <table:table-cell office:value-type="float" office:value="2751574852" table:style-name="ce2">
            <text:p>2751574852</text:p>
          </table:table-cell>
          <table:table-cell office:value-type="float" office:value="2769964564" table:style-name="ce2">
            <text:p>2769964564</text:p>
          </table:table-cell>
          <table:table-cell office:value-type="float" office:value="2784871872" table:style-name="ce2">
            <text:p>2784871872</text:p>
          </table:table-cell>
          <table:table-cell office:value-type="float" office:value="2796004294" table:style-name="ce2">
            <text:p>2796004294</text:p>
          </table:table-cell>
          <table:table-cell office:value-type="float" office:value="2803106334" table:style-name="ce2">
            <text:p>2803106334</text:p>
          </table:table-cell>
          <table:table-cell office:value-type="float" office:value="2809097616" table:style-name="ce2">
            <text:p>2809097616</text:p>
          </table:table-cell>
          <table:table-cell office:value-type="float" office:value="2817912698" table:style-name="ce2">
            <text:p>281791269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Uruguay</text:p>
          </table:table-cell>
          <table:table-cell office:value-type="string" table:style-name="ce2">
            <text:p>URY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2529957" table:style-name="ce2">
            <text:p>2529957</text:p>
          </table:table-cell>
          <table:table-cell office:value-type="float" office:value="2562044" table:style-name="ce2">
            <text:p>2562044</text:p>
          </table:table-cell>
          <table:table-cell office:value-type="float" office:value="2593298" table:style-name="ce2">
            <text:p>2593298</text:p>
          </table:table-cell>
          <table:table-cell office:value-type="float" office:value="2623766" table:style-name="ce2">
            <text:p>2623766</text:p>
          </table:table-cell>
          <table:table-cell office:value-type="float" office:value="2653180" table:style-name="ce2">
            <text:p>2653180</text:p>
          </table:table-cell>
          <table:table-cell office:value-type="float" office:value="2681169" table:style-name="ce2">
            <text:p>2681169</text:p>
          </table:table-cell>
          <table:table-cell office:value-type="float" office:value="2707646" table:style-name="ce2">
            <text:p>2707646</text:p>
          </table:table-cell>
          <table:table-cell office:value-type="float" office:value="2732277" table:style-name="ce2">
            <text:p>2732277</text:p>
          </table:table-cell>
          <table:table-cell office:value-type="float" office:value="2754606" table:style-name="ce2">
            <text:p>2754606</text:p>
          </table:table-cell>
          <table:table-cell office:value-type="float" office:value="2773974" table:style-name="ce2">
            <text:p>2773974</text:p>
          </table:table-cell>
          <table:table-cell office:value-type="float" office:value="2790807" table:style-name="ce2">
            <text:p>2790807</text:p>
          </table:table-cell>
          <table:table-cell office:value-type="float" office:value="2806462" table:style-name="ce2">
            <text:p>2806462</text:p>
          </table:table-cell>
          <table:table-cell office:value-type="float" office:value="2821644" table:style-name="ce2">
            <text:p>2821644</text:p>
          </table:table-cell>
          <table:table-cell office:value-type="float" office:value="2837133" table:style-name="ce2">
            <text:p>2837133</text:p>
          </table:table-cell>
          <table:table-cell office:value-type="float" office:value="2853944" table:style-name="ce2">
            <text:p>2853944</text:p>
          </table:table-cell>
          <table:table-cell office:value-type="float" office:value="2872320" table:style-name="ce2">
            <text:p>2872320</text:p>
          </table:table-cell>
          <table:table-cell office:value-type="float" office:value="2891392" table:style-name="ce2">
            <text:p>2891392</text:p>
          </table:table-cell>
          <table:table-cell office:value-type="float" office:value="2909461" table:style-name="ce2">
            <text:p>2909461</text:p>
          </table:table-cell>
          <table:table-cell office:value-type="float" office:value="2925715" table:style-name="ce2">
            <text:p>2925715</text:p>
          </table:table-cell>
          <table:table-cell office:value-type="float" office:value="2939903" table:style-name="ce2">
            <text:p>2939903</text:p>
          </table:table-cell>
          <table:table-cell office:value-type="float" office:value="2951953" table:style-name="ce2">
            <text:p>2951953</text:p>
          </table:table-cell>
          <table:table-cell office:value-type="float" office:value="2963246" table:style-name="ce2">
            <text:p>2963246</text:p>
          </table:table-cell>
          <table:table-cell office:value-type="float" office:value="2975492" table:style-name="ce2">
            <text:p>2975492</text:p>
          </table:table-cell>
          <table:table-cell office:value-type="float" office:value="2988778" table:style-name="ce2">
            <text:p>2988778</text:p>
          </table:table-cell>
          <table:table-cell office:value-type="float" office:value="3002488" table:style-name="ce2">
            <text:p>3002488</text:p>
          </table:table-cell>
          <table:table-cell office:value-type="float" office:value="3017037" table:style-name="ce2">
            <text:p>3017037</text:p>
          </table:table-cell>
          <table:table-cell office:value-type="float" office:value="3032845" table:style-name="ce2">
            <text:p>3032845</text:p>
          </table:table-cell>
          <table:table-cell office:value-type="float" office:value="3049896" table:style-name="ce2">
            <text:p>3049896</text:p>
          </table:table-cell>
          <table:table-cell office:value-type="float" office:value="3067961" table:style-name="ce2">
            <text:p>3067961</text:p>
          </table:table-cell>
          <table:table-cell office:value-type="float" office:value="3086255" table:style-name="ce2">
            <text:p>3086255</text:p>
          </table:table-cell>
          <table:table-cell office:value-type="float" office:value="3104403" table:style-name="ce2">
            <text:p>3104403</text:p>
          </table:table-cell>
          <table:table-cell office:value-type="float" office:value="3122354" table:style-name="ce2">
            <text:p>3122354</text:p>
          </table:table-cell>
          <table:table-cell office:value-type="float" office:value="3139702" table:style-name="ce2">
            <text:p>3139702</text:p>
          </table:table-cell>
          <table:table-cell office:value-type="float" office:value="3156345" table:style-name="ce2">
            <text:p>3156345</text:p>
          </table:table-cell>
          <table:table-cell office:value-type="float" office:value="3172834" table:style-name="ce2">
            <text:p>3172834</text:p>
          </table:table-cell>
          <table:table-cell office:value-type="float" office:value="3189440" table:style-name="ce2">
            <text:p>3189440</text:p>
          </table:table-cell>
          <table:table-cell office:value-type="float" office:value="3206324" table:style-name="ce2">
            <text:p>3206324</text:p>
          </table:table-cell>
          <table:table-cell office:value-type="float" office:value="3223345" table:style-name="ce2">
            <text:p>3223345</text:p>
          </table:table-cell>
          <table:table-cell office:value-type="float" office:value="3239280" table:style-name="ce2">
            <text:p>3239280</text:p>
          </table:table-cell>
          <table:table-cell office:value-type="float" office:value="3254015" table:style-name="ce2">
            <text:p>3254015</text:p>
          </table:table-cell>
          <table:table-cell office:value-type="float" office:value="3266206" table:style-name="ce2">
            <text:p>3266206</text:p>
          </table:table-cell>
          <table:table-cell office:value-type="float" office:value="3274251" table:style-name="ce2">
            <text:p>3274251</text:p>
          </table:table-cell>
          <table:table-cell office:value-type="float" office:value="3278867" table:style-name="ce2">
            <text:p>3278867</text:p>
          </table:table-cell>
          <table:table-cell office:value-type="float" office:value="3281186" table:style-name="ce2">
            <text:p>3281186</text:p>
          </table:table-cell>
          <table:table-cell office:value-type="float" office:value="3283148" table:style-name="ce2">
            <text:p>3283148</text:p>
          </table:table-cell>
          <table:table-cell office:value-type="float" office:value="3285771" table:style-name="ce2">
            <text:p>3285771</text:p>
          </table:table-cell>
          <table:table-cell office:value-type="float" office:value="3289506" table:style-name="ce2">
            <text:p>3289506</text:p>
          </table:table-cell>
          <table:table-cell office:value-type="float" office:value="3295153" table:style-name="ce2">
            <text:p>3295153</text:p>
          </table:table-cell>
          <table:table-cell office:value-type="float" office:value="3302177" table:style-name="ce2">
            <text:p>3302177</text:p>
          </table:table-cell>
          <table:table-cell office:value-type="float" office:value="3310091" table:style-name="ce2">
            <text:p>3310091</text:p>
          </table:table-cell>
          <table:table-cell office:value-type="float" office:value="3318580" table:style-name="ce2">
            <text:p>3318580</text:p>
          </table:table-cell>
          <table:table-cell office:value-type="float" office:value="3326825" table:style-name="ce2">
            <text:p>3326825</text:p>
          </table:table-cell>
          <table:table-cell office:value-type="float" office:value="3335401" table:style-name="ce2">
            <text:p>3335401</text:p>
          </table:table-cell>
          <table:table-cell office:value-type="float" office:value="3345337" table:style-name="ce2">
            <text:p>3345337</text:p>
          </table:table-cell>
          <table:table-cell office:value-type="float" office:value="3356334" table:style-name="ce2">
            <text:p>3356334</text:p>
          </table:table-cell>
          <table:table-cell office:value-type="float" office:value="3368017" table:style-name="ce2">
            <text:p>3368017</text:p>
          </table:table-cell>
          <table:table-cell office:value-type="float" office:value="3379283" table:style-name="ce2">
            <text:p>3379283</text:p>
          </table:table-cell>
          <table:table-cell office:value-type="float" office:value="3388438" table:style-name="ce2">
            <text:p>3388438</text:p>
          </table:table-cell>
          <table:table-cell office:value-type="float" office:value="3394534" table:style-name="ce2">
            <text:p>3394534</text:p>
          </table:table-cell>
          <table:table-cell office:value-type="float" office:value="3397206" table:style-name="ce2">
            <text:p>3397206</text:p>
          </table:table-cell>
          <table:table-cell office:value-type="float" office:value="3398968" table:style-name="ce2">
            <text:p>3398968</text:p>
          </table:table-cell>
          <table:table-cell office:value-type="float" office:value="3396695" table:style-name="ce2">
            <text:p>3396695</text:p>
          </table:table-cell>
          <table:table-cell office:value-type="float" office:value="3390913" table:style-name="ce2">
            <text:p>3390913</text:p>
          </table:table-cell>
          <table:table-cell office:value-type="float" office:value="3388081" table:style-name="ce2">
            <text:p>3388081</text:p>
          </table:table-cell>
          <table:table-cell office:value-type="float" office:value="3386588" table:style-name="ce2">
            <text:p>338658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United States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80671000" table:style-name="ce2">
            <text:p>180671000</text:p>
          </table:table-cell>
          <table:table-cell office:value-type="float" office:value="183691000" table:style-name="ce2">
            <text:p>183691000</text:p>
          </table:table-cell>
          <table:table-cell office:value-type="float" office:value="186538000" table:style-name="ce2">
            <text:p>186538000</text:p>
          </table:table-cell>
          <table:table-cell office:value-type="float" office:value="189242000" table:style-name="ce2">
            <text:p>189242000</text:p>
          </table:table-cell>
          <table:table-cell office:value-type="float" office:value="191889000" table:style-name="ce2">
            <text:p>191889000</text:p>
          </table:table-cell>
          <table:table-cell office:value-type="float" office:value="194303000" table:style-name="ce2">
            <text:p>194303000</text:p>
          </table:table-cell>
          <table:table-cell office:value-type="float" office:value="196560000" table:style-name="ce2">
            <text:p>196560000</text:p>
          </table:table-cell>
          <table:table-cell office:value-type="float" office:value="198712000" table:style-name="ce2">
            <text:p>198712000</text:p>
          </table:table-cell>
          <table:table-cell office:value-type="float" office:value="200706000" table:style-name="ce2">
            <text:p>200706000</text:p>
          </table:table-cell>
          <table:table-cell office:value-type="float" office:value="202677000" table:style-name="ce2">
            <text:p>202677000</text:p>
          </table:table-cell>
          <table:table-cell office:value-type="float" office:value="205052000" table:style-name="ce2">
            <text:p>205052000</text:p>
          </table:table-cell>
          <table:table-cell office:value-type="float" office:value="207661000" table:style-name="ce2">
            <text:p>207661000</text:p>
          </table:table-cell>
          <table:table-cell office:value-type="float" office:value="209896000" table:style-name="ce2">
            <text:p>209896000</text:p>
          </table:table-cell>
          <table:table-cell office:value-type="float" office:value="211909000" table:style-name="ce2">
            <text:p>211909000</text:p>
          </table:table-cell>
          <table:table-cell office:value-type="float" office:value="213854000" table:style-name="ce2">
            <text:p>213854000</text:p>
          </table:table-cell>
          <table:table-cell office:value-type="float" office:value="215973000" table:style-name="ce2">
            <text:p>215973000</text:p>
          </table:table-cell>
          <table:table-cell office:value-type="float" office:value="218035000" table:style-name="ce2">
            <text:p>218035000</text:p>
          </table:table-cell>
          <table:table-cell office:value-type="float" office:value="220239000" table:style-name="ce2">
            <text:p>220239000</text:p>
          </table:table-cell>
          <table:table-cell office:value-type="float" office:value="222585000" table:style-name="ce2">
            <text:p>222585000</text:p>
          </table:table-cell>
          <table:table-cell office:value-type="float" office:value="225055000" table:style-name="ce2">
            <text:p>225055000</text:p>
          </table:table-cell>
          <table:table-cell office:value-type="float" office:value="227225000" table:style-name="ce2">
            <text:p>227225000</text:p>
          </table:table-cell>
          <table:table-cell office:value-type="float" office:value="229466000" table:style-name="ce2">
            <text:p>229466000</text:p>
          </table:table-cell>
          <table:table-cell office:value-type="float" office:value="231664000" table:style-name="ce2">
            <text:p>231664000</text:p>
          </table:table-cell>
          <table:table-cell office:value-type="float" office:value="233792000" table:style-name="ce2">
            <text:p>233792000</text:p>
          </table:table-cell>
          <table:table-cell office:value-type="float" office:value="235825000" table:style-name="ce2">
            <text:p>235825000</text:p>
          </table:table-cell>
          <table:table-cell office:value-type="float" office:value="237924000" table:style-name="ce2">
            <text:p>237924000</text:p>
          </table:table-cell>
          <table:table-cell office:value-type="float" office:value="240133000" table:style-name="ce2">
            <text:p>240133000</text:p>
          </table:table-cell>
          <table:table-cell office:value-type="float" office:value="242289000" table:style-name="ce2">
            <text:p>242289000</text:p>
          </table:table-cell>
          <table:table-cell office:value-type="float" office:value="244499000" table:style-name="ce2">
            <text:p>244499000</text:p>
          </table:table-cell>
          <table:table-cell office:value-type="float" office:value="246819000" table:style-name="ce2">
            <text:p>246819000</text:p>
          </table:table-cell>
          <table:table-cell office:value-type="float" office:value="249623000" table:style-name="ce2">
            <text:p>249623000</text:p>
          </table:table-cell>
          <table:table-cell office:value-type="float" office:value="252981000" table:style-name="ce2">
            <text:p>252981000</text:p>
          </table:table-cell>
          <table:table-cell office:value-type="float" office:value="256514000" table:style-name="ce2">
            <text:p>256514000</text:p>
          </table:table-cell>
          <table:table-cell office:value-type="float" office:value="259919000" table:style-name="ce2">
            <text:p>259919000</text:p>
          </table:table-cell>
          <table:table-cell office:value-type="float" office:value="263126000" table:style-name="ce2">
            <text:p>263126000</text:p>
          </table:table-cell>
          <table:table-cell office:value-type="float" office:value="266278000" table:style-name="ce2">
            <text:p>266278000</text:p>
          </table:table-cell>
          <table:table-cell office:value-type="float" office:value="269394000" table:style-name="ce2">
            <text:p>269394000</text:p>
          </table:table-cell>
          <table:table-cell office:value-type="float" office:value="272657000" table:style-name="ce2">
            <text:p>272657000</text:p>
          </table:table-cell>
          <table:table-cell office:value-type="float" office:value="275854000" table:style-name="ce2">
            <text:p>275854000</text:p>
          </table:table-cell>
          <table:table-cell office:value-type="float" office:value="279040000" table:style-name="ce2">
            <text:p>279040000</text:p>
          </table:table-cell>
          <table:table-cell office:value-type="float" office:value="282162411" table:style-name="ce2">
            <text:p>282162411</text:p>
          </table:table-cell>
          <table:table-cell office:value-type="float" office:value="284968955" table:style-name="ce2">
            <text:p>284968955</text:p>
          </table:table-cell>
          <table:table-cell office:value-type="float" office:value="287625193" table:style-name="ce2">
            <text:p>287625193</text:p>
          </table:table-cell>
          <table:table-cell office:value-type="float" office:value="290107933" table:style-name="ce2">
            <text:p>290107933</text:p>
          </table:table-cell>
          <table:table-cell office:value-type="float" office:value="292805298" table:style-name="ce2">
            <text:p>292805298</text:p>
          </table:table-cell>
          <table:table-cell office:value-type="float" office:value="295516599" table:style-name="ce2">
            <text:p>295516599</text:p>
          </table:table-cell>
          <table:table-cell office:value-type="float" office:value="298379912" table:style-name="ce2">
            <text:p>298379912</text:p>
          </table:table-cell>
          <table:table-cell office:value-type="float" office:value="301231207" table:style-name="ce2">
            <text:p>301231207</text:p>
          </table:table-cell>
          <table:table-cell office:value-type="float" office:value="304093966" table:style-name="ce2">
            <text:p>304093966</text:p>
          </table:table-cell>
          <table:table-cell office:value-type="float" office:value="306771529" table:style-name="ce2">
            <text:p>306771529</text:p>
          </table:table-cell>
          <table:table-cell office:value-type="float" office:value="309378227" table:style-name="ce2">
            <text:p>309378227</text:p>
          </table:table-cell>
          <table:table-cell office:value-type="float" office:value="311839461" table:style-name="ce2">
            <text:p>311839461</text:p>
          </table:table-cell>
          <table:table-cell office:value-type="float" office:value="314339099" table:style-name="ce2">
            <text:p>314339099</text:p>
          </table:table-cell>
          <table:table-cell office:value-type="float" office:value="316726282" table:style-name="ce2">
            <text:p>316726282</text:p>
          </table:table-cell>
          <table:table-cell office:value-type="float" office:value="319257560" table:style-name="ce2">
            <text:p>319257560</text:p>
          </table:table-cell>
          <table:table-cell office:value-type="float" office:value="321815121" table:style-name="ce2">
            <text:p>321815121</text:p>
          </table:table-cell>
          <table:table-cell office:value-type="float" office:value="324353340" table:style-name="ce2">
            <text:p>324353340</text:p>
          </table:table-cell>
          <table:table-cell office:value-type="float" office:value="326608609" table:style-name="ce2">
            <text:p>326608609</text:p>
          </table:table-cell>
          <table:table-cell office:value-type="float" office:value="328529577" table:style-name="ce2">
            <text:p>328529577</text:p>
          </table:table-cell>
          <table:table-cell office:value-type="float" office:value="330226227" table:style-name="ce2">
            <text:p>330226227</text:p>
          </table:table-cell>
          <table:table-cell office:value-type="float" office:value="331577720" table:style-name="ce2">
            <text:p>331577720</text:p>
          </table:table-cell>
          <table:table-cell office:value-type="float" office:value="332099760" table:style-name="ce2">
            <text:p>332099760</text:p>
          </table:table-cell>
          <table:table-cell office:value-type="float" office:value="334017321" table:style-name="ce2">
            <text:p>334017321</text:p>
          </table:table-cell>
          <table:table-cell office:value-type="float" office:value="336806231" table:style-name="ce2">
            <text:p>336806231</text:p>
          </table:table-cell>
          <table:table-cell office:value-type="float" office:value="340110988" table:style-name="ce2">
            <text:p>340110988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Uzbekistan</text:p>
          </table:table-cell>
          <table:table-cell office:value-type="string" table:style-name="ce2">
            <text:p>UZB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8209109" table:style-name="ce2">
            <text:p>8209109</text:p>
          </table:table-cell>
          <table:table-cell office:value-type="float" office:value="8517711" table:style-name="ce2">
            <text:p>8517711</text:p>
          </table:table-cell>
          <table:table-cell office:value-type="float" office:value="8854368" table:style-name="ce2">
            <text:p>8854368</text:p>
          </table:table-cell>
          <table:table-cell office:value-type="float" office:value="9202246" table:style-name="ce2">
            <text:p>9202246</text:p>
          </table:table-cell>
          <table:table-cell office:value-type="float" office:value="9557611" table:style-name="ce2">
            <text:p>9557611</text:p>
          </table:table-cell>
          <table:table-cell office:value-type="float" office:value="9921681" table:style-name="ce2">
            <text:p>9921681</text:p>
          </table:table-cell>
          <table:table-cell office:value-type="float" office:value="10289294" table:style-name="ce2">
            <text:p>10289294</text:p>
          </table:table-cell>
          <table:table-cell office:value-type="float" office:value="10659180" table:style-name="ce2">
            <text:p>10659180</text:p>
          </table:table-cell>
          <table:table-cell office:value-type="float" office:value="11032155" table:style-name="ce2">
            <text:p>11032155</text:p>
          </table:table-cell>
          <table:table-cell office:value-type="float" office:value="11403150" table:style-name="ce2">
            <text:p>11403150</text:p>
          </table:table-cell>
          <table:table-cell office:value-type="float" office:value="11762638" table:style-name="ce2">
            <text:p>11762638</text:p>
          </table:table-cell>
          <table:table-cell office:value-type="float" office:value="12111511" table:style-name="ce2">
            <text:p>12111511</text:p>
          </table:table-cell>
          <table:table-cell office:value-type="float" office:value="12465106" table:style-name="ce2">
            <text:p>12465106</text:p>
          </table:table-cell>
          <table:table-cell office:value-type="float" office:value="12831047" table:style-name="ce2">
            <text:p>12831047</text:p>
          </table:table-cell>
          <table:table-cell office:value-type="float" office:value="13209011" table:style-name="ce2">
            <text:p>13209011</text:p>
          </table:table-cell>
          <table:table-cell office:value-type="float" office:value="13598521" table:style-name="ce2">
            <text:p>13598521</text:p>
          </table:table-cell>
          <table:table-cell office:value-type="float" office:value="13998620" table:style-name="ce2">
            <text:p>13998620</text:p>
          </table:table-cell>
          <table:table-cell office:value-type="float" office:value="14408822" table:style-name="ce2">
            <text:p>14408822</text:p>
          </table:table-cell>
          <table:table-cell office:value-type="float" office:value="14816349" table:style-name="ce2">
            <text:p>14816349</text:p>
          </table:table-cell>
          <table:table-cell office:value-type="float" office:value="15215587" table:style-name="ce2">
            <text:p>15215587</text:p>
          </table:table-cell>
          <table:table-cell office:value-type="float" office:value="15619936" table:style-name="ce2">
            <text:p>15619936</text:p>
          </table:table-cell>
          <table:table-cell office:value-type="float" office:value="16035032" table:style-name="ce2">
            <text:p>16035032</text:p>
          </table:table-cell>
          <table:table-cell office:value-type="float" office:value="16462736" table:style-name="ce2">
            <text:p>16462736</text:p>
          </table:table-cell>
          <table:table-cell office:value-type="float" office:value="16908400" table:style-name="ce2">
            <text:p>16908400</text:p>
          </table:table-cell>
          <table:table-cell office:value-type="float" office:value="17378846" table:style-name="ce2">
            <text:p>17378846</text:p>
          </table:table-cell>
          <table:table-cell office:value-type="float" office:value="17875339" table:style-name="ce2">
            <text:p>17875339</text:p>
          </table:table-cell>
          <table:table-cell office:value-type="float" office:value="18395621" table:style-name="ce2">
            <text:p>18395621</text:p>
          </table:table-cell>
          <table:table-cell office:value-type="float" office:value="18930070" table:style-name="ce2">
            <text:p>18930070</text:p>
          </table:table-cell>
          <table:table-cell office:value-type="float" office:value="19460630" table:style-name="ce2">
            <text:p>19460630</text:p>
          </table:table-cell>
          <table:table-cell office:value-type="float" office:value="19977183" table:style-name="ce2">
            <text:p>19977183</text:p>
          </table:table-cell>
          <table:table-cell office:value-type="float" office:value="20464956" table:style-name="ce2">
            <text:p>20464956</text:p>
          </table:table-cell>
          <table:table-cell office:value-type="float" office:value="20962910" table:style-name="ce2">
            <text:p>20962910</text:p>
          </table:table-cell>
          <table:table-cell office:value-type="float" office:value="21485090" table:style-name="ce2">
            <text:p>21485090</text:p>
          </table:table-cell>
          <table:table-cell office:value-type="float" office:value="21987955" table:style-name="ce2">
            <text:p>21987955</text:p>
          </table:table-cell>
          <table:table-cell office:value-type="float" office:value="22463291" table:style-name="ce2">
            <text:p>22463291</text:p>
          </table:table-cell>
          <table:table-cell office:value-type="float" office:value="22917589" table:style-name="ce2">
            <text:p>22917589</text:p>
          </table:table-cell>
          <table:table-cell office:value-type="float" office:value="23351981" table:style-name="ce2">
            <text:p>23351981</text:p>
          </table:table-cell>
          <table:table-cell office:value-type="float" office:value="23758960" table:style-name="ce2">
            <text:p>23758960</text:p>
          </table:table-cell>
          <table:table-cell office:value-type="float" office:value="24134929" table:style-name="ce2">
            <text:p>24134929</text:p>
          </table:table-cell>
          <table:table-cell office:value-type="float" office:value="24476008" table:style-name="ce2">
            <text:p>24476008</text:p>
          </table:table-cell>
          <table:table-cell office:value-type="float" office:value="24787054" table:style-name="ce2">
            <text:p>24787054</text:p>
          </table:table-cell>
          <table:table-cell office:value-type="float" office:value="25090283" table:style-name="ce2">
            <text:p>25090283</text:p>
          </table:table-cell>
          <table:table-cell office:value-type="float" office:value="25399980" table:style-name="ce2">
            <text:p>25399980</text:p>
          </table:table-cell>
          <table:table-cell office:value-type="float" office:value="25711259" table:style-name="ce2">
            <text:p>25711259</text:p>
          </table:table-cell>
          <table:table-cell office:value-type="float" office:value="26029350" table:style-name="ce2">
            <text:p>26029350</text:p>
          </table:table-cell>
          <table:table-cell office:value-type="float" office:value="26356975" table:style-name="ce2">
            <text:p>26356975</text:p>
          </table:table-cell>
          <table:table-cell office:value-type="float" office:value="26699043" table:style-name="ce2">
            <text:p>26699043</text:p>
          </table:table-cell>
          <table:table-cell office:value-type="float" office:value="27076008" table:style-name="ce2">
            <text:p>27076008</text:p>
          </table:table-cell>
          <table:table-cell office:value-type="float" office:value="27494774" table:style-name="ce2">
            <text:p>27494774</text:p>
          </table:table-cell>
          <table:table-cell office:value-type="float" office:value="27939328" table:style-name="ce2">
            <text:p>27939328</text:p>
          </table:table-cell>
          <table:table-cell office:value-type="float" office:value="28385506" table:style-name="ce2">
            <text:p>28385506</text:p>
          </table:table-cell>
          <table:table-cell office:value-type="float" office:value="28823196" table:style-name="ce2">
            <text:p>28823196</text:p>
          </table:table-cell>
          <table:table-cell office:value-type="float" office:value="29261903" table:style-name="ce2">
            <text:p>29261903</text:p>
          </table:table-cell>
          <table:table-cell office:value-type="float" office:value="29724065" table:style-name="ce2">
            <text:p>29724065</text:p>
          </table:table-cell>
          <table:table-cell office:value-type="float" office:value="30222994" table:style-name="ce2">
            <text:p>30222994</text:p>
          </table:table-cell>
          <table:table-cell office:value-type="float" office:value="30749346" table:style-name="ce2">
            <text:p>30749346</text:p>
          </table:table-cell>
          <table:table-cell office:value-type="float" office:value="31284568" table:style-name="ce2">
            <text:p>31284568</text:p>
          </table:table-cell>
          <table:table-cell office:value-type="float" office:value="31819178" table:style-name="ce2">
            <text:p>31819178</text:p>
          </table:table-cell>
          <table:table-cell office:value-type="float" office:value="32373490" table:style-name="ce2">
            <text:p>32373490</text:p>
          </table:table-cell>
          <table:table-cell office:value-type="float" office:value="32964701" table:style-name="ce2">
            <text:p>32964701</text:p>
          </table:table-cell>
          <table:table-cell office:value-type="float" office:value="33586372" table:style-name="ce2">
            <text:p>33586372</text:p>
          </table:table-cell>
          <table:table-cell office:value-type="float" office:value="34243696" table:style-name="ce2">
            <text:p>34243696</text:p>
          </table:table-cell>
          <table:table-cell office:value-type="float" office:value="34938955" table:style-name="ce2">
            <text:p>34938955</text:p>
          </table:table-cell>
          <table:table-cell office:value-type="float" office:value="35652307" table:style-name="ce2">
            <text:p>35652307</text:p>
          </table:table-cell>
          <table:table-cell office:value-type="float" office:value="36361859" table:style-name="ce2">
            <text:p>36361859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t. Vincent and the Grenadines</text:p>
          </table:table-cell>
          <table:table-cell office:value-type="string" table:style-name="ce2">
            <text:p>VCT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84388" table:style-name="ce2">
            <text:p>84388</text:p>
          </table:table-cell>
          <table:table-cell office:value-type="float" office:value="85870" table:style-name="ce2">
            <text:p>85870</text:p>
          </table:table-cell>
          <table:table-cell office:value-type="float" office:value="87236" table:style-name="ce2">
            <text:p>87236</text:p>
          </table:table-cell>
          <table:table-cell office:value-type="float" office:value="88523" table:style-name="ce2">
            <text:p>88523</text:p>
          </table:table-cell>
          <table:table-cell office:value-type="float" office:value="89749" table:style-name="ce2">
            <text:p>89749</text:p>
          </table:table-cell>
          <table:table-cell office:value-type="float" office:value="90927" table:style-name="ce2">
            <text:p>90927</text:p>
          </table:table-cell>
          <table:table-cell office:value-type="float" office:value="92052" table:style-name="ce2">
            <text:p>92052</text:p>
          </table:table-cell>
          <table:table-cell office:value-type="float" office:value="93124" table:style-name="ce2">
            <text:p>93124</text:p>
          </table:table-cell>
          <table:table-cell office:value-type="float" office:value="94123" table:style-name="ce2">
            <text:p>94123</text:p>
          </table:table-cell>
          <table:table-cell office:value-type="float" office:value="95058" table:style-name="ce2">
            <text:p>95058</text:p>
          </table:table-cell>
          <table:table-cell office:value-type="float" office:value="95964" table:style-name="ce2">
            <text:p>95964</text:p>
          </table:table-cell>
          <table:table-cell office:value-type="float" office:value="96872" table:style-name="ce2">
            <text:p>96872</text:p>
          </table:table-cell>
          <table:table-cell office:value-type="float" office:value="97790" table:style-name="ce2">
            <text:p>97790</text:p>
          </table:table-cell>
          <table:table-cell office:value-type="float" office:value="98691" table:style-name="ce2">
            <text:p>98691</text:p>
          </table:table-cell>
          <table:table-cell office:value-type="float" office:value="99556" table:style-name="ce2">
            <text:p>99556</text:p>
          </table:table-cell>
          <table:table-cell office:value-type="float" office:value="100387" table:style-name="ce2">
            <text:p>100387</text:p>
          </table:table-cell>
          <table:table-cell office:value-type="float" office:value="101197" table:style-name="ce2">
            <text:p>101197</text:p>
          </table:table-cell>
          <table:table-cell office:value-type="float" office:value="101999" table:style-name="ce2">
            <text:p>101999</text:p>
          </table:table-cell>
          <table:table-cell office:value-type="float" office:value="102775" table:style-name="ce2">
            <text:p>102775</text:p>
          </table:table-cell>
          <table:table-cell office:value-type="float" office:value="103478" table:style-name="ce2">
            <text:p>103478</text:p>
          </table:table-cell>
          <table:table-cell office:value-type="float" office:value="104213" table:style-name="ce2">
            <text:p>104213</text:p>
          </table:table-cell>
          <table:table-cell office:value-type="float" office:value="105073" table:style-name="ce2">
            <text:p>105073</text:p>
          </table:table-cell>
          <table:table-cell office:value-type="float" office:value="105969" table:style-name="ce2">
            <text:p>105969</text:p>
          </table:table-cell>
          <table:table-cell office:value-type="float" office:value="106838" table:style-name="ce2">
            <text:p>106838</text:p>
          </table:table-cell>
          <table:table-cell office:value-type="float" office:value="107687" table:style-name="ce2">
            <text:p>107687</text:p>
          </table:table-cell>
          <table:table-cell office:value-type="float" office:value="108506" table:style-name="ce2">
            <text:p>108506</text:p>
          </table:table-cell>
          <table:table-cell office:value-type="float" office:value="109281" table:style-name="ce2">
            <text:p>109281</text:p>
          </table:table-cell>
          <table:table-cell office:value-type="float" office:value="110001" table:style-name="ce2">
            <text:p>110001</text:p>
          </table:table-cell>
          <table:table-cell office:value-type="float" office:value="110658" table:style-name="ce2">
            <text:p>110658</text:p>
          </table:table-cell>
          <table:table-cell office:value-type="float" office:value="111272" table:style-name="ce2">
            <text:p>111272</text:p>
          </table:table-cell>
          <table:table-cell office:value-type="float" office:value="111812" table:style-name="ce2">
            <text:p>111812</text:p>
          </table:table-cell>
          <table:table-cell office:value-type="float" office:value="112222" table:style-name="ce2">
            <text:p>112222</text:p>
          </table:table-cell>
          <table:table-cell office:value-type="float" office:value="112509" table:style-name="ce2">
            <text:p>112509</text:p>
          </table:table-cell>
          <table:table-cell office:value-type="float" office:value="112735" table:style-name="ce2">
            <text:p>112735</text:p>
          </table:table-cell>
          <table:table-cell office:value-type="float" office:value="112918" table:style-name="ce2">
            <text:p>112918</text:p>
          </table:table-cell>
          <table:table-cell office:value-type="float" office:value="113047" table:style-name="ce2">
            <text:p>113047</text:p>
          </table:table-cell>
          <table:table-cell office:value-type="float" office:value="113119" table:style-name="ce2">
            <text:p>113119</text:p>
          </table:table-cell>
          <table:table-cell office:value-type="float" office:value="113141" table:style-name="ce2">
            <text:p>113141</text:p>
          </table:table-cell>
          <table:table-cell office:value-type="float" office:value="113180" table:style-name="ce2">
            <text:p>113180</text:p>
          </table:table-cell>
          <table:table-cell office:value-type="float" office:value="113366" table:style-name="ce2">
            <text:p>113366</text:p>
          </table:table-cell>
          <table:table-cell office:value-type="float" office:value="113545" table:style-name="ce2">
            <text:p>113545</text:p>
          </table:table-cell>
          <table:table-cell office:value-type="float" office:value="113501" table:style-name="ce2">
            <text:p>113501</text:p>
          </table:table-cell>
          <table:table-cell office:value-type="float" office:value="113347" table:style-name="ce2">
            <text:p>113347</text:p>
          </table:table-cell>
          <table:table-cell office:value-type="float" office:value="113141" table:style-name="ce2">
            <text:p>113141</text:p>
          </table:table-cell>
          <table:table-cell office:value-type="float" office:value="112835" table:style-name="ce2">
            <text:p>112835</text:p>
          </table:table-cell>
          <table:table-cell office:value-type="float" office:value="112450" table:style-name="ce2">
            <text:p>112450</text:p>
          </table:table-cell>
          <table:table-cell office:value-type="float" office:value="112014" table:style-name="ce2">
            <text:p>112014</text:p>
          </table:table-cell>
          <table:table-cell office:value-type="float" office:value="111531" table:style-name="ce2">
            <text:p>111531</text:p>
          </table:table-cell>
          <table:table-cell office:value-type="float" office:value="111028" table:style-name="ce2">
            <text:p>111028</text:p>
          </table:table-cell>
          <table:table-cell office:value-type="float" office:value="110508" table:style-name="ce2">
            <text:p>110508</text:p>
          </table:table-cell>
          <table:table-cell office:value-type="float" office:value="109959" table:style-name="ce2">
            <text:p>109959</text:p>
          </table:table-cell>
          <table:table-cell office:value-type="float" office:value="109349" table:style-name="ce2">
            <text:p>109349</text:p>
          </table:table-cell>
          <table:table-cell office:value-type="float" office:value="108736" table:style-name="ce2">
            <text:p>108736</text:p>
          </table:table-cell>
          <table:table-cell office:value-type="float" office:value="108135" table:style-name="ce2">
            <text:p>108135</text:p>
          </table:table-cell>
          <table:table-cell office:value-type="float" office:value="107535" table:style-name="ce2">
            <text:p>107535</text:p>
          </table:table-cell>
          <table:table-cell office:value-type="float" office:value="106960" table:style-name="ce2">
            <text:p>106960</text:p>
          </table:table-cell>
          <table:table-cell office:value-type="float" office:value="106349" table:style-name="ce2">
            <text:p>106349</text:p>
          </table:table-cell>
          <table:table-cell office:value-type="float" office:value="105663" table:style-name="ce2">
            <text:p>105663</text:p>
          </table:table-cell>
          <table:table-cell office:value-type="float" office:value="104926" table:style-name="ce2">
            <text:p>104926</text:p>
          </table:table-cell>
          <table:table-cell office:value-type="float" office:value="104167" table:style-name="ce2">
            <text:p>104167</text:p>
          </table:table-cell>
          <table:table-cell office:value-type="float" office:value="103526" table:style-name="ce2">
            <text:p>103526</text:p>
          </table:table-cell>
          <table:table-cell office:value-type="float" office:value="102841" table:style-name="ce2">
            <text:p>102841</text:p>
          </table:table-cell>
          <table:table-cell office:value-type="float" office:value="102046" table:style-name="ce2">
            <text:p>102046</text:p>
          </table:table-cell>
          <table:table-cell office:value-type="float" office:value="101323" table:style-name="ce2">
            <text:p>101323</text:p>
          </table:table-cell>
          <table:table-cell office:value-type="float" office:value="100616" table:style-name="ce2">
            <text:p>10061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Venezuela, RB</text:p>
          </table:table-cell>
          <table:table-cell office:value-type="string" table:style-name="ce2">
            <text:p>VEN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8160090" table:style-name="ce2">
            <text:p>8160090</text:p>
          </table:table-cell>
          <table:table-cell office:value-type="float" office:value="8455915" table:style-name="ce2">
            <text:p>8455915</text:p>
          </table:table-cell>
          <table:table-cell office:value-type="float" office:value="8756870" table:style-name="ce2">
            <text:p>8756870</text:p>
          </table:table-cell>
          <table:table-cell office:value-type="float" office:value="9064021" table:style-name="ce2">
            <text:p>9064021</text:p>
          </table:table-cell>
          <table:table-cell office:value-type="float" office:value="9377712" table:style-name="ce2">
            <text:p>9377712</text:p>
          </table:table-cell>
          <table:table-cell office:value-type="float" office:value="9697790" table:style-name="ce2">
            <text:p>9697790</text:p>
          </table:table-cell>
          <table:table-cell office:value-type="float" office:value="10024854" table:style-name="ce2">
            <text:p>10024854</text:p>
          </table:table-cell>
          <table:table-cell office:value-type="float" office:value="10358513" table:style-name="ce2">
            <text:p>10358513</text:p>
          </table:table-cell>
          <table:table-cell office:value-type="float" office:value="10697530" table:style-name="ce2">
            <text:p>10697530</text:p>
          </table:table-cell>
          <table:table-cell office:value-type="float" office:value="11040280" table:style-name="ce2">
            <text:p>11040280</text:p>
          </table:table-cell>
          <table:table-cell office:value-type="float" office:value="11387790" table:style-name="ce2">
            <text:p>11387790</text:p>
          </table:table-cell>
          <table:table-cell office:value-type="float" office:value="11741008" table:style-name="ce2">
            <text:p>11741008</text:p>
          </table:table-cell>
          <table:table-cell office:value-type="float" office:value="12099180" table:style-name="ce2">
            <text:p>12099180</text:p>
          </table:table-cell>
          <table:table-cell office:value-type="float" office:value="12463537" table:style-name="ce2">
            <text:p>12463537</text:p>
          </table:table-cell>
          <table:table-cell office:value-type="float" office:value="12835351" table:style-name="ce2">
            <text:p>12835351</text:p>
          </table:table-cell>
          <table:table-cell office:value-type="float" office:value="13215892" table:style-name="ce2">
            <text:p>13215892</text:p>
          </table:table-cell>
          <table:table-cell office:value-type="float" office:value="13606284" table:style-name="ce2">
            <text:p>13606284</text:p>
          </table:table-cell>
          <table:table-cell office:value-type="float" office:value="14006812" table:style-name="ce2">
            <text:p>14006812</text:p>
          </table:table-cell>
          <table:table-cell office:value-type="float" office:value="14416684" table:style-name="ce2">
            <text:p>14416684</text:p>
          </table:table-cell>
          <table:table-cell office:value-type="float" office:value="14834552" table:style-name="ce2">
            <text:p>14834552</text:p>
          </table:table-cell>
          <table:table-cell office:value-type="float" office:value="15258218" table:style-name="ce2">
            <text:p>15258218</text:p>
          </table:table-cell>
          <table:table-cell office:value-type="float" office:value="15687297" table:style-name="ce2">
            <text:p>15687297</text:p>
          </table:table-cell>
          <table:table-cell office:value-type="float" office:value="16121874" table:style-name="ce2">
            <text:p>16121874</text:p>
          </table:table-cell>
          <table:table-cell office:value-type="float" office:value="16562205" table:style-name="ce2">
            <text:p>16562205</text:p>
          </table:table-cell>
          <table:table-cell office:value-type="float" office:value="17008841" table:style-name="ce2">
            <text:p>17008841</text:p>
          </table:table-cell>
          <table:table-cell office:value-type="float" office:value="17461434" table:style-name="ce2">
            <text:p>17461434</text:p>
          </table:table-cell>
          <table:table-cell office:value-type="float" office:value="17923536" table:style-name="ce2">
            <text:p>17923536</text:p>
          </table:table-cell>
          <table:table-cell office:value-type="float" office:value="18394963" table:style-name="ce2">
            <text:p>18394963</text:p>
          </table:table-cell>
          <table:table-cell office:value-type="float" office:value="18871020" table:style-name="ce2">
            <text:p>18871020</text:p>
          </table:table-cell>
          <table:table-cell office:value-type="float" office:value="19348921" table:style-name="ce2">
            <text:p>19348921</text:p>
          </table:table-cell>
          <table:table-cell office:value-type="float" office:value="19827010" table:style-name="ce2">
            <text:p>19827010</text:p>
          </table:table-cell>
          <table:table-cell office:value-type="float" office:value="20304896" table:style-name="ce2">
            <text:p>20304896</text:p>
          </table:table-cell>
          <table:table-cell office:value-type="float" office:value="20780948" table:style-name="ce2">
            <text:p>20780948</text:p>
          </table:table-cell>
          <table:table-cell office:value-type="float" office:value="21254520" table:style-name="ce2">
            <text:p>21254520</text:p>
          </table:table-cell>
          <table:table-cell office:value-type="float" office:value="21725188" table:style-name="ce2">
            <text:p>21725188</text:p>
          </table:table-cell>
          <table:table-cell office:value-type="float" office:value="22193821" table:style-name="ce2">
            <text:p>22193821</text:p>
          </table:table-cell>
          <table:table-cell office:value-type="float" office:value="22662113" table:style-name="ce2">
            <text:p>22662113</text:p>
          </table:table-cell>
          <table:table-cell office:value-type="float" office:value="23131685" table:style-name="ce2">
            <text:p>23131685</text:p>
          </table:table-cell>
          <table:table-cell office:value-type="float" office:value="23601337" table:style-name="ce2">
            <text:p>23601337</text:p>
          </table:table-cell>
          <table:table-cell office:value-type="float" office:value="24066593" table:style-name="ce2">
            <text:p>24066593</text:p>
          </table:table-cell>
          <table:table-cell office:value-type="float" office:value="24526708" table:style-name="ce2">
            <text:p>24526708</text:p>
          </table:table-cell>
          <table:table-cell office:value-type="float" office:value="24979922" table:style-name="ce2">
            <text:p>24979922</text:p>
          </table:table-cell>
          <table:table-cell office:value-type="float" office:value="25435671" table:style-name="ce2">
            <text:p>25435671</text:p>
          </table:table-cell>
          <table:table-cell office:value-type="float" office:value="25892703" table:style-name="ce2">
            <text:p>25892703</text:p>
          </table:table-cell>
          <table:table-cell office:value-type="float" office:value="26340838" table:style-name="ce2">
            <text:p>26340838</text:p>
          </table:table-cell>
          <table:table-cell office:value-type="float" office:value="26785804" table:style-name="ce2">
            <text:p>26785804</text:p>
          </table:table-cell>
          <table:table-cell office:value-type="float" office:value="27224686" table:style-name="ce2">
            <text:p>27224686</text:p>
          </table:table-cell>
          <table:table-cell office:value-type="float" office:value="27649363" table:style-name="ce2">
            <text:p>27649363</text:p>
          </table:table-cell>
          <table:table-cell office:value-type="float" office:value="28053696" table:style-name="ce2">
            <text:p>28053696</text:p>
          </table:table-cell>
          <table:table-cell office:value-type="float" office:value="28438298" table:style-name="ce2">
            <text:p>28438298</text:p>
          </table:table-cell>
          <table:table-cell office:value-type="float" office:value="28813101" table:style-name="ce2">
            <text:p>28813101</text:p>
          </table:table-cell>
          <table:table-cell office:value-type="float" office:value="29185212" table:style-name="ce2">
            <text:p>29185212</text:p>
          </table:table-cell>
          <table:table-cell office:value-type="float" office:value="29553826" table:style-name="ce2">
            <text:p>29553826</text:p>
          </table:table-cell>
          <table:table-cell office:value-type="float" office:value="29912198" table:style-name="ce2">
            <text:p>29912198</text:p>
          </table:table-cell>
          <table:table-cell office:value-type="float" office:value="30254079" table:style-name="ce2">
            <text:p>30254079</text:p>
          </table:table-cell>
          <table:table-cell office:value-type="float" office:value="30573972" table:style-name="ce2">
            <text:p>30573972</text:p>
          </table:table-cell>
          <table:table-cell office:value-type="float" office:value="30765720" table:style-name="ce2">
            <text:p>30765720</text:p>
          </table:table-cell>
          <table:table-cell office:value-type="float" office:value="30565323" table:style-name="ce2">
            <text:p>30565323</text:p>
          </table:table-cell>
          <table:table-cell office:value-type="float" office:value="29807592" table:style-name="ce2">
            <text:p>29807592</text:p>
          </table:table-cell>
          <table:table-cell office:value-type="float" office:value="28938098" table:style-name="ce2">
            <text:p>28938098</text:p>
          </table:table-cell>
          <table:table-cell office:value-type="float" office:value="28444077" table:style-name="ce2">
            <text:p>28444077</text:p>
          </table:table-cell>
          <table:table-cell office:value-type="float" office:value="28237826" table:style-name="ce2">
            <text:p>28237826</text:p>
          </table:table-cell>
          <table:table-cell office:value-type="float" office:value="28213017" table:style-name="ce2">
            <text:p>28213017</text:p>
          </table:table-cell>
          <table:table-cell office:value-type="float" office:value="28300854" table:style-name="ce2">
            <text:p>28300854</text:p>
          </table:table-cell>
          <table:table-cell office:value-type="float" office:value="28405543" table:style-name="ce2">
            <text:p>2840554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British Virgin Islands</text:p>
          </table:table-cell>
          <table:table-cell office:value-type="string" table:style-name="ce2">
            <text:p>VGB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7950" table:style-name="ce2">
            <text:p>7950</text:p>
          </table:table-cell>
          <table:table-cell office:value-type="float" office:value="8034" table:style-name="ce2">
            <text:p>8034</text:p>
          </table:table-cell>
          <table:table-cell office:value-type="float" office:value="8070" table:style-name="ce2">
            <text:p>8070</text:p>
          </table:table-cell>
          <table:table-cell office:value-type="float" office:value="8114" table:style-name="ce2">
            <text:p>8114</text:p>
          </table:table-cell>
          <table:table-cell office:value-type="float" office:value="8168" table:style-name="ce2">
            <text:p>8168</text:p>
          </table:table-cell>
          <table:table-cell office:value-type="float" office:value="8257" table:style-name="ce2">
            <text:p>8257</text:p>
          </table:table-cell>
          <table:table-cell office:value-type="float" office:value="8413" table:style-name="ce2">
            <text:p>8413</text:p>
          </table:table-cell>
          <table:table-cell office:value-type="float" office:value="8646" table:style-name="ce2">
            <text:p>8646</text:p>
          </table:table-cell>
          <table:table-cell office:value-type="float" office:value="9000" table:style-name="ce2">
            <text:p>9000</text:p>
          </table:table-cell>
          <table:table-cell office:value-type="float" office:value="9533" table:style-name="ce2">
            <text:p>9533</text:p>
          </table:table-cell>
          <table:table-cell office:value-type="float" office:value="9933" table:style-name="ce2">
            <text:p>9933</text:p>
          </table:table-cell>
          <table:table-cell office:value-type="float" office:value="10095" table:style-name="ce2">
            <text:p>10095</text:p>
          </table:table-cell>
          <table:table-cell office:value-type="float" office:value="10235" table:style-name="ce2">
            <text:p>10235</text:p>
          </table:table-cell>
          <table:table-cell office:value-type="float" office:value="10367" table:style-name="ce2">
            <text:p>10367</text:p>
          </table:table-cell>
          <table:table-cell office:value-type="float" office:value="10494" table:style-name="ce2">
            <text:p>10494</text:p>
          </table:table-cell>
          <table:table-cell office:value-type="float" office:value="10606" table:style-name="ce2">
            <text:p>10606</text:p>
          </table:table-cell>
          <table:table-cell office:value-type="float" office:value="10709" table:style-name="ce2">
            <text:p>10709</text:p>
          </table:table-cell>
          <table:table-cell office:value-type="float" office:value="10800" table:style-name="ce2">
            <text:p>10800</text:p>
          </table:table-cell>
          <table:table-cell office:value-type="float" office:value="10886" table:style-name="ce2">
            <text:p>10886</text:p>
          </table:table-cell>
          <table:table-cell office:value-type="float" office:value="10965" table:style-name="ce2">
            <text:p>10965</text:p>
          </table:table-cell>
          <table:table-cell office:value-type="float" office:value="11130" table:style-name="ce2">
            <text:p>11130</text:p>
          </table:table-cell>
          <table:table-cell office:value-type="float" office:value="11479" table:style-name="ce2">
            <text:p>11479</text:p>
          </table:table-cell>
          <table:table-cell office:value-type="float" office:value="11921" table:style-name="ce2">
            <text:p>11921</text:p>
          </table:table-cell>
          <table:table-cell office:value-type="float" office:value="12370" table:style-name="ce2">
            <text:p>12370</text:p>
          </table:table-cell>
          <table:table-cell office:value-type="float" office:value="12820" table:style-name="ce2">
            <text:p>12820</text:p>
          </table:table-cell>
          <table:table-cell office:value-type="float" office:value="13269" table:style-name="ce2">
            <text:p>13269</text:p>
          </table:table-cell>
          <table:table-cell office:value-type="float" office:value="13726" table:style-name="ce2">
            <text:p>13726</text:p>
          </table:table-cell>
          <table:table-cell office:value-type="float" office:value="14194" table:style-name="ce2">
            <text:p>14194</text:p>
          </table:table-cell>
          <table:table-cell office:value-type="float" office:value="14680" table:style-name="ce2">
            <text:p>14680</text:p>
          </table:table-cell>
          <table:table-cell office:value-type="float" office:value="15180" table:style-name="ce2">
            <text:p>15180</text:p>
          </table:table-cell>
          <table:table-cell office:value-type="float" office:value="15704" table:style-name="ce2">
            <text:p>15704</text:p>
          </table:table-cell>
          <table:table-cell office:value-type="float" office:value="16187" table:style-name="ce2">
            <text:p>16187</text:p>
          </table:table-cell>
          <table:table-cell office:value-type="float" office:value="16593" table:style-name="ce2">
            <text:p>16593</text:p>
          </table:table-cell>
          <table:table-cell office:value-type="float" office:value="16989" table:style-name="ce2">
            <text:p>16989</text:p>
          </table:table-cell>
          <table:table-cell office:value-type="float" office:value="17406" table:style-name="ce2">
            <text:p>17406</text:p>
          </table:table-cell>
          <table:table-cell office:value-type="float" office:value="17840" table:style-name="ce2">
            <text:p>17840</text:p>
          </table:table-cell>
          <table:table-cell office:value-type="float" office:value="18287" table:style-name="ce2">
            <text:p>18287</text:p>
          </table:table-cell>
          <table:table-cell office:value-type="float" office:value="18756" table:style-name="ce2">
            <text:p>18756</text:p>
          </table:table-cell>
          <table:table-cell office:value-type="float" office:value="19238" table:style-name="ce2">
            <text:p>19238</text:p>
          </table:table-cell>
          <table:table-cell office:value-type="float" office:value="19730" table:style-name="ce2">
            <text:p>19730</text:p>
          </table:table-cell>
          <table:table-cell office:value-type="float" office:value="20241" table:style-name="ce2">
            <text:p>20241</text:p>
          </table:table-cell>
          <table:table-cell office:value-type="float" office:value="20796" table:style-name="ce2">
            <text:p>20796</text:p>
          </table:table-cell>
          <table:table-cell office:value-type="float" office:value="21430" table:style-name="ce2">
            <text:p>21430</text:p>
          </table:table-cell>
          <table:table-cell office:value-type="float" office:value="22134" table:style-name="ce2">
            <text:p>22134</text:p>
          </table:table-cell>
          <table:table-cell office:value-type="float" office:value="22881" table:style-name="ce2">
            <text:p>22881</text:p>
          </table:table-cell>
          <table:table-cell office:value-type="float" office:value="23665" table:style-name="ce2">
            <text:p>23665</text:p>
          </table:table-cell>
          <table:table-cell office:value-type="float" office:value="24493" table:style-name="ce2">
            <text:p>24493</text:p>
          </table:table-cell>
          <table:table-cell office:value-type="float" office:value="25366" table:style-name="ce2">
            <text:p>25366</text:p>
          </table:table-cell>
          <table:table-cell office:value-type="float" office:value="26288" table:style-name="ce2">
            <text:p>26288</text:p>
          </table:table-cell>
          <table:table-cell office:value-type="float" office:value="27218" table:style-name="ce2">
            <text:p>27218</text:p>
          </table:table-cell>
          <table:table-cell office:value-type="float" office:value="27675" table:style-name="ce2">
            <text:p>27675</text:p>
          </table:table-cell>
          <table:table-cell office:value-type="float" office:value="28710" table:style-name="ce2">
            <text:p>28710</text:p>
          </table:table-cell>
          <table:table-cell office:value-type="float" office:value="30345" table:style-name="ce2">
            <text:p>30345</text:p>
          </table:table-cell>
          <table:table-cell office:value-type="float" office:value="31703" table:style-name="ce2">
            <text:p>31703</text:p>
          </table:table-cell>
          <table:table-cell office:value-type="float" office:value="32962" table:style-name="ce2">
            <text:p>32962</text:p>
          </table:table-cell>
          <table:table-cell office:value-type="float" office:value="34498" table:style-name="ce2">
            <text:p>34498</text:p>
          </table:table-cell>
          <table:table-cell office:value-type="float" office:value="33878" table:style-name="ce2">
            <text:p>33878</text:p>
          </table:table-cell>
          <table:table-cell office:value-type="float" office:value="32699" table:style-name="ce2">
            <text:p>32699</text:p>
          </table:table-cell>
          <table:table-cell office:value-type="float" office:value="34657" table:style-name="ce2">
            <text:p>34657</text:p>
          </table:table-cell>
          <table:table-cell office:value-type="float" office:value="36395" table:style-name="ce2">
            <text:p>36395</text:p>
          </table:table-cell>
          <table:table-cell office:value-type="float" office:value="37135" table:style-name="ce2">
            <text:p>37135</text:p>
          </table:table-cell>
          <table:table-cell office:value-type="float" office:value="37809" table:style-name="ce2">
            <text:p>37809</text:p>
          </table:table-cell>
          <table:table-cell office:value-type="float" office:value="38319" table:style-name="ce2">
            <text:p>38319</text:p>
          </table:table-cell>
          <table:table-cell office:value-type="float" office:value="38985" table:style-name="ce2">
            <text:p>38985</text:p>
          </table:table-cell>
          <table:table-cell office:value-type="float" office:value="39471" table:style-name="ce2">
            <text:p>39471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Virgin Islands (U.S.)</text:p>
          </table:table-cell>
          <table:table-cell office:value-type="string" table:style-name="ce2">
            <text:p>VIR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2500" table:style-name="ce2">
            <text:p>32500</text:p>
          </table:table-cell>
          <table:table-cell office:value-type="float" office:value="34300" table:style-name="ce2">
            <text:p>34300</text:p>
          </table:table-cell>
          <table:table-cell office:value-type="float" office:value="35000" table:style-name="ce2">
            <text:p>35000</text:p>
          </table:table-cell>
          <table:table-cell office:value-type="float" office:value="39800" table:style-name="ce2">
            <text:p>39800</text:p>
          </table:table-cell>
          <table:table-cell office:value-type="float" office:value="40800" table:style-name="ce2">
            <text:p>40800</text:p>
          </table:table-cell>
          <table:table-cell office:value-type="float" office:value="43500" table:style-name="ce2">
            <text:p>43500</text:p>
          </table:table-cell>
          <table:table-cell office:value-type="float" office:value="46200" table:style-name="ce2">
            <text:p>46200</text:p>
          </table:table-cell>
          <table:table-cell office:value-type="float" office:value="49100" table:style-name="ce2">
            <text:p>49100</text:p>
          </table:table-cell>
          <table:table-cell office:value-type="float" office:value="55700" table:style-name="ce2">
            <text:p>55700</text:p>
          </table:table-cell>
          <table:table-cell office:value-type="float" office:value="60300" table:style-name="ce2">
            <text:p>60300</text:p>
          </table:table-cell>
          <table:table-cell office:value-type="float" office:value="63476" table:style-name="ce2">
            <text:p>63476</text:p>
          </table:table-cell>
          <table:table-cell office:value-type="float" office:value="70937" table:style-name="ce2">
            <text:p>70937</text:p>
          </table:table-cell>
          <table:table-cell office:value-type="float" office:value="76319" table:style-name="ce2">
            <text:p>76319</text:p>
          </table:table-cell>
          <table:table-cell office:value-type="float" office:value="84121" table:style-name="ce2">
            <text:p>84121</text:p>
          </table:table-cell>
          <table:table-cell office:value-type="float" office:value="89941" table:style-name="ce2">
            <text:p>89941</text:p>
          </table:table-cell>
          <table:table-cell office:value-type="float" office:value="94484" table:style-name="ce2">
            <text:p>94484</text:p>
          </table:table-cell>
          <table:table-cell office:value-type="float" office:value="96166" table:style-name="ce2">
            <text:p>96166</text:p>
          </table:table-cell>
          <table:table-cell office:value-type="float" office:value="93203" table:style-name="ce2">
            <text:p>93203</text:p>
          </table:table-cell>
          <table:table-cell office:value-type="float" office:value="95929" table:style-name="ce2">
            <text:p>95929</text:p>
          </table:table-cell>
          <table:table-cell office:value-type="float" office:value="96183" table:style-name="ce2">
            <text:p>96183</text:p>
          </table:table-cell>
          <table:table-cell office:value-type="float" office:value="99636" table:style-name="ce2">
            <text:p>99636</text:p>
          </table:table-cell>
          <table:table-cell office:value-type="float" office:value="99853" table:style-name="ce2">
            <text:p>99853</text:p>
          </table:table-cell>
          <table:table-cell office:value-type="float" office:value="100068" table:style-name="ce2">
            <text:p>100068</text:p>
          </table:table-cell>
          <table:table-cell office:value-type="float" office:value="100348" table:style-name="ce2">
            <text:p>100348</text:p>
          </table:table-cell>
          <table:table-cell office:value-type="float" office:value="100600" table:style-name="ce2">
            <text:p>100600</text:p>
          </table:table-cell>
          <table:table-cell office:value-type="float" office:value="100760" table:style-name="ce2">
            <text:p>100760</text:p>
          </table:table-cell>
          <table:table-cell office:value-type="float" office:value="100842" table:style-name="ce2">
            <text:p>100842</text:p>
          </table:table-cell>
          <table:table-cell office:value-type="float" office:value="100901" table:style-name="ce2">
            <text:p>100901</text:p>
          </table:table-cell>
          <table:table-cell office:value-type="float" office:value="100952" table:style-name="ce2">
            <text:p>100952</text:p>
          </table:table-cell>
          <table:table-cell office:value-type="float" office:value="101041" table:style-name="ce2">
            <text:p>101041</text:p>
          </table:table-cell>
          <table:table-cell office:value-type="float" office:value="103963" table:style-name="ce2">
            <text:p>103963</text:p>
          </table:table-cell>
          <table:table-cell office:value-type="float" office:value="104807" table:style-name="ce2">
            <text:p>104807</text:p>
          </table:table-cell>
          <table:table-cell office:value-type="float" office:value="105712" table:style-name="ce2">
            <text:p>105712</text:p>
          </table:table-cell>
          <table:table-cell office:value-type="float" office:value="106578" table:style-name="ce2">
            <text:p>106578</text:p>
          </table:table-cell>
          <table:table-cell office:value-type="float" office:value="107318" table:style-name="ce2">
            <text:p>107318</text:p>
          </table:table-cell>
          <table:table-cell office:value-type="float" office:value="107818" table:style-name="ce2">
            <text:p>107818</text:p>
          </table:table-cell>
          <table:table-cell office:value-type="float" office:value="108095" table:style-name="ce2">
            <text:p>108095</text:p>
          </table:table-cell>
          <table:table-cell office:value-type="float" office:value="108357" table:style-name="ce2">
            <text:p>108357</text:p>
          </table:table-cell>
          <table:table-cell office:value-type="float" office:value="108537" table:style-name="ce2">
            <text:p>108537</text:p>
          </table:table-cell>
          <table:table-cell office:value-type="float" office:value="108599" table:style-name="ce2">
            <text:p>108599</text:p>
          </table:table-cell>
          <table:table-cell office:value-type="float" office:value="108642" table:style-name="ce2">
            <text:p>108642</text:p>
          </table:table-cell>
          <table:table-cell office:value-type="float" office:value="108549" table:style-name="ce2">
            <text:p>108549</text:p>
          </table:table-cell>
          <table:table-cell office:value-type="float" office:value="108509" table:style-name="ce2">
            <text:p>108509</text:p>
          </table:table-cell>
          <table:table-cell office:value-type="float" office:value="108505" table:style-name="ce2">
            <text:p>108505</text:p>
          </table:table-cell>
          <table:table-cell office:value-type="float" office:value="108466" table:style-name="ce2">
            <text:p>108466</text:p>
          </table:table-cell>
          <table:table-cell office:value-type="float" office:value="108453" table:style-name="ce2">
            <text:p>108453</text:p>
          </table:table-cell>
          <table:table-cell office:value-type="float" office:value="108369" table:style-name="ce2">
            <text:p>108369</text:p>
          </table:table-cell>
          <table:table-cell office:value-type="float" office:value="108337" table:style-name="ce2">
            <text:p>108337</text:p>
          </table:table-cell>
          <table:table-cell office:value-type="float" office:value="108397" table:style-name="ce2">
            <text:p>108397</text:p>
          </table:table-cell>
          <table:table-cell office:value-type="float" office:value="108404" table:style-name="ce2">
            <text:p>108404</text:p>
          </table:table-cell>
          <table:table-cell office:value-type="float" office:value="108357" table:style-name="ce2">
            <text:p>108357</text:p>
          </table:table-cell>
          <table:table-cell office:value-type="float" office:value="108290" table:style-name="ce2">
            <text:p>108290</text:p>
          </table:table-cell>
          <table:table-cell office:value-type="float" office:value="108188" table:style-name="ce2">
            <text:p>108188</text:p>
          </table:table-cell>
          <table:table-cell office:value-type="float" office:value="108041" table:style-name="ce2">
            <text:p>108041</text:p>
          </table:table-cell>
          <table:table-cell office:value-type="float" office:value="107882" table:style-name="ce2">
            <text:p>107882</text:p>
          </table:table-cell>
          <table:table-cell office:value-type="float" office:value="107712" table:style-name="ce2">
            <text:p>107712</text:p>
          </table:table-cell>
          <table:table-cell office:value-type="float" office:value="107516" table:style-name="ce2">
            <text:p>107516</text:p>
          </table:table-cell>
          <table:table-cell office:value-type="float" office:value="107281" table:style-name="ce2">
            <text:p>107281</text:p>
          </table:table-cell>
          <table:table-cell office:value-type="float" office:value="107001" table:style-name="ce2">
            <text:p>107001</text:p>
          </table:table-cell>
          <table:table-cell office:value-type="float" office:value="106669" table:style-name="ce2">
            <text:p>106669</text:p>
          </table:table-cell>
          <table:table-cell office:value-type="float" office:value="106290" table:style-name="ce2">
            <text:p>106290</text:p>
          </table:table-cell>
          <table:table-cell office:value-type="float" office:value="105870" table:style-name="ce2">
            <text:p>105870</text:p>
          </table:table-cell>
          <table:table-cell office:value-type="float" office:value="105413" table:style-name="ce2">
            <text:p>105413</text:p>
          </table:table-cell>
          <table:table-cell office:value-type="float" office:value="104917" table:style-name="ce2">
            <text:p>104917</text:p>
          </table:table-cell>
          <table:table-cell office:value-type="float" office:value="104377" table:style-name="ce2">
            <text:p>10437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Viet Nam</text:p>
          </table:table-cell>
          <table:table-cell office:value-type="string" table:style-name="ce2">
            <text:p>VNM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2531933" table:style-name="ce2">
            <text:p>32531933</text:p>
          </table:table-cell>
          <table:table-cell office:value-type="float" office:value="33409059" table:style-name="ce2">
            <text:p>33409059</text:p>
          </table:table-cell>
          <table:table-cell office:value-type="float" office:value="34288560" table:style-name="ce2">
            <text:p>34288560</text:p>
          </table:table-cell>
          <table:table-cell office:value-type="float" office:value="35249101" table:style-name="ce2">
            <text:p>35249101</text:p>
          </table:table-cell>
          <table:table-cell office:value-type="float" office:value="36201563" table:style-name="ce2">
            <text:p>36201563</text:p>
          </table:table-cell>
          <table:table-cell office:value-type="float" office:value="37129656" table:style-name="ce2">
            <text:p>37129656</text:p>
          </table:table-cell>
          <table:table-cell office:value-type="float" office:value="38024836" table:style-name="ce2">
            <text:p>38024836</text:p>
          </table:table-cell>
          <table:table-cell office:value-type="float" office:value="38895080" table:style-name="ce2">
            <text:p>38895080</text:p>
          </table:table-cell>
          <table:table-cell office:value-type="float" office:value="39734609" table:style-name="ce2">
            <text:p>39734609</text:p>
          </table:table-cell>
          <table:table-cell office:value-type="float" office:value="40582096" table:style-name="ce2">
            <text:p>40582096</text:p>
          </table:table-cell>
          <table:table-cell office:value-type="float" office:value="41475230" table:style-name="ce2">
            <text:p>41475230</text:p>
          </table:table-cell>
          <table:table-cell office:value-type="float" office:value="42449276" table:style-name="ce2">
            <text:p>42449276</text:p>
          </table:table-cell>
          <table:table-cell office:value-type="float" office:value="43429168" table:style-name="ce2">
            <text:p>43429168</text:p>
          </table:table-cell>
          <table:table-cell office:value-type="float" office:value="44409861" table:style-name="ce2">
            <text:p>44409861</text:p>
          </table:table-cell>
          <table:table-cell office:value-type="float" office:value="45413537" table:style-name="ce2">
            <text:p>45413537</text:p>
          </table:table-cell>
          <table:table-cell office:value-type="float" office:value="46482903" table:style-name="ce2">
            <text:p>46482903</text:p>
          </table:table-cell>
          <table:table-cell office:value-type="float" office:value="47684931" table:style-name="ce2">
            <text:p>47684931</text:p>
          </table:table-cell>
          <table:table-cell office:value-type="float" office:value="48954872" table:style-name="ce2">
            <text:p>48954872</text:p>
          </table:table-cell>
          <table:table-cell office:value-type="float" office:value="50249552" table:style-name="ce2">
            <text:p>50249552</text:p>
          </table:table-cell>
          <table:table-cell office:value-type="float" office:value="51378211" table:style-name="ce2">
            <text:p>51378211</text:p>
          </table:table-cell>
          <table:table-cell office:value-type="float" office:value="52490101" table:style-name="ce2">
            <text:p>52490101</text:p>
          </table:table-cell>
          <table:table-cell office:value-type="float" office:value="53738141" table:style-name="ce2">
            <text:p>53738141</text:p>
          </table:table-cell>
          <table:table-cell office:value-type="float" office:value="55011289" table:style-name="ce2">
            <text:p>55011289</text:p>
          </table:table-cell>
          <table:table-cell office:value-type="float" office:value="56337921" table:style-name="ce2">
            <text:p>56337921</text:p>
          </table:table-cell>
          <table:table-cell office:value-type="float" office:value="57706067" table:style-name="ce2">
            <text:p>57706067</text:p>
          </table:table-cell>
          <table:table-cell office:value-type="float" office:value="59060622" table:style-name="ce2">
            <text:p>59060622</text:p>
          </table:table-cell>
          <table:table-cell office:value-type="float" office:value="60347048" table:style-name="ce2">
            <text:p>60347048</text:p>
          </table:table-cell>
          <table:table-cell office:value-type="float" office:value="61584651" table:style-name="ce2">
            <text:p>61584651</text:p>
          </table:table-cell>
          <table:table-cell office:value-type="float" office:value="62843228" table:style-name="ce2">
            <text:p>62843228</text:p>
          </table:table-cell>
          <table:table-cell office:value-type="float" office:value="64147348" table:style-name="ce2">
            <text:p>64147348</text:p>
          </table:table-cell>
          <table:table-cell office:value-type="float" office:value="65504552" table:style-name="ce2">
            <text:p>65504552</text:p>
          </table:table-cell>
          <table:table-cell office:value-type="float" office:value="66891775" table:style-name="ce2">
            <text:p>66891775</text:p>
          </table:table-cell>
          <table:table-cell office:value-type="float" office:value="68260337" table:style-name="ce2">
            <text:p>68260337</text:p>
          </table:table-cell>
          <table:table-cell office:value-type="float" office:value="69586384" table:style-name="ce2">
            <text:p>69586384</text:p>
          </table:table-cell>
          <table:table-cell office:value-type="float" office:value="70854391" table:style-name="ce2">
            <text:p>70854391</text:p>
          </table:table-cell>
          <table:table-cell office:value-type="float" office:value="72049940" table:style-name="ce2">
            <text:p>72049940</text:p>
          </table:table-cell>
          <table:table-cell office:value-type="float" office:value="73156447" table:style-name="ce2">
            <text:p>73156447</text:p>
          </table:table-cell>
          <table:table-cell office:value-type="float" office:value="74226889" table:style-name="ce2">
            <text:p>74226889</text:p>
          </table:table-cell>
          <table:table-cell office:value-type="float" office:value="75299660" table:style-name="ce2">
            <text:p>75299660</text:p>
          </table:table-cell>
          <table:table-cell office:value-type="float" office:value="76287452" table:style-name="ce2">
            <text:p>76287452</text:p>
          </table:table-cell>
          <table:table-cell office:value-type="float" office:value="77154011" table:style-name="ce2">
            <text:p>77154011</text:p>
          </table:table-cell>
          <table:table-cell office:value-type="float" office:value="77969361" table:style-name="ce2">
            <text:p>77969361</text:p>
          </table:table-cell>
          <table:table-cell office:value-type="float" office:value="78772224" table:style-name="ce2">
            <text:p>78772224</text:p>
          </table:table-cell>
          <table:table-cell office:value-type="float" office:value="79563777" table:style-name="ce2">
            <text:p>79563777</text:p>
          </table:table-cell>
          <table:table-cell office:value-type="float" office:value="80338971" table:style-name="ce2">
            <text:p>80338971</text:p>
          </table:table-cell>
          <table:table-cell office:value-type="float" office:value="81088313" table:style-name="ce2">
            <text:p>81088313</text:p>
          </table:table-cell>
          <table:table-cell office:value-type="float" office:value="82167897" table:style-name="ce2">
            <text:p>82167897</text:p>
          </table:table-cell>
          <table:table-cell office:value-type="float" office:value="83633375" table:style-name="ce2">
            <text:p>83633375</text:p>
          </table:table-cell>
          <table:table-cell office:value-type="float" office:value="85175788" table:style-name="ce2">
            <text:p>85175788</text:p>
          </table:table-cell>
          <table:table-cell office:value-type="float" office:value="86460018" table:style-name="ce2">
            <text:p>86460018</text:p>
          </table:table-cell>
          <table:table-cell office:value-type="float" office:value="87455152" table:style-name="ce2">
            <text:p>87455152</text:p>
          </table:table-cell>
          <table:table-cell office:value-type="float" office:value="88468314" table:style-name="ce2">
            <text:p>88468314</text:p>
          </table:table-cell>
          <table:table-cell office:value-type="float" office:value="89510356" table:style-name="ce2">
            <text:p>89510356</text:p>
          </table:table-cell>
          <table:table-cell office:value-type="float" office:value="90573104" table:style-name="ce2">
            <text:p>90573104</text:p>
          </table:table-cell>
          <table:table-cell office:value-type="float" office:value="91679578" table:style-name="ce2">
            <text:p>91679578</text:p>
          </table:table-cell>
          <table:table-cell office:value-type="float" office:value="92823254" table:style-name="ce2">
            <text:p>92823254</text:p>
          </table:table-cell>
          <table:table-cell office:value-type="float" office:value="94000117" table:style-name="ce2">
            <text:p>94000117</text:p>
          </table:table-cell>
          <table:table-cell office:value-type="float" office:value="95176977" table:style-name="ce2">
            <text:p>95176977</text:p>
          </table:table-cell>
          <table:table-cell office:value-type="float" office:value="96237319" table:style-name="ce2">
            <text:p>96237319</text:p>
          </table:table-cell>
          <table:table-cell office:value-type="float" office:value="97173776" table:style-name="ce2">
            <text:p>97173776</text:p>
          </table:table-cell>
          <table:table-cell office:value-type="float" office:value="98079191" table:style-name="ce2">
            <text:p>98079191</text:p>
          </table:table-cell>
          <table:table-cell office:value-type="float" office:value="98935098" table:style-name="ce2">
            <text:p>98935098</text:p>
          </table:table-cell>
          <table:table-cell office:value-type="float" office:value="99680655" table:style-name="ce2">
            <text:p>99680655</text:p>
          </table:table-cell>
          <table:table-cell office:value-type="float" office:value="100352192" table:style-name="ce2">
            <text:p>100352192</text:p>
          </table:table-cell>
          <table:table-cell office:value-type="float" office:value="100987686" table:style-name="ce2">
            <text:p>10098768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Vanuatu</text:p>
          </table:table-cell>
          <table:table-cell office:value-type="string" table:style-name="ce2">
            <text:p>VUT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64431" table:style-name="ce2">
            <text:p>64431</text:p>
          </table:table-cell>
          <table:table-cell office:value-type="float" office:value="66264" table:style-name="ce2">
            <text:p>66264</text:p>
          </table:table-cell>
          <table:table-cell office:value-type="float" office:value="68174" table:style-name="ce2">
            <text:p>68174</text:p>
          </table:table-cell>
          <table:table-cell office:value-type="float" office:value="70159" table:style-name="ce2">
            <text:p>70159</text:p>
          </table:table-cell>
          <table:table-cell office:value-type="float" office:value="72219" table:style-name="ce2">
            <text:p>72219</text:p>
          </table:table-cell>
          <table:table-cell office:value-type="float" office:value="74358" table:style-name="ce2">
            <text:p>74358</text:p>
          </table:table-cell>
          <table:table-cell office:value-type="float" office:value="76590" table:style-name="ce2">
            <text:p>76590</text:p>
          </table:table-cell>
          <table:table-cell office:value-type="float" office:value="78921" table:style-name="ce2">
            <text:p>78921</text:p>
          </table:table-cell>
          <table:table-cell office:value-type="float" office:value="81314" table:style-name="ce2">
            <text:p>81314</text:p>
          </table:table-cell>
          <table:table-cell office:value-type="float" office:value="83755" table:style-name="ce2">
            <text:p>83755</text:p>
          </table:table-cell>
          <table:table-cell office:value-type="float" office:value="86266" table:style-name="ce2">
            <text:p>86266</text:p>
          </table:table-cell>
          <table:table-cell office:value-type="float" office:value="88862" table:style-name="ce2">
            <text:p>88862</text:p>
          </table:table-cell>
          <table:table-cell office:value-type="float" office:value="91562" table:style-name="ce2">
            <text:p>91562</text:p>
          </table:table-cell>
          <table:table-cell office:value-type="float" office:value="94362" table:style-name="ce2">
            <text:p>94362</text:p>
          </table:table-cell>
          <table:table-cell office:value-type="float" office:value="97260" table:style-name="ce2">
            <text:p>97260</text:p>
          </table:table-cell>
          <table:table-cell office:value-type="float" office:value="100269" table:style-name="ce2">
            <text:p>100269</text:p>
          </table:table-cell>
          <table:table-cell office:value-type="float" office:value="103388" table:style-name="ce2">
            <text:p>103388</text:p>
          </table:table-cell>
          <table:table-cell office:value-type="float" office:value="106618" table:style-name="ce2">
            <text:p>106618</text:p>
          </table:table-cell>
          <table:table-cell office:value-type="float" office:value="109963" table:style-name="ce2">
            <text:p>109963</text:p>
          </table:table-cell>
          <table:table-cell office:value-type="float" office:value="113040" table:style-name="ce2">
            <text:p>113040</text:p>
          </table:table-cell>
          <table:table-cell office:value-type="float" office:value="115660" table:style-name="ce2">
            <text:p>115660</text:p>
          </table:table-cell>
          <table:table-cell office:value-type="float" office:value="118249" table:style-name="ce2">
            <text:p>118249</text:p>
          </table:table-cell>
          <table:table-cell office:value-type="float" office:value="121035" table:style-name="ce2">
            <text:p>121035</text:p>
          </table:table-cell>
          <table:table-cell office:value-type="float" office:value="123998" table:style-name="ce2">
            <text:p>123998</text:p>
          </table:table-cell>
          <table:table-cell office:value-type="float" office:value="127109" table:style-name="ce2">
            <text:p>127109</text:p>
          </table:table-cell>
          <table:table-cell office:value-type="float" office:value="130356" table:style-name="ce2">
            <text:p>130356</text:p>
          </table:table-cell>
          <table:table-cell office:value-type="float" office:value="133720" table:style-name="ce2">
            <text:p>133720</text:p>
          </table:table-cell>
          <table:table-cell office:value-type="float" office:value="137187" table:style-name="ce2">
            <text:p>137187</text:p>
          </table:table-cell>
          <table:table-cell office:value-type="float" office:value="140756" table:style-name="ce2">
            <text:p>140756</text:p>
          </table:table-cell>
          <table:table-cell office:value-type="float" office:value="144393" table:style-name="ce2">
            <text:p>144393</text:p>
          </table:table-cell>
          <table:table-cell office:value-type="float" office:value="148063" table:style-name="ce2">
            <text:p>148063</text:p>
          </table:table-cell>
          <table:table-cell office:value-type="float" office:value="151793" table:style-name="ce2">
            <text:p>151793</text:p>
          </table:table-cell>
          <table:table-cell office:value-type="float" office:value="155608" table:style-name="ce2">
            <text:p>155608</text:p>
          </table:table-cell>
          <table:table-cell office:value-type="float" office:value="159463" table:style-name="ce2">
            <text:p>159463</text:p>
          </table:table-cell>
          <table:table-cell office:value-type="float" office:value="163314" table:style-name="ce2">
            <text:p>163314</text:p>
          </table:table-cell>
          <table:table-cell office:value-type="float" office:value="167137" table:style-name="ce2">
            <text:p>167137</text:p>
          </table:table-cell>
          <table:table-cell office:value-type="float" office:value="170911" table:style-name="ce2">
            <text:p>170911</text:p>
          </table:table-cell>
          <table:table-cell office:value-type="float" office:value="174626" table:style-name="ce2">
            <text:p>174626</text:p>
          </table:table-cell>
          <table:table-cell office:value-type="float" office:value="178313" table:style-name="ce2">
            <text:p>178313</text:p>
          </table:table-cell>
          <table:table-cell office:value-type="float" office:value="182048" table:style-name="ce2">
            <text:p>182048</text:p>
          </table:table-cell>
          <table:table-cell office:value-type="float" office:value="186281" table:style-name="ce2">
            <text:p>186281</text:p>
          </table:table-cell>
          <table:table-cell office:value-type="float" office:value="191031" table:style-name="ce2">
            <text:p>191031</text:p>
          </table:table-cell>
          <table:table-cell office:value-type="float" office:value="195863" table:style-name="ce2">
            <text:p>195863</text:p>
          </table:table-cell>
          <table:table-cell office:value-type="float" office:value="200746" table:style-name="ce2">
            <text:p>200746</text:p>
          </table:table-cell>
          <table:table-cell office:value-type="float" office:value="205711" table:style-name="ce2">
            <text:p>205711</text:p>
          </table:table-cell>
          <table:table-cell office:value-type="float" office:value="210760" table:style-name="ce2">
            <text:p>210760</text:p>
          </table:table-cell>
          <table:table-cell office:value-type="float" office:value="215923" table:style-name="ce2">
            <text:p>215923</text:p>
          </table:table-cell>
          <table:table-cell office:value-type="float" office:value="221276" table:style-name="ce2">
            <text:p>221276</text:p>
          </table:table-cell>
          <table:table-cell office:value-type="float" office:value="226896" table:style-name="ce2">
            <text:p>226896</text:p>
          </table:table-cell>
          <table:table-cell office:value-type="float" office:value="232731" table:style-name="ce2">
            <text:p>232731</text:p>
          </table:table-cell>
          <table:table-cell office:value-type="float" office:value="238248" table:style-name="ce2">
            <text:p>238248</text:p>
          </table:table-cell>
          <table:table-cell office:value-type="float" office:value="243474" table:style-name="ce2">
            <text:p>243474</text:p>
          </table:table-cell>
          <table:table-cell office:value-type="float" office:value="248883" table:style-name="ce2">
            <text:p>248883</text:p>
          </table:table-cell>
          <table:table-cell office:value-type="float" office:value="254482" table:style-name="ce2">
            <text:p>254482</text:p>
          </table:table-cell>
          <table:table-cell office:value-type="float" office:value="260240" table:style-name="ce2">
            <text:p>260240</text:p>
          </table:table-cell>
          <table:table-cell office:value-type="float" office:value="266101" table:style-name="ce2">
            <text:p>266101</text:p>
          </table:table-cell>
          <table:table-cell office:value-type="float" office:value="272087" table:style-name="ce2">
            <text:p>272087</text:p>
          </table:table-cell>
          <table:table-cell office:value-type="float" office:value="278507" table:style-name="ce2">
            <text:p>278507</text:p>
          </table:table-cell>
          <table:table-cell office:value-type="float" office:value="285259" table:style-name="ce2">
            <text:p>285259</text:p>
          </table:table-cell>
          <table:table-cell office:value-type="float" office:value="291985" table:style-name="ce2">
            <text:p>291985</text:p>
          </table:table-cell>
          <table:table-cell office:value-type="float" office:value="298858" table:style-name="ce2">
            <text:p>298858</text:p>
          </table:table-cell>
          <table:table-cell office:value-type="float" office:value="305868" table:style-name="ce2">
            <text:p>305868</text:p>
          </table:table-cell>
          <table:table-cell office:value-type="float" office:value="313046" table:style-name="ce2">
            <text:p>313046</text:p>
          </table:table-cell>
          <table:table-cell office:value-type="float" office:value="320409" table:style-name="ce2">
            <text:p>320409</text:p>
          </table:table-cell>
          <table:table-cell office:value-type="float" office:value="327777" table:style-name="ce2">
            <text:p>32777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World</text:p>
          </table:table-cell>
          <table:table-cell office:value-type="string" table:style-name="ce2">
            <text:p>WLD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021512598" table:style-name="ce2">
            <text:p>3021512598</text:p>
          </table:table-cell>
          <table:table-cell office:value-type="float" office:value="3062768116" table:style-name="ce2">
            <text:p>3062768116</text:p>
          </table:table-cell>
          <table:table-cell office:value-type="float" office:value="3117372187" table:style-name="ce2">
            <text:p>3117372187</text:p>
          </table:table-cell>
          <table:table-cell office:value-type="float" office:value="3184063049" table:style-name="ce2">
            <text:p>3184063049</text:p>
          </table:table-cell>
          <table:table-cell office:value-type="float" office:value="3251253200" table:style-name="ce2">
            <text:p>3251253200</text:p>
          </table:table-cell>
          <table:table-cell office:value-type="float" office:value="3318997522" table:style-name="ce2">
            <text:p>3318997522</text:p>
          </table:table-cell>
          <table:table-cell office:value-type="float" office:value="3389087189" table:style-name="ce2">
            <text:p>3389087189</text:p>
          </table:table-cell>
          <table:table-cell office:value-type="float" office:value="3459015356" table:style-name="ce2">
            <text:p>3459015356</text:p>
          </table:table-cell>
          <table:table-cell office:value-type="float" office:value="3530703561" table:style-name="ce2">
            <text:p>3530703561</text:p>
          </table:table-cell>
          <table:table-cell office:value-type="float" office:value="3604815552" table:style-name="ce2">
            <text:p>3604815552</text:p>
          </table:table-cell>
          <table:table-cell office:value-type="float" office:value="3680589045" table:style-name="ce2">
            <text:p>3680589045</text:p>
          </table:table-cell>
          <table:table-cell office:value-type="float" office:value="3758613546" table:style-name="ce2">
            <text:p>3758613546</text:p>
          </table:table-cell>
          <table:table-cell office:value-type="float" office:value="3834446322" table:style-name="ce2">
            <text:p>3834446322</text:p>
          </table:table-cell>
          <table:table-cell office:value-type="float" office:value="3911068458" table:style-name="ce2">
            <text:p>3911068458</text:p>
          </table:table-cell>
          <table:table-cell office:value-type="float" office:value="3987294240" table:style-name="ce2">
            <text:p>3987294240</text:p>
          </table:table-cell>
          <table:table-cell office:value-type="float" office:value="4062070771" table:style-name="ce2">
            <text:p>4062070771</text:p>
          </table:table-cell>
          <table:table-cell office:value-type="float" office:value="4135758539" table:style-name="ce2">
            <text:p>4135758539</text:p>
          </table:table-cell>
          <table:table-cell office:value-type="float" office:value="4208958804" table:style-name="ce2">
            <text:p>4208958804</text:p>
          </table:table-cell>
          <table:table-cell office:value-type="float" office:value="4283431043" table:style-name="ce2">
            <text:p>4283431043</text:p>
          </table:table-cell>
          <table:table-cell office:value-type="float" office:value="4360056401" table:style-name="ce2">
            <text:p>4360056401</text:p>
          </table:table-cell>
          <table:table-cell office:value-type="float" office:value="4437602892" table:style-name="ce2">
            <text:p>4437602892</text:p>
          </table:table-cell>
          <table:table-cell office:value-type="float" office:value="4516926190" table:style-name="ce2">
            <text:p>4516926190</text:p>
          </table:table-cell>
          <table:table-cell office:value-type="float" office:value="4599539241" table:style-name="ce2">
            <text:p>4599539241</text:p>
          </table:table-cell>
          <table:table-cell office:value-type="float" office:value="4682924536" table:style-name="ce2">
            <text:p>4682924536</text:p>
          </table:table-cell>
          <table:table-cell office:value-type="float" office:value="4766040300" table:style-name="ce2">
            <text:p>4766040300</text:p>
          </table:table-cell>
          <table:table-cell office:value-type="float" office:value="4850740788" table:style-name="ce2">
            <text:p>4850740788</text:p>
          </table:table-cell>
          <table:table-cell office:value-type="float" office:value="4937711562" table:style-name="ce2">
            <text:p>4937711562</text:p>
          </table:table-cell>
          <table:table-cell office:value-type="float" office:value="5027030278" table:style-name="ce2">
            <text:p>5027030278</text:p>
          </table:table-cell>
          <table:table-cell office:value-type="float" office:value="5117167006" table:style-name="ce2">
            <text:p>5117167006</text:p>
          </table:table-cell>
          <table:table-cell office:value-type="float" office:value="5207654866" table:style-name="ce2">
            <text:p>5207654866</text:p>
          </table:table-cell>
          <table:table-cell office:value-type="float" office:value="5299246757" table:style-name="ce2">
            <text:p>5299246757</text:p>
          </table:table-cell>
          <table:table-cell office:value-type="float" office:value="5388496229" table:style-name="ce2">
            <text:p>5388496229</text:p>
          </table:table-cell>
          <table:table-cell office:value-type="float" office:value="5477123966" table:style-name="ce2">
            <text:p>5477123966</text:p>
          </table:table-cell>
          <table:table-cell office:value-type="float" office:value="5564778621" table:style-name="ce2">
            <text:p>5564778621</text:p>
          </table:table-cell>
          <table:table-cell office:value-type="float" office:value="5650853178" table:style-name="ce2">
            <text:p>5650853178</text:p>
          </table:table-cell>
          <table:table-cell office:value-type="float" office:value="5736505517" table:style-name="ce2">
            <text:p>5736505517</text:p>
          </table:table-cell>
          <table:table-cell office:value-type="float" office:value="5822614627" table:style-name="ce2">
            <text:p>5822614627</text:p>
          </table:table-cell>
          <table:table-cell office:value-type="float" office:value="5908466558" table:style-name="ce2">
            <text:p>5908466558</text:p>
          </table:table-cell>
          <table:table-cell office:value-type="float" office:value="5994040064" table:style-name="ce2">
            <text:p>5994040064</text:p>
          </table:table-cell>
          <table:table-cell office:value-type="float" office:value="6078404337" table:style-name="ce2">
            <text:p>6078404337</text:p>
          </table:table-cell>
          <table:table-cell office:value-type="float" office:value="6161884811" table:style-name="ce2">
            <text:p>6161884811</text:p>
          </table:table-cell>
          <table:table-cell office:value-type="float" office:value="6245112906" table:style-name="ce2">
            <text:p>6245112906</text:p>
          </table:table-cell>
          <table:table-cell office:value-type="float" office:value="6327557399" table:style-name="ce2">
            <text:p>6327557399</text:p>
          </table:table-cell>
          <table:table-cell office:value-type="float" office:value="6409750441" table:style-name="ce2">
            <text:p>6409750441</text:p>
          </table:table-cell>
          <table:table-cell office:value-type="float" office:value="6492769815" table:style-name="ce2">
            <text:p>6492769815</text:p>
          </table:table-cell>
          <table:table-cell office:value-type="float" office:value="6575841506" table:style-name="ce2">
            <text:p>6575841506</text:p>
          </table:table-cell>
          <table:table-cell office:value-type="float" office:value="6659977025" table:style-name="ce2">
            <text:p>6659977025</text:p>
          </table:table-cell>
          <table:table-cell office:value-type="float" office:value="6744489399" table:style-name="ce2">
            <text:p>6744489399</text:p>
          </table:table-cell>
          <table:table-cell office:value-type="float" office:value="6830513541" table:style-name="ce2">
            <text:p>6830513541</text:p>
          </table:table-cell>
          <table:table-cell office:value-type="float" office:value="6916589116" table:style-name="ce2">
            <text:p>6916589116</text:p>
          </table:table-cell>
          <table:table-cell office:value-type="float" office:value="7001266876" table:style-name="ce2">
            <text:p>7001266876</text:p>
          </table:table-cell>
          <table:table-cell office:value-type="float" office:value="7087120034" table:style-name="ce2">
            <text:p>7087120034</text:p>
          </table:table-cell>
          <table:table-cell office:value-type="float" office:value="7176929184" table:style-name="ce2">
            <text:p>7176929184</text:p>
          </table:table-cell>
          <table:table-cell office:value-type="float" office:value="7265892332" table:style-name="ce2">
            <text:p>7265892332</text:p>
          </table:table-cell>
          <table:table-cell office:value-type="float" office:value="7354068030" table:style-name="ce2">
            <text:p>7354068030</text:p>
          </table:table-cell>
          <table:table-cell office:value-type="float" office:value="7441677465" table:style-name="ce2">
            <text:p>7441677465</text:p>
          </table:table-cell>
          <table:table-cell office:value-type="float" office:value="7528879985" table:style-name="ce2">
            <text:p>7528879985</text:p>
          </table:table-cell>
          <table:table-cell office:value-type="float" office:value="7614523410" table:style-name="ce2">
            <text:p>7614523410</text:p>
          </table:table-cell>
          <table:table-cell office:value-type="float" office:value="7697233736" table:style-name="ce2">
            <text:p>7697233736</text:p>
          </table:table-cell>
          <table:table-cell office:value-type="float" office:value="7778008621" table:style-name="ce2">
            <text:p>7778008621</text:p>
          </table:table-cell>
          <table:table-cell office:value-type="float" office:value="7854748424" table:style-name="ce2">
            <text:p>7854748424</text:p>
          </table:table-cell>
          <table:table-cell office:value-type="float" office:value="7920514854" table:style-name="ce2">
            <text:p>7920514854</text:p>
          </table:table-cell>
          <table:table-cell office:value-type="float" office:value="7989545217" table:style-name="ce2">
            <text:p>7989545217</text:p>
          </table:table-cell>
          <table:table-cell office:value-type="float" office:value="8064057930" table:style-name="ce2">
            <text:p>8064057930</text:p>
          </table:table-cell>
          <table:table-cell office:value-type="float" office:value="8141808945" table:style-name="ce2">
            <text:p>8141808945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amoa</text:p>
          </table:table-cell>
          <table:table-cell office:value-type="string" table:style-name="ce2">
            <text:p>WSM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12490" table:style-name="ce2">
            <text:p>112490</text:p>
          </table:table-cell>
          <table:table-cell office:value-type="float" office:value="115496" table:style-name="ce2">
            <text:p>115496</text:p>
          </table:table-cell>
          <table:table-cell office:value-type="float" office:value="118597" table:style-name="ce2">
            <text:p>118597</text:p>
          </table:table-cell>
          <table:table-cell office:value-type="float" office:value="121764" table:style-name="ce2">
            <text:p>121764</text:p>
          </table:table-cell>
          <table:table-cell office:value-type="float" office:value="124894" table:style-name="ce2">
            <text:p>124894</text:p>
          </table:table-cell>
          <table:table-cell office:value-type="float" office:value="127978" table:style-name="ce2">
            <text:p>127978</text:p>
          </table:table-cell>
          <table:table-cell office:value-type="float" office:value="131073" table:style-name="ce2">
            <text:p>131073</text:p>
          </table:table-cell>
          <table:table-cell office:value-type="float" office:value="133764" table:style-name="ce2">
            <text:p>133764</text:p>
          </table:table-cell>
          <table:table-cell office:value-type="float" office:value="136020" table:style-name="ce2">
            <text:p>136020</text:p>
          </table:table-cell>
          <table:table-cell office:value-type="float" office:value="138233" table:style-name="ce2">
            <text:p>138233</text:p>
          </table:table-cell>
          <table:table-cell office:value-type="float" office:value="140400" table:style-name="ce2">
            <text:p>140400</text:p>
          </table:table-cell>
          <table:table-cell office:value-type="float" office:value="142503" table:style-name="ce2">
            <text:p>142503</text:p>
          </table:table-cell>
          <table:table-cell office:value-type="float" office:value="144538" table:style-name="ce2">
            <text:p>144538</text:p>
          </table:table-cell>
          <table:table-cell office:value-type="float" office:value="146516" table:style-name="ce2">
            <text:p>146516</text:p>
          </table:table-cell>
          <table:table-cell office:value-type="float" office:value="149431" table:style-name="ce2">
            <text:p>149431</text:p>
          </table:table-cell>
          <table:table-cell office:value-type="float" office:value="153344" table:style-name="ce2">
            <text:p>153344</text:p>
          </table:table-cell>
          <table:table-cell office:value-type="float" office:value="157113" table:style-name="ce2">
            <text:p>157113</text:p>
          </table:table-cell>
          <table:table-cell office:value-type="float" office:value="159753" table:style-name="ce2">
            <text:p>159753</text:p>
          </table:table-cell>
          <table:table-cell office:value-type="float" office:value="161375" table:style-name="ce2">
            <text:p>161375</text:p>
          </table:table-cell>
          <table:table-cell office:value-type="float" office:value="162882" table:style-name="ce2">
            <text:p>162882</text:p>
          </table:table-cell>
          <table:table-cell office:value-type="float" office:value="164322" table:style-name="ce2">
            <text:p>164322</text:p>
          </table:table-cell>
          <table:table-cell office:value-type="float" office:value="165678" table:style-name="ce2">
            <text:p>165678</text:p>
          </table:table-cell>
          <table:table-cell office:value-type="float" office:value="166484" table:style-name="ce2">
            <text:p>166484</text:p>
          </table:table-cell>
          <table:table-cell office:value-type="float" office:value="166714" table:style-name="ce2">
            <text:p>166714</text:p>
          </table:table-cell>
          <table:table-cell office:value-type="float" office:value="166796" table:style-name="ce2">
            <text:p>166796</text:p>
          </table:table-cell>
          <table:table-cell office:value-type="float" office:value="166849" table:style-name="ce2">
            <text:p>166849</text:p>
          </table:table-cell>
          <table:table-cell office:value-type="float" office:value="167061" table:style-name="ce2">
            <text:p>167061</text:p>
          </table:table-cell>
          <table:table-cell office:value-type="float" office:value="167661" table:style-name="ce2">
            <text:p>167661</text:p>
          </table:table-cell>
          <table:table-cell office:value-type="float" office:value="168346" table:style-name="ce2">
            <text:p>168346</text:p>
          </table:table-cell>
          <table:table-cell office:value-type="float" office:value="168768" table:style-name="ce2">
            <text:p>168768</text:p>
          </table:table-cell>
          <table:table-cell office:value-type="float" office:value="169042" table:style-name="ce2">
            <text:p>169042</text:p>
          </table:table-cell>
          <table:table-cell office:value-type="float" office:value="169368" table:style-name="ce2">
            <text:p>169368</text:p>
          </table:table-cell>
          <table:table-cell office:value-type="float" office:value="170331" table:style-name="ce2">
            <text:p>170331</text:p>
          </table:table-cell>
          <table:table-cell office:value-type="float" office:value="171774" table:style-name="ce2">
            <text:p>171774</text:p>
          </table:table-cell>
          <table:table-cell office:value-type="float" office:value="173159" table:style-name="ce2">
            <text:p>173159</text:p>
          </table:table-cell>
          <table:table-cell office:value-type="float" office:value="174571" table:style-name="ce2">
            <text:p>174571</text:p>
          </table:table-cell>
          <table:table-cell office:value-type="float" office:value="176071" table:style-name="ce2">
            <text:p>176071</text:p>
          </table:table-cell>
          <table:table-cell office:value-type="float" office:value="177547" table:style-name="ce2">
            <text:p>177547</text:p>
          </table:table-cell>
          <table:table-cell office:value-type="float" office:value="178905" table:style-name="ce2">
            <text:p>178905</text:p>
          </table:table-cell>
          <table:table-cell office:value-type="float" office:value="180275" table:style-name="ce2">
            <text:p>180275</text:p>
          </table:table-cell>
          <table:table-cell office:value-type="float" office:value="181685" table:style-name="ce2">
            <text:p>181685</text:p>
          </table:table-cell>
          <table:table-cell office:value-type="float" office:value="183166" table:style-name="ce2">
            <text:p>183166</text:p>
          </table:table-cell>
          <table:table-cell office:value-type="float" office:value="184471" table:style-name="ce2">
            <text:p>184471</text:p>
          </table:table-cell>
          <table:table-cell office:value-type="float" office:value="185430" table:style-name="ce2">
            <text:p>185430</text:p>
          </table:table-cell>
          <table:table-cell office:value-type="float" office:value="186249" table:style-name="ce2">
            <text:p>186249</text:p>
          </table:table-cell>
          <table:table-cell office:value-type="float" office:value="186978" table:style-name="ce2">
            <text:p>186978</text:p>
          </table:table-cell>
          <table:table-cell office:value-type="float" office:value="187709" table:style-name="ce2">
            <text:p>187709</text:p>
          </table:table-cell>
          <table:table-cell office:value-type="float" office:value="188753" table:style-name="ce2">
            <text:p>188753</text:p>
          </table:table-cell>
          <table:table-cell office:value-type="float" office:value="190107" table:style-name="ce2">
            <text:p>190107</text:p>
          </table:table-cell>
          <table:table-cell office:value-type="float" office:value="191513" table:style-name="ce2">
            <text:p>191513</text:p>
          </table:table-cell>
          <table:table-cell office:value-type="float" office:value="193023" table:style-name="ce2">
            <text:p>193023</text:p>
          </table:table-cell>
          <table:table-cell office:value-type="float" office:value="194713" table:style-name="ce2">
            <text:p>194713</text:p>
          </table:table-cell>
          <table:table-cell office:value-type="float" office:value="196498" table:style-name="ce2">
            <text:p>196498</text:p>
          </table:table-cell>
          <table:table-cell office:value-type="float" office:value="198268" table:style-name="ce2">
            <text:p>198268</text:p>
          </table:table-cell>
          <table:table-cell office:value-type="float" office:value="200037" table:style-name="ce2">
            <text:p>200037</text:p>
          </table:table-cell>
          <table:table-cell office:value-type="float" office:value="201782" table:style-name="ce2">
            <text:p>201782</text:p>
          </table:table-cell>
          <table:table-cell office:value-type="float" office:value="203499" table:style-name="ce2">
            <text:p>203499</text:p>
          </table:table-cell>
          <table:table-cell office:value-type="float" office:value="205415" table:style-name="ce2">
            <text:p>205415</text:p>
          </table:table-cell>
          <table:table-cell office:value-type="float" office:value="207582" table:style-name="ce2">
            <text:p>207582</text:p>
          </table:table-cell>
          <table:table-cell office:value-type="float" office:value="209780" table:style-name="ce2">
            <text:p>209780</text:p>
          </table:table-cell>
          <table:table-cell office:value-type="float" office:value="211944" table:style-name="ce2">
            <text:p>211944</text:p>
          </table:table-cell>
          <table:table-cell office:value-type="float" office:value="213779" table:style-name="ce2">
            <text:p>213779</text:p>
          </table:table-cell>
          <table:table-cell office:value-type="float" office:value="215261" table:style-name="ce2">
            <text:p>215261</text:p>
          </table:table-cell>
          <table:table-cell office:value-type="float" office:value="216663" table:style-name="ce2">
            <text:p>216663</text:p>
          </table:table-cell>
          <table:table-cell office:value-type="float" office:value="218019" table:style-name="ce2">
            <text:p>218019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Kosovo</text:p>
          </table:table-cell>
          <table:table-cell office:value-type="string" table:style-name="ce2">
            <text:p>XKX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984846" table:style-name="ce2">
            <text:p>984846</text:p>
          </table:table-cell>
          <table:table-cell office:value-type="float" office:value="1011421" table:style-name="ce2">
            <text:p>1011421</text:p>
          </table:table-cell>
          <table:table-cell office:value-type="float" office:value="1036950" table:style-name="ce2">
            <text:p>1036950</text:p>
          </table:table-cell>
          <table:table-cell office:value-type="float" office:value="1062737" table:style-name="ce2">
            <text:p>1062737</text:p>
          </table:table-cell>
          <table:table-cell office:value-type="float" office:value="1090270" table:style-name="ce2">
            <text:p>1090270</text:p>
          </table:table-cell>
          <table:table-cell office:value-type="float" office:value="1120168" table:style-name="ce2">
            <text:p>1120168</text:p>
          </table:table-cell>
          <table:table-cell office:value-type="float" office:value="1152586" table:style-name="ce2">
            <text:p>1152586</text:p>
          </table:table-cell>
          <table:table-cell office:value-type="float" office:value="1187667" table:style-name="ce2">
            <text:p>1187667</text:p>
          </table:table-cell>
          <table:table-cell office:value-type="float" office:value="1214208" table:style-name="ce2">
            <text:p>1214208</text:p>
          </table:table-cell>
          <table:table-cell office:value-type="float" office:value="1231460" table:style-name="ce2">
            <text:p>1231460</text:p>
          </table:table-cell>
          <table:table-cell office:value-type="float" office:value="1249555" table:style-name="ce2">
            <text:p>1249555</text:p>
          </table:table-cell>
          <table:table-cell office:value-type="float" office:value="1273021" table:style-name="ce2">
            <text:p>1273021</text:p>
          </table:table-cell>
          <table:table-cell office:value-type="float" office:value="1301579" table:style-name="ce2">
            <text:p>1301579</text:p>
          </table:table-cell>
          <table:table-cell office:value-type="float" office:value="1331176" table:style-name="ce2">
            <text:p>1331176</text:p>
          </table:table-cell>
          <table:table-cell office:value-type="float" office:value="1363123" table:style-name="ce2">
            <text:p>1363123</text:p>
          </table:table-cell>
          <table:table-cell office:value-type="float" office:value="1397686" table:style-name="ce2">
            <text:p>1397686</text:p>
          </table:table-cell>
          <table:table-cell office:value-type="float" office:value="1434880" table:style-name="ce2">
            <text:p>1434880</text:p>
          </table:table-cell>
          <table:table-cell office:value-type="float" office:value="1474457" table:style-name="ce2">
            <text:p>1474457</text:p>
          </table:table-cell>
          <table:table-cell office:value-type="float" office:value="1516249" table:style-name="ce2">
            <text:p>1516249</text:p>
          </table:table-cell>
          <table:table-cell office:value-type="float" office:value="1559787" table:style-name="ce2">
            <text:p>1559787</text:p>
          </table:table-cell>
          <table:table-cell office:value-type="float" office:value="1604818" table:style-name="ce2">
            <text:p>1604818</text:p>
          </table:table-cell>
          <table:table-cell office:value-type="float" office:value="1646565" table:style-name="ce2">
            <text:p>1646565</text:p>
          </table:table-cell>
          <table:table-cell office:value-type="float" office:value="1683166" table:style-name="ce2">
            <text:p>1683166</text:p>
          </table:table-cell>
          <table:table-cell office:value-type="float" office:value="1719245" table:style-name="ce2">
            <text:p>1719245</text:p>
          </table:table-cell>
          <table:table-cell office:value-type="float" office:value="1756818" table:style-name="ce2">
            <text:p>1756818</text:p>
          </table:table-cell>
          <table:table-cell office:value-type="float" office:value="1796018" table:style-name="ce2">
            <text:p>1796018</text:p>
          </table:table-cell>
          <table:table-cell office:value-type="float" office:value="1836972" table:style-name="ce2">
            <text:p>1836972</text:p>
          </table:table-cell>
          <table:table-cell office:value-type="float" office:value="1880590" table:style-name="ce2">
            <text:p>1880590</text:p>
          </table:table-cell>
          <table:table-cell office:value-type="float" office:value="1917882" table:style-name="ce2">
            <text:p>1917882</text:p>
          </table:table-cell>
          <table:table-cell office:value-type="float" office:value="1946339" table:style-name="ce2">
            <text:p>1946339</text:p>
          </table:table-cell>
          <table:table-cell office:value-type="float" office:value="1973790" table:style-name="ce2">
            <text:p>1973790</text:p>
          </table:table-cell>
          <table:table-cell office:value-type="float" office:value="2005362" table:style-name="ce2">
            <text:p>2005362</text:p>
          </table:table-cell>
          <table:table-cell office:value-type="float" office:value="2039723" table:style-name="ce2">
            <text:p>2039723</text:p>
          </table:table-cell>
          <table:table-cell office:value-type="float" office:value="2072664" table:style-name="ce2">
            <text:p>2072664</text:p>
          </table:table-cell>
          <table:table-cell office:value-type="float" office:value="2105256" table:style-name="ce2">
            <text:p>2105256</text:p>
          </table:table-cell>
          <table:table-cell office:value-type="float" office:value="2137514" table:style-name="ce2">
            <text:p>2137514</text:p>
          </table:table-cell>
          <table:table-cell office:value-type="float" office:value="2168753" table:style-name="ce2">
            <text:p>2168753</text:p>
          </table:table-cell>
          <table:table-cell office:value-type="float" office:value="2197284" table:style-name="ce2">
            <text:p>2197284</text:p>
          </table:table-cell>
          <table:table-cell office:value-type="float" office:value="2078964" table:style-name="ce2">
            <text:p>2078964</text:p>
          </table:table-cell>
          <table:table-cell office:value-type="float" office:value="1871524" table:style-name="ce2">
            <text:p>1871524</text:p>
          </table:table-cell>
          <table:table-cell office:value-type="float" office:value="1802493" table:style-name="ce2">
            <text:p>1802493</text:p>
          </table:table-cell>
          <table:table-cell office:value-type="float" office:value="1820009" table:style-name="ce2">
            <text:p>1820009</text:p>
          </table:table-cell>
          <table:table-cell office:value-type="float" office:value="1829462" table:style-name="ce2">
            <text:p>1829462</text:p>
          </table:table-cell>
          <table:table-cell office:value-type="float" office:value="1826434" table:style-name="ce2">
            <text:p>1826434</text:p>
          </table:table-cell>
          <table:table-cell office:value-type="float" office:value="1822773" table:style-name="ce2">
            <text:p>1822773</text:p>
          </table:table-cell>
          <table:table-cell office:value-type="float" office:value="1818354" table:style-name="ce2">
            <text:p>1818354</text:p>
          </table:table-cell>
          <table:table-cell office:value-type="float" office:value="1813079" table:style-name="ce2">
            <text:p>1813079</text:p>
          </table:table-cell>
          <table:table-cell office:value-type="float" office:value="1807094" table:style-name="ce2">
            <text:p>1807094</text:p>
          </table:table-cell>
          <table:table-cell office:value-type="float" office:value="1800858" table:style-name="ce2">
            <text:p>1800858</text:p>
          </table:table-cell>
          <table:table-cell office:value-type="float" office:value="1794681" table:style-name="ce2">
            <text:p>1794681</text:p>
          </table:table-cell>
          <table:table-cell office:value-type="float" office:value="1788743" table:style-name="ce2">
            <text:p>1788743</text:p>
          </table:table-cell>
          <table:table-cell office:value-type="float" office:value="1791949" table:style-name="ce2">
            <text:p>1791949</text:p>
          </table:table-cell>
          <table:table-cell office:value-type="float" office:value="1807126" table:style-name="ce2">
            <text:p>1807126</text:p>
          </table:table-cell>
          <table:table-cell office:value-type="float" office:value="1818119" table:style-name="ce2">
            <text:p>1818119</text:p>
          </table:table-cell>
          <table:table-cell office:value-type="float" office:value="1812788" table:style-name="ce2">
            <text:p>1812788</text:p>
          </table:table-cell>
          <table:table-cell office:value-type="float" office:value="1788274" table:style-name="ce2">
            <text:p>1788274</text:p>
          </table:table-cell>
          <table:table-cell office:value-type="float" office:value="1777568" table:style-name="ce2">
            <text:p>1777568</text:p>
          </table:table-cell>
          <table:table-cell office:value-type="float" office:value="1791019" table:style-name="ce2">
            <text:p>1791019</text:p>
          </table:table-cell>
          <table:table-cell office:value-type="float" office:value="1797086" table:style-name="ce2">
            <text:p>1797086</text:p>
          </table:table-cell>
          <table:table-cell office:value-type="float" office:value="1788891" table:style-name="ce2">
            <text:p>1788891</text:p>
          </table:table-cell>
          <table:table-cell office:value-type="float" office:value="1790151" table:style-name="ce2">
            <text:p>1790151</text:p>
          </table:table-cell>
          <table:table-cell office:value-type="float" office:value="1786079" table:style-name="ce2">
            <text:p>1786079</text:p>
          </table:table-cell>
          <table:table-cell office:value-type="float" office:value="1768096" table:style-name="ce2">
            <text:p>1768096</text:p>
          </table:table-cell>
          <table:table-cell office:value-type="float" office:value="1682668" table:style-name="ce2">
            <text:p>1682668</text:p>
          </table:table-cell>
          <table:table-cell office:value-type="float" office:value="1594353" table:style-name="ce2">
            <text:p>1594353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Yemen, Rep.</text:p>
          </table:table-cell>
          <table:table-cell office:value-type="string" table:style-name="ce2">
            <text:p>YEM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5532301" table:style-name="ce2">
            <text:p>5532301</text:p>
          </table:table-cell>
          <table:table-cell office:value-type="float" office:value="5655232" table:style-name="ce2">
            <text:p>5655232</text:p>
          </table:table-cell>
          <table:table-cell office:value-type="float" office:value="5782221" table:style-name="ce2">
            <text:p>5782221</text:p>
          </table:table-cell>
          <table:table-cell office:value-type="float" office:value="5911135" table:style-name="ce2">
            <text:p>5911135</text:p>
          </table:table-cell>
          <table:table-cell office:value-type="float" office:value="6048006" table:style-name="ce2">
            <text:p>6048006</text:p>
          </table:table-cell>
          <table:table-cell office:value-type="float" office:value="6195593" table:style-name="ce2">
            <text:p>6195593</text:p>
          </table:table-cell>
          <table:table-cell office:value-type="float" office:value="6351494" table:style-name="ce2">
            <text:p>6351494</text:p>
          </table:table-cell>
          <table:table-cell office:value-type="float" office:value="6516444" table:style-name="ce2">
            <text:p>6516444</text:p>
          </table:table-cell>
          <table:table-cell office:value-type="float" office:value="6690524" table:style-name="ce2">
            <text:p>6690524</text:p>
          </table:table-cell>
          <table:table-cell office:value-type="float" office:value="6875859" table:style-name="ce2">
            <text:p>6875859</text:p>
          </table:table-cell>
          <table:table-cell office:value-type="float" office:value="7065279" table:style-name="ce2">
            <text:p>7065279</text:p>
          </table:table-cell>
          <table:table-cell office:value-type="float" office:value="7257462" table:style-name="ce2">
            <text:p>7257462</text:p>
          </table:table-cell>
          <table:table-cell office:value-type="float" office:value="7460068" table:style-name="ce2">
            <text:p>7460068</text:p>
          </table:table-cell>
          <table:table-cell office:value-type="float" office:value="7672796" table:style-name="ce2">
            <text:p>7672796</text:p>
          </table:table-cell>
          <table:table-cell office:value-type="float" office:value="7896783" table:style-name="ce2">
            <text:p>7896783</text:p>
          </table:table-cell>
          <table:table-cell office:value-type="float" office:value="8133598" table:style-name="ce2">
            <text:p>8133598</text:p>
          </table:table-cell>
          <table:table-cell office:value-type="float" office:value="8384113" table:style-name="ce2">
            <text:p>8384113</text:p>
          </table:table-cell>
          <table:table-cell office:value-type="float" office:value="8648222" table:style-name="ce2">
            <text:p>8648222</text:p>
          </table:table-cell>
          <table:table-cell office:value-type="float" office:value="8926586" table:style-name="ce2">
            <text:p>8926586</text:p>
          </table:table-cell>
          <table:table-cell office:value-type="float" office:value="9224194" table:style-name="ce2">
            <text:p>9224194</text:p>
          </table:table-cell>
          <table:table-cell office:value-type="float" office:value="9543358" table:style-name="ce2">
            <text:p>9543358</text:p>
          </table:table-cell>
          <table:table-cell office:value-type="float" office:value="9882362" table:style-name="ce2">
            <text:p>9882362</text:p>
          </table:table-cell>
          <table:table-cell office:value-type="float" office:value="10241006" table:style-name="ce2">
            <text:p>10241006</text:p>
          </table:table-cell>
          <table:table-cell office:value-type="float" office:value="10621499" table:style-name="ce2">
            <text:p>10621499</text:p>
          </table:table-cell>
          <table:table-cell office:value-type="float" office:value="11025597" table:style-name="ce2">
            <text:p>11025597</text:p>
          </table:table-cell>
          <table:table-cell office:value-type="float" office:value="11453825" table:style-name="ce2">
            <text:p>11453825</text:p>
          </table:table-cell>
          <table:table-cell office:value-type="float" office:value="11901040" table:style-name="ce2">
            <text:p>11901040</text:p>
          </table:table-cell>
          <table:table-cell office:value-type="float" office:value="12369912" table:style-name="ce2">
            <text:p>12369912</text:p>
          </table:table-cell>
          <table:table-cell office:value-type="float" office:value="12859708" table:style-name="ce2">
            <text:p>12859708</text:p>
          </table:table-cell>
          <table:table-cell office:value-type="float" office:value="13364174" table:style-name="ce2">
            <text:p>13364174</text:p>
          </table:table-cell>
          <table:table-cell office:value-type="float" office:value="13887862" table:style-name="ce2">
            <text:p>13887862</text:p>
          </table:table-cell>
          <table:table-cell office:value-type="float" office:value="14430201" table:style-name="ce2">
            <text:p>14430201</text:p>
          </table:table-cell>
          <table:table-cell office:value-type="float" office:value="14989494" table:style-name="ce2">
            <text:p>14989494</text:p>
          </table:table-cell>
          <table:table-cell office:value-type="float" office:value="15563914" table:style-name="ce2">
            <text:p>15563914</text:p>
          </table:table-cell>
          <table:table-cell office:value-type="float" office:value="16149147" table:style-name="ce2">
            <text:p>16149147</text:p>
          </table:table-cell>
          <table:table-cell office:value-type="float" office:value="16740058" table:style-name="ce2">
            <text:p>16740058</text:p>
          </table:table-cell>
          <table:table-cell office:value-type="float" office:value="17313177" table:style-name="ce2">
            <text:p>17313177</text:p>
          </table:table-cell>
          <table:table-cell office:value-type="float" office:value="17873936" table:style-name="ce2">
            <text:p>17873936</text:p>
          </table:table-cell>
          <table:table-cell office:value-type="float" office:value="18446013" table:style-name="ce2">
            <text:p>18446013</text:p>
          </table:table-cell>
          <table:table-cell office:value-type="float" office:value="19029420" table:style-name="ce2">
            <text:p>19029420</text:p>
          </table:table-cell>
          <table:table-cell office:value-type="float" office:value="19624141" table:style-name="ce2">
            <text:p>19624141</text:p>
          </table:table-cell>
          <table:table-cell office:value-type="float" office:value="20226147" table:style-name="ce2">
            <text:p>20226147</text:p>
          </table:table-cell>
          <table:table-cell office:value-type="float" office:value="20835086" table:style-name="ce2">
            <text:p>20835086</text:p>
          </table:table-cell>
          <table:table-cell office:value-type="float" office:value="21456379" table:style-name="ce2">
            <text:p>21456379</text:p>
          </table:table-cell>
          <table:table-cell office:value-type="float" office:value="22095167" table:style-name="ce2">
            <text:p>22095167</text:p>
          </table:table-cell>
          <table:table-cell office:value-type="float" office:value="22790085" table:style-name="ce2">
            <text:p>22790085</text:p>
          </table:table-cell>
          <table:table-cell office:value-type="float" office:value="23543083" table:style-name="ce2">
            <text:p>23543083</text:p>
          </table:table-cell>
          <table:table-cell office:value-type="float" office:value="24318082" table:style-name="ce2">
            <text:p>24318082</text:p>
          </table:table-cell>
          <table:table-cell office:value-type="float" office:value="25111941" table:style-name="ce2">
            <text:p>25111941</text:p>
          </table:table-cell>
          <table:table-cell office:value-type="float" office:value="25927724" table:style-name="ce2">
            <text:p>25927724</text:p>
          </table:table-cell>
          <table:table-cell office:value-type="float" office:value="26754387" table:style-name="ce2">
            <text:p>26754387</text:p>
          </table:table-cell>
          <table:table-cell office:value-type="float" office:value="27582897" table:style-name="ce2">
            <text:p>27582897</text:p>
          </table:table-cell>
          <table:table-cell office:value-type="float" office:value="28433647" table:style-name="ce2">
            <text:p>28433647</text:p>
          </table:table-cell>
          <table:table-cell office:value-type="float" office:value="29312952" table:style-name="ce2">
            <text:p>29312952</text:p>
          </table:table-cell>
          <table:table-cell office:value-type="float" office:value="30226309" table:style-name="ce2">
            <text:p>30226309</text:p>
          </table:table-cell>
          <table:table-cell office:value-type="float" office:value="31159379" table:style-name="ce2">
            <text:p>31159379</text:p>
          </table:table-cell>
          <table:table-cell office:value-type="float" office:value="32109010" table:style-name="ce2">
            <text:p>32109010</text:p>
          </table:table-cell>
          <table:table-cell office:value-type="float" office:value="33090921" table:style-name="ce2">
            <text:p>33090921</text:p>
          </table:table-cell>
          <table:table-cell office:value-type="float" office:value="34085182" table:style-name="ce2">
            <text:p>34085182</text:p>
          </table:table-cell>
          <table:table-cell office:value-type="float" office:value="35111408" table:style-name="ce2">
            <text:p>35111408</text:p>
          </table:table-cell>
          <table:table-cell office:value-type="float" office:value="36134863" table:style-name="ce2">
            <text:p>36134863</text:p>
          </table:table-cell>
          <table:table-cell office:value-type="float" office:value="37140230" table:style-name="ce2">
            <text:p>37140230</text:p>
          </table:table-cell>
          <table:table-cell office:value-type="float" office:value="38222876" table:style-name="ce2">
            <text:p>38222876</text:p>
          </table:table-cell>
          <table:table-cell office:value-type="float" office:value="39390799" table:style-name="ce2">
            <text:p>39390799</text:p>
          </table:table-cell>
          <table:table-cell office:value-type="float" office:value="40583164" table:style-name="ce2">
            <text:p>40583164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South Africa</text:p>
          </table:table-cell>
          <table:table-cell office:value-type="string" table:style-name="ce2">
            <text:p>ZAF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16440172" table:style-name="ce2">
            <text:p>16440172</text:p>
          </table:table-cell>
          <table:table-cell office:value-type="float" office:value="16908035" table:style-name="ce2">
            <text:p>16908035</text:p>
          </table:table-cell>
          <table:table-cell office:value-type="float" office:value="17418522" table:style-name="ce2">
            <text:p>17418522</text:p>
          </table:table-cell>
          <table:table-cell office:value-type="float" office:value="17954564" table:style-name="ce2">
            <text:p>17954564</text:p>
          </table:table-cell>
          <table:table-cell office:value-type="float" office:value="18511361" table:style-name="ce2">
            <text:p>18511361</text:p>
          </table:table-cell>
          <table:table-cell office:value-type="float" office:value="19089380" table:style-name="ce2">
            <text:p>19089380</text:p>
          </table:table-cell>
          <table:table-cell office:value-type="float" office:value="19690087" table:style-name="ce2">
            <text:p>19690087</text:p>
          </table:table-cell>
          <table:table-cell office:value-type="float" office:value="20314066" table:style-name="ce2">
            <text:p>20314066</text:p>
          </table:table-cell>
          <table:table-cell office:value-type="float" office:value="20957287" table:style-name="ce2">
            <text:p>20957287</text:p>
          </table:table-cell>
          <table:table-cell office:value-type="float" office:value="21614676" table:style-name="ce2">
            <text:p>21614676</text:p>
          </table:table-cell>
          <table:table-cell office:value-type="float" office:value="22279984" table:style-name="ce2">
            <text:p>22279984</text:p>
          </table:table-cell>
          <table:table-cell office:value-type="float" office:value="22942143" table:style-name="ce2">
            <text:p>22942143</text:p>
          </table:table-cell>
          <table:table-cell office:value-type="float" office:value="23609456" table:style-name="ce2">
            <text:p>23609456</text:p>
          </table:table-cell>
          <table:table-cell office:value-type="float" office:value="24294263" table:style-name="ce2">
            <text:p>24294263</text:p>
          </table:table-cell>
          <table:table-cell office:value-type="float" office:value="24989108" table:style-name="ce2">
            <text:p>24989108</text:p>
          </table:table-cell>
          <table:table-cell office:value-type="float" office:value="25690940" table:style-name="ce2">
            <text:p>25690940</text:p>
          </table:table-cell>
          <table:table-cell office:value-type="float" office:value="26395450" table:style-name="ce2">
            <text:p>26395450</text:p>
          </table:table-cell>
          <table:table-cell office:value-type="float" office:value="27118952" table:style-name="ce2">
            <text:p>27118952</text:p>
          </table:table-cell>
          <table:table-cell office:value-type="float" office:value="27869507" table:style-name="ce2">
            <text:p>27869507</text:p>
          </table:table-cell>
          <table:table-cell office:value-type="float" office:value="28634162" table:style-name="ce2">
            <text:p>28634162</text:p>
          </table:table-cell>
          <table:table-cell office:value-type="float" office:value="29518857" table:style-name="ce2">
            <text:p>29518857</text:p>
          </table:table-cell>
          <table:table-cell office:value-type="float" office:value="30541044" table:style-name="ce2">
            <text:p>30541044</text:p>
          </table:table-cell>
          <table:table-cell office:value-type="float" office:value="31615339" table:style-name="ce2">
            <text:p>31615339</text:p>
          </table:table-cell>
          <table:table-cell office:value-type="float" office:value="32739304" table:style-name="ce2">
            <text:p>32739304</text:p>
          </table:table-cell>
          <table:table-cell office:value-type="float" office:value="33892788" table:style-name="ce2">
            <text:p>33892788</text:p>
          </table:table-cell>
          <table:table-cell office:value-type="float" office:value="35042093" table:style-name="ce2">
            <text:p>35042093</text:p>
          </table:table-cell>
          <table:table-cell office:value-type="float" office:value="36180515" table:style-name="ce2">
            <text:p>36180515</text:p>
          </table:table-cell>
          <table:table-cell office:value-type="float" office:value="37326190" table:style-name="ce2">
            <text:p>37326190</text:p>
          </table:table-cell>
          <table:table-cell office:value-type="float" office:value="38480649" table:style-name="ce2">
            <text:p>38480649</text:p>
          </table:table-cell>
          <table:table-cell office:value-type="float" office:value="39628575" table:style-name="ce2">
            <text:p>39628575</text:p>
          </table:table-cell>
          <table:table-cell office:value-type="float" office:value="40746268" table:style-name="ce2">
            <text:p>40746268</text:p>
          </table:table-cell>
          <table:table-cell office:value-type="float" office:value="41687898" table:style-name="ce2">
            <text:p>41687898</text:p>
          </table:table-cell>
          <table:table-cell office:value-type="float" office:value="42443509" table:style-name="ce2">
            <text:p>42443509</text:p>
          </table:table-cell>
          <table:table-cell office:value-type="float" office:value="43297156" table:style-name="ce2">
            <text:p>43297156</text:p>
          </table:table-cell>
          <table:table-cell office:value-type="float" office:value="44004139" table:style-name="ce2">
            <text:p>44004139</text:p>
          </table:table-cell>
          <table:table-cell office:value-type="float" office:value="44541554" table:style-name="ce2">
            <text:p>44541554</text:p>
          </table:table-cell>
          <table:table-cell office:value-type="float" office:value="45123018" table:style-name="ce2">
            <text:p>45123018</text:p>
          </table:table-cell>
          <table:table-cell office:value-type="float" office:value="45666838" table:style-name="ce2">
            <text:p>45666838</text:p>
          </table:table-cell>
          <table:table-cell office:value-type="float" office:value="46223880" table:style-name="ce2">
            <text:p>46223880</text:p>
          </table:table-cell>
          <table:table-cell office:value-type="float" office:value="46730335" table:style-name="ce2">
            <text:p>46730335</text:p>
          </table:table-cell>
          <table:table-cell office:value-type="float" office:value="47159719" table:style-name="ce2">
            <text:p>47159719</text:p>
          </table:table-cell>
          <table:table-cell office:value-type="float" office:value="47566800" table:style-name="ce2">
            <text:p>47566800</text:p>
          </table:table-cell>
          <table:table-cell office:value-type="float" office:value="48019415" table:style-name="ce2">
            <text:p>48019415</text:p>
          </table:table-cell>
          <table:table-cell office:value-type="float" office:value="48500348" table:style-name="ce2">
            <text:p>48500348</text:p>
          </table:table-cell>
          <table:table-cell office:value-type="float" office:value="48991421" table:style-name="ce2">
            <text:p>48991421</text:p>
          </table:table-cell>
          <table:table-cell office:value-type="float" office:value="49490033" table:style-name="ce2">
            <text:p>49490033</text:p>
          </table:table-cell>
          <table:table-cell office:value-type="float" office:value="49998277" table:style-name="ce2">
            <text:p>49998277</text:p>
          </table:table-cell>
          <table:table-cell office:value-type="float" office:value="50528584" table:style-name="ce2">
            <text:p>50528584</text:p>
          </table:table-cell>
          <table:table-cell office:value-type="float" office:value="51114599" table:style-name="ce2">
            <text:p>51114599</text:p>
          </table:table-cell>
          <table:table-cell office:value-type="float" office:value="51728516" table:style-name="ce2">
            <text:p>51728516</text:p>
          </table:table-cell>
          <table:table-cell office:value-type="float" office:value="52344051" table:style-name="ce2">
            <text:p>52344051</text:p>
          </table:table-cell>
          <table:table-cell office:value-type="float" office:value="52995205" table:style-name="ce2">
            <text:p>52995205</text:p>
          </table:table-cell>
          <table:table-cell office:value-type="float" office:value="53782567" table:style-name="ce2">
            <text:p>53782567</text:p>
          </table:table-cell>
          <table:table-cell office:value-type="float" office:value="54678791" table:style-name="ce2">
            <text:p>54678791</text:p>
          </table:table-cell>
          <table:table-cell office:value-type="float" office:value="55594838" table:style-name="ce2">
            <text:p>55594838</text:p>
          </table:table-cell>
          <table:table-cell office:value-type="float" office:value="56723537" table:style-name="ce2">
            <text:p>56723537</text:p>
          </table:table-cell>
          <table:table-cell office:value-type="float" office:value="57259551" table:style-name="ce2">
            <text:p>57259551</text:p>
          </table:table-cell>
          <table:table-cell office:value-type="float" office:value="57635162" table:style-name="ce2">
            <text:p>57635162</text:p>
          </table:table-cell>
          <table:table-cell office:value-type="float" office:value="58613001" table:style-name="ce2">
            <text:p>58613001</text:p>
          </table:table-cell>
          <table:table-cell office:value-type="float" office:value="59587885" table:style-name="ce2">
            <text:p>59587885</text:p>
          </table:table-cell>
          <table:table-cell office:value-type="float" office:value="60562381" table:style-name="ce2">
            <text:p>60562381</text:p>
          </table:table-cell>
          <table:table-cell office:value-type="float" office:value="61502603" table:style-name="ce2">
            <text:p>61502603</text:p>
          </table:table-cell>
          <table:table-cell office:value-type="float" office:value="62378410" table:style-name="ce2">
            <text:p>62378410</text:p>
          </table:table-cell>
          <table:table-cell office:value-type="float" office:value="63212384" table:style-name="ce2">
            <text:p>63212384</text:p>
          </table:table-cell>
          <table:table-cell office:value-type="float" office:value="64007187" table:style-name="ce2">
            <text:p>64007187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Zambia</text:p>
          </table:table-cell>
          <table:table-cell office:value-type="string" table:style-name="ce2">
            <text:p>ZMB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153729" table:style-name="ce2">
            <text:p>3153729</text:p>
          </table:table-cell>
          <table:table-cell office:value-type="float" office:value="3254086" table:style-name="ce2">
            <text:p>3254086</text:p>
          </table:table-cell>
          <table:table-cell office:value-type="float" office:value="3358099" table:style-name="ce2">
            <text:p>3358099</text:p>
          </table:table-cell>
          <table:table-cell office:value-type="float" office:value="3465907" table:style-name="ce2">
            <text:p>3465907</text:p>
          </table:table-cell>
          <table:table-cell office:value-type="float" office:value="3577017" table:style-name="ce2">
            <text:p>3577017</text:p>
          </table:table-cell>
          <table:table-cell office:value-type="float" office:value="3692086" table:style-name="ce2">
            <text:p>3692086</text:p>
          </table:table-cell>
          <table:table-cell office:value-type="float" office:value="3812003" table:style-name="ce2">
            <text:p>3812003</text:p>
          </table:table-cell>
          <table:table-cell office:value-type="float" office:value="3936343" table:style-name="ce2">
            <text:p>3936343</text:p>
          </table:table-cell>
          <table:table-cell office:value-type="float" office:value="4065593" table:style-name="ce2">
            <text:p>4065593</text:p>
          </table:table-cell>
          <table:table-cell office:value-type="float" office:value="4197116" table:style-name="ce2">
            <text:p>4197116</text:p>
          </table:table-cell>
          <table:table-cell office:value-type="float" office:value="4321718" table:style-name="ce2">
            <text:p>4321718</text:p>
          </table:table-cell>
          <table:table-cell office:value-type="float" office:value="4442525" table:style-name="ce2">
            <text:p>4442525</text:p>
          </table:table-cell>
          <table:table-cell office:value-type="float" office:value="4569309" table:style-name="ce2">
            <text:p>4569309</text:p>
          </table:table-cell>
          <table:table-cell office:value-type="float" office:value="4702693" table:style-name="ce2">
            <text:p>4702693</text:p>
          </table:table-cell>
          <table:table-cell office:value-type="float" office:value="4842746" table:style-name="ce2">
            <text:p>4842746</text:p>
          </table:table-cell>
          <table:table-cell office:value-type="float" office:value="4990086" table:style-name="ce2">
            <text:p>4990086</text:p>
          </table:table-cell>
          <table:table-cell office:value-type="float" office:value="5143842" table:style-name="ce2">
            <text:p>5143842</text:p>
          </table:table-cell>
          <table:table-cell office:value-type="float" office:value="5302480" table:style-name="ce2">
            <text:p>5302480</text:p>
          </table:table-cell>
          <table:table-cell office:value-type="float" office:value="5465374" table:style-name="ce2">
            <text:p>5465374</text:p>
          </table:table-cell>
          <table:table-cell office:value-type="float" office:value="5631728" table:style-name="ce2">
            <text:p>5631728</text:p>
          </table:table-cell>
          <table:table-cell office:value-type="float" office:value="5802833" table:style-name="ce2">
            <text:p>5802833</text:p>
          </table:table-cell>
          <table:table-cell office:value-type="float" office:value="5983289" table:style-name="ce2">
            <text:p>5983289</text:p>
          </table:table-cell>
          <table:table-cell office:value-type="float" office:value="6178637" table:style-name="ce2">
            <text:p>6178637</text:p>
          </table:table-cell>
          <table:table-cell office:value-type="float" office:value="6381038" table:style-name="ce2">
            <text:p>6381038</text:p>
          </table:table-cell>
          <table:table-cell office:value-type="float" office:value="6580490" table:style-name="ce2">
            <text:p>6580490</text:p>
          </table:table-cell>
          <table:table-cell office:value-type="float" office:value="6780953" table:style-name="ce2">
            <text:p>6780953</text:p>
          </table:table-cell>
          <table:table-cell office:value-type="float" office:value="6986471" table:style-name="ce2">
            <text:p>6986471</text:p>
          </table:table-cell>
          <table:table-cell office:value-type="float" office:value="7191282" table:style-name="ce2">
            <text:p>7191282</text:p>
          </table:table-cell>
          <table:table-cell office:value-type="float" office:value="7391440" table:style-name="ce2">
            <text:p>7391440</text:p>
          </table:table-cell>
          <table:table-cell office:value-type="float" office:value="7589216" table:style-name="ce2">
            <text:p>7589216</text:p>
          </table:table-cell>
          <table:table-cell office:value-type="float" office:value="7786169" table:style-name="ce2">
            <text:p>7786169</text:p>
          </table:table-cell>
          <table:table-cell office:value-type="float" office:value="7981650" table:style-name="ce2">
            <text:p>7981650</text:p>
          </table:table-cell>
          <table:table-cell office:value-type="float" office:value="8176680" table:style-name="ce2">
            <text:p>8176680</text:p>
          </table:table-cell>
          <table:table-cell office:value-type="float" office:value="8373921" table:style-name="ce2">
            <text:p>8373921</text:p>
          </table:table-cell>
          <table:table-cell office:value-type="float" office:value="8576269" table:style-name="ce2">
            <text:p>8576269</text:p>
          </table:table-cell>
          <table:table-cell office:value-type="float" office:value="8785763" table:style-name="ce2">
            <text:p>8785763</text:p>
          </table:table-cell>
          <table:table-cell office:value-type="float" office:value="9004053" table:style-name="ce2">
            <text:p>9004053</text:p>
          </table:table-cell>
          <table:table-cell office:value-type="float" office:value="9237063" table:style-name="ce2">
            <text:p>9237063</text:p>
          </table:table-cell>
          <table:table-cell office:value-type="float" office:value="9482408" table:style-name="ce2">
            <text:p>9482408</text:p>
          </table:table-cell>
          <table:table-cell office:value-type="float" office:value="9740005" table:style-name="ce2">
            <text:p>9740005</text:p>
          </table:table-cell>
          <table:table-cell office:value-type="float" office:value="10017631" table:style-name="ce2">
            <text:p>10017631</text:p>
          </table:table-cell>
          <table:table-cell office:value-type="float" office:value="10325185" table:style-name="ce2">
            <text:p>10325185</text:p>
          </table:table-cell>
          <table:table-cell office:value-type="float" office:value="10647949" table:style-name="ce2">
            <text:p>10647949</text:p>
          </table:table-cell>
          <table:table-cell office:value-type="float" office:value="10983595" table:style-name="ce2">
            <text:p>10983595</text:p>
          </table:table-cell>
          <table:table-cell office:value-type="float" office:value="11338198" table:style-name="ce2">
            <text:p>11338198</text:p>
          </table:table-cell>
          <table:table-cell office:value-type="float" office:value="11718819" table:style-name="ce2">
            <text:p>11718819</text:p>
          </table:table-cell>
          <table:table-cell office:value-type="float" office:value="12129553" table:style-name="ce2">
            <text:p>12129553</text:p>
          </table:table-cell>
          <table:table-cell office:value-type="float" office:value="12565085" table:style-name="ce2">
            <text:p>12565085</text:p>
          </table:table-cell>
          <table:table-cell office:value-type="float" office:value="13021324" table:style-name="ce2">
            <text:p>13021324</text:p>
          </table:table-cell>
          <table:table-cell office:value-type="float" office:value="13490389" table:style-name="ce2">
            <text:p>13490389</text:p>
          </table:table-cell>
          <table:table-cell office:value-type="float" office:value="13965594" table:style-name="ce2">
            <text:p>13965594</text:p>
          </table:table-cell>
          <table:table-cell office:value-type="float" office:value="14437796" table:style-name="ce2">
            <text:p>14437796</text:p>
          </table:table-cell>
          <table:table-cell office:value-type="float" office:value="14913629" table:style-name="ce2">
            <text:p>14913629</text:p>
          </table:table-cell>
          <table:table-cell office:value-type="float" office:value="15398997" table:style-name="ce2">
            <text:p>15398997</text:p>
          </table:table-cell>
          <table:table-cell office:value-type="float" office:value="15895315" table:style-name="ce2">
            <text:p>15895315</text:p>
          </table:table-cell>
          <table:table-cell office:value-type="float" office:value="16399089" table:style-name="ce2">
            <text:p>16399089</text:p>
          </table:table-cell>
          <table:table-cell office:value-type="float" office:value="16914423" table:style-name="ce2">
            <text:p>16914423</text:p>
          </table:table-cell>
          <table:table-cell office:value-type="float" office:value="17441320" table:style-name="ce2">
            <text:p>17441320</text:p>
          </table:table-cell>
          <table:table-cell office:value-type="float" office:value="17973569" table:style-name="ce2">
            <text:p>17973569</text:p>
          </table:table-cell>
          <table:table-cell office:value-type="float" office:value="18513839" table:style-name="ce2">
            <text:p>18513839</text:p>
          </table:table-cell>
          <table:table-cell office:value-type="float" office:value="19059395" table:style-name="ce2">
            <text:p>19059395</text:p>
          </table:table-cell>
          <table:table-cell office:value-type="float" office:value="19603607" table:style-name="ce2">
            <text:p>19603607</text:p>
          </table:table-cell>
          <table:table-cell office:value-type="float" office:value="20152938" table:style-name="ce2">
            <text:p>20152938</text:p>
          </table:table-cell>
          <table:table-cell office:value-type="float" office:value="20723965" table:style-name="ce2">
            <text:p>20723965</text:p>
          </table:table-cell>
          <table:table-cell office:value-type="float" office:value="21314956" table:style-name="ce2">
            <text:p>21314956</text:p>
          </table:table-cell>
          <table:table-cell table:number-columns-repeated="16315"/>
        </table:table-row>
        <table:table-row table:style-name="ro1">
          <table:table-cell office:value-type="string" table:style-name="ce2">
            <text:p>Zimbabwe</text:p>
          </table:table-cell>
          <table:table-cell office:value-type="string" table:style-name="ce2">
            <text:p>ZWE</text:p>
          </table:table-cell>
          <table:table-cell office:value-type="string" table:style-name="ce2">
            <text:p>Population, total</text:p>
          </table:table-cell>
          <table:table-cell office:value-type="string" table:style-name="ce2">
            <text:p>SP.POP.TOTL</text:p>
          </table:table-cell>
          <table:table-cell office:value-type="float" office:value="3809389" table:style-name="ce2">
            <text:p>3809389</text:p>
          </table:table-cell>
          <table:table-cell office:value-type="float" office:value="3930401" table:style-name="ce2">
            <text:p>3930401</text:p>
          </table:table-cell>
          <table:table-cell office:value-type="float" office:value="4055959" table:style-name="ce2">
            <text:p>4055959</text:p>
          </table:table-cell>
          <table:table-cell office:value-type="float" office:value="4185877" table:style-name="ce2">
            <text:p>4185877</text:p>
          </table:table-cell>
          <table:table-cell office:value-type="float" office:value="4320006" table:style-name="ce2">
            <text:p>4320006</text:p>
          </table:table-cell>
          <table:table-cell office:value-type="float" office:value="4458462" table:style-name="ce2">
            <text:p>4458462</text:p>
          </table:table-cell>
          <table:table-cell office:value-type="float" office:value="4601217" table:style-name="ce2">
            <text:p>4601217</text:p>
          </table:table-cell>
          <table:table-cell office:value-type="float" office:value="4748307" table:style-name="ce2">
            <text:p>4748307</text:p>
          </table:table-cell>
          <table:table-cell office:value-type="float" office:value="4900440" table:style-name="ce2">
            <text:p>4900440</text:p>
          </table:table-cell>
          <table:table-cell office:value-type="float" office:value="5058181" table:style-name="ce2">
            <text:p>5058181</text:p>
          </table:table-cell>
          <table:table-cell office:value-type="float" office:value="5215918" table:style-name="ce2">
            <text:p>5215918</text:p>
          </table:table-cell>
          <table:table-cell office:value-type="float" office:value="5374712" table:style-name="ce2">
            <text:p>5374712</text:p>
          </table:table-cell>
          <table:table-cell office:value-type="float" office:value="5542445" table:style-name="ce2">
            <text:p>5542445</text:p>
          </table:table-cell>
          <table:table-cell office:value-type="float" office:value="5720404" table:style-name="ce2">
            <text:p>5720404</text:p>
          </table:table-cell>
          <table:table-cell office:value-type="float" office:value="5908328" table:style-name="ce2">
            <text:p>5908328</text:p>
          </table:table-cell>
          <table:table-cell office:value-type="float" office:value="6098658" table:style-name="ce2">
            <text:p>6098658</text:p>
          </table:table-cell>
          <table:table-cell office:value-type="float" office:value="6287105" table:style-name="ce2">
            <text:p>6287105</text:p>
          </table:table-cell>
          <table:table-cell office:value-type="float" office:value="6449512" table:style-name="ce2">
            <text:p>6449512</text:p>
          </table:table-cell>
          <table:table-cell office:value-type="float" office:value="6543575" table:style-name="ce2">
            <text:p>6543575</text:p>
          </table:table-cell>
          <table:table-cell office:value-type="float" office:value="6647556" table:style-name="ce2">
            <text:p>6647556</text:p>
          </table:table-cell>
          <table:table-cell office:value-type="float" office:value="7041303" table:style-name="ce2">
            <text:p>7041303</text:p>
          </table:table-cell>
          <table:table-cell office:value-type="float" office:value="7498635" table:style-name="ce2">
            <text:p>7498635</text:p>
          </table:table-cell>
          <table:table-cell office:value-type="float" office:value="7796496" table:style-name="ce2">
            <text:p>7796496</text:p>
          </table:table-cell>
          <table:table-cell office:value-type="float" office:value="8098404" table:style-name="ce2">
            <text:p>8098404</text:p>
          </table:table-cell>
          <table:table-cell office:value-type="float" office:value="8391488" table:style-name="ce2">
            <text:p>8391488</text:p>
          </table:table-cell>
          <table:table-cell office:value-type="float" office:value="8686813" table:style-name="ce2">
            <text:p>8686813</text:p>
          </table:table-cell>
          <table:table-cell office:value-type="float" office:value="8982578" table:style-name="ce2">
            <text:p>8982578</text:p>
          </table:table-cell>
          <table:table-cell office:value-type="float" office:value="9284644" table:style-name="ce2">
            <text:p>9284644</text:p>
          </table:table-cell>
          <table:table-cell office:value-type="float" office:value="9583094" table:style-name="ce2">
            <text:p>9583094</text:p>
          </table:table-cell>
          <table:table-cell office:value-type="float" office:value="9864798" table:style-name="ce2">
            <text:p>9864798</text:p>
          </table:table-cell>
          <table:table-cell office:value-type="float" office:value="10137281" table:style-name="ce2">
            <text:p>10137281</text:p>
          </table:table-cell>
          <table:table-cell office:value-type="float" office:value="10404816" table:style-name="ce2">
            <text:p>10404816</text:p>
          </table:table-cell>
          <table:table-cell office:value-type="float" office:value="10702700" table:style-name="ce2">
            <text:p>10702700</text:p>
          </table:table-cell>
          <table:table-cell office:value-type="float" office:value="10860288" table:style-name="ce2">
            <text:p>10860288</text:p>
          </table:table-cell>
          <table:table-cell office:value-type="float" office:value="10873148" table:style-name="ce2">
            <text:p>10873148</text:p>
          </table:table-cell>
          <table:table-cell office:value-type="float" office:value="10974599" table:style-name="ce2">
            <text:p>10974599</text:p>
          </table:table-cell>
          <table:table-cell office:value-type="float" office:value="11158360" table:style-name="ce2">
            <text:p>11158360</text:p>
          </table:table-cell>
          <table:table-cell office:value-type="float" office:value="11369827" table:style-name="ce2">
            <text:p>11369827</text:p>
          </table:table-cell>
          <table:table-cell office:value-type="float" office:value="11594297" table:style-name="ce2">
            <text:p>11594297</text:p>
          </table:table-cell>
          <table:table-cell office:value-type="float" office:value="11783458" table:style-name="ce2">
            <text:p>11783458</text:p>
          </table:table-cell>
          <table:table-cell office:value-type="float" office:value="11892055" table:style-name="ce2">
            <text:p>11892055</text:p>
          </table:table-cell>
          <table:table-cell office:value-type="float" office:value="11971901" table:style-name="ce2">
            <text:p>11971901</text:p>
          </table:table-cell>
          <table:table-cell office:value-type="float" office:value="12087653" table:style-name="ce2">
            <text:p>12087653</text:p>
          </table:table-cell>
          <table:table-cell office:value-type="float" office:value="12232323" table:style-name="ce2">
            <text:p>12232323</text:p>
          </table:table-cell>
          <table:table-cell office:value-type="float" office:value="12365896" table:style-name="ce2">
            <text:p>12365896</text:p>
          </table:table-cell>
          <table:table-cell office:value-type="float" office:value="12483432" table:style-name="ce2">
            <text:p>12483432</text:p>
          </table:table-cell>
          <table:table-cell office:value-type="float" office:value="12636445" table:style-name="ce2">
            <text:p>12636445</text:p>
          </table:table-cell>
          <table:table-cell office:value-type="float" office:value="12804058" table:style-name="ce2">
            <text:p>12804058</text:p>
          </table:table-cell>
          <table:table-cell office:value-type="float" office:value="12959149" table:style-name="ce2">
            <text:p>12959149</text:p>
          </table:table-cell>
          <table:table-cell office:value-type="float" office:value="13142790" table:style-name="ce2">
            <text:p>13142790</text:p>
          </table:table-cell>
          <table:table-cell office:value-type="float" office:value="13356548" table:style-name="ce2">
            <text:p>13356548</text:p>
          </table:table-cell>
          <table:table-cell office:value-type="float" office:value="13595424" table:style-name="ce2">
            <text:p>13595424</text:p>
          </table:table-cell>
          <table:table-cell office:value-type="float" office:value="13817887" table:style-name="ce2">
            <text:p>13817887</text:p>
          </table:table-cell>
          <table:table-cell office:value-type="float" office:value="14013808" table:style-name="ce2">
            <text:p>14013808</text:p>
          </table:table-cell>
          <table:table-cell office:value-type="float" office:value="14207359" table:style-name="ce2">
            <text:p>14207359</text:p>
          </table:table-cell>
          <table:table-cell office:value-type="float" office:value="14399013" table:style-name="ce2">
            <text:p>14399013</text:p>
          </table:table-cell>
          <table:table-cell office:value-type="float" office:value="14600294" table:style-name="ce2">
            <text:p>14600294</text:p>
          </table:table-cell>
          <table:table-cell office:value-type="float" office:value="14812482" table:style-name="ce2">
            <text:p>14812482</text:p>
          </table:table-cell>
          <table:table-cell office:value-type="float" office:value="15034452" table:style-name="ce2">
            <text:p>15034452</text:p>
          </table:table-cell>
          <table:table-cell office:value-type="float" office:value="15271368" table:style-name="ce2">
            <text:p>15271368</text:p>
          </table:table-cell>
          <table:table-cell office:value-type="float" office:value="15526888" table:style-name="ce2">
            <text:p>15526888</text:p>
          </table:table-cell>
          <table:table-cell office:value-type="float" office:value="15797210" table:style-name="ce2">
            <text:p>15797210</text:p>
          </table:table-cell>
          <table:table-cell office:value-type="float" office:value="16069056" table:style-name="ce2">
            <text:p>16069056</text:p>
          </table:table-cell>
          <table:table-cell office:value-type="float" office:value="16340822" table:style-name="ce2">
            <text:p>16340822</text:p>
          </table:table-cell>
          <table:table-cell office:value-type="float" office:value="16634373" table:style-name="ce2">
            <text:p>16634373</text:p>
          </table:table-cell>
          <table:table-cell table:number-columns-repeated="16315"/>
        </table:table-row>
        <table:table-row table:number-rows-repeated="104830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B7E1CD"/>
      <style:text-properties fo:font-weight="bold" style:font-weight-asian="bold" style:font-weight-complex="bol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creator>Ульяна</dc:creator>
    <dc:date>2026-03-26T07:33:41Z</dc:date>
  </office:meta>
</office:document-meta>
</file>